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left="0.847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>
      <style:text-properties fo:font-style="italic" style:font-style-asian="italic" style:font-style-complex="italic"/>
    </style:style>
    <style:style style:name="T1_28" style:family="text">
      <style:text-properties fo:font-style="italic" style:font-style-asian="italic" style:font-style-complex="italic"/>
    </style:style>
    <style:style style:name="T1_29" style:family="text">
      <style:text-properties fo:font-style="italic" style:font-style-asian="italic" style:font-style-complex="italic"/>
    </style:style>
    <style:style style:name="T1_30" style:family="text">
      <style:text-properties fo:font-style="italic" style:font-style-asian="italic" style:font-style-complex="italic"/>
    </style:style>
    <style:style style:name="T1_31" style:family="text">
      <style:text-properties fo:font-style="italic" style:font-style-asian="italic" style:font-style-complex="italic"/>
    </style:style>
    <style:style style:name="T1_32" style:family="text"/>
    <style:style style:name="T1_33" style:family="text">
      <style:text-properties fo:font-style="italic" style:font-style-asian="italic" style:font-style-complex="italic"/>
    </style:style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P2" style:family="paragraph" style:parent-style-name="Standard">
      <style:paragraph-properties fo:break-before="auto" fo:line-height="115%" fo:margin-left="0.847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>
      <style:text-properties fo:font-style="italic" style:font-style-asian="italic" style:font-style-complex="italic"/>
    </style:style>
    <style:style style:name="T2_54" style:family="text">
      <style:text-properties fo:font-style="italic" style:font-style-asian="italic" style:font-style-complex="italic"/>
    </style:style>
    <style:style style:name="T2_55" style:family="text">
      <style:text-properties fo:font-style="italic" style:font-style-asian="italic" style:font-style-complex="italic"/>
    </style:style>
    <style:style style:name="T2_56" style:family="text">
      <style:text-properties fo:font-style="italic" style:font-style-asian="italic" style:font-style-complex="italic"/>
    </style:style>
    <style:style style:name="T2_57" style:family="text">
      <style:text-properties fo:font-style="italic" style:font-style-asian="italic" style:font-style-complex="italic"/>
    </style:style>
    <style:style style:name="T2_58" style:family="text">
      <style:text-properties fo:font-style="italic" style:font-style-asian="italic" style:font-style-complex="italic"/>
    </style:style>
    <style:style style:name="T2_59" style:family="text">
      <style:text-properties fo:font-style="italic" style:font-style-asian="italic" style:font-style-complex="italic"/>
    </style:style>
    <style:style style:name="T2_60" style:family="text">
      <style:text-properties fo:font-style="italic" style:font-style-asian="italic" style:font-style-complex="italic"/>
    </style:style>
    <style:style style:name="T2_61" style:family="text">
      <style:text-properties fo:font-style="italic" style:font-style-asian="italic" style:font-style-complex="italic"/>
    </style:style>
    <style:style style:name="T2_62" style:family="text">
      <style:text-properties fo:font-style="italic" style:font-style-asian="italic" style:font-style-complex="italic"/>
    </style:style>
    <style:style style:name="T2_63" style:family="text">
      <style:text-properties fo:font-style="italic" style:font-style-asian="italic" style:font-style-complex="italic"/>
    </style:style>
    <style:style style:name="T2_64" style:family="text"/>
    <style:style style:name="T2_65" style:family="text">
      <style:text-properties fo:font-style="italic" style:font-style-asian="italic" style:font-style-complex="italic"/>
    </style:style>
    <style:style style:name="T2_66" style:family="text"/>
    <style:style style:name="T2_67" style:family="text"/>
    <style:style style:name="T2_68" style:family="text"/>
    <style:style style:name="P3" style:family="paragraph" style:parent-style-name="Standard">
      <style:paragraph-properties fo:break-before="auto" fo:line-height="115%" fo:margin-left="0.847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>
      <style:text-properties fo:font-style="italic" style:font-style-asian="italic" style:font-style-complex="italic"/>
    </style:style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P4" style:family="paragraph" style:parent-style-name="Standard">
      <style:paragraph-properties fo:break-before="auto" fo:line-height="115%" fo:margin-left="0.847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>
      <style:text-properties fo:font-style="italic" style:font-style-asian="italic" style:font-style-complex="italic"/>
    </style:style>
    <style:style style:name="T4_62" style:family="text">
      <style:text-properties fo:font-style="italic" style:font-style-asian="italic" style:font-style-complex="italic"/>
    </style:style>
    <style:style style:name="T4_63" style:family="text">
      <style:text-properties fo:font-style="italic" style:font-style-asian="italic" style:font-style-complex="italic"/>
    </style:style>
    <style:style style:name="T4_64" style:family="text"/>
    <style:style style:name="T4_65" style:family="text">
      <style:text-properties fo:font-style="italic" style:font-style-asian="italic" style:font-style-complex="italic"/>
    </style:style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P5" style:family="paragraph" style:parent-style-name="Standard">
      <style:paragraph-properties fo:break-before="auto" fo:line-height="115%" fo:margin-left="0.847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>
      <style:text-properties fo:font-style="italic" style:font-style-asian="italic" style:font-style-complex="italic"/>
    </style:style>
    <style:style style:name="T5_62" style:family="text">
      <style:text-properties fo:font-style="italic" style:font-style-asian="italic" style:font-style-complex="italic"/>
    </style:style>
    <style:style style:name="T5_63" style:family="text">
      <style:text-properties fo:font-style="italic" style:font-style-asian="italic" style:font-style-complex="italic"/>
    </style:style>
    <style:style style:name="T5_64" style:family="text">
      <style:text-properties fo:font-style="italic" style:font-style-asian="italic" style:font-style-complex="italic"/>
    </style:style>
    <style:style style:name="T5_65" style:family="text">
      <style:text-properties fo:font-style="italic" style:font-style-asian="italic" style:font-style-complex="italic"/>
    </style:style>
    <style:style style:name="T5_66" style:family="text">
      <style:text-properties fo:font-style="italic" style:font-style-asian="italic" style:font-style-complex="italic"/>
    </style:style>
    <style:style style:name="T5_67" style:family="text">
      <style:text-properties fo:font-style="italic" style:font-style-asian="italic" style:font-style-complex="italic"/>
    </style:style>
    <style:style style:name="T5_68" style:family="text"/>
    <style:style style:name="T5_69" style:family="text">
      <style:text-properties fo:font-style="italic" style:font-style-asian="italic" style:font-style-complex="italic"/>
    </style:style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P6" style:family="paragraph" style:parent-style-name="Standard">
      <style:paragraph-properties fo:break-before="auto" fo:line-height="115%" fo:margin-left="0.847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>
      <style:text-properties fo:font-style="italic" style:font-style-asian="italic" style:font-style-complex="italic"/>
    </style:style>
    <style:style style:name="T6_38" style:family="text">
      <style:text-properties fo:font-style="italic" style:font-style-asian="italic" style:font-style-complex="italic"/>
    </style:style>
    <style:style style:name="T6_39" style:family="text">
      <style:text-properties fo:font-style="italic" style:font-style-asian="italic" style:font-style-complex="italic"/>
    </style:style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P7" style:family="paragraph" style:parent-style-name="Standard">
      <style:paragraph-properties fo:break-before="auto" fo:line-height="115%" fo:margin-left="0.847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>
      <style:text-properties fo:font-style="italic" style:font-style-asian="italic" style:font-style-complex="italic"/>
    </style:style>
    <style:style style:name="T7_44" style:family="text">
      <style:text-properties fo:font-style="italic" style:font-style-asian="italic" style:font-style-complex="italic"/>
    </style:style>
    <style:style style:name="T7_45" style:family="text">
      <style:text-properties fo:font-style="italic" style:font-style-asian="italic" style:font-style-complex="italic"/>
    </style:style>
    <style:style style:name="T7_46" style:family="text"/>
    <style:style style:name="T7_47" style:family="text">
      <style:text-properties fo:font-style="italic" style:font-style-asian="italic" style:font-style-complex="italic"/>
    </style:style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P8" style:family="paragraph" style:parent-style-name="Standard">
      <style:paragraph-properties fo:break-before="auto" fo:line-height="115%" fo:margin-left="0.84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>
      <style:text-properties fo:font-style="italic" style:font-style-asian="italic" style:font-style-complex="italic"/>
    </style:style>
    <style:style style:name="T8_6" style:family="text">
      <style:text-properties fo:font-style="italic" style:font-style-asian="italic" style:font-style-complex="italic"/>
    </style:style>
    <style:style style:name="T8_7" style:family="text">
      <style:text-properties fo:font-style="italic" style:font-style-asian="italic" style:font-style-complex="italic"/>
    </style:style>
    <style:style style:name="T8_8" style:family="text">
      <style:text-properties fo:font-style="italic" style:font-style-asian="italic" style:font-style-complex="italic"/>
    </style:style>
    <style:style style:name="T8_9" style:family="text">
      <style:text-properties fo:font-style="italic" style:font-style-asian="italic" style:font-style-complex="italic"/>
    </style:style>
    <style:style style:name="T8_10" style:family="text">
      <style:text-properties fo:font-style="italic" style:font-style-asian="italic" style:font-style-complex="italic"/>
    </style:style>
    <style:style style:name="T8_11" style:family="text"/>
    <style:style style:name="P9" style:family="paragraph" style:parent-style-name="Standard">
      <style:paragraph-properties fo:break-before="auto" fo:line-height="115%" fo:margin-left="0.847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>
      <style:text-properties fo:font-style="italic" style:font-style-asian="italic" style:font-style-complex="italic"/>
    </style:style>
    <style:style style:name="T9_42" style:family="text">
      <style:text-properties fo:font-style="italic" style:font-style-asian="italic" style:font-style-complex="italic"/>
    </style:style>
    <style:style style:name="T9_43" style:family="text">
      <style:text-properties fo:font-style="italic" style:font-style-asian="italic" style:font-style-complex="italic"/>
    </style:style>
    <style:style style:name="T9_44" style:family="text">
      <style:text-properties fo:font-style="italic" style:font-style-asian="italic" style:font-style-complex="italic"/>
    </style:style>
    <style:style style:name="T9_45" style:family="text">
      <style:text-properties fo:font-style="italic" style:font-style-asian="italic" style:font-style-complex="italic"/>
    </style:style>
    <style:style style:name="T9_46" style:family="text">
      <style:text-properties fo:font-style="italic" style:font-style-asian="italic" style:font-style-complex="italic"/>
    </style:style>
    <style:style style:name="T9_47" style:family="text">
      <style:text-properties fo:font-style="italic" style:font-style-asian="italic" style:font-style-complex="italic"/>
    </style:style>
    <style:style style:name="T9_48" style:family="text">
      <style:text-properties fo:font-style="italic" style:font-style-asian="italic" style:font-style-complex="italic"/>
    </style:style>
    <style:style style:name="T9_49" style:family="text">
      <style:text-properties fo:font-style="italic" style:font-style-asian="italic" style:font-style-complex="italic"/>
    </style:style>
    <style:style style:name="T9_50" style:family="text">
      <style:text-properties fo:font-style="italic" style:font-style-asian="italic" style:font-style-complex="italic"/>
    </style:style>
    <style:style style:name="T9_51" style:family="text">
      <style:text-properties fo:font-style="italic" style:font-style-asian="italic" style:font-style-complex="italic"/>
    </style:style>
    <style:style style:name="T9_52" style:family="text">
      <style:text-properties fo:font-style="italic" style:font-style-asian="italic" style:font-style-complex="italic"/>
    </style:style>
    <style:style style:name="T9_53" style:family="text">
      <style:text-properties fo:font-style="italic" style:font-style-asian="italic" style:font-style-complex="italic"/>
    </style:style>
    <style:style style:name="T9_54" style:family="text">
      <style:text-properties fo:font-style="italic" style:font-style-asian="italic" style:font-style-complex="italic"/>
    </style:style>
    <style:style style:name="T9_55" style:family="text">
      <style:text-properties fo:font-style="italic" style:font-style-asian="italic" style:font-style-complex="italic"/>
    </style:style>
    <style:style style:name="T9_56" style:family="text">
      <style:text-properties fo:font-style="italic" style:font-style-asian="italic" style:font-style-complex="italic"/>
    </style:style>
    <style:style style:name="T9_57" style:family="text">
      <style:text-properties fo:font-style="italic" style:font-style-asian="italic" style:font-style-complex="italic"/>
    </style:style>
    <style:style style:name="T9_58" style:family="text">
      <style:text-properties fo:font-style="italic" style:font-style-asian="italic" style:font-style-complex="italic"/>
    </style:style>
    <style:style style:name="T9_59" style:family="text">
      <style:text-properties fo:font-style="italic" style:font-style-asian="italic" style:font-style-complex="italic"/>
    </style:style>
    <style:style style:name="T9_60" style:family="text">
      <style:text-properties fo:font-style="italic" style:font-style-asian="italic" style:font-style-complex="italic"/>
    </style:style>
    <style:style style:name="T9_61" style:family="text">
      <style:text-properties fo:font-style="italic" style:font-style-asian="italic" style:font-style-complex="italic"/>
    </style:style>
    <style:style style:name="T9_62" style:family="text"/>
    <style:style style:name="T9_63" style:family="text">
      <style:text-properties fo:font-style="italic" style:font-style-asian="italic" style:font-style-complex="italic"/>
    </style:style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P10" style:family="paragraph" style:parent-style-name="Standard">
      <style:paragraph-properties fo:break-before="auto" fo:line-height="115%" fo:margin-left="0.84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>
      <style:text-properties fo:font-style="italic" style:font-style-asian="italic" style:font-style-complex="italic"/>
    </style:style>
    <style:style style:name="T10_42" style:family="text">
      <style:text-properties fo:font-style="italic" style:font-style-asian="italic" style:font-style-complex="italic"/>
    </style:style>
    <style:style style:name="T10_43" style:family="text">
      <style:text-properties fo:font-style="italic" style:font-style-asian="italic" style:font-style-complex="italic"/>
    </style:style>
    <style:style style:name="T10_44" style:family="text">
      <style:text-properties fo:font-style="italic" style:font-style-asian="italic" style:font-style-complex="italic"/>
    </style:style>
    <style:style style:name="T10_45" style:family="text">
      <style:text-properties fo:font-style="italic" style:font-style-asian="italic" style:font-style-complex="italic"/>
    </style:style>
    <style:style style:name="T10_46" style:family="text"/>
    <style:style style:name="T10_47" style:family="text">
      <style:text-properties fo:font-style="italic" style:font-style-asian="italic" style:font-style-complex="italic"/>
    </style:style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P11" style:family="paragraph" style:parent-style-name="Standard">
      <style:paragraph-properties fo:break-before="auto" fo:line-height="115%" fo:margin-left="0.84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line-height="115%" fo:margin-left="0.84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>
      <style:text-properties fo:font-style="italic" style:font-style-asian="italic" style:font-style-complex="italic"/>
    </style:style>
    <style:style style:name="T12_34" style:family="text">
      <style:text-properties fo:font-style="italic" style:font-style-asian="italic" style:font-style-complex="italic"/>
    </style:style>
    <style:style style:name="T12_35" style:family="text">
      <style:text-properties fo:font-style="italic" style:font-style-asian="italic" style:font-style-complex="italic"/>
    </style:style>
    <style:style style:name="T12_36" style:family="text">
      <style:text-properties fo:font-style="italic" style:font-style-asian="italic" style:font-style-complex="italic"/>
    </style:style>
    <style:style style:name="T12_37" style:family="text">
      <style:text-properties fo:font-style="italic" style:font-style-asian="italic" style:font-style-complex="italic"/>
    </style:style>
    <style:style style:name="T12_38" style:family="text"/>
    <style:style style:name="T12_39" style:family="text">
      <style:text-properties fo:font-style="italic" style:font-style-asian="italic" style:font-style-complex="italic"/>
    </style:style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P13" style:family="paragraph" style:parent-style-name="Standard">
      <style:paragraph-properties fo:break-before="auto" fo:line-height="115%" fo:margin-left="0.84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>
      <style:text-properties fo:font-style="italic" style:font-style-asian="italic" style:font-style-complex="italic"/>
    </style:style>
    <style:style style:name="T13_34" style:family="text">
      <style:text-properties fo:font-style="italic" style:font-style-asian="italic" style:font-style-complex="italic"/>
    </style:style>
    <style:style style:name="T13_35" style:family="text">
      <style:text-properties fo:font-style="italic" style:font-style-asian="italic" style:font-style-complex="italic"/>
    </style:style>
    <style:style style:name="T13_36" style:family="text">
      <style:text-properties fo:font-style="italic" style:font-style-asian="italic" style:font-style-complex="italic"/>
    </style:style>
    <style:style style:name="T13_37" style:family="text">
      <style:text-properties fo:font-style="italic" style:font-style-asian="italic" style:font-style-complex="italic"/>
    </style:style>
    <style:style style:name="T13_38" style:family="text"/>
    <style:style style:name="T13_39" style:family="text">
      <style:text-properties fo:font-style="italic" style:font-style-asian="italic" style:font-style-complex="italic"/>
    </style:style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P14" style:family="paragraph" style:parent-style-name="Standard">
      <style:paragraph-properties fo:break-before="auto" fo:line-height="115%" fo:margin-left="0.84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>
      <style:text-properties fo:font-style="italic" style:font-style-asian="italic" style:font-style-complex="italic"/>
    </style:style>
    <style:style style:name="T14_28" style:family="text">
      <style:text-properties fo:font-style="italic" style:font-style-asian="italic" style:font-style-complex="italic"/>
    </style:style>
    <style:style style:name="T14_29" style:family="text">
      <style:text-properties fo:font-style="italic" style:font-style-asian="italic" style:font-style-complex="italic"/>
    </style:style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P15" style:family="paragraph" style:parent-style-name="Standard">
      <style:paragraph-properties fo:break-before="auto" fo:line-height="115%" fo:margin-left="0.847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>
      <style:text-properties fo:font-style="italic" style:font-style-asian="italic" style:font-style-complex="italic"/>
    </style:style>
    <style:style style:name="T15_40" style:family="text">
      <style:text-properties fo:font-style="italic" style:font-style-asian="italic" style:font-style-complex="italic"/>
    </style:style>
    <style:style style:name="T15_41" style:family="text">
      <style:text-properties fo:font-style="italic" style:font-style-asian="italic" style:font-style-complex="italic"/>
    </style:style>
    <style:style style:name="T15_42" style:family="text"/>
    <style:style style:name="T15_43" style:family="text">
      <style:text-properties fo:font-style="italic" style:font-style-asian="italic" style:font-style-complex="italic"/>
    </style:style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P16" style:family="paragraph" style:parent-style-name="Standard">
      <style:paragraph-properties fo:break-before="auto" fo:line-height="115%" fo:margin-left="0.847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>
      <style:text-properties fo:font-style="italic" style:font-style-asian="italic" style:font-style-complex="italic"/>
    </style:style>
    <style:style style:name="T16_26" style:family="text">
      <style:text-properties fo:font-style="italic" style:font-style-asian="italic" style:font-style-complex="italic"/>
    </style:style>
    <style:style style:name="T16_27" style:family="text">
      <style:text-properties fo:font-style="italic" style:font-style-asian="italic" style:font-style-complex="italic"/>
    </style:style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P17" style:family="paragraph" style:parent-style-name="Standard">
      <style:paragraph-properties fo:break-before="auto" fo:line-height="115%" fo:margin-left="0.84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>
      <style:text-properties fo:font-style="italic" style:font-style-asian="italic" style:font-style-complex="italic"/>
    </style:style>
    <style:style style:name="T17_14" style:family="text">
      <style:text-properties fo:font-style="italic" style:font-style-asian="italic" style:font-style-complex="italic"/>
    </style:style>
    <style:style style:name="T17_15" style:family="text">
      <style:text-properties fo:font-style="italic" style:font-style-asian="italic" style:font-style-complex="italic"/>
    </style:style>
    <style:style style:name="T17_16" style:family="text">
      <style:text-properties fo:font-style="italic" style:font-style-asian="italic" style:font-style-complex="italic"/>
    </style:style>
    <style:style style:name="T17_17" style:family="text">
      <style:text-properties fo:font-style="italic" style:font-style-asian="italic" style:font-style-complex="italic"/>
    </style:style>
    <style:style style:name="T17_18" style:family="text">
      <style:text-properties fo:font-style="italic" style:font-style-asian="italic" style:font-style-complex="italic"/>
    </style:style>
    <style:style style:name="T17_19" style:family="text">
      <style:text-properties fo:font-style="italic" style:font-style-asian="italic" style:font-style-complex="italic"/>
    </style:style>
    <style:style style:name="T17_20" style:family="text">
      <style:text-properties fo:font-style="italic" style:font-style-asian="italic" style:font-style-complex="italic"/>
    </style:style>
    <style:style style:name="T17_21" style:family="text">
      <style:text-properties fo:font-style="italic" style:font-style-asian="italic" style:font-style-complex="italic"/>
    </style:style>
    <style:style style:name="T17_22" style:family="text">
      <style:text-properties fo:font-style="italic" style:font-style-asian="italic" style:font-style-complex="italic"/>
    </style:style>
    <style:style style:name="T17_23" style:family="text">
      <style:text-properties fo:font-style="italic" style:font-style-asian="italic" style:font-style-complex="italic"/>
    </style:style>
    <style:style style:name="T17_24" style:family="text">
      <style:text-properties fo:font-style="italic" style:font-style-asian="italic" style:font-style-complex="italic"/>
    </style:style>
    <style:style style:name="T17_25" style:family="text">
      <style:text-properties fo:font-style="italic" style:font-style-asian="italic" style:font-style-complex="italic"/>
    </style:style>
    <style:style style:name="T17_26" style:family="text">
      <style:text-properties fo:font-style="italic" style:font-style-asian="italic" style:font-style-complex="italic"/>
    </style:style>
    <style:style style:name="T17_27" style:family="text">
      <style:text-properties fo:font-style="italic" style:font-style-asian="italic" style:font-style-complex="italic"/>
    </style:style>
    <style:style style:name="T17_28" style:family="text"/>
    <style:style style:name="T17_29" style:family="text">
      <style:text-properties fo:font-style="italic" style:font-style-asian="italic" style:font-style-complex="italic"/>
    </style:style>
    <style:style style:name="T17_30" style:family="text">
      <style:text-properties fo:font-style="italic" style:font-style-asian="italic" style:font-style-complex="italic"/>
    </style:style>
    <style:style style:name="T17_31" style:family="text">
      <style:text-properties fo:font-style="italic" style:font-style-asian="italic" style:font-style-complex="italic"/>
    </style:style>
    <style:style style:name="T17_32" style:family="text">
      <style:text-properties fo:font-style="italic" style:font-style-asian="italic" style:font-style-complex="italic"/>
    </style:style>
    <style:style style:name="T17_33" style:family="text">
      <style:text-properties fo:font-style="italic" style:font-style-asian="italic" style:font-style-complex="italic"/>
    </style:style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P18" style:family="paragraph" style:parent-style-name="Standard">
      <style:paragraph-properties fo:break-before="auto" fo:line-height="115%" fo:margin-left="0.847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>
      <style:text-properties fo:font-style="italic" style:font-style-asian="italic" style:font-style-complex="italic"/>
    </style:style>
    <style:style style:name="T18_42" style:family="text">
      <style:text-properties fo:font-style="italic" style:font-style-asian="italic" style:font-style-complex="italic"/>
    </style:style>
    <style:style style:name="T18_43" style:family="text">
      <style:text-properties fo:font-style="italic" style:font-style-asian="italic" style:font-style-complex="italic"/>
    </style:style>
    <style:style style:name="T18_44" style:family="text">
      <style:text-properties fo:font-style="italic" style:font-style-asian="italic" style:font-style-complex="italic"/>
    </style:style>
    <style:style style:name="T18_45" style:family="text">
      <style:text-properties fo:font-style="italic" style:font-style-asian="italic" style:font-style-complex="italic"/>
    </style:style>
    <style:style style:name="T18_46" style:family="text">
      <style:text-properties fo:font-style="italic" style:font-style-asian="italic" style:font-style-complex="italic"/>
    </style:style>
    <style:style style:name="T18_47" style:family="text">
      <style:text-properties fo:font-style="italic" style:font-style-asian="italic" style:font-style-complex="italic"/>
    </style:style>
    <style:style style:name="T18_48" style:family="text">
      <style:text-properties fo:font-style="italic" style:font-style-asian="italic" style:font-style-complex="italic"/>
    </style:style>
    <style:style style:name="T18_49" style:family="text">
      <style:text-properties fo:font-style="italic" style:font-style-asian="italic" style:font-style-complex="italic"/>
    </style:style>
    <style:style style:name="T18_50" style:family="text">
      <style:text-properties fo:font-style="italic" style:font-style-asian="italic" style:font-style-complex="italic"/>
    </style:style>
    <style:style style:name="T18_51" style:family="text">
      <style:text-properties fo:font-style="italic" style:font-style-asian="italic" style:font-style-complex="italic"/>
    </style:style>
    <style:style style:name="T18_52" style:family="text">
      <style:text-properties fo:font-style="italic" style:font-style-asian="italic" style:font-style-complex="italic"/>
    </style:style>
    <style:style style:name="T18_53" style:family="text">
      <style:text-properties fo:font-style="italic" style:font-style-asian="italic" style:font-style-complex="italic"/>
    </style:style>
    <style:style style:name="T18_54" style:family="text">
      <style:text-properties fo:font-style="italic" style:font-style-asian="italic" style:font-style-complex="italic"/>
    </style:style>
    <style:style style:name="T18_55" style:family="text">
      <style:text-properties fo:font-style="italic" style:font-style-asian="italic" style:font-style-complex="italic"/>
    </style:style>
    <style:style style:name="T18_56" style:family="text">
      <style:text-properties fo:font-style="italic" style:font-style-asian="italic" style:font-style-complex="italic"/>
    </style:style>
    <style:style style:name="T18_57" style:family="text">
      <style:text-properties fo:font-style="italic" style:font-style-asian="italic" style:font-style-complex="italic"/>
    </style:style>
    <style:style style:name="T18_58" style:family="text">
      <style:text-properties fo:font-style="italic" style:font-style-asian="italic" style:font-style-complex="italic"/>
    </style:style>
    <style:style style:name="T18_59" style:family="text">
      <style:text-properties fo:font-style="italic" style:font-style-asian="italic" style:font-style-complex="italic"/>
    </style:style>
    <style:style style:name="T18_60" style:family="text">
      <style:text-properties fo:font-style="italic" style:font-style-asian="italic" style:font-style-complex="italic"/>
    </style:style>
    <style:style style:name="T18_61" style:family="text">
      <style:text-properties fo:font-style="italic" style:font-style-asian="italic" style:font-style-complex="italic"/>
    </style:style>
    <style:style style:name="T18_62" style:family="text">
      <style:text-properties fo:font-style="italic" style:font-style-asian="italic" style:font-style-complex="italic"/>
    </style:style>
    <style:style style:name="T18_63" style:family="text">
      <style:text-properties fo:font-style="italic" style:font-style-asian="italic" style:font-style-complex="italic"/>
    </style:style>
    <style:style style:name="T18_64" style:family="text">
      <style:text-properties fo:font-style="italic" style:font-style-asian="italic" style:font-style-complex="italic"/>
    </style:style>
    <style:style style:name="T18_65" style:family="text"/>
    <style:style style:name="T18_66" style:family="text"/>
    <style:style style:name="T18_67" style:family="text"/>
    <style:style style:name="P19" style:family="paragraph" style:parent-style-name="Standard">
      <style:paragraph-properties fo:break-before="auto" fo:line-height="115%" fo:margin-left="0.847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>
      <style:text-properties fo:font-style="italic" style:font-style-asian="italic" style:font-style-complex="italic"/>
    </style:style>
    <style:style style:name="T19_72" style:family="text"/>
    <style:style style:name="T19_73" style:family="text">
      <style:text-properties fo:font-style="italic" style:font-style-asian="italic" style:font-style-complex="italic"/>
    </style:style>
    <style:style style:name="T19_74" style:family="text"/>
    <style:style style:name="P20" style:family="paragraph" style:parent-style-name="Standard">
      <style:paragraph-properties fo:break-before="auto" fo:line-height="115%" fo:margin-left="0.84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>
      <style:text-properties fo:font-style="italic" style:font-style-asian="italic" style:font-style-complex="italic"/>
    </style:style>
    <style:style style:name="T20_28" style:family="text">
      <style:text-properties fo:font-style="italic" style:font-style-asian="italic" style:font-style-complex="italic"/>
    </style:style>
    <style:style style:name="T20_29" style:family="text">
      <style:text-properties fo:font-style="italic" style:font-style-asian="italic" style:font-style-complex="italic"/>
    </style:style>
    <style:style style:name="T20_30" style:family="text">
      <style:text-properties fo:font-style="italic" style:font-style-asian="italic" style:font-style-complex="italic"/>
    </style:style>
    <style:style style:name="T20_31" style:family="text">
      <style:text-properties fo:font-style="italic" style:font-style-asian="italic" style:font-style-complex="italic"/>
    </style:style>
    <style:style style:name="T20_32" style:family="text">
      <style:text-properties fo:font-style="italic" style:font-style-asian="italic" style:font-style-complex="italic"/>
    </style:style>
    <style:style style:name="T20_33" style:family="text">
      <style:text-properties fo:font-style="italic" style:font-style-asian="italic" style:font-style-complex="italic"/>
    </style:style>
    <style:style style:name="T20_34" style:family="text">
      <style:text-properties fo:font-style="italic" style:font-style-asian="italic" style:font-style-complex="italic"/>
    </style:style>
    <style:style style:name="T20_35" style:family="text">
      <style:text-properties fo:font-style="italic" style:font-style-asian="italic" style:font-style-complex="italic"/>
    </style:style>
    <style:style style:name="T20_36" style:family="text"/>
    <style:style style:name="T20_37" style:family="text">
      <style:text-properties fo:font-style="italic" style:font-style-asian="italic" style:font-style-complex="italic"/>
    </style:style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P21" style:family="paragraph" style:parent-style-name="Standard">
      <style:paragraph-properties fo:break-before="auto" fo:line-height="115%" fo:margin-left="0.847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>
      <style:text-properties fo:font-style="italic" style:font-style-asian="italic" style:font-style-complex="italic"/>
    </style:style>
    <style:style style:name="T21_42" style:family="text">
      <style:text-properties fo:font-style="italic" style:font-style-asian="italic" style:font-style-complex="italic"/>
    </style:style>
    <style:style style:name="T21_43" style:family="text">
      <style:text-properties fo:font-style="italic" style:font-style-asian="italic" style:font-style-complex="italic"/>
    </style:style>
    <style:style style:name="T21_44" style:family="text">
      <style:text-properties fo:font-style="italic" style:font-style-asian="italic" style:font-style-complex="italic"/>
    </style:style>
    <style:style style:name="T21_45" style:family="text">
      <style:text-properties fo:font-style="italic" style:font-style-asian="italic" style:font-style-complex="italic"/>
    </style:style>
    <style:style style:name="T21_46" style:family="text">
      <style:text-properties fo:font-style="italic" style:font-style-asian="italic" style:font-style-complex="italic"/>
    </style:style>
    <style:style style:name="T21_47" style:family="text">
      <style:text-properties fo:font-style="italic" style:font-style-asian="italic" style:font-style-complex="italic"/>
    </style:style>
    <style:style style:name="T21_48" style:family="text"/>
    <style:style style:name="T21_49" style:family="text">
      <style:text-properties fo:font-style="italic" style:font-style-asian="italic" style:font-style-complex="italic"/>
    </style:style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P22" style:family="paragraph" style:parent-style-name="Standard">
      <style:paragraph-properties fo:break-before="auto" fo:line-height="115%" fo:margin-left="0.84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>
      <style:text-properties fo:font-style="italic" style:font-style-asian="italic" style:font-style-complex="italic"/>
    </style:style>
    <style:style style:name="T22_36" style:family="text">
      <style:text-properties fo:font-style="italic" style:font-style-asian="italic" style:font-style-complex="italic"/>
    </style:style>
    <style:style style:name="T22_37" style:family="text">
      <style:text-properties fo:font-style="italic" style:font-style-asian="italic" style:font-style-complex="italic"/>
    </style:style>
    <style:style style:name="T22_38" style:family="text"/>
    <style:style style:name="P23" style:family="paragraph" style:parent-style-name="Standard">
      <style:paragraph-properties fo:break-before="auto" fo:line-height="115%" fo:margin-left="0.847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>
      <style:text-properties fo:font-style="italic" style:font-style-asian="italic" style:font-style-complex="italic"/>
    </style:style>
    <style:style style:name="T23_16" style:family="text">
      <style:text-properties fo:font-style="italic" style:font-style-asian="italic" style:font-style-complex="italic"/>
    </style:style>
    <style:style style:name="T23_17" style:family="text">
      <style:text-properties fo:font-style="italic" style:font-style-asian="italic" style:font-style-complex="italic"/>
    </style:style>
    <style:style style:name="T23_18" style:family="text">
      <style:text-properties fo:font-style="italic" style:font-style-asian="italic" style:font-style-complex="italic"/>
    </style:style>
    <style:style style:name="T23_19" style:family="text">
      <style:text-properties fo:font-style="italic" style:font-style-asian="italic" style:font-style-complex="italic"/>
    </style:style>
    <style:style style:name="T23_20" style:family="text">
      <style:text-properties fo:font-style="italic" style:font-style-asian="italic" style:font-style-complex="italic"/>
    </style:style>
    <style:style style:name="T23_21" style:family="text">
      <style:text-properties fo:font-style="italic" style:font-style-asian="italic" style:font-style-complex="italic"/>
    </style:style>
    <style:style style:name="T23_22" style:family="text"/>
    <style:style style:name="T23_23" style:family="text">
      <style:text-properties fo:font-style="italic" style:font-style-asian="italic" style:font-style-complex="italic"/>
    </style:style>
    <style:style style:name="T23_24" style:family="text"/>
    <style:style style:name="T23_25" style:family="text"/>
    <style:style style:name="T23_26" style:family="text"/>
    <style:style style:name="P24" style:family="paragraph" style:parent-style-name="Standard">
      <style:paragraph-properties fo:break-before="auto" fo:line-height="115%" fo:margin-left="0.84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>
      <style:text-properties fo:font-style="italic" style:font-style-asian="italic" style:font-style-complex="italic"/>
    </style:style>
    <style:style style:name="T24_30" style:family="text">
      <style:text-properties fo:font-style="italic" style:font-style-asian="italic" style:font-style-complex="italic"/>
    </style:style>
    <style:style style:name="T24_31" style:family="text">
      <style:text-properties fo:font-style="italic" style:font-style-asian="italic" style:font-style-complex="italic"/>
    </style:style>
    <style:style style:name="T24_32" style:family="text">
      <style:text-properties fo:font-style="italic" style:font-style-asian="italic" style:font-style-complex="italic"/>
    </style:style>
    <style:style style:name="T24_33" style:family="text">
      <style:text-properties fo:font-style="italic" style:font-style-asian="italic" style:font-style-complex="italic"/>
    </style:style>
    <style:style style:name="T24_34" style:family="text"/>
    <style:style style:name="T24_35" style:family="text">
      <style:text-properties fo:font-style="italic" style:font-style-asian="italic" style:font-style-complex="italic"/>
    </style:style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P25" style:family="paragraph" style:parent-style-name="Standard">
      <style:paragraph-properties fo:break-before="auto" fo:line-height="115%" fo:margin-left="0.847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>
      <style:text-properties fo:font-style="italic" style:font-style-asian="italic" style:font-style-complex="italic"/>
    </style:style>
    <style:style style:name="T25_24" style:family="text">
      <style:text-properties fo:font-style="italic" style:font-style-asian="italic" style:font-style-complex="italic"/>
    </style:style>
    <style:style style:name="T25_25" style:family="text">
      <style:text-properties fo:font-style="italic" style:font-style-asian="italic" style:font-style-complex="italic"/>
    </style:style>
    <style:style style:name="T25_26" style:family="text">
      <style:text-properties fo:font-style="italic" style:font-style-asian="italic" style:font-style-complex="italic"/>
    </style:style>
    <style:style style:name="T25_27" style:family="text">
      <style:text-properties fo:font-style="italic" style:font-style-asian="italic" style:font-style-complex="italic"/>
    </style:style>
    <style:style style:name="T25_28" style:family="text">
      <style:text-properties fo:font-style="italic" style:font-style-asian="italic" style:font-style-complex="italic"/>
    </style:style>
    <style:style style:name="T25_29" style:family="text">
      <style:text-properties fo:font-style="italic" style:font-style-asian="italic" style:font-style-complex="italic"/>
    </style:style>
    <style:style style:name="T25_30" style:family="text">
      <style:text-properties fo:font-style="italic" style:font-style-asian="italic" style:font-style-complex="italic"/>
    </style:style>
    <style:style style:name="T25_31" style:family="text">
      <style:text-properties fo:font-style="italic" style:font-style-asian="italic" style:font-style-complex="italic"/>
    </style:style>
    <style:style style:name="T25_32" style:family="text">
      <style:text-properties fo:font-style="italic" style:font-style-asian="italic" style:font-style-complex="italic"/>
    </style:style>
    <style:style style:name="T25_33" style:family="text">
      <style:text-properties fo:font-style="italic" style:font-style-asian="italic" style:font-style-complex="italic"/>
    </style:style>
    <style:style style:name="T25_34" style:family="text">
      <style:text-properties fo:font-style="italic" style:font-style-asian="italic" style:font-style-complex="italic"/>
    </style:style>
    <style:style style:name="T25_35" style:family="text">
      <style:text-properties fo:font-style="italic" style:font-style-asian="italic" style:font-style-complex="italic"/>
    </style:style>
    <style:style style:name="T25_36" style:family="text">
      <style:text-properties fo:font-style="italic" style:font-style-asian="italic" style:font-style-complex="italic"/>
    </style:style>
    <style:style style:name="T25_37" style:family="text">
      <style:text-properties fo:font-style="italic" style:font-style-asian="italic" style:font-style-complex="italic"/>
    </style:style>
    <style:style style:name="T25_38" style:family="text">
      <style:text-properties fo:font-style="italic" style:font-style-asian="italic" style:font-style-complex="italic"/>
    </style:style>
    <style:style style:name="T25_39" style:family="text">
      <style:text-properties fo:font-style="italic" style:font-style-asian="italic" style:font-style-complex="italic"/>
    </style:style>
    <style:style style:name="T25_40" style:family="text">
      <style:text-properties fo:font-style="italic" style:font-style-asian="italic" style:font-style-complex="italic"/>
    </style:style>
    <style:style style:name="T25_41" style:family="text">
      <style:text-properties fo:font-style="italic" style:font-style-asian="italic" style:font-style-complex="italic"/>
    </style:style>
    <style:style style:name="T25_42" style:family="text"/>
    <style:style style:name="T25_43" style:family="text">
      <style:text-properties fo:font-style="italic" style:font-style-asian="italic" style:font-style-complex="italic"/>
    </style:style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P26" style:family="paragraph" style:parent-style-name="Standard">
      <style:paragraph-properties fo:break-before="auto" fo:line-height="115%" fo:margin-left="0.84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>
      <style:text-properties fo:font-style="italic" style:font-style-asian="italic" style:font-style-complex="italic"/>
    </style:style>
    <style:style style:name="T26_24" style:family="text">
      <style:text-properties fo:font-style="italic" style:font-style-asian="italic" style:font-style-complex="italic"/>
    </style:style>
    <style:style style:name="T26_25" style:family="text">
      <style:text-properties fo:font-style="italic" style:font-style-asian="italic" style:font-style-complex="italic"/>
    </style:style>
    <style:style style:name="T26_26" style:family="text"/>
    <style:style style:name="T26_27" style:family="text">
      <style:text-properties fo:font-style="italic" style:font-style-asian="italic" style:font-style-complex="italic"/>
    </style:style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P27" style:family="paragraph" style:parent-style-name="Standard">
      <style:paragraph-properties fo:break-before="auto" fo:line-height="115%" fo:margin-left="0.847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>
      <style:text-properties fo:font-style="italic" style:font-style-asian="italic" style:font-style-complex="italic"/>
    </style:style>
    <style:style style:name="T27_12" style:family="text">
      <style:text-properties fo:font-style="italic" style:font-style-asian="italic" style:font-style-complex="italic"/>
    </style:style>
    <style:style style:name="T27_13" style:family="text">
      <style:text-properties fo:font-style="italic" style:font-style-asian="italic" style:font-style-complex="italic"/>
    </style:style>
    <style:style style:name="T27_14" style:family="text">
      <style:text-properties fo:font-style="italic" style:font-style-asian="italic" style:font-style-complex="italic"/>
    </style:style>
    <style:style style:name="T27_15" style:family="text">
      <style:text-properties fo:font-style="italic" style:font-style-asian="italic" style:font-style-complex="italic"/>
    </style:style>
    <style:style style:name="T27_16" style:family="text">
      <style:text-properties fo:font-style="italic" style:font-style-asian="italic" style:font-style-complex="italic"/>
    </style:style>
    <style:style style:name="T27_17" style:family="text">
      <style:text-properties fo:font-style="italic" style:font-style-asian="italic" style:font-style-complex="italic"/>
    </style:style>
    <style:style style:name="T27_18" style:family="text">
      <style:text-properties fo:font-style="italic" style:font-style-asian="italic" style:font-style-complex="italic"/>
    </style:style>
    <style:style style:name="T27_19" style:family="text">
      <style:text-properties fo:font-style="italic" style:font-style-asian="italic" style:font-style-complex="italic"/>
    </style:style>
    <style:style style:name="T27_20" style:family="text"/>
    <style:style style:name="T27_21" style:family="text"/>
    <style:style style:name="T27_22" style:family="text"/>
    <style:style style:name="P28" style:family="paragraph" style:parent-style-name="Standard">
      <style:paragraph-properties fo:break-before="auto" fo:line-height="115%" fo:margin-left="0.847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>
      <style:text-properties fo:font-style="italic" style:font-style-asian="italic" style:font-style-complex="italic"/>
    </style:style>
    <style:style style:name="T28_32" style:family="text">
      <style:text-properties fo:font-style="italic" style:font-style-asian="italic" style:font-style-complex="italic"/>
    </style:style>
    <style:style style:name="T28_33" style:family="text">
      <style:text-properties fo:font-style="italic" style:font-style-asian="italic" style:font-style-complex="italic"/>
    </style:style>
    <style:style style:name="T28_34" style:family="text">
      <style:text-properties fo:font-style="italic" style:font-style-asian="italic" style:font-style-complex="italic"/>
    </style:style>
    <style:style style:name="T28_35" style:family="text">
      <style:text-properties fo:font-style="italic" style:font-style-asian="italic" style:font-style-complex="italic"/>
    </style:style>
    <style:style style:name="T28_36" style:family="text"/>
    <style:style style:name="T28_37" style:family="text">
      <style:text-properties fo:font-style="italic" style:font-style-asian="italic" style:font-style-complex="italic"/>
    </style:style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P29" style:family="paragraph" style:parent-style-name="Standard">
      <style:paragraph-properties fo:break-before="auto" fo:line-height="115%" fo:margin-left="0.847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>
      <style:text-properties fo:font-style="italic" style:font-style-asian="italic" style:font-style-complex="italic"/>
    </style:style>
    <style:style style:name="T29_30" style:family="text">
      <style:text-properties fo:font-style="italic" style:font-style-asian="italic" style:font-style-complex="italic"/>
    </style:style>
    <style:style style:name="T29_31" style:family="text">
      <style:text-properties fo:font-style="italic" style:font-style-asian="italic" style:font-style-complex="italic"/>
    </style:style>
    <style:style style:name="T29_32" style:family="text">
      <style:text-properties fo:font-style="italic" style:font-style-asian="italic" style:font-style-complex="italic"/>
    </style:style>
    <style:style style:name="T29_33" style:family="text">
      <style:text-properties fo:font-style="italic" style:font-style-asian="italic" style:font-style-complex="italic"/>
    </style:style>
    <style:style style:name="T29_34" style:family="text">
      <style:text-properties fo:font-style="italic" style:font-style-asian="italic" style:font-style-complex="italic"/>
    </style:style>
    <style:style style:name="T29_35" style:family="text">
      <style:text-properties fo:font-style="italic" style:font-style-asian="italic" style:font-style-complex="italic"/>
    </style:style>
    <style:style style:name="T29_36" style:family="text">
      <style:text-properties fo:font-style="italic" style:font-style-asian="italic" style:font-style-complex="italic"/>
    </style:style>
    <style:style style:name="T29_37" style:family="text">
      <style:text-properties fo:font-style="italic" style:font-style-asian="italic" style:font-style-complex="italic"/>
    </style:style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P30" style:family="paragraph" style:parent-style-name="Standard">
      <style:paragraph-properties fo:break-before="auto" fo:line-height="115%" fo:margin-left="0.84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>
      <style:text-properties fo:font-style="italic" style:font-style-asian="italic" style:font-style-complex="italic"/>
    </style:style>
    <style:style style:name="T30_44" style:family="text"/>
    <style:style style:name="T30_45" style:family="text">
      <style:text-properties fo:font-style="italic" style:font-style-asian="italic" style:font-style-complex="italic"/>
    </style:style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P31" style:family="paragraph" style:parent-style-name="Standard">
      <style:paragraph-properties fo:break-before="auto" fo:line-height="115%" fo:margin-left="0.847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P32" style:family="paragraph" style:parent-style-name="Standard">
      <style:paragraph-properties fo:break-before="auto" fo:line-height="115%" fo:margin-left="0.84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>
      <style:text-properties fo:font-style="italic" style:font-style-asian="italic" style:font-style-complex="italic"/>
    </style:style>
    <style:style style:name="T32_38" style:family="text"/>
    <style:style style:name="T32_39" style:family="text">
      <style:text-properties fo:font-style="italic" style:font-style-asian="italic" style:font-style-complex="italic"/>
    </style:style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P33" style:family="paragraph" style:parent-style-name="Standard">
      <style:paragraph-properties fo:break-before="auto" fo:line-height="115%" fo:margin-left="0.847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>
      <style:text-properties fo:font-style="italic" style:font-style-asian="italic" style:font-style-complex="italic"/>
    </style:style>
    <style:style style:name="T33_42" style:family="text">
      <style:text-properties fo:font-style="italic" style:font-style-asian="italic" style:font-style-complex="italic"/>
    </style:style>
    <style:style style:name="T33_43" style:family="text">
      <style:text-properties fo:font-style="italic" style:font-style-asian="italic" style:font-style-complex="italic"/>
    </style:style>
    <style:style style:name="T33_44" style:family="text"/>
    <style:style style:name="T33_45" style:family="text">
      <style:text-properties fo:font-style="italic" style:font-style-asian="italic" style:font-style-complex="italic"/>
    </style:style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P34" style:family="paragraph" style:parent-style-name="Standard">
      <style:paragraph-properties fo:break-before="auto" fo:line-height="115%" fo:margin-left="0.847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>
      <style:text-properties fo:font-style="italic" style:font-style-asian="italic" style:font-style-complex="italic"/>
    </style:style>
    <style:style style:name="T34_58" style:family="text"/>
    <style:style style:name="T34_59" style:family="text"/>
    <style:style style:name="T34_60" style:family="text"/>
    <style:style style:name="P35" style:family="paragraph" style:parent-style-name="Standard">
      <style:paragraph-properties fo:break-before="auto" fo:line-height="115%" fo:margin-left="0.847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>
      <style:text-properties fo:font-style="italic" style:font-style-asian="italic" style:font-style-complex="italic"/>
    </style:style>
    <style:style style:name="T35_22" style:family="text"/>
    <style:style style:name="T35_23" style:family="text">
      <style:text-properties fo:font-style="italic" style:font-style-asian="italic" style:font-style-complex="italic"/>
    </style:style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P36" style:family="paragraph" style:parent-style-name="Standard">
      <style:paragraph-properties fo:break-before="auto" fo:line-height="115%" fo:margin-left="0.847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>
      <style:text-properties fo:font-style="italic" style:font-style-asian="italic" style:font-style-complex="italic"/>
    </style:style>
    <style:style style:name="T36_44" style:family="text">
      <style:text-properties fo:font-style="italic" style:font-style-asian="italic" style:font-style-complex="italic"/>
    </style:style>
    <style:style style:name="T36_45" style:family="text">
      <style:text-properties fo:font-style="italic" style:font-style-asian="italic" style:font-style-complex="italic"/>
    </style:style>
    <style:style style:name="T36_46" style:family="text">
      <style:text-properties fo:font-style="italic" style:font-style-asian="italic" style:font-style-complex="italic"/>
    </style:style>
    <style:style style:name="T36_47" style:family="text">
      <style:text-properties fo:font-style="italic" style:font-style-asian="italic" style:font-style-complex="italic"/>
    </style:style>
    <style:style style:name="T36_48" style:family="text">
      <style:text-properties fo:font-style="italic" style:font-style-asian="italic" style:font-style-complex="italic"/>
    </style:style>
    <style:style style:name="T36_49" style:family="text">
      <style:text-properties fo:font-style="italic" style:font-style-asian="italic" style:font-style-complex="italic"/>
    </style:style>
    <style:style style:name="T36_50" style:family="text">
      <style:text-properties fo:font-style="italic" style:font-style-asian="italic" style:font-style-complex="italic"/>
    </style:style>
    <style:style style:name="T36_51" style:family="text">
      <style:text-properties fo:font-style="italic" style:font-style-asian="italic" style:font-style-complex="italic"/>
    </style:style>
    <style:style style:name="T36_52" style:family="text">
      <style:text-properties fo:font-style="italic" style:font-style-asian="italic" style:font-style-complex="italic"/>
    </style:style>
    <style:style style:name="T36_53" style:family="text">
      <style:text-properties fo:font-style="italic" style:font-style-asian="italic" style:font-style-complex="italic"/>
    </style:style>
    <style:style style:name="T36_54" style:family="text">
      <style:text-properties fo:font-style="italic" style:font-style-asian="italic" style:font-style-complex="italic"/>
    </style:style>
    <style:style style:name="T36_55" style:family="text">
      <style:text-properties fo:font-style="italic" style:font-style-asian="italic" style:font-style-complex="italic"/>
    </style:style>
    <style:style style:name="T36_56" style:family="text">
      <style:text-properties fo:font-style="italic" style:font-style-asian="italic" style:font-style-complex="italic"/>
    </style:style>
    <style:style style:name="T36_57" style:family="text">
      <style:text-properties fo:font-style="italic" style:font-style-asian="italic" style:font-style-complex="italic"/>
    </style:style>
    <style:style style:name="T36_58" style:family="text">
      <style:text-properties fo:font-style="italic" style:font-style-asian="italic" style:font-style-complex="italic"/>
    </style:style>
    <style:style style:name="T36_59" style:family="text">
      <style:text-properties fo:font-style="italic" style:font-style-asian="italic" style:font-style-complex="italic"/>
    </style:style>
    <style:style style:name="T36_60" style:family="text">
      <style:text-properties fo:font-style="italic" style:font-style-asian="italic" style:font-style-complex="italic"/>
    </style:style>
    <style:style style:name="T36_61" style:family="text">
      <style:text-properties fo:font-style="italic" style:font-style-asian="italic" style:font-style-complex="italic"/>
    </style:style>
    <style:style style:name="T36_62" style:family="text">
      <style:text-properties fo:font-style="italic" style:font-style-asian="italic" style:font-style-complex="italic"/>
    </style:style>
    <style:style style:name="T36_63" style:family="text">
      <style:text-properties fo:font-style="italic" style:font-style-asian="italic" style:font-style-complex="italic"/>
    </style:style>
    <style:style style:name="T36_64" style:family="text">
      <style:text-properties fo:font-style="italic" style:font-style-asian="italic" style:font-style-complex="italic"/>
    </style:style>
    <style:style style:name="T36_65" style:family="text">
      <style:text-properties fo:font-style="italic" style:font-style-asian="italic" style:font-style-complex="italic"/>
    </style:style>
    <style:style style:name="T36_66" style:family="text">
      <style:text-properties fo:font-style="italic" style:font-style-asian="italic" style:font-style-complex="italic"/>
    </style:style>
    <style:style style:name="T36_67" style:family="text">
      <style:text-properties fo:font-style="italic" style:font-style-asian="italic" style:font-style-complex="italic"/>
    </style:style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P37" style:family="paragraph" style:parent-style-name="Standard">
      <style:paragraph-properties fo:break-before="auto" fo:line-height="115%" fo:margin-left="0.847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>
      <style:text-properties fo:font-style="italic" style:font-style-asian="italic" style:font-style-complex="italic"/>
    </style:style>
    <style:style style:name="T37_20" style:family="text"/>
    <style:style style:name="T37_21" style:family="text">
      <style:text-properties fo:font-style="italic" style:font-style-asian="italic" style:font-style-complex="italic"/>
    </style:style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Standard">
      <style:paragraph-properties fo:break-before="auto" fo:line-height="115%" fo:margin-left="0.84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>
      <style:text-properties fo:font-style="italic" style:font-style-asian="italic" style:font-style-complex="italic"/>
    </style:style>
    <style:style style:name="T38_8" style:family="text">
      <style:text-properties fo:font-style="italic" style:font-style-asian="italic" style:font-style-complex="italic"/>
    </style:style>
    <style:style style:name="T38_9" style:family="text">
      <style:text-properties fo:font-style="italic" style:font-style-asian="italic" style:font-style-complex="italic"/>
    </style:style>
    <style:style style:name="T38_10" style:family="text">
      <style:text-properties fo:font-style="italic" style:font-style-asian="italic" style:font-style-complex="italic"/>
    </style:style>
    <style:style style:name="T38_11" style:family="text">
      <style:text-properties fo:font-style="italic" style:font-style-asian="italic" style:font-style-complex="italic"/>
    </style:style>
    <style:style style:name="T38_12" style:family="text">
      <style:text-properties fo:font-style="italic" style:font-style-asian="italic" style:font-style-complex="italic"/>
    </style:style>
    <style:style style:name="T38_13" style:family="text">
      <style:text-properties fo:font-style="italic" style:font-style-asian="italic" style:font-style-complex="italic"/>
    </style:style>
    <style:style style:name="T38_14" style:family="text">
      <style:text-properties fo:font-style="italic" style:font-style-asian="italic" style:font-style-complex="italic"/>
    </style:style>
    <style:style style:name="T38_15" style:family="text">
      <style:text-properties fo:font-style="italic" style:font-style-asian="italic" style:font-style-complex="italic"/>
    </style:style>
    <style:style style:name="T38_16" style:family="text">
      <style:text-properties fo:font-style="italic" style:font-style-asian="italic" style:font-style-complex="italic"/>
    </style:style>
    <style:style style:name="T38_17" style:family="text">
      <style:text-properties fo:font-style="italic" style:font-style-asian="italic" style:font-style-complex="italic"/>
    </style:style>
    <style:style style:name="T38_18" style:family="text">
      <style:text-properties fo:font-style="italic" style:font-style-asian="italic" style:font-style-complex="italic"/>
    </style:style>
    <style:style style:name="T38_19" style:family="text">
      <style:text-properties fo:font-style="italic" style:font-style-asian="italic" style:font-style-complex="italic"/>
    </style:style>
    <style:style style:name="T38_20" style:family="text">
      <style:text-properties fo:font-style="italic" style:font-style-asian="italic" style:font-style-complex="italic"/>
    </style:style>
    <style:style style:name="T38_21" style:family="text">
      <style:text-properties fo:font-style="italic" style:font-style-asian="italic" style:font-style-complex="italic"/>
    </style:style>
    <style:style style:name="T38_22" style:family="text">
      <style:text-properties fo:font-style="italic" style:font-style-asian="italic" style:font-style-complex="italic"/>
    </style:style>
    <style:style style:name="T38_23" style:family="text">
      <style:text-properties fo:font-style="italic" style:font-style-asian="italic" style:font-style-complex="italic"/>
    </style:style>
    <style:style style:name="T38_24" style:family="text">
      <style:text-properties fo:font-style="italic" style:font-style-asian="italic" style:font-style-complex="italic"/>
    </style:style>
    <style:style style:name="T38_25" style:family="text">
      <style:text-properties fo:font-style="italic" style:font-style-asian="italic" style:font-style-complex="italic"/>
    </style:style>
    <style:style style:name="T38_26" style:family="text">
      <style:text-properties fo:font-style="italic" style:font-style-asian="italic" style:font-style-complex="italic"/>
    </style:style>
    <style:style style:name="T38_27" style:family="text">
      <style:text-properties fo:font-style="italic" style:font-style-asian="italic" style:font-style-complex="italic"/>
    </style:style>
    <style:style style:name="T38_28" style:family="text">
      <style:text-properties fo:font-style="italic" style:font-style-asian="italic" style:font-style-complex="italic"/>
    </style:style>
    <style:style style:name="T38_29" style:family="text">
      <style:text-properties fo:font-style="italic" style:font-style-asian="italic" style:font-style-complex="italic"/>
    </style:style>
    <style:style style:name="T38_30" style:family="text">
      <style:text-properties fo:font-style="italic" style:font-style-asian="italic" style:font-style-complex="italic"/>
    </style:style>
    <style:style style:name="T38_31" style:family="text">
      <style:text-properties fo:font-style="italic" style:font-style-asian="italic" style:font-style-complex="italic"/>
    </style:style>
    <style:style style:name="T38_32" style:family="text">
      <style:text-properties fo:font-style="italic" style:font-style-asian="italic" style:font-style-complex="italic"/>
    </style:style>
    <style:style style:name="T38_33" style:family="text">
      <style:text-properties fo:font-style="italic" style:font-style-asian="italic" style:font-style-complex="italic"/>
    </style:style>
    <style:style style:name="T38_34" style:family="text"/>
    <style:style style:name="T38_35" style:family="text">
      <style:text-properties fo:font-style="italic" style:font-style-asian="italic" style:font-style-complex="italic"/>
    </style:style>
    <style:style style:name="T38_36" style:family="text">
      <style:text-properties fo:font-style="italic" style:font-style-asian="italic" style:font-style-complex="italic"/>
    </style:style>
    <style:style style:name="T38_37" style:family="text">
      <style:text-properties fo:font-style="italic" style:font-style-asian="italic" style:font-style-complex="italic"/>
    </style:style>
    <style:style style:name="T38_38" style:family="text">
      <style:text-properties fo:font-style="italic" style:font-style-asian="italic" style:font-style-complex="italic"/>
    </style:style>
    <style:style style:name="T38_39" style:family="text">
      <style:text-properties fo:font-style="italic" style:font-style-asian="italic" style:font-style-complex="italic"/>
    </style:style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P39" style:family="paragraph" style:parent-style-name="Standard">
      <style:paragraph-properties fo:break-before="auto" fo:line-height="115%" fo:margin-left="0.84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>
      <style:text-properties fo:font-style="italic" style:font-style-asian="italic" style:font-style-complex="italic"/>
    </style:style>
    <style:style style:name="T39_62" style:family="text">
      <style:text-properties fo:font-style="italic" style:font-style-asian="italic" style:font-style-complex="italic"/>
    </style:style>
    <style:style style:name="T39_63" style:family="text">
      <style:text-properties fo:font-style="italic" style:font-style-asian="italic" style:font-style-complex="italic"/>
    </style:style>
    <style:style style:name="T39_64" style:family="text">
      <style:text-properties fo:font-style="italic" style:font-style-asian="italic" style:font-style-complex="italic"/>
    </style:style>
    <style:style style:name="T39_65" style:family="text">
      <style:text-properties fo:font-style="italic" style:font-style-asian="italic" style:font-style-complex="italic"/>
    </style:style>
    <style:style style:name="T39_66" style:family="text">
      <style:text-properties fo:font-style="italic" style:font-style-asian="italic" style:font-style-complex="italic"/>
    </style:style>
    <style:style style:name="T39_67" style:family="text">
      <style:text-properties fo:font-style="italic" style:font-style-asian="italic" style:font-style-complex="italic"/>
    </style:style>
    <style:style style:name="T39_68" style:family="text">
      <style:text-properties fo:font-style="italic" style:font-style-asian="italic" style:font-style-complex="italic"/>
    </style:style>
    <style:style style:name="T39_69" style:family="text">
      <style:text-properties fo:font-style="italic" style:font-style-asian="italic" style:font-style-complex="italic"/>
    </style:style>
    <style:style style:name="T39_70" style:family="text">
      <style:text-properties fo:font-style="italic" style:font-style-asian="italic" style:font-style-complex="italic"/>
    </style:style>
    <style:style style:name="T39_71" style:family="text">
      <style:text-properties fo:font-style="italic" style:font-style-asian="italic" style:font-style-complex="italic"/>
    </style:style>
    <style:style style:name="T39_72" style:family="text">
      <style:text-properties fo:font-style="italic" style:font-style-asian="italic" style:font-style-complex="italic"/>
    </style:style>
    <style:style style:name="T39_73" style:family="text">
      <style:text-properties fo:font-style="italic" style:font-style-asian="italic" style:font-style-complex="italic"/>
    </style:style>
    <style:style style:name="T39_74" style:family="text">
      <style:text-properties fo:font-style="italic" style:font-style-asian="italic" style:font-style-complex="italic"/>
    </style:style>
    <style:style style:name="T39_75" style:family="text">
      <style:text-properties fo:font-style="italic" style:font-style-asian="italic" style:font-style-complex="italic"/>
    </style:style>
    <style:style style:name="T39_76" style:family="text">
      <style:text-properties fo:font-style="italic" style:font-style-asian="italic" style:font-style-complex="italic"/>
    </style:style>
    <style:style style:name="T39_77" style:family="text">
      <style:text-properties fo:font-style="italic" style:font-style-asian="italic" style:font-style-complex="italic"/>
    </style:style>
    <style:style style:name="T39_78" style:family="text">
      <style:text-properties fo:font-style="italic" style:font-style-asian="italic" style:font-style-complex="italic"/>
    </style:style>
    <style:style style:name="T39_79" style:family="text">
      <style:text-properties fo:font-style="italic" style:font-style-asian="italic" style:font-style-complex="italic"/>
    </style:style>
    <style:style style:name="T39_80" style:family="text">
      <style:text-properties fo:font-style="italic" style:font-style-asian="italic" style:font-style-complex="italic"/>
    </style:style>
    <style:style style:name="T39_81" style:family="text">
      <style:text-properties fo:font-style="italic" style:font-style-asian="italic" style:font-style-complex="italic"/>
    </style:style>
    <style:style style:name="T39_82" style:family="text">
      <style:text-properties fo:font-style="italic" style:font-style-asian="italic" style:font-style-complex="italic"/>
    </style:style>
    <style:style style:name="T39_83" style:family="text">
      <style:text-properties fo:font-style="italic" style:font-style-asian="italic" style:font-style-complex="italic"/>
    </style:style>
    <style:style style:name="T39_84" style:family="text">
      <style:text-properties fo:font-style="italic" style:font-style-asian="italic" style:font-style-complex="italic"/>
    </style:style>
    <style:style style:name="T39_85" style:family="text">
      <style:text-properties fo:font-style="italic" style:font-style-asian="italic" style:font-style-complex="italic"/>
    </style:style>
    <style:style style:name="T39_86" style:family="text"/>
    <style:style style:name="T39_87" style:family="text">
      <style:text-properties fo:font-style="italic" style:font-style-asian="italic" style:font-style-complex="italic"/>
    </style:style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P40" style:family="paragraph" style:parent-style-name="Standard">
      <style:paragraph-properties fo:break-before="auto" fo:line-height="115%" fo:margin-left="0.847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>
      <style:text-properties fo:font-style="italic" style:font-style-asian="italic" style:font-style-complex="italic"/>
    </style:style>
    <style:style style:name="T40_26" style:family="text">
      <style:text-properties fo:font-style="italic" style:font-style-asian="italic" style:font-style-complex="italic"/>
    </style:style>
    <style:style style:name="T40_27" style:family="text">
      <style:text-properties fo:font-style="italic" style:font-style-asian="italic" style:font-style-complex="italic"/>
    </style:style>
    <style:style style:name="T40_28" style:family="text">
      <style:text-properties fo:font-style="italic" style:font-style-asian="italic" style:font-style-complex="italic"/>
    </style:style>
    <style:style style:name="T40_29" style:family="text">
      <style:text-properties fo:font-style="italic" style:font-style-asian="italic" style:font-style-complex="italic"/>
    </style:style>
    <style:style style:name="T40_30" style:family="text">
      <style:text-properties fo:font-style="italic" style:font-style-asian="italic" style:font-style-complex="italic"/>
    </style:style>
    <style:style style:name="T40_31" style:family="text">
      <style:text-properties fo:font-style="italic" style:font-style-asian="italic" style:font-style-complex="italic"/>
    </style:style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P41" style:family="paragraph" style:parent-style-name="Standard">
      <style:paragraph-properties fo:break-before="auto" fo:line-height="115%" fo:margin-left="0.847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P42" style:family="paragraph" style:parent-style-name="Standard">
      <style:paragraph-properties fo:break-before="auto" fo:line-height="115%" fo:margin-left="0.84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>
      <style:text-properties fo:font-style="italic" style:font-style-asian="italic" style:font-style-complex="italic"/>
    </style:style>
    <style:style style:name="T42_34" style:family="text">
      <style:text-properties fo:font-style="italic" style:font-style-asian="italic" style:font-style-complex="italic"/>
    </style:style>
    <style:style style:name="T42_35" style:family="text">
      <style:text-properties fo:font-style="italic" style:font-style-asian="italic" style:font-style-complex="italic"/>
    </style:style>
    <style:style style:name="T42_36" style:family="text">
      <style:text-properties fo:font-style="italic" style:font-style-asian="italic" style:font-style-complex="italic"/>
    </style:style>
    <style:style style:name="T42_37" style:family="text">
      <style:text-properties fo:font-style="italic" style:font-style-asian="italic" style:font-style-complex="italic"/>
    </style:style>
    <style:style style:name="T42_38" style:family="text">
      <style:text-properties fo:font-style="italic" style:font-style-asian="italic" style:font-style-complex="italic"/>
    </style:style>
    <style:style style:name="T42_39" style:family="text">
      <style:text-properties fo:font-style="italic" style:font-style-asian="italic" style:font-style-complex="italic"/>
    </style:style>
    <style:style style:name="T42_40" style:family="text"/>
    <style:style style:name="T42_41" style:family="text">
      <style:text-properties fo:font-style="italic" style:font-style-asian="italic" style:font-style-complex="italic"/>
    </style:style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P43" style:family="paragraph" style:parent-style-name="Standard">
      <style:paragraph-properties fo:break-before="auto" fo:line-height="115%" fo:margin-left="0.847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>
      <style:text-properties fo:font-style="italic" style:font-style-asian="italic" style:font-style-complex="italic"/>
    </style:style>
    <style:style style:name="T43_20" style:family="text">
      <style:text-properties fo:font-style="italic" style:font-style-asian="italic" style:font-style-complex="italic"/>
    </style:style>
    <style:style style:name="T43_21" style:family="text">
      <style:text-properties fo:font-style="italic" style:font-style-asian="italic" style:font-style-complex="italic"/>
    </style:style>
    <style:style style:name="T43_22" style:family="text">
      <style:text-properties fo:font-style="italic" style:font-style-asian="italic" style:font-style-complex="italic"/>
    </style:style>
    <style:style style:name="T43_23" style:family="text">
      <style:text-properties fo:font-style="italic" style:font-style-asian="italic" style:font-style-complex="italic"/>
    </style:style>
    <style:style style:name="T43_24" style:family="text">
      <style:text-properties fo:font-style="italic" style:font-style-asian="italic" style:font-style-complex="italic"/>
    </style:style>
    <style:style style:name="T43_25" style:family="text">
      <style:text-properties fo:font-style="italic" style:font-style-asian="italic" style:font-style-complex="italic"/>
    </style:style>
    <style:style style:name="T43_26" style:family="text">
      <style:text-properties fo:font-style="italic" style:font-style-asian="italic" style:font-style-complex="italic"/>
    </style:style>
    <style:style style:name="T43_27" style:family="text">
      <style:text-properties fo:font-style="italic" style:font-style-asian="italic" style:font-style-complex="italic"/>
    </style:style>
    <style:style style:name="T43_28" style:family="text">
      <style:text-properties fo:font-style="italic" style:font-style-asian="italic" style:font-style-complex="italic"/>
    </style:style>
    <style:style style:name="T43_29" style:family="text">
      <style:text-properties fo:font-style="italic" style:font-style-asian="italic" style:font-style-complex="italic"/>
    </style:style>
    <style:style style:name="T43_30" style:family="text">
      <style:text-properties fo:font-style="italic" style:font-style-asian="italic" style:font-style-complex="italic"/>
    </style:style>
    <style:style style:name="T43_31" style:family="text">
      <style:text-properties fo:font-style="italic" style:font-style-asian="italic" style:font-style-complex="italic"/>
    </style:style>
    <style:style style:name="T43_32" style:family="text"/>
    <style:style style:name="T43_33" style:family="text">
      <style:text-properties fo:font-style="italic" style:font-style-asian="italic" style:font-style-complex="italic"/>
    </style:style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P44" style:family="paragraph" style:parent-style-name="Standard">
      <style:paragraph-properties fo:break-before="auto" fo:line-height="115%" fo:margin-left="0.847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>
      <style:text-properties fo:font-style="italic" style:font-style-asian="italic" style:font-style-complex="italic"/>
    </style:style>
    <style:style style:name="T44_56" style:family="text">
      <style:text-properties fo:font-style="italic" style:font-style-asian="italic" style:font-style-complex="italic"/>
    </style:style>
    <style:style style:name="T44_57" style:family="text">
      <style:text-properties fo:font-style="italic" style:font-style-asian="italic" style:font-style-complex="italic"/>
    </style:style>
    <style:style style:name="T44_58" style:family="text">
      <style:text-properties fo:font-style="italic" style:font-style-asian="italic" style:font-style-complex="italic"/>
    </style:style>
    <style:style style:name="T44_59" style:family="text">
      <style:text-properties fo:font-style="italic" style:font-style-asian="italic" style:font-style-complex="italic"/>
    </style:style>
    <style:style style:name="T44_60" style:family="text">
      <style:text-properties fo:font-style="italic" style:font-style-asian="italic" style:font-style-complex="italic"/>
    </style:style>
    <style:style style:name="T44_61" style:family="text">
      <style:text-properties fo:font-style="italic" style:font-style-asian="italic" style:font-style-complex="italic"/>
    </style:style>
    <style:style style:name="T44_62" style:family="text"/>
    <style:style style:name="T44_63" style:family="text">
      <style:text-properties fo:font-style="italic" style:font-style-asian="italic" style:font-style-complex="italic"/>
    </style:style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P45" style:family="paragraph" style:parent-style-name="Standard">
      <style:paragraph-properties fo:break-before="auto" fo:line-height="115%" fo:margin-left="0.847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>
      <style:text-properties fo:font-style="italic" style:font-style-asian="italic" style:font-style-complex="italic"/>
    </style:style>
    <style:style style:name="T45_30" style:family="text">
      <style:text-properties fo:font-style="italic" style:font-style-asian="italic" style:font-style-complex="italic"/>
    </style:style>
    <style:style style:name="T45_31" style:family="text">
      <style:text-properties fo:font-style="italic" style:font-style-asian="italic" style:font-style-complex="italic"/>
    </style:style>
    <style:style style:name="T45_32" style:family="text">
      <style:text-properties fo:font-style="italic" style:font-style-asian="italic" style:font-style-complex="italic"/>
    </style:style>
    <style:style style:name="T45_33" style:family="text">
      <style:text-properties fo:font-style="italic" style:font-style-asian="italic" style:font-style-complex="italic"/>
    </style:style>
    <style:style style:name="T45_34" style:family="text">
      <style:text-properties fo:font-style="italic" style:font-style-asian="italic" style:font-style-complex="italic"/>
    </style:style>
    <style:style style:name="T45_35" style:family="text">
      <style:text-properties fo:font-style="italic" style:font-style-asian="italic" style:font-style-complex="italic"/>
    </style:style>
    <style:style style:name="T45_36" style:family="text"/>
    <style:style style:name="T45_37" style:family="text">
      <style:text-properties fo:font-style="italic" style:font-style-asian="italic" style:font-style-complex="italic"/>
    </style:style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P46" style:family="paragraph" style:parent-style-name="Standard">
      <style:paragraph-properties fo:break-before="auto" fo:line-height="115%" fo:margin-left="0.847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>
      <style:text-properties fo:font-style="italic" style:font-style-asian="italic" style:font-style-complex="italic"/>
    </style:style>
    <style:style style:name="T46_22" style:family="text">
      <style:text-properties fo:font-style="italic" style:font-style-asian="italic" style:font-style-complex="italic"/>
    </style:style>
    <style:style style:name="T46_23" style:family="text">
      <style:text-properties fo:font-style="italic" style:font-style-asian="italic" style:font-style-complex="italic"/>
    </style:style>
    <style:style style:name="T46_24" style:family="text">
      <style:text-properties fo:font-style="italic" style:font-style-asian="italic" style:font-style-complex="italic"/>
    </style:style>
    <style:style style:name="T46_25" style:family="text">
      <style:text-properties fo:font-style="italic" style:font-style-asian="italic" style:font-style-complex="italic"/>
    </style:style>
    <style:style style:name="T46_26" style:family="text">
      <style:text-properties fo:font-style="italic" style:font-style-asian="italic" style:font-style-complex="italic"/>
    </style:style>
    <style:style style:name="T46_27" style:family="text">
      <style:text-properties fo:font-style="italic" style:font-style-asian="italic" style:font-style-complex="italic"/>
    </style:style>
    <style:style style:name="T46_28" style:family="text"/>
    <style:style style:name="T46_29" style:family="text">
      <style:text-properties fo:font-style="italic" style:font-style-asian="italic" style:font-style-complex="italic"/>
    </style:style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line-height="115%" fo:margin-left="0.847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>
      <style:text-properties fo:font-style="italic" style:font-style-asian="italic" style:font-style-complex="italic"/>
    </style:style>
    <style:style style:name="T47_58" style:family="text">
      <style:text-properties fo:font-style="italic" style:font-style-asian="italic" style:font-style-complex="italic"/>
    </style:style>
    <style:style style:name="T47_59" style:family="text">
      <style:text-properties fo:font-style="italic" style:font-style-asian="italic" style:font-style-complex="italic"/>
    </style:style>
    <style:style style:name="T47_60" style:family="text">
      <style:text-properties fo:font-style="italic" style:font-style-asian="italic" style:font-style-complex="italic"/>
    </style:style>
    <style:style style:name="T47_61" style:family="text">
      <style:text-properties fo:font-style="italic" style:font-style-asian="italic" style:font-style-complex="italic"/>
    </style:style>
    <style:style style:name="T47_62" style:family="text">
      <style:text-properties fo:font-style="italic" style:font-style-asian="italic" style:font-style-complex="italic"/>
    </style:style>
    <style:style style:name="T47_63" style:family="text">
      <style:text-properties fo:font-style="italic" style:font-style-asian="italic" style:font-style-complex="italic"/>
    </style:style>
    <style:style style:name="T47_64" style:family="text">
      <style:text-properties fo:font-style="italic" style:font-style-asian="italic" style:font-style-complex="italic"/>
    </style:style>
    <style:style style:name="T47_65" style:family="text">
      <style:text-properties fo:font-style="italic" style:font-style-asian="italic" style:font-style-complex="italic"/>
    </style:style>
    <style:style style:name="T47_66" style:family="text">
      <style:text-properties fo:font-style="italic" style:font-style-asian="italic" style:font-style-complex="italic"/>
    </style:style>
    <style:style style:name="T47_67" style:family="text">
      <style:text-properties fo:font-style="italic" style:font-style-asian="italic" style:font-style-complex="italic"/>
    </style:style>
    <style:style style:name="T47_68" style:family="text">
      <style:text-properties fo:font-style="italic" style:font-style-asian="italic" style:font-style-complex="italic"/>
    </style:style>
    <style:style style:name="T47_69" style:family="text">
      <style:text-properties fo:font-style="italic" style:font-style-asian="italic" style:font-style-complex="italic"/>
    </style:style>
    <style:style style:name="T47_70" style:family="text">
      <style:text-properties fo:font-style="italic" style:font-style-asian="italic" style:font-style-complex="italic"/>
    </style:style>
    <style:style style:name="T47_71" style:family="text">
      <style:text-properties fo:font-style="italic" style:font-style-asian="italic" style:font-style-complex="italic"/>
    </style:style>
    <style:style style:name="T47_72" style:family="text">
      <style:text-properties fo:font-style="italic" style:font-style-asian="italic" style:font-style-complex="italic"/>
    </style:style>
    <style:style style:name="T47_73" style:family="text">
      <style:text-properties fo:font-style="italic" style:font-style-asian="italic" style:font-style-complex="italic"/>
    </style:style>
    <style:style style:name="T47_74" style:family="text">
      <style:text-properties fo:font-style="italic" style:font-style-asian="italic" style:font-style-complex="italic"/>
    </style:style>
    <style:style style:name="T47_75" style:family="text">
      <style:text-properties fo:font-style="italic" style:font-style-asian="italic" style:font-style-complex="italic"/>
    </style:style>
    <style:style style:name="T47_76" style:family="text">
      <style:text-properties fo:font-style="italic" style:font-style-asian="italic" style:font-style-complex="italic"/>
    </style:style>
    <style:style style:name="T47_77" style:family="text">
      <style:text-properties fo:font-style="italic" style:font-style-asian="italic" style:font-style-complex="italic"/>
    </style:style>
    <style:style style:name="T47_78" style:family="text">
      <style:text-properties fo:font-style="italic" style:font-style-asian="italic" style:font-style-complex="italic"/>
    </style:style>
    <style:style style:name="T47_79" style:family="text">
      <style:text-properties fo:font-style="italic" style:font-style-asian="italic" style:font-style-complex="italic"/>
    </style:style>
    <style:style style:name="T47_80" style:family="text">
      <style:text-properties fo:font-style="italic" style:font-style-asian="italic" style:font-style-complex="italic"/>
    </style:style>
    <style:style style:name="T47_81" style:family="text">
      <style:text-properties fo:font-style="italic" style:font-style-asian="italic" style:font-style-complex="italic"/>
    </style:style>
    <style:style style:name="T47_82" style:family="text"/>
    <style:style style:name="T47_83" style:family="text">
      <style:text-properties fo:font-style="italic" style:font-style-asian="italic" style:font-style-complex="italic"/>
    </style:style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P48" style:family="paragraph" style:parent-style-name="Standard">
      <style:paragraph-properties fo:break-before="auto" fo:line-height="115%" fo:margin-left="0.84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>
      <style:text-properties fo:font-style="italic" style:font-style-asian="italic" style:font-style-complex="italic"/>
    </style:style>
    <style:style style:name="T48_30" style:family="text"/>
    <style:style style:name="P49" style:family="paragraph" style:parent-style-name="Standard">
      <style:paragraph-properties fo:break-before="auto" fo:line-height="115%" fo:margin-left="0.847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>
      <style:text-properties fo:font-style="italic" style:font-style-asian="italic" style:font-style-complex="italic"/>
    </style:style>
    <style:style style:name="T49_34" style:family="text">
      <style:text-properties fo:font-style="italic" style:font-style-asian="italic" style:font-style-complex="italic"/>
    </style:style>
    <style:style style:name="T49_35" style:family="text">
      <style:text-properties fo:font-style="italic" style:font-style-asian="italic" style:font-style-complex="italic"/>
    </style:style>
    <style:style style:name="T49_36" style:family="text"/>
    <style:style style:name="T49_37" style:family="text">
      <style:text-properties fo:font-style="italic" style:font-style-asian="italic" style:font-style-complex="italic"/>
    </style:style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P50" style:family="paragraph" style:parent-style-name="Standard">
      <style:paragraph-properties fo:break-before="auto" fo:line-height="115%" fo:margin-left="0.84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>
      <style:text-properties fo:font-style="italic" style:font-style-asian="italic" style:font-style-complex="italic"/>
    </style:style>
    <style:style style:name="T50_66" style:family="text"/>
    <style:style style:name="T50_67" style:family="text">
      <style:text-properties fo:font-style="italic" style:font-style-asian="italic" style:font-style-complex="italic"/>
    </style:style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P51" style:family="paragraph" style:parent-style-name="Standard">
      <style:paragraph-properties fo:break-before="auto" fo:line-height="115%" fo:margin-left="0.847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>
      <style:text-properties fo:font-style="italic" style:font-style-asian="italic" style:font-style-complex="italic"/>
    </style:style>
    <style:style style:name="T51_44" style:family="text">
      <style:text-properties fo:font-style="italic" style:font-style-asian="italic" style:font-style-complex="italic"/>
    </style:style>
    <style:style style:name="T51_45" style:family="text">
      <style:text-properties fo:font-style="italic" style:font-style-asian="italic" style:font-style-complex="italic"/>
    </style:style>
    <style:style style:name="T51_46" style:family="text"/>
    <style:style style:name="T51_47" style:family="text">
      <style:text-properties fo:font-style="italic" style:font-style-asian="italic" style:font-style-complex="italic"/>
    </style:style>
    <style:style style:name="T51_48" style:family="text"/>
    <style:style style:name="P52" style:family="paragraph" style:parent-style-name="Standard">
      <style:paragraph-properties fo:break-before="auto" fo:line-height="115%" fo:margin-left="0.847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>
      <style:text-properties fo:font-style="italic" style:font-style-asian="italic" style:font-style-complex="italic"/>
    </style:style>
    <style:style style:name="T52_46" style:family="text"/>
    <style:style style:name="T52_47" style:family="text">
      <style:text-properties fo:font-style="italic" style:font-style-asian="italic" style:font-style-complex="italic"/>
    </style:style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P53" style:family="paragraph" style:parent-style-name="Standard">
      <style:paragraph-properties fo:break-before="auto" fo:line-height="115%" fo:margin-left="0.847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>
      <style:text-properties fo:font-style="italic" style:font-style-asian="italic" style:font-style-complex="italic"/>
    </style:style>
    <style:style style:name="T53_28" style:family="text">
      <style:text-properties fo:font-style="italic" style:font-style-asian="italic" style:font-style-complex="italic"/>
    </style:style>
    <style:style style:name="T53_29" style:family="text">
      <style:text-properties fo:font-style="italic" style:font-style-asian="italic" style:font-style-complex="italic"/>
    </style:style>
    <style:style style:name="T53_30" style:family="text">
      <style:text-properties fo:font-style="italic" style:font-style-asian="italic" style:font-style-complex="italic"/>
    </style:style>
    <style:style style:name="T53_31" style:family="text">
      <style:text-properties fo:font-style="italic" style:font-style-asian="italic" style:font-style-complex="italic"/>
    </style:style>
    <style:style style:name="T53_32" style:family="text">
      <style:text-properties fo:font-style="italic" style:font-style-asian="italic" style:font-style-complex="italic"/>
    </style:style>
    <style:style style:name="T53_33" style:family="text">
      <style:text-properties fo:font-style="italic" style:font-style-asian="italic" style:font-style-complex="italic"/>
    </style:style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P54" style:family="paragraph" style:parent-style-name="Standard">
      <style:paragraph-properties fo:break-before="auto" fo:line-height="115%" fo:margin-left="0.847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>
      <style:text-properties fo:font-style="italic" style:font-style-asian="italic" style:font-style-complex="italic"/>
    </style:style>
    <style:style style:name="T54_32" style:family="text">
      <style:text-properties fo:font-style="italic" style:font-style-asian="italic" style:font-style-complex="italic"/>
    </style:style>
    <style:style style:name="T54_33" style:family="text">
      <style:text-properties fo:font-style="italic" style:font-style-asian="italic" style:font-style-complex="italic"/>
    </style:style>
    <style:style style:name="T54_34" style:family="text">
      <style:text-properties fo:font-style="italic" style:font-style-asian="italic" style:font-style-complex="italic"/>
    </style:style>
    <style:style style:name="T54_35" style:family="text">
      <style:text-properties fo:font-style="italic" style:font-style-asian="italic" style:font-style-complex="italic"/>
    </style:style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P55" style:family="paragraph" style:parent-style-name="Standard">
      <style:paragraph-properties fo:break-before="auto" fo:line-height="115%" fo:margin-left="0.847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>
      <style:text-properties fo:font-style="italic" style:font-style-asian="italic" style:font-style-complex="italic"/>
    </style:style>
    <style:style style:name="T55_38" style:family="text">
      <style:text-properties fo:font-style="italic" style:font-style-asian="italic" style:font-style-complex="italic"/>
    </style:style>
    <style:style style:name="T55_39" style:family="text">
      <style:text-properties fo:font-style="italic" style:font-style-asian="italic" style:font-style-complex="italic"/>
    </style:style>
    <style:style style:name="T55_40" style:family="text">
      <style:text-properties fo:font-style="italic" style:font-style-asian="italic" style:font-style-complex="italic"/>
    </style:style>
    <style:style style:name="T55_41" style:family="text">
      <style:text-properties fo:font-style="italic" style:font-style-asian="italic" style:font-style-complex="italic"/>
    </style:style>
    <style:style style:name="T55_42" style:family="text">
      <style:text-properties fo:font-style="italic" style:font-style-asian="italic" style:font-style-complex="italic"/>
    </style:style>
    <style:style style:name="T55_43" style:family="text">
      <style:text-properties fo:font-style="italic" style:font-style-asian="italic" style:font-style-complex="italic"/>
    </style:style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P56" style:family="paragraph" style:parent-style-name="Standard">
      <style:paragraph-properties fo:break-before="auto" fo:line-height="115%" fo:margin-left="0.847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P57" style:family="paragraph" style:parent-style-name="Standard">
      <style:paragraph-properties fo:break-before="auto" fo:line-height="115%" fo:margin-left="0.847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>
      <style:text-properties fo:font-style="italic" style:font-style-asian="italic" style:font-style-complex="italic"/>
    </style:style>
    <style:style style:name="T57_52" style:family="text">
      <style:text-properties fo:font-style="italic" style:font-style-asian="italic" style:font-style-complex="italic"/>
    </style:style>
    <style:style style:name="T57_53" style:family="text">
      <style:text-properties fo:font-style="italic" style:font-style-asian="italic" style:font-style-complex="italic"/>
    </style:style>
    <style:style style:name="T57_54" style:family="text">
      <style:text-properties fo:font-style="italic" style:font-style-asian="italic" style:font-style-complex="italic"/>
    </style:style>
    <style:style style:name="T57_55" style:family="text">
      <style:text-properties fo:font-style="italic" style:font-style-asian="italic" style:font-style-complex="italic"/>
    </style:style>
    <style:style style:name="T57_56" style:family="text"/>
    <style:style style:name="T57_57" style:family="text">
      <style:text-properties fo:font-style="italic" style:font-style-asian="italic" style:font-style-complex="italic"/>
    </style:style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P58" style:family="paragraph" style:parent-style-name="Standard">
      <style:paragraph-properties fo:break-before="auto" fo:line-height="115%" fo:margin-left="0.847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>
      <style:text-properties fo:font-style="italic" style:font-style-asian="italic" style:font-style-complex="italic"/>
    </style:style>
    <style:style style:name="T58_22" style:family="text">
      <style:text-properties fo:font-style="italic" style:font-style-asian="italic" style:font-style-complex="italic"/>
    </style:style>
    <style:style style:name="T58_23" style:family="text">
      <style:text-properties fo:font-style="italic" style:font-style-asian="italic" style:font-style-complex="italic"/>
    </style:style>
    <style:style style:name="T58_24" style:family="text">
      <style:text-properties fo:font-style="italic" style:font-style-asian="italic" style:font-style-complex="italic"/>
    </style:style>
    <style:style style:name="T58_25" style:family="text">
      <style:text-properties fo:font-style="italic" style:font-style-asian="italic" style:font-style-complex="italic"/>
    </style:style>
    <style:style style:name="T58_26" style:family="text"/>
    <style:style style:name="T58_27" style:family="text">
      <style:text-properties fo:font-style="italic" style:font-style-asian="italic" style:font-style-complex="italic"/>
    </style:style>
    <style:style style:name="T58_28" style:family="text"/>
    <style:style style:name="T58_29" style:family="text"/>
    <style:style style:name="T58_30" style:family="text"/>
    <style:style style:name="P59" style:family="paragraph" style:parent-style-name="Standard">
      <style:paragraph-properties fo:break-before="auto" fo:line-height="115%" fo:margin-left="0.847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>
      <style:text-properties fo:font-style="italic" style:font-style-asian="italic" style:font-style-complex="italic"/>
    </style:style>
    <style:style style:name="T59_48" style:family="text">
      <style:text-properties fo:font-style="italic" style:font-style-asian="italic" style:font-style-complex="italic"/>
    </style:style>
    <style:style style:name="T59_49" style:family="text">
      <style:text-properties fo:font-style="italic" style:font-style-asian="italic" style:font-style-complex="italic"/>
    </style:style>
    <style:style style:name="T59_50" style:family="text">
      <style:text-properties fo:font-style="italic" style:font-style-asian="italic" style:font-style-complex="italic"/>
    </style:style>
    <style:style style:name="T59_51" style:family="text">
      <style:text-properties fo:font-style="italic" style:font-style-asian="italic" style:font-style-complex="italic"/>
    </style:style>
    <style:style style:name="T59_52" style:family="text"/>
    <style:style style:name="T59_53" style:family="text">
      <style:text-properties fo:font-style="italic" style:font-style-asian="italic" style:font-style-complex="italic"/>
    </style:style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P60" style:family="paragraph" style:parent-style-name="Standard">
      <style:paragraph-properties fo:break-before="auto" fo:line-height="115%" fo:margin-left="0.847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>
      <style:text-properties fo:font-style="italic" style:font-style-asian="italic" style:font-style-complex="italic"/>
    </style:style>
    <style:style style:name="T60_56" style:family="text"/>
    <style:style style:name="T60_57" style:family="text">
      <style:text-properties fo:font-style="italic" style:font-style-asian="italic" style:font-style-complex="italic"/>
    </style:style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P61" style:family="paragraph" style:parent-style-name="Standard">
      <style:paragraph-properties fo:break-before="auto" fo:line-height="115%" fo:margin-left="0.847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>
      <style:text-properties fo:font-style="italic" style:font-style-asian="italic" style:font-style-complex="italic"/>
    </style:style>
    <style:style style:name="T61_50" style:family="text">
      <style:text-properties fo:font-style="italic" style:font-style-asian="italic" style:font-style-complex="italic"/>
    </style:style>
    <style:style style:name="T61_51" style:family="text">
      <style:text-properties fo:font-style="italic" style:font-style-asian="italic" style:font-style-complex="italic"/>
    </style:style>
    <style:style style:name="T61_52" style:family="text">
      <style:text-properties fo:font-style="italic" style:font-style-asian="italic" style:font-style-complex="italic"/>
    </style:style>
    <style:style style:name="T61_53" style:family="text">
      <style:text-properties fo:font-style="italic" style:font-style-asian="italic" style:font-style-complex="italic"/>
    </style:style>
    <style:style style:name="T61_54" style:family="text">
      <style:text-properties fo:font-style="italic" style:font-style-asian="italic" style:font-style-complex="italic"/>
    </style:style>
    <style:style style:name="T61_55" style:family="text">
      <style:text-properties fo:font-style="italic" style:font-style-asian="italic" style:font-style-complex="italic"/>
    </style:style>
    <style:style style:name="T61_56" style:family="text">
      <style:text-properties fo:font-style="italic" style:font-style-asian="italic" style:font-style-complex="italic"/>
    </style:style>
    <style:style style:name="T61_57" style:family="text">
      <style:text-properties fo:font-style="italic" style:font-style-asian="italic" style:font-style-complex="italic"/>
    </style:style>
    <style:style style:name="T61_58" style:family="text">
      <style:text-properties fo:font-style="italic" style:font-style-asian="italic" style:font-style-complex="italic"/>
    </style:style>
    <style:style style:name="T61_59" style:family="text">
      <style:text-properties fo:font-style="italic" style:font-style-asian="italic" style:font-style-complex="italic"/>
    </style:style>
    <style:style style:name="T61_60" style:family="text">
      <style:text-properties fo:font-style="italic" style:font-style-asian="italic" style:font-style-complex="italic"/>
    </style:style>
    <style:style style:name="T61_61" style:family="text">
      <style:text-properties fo:font-style="italic" style:font-style-asian="italic" style:font-style-complex="italic"/>
    </style:style>
    <style:style style:name="T61_62" style:family="text">
      <style:text-properties fo:font-style="italic" style:font-style-asian="italic" style:font-style-complex="italic"/>
    </style:style>
    <style:style style:name="T61_63" style:family="text">
      <style:text-properties fo:font-style="italic" style:font-style-asian="italic" style:font-style-complex="italic"/>
    </style:style>
    <style:style style:name="T61_64" style:family="text">
      <style:text-properties fo:font-style="italic" style:font-style-asian="italic" style:font-style-complex="italic"/>
    </style:style>
    <style:style style:name="T61_65" style:family="text">
      <style:text-properties fo:font-style="italic" style:font-style-asian="italic" style:font-style-complex="italic"/>
    </style:style>
    <style:style style:name="T61_66" style:family="text">
      <style:text-properties fo:font-style="italic" style:font-style-asian="italic" style:font-style-complex="italic"/>
    </style:style>
    <style:style style:name="T61_67" style:family="text">
      <style:text-properties fo:font-style="italic" style:font-style-asian="italic" style:font-style-complex="italic"/>
    </style:style>
    <style:style style:name="T61_68" style:family="text">
      <style:text-properties fo:font-style="italic" style:font-style-asian="italic" style:font-style-complex="italic"/>
    </style:style>
    <style:style style:name="T61_69" style:family="text">
      <style:text-properties fo:font-style="italic" style:font-style-asian="italic" style:font-style-complex="italic"/>
    </style:style>
    <style:style style:name="T61_70" style:family="text">
      <style:text-properties fo:font-style="italic" style:font-style-asian="italic" style:font-style-complex="italic"/>
    </style:style>
    <style:style style:name="T61_71" style:family="text">
      <style:text-properties fo:font-style="italic" style:font-style-asian="italic" style:font-style-complex="italic"/>
    </style:style>
    <style:style style:name="T61_72" style:family="text"/>
    <style:style style:name="T61_73" style:family="text">
      <style:text-properties fo:font-style="italic" style:font-style-asian="italic" style:font-style-complex="italic"/>
    </style:style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P62" style:family="paragraph" style:parent-style-name="Standard">
      <style:paragraph-properties fo:break-before="auto" fo:line-height="115%" fo:margin-left="0.847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>
      <style:text-properties fo:font-style="italic" style:font-style-asian="italic" style:font-style-complex="italic"/>
    </style:style>
    <style:style style:name="T62_42" style:family="text">
      <style:text-properties fo:font-style="italic" style:font-style-asian="italic" style:font-style-complex="italic"/>
    </style:style>
    <style:style style:name="T62_43" style:family="text">
      <style:text-properties fo:font-style="italic" style:font-style-asian="italic" style:font-style-complex="italic"/>
    </style:style>
    <style:style style:name="T62_44" style:family="text">
      <style:text-properties fo:font-style="italic" style:font-style-asian="italic" style:font-style-complex="italic"/>
    </style:style>
    <style:style style:name="T62_45" style:family="text">
      <style:text-properties fo:font-style="italic" style:font-style-asian="italic" style:font-style-complex="italic"/>
    </style:style>
    <style:style style:name="T62_46" style:family="text">
      <style:text-properties fo:font-style="italic" style:font-style-asian="italic" style:font-style-complex="italic"/>
    </style:style>
    <style:style style:name="T62_47" style:family="text">
      <style:text-properties fo:font-style="italic" style:font-style-asian="italic" style:font-style-complex="italic"/>
    </style:style>
    <style:style style:name="T62_48" style:family="text"/>
    <style:style style:name="T62_49" style:family="text">
      <style:text-properties fo:font-style="italic" style:font-style-asian="italic" style:font-style-complex="italic"/>
    </style:style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P63" style:family="paragraph" style:parent-style-name="Standard">
      <style:paragraph-properties fo:break-before="auto" fo:line-height="115%" fo:margin-left="0.847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>
      <style:text-properties fo:font-style="italic" style:font-style-asian="italic" style:font-style-complex="italic"/>
    </style:style>
    <style:style style:name="T63_36" style:family="text">
      <style:text-properties fo:font-style="italic" style:font-style-asian="italic" style:font-style-complex="italic"/>
    </style:style>
    <style:style style:name="T63_37" style:family="text">
      <style:text-properties fo:font-style="italic" style:font-style-asian="italic" style:font-style-complex="italic"/>
    </style:style>
    <style:style style:name="T63_38" style:family="text">
      <style:text-properties fo:font-style="italic" style:font-style-asian="italic" style:font-style-complex="italic"/>
    </style:style>
    <style:style style:name="T63_39" style:family="text">
      <style:text-properties fo:font-style="italic" style:font-style-asian="italic" style:font-style-complex="italic"/>
    </style:style>
    <style:style style:name="T63_40" style:family="text">
      <style:text-properties fo:font-style="italic" style:font-style-asian="italic" style:font-style-complex="italic"/>
    </style:style>
    <style:style style:name="T63_41" style:family="text">
      <style:text-properties fo:font-style="italic" style:font-style-asian="italic" style:font-style-complex="italic"/>
    </style:style>
    <style:style style:name="T63_42" style:family="text">
      <style:text-properties fo:font-style="italic" style:font-style-asian="italic" style:font-style-complex="italic"/>
    </style:style>
    <style:style style:name="T63_43" style:family="text">
      <style:text-properties fo:font-style="italic" style:font-style-asian="italic" style:font-style-complex="italic"/>
    </style:style>
    <style:style style:name="T63_44" style:family="text">
      <style:text-properties fo:font-style="italic" style:font-style-asian="italic" style:font-style-complex="italic"/>
    </style:style>
    <style:style style:name="T63_45" style:family="text">
      <style:text-properties fo:font-style="italic" style:font-style-asian="italic" style:font-style-complex="italic"/>
    </style:style>
    <style:style style:name="T63_46" style:family="text">
      <style:text-properties fo:font-style="italic" style:font-style-asian="italic" style:font-style-complex="italic"/>
    </style:style>
    <style:style style:name="T63_47" style:family="text">
      <style:text-properties fo:font-style="italic" style:font-style-asian="italic" style:font-style-complex="italic"/>
    </style:style>
    <style:style style:name="T63_48" style:family="text">
      <style:text-properties fo:font-style="italic" style:font-style-asian="italic" style:font-style-complex="italic"/>
    </style:style>
    <style:style style:name="T63_49" style:family="text">
      <style:text-properties fo:font-style="italic" style:font-style-asian="italic" style:font-style-complex="italic"/>
    </style:style>
    <style:style style:name="T63_50" style:family="text">
      <style:text-properties fo:font-style="italic" style:font-style-asian="italic" style:font-style-complex="italic"/>
    </style:style>
    <style:style style:name="T63_51" style:family="text">
      <style:text-properties fo:font-style="italic" style:font-style-asian="italic" style:font-style-complex="italic"/>
    </style:style>
    <style:style style:name="T63_52" style:family="text">
      <style:text-properties fo:font-style="italic" style:font-style-asian="italic" style:font-style-complex="italic"/>
    </style:style>
    <style:style style:name="T63_53" style:family="text">
      <style:text-properties fo:font-style="italic" style:font-style-asian="italic" style:font-style-complex="italic"/>
    </style:style>
    <style:style style:name="T63_54" style:family="text">
      <style:text-properties fo:font-style="italic" style:font-style-asian="italic" style:font-style-complex="italic"/>
    </style:style>
    <style:style style:name="T63_55" style:family="text">
      <style:text-properties fo:font-style="italic" style:font-style-asian="italic" style:font-style-complex="italic"/>
    </style:style>
    <style:style style:name="T63_56" style:family="text">
      <style:text-properties fo:font-style="italic" style:font-style-asian="italic" style:font-style-complex="italic"/>
    </style:style>
    <style:style style:name="T63_57" style:family="text">
      <style:text-properties fo:font-style="italic" style:font-style-asian="italic" style:font-style-complex="italic"/>
    </style:style>
    <style:style style:name="T63_58" style:family="text">
      <style:text-properties fo:font-style="italic" style:font-style-asian="italic" style:font-style-complex="italic"/>
    </style:style>
    <style:style style:name="T63_59" style:family="text">
      <style:text-properties fo:font-style="italic" style:font-style-asian="italic" style:font-style-complex="italic"/>
    </style:style>
    <style:style style:name="T63_60" style:family="text"/>
    <style:style style:name="T63_61" style:family="text">
      <style:text-properties fo:font-style="italic" style:font-style-asian="italic" style:font-style-complex="italic"/>
    </style:style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P64" style:family="paragraph" style:parent-style-name="Standard">
      <style:paragraph-properties fo:break-before="auto" fo:line-height="115%" fo:margin-left="0.847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>
      <style:text-properties fo:font-style="italic" style:font-style-asian="italic" style:font-style-complex="italic"/>
    </style:style>
    <style:style style:name="T64_44" style:family="text">
      <style:text-properties fo:font-style="italic" style:font-style-asian="italic" style:font-style-complex="italic"/>
    </style:style>
    <style:style style:name="T64_45" style:family="text">
      <style:text-properties fo:font-style="italic" style:font-style-asian="italic" style:font-style-complex="italic"/>
    </style:style>
    <style:style style:name="T64_46" style:family="text">
      <style:text-properties fo:font-style="italic" style:font-style-asian="italic" style:font-style-complex="italic"/>
    </style:style>
    <style:style style:name="T64_47" style:family="text">
      <style:text-properties fo:font-style="italic" style:font-style-asian="italic" style:font-style-complex="italic"/>
    </style:style>
    <style:style style:name="T64_48" style:family="text"/>
    <style:style style:name="T64_49" style:family="text">
      <style:text-properties fo:font-style="italic" style:font-style-asian="italic" style:font-style-complex="italic"/>
    </style:style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break-before="auto" fo:line-height="115%" fo:margin-left="0.847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>
      <style:text-properties fo:font-style="italic" style:font-style-asian="italic" style:font-style-complex="italic"/>
    </style:style>
    <style:style style:name="T65_58" style:family="text"/>
    <style:style style:name="T65_59" style:family="text">
      <style:text-properties fo:font-style="italic" style:font-style-asian="italic" style:font-style-complex="italic"/>
    </style:style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P66" style:family="paragraph" style:parent-style-name="Standard">
      <style:paragraph-properties fo:break-before="auto" fo:line-height="115%" fo:margin-left="0.84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>
      <style:text-properties fo:font-style="italic" style:font-style-asian="italic" style:font-style-complex="italic"/>
    </style:style>
    <style:style style:name="T66_62" style:family="text">
      <style:text-properties fo:font-style="italic" style:font-style-asian="italic" style:font-style-complex="italic"/>
    </style:style>
    <style:style style:name="T66_63" style:family="text">
      <style:text-properties fo:font-style="italic" style:font-style-asian="italic" style:font-style-complex="italic"/>
    </style:style>
    <style:style style:name="T66_64" style:family="text">
      <style:text-properties fo:font-style="italic" style:font-style-asian="italic" style:font-style-complex="italic"/>
    </style:style>
    <style:style style:name="T66_65" style:family="text">
      <style:text-properties fo:font-style="italic" style:font-style-asian="italic" style:font-style-complex="italic"/>
    </style:style>
    <style:style style:name="T66_66" style:family="text"/>
    <style:style style:name="T66_67" style:family="text">
      <style:text-properties fo:font-style="italic" style:font-style-asian="italic" style:font-style-complex="italic"/>
    </style:style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P67" style:family="paragraph" style:parent-style-name="Standard">
      <style:paragraph-properties fo:break-before="auto" fo:line-height="115%" fo:margin-left="0.84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>
      <style:text-properties fo:font-style="italic" style:font-style-asian="italic" style:font-style-complex="italic"/>
    </style:style>
    <style:style style:name="T67_44" style:family="text">
      <style:text-properties fo:font-style="italic" style:font-style-asian="italic" style:font-style-complex="italic"/>
    </style:style>
    <style:style style:name="T67_45" style:family="text">
      <style:text-properties fo:font-style="italic" style:font-style-asian="italic" style:font-style-complex="italic"/>
    </style:style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P68" style:family="paragraph" style:parent-style-name="Standard">
      <style:paragraph-properties fo:break-before="auto" fo:line-height="115%" fo:margin-left="0.84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>
      <style:text-properties fo:font-style="italic" style:font-style-asian="italic" style:font-style-complex="italic"/>
    </style:style>
    <style:style style:name="T68_42" style:family="text">
      <style:text-properties fo:font-style="italic" style:font-style-asian="italic" style:font-style-complex="italic"/>
    </style:style>
    <style:style style:name="T68_43" style:family="text">
      <style:text-properties fo:font-style="italic" style:font-style-asian="italic" style:font-style-complex="italic"/>
    </style:style>
    <style:style style:name="T68_44" style:family="text"/>
    <style:style style:name="T68_45" style:family="text">
      <style:text-properties fo:font-style="italic" style:font-style-asian="italic" style:font-style-complex="italic"/>
    </style:style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P69" style:family="paragraph" style:parent-style-name="Standard">
      <style:paragraph-properties fo:break-before="auto" fo:line-height="115%" fo:margin-left="0.84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>
      <style:text-properties fo:font-style="italic" style:font-style-asian="italic" style:font-style-complex="italic"/>
    </style:style>
    <style:style style:name="T69_56" style:family="text">
      <style:text-properties fo:font-style="italic" style:font-style-asian="italic" style:font-style-complex="italic"/>
    </style:style>
    <style:style style:name="T69_57" style:family="text">
      <style:text-properties fo:font-style="italic" style:font-style-asian="italic" style:font-style-complex="italic"/>
    </style:style>
    <style:style style:name="T69_58" style:family="text">
      <style:text-properties fo:font-style="italic" style:font-style-asian="italic" style:font-style-complex="italic"/>
    </style:style>
    <style:style style:name="T69_59" style:family="text">
      <style:text-properties fo:font-style="italic" style:font-style-asian="italic" style:font-style-complex="italic"/>
    </style:style>
    <style:style style:name="T69_60" style:family="text">
      <style:text-properties fo:font-style="italic" style:font-style-asian="italic" style:font-style-complex="italic"/>
    </style:style>
    <style:style style:name="T69_61" style:family="text">
      <style:text-properties fo:font-style="italic" style:font-style-asian="italic" style:font-style-complex="italic"/>
    </style:style>
    <style:style style:name="T69_62" style:family="text">
      <style:text-properties fo:font-style="italic" style:font-style-asian="italic" style:font-style-complex="italic"/>
    </style:style>
    <style:style style:name="T69_63" style:family="text">
      <style:text-properties fo:font-style="italic" style:font-style-asian="italic" style:font-style-complex="italic"/>
    </style:style>
    <style:style style:name="T69_64" style:family="text">
      <style:text-properties fo:font-style="italic" style:font-style-asian="italic" style:font-style-complex="italic"/>
    </style:style>
    <style:style style:name="T69_65" style:family="text">
      <style:text-properties fo:font-style="italic" style:font-style-asian="italic" style:font-style-complex="italic"/>
    </style:style>
    <style:style style:name="T69_66" style:family="text">
      <style:text-properties fo:font-style="italic" style:font-style-asian="italic" style:font-style-complex="italic"/>
    </style:style>
    <style:style style:name="T69_67" style:family="text">
      <style:text-properties fo:font-style="italic" style:font-style-asian="italic" style:font-style-complex="italic"/>
    </style:style>
    <style:style style:name="T69_68" style:family="text">
      <style:text-properties fo:font-style="italic" style:font-style-asian="italic" style:font-style-complex="italic"/>
    </style:style>
    <style:style style:name="T69_69" style:family="text">
      <style:text-properties fo:font-style="italic" style:font-style-asian="italic" style:font-style-complex="italic"/>
    </style:style>
    <style:style style:name="T69_70" style:family="text">
      <style:text-properties fo:font-style="italic" style:font-style-asian="italic" style:font-style-complex="italic"/>
    </style:style>
    <style:style style:name="T69_71" style:family="text">
      <style:text-properties fo:font-style="italic" style:font-style-asian="italic" style:font-style-complex="italic"/>
    </style:style>
    <style:style style:name="T69_72" style:family="text">
      <style:text-properties fo:font-style="italic" style:font-style-asian="italic" style:font-style-complex="italic"/>
    </style:style>
    <style:style style:name="T69_73" style:family="text">
      <style:text-properties fo:font-style="italic" style:font-style-asian="italic" style:font-style-complex="italic"/>
    </style:style>
    <style:style style:name="T69_74" style:family="text">
      <style:text-properties fo:font-style="italic" style:font-style-asian="italic" style:font-style-complex="italic"/>
    </style:style>
    <style:style style:name="T69_75" style:family="text">
      <style:text-properties fo:font-style="italic" style:font-style-asian="italic" style:font-style-complex="italic"/>
    </style:style>
    <style:style style:name="T69_76" style:family="text">
      <style:text-properties fo:font-style="italic" style:font-style-asian="italic" style:font-style-complex="italic"/>
    </style:style>
    <style:style style:name="T69_77" style:family="text">
      <style:text-properties fo:font-style="italic" style:font-style-asian="italic" style:font-style-complex="italic"/>
    </style:style>
    <style:style style:name="T69_78" style:family="text"/>
    <style:style style:name="T69_79" style:family="text">
      <style:text-properties fo:font-style="italic" style:font-style-asian="italic" style:font-style-complex="italic"/>
    </style:style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P70" style:family="paragraph" style:parent-style-name="Standard">
      <style:paragraph-properties fo:break-before="auto" fo:line-height="115%" fo:margin-left="0.847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>
      <style:text-properties fo:font-style="italic" style:font-style-asian="italic" style:font-style-complex="italic"/>
    </style:style>
    <style:style style:name="T70_40" style:family="text"/>
    <style:style style:name="T70_41" style:family="text">
      <style:text-properties fo:font-style="italic" style:font-style-asian="italic" style:font-style-complex="italic"/>
    </style:style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P71" style:family="paragraph" style:parent-style-name="Standard">
      <style:paragraph-properties fo:break-before="auto" fo:line-height="115%" fo:margin-left="0.847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>
      <style:text-properties fo:font-style="italic" style:font-style-asian="italic" style:font-style-complex="italic"/>
    </style:style>
    <style:style style:name="T71_46" style:family="text">
      <style:text-properties fo:font-style="italic" style:font-style-asian="italic" style:font-style-complex="italic"/>
    </style:style>
    <style:style style:name="T71_47" style:family="text">
      <style:text-properties fo:font-style="italic" style:font-style-asian="italic" style:font-style-complex="italic"/>
    </style:style>
    <style:style style:name="T71_48" style:family="text">
      <style:text-properties fo:font-style="italic" style:font-style-asian="italic" style:font-style-complex="italic"/>
    </style:style>
    <style:style style:name="T71_49" style:family="text">
      <style:text-properties fo:font-style="italic" style:font-style-asian="italic" style:font-style-complex="italic"/>
    </style:style>
    <style:style style:name="T71_50" style:family="text">
      <style:text-properties fo:font-style="italic" style:font-style-asian="italic" style:font-style-complex="italic"/>
    </style:style>
    <style:style style:name="T71_51" style:family="text">
      <style:text-properties fo:font-style="italic" style:font-style-asian="italic" style:font-style-complex="italic"/>
    </style:style>
    <style:style style:name="T71_52" style:family="text"/>
    <style:style style:name="T71_53" style:family="text">
      <style:text-properties fo:font-style="italic" style:font-style-asian="italic" style:font-style-complex="italic"/>
    </style:style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P72" style:family="paragraph" style:parent-style-name="Standard">
      <style:paragraph-properties fo:break-before="auto" fo:line-height="115%" fo:margin-left="0.847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>
      <style:text-properties fo:font-style="italic" style:font-style-asian="italic" style:font-style-complex="italic"/>
    </style:style>
    <style:style style:name="T72_32" style:family="text">
      <style:text-properties fo:font-style="italic" style:font-style-asian="italic" style:font-style-complex="italic"/>
    </style:style>
    <style:style style:name="T72_33" style:family="text">
      <style:text-properties fo:font-style="italic" style:font-style-asian="italic" style:font-style-complex="italic"/>
    </style:style>
    <style:style style:name="T72_34" style:family="text">
      <style:text-properties fo:font-style="italic" style:font-style-asian="italic" style:font-style-complex="italic"/>
    </style:style>
    <style:style style:name="T72_35" style:family="text">
      <style:text-properties fo:font-style="italic" style:font-style-asian="italic" style:font-style-complex="italic"/>
    </style:style>
    <style:style style:name="T72_36" style:family="text">
      <style:text-properties fo:font-style="italic" style:font-style-asian="italic" style:font-style-complex="italic"/>
    </style:style>
    <style:style style:name="T72_37" style:family="text">
      <style:text-properties fo:font-style="italic" style:font-style-asian="italic" style:font-style-complex="italic"/>
    </style:style>
    <style:style style:name="T72_38" style:family="text">
      <style:text-properties fo:font-style="italic" style:font-style-asian="italic" style:font-style-complex="italic"/>
    </style:style>
    <style:style style:name="T72_39" style:family="text">
      <style:text-properties fo:font-style="italic" style:font-style-asian="italic" style:font-style-complex="italic"/>
    </style:style>
    <style:style style:name="T72_40" style:family="text">
      <style:text-properties fo:font-style="italic" style:font-style-asian="italic" style:font-style-complex="italic"/>
    </style:style>
    <style:style style:name="T72_41" style:family="text">
      <style:text-properties fo:font-style="italic" style:font-style-asian="italic" style:font-style-complex="italic"/>
    </style:style>
    <style:style style:name="T72_42" style:family="text">
      <style:text-properties fo:font-style="italic" style:font-style-asian="italic" style:font-style-complex="italic"/>
    </style:style>
    <style:style style:name="T72_43" style:family="text">
      <style:text-properties fo:font-style="italic" style:font-style-asian="italic" style:font-style-complex="italic"/>
    </style:style>
    <style:style style:name="T72_44" style:family="text">
      <style:text-properties fo:font-style="italic" style:font-style-asian="italic" style:font-style-complex="italic"/>
    </style:style>
    <style:style style:name="T72_45" style:family="text">
      <style:text-properties fo:font-style="italic" style:font-style-asian="italic" style:font-style-complex="italic"/>
    </style:style>
    <style:style style:name="T72_46" style:family="text">
      <style:text-properties fo:font-style="italic" style:font-style-asian="italic" style:font-style-complex="italic"/>
    </style:style>
    <style:style style:name="T72_47" style:family="text">
      <style:text-properties fo:font-style="italic" style:font-style-asian="italic" style:font-style-complex="italic"/>
    </style:style>
    <style:style style:name="T72_48" style:family="text"/>
    <style:style style:name="T72_49" style:family="text">
      <style:text-properties fo:font-style="italic" style:font-style-asian="italic" style:font-style-complex="italic"/>
    </style:style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P73" style:family="paragraph" style:parent-style-name="Standard">
      <style:paragraph-properties fo:break-before="auto" fo:line-height="115%" fo:margin-left="0.847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>
      <style:text-properties fo:font-style="italic" style:font-style-asian="italic" style:font-style-complex="italic"/>
    </style:style>
    <style:style style:name="T73_32" style:family="text">
      <style:text-properties fo:font-style="italic" style:font-style-asian="italic" style:font-style-complex="italic"/>
    </style:style>
    <style:style style:name="T73_33" style:family="text">
      <style:text-properties fo:font-style="italic" style:font-style-asian="italic" style:font-style-complex="italic"/>
    </style:style>
    <style:style style:name="T73_34" style:family="text"/>
    <style:style style:name="T73_35" style:family="text">
      <style:text-properties fo:font-style="italic" style:font-style-asian="italic" style:font-style-complex="italic"/>
    </style:style>
    <style:style style:name="T73_36" style:family="text"/>
    <style:style style:name="T73_37" style:family="text"/>
    <style:style style:name="T73_38" style:family="text"/>
    <style:style style:name="P74" style:family="paragraph" style:parent-style-name="Standard">
      <style:paragraph-properties fo:break-before="auto" fo:line-height="115%" fo:margin-left="0.84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>
      <style:text-properties fo:font-style="italic" style:font-style-asian="italic" style:font-style-complex="italic"/>
    </style:style>
    <style:style style:name="T74_26" style:family="text">
      <style:text-properties fo:font-style="italic" style:font-style-asian="italic" style:font-style-complex="italic"/>
    </style:style>
    <style:style style:name="T74_27" style:family="text">
      <style:text-properties fo:font-style="italic" style:font-style-asian="italic" style:font-style-complex="italic"/>
    </style:style>
    <style:style style:name="T74_28" style:family="text">
      <style:text-properties fo:font-style="italic" style:font-style-asian="italic" style:font-style-complex="italic"/>
    </style:style>
    <style:style style:name="T74_29" style:family="text">
      <style:text-properties fo:font-style="italic" style:font-style-asian="italic" style:font-style-complex="italic"/>
    </style:style>
    <style:style style:name="T74_30" style:family="text">
      <style:text-properties fo:font-style="italic" style:font-style-asian="italic" style:font-style-complex="italic"/>
    </style:style>
    <style:style style:name="T74_31" style:family="text">
      <style:text-properties fo:font-style="italic" style:font-style-asian="italic" style:font-style-complex="italic"/>
    </style:style>
    <style:style style:name="T74_32" style:family="text"/>
    <style:style style:name="T74_33" style:family="text">
      <style:text-properties fo:font-style="italic" style:font-style-asian="italic" style:font-style-complex="italic"/>
    </style:style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P75" style:family="paragraph" style:parent-style-name="Standard">
      <style:paragraph-properties fo:break-before="auto" fo:line-height="115%" fo:margin-left="0.847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>
      <style:text-properties fo:font-style="italic" style:font-style-asian="italic" style:font-style-complex="italic"/>
    </style:style>
    <style:style style:name="T75_44" style:family="text">
      <style:text-properties fo:font-style="italic" style:font-style-asian="italic" style:font-style-complex="italic"/>
    </style:style>
    <style:style style:name="T75_45" style:family="text">
      <style:text-properties fo:font-style="italic" style:font-style-asian="italic" style:font-style-complex="italic"/>
    </style:style>
    <style:style style:name="T75_46" style:family="text"/>
    <style:style style:name="T75_47" style:family="text">
      <style:text-properties fo:font-style="italic" style:font-style-asian="italic" style:font-style-complex="italic"/>
    </style:style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P76" style:family="paragraph" style:parent-style-name="Standard">
      <style:paragraph-properties fo:break-before="auto" fo:line-height="115%" fo:margin-left="0.847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P77" style:family="paragraph" style:parent-style-name="Standard">
      <style:paragraph-properties fo:break-before="auto" fo:line-height="115%" fo:margin-left="0.847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>
      <style:text-properties fo:font-style="italic" style:font-style-asian="italic" style:font-style-complex="italic"/>
    </style:style>
    <style:style style:name="T77_44" style:family="text">
      <style:text-properties fo:font-style="italic" style:font-style-asian="italic" style:font-style-complex="italic"/>
    </style:style>
    <style:style style:name="T77_45" style:family="text">
      <style:text-properties fo:font-style="italic" style:font-style-asian="italic" style:font-style-complex="italic"/>
    </style:style>
    <style:style style:name="T77_46" style:family="text">
      <style:text-properties fo:font-style="italic" style:font-style-asian="italic" style:font-style-complex="italic"/>
    </style:style>
    <style:style style:name="T77_47" style:family="text">
      <style:text-properties fo:font-style="italic" style:font-style-asian="italic" style:font-style-complex="italic"/>
    </style:style>
    <style:style style:name="T77_48" style:family="text"/>
    <style:style style:name="T77_49" style:family="text">
      <style:text-properties fo:font-style="italic" style:font-style-asian="italic" style:font-style-complex="italic"/>
    </style:style>
    <style:style style:name="T77_50" style:family="text"/>
    <style:style style:name="T77_51" style:family="text"/>
    <style:style style:name="T77_52" style:family="text"/>
    <style:style style:name="P78" style:family="paragraph" style:parent-style-name="Standard">
      <style:paragraph-properties fo:break-before="auto" fo:line-height="115%" fo:margin-left="0.847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>
      <style:text-properties fo:font-style="italic" style:font-style-asian="italic" style:font-style-complex="italic"/>
    </style:style>
    <style:style style:name="T78_90" style:family="text">
      <style:text-properties fo:font-style="italic" style:font-style-asian="italic" style:font-style-complex="italic"/>
    </style:style>
    <style:style style:name="T78_91" style:family="text">
      <style:text-properties fo:font-style="italic" style:font-style-asian="italic" style:font-style-complex="italic"/>
    </style:style>
    <style:style style:name="T78_92" style:family="text">
      <style:text-properties fo:font-style="italic" style:font-style-asian="italic" style:font-style-complex="italic"/>
    </style:style>
    <style:style style:name="T78_93" style:family="text">
      <style:text-properties fo:font-style="italic" style:font-style-asian="italic" style:font-style-complex="italic"/>
    </style:style>
    <style:style style:name="T78_94" style:family="text"/>
    <style:style style:name="T78_95" style:family="text">
      <style:text-properties fo:font-style="italic" style:font-style-asian="italic" style:font-style-complex="italic"/>
    </style:style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P79" style:family="paragraph" style:parent-style-name="Standard">
      <style:paragraph-properties fo:break-before="auto" fo:line-height="115%" fo:margin-left="0.847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>
      <style:text-properties fo:font-style="italic" style:font-style-asian="italic" style:font-style-complex="italic"/>
    </style:style>
    <style:style style:name="T79_36" style:family="text">
      <style:text-properties fo:font-style="italic" style:font-style-asian="italic" style:font-style-complex="italic"/>
    </style:style>
    <style:style style:name="T79_37" style:family="text">
      <style:text-properties fo:font-style="italic" style:font-style-asian="italic" style:font-style-complex="italic"/>
    </style:style>
    <style:style style:name="T79_38" style:family="text">
      <style:text-properties fo:font-style="italic" style:font-style-asian="italic" style:font-style-complex="italic"/>
    </style:style>
    <style:style style:name="T79_39" style:family="text">
      <style:text-properties fo:font-style="italic" style:font-style-asian="italic" style:font-style-complex="italic"/>
    </style:style>
    <style:style style:name="T79_40" style:family="text">
      <style:text-properties fo:font-style="italic" style:font-style-asian="italic" style:font-style-complex="italic"/>
    </style:style>
    <style:style style:name="T79_41" style:family="text">
      <style:text-properties fo:font-style="italic" style:font-style-asian="italic" style:font-style-complex="italic"/>
    </style:style>
    <style:style style:name="T79_42" style:family="text">
      <style:text-properties fo:font-style="italic" style:font-style-asian="italic" style:font-style-complex="italic"/>
    </style:style>
    <style:style style:name="T79_43" style:family="text">
      <style:text-properties fo:font-style="italic" style:font-style-asian="italic" style:font-style-complex="italic"/>
    </style:style>
    <style:style style:name="T79_44" style:family="text"/>
    <style:style style:name="T79_45" style:family="text">
      <style:text-properties fo:font-style="italic" style:font-style-asian="italic" style:font-style-complex="italic"/>
    </style:style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P80" style:family="paragraph" style:parent-style-name="Standard">
      <style:paragraph-properties fo:break-before="auto" fo:line-height="115%" fo:margin-left="0.847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>
      <style:text-properties fo:font-style="italic" style:font-style-asian="italic" style:font-style-complex="italic"/>
    </style:style>
    <style:style style:name="T80_16" style:family="text"/>
    <style:style style:name="T80_17" style:family="text">
      <style:text-properties fo:font-style="italic" style:font-style-asian="italic" style:font-style-complex="italic"/>
    </style:style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P81" style:family="paragraph" style:parent-style-name="Standard">
      <style:paragraph-properties fo:break-before="auto" fo:line-height="115%" fo:margin-left="0.847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>
      <style:text-properties fo:font-style="italic" style:font-style-asian="italic" style:font-style-complex="italic"/>
    </style:style>
    <style:style style:name="T81_60" style:family="text">
      <style:text-properties fo:font-style="italic" style:font-style-asian="italic" style:font-style-complex="italic"/>
    </style:style>
    <style:style style:name="T81_61" style:family="text">
      <style:text-properties fo:font-style="italic" style:font-style-asian="italic" style:font-style-complex="italic"/>
    </style:style>
    <style:style style:name="T81_62" style:family="text"/>
    <style:style style:name="T81_63" style:family="text">
      <style:text-properties fo:font-style="italic" style:font-style-asian="italic" style:font-style-complex="italic"/>
    </style:style>
    <style:style style:name="T81_64" style:family="text"/>
    <style:style style:name="T81_65" style:family="text"/>
    <style:style style:name="T81_66" style:family="text"/>
    <style:style style:name="P82" style:family="paragraph" style:parent-style-name="Standard">
      <style:paragraph-properties fo:break-before="auto" fo:line-height="115%" fo:margin-left="0.847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>
      <style:text-properties fo:font-style="italic" style:font-style-asian="italic" style:font-style-complex="italic"/>
    </style:style>
    <style:style style:name="T82_50" style:family="text"/>
    <style:style style:name="T82_51" style:family="text">
      <style:text-properties fo:font-style="italic" style:font-style-asian="italic" style:font-style-complex="italic"/>
    </style:style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P83" style:family="paragraph" style:parent-style-name="Standard">
      <style:paragraph-properties fo:break-before="auto" fo:line-height="115%" fo:margin-left="0.847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>
      <style:text-properties fo:font-style="italic" style:font-style-asian="italic" style:font-style-complex="italic"/>
    </style:style>
    <style:style style:name="T83_40" style:family="text"/>
    <style:style style:name="T83_41" style:family="text">
      <style:text-properties fo:font-style="italic" style:font-style-asian="italic" style:font-style-complex="italic"/>
    </style:style>
    <style:style style:name="T83_42" style:family="text"/>
    <style:style style:name="T83_43" style:family="text"/>
    <style:style style:name="T83_44" style:family="text"/>
    <style:style style:name="P84" style:family="paragraph" style:parent-style-name="Standard">
      <style:paragraph-properties fo:break-before="auto" fo:line-height="115%" fo:margin-left="0.847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>
      <style:text-properties fo:font-style="italic" style:font-style-asian="italic" style:font-style-complex="italic"/>
    </style:style>
    <style:style style:name="T84_32" style:family="text">
      <style:text-properties fo:font-style="italic" style:font-style-asian="italic" style:font-style-complex="italic"/>
    </style:style>
    <style:style style:name="T84_33" style:family="text">
      <style:text-properties fo:font-style="italic" style:font-style-asian="italic" style:font-style-complex="italic"/>
    </style:style>
    <style:style style:name="T84_34" style:family="text">
      <style:text-properties fo:font-style="italic" style:font-style-asian="italic" style:font-style-complex="italic"/>
    </style:style>
    <style:style style:name="T84_35" style:family="text">
      <style:text-properties fo:font-style="italic" style:font-style-asian="italic" style:font-style-complex="italic"/>
    </style:style>
    <style:style style:name="T84_36" style:family="text">
      <style:text-properties fo:font-style="italic" style:font-style-asian="italic" style:font-style-complex="italic"/>
    </style:style>
    <style:style style:name="T84_37" style:family="text">
      <style:text-properties fo:font-style="italic" style:font-style-asian="italic" style:font-style-complex="italic"/>
    </style:style>
    <style:style style:name="T84_38" style:family="text">
      <style:text-properties fo:font-style="italic" style:font-style-asian="italic" style:font-style-complex="italic"/>
    </style:style>
    <style:style style:name="T84_39" style:family="text">
      <style:text-properties fo:font-style="italic" style:font-style-asian="italic" style:font-style-complex="italic"/>
    </style:style>
    <style:style style:name="T84_40" style:family="text">
      <style:text-properties fo:font-style="italic" style:font-style-asian="italic" style:font-style-complex="italic"/>
    </style:style>
    <style:style style:name="T84_41" style:family="text">
      <style:text-properties fo:font-style="italic" style:font-style-asian="italic" style:font-style-complex="italic"/>
    </style:style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fo:margin-left="0.847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>
      <style:text-properties fo:font-style="italic" style:font-style-asian="italic" style:font-style-complex="italic"/>
    </style:style>
    <style:style style:name="T85_32" style:family="text"/>
    <style:style style:name="T85_33" style:family="text"/>
    <style:style style:name="T85_34" style:family="text"/>
    <style:style style:name="P86" style:family="paragraph" style:parent-style-name="Standard">
      <style:paragraph-properties fo:break-before="auto" fo:line-height="115%" fo:margin-left="0.847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>
      <style:text-properties fo:font-style="italic" style:font-style-asian="italic" style:font-style-complex="italic"/>
    </style:style>
    <style:style style:name="T86_44" style:family="text">
      <style:text-properties fo:font-style="italic" style:font-style-asian="italic" style:font-style-complex="italic"/>
    </style:style>
    <style:style style:name="T86_45" style:family="text">
      <style:text-properties fo:font-style="italic" style:font-style-asian="italic" style:font-style-complex="italic"/>
    </style:style>
    <style:style style:name="T86_46" style:family="text">
      <style:text-properties fo:font-style="italic" style:font-style-asian="italic" style:font-style-complex="italic"/>
    </style:style>
    <style:style style:name="T86_47" style:family="text">
      <style:text-properties fo:font-style="italic" style:font-style-asian="italic" style:font-style-complex="italic"/>
    </style:style>
    <style:style style:name="T86_48" style:family="text">
      <style:text-properties fo:font-style="italic" style:font-style-asian="italic" style:font-style-complex="italic"/>
    </style:style>
    <style:style style:name="T86_49" style:family="text"/>
    <style:style style:name="T86_50" style:family="text">
      <style:text-properties fo:font-style="italic" style:font-style-asian="italic" style:font-style-complex="italic"/>
    </style:style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P87" style:family="paragraph" style:parent-style-name="Standard">
      <style:paragraph-properties fo:break-before="auto" fo:line-height="115%" fo:margin-left="0.847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>
      <style:text-properties fo:font-style="italic" style:font-style-asian="italic" style:font-style-complex="italic"/>
    </style:style>
    <style:style style:name="T87_30" style:family="text">
      <style:text-properties fo:font-style="italic" style:font-style-asian="italic" style:font-style-complex="italic"/>
    </style:style>
    <style:style style:name="T87_31" style:family="text">
      <style:text-properties fo:font-style="italic" style:font-style-asian="italic" style:font-style-complex="italic"/>
    </style:style>
    <style:style style:name="T87_32" style:family="text">
      <style:text-properties fo:font-style="italic" style:font-style-asian="italic" style:font-style-complex="italic"/>
    </style:style>
    <style:style style:name="T87_33" style:family="text">
      <style:text-properties fo:font-style="italic" style:font-style-asian="italic" style:font-style-complex="italic"/>
    </style:style>
    <style:style style:name="T87_34" style:family="text">
      <style:text-properties fo:font-style="italic" style:font-style-asian="italic" style:font-style-complex="italic"/>
    </style:style>
    <style:style style:name="T87_35" style:family="text">
      <style:text-properties fo:font-style="italic" style:font-style-asian="italic" style:font-style-complex="italic"/>
    </style:style>
    <style:style style:name="T87_36" style:family="text">
      <style:text-properties fo:font-style="italic" style:font-style-asian="italic" style:font-style-complex="italic"/>
    </style:style>
    <style:style style:name="T87_37" style:family="text">
      <style:text-properties fo:font-style="italic" style:font-style-asian="italic" style:font-style-complex="italic"/>
    </style:style>
    <style:style style:name="T87_38" style:family="text"/>
    <style:style style:name="T87_39" style:family="text">
      <style:text-properties fo:font-style="italic" style:font-style-asian="italic" style:font-style-complex="italic"/>
    </style:style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P88" style:family="paragraph" style:parent-style-name="Standard">
      <style:paragraph-properties fo:break-before="auto" fo:line-height="115%" fo:margin-left="0.847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>
      <style:text-properties fo:font-style="italic" style:font-style-asian="italic" style:font-style-complex="italic"/>
    </style:style>
    <style:style style:name="T88_28" style:family="text">
      <style:text-properties fo:font-style="italic" style:font-style-asian="italic" style:font-style-complex="italic"/>
    </style:style>
    <style:style style:name="T88_29" style:family="text">
      <style:text-properties fo:font-style="italic" style:font-style-asian="italic" style:font-style-complex="italic"/>
    </style:style>
    <style:style style:name="T88_30" style:family="text">
      <style:text-properties fo:font-style="italic" style:font-style-asian="italic" style:font-style-complex="italic"/>
    </style:style>
    <style:style style:name="T88_31" style:family="text">
      <style:text-properties fo:font-style="italic" style:font-style-asian="italic" style:font-style-complex="italic"/>
    </style:style>
    <style:style style:name="T88_32" style:family="text">
      <style:text-properties fo:font-style="italic" style:font-style-asian="italic" style:font-style-complex="italic"/>
    </style:style>
    <style:style style:name="T88_33" style:family="text">
      <style:text-properties fo:font-style="italic" style:font-style-asian="italic" style:font-style-complex="italic"/>
    </style:style>
    <style:style style:name="T88_34" style:family="text"/>
    <style:style style:name="T88_35" style:family="text">
      <style:text-properties fo:font-style="italic" style:font-style-asian="italic" style:font-style-complex="italic"/>
    </style:style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P89" style:family="paragraph" style:parent-style-name="Standard">
      <style:paragraph-properties fo:break-before="auto" fo:line-height="115%" fo:margin-left="0.847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>
      <style:text-properties fo:font-style="italic" style:font-style-asian="italic" style:font-style-complex="italic"/>
    </style:style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P90" style:family="paragraph" style:parent-style-name="Standard">
      <style:paragraph-properties fo:break-before="auto" fo:line-height="115%" fo:margin-left="0.847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>
      <style:text-properties fo:font-style="italic" style:font-style-asian="italic" style:font-style-complex="italic"/>
    </style:style>
    <style:style style:name="T90_52" style:family="text">
      <style:text-properties fo:font-style="italic" style:font-style-asian="italic" style:font-style-complex="italic"/>
    </style:style>
    <style:style style:name="T90_53" style:family="text">
      <style:text-properties fo:font-style="italic" style:font-style-asian="italic" style:font-style-complex="italic"/>
    </style:style>
    <style:style style:name="T90_54" style:family="text">
      <style:text-properties fo:font-style="italic" style:font-style-asian="italic" style:font-style-complex="italic"/>
    </style:style>
    <style:style style:name="T90_55" style:family="text">
      <style:text-properties fo:font-style="italic" style:font-style-asian="italic" style:font-style-complex="italic"/>
    </style:style>
    <style:style style:name="T90_56" style:family="text">
      <style:text-properties fo:font-style="italic" style:font-style-asian="italic" style:font-style-complex="italic"/>
    </style:style>
    <style:style style:name="T90_57" style:family="text">
      <style:text-properties fo:font-style="italic" style:font-style-asian="italic" style:font-style-complex="italic"/>
    </style:style>
    <style:style style:name="T90_58" style:family="text"/>
    <style:style style:name="T90_59" style:family="text">
      <style:text-properties fo:font-style="italic" style:font-style-asian="italic" style:font-style-complex="italic"/>
    </style:style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/>
    <style:style style:name="T90_65" style:family="text"/>
    <style:style style:name="T90_66" style:family="text"/>
    <style:style style:name="P91" style:family="paragraph" style:parent-style-name="Standard">
      <style:paragraph-properties fo:break-before="auto" fo:line-height="115%" fo:margin-left="0.847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>
      <style:text-properties fo:font-style="italic" style:font-style-asian="italic" style:font-style-complex="italic"/>
    </style:style>
    <style:style style:name="T91_50" style:family="text">
      <style:text-properties fo:font-style="italic" style:font-style-asian="italic" style:font-style-complex="italic"/>
    </style:style>
    <style:style style:name="T91_51" style:family="text">
      <style:text-properties fo:font-style="italic" style:font-style-asian="italic" style:font-style-complex="italic"/>
    </style:style>
    <style:style style:name="T91_52" style:family="text">
      <style:text-properties fo:font-style="italic" style:font-style-asian="italic" style:font-style-complex="italic"/>
    </style:style>
    <style:style style:name="T91_53" style:family="text">
      <style:text-properties fo:font-style="italic" style:font-style-asian="italic" style:font-style-complex="italic"/>
    </style:style>
    <style:style style:name="T91_54" style:family="text">
      <style:text-properties fo:font-style="italic" style:font-style-asian="italic" style:font-style-complex="italic"/>
    </style:style>
    <style:style style:name="T91_55" style:family="text"/>
    <style:style style:name="T91_56" style:family="text">
      <style:text-properties fo:font-style="italic" style:font-style-asian="italic" style:font-style-complex="italic"/>
    </style:style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P92" style:family="paragraph" style:parent-style-name="Standard">
      <style:paragraph-properties fo:break-before="auto" fo:line-height="115%" fo:margin-left="0.847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>
      <style:text-properties fo:font-style="italic" style:font-style-asian="italic" style:font-style-complex="italic"/>
    </style:style>
    <style:style style:name="T92_38" style:family="text"/>
    <style:style style:name="T92_39" style:family="text">
      <style:text-properties fo:font-style="italic" style:font-style-asian="italic" style:font-style-complex="italic"/>
    </style:style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P93" style:family="paragraph" style:parent-style-name="Standard">
      <style:paragraph-properties fo:break-before="auto" fo:line-height="115%" fo:margin-left="0.847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>
      <style:text-properties fo:font-style="italic" style:font-style-asian="italic" style:font-style-complex="italic"/>
    </style:style>
    <style:style style:name="T93_26" style:family="text">
      <style:text-properties fo:font-style="italic" style:font-style-asian="italic" style:font-style-complex="italic"/>
    </style:style>
    <style:style style:name="T93_27" style:family="text">
      <style:text-properties fo:font-style="italic" style:font-style-asian="italic" style:font-style-complex="italic"/>
    </style:style>
    <style:style style:name="T93_28" style:family="text">
      <style:text-properties fo:font-style="italic" style:font-style-asian="italic" style:font-style-complex="italic"/>
    </style:style>
    <style:style style:name="T93_29" style:family="text">
      <style:text-properties fo:font-style="italic" style:font-style-asian="italic" style:font-style-complex="italic"/>
    </style:style>
    <style:style style:name="T93_30" style:family="text">
      <style:text-properties fo:font-style="italic" style:font-style-asian="italic" style:font-style-complex="italic"/>
    </style:style>
    <style:style style:name="T93_31" style:family="text"/>
    <style:style style:name="T93_32" style:family="text">
      <style:text-properties fo:font-style="italic" style:font-style-asian="italic" style:font-style-complex="italic"/>
    </style:style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P94" style:family="paragraph" style:parent-style-name="Standard">
      <style:paragraph-properties fo:break-before="auto" fo:line-height="115%" fo:margin-left="0.847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>
      <style:text-properties fo:font-style="italic" style:font-style-asian="italic" style:font-style-complex="italic"/>
    </style:style>
    <style:style style:name="T94_52" style:family="text">
      <style:text-properties fo:font-style="italic" style:font-style-asian="italic" style:font-style-complex="italic"/>
    </style:style>
    <style:style style:name="T94_53" style:family="text">
      <style:text-properties fo:font-style="italic" style:font-style-asian="italic" style:font-style-complex="italic"/>
    </style:style>
    <style:style style:name="T94_54" style:family="text">
      <style:text-properties fo:font-style="italic" style:font-style-asian="italic" style:font-style-complex="italic"/>
    </style:style>
    <style:style style:name="T94_55" style:family="text">
      <style:text-properties fo:font-style="italic" style:font-style-asian="italic" style:font-style-complex="italic"/>
    </style:style>
    <style:style style:name="T94_56" style:family="text"/>
    <style:style style:name="T94_57" style:family="text">
      <style:text-properties fo:font-style="italic" style:font-style-asian="italic" style:font-style-complex="italic"/>
    </style:style>
    <style:style style:name="T94_58" style:family="text"/>
    <style:style style:name="T94_59" style:family="text"/>
    <style:style style:name="T94_60" style:family="text"/>
    <style:style style:name="P95" style:family="paragraph" style:parent-style-name="Standard">
      <style:paragraph-properties fo:break-before="auto" fo:line-height="115%" fo:margin-left="0.847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>
      <style:text-properties fo:font-style="italic" style:font-style-asian="italic" style:font-style-complex="italic"/>
    </style:style>
    <style:style style:name="T95_64" style:family="text">
      <style:text-properties fo:font-style="italic" style:font-style-asian="italic" style:font-style-complex="italic"/>
    </style:style>
    <style:style style:name="T95_65" style:family="text">
      <style:text-properties fo:font-style="italic" style:font-style-asian="italic" style:font-style-complex="italic"/>
    </style:style>
    <style:style style:name="T95_66" style:family="text"/>
    <style:style style:name="T95_67" style:family="text">
      <style:text-properties fo:font-style="italic" style:font-style-asian="italic" style:font-style-complex="italic"/>
    </style:style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P96" style:family="paragraph" style:parent-style-name="Standard">
      <style:paragraph-properties fo:break-before="auto" fo:line-height="115%" fo:margin-left="0.847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>
      <style:text-properties fo:font-style="italic" style:font-style-asian="italic" style:font-style-complex="italic"/>
    </style:style>
    <style:style style:name="T96_42" style:family="text">
      <style:text-properties fo:font-style="italic" style:font-style-asian="italic" style:font-style-complex="italic"/>
    </style:style>
    <style:style style:name="T96_43" style:family="text">
      <style:text-properties fo:font-style="italic" style:font-style-asian="italic" style:font-style-complex="italic"/>
    </style:style>
    <style:style style:name="T96_44" style:family="text">
      <style:text-properties fo:font-style="italic" style:font-style-asian="italic" style:font-style-complex="italic"/>
    </style:style>
    <style:style style:name="T96_45" style:family="text">
      <style:text-properties fo:font-style="italic" style:font-style-asian="italic" style:font-style-complex="italic"/>
    </style:style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P97" style:family="paragraph" style:parent-style-name="Standard">
      <style:paragraph-properties fo:break-before="auto" fo:line-height="115%" fo:margin-left="0.847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>
      <style:text-properties fo:font-style="italic" style:font-style-asian="italic" style:font-style-complex="italic"/>
    </style:style>
    <style:style style:name="T97_42" style:family="text">
      <style:text-properties fo:font-style="italic" style:font-style-asian="italic" style:font-style-complex="italic"/>
    </style:style>
    <style:style style:name="T97_43" style:family="text">
      <style:text-properties fo:font-style="italic" style:font-style-asian="italic" style:font-style-complex="italic"/>
    </style:style>
    <style:style style:name="T97_44" style:family="text">
      <style:text-properties fo:font-style="italic" style:font-style-asian="italic" style:font-style-complex="italic"/>
    </style:style>
    <style:style style:name="T97_45" style:family="text">
      <style:text-properties fo:font-style="italic" style:font-style-asian="italic" style:font-style-complex="italic"/>
    </style:style>
    <style:style style:name="T97_46" style:family="text"/>
    <style:style style:name="T97_47" style:family="text">
      <style:text-properties fo:font-style="italic" style:font-style-asian="italic" style:font-style-complex="italic"/>
    </style:style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P98" style:family="paragraph" style:parent-style-name="Standard">
      <style:paragraph-properties fo:break-before="auto" fo:line-height="115%" fo:margin-left="0.847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>
      <style:text-properties fo:font-style="italic" style:font-style-asian="italic" style:font-style-complex="italic"/>
    </style:style>
    <style:style style:name="T98_60" style:family="text">
      <style:text-properties fo:font-style="italic" style:font-style-asian="italic" style:font-style-complex="italic"/>
    </style:style>
    <style:style style:name="T98_61" style:family="text">
      <style:text-properties fo:font-style="italic" style:font-style-asian="italic" style:font-style-complex="italic"/>
    </style:style>
    <style:style style:name="T98_62" style:family="text">
      <style:text-properties fo:font-style="italic" style:font-style-asian="italic" style:font-style-complex="italic"/>
    </style:style>
    <style:style style:name="T98_63" style:family="text">
      <style:text-properties fo:font-style="italic" style:font-style-asian="italic" style:font-style-complex="italic"/>
    </style:style>
    <style:style style:name="T98_64" style:family="text">
      <style:text-properties fo:font-style="italic" style:font-style-asian="italic" style:font-style-complex="italic"/>
    </style:style>
    <style:style style:name="T98_65" style:family="text">
      <style:text-properties fo:font-style="italic" style:font-style-asian="italic" style:font-style-complex="italic"/>
    </style:style>
    <style:style style:name="T98_66" style:family="text"/>
    <style:style style:name="T98_67" style:family="text">
      <style:text-properties fo:font-style="italic" style:font-style-asian="italic" style:font-style-complex="italic"/>
    </style:style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P99" style:family="paragraph" style:parent-style-name="Standard">
      <style:paragraph-properties fo:break-before="auto" fo:line-height="115%" fo:margin-left="0.847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>
      <style:text-properties fo:font-style="italic" style:font-style-asian="italic" style:font-style-complex="italic"/>
    </style:style>
    <style:style style:name="T99_42" style:family="text">
      <style:text-properties fo:font-style="italic" style:font-style-asian="italic" style:font-style-complex="italic"/>
    </style:style>
    <style:style style:name="T99_43" style:family="text">
      <style:text-properties fo:font-style="italic" style:font-style-asian="italic" style:font-style-complex="italic"/>
    </style:style>
    <style:style style:name="T99_44" style:family="text">
      <style:text-properties fo:font-style="italic" style:font-style-asian="italic" style:font-style-complex="italic"/>
    </style:style>
    <style:style style:name="T99_45" style:family="text">
      <style:text-properties fo:font-style="italic" style:font-style-asian="italic" style:font-style-complex="italic"/>
    </style:style>
    <style:style style:name="T99_46" style:family="text">
      <style:text-properties fo:font-style="italic" style:font-style-asian="italic" style:font-style-complex="italic"/>
    </style:style>
    <style:style style:name="T99_47" style:family="text">
      <style:text-properties fo:font-style="italic" style:font-style-asian="italic" style:font-style-complex="italic"/>
    </style:style>
    <style:style style:name="T99_48" style:family="text">
      <style:text-properties fo:font-style="italic" style:font-style-asian="italic" style:font-style-complex="italic"/>
    </style:style>
    <style:style style:name="T99_49" style:family="text">
      <style:text-properties fo:font-style="italic" style:font-style-asian="italic" style:font-style-complex="italic"/>
    </style:style>
    <style:style style:name="T99_50" style:family="text">
      <style:text-properties fo:font-style="italic" style:font-style-asian="italic" style:font-style-complex="italic"/>
    </style:style>
    <style:style style:name="T99_51" style:family="text">
      <style:text-properties fo:font-style="italic" style:font-style-asian="italic" style:font-style-complex="italic"/>
    </style:style>
    <style:style style:name="T99_52" style:family="text">
      <style:text-properties fo:font-style="italic" style:font-style-asian="italic" style:font-style-complex="italic"/>
    </style:style>
    <style:style style:name="T99_53" style:family="text">
      <style:text-properties fo:font-style="italic" style:font-style-asian="italic" style:font-style-complex="italic"/>
    </style:style>
    <style:style style:name="T99_54" style:family="text">
      <style:text-properties fo:font-style="italic" style:font-style-asian="italic" style:font-style-complex="italic"/>
    </style:style>
    <style:style style:name="T99_55" style:family="text">
      <style:text-properties fo:font-style="italic" style:font-style-asian="italic" style:font-style-complex="italic"/>
    </style:style>
    <style:style style:name="T99_56" style:family="text">
      <style:text-properties fo:font-style="italic" style:font-style-asian="italic" style:font-style-complex="italic"/>
    </style:style>
    <style:style style:name="T99_57" style:family="text">
      <style:text-properties fo:font-style="italic" style:font-style-asian="italic" style:font-style-complex="italic"/>
    </style:style>
    <style:style style:name="T99_58" style:family="text">
      <style:text-properties fo:font-style="italic" style:font-style-asian="italic" style:font-style-complex="italic"/>
    </style:style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P100" style:family="paragraph" style:parent-style-name="Standard">
      <style:paragraph-properties fo:break-before="auto" fo:line-height="115%" fo:margin-left="0.847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>
      <style:text-properties fo:font-style="italic" style:font-style-asian="italic" style:font-style-complex="italic"/>
    </style:style>
    <style:style style:name="T100_50" style:family="text">
      <style:text-properties fo:font-style="italic" style:font-style-asian="italic" style:font-style-complex="italic"/>
    </style:style>
    <style:style style:name="T100_51" style:family="text">
      <style:text-properties fo:font-style="italic" style:font-style-asian="italic" style:font-style-complex="italic"/>
    </style:style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P101" style:family="paragraph" style:parent-style-name="Standard">
      <style:paragraph-properties fo:break-before="auto" fo:line-height="115%" fo:margin-left="0.847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>
      <style:text-properties fo:font-style="italic" style:font-style-asian="italic" style:font-style-complex="italic"/>
    </style:style>
    <style:style style:name="T101_26" style:family="text">
      <style:text-properties fo:font-style="italic" style:font-style-asian="italic" style:font-style-complex="italic"/>
    </style:style>
    <style:style style:name="T101_27" style:family="text">
      <style:text-properties fo:font-style="italic" style:font-style-asian="italic" style:font-style-complex="italic"/>
    </style:style>
    <style:style style:name="T101_28" style:family="text">
      <style:text-properties fo:font-style="italic" style:font-style-asian="italic" style:font-style-complex="italic"/>
    </style:style>
    <style:style style:name="T101_29" style:family="text">
      <style:text-properties fo:font-style="italic" style:font-style-asian="italic" style:font-style-complex="italic"/>
    </style:style>
    <style:style style:name="T101_30" style:family="text">
      <style:text-properties fo:font-style="italic" style:font-style-asian="italic" style:font-style-complex="italic"/>
    </style:style>
    <style:style style:name="T101_31" style:family="text">
      <style:text-properties fo:font-style="italic" style:font-style-asian="italic" style:font-style-complex="italic"/>
    </style:style>
    <style:style style:name="T101_32" style:family="text">
      <style:text-properties fo:font-style="italic" style:font-style-asian="italic" style:font-style-complex="italic"/>
    </style:style>
    <style:style style:name="T101_33" style:family="text">
      <style:text-properties fo:font-style="italic" style:font-style-asian="italic" style:font-style-complex="italic"/>
    </style:style>
    <style:style style:name="T101_34" style:family="text">
      <style:text-properties fo:font-style="italic" style:font-style-asian="italic" style:font-style-complex="italic"/>
    </style:style>
    <style:style style:name="T101_35" style:family="text">
      <style:text-properties fo:font-style="italic" style:font-style-asian="italic" style:font-style-complex="italic"/>
    </style:style>
    <style:style style:name="T101_36" style:family="text">
      <style:text-properties fo:font-style="italic" style:font-style-asian="italic" style:font-style-complex="italic"/>
    </style:style>
    <style:style style:name="T101_37" style:family="text">
      <style:text-properties fo:font-style="italic" style:font-style-asian="italic" style:font-style-complex="italic"/>
    </style:style>
    <style:style style:name="T101_38" style:family="text">
      <style:text-properties fo:font-style="italic" style:font-style-asian="italic" style:font-style-complex="italic"/>
    </style:style>
    <style:style style:name="T101_39" style:family="text">
      <style:text-properties fo:font-style="italic" style:font-style-asian="italic" style:font-style-complex="italic"/>
    </style:style>
    <style:style style:name="T101_40" style:family="text">
      <style:text-properties fo:font-style="italic" style:font-style-asian="italic" style:font-style-complex="italic"/>
    </style:style>
    <style:style style:name="T101_41" style:family="text">
      <style:text-properties fo:font-style="italic" style:font-style-asian="italic" style:font-style-complex="italic"/>
    </style:style>
    <style:style style:name="T101_42" style:family="text">
      <style:text-properties fo:font-style="italic" style:font-style-asian="italic" style:font-style-complex="italic"/>
    </style:style>
    <style:style style:name="T101_43" style:family="text">
      <style:text-properties fo:font-style="italic" style:font-style-asian="italic" style:font-style-complex="italic"/>
    </style:style>
    <style:style style:name="T101_44" style:family="text">
      <style:text-properties fo:font-style="italic" style:font-style-asian="italic" style:font-style-complex="italic"/>
    </style:style>
    <style:style style:name="T101_45" style:family="text">
      <style:text-properties fo:font-style="italic" style:font-style-asian="italic" style:font-style-complex="italic"/>
    </style:style>
    <style:style style:name="T101_46" style:family="text">
      <style:text-properties fo:font-style="italic" style:font-style-asian="italic" style:font-style-complex="italic"/>
    </style:style>
    <style:style style:name="T101_47" style:family="text">
      <style:text-properties fo:font-style="italic" style:font-style-asian="italic" style:font-style-complex="italic"/>
    </style:style>
    <style:style style:name="T101_48" style:family="text">
      <style:text-properties fo:font-style="italic" style:font-style-asian="italic" style:font-style-complex="italic"/>
    </style:style>
    <style:style style:name="T101_49" style:family="text">
      <style:text-properties fo:font-style="italic" style:font-style-asian="italic" style:font-style-complex="italic"/>
    </style:style>
    <style:style style:name="T101_50" style:family="text"/>
    <style:style style:name="T101_51" style:family="text">
      <style:text-properties fo:font-style="italic" style:font-style-asian="italic" style:font-style-complex="italic"/>
    </style:style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P102" style:family="paragraph" style:parent-style-name="Standard">
      <style:paragraph-properties fo:break-before="auto" fo:line-height="115%" fo:margin-left="0.847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P103" style:family="paragraph" style:parent-style-name="Standard">
      <style:paragraph-properties fo:break-before="auto" fo:line-height="115%" fo:margin-left="0.847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>
      <style:text-properties fo:font-style="italic" style:font-style-asian="italic" style:font-style-complex="italic"/>
    </style:style>
    <style:style style:name="T103_72" style:family="text">
      <style:text-properties fo:font-style="italic" style:font-style-asian="italic" style:font-style-complex="italic"/>
    </style:style>
    <style:style style:name="T103_73" style:family="text">
      <style:text-properties fo:font-style="italic" style:font-style-asian="italic" style:font-style-complex="italic"/>
    </style:style>
    <style:style style:name="T103_74" style:family="text">
      <style:text-properties fo:font-style="italic" style:font-style-asian="italic" style:font-style-complex="italic"/>
    </style:style>
    <style:style style:name="T103_75" style:family="text">
      <style:text-properties fo:font-style="italic" style:font-style-asian="italic" style:font-style-complex="italic"/>
    </style:style>
    <style:style style:name="T103_76" style:family="text"/>
    <style:style style:name="T103_77" style:family="text">
      <style:text-properties fo:font-style="italic" style:font-style-asian="italic" style:font-style-complex="italic"/>
    </style:style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P104" style:family="paragraph" style:parent-style-name="Standard">
      <style:paragraph-properties fo:break-before="auto" fo:line-height="115%" fo:margin-left="0.847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>
      <style:text-properties fo:font-style="italic" style:font-style-asian="italic" style:font-style-complex="italic"/>
    </style:style>
    <style:style style:name="T104_32" style:family="text">
      <style:text-properties fo:font-style="italic" style:font-style-asian="italic" style:font-style-complex="italic"/>
    </style:style>
    <style:style style:name="T104_33" style:family="text">
      <style:text-properties fo:font-style="italic" style:font-style-asian="italic" style:font-style-complex="italic"/>
    </style:style>
    <style:style style:name="T104_34" style:family="text"/>
    <style:style style:name="P105" style:family="paragraph" style:parent-style-name="Standard">
      <style:paragraph-properties fo:break-before="auto" fo:line-height="115%" fo:margin-left="0.847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>
      <style:text-properties fo:font-style="italic" style:font-style-asian="italic" style:font-style-complex="italic"/>
    </style:style>
    <style:style style:name="T105_30" style:family="text">
      <style:text-properties fo:font-style="italic" style:font-style-asian="italic" style:font-style-complex="italic"/>
    </style:style>
    <style:style style:name="T105_31" style:family="text">
      <style:text-properties fo:font-style="italic" style:font-style-asian="italic" style:font-style-complex="italic"/>
    </style:style>
    <style:style style:name="T105_32" style:family="text">
      <style:text-properties fo:font-style="italic" style:font-style-asian="italic" style:font-style-complex="italic"/>
    </style:style>
    <style:style style:name="T105_33" style:family="text">
      <style:text-properties fo:font-style="italic" style:font-style-asian="italic" style:font-style-complex="italic"/>
    </style:style>
    <style:style style:name="T105_34" style:family="text">
      <style:text-properties fo:font-style="italic" style:font-style-asian="italic" style:font-style-complex="italic"/>
    </style:style>
    <style:style style:name="T105_35" style:family="text">
      <style:text-properties fo:font-style="italic" style:font-style-asian="italic" style:font-style-complex="italic"/>
    </style:style>
    <style:style style:name="T105_36" style:family="text">
      <style:text-properties fo:font-style="italic" style:font-style-asian="italic" style:font-style-complex="italic"/>
    </style:style>
    <style:style style:name="T105_37" style:family="text">
      <style:text-properties fo:font-style="italic" style:font-style-asian="italic" style:font-style-complex="italic"/>
    </style:style>
    <style:style style:name="T105_38" style:family="text">
      <style:text-properties fo:font-style="italic" style:font-style-asian="italic" style:font-style-complex="italic"/>
    </style:style>
    <style:style style:name="T105_39" style:family="text">
      <style:text-properties fo:font-style="italic" style:font-style-asian="italic" style:font-style-complex="italic"/>
    </style:style>
    <style:style style:name="T105_40" style:family="text"/>
    <style:style style:name="T105_41" style:family="text">
      <style:text-properties fo:font-style="italic" style:font-style-asian="italic" style:font-style-complex="italic"/>
    </style:style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P106" style:family="paragraph" style:parent-style-name="Standard">
      <style:paragraph-properties fo:break-before="auto" fo:line-height="115%" fo:margin-left="0.847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>
      <style:text-properties fo:font-style="italic" style:font-style-asian="italic" style:font-style-complex="italic"/>
    </style:style>
    <style:style style:name="T106_48" style:family="text"/>
    <style:style style:name="T106_49" style:family="text">
      <style:text-properties fo:font-style="italic" style:font-style-asian="italic" style:font-style-complex="italic"/>
    </style:style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P107" style:family="paragraph" style:parent-style-name="Standard">
      <style:paragraph-properties fo:break-before="auto" fo:line-height="115%" fo:margin-left="0.847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>
      <style:text-properties fo:font-style="italic" style:font-style-asian="italic" style:font-style-complex="italic"/>
    </style:style>
    <style:style style:name="T107_68" style:family="text">
      <style:text-properties fo:font-style="italic" style:font-style-asian="italic" style:font-style-complex="italic"/>
    </style:style>
    <style:style style:name="T107_69" style:family="text">
      <style:text-properties fo:font-style="italic" style:font-style-asian="italic" style:font-style-complex="italic"/>
    </style:style>
    <style:style style:name="T107_70" style:family="text">
      <style:text-properties fo:font-style="italic" style:font-style-asian="italic" style:font-style-complex="italic"/>
    </style:style>
    <style:style style:name="T107_71" style:family="text">
      <style:text-properties fo:font-style="italic" style:font-style-asian="italic" style:font-style-complex="italic"/>
    </style:style>
    <style:style style:name="T107_72" style:family="text">
      <style:text-properties fo:font-style="italic" style:font-style-asian="italic" style:font-style-complex="italic"/>
    </style:style>
    <style:style style:name="T107_73" style:family="text">
      <style:text-properties fo:font-style="italic" style:font-style-asian="italic" style:font-style-complex="italic"/>
    </style:style>
    <style:style style:name="T107_74" style:family="text">
      <style:text-properties fo:font-style="italic" style:font-style-asian="italic" style:font-style-complex="italic"/>
    </style:style>
    <style:style style:name="T107_75" style:family="text">
      <style:text-properties fo:font-style="italic" style:font-style-asian="italic" style:font-style-complex="italic"/>
    </style:style>
    <style:style style:name="T107_76" style:family="text">
      <style:text-properties fo:font-style="italic" style:font-style-asian="italic" style:font-style-complex="italic"/>
    </style:style>
    <style:style style:name="T107_77" style:family="text">
      <style:text-properties fo:font-style="italic" style:font-style-asian="italic" style:font-style-complex="italic"/>
    </style:style>
    <style:style style:name="T107_78" style:family="text">
      <style:text-properties fo:font-style="italic" style:font-style-asian="italic" style:font-style-complex="italic"/>
    </style:style>
    <style:style style:name="T107_79" style:family="text">
      <style:text-properties fo:font-style="italic" style:font-style-asian="italic" style:font-style-complex="italic"/>
    </style:style>
    <style:style style:name="T107_80" style:family="text">
      <style:text-properties fo:font-style="italic" style:font-style-asian="italic" style:font-style-complex="italic"/>
    </style:style>
    <style:style style:name="T107_81" style:family="text">
      <style:text-properties fo:font-style="italic" style:font-style-asian="italic" style:font-style-complex="italic"/>
    </style:style>
    <style:style style:name="T107_82" style:family="text">
      <style:text-properties fo:font-style="italic" style:font-style-asian="italic" style:font-style-complex="italic"/>
    </style:style>
    <style:style style:name="T107_83" style:family="text">
      <style:text-properties fo:font-style="italic" style:font-style-asian="italic" style:font-style-complex="italic"/>
    </style:style>
    <style:style style:name="T107_84" style:family="text">
      <style:text-properties fo:font-style="italic" style:font-style-asian="italic" style:font-style-complex="italic"/>
    </style:style>
    <style:style style:name="T107_85" style:family="text">
      <style:text-properties fo:font-style="italic" style:font-style-asian="italic" style:font-style-complex="italic"/>
    </style:style>
    <style:style style:name="T107_86" style:family="text">
      <style:text-properties fo:font-style="italic" style:font-style-asian="italic" style:font-style-complex="italic"/>
    </style:style>
    <style:style style:name="T107_87" style:family="text">
      <style:text-properties fo:font-style="italic" style:font-style-asian="italic" style:font-style-complex="italic"/>
    </style:style>
    <style:style style:name="T107_88" style:family="text">
      <style:text-properties fo:font-style="italic" style:font-style-asian="italic" style:font-style-complex="italic"/>
    </style:style>
    <style:style style:name="T107_89" style:family="text">
      <style:text-properties fo:font-style="italic" style:font-style-asian="italic" style:font-style-complex="italic"/>
    </style:style>
    <style:style style:name="T107_90" style:family="text"/>
    <style:style style:name="T107_91" style:family="text">
      <style:text-properties fo:font-style="italic" style:font-style-asian="italic" style:font-style-complex="italic"/>
    </style:style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T107_101" style:family="text"/>
    <style:style style:name="T107_102" style:family="text"/>
    <style:style style:name="T107_103" style:family="text"/>
    <style:style style:name="T107_104" style:family="text"/>
    <style:style style:name="T107_105" style:family="text"/>
    <style:style style:name="T107_106" style:family="text"/>
    <style:style style:name="T107_107" style:family="text"/>
    <style:style style:name="T107_108" style:family="text"/>
    <style:style style:name="T107_109" style:family="text"/>
    <style:style style:name="T107_110" style:family="text"/>
    <style:style style:name="T107_111" style:family="text"/>
    <style:style style:name="T107_112" style:family="text"/>
    <style:style style:name="T107_113" style:family="text"/>
    <style:style style:name="T107_114" style:family="text"/>
    <style:style style:name="T107_115" style:family="text"/>
    <style:style style:name="T107_116" style:family="text"/>
    <style:style style:name="T107_117" style:family="text"/>
    <style:style style:name="T107_118" style:family="text"/>
    <style:style style:name="T107_119" style:family="text"/>
    <style:style style:name="P108" style:family="paragraph" style:parent-style-name="Standard">
      <style:paragraph-properties fo:break-before="auto" fo:line-height="115%" fo:margin-left="0.847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>
      <style:text-properties fo:font-style="italic" style:font-style-asian="italic" style:font-style-complex="italic"/>
    </style:style>
    <style:style style:name="T108_34" style:family="text">
      <style:text-properties fo:font-style="italic" style:font-style-asian="italic" style:font-style-complex="italic"/>
    </style:style>
    <style:style style:name="T108_35" style:family="text">
      <style:text-properties fo:font-style="italic" style:font-style-asian="italic" style:font-style-complex="italic"/>
    </style:style>
    <style:style style:name="T108_36" style:family="text"/>
    <style:style style:name="T108_37" style:family="text"/>
    <style:style style:name="T108_38" style:family="text"/>
    <style:style style:name="P109" style:family="paragraph" style:parent-style-name="Standard">
      <style:paragraph-properties fo:break-before="auto" fo:line-height="115%" fo:margin-left="0.847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>
      <style:text-properties fo:font-style="italic" style:font-style-asian="italic" style:font-style-complex="italic"/>
    </style:style>
    <style:style style:name="T109_56" style:family="text">
      <style:text-properties fo:font-style="italic" style:font-style-asian="italic" style:font-style-complex="italic"/>
    </style:style>
    <style:style style:name="T109_57" style:family="text">
      <style:text-properties fo:font-style="italic" style:font-style-asian="italic" style:font-style-complex="italic"/>
    </style:style>
    <style:style style:name="T109_58" style:family="text">
      <style:text-properties fo:font-style="italic" style:font-style-asian="italic" style:font-style-complex="italic"/>
    </style:style>
    <style:style style:name="T109_59" style:family="text">
      <style:text-properties fo:font-style="italic" style:font-style-asian="italic" style:font-style-complex="italic"/>
    </style:style>
    <style:style style:name="T109_60" style:family="text">
      <style:text-properties fo:font-style="italic" style:font-style-asian="italic" style:font-style-complex="italic"/>
    </style:style>
    <style:style style:name="T109_61" style:family="text">
      <style:text-properties fo:font-style="italic" style:font-style-asian="italic" style:font-style-complex="italic"/>
    </style:style>
    <style:style style:name="T109_62" style:family="text">
      <style:text-properties fo:font-style="italic" style:font-style-asian="italic" style:font-style-complex="italic"/>
    </style:style>
    <style:style style:name="T109_63" style:family="text">
      <style:text-properties fo:font-style="italic" style:font-style-asian="italic" style:font-style-complex="italic"/>
    </style:style>
    <style:style style:name="T109_64" style:family="text">
      <style:text-properties fo:font-style="italic" style:font-style-asian="italic" style:font-style-complex="italic"/>
    </style:style>
    <style:style style:name="T109_65" style:family="text">
      <style:text-properties fo:font-style="italic" style:font-style-asian="italic" style:font-style-complex="italic"/>
    </style:style>
    <style:style style:name="T109_66" style:family="text">
      <style:text-properties fo:font-style="italic" style:font-style-asian="italic" style:font-style-complex="italic"/>
    </style:style>
    <style:style style:name="T109_67" style:family="text">
      <style:text-properties fo:font-style="italic" style:font-style-asian="italic" style:font-style-complex="italic"/>
    </style:style>
    <style:style style:name="T109_68" style:family="text">
      <style:text-properties fo:font-style="italic" style:font-style-asian="italic" style:font-style-complex="italic"/>
    </style:style>
    <style:style style:name="T109_69" style:family="text">
      <style:text-properties fo:font-style="italic" style:font-style-asian="italic" style:font-style-complex="italic"/>
    </style:style>
    <style:style style:name="T109_70" style:family="text">
      <style:text-properties fo:font-style="italic" style:font-style-asian="italic" style:font-style-complex="italic"/>
    </style:style>
    <style:style style:name="T109_71" style:family="text">
      <style:text-properties fo:font-style="italic" style:font-style-asian="italic" style:font-style-complex="italic"/>
    </style:style>
    <style:style style:name="T109_72" style:family="text">
      <style:text-properties fo:font-style="italic" style:font-style-asian="italic" style:font-style-complex="italic"/>
    </style:style>
    <style:style style:name="T109_73" style:family="text">
      <style:text-properties fo:font-style="italic" style:font-style-asian="italic" style:font-style-complex="italic"/>
    </style:style>
    <style:style style:name="T109_74" style:family="text">
      <style:text-properties fo:font-style="italic" style:font-style-asian="italic" style:font-style-complex="italic"/>
    </style:style>
    <style:style style:name="T109_75" style:family="text">
      <style:text-properties fo:font-style="italic" style:font-style-asian="italic" style:font-style-complex="italic"/>
    </style:style>
    <style:style style:name="T109_76" style:family="text">
      <style:text-properties fo:font-style="italic" style:font-style-asian="italic" style:font-style-complex="italic"/>
    </style:style>
    <style:style style:name="T109_77" style:family="text">
      <style:text-properties fo:font-style="italic" style:font-style-asian="italic" style:font-style-complex="italic"/>
    </style:style>
    <style:style style:name="T109_78" style:family="text">
      <style:text-properties fo:font-style="italic" style:font-style-asian="italic" style:font-style-complex="italic"/>
    </style:style>
    <style:style style:name="T109_79" style:family="text">
      <style:text-properties fo:font-style="italic" style:font-style-asian="italic" style:font-style-complex="italic"/>
    </style:style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P110" style:family="paragraph" style:parent-style-name="Standard">
      <style:paragraph-properties fo:break-before="auto" fo:line-height="115%" fo:margin-left="0.847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>
      <style:text-properties fo:font-style="italic" style:font-style-asian="italic" style:font-style-complex="italic"/>
    </style:style>
    <style:style style:name="T110_46" style:family="text">
      <style:text-properties fo:font-style="italic" style:font-style-asian="italic" style:font-style-complex="italic"/>
    </style:style>
    <style:style style:name="T110_47" style:family="text">
      <style:text-properties fo:font-style="italic" style:font-style-asian="italic" style:font-style-complex="italic"/>
    </style:style>
    <style:style style:name="T110_48" style:family="text">
      <style:text-properties fo:font-style="italic" style:font-style-asian="italic" style:font-style-complex="italic"/>
    </style:style>
    <style:style style:name="T110_49" style:family="text">
      <style:text-properties fo:font-style="italic" style:font-style-asian="italic" style:font-style-complex="italic"/>
    </style:style>
    <style:style style:name="T110_50" style:family="text"/>
    <style:style style:name="T110_51" style:family="text">
      <style:text-properties fo:font-style="italic" style:font-style-asian="italic" style:font-style-complex="italic"/>
    </style:style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P111" style:family="paragraph" style:parent-style-name="Standard">
      <style:paragraph-properties fo:break-before="auto" fo:line-height="115%" fo:margin-left="0.847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>
      <style:text-properties fo:font-style="italic" style:font-style-asian="italic" style:font-style-complex="italic"/>
    </style:style>
    <style:style style:name="T111_76" style:family="text">
      <style:text-properties fo:font-style="italic" style:font-style-asian="italic" style:font-style-complex="italic"/>
    </style:style>
    <style:style style:name="T111_77" style:family="text">
      <style:text-properties fo:font-style="italic" style:font-style-asian="italic" style:font-style-complex="italic"/>
    </style:style>
    <style:style style:name="T111_78" style:family="text"/>
    <style:style style:name="T111_79" style:family="text">
      <style:text-properties fo:font-style="italic" style:font-style-asian="italic" style:font-style-complex="italic"/>
    </style:style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P112" style:family="paragraph" style:parent-style-name="Standard">
      <style:paragraph-properties fo:break-before="auto" fo:line-height="115%" fo:margin-left="0.847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>
      <style:text-properties fo:font-style="italic" style:font-style-asian="italic" style:font-style-complex="italic"/>
    </style:style>
    <style:style style:name="T112_60" style:family="text">
      <style:text-properties fo:font-style="italic" style:font-style-asian="italic" style:font-style-complex="italic"/>
    </style:style>
    <style:style style:name="T112_61" style:family="text">
      <style:text-properties fo:font-style="italic" style:font-style-asian="italic" style:font-style-complex="italic"/>
    </style:style>
    <style:style style:name="T112_62" style:family="text">
      <style:text-properties fo:font-style="italic" style:font-style-asian="italic" style:font-style-complex="italic"/>
    </style:style>
    <style:style style:name="T112_63" style:family="text">
      <style:text-properties fo:font-style="italic" style:font-style-asian="italic" style:font-style-complex="italic"/>
    </style:style>
    <style:style style:name="T112_64" style:family="text">
      <style:text-properties fo:font-style="italic" style:font-style-asian="italic" style:font-style-complex="italic"/>
    </style:style>
    <style:style style:name="T112_65" style:family="text">
      <style:text-properties fo:font-style="italic" style:font-style-asian="italic" style:font-style-complex="italic"/>
    </style:style>
    <style:style style:name="T112_66" style:family="text">
      <style:text-properties fo:font-style="italic" style:font-style-asian="italic" style:font-style-complex="italic"/>
    </style:style>
    <style:style style:name="T112_67" style:family="text">
      <style:text-properties fo:font-style="italic" style:font-style-asian="italic" style:font-style-complex="italic"/>
    </style:style>
    <style:style style:name="T112_68" style:family="text"/>
    <style:style style:name="T112_69" style:family="text">
      <style:text-properties fo:font-style="italic" style:font-style-asian="italic" style:font-style-complex="italic"/>
    </style:style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P113" style:family="paragraph" style:parent-style-name="Standard">
      <style:paragraph-properties fo:break-before="auto" fo:line-height="115%" fo:margin-left="0.847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>
      <style:text-properties fo:font-style="italic" style:font-style-asian="italic" style:font-style-complex="italic"/>
    </style:style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P114" style:family="paragraph" style:parent-style-name="Standard">
      <style:paragraph-properties fo:break-before="auto" fo:line-height="115%" fo:margin-left="0.847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>
      <style:text-properties fo:font-style="italic" style:font-style-asian="italic" style:font-style-complex="italic"/>
    </style:style>
    <style:style style:name="T114_66" style:family="text"/>
    <style:style style:name="T114_67" style:family="text">
      <style:text-properties fo:font-style="italic" style:font-style-asian="italic" style:font-style-complex="italic"/>
    </style:style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P115" style:family="paragraph" style:parent-style-name="Standard">
      <style:paragraph-properties fo:break-before="auto" fo:line-height="115%" fo:margin-left="0.847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>
      <style:text-properties fo:font-style="italic" style:font-style-asian="italic" style:font-style-complex="italic"/>
    </style:style>
    <style:style style:name="T115_64" style:family="text">
      <style:text-properties fo:font-style="italic" style:font-style-asian="italic" style:font-style-complex="italic"/>
    </style:style>
    <style:style style:name="T115_65" style:family="text">
      <style:text-properties fo:font-style="italic" style:font-style-asian="italic" style:font-style-complex="italic"/>
    </style:style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P116" style:family="paragraph" style:parent-style-name="Standard">
      <style:paragraph-properties fo:break-before="auto" fo:line-height="115%" fo:margin-left="0.847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>
      <style:text-properties fo:font-style="italic" style:font-style-asian="italic" style:font-style-complex="italic"/>
    </style:style>
    <style:style style:name="T116_32" style:family="text">
      <style:text-properties fo:font-style="italic" style:font-style-asian="italic" style:font-style-complex="italic"/>
    </style:style>
    <style:style style:name="T116_33" style:family="text">
      <style:text-properties fo:font-style="italic" style:font-style-asian="italic" style:font-style-complex="italic"/>
    </style:style>
    <style:style style:name="T116_34" style:family="text">
      <style:text-properties fo:font-style="italic" style:font-style-asian="italic" style:font-style-complex="italic"/>
    </style:style>
    <style:style style:name="T116_35" style:family="text">
      <style:text-properties fo:font-style="italic" style:font-style-asian="italic" style:font-style-complex="italic"/>
    </style:style>
    <style:style style:name="T116_36" style:family="text">
      <style:text-properties fo:font-style="italic" style:font-style-asian="italic" style:font-style-complex="italic"/>
    </style:style>
    <style:style style:name="T116_37" style:family="text">
      <style:text-properties fo:font-style="italic" style:font-style-asian="italic" style:font-style-complex="italic"/>
    </style:style>
    <style:style style:name="T116_38" style:family="text"/>
    <style:style style:name="T116_39" style:family="text">
      <style:text-properties fo:font-style="italic" style:font-style-asian="italic" style:font-style-complex="italic"/>
    </style:style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P117" style:family="paragraph" style:parent-style-name="Standard">
      <style:paragraph-properties fo:break-before="auto" fo:line-height="115%" fo:margin-left="0.847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>
      <style:text-properties fo:font-style="italic" style:font-style-asian="italic" style:font-style-complex="italic"/>
    </style:style>
    <style:style style:name="T117_22" style:family="text">
      <style:text-properties fo:font-style="italic" style:font-style-asian="italic" style:font-style-complex="italic"/>
    </style:style>
    <style:style style:name="T117_23" style:family="text">
      <style:text-properties fo:font-style="italic" style:font-style-asian="italic" style:font-style-complex="italic"/>
    </style:style>
    <style:style style:name="T117_24" style:family="text">
      <style:text-properties fo:font-style="italic" style:font-style-asian="italic" style:font-style-complex="italic"/>
    </style:style>
    <style:style style:name="T117_25" style:family="text">
      <style:text-properties fo:font-style="italic" style:font-style-asian="italic" style:font-style-complex="italic"/>
    </style:style>
    <style:style style:name="T117_26" style:family="text">
      <style:text-properties fo:font-style="italic" style:font-style-asian="italic" style:font-style-complex="italic"/>
    </style:style>
    <style:style style:name="T117_27" style:family="text">
      <style:text-properties fo:font-style="italic" style:font-style-asian="italic" style:font-style-complex="italic"/>
    </style:style>
    <style:style style:name="T117_28" style:family="text">
      <style:text-properties fo:font-style="italic" style:font-style-asian="italic" style:font-style-complex="italic"/>
    </style:style>
    <style:style style:name="T117_29" style:family="text">
      <style:text-properties fo:font-style="italic" style:font-style-asian="italic" style:font-style-complex="italic"/>
    </style:style>
    <style:style style:name="T117_30" style:family="text">
      <style:text-properties fo:font-style="italic" style:font-style-asian="italic" style:font-style-complex="italic"/>
    </style:style>
    <style:style style:name="T117_31" style:family="text"/>
    <style:style style:name="T117_32" style:family="text">
      <style:text-properties fo:font-style="italic" style:font-style-asian="italic" style:font-style-complex="italic"/>
    </style:style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P118" style:family="paragraph" style:parent-style-name="Standard">
      <style:paragraph-properties fo:break-before="auto" fo:line-height="115%" fo:margin-left="0.847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Standard">
      <style:paragraph-properties fo:break-before="auto" fo:line-height="115%" fo:margin-left="0.847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>
      <style:text-properties fo:font-style="italic" style:font-style-asian="italic" style:font-style-complex="italic"/>
    </style:style>
    <style:style style:name="T119_22" style:family="text">
      <style:text-properties fo:font-style="italic" style:font-style-asian="italic" style:font-style-complex="italic"/>
    </style:style>
    <style:style style:name="T119_23" style:family="text">
      <style:text-properties fo:font-style="italic" style:font-style-asian="italic" style:font-style-complex="italic"/>
    </style:style>
    <style:style style:name="T119_24" style:family="text">
      <style:text-properties fo:font-style="italic" style:font-style-asian="italic" style:font-style-complex="italic"/>
    </style:style>
    <style:style style:name="T119_25" style:family="text">
      <style:text-properties fo:font-style="italic" style:font-style-asian="italic" style:font-style-complex="italic"/>
    </style:style>
    <style:style style:name="T119_26" style:family="text">
      <style:text-properties fo:font-style="italic" style:font-style-asian="italic" style:font-style-complex="italic"/>
    </style:style>
    <style:style style:name="T119_27" style:family="text">
      <style:text-properties fo:font-style="italic" style:font-style-asian="italic" style:font-style-complex="italic"/>
    </style:style>
    <style:style style:name="T119_28" style:family="text"/>
    <style:style style:name="T119_29" style:family="text">
      <style:text-properties fo:font-style="italic" style:font-style-asian="italic" style:font-style-complex="italic"/>
    </style:style>
    <style:style style:name="T119_30" style:family="text"/>
    <style:style style:name="T119_31" style:family="text"/>
    <style:style style:name="T119_32" style:family="text"/>
    <style:style style:name="P120" style:family="paragraph" style:parent-style-name="Standard">
      <style:paragraph-properties fo:break-before="auto" fo:line-height="115%" fo:margin-left="0.847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>
      <style:text-properties fo:font-style="italic" style:font-style-asian="italic" style:font-style-complex="italic"/>
    </style:style>
    <style:style style:name="T120_48" style:family="text">
      <style:text-properties fo:font-style="italic" style:font-style-asian="italic" style:font-style-complex="italic"/>
    </style:style>
    <style:style style:name="T120_49" style:family="text">
      <style:text-properties fo:font-style="italic" style:font-style-asian="italic" style:font-style-complex="italic"/>
    </style:style>
    <style:style style:name="T120_50" style:family="text">
      <style:text-properties fo:font-style="italic" style:font-style-asian="italic" style:font-style-complex="italic"/>
    </style:style>
    <style:style style:name="T120_51" style:family="text">
      <style:text-properties fo:font-style="italic" style:font-style-asian="italic" style:font-style-complex="italic"/>
    </style:style>
    <style:style style:name="T120_52" style:family="text">
      <style:text-properties fo:font-style="italic" style:font-style-asian="italic" style:font-style-complex="italic"/>
    </style:style>
    <style:style style:name="T120_53" style:family="text">
      <style:text-properties fo:font-style="italic" style:font-style-asian="italic" style:font-style-complex="italic"/>
    </style:style>
    <style:style style:name="T120_54" style:family="text">
      <style:text-properties fo:font-style="italic" style:font-style-asian="italic" style:font-style-complex="italic"/>
    </style:style>
    <style:style style:name="T120_55" style:family="text">
      <style:text-properties fo:font-style="italic" style:font-style-asian="italic" style:font-style-complex="italic"/>
    </style:style>
    <style:style style:name="T120_56" style:family="text">
      <style:text-properties fo:font-style="italic" style:font-style-asian="italic" style:font-style-complex="italic"/>
    </style:style>
    <style:style style:name="T120_57" style:family="text">
      <style:text-properties fo:font-style="italic" style:font-style-asian="italic" style:font-style-complex="italic"/>
    </style:style>
    <style:style style:name="T120_58" style:family="text">
      <style:text-properties fo:font-style="italic" style:font-style-asian="italic" style:font-style-complex="italic"/>
    </style:style>
    <style:style style:name="T120_59" style:family="text">
      <style:text-properties fo:font-style="italic" style:font-style-asian="italic" style:font-style-complex="italic"/>
    </style:style>
    <style:style style:name="T120_60" style:family="text">
      <style:text-properties fo:font-style="italic" style:font-style-asian="italic" style:font-style-complex="italic"/>
    </style:style>
    <style:style style:name="T120_61" style:family="text">
      <style:text-properties fo:font-style="italic" style:font-style-asian="italic" style:font-style-complex="italic"/>
    </style:style>
    <style:style style:name="T120_62" style:family="text">
      <style:text-properties fo:font-style="italic" style:font-style-asian="italic" style:font-style-complex="italic"/>
    </style:style>
    <style:style style:name="T120_63" style:family="text">
      <style:text-properties fo:font-style="italic" style:font-style-asian="italic" style:font-style-complex="italic"/>
    </style:style>
    <style:style style:name="T120_64" style:family="text">
      <style:text-properties fo:font-style="italic" style:font-style-asian="italic" style:font-style-complex="italic"/>
    </style:style>
    <style:style style:name="T120_65" style:family="text">
      <style:text-properties fo:font-style="italic" style:font-style-asian="italic" style:font-style-complex="italic"/>
    </style:style>
    <style:style style:name="T120_66" style:family="text">
      <style:text-properties fo:font-style="italic" style:font-style-asian="italic" style:font-style-complex="italic"/>
    </style:style>
    <style:style style:name="T120_67" style:family="text">
      <style:text-properties fo:font-style="italic" style:font-style-asian="italic" style:font-style-complex="italic"/>
    </style:style>
    <style:style style:name="T120_68" style:family="text">
      <style:text-properties fo:font-style="italic" style:font-style-asian="italic" style:font-style-complex="italic"/>
    </style:style>
    <style:style style:name="T120_69" style:family="text">
      <style:text-properties fo:font-style="italic" style:font-style-asian="italic" style:font-style-complex="italic"/>
    </style:style>
    <style:style style:name="T120_70" style:family="text"/>
    <style:style style:name="T120_71" style:family="text">
      <style:text-properties fo:font-style="italic" style:font-style-asian="italic" style:font-style-complex="italic"/>
    </style:style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P121" style:family="paragraph" style:parent-style-name="Standard">
      <style:paragraph-properties fo:break-before="auto" fo:line-height="115%" fo:margin-left="0.847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>
      <style:text-properties fo:font-style="italic" style:font-style-asian="italic" style:font-style-complex="italic"/>
    </style:style>
    <style:style style:name="T121_36" style:family="text">
      <style:text-properties fo:font-style="italic" style:font-style-asian="italic" style:font-style-complex="italic"/>
    </style:style>
    <style:style style:name="T121_37" style:family="text">
      <style:text-properties fo:font-style="italic" style:font-style-asian="italic" style:font-style-complex="italic"/>
    </style:style>
    <style:style style:name="T121_38" style:family="text"/>
    <style:style style:name="T121_39" style:family="text">
      <style:text-properties fo:font-style="italic" style:font-style-asian="italic" style:font-style-complex="italic"/>
    </style:style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P122" style:family="paragraph" style:parent-style-name="Standard">
      <style:paragraph-properties fo:break-before="auto" fo:line-height="115%" fo:margin-left="0.847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>
      <style:text-properties fo:font-style="italic" style:font-style-asian="italic" style:font-style-complex="italic"/>
    </style:style>
    <style:style style:name="T122_30" style:family="text">
      <style:text-properties fo:font-style="italic" style:font-style-asian="italic" style:font-style-complex="italic"/>
    </style:style>
    <style:style style:name="T122_31" style:family="text">
      <style:text-properties fo:font-style="italic" style:font-style-asian="italic" style:font-style-complex="italic"/>
    </style:style>
    <style:style style:name="T122_32" style:family="text">
      <style:text-properties fo:font-style="italic" style:font-style-asian="italic" style:font-style-complex="italic"/>
    </style:style>
    <style:style style:name="T122_33" style:family="text">
      <style:text-properties fo:font-style="italic" style:font-style-asian="italic" style:font-style-complex="italic"/>
    </style:style>
    <style:style style:name="T122_34" style:family="text">
      <style:text-properties fo:font-style="italic" style:font-style-asian="italic" style:font-style-complex="italic"/>
    </style:style>
    <style:style style:name="T122_35" style:family="text">
      <style:text-properties fo:font-style="italic" style:font-style-asian="italic" style:font-style-complex="italic"/>
    </style:style>
    <style:style style:name="T122_36" style:family="text">
      <style:text-properties fo:font-style="italic" style:font-style-asian="italic" style:font-style-complex="italic"/>
    </style:style>
    <style:style style:name="T122_37" style:family="text"/>
    <style:style style:name="T122_38" style:family="text">
      <style:text-properties fo:font-style="italic" style:font-style-asian="italic" style:font-style-complex="italic"/>
    </style:style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P123" style:family="paragraph" style:parent-style-name="Standard">
      <style:paragraph-properties fo:break-before="auto" fo:line-height="115%" fo:margin-left="0.847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>
      <style:text-properties fo:font-style="italic" style:font-style-asian="italic" style:font-style-complex="italic"/>
    </style:style>
    <style:style style:name="T123_24" style:family="text">
      <style:text-properties fo:font-style="italic" style:font-style-asian="italic" style:font-style-complex="italic"/>
    </style:style>
    <style:style style:name="T123_25" style:family="text">
      <style:text-properties fo:font-style="italic" style:font-style-asian="italic" style:font-style-complex="italic"/>
    </style:style>
    <style:style style:name="T123_26" style:family="text">
      <style:text-properties fo:font-style="italic" style:font-style-asian="italic" style:font-style-complex="italic"/>
    </style:style>
    <style:style style:name="T123_27" style:family="text">
      <style:text-properties fo:font-style="italic" style:font-style-asian="italic" style:font-style-complex="italic"/>
    </style:style>
    <style:style style:name="T123_28" style:family="text">
      <style:text-properties fo:font-style="italic" style:font-style-asian="italic" style:font-style-complex="italic"/>
    </style:style>
    <style:style style:name="T123_29" style:family="text">
      <style:text-properties fo:font-style="italic" style:font-style-asian="italic" style:font-style-complex="italic"/>
    </style:style>
    <style:style style:name="T123_30" style:family="text">
      <style:text-properties fo:font-style="italic" style:font-style-asian="italic" style:font-style-complex="italic"/>
    </style:style>
    <style:style style:name="T123_31" style:family="text">
      <style:text-properties fo:font-style="italic" style:font-style-asian="italic" style:font-style-complex="italic"/>
    </style:style>
    <style:style style:name="T123_32" style:family="text"/>
    <style:style style:name="T123_33" style:family="text">
      <style:text-properties fo:font-style="italic" style:font-style-asian="italic" style:font-style-complex="italic"/>
    </style:style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P124" style:family="paragraph" style:parent-style-name="Standard">
      <style:paragraph-properties fo:break-before="auto" fo:line-height="115%" fo:margin-left="0.847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>
      <style:text-properties fo:font-style="italic" style:font-style-asian="italic" style:font-style-complex="italic"/>
    </style:style>
    <style:style style:name="T124_66" style:family="text">
      <style:text-properties fo:font-style="italic" style:font-style-asian="italic" style:font-style-complex="italic"/>
    </style:style>
    <style:style style:name="T124_67" style:family="text">
      <style:text-properties fo:font-style="italic" style:font-style-asian="italic" style:font-style-complex="italic"/>
    </style:style>
    <style:style style:name="T124_68" style:family="text">
      <style:text-properties fo:font-style="italic" style:font-style-asian="italic" style:font-style-complex="italic"/>
    </style:style>
    <style:style style:name="T124_69" style:family="text">
      <style:text-properties fo:font-style="italic" style:font-style-asian="italic" style:font-style-complex="italic"/>
    </style:style>
    <style:style style:name="T124_70" style:family="text"/>
    <style:style style:name="T124_71" style:family="text">
      <style:text-properties fo:font-style="italic" style:font-style-asian="italic" style:font-style-complex="italic"/>
    </style:style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P125" style:family="paragraph" style:parent-style-name="Standard">
      <style:paragraph-properties fo:break-before="auto" fo:line-height="115%" fo:margin-left="0.847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>
      <style:text-properties fo:font-style="italic" style:font-style-asian="italic" style:font-style-complex="italic"/>
    </style:style>
    <style:style style:name="T125_38" style:family="text">
      <style:text-properties fo:font-style="italic" style:font-style-asian="italic" style:font-style-complex="italic"/>
    </style:style>
    <style:style style:name="T125_39" style:family="text">
      <style:text-properties fo:font-style="italic" style:font-style-asian="italic" style:font-style-complex="italic"/>
    </style:style>
    <style:style style:name="T125_40" style:family="text">
      <style:text-properties fo:font-style="italic" style:font-style-asian="italic" style:font-style-complex="italic"/>
    </style:style>
    <style:style style:name="T125_41" style:family="text">
      <style:text-properties fo:font-style="italic" style:font-style-asian="italic" style:font-style-complex="italic"/>
    </style:style>
    <style:style style:name="T125_42" style:family="text">
      <style:text-properties fo:font-style="italic" style:font-style-asian="italic" style:font-style-complex="italic"/>
    </style:style>
    <style:style style:name="T125_43" style:family="text">
      <style:text-properties fo:font-style="italic" style:font-style-asian="italic" style:font-style-complex="italic"/>
    </style:style>
    <style:style style:name="T125_44" style:family="text">
      <style:text-properties fo:font-style="italic" style:font-style-asian="italic" style:font-style-complex="italic"/>
    </style:style>
    <style:style style:name="T125_45" style:family="text">
      <style:text-properties fo:font-style="italic" style:font-style-asian="italic" style:font-style-complex="italic"/>
    </style:style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P126" style:family="paragraph" style:parent-style-name="Standard">
      <style:paragraph-properties fo:break-before="auto" fo:line-height="115%" fo:margin-left="0.847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>
      <style:text-properties fo:font-style="italic" style:font-style-asian="italic" style:font-style-complex="italic"/>
    </style:style>
    <style:style style:name="T126_32" style:family="text">
      <style:text-properties fo:font-style="italic" style:font-style-asian="italic" style:font-style-complex="italic"/>
    </style:style>
    <style:style style:name="T126_33" style:family="text">
      <style:text-properties fo:font-style="italic" style:font-style-asian="italic" style:font-style-complex="italic"/>
    </style:style>
    <style:style style:name="T126_34" style:family="text">
      <style:text-properties fo:font-style="italic" style:font-style-asian="italic" style:font-style-complex="italic"/>
    </style:style>
    <style:style style:name="T126_35" style:family="text">
      <style:text-properties fo:font-style="italic" style:font-style-asian="italic" style:font-style-complex="italic"/>
    </style:style>
    <style:style style:name="T126_36" style:family="text">
      <style:text-properties fo:font-style="italic" style:font-style-asian="italic" style:font-style-complex="italic"/>
    </style:style>
    <style:style style:name="T126_37" style:family="text">
      <style:text-properties fo:font-style="italic" style:font-style-asian="italic" style:font-style-complex="italic"/>
    </style:style>
    <style:style style:name="T126_38" style:family="text">
      <style:text-properties fo:font-style="italic" style:font-style-asian="italic" style:font-style-complex="italic"/>
    </style:style>
    <style:style style:name="T126_39" style:family="text">
      <style:text-properties fo:font-style="italic" style:font-style-asian="italic" style:font-style-complex="italic"/>
    </style:style>
    <style:style style:name="T126_40" style:family="text">
      <style:text-properties fo:font-style="italic" style:font-style-asian="italic" style:font-style-complex="italic"/>
    </style:style>
    <style:style style:name="T126_41" style:family="text">
      <style:text-properties fo:font-style="italic" style:font-style-asian="italic" style:font-style-complex="italic"/>
    </style:style>
    <style:style style:name="T126_42" style:family="text">
      <style:text-properties fo:font-style="italic" style:font-style-asian="italic" style:font-style-complex="italic"/>
    </style:style>
    <style:style style:name="T126_43" style:family="text">
      <style:text-properties fo:font-style="italic" style:font-style-asian="italic" style:font-style-complex="italic"/>
    </style:style>
    <style:style style:name="T126_44" style:family="text">
      <style:text-properties fo:font-style="italic" style:font-style-asian="italic" style:font-style-complex="italic"/>
    </style:style>
    <style:style style:name="T126_45" style:family="text">
      <style:text-properties fo:font-style="italic" style:font-style-asian="italic" style:font-style-complex="italic"/>
    </style:style>
    <style:style style:name="T126_46" style:family="text">
      <style:text-properties fo:font-style="italic" style:font-style-asian="italic" style:font-style-complex="italic"/>
    </style:style>
    <style:style style:name="T126_47" style:family="text">
      <style:text-properties fo:font-style="italic" style:font-style-asian="italic" style:font-style-complex="italic"/>
    </style:style>
    <style:style style:name="T126_48" style:family="text">
      <style:text-properties fo:font-style="italic" style:font-style-asian="italic" style:font-style-complex="italic"/>
    </style:style>
    <style:style style:name="T126_49" style:family="text">
      <style:text-properties fo:font-style="italic" style:font-style-asian="italic" style:font-style-complex="italic"/>
    </style:style>
    <style:style style:name="T126_50" style:family="text">
      <style:text-properties fo:font-style="italic" style:font-style-asian="italic" style:font-style-complex="italic"/>
    </style:style>
    <style:style style:name="T126_51" style:family="text">
      <style:text-properties fo:font-style="italic" style:font-style-asian="italic" style:font-style-complex="italic"/>
    </style:style>
    <style:style style:name="T126_52" style:family="text">
      <style:text-properties fo:font-style="italic" style:font-style-asian="italic" style:font-style-complex="italic"/>
    </style:style>
    <style:style style:name="T126_53" style:family="text">
      <style:text-properties fo:font-style="italic" style:font-style-asian="italic" style:font-style-complex="italic"/>
    </style:style>
    <style:style style:name="T126_54" style:family="text">
      <style:text-properties fo:font-style="italic" style:font-style-asian="italic" style:font-style-complex="italic"/>
    </style:style>
    <style:style style:name="T126_55" style:family="text">
      <style:text-properties fo:font-style="italic" style:font-style-asian="italic" style:font-style-complex="italic"/>
    </style:style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P127" style:family="paragraph" style:parent-style-name="Standard">
      <style:paragraph-properties fo:break-before="auto" fo:line-height="115%" fo:margin-left="0.847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>
      <style:text-properties fo:font-style="italic" style:font-style-asian="italic" style:font-style-complex="italic"/>
    </style:style>
    <style:style style:name="T127_32" style:family="text">
      <style:text-properties fo:font-style="italic" style:font-style-asian="italic" style:font-style-complex="italic"/>
    </style:style>
    <style:style style:name="T127_33" style:family="text">
      <style:text-properties fo:font-style="italic" style:font-style-asian="italic" style:font-style-complex="italic"/>
    </style:style>
    <style:style style:name="T127_34" style:family="text">
      <style:text-properties fo:font-style="italic" style:font-style-asian="italic" style:font-style-complex="italic"/>
    </style:style>
    <style:style style:name="T127_35" style:family="text">
      <style:text-properties fo:font-style="italic" style:font-style-asian="italic" style:font-style-complex="italic"/>
    </style:style>
    <style:style style:name="T127_36" style:family="text">
      <style:text-properties fo:font-style="italic" style:font-style-asian="italic" style:font-style-complex="italic"/>
    </style:style>
    <style:style style:name="T127_37" style:family="text">
      <style:text-properties fo:font-style="italic" style:font-style-asian="italic" style:font-style-complex="italic"/>
    </style:style>
    <style:style style:name="T127_38" style:family="text">
      <style:text-properties fo:font-style="italic" style:font-style-asian="italic" style:font-style-complex="italic"/>
    </style:style>
    <style:style style:name="T127_39" style:family="text">
      <style:text-properties fo:font-style="italic" style:font-style-asian="italic" style:font-style-complex="italic"/>
    </style:style>
    <style:style style:name="T127_40" style:family="text">
      <style:text-properties fo:font-style="italic" style:font-style-asian="italic" style:font-style-complex="italic"/>
    </style:style>
    <style:style style:name="T127_41" style:family="text">
      <style:text-properties fo:font-style="italic" style:font-style-asian="italic" style:font-style-complex="italic"/>
    </style:style>
    <style:style style:name="T127_42" style:family="text">
      <style:text-properties fo:font-style="italic" style:font-style-asian="italic" style:font-style-complex="italic"/>
    </style:style>
    <style:style style:name="T127_43" style:family="text">
      <style:text-properties fo:font-style="italic" style:font-style-asian="italic" style:font-style-complex="italic"/>
    </style:style>
    <style:style style:name="T127_44" style:family="text">
      <style:text-properties fo:font-style="italic" style:font-style-asian="italic" style:font-style-complex="italic"/>
    </style:style>
    <style:style style:name="T127_45" style:family="text">
      <style:text-properties fo:font-style="italic" style:font-style-asian="italic" style:font-style-complex="italic"/>
    </style:style>
    <style:style style:name="T127_46" style:family="text">
      <style:text-properties fo:font-style="italic" style:font-style-asian="italic" style:font-style-complex="italic"/>
    </style:style>
    <style:style style:name="T127_47" style:family="text">
      <style:text-properties fo:font-style="italic" style:font-style-asian="italic" style:font-style-complex="italic"/>
    </style:style>
    <style:style style:name="T127_48" style:family="text">
      <style:text-properties fo:font-style="italic" style:font-style-asian="italic" style:font-style-complex="italic"/>
    </style:style>
    <style:style style:name="T127_49" style:family="text">
      <style:text-properties fo:font-style="italic" style:font-style-asian="italic" style:font-style-complex="italic"/>
    </style:style>
    <style:style style:name="T127_50" style:family="text">
      <style:text-properties fo:font-style="italic" style:font-style-asian="italic" style:font-style-complex="italic"/>
    </style:style>
    <style:style style:name="T127_51" style:family="text">
      <style:text-properties fo:font-style="italic" style:font-style-asian="italic" style:font-style-complex="italic"/>
    </style:style>
    <style:style style:name="T127_52" style:family="text">
      <style:text-properties fo:font-style="italic" style:font-style-asian="italic" style:font-style-complex="italic"/>
    </style:style>
    <style:style style:name="T127_53" style:family="text">
      <style:text-properties fo:font-style="italic" style:font-style-asian="italic" style:font-style-complex="italic"/>
    </style:style>
    <style:style style:name="T127_54" style:family="text">
      <style:text-properties fo:font-style="italic" style:font-style-asian="italic" style:font-style-complex="italic"/>
    </style:style>
    <style:style style:name="T127_55" style:family="text">
      <style:text-properties fo:font-style="italic" style:font-style-asian="italic" style:font-style-complex="italic"/>
    </style:style>
    <style:style style:name="T127_56" style:family="text"/>
    <style:style style:name="T127_57" style:family="text">
      <style:text-properties fo:font-style="italic" style:font-style-asian="italic" style:font-style-complex="italic"/>
    </style:style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P128" style:family="paragraph" style:parent-style-name="Standard">
      <style:paragraph-properties fo:break-before="auto" fo:line-height="115%" fo:margin-left="0.847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>
      <style:text-properties fo:font-style="italic" style:font-style-asian="italic" style:font-style-complex="italic"/>
    </style:style>
    <style:style style:name="T128_26" style:family="text">
      <style:text-properties fo:font-style="italic" style:font-style-asian="italic" style:font-style-complex="italic"/>
    </style:style>
    <style:style style:name="T128_27" style:family="text">
      <style:text-properties fo:font-style="italic" style:font-style-asian="italic" style:font-style-complex="italic"/>
    </style:style>
    <style:style style:name="T128_28" style:family="text"/>
    <style:style style:name="T128_29" style:family="text">
      <style:text-properties fo:font-style="italic" style:font-style-asian="italic" style:font-style-complex="italic"/>
    </style:style>
    <style:style style:name="T128_30" style:family="text"/>
    <style:style style:name="T128_31" style:family="text"/>
    <style:style style:name="T128_32" style:family="text"/>
    <style:style style:name="P129" style:family="paragraph" style:parent-style-name="Standard">
      <style:paragraph-properties fo:break-before="auto" fo:line-height="115%" fo:margin-left="0.847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>
      <style:text-properties fo:font-style="italic" style:font-style-asian="italic" style:font-style-complex="italic"/>
    </style:style>
    <style:style style:name="T129_54" style:family="text">
      <style:text-properties fo:font-style="italic" style:font-style-asian="italic" style:font-style-complex="italic"/>
    </style:style>
    <style:style style:name="T129_55" style:family="text">
      <style:text-properties fo:font-style="italic" style:font-style-asian="italic" style:font-style-complex="italic"/>
    </style:style>
    <style:style style:name="T129_56" style:family="text"/>
    <style:style style:name="T129_57" style:family="text">
      <style:text-properties fo:font-style="italic" style:font-style-asian="italic" style:font-style-complex="italic"/>
    </style:style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P130" style:family="paragraph" style:parent-style-name="Standard">
      <style:paragraph-properties fo:break-before="auto" fo:line-height="115%" fo:margin-left="0.847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>
      <style:text-properties fo:font-style="italic" style:font-style-asian="italic" style:font-style-complex="italic"/>
    </style:style>
    <style:style style:name="T130_46" style:family="text">
      <style:text-properties fo:font-style="italic" style:font-style-asian="italic" style:font-style-complex="italic"/>
    </style:style>
    <style:style style:name="T130_47" style:family="text">
      <style:text-properties fo:font-style="italic" style:font-style-asian="italic" style:font-style-complex="italic"/>
    </style:style>
    <style:style style:name="T130_48" style:family="text">
      <style:text-properties fo:font-style="italic" style:font-style-asian="italic" style:font-style-complex="italic"/>
    </style:style>
    <style:style style:name="T130_49" style:family="text">
      <style:text-properties fo:font-style="italic" style:font-style-asian="italic" style:font-style-complex="italic"/>
    </style:style>
    <style:style style:name="T130_50" style:family="text">
      <style:text-properties fo:font-style="italic" style:font-style-asian="italic" style:font-style-complex="italic"/>
    </style:style>
    <style:style style:name="T130_51" style:family="text">
      <style:text-properties fo:font-style="italic" style:font-style-asian="italic" style:font-style-complex="italic"/>
    </style:style>
    <style:style style:name="T130_52" style:family="text">
      <style:text-properties fo:font-style="italic" style:font-style-asian="italic" style:font-style-complex="italic"/>
    </style:style>
    <style:style style:name="T130_53" style:family="text">
      <style:text-properties fo:font-style="italic" style:font-style-asian="italic" style:font-style-complex="italic"/>
    </style:style>
    <style:style style:name="T130_54" style:family="text">
      <style:text-properties fo:font-style="italic" style:font-style-asian="italic" style:font-style-complex="italic"/>
    </style:style>
    <style:style style:name="T130_55" style:family="text">
      <style:text-properties fo:font-style="italic" style:font-style-asian="italic" style:font-style-complex="italic"/>
    </style:style>
    <style:style style:name="T130_56" style:family="text"/>
    <style:style style:name="T130_57" style:family="text">
      <style:text-properties fo:font-style="italic" style:font-style-asian="italic" style:font-style-complex="italic"/>
    </style:style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P131" style:family="paragraph" style:parent-style-name="Standard">
      <style:paragraph-properties fo:break-before="auto" fo:line-height="115%" fo:margin-left="0.847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>
      <style:text-properties fo:font-style="italic" style:font-style-asian="italic" style:font-style-complex="italic"/>
    </style:style>
    <style:style style:name="T131_42" style:family="text">
      <style:text-properties fo:font-style="italic" style:font-style-asian="italic" style:font-style-complex="italic"/>
    </style:style>
    <style:style style:name="T131_43" style:family="text">
      <style:text-properties fo:font-style="italic" style:font-style-asian="italic" style:font-style-complex="italic"/>
    </style:style>
    <style:style style:name="T131_44" style:family="text"/>
    <style:style style:name="T131_45" style:family="text">
      <style:text-properties fo:font-style="italic" style:font-style-asian="italic" style:font-style-complex="italic"/>
    </style:style>
    <style:style style:name="T131_46" style:family="text"/>
    <style:style style:name="T131_47" style:family="text"/>
    <style:style style:name="T131_48" style:family="text"/>
    <style:style style:name="P132" style:family="paragraph" style:parent-style-name="Standard">
      <style:paragraph-properties fo:break-before="auto" fo:line-height="115%" fo:margin-left="0.847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>
      <style:text-properties fo:font-style="italic" style:font-style-asian="italic" style:font-style-complex="italic"/>
    </style:style>
    <style:style style:name="T132_36" style:family="text">
      <style:text-properties fo:font-style="italic" style:font-style-asian="italic" style:font-style-complex="italic"/>
    </style:style>
    <style:style style:name="T132_37" style:family="text">
      <style:text-properties fo:font-style="italic" style:font-style-asian="italic" style:font-style-complex="italic"/>
    </style:style>
    <style:style style:name="T132_38" style:family="text">
      <style:text-properties fo:font-style="italic" style:font-style-asian="italic" style:font-style-complex="italic"/>
    </style:style>
    <style:style style:name="T132_39" style:family="text">
      <style:text-properties fo:font-style="italic" style:font-style-asian="italic" style:font-style-complex="italic"/>
    </style:style>
    <style:style style:name="T132_40" style:family="text">
      <style:text-properties fo:font-style="italic" style:font-style-asian="italic" style:font-style-complex="italic"/>
    </style:style>
    <style:style style:name="T132_41" style:family="text">
      <style:text-properties fo:font-style="italic" style:font-style-asian="italic" style:font-style-complex="italic"/>
    </style:style>
    <style:style style:name="T132_42" style:family="text">
      <style:text-properties fo:font-style="italic" style:font-style-asian="italic" style:font-style-complex="italic"/>
    </style:style>
    <style:style style:name="T132_43" style:family="text">
      <style:text-properties fo:font-style="italic" style:font-style-asian="italic" style:font-style-complex="italic"/>
    </style:style>
    <style:style style:name="T132_44" style:family="text">
      <style:text-properties fo:font-style="italic" style:font-style-asian="italic" style:font-style-complex="italic"/>
    </style:style>
    <style:style style:name="T132_45" style:family="text">
      <style:text-properties fo:font-style="italic" style:font-style-asian="italic" style:font-style-complex="italic"/>
    </style:style>
    <style:style style:name="T132_46" style:family="text">
      <style:text-properties fo:font-style="italic" style:font-style-asian="italic" style:font-style-complex="italic"/>
    </style:style>
    <style:style style:name="T132_47" style:family="text">
      <style:text-properties fo:font-style="italic" style:font-style-asian="italic" style:font-style-complex="italic"/>
    </style:style>
    <style:style style:name="T132_48" style:family="text">
      <style:text-properties fo:font-style="italic" style:font-style-asian="italic" style:font-style-complex="italic"/>
    </style:style>
    <style:style style:name="T132_49" style:family="text">
      <style:text-properties fo:font-style="italic" style:font-style-asian="italic" style:font-style-complex="italic"/>
    </style:style>
    <style:style style:name="T132_50" style:family="text">
      <style:text-properties fo:font-style="italic" style:font-style-asian="italic" style:font-style-complex="italic"/>
    </style:style>
    <style:style style:name="T132_51" style:family="text">
      <style:text-properties fo:font-style="italic" style:font-style-asian="italic" style:font-style-complex="italic"/>
    </style:style>
    <style:style style:name="T132_52" style:family="text">
      <style:text-properties fo:font-style="italic" style:font-style-asian="italic" style:font-style-complex="italic"/>
    </style:style>
    <style:style style:name="T132_53" style:family="text">
      <style:text-properties fo:font-style="italic" style:font-style-asian="italic" style:font-style-complex="italic"/>
    </style:style>
    <style:style style:name="T132_54" style:family="text">
      <style:text-properties fo:font-style="italic" style:font-style-asian="italic" style:font-style-complex="italic"/>
    </style:style>
    <style:style style:name="T132_55" style:family="text">
      <style:text-properties fo:font-style="italic" style:font-style-asian="italic" style:font-style-complex="italic"/>
    </style:style>
    <style:style style:name="T132_56" style:family="text"/>
    <style:style style:name="T132_57" style:family="text">
      <style:text-properties fo:font-style="italic" style:font-style-asian="italic" style:font-style-complex="italic"/>
    </style:style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P133" style:family="paragraph" style:parent-style-name="Standard">
      <style:paragraph-properties fo:break-before="auto" fo:line-height="115%" fo:margin-left="0.847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>
      <style:text-properties fo:font-style="italic" style:font-style-asian="italic" style:font-style-complex="italic"/>
    </style:style>
    <style:style style:name="T133_76" style:family="text">
      <style:text-properties fo:font-style="italic" style:font-style-asian="italic" style:font-style-complex="italic"/>
    </style:style>
    <style:style style:name="T133_77" style:family="text">
      <style:text-properties fo:font-style="italic" style:font-style-asian="italic" style:font-style-complex="italic"/>
    </style:style>
    <style:style style:name="T133_78" style:family="text">
      <style:text-properties fo:font-style="italic" style:font-style-asian="italic" style:font-style-complex="italic"/>
    </style:style>
    <style:style style:name="T133_79" style:family="text">
      <style:text-properties fo:font-style="italic" style:font-style-asian="italic" style:font-style-complex="italic"/>
    </style:style>
    <style:style style:name="T133_80" style:family="text"/>
    <style:style style:name="T133_81" style:family="text">
      <style:text-properties fo:font-style="italic" style:font-style-asian="italic" style:font-style-complex="italic"/>
    </style:style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P134" style:family="paragraph" style:parent-style-name="Standard">
      <style:paragraph-properties fo:break-before="auto" fo:line-height="115%" fo:margin-left="0.847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>
      <style:text-properties fo:font-style="italic" style:font-style-asian="italic" style:font-style-complex="italic"/>
    </style:style>
    <style:style style:name="T134_38" style:family="text"/>
    <style:style style:name="T134_39" style:family="text">
      <style:text-properties fo:font-style="italic" style:font-style-asian="italic" style:font-style-complex="italic"/>
    </style:style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P135" style:family="paragraph" style:parent-style-name="Standard">
      <style:paragraph-properties fo:break-before="auto" fo:line-height="115%" fo:margin-left="0.847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>
      <style:text-properties fo:font-style="italic" style:font-style-asian="italic" style:font-style-complex="italic"/>
    </style:style>
    <style:style style:name="T135_44" style:family="text">
      <style:text-properties fo:font-style="italic" style:font-style-asian="italic" style:font-style-complex="italic"/>
    </style:style>
    <style:style style:name="T135_45" style:family="text">
      <style:text-properties fo:font-style="italic" style:font-style-asian="italic" style:font-style-complex="italic"/>
    </style:style>
    <style:style style:name="T135_46" style:family="text"/>
    <style:style style:name="T135_47" style:family="text">
      <style:text-properties fo:font-style="italic" style:font-style-asian="italic" style:font-style-complex="italic"/>
    </style:style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P136" style:family="paragraph" style:parent-style-name="Standard">
      <style:paragraph-properties fo:break-before="auto" fo:line-height="115%" fo:margin-left="0.847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>
      <style:text-properties fo:font-style="italic" style:font-style-asian="italic" style:font-style-complex="italic"/>
    </style:style>
    <style:style style:name="T136_38" style:family="text">
      <style:text-properties fo:font-style="italic" style:font-style-asian="italic" style:font-style-complex="italic"/>
    </style:style>
    <style:style style:name="T136_39" style:family="text">
      <style:text-properties fo:font-style="italic" style:font-style-asian="italic" style:font-style-complex="italic"/>
    </style:style>
    <style:style style:name="T136_40" style:family="text">
      <style:text-properties fo:font-style="italic" style:font-style-asian="italic" style:font-style-complex="italic"/>
    </style:style>
    <style:style style:name="T136_41" style:family="text">
      <style:text-properties fo:font-style="italic" style:font-style-asian="italic" style:font-style-complex="italic"/>
    </style:style>
    <style:style style:name="T136_42" style:family="text">
      <style:text-properties fo:font-style="italic" style:font-style-asian="italic" style:font-style-complex="italic"/>
    </style:style>
    <style:style style:name="T136_43" style:family="text">
      <style:text-properties fo:font-style="italic" style:font-style-asian="italic" style:font-style-complex="italic"/>
    </style:style>
    <style:style style:name="T136_44" style:family="text">
      <style:text-properties fo:font-style="italic" style:font-style-asian="italic" style:font-style-complex="italic"/>
    </style:style>
    <style:style style:name="T136_45" style:family="text">
      <style:text-properties fo:font-style="italic" style:font-style-asian="italic" style:font-style-complex="italic"/>
    </style:style>
    <style:style style:name="T136_46" style:family="text">
      <style:text-properties fo:font-style="italic" style:font-style-asian="italic" style:font-style-complex="italic"/>
    </style:style>
    <style:style style:name="T136_47" style:family="text">
      <style:text-properties fo:font-style="italic" style:font-style-asian="italic" style:font-style-complex="italic"/>
    </style:style>
    <style:style style:name="T136_48" style:family="text">
      <style:text-properties fo:font-style="italic" style:font-style-asian="italic" style:font-style-complex="italic"/>
    </style:style>
    <style:style style:name="T136_49" style:family="text">
      <style:text-properties fo:font-style="italic" style:font-style-asian="italic" style:font-style-complex="italic"/>
    </style:style>
    <style:style style:name="T136_50" style:family="text">
      <style:text-properties fo:font-style="italic" style:font-style-asian="italic" style:font-style-complex="italic"/>
    </style:style>
    <style:style style:name="T136_51" style:family="text">
      <style:text-properties fo:font-style="italic" style:font-style-asian="italic" style:font-style-complex="italic"/>
    </style:style>
    <style:style style:name="T136_52" style:family="text">
      <style:text-properties fo:font-style="italic" style:font-style-asian="italic" style:font-style-complex="italic"/>
    </style:style>
    <style:style style:name="T136_53" style:family="text">
      <style:text-properties fo:font-style="italic" style:font-style-asian="italic" style:font-style-complex="italic"/>
    </style:style>
    <style:style style:name="T136_54" style:family="text">
      <style:text-properties fo:font-style="italic" style:font-style-asian="italic" style:font-style-complex="italic"/>
    </style:style>
    <style:style style:name="T136_55" style:family="text">
      <style:text-properties fo:font-style="italic" style:font-style-asian="italic" style:font-style-complex="italic"/>
    </style:style>
    <style:style style:name="T136_56" style:family="text">
      <style:text-properties fo:font-style="italic" style:font-style-asian="italic" style:font-style-complex="italic"/>
    </style:style>
    <style:style style:name="T136_57" style:family="text">
      <style:text-properties fo:font-style="italic" style:font-style-asian="italic" style:font-style-complex="italic"/>
    </style:style>
    <style:style style:name="T136_58" style:family="text">
      <style:text-properties fo:font-style="italic" style:font-style-asian="italic" style:font-style-complex="italic"/>
    </style:style>
    <style:style style:name="T136_59" style:family="text">
      <style:text-properties fo:font-style="italic" style:font-style-asian="italic" style:font-style-complex="italic"/>
    </style:style>
    <style:style style:name="T136_60" style:family="text"/>
    <style:style style:name="T136_61" style:family="text">
      <style:text-properties fo:font-style="italic" style:font-style-asian="italic" style:font-style-complex="italic"/>
    </style:style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P137" style:family="paragraph" style:parent-style-name="Standard">
      <style:paragraph-properties fo:break-before="auto" fo:line-height="115%" fo:margin-left="0.847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>
      <style:text-properties fo:font-style="italic" style:font-style-asian="italic" style:font-style-complex="italic"/>
    </style:style>
    <style:style style:name="T137_46" style:family="text"/>
    <style:style style:name="T137_47" style:family="text">
      <style:text-properties fo:font-style="italic" style:font-style-asian="italic" style:font-style-complex="italic"/>
    </style:style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P138" style:family="paragraph" style:parent-style-name="Standard">
      <style:paragraph-properties fo:break-before="auto" fo:line-height="115%" fo:margin-left="0.847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>
      <style:text-properties fo:font-style="italic" style:font-style-asian="italic" style:font-style-complex="italic"/>
    </style:style>
    <style:style style:name="T138_62" style:family="text">
      <style:text-properties fo:font-style="italic" style:font-style-asian="italic" style:font-style-complex="italic"/>
    </style:style>
    <style:style style:name="T138_63" style:family="text">
      <style:text-properties fo:font-style="italic" style:font-style-asian="italic" style:font-style-complex="italic"/>
    </style:style>
    <style:style style:name="T138_64" style:family="text">
      <style:text-properties fo:font-style="italic" style:font-style-asian="italic" style:font-style-complex="italic"/>
    </style:style>
    <style:style style:name="T138_65" style:family="text">
      <style:text-properties fo:font-style="italic" style:font-style-asian="italic" style:font-style-complex="italic"/>
    </style:style>
    <style:style style:name="T138_66" style:family="text"/>
    <style:style style:name="T138_67" style:family="text">
      <style:text-properties fo:font-style="italic" style:font-style-asian="italic" style:font-style-complex="italic"/>
    </style:style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P139" style:family="paragraph" style:parent-style-name="Standard">
      <style:paragraph-properties fo:break-before="auto" fo:line-height="115%" fo:margin-left="0.847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>
      <style:text-properties fo:font-style="italic" style:font-style-asian="italic" style:font-style-complex="italic"/>
    </style:style>
    <style:style style:name="T139_14" style:family="text"/>
    <style:style style:name="T139_15" style:family="text">
      <style:text-properties fo:font-style="italic" style:font-style-asian="italic" style:font-style-complex="italic"/>
    </style:style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break-before="auto" fo:line-height="115%" fo:margin-left="0.847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>
      <style:text-properties fo:font-style="italic" style:font-style-asian="italic" style:font-style-complex="italic"/>
    </style:style>
    <style:style style:name="T140_38" style:family="text">
      <style:text-properties fo:font-style="italic" style:font-style-asian="italic" style:font-style-complex="italic"/>
    </style:style>
    <style:style style:name="T140_39" style:family="text">
      <style:text-properties fo:font-style="italic" style:font-style-asian="italic" style:font-style-complex="italic"/>
    </style:style>
    <style:style style:name="T140_40" style:family="text">
      <style:text-properties fo:font-style="italic" style:font-style-asian="italic" style:font-style-complex="italic"/>
    </style:style>
    <style:style style:name="T140_41" style:family="text">
      <style:text-properties fo:font-style="italic" style:font-style-asian="italic" style:font-style-complex="italic"/>
    </style:style>
    <style:style style:name="T140_42" style:family="text">
      <style:text-properties fo:font-style="italic" style:font-style-asian="italic" style:font-style-complex="italic"/>
    </style:style>
    <style:style style:name="T140_43" style:family="text">
      <style:text-properties fo:font-style="italic" style:font-style-asian="italic" style:font-style-complex="italic"/>
    </style:style>
    <style:style style:name="T140_44" style:family="text"/>
    <style:style style:name="T140_45" style:family="text">
      <style:text-properties fo:font-style="italic" style:font-style-asian="italic" style:font-style-complex="italic"/>
    </style:style>
    <style:style style:name="T140_46" style:family="text">
      <style:text-properties fo:font-style="italic" style:font-style-asian="italic" style:font-style-complex="italic"/>
    </style:style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P141" style:family="paragraph" style:parent-style-name="Standard">
      <style:paragraph-properties fo:break-before="auto" fo:line-height="115%" fo:margin-left="0.847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>
      <style:text-properties fo:font-style="italic" style:font-style-asian="italic" style:font-style-complex="italic"/>
    </style:style>
    <style:style style:name="T141_24" style:family="text"/>
    <style:style style:name="T141_25" style:family="text">
      <style:text-properties fo:font-style="italic" style:font-style-asian="italic" style:font-style-complex="italic"/>
    </style:style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P142" style:family="paragraph" style:parent-style-name="Standard">
      <style:paragraph-properties fo:break-before="auto" fo:line-height="115%" fo:margin-left="0.847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>
      <style:text-properties fo:font-style="italic" style:font-style-asian="italic" style:font-style-complex="italic"/>
    </style:style>
    <style:style style:name="T142_42" style:family="text">
      <style:text-properties fo:font-style="italic" style:font-style-asian="italic" style:font-style-complex="italic"/>
    </style:style>
    <style:style style:name="T142_43" style:family="text">
      <style:text-properties fo:font-style="italic" style:font-style-asian="italic" style:font-style-complex="italic"/>
    </style:style>
    <style:style style:name="T142_44" style:family="text">
      <style:text-properties fo:font-style="italic" style:font-style-asian="italic" style:font-style-complex="italic"/>
    </style:style>
    <style:style style:name="T142_45" style:family="text">
      <style:text-properties fo:font-style="italic" style:font-style-asian="italic" style:font-style-complex="italic"/>
    </style:style>
    <style:style style:name="T142_46" style:family="text"/>
    <style:style style:name="T142_47" style:family="text">
      <style:text-properties fo:font-style="italic" style:font-style-asian="italic" style:font-style-complex="italic"/>
    </style:style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P143" style:family="paragraph" style:parent-style-name="Standard">
      <style:paragraph-properties fo:break-before="auto" fo:line-height="115%" fo:margin-left="0.847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>
      <style:text-properties fo:font-style="italic" style:font-style-asian="italic" style:font-style-complex="italic"/>
    </style:style>
    <style:style style:name="T143_34" style:family="text">
      <style:text-properties fo:font-style="italic" style:font-style-asian="italic" style:font-style-complex="italic"/>
    </style:style>
    <style:style style:name="T143_35" style:family="text">
      <style:text-properties fo:font-style="italic" style:font-style-asian="italic" style:font-style-complex="italic"/>
    </style:style>
    <style:style style:name="T143_36" style:family="text">
      <style:text-properties fo:font-style="italic" style:font-style-asian="italic" style:font-style-complex="italic"/>
    </style:style>
    <style:style style:name="T143_37" style:family="text">
      <style:text-properties fo:font-style="italic" style:font-style-asian="italic" style:font-style-complex="italic"/>
    </style:style>
    <style:style style:name="T143_38" style:family="text">
      <style:text-properties fo:font-style="italic" style:font-style-asian="italic" style:font-style-complex="italic"/>
    </style:style>
    <style:style style:name="T143_39" style:family="text">
      <style:text-properties fo:font-style="italic" style:font-style-asian="italic" style:font-style-complex="italic"/>
    </style:style>
    <style:style style:name="T143_40" style:family="text">
      <style:text-properties fo:font-style="italic" style:font-style-asian="italic" style:font-style-complex="italic"/>
    </style:style>
    <style:style style:name="T143_41" style:family="text">
      <style:text-properties fo:font-style="italic" style:font-style-asian="italic" style:font-style-complex="italic"/>
    </style:style>
    <style:style style:name="T143_42" style:family="text">
      <style:text-properties fo:font-style="italic" style:font-style-asian="italic" style:font-style-complex="italic"/>
    </style:style>
    <style:style style:name="T143_43" style:family="text">
      <style:text-properties fo:font-style="italic" style:font-style-asian="italic" style:font-style-complex="italic"/>
    </style:style>
    <style:style style:name="T143_44" style:family="text">
      <style:text-properties fo:font-style="italic" style:font-style-asian="italic" style:font-style-complex="italic"/>
    </style:style>
    <style:style style:name="T143_45" style:family="text">
      <style:text-properties fo:font-style="italic" style:font-style-asian="italic" style:font-style-complex="italic"/>
    </style:style>
    <style:style style:name="T143_46" style:family="text">
      <style:text-properties fo:font-style="italic" style:font-style-asian="italic" style:font-style-complex="italic"/>
    </style:style>
    <style:style style:name="T143_47" style:family="text">
      <style:text-properties fo:font-style="italic" style:font-style-asian="italic" style:font-style-complex="italic"/>
    </style:style>
    <style:style style:name="T143_48" style:family="text">
      <style:text-properties fo:font-style="italic" style:font-style-asian="italic" style:font-style-complex="italic"/>
    </style:style>
    <style:style style:name="T143_49" style:family="text">
      <style:text-properties fo:font-style="italic" style:font-style-asian="italic" style:font-style-complex="italic"/>
    </style:style>
    <style:style style:name="T143_50" style:family="text">
      <style:text-properties fo:font-style="italic" style:font-style-asian="italic" style:font-style-complex="italic"/>
    </style:style>
    <style:style style:name="T143_51" style:family="text">
      <style:text-properties fo:font-style="italic" style:font-style-asian="italic" style:font-style-complex="italic"/>
    </style:style>
    <style:style style:name="T143_52" style:family="text">
      <style:text-properties fo:font-style="italic" style:font-style-asian="italic" style:font-style-complex="italic"/>
    </style:style>
    <style:style style:name="T143_53" style:family="text">
      <style:text-properties fo:font-style="italic" style:font-style-asian="italic" style:font-style-complex="italic"/>
    </style:style>
    <style:style style:name="T143_54" style:family="text">
      <style:text-properties fo:font-style="italic" style:font-style-asian="italic" style:font-style-complex="italic"/>
    </style:style>
    <style:style style:name="T143_55" style:family="text">
      <style:text-properties fo:font-style="italic" style:font-style-asian="italic" style:font-style-complex="italic"/>
    </style:style>
    <style:style style:name="T143_56" style:family="text"/>
    <style:style style:name="T143_57" style:family="text">
      <style:text-properties fo:font-style="italic" style:font-style-asian="italic" style:font-style-complex="italic"/>
    </style:style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P144" style:family="paragraph" style:parent-style-name="Standard">
      <style:paragraph-properties fo:break-before="auto" fo:line-height="115%" fo:margin-left="0.847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>
      <style:text-properties fo:font-style="italic" style:font-style-asian="italic" style:font-style-complex="italic"/>
    </style:style>
    <style:style style:name="T144_34" style:family="text">
      <style:text-properties fo:font-style="italic" style:font-style-asian="italic" style:font-style-complex="italic"/>
    </style:style>
    <style:style style:name="T144_35" style:family="text">
      <style:text-properties fo:font-style="italic" style:font-style-asian="italic" style:font-style-complex="italic"/>
    </style:style>
    <style:style style:name="T144_36" style:family="text">
      <style:text-properties fo:font-style="italic" style:font-style-asian="italic" style:font-style-complex="italic"/>
    </style:style>
    <style:style style:name="T144_37" style:family="text">
      <style:text-properties fo:font-style="italic" style:font-style-asian="italic" style:font-style-complex="italic"/>
    </style:style>
    <style:style style:name="T144_38" style:family="text">
      <style:text-properties fo:font-style="italic" style:font-style-asian="italic" style:font-style-complex="italic"/>
    </style:style>
    <style:style style:name="T144_39" style:family="text">
      <style:text-properties fo:font-style="italic" style:font-style-asian="italic" style:font-style-complex="italic"/>
    </style:style>
    <style:style style:name="T144_40" style:family="text">
      <style:text-properties fo:font-style="italic" style:font-style-asian="italic" style:font-style-complex="italic"/>
    </style:style>
    <style:style style:name="T144_41" style:family="text">
      <style:text-properties fo:font-style="italic" style:font-style-asian="italic" style:font-style-complex="italic"/>
    </style:style>
    <style:style style:name="T144_42" style:family="text">
      <style:text-properties fo:font-style="italic" style:font-style-asian="italic" style:font-style-complex="italic"/>
    </style:style>
    <style:style style:name="T144_43" style:family="text">
      <style:text-properties fo:font-style="italic" style:font-style-asian="italic" style:font-style-complex="italic"/>
    </style:style>
    <style:style style:name="T144_44" style:family="text">
      <style:text-properties fo:font-style="italic" style:font-style-asian="italic" style:font-style-complex="italic"/>
    </style:style>
    <style:style style:name="T144_45" style:family="text">
      <style:text-properties fo:font-style="italic" style:font-style-asian="italic" style:font-style-complex="italic"/>
    </style:style>
    <style:style style:name="T144_46" style:family="text">
      <style:text-properties fo:font-style="italic" style:font-style-asian="italic" style:font-style-complex="italic"/>
    </style:style>
    <style:style style:name="T144_47" style:family="text">
      <style:text-properties fo:font-style="italic" style:font-style-asian="italic" style:font-style-complex="italic"/>
    </style:style>
    <style:style style:name="T144_48" style:family="text">
      <style:text-properties fo:font-style="italic" style:font-style-asian="italic" style:font-style-complex="italic"/>
    </style:style>
    <style:style style:name="T144_49" style:family="text">
      <style:text-properties fo:font-style="italic" style:font-style-asian="italic" style:font-style-complex="italic"/>
    </style:style>
    <style:style style:name="T144_50" style:family="text">
      <style:text-properties fo:font-style="italic" style:font-style-asian="italic" style:font-style-complex="italic"/>
    </style:style>
    <style:style style:name="T144_51" style:family="text">
      <style:text-properties fo:font-style="italic" style:font-style-asian="italic" style:font-style-complex="italic"/>
    </style:style>
    <style:style style:name="T144_52" style:family="text">
      <style:text-properties fo:font-style="italic" style:font-style-asian="italic" style:font-style-complex="italic"/>
    </style:style>
    <style:style style:name="T144_53" style:family="text">
      <style:text-properties fo:font-style="italic" style:font-style-asian="italic" style:font-style-complex="italic"/>
    </style:style>
    <style:style style:name="T144_54" style:family="text">
      <style:text-properties fo:font-style="italic" style:font-style-asian="italic" style:font-style-complex="italic"/>
    </style:style>
    <style:style style:name="T144_55" style:family="text">
      <style:text-properties fo:font-style="italic" style:font-style-asian="italic" style:font-style-complex="italic"/>
    </style:style>
    <style:style style:name="T144_56" style:family="text">
      <style:text-properties fo:font-style="italic" style:font-style-asian="italic" style:font-style-complex="italic"/>
    </style:style>
    <style:style style:name="T144_57" style:family="text">
      <style:text-properties fo:font-style="italic" style:font-style-asian="italic" style:font-style-complex="italic"/>
    </style:style>
    <style:style style:name="T144_58" style:family="text"/>
    <style:style style:name="T144_59" style:family="text">
      <style:text-properties fo:font-style="italic" style:font-style-asian="italic" style:font-style-complex="italic"/>
    </style:style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P145" style:family="paragraph" style:parent-style-name="Standard">
      <style:paragraph-properties fo:break-before="auto" fo:line-height="115%" fo:margin-left="0.847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>
      <style:text-properties fo:font-style="italic" style:font-style-asian="italic" style:font-style-complex="italic"/>
    </style:style>
    <style:style style:name="T145_30" style:family="text"/>
    <style:style style:name="T145_31" style:family="text">
      <style:text-properties fo:font-style="italic" style:font-style-asian="italic" style:font-style-complex="italic"/>
    </style:style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P146" style:family="paragraph" style:parent-style-name="Standard">
      <style:paragraph-properties fo:break-before="auto" fo:line-height="115%" fo:margin-left="0.847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>
      <style:text-properties fo:font-style="italic" style:font-style-asian="italic" style:font-style-complex="italic"/>
    </style:style>
    <style:style style:name="T146_48" style:family="text">
      <style:text-properties fo:font-style="italic" style:font-style-asian="italic" style:font-style-complex="italic"/>
    </style:style>
    <style:style style:name="T146_49" style:family="text">
      <style:text-properties fo:font-style="italic" style:font-style-asian="italic" style:font-style-complex="italic"/>
    </style:style>
    <style:style style:name="T146_50" style:family="text">
      <style:text-properties fo:font-style="italic" style:font-style-asian="italic" style:font-style-complex="italic"/>
    </style:style>
    <style:style style:name="T146_51" style:family="text">
      <style:text-properties fo:font-style="italic" style:font-style-asian="italic" style:font-style-complex="italic"/>
    </style:style>
    <style:style style:name="T146_52" style:family="text">
      <style:text-properties fo:font-style="italic" style:font-style-asian="italic" style:font-style-complex="italic"/>
    </style:style>
    <style:style style:name="T146_53" style:family="text">
      <style:text-properties fo:font-style="italic" style:font-style-asian="italic" style:font-style-complex="italic"/>
    </style:style>
    <style:style style:name="T146_54" style:family="text">
      <style:text-properties fo:font-style="italic" style:font-style-asian="italic" style:font-style-complex="italic"/>
    </style:style>
    <style:style style:name="T146_55" style:family="text">
      <style:text-properties fo:font-style="italic" style:font-style-asian="italic" style:font-style-complex="italic"/>
    </style:style>
    <style:style style:name="T146_56" style:family="text">
      <style:text-properties fo:font-style="italic" style:font-style-asian="italic" style:font-style-complex="italic"/>
    </style:style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P147" style:family="paragraph" style:parent-style-name="Standard">
      <style:paragraph-properties fo:break-before="auto" fo:line-height="115%" fo:margin-left="0.847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>
      <style:text-properties fo:font-style="italic" style:font-style-asian="italic" style:font-style-complex="italic"/>
    </style:style>
    <style:style style:name="T147_54" style:family="text">
      <style:text-properties fo:font-style="italic" style:font-style-asian="italic" style:font-style-complex="italic"/>
    </style:style>
    <style:style style:name="T147_55" style:family="text">
      <style:text-properties fo:font-style="italic" style:font-style-asian="italic" style:font-style-complex="italic"/>
    </style:style>
    <style:style style:name="T147_56" style:family="text">
      <style:text-properties fo:font-style="italic" style:font-style-asian="italic" style:font-style-complex="italic"/>
    </style:style>
    <style:style style:name="T147_57" style:family="text">
      <style:text-properties fo:font-style="italic" style:font-style-asian="italic" style:font-style-complex="italic"/>
    </style:style>
    <style:style style:name="T147_58" style:family="text">
      <style:text-properties fo:font-style="italic" style:font-style-asian="italic" style:font-style-complex="italic"/>
    </style:style>
    <style:style style:name="T147_59" style:family="text">
      <style:text-properties fo:font-style="italic" style:font-style-asian="italic" style:font-style-complex="italic"/>
    </style:style>
    <style:style style:name="T147_60" style:family="text">
      <style:text-properties fo:font-style="italic" style:font-style-asian="italic" style:font-style-complex="italic"/>
    </style:style>
    <style:style style:name="T147_61" style:family="text">
      <style:text-properties fo:font-style="italic" style:font-style-asian="italic" style:font-style-complex="italic"/>
    </style:style>
    <style:style style:name="T147_62" style:family="text">
      <style:text-properties fo:font-style="italic" style:font-style-asian="italic" style:font-style-complex="italic"/>
    </style:style>
    <style:style style:name="T147_63" style:family="text">
      <style:text-properties fo:font-style="italic" style:font-style-asian="italic" style:font-style-complex="italic"/>
    </style:style>
    <style:style style:name="T147_64" style:family="text">
      <style:text-properties fo:font-style="italic" style:font-style-asian="italic" style:font-style-complex="italic"/>
    </style:style>
    <style:style style:name="T147_65" style:family="text">
      <style:text-properties fo:font-style="italic" style:font-style-asian="italic" style:font-style-complex="italic"/>
    </style:style>
    <style:style style:name="T147_66" style:family="text">
      <style:text-properties fo:font-style="italic" style:font-style-asian="italic" style:font-style-complex="italic"/>
    </style:style>
    <style:style style:name="T147_67" style:family="text">
      <style:text-properties fo:font-style="italic" style:font-style-asian="italic" style:font-style-complex="italic"/>
    </style:style>
    <style:style style:name="T147_68" style:family="text">
      <style:text-properties fo:font-style="italic" style:font-style-asian="italic" style:font-style-complex="italic"/>
    </style:style>
    <style:style style:name="T147_69" style:family="text">
      <style:text-properties fo:font-style="italic" style:font-style-asian="italic" style:font-style-complex="italic"/>
    </style:style>
    <style:style style:name="T147_70" style:family="text">
      <style:text-properties fo:font-style="italic" style:font-style-asian="italic" style:font-style-complex="italic"/>
    </style:style>
    <style:style style:name="T147_71" style:family="text">
      <style:text-properties fo:font-style="italic" style:font-style-asian="italic" style:font-style-complex="italic"/>
    </style:style>
    <style:style style:name="T147_72" style:family="text">
      <style:text-properties fo:font-style="italic" style:font-style-asian="italic" style:font-style-complex="italic"/>
    </style:style>
    <style:style style:name="T147_73" style:family="text">
      <style:text-properties fo:font-style="italic" style:font-style-asian="italic" style:font-style-complex="italic"/>
    </style:style>
    <style:style style:name="T147_74" style:family="text">
      <style:text-properties fo:font-style="italic" style:font-style-asian="italic" style:font-style-complex="italic"/>
    </style:style>
    <style:style style:name="T147_75" style:family="text">
      <style:text-properties fo:font-style="italic" style:font-style-asian="italic" style:font-style-complex="italic"/>
    </style:style>
    <style:style style:name="T147_76" style:family="text"/>
    <style:style style:name="T147_77" style:family="text">
      <style:text-properties fo:font-style="italic" style:font-style-asian="italic" style:font-style-complex="italic"/>
    </style:style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P148" style:family="paragraph" style:parent-style-name="Standard">
      <style:paragraph-properties fo:break-before="auto" fo:line-height="115%" fo:margin-left="0.847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>
      <style:text-properties fo:font-style="italic" style:font-style-asian="italic" style:font-style-complex="italic"/>
    </style:style>
    <style:style style:name="T148_38" style:family="text"/>
    <style:style style:name="T148_39" style:family="text"/>
    <style:style style:name="T148_40" style:family="text"/>
    <style:style style:name="P149" style:family="paragraph" style:parent-style-name="Standard">
      <style:paragraph-properties fo:break-before="auto" fo:line-height="115%" fo:margin-left="0.847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>
      <style:text-properties fo:font-style="italic" style:font-style-asian="italic" style:font-style-complex="italic"/>
    </style:style>
    <style:style style:name="T149_20" style:family="text">
      <style:text-properties fo:font-style="italic" style:font-style-asian="italic" style:font-style-complex="italic"/>
    </style:style>
    <style:style style:name="T149_21" style:family="text">
      <style:text-properties fo:font-style="italic" style:font-style-asian="italic" style:font-style-complex="italic"/>
    </style:style>
    <style:style style:name="T149_22" style:family="text">
      <style:text-properties fo:font-style="italic" style:font-style-asian="italic" style:font-style-complex="italic"/>
    </style:style>
    <style:style style:name="T149_23" style:family="text">
      <style:text-properties fo:font-style="italic" style:font-style-asian="italic" style:font-style-complex="italic"/>
    </style:style>
    <style:style style:name="T149_24" style:family="text">
      <style:text-properties fo:font-style="italic" style:font-style-asian="italic" style:font-style-complex="italic"/>
    </style:style>
    <style:style style:name="T149_25" style:family="text">
      <style:text-properties fo:font-style="italic" style:font-style-asian="italic" style:font-style-complex="italic"/>
    </style:style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P150" style:family="paragraph" style:parent-style-name="Standard">
      <style:paragraph-properties fo:break-before="auto" fo:line-height="115%" fo:margin-left="0.847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>
      <style:text-properties fo:font-style="italic" style:font-style-asian="italic" style:font-style-complex="italic"/>
    </style:style>
    <style:style style:name="T150_22" style:family="text">
      <style:text-properties fo:font-style="italic" style:font-style-asian="italic" style:font-style-complex="italic"/>
    </style:style>
    <style:style style:name="T150_23" style:family="text">
      <style:text-properties fo:font-style="italic" style:font-style-asian="italic" style:font-style-complex="italic"/>
    </style:style>
    <style:style style:name="T150_24" style:family="text"/>
    <style:style style:name="T150_25" style:family="text">
      <style:text-properties fo:font-style="italic" style:font-style-asian="italic" style:font-style-complex="italic"/>
    </style:style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P151" style:family="paragraph" style:parent-style-name="Standard">
      <style:paragraph-properties fo:break-before="auto" fo:line-height="115%" fo:margin-left="0.847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>
      <style:text-properties fo:font-style="italic" style:font-style-asian="italic" style:font-style-complex="italic"/>
    </style:style>
    <style:style style:name="T151_38" style:family="text">
      <style:text-properties fo:font-style="italic" style:font-style-asian="italic" style:font-style-complex="italic"/>
    </style:style>
    <style:style style:name="T151_39" style:family="text">
      <style:text-properties fo:font-style="italic" style:font-style-asian="italic" style:font-style-complex="italic"/>
    </style:style>
    <style:style style:name="T151_40" style:family="text">
      <style:text-properties fo:font-style="italic" style:font-style-asian="italic" style:font-style-complex="italic"/>
    </style:style>
    <style:style style:name="T151_41" style:family="text">
      <style:text-properties fo:font-style="italic" style:font-style-asian="italic" style:font-style-complex="italic"/>
    </style:style>
    <style:style style:name="T151_42" style:family="text">
      <style:text-properties fo:font-style="italic" style:font-style-asian="italic" style:font-style-complex="italic"/>
    </style:style>
    <style:style style:name="T151_43" style:family="text">
      <style:text-properties fo:font-style="italic" style:font-style-asian="italic" style:font-style-complex="italic"/>
    </style:style>
    <style:style style:name="T151_44" style:family="text">
      <style:text-properties fo:font-style="italic" style:font-style-asian="italic" style:font-style-complex="italic"/>
    </style:style>
    <style:style style:name="T151_45" style:family="text">
      <style:text-properties fo:font-style="italic" style:font-style-asian="italic" style:font-style-complex="italic"/>
    </style:style>
    <style:style style:name="T151_46" style:family="text">
      <style:text-properties fo:font-style="italic" style:font-style-asian="italic" style:font-style-complex="italic"/>
    </style:style>
    <style:style style:name="T151_47" style:family="text">
      <style:text-properties fo:font-style="italic" style:font-style-asian="italic" style:font-style-complex="italic"/>
    </style:style>
    <style:style style:name="T151_48" style:family="text">
      <style:text-properties fo:font-style="italic" style:font-style-asian="italic" style:font-style-complex="italic"/>
    </style:style>
    <style:style style:name="T151_49" style:family="text">
      <style:text-properties fo:font-style="italic" style:font-style-asian="italic" style:font-style-complex="italic"/>
    </style:style>
    <style:style style:name="T151_50" style:family="text">
      <style:text-properties fo:font-style="italic" style:font-style-asian="italic" style:font-style-complex="italic"/>
    </style:style>
    <style:style style:name="T151_51" style:family="text">
      <style:text-properties fo:font-style="italic" style:font-style-asian="italic" style:font-style-complex="italic"/>
    </style:style>
    <style:style style:name="T151_52" style:family="text"/>
    <style:style style:name="T151_53" style:family="text">
      <style:text-properties fo:font-style="italic" style:font-style-asian="italic" style:font-style-complex="italic"/>
    </style:style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P152" style:family="paragraph" style:parent-style-name="Standard">
      <style:paragraph-properties fo:break-before="auto" fo:line-height="115%" fo:margin-left="0.847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P153" style:family="paragraph" style:parent-style-name="Standard">
      <style:paragraph-properties fo:break-before="auto" fo:line-height="115%" fo:margin-left="0.847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>
      <style:text-properties fo:font-style="italic" style:font-style-asian="italic" style:font-style-complex="italic"/>
    </style:style>
    <style:style style:name="T153_50" style:family="text">
      <style:text-properties fo:font-style="italic" style:font-style-asian="italic" style:font-style-complex="italic"/>
    </style:style>
    <style:style style:name="T153_51" style:family="text">
      <style:text-properties fo:font-style="italic" style:font-style-asian="italic" style:font-style-complex="italic"/>
    </style:style>
    <style:style style:name="T153_52" style:family="text">
      <style:text-properties fo:font-style="italic" style:font-style-asian="italic" style:font-style-complex="italic"/>
    </style:style>
    <style:style style:name="T153_53" style:family="text">
      <style:text-properties fo:font-style="italic" style:font-style-asian="italic" style:font-style-complex="italic"/>
    </style:style>
    <style:style style:name="T153_54" style:family="text"/>
    <style:style style:name="T153_55" style:family="text">
      <style:text-properties fo:font-style="italic" style:font-style-asian="italic" style:font-style-complex="italic"/>
    </style:style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P154" style:family="paragraph" style:parent-style-name="Standard">
      <style:paragraph-properties fo:break-before="auto" fo:line-height="115%" fo:margin-left="0.847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>
      <style:text-properties fo:font-style="italic" style:font-style-asian="italic" style:font-style-complex="italic"/>
    </style:style>
    <style:style style:name="T154_26" style:family="text">
      <style:text-properties fo:font-style="italic" style:font-style-asian="italic" style:font-style-complex="italic"/>
    </style:style>
    <style:style style:name="T154_27" style:family="text">
      <style:text-properties fo:font-style="italic" style:font-style-asian="italic" style:font-style-complex="italic"/>
    </style:style>
    <style:style style:name="T154_28" style:family="text">
      <style:text-properties fo:font-style="italic" style:font-style-asian="italic" style:font-style-complex="italic"/>
    </style:style>
    <style:style style:name="T154_29" style:family="text">
      <style:text-properties fo:font-style="italic" style:font-style-asian="italic" style:font-style-complex="italic"/>
    </style:style>
    <style:style style:name="T154_30" style:family="text">
      <style:text-properties fo:font-style="italic" style:font-style-asian="italic" style:font-style-complex="italic"/>
    </style:style>
    <style:style style:name="T154_31" style:family="text">
      <style:text-properties fo:font-style="italic" style:font-style-asian="italic" style:font-style-complex="italic"/>
    </style:style>
    <style:style style:name="T154_32" style:family="text"/>
    <style:style style:name="T154_33" style:family="text">
      <style:text-properties fo:font-style="italic" style:font-style-asian="italic" style:font-style-complex="italic"/>
    </style:style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P155" style:family="paragraph" style:parent-style-name="Standard">
      <style:paragraph-properties fo:break-before="auto" fo:line-height="115%" fo:margin-left="0.847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>
      <style:text-properties fo:font-style="italic" style:font-style-asian="italic" style:font-style-complex="italic"/>
    </style:style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P156" style:family="paragraph" style:parent-style-name="Standard">
      <style:paragraph-properties fo:break-before="auto" fo:line-height="115%" fo:margin-left="0.847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>
      <style:text-properties fo:font-style="italic" style:font-style-asian="italic" style:font-style-complex="italic"/>
    </style:style>
    <style:style style:name="T156_46" style:family="text">
      <style:text-properties fo:font-style="italic" style:font-style-asian="italic" style:font-style-complex="italic"/>
    </style:style>
    <style:style style:name="T156_47" style:family="text">
      <style:text-properties fo:font-style="italic" style:font-style-asian="italic" style:font-style-complex="italic"/>
    </style:style>
    <style:style style:name="T156_48" style:family="text">
      <style:text-properties fo:font-style="italic" style:font-style-asian="italic" style:font-style-complex="italic"/>
    </style:style>
    <style:style style:name="T156_49" style:family="text">
      <style:text-properties fo:font-style="italic" style:font-style-asian="italic" style:font-style-complex="italic"/>
    </style:style>
    <style:style style:name="T156_50" style:family="text">
      <style:text-properties fo:font-style="italic" style:font-style-asian="italic" style:font-style-complex="italic"/>
    </style:style>
    <style:style style:name="T156_51" style:family="text">
      <style:text-properties fo:font-style="italic" style:font-style-asian="italic" style:font-style-complex="italic"/>
    </style:style>
    <style:style style:name="T156_52" style:family="text">
      <style:text-properties fo:font-style="italic" style:font-style-asian="italic" style:font-style-complex="italic"/>
    </style:style>
    <style:style style:name="T156_53" style:family="text">
      <style:text-properties fo:font-style="italic" style:font-style-asian="italic" style:font-style-complex="italic"/>
    </style:style>
    <style:style style:name="T156_54" style:family="text">
      <style:text-properties fo:font-style="italic" style:font-style-asian="italic" style:font-style-complex="italic"/>
    </style:style>
    <style:style style:name="T156_55" style:family="text">
      <style:text-properties fo:font-style="italic" style:font-style-asian="italic" style:font-style-complex="italic"/>
    </style:style>
    <style:style style:name="T156_56" style:family="text">
      <style:text-properties fo:font-style="italic" style:font-style-asian="italic" style:font-style-complex="italic"/>
    </style:style>
    <style:style style:name="T156_57" style:family="text">
      <style:text-properties fo:font-style="italic" style:font-style-asian="italic" style:font-style-complex="italic"/>
    </style:style>
    <style:style style:name="T156_58" style:family="text">
      <style:text-properties fo:font-style="italic" style:font-style-asian="italic" style:font-style-complex="italic"/>
    </style:style>
    <style:style style:name="T156_59" style:family="text">
      <style:text-properties fo:font-style="italic" style:font-style-asian="italic" style:font-style-complex="italic"/>
    </style:style>
    <style:style style:name="T156_60" style:family="text">
      <style:text-properties fo:font-style="italic" style:font-style-asian="italic" style:font-style-complex="italic"/>
    </style:style>
    <style:style style:name="T156_61" style:family="text">
      <style:text-properties fo:font-style="italic" style:font-style-asian="italic" style:font-style-complex="italic"/>
    </style:style>
    <style:style style:name="T156_62" style:family="text">
      <style:text-properties fo:font-style="italic" style:font-style-asian="italic" style:font-style-complex="italic"/>
    </style:style>
    <style:style style:name="T156_63" style:family="text">
      <style:text-properties fo:font-style="italic" style:font-style-asian="italic" style:font-style-complex="italic"/>
    </style:style>
    <style:style style:name="T156_64" style:family="text">
      <style:text-properties fo:font-style="italic" style:font-style-asian="italic" style:font-style-complex="italic"/>
    </style:style>
    <style:style style:name="T156_65" style:family="text">
      <style:text-properties fo:font-style="italic" style:font-style-asian="italic" style:font-style-complex="italic"/>
    </style:style>
    <style:style style:name="T156_66" style:family="text">
      <style:text-properties fo:font-style="italic" style:font-style-asian="italic" style:font-style-complex="italic"/>
    </style:style>
    <style:style style:name="T156_67" style:family="text">
      <style:text-properties fo:font-style="italic" style:font-style-asian="italic" style:font-style-complex="italic"/>
    </style:style>
    <style:style style:name="T156_68" style:family="text"/>
    <style:style style:name="T156_69" style:family="text">
      <style:text-properties fo:font-style="italic" style:font-style-asian="italic" style:font-style-complex="italic"/>
    </style:style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P157" style:family="paragraph" style:parent-style-name="Standard">
      <style:paragraph-properties fo:break-before="auto" fo:line-height="115%" fo:margin-left="0.847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>
      <style:text-properties fo:font-style="italic" style:font-style-asian="italic" style:font-style-complex="italic"/>
    </style:style>
    <style:style style:name="T157_56" style:family="text">
      <style:text-properties fo:font-style="italic" style:font-style-asian="italic" style:font-style-complex="italic"/>
    </style:style>
    <style:style style:name="T157_57" style:family="text">
      <style:text-properties fo:font-style="italic" style:font-style-asian="italic" style:font-style-complex="italic"/>
    </style:style>
    <style:style style:name="T157_58" style:family="text">
      <style:text-properties fo:font-style="italic" style:font-style-asian="italic" style:font-style-complex="italic"/>
    </style:style>
    <style:style style:name="T157_59" style:family="text">
      <style:text-properties fo:font-style="italic" style:font-style-asian="italic" style:font-style-complex="italic"/>
    </style:style>
    <style:style style:name="T157_60" style:family="text"/>
    <style:style style:name="T157_61" style:family="text">
      <style:text-properties fo:font-style="italic" style:font-style-asian="italic" style:font-style-complex="italic"/>
    </style:style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P158" style:family="paragraph" style:parent-style-name="Standard">
      <style:paragraph-properties fo:break-before="auto" fo:line-height="115%" fo:margin-left="0.847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>
      <style:text-properties fo:font-style="italic" style:font-style-asian="italic" style:font-style-complex="italic"/>
    </style:style>
    <style:style style:name="T158_24" style:family="text">
      <style:text-properties fo:font-style="italic" style:font-style-asian="italic" style:font-style-complex="italic"/>
    </style:style>
    <style:style style:name="T158_25" style:family="text">
      <style:text-properties fo:font-style="italic" style:font-style-asian="italic" style:font-style-complex="italic"/>
    </style:style>
    <style:style style:name="T158_26" style:family="text">
      <style:text-properties fo:font-style="italic" style:font-style-asian="italic" style:font-style-complex="italic"/>
    </style:style>
    <style:style style:name="T158_27" style:family="text">
      <style:text-properties fo:font-style="italic" style:font-style-asian="italic" style:font-style-complex="italic"/>
    </style:style>
    <style:style style:name="T158_28" style:family="text"/>
    <style:style style:name="T158_29" style:family="text">
      <style:text-properties fo:font-style="italic" style:font-style-asian="italic" style:font-style-complex="italic"/>
    </style:style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P159" style:family="paragraph" style:parent-style-name="Standard">
      <style:paragraph-properties fo:break-before="auto" fo:line-height="115%" fo:margin-left="0.847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>
      <style:text-properties fo:font-style="italic" style:font-style-asian="italic" style:font-style-complex="italic"/>
    </style:style>
    <style:style style:name="T159_24" style:family="text">
      <style:text-properties fo:font-style="italic" style:font-style-asian="italic" style:font-style-complex="italic"/>
    </style:style>
    <style:style style:name="T159_25" style:family="text">
      <style:text-properties fo:font-style="italic" style:font-style-asian="italic" style:font-style-complex="italic"/>
    </style:style>
    <style:style style:name="T159_26" style:family="text"/>
    <style:style style:name="T159_27" style:family="text">
      <style:text-properties fo:font-style="italic" style:font-style-asian="italic" style:font-style-complex="italic"/>
    </style:style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P160" style:family="paragraph" style:parent-style-name="Standard">
      <style:paragraph-properties fo:break-before="auto" fo:line-height="115%" fo:margin-left="0.847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P161" style:family="paragraph" style:parent-style-name="Standard">
      <style:paragraph-properties fo:break-before="auto" fo:line-height="115%" fo:margin-left="0.847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>
      <style:text-properties fo:font-style="italic" style:font-style-asian="italic" style:font-style-complex="italic"/>
    </style:style>
    <style:style style:name="T161_42" style:family="text">
      <style:text-properties fo:font-style="italic" style:font-style-asian="italic" style:font-style-complex="italic"/>
    </style:style>
    <style:style style:name="T161_43" style:family="text">
      <style:text-properties fo:font-style="italic" style:font-style-asian="italic" style:font-style-complex="italic"/>
    </style:style>
    <style:style style:name="T161_44" style:family="text">
      <style:text-properties fo:font-style="italic" style:font-style-asian="italic" style:font-style-complex="italic"/>
    </style:style>
    <style:style style:name="T161_45" style:family="text">
      <style:text-properties fo:font-style="italic" style:font-style-asian="italic" style:font-style-complex="italic"/>
    </style:style>
    <style:style style:name="T161_46" style:family="text"/>
    <style:style style:name="T161_47" style:family="text">
      <style:text-properties fo:font-style="italic" style:font-style-asian="italic" style:font-style-complex="italic"/>
    </style:style>
    <style:style style:name="T161_48" style:family="text"/>
    <style:style style:name="T161_49" style:family="text"/>
    <style:style style:name="T161_50" style:family="text"/>
    <style:style style:name="P162" style:family="paragraph" style:parent-style-name="Standard">
      <style:paragraph-properties fo:break-before="auto" fo:line-height="115%" fo:margin-left="0.84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>
      <style:text-properties fo:font-style="italic" style:font-style-asian="italic" style:font-style-complex="italic"/>
    </style:style>
    <style:style style:name="T162_30" style:family="text"/>
    <style:style style:name="P163" style:family="paragraph" style:parent-style-name="Standard">
      <style:paragraph-properties fo:break-before="auto" fo:line-height="115%" fo:margin-left="0.847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P164" style:family="paragraph" style:parent-style-name="Standard">
      <style:paragraph-properties fo:break-before="auto" fo:line-height="115%" fo:margin-left="0.847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>
      <style:text-properties fo:font-style="italic" style:font-style-asian="italic" style:font-style-complex="italic"/>
    </style:style>
    <style:style style:name="T164_52" style:family="text">
      <style:text-properties fo:font-style="italic" style:font-style-asian="italic" style:font-style-complex="italic"/>
    </style:style>
    <style:style style:name="T164_53" style:family="text">
      <style:text-properties fo:font-style="italic" style:font-style-asian="italic" style:font-style-complex="italic"/>
    </style:style>
    <style:style style:name="T164_54" style:family="text">
      <style:text-properties fo:font-style="italic" style:font-style-asian="italic" style:font-style-complex="italic"/>
    </style:style>
    <style:style style:name="T164_55" style:family="text">
      <style:text-properties fo:font-style="italic" style:font-style-asian="italic" style:font-style-complex="italic"/>
    </style:style>
    <style:style style:name="T164_56" style:family="text">
      <style:text-properties fo:font-style="italic" style:font-style-asian="italic" style:font-style-complex="italic"/>
    </style:style>
    <style:style style:name="T164_57" style:family="text">
      <style:text-properties fo:font-style="italic" style:font-style-asian="italic" style:font-style-complex="italic"/>
    </style:style>
    <style:style style:name="T164_58" style:family="text">
      <style:text-properties fo:font-style="italic" style:font-style-asian="italic" style:font-style-complex="italic"/>
    </style:style>
    <style:style style:name="T164_59" style:family="text">
      <style:text-properties fo:font-style="italic" style:font-style-asian="italic" style:font-style-complex="italic"/>
    </style:style>
    <style:style style:name="T164_60" style:family="text">
      <style:text-properties fo:font-style="italic" style:font-style-asian="italic" style:font-style-complex="italic"/>
    </style:style>
    <style:style style:name="T164_61" style:family="text">
      <style:text-properties fo:font-style="italic" style:font-style-asian="italic" style:font-style-complex="italic"/>
    </style:style>
    <style:style style:name="T164_62" style:family="text">
      <style:text-properties fo:font-style="italic" style:font-style-asian="italic" style:font-style-complex="italic"/>
    </style:style>
    <style:style style:name="T164_63" style:family="text">
      <style:text-properties fo:font-style="italic" style:font-style-asian="italic" style:font-style-complex="italic"/>
    </style:style>
    <style:style style:name="T164_64" style:family="text">
      <style:text-properties fo:font-style="italic" style:font-style-asian="italic" style:font-style-complex="italic"/>
    </style:style>
    <style:style style:name="T164_65" style:family="text">
      <style:text-properties fo:font-style="italic" style:font-style-asian="italic" style:font-style-complex="italic"/>
    </style:style>
    <style:style style:name="T164_66" style:family="text">
      <style:text-properties fo:font-style="italic" style:font-style-asian="italic" style:font-style-complex="italic"/>
    </style:style>
    <style:style style:name="T164_67" style:family="text">
      <style:text-properties fo:font-style="italic" style:font-style-asian="italic" style:font-style-complex="italic"/>
    </style:style>
    <style:style style:name="T164_68" style:family="text">
      <style:text-properties fo:font-style="italic" style:font-style-asian="italic" style:font-style-complex="italic"/>
    </style:style>
    <style:style style:name="T164_69" style:family="text">
      <style:text-properties fo:font-style="italic" style:font-style-asian="italic" style:font-style-complex="italic"/>
    </style:style>
    <style:style style:name="T164_70" style:family="text">
      <style:text-properties fo:font-style="italic" style:font-style-asian="italic" style:font-style-complex="italic"/>
    </style:style>
    <style:style style:name="T164_71" style:family="text">
      <style:text-properties fo:font-style="italic" style:font-style-asian="italic" style:font-style-complex="italic"/>
    </style:style>
    <style:style style:name="T164_72" style:family="text">
      <style:text-properties fo:font-style="italic" style:font-style-asian="italic" style:font-style-complex="italic"/>
    </style:style>
    <style:style style:name="T164_73" style:family="text">
      <style:text-properties fo:font-style="italic" style:font-style-asian="italic" style:font-style-complex="italic"/>
    </style:style>
    <style:style style:name="T164_74" style:family="text">
      <style:text-properties fo:font-style="italic" style:font-style-asian="italic" style:font-style-complex="italic"/>
    </style:style>
    <style:style style:name="T164_75" style:family="text">
      <style:text-properties fo:font-style="italic" style:font-style-asian="italic" style:font-style-complex="italic"/>
    </style:style>
    <style:style style:name="T164_76" style:family="text"/>
    <style:style style:name="T164_77" style:family="text">
      <style:text-properties fo:font-style="italic" style:font-style-asian="italic" style:font-style-complex="italic"/>
    </style:style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P165" style:family="paragraph" style:parent-style-name="Standard">
      <style:paragraph-properties fo:break-before="auto" fo:line-height="115%" fo:margin-left="0.847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>
      <style:text-properties fo:font-style="italic" style:font-style-asian="italic" style:font-style-complex="italic"/>
    </style:style>
    <style:style style:name="T165_40" style:family="text">
      <style:text-properties fo:font-style="italic" style:font-style-asian="italic" style:font-style-complex="italic"/>
    </style:style>
    <style:style style:name="T165_41" style:family="text">
      <style:text-properties fo:font-style="italic" style:font-style-asian="italic" style:font-style-complex="italic"/>
    </style:style>
    <style:style style:name="T165_42" style:family="text">
      <style:text-properties fo:font-style="italic" style:font-style-asian="italic" style:font-style-complex="italic"/>
    </style:style>
    <style:style style:name="T165_43" style:family="text">
      <style:text-properties fo:font-style="italic" style:font-style-asian="italic" style:font-style-complex="italic"/>
    </style:style>
    <style:style style:name="T165_44" style:family="text">
      <style:text-properties fo:font-style="italic" style:font-style-asian="italic" style:font-style-complex="italic"/>
    </style:style>
    <style:style style:name="T165_45" style:family="text">
      <style:text-properties fo:font-style="italic" style:font-style-asian="italic" style:font-style-complex="italic"/>
    </style:style>
    <style:style style:name="T165_46" style:family="text">
      <style:text-properties fo:font-style="italic" style:font-style-asian="italic" style:font-style-complex="italic"/>
    </style:style>
    <style:style style:name="T165_47" style:family="text">
      <style:text-properties fo:font-style="italic" style:font-style-asian="italic" style:font-style-complex="italic"/>
    </style:style>
    <style:style style:name="T165_48" style:family="text">
      <style:text-properties fo:font-style="italic" style:font-style-asian="italic" style:font-style-complex="italic"/>
    </style:style>
    <style:style style:name="T165_49" style:family="text">
      <style:text-properties fo:font-style="italic" style:font-style-asian="italic" style:font-style-complex="italic"/>
    </style:style>
    <style:style style:name="T165_50" style:family="text">
      <style:text-properties fo:font-style="italic" style:font-style-asian="italic" style:font-style-complex="italic"/>
    </style:style>
    <style:style style:name="T165_51" style:family="text">
      <style:text-properties fo:font-style="italic" style:font-style-asian="italic" style:font-style-complex="italic"/>
    </style:style>
    <style:style style:name="T165_52" style:family="text">
      <style:text-properties fo:font-style="italic" style:font-style-asian="italic" style:font-style-complex="italic"/>
    </style:style>
    <style:style style:name="T165_53" style:family="text">
      <style:text-properties fo:font-style="italic" style:font-style-asian="italic" style:font-style-complex="italic"/>
    </style:style>
    <style:style style:name="T165_54" style:family="text">
      <style:text-properties fo:font-style="italic" style:font-style-asian="italic" style:font-style-complex="italic"/>
    </style:style>
    <style:style style:name="T165_55" style:family="text">
      <style:text-properties fo:font-style="italic" style:font-style-asian="italic" style:font-style-complex="italic"/>
    </style:style>
    <style:style style:name="T165_56" style:family="text">
      <style:text-properties fo:font-style="italic" style:font-style-asian="italic" style:font-style-complex="italic"/>
    </style:style>
    <style:style style:name="T165_57" style:family="text">
      <style:text-properties fo:font-style="italic" style:font-style-asian="italic" style:font-style-complex="italic"/>
    </style:style>
    <style:style style:name="T165_58" style:family="text">
      <style:text-properties fo:font-style="italic" style:font-style-asian="italic" style:font-style-complex="italic"/>
    </style:style>
    <style:style style:name="T165_59" style:family="text">
      <style:text-properties fo:font-style="italic" style:font-style-asian="italic" style:font-style-complex="italic"/>
    </style:style>
    <style:style style:name="T165_60" style:family="text">
      <style:text-properties fo:font-style="italic" style:font-style-asian="italic" style:font-style-complex="italic"/>
    </style:style>
    <style:style style:name="T165_61" style:family="text">
      <style:text-properties fo:font-style="italic" style:font-style-asian="italic" style:font-style-complex="italic"/>
    </style:style>
    <style:style style:name="T165_62" style:family="text"/>
    <style:style style:name="T165_63" style:family="text">
      <style:text-properties fo:font-style="italic" style:font-style-asian="italic" style:font-style-complex="italic"/>
    </style:style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P166" style:family="paragraph" style:parent-style-name="Standard">
      <style:paragraph-properties fo:break-before="auto" fo:line-height="115%" fo:margin-left="0.847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>
      <style:text-properties fo:font-style="italic" style:font-style-asian="italic" style:font-style-complex="italic"/>
    </style:style>
    <style:style style:name="T166_18" style:family="text">
      <style:text-properties fo:font-style="italic" style:font-style-asian="italic" style:font-style-complex="italic"/>
    </style:style>
    <style:style style:name="T166_19" style:family="text">
      <style:text-properties fo:font-style="italic" style:font-style-asian="italic" style:font-style-complex="italic"/>
    </style:style>
    <style:style style:name="T166_20" style:family="text">
      <style:text-properties fo:font-style="italic" style:font-style-asian="italic" style:font-style-complex="italic"/>
    </style:style>
    <style:style style:name="T166_21" style:family="text">
      <style:text-properties fo:font-style="italic" style:font-style-asian="italic" style:font-style-complex="italic"/>
    </style:style>
    <style:style style:name="T166_22" style:family="text">
      <style:text-properties fo:font-style="italic" style:font-style-asian="italic" style:font-style-complex="italic"/>
    </style:style>
    <style:style style:name="T166_23" style:family="text">
      <style:text-properties fo:font-style="italic" style:font-style-asian="italic" style:font-style-complex="italic"/>
    </style:style>
    <style:style style:name="T166_24" style:family="text">
      <style:text-properties fo:font-style="italic" style:font-style-asian="italic" style:font-style-complex="italic"/>
    </style:style>
    <style:style style:name="T166_25" style:family="text">
      <style:text-properties fo:font-style="italic" style:font-style-asian="italic" style:font-style-complex="italic"/>
    </style:style>
    <style:style style:name="T166_26" style:family="text">
      <style:text-properties fo:font-style="italic" style:font-style-asian="italic" style:font-style-complex="italic"/>
    </style:style>
    <style:style style:name="T166_27" style:family="text">
      <style:text-properties fo:font-style="italic" style:font-style-asian="italic" style:font-style-complex="italic"/>
    </style:style>
    <style:style style:name="T166_28" style:family="text"/>
    <style:style style:name="T166_29" style:family="text"/>
    <style:style style:name="T166_30" style:family="text"/>
    <style:style style:name="P167" style:family="paragraph" style:parent-style-name="Standard">
      <style:paragraph-properties fo:break-before="auto" fo:line-height="115%" fo:margin-left="0.847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>
      <style:text-properties fo:font-style="italic" style:font-style-asian="italic" style:font-style-complex="italic"/>
    </style:style>
    <style:style style:name="T167_22" style:family="text">
      <style:text-properties fo:font-style="italic" style:font-style-asian="italic" style:font-style-complex="italic"/>
    </style:style>
    <style:style style:name="T167_23" style:family="text">
      <style:text-properties fo:font-style="italic" style:font-style-asian="italic" style:font-style-complex="italic"/>
    </style:style>
    <style:style style:name="T167_24" style:family="text"/>
    <style:style style:name="T167_25" style:family="text">
      <style:text-properties fo:font-style="italic" style:font-style-asian="italic" style:font-style-complex="italic"/>
    </style:style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P168" style:family="paragraph" style:parent-style-name="Standard">
      <style:paragraph-properties fo:break-before="auto" fo:line-height="115%" fo:margin-left="0.847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>
      <style:text-properties fo:font-style="italic" style:font-style-asian="italic" style:font-style-complex="italic"/>
    </style:style>
    <style:style style:name="T168_24" style:family="text">
      <style:text-properties fo:font-style="italic" style:font-style-asian="italic" style:font-style-complex="italic"/>
    </style:style>
    <style:style style:name="T168_25" style:family="text">
      <style:text-properties fo:font-style="italic" style:font-style-asian="italic" style:font-style-complex="italic"/>
    </style:style>
    <style:style style:name="T168_26" style:family="text">
      <style:text-properties fo:font-style="italic" style:font-style-asian="italic" style:font-style-complex="italic"/>
    </style:style>
    <style:style style:name="T168_27" style:family="text">
      <style:text-properties fo:font-style="italic" style:font-style-asian="italic" style:font-style-complex="italic"/>
    </style:style>
    <style:style style:name="T168_28" style:family="text"/>
    <style:style style:name="T168_29" style:family="text">
      <style:text-properties fo:font-style="italic" style:font-style-asian="italic" style:font-style-complex="italic"/>
    </style:style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P169" style:family="paragraph" style:parent-style-name="Standard">
      <style:paragraph-properties fo:break-before="auto" fo:line-height="115%" fo:margin-left="0.847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>
      <style:text-properties fo:font-style="italic" style:font-style-asian="italic" style:font-style-complex="italic"/>
    </style:style>
    <style:style style:name="T169_22" style:family="text">
      <style:text-properties fo:font-style="italic" style:font-style-asian="italic" style:font-style-complex="italic"/>
    </style:style>
    <style:style style:name="T169_23" style:family="text">
      <style:text-properties fo:font-style="italic" style:font-style-asian="italic" style:font-style-complex="italic"/>
    </style:style>
    <style:style style:name="T169_24" style:family="text">
      <style:text-properties fo:font-style="italic" style:font-style-asian="italic" style:font-style-complex="italic"/>
    </style:style>
    <style:style style:name="T169_25" style:family="text">
      <style:text-properties fo:font-style="italic" style:font-style-asian="italic" style:font-style-complex="italic"/>
    </style:style>
    <style:style style:name="T169_26" style:family="text"/>
    <style:style style:name="T169_27" style:family="text">
      <style:text-properties fo:font-style="italic" style:font-style-asian="italic" style:font-style-complex="italic"/>
    </style:style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P170" style:family="paragraph" style:parent-style-name="Standard">
      <style:paragraph-properties fo:break-before="auto" fo:line-height="115%" fo:margin-left="0.847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>
      <style:text-properties fo:font-style="italic" style:font-style-asian="italic" style:font-style-complex="italic"/>
    </style:style>
    <style:style style:name="T170_16" style:family="text"/>
    <style:style style:name="T170_17" style:family="text">
      <style:text-properties fo:font-style="italic" style:font-style-asian="italic" style:font-style-complex="italic"/>
    </style:style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P171" style:family="paragraph" style:parent-style-name="Standard">
      <style:paragraph-properties fo:break-before="auto" fo:line-height="115%" fo:margin-left="0.847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>
      <style:text-properties fo:font-style="italic" style:font-style-asian="italic" style:font-style-complex="italic"/>
    </style:style>
    <style:style style:name="T171_20" style:family="text">
      <style:text-properties fo:font-style="italic" style:font-style-asian="italic" style:font-style-complex="italic"/>
    </style:style>
    <style:style style:name="T171_21" style:family="text">
      <style:text-properties fo:font-style="italic" style:font-style-asian="italic" style:font-style-complex="italic"/>
    </style:style>
    <style:style style:name="T171_22" style:family="text">
      <style:text-properties fo:font-style="italic" style:font-style-asian="italic" style:font-style-complex="italic"/>
    </style:style>
    <style:style style:name="T171_23" style:family="text">
      <style:text-properties fo:font-style="italic" style:font-style-asian="italic" style:font-style-complex="italic"/>
    </style:style>
    <style:style style:name="T171_24" style:family="text"/>
    <style:style style:name="T171_25" style:family="text">
      <style:text-properties fo:font-style="italic" style:font-style-asian="italic" style:font-style-complex="italic"/>
    </style:style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P172" style:family="paragraph" style:parent-style-name="Standard">
      <style:paragraph-properties fo:break-before="auto" fo:line-height="115%" fo:margin-left="0.847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>
      <style:text-properties fo:font-style="italic" style:font-style-asian="italic" style:font-style-complex="italic"/>
    </style:style>
    <style:style style:name="T172_16" style:family="text">
      <style:text-properties fo:font-style="italic" style:font-style-asian="italic" style:font-style-complex="italic"/>
    </style:style>
    <style:style style:name="T172_17" style:family="text">
      <style:text-properties fo:font-style="italic" style:font-style-asian="italic" style:font-style-complex="italic"/>
    </style:style>
    <style:style style:name="T172_18" style:family="text">
      <style:text-properties fo:font-style="italic" style:font-style-asian="italic" style:font-style-complex="italic"/>
    </style:style>
    <style:style style:name="T172_19" style:family="text">
      <style:text-properties fo:font-style="italic" style:font-style-asian="italic" style:font-style-complex="italic"/>
    </style:style>
    <style:style style:name="T172_20" style:family="text">
      <style:text-properties fo:font-style="italic" style:font-style-asian="italic" style:font-style-complex="italic"/>
    </style:style>
    <style:style style:name="T172_21" style:family="text">
      <style:text-properties fo:font-style="italic" style:font-style-asian="italic" style:font-style-complex="italic"/>
    </style:style>
    <style:style style:name="T172_22" style:family="text">
      <style:text-properties fo:font-style="italic" style:font-style-asian="italic" style:font-style-complex="italic"/>
    </style:style>
    <style:style style:name="T172_23" style:family="text">
      <style:text-properties fo:font-style="italic" style:font-style-asian="italic" style:font-style-complex="italic"/>
    </style:style>
    <style:style style:name="T172_24" style:family="text">
      <style:text-properties fo:font-style="italic" style:font-style-asian="italic" style:font-style-complex="italic"/>
    </style:style>
    <style:style style:name="T172_25" style:family="text">
      <style:text-properties fo:font-style="italic" style:font-style-asian="italic" style:font-style-complex="italic"/>
    </style:style>
    <style:style style:name="T172_26" style:family="text"/>
    <style:style style:name="T172_27" style:family="text">
      <style:text-properties fo:font-style="italic" style:font-style-asian="italic" style:font-style-complex="italic"/>
    </style:style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P173" style:family="paragraph" style:parent-style-name="Standard">
      <style:paragraph-properties fo:break-before="auto" fo:line-height="115%" fo:margin-left="0.847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>
      <style:text-properties fo:font-style="italic" style:font-style-asian="italic" style:font-style-complex="italic"/>
    </style:style>
    <style:style style:name="T173_20" style:family="text">
      <style:text-properties fo:font-style="italic" style:font-style-asian="italic" style:font-style-complex="italic"/>
    </style:style>
    <style:style style:name="T173_21" style:family="text">
      <style:text-properties fo:font-style="italic" style:font-style-asian="italic" style:font-style-complex="italic"/>
    </style:style>
    <style:style style:name="T173_22" style:family="text">
      <style:text-properties fo:font-style="italic" style:font-style-asian="italic" style:font-style-complex="italic"/>
    </style:style>
    <style:style style:name="T173_23" style:family="text">
      <style:text-properties fo:font-style="italic" style:font-style-asian="italic" style:font-style-complex="italic"/>
    </style:style>
    <style:style style:name="T173_24" style:family="text">
      <style:text-properties fo:font-style="italic" style:font-style-asian="italic" style:font-style-complex="italic"/>
    </style:style>
    <style:style style:name="T173_25" style:family="text">
      <style:text-properties fo:font-style="italic" style:font-style-asian="italic" style:font-style-complex="italic"/>
    </style:style>
    <style:style style:name="T173_26" style:family="text">
      <style:text-properties fo:font-style="italic" style:font-style-asian="italic" style:font-style-complex="italic"/>
    </style:style>
    <style:style style:name="T173_27" style:family="text">
      <style:text-properties fo:font-style="italic" style:font-style-asian="italic" style:font-style-complex="italic"/>
    </style:style>
    <style:style style:name="T173_28" style:family="text">
      <style:text-properties fo:font-style="italic" style:font-style-asian="italic" style:font-style-complex="italic"/>
    </style:style>
    <style:style style:name="T173_29" style:family="text">
      <style:text-properties fo:font-style="italic" style:font-style-asian="italic" style:font-style-complex="italic"/>
    </style:style>
    <style:style style:name="T173_30" style:family="text">
      <style:text-properties fo:font-style="italic" style:font-style-asian="italic" style:font-style-complex="italic"/>
    </style:style>
    <style:style style:name="T173_31" style:family="text">
      <style:text-properties fo:font-style="italic" style:font-style-asian="italic" style:font-style-complex="italic"/>
    </style:style>
    <style:style style:name="T173_32" style:family="text"/>
    <style:style style:name="T173_33" style:family="text">
      <style:text-properties fo:font-style="italic" style:font-style-asian="italic" style:font-style-complex="italic"/>
    </style:style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P174" style:family="paragraph" style:parent-style-name="Standard">
      <style:paragraph-properties fo:break-before="auto" fo:line-height="115%" fo:margin-left="0.847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>
      <style:text-properties fo:font-style="italic" style:font-style-asian="italic" style:font-style-complex="italic"/>
    </style:style>
    <style:style style:name="T174_24" style:family="text">
      <style:text-properties fo:font-style="italic" style:font-style-asian="italic" style:font-style-complex="italic"/>
    </style:style>
    <style:style style:name="T174_25" style:family="text">
      <style:text-properties fo:font-style="italic" style:font-style-asian="italic" style:font-style-complex="italic"/>
    </style:style>
    <style:style style:name="T174_26" style:family="text">
      <style:text-properties fo:font-style="italic" style:font-style-asian="italic" style:font-style-complex="italic"/>
    </style:style>
    <style:style style:name="T174_27" style:family="text">
      <style:text-properties fo:font-style="italic" style:font-style-asian="italic" style:font-style-complex="italic"/>
    </style:style>
    <style:style style:name="T174_28" style:family="text"/>
    <style:style style:name="T174_29" style:family="text">
      <style:text-properties fo:font-style="italic" style:font-style-asian="italic" style:font-style-complex="italic"/>
    </style:style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P175" style:family="paragraph" style:parent-style-name="Standard">
      <style:paragraph-properties fo:break-before="auto" fo:line-height="115%" fo:margin-left="0.847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P176" style:family="paragraph" style:parent-style-name="Standard">
      <style:paragraph-properties fo:break-before="auto" fo:line-height="115%" fo:margin-left="0.847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>
      <style:text-properties fo:font-style="italic" style:font-style-asian="italic" style:font-style-complex="italic"/>
    </style:style>
    <style:style style:name="T176_56" style:family="text">
      <style:text-properties fo:font-style="italic" style:font-style-asian="italic" style:font-style-complex="italic"/>
    </style:style>
    <style:style style:name="T176_57" style:family="text">
      <style:text-properties fo:font-style="italic" style:font-style-asian="italic" style:font-style-complex="italic"/>
    </style:style>
    <style:style style:name="T176_58" style:family="text"/>
    <style:style style:name="T176_59" style:family="text">
      <style:text-properties fo:font-style="italic" style:font-style-asian="italic" style:font-style-complex="italic"/>
    </style:style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P177" style:family="paragraph" style:parent-style-name="Standard">
      <style:paragraph-properties fo:break-before="auto" fo:line-height="115%" fo:margin-left="0.847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>
      <style:text-properties fo:font-style="italic" style:font-style-asian="italic" style:font-style-complex="italic"/>
    </style:style>
    <style:style style:name="T177_40" style:family="text">
      <style:text-properties fo:font-style="italic" style:font-style-asian="italic" style:font-style-complex="italic"/>
    </style:style>
    <style:style style:name="T177_41" style:family="text">
      <style:text-properties fo:font-style="italic" style:font-style-asian="italic" style:font-style-complex="italic"/>
    </style:style>
    <style:style style:name="T177_42" style:family="text">
      <style:text-properties fo:font-style="italic" style:font-style-asian="italic" style:font-style-complex="italic"/>
    </style:style>
    <style:style style:name="T177_43" style:family="text">
      <style:text-properties fo:font-style="italic" style:font-style-asian="italic" style:font-style-complex="italic"/>
    </style:style>
    <style:style style:name="T177_44" style:family="text">
      <style:text-properties fo:font-style="italic" style:font-style-asian="italic" style:font-style-complex="italic"/>
    </style:style>
    <style:style style:name="T177_45" style:family="text">
      <style:text-properties fo:font-style="italic" style:font-style-asian="italic" style:font-style-complex="italic"/>
    </style:style>
    <style:style style:name="T177_46" style:family="text"/>
    <style:style style:name="T177_47" style:family="text">
      <style:text-properties fo:font-style="italic" style:font-style-asian="italic" style:font-style-complex="italic"/>
    </style:style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P178" style:family="paragraph" style:parent-style-name="Standard">
      <style:paragraph-properties fo:break-before="auto" fo:line-height="115%" fo:margin-left="0.847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>
      <style:text-properties fo:font-style="italic" style:font-style-asian="italic" style:font-style-complex="italic"/>
    </style:style>
    <style:style style:name="T178_38" style:family="text">
      <style:text-properties fo:font-style="italic" style:font-style-asian="italic" style:font-style-complex="italic"/>
    </style:style>
    <style:style style:name="T178_39" style:family="text">
      <style:text-properties fo:font-style="italic" style:font-style-asian="italic" style:font-style-complex="italic"/>
    </style:style>
    <style:style style:name="T178_40" style:family="text">
      <style:text-properties fo:font-style="italic" style:font-style-asian="italic" style:font-style-complex="italic"/>
    </style:style>
    <style:style style:name="T178_41" style:family="text">
      <style:text-properties fo:font-style="italic" style:font-style-asian="italic" style:font-style-complex="italic"/>
    </style:style>
    <style:style style:name="T178_42" style:family="text">
      <style:text-properties fo:font-style="italic" style:font-style-asian="italic" style:font-style-complex="italic"/>
    </style:style>
    <style:style style:name="T178_43" style:family="text">
      <style:text-properties fo:font-style="italic" style:font-style-asian="italic" style:font-style-complex="italic"/>
    </style:style>
    <style:style style:name="T178_44" style:family="text"/>
    <style:style style:name="T178_45" style:family="text">
      <style:text-properties fo:font-style="italic" style:font-style-asian="italic" style:font-style-complex="italic"/>
    </style:style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P179" style:family="paragraph" style:parent-style-name="Standard">
      <style:paragraph-properties fo:break-before="auto" fo:line-height="115%" fo:margin-left="0.847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>
      <style:text-properties fo:font-style="italic" style:font-style-asian="italic" style:font-style-complex="italic"/>
    </style:style>
    <style:style style:name="T179_32" style:family="text">
      <style:text-properties fo:font-style="italic" style:font-style-asian="italic" style:font-style-complex="italic"/>
    </style:style>
    <style:style style:name="T179_33" style:family="text">
      <style:text-properties fo:font-style="italic" style:font-style-asian="italic" style:font-style-complex="italic"/>
    </style:style>
    <style:style style:name="T179_34" style:family="text">
      <style:text-properties fo:font-style="italic" style:font-style-asian="italic" style:font-style-complex="italic"/>
    </style:style>
    <style:style style:name="T179_35" style:family="text">
      <style:text-properties fo:font-style="italic" style:font-style-asian="italic" style:font-style-complex="italic"/>
    </style:style>
    <style:style style:name="T179_36" style:family="text">
      <style:text-properties fo:font-style="italic" style:font-style-asian="italic" style:font-style-complex="italic"/>
    </style:style>
    <style:style style:name="T179_37" style:family="text">
      <style:text-properties fo:font-style="italic" style:font-style-asian="italic" style:font-style-complex="italic"/>
    </style:style>
    <style:style style:name="T179_38" style:family="text">
      <style:text-properties fo:font-style="italic" style:font-style-asian="italic" style:font-style-complex="italic"/>
    </style:style>
    <style:style style:name="T179_39" style:family="text">
      <style:text-properties fo:font-style="italic" style:font-style-asian="italic" style:font-style-complex="italic"/>
    </style:style>
    <style:style style:name="T179_40" style:family="text">
      <style:text-properties fo:font-style="italic" style:font-style-asian="italic" style:font-style-complex="italic"/>
    </style:style>
    <style:style style:name="T179_41" style:family="text">
      <style:text-properties fo:font-style="italic" style:font-style-asian="italic" style:font-style-complex="italic"/>
    </style:style>
    <style:style style:name="T179_42" style:family="text">
      <style:text-properties fo:font-style="italic" style:font-style-asian="italic" style:font-style-complex="italic"/>
    </style:style>
    <style:style style:name="T179_43" style:family="text">
      <style:text-properties fo:font-style="italic" style:font-style-asian="italic" style:font-style-complex="italic"/>
    </style:style>
    <style:style style:name="T179_44" style:family="text">
      <style:text-properties fo:font-style="italic" style:font-style-asian="italic" style:font-style-complex="italic"/>
    </style:style>
    <style:style style:name="T179_45" style:family="text">
      <style:text-properties fo:font-style="italic" style:font-style-asian="italic" style:font-style-complex="italic"/>
    </style:style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P180" style:family="paragraph" style:parent-style-name="Standard">
      <style:paragraph-properties fo:break-before="auto" fo:line-height="115%" fo:margin-left="0.847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>
      <style:text-properties fo:font-style="italic" style:font-style-asian="italic" style:font-style-complex="italic"/>
    </style:style>
    <style:style style:name="T180_64" style:family="text">
      <style:text-properties fo:font-style="italic" style:font-style-asian="italic" style:font-style-complex="italic"/>
    </style:style>
    <style:style style:name="T180_65" style:family="text">
      <style:text-properties fo:font-style="italic" style:font-style-asian="italic" style:font-style-complex="italic"/>
    </style:style>
    <style:style style:name="T180_66" style:family="text"/>
    <style:style style:name="T180_67" style:family="text">
      <style:text-properties fo:font-style="italic" style:font-style-asian="italic" style:font-style-complex="italic"/>
    </style:style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P181" style:family="paragraph" style:parent-style-name="Standard">
      <style:paragraph-properties fo:break-before="auto" fo:line-height="115%" fo:margin-left="0.847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>
      <style:text-properties fo:font-style="italic" style:font-style-asian="italic" style:font-style-complex="italic"/>
    </style:style>
    <style:style style:name="T181_32" style:family="text">
      <style:text-properties fo:font-style="italic" style:font-style-asian="italic" style:font-style-complex="italic"/>
    </style:style>
    <style:style style:name="T181_33" style:family="text">
      <style:text-properties fo:font-style="italic" style:font-style-asian="italic" style:font-style-complex="italic"/>
    </style:style>
    <style:style style:name="T181_34" style:family="text">
      <style:text-properties fo:font-style="italic" style:font-style-asian="italic" style:font-style-complex="italic"/>
    </style:style>
    <style:style style:name="T181_35" style:family="text">
      <style:text-properties fo:font-style="italic" style:font-style-asian="italic" style:font-style-complex="italic"/>
    </style:style>
    <style:style style:name="T181_36" style:family="text">
      <style:text-properties fo:font-style="italic" style:font-style-asian="italic" style:font-style-complex="italic"/>
    </style:style>
    <style:style style:name="T181_37" style:family="text">
      <style:text-properties fo:font-style="italic" style:font-style-asian="italic" style:font-style-complex="italic"/>
    </style:style>
    <style:style style:name="T181_38" style:family="text">
      <style:text-properties fo:font-style="italic" style:font-style-asian="italic" style:font-style-complex="italic"/>
    </style:style>
    <style:style style:name="T181_39" style:family="text">
      <style:text-properties fo:font-style="italic" style:font-style-asian="italic" style:font-style-complex="italic"/>
    </style:style>
    <style:style style:name="T181_40" style:family="text">
      <style:text-properties fo:font-style="italic" style:font-style-asian="italic" style:font-style-complex="italic"/>
    </style:style>
    <style:style style:name="T181_41" style:family="text">
      <style:text-properties fo:font-style="italic" style:font-style-asian="italic" style:font-style-complex="italic"/>
    </style:style>
    <style:style style:name="T181_42" style:family="text">
      <style:text-properties fo:font-style="italic" style:font-style-asian="italic" style:font-style-complex="italic"/>
    </style:style>
    <style:style style:name="T181_43" style:family="text">
      <style:text-properties fo:font-style="italic" style:font-style-asian="italic" style:font-style-complex="italic"/>
    </style:style>
    <style:style style:name="T181_44" style:family="text">
      <style:text-properties fo:font-style="italic" style:font-style-asian="italic" style:font-style-complex="italic"/>
    </style:style>
    <style:style style:name="T181_45" style:family="text">
      <style:text-properties fo:font-style="italic" style:font-style-asian="italic" style:font-style-complex="italic"/>
    </style:style>
    <style:style style:name="T181_46" style:family="text">
      <style:text-properties fo:font-style="italic" style:font-style-asian="italic" style:font-style-complex="italic"/>
    </style:style>
    <style:style style:name="T181_47" style:family="text">
      <style:text-properties fo:font-style="italic" style:font-style-asian="italic" style:font-style-complex="italic"/>
    </style:style>
    <style:style style:name="T181_48" style:family="text">
      <style:text-properties fo:font-style="italic" style:font-style-asian="italic" style:font-style-complex="italic"/>
    </style:style>
    <style:style style:name="T181_49" style:family="text">
      <style:text-properties fo:font-style="italic" style:font-style-asian="italic" style:font-style-complex="italic"/>
    </style:style>
    <style:style style:name="T181_50" style:family="text">
      <style:text-properties fo:font-style="italic" style:font-style-asian="italic" style:font-style-complex="italic"/>
    </style:style>
    <style:style style:name="T181_51" style:family="text">
      <style:text-properties fo:font-style="italic" style:font-style-asian="italic" style:font-style-complex="italic"/>
    </style:style>
    <style:style style:name="T181_52" style:family="text">
      <style:text-properties fo:font-style="italic" style:font-style-asian="italic" style:font-style-complex="italic"/>
    </style:style>
    <style:style style:name="T181_53" style:family="text">
      <style:text-properties fo:font-style="italic" style:font-style-asian="italic" style:font-style-complex="italic"/>
    </style:style>
    <style:style style:name="T181_54" style:family="text"/>
    <style:style style:name="T181_55" style:family="text">
      <style:text-properties fo:font-style="italic" style:font-style-asian="italic" style:font-style-complex="italic"/>
    </style:style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P182" style:family="paragraph" style:parent-style-name="Standard">
      <style:paragraph-properties fo:break-before="auto" fo:line-height="115%" fo:margin-left="0.847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>
      <style:text-properties fo:font-style="italic" style:font-style-asian="italic" style:font-style-complex="italic"/>
    </style:style>
    <style:style style:name="T182_18" style:family="text">
      <style:text-properties fo:font-style="italic" style:font-style-asian="italic" style:font-style-complex="italic"/>
    </style:style>
    <style:style style:name="T182_19" style:family="text">
      <style:text-properties fo:font-style="italic" style:font-style-asian="italic" style:font-style-complex="italic"/>
    </style:style>
    <style:style style:name="T182_20" style:family="text">
      <style:text-properties fo:font-style="italic" style:font-style-asian="italic" style:font-style-complex="italic"/>
    </style:style>
    <style:style style:name="T182_21" style:family="text">
      <style:text-properties fo:font-style="italic" style:font-style-asian="italic" style:font-style-complex="italic"/>
    </style:style>
    <style:style style:name="T182_22" style:family="text">
      <style:text-properties fo:font-style="italic" style:font-style-asian="italic" style:font-style-complex="italic"/>
    </style:style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P183" style:family="paragraph" style:parent-style-name="Standard">
      <style:paragraph-properties fo:break-before="auto" fo:line-height="115%" fo:margin-left="0.847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>
      <style:text-properties fo:font-style="italic" style:font-style-asian="italic" style:font-style-complex="italic"/>
    </style:style>
    <style:style style:name="T183_32" style:family="text">
      <style:text-properties fo:font-style="italic" style:font-style-asian="italic" style:font-style-complex="italic"/>
    </style:style>
    <style:style style:name="T183_33" style:family="text">
      <style:text-properties fo:font-style="italic" style:font-style-asian="italic" style:font-style-complex="italic"/>
    </style:style>
    <style:style style:name="T183_34" style:family="text">
      <style:text-properties fo:font-style="italic" style:font-style-asian="italic" style:font-style-complex="italic"/>
    </style:style>
    <style:style style:name="T183_35" style:family="text">
      <style:text-properties fo:font-style="italic" style:font-style-asian="italic" style:font-style-complex="italic"/>
    </style:style>
    <style:style style:name="T183_36" style:family="text"/>
    <style:style style:name="T183_37" style:family="text">
      <style:text-properties fo:font-style="italic" style:font-style-asian="italic" style:font-style-complex="italic"/>
    </style:style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P184" style:family="paragraph" style:parent-style-name="Standard">
      <style:paragraph-properties fo:break-before="auto" fo:line-height="115%" fo:margin-left="0.847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>
      <style:text-properties fo:font-style="italic" style:font-style-asian="italic" style:font-style-complex="italic"/>
    </style:style>
    <style:style style:name="T184_24" style:family="text">
      <style:text-properties fo:font-style="italic" style:font-style-asian="italic" style:font-style-complex="italic"/>
    </style:style>
    <style:style style:name="T184_25" style:family="text">
      <style:text-properties fo:font-style="italic" style:font-style-asian="italic" style:font-style-complex="italic"/>
    </style:style>
    <style:style style:name="T184_26" style:family="text">
      <style:text-properties fo:font-style="italic" style:font-style-asian="italic" style:font-style-complex="italic"/>
    </style:style>
    <style:style style:name="T184_27" style:family="text">
      <style:text-properties fo:font-style="italic" style:font-style-asian="italic" style:font-style-complex="italic"/>
    </style:style>
    <style:style style:name="T184_28" style:family="text">
      <style:text-properties fo:font-style="italic" style:font-style-asian="italic" style:font-style-complex="italic"/>
    </style:style>
    <style:style style:name="T184_29" style:family="text">
      <style:text-properties fo:font-style="italic" style:font-style-asian="italic" style:font-style-complex="italic"/>
    </style:style>
    <style:style style:name="T184_30" style:family="text">
      <style:text-properties fo:font-style="italic" style:font-style-asian="italic" style:font-style-complex="italic"/>
    </style:style>
    <style:style style:name="T184_31" style:family="text">
      <style:text-properties fo:font-style="italic" style:font-style-asian="italic" style:font-style-complex="italic"/>
    </style:style>
    <style:style style:name="T184_32" style:family="text">
      <style:text-properties fo:font-style="italic" style:font-style-asian="italic" style:font-style-complex="italic"/>
    </style:style>
    <style:style style:name="T184_33" style:family="text">
      <style:text-properties fo:font-style="italic" style:font-style-asian="italic" style:font-style-complex="italic"/>
    </style:style>
    <style:style style:name="T184_34" style:family="text">
      <style:text-properties fo:font-style="italic" style:font-style-asian="italic" style:font-style-complex="italic"/>
    </style:style>
    <style:style style:name="T184_35" style:family="text">
      <style:text-properties fo:font-style="italic" style:font-style-asian="italic" style:font-style-complex="italic"/>
    </style:style>
    <style:style style:name="T184_36" style:family="text">
      <style:text-properties fo:font-style="italic" style:font-style-asian="italic" style:font-style-complex="italic"/>
    </style:style>
    <style:style style:name="T184_37" style:family="text">
      <style:text-properties fo:font-style="italic" style:font-style-asian="italic" style:font-style-complex="italic"/>
    </style:style>
    <style:style style:name="T184_38" style:family="text">
      <style:text-properties fo:font-style="italic" style:font-style-asian="italic" style:font-style-complex="italic"/>
    </style:style>
    <style:style style:name="T184_39" style:family="text">
      <style:text-properties fo:font-style="italic" style:font-style-asian="italic" style:font-style-complex="italic"/>
    </style:style>
    <style:style style:name="T184_40" style:family="text">
      <style:text-properties fo:font-style="italic" style:font-style-asian="italic" style:font-style-complex="italic"/>
    </style:style>
    <style:style style:name="T184_41" style:family="text">
      <style:text-properties fo:font-style="italic" style:font-style-asian="italic" style:font-style-complex="italic"/>
    </style:style>
    <style:style style:name="T184_42" style:family="text">
      <style:text-properties fo:font-style="italic" style:font-style-asian="italic" style:font-style-complex="italic"/>
    </style:style>
    <style:style style:name="T184_43" style:family="text">
      <style:text-properties fo:font-style="italic" style:font-style-asian="italic" style:font-style-complex="italic"/>
    </style:style>
    <style:style style:name="T184_44" style:family="text">
      <style:text-properties fo:font-style="italic" style:font-style-asian="italic" style:font-style-complex="italic"/>
    </style:style>
    <style:style style:name="T184_45" style:family="text">
      <style:text-properties fo:font-style="italic" style:font-style-asian="italic" style:font-style-complex="italic"/>
    </style:style>
    <style:style style:name="T184_46" style:family="text">
      <style:text-properties fo:font-style="italic" style:font-style-asian="italic" style:font-style-complex="italic"/>
    </style:style>
    <style:style style:name="T184_47" style:family="text">
      <style:text-properties fo:font-style="italic" style:font-style-asian="italic" style:font-style-complex="italic"/>
    </style:style>
    <style:style style:name="T184_48" style:family="text"/>
    <style:style style:name="T184_49" style:family="text">
      <style:text-properties fo:font-style="italic" style:font-style-asian="italic" style:font-style-complex="italic"/>
    </style:style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P185" style:family="paragraph" style:parent-style-name="Standard">
      <style:paragraph-properties fo:break-before="auto" fo:line-height="115%" fo:margin-left="0.847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>
      <style:text-properties fo:font-style="italic" style:font-style-asian="italic" style:font-style-complex="italic"/>
    </style:style>
    <style:style style:name="T185_42" style:family="text">
      <style:text-properties fo:font-style="italic" style:font-style-asian="italic" style:font-style-complex="italic"/>
    </style:style>
    <style:style style:name="T185_43" style:family="text">
      <style:text-properties fo:font-style="italic" style:font-style-asian="italic" style:font-style-complex="italic"/>
    </style:style>
    <style:style style:name="T185_44" style:family="text">
      <style:text-properties fo:font-style="italic" style:font-style-asian="italic" style:font-style-complex="italic"/>
    </style:style>
    <style:style style:name="T185_45" style:family="text">
      <style:text-properties fo:font-style="italic" style:font-style-asian="italic" style:font-style-complex="italic"/>
    </style:style>
    <style:style style:name="T185_46" style:family="text"/>
    <style:style style:name="T185_47" style:family="text">
      <style:text-properties fo:font-style="italic" style:font-style-asian="italic" style:font-style-complex="italic"/>
    </style:style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P186" style:family="paragraph" style:parent-style-name="Standard">
      <style:paragraph-properties fo:break-before="auto" fo:line-height="115%" fo:margin-left="0.847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>
      <style:text-properties fo:font-style="italic" style:font-style-asian="italic" style:font-style-complex="italic"/>
    </style:style>
    <style:style style:name="T186_38" style:family="text">
      <style:text-properties fo:font-style="italic" style:font-style-asian="italic" style:font-style-complex="italic"/>
    </style:style>
    <style:style style:name="T186_39" style:family="text">
      <style:text-properties fo:font-style="italic" style:font-style-asian="italic" style:font-style-complex="italic"/>
    </style:style>
    <style:style style:name="T186_40" style:family="text">
      <style:text-properties fo:font-style="italic" style:font-style-asian="italic" style:font-style-complex="italic"/>
    </style:style>
    <style:style style:name="T186_41" style:family="text">
      <style:text-properties fo:font-style="italic" style:font-style-asian="italic" style:font-style-complex="italic"/>
    </style:style>
    <style:style style:name="T186_42" style:family="text"/>
    <style:style style:name="T186_43" style:family="text">
      <style:text-properties fo:font-style="italic" style:font-style-asian="italic" style:font-style-complex="italic"/>
    </style:style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P187" style:family="paragraph" style:parent-style-name="Standard">
      <style:paragraph-properties fo:break-before="auto" fo:line-height="115%" fo:margin-left="0.847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>
      <style:text-properties fo:font-style="italic" style:font-style-asian="italic" style:font-style-complex="italic"/>
    </style:style>
    <style:style style:name="T187_56" style:family="text"/>
    <style:style style:name="T187_57" style:family="text">
      <style:text-properties fo:font-style="italic" style:font-style-asian="italic" style:font-style-complex="italic"/>
    </style:style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P188" style:family="paragraph" style:parent-style-name="Standard">
      <style:paragraph-properties fo:break-before="auto" fo:line-height="115%" fo:margin-left="0.847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>
      <style:text-properties fo:font-style="italic" style:font-style-asian="italic" style:font-style-complex="italic"/>
    </style:style>
    <style:style style:name="T188_46" style:family="text">
      <style:text-properties fo:font-style="italic" style:font-style-asian="italic" style:font-style-complex="italic"/>
    </style:style>
    <style:style style:name="T188_47" style:family="text">
      <style:text-properties fo:font-style="italic" style:font-style-asian="italic" style:font-style-complex="italic"/>
    </style:style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P189" style:family="paragraph" style:parent-style-name="Standard">
      <style:paragraph-properties fo:break-before="auto" fo:line-height="115%" fo:margin-left="0.847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>
      <style:text-properties fo:font-style="italic" style:font-style-asian="italic" style:font-style-complex="italic"/>
    </style:style>
    <style:style style:name="T189_74" style:family="text"/>
    <style:style style:name="T189_75" style:family="text">
      <style:text-properties fo:font-style="italic" style:font-style-asian="italic" style:font-style-complex="italic"/>
    </style:style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P190" style:family="paragraph" style:parent-style-name="Standard">
      <style:paragraph-properties fo:break-before="auto" fo:line-height="115%" fo:margin-left="0.847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>
      <style:text-properties fo:font-style="italic" style:font-style-asian="italic" style:font-style-complex="italic"/>
    </style:style>
    <style:style style:name="T190_56" style:family="text">
      <style:text-properties fo:font-style="italic" style:font-style-asian="italic" style:font-style-complex="italic"/>
    </style:style>
    <style:style style:name="T190_57" style:family="text">
      <style:text-properties fo:font-style="italic" style:font-style-asian="italic" style:font-style-complex="italic"/>
    </style:style>
    <style:style style:name="T190_58" style:family="text">
      <style:text-properties fo:font-style="italic" style:font-style-asian="italic" style:font-style-complex="italic"/>
    </style:style>
    <style:style style:name="T190_59" style:family="text">
      <style:text-properties fo:font-style="italic" style:font-style-asian="italic" style:font-style-complex="italic"/>
    </style:style>
    <style:style style:name="T190_60" style:family="text">
      <style:text-properties fo:font-style="italic" style:font-style-asian="italic" style:font-style-complex="italic"/>
    </style:style>
    <style:style style:name="T190_61" style:family="text">
      <style:text-properties fo:font-style="italic" style:font-style-asian="italic" style:font-style-complex="italic"/>
    </style:style>
    <style:style style:name="T190_62" style:family="text">
      <style:text-properties fo:font-style="italic" style:font-style-asian="italic" style:font-style-complex="italic"/>
    </style:style>
    <style:style style:name="T190_63" style:family="text">
      <style:text-properties fo:font-style="italic" style:font-style-asian="italic" style:font-style-complex="italic"/>
    </style:style>
    <style:style style:name="T190_64" style:family="text"/>
    <style:style style:name="T190_65" style:family="text">
      <style:text-properties fo:font-style="italic" style:font-style-asian="italic" style:font-style-complex="italic"/>
    </style:style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P191" style:family="paragraph" style:parent-style-name="Standard">
      <style:paragraph-properties fo:break-before="auto" fo:line-height="115%" fo:margin-left="0.847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>
      <style:text-properties fo:font-style="italic" style:font-style-asian="italic" style:font-style-complex="italic"/>
    </style:style>
    <style:style style:name="T191_52" style:family="text">
      <style:text-properties fo:font-style="italic" style:font-style-asian="italic" style:font-style-complex="italic"/>
    </style:style>
    <style:style style:name="T191_53" style:family="text">
      <style:text-properties fo:font-style="italic" style:font-style-asian="italic" style:font-style-complex="italic"/>
    </style:style>
    <style:style style:name="T191_54" style:family="text">
      <style:text-properties fo:font-style="italic" style:font-style-asian="italic" style:font-style-complex="italic"/>
    </style:style>
    <style:style style:name="T191_55" style:family="text">
      <style:text-properties fo:font-style="italic" style:font-style-asian="italic" style:font-style-complex="italic"/>
    </style:style>
    <style:style style:name="T191_56" style:family="text">
      <style:text-properties fo:font-style="italic" style:font-style-asian="italic" style:font-style-complex="italic"/>
    </style:style>
    <style:style style:name="T191_57" style:family="text">
      <style:text-properties fo:font-style="italic" style:font-style-asian="italic" style:font-style-complex="italic"/>
    </style:style>
    <style:style style:name="T191_58" style:family="text">
      <style:text-properties fo:font-style="italic" style:font-style-asian="italic" style:font-style-complex="italic"/>
    </style:style>
    <style:style style:name="T191_59" style:family="text">
      <style:text-properties fo:font-style="italic" style:font-style-asian="italic" style:font-style-complex="italic"/>
    </style:style>
    <style:style style:name="T191_60" style:family="text">
      <style:text-properties fo:font-style="italic" style:font-style-asian="italic" style:font-style-complex="italic"/>
    </style:style>
    <style:style style:name="T191_61" style:family="text">
      <style:text-properties fo:font-style="italic" style:font-style-asian="italic" style:font-style-complex="italic"/>
    </style:style>
    <style:style style:name="T191_62" style:family="text">
      <style:text-properties fo:font-style="italic" style:font-style-asian="italic" style:font-style-complex="italic"/>
    </style:style>
    <style:style style:name="T191_63" style:family="text">
      <style:text-properties fo:font-style="italic" style:font-style-asian="italic" style:font-style-complex="italic"/>
    </style:style>
    <style:style style:name="T191_64" style:family="text">
      <style:text-properties fo:font-style="italic" style:font-style-asian="italic" style:font-style-complex="italic"/>
    </style:style>
    <style:style style:name="T191_65" style:family="text">
      <style:text-properties fo:font-style="italic" style:font-style-asian="italic" style:font-style-complex="italic"/>
    </style:style>
    <style:style style:name="T191_66" style:family="text"/>
    <style:style style:name="T191_67" style:family="text"/>
    <style:style style:name="T191_68" style:family="text"/>
    <style:style style:name="P192" style:family="paragraph" style:parent-style-name="Standard">
      <style:paragraph-properties fo:break-before="auto" fo:line-height="115%" fo:margin-left="0.847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>
      <style:text-properties fo:font-style="italic" style:font-style-asian="italic" style:font-style-complex="italic"/>
    </style:style>
    <style:style style:name="T192_50" style:family="text">
      <style:text-properties fo:font-style="italic" style:font-style-asian="italic" style:font-style-complex="italic"/>
    </style:style>
    <style:style style:name="T192_51" style:family="text">
      <style:text-properties fo:font-style="italic" style:font-style-asian="italic" style:font-style-complex="italic"/>
    </style:style>
    <style:style style:name="T192_52" style:family="text">
      <style:text-properties fo:font-style="italic" style:font-style-asian="italic" style:font-style-complex="italic"/>
    </style:style>
    <style:style style:name="T192_53" style:family="text">
      <style:text-properties fo:font-style="italic" style:font-style-asian="italic" style:font-style-complex="italic"/>
    </style:style>
    <style:style style:name="T192_54" style:family="text">
      <style:text-properties fo:font-style="italic" style:font-style-asian="italic" style:font-style-complex="italic"/>
    </style:style>
    <style:style style:name="T192_55" style:family="text">
      <style:text-properties fo:font-style="italic" style:font-style-asian="italic" style:font-style-complex="italic"/>
    </style:style>
    <style:style style:name="T192_56" style:family="text">
      <style:text-properties fo:font-style="italic" style:font-style-asian="italic" style:font-style-complex="italic"/>
    </style:style>
    <style:style style:name="T192_57" style:family="text">
      <style:text-properties fo:font-style="italic" style:font-style-asian="italic" style:font-style-complex="italic"/>
    </style:style>
    <style:style style:name="T192_58" style:family="text">
      <style:text-properties fo:font-style="italic" style:font-style-asian="italic" style:font-style-complex="italic"/>
    </style:style>
    <style:style style:name="T192_59" style:family="text">
      <style:text-properties fo:font-style="italic" style:font-style-asian="italic" style:font-style-complex="italic"/>
    </style:style>
    <style:style style:name="T192_60" style:family="text">
      <style:text-properties fo:font-style="italic" style:font-style-asian="italic" style:font-style-complex="italic"/>
    </style:style>
    <style:style style:name="T192_61" style:family="text"/>
    <style:style style:name="T192_62" style:family="text">
      <style:text-properties fo:font-style="italic" style:font-style-asian="italic" style:font-style-complex="italic"/>
    </style:style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P193" style:family="paragraph" style:parent-style-name="Standard">
      <style:paragraph-properties fo:break-before="auto" fo:line-height="115%" fo:margin-left="0.847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>
      <style:text-properties fo:font-style="italic" style:font-style-asian="italic" style:font-style-complex="italic"/>
    </style:style>
    <style:style style:name="T193_34" style:family="text"/>
    <style:style style:name="P194" style:family="paragraph" style:parent-style-name="Standard">
      <style:paragraph-properties fo:break-before="auto" fo:line-height="115%" fo:margin-left="0.847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>
      <style:text-properties fo:font-style="italic" style:font-style-asian="italic" style:font-style-complex="italic"/>
    </style:style>
    <style:style style:name="T194_34" style:family="text">
      <style:text-properties fo:font-style="italic" style:font-style-asian="italic" style:font-style-complex="italic"/>
    </style:style>
    <style:style style:name="T194_35" style:family="text">
      <style:text-properties fo:font-style="italic" style:font-style-asian="italic" style:font-style-complex="italic"/>
    </style:style>
    <style:style style:name="T194_36" style:family="text">
      <style:text-properties fo:font-style="italic" style:font-style-asian="italic" style:font-style-complex="italic"/>
    </style:style>
    <style:style style:name="T194_37" style:family="text">
      <style:text-properties fo:font-style="italic" style:font-style-asian="italic" style:font-style-complex="italic"/>
    </style:style>
    <style:style style:name="T194_38" style:family="text">
      <style:text-properties fo:font-style="italic" style:font-style-asian="italic" style:font-style-complex="italic"/>
    </style:style>
    <style:style style:name="T194_39" style:family="text">
      <style:text-properties fo:font-style="italic" style:font-style-asian="italic" style:font-style-complex="italic"/>
    </style:style>
    <style:style style:name="T194_40" style:family="text"/>
    <style:style style:name="T194_41" style:family="text">
      <style:text-properties fo:font-style="italic" style:font-style-asian="italic" style:font-style-complex="italic"/>
    </style:style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P195" style:family="paragraph" style:parent-style-name="Standard">
      <style:paragraph-properties fo:break-before="auto" fo:line-height="115%" fo:margin-left="0.847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>
      <style:text-properties fo:font-style="italic" style:font-style-asian="italic" style:font-style-complex="italic"/>
    </style:style>
    <style:style style:name="T195_60" style:family="text"/>
    <style:style style:name="P196" style:family="paragraph" style:parent-style-name="Standard">
      <style:paragraph-properties fo:break-before="auto" fo:line-height="115%" fo:margin-left="0.847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>
      <style:text-properties fo:font-style="italic" style:font-style-asian="italic" style:font-style-complex="italic"/>
    </style:style>
    <style:style style:name="T196_66" style:family="text">
      <style:text-properties fo:font-style="italic" style:font-style-asian="italic" style:font-style-complex="italic"/>
    </style:style>
    <style:style style:name="T196_67" style:family="text">
      <style:text-properties fo:font-style="italic" style:font-style-asian="italic" style:font-style-complex="italic"/>
    </style:style>
    <style:style style:name="T196_68" style:family="text"/>
    <style:style style:name="T196_69" style:family="text">
      <style:text-properties fo:font-style="italic" style:font-style-asian="italic" style:font-style-complex="italic"/>
    </style:style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P197" style:family="paragraph" style:parent-style-name="Standard">
      <style:paragraph-properties fo:break-before="auto" fo:line-height="115%" fo:margin-left="0.847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>
      <style:text-properties fo:font-style="italic" style:font-style-asian="italic" style:font-style-complex="italic"/>
    </style:style>
    <style:style style:name="T197_36" style:family="text">
      <style:text-properties fo:font-style="italic" style:font-style-asian="italic" style:font-style-complex="italic"/>
    </style:style>
    <style:style style:name="T197_37" style:family="text">
      <style:text-properties fo:font-style="italic" style:font-style-asian="italic" style:font-style-complex="italic"/>
    </style:style>
    <style:style style:name="T197_38" style:family="text">
      <style:text-properties fo:font-style="italic" style:font-style-asian="italic" style:font-style-complex="italic"/>
    </style:style>
    <style:style style:name="T197_39" style:family="text">
      <style:text-properties fo:font-style="italic" style:font-style-asian="italic" style:font-style-complex="italic"/>
    </style:style>
    <style:style style:name="T197_40" style:family="text"/>
    <style:style style:name="T197_41" style:family="text">
      <style:text-properties fo:font-style="italic" style:font-style-asian="italic" style:font-style-complex="italic"/>
    </style:style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P198" style:family="paragraph" style:parent-style-name="Standard">
      <style:paragraph-properties fo:break-before="auto" fo:line-height="115%" fo:margin-left="0.847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>
      <style:text-properties fo:font-style="italic" style:font-style-asian="italic" style:font-style-complex="italic"/>
    </style:style>
    <style:style style:name="T198_6" style:family="text">
      <style:text-properties fo:font-style="italic" style:font-style-asian="italic" style:font-style-complex="italic"/>
    </style:style>
    <style:style style:name="T198_7" style:family="text">
      <style:text-properties fo:font-style="italic" style:font-style-asian="italic" style:font-style-complex="italic"/>
    </style:style>
    <style:style style:name="T198_8" style:family="text">
      <style:text-properties fo:font-style="italic" style:font-style-asian="italic" style:font-style-complex="italic"/>
    </style:style>
    <style:style style:name="T198_9" style:family="text">
      <style:text-properties fo:font-style="italic" style:font-style-asian="italic" style:font-style-complex="italic"/>
    </style:style>
    <style:style style:name="T198_10" style:family="text">
      <style:text-properties fo:font-style="italic" style:font-style-asian="italic" style:font-style-complex="italic"/>
    </style:style>
    <style:style style:name="T198_11" style:family="text">
      <style:text-properties fo:font-style="italic" style:font-style-asian="italic" style:font-style-complex="italic"/>
    </style:style>
    <style:style style:name="T198_12" style:family="text">
      <style:text-properties fo:font-style="italic" style:font-style-asian="italic" style:font-style-complex="italic"/>
    </style:style>
    <style:style style:name="T198_13" style:family="text">
      <style:text-properties fo:font-style="italic" style:font-style-asian="italic" style:font-style-complex="italic"/>
    </style:style>
    <style:style style:name="T198_14" style:family="text">
      <style:text-properties fo:font-style="italic" style:font-style-asian="italic" style:font-style-complex="italic"/>
    </style:style>
    <style:style style:name="T198_15" style:family="text">
      <style:text-properties fo:font-style="italic" style:font-style-asian="italic" style:font-style-complex="italic"/>
    </style:style>
    <style:style style:name="T198_16" style:family="text">
      <style:text-properties fo:font-style="italic" style:font-style-asian="italic" style:font-style-complex="italic"/>
    </style:style>
    <style:style style:name="T198_17" style:family="text">
      <style:text-properties fo:font-style="italic" style:font-style-asian="italic" style:font-style-complex="italic"/>
    </style:style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P199" style:family="paragraph" style:parent-style-name="Standard">
      <style:paragraph-properties fo:break-before="auto" fo:line-height="115%" fo:margin-left="0.847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>
      <style:text-properties fo:font-style="italic" style:font-style-asian="italic" style:font-style-complex="italic"/>
    </style:style>
    <style:style style:name="T199_42" style:family="text">
      <style:text-properties fo:font-style="italic" style:font-style-asian="italic" style:font-style-complex="italic"/>
    </style:style>
    <style:style style:name="T199_43" style:family="text">
      <style:text-properties fo:font-style="italic" style:font-style-asian="italic" style:font-style-complex="italic"/>
    </style:style>
    <style:style style:name="T199_44" style:family="text">
      <style:text-properties fo:font-style="italic" style:font-style-asian="italic" style:font-style-complex="italic"/>
    </style:style>
    <style:style style:name="T199_45" style:family="text">
      <style:text-properties fo:font-style="italic" style:font-style-asian="italic" style:font-style-complex="italic"/>
    </style:style>
    <style:style style:name="T199_46" style:family="text">
      <style:text-properties fo:font-style="italic" style:font-style-asian="italic" style:font-style-complex="italic"/>
    </style:style>
    <style:style style:name="T199_47" style:family="text">
      <style:text-properties fo:font-style="italic" style:font-style-asian="italic" style:font-style-complex="italic"/>
    </style:style>
    <style:style style:name="T199_48" style:family="text"/>
    <style:style style:name="T199_49" style:family="text">
      <style:text-properties fo:font-style="italic" style:font-style-asian="italic" style:font-style-complex="italic"/>
    </style:style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P200" style:family="paragraph" style:parent-style-name="Standard">
      <style:paragraph-properties fo:break-before="auto" fo:line-height="115%" fo:margin-left="0.847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>
      <style:text-properties fo:font-style="italic" style:font-style-asian="italic" style:font-style-complex="italic"/>
    </style:style>
    <style:style style:name="T200_54" style:family="text">
      <style:text-properties fo:font-style="italic" style:font-style-asian="italic" style:font-style-complex="italic"/>
    </style:style>
    <style:style style:name="T200_55" style:family="text">
      <style:text-properties fo:font-style="italic" style:font-style-asian="italic" style:font-style-complex="italic"/>
    </style:style>
    <style:style style:name="T200_56" style:family="text">
      <style:text-properties fo:font-style="italic" style:font-style-asian="italic" style:font-style-complex="italic"/>
    </style:style>
    <style:style style:name="T200_57" style:family="text">
      <style:text-properties fo:font-style="italic" style:font-style-asian="italic" style:font-style-complex="italic"/>
    </style:style>
    <style:style style:name="T200_58" style:family="text">
      <style:text-properties fo:font-style="italic" style:font-style-asian="italic" style:font-style-complex="italic"/>
    </style:style>
    <style:style style:name="T200_59" style:family="text">
      <style:text-properties fo:font-style="italic" style:font-style-asian="italic" style:font-style-complex="italic"/>
    </style:style>
    <style:style style:name="T200_60" style:family="text"/>
    <style:style style:name="T200_61" style:family="text">
      <style:text-properties fo:font-style="italic" style:font-style-asian="italic" style:font-style-complex="italic"/>
    </style:style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P201" style:family="paragraph" style:parent-style-name="Standard">
      <style:paragraph-properties fo:break-before="auto" fo:line-height="115%" fo:margin-left="0.847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>
      <style:text-properties fo:font-style="italic" style:font-style-asian="italic" style:font-style-complex="italic"/>
    </style:style>
    <style:style style:name="T201_60" style:family="text"/>
    <style:style style:name="T201_61" style:family="text">
      <style:text-properties fo:font-style="italic" style:font-style-asian="italic" style:font-style-complex="italic"/>
    </style:style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P202" style:family="paragraph" style:parent-style-name="Standard">
      <style:paragraph-properties fo:break-before="auto" fo:line-height="115%" fo:margin-left="0.847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>
      <style:text-properties fo:font-style="italic" style:font-style-asian="italic" style:font-style-complex="italic"/>
    </style:style>
    <style:style style:name="T202_42" style:family="text">
      <style:text-properties fo:font-style="italic" style:font-style-asian="italic" style:font-style-complex="italic"/>
    </style:style>
    <style:style style:name="T202_43" style:family="text">
      <style:text-properties fo:font-style="italic" style:font-style-asian="italic" style:font-style-complex="italic"/>
    </style:style>
    <style:style style:name="T202_44" style:family="text">
      <style:text-properties fo:font-style="italic" style:font-style-asian="italic" style:font-style-complex="italic"/>
    </style:style>
    <style:style style:name="T202_45" style:family="text">
      <style:text-properties fo:font-style="italic" style:font-style-asian="italic" style:font-style-complex="italic"/>
    </style:style>
    <style:style style:name="T202_46" style:family="text"/>
    <style:style style:name="T202_47" style:family="text">
      <style:text-properties fo:font-style="italic" style:font-style-asian="italic" style:font-style-complex="italic"/>
    </style:style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P203" style:family="paragraph" style:parent-style-name="Standard">
      <style:paragraph-properties fo:break-before="auto" fo:line-height="115%" fo:margin-left="0.847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>
      <style:text-properties fo:font-style="italic" style:font-style-asian="italic" style:font-style-complex="italic"/>
    </style:style>
    <style:style style:name="T203_66" style:family="text"/>
    <style:style style:name="T203_67" style:family="text">
      <style:text-properties fo:font-style="italic" style:font-style-asian="italic" style:font-style-complex="italic"/>
    </style:style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P204" style:family="paragraph" style:parent-style-name="Standard">
      <style:paragraph-properties fo:break-before="auto" fo:line-height="115%" fo:margin-left="0.847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>
      <style:text-properties fo:font-style="italic" style:font-style-asian="italic" style:font-style-complex="italic"/>
    </style:style>
    <style:style style:name="T204_44" style:family="text">
      <style:text-properties fo:font-style="italic" style:font-style-asian="italic" style:font-style-complex="italic"/>
    </style:style>
    <style:style style:name="T204_45" style:family="text">
      <style:text-properties fo:font-style="italic" style:font-style-asian="italic" style:font-style-complex="italic"/>
    </style:style>
    <style:style style:name="T204_46" style:family="text">
      <style:text-properties fo:font-style="italic" style:font-style-asian="italic" style:font-style-complex="italic"/>
    </style:style>
    <style:style style:name="T204_47" style:family="text">
      <style:text-properties fo:font-style="italic" style:font-style-asian="italic" style:font-style-complex="italic"/>
    </style:style>
    <style:style style:name="T204_48" style:family="text"/>
    <style:style style:name="T204_49" style:family="text">
      <style:text-properties fo:font-style="italic" style:font-style-asian="italic" style:font-style-complex="italic"/>
    </style:style>
    <style:style style:name="T204_50" style:family="text"/>
    <style:style style:name="T204_51" style:family="text"/>
    <style:style style:name="T204_52" style:family="text"/>
    <style:style style:name="P205" style:family="paragraph" style:parent-style-name="Standard">
      <style:paragraph-properties fo:break-before="auto" fo:line-height="115%" fo:margin-left="0.847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>
      <style:text-properties fo:font-style="italic" style:font-style-asian="italic" style:font-style-complex="italic"/>
    </style:style>
    <style:style style:name="T205_58" style:family="text"/>
    <style:style style:name="T205_59" style:family="text">
      <style:text-properties fo:font-style="italic" style:font-style-asian="italic" style:font-style-complex="italic"/>
    </style:style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P206" style:family="paragraph" style:parent-style-name="Standard">
      <style:paragraph-properties fo:break-before="auto" fo:line-height="115%" fo:margin-left="0.847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>
      <style:text-properties fo:font-style="italic" style:font-style-asian="italic" style:font-style-complex="italic"/>
    </style:style>
    <style:style style:name="T206_24" style:family="text"/>
    <style:style style:name="T206_25" style:family="text">
      <style:text-properties fo:font-style="italic" style:font-style-asian="italic" style:font-style-complex="italic"/>
    </style:style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P207" style:family="paragraph" style:parent-style-name="Standard">
      <style:paragraph-properties fo:break-before="auto" fo:line-height="115%" fo:margin-left="0.847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>
      <style:text-properties fo:font-style="italic" style:font-style-asian="italic" style:font-style-complex="italic"/>
    </style:style>
    <style:style style:name="T207_46" style:family="text">
      <style:text-properties fo:font-style="italic" style:font-style-asian="italic" style:font-style-complex="italic"/>
    </style:style>
    <style:style style:name="T207_47" style:family="text">
      <style:text-properties fo:font-style="italic" style:font-style-asian="italic" style:font-style-complex="italic"/>
    </style:style>
    <style:style style:name="T207_48" style:family="text"/>
    <style:style style:name="T207_49" style:family="text">
      <style:text-properties fo:font-style="italic" style:font-style-asian="italic" style:font-style-complex="italic"/>
    </style:style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P208" style:family="paragraph" style:parent-style-name="Standard">
      <style:paragraph-properties fo:break-before="auto" fo:line-height="115%" fo:margin-left="0.847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>
      <style:text-properties fo:font-style="italic" style:font-style-asian="italic" style:font-style-complex="italic"/>
    </style:style>
    <style:style style:name="T208_18" style:family="text">
      <style:text-properties fo:font-style="italic" style:font-style-asian="italic" style:font-style-complex="italic"/>
    </style:style>
    <style:style style:name="T208_19" style:family="text">
      <style:text-properties fo:font-style="italic" style:font-style-asian="italic" style:font-style-complex="italic"/>
    </style:style>
    <style:style style:name="T208_20" style:family="text">
      <style:text-properties fo:font-style="italic" style:font-style-asian="italic" style:font-style-complex="italic"/>
    </style:style>
    <style:style style:name="T208_21" style:family="text">
      <style:text-properties fo:font-style="italic" style:font-style-asian="italic" style:font-style-complex="italic"/>
    </style:style>
    <style:style style:name="T208_22" style:family="text"/>
    <style:style style:name="T208_23" style:family="text">
      <style:text-properties fo:font-style="italic" style:font-style-asian="italic" style:font-style-complex="italic"/>
    </style:style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P209" style:family="paragraph" style:parent-style-name="Standard">
      <style:paragraph-properties fo:break-before="auto" fo:line-height="115%" fo:margin-left="0.847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>
      <style:text-properties fo:font-style="italic" style:font-style-asian="italic" style:font-style-complex="italic"/>
    </style:style>
    <style:style style:name="T209_12" style:family="text"/>
    <style:style style:name="T209_13" style:family="text">
      <style:text-properties fo:font-style="italic" style:font-style-asian="italic" style:font-style-complex="italic"/>
    </style:style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P210" style:family="paragraph" style:parent-style-name="Standard">
      <style:paragraph-properties fo:break-before="auto" fo:line-height="115%" fo:margin-left="0.847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>
      <style:text-properties fo:font-style="italic" style:font-style-asian="italic" style:font-style-complex="italic"/>
    </style:style>
    <style:style style:name="T210_30" style:family="text">
      <style:text-properties fo:font-style="italic" style:font-style-asian="italic" style:font-style-complex="italic"/>
    </style:style>
    <style:style style:name="T210_31" style:family="text">
      <style:text-properties fo:font-style="italic" style:font-style-asian="italic" style:font-style-complex="italic"/>
    </style:style>
    <style:style style:name="T210_32" style:family="text"/>
    <style:style style:name="T210_33" style:family="text">
      <style:text-properties fo:font-style="italic" style:font-style-asian="italic" style:font-style-complex="italic"/>
    </style:style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P211" style:family="paragraph" style:parent-style-name="Standard">
      <style:paragraph-properties fo:break-before="auto" fo:line-height="115%" fo:margin-left="0.847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>
      <style:text-properties fo:font-style="italic" style:font-style-asian="italic" style:font-style-complex="italic"/>
    </style:style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P212" style:family="paragraph" style:parent-style-name="Standard">
      <style:paragraph-properties fo:break-before="auto" fo:line-height="115%" fo:margin-left="0.847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>
      <style:text-properties fo:font-style="italic" style:font-style-asian="italic" style:font-style-complex="italic"/>
    </style:style>
    <style:style style:name="T212_80" style:family="text">
      <style:text-properties fo:font-style="italic" style:font-style-asian="italic" style:font-style-complex="italic"/>
    </style:style>
    <style:style style:name="T212_81" style:family="text">
      <style:text-properties fo:font-style="italic" style:font-style-asian="italic" style:font-style-complex="italic"/>
    </style:style>
    <style:style style:name="T212_82" style:family="text">
      <style:text-properties fo:font-style="italic" style:font-style-asian="italic" style:font-style-complex="italic"/>
    </style:style>
    <style:style style:name="T212_83" style:family="text">
      <style:text-properties fo:font-style="italic" style:font-style-asian="italic" style:font-style-complex="italic"/>
    </style:style>
    <style:style style:name="T212_84" style:family="text">
      <style:text-properties fo:font-style="italic" style:font-style-asian="italic" style:font-style-complex="italic"/>
    </style:style>
    <style:style style:name="T212_85" style:family="text">
      <style:text-properties fo:font-style="italic" style:font-style-asian="italic" style:font-style-complex="italic"/>
    </style:style>
    <style:style style:name="T212_86" style:family="text">
      <style:text-properties fo:font-style="italic" style:font-style-asian="italic" style:font-style-complex="italic"/>
    </style:style>
    <style:style style:name="T212_87" style:family="text">
      <style:text-properties fo:font-style="italic" style:font-style-asian="italic" style:font-style-complex="italic"/>
    </style:style>
    <style:style style:name="T212_88" style:family="text">
      <style:text-properties fo:font-style="italic" style:font-style-asian="italic" style:font-style-complex="italic"/>
    </style:style>
    <style:style style:name="T212_89" style:family="text">
      <style:text-properties fo:font-style="italic" style:font-style-asian="italic" style:font-style-complex="italic"/>
    </style:style>
    <style:style style:name="T212_90" style:family="text">
      <style:text-properties fo:font-style="italic" style:font-style-asian="italic" style:font-style-complex="italic"/>
    </style:style>
    <style:style style:name="T212_91" style:family="text">
      <style:text-properties fo:font-style="italic" style:font-style-asian="italic" style:font-style-complex="italic"/>
    </style:style>
    <style:style style:name="T212_92" style:family="text">
      <style:text-properties fo:font-style="italic" style:font-style-asian="italic" style:font-style-complex="italic"/>
    </style:style>
    <style:style style:name="T212_93" style:family="text">
      <style:text-properties fo:font-style="italic" style:font-style-asian="italic" style:font-style-complex="italic"/>
    </style:style>
    <style:style style:name="T212_94" style:family="text">
      <style:text-properties fo:font-style="italic" style:font-style-asian="italic" style:font-style-complex="italic"/>
    </style:style>
    <style:style style:name="T212_95" style:family="text">
      <style:text-properties fo:font-style="italic" style:font-style-asian="italic" style:font-style-complex="italic"/>
    </style:style>
    <style:style style:name="T212_96" style:family="text">
      <style:text-properties fo:font-style="italic" style:font-style-asian="italic" style:font-style-complex="italic"/>
    </style:style>
    <style:style style:name="T212_97" style:family="text">
      <style:text-properties fo:font-style="italic" style:font-style-asian="italic" style:font-style-complex="italic"/>
    </style:style>
    <style:style style:name="T212_98" style:family="text">
      <style:text-properties fo:font-style="italic" style:font-style-asian="italic" style:font-style-complex="italic"/>
    </style:style>
    <style:style style:name="T212_99" style:family="text">
      <style:text-properties fo:font-style="italic" style:font-style-asian="italic" style:font-style-complex="italic"/>
    </style:style>
    <style:style style:name="T212_100" style:family="text">
      <style:text-properties fo:font-style="italic" style:font-style-asian="italic" style:font-style-complex="italic"/>
    </style:style>
    <style:style style:name="T212_101" style:family="text">
      <style:text-properties fo:font-style="italic" style:font-style-asian="italic" style:font-style-complex="italic"/>
    </style:style>
    <style:style style:name="T212_102" style:family="text"/>
    <style:style style:name="T212_103" style:family="text">
      <style:text-properties fo:font-style="italic" style:font-style-asian="italic" style:font-style-complex="italic"/>
    </style:style>
    <style:style style:name="T212_104" style:family="text"/>
    <style:style style:name="T212_105" style:family="text"/>
    <style:style style:name="T212_106" style:family="text"/>
    <style:style style:name="T212_107" style:family="text"/>
    <style:style style:name="T212_108" style:family="text"/>
    <style:style style:name="P213" style:family="paragraph" style:parent-style-name="Standard">
      <style:paragraph-properties fo:break-before="auto" fo:line-height="115%" fo:margin-left="0.847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>
      <style:text-properties fo:font-style="italic" style:font-style-asian="italic" style:font-style-complex="italic"/>
    </style:style>
    <style:style style:name="T213_32" style:family="text">
      <style:text-properties fo:font-style="italic" style:font-style-asian="italic" style:font-style-complex="italic"/>
    </style:style>
    <style:style style:name="T213_33" style:family="text">
      <style:text-properties fo:font-style="italic" style:font-style-asian="italic" style:font-style-complex="italic"/>
    </style:style>
    <style:style style:name="T213_34" style:family="text">
      <style:text-properties fo:font-style="italic" style:font-style-asian="italic" style:font-style-complex="italic"/>
    </style:style>
    <style:style style:name="T213_35" style:family="text">
      <style:text-properties fo:font-style="italic" style:font-style-asian="italic" style:font-style-complex="italic"/>
    </style:style>
    <style:style style:name="T213_36" style:family="text">
      <style:text-properties fo:font-style="italic" style:font-style-asian="italic" style:font-style-complex="italic"/>
    </style:style>
    <style:style style:name="T213_37" style:family="text">
      <style:text-properties fo:font-style="italic" style:font-style-asian="italic" style:font-style-complex="italic"/>
    </style:style>
    <style:style style:name="T213_38" style:family="text">
      <style:text-properties fo:font-style="italic" style:font-style-asian="italic" style:font-style-complex="italic"/>
    </style:style>
    <style:style style:name="T213_39" style:family="text">
      <style:text-properties fo:font-style="italic" style:font-style-asian="italic" style:font-style-complex="italic"/>
    </style:style>
    <style:style style:name="T213_40" style:family="text"/>
    <style:style style:name="T213_41" style:family="text">
      <style:text-properties fo:font-style="italic" style:font-style-asian="italic" style:font-style-complex="italic"/>
    </style:style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P214" style:family="paragraph" style:parent-style-name="Standard">
      <style:paragraph-properties fo:break-before="auto" fo:line-height="115%" fo:margin-left="0.847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>
      <style:text-properties fo:font-style="italic" style:font-style-asian="italic" style:font-style-complex="italic"/>
    </style:style>
    <style:style style:name="T214_54" style:family="text">
      <style:text-properties fo:font-style="italic" style:font-style-asian="italic" style:font-style-complex="italic"/>
    </style:style>
    <style:style style:name="T214_55" style:family="text">
      <style:text-properties fo:font-style="italic" style:font-style-asian="italic" style:font-style-complex="italic"/>
    </style:style>
    <style:style style:name="T214_56" style:family="text">
      <style:text-properties fo:font-style="italic" style:font-style-asian="italic" style:font-style-complex="italic"/>
    </style:style>
    <style:style style:name="T214_57" style:family="text">
      <style:text-properties fo:font-style="italic" style:font-style-asian="italic" style:font-style-complex="italic"/>
    </style:style>
    <style:style style:name="T214_58" style:family="text">
      <style:text-properties fo:font-style="italic" style:font-style-asian="italic" style:font-style-complex="italic"/>
    </style:style>
    <style:style style:name="T214_59" style:family="text">
      <style:text-properties fo:font-style="italic" style:font-style-asian="italic" style:font-style-complex="italic"/>
    </style:style>
    <style:style style:name="T214_60" style:family="text">
      <style:text-properties fo:font-style="italic" style:font-style-asian="italic" style:font-style-complex="italic"/>
    </style:style>
    <style:style style:name="T214_61" style:family="text">
      <style:text-properties fo:font-style="italic" style:font-style-asian="italic" style:font-style-complex="italic"/>
    </style:style>
    <style:style style:name="T214_62" style:family="text"/>
    <style:style style:name="T214_63" style:family="text">
      <style:text-properties fo:font-style="italic" style:font-style-asian="italic" style:font-style-complex="italic"/>
    </style:style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P215" style:family="paragraph" style:parent-style-name="Standard">
      <style:paragraph-properties fo:break-before="auto" fo:line-height="115%" fo:margin-left="0.847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>
      <style:text-properties fo:font-style="italic" style:font-style-asian="italic" style:font-style-complex="italic"/>
    </style:style>
    <style:style style:name="T215_28" style:family="text">
      <style:text-properties fo:font-style="italic" style:font-style-asian="italic" style:font-style-complex="italic"/>
    </style:style>
    <style:style style:name="T215_29" style:family="text">
      <style:text-properties fo:font-style="italic" style:font-style-asian="italic" style:font-style-complex="italic"/>
    </style:style>
    <style:style style:name="T215_30" style:family="text">
      <style:text-properties fo:font-style="italic" style:font-style-asian="italic" style:font-style-complex="italic"/>
    </style:style>
    <style:style style:name="T215_31" style:family="text">
      <style:text-properties fo:font-style="italic" style:font-style-asian="italic" style:font-style-complex="italic"/>
    </style:style>
    <style:style style:name="T215_32" style:family="text"/>
    <style:style style:name="T215_33" style:family="text">
      <style:text-properties fo:font-style="italic" style:font-style-asian="italic" style:font-style-complex="italic"/>
    </style:style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P216" style:family="paragraph" style:parent-style-name="Standard">
      <style:paragraph-properties fo:break-before="auto" fo:line-height="115%" fo:margin-left="0.847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>
      <style:text-properties fo:font-style="italic" style:font-style-asian="italic" style:font-style-complex="italic"/>
    </style:style>
    <style:style style:name="T216_44" style:family="text">
      <style:text-properties fo:font-style="italic" style:font-style-asian="italic" style:font-style-complex="italic"/>
    </style:style>
    <style:style style:name="T216_45" style:family="text">
      <style:text-properties fo:font-style="italic" style:font-style-asian="italic" style:font-style-complex="italic"/>
    </style:style>
    <style:style style:name="T216_46" style:family="text"/>
    <style:style style:name="T216_47" style:family="text">
      <style:text-properties fo:font-style="italic" style:font-style-asian="italic" style:font-style-complex="italic"/>
    </style:style>
    <style:style style:name="T216_48" style:family="text"/>
    <style:style style:name="T216_49" style:family="text"/>
    <style:style style:name="T216_50" style:family="text"/>
    <style:style style:name="P217" style:family="paragraph" style:parent-style-name="Standard">
      <style:paragraph-properties fo:break-before="auto" fo:line-height="115%" fo:margin-left="0.847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>
      <style:text-properties fo:font-style="italic" style:font-style-asian="italic" style:font-style-complex="italic"/>
    </style:style>
    <style:style style:name="T217_26" style:family="text">
      <style:text-properties fo:font-style="italic" style:font-style-asian="italic" style:font-style-complex="italic"/>
    </style:style>
    <style:style style:name="T217_27" style:family="text">
      <style:text-properties fo:font-style="italic" style:font-style-asian="italic" style:font-style-complex="italic"/>
    </style:style>
    <style:style style:name="T217_28" style:family="text">
      <style:text-properties fo:font-style="italic" style:font-style-asian="italic" style:font-style-complex="italic"/>
    </style:style>
    <style:style style:name="T217_29" style:family="text">
      <style:text-properties fo:font-style="italic" style:font-style-asian="italic" style:font-style-complex="italic"/>
    </style:style>
    <style:style style:name="T217_30" style:family="text"/>
    <style:style style:name="T217_31" style:family="text">
      <style:text-properties fo:font-style="italic" style:font-style-asian="italic" style:font-style-complex="italic"/>
    </style:style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P218" style:family="paragraph" style:parent-style-name="Standard">
      <style:paragraph-properties fo:break-before="auto" fo:line-height="115%" fo:margin-left="0.847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>
      <style:text-properties fo:font-style="italic" style:font-style-asian="italic" style:font-style-complex="italic"/>
    </style:style>
    <style:style style:name="T218_38" style:family="text">
      <style:text-properties fo:font-style="italic" style:font-style-asian="italic" style:font-style-complex="italic"/>
    </style:style>
    <style:style style:name="T218_39" style:family="text">
      <style:text-properties fo:font-style="italic" style:font-style-asian="italic" style:font-style-complex="italic"/>
    </style:style>
    <style:style style:name="T218_40" style:family="text">
      <style:text-properties fo:font-style="italic" style:font-style-asian="italic" style:font-style-complex="italic"/>
    </style:style>
    <style:style style:name="T218_41" style:family="text">
      <style:text-properties fo:font-style="italic" style:font-style-asian="italic" style:font-style-complex="italic"/>
    </style:style>
    <style:style style:name="T218_42" style:family="text"/>
    <style:style style:name="T218_43" style:family="text">
      <style:text-properties fo:font-style="italic" style:font-style-asian="italic" style:font-style-complex="italic"/>
    </style:style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P219" style:family="paragraph" style:parent-style-name="Standard">
      <style:paragraph-properties fo:break-before="auto" fo:line-height="115%" fo:margin-left="0.847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>
      <style:text-properties fo:font-style="italic" style:font-style-asian="italic" style:font-style-complex="italic"/>
    </style:style>
    <style:style style:name="T219_38" style:family="text">
      <style:text-properties fo:font-style="italic" style:font-style-asian="italic" style:font-style-complex="italic"/>
    </style:style>
    <style:style style:name="T219_39" style:family="text">
      <style:text-properties fo:font-style="italic" style:font-style-asian="italic" style:font-style-complex="italic"/>
    </style:style>
    <style:style style:name="T219_40" style:family="text"/>
    <style:style style:name="T219_41" style:family="text">
      <style:text-properties fo:font-style="italic" style:font-style-asian="italic" style:font-style-complex="italic"/>
    </style:style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P220" style:family="paragraph" style:parent-style-name="Standard">
      <style:paragraph-properties fo:break-before="auto" fo:line-height="115%" fo:margin-left="0.847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>
      <style:text-properties fo:font-style="italic" style:font-style-asian="italic" style:font-style-complex="italic"/>
    </style:style>
    <style:style style:name="T220_34" style:family="text">
      <style:text-properties fo:font-style="italic" style:font-style-asian="italic" style:font-style-complex="italic"/>
    </style:style>
    <style:style style:name="T220_35" style:family="text">
      <style:text-properties fo:font-style="italic" style:font-style-asian="italic" style:font-style-complex="italic"/>
    </style:style>
    <style:style style:name="T220_36" style:family="text"/>
    <style:style style:name="T220_37" style:family="text">
      <style:text-properties fo:font-style="italic" style:font-style-asian="italic" style:font-style-complex="italic"/>
    </style:style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P221" style:family="paragraph" style:parent-style-name="Standard">
      <style:paragraph-properties fo:break-before="auto" fo:line-height="115%" fo:margin-left="0.847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>
      <style:text-properties fo:font-style="italic" style:font-style-asian="italic" style:font-style-complex="italic"/>
    </style:style>
    <style:style style:name="T221_54" style:family="text">
      <style:text-properties fo:font-style="italic" style:font-style-asian="italic" style:font-style-complex="italic"/>
    </style:style>
    <style:style style:name="T221_55" style:family="text">
      <style:text-properties fo:font-style="italic" style:font-style-asian="italic" style:font-style-complex="italic"/>
    </style:style>
    <style:style style:name="T221_56" style:family="text">
      <style:text-properties fo:font-style="italic" style:font-style-asian="italic" style:font-style-complex="italic"/>
    </style:style>
    <style:style style:name="T221_57" style:family="text">
      <style:text-properties fo:font-style="italic" style:font-style-asian="italic" style:font-style-complex="italic"/>
    </style:style>
    <style:style style:name="T221_58" style:family="text">
      <style:text-properties fo:font-style="italic" style:font-style-asian="italic" style:font-style-complex="italic"/>
    </style:style>
    <style:style style:name="T221_59" style:family="text">
      <style:text-properties fo:font-style="italic" style:font-style-asian="italic" style:font-style-complex="italic"/>
    </style:style>
    <style:style style:name="T221_60" style:family="text">
      <style:text-properties fo:font-style="italic" style:font-style-asian="italic" style:font-style-complex="italic"/>
    </style:style>
    <style:style style:name="T221_61" style:family="text">
      <style:text-properties fo:font-style="italic" style:font-style-asian="italic" style:font-style-complex="italic"/>
    </style:style>
    <style:style style:name="T221_62" style:family="text">
      <style:text-properties fo:font-style="italic" style:font-style-asian="italic" style:font-style-complex="italic"/>
    </style:style>
    <style:style style:name="T221_63" style:family="text"/>
    <style:style style:name="T221_64" style:family="text">
      <style:text-properties fo:font-style="italic" style:font-style-asian="italic" style:font-style-complex="italic"/>
    </style:style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P222" style:family="paragraph" style:parent-style-name="Standard">
      <style:paragraph-properties fo:break-before="auto" fo:line-height="115%" fo:margin-left="0.847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>
      <style:text-properties fo:font-style="italic" style:font-style-asian="italic" style:font-style-complex="italic"/>
    </style:style>
    <style:style style:name="T222_14" style:family="text">
      <style:text-properties fo:font-style="italic" style:font-style-asian="italic" style:font-style-complex="italic"/>
    </style:style>
    <style:style style:name="T222_15" style:family="text">
      <style:text-properties fo:font-style="italic" style:font-style-asian="italic" style:font-style-complex="italic"/>
    </style:style>
    <style:style style:name="T222_16" style:family="text"/>
    <style:style style:name="T222_17" style:family="text">
      <style:text-properties fo:font-style="italic" style:font-style-asian="italic" style:font-style-complex="italic"/>
    </style:style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P223" style:family="paragraph" style:parent-style-name="Standard">
      <style:paragraph-properties fo:break-before="auto" fo:line-height="115%" fo:margin-left="0.847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>
      <style:text-properties fo:font-style="italic" style:font-style-asian="italic" style:font-style-complex="italic"/>
    </style:style>
    <style:style style:name="T223_34" style:family="text">
      <style:text-properties fo:font-style="italic" style:font-style-asian="italic" style:font-style-complex="italic"/>
    </style:style>
    <style:style style:name="T223_35" style:family="text">
      <style:text-properties fo:font-style="italic" style:font-style-asian="italic" style:font-style-complex="italic"/>
    </style:style>
    <style:style style:name="T223_36" style:family="text">
      <style:text-properties fo:font-style="italic" style:font-style-asian="italic" style:font-style-complex="italic"/>
    </style:style>
    <style:style style:name="T223_37" style:family="text">
      <style:text-properties fo:font-style="italic" style:font-style-asian="italic" style:font-style-complex="italic"/>
    </style:style>
    <style:style style:name="T223_38" style:family="text">
      <style:text-properties fo:font-style="italic" style:font-style-asian="italic" style:font-style-complex="italic"/>
    </style:style>
    <style:style style:name="T223_39" style:family="text">
      <style:text-properties fo:font-style="italic" style:font-style-asian="italic" style:font-style-complex="italic"/>
    </style:style>
    <style:style style:name="T223_40" style:family="text"/>
    <style:style style:name="T223_41" style:family="text">
      <style:text-properties fo:font-style="italic" style:font-style-asian="italic" style:font-style-complex="italic"/>
    </style:style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P224" style:family="paragraph" style:parent-style-name="Standard">
      <style:paragraph-properties fo:break-before="auto" fo:line-height="115%" fo:margin-left="0.847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>
      <style:text-properties fo:font-style="italic" style:font-style-asian="italic" style:font-style-complex="italic"/>
    </style:style>
    <style:style style:name="T224_30" style:family="text">
      <style:text-properties fo:font-style="italic" style:font-style-asian="italic" style:font-style-complex="italic"/>
    </style:style>
    <style:style style:name="T224_31" style:family="text">
      <style:text-properties fo:font-style="italic" style:font-style-asian="italic" style:font-style-complex="italic"/>
    </style:style>
    <style:style style:name="T224_32" style:family="text"/>
    <style:style style:name="T224_33" style:family="text">
      <style:text-properties fo:font-style="italic" style:font-style-asian="italic" style:font-style-complex="italic"/>
    </style:style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P225" style:family="paragraph" style:parent-style-name="Standard">
      <style:paragraph-properties fo:break-before="auto" fo:line-height="115%" fo:margin-left="0.847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>
      <style:text-properties fo:font-style="italic" style:font-style-asian="italic" style:font-style-complex="italic"/>
    </style:style>
    <style:style style:name="T225_54" style:family="text">
      <style:text-properties fo:font-style="italic" style:font-style-asian="italic" style:font-style-complex="italic"/>
    </style:style>
    <style:style style:name="T225_55" style:family="text">
      <style:text-properties fo:font-style="italic" style:font-style-asian="italic" style:font-style-complex="italic"/>
    </style:style>
    <style:style style:name="T225_56" style:family="text"/>
    <style:style style:name="T225_57" style:family="text">
      <style:text-properties fo:font-style="italic" style:font-style-asian="italic" style:font-style-complex="italic"/>
    </style:style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P226" style:family="paragraph" style:parent-style-name="Standard">
      <style:paragraph-properties fo:break-before="auto" fo:line-height="115%" fo:margin-left="0.847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>
      <style:text-properties fo:font-style="italic" style:font-style-asian="italic" style:font-style-complex="italic"/>
    </style:style>
    <style:style style:name="T226_54" style:family="text">
      <style:text-properties fo:font-style="italic" style:font-style-asian="italic" style:font-style-complex="italic"/>
    </style:style>
    <style:style style:name="T226_55" style:family="text">
      <style:text-properties fo:font-style="italic" style:font-style-asian="italic" style:font-style-complex="italic"/>
    </style:style>
    <style:style style:name="T226_56" style:family="text"/>
    <style:style style:name="T226_57" style:family="text">
      <style:text-properties fo:font-style="italic" style:font-style-asian="italic" style:font-style-complex="italic"/>
    </style:style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P227" style:family="paragraph" style:parent-style-name="Standard">
      <style:paragraph-properties fo:break-before="auto" fo:line-height="115%" fo:margin-left="0.847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>
      <style:text-properties fo:font-style="italic" style:font-style-asian="italic" style:font-style-complex="italic"/>
    </style:style>
    <style:style style:name="T227_32" style:family="text">
      <style:text-properties fo:font-style="italic" style:font-style-asian="italic" style:font-style-complex="italic"/>
    </style:style>
    <style:style style:name="T227_33" style:family="text">
      <style:text-properties fo:font-style="italic" style:font-style-asian="italic" style:font-style-complex="italic"/>
    </style:style>
    <style:style style:name="T227_34" style:family="text"/>
    <style:style style:name="T227_35" style:family="text">
      <style:text-properties fo:font-style="italic" style:font-style-asian="italic" style:font-style-complex="italic"/>
    </style:style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P228" style:family="paragraph" style:parent-style-name="Standard">
      <style:paragraph-properties fo:break-before="auto" fo:line-height="115%" fo:margin-left="0.847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T228_54" style:family="text"/>
    <style:style style:name="T228_55" style:family="text"/>
    <style:style style:name="T228_56" style:family="text"/>
    <style:style style:name="T228_57" style:family="text"/>
    <style:style style:name="T228_58" style:family="text"/>
    <style:style style:name="T228_59" style:family="text"/>
    <style:style style:name="T228_60" style:family="text"/>
    <style:style style:name="T228_61" style:family="text"/>
    <style:style style:name="T228_62" style:family="text"/>
    <style:style style:name="T228_63" style:family="text"/>
    <style:style style:name="T228_64" style:family="text"/>
    <style:style style:name="T228_65" style:family="text"/>
    <style:style style:name="T228_66" style:family="text"/>
    <style:style style:name="T228_67" style:family="text">
      <style:text-properties fo:font-style="italic" style:font-style-asian="italic" style:font-style-complex="italic"/>
    </style:style>
    <style:style style:name="T228_68" style:family="text">
      <style:text-properties fo:font-style="italic" style:font-style-asian="italic" style:font-style-complex="italic"/>
    </style:style>
    <style:style style:name="T228_69" style:family="text">
      <style:text-properties fo:font-style="italic" style:font-style-asian="italic" style:font-style-complex="italic"/>
    </style:style>
    <style:style style:name="T228_70" style:family="text"/>
    <style:style style:name="T228_71" style:family="text">
      <style:text-properties fo:font-style="italic" style:font-style-asian="italic" style:font-style-complex="italic"/>
    </style:style>
    <style:style style:name="T228_72" style:family="text"/>
    <style:style style:name="T228_73" style:family="text"/>
    <style:style style:name="T228_74" style:family="text"/>
    <style:style style:name="T228_75" style:family="text"/>
    <style:style style:name="T228_76" style:family="text"/>
    <style:style style:name="T228_77" style:family="text"/>
    <style:style style:name="T228_78" style:family="text"/>
    <style:style style:name="P229" style:family="paragraph" style:parent-style-name="Standard">
      <style:paragraph-properties fo:break-before="auto" fo:line-height="115%" fo:margin-left="0.847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P230" style:family="paragraph" style:parent-style-name="Standard">
      <style:paragraph-properties fo:break-before="auto" fo:line-height="115%" fo:margin-left="0.847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>
      <style:text-properties fo:font-style="italic" style:font-style-asian="italic" style:font-style-complex="italic"/>
    </style:style>
    <style:style style:name="T230_54" style:family="text">
      <style:text-properties fo:font-style="italic" style:font-style-asian="italic" style:font-style-complex="italic"/>
    </style:style>
    <style:style style:name="T230_55" style:family="text">
      <style:text-properties fo:font-style="italic" style:font-style-asian="italic" style:font-style-complex="italic"/>
    </style:style>
    <style:style style:name="T230_56" style:family="text">
      <style:text-properties fo:font-style="italic" style:font-style-asian="italic" style:font-style-complex="italic"/>
    </style:style>
    <style:style style:name="T230_57" style:family="text">
      <style:text-properties fo:font-style="italic" style:font-style-asian="italic" style:font-style-complex="italic"/>
    </style:style>
    <style:style style:name="T230_58" style:family="text">
      <style:text-properties fo:font-style="italic" style:font-style-asian="italic" style:font-style-complex="italic"/>
    </style:style>
    <style:style style:name="T230_59" style:family="text">
      <style:text-properties fo:font-style="italic" style:font-style-asian="italic" style:font-style-complex="italic"/>
    </style:style>
    <style:style style:name="T230_60" style:family="text">
      <style:text-properties fo:font-style="italic" style:font-style-asian="italic" style:font-style-complex="italic"/>
    </style:style>
    <style:style style:name="T230_61" style:family="text">
      <style:text-properties fo:font-style="italic" style:font-style-asian="italic" style:font-style-complex="italic"/>
    </style:style>
    <style:style style:name="T230_62" style:family="text">
      <style:text-properties fo:font-style="italic" style:font-style-asian="italic" style:font-style-complex="italic"/>
    </style:style>
    <style:style style:name="T230_63" style:family="text"/>
    <style:style style:name="T230_64" style:family="text">
      <style:text-properties fo:font-style="italic" style:font-style-asian="italic" style:font-style-complex="italic"/>
    </style:style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P231" style:family="paragraph" style:parent-style-name="Standard">
      <style:paragraph-properties fo:break-before="auto" fo:line-height="115%" fo:margin-left="0.847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T231_73" style:family="text"/>
    <style:style style:name="T231_74" style:family="text"/>
    <style:style style:name="T231_75" style:family="text"/>
    <style:style style:name="T231_76" style:family="text"/>
    <style:style style:name="T231_77" style:family="text"/>
    <style:style style:name="T231_78" style:family="text"/>
    <style:style style:name="T231_79" style:family="text">
      <style:text-properties fo:font-style="italic" style:font-style-asian="italic" style:font-style-complex="italic"/>
    </style:style>
    <style:style style:name="T231_80" style:family="text">
      <style:text-properties fo:font-style="italic" style:font-style-asian="italic" style:font-style-complex="italic"/>
    </style:style>
    <style:style style:name="T231_81" style:family="text">
      <style:text-properties fo:font-style="italic" style:font-style-asian="italic" style:font-style-complex="italic"/>
    </style:style>
    <style:style style:name="T231_82" style:family="text">
      <style:text-properties fo:font-style="italic" style:font-style-asian="italic" style:font-style-complex="italic"/>
    </style:style>
    <style:style style:name="T231_83" style:family="text">
      <style:text-properties fo:font-style="italic" style:font-style-asian="italic" style:font-style-complex="italic"/>
    </style:style>
    <style:style style:name="T231_84" style:family="text">
      <style:text-properties fo:font-style="italic" style:font-style-asian="italic" style:font-style-complex="italic"/>
    </style:style>
    <style:style style:name="T231_85" style:family="text">
      <style:text-properties fo:font-style="italic" style:font-style-asian="italic" style:font-style-complex="italic"/>
    </style:style>
    <style:style style:name="T231_86" style:family="text">
      <style:text-properties fo:font-style="italic" style:font-style-asian="italic" style:font-style-complex="italic"/>
    </style:style>
    <style:style style:name="T231_87" style:family="text">
      <style:text-properties fo:font-style="italic" style:font-style-asian="italic" style:font-style-complex="italic"/>
    </style:style>
    <style:style style:name="T231_88" style:family="text">
      <style:text-properties fo:font-style="italic" style:font-style-asian="italic" style:font-style-complex="italic"/>
    </style:style>
    <style:style style:name="T231_89" style:family="text">
      <style:text-properties fo:font-style="italic" style:font-style-asian="italic" style:font-style-complex="italic"/>
    </style:style>
    <style:style style:name="T231_90" style:family="text">
      <style:text-properties fo:font-style="italic" style:font-style-asian="italic" style:font-style-complex="italic"/>
    </style:style>
    <style:style style:name="T231_91" style:family="text">
      <style:text-properties fo:font-style="italic" style:font-style-asian="italic" style:font-style-complex="italic"/>
    </style:style>
    <style:style style:name="T231_92" style:family="text">
      <style:text-properties fo:font-style="italic" style:font-style-asian="italic" style:font-style-complex="italic"/>
    </style:style>
    <style:style style:name="T231_93" style:family="text">
      <style:text-properties fo:font-style="italic" style:font-style-asian="italic" style:font-style-complex="italic"/>
    </style:style>
    <style:style style:name="T231_94" style:family="text">
      <style:text-properties fo:font-style="italic" style:font-style-asian="italic" style:font-style-complex="italic"/>
    </style:style>
    <style:style style:name="T231_95" style:family="text">
      <style:text-properties fo:font-style="italic" style:font-style-asian="italic" style:font-style-complex="italic"/>
    </style:style>
    <style:style style:name="T231_96" style:family="text">
      <style:text-properties fo:font-style="italic" style:font-style-asian="italic" style:font-style-complex="italic"/>
    </style:style>
    <style:style style:name="T231_97" style:family="text">
      <style:text-properties fo:font-style="italic" style:font-style-asian="italic" style:font-style-complex="italic"/>
    </style:style>
    <style:style style:name="T231_98" style:family="text">
      <style:text-properties fo:font-style="italic" style:font-style-asian="italic" style:font-style-complex="italic"/>
    </style:style>
    <style:style style:name="T231_99" style:family="text">
      <style:text-properties fo:font-style="italic" style:font-style-asian="italic" style:font-style-complex="italic"/>
    </style:style>
    <style:style style:name="T231_100" style:family="text">
      <style:text-properties fo:font-style="italic" style:font-style-asian="italic" style:font-style-complex="italic"/>
    </style:style>
    <style:style style:name="T231_101" style:family="text">
      <style:text-properties fo:font-style="italic" style:font-style-asian="italic" style:font-style-complex="italic"/>
    </style:style>
    <style:style style:name="T231_102" style:family="text"/>
    <style:style style:name="T231_103" style:family="text">
      <style:text-properties fo:font-style="italic" style:font-style-asian="italic" style:font-style-complex="italic"/>
    </style:style>
    <style:style style:name="T231_104" style:family="text"/>
    <style:style style:name="T231_105" style:family="text"/>
    <style:style style:name="T231_106" style:family="text"/>
    <style:style style:name="T231_107" style:family="text"/>
    <style:style style:name="T231_108" style:family="text"/>
    <style:style style:name="T231_109" style:family="text"/>
    <style:style style:name="T231_110" style:family="text"/>
    <style:style style:name="T231_111" style:family="text"/>
    <style:style style:name="T231_112" style:family="text"/>
    <style:style style:name="T231_113" style:family="text"/>
    <style:style style:name="T231_114" style:family="text"/>
    <style:style style:name="T231_115" style:family="text"/>
    <style:style style:name="T231_116" style:family="text"/>
    <style:style style:name="T231_117" style:family="text"/>
    <style:style style:name="T231_118" style:family="text"/>
    <style:style style:name="T231_119" style:family="text"/>
    <style:style style:name="T231_120" style:family="text"/>
    <style:style style:name="T231_121" style:family="text"/>
    <style:style style:name="T231_122" style:family="text"/>
    <style:style style:name="P232" style:family="paragraph" style:parent-style-name="Standard">
      <style:paragraph-properties fo:break-before="auto" fo:line-height="115%" fo:margin-left="0.847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>
      <style:text-properties fo:font-style="italic" style:font-style-asian="italic" style:font-style-complex="italic"/>
    </style:style>
    <style:style style:name="T232_56" style:family="text"/>
    <style:style style:name="T232_57" style:family="text">
      <style:text-properties fo:font-style="italic" style:font-style-asian="italic" style:font-style-complex="italic"/>
    </style:style>
    <style:style style:name="T232_58" style:family="text"/>
    <style:style style:name="P233" style:family="paragraph" style:parent-style-name="Standard">
      <style:paragraph-properties fo:break-before="auto" fo:line-height="115%" fo:margin-left="0.847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>
      <style:text-properties fo:font-style="italic" style:font-style-asian="italic" style:font-style-complex="italic"/>
    </style:style>
    <style:style style:name="T233_32" style:family="text">
      <style:text-properties fo:font-style="italic" style:font-style-asian="italic" style:font-style-complex="italic"/>
    </style:style>
    <style:style style:name="T233_33" style:family="text">
      <style:text-properties fo:font-style="italic" style:font-style-asian="italic" style:font-style-complex="italic"/>
    </style:style>
    <style:style style:name="T233_34" style:family="text">
      <style:text-properties fo:font-style="italic" style:font-style-asian="italic" style:font-style-complex="italic"/>
    </style:style>
    <style:style style:name="T233_35" style:family="text">
      <style:text-properties fo:font-style="italic" style:font-style-asian="italic" style:font-style-complex="italic"/>
    </style:style>
    <style:style style:name="T233_36" style:family="text">
      <style:text-properties fo:font-style="italic" style:font-style-asian="italic" style:font-style-complex="italic"/>
    </style:style>
    <style:style style:name="T233_37" style:family="text">
      <style:text-properties fo:font-style="italic" style:font-style-asian="italic" style:font-style-complex="italic"/>
    </style:style>
    <style:style style:name="T233_38" style:family="text">
      <style:text-properties fo:font-style="italic" style:font-style-asian="italic" style:font-style-complex="italic"/>
    </style:style>
    <style:style style:name="T233_39" style:family="text">
      <style:text-properties fo:font-style="italic" style:font-style-asian="italic" style:font-style-complex="italic"/>
    </style:style>
    <style:style style:name="T233_40" style:family="text">
      <style:text-properties fo:font-style="italic" style:font-style-asian="italic" style:font-style-complex="italic"/>
    </style:style>
    <style:style style:name="T233_41" style:family="text">
      <style:text-properties fo:font-style="italic" style:font-style-asian="italic" style:font-style-complex="italic"/>
    </style:style>
    <style:style style:name="T233_42" style:family="text">
      <style:text-properties fo:font-style="italic" style:font-style-asian="italic" style:font-style-complex="italic"/>
    </style:style>
    <style:style style:name="T233_43" style:family="text">
      <style:text-properties fo:font-style="italic" style:font-style-asian="italic" style:font-style-complex="italic"/>
    </style:style>
    <style:style style:name="T233_44" style:family="text">
      <style:text-properties fo:font-style="italic" style:font-style-asian="italic" style:font-style-complex="italic"/>
    </style:style>
    <style:style style:name="T233_45" style:family="text">
      <style:text-properties fo:font-style="italic" style:font-style-asian="italic" style:font-style-complex="italic"/>
    </style:style>
    <style:style style:name="T233_46" style:family="text">
      <style:text-properties fo:font-style="italic" style:font-style-asian="italic" style:font-style-complex="italic"/>
    </style:style>
    <style:style style:name="T233_47" style:family="text">
      <style:text-properties fo:font-style="italic" style:font-style-asian="italic" style:font-style-complex="italic"/>
    </style:style>
    <style:style style:name="T233_48" style:family="text">
      <style:text-properties fo:font-style="italic" style:font-style-asian="italic" style:font-style-complex="italic"/>
    </style:style>
    <style:style style:name="T233_49" style:family="text">
      <style:text-properties fo:font-style="italic" style:font-style-asian="italic" style:font-style-complex="italic"/>
    </style:style>
    <style:style style:name="T233_50" style:family="text">
      <style:text-properties fo:font-style="italic" style:font-style-asian="italic" style:font-style-complex="italic"/>
    </style:style>
    <style:style style:name="T233_51" style:family="text">
      <style:text-properties fo:font-style="italic" style:font-style-asian="italic" style:font-style-complex="italic"/>
    </style:style>
    <style:style style:name="T233_52" style:family="text">
      <style:text-properties fo:font-style="italic" style:font-style-asian="italic" style:font-style-complex="italic"/>
    </style:style>
    <style:style style:name="T233_53" style:family="text">
      <style:text-properties fo:font-style="italic" style:font-style-asian="italic" style:font-style-complex="italic"/>
    </style:style>
    <style:style style:name="T233_54" style:family="text"/>
    <style:style style:name="T233_55" style:family="text">
      <style:text-properties fo:font-style="italic" style:font-style-asian="italic" style:font-style-complex="italic"/>
    </style:style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P234" style:family="paragraph" style:parent-style-name="Standard">
      <style:paragraph-properties fo:break-before="auto" fo:line-height="115%" fo:margin-left="0.847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>
      <style:text-properties fo:font-style="italic" style:font-style-asian="italic" style:font-style-complex="italic"/>
    </style:style>
    <style:style style:name="T234_44" style:family="text">
      <style:text-properties fo:font-style="italic" style:font-style-asian="italic" style:font-style-complex="italic"/>
    </style:style>
    <style:style style:name="T234_45" style:family="text">
      <style:text-properties fo:font-style="italic" style:font-style-asian="italic" style:font-style-complex="italic"/>
    </style:style>
    <style:style style:name="T234_46" style:family="text">
      <style:text-properties fo:font-style="italic" style:font-style-asian="italic" style:font-style-complex="italic"/>
    </style:style>
    <style:style style:name="T234_47" style:family="text">
      <style:text-properties fo:font-style="italic" style:font-style-asian="italic" style:font-style-complex="italic"/>
    </style:style>
    <style:style style:name="T234_48" style:family="text">
      <style:text-properties fo:font-style="italic" style:font-style-asian="italic" style:font-style-complex="italic"/>
    </style:style>
    <style:style style:name="T234_49" style:family="text">
      <style:text-properties fo:font-style="italic" style:font-style-asian="italic" style:font-style-complex="italic"/>
    </style:style>
    <style:style style:name="T234_50" style:family="text">
      <style:text-properties fo:font-style="italic" style:font-style-asian="italic" style:font-style-complex="italic"/>
    </style:style>
    <style:style style:name="T234_51" style:family="text">
      <style:text-properties fo:font-style="italic" style:font-style-asian="italic" style:font-style-complex="italic"/>
    </style:style>
    <style:style style:name="T234_52" style:family="text"/>
    <style:style style:name="T234_53" style:family="text">
      <style:text-properties fo:font-style="italic" style:font-style-asian="italic" style:font-style-complex="italic"/>
    </style:style>
    <style:style style:name="T234_54" style:family="text"/>
    <style:style style:name="T234_55" style:family="text"/>
    <style:style style:name="T234_56" style:family="text"/>
    <style:style style:name="T234_57" style:family="text"/>
    <style:style style:name="T234_58" style:family="text"/>
    <style:style style:name="T234_59" style:family="text"/>
    <style:style style:name="T234_60" style:family="text"/>
    <style:style style:name="P235" style:family="paragraph" style:parent-style-name="Standard">
      <style:paragraph-properties fo:break-before="auto" fo:line-height="115%" fo:margin-left="0.847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>
      <style:text-properties fo:font-style="italic" style:font-style-asian="italic" style:font-style-complex="italic"/>
    </style:style>
    <style:style style:name="T235_66" style:family="text">
      <style:text-properties fo:font-style="italic" style:font-style-asian="italic" style:font-style-complex="italic"/>
    </style:style>
    <style:style style:name="T235_67" style:family="text">
      <style:text-properties fo:font-style="italic" style:font-style-asian="italic" style:font-style-complex="italic"/>
    </style:style>
    <style:style style:name="T235_68" style:family="text">
      <style:text-properties fo:font-style="italic" style:font-style-asian="italic" style:font-style-complex="italic"/>
    </style:style>
    <style:style style:name="T235_69" style:family="text">
      <style:text-properties fo:font-style="italic" style:font-style-asian="italic" style:font-style-complex="italic"/>
    </style:style>
    <style:style style:name="T235_70" style:family="text">
      <style:text-properties fo:font-style="italic" style:font-style-asian="italic" style:font-style-complex="italic"/>
    </style:style>
    <style:style style:name="T235_71" style:family="text">
      <style:text-properties fo:font-style="italic" style:font-style-asian="italic" style:font-style-complex="italic"/>
    </style:style>
    <style:style style:name="T235_72" style:family="text"/>
    <style:style style:name="T235_73" style:family="text">
      <style:text-properties fo:font-style="italic" style:font-style-asian="italic" style:font-style-complex="italic"/>
    </style:style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P236" style:family="paragraph" style:parent-style-name="Standard">
      <style:paragraph-properties fo:break-before="auto" fo:line-height="115%" fo:margin-left="0.847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>
      <style:text-properties fo:font-style="italic" style:font-style-asian="italic" style:font-style-complex="italic"/>
    </style:style>
    <style:style style:name="T236_34" style:family="text">
      <style:text-properties fo:font-style="italic" style:font-style-asian="italic" style:font-style-complex="italic"/>
    </style:style>
    <style:style style:name="T236_35" style:family="text">
      <style:text-properties fo:font-style="italic" style:font-style-asian="italic" style:font-style-complex="italic"/>
    </style:style>
    <style:style style:name="T236_36" style:family="text">
      <style:text-properties fo:font-style="italic" style:font-style-asian="italic" style:font-style-complex="italic"/>
    </style:style>
    <style:style style:name="T236_37" style:family="text">
      <style:text-properties fo:font-style="italic" style:font-style-asian="italic" style:font-style-complex="italic"/>
    </style:style>
    <style:style style:name="T236_38" style:family="text">
      <style:text-properties fo:font-style="italic" style:font-style-asian="italic" style:font-style-complex="italic"/>
    </style:style>
    <style:style style:name="T236_39" style:family="text">
      <style:text-properties fo:font-style="italic" style:font-style-asian="italic" style:font-style-complex="italic"/>
    </style:style>
    <style:style style:name="T236_40" style:family="text">
      <style:text-properties fo:font-style="italic" style:font-style-asian="italic" style:font-style-complex="italic"/>
    </style:style>
    <style:style style:name="T236_41" style:family="text">
      <style:text-properties fo:font-style="italic" style:font-style-asian="italic" style:font-style-complex="italic"/>
    </style:style>
    <style:style style:name="T236_42" style:family="text">
      <style:text-properties fo:font-style="italic" style:font-style-asian="italic" style:font-style-complex="italic"/>
    </style:style>
    <style:style style:name="T236_43" style:family="text">
      <style:text-properties fo:font-style="italic" style:font-style-asian="italic" style:font-style-complex="italic"/>
    </style:style>
    <style:style style:name="T236_44" style:family="text">
      <style:text-properties fo:font-style="italic" style:font-style-asian="italic" style:font-style-complex="italic"/>
    </style:style>
    <style:style style:name="T236_45" style:family="text">
      <style:text-properties fo:font-style="italic" style:font-style-asian="italic" style:font-style-complex="italic"/>
    </style:style>
    <style:style style:name="T236_46" style:family="text">
      <style:text-properties fo:font-style="italic" style:font-style-asian="italic" style:font-style-complex="italic"/>
    </style:style>
    <style:style style:name="T236_47" style:family="text">
      <style:text-properties fo:font-style="italic" style:font-style-asian="italic" style:font-style-complex="italic"/>
    </style:style>
    <style:style style:name="T236_48" style:family="text">
      <style:text-properties fo:font-style="italic" style:font-style-asian="italic" style:font-style-complex="italic"/>
    </style:style>
    <style:style style:name="T236_49" style:family="text">
      <style:text-properties fo:font-style="italic" style:font-style-asian="italic" style:font-style-complex="italic"/>
    </style:style>
    <style:style style:name="T236_50" style:family="text">
      <style:text-properties fo:font-style="italic" style:font-style-asian="italic" style:font-style-complex="italic"/>
    </style:style>
    <style:style style:name="T236_51" style:family="text">
      <style:text-properties fo:font-style="italic" style:font-style-asian="italic" style:font-style-complex="italic"/>
    </style:style>
    <style:style style:name="T236_52" style:family="text">
      <style:text-properties fo:font-style="italic" style:font-style-asian="italic" style:font-style-complex="italic"/>
    </style:style>
    <style:style style:name="T236_53" style:family="text">
      <style:text-properties fo:font-style="italic" style:font-style-asian="italic" style:font-style-complex="italic"/>
    </style:style>
    <style:style style:name="T236_54" style:family="text">
      <style:text-properties fo:font-style="italic" style:font-style-asian="italic" style:font-style-complex="italic"/>
    </style:style>
    <style:style style:name="T236_55" style:family="text">
      <style:text-properties fo:font-style="italic" style:font-style-asian="italic" style:font-style-complex="italic"/>
    </style:style>
    <style:style style:name="T236_56" style:family="text">
      <style:text-properties fo:font-style="italic" style:font-style-asian="italic" style:font-style-complex="italic"/>
    </style:style>
    <style:style style:name="T236_57" style:family="text">
      <style:text-properties fo:font-style="italic" style:font-style-asian="italic" style:font-style-complex="italic"/>
    </style:style>
    <style:style style:name="T236_58" style:family="text"/>
    <style:style style:name="T236_59" style:family="text">
      <style:text-properties fo:font-style="italic" style:font-style-asian="italic" style:font-style-complex="italic"/>
    </style:style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P237" style:family="paragraph" style:parent-style-name="Standard">
      <style:paragraph-properties fo:break-before="auto" fo:line-height="115%" fo:margin-left="0.847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>
      <style:text-properties fo:font-style="italic" style:font-style-asian="italic" style:font-style-complex="italic"/>
    </style:style>
    <style:style style:name="T237_28" style:family="text"/>
    <style:style style:name="T237_29" style:family="text">
      <style:text-properties fo:font-style="italic" style:font-style-asian="italic" style:font-style-complex="italic"/>
    </style:style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P238" style:family="paragraph" style:parent-style-name="Standard">
      <style:paragraph-properties fo:break-before="auto" fo:line-height="115%" fo:margin-left="0.847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>
      <style:text-properties fo:font-style="italic" style:font-style-asian="italic" style:font-style-complex="italic"/>
    </style:style>
    <style:style style:name="T238_44" style:family="text">
      <style:text-properties fo:font-style="italic" style:font-style-asian="italic" style:font-style-complex="italic"/>
    </style:style>
    <style:style style:name="T238_45" style:family="text">
      <style:text-properties fo:font-style="italic" style:font-style-asian="italic" style:font-style-complex="italic"/>
    </style:style>
    <style:style style:name="T238_46" style:family="text">
      <style:text-properties fo:font-style="italic" style:font-style-asian="italic" style:font-style-complex="italic"/>
    </style:style>
    <style:style style:name="T238_47" style:family="text">
      <style:text-properties fo:font-style="italic" style:font-style-asian="italic" style:font-style-complex="italic"/>
    </style:style>
    <style:style style:name="T238_48" style:family="text">
      <style:text-properties fo:font-style="italic" style:font-style-asian="italic" style:font-style-complex="italic"/>
    </style:style>
    <style:style style:name="T238_49" style:family="text">
      <style:text-properties fo:font-style="italic" style:font-style-asian="italic" style:font-style-complex="italic"/>
    </style:style>
    <style:style style:name="T238_50" style:family="text">
      <style:text-properties fo:font-style="italic" style:font-style-asian="italic" style:font-style-complex="italic"/>
    </style:style>
    <style:style style:name="T238_51" style:family="text">
      <style:text-properties fo:font-style="italic" style:font-style-asian="italic" style:font-style-complex="italic"/>
    </style:style>
    <style:style style:name="T238_52" style:family="text">
      <style:text-properties fo:font-style="italic" style:font-style-asian="italic" style:font-style-complex="italic"/>
    </style:style>
    <style:style style:name="T238_53" style:family="text">
      <style:text-properties fo:font-style="italic" style:font-style-asian="italic" style:font-style-complex="italic"/>
    </style:style>
    <style:style style:name="T238_54" style:family="text">
      <style:text-properties fo:font-style="italic" style:font-style-asian="italic" style:font-style-complex="italic"/>
    </style:style>
    <style:style style:name="T238_55" style:family="text">
      <style:text-properties fo:font-style="italic" style:font-style-asian="italic" style:font-style-complex="italic"/>
    </style:style>
    <style:style style:name="T238_56" style:family="text">
      <style:text-properties fo:font-style="italic" style:font-style-asian="italic" style:font-style-complex="italic"/>
    </style:style>
    <style:style style:name="T238_57" style:family="text">
      <style:text-properties fo:font-style="italic" style:font-style-asian="italic" style:font-style-complex="italic"/>
    </style:style>
    <style:style style:name="T238_58" style:family="text">
      <style:text-properties fo:font-style="italic" style:font-style-asian="italic" style:font-style-complex="italic"/>
    </style:style>
    <style:style style:name="T238_59" style:family="text">
      <style:text-properties fo:font-style="italic" style:font-style-asian="italic" style:font-style-complex="italic"/>
    </style:style>
    <style:style style:name="T238_60" style:family="text">
      <style:text-properties fo:font-style="italic" style:font-style-asian="italic" style:font-style-complex="italic"/>
    </style:style>
    <style:style style:name="T238_61" style:family="text">
      <style:text-properties fo:font-style="italic" style:font-style-asian="italic" style:font-style-complex="italic"/>
    </style:style>
    <style:style style:name="T238_62" style:family="text">
      <style:text-properties fo:font-style="italic" style:font-style-asian="italic" style:font-style-complex="italic"/>
    </style:style>
    <style:style style:name="T238_63" style:family="text">
      <style:text-properties fo:font-style="italic" style:font-style-asian="italic" style:font-style-complex="italic"/>
    </style:style>
    <style:style style:name="T238_64" style:family="text">
      <style:text-properties fo:font-style="italic" style:font-style-asian="italic" style:font-style-complex="italic"/>
    </style:style>
    <style:style style:name="T238_65" style:family="text">
      <style:text-properties fo:font-style="italic" style:font-style-asian="italic" style:font-style-complex="italic"/>
    </style:style>
    <style:style style:name="T238_66" style:family="text"/>
    <style:style style:name="T238_67" style:family="text">
      <style:text-properties fo:font-style="italic" style:font-style-asian="italic" style:font-style-complex="italic"/>
    </style:style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P239" style:family="paragraph" style:parent-style-name="Standard">
      <style:paragraph-properties fo:break-before="auto" fo:line-height="115%" fo:margin-left="0.847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>
      <style:text-properties fo:font-style="italic" style:font-style-asian="italic" style:font-style-complex="italic"/>
    </style:style>
    <style:style style:name="T239_32" style:family="text">
      <style:text-properties fo:font-style="italic" style:font-style-asian="italic" style:font-style-complex="italic"/>
    </style:style>
    <style:style style:name="T239_33" style:family="text">
      <style:text-properties fo:font-style="italic" style:font-style-asian="italic" style:font-style-complex="italic"/>
    </style:style>
    <style:style style:name="T239_34" style:family="text">
      <style:text-properties fo:font-style="italic" style:font-style-asian="italic" style:font-style-complex="italic"/>
    </style:style>
    <style:style style:name="T239_35" style:family="text">
      <style:text-properties fo:font-style="italic" style:font-style-asian="italic" style:font-style-complex="italic"/>
    </style:style>
    <style:style style:name="T239_36" style:family="text">
      <style:text-properties fo:font-style="italic" style:font-style-asian="italic" style:font-style-complex="italic"/>
    </style:style>
    <style:style style:name="T239_37" style:family="text">
      <style:text-properties fo:font-style="italic" style:font-style-asian="italic" style:font-style-complex="italic"/>
    </style:style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P240" style:family="paragraph" style:parent-style-name="Standard">
      <style:paragraph-properties fo:break-before="auto" fo:line-height="115%" fo:margin-left="0.847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>
      <style:text-properties fo:font-style="italic" style:font-style-asian="italic" style:font-style-complex="italic"/>
    </style:style>
    <style:style style:name="T240_38" style:family="text">
      <style:text-properties fo:font-style="italic" style:font-style-asian="italic" style:font-style-complex="italic"/>
    </style:style>
    <style:style style:name="T240_39" style:family="text">
      <style:text-properties fo:font-style="italic" style:font-style-asian="italic" style:font-style-complex="italic"/>
    </style:style>
    <style:style style:name="T240_40" style:family="text"/>
    <style:style style:name="T240_41" style:family="text">
      <style:text-properties fo:font-style="italic" style:font-style-asian="italic" style:font-style-complex="italic"/>
    </style:style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P241" style:family="paragraph" style:parent-style-name="Standard">
      <style:paragraph-properties fo:break-before="auto" fo:line-height="115%" fo:margin-left="0.847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>
      <style:text-properties fo:font-style="italic" style:font-style-asian="italic" style:font-style-complex="italic"/>
    </style:style>
    <style:style style:name="T241_42" style:family="text">
      <style:text-properties fo:font-style="italic" style:font-style-asian="italic" style:font-style-complex="italic"/>
    </style:style>
    <style:style style:name="T241_43" style:family="text">
      <style:text-properties fo:font-style="italic" style:font-style-asian="italic" style:font-style-complex="italic"/>
    </style:style>
    <style:style style:name="T241_44" style:family="text"/>
    <style:style style:name="T241_45" style:family="text">
      <style:text-properties fo:font-style="italic" style:font-style-asian="italic" style:font-style-complex="italic"/>
    </style:style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P242" style:family="paragraph" style:parent-style-name="Standard">
      <style:paragraph-properties fo:break-before="auto" fo:line-height="115%" fo:margin-left="0.847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>
      <style:text-properties fo:font-style="italic" style:font-style-asian="italic" style:font-style-complex="italic"/>
    </style:style>
    <style:style style:name="T242_60" style:family="text">
      <style:text-properties fo:font-style="italic" style:font-style-asian="italic" style:font-style-complex="italic"/>
    </style:style>
    <style:style style:name="T242_61" style:family="text">
      <style:text-properties fo:font-style="italic" style:font-style-asian="italic" style:font-style-complex="italic"/>
    </style:style>
    <style:style style:name="T242_62" style:family="text">
      <style:text-properties fo:font-style="italic" style:font-style-asian="italic" style:font-style-complex="italic"/>
    </style:style>
    <style:style style:name="T242_63" style:family="text">
      <style:text-properties fo:font-style="italic" style:font-style-asian="italic" style:font-style-complex="italic"/>
    </style:style>
    <style:style style:name="T242_64" style:family="text"/>
    <style:style style:name="T242_65" style:family="text">
      <style:text-properties fo:font-style="italic" style:font-style-asian="italic" style:font-style-complex="italic"/>
    </style:style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P243" style:family="paragraph" style:parent-style-name="Standard">
      <style:paragraph-properties fo:break-before="auto" fo:line-height="115%" fo:margin-left="0.847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>
      <style:text-properties fo:font-style="italic" style:font-style-asian="italic" style:font-style-complex="italic"/>
    </style:style>
    <style:style style:name="T243_52" style:family="text">
      <style:text-properties fo:font-style="italic" style:font-style-asian="italic" style:font-style-complex="italic"/>
    </style:style>
    <style:style style:name="T243_53" style:family="text">
      <style:text-properties fo:font-style="italic" style:font-style-asian="italic" style:font-style-complex="italic"/>
    </style:style>
    <style:style style:name="T243_54" style:family="text"/>
    <style:style style:name="T243_55" style:family="text">
      <style:text-properties fo:font-style="italic" style:font-style-asian="italic" style:font-style-complex="italic"/>
    </style:style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P244" style:family="paragraph" style:parent-style-name="Standard">
      <style:paragraph-properties fo:break-before="auto" fo:line-height="115%" fo:margin-left="0.847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>
      <style:text-properties fo:font-style="italic" style:font-style-asian="italic" style:font-style-complex="italic"/>
    </style:style>
    <style:style style:name="T244_42" style:family="text">
      <style:text-properties fo:font-style="italic" style:font-style-asian="italic" style:font-style-complex="italic"/>
    </style:style>
    <style:style style:name="T244_43" style:family="text">
      <style:text-properties fo:font-style="italic" style:font-style-asian="italic" style:font-style-complex="italic"/>
    </style:style>
    <style:style style:name="T244_44" style:family="text"/>
    <style:style style:name="T244_45" style:family="text">
      <style:text-properties fo:font-style="italic" style:font-style-asian="italic" style:font-style-complex="italic"/>
    </style:style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P245" style:family="paragraph" style:parent-style-name="Standard">
      <style:paragraph-properties fo:break-before="auto" fo:line-height="115%" fo:margin-left="0.847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>
      <style:text-properties fo:font-style="italic" style:font-style-asian="italic" style:font-style-complex="italic"/>
    </style:style>
    <style:style style:name="T245_44" style:family="text">
      <style:text-properties fo:font-style="italic" style:font-style-asian="italic" style:font-style-complex="italic"/>
    </style:style>
    <style:style style:name="T245_45" style:family="text">
      <style:text-properties fo:font-style="italic" style:font-style-asian="italic" style:font-style-complex="italic"/>
    </style:style>
    <style:style style:name="T245_46" style:family="text">
      <style:text-properties fo:font-style="italic" style:font-style-asian="italic" style:font-style-complex="italic"/>
    </style:style>
    <style:style style:name="T245_47" style:family="text">
      <style:text-properties fo:font-style="italic" style:font-style-asian="italic" style:font-style-complex="italic"/>
    </style:style>
    <style:style style:name="T245_48" style:family="text">
      <style:text-properties fo:font-style="italic" style:font-style-asian="italic" style:font-style-complex="italic"/>
    </style:style>
    <style:style style:name="T245_49" style:family="text">
      <style:text-properties fo:font-style="italic" style:font-style-asian="italic" style:font-style-complex="italic"/>
    </style:style>
    <style:style style:name="T245_50" style:family="text">
      <style:text-properties fo:font-style="italic" style:font-style-asian="italic" style:font-style-complex="italic"/>
    </style:style>
    <style:style style:name="T245_51" style:family="text">
      <style:text-properties fo:font-style="italic" style:font-style-asian="italic" style:font-style-complex="italic"/>
    </style:style>
    <style:style style:name="T245_52" style:family="text"/>
    <style:style style:name="T245_53" style:family="text">
      <style:text-properties fo:font-style="italic" style:font-style-asian="italic" style:font-style-complex="italic"/>
    </style:style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P246" style:family="paragraph" style:parent-style-name="Standard">
      <style:paragraph-properties fo:break-before="auto" fo:line-height="115%" fo:margin-left="0.847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>
      <style:text-properties fo:font-style="italic" style:font-style-asian="italic" style:font-style-complex="italic"/>
    </style:style>
    <style:style style:name="T246_42" style:family="text">
      <style:text-properties fo:font-style="italic" style:font-style-asian="italic" style:font-style-complex="italic"/>
    </style:style>
    <style:style style:name="T246_43" style:family="text">
      <style:text-properties fo:font-style="italic" style:font-style-asian="italic" style:font-style-complex="italic"/>
    </style:style>
    <style:style style:name="T246_44" style:family="text"/>
    <style:style style:name="T246_45" style:family="text">
      <style:text-properties fo:font-style="italic" style:font-style-asian="italic" style:font-style-complex="italic"/>
    </style:style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P247" style:family="paragraph" style:parent-style-name="Standard">
      <style:paragraph-properties fo:break-before="auto" fo:line-height="115%" fo:margin-left="0.847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>
      <style:text-properties fo:font-style="italic" style:font-style-asian="italic" style:font-style-complex="italic"/>
    </style:style>
    <style:style style:name="T247_36" style:family="text">
      <style:text-properties fo:font-style="italic" style:font-style-asian="italic" style:font-style-complex="italic"/>
    </style:style>
    <style:style style:name="T247_37" style:family="text">
      <style:text-properties fo:font-style="italic" style:font-style-asian="italic" style:font-style-complex="italic"/>
    </style:style>
    <style:style style:name="T247_38" style:family="text">
      <style:text-properties fo:font-style="italic" style:font-style-asian="italic" style:font-style-complex="italic"/>
    </style:style>
    <style:style style:name="T247_39" style:family="text">
      <style:text-properties fo:font-style="italic" style:font-style-asian="italic" style:font-style-complex="italic"/>
    </style:style>
    <style:style style:name="T247_40" style:family="text">
      <style:text-properties fo:font-style="italic" style:font-style-asian="italic" style:font-style-complex="italic"/>
    </style:style>
    <style:style style:name="T247_41" style:family="text">
      <style:text-properties fo:font-style="italic" style:font-style-asian="italic" style:font-style-complex="italic"/>
    </style:style>
    <style:style style:name="T247_42" style:family="text">
      <style:text-properties fo:font-style="italic" style:font-style-asian="italic" style:font-style-complex="italic"/>
    </style:style>
    <style:style style:name="T247_43" style:family="text">
      <style:text-properties fo:font-style="italic" style:font-style-asian="italic" style:font-style-complex="italic"/>
    </style:style>
    <style:style style:name="T247_44" style:family="text">
      <style:text-properties fo:font-style="italic" style:font-style-asian="italic" style:font-style-complex="italic"/>
    </style:style>
    <style:style style:name="T247_45" style:family="text">
      <style:text-properties fo:font-style="italic" style:font-style-asian="italic" style:font-style-complex="italic"/>
    </style:style>
    <style:style style:name="T247_46" style:family="text">
      <style:text-properties fo:font-style="italic" style:font-style-asian="italic" style:font-style-complex="italic"/>
    </style:style>
    <style:style style:name="T247_47" style:family="text">
      <style:text-properties fo:font-style="italic" style:font-style-asian="italic" style:font-style-complex="italic"/>
    </style:style>
    <style:style style:name="T247_48" style:family="text"/>
    <style:style style:name="T247_49" style:family="text">
      <style:text-properties fo:font-style="italic" style:font-style-asian="italic" style:font-style-complex="italic"/>
    </style:style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P248" style:family="paragraph" style:parent-style-name="Standard">
      <style:paragraph-properties fo:break-before="auto" fo:line-height="115%" fo:margin-left="0.847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>
      <style:text-properties fo:font-style="italic" style:font-style-asian="italic" style:font-style-complex="italic"/>
    </style:style>
    <style:style style:name="T248_16" style:family="text"/>
    <style:style style:name="T248_17" style:family="text">
      <style:text-properties fo:font-style="italic" style:font-style-asian="italic" style:font-style-complex="italic"/>
    </style:style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P249" style:family="paragraph" style:parent-style-name="Standard">
      <style:paragraph-properties fo:break-before="auto" fo:line-height="115%" fo:margin-left="0.847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T249_65" style:family="text"/>
    <style:style style:name="T249_66" style:family="text"/>
    <style:style style:name="T249_67" style:family="text">
      <style:text-properties fo:font-style="italic" style:font-style-asian="italic" style:font-style-complex="italic"/>
    </style:style>
    <style:style style:name="T249_68" style:family="text"/>
    <style:style style:name="T249_69" style:family="text">
      <style:text-properties fo:font-style="italic" style:font-style-asian="italic" style:font-style-complex="italic"/>
    </style:style>
    <style:style style:name="T249_70" style:family="text"/>
    <style:style style:name="T249_71" style:family="text"/>
    <style:style style:name="T249_72" style:family="text"/>
    <style:style style:name="T249_73" style:family="text"/>
    <style:style style:name="T249_74" style:family="text"/>
    <style:style style:name="P250" style:family="paragraph" style:parent-style-name="Standard">
      <style:paragraph-properties fo:break-before="auto" fo:line-height="115%" fo:margin-left="0.847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>
      <style:text-properties fo:font-style="italic" style:font-style-asian="italic" style:font-style-complex="italic"/>
    </style:style>
    <style:style style:name="T250_18" style:family="text">
      <style:text-properties fo:font-style="italic" style:font-style-asian="italic" style:font-style-complex="italic"/>
    </style:style>
    <style:style style:name="T250_19" style:family="text">
      <style:text-properties fo:font-style="italic" style:font-style-asian="italic" style:font-style-complex="italic"/>
    </style:style>
    <style:style style:name="T250_20" style:family="text">
      <style:text-properties fo:font-style="italic" style:font-style-asian="italic" style:font-style-complex="italic"/>
    </style:style>
    <style:style style:name="T250_21" style:family="text">
      <style:text-properties fo:font-style="italic" style:font-style-asian="italic" style:font-style-complex="italic"/>
    </style:style>
    <style:style style:name="T250_22" style:family="text">
      <style:text-properties fo:font-style="italic" style:font-style-asian="italic" style:font-style-complex="italic"/>
    </style:style>
    <style:style style:name="T250_23" style:family="text">
      <style:text-properties fo:font-style="italic" style:font-style-asian="italic" style:font-style-complex="italic"/>
    </style:style>
    <style:style style:name="T250_24" style:family="text">
      <style:text-properties fo:font-style="italic" style:font-style-asian="italic" style:font-style-complex="italic"/>
    </style:style>
    <style:style style:name="T250_25" style:family="text">
      <style:text-properties fo:font-style="italic" style:font-style-asian="italic" style:font-style-complex="italic"/>
    </style:style>
    <style:style style:name="T250_26" style:family="text">
      <style:text-properties fo:font-style="italic" style:font-style-asian="italic" style:font-style-complex="italic"/>
    </style:style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P251" style:family="paragraph" style:parent-style-name="Standard">
      <style:paragraph-properties fo:break-before="auto" fo:line-height="115%" fo:margin-left="0.847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>
      <style:text-properties fo:font-style="italic" style:font-style-asian="italic" style:font-style-complex="italic"/>
    </style:style>
    <style:style style:name="T251_62" style:family="text">
      <style:text-properties fo:font-style="italic" style:font-style-asian="italic" style:font-style-complex="italic"/>
    </style:style>
    <style:style style:name="T251_63" style:family="text">
      <style:text-properties fo:font-style="italic" style:font-style-asian="italic" style:font-style-complex="italic"/>
    </style:style>
    <style:style style:name="T251_64" style:family="text">
      <style:text-properties fo:font-style="italic" style:font-style-asian="italic" style:font-style-complex="italic"/>
    </style:style>
    <style:style style:name="T251_65" style:family="text">
      <style:text-properties fo:font-style="italic" style:font-style-asian="italic" style:font-style-complex="italic"/>
    </style:style>
    <style:style style:name="T251_66" style:family="text">
      <style:text-properties fo:font-style="italic" style:font-style-asian="italic" style:font-style-complex="italic"/>
    </style:style>
    <style:style style:name="T251_67" style:family="text">
      <style:text-properties fo:font-style="italic" style:font-style-asian="italic" style:font-style-complex="italic"/>
    </style:style>
    <style:style style:name="T251_68" style:family="text">
      <style:text-properties fo:font-style="italic" style:font-style-asian="italic" style:font-style-complex="italic"/>
    </style:style>
    <style:style style:name="T251_69" style:family="text">
      <style:text-properties fo:font-style="italic" style:font-style-asian="italic" style:font-style-complex="italic"/>
    </style:style>
    <style:style style:name="T251_70" style:family="text">
      <style:text-properties fo:font-style="italic" style:font-style-asian="italic" style:font-style-complex="italic"/>
    </style:style>
    <style:style style:name="T251_71" style:family="text">
      <style:text-properties fo:font-style="italic" style:font-style-asian="italic" style:font-style-complex="italic"/>
    </style:style>
    <style:style style:name="T251_72" style:family="text">
      <style:text-properties fo:font-style="italic" style:font-style-asian="italic" style:font-style-complex="italic"/>
    </style:style>
    <style:style style:name="T251_73" style:family="text">
      <style:text-properties fo:font-style="italic" style:font-style-asian="italic" style:font-style-complex="italic"/>
    </style:style>
    <style:style style:name="T251_74" style:family="text">
      <style:text-properties fo:font-style="italic" style:font-style-asian="italic" style:font-style-complex="italic"/>
    </style:style>
    <style:style style:name="T251_75" style:family="text">
      <style:text-properties fo:font-style="italic" style:font-style-asian="italic" style:font-style-complex="italic"/>
    </style:style>
    <style:style style:name="T251_76" style:family="text">
      <style:text-properties fo:font-style="italic" style:font-style-asian="italic" style:font-style-complex="italic"/>
    </style:style>
    <style:style style:name="T251_77" style:family="text">
      <style:text-properties fo:font-style="italic" style:font-style-asian="italic" style:font-style-complex="italic"/>
    </style:style>
    <style:style style:name="T251_78" style:family="text">
      <style:text-properties fo:font-style="italic" style:font-style-asian="italic" style:font-style-complex="italic"/>
    </style:style>
    <style:style style:name="T251_79" style:family="text">
      <style:text-properties fo:font-style="italic" style:font-style-asian="italic" style:font-style-complex="italic"/>
    </style:style>
    <style:style style:name="T251_80" style:family="text">
      <style:text-properties fo:font-style="italic" style:font-style-asian="italic" style:font-style-complex="italic"/>
    </style:style>
    <style:style style:name="T251_81" style:family="text">
      <style:text-properties fo:font-style="italic" style:font-style-asian="italic" style:font-style-complex="italic"/>
    </style:style>
    <style:style style:name="T251_82" style:family="text">
      <style:text-properties fo:font-style="italic" style:font-style-asian="italic" style:font-style-complex="italic"/>
    </style:style>
    <style:style style:name="T251_83" style:family="text">
      <style:text-properties fo:font-style="italic" style:font-style-asian="italic" style:font-style-complex="italic"/>
    </style:style>
    <style:style style:name="T251_84" style:family="text">
      <style:text-properties fo:font-style="italic" style:font-style-asian="italic" style:font-style-complex="italic"/>
    </style:style>
    <style:style style:name="T251_85" style:family="text">
      <style:text-properties fo:font-style="italic" style:font-style-asian="italic" style:font-style-complex="italic"/>
    </style:style>
    <style:style style:name="T251_86" style:family="text"/>
    <style:style style:name="T251_87" style:family="text">
      <style:text-properties fo:font-style="italic" style:font-style-asian="italic" style:font-style-complex="italic"/>
    </style:style>
    <style:style style:name="T251_88" style:family="text"/>
    <style:style style:name="T251_89" style:family="text"/>
    <style:style style:name="T251_90" style:family="text"/>
    <style:style style:name="T251_91" style:family="text"/>
    <style:style style:name="T251_92" style:family="text"/>
    <style:style style:name="P252" style:family="paragraph" style:parent-style-name="Standard">
      <style:paragraph-properties fo:break-before="auto" fo:line-height="115%" fo:margin-left="0.847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>
      <style:text-properties fo:font-style="italic" style:font-style-asian="italic" style:font-style-complex="italic"/>
    </style:style>
    <style:style style:name="T252_40" style:family="text">
      <style:text-properties fo:font-style="italic" style:font-style-asian="italic" style:font-style-complex="italic"/>
    </style:style>
    <style:style style:name="T252_41" style:family="text">
      <style:text-properties fo:font-style="italic" style:font-style-asian="italic" style:font-style-complex="italic"/>
    </style:style>
    <style:style style:name="T252_42" style:family="text">
      <style:text-properties fo:font-style="italic" style:font-style-asian="italic" style:font-style-complex="italic"/>
    </style:style>
    <style:style style:name="T252_43" style:family="text">
      <style:text-properties fo:font-style="italic" style:font-style-asian="italic" style:font-style-complex="italic"/>
    </style:style>
    <style:style style:name="T252_44" style:family="text">
      <style:text-properties fo:font-style="italic" style:font-style-asian="italic" style:font-style-complex="italic"/>
    </style:style>
    <style:style style:name="T252_45" style:family="text">
      <style:text-properties fo:font-style="italic" style:font-style-asian="italic" style:font-style-complex="italic"/>
    </style:style>
    <style:style style:name="T252_46" style:family="text">
      <style:text-properties fo:font-style="italic" style:font-style-asian="italic" style:font-style-complex="italic"/>
    </style:style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P253" style:family="paragraph" style:parent-style-name="Standard">
      <style:paragraph-properties fo:break-before="auto" fo:line-height="115%" fo:margin-left="0.847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>
      <style:text-properties fo:font-style="italic" style:font-style-asian="italic" style:font-style-complex="italic"/>
    </style:style>
    <style:style style:name="T253_38" style:family="text"/>
    <style:style style:name="T253_39" style:family="text">
      <style:text-properties fo:font-style="italic" style:font-style-asian="italic" style:font-style-complex="italic"/>
    </style:style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T253_69" style:family="text"/>
    <style:style style:name="T253_70" style:family="text"/>
    <style:style style:name="T253_71" style:family="text"/>
    <style:style style:name="T253_72" style:family="text"/>
    <style:style style:name="T253_73" style:family="text"/>
    <style:style style:name="T253_74" style:family="text"/>
    <style:style style:name="T253_75" style:family="text"/>
    <style:style style:name="T253_76" style:family="text"/>
    <style:style style:name="T253_77" style:family="text"/>
    <style:style style:name="T253_78" style:family="text"/>
    <style:style style:name="T253_79" style:family="text"/>
    <style:style style:name="P254" style:family="paragraph" style:parent-style-name="Standard">
      <style:paragraph-properties fo:break-before="auto" fo:line-height="115%" fo:margin-left="0.847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>
      <style:text-properties fo:font-style="italic" style:font-style-asian="italic" style:font-style-complex="italic"/>
    </style:style>
    <style:style style:name="T254_26" style:family="text">
      <style:text-properties fo:font-style="italic" style:font-style-asian="italic" style:font-style-complex="italic"/>
    </style:style>
    <style:style style:name="T254_27" style:family="text">
      <style:text-properties fo:font-style="italic" style:font-style-asian="italic" style:font-style-complex="italic"/>
    </style:style>
    <style:style style:name="T254_28" style:family="text">
      <style:text-properties fo:font-style="italic" style:font-style-asian="italic" style:font-style-complex="italic"/>
    </style:style>
    <style:style style:name="T254_29" style:family="text">
      <style:text-properties fo:font-style="italic" style:font-style-asian="italic" style:font-style-complex="italic"/>
    </style:style>
    <style:style style:name="T254_30" style:family="text">
      <style:text-properties fo:font-style="italic" style:font-style-asian="italic" style:font-style-complex="italic"/>
    </style:style>
    <style:style style:name="T254_31" style:family="text">
      <style:text-properties fo:font-style="italic" style:font-style-asian="italic" style:font-style-complex="italic"/>
    </style:style>
    <style:style style:name="T254_32" style:family="text"/>
    <style:style style:name="T254_33" style:family="text">
      <style:text-properties fo:font-style="italic" style:font-style-asian="italic" style:font-style-complex="italic"/>
    </style:style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P255" style:family="paragraph" style:parent-style-name="Standard">
      <style:paragraph-properties fo:break-before="auto" fo:line-height="115%" fo:margin-left="0.847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>
      <style:text-properties fo:font-style="italic" style:font-style-asian="italic" style:font-style-complex="italic"/>
    </style:style>
    <style:style style:name="T255_32" style:family="text">
      <style:text-properties fo:font-style="italic" style:font-style-asian="italic" style:font-style-complex="italic"/>
    </style:style>
    <style:style style:name="T255_33" style:family="text">
      <style:text-properties fo:font-style="italic" style:font-style-asian="italic" style:font-style-complex="italic"/>
    </style:style>
    <style:style style:name="T255_34" style:family="text">
      <style:text-properties fo:font-style="italic" style:font-style-asian="italic" style:font-style-complex="italic"/>
    </style:style>
    <style:style style:name="T255_35" style:family="text">
      <style:text-properties fo:font-style="italic" style:font-style-asian="italic" style:font-style-complex="italic"/>
    </style:style>
    <style:style style:name="T255_36" style:family="text">
      <style:text-properties fo:font-style="italic" style:font-style-asian="italic" style:font-style-complex="italic"/>
    </style:style>
    <style:style style:name="T255_37" style:family="text">
      <style:text-properties fo:font-style="italic" style:font-style-asian="italic" style:font-style-complex="italic"/>
    </style:style>
    <style:style style:name="T255_38" style:family="text">
      <style:text-properties fo:font-style="italic" style:font-style-asian="italic" style:font-style-complex="italic"/>
    </style:style>
    <style:style style:name="T255_39" style:family="text">
      <style:text-properties fo:font-style="italic" style:font-style-asian="italic" style:font-style-complex="italic"/>
    </style:style>
    <style:style style:name="T255_40" style:family="text">
      <style:text-properties fo:font-style="italic" style:font-style-asian="italic" style:font-style-complex="italic"/>
    </style:style>
    <style:style style:name="T255_41" style:family="text">
      <style:text-properties fo:font-style="italic" style:font-style-asian="italic" style:font-style-complex="italic"/>
    </style:style>
    <style:style style:name="T255_42" style:family="text"/>
    <style:style style:name="T255_43" style:family="text">
      <style:text-properties fo:font-style="italic" style:font-style-asian="italic" style:font-style-complex="italic"/>
    </style:style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P256" style:family="paragraph" style:parent-style-name="Standard">
      <style:paragraph-properties fo:break-before="auto" fo:line-height="115%" fo:margin-left="0.847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>
      <style:text-properties fo:font-style="italic" style:font-style-asian="italic" style:font-style-complex="italic"/>
    </style:style>
    <style:style style:name="T256_24" style:family="text">
      <style:text-properties fo:font-style="italic" style:font-style-asian="italic" style:font-style-complex="italic"/>
    </style:style>
    <style:style style:name="T256_25" style:family="text">
      <style:text-properties fo:font-style="italic" style:font-style-asian="italic" style:font-style-complex="italic"/>
    </style:style>
    <style:style style:name="T256_26" style:family="text">
      <style:text-properties fo:font-style="italic" style:font-style-asian="italic" style:font-style-complex="italic"/>
    </style:style>
    <style:style style:name="T256_27" style:family="text">
      <style:text-properties fo:font-style="italic" style:font-style-asian="italic" style:font-style-complex="italic"/>
    </style:style>
    <style:style style:name="T256_28" style:family="text">
      <style:text-properties fo:font-style="italic" style:font-style-asian="italic" style:font-style-complex="italic"/>
    </style:style>
    <style:style style:name="T256_29" style:family="text">
      <style:text-properties fo:font-style="italic" style:font-style-asian="italic" style:font-style-complex="italic"/>
    </style:style>
    <style:style style:name="T256_30" style:family="text"/>
    <style:style style:name="T256_31" style:family="text">
      <style:text-properties fo:font-style="italic" style:font-style-asian="italic" style:font-style-complex="italic"/>
    </style:style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P257" style:family="paragraph" style:parent-style-name="Standard">
      <style:paragraph-properties fo:break-before="auto" fo:line-height="115%" fo:margin-left="0.847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>
      <style:text-properties fo:font-style="italic" style:font-style-asian="italic" style:font-style-complex="italic"/>
    </style:style>
    <style:style style:name="T257_34" style:family="text">
      <style:text-properties fo:font-style="italic" style:font-style-asian="italic" style:font-style-complex="italic"/>
    </style:style>
    <style:style style:name="T257_35" style:family="text">
      <style:text-properties fo:font-style="italic" style:font-style-asian="italic" style:font-style-complex="italic"/>
    </style:style>
    <style:style style:name="T257_36" style:family="text">
      <style:text-properties fo:font-style="italic" style:font-style-asian="italic" style:font-style-complex="italic"/>
    </style:style>
    <style:style style:name="T257_37" style:family="text">
      <style:text-properties fo:font-style="italic" style:font-style-asian="italic" style:font-style-complex="italic"/>
    </style:style>
    <style:style style:name="T257_38" style:family="text">
      <style:text-properties fo:font-style="italic" style:font-style-asian="italic" style:font-style-complex="italic"/>
    </style:style>
    <style:style style:name="T257_39" style:family="text">
      <style:text-properties fo:font-style="italic" style:font-style-asian="italic" style:font-style-complex="italic"/>
    </style:style>
    <style:style style:name="T257_40" style:family="text"/>
    <style:style style:name="T257_41" style:family="text">
      <style:text-properties fo:font-style="italic" style:font-style-asian="italic" style:font-style-complex="italic"/>
    </style:style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P258" style:family="paragraph" style:parent-style-name="Standard">
      <style:paragraph-properties fo:break-before="auto" fo:line-height="115%" fo:margin-left="0.847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>
      <style:text-properties fo:font-style="italic" style:font-style-asian="italic" style:font-style-complex="italic"/>
    </style:style>
    <style:style style:name="T258_24" style:family="text">
      <style:text-properties fo:font-style="italic" style:font-style-asian="italic" style:font-style-complex="italic"/>
    </style:style>
    <style:style style:name="T258_25" style:family="text">
      <style:text-properties fo:font-style="italic" style:font-style-asian="italic" style:font-style-complex="italic"/>
    </style:style>
    <style:style style:name="T258_26" style:family="text"/>
    <style:style style:name="T258_27" style:family="text">
      <style:text-properties fo:font-style="italic" style:font-style-asian="italic" style:font-style-complex="italic"/>
    </style:style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P259" style:family="paragraph" style:parent-style-name="Standard">
      <style:paragraph-properties fo:break-before="auto" fo:line-height="115%" fo:margin-left="0.847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>
      <style:text-properties fo:font-style="italic" style:font-style-asian="italic" style:font-style-complex="italic"/>
    </style:style>
    <style:style style:name="T259_30" style:family="text">
      <style:text-properties fo:font-style="italic" style:font-style-asian="italic" style:font-style-complex="italic"/>
    </style:style>
    <style:style style:name="T259_31" style:family="text">
      <style:text-properties fo:font-style="italic" style:font-style-asian="italic" style:font-style-complex="italic"/>
    </style:style>
    <style:style style:name="T259_32" style:family="text">
      <style:text-properties fo:font-style="italic" style:font-style-asian="italic" style:font-style-complex="italic"/>
    </style:style>
    <style:style style:name="T259_33" style:family="text">
      <style:text-properties fo:font-style="italic" style:font-style-asian="italic" style:font-style-complex="italic"/>
    </style:style>
    <style:style style:name="T259_34" style:family="text"/>
    <style:style style:name="T259_35" style:family="text">
      <style:text-properties fo:font-style="italic" style:font-style-asian="italic" style:font-style-complex="italic"/>
    </style:style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P260" style:family="paragraph" style:parent-style-name="Standard">
      <style:paragraph-properties fo:break-before="auto" fo:line-height="115%" fo:margin-left="0.847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>
      <style:text-properties fo:font-style="italic" style:font-style-asian="italic" style:font-style-complex="italic"/>
    </style:style>
    <style:style style:name="T260_34" style:family="text">
      <style:text-properties fo:font-style="italic" style:font-style-asian="italic" style:font-style-complex="italic"/>
    </style:style>
    <style:style style:name="T260_35" style:family="text">
      <style:text-properties fo:font-style="italic" style:font-style-asian="italic" style:font-style-complex="italic"/>
    </style:style>
    <style:style style:name="T260_36" style:family="text"/>
    <style:style style:name="T260_37" style:family="text">
      <style:text-properties fo:font-style="italic" style:font-style-asian="italic" style:font-style-complex="italic"/>
    </style:style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P261" style:family="paragraph" style:parent-style-name="Standard">
      <style:paragraph-properties fo:break-before="auto" fo:line-height="115%" fo:margin-left="0.847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>
      <style:text-properties fo:font-style="italic" style:font-style-asian="italic" style:font-style-complex="italic"/>
    </style:style>
    <style:style style:name="T261_44" style:family="text">
      <style:text-properties fo:font-style="italic" style:font-style-asian="italic" style:font-style-complex="italic"/>
    </style:style>
    <style:style style:name="T261_45" style:family="text">
      <style:text-properties fo:font-style="italic" style:font-style-asian="italic" style:font-style-complex="italic"/>
    </style:style>
    <style:style style:name="T261_46" style:family="text">
      <style:text-properties fo:font-style="italic" style:font-style-asian="italic" style:font-style-complex="italic"/>
    </style:style>
    <style:style style:name="T261_47" style:family="text">
      <style:text-properties fo:font-style="italic" style:font-style-asian="italic" style:font-style-complex="italic"/>
    </style:style>
    <style:style style:name="T261_48" style:family="text">
      <style:text-properties fo:font-style="italic" style:font-style-asian="italic" style:font-style-complex="italic"/>
    </style:style>
    <style:style style:name="T261_49" style:family="text">
      <style:text-properties fo:font-style="italic" style:font-style-asian="italic" style:font-style-complex="italic"/>
    </style:style>
    <style:style style:name="T261_50" style:family="text">
      <style:text-properties fo:font-style="italic" style:font-style-asian="italic" style:font-style-complex="italic"/>
    </style:style>
    <style:style style:name="T261_51" style:family="text">
      <style:text-properties fo:font-style="italic" style:font-style-asian="italic" style:font-style-complex="italic"/>
    </style:style>
    <style:style style:name="T261_52" style:family="text"/>
    <style:style style:name="T261_53" style:family="text">
      <style:text-properties fo:font-style="italic" style:font-style-asian="italic" style:font-style-complex="italic"/>
    </style:style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P262" style:family="paragraph" style:parent-style-name="Standard">
      <style:paragraph-properties fo:break-before="auto" fo:line-height="115%" fo:margin-left="0.847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>
      <style:text-properties fo:font-style="italic" style:font-style-asian="italic" style:font-style-complex="italic"/>
    </style:style>
    <style:style style:name="T262_36" style:family="text">
      <style:text-properties fo:font-style="italic" style:font-style-asian="italic" style:font-style-complex="italic"/>
    </style:style>
    <style:style style:name="T262_37" style:family="text">
      <style:text-properties fo:font-style="italic" style:font-style-asian="italic" style:font-style-complex="italic"/>
    </style:style>
    <style:style style:name="T262_38" style:family="text">
      <style:text-properties fo:font-style="italic" style:font-style-asian="italic" style:font-style-complex="italic"/>
    </style:style>
    <style:style style:name="T262_39" style:family="text">
      <style:text-properties fo:font-style="italic" style:font-style-asian="italic" style:font-style-complex="italic"/>
    </style:style>
    <style:style style:name="T262_40" style:family="text">
      <style:text-properties fo:font-style="italic" style:font-style-asian="italic" style:font-style-complex="italic"/>
    </style:style>
    <style:style style:name="T262_41" style:family="text">
      <style:text-properties fo:font-style="italic" style:font-style-asian="italic" style:font-style-complex="italic"/>
    </style:style>
    <style:style style:name="T262_42" style:family="text"/>
    <style:style style:name="T262_43" style:family="text">
      <style:text-properties fo:font-style="italic" style:font-style-asian="italic" style:font-style-complex="italic"/>
    </style:style>
    <style:style style:name="T262_44" style:family="text">
      <style:text-properties fo:font-style="italic" style:font-style-asian="italic" style:font-style-complex="italic"/>
    </style:style>
    <style:style style:name="T262_45" style:family="text">
      <style:text-properties fo:font-style="italic" style:font-style-asian="italic" style:font-style-complex="italic"/>
    </style:style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P263" style:family="paragraph" style:parent-style-name="Standard">
      <style:paragraph-properties fo:break-before="auto" fo:line-height="115%" fo:margin-left="0.847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>
      <style:text-properties fo:font-style="italic" style:font-style-asian="italic" style:font-style-complex="italic"/>
    </style:style>
    <style:style style:name="T263_40" style:family="text">
      <style:text-properties fo:font-style="italic" style:font-style-asian="italic" style:font-style-complex="italic"/>
    </style:style>
    <style:style style:name="T263_41" style:family="text">
      <style:text-properties fo:font-style="italic" style:font-style-asian="italic" style:font-style-complex="italic"/>
    </style:style>
    <style:style style:name="T263_42" style:family="text">
      <style:text-properties fo:font-style="italic" style:font-style-asian="italic" style:font-style-complex="italic"/>
    </style:style>
    <style:style style:name="T263_43" style:family="text">
      <style:text-properties fo:font-style="italic" style:font-style-asian="italic" style:font-style-complex="italic"/>
    </style:style>
    <style:style style:name="T263_44" style:family="text"/>
    <style:style style:name="T263_45" style:family="text">
      <style:text-properties fo:font-style="italic" style:font-style-asian="italic" style:font-style-complex="italic"/>
    </style:style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P264" style:family="paragraph" style:parent-style-name="Standard">
      <style:paragraph-properties fo:break-before="auto" fo:line-height="115%" fo:margin-left="0.847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>
      <style:text-properties fo:font-style="italic" style:font-style-asian="italic" style:font-style-complex="italic"/>
    </style:style>
    <style:style style:name="T264_46" style:family="text">
      <style:text-properties fo:font-style="italic" style:font-style-asian="italic" style:font-style-complex="italic"/>
    </style:style>
    <style:style style:name="T264_47" style:family="text">
      <style:text-properties fo:font-style="italic" style:font-style-asian="italic" style:font-style-complex="italic"/>
    </style:style>
    <style:style style:name="T264_48" style:family="text"/>
    <style:style style:name="T264_49" style:family="text">
      <style:text-properties fo:font-style="italic" style:font-style-asian="italic" style:font-style-complex="italic"/>
    </style:style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P265" style:family="paragraph" style:parent-style-name="Standard">
      <style:paragraph-properties fo:break-before="auto" fo:line-height="115%" fo:margin-left="0.847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>
      <style:text-properties fo:font-style="italic" style:font-style-asian="italic" style:font-style-complex="italic"/>
    </style:style>
    <style:style style:name="T265_46" style:family="text">
      <style:text-properties fo:font-style="italic" style:font-style-asian="italic" style:font-style-complex="italic"/>
    </style:style>
    <style:style style:name="T265_47" style:family="text">
      <style:text-properties fo:font-style="italic" style:font-style-asian="italic" style:font-style-complex="italic"/>
    </style:style>
    <style:style style:name="T265_48" style:family="text"/>
    <style:style style:name="T265_49" style:family="text">
      <style:text-properties fo:font-style="italic" style:font-style-asian="italic" style:font-style-complex="italic"/>
    </style:style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P266" style:family="paragraph" style:parent-style-name="Standard">
      <style:paragraph-properties fo:break-before="auto" fo:line-height="115%" fo:margin-left="0.847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T266_53" style:family="text">
      <style:text-properties fo:font-style="italic" style:font-style-asian="italic" style:font-style-complex="italic"/>
    </style:style>
    <style:style style:name="T266_54" style:family="text">
      <style:text-properties fo:font-style="italic" style:font-style-asian="italic" style:font-style-complex="italic"/>
    </style:style>
    <style:style style:name="T266_55" style:family="text">
      <style:text-properties fo:font-style="italic" style:font-style-asian="italic" style:font-style-complex="italic"/>
    </style:style>
    <style:style style:name="T266_56" style:family="text"/>
    <style:style style:name="T266_57" style:family="text">
      <style:text-properties fo:font-style="italic" style:font-style-asian="italic" style:font-style-complex="italic"/>
    </style:style>
    <style:style style:name="T266_58" style:family="text"/>
    <style:style style:name="T266_59" style:family="text"/>
    <style:style style:name="T266_60" style:family="text"/>
    <style:style style:name="T266_61" style:family="text"/>
    <style:style style:name="T266_62" style:family="text"/>
    <style:style style:name="T266_63" style:family="text"/>
    <style:style style:name="T266_64" style:family="text"/>
    <style:style style:name="T266_65" style:family="text"/>
    <style:style style:name="T266_66" style:family="text"/>
    <style:style style:name="T266_67" style:family="text"/>
    <style:style style:name="T266_68" style:family="text"/>
    <style:style style:name="T266_69" style:family="text"/>
    <style:style style:name="T266_70" style:family="text"/>
    <style:style style:name="T266_71" style:family="text"/>
    <style:style style:name="T266_72" style:family="text"/>
    <style:style style:name="T266_73" style:family="text"/>
    <style:style style:name="T266_74" style:family="text"/>
    <style:style style:name="P267" style:family="paragraph" style:parent-style-name="Standard">
      <style:paragraph-properties fo:break-before="auto" fo:line-height="115%" fo:margin-left="0.847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>
      <style:text-properties fo:font-style="italic" style:font-style-asian="italic" style:font-style-complex="italic"/>
    </style:style>
    <style:style style:name="T267_40" style:family="text">
      <style:text-properties fo:font-style="italic" style:font-style-asian="italic" style:font-style-complex="italic"/>
    </style:style>
    <style:style style:name="T267_41" style:family="text">
      <style:text-properties fo:font-style="italic" style:font-style-asian="italic" style:font-style-complex="italic"/>
    </style:style>
    <style:style style:name="T267_42" style:family="text">
      <style:text-properties fo:font-style="italic" style:font-style-asian="italic" style:font-style-complex="italic"/>
    </style:style>
    <style:style style:name="T267_43" style:family="text">
      <style:text-properties fo:font-style="italic" style:font-style-asian="italic" style:font-style-complex="italic"/>
    </style:style>
    <style:style style:name="T267_44" style:family="text">
      <style:text-properties fo:font-style="italic" style:font-style-asian="italic" style:font-style-complex="italic"/>
    </style:style>
    <style:style style:name="T267_45" style:family="text">
      <style:text-properties fo:font-style="italic" style:font-style-asian="italic" style:font-style-complex="italic"/>
    </style:style>
    <style:style style:name="T267_46" style:family="text">
      <style:text-properties fo:font-style="italic" style:font-style-asian="italic" style:font-style-complex="italic"/>
    </style:style>
    <style:style style:name="T267_47" style:family="text">
      <style:text-properties fo:font-style="italic" style:font-style-asian="italic" style:font-style-complex="italic"/>
    </style:style>
    <style:style style:name="T267_48" style:family="text">
      <style:text-properties fo:font-style="italic" style:font-style-asian="italic" style:font-style-complex="italic"/>
    </style:style>
    <style:style style:name="T267_49" style:family="text">
      <style:text-properties fo:font-style="italic" style:font-style-asian="italic" style:font-style-complex="italic"/>
    </style:style>
    <style:style style:name="T267_50" style:family="text">
      <style:text-properties fo:font-style="italic" style:font-style-asian="italic" style:font-style-complex="italic"/>
    </style:style>
    <style:style style:name="T267_51" style:family="text">
      <style:text-properties fo:font-style="italic" style:font-style-asian="italic" style:font-style-complex="italic"/>
    </style:style>
    <style:style style:name="T267_52" style:family="text">
      <style:text-properties fo:font-style="italic" style:font-style-asian="italic" style:font-style-complex="italic"/>
    </style:style>
    <style:style style:name="T267_53" style:family="text"/>
    <style:style style:name="T267_54" style:family="text">
      <style:text-properties fo:font-style="italic" style:font-style-asian="italic" style:font-style-complex="italic"/>
    </style:style>
    <style:style style:name="T267_55" style:family="text"/>
    <style:style style:name="T267_56" style:family="text"/>
    <style:style style:name="T267_57" style:family="text"/>
    <style:style style:name="P268" style:family="paragraph" style:parent-style-name="Standard">
      <style:paragraph-properties fo:break-before="auto" fo:line-height="115%" fo:margin-left="0.847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>
      <style:text-properties fo:font-style="italic" style:font-style-asian="italic" style:font-style-complex="italic"/>
    </style:style>
    <style:style style:name="T268_44" style:family="text">
      <style:text-properties fo:font-style="italic" style:font-style-asian="italic" style:font-style-complex="italic"/>
    </style:style>
    <style:style style:name="T268_45" style:family="text">
      <style:text-properties fo:font-style="italic" style:font-style-asian="italic" style:font-style-complex="italic"/>
    </style:style>
    <style:style style:name="T268_46" style:family="text">
      <style:text-properties fo:font-style="italic" style:font-style-asian="italic" style:font-style-complex="italic"/>
    </style:style>
    <style:style style:name="T268_47" style:family="text">
      <style:text-properties fo:font-style="italic" style:font-style-asian="italic" style:font-style-complex="italic"/>
    </style:style>
    <style:style style:name="T268_48" style:family="text">
      <style:text-properties fo:font-style="italic" style:font-style-asian="italic" style:font-style-complex="italic"/>
    </style:style>
    <style:style style:name="T268_49" style:family="text">
      <style:text-properties fo:font-style="italic" style:font-style-asian="italic" style:font-style-complex="italic"/>
    </style:style>
    <style:style style:name="T268_50" style:family="text"/>
    <style:style style:name="T268_51" style:family="text">
      <style:text-properties fo:font-style="italic" style:font-style-asian="italic" style:font-style-complex="italic"/>
    </style:style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P269" style:family="paragraph" style:parent-style-name="Standard">
      <style:paragraph-properties fo:break-before="auto" fo:line-height="115%" fo:margin-left="0.847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>
      <style:text-properties fo:font-style="italic" style:font-style-asian="italic" style:font-style-complex="italic"/>
    </style:style>
    <style:style style:name="T269_32" style:family="text">
      <style:text-properties fo:font-style="italic" style:font-style-asian="italic" style:font-style-complex="italic"/>
    </style:style>
    <style:style style:name="T269_33" style:family="text">
      <style:text-properties fo:font-style="italic" style:font-style-asian="italic" style:font-style-complex="italic"/>
    </style:style>
    <style:style style:name="T269_34" style:family="text">
      <style:text-properties fo:font-style="italic" style:font-style-asian="italic" style:font-style-complex="italic"/>
    </style:style>
    <style:style style:name="T269_35" style:family="text">
      <style:text-properties fo:font-style="italic" style:font-style-asian="italic" style:font-style-complex="italic"/>
    </style:style>
    <style:style style:name="T269_36" style:family="text">
      <style:text-properties fo:font-style="italic" style:font-style-asian="italic" style:font-style-complex="italic"/>
    </style:style>
    <style:style style:name="T269_37" style:family="text">
      <style:text-properties fo:font-style="italic" style:font-style-asian="italic" style:font-style-complex="italic"/>
    </style:style>
    <style:style style:name="T269_38" style:family="text">
      <style:text-properties fo:font-style="italic" style:font-style-asian="italic" style:font-style-complex="italic"/>
    </style:style>
    <style:style style:name="T269_39" style:family="text">
      <style:text-properties fo:font-style="italic" style:font-style-asian="italic" style:font-style-complex="italic"/>
    </style:style>
    <style:style style:name="T269_40" style:family="text"/>
    <style:style style:name="T269_41" style:family="text">
      <style:text-properties fo:font-style="italic" style:font-style-asian="italic" style:font-style-complex="italic"/>
    </style:style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P270" style:family="paragraph" style:parent-style-name="Standard">
      <style:paragraph-properties fo:break-before="auto" fo:line-height="115%" fo:margin-left="0.847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>
      <style:text-properties fo:font-style="italic" style:font-style-asian="italic" style:font-style-complex="italic"/>
    </style:style>
    <style:style style:name="T270_40" style:family="text">
      <style:text-properties fo:font-style="italic" style:font-style-asian="italic" style:font-style-complex="italic"/>
    </style:style>
    <style:style style:name="T270_41" style:family="text">
      <style:text-properties fo:font-style="italic" style:font-style-asian="italic" style:font-style-complex="italic"/>
    </style:style>
    <style:style style:name="T270_42" style:family="text"/>
    <style:style style:name="P271" style:family="paragraph" style:parent-style-name="Standard">
      <style:paragraph-properties fo:break-before="auto" fo:line-height="115%" fo:margin-left="0.847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>
      <style:text-properties fo:font-style="italic" style:font-style-asian="italic" style:font-style-complex="italic"/>
    </style:style>
    <style:style style:name="T271_40" style:family="text">
      <style:text-properties fo:font-style="italic" style:font-style-asian="italic" style:font-style-complex="italic"/>
    </style:style>
    <style:style style:name="T271_41" style:family="text">
      <style:text-properties fo:font-style="italic" style:font-style-asian="italic" style:font-style-complex="italic"/>
    </style:style>
    <style:style style:name="T271_42" style:family="text">
      <style:text-properties fo:font-style="italic" style:font-style-asian="italic" style:font-style-complex="italic"/>
    </style:style>
    <style:style style:name="T271_43" style:family="text">
      <style:text-properties fo:font-style="italic" style:font-style-asian="italic" style:font-style-complex="italic"/>
    </style:style>
    <style:style style:name="T271_44" style:family="text"/>
    <style:style style:name="T271_45" style:family="text">
      <style:text-properties fo:font-style="italic" style:font-style-asian="italic" style:font-style-complex="italic"/>
    </style:style>
    <style:style style:name="T271_46" style:family="text"/>
    <style:style style:name="T271_47" style:family="text"/>
    <style:style style:name="T271_48" style:family="text"/>
    <style:style style:name="P272" style:family="paragraph" style:parent-style-name="Standard">
      <style:paragraph-properties fo:break-before="auto" fo:line-height="115%" fo:margin-left="0.847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>
      <style:text-properties fo:font-style="italic" style:font-style-asian="italic" style:font-style-complex="italic"/>
    </style:style>
    <style:style style:name="T272_20" style:family="text">
      <style:text-properties fo:font-style="italic" style:font-style-asian="italic" style:font-style-complex="italic"/>
    </style:style>
    <style:style style:name="T272_21" style:family="text">
      <style:text-properties fo:font-style="italic" style:font-style-asian="italic" style:font-style-complex="italic"/>
    </style:style>
    <style:style style:name="T272_22" style:family="text"/>
    <style:style style:name="T272_23" style:family="text">
      <style:text-properties fo:font-style="italic" style:font-style-asian="italic" style:font-style-complex="italic"/>
    </style:style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P273" style:family="paragraph" style:parent-style-name="Standard">
      <style:paragraph-properties fo:break-before="auto" fo:line-height="115%" fo:margin-left="0.847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>
      <style:text-properties fo:font-style="italic" style:font-style-asian="italic" style:font-style-complex="italic"/>
    </style:style>
    <style:style style:name="T273_50" style:family="text">
      <style:text-properties fo:font-style="italic" style:font-style-asian="italic" style:font-style-complex="italic"/>
    </style:style>
    <style:style style:name="T273_51" style:family="text">
      <style:text-properties fo:font-style="italic" style:font-style-asian="italic" style:font-style-complex="italic"/>
    </style:style>
    <style:style style:name="T273_52" style:family="text">
      <style:text-properties fo:font-style="italic" style:font-style-asian="italic" style:font-style-complex="italic"/>
    </style:style>
    <style:style style:name="T273_53" style:family="text">
      <style:text-properties fo:font-style="italic" style:font-style-asian="italic" style:font-style-complex="italic"/>
    </style:style>
    <style:style style:name="T273_54" style:family="text"/>
    <style:style style:name="T273_55" style:family="text">
      <style:text-properties fo:font-style="italic" style:font-style-asian="italic" style:font-style-complex="italic"/>
    </style:style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P274" style:family="paragraph" style:parent-style-name="Standard">
      <style:paragraph-properties fo:break-before="auto" fo:line-height="115%" fo:margin-left="0.847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>
      <style:text-properties fo:font-style="italic" style:font-style-asian="italic" style:font-style-complex="italic"/>
    </style:style>
    <style:style style:name="T274_46" style:family="text">
      <style:text-properties fo:font-style="italic" style:font-style-asian="italic" style:font-style-complex="italic"/>
    </style:style>
    <style:style style:name="T274_47" style:family="text">
      <style:text-properties fo:font-style="italic" style:font-style-asian="italic" style:font-style-complex="italic"/>
    </style:style>
    <style:style style:name="T274_48" style:family="text">
      <style:text-properties fo:font-style="italic" style:font-style-asian="italic" style:font-style-complex="italic"/>
    </style:style>
    <style:style style:name="T274_49" style:family="text">
      <style:text-properties fo:font-style="italic" style:font-style-asian="italic" style:font-style-complex="italic"/>
    </style:style>
    <style:style style:name="T274_50" style:family="text">
      <style:text-properties fo:font-style="italic" style:font-style-asian="italic" style:font-style-complex="italic"/>
    </style:style>
    <style:style style:name="T274_51" style:family="text">
      <style:text-properties fo:font-style="italic" style:font-style-asian="italic" style:font-style-complex="italic"/>
    </style:style>
    <style:style style:name="T274_52" style:family="text"/>
    <style:style style:name="T274_53" style:family="text">
      <style:text-properties fo:font-style="italic" style:font-style-asian="italic" style:font-style-complex="italic"/>
    </style:style>
    <style:style style:name="T274_54" style:family="text"/>
    <style:style style:name="P275" style:family="paragraph" style:parent-style-name="Standard">
      <style:paragraph-properties fo:break-before="auto" fo:line-height="115%" fo:margin-left="0.847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>
      <style:text-properties fo:font-style="italic" style:font-style-asian="italic" style:font-style-complex="italic"/>
    </style:style>
    <style:style style:name="T275_38" style:family="text">
      <style:text-properties fo:font-style="italic" style:font-style-asian="italic" style:font-style-complex="italic"/>
    </style:style>
    <style:style style:name="T275_39" style:family="text">
      <style:text-properties fo:font-style="italic" style:font-style-asian="italic" style:font-style-complex="italic"/>
    </style:style>
    <style:style style:name="T275_40" style:family="text">
      <style:text-properties fo:font-style="italic" style:font-style-asian="italic" style:font-style-complex="italic"/>
    </style:style>
    <style:style style:name="T275_41" style:family="text">
      <style:text-properties fo:font-style="italic" style:font-style-asian="italic" style:font-style-complex="italic"/>
    </style:style>
    <style:style style:name="T275_42" style:family="text">
      <style:text-properties fo:font-style="italic" style:font-style-asian="italic" style:font-style-complex="italic"/>
    </style:style>
    <style:style style:name="T275_43" style:family="text">
      <style:text-properties fo:font-style="italic" style:font-style-asian="italic" style:font-style-complex="italic"/>
    </style:style>
    <style:style style:name="T275_44" style:family="text">
      <style:text-properties fo:font-style="italic" style:font-style-asian="italic" style:font-style-complex="italic"/>
    </style:style>
    <style:style style:name="T275_45" style:family="text">
      <style:text-properties fo:font-style="italic" style:font-style-asian="italic" style:font-style-complex="italic"/>
    </style:style>
    <style:style style:name="T275_46" style:family="text">
      <style:text-properties fo:font-style="italic" style:font-style-asian="italic" style:font-style-complex="italic"/>
    </style:style>
    <style:style style:name="T275_47" style:family="text">
      <style:text-properties fo:font-style="italic" style:font-style-asian="italic" style:font-style-complex="italic"/>
    </style:style>
    <style:style style:name="T275_48" style:family="text"/>
    <style:style style:name="T275_49" style:family="text">
      <style:text-properties fo:font-style="italic" style:font-style-asian="italic" style:font-style-complex="italic"/>
    </style:style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P276" style:family="paragraph" style:parent-style-name="Standard">
      <style:paragraph-properties fo:break-before="auto" fo:line-height="115%" fo:margin-left="0.847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>
      <style:text-properties fo:font-style="italic" style:font-style-asian="italic" style:font-style-complex="italic"/>
    </style:style>
    <style:style style:name="T276_28" style:family="text">
      <style:text-properties fo:font-style="italic" style:font-style-asian="italic" style:font-style-complex="italic"/>
    </style:style>
    <style:style style:name="T276_29" style:family="text">
      <style:text-properties fo:font-style="italic" style:font-style-asian="italic" style:font-style-complex="italic"/>
    </style:style>
    <style:style style:name="T276_30" style:family="text"/>
    <style:style style:name="T276_31" style:family="text">
      <style:text-properties fo:font-style="italic" style:font-style-asian="italic" style:font-style-complex="italic"/>
    </style:style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P277" style:family="paragraph" style:parent-style-name="Standard">
      <style:paragraph-properties fo:break-before="auto" fo:line-height="115%" fo:margin-left="0.847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>
      <style:text-properties fo:font-style="italic" style:font-style-asian="italic" style:font-style-complex="italic"/>
    </style:style>
    <style:style style:name="T277_38" style:family="text">
      <style:text-properties fo:font-style="italic" style:font-style-asian="italic" style:font-style-complex="italic"/>
    </style:style>
    <style:style style:name="T277_39" style:family="text">
      <style:text-properties fo:font-style="italic" style:font-style-asian="italic" style:font-style-complex="italic"/>
    </style:style>
    <style:style style:name="T277_40" style:family="text"/>
    <style:style style:name="T277_41" style:family="text">
      <style:text-properties fo:font-style="italic" style:font-style-asian="italic" style:font-style-complex="italic"/>
    </style:style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P278" style:family="paragraph" style:parent-style-name="Standard">
      <style:paragraph-properties fo:break-before="auto" fo:line-height="115%" fo:margin-left="0.847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>
      <style:text-properties fo:font-style="italic" style:font-style-asian="italic" style:font-style-complex="italic"/>
    </style:style>
    <style:style style:name="T278_22" style:family="text">
      <style:text-properties fo:font-style="italic" style:font-style-asian="italic" style:font-style-complex="italic"/>
    </style:style>
    <style:style style:name="T278_23" style:family="text">
      <style:text-properties fo:font-style="italic" style:font-style-asian="italic" style:font-style-complex="italic"/>
    </style:style>
    <style:style style:name="T278_24" style:family="text"/>
    <style:style style:name="T278_25" style:family="text">
      <style:text-properties fo:font-style="italic" style:font-style-asian="italic" style:font-style-complex="italic"/>
    </style:style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P279" style:family="paragraph" style:parent-style-name="Standard">
      <style:paragraph-properties fo:break-before="auto" fo:line-height="115%" fo:margin-left="0.847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>
      <style:text-properties fo:font-style="italic" style:font-style-asian="italic" style:font-style-complex="italic"/>
    </style:style>
    <style:style style:name="T279_42" style:family="text">
      <style:text-properties fo:font-style="italic" style:font-style-asian="italic" style:font-style-complex="italic"/>
    </style:style>
    <style:style style:name="T279_43" style:family="text">
      <style:text-properties fo:font-style="italic" style:font-style-asian="italic" style:font-style-complex="italic"/>
    </style:style>
    <style:style style:name="T279_44" style:family="text">
      <style:text-properties fo:font-style="italic" style:font-style-asian="italic" style:font-style-complex="italic"/>
    </style:style>
    <style:style style:name="T279_45" style:family="text">
      <style:text-properties fo:font-style="italic" style:font-style-asian="italic" style:font-style-complex="italic"/>
    </style:style>
    <style:style style:name="T279_46" style:family="text">
      <style:text-properties fo:font-style="italic" style:font-style-asian="italic" style:font-style-complex="italic"/>
    </style:style>
    <style:style style:name="T279_47" style:family="text">
      <style:text-properties fo:font-style="italic" style:font-style-asian="italic" style:font-style-complex="italic"/>
    </style:style>
    <style:style style:name="T279_48" style:family="text">
      <style:text-properties fo:font-style="italic" style:font-style-asian="italic" style:font-style-complex="italic"/>
    </style:style>
    <style:style style:name="T279_49" style:family="text">
      <style:text-properties fo:font-style="italic" style:font-style-asian="italic" style:font-style-complex="italic"/>
    </style:style>
    <style:style style:name="T279_50" style:family="text">
      <style:text-properties fo:font-style="italic" style:font-style-asian="italic" style:font-style-complex="italic"/>
    </style:style>
    <style:style style:name="T279_51" style:family="text">
      <style:text-properties fo:font-style="italic" style:font-style-asian="italic" style:font-style-complex="italic"/>
    </style:style>
    <style:style style:name="T279_52" style:family="text">
      <style:text-properties fo:font-style="italic" style:font-style-asian="italic" style:font-style-complex="italic"/>
    </style:style>
    <style:style style:name="T279_53" style:family="text">
      <style:text-properties fo:font-style="italic" style:font-style-asian="italic" style:font-style-complex="italic"/>
    </style:style>
    <style:style style:name="T279_54" style:family="text">
      <style:text-properties fo:font-style="italic" style:font-style-asian="italic" style:font-style-complex="italic"/>
    </style:style>
    <style:style style:name="T279_55" style:family="text">
      <style:text-properties fo:font-style="italic" style:font-style-asian="italic" style:font-style-complex="italic"/>
    </style:style>
    <style:style style:name="T279_56" style:family="text">
      <style:text-properties fo:font-style="italic" style:font-style-asian="italic" style:font-style-complex="italic"/>
    </style:style>
    <style:style style:name="T279_57" style:family="text">
      <style:text-properties fo:font-style="italic" style:font-style-asian="italic" style:font-style-complex="italic"/>
    </style:style>
    <style:style style:name="T279_58" style:family="text">
      <style:text-properties fo:font-style="italic" style:font-style-asian="italic" style:font-style-complex="italic"/>
    </style:style>
    <style:style style:name="T279_59" style:family="text">
      <style:text-properties fo:font-style="italic" style:font-style-asian="italic" style:font-style-complex="italic"/>
    </style:style>
    <style:style style:name="T279_60" style:family="text">
      <style:text-properties fo:font-style="italic" style:font-style-asian="italic" style:font-style-complex="italic"/>
    </style:style>
    <style:style style:name="T279_61" style:family="text">
      <style:text-properties fo:font-style="italic" style:font-style-asian="italic" style:font-style-complex="italic"/>
    </style:style>
    <style:style style:name="T279_62" style:family="text">
      <style:text-properties fo:font-style="italic" style:font-style-asian="italic" style:font-style-complex="italic"/>
    </style:style>
    <style:style style:name="T279_63" style:family="text">
      <style:text-properties fo:font-style="italic" style:font-style-asian="italic" style:font-style-complex="italic"/>
    </style:style>
    <style:style style:name="T279_64" style:family="text"/>
    <style:style style:name="T279_65" style:family="text">
      <style:text-properties fo:font-style="italic" style:font-style-asian="italic" style:font-style-complex="italic"/>
    </style:style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P280" style:family="paragraph" style:parent-style-name="Standard">
      <style:paragraph-properties fo:break-before="auto" fo:line-height="115%" fo:margin-left="0.847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>
      <style:text-properties fo:font-style="italic" style:font-style-asian="italic" style:font-style-complex="italic"/>
    </style:style>
    <style:style style:name="T280_44" style:family="text">
      <style:text-properties fo:font-style="italic" style:font-style-asian="italic" style:font-style-complex="italic"/>
    </style:style>
    <style:style style:name="T280_45" style:family="text">
      <style:text-properties fo:font-style="italic" style:font-style-asian="italic" style:font-style-complex="italic"/>
    </style:style>
    <style:style style:name="T280_46" style:family="text">
      <style:text-properties fo:font-style="italic" style:font-style-asian="italic" style:font-style-complex="italic"/>
    </style:style>
    <style:style style:name="T280_47" style:family="text">
      <style:text-properties fo:font-style="italic" style:font-style-asian="italic" style:font-style-complex="italic"/>
    </style:style>
    <style:style style:name="T280_48" style:family="text">
      <style:text-properties fo:font-style="italic" style:font-style-asian="italic" style:font-style-complex="italic"/>
    </style:style>
    <style:style style:name="T280_49" style:family="text">
      <style:text-properties fo:font-style="italic" style:font-style-asian="italic" style:font-style-complex="italic"/>
    </style:style>
    <style:style style:name="T280_50" style:family="text">
      <style:text-properties fo:font-style="italic" style:font-style-asian="italic" style:font-style-complex="italic"/>
    </style:style>
    <style:style style:name="T280_51" style:family="text">
      <style:text-properties fo:font-style="italic" style:font-style-asian="italic" style:font-style-complex="italic"/>
    </style:style>
    <style:style style:name="T280_52" style:family="text">
      <style:text-properties fo:font-style="italic" style:font-style-asian="italic" style:font-style-complex="italic"/>
    </style:style>
    <style:style style:name="T280_53" style:family="text">
      <style:text-properties fo:font-style="italic" style:font-style-asian="italic" style:font-style-complex="italic"/>
    </style:style>
    <style:style style:name="T280_54" style:family="text">
      <style:text-properties fo:font-style="italic" style:font-style-asian="italic" style:font-style-complex="italic"/>
    </style:style>
    <style:style style:name="T280_55" style:family="text">
      <style:text-properties fo:font-style="italic" style:font-style-asian="italic" style:font-style-complex="italic"/>
    </style:style>
    <style:style style:name="T280_56" style:family="text">
      <style:text-properties fo:font-style="italic" style:font-style-asian="italic" style:font-style-complex="italic"/>
    </style:style>
    <style:style style:name="T280_57" style:family="text">
      <style:text-properties fo:font-style="italic" style:font-style-asian="italic" style:font-style-complex="italic"/>
    </style:style>
    <style:style style:name="T280_58" style:family="text">
      <style:text-properties fo:font-style="italic" style:font-style-asian="italic" style:font-style-complex="italic"/>
    </style:style>
    <style:style style:name="T280_59" style:family="text">
      <style:text-properties fo:font-style="italic" style:font-style-asian="italic" style:font-style-complex="italic"/>
    </style:style>
    <style:style style:name="T280_60" style:family="text">
      <style:text-properties fo:font-style="italic" style:font-style-asian="italic" style:font-style-complex="italic"/>
    </style:style>
    <style:style style:name="T280_61" style:family="text">
      <style:text-properties fo:font-style="italic" style:font-style-asian="italic" style:font-style-complex="italic"/>
    </style:style>
    <style:style style:name="T280_62" style:family="text">
      <style:text-properties fo:font-style="italic" style:font-style-asian="italic" style:font-style-complex="italic"/>
    </style:style>
    <style:style style:name="T280_63" style:family="text">
      <style:text-properties fo:font-style="italic" style:font-style-asian="italic" style:font-style-complex="italic"/>
    </style:style>
    <style:style style:name="T280_64" style:family="text">
      <style:text-properties fo:font-style="italic" style:font-style-asian="italic" style:font-style-complex="italic"/>
    </style:style>
    <style:style style:name="T280_65" style:family="text">
      <style:text-properties fo:font-style="italic" style:font-style-asian="italic" style:font-style-complex="italic"/>
    </style:style>
    <style:style style:name="T280_66" style:family="text">
      <style:text-properties fo:font-style="italic" style:font-style-asian="italic" style:font-style-complex="italic"/>
    </style:style>
    <style:style style:name="T280_67" style:family="text">
      <style:text-properties fo:font-style="italic" style:font-style-asian="italic" style:font-style-complex="italic"/>
    </style:style>
    <style:style style:name="T280_68" style:family="text"/>
    <style:style style:name="T280_69" style:family="text">
      <style:text-properties fo:font-style="italic" style:font-style-asian="italic" style:font-style-complex="italic"/>
    </style:style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P281" style:family="paragraph" style:parent-style-name="Standard">
      <style:paragraph-properties fo:break-before="auto" fo:line-height="115%" fo:margin-left="0.847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>
      <style:text-properties fo:font-style="italic" style:font-style-asian="italic" style:font-style-complex="italic"/>
    </style:style>
    <style:style style:name="T281_20" style:family="text">
      <style:text-properties fo:font-style="italic" style:font-style-asian="italic" style:font-style-complex="italic"/>
    </style:style>
    <style:style style:name="T281_21" style:family="text">
      <style:text-properties fo:font-style="italic" style:font-style-asian="italic" style:font-style-complex="italic"/>
    </style:style>
    <style:style style:name="T281_22" style:family="text">
      <style:text-properties fo:font-style="italic" style:font-style-asian="italic" style:font-style-complex="italic"/>
    </style:style>
    <style:style style:name="T281_23" style:family="text">
      <style:text-properties fo:font-style="italic" style:font-style-asian="italic" style:font-style-complex="italic"/>
    </style:style>
    <style:style style:name="T281_24" style:family="text">
      <style:text-properties fo:font-style="italic" style:font-style-asian="italic" style:font-style-complex="italic"/>
    </style:style>
    <style:style style:name="T281_25" style:family="text">
      <style:text-properties fo:font-style="italic" style:font-style-asian="italic" style:font-style-complex="italic"/>
    </style:style>
    <style:style style:name="T281_26" style:family="text"/>
    <style:style style:name="T281_27" style:family="text">
      <style:text-properties fo:font-style="italic" style:font-style-asian="italic" style:font-style-complex="italic"/>
    </style:style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P282" style:family="paragraph" style:parent-style-name="Standard">
      <style:paragraph-properties fo:break-before="auto" fo:line-height="115%" fo:margin-left="0.847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>
      <style:text-properties fo:font-style="italic" style:font-style-asian="italic" style:font-style-complex="italic"/>
    </style:style>
    <style:style style:name="T282_34" style:family="text">
      <style:text-properties fo:font-style="italic" style:font-style-asian="italic" style:font-style-complex="italic"/>
    </style:style>
    <style:style style:name="T282_35" style:family="text">
      <style:text-properties fo:font-style="italic" style:font-style-asian="italic" style:font-style-complex="italic"/>
    </style:style>
    <style:style style:name="T282_36" style:family="text">
      <style:text-properties fo:font-style="italic" style:font-style-asian="italic" style:font-style-complex="italic"/>
    </style:style>
    <style:style style:name="T282_37" style:family="text">
      <style:text-properties fo:font-style="italic" style:font-style-asian="italic" style:font-style-complex="italic"/>
    </style:style>
    <style:style style:name="T282_38" style:family="text">
      <style:text-properties fo:font-style="italic" style:font-style-asian="italic" style:font-style-complex="italic"/>
    </style:style>
    <style:style style:name="T282_39" style:family="text">
      <style:text-properties fo:font-style="italic" style:font-style-asian="italic" style:font-style-complex="italic"/>
    </style:style>
    <style:style style:name="T282_40" style:family="text"/>
    <style:style style:name="T282_41" style:family="text">
      <style:text-properties fo:font-style="italic" style:font-style-asian="italic" style:font-style-complex="italic"/>
    </style:style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P283" style:family="paragraph" style:parent-style-name="Standard">
      <style:paragraph-properties fo:break-before="auto" fo:line-height="115%" fo:margin-left="0.847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>
      <style:text-properties fo:font-style="italic" style:font-style-asian="italic" style:font-style-complex="italic"/>
    </style:style>
    <style:style style:name="T283_28" style:family="text">
      <style:text-properties fo:font-style="italic" style:font-style-asian="italic" style:font-style-complex="italic"/>
    </style:style>
    <style:style style:name="T283_29" style:family="text">
      <style:text-properties fo:font-style="italic" style:font-style-asian="italic" style:font-style-complex="italic"/>
    </style:style>
    <style:style style:name="T283_30" style:family="text">
      <style:text-properties fo:font-style="italic" style:font-style-asian="italic" style:font-style-complex="italic"/>
    </style:style>
    <style:style style:name="T283_31" style:family="text">
      <style:text-properties fo:font-style="italic" style:font-style-asian="italic" style:font-style-complex="italic"/>
    </style:style>
    <style:style style:name="T283_32" style:family="text"/>
    <style:style style:name="T283_33" style:family="text">
      <style:text-properties fo:font-style="italic" style:font-style-asian="italic" style:font-style-complex="italic"/>
    </style:style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P284" style:family="paragraph" style:parent-style-name="Standard">
      <style:paragraph-properties fo:break-before="auto" fo:line-height="115%" fo:margin-left="0.847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>
      <style:text-properties fo:font-style="italic" style:font-style-asian="italic" style:font-style-complex="italic"/>
    </style:style>
    <style:style style:name="T284_22" style:family="text">
      <style:text-properties fo:font-style="italic" style:font-style-asian="italic" style:font-style-complex="italic"/>
    </style:style>
    <style:style style:name="T284_23" style:family="text">
      <style:text-properties fo:font-style="italic" style:font-style-asian="italic" style:font-style-complex="italic"/>
    </style:style>
    <style:style style:name="T284_24" style:family="text">
      <style:text-properties fo:font-style="italic" style:font-style-asian="italic" style:font-style-complex="italic"/>
    </style:style>
    <style:style style:name="T284_25" style:family="text">
      <style:text-properties fo:font-style="italic" style:font-style-asian="italic" style:font-style-complex="italic"/>
    </style:style>
    <style:style style:name="T284_26" style:family="text"/>
    <style:style style:name="T284_27" style:family="text">
      <style:text-properties fo:font-style="italic" style:font-style-asian="italic" style:font-style-complex="italic"/>
    </style:style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P285" style:family="paragraph" style:parent-style-name="Standard">
      <style:paragraph-properties fo:break-before="auto" fo:line-height="115%" fo:margin-left="0.847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>
      <style:text-properties fo:font-style="italic" style:font-style-asian="italic" style:font-style-complex="italic"/>
    </style:style>
    <style:style style:name="T285_46" style:family="text"/>
    <style:style style:name="T285_47" style:family="text"/>
    <style:style style:name="T285_48" style:family="text"/>
    <style:style style:name="P286" style:family="paragraph" style:parent-style-name="Standard">
      <style:paragraph-properties fo:break-before="auto" fo:line-height="115%" fo:margin-left="0.847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>
      <style:text-properties fo:font-style="italic" style:font-style-asian="italic" style:font-style-complex="italic"/>
    </style:style>
    <style:style style:name="T286_16" style:family="text">
      <style:text-properties fo:font-style="italic" style:font-style-asian="italic" style:font-style-complex="italic"/>
    </style:style>
    <style:style style:name="T286_17" style:family="text">
      <style:text-properties fo:font-style="italic" style:font-style-asian="italic" style:font-style-complex="italic"/>
    </style:style>
    <style:style style:name="T286_18" style:family="text"/>
    <style:style style:name="T286_19" style:family="text">
      <style:text-properties fo:font-style="italic" style:font-style-asian="italic" style:font-style-complex="italic"/>
    </style:style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P287" style:family="paragraph" style:parent-style-name="Standard">
      <style:paragraph-properties fo:break-before="auto" fo:line-height="115%" fo:margin-left="0.847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>
      <style:text-properties fo:font-style="italic" style:font-style-asian="italic" style:font-style-complex="italic"/>
    </style:style>
    <style:style style:name="T287_60" style:family="text">
      <style:text-properties fo:font-style="italic" style:font-style-asian="italic" style:font-style-complex="italic"/>
    </style:style>
    <style:style style:name="T287_61" style:family="text">
      <style:text-properties fo:font-style="italic" style:font-style-asian="italic" style:font-style-complex="italic"/>
    </style:style>
    <style:style style:name="T287_62" style:family="text">
      <style:text-properties fo:font-style="italic" style:font-style-asian="italic" style:font-style-complex="italic"/>
    </style:style>
    <style:style style:name="T287_63" style:family="text">
      <style:text-properties fo:font-style="italic" style:font-style-asian="italic" style:font-style-complex="italic"/>
    </style:style>
    <style:style style:name="T287_64" style:family="text"/>
    <style:style style:name="T287_65" style:family="text">
      <style:text-properties fo:font-style="italic" style:font-style-asian="italic" style:font-style-complex="italic"/>
    </style:style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P288" style:family="paragraph" style:parent-style-name="Standard">
      <style:paragraph-properties fo:break-before="auto" fo:line-height="115%" fo:margin-left="0.847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>
      <style:text-properties fo:font-style="italic" style:font-style-asian="italic" style:font-style-complex="italic"/>
    </style:style>
    <style:style style:name="T288_24" style:family="text">
      <style:text-properties fo:font-style="italic" style:font-style-asian="italic" style:font-style-complex="italic"/>
    </style:style>
    <style:style style:name="T288_25" style:family="text">
      <style:text-properties fo:font-style="italic" style:font-style-asian="italic" style:font-style-complex="italic"/>
    </style:style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P289" style:family="paragraph" style:parent-style-name="Standard">
      <style:paragraph-properties fo:break-before="auto" fo:line-height="115%" fo:margin-left="0.847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>
      <style:text-properties fo:font-style="italic" style:font-style-asian="italic" style:font-style-complex="italic"/>
    </style:style>
    <style:style style:name="T289_34" style:family="text">
      <style:text-properties fo:font-style="italic" style:font-style-asian="italic" style:font-style-complex="italic"/>
    </style:style>
    <style:style style:name="T289_35" style:family="text">
      <style:text-properties fo:font-style="italic" style:font-style-asian="italic" style:font-style-complex="italic"/>
    </style:style>
    <style:style style:name="T289_36" style:family="text">
      <style:text-properties fo:font-style="italic" style:font-style-asian="italic" style:font-style-complex="italic"/>
    </style:style>
    <style:style style:name="T289_37" style:family="text">
      <style:text-properties fo:font-style="italic" style:font-style-asian="italic" style:font-style-complex="italic"/>
    </style:style>
    <style:style style:name="T289_38" style:family="text">
      <style:text-properties fo:font-style="italic" style:font-style-asian="italic" style:font-style-complex="italic"/>
    </style:style>
    <style:style style:name="T289_39" style:family="text"/>
    <style:style style:name="T289_40" style:family="text">
      <style:text-properties fo:font-style="italic" style:font-style-asian="italic" style:font-style-complex="italic"/>
    </style:style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P290" style:family="paragraph" style:parent-style-name="Standard">
      <style:paragraph-properties fo:break-before="auto" fo:line-height="115%" fo:margin-left="0.847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>
      <style:text-properties fo:font-style="italic" style:font-style-asian="italic" style:font-style-complex="italic"/>
    </style:style>
    <style:style style:name="T290_30" style:family="text">
      <style:text-properties fo:font-style="italic" style:font-style-asian="italic" style:font-style-complex="italic"/>
    </style:style>
    <style:style style:name="T290_31" style:family="text">
      <style:text-properties fo:font-style="italic" style:font-style-asian="italic" style:font-style-complex="italic"/>
    </style:style>
    <style:style style:name="T290_32" style:family="text">
      <style:text-properties fo:font-style="italic" style:font-style-asian="italic" style:font-style-complex="italic"/>
    </style:style>
    <style:style style:name="T290_33" style:family="text">
      <style:text-properties fo:font-style="italic" style:font-style-asian="italic" style:font-style-complex="italic"/>
    </style:style>
    <style:style style:name="T290_34" style:family="text">
      <style:text-properties fo:font-style="italic" style:font-style-asian="italic" style:font-style-complex="italic"/>
    </style:style>
    <style:style style:name="T290_35" style:family="text"/>
    <style:style style:name="T290_36" style:family="text">
      <style:text-properties fo:font-style="italic" style:font-style-asian="italic" style:font-style-complex="italic"/>
    </style:style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P291" style:family="paragraph" style:parent-style-name="Standard">
      <style:paragraph-properties fo:break-before="auto" fo:line-height="115%" fo:margin-left="0.847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>
      <style:text-properties fo:font-style="italic" style:font-style-asian="italic" style:font-style-complex="italic"/>
    </style:style>
    <style:style style:name="T291_42" style:family="text"/>
    <style:style style:name="T291_43" style:family="text">
      <style:text-properties fo:font-style="italic" style:font-style-asian="italic" style:font-style-complex="italic"/>
    </style:style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P292" style:family="paragraph" style:parent-style-name="Standard">
      <style:paragraph-properties fo:break-before="auto" fo:line-height="115%" fo:margin-left="0.847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>
      <style:text-properties fo:font-style="italic" style:font-style-asian="italic" style:font-style-complex="italic"/>
    </style:style>
    <style:style style:name="T292_60" style:family="text">
      <style:text-properties fo:font-style="italic" style:font-style-asian="italic" style:font-style-complex="italic"/>
    </style:style>
    <style:style style:name="T292_61" style:family="text">
      <style:text-properties fo:font-style="italic" style:font-style-asian="italic" style:font-style-complex="italic"/>
    </style:style>
    <style:style style:name="T292_62" style:family="text"/>
    <style:style style:name="T292_63" style:family="text">
      <style:text-properties fo:font-style="italic" style:font-style-asian="italic" style:font-style-complex="italic"/>
    </style:style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P293" style:family="paragraph" style:parent-style-name="Standard">
      <style:paragraph-properties fo:break-before="auto" fo:line-height="115%" fo:margin-left="0.847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>
      <style:text-properties fo:font-style="italic" style:font-style-asian="italic" style:font-style-complex="italic"/>
    </style:style>
    <style:style style:name="T293_20" style:family="text"/>
    <style:style style:name="T293_21" style:family="text">
      <style:text-properties fo:font-style="italic" style:font-style-asian="italic" style:font-style-complex="italic"/>
    </style:style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P294" style:family="paragraph" style:parent-style-name="Standard">
      <style:paragraph-properties fo:break-before="auto" fo:line-height="115%" fo:margin-left="0.847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>
      <style:text-properties fo:font-style="italic" style:font-style-asian="italic" style:font-style-complex="italic"/>
    </style:style>
    <style:style style:name="T294_16" style:family="text">
      <style:text-properties fo:font-style="italic" style:font-style-asian="italic" style:font-style-complex="italic"/>
    </style:style>
    <style:style style:name="T294_17" style:family="text">
      <style:text-properties fo:font-style="italic" style:font-style-asian="italic" style:font-style-complex="italic"/>
    </style:style>
    <style:style style:name="T294_18" style:family="text"/>
    <style:style style:name="T294_19" style:family="text">
      <style:text-properties fo:font-style="italic" style:font-style-asian="italic" style:font-style-complex="italic"/>
    </style:style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P295" style:family="paragraph" style:parent-style-name="Standard">
      <style:paragraph-properties fo:break-before="auto" fo:line-height="115%" fo:margin-left="0.847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>
      <style:text-properties fo:font-style="italic" style:font-style-asian="italic" style:font-style-complex="italic"/>
    </style:style>
    <style:style style:name="T295_42" style:family="text">
      <style:text-properties fo:font-style="italic" style:font-style-asian="italic" style:font-style-complex="italic"/>
    </style:style>
    <style:style style:name="T295_43" style:family="text">
      <style:text-properties fo:font-style="italic" style:font-style-asian="italic" style:font-style-complex="italic"/>
    </style:style>
    <style:style style:name="T295_44" style:family="text">
      <style:text-properties fo:font-style="italic" style:font-style-asian="italic" style:font-style-complex="italic"/>
    </style:style>
    <style:style style:name="T295_45" style:family="text">
      <style:text-properties fo:font-style="italic" style:font-style-asian="italic" style:font-style-complex="italic"/>
    </style:style>
    <style:style style:name="T295_46" style:family="text">
      <style:text-properties fo:font-style="italic" style:font-style-asian="italic" style:font-style-complex="italic"/>
    </style:style>
    <style:style style:name="T295_47" style:family="text">
      <style:text-properties fo:font-style="italic" style:font-style-asian="italic" style:font-style-complex="italic"/>
    </style:style>
    <style:style style:name="T295_48" style:family="text">
      <style:text-properties fo:font-style="italic" style:font-style-asian="italic" style:font-style-complex="italic"/>
    </style:style>
    <style:style style:name="T295_49" style:family="text">
      <style:text-properties fo:font-style="italic" style:font-style-asian="italic" style:font-style-complex="italic"/>
    </style:style>
    <style:style style:name="T295_50" style:family="text">
      <style:text-properties fo:font-style="italic" style:font-style-asian="italic" style:font-style-complex="italic"/>
    </style:style>
    <style:style style:name="T295_51" style:family="text">
      <style:text-properties fo:font-style="italic" style:font-style-asian="italic" style:font-style-complex="italic"/>
    </style:style>
    <style:style style:name="T295_52" style:family="text">
      <style:text-properties fo:font-style="italic" style:font-style-asian="italic" style:font-style-complex="italic"/>
    </style:style>
    <style:style style:name="T295_53" style:family="text">
      <style:text-properties fo:font-style="italic" style:font-style-asian="italic" style:font-style-complex="italic"/>
    </style:style>
    <style:style style:name="T295_54" style:family="text">
      <style:text-properties fo:font-style="italic" style:font-style-asian="italic" style:font-style-complex="italic"/>
    </style:style>
    <style:style style:name="T295_55" style:family="text">
      <style:text-properties fo:font-style="italic" style:font-style-asian="italic" style:font-style-complex="italic"/>
    </style:style>
    <style:style style:name="T295_56" style:family="text">
      <style:text-properties fo:font-style="italic" style:font-style-asian="italic" style:font-style-complex="italic"/>
    </style:style>
    <style:style style:name="T295_57" style:family="text">
      <style:text-properties fo:font-style="italic" style:font-style-asian="italic" style:font-style-complex="italic"/>
    </style:style>
    <style:style style:name="T295_58" style:family="text">
      <style:text-properties fo:font-style="italic" style:font-style-asian="italic" style:font-style-complex="italic"/>
    </style:style>
    <style:style style:name="T295_59" style:family="text">
      <style:text-properties fo:font-style="italic" style:font-style-asian="italic" style:font-style-complex="italic"/>
    </style:style>
    <style:style style:name="T295_60" style:family="text">
      <style:text-properties fo:font-style="italic" style:font-style-asian="italic" style:font-style-complex="italic"/>
    </style:style>
    <style:style style:name="T295_61" style:family="text">
      <style:text-properties fo:font-style="italic" style:font-style-asian="italic" style:font-style-complex="italic"/>
    </style:style>
    <style:style style:name="T295_62" style:family="text">
      <style:text-properties fo:font-style="italic" style:font-style-asian="italic" style:font-style-complex="italic"/>
    </style:style>
    <style:style style:name="T295_63" style:family="text">
      <style:text-properties fo:font-style="italic" style:font-style-asian="italic" style:font-style-complex="italic"/>
    </style:style>
    <style:style style:name="T295_64" style:family="text">
      <style:text-properties fo:font-style="italic" style:font-style-asian="italic" style:font-style-complex="italic"/>
    </style:style>
    <style:style style:name="T295_65" style:family="text">
      <style:text-properties fo:font-style="italic" style:font-style-asian="italic" style:font-style-complex="italic"/>
    </style:style>
    <style:style style:name="T295_66" style:family="text"/>
    <style:style style:name="T295_67" style:family="text"/>
    <style:style style:name="T295_68" style:family="text"/>
    <style:style style:name="T295_69" style:family="text"/>
    <style:style style:name="T295_70" style:family="text"/>
    <style:style style:name="P296" style:family="paragraph" style:parent-style-name="Standard">
      <style:paragraph-properties fo:break-before="auto" fo:line-height="115%" fo:margin-left="0.847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T296_42" style:family="text"/>
    <style:style style:name="T296_43" style:family="text"/>
    <style:style style:name="T296_44" style:family="text"/>
    <style:style style:name="T296_45" style:family="text"/>
    <style:style style:name="T296_46" style:family="text"/>
    <style:style style:name="T296_47" style:family="text"/>
    <style:style style:name="T296_48" style:family="text"/>
    <style:style style:name="T296_49" style:family="text"/>
    <style:style style:name="T296_50" style:family="text"/>
    <style:style style:name="T296_51" style:family="text"/>
    <style:style style:name="T296_52" style:family="text"/>
    <style:style style:name="T296_53" style:family="text"/>
    <style:style style:name="T296_54" style:family="text"/>
    <style:style style:name="T296_55" style:family="text">
      <style:text-properties fo:font-style="italic" style:font-style-asian="italic" style:font-style-complex="italic"/>
    </style:style>
    <style:style style:name="T296_56" style:family="text">
      <style:text-properties fo:font-style="italic" style:font-style-asian="italic" style:font-style-complex="italic"/>
    </style:style>
    <style:style style:name="T296_57" style:family="text">
      <style:text-properties fo:font-style="italic" style:font-style-asian="italic" style:font-style-complex="italic"/>
    </style:style>
    <style:style style:name="T296_58" style:family="text">
      <style:text-properties fo:font-style="italic" style:font-style-asian="italic" style:font-style-complex="italic"/>
    </style:style>
    <style:style style:name="T296_59" style:family="text">
      <style:text-properties fo:font-style="italic" style:font-style-asian="italic" style:font-style-complex="italic"/>
    </style:style>
    <style:style style:name="T296_60" style:family="text"/>
    <style:style style:name="T296_61" style:family="text">
      <style:text-properties fo:font-style="italic" style:font-style-asian="italic" style:font-style-complex="italic"/>
    </style:style>
    <style:style style:name="T296_62" style:family="text"/>
    <style:style style:name="T296_63" style:family="text"/>
    <style:style style:name="T296_64" style:family="text"/>
    <style:style style:name="T296_65" style:family="text"/>
    <style:style style:name="T296_66" style:family="text"/>
    <style:style style:name="T296_67" style:family="text"/>
    <style:style style:name="T296_68" style:family="text"/>
    <style:style style:name="P297" style:family="paragraph" style:parent-style-name="Standard">
      <style:paragraph-properties fo:break-before="auto" fo:line-height="115%" fo:margin-left="0.847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>
      <style:text-properties fo:font-style="italic" style:font-style-asian="italic" style:font-style-complex="italic"/>
    </style:style>
    <style:style style:name="T297_40" style:family="text">
      <style:text-properties fo:font-style="italic" style:font-style-asian="italic" style:font-style-complex="italic"/>
    </style:style>
    <style:style style:name="T297_41" style:family="text">
      <style:text-properties fo:font-style="italic" style:font-style-asian="italic" style:font-style-complex="italic"/>
    </style:style>
    <style:style style:name="T297_42" style:family="text">
      <style:text-properties fo:font-style="italic" style:font-style-asian="italic" style:font-style-complex="italic"/>
    </style:style>
    <style:style style:name="T297_43" style:family="text">
      <style:text-properties fo:font-style="italic" style:font-style-asian="italic" style:font-style-complex="italic"/>
    </style:style>
    <style:style style:name="T297_44" style:family="text">
      <style:text-properties fo:font-style="italic" style:font-style-asian="italic" style:font-style-complex="italic"/>
    </style:style>
    <style:style style:name="T297_45" style:family="text">
      <style:text-properties fo:font-style="italic" style:font-style-asian="italic" style:font-style-complex="italic"/>
    </style:style>
    <style:style style:name="T297_46" style:family="text">
      <style:text-properties fo:font-style="italic" style:font-style-asian="italic" style:font-style-complex="italic"/>
    </style:style>
    <style:style style:name="T297_47" style:family="text">
      <style:text-properties fo:font-style="italic" style:font-style-asian="italic" style:font-style-complex="italic"/>
    </style:style>
    <style:style style:name="T297_48" style:family="text">
      <style:text-properties fo:font-style="italic" style:font-style-asian="italic" style:font-style-complex="italic"/>
    </style:style>
    <style:style style:name="T297_49" style:family="text">
      <style:text-properties fo:font-style="italic" style:font-style-asian="italic" style:font-style-complex="italic"/>
    </style:style>
    <style:style style:name="T297_50" style:family="text">
      <style:text-properties fo:font-style="italic" style:font-style-asian="italic" style:font-style-complex="italic"/>
    </style:style>
    <style:style style:name="T297_51" style:family="text">
      <style:text-properties fo:font-style="italic" style:font-style-asian="italic" style:font-style-complex="italic"/>
    </style:style>
    <style:style style:name="T297_52" style:family="text">
      <style:text-properties fo:font-style="italic" style:font-style-asian="italic" style:font-style-complex="italic"/>
    </style:style>
    <style:style style:name="T297_53" style:family="text">
      <style:text-properties fo:font-style="italic" style:font-style-asian="italic" style:font-style-complex="italic"/>
    </style:style>
    <style:style style:name="T297_54" style:family="text">
      <style:text-properties fo:font-style="italic" style:font-style-asian="italic" style:font-style-complex="italic"/>
    </style:style>
    <style:style style:name="T297_55" style:family="text">
      <style:text-properties fo:font-style="italic" style:font-style-asian="italic" style:font-style-complex="italic"/>
    </style:style>
    <style:style style:name="T297_56" style:family="text">
      <style:text-properties fo:font-style="italic" style:font-style-asian="italic" style:font-style-complex="italic"/>
    </style:style>
    <style:style style:name="T297_57" style:family="text">
      <style:text-properties fo:font-style="italic" style:font-style-asian="italic" style:font-style-complex="italic"/>
    </style:style>
    <style:style style:name="T297_58" style:family="text">
      <style:text-properties fo:font-style="italic" style:font-style-asian="italic" style:font-style-complex="italic"/>
    </style:style>
    <style:style style:name="T297_59" style:family="text">
      <style:text-properties fo:font-style="italic" style:font-style-asian="italic" style:font-style-complex="italic"/>
    </style:style>
    <style:style style:name="T297_60" style:family="text">
      <style:text-properties fo:font-style="italic" style:font-style-asian="italic" style:font-style-complex="italic"/>
    </style:style>
    <style:style style:name="T297_61" style:family="text">
      <style:text-properties fo:font-style="italic" style:font-style-asian="italic" style:font-style-complex="italic"/>
    </style:style>
    <style:style style:name="T297_62" style:family="text"/>
    <style:style style:name="T297_63" style:family="text">
      <style:text-properties fo:font-style="italic" style:font-style-asian="italic" style:font-style-complex="italic"/>
    </style:style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P298" style:family="paragraph" style:parent-style-name="Standard">
      <style:paragraph-properties fo:break-before="auto" fo:line-height="115%" fo:margin-left="0.847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>
      <style:text-properties fo:font-style="italic" style:font-style-asian="italic" style:font-style-complex="italic"/>
    </style:style>
    <style:style style:name="T298_54" style:family="text"/>
    <style:style style:name="T298_55" style:family="text">
      <style:text-properties fo:font-style="italic" style:font-style-asian="italic" style:font-style-complex="italic"/>
    </style:style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P299" style:family="paragraph" style:parent-style-name="Standard">
      <style:paragraph-properties fo:break-before="auto" fo:line-height="115%" fo:margin-left="0.847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>
      <style:text-properties fo:font-style="italic" style:font-style-asian="italic" style:font-style-complex="italic"/>
    </style:style>
    <style:style style:name="T299_62" style:family="text"/>
    <style:style style:name="T299_63" style:family="text">
      <style:text-properties fo:font-style="italic" style:font-style-asian="italic" style:font-style-complex="italic"/>
    </style:style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P300" style:family="paragraph" style:parent-style-name="Standard">
      <style:paragraph-properties fo:break-before="auto" fo:line-height="115%" fo:margin-left="0.847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>
      <style:text-properties fo:font-style="italic" style:font-style-asian="italic" style:font-style-complex="italic"/>
    </style:style>
    <style:style style:name="T300_6" style:family="text">
      <style:text-properties fo:font-style="italic" style:font-style-asian="italic" style:font-style-complex="italic"/>
    </style:style>
    <style:style style:name="T300_7" style:family="text">
      <style:text-properties fo:font-style="italic" style:font-style-asian="italic" style:font-style-complex="italic"/>
    </style:style>
    <style:style style:name="T300_8" style:family="text">
      <style:text-properties fo:font-style="italic" style:font-style-asian="italic" style:font-style-complex="italic"/>
    </style:style>
    <style:style style:name="T300_9" style:family="text">
      <style:text-properties fo:font-style="italic" style:font-style-asian="italic" style:font-style-complex="italic"/>
    </style:style>
    <style:style style:name="T300_10" style:family="text">
      <style:text-properties fo:font-style="italic" style:font-style-asian="italic" style:font-style-complex="italic"/>
    </style:style>
    <style:style style:name="T300_11" style:family="text">
      <style:text-properties fo:font-style="italic" style:font-style-asian="italic" style:font-style-complex="italic"/>
    </style:style>
    <style:style style:name="T300_12" style:family="text">
      <style:text-properties fo:font-style="italic" style:font-style-asian="italic" style:font-style-complex="italic"/>
    </style:style>
    <style:style style:name="T300_13" style:family="text">
      <style:text-properties fo:font-style="italic" style:font-style-asian="italic" style:font-style-complex="italic"/>
    </style:style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break-before="auto" fo:line-height="115%" fo:margin-left="0.847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>
      <style:text-properties fo:font-style="italic" style:font-style-asian="italic" style:font-style-complex="italic"/>
    </style:style>
    <style:style style:name="T301_48" style:family="text">
      <style:text-properties fo:font-style="italic" style:font-style-asian="italic" style:font-style-complex="italic"/>
    </style:style>
    <style:style style:name="T301_49" style:family="text">
      <style:text-properties fo:font-style="italic" style:font-style-asian="italic" style:font-style-complex="italic"/>
    </style:style>
    <style:style style:name="T301_50" style:family="text">
      <style:text-properties fo:font-style="italic" style:font-style-asian="italic" style:font-style-complex="italic"/>
    </style:style>
    <style:style style:name="T301_51" style:family="text">
      <style:text-properties fo:font-style="italic" style:font-style-asian="italic" style:font-style-complex="italic"/>
    </style:style>
    <style:style style:name="T301_52" style:family="text"/>
    <style:style style:name="T301_53" style:family="text">
      <style:text-properties fo:font-style="italic" style:font-style-asian="italic" style:font-style-complex="italic"/>
    </style:style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P302" style:family="paragraph" style:parent-style-name="Standard">
      <style:paragraph-properties fo:break-before="auto" fo:line-height="115%" fo:margin-left="0.847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>
      <style:text-properties fo:font-style="italic" style:font-style-asian="italic" style:font-style-complex="italic"/>
    </style:style>
    <style:style style:name="T302_30" style:family="text">
      <style:text-properties fo:font-style="italic" style:font-style-asian="italic" style:font-style-complex="italic"/>
    </style:style>
    <style:style style:name="T302_31" style:family="text">
      <style:text-properties fo:font-style="italic" style:font-style-asian="italic" style:font-style-complex="italic"/>
    </style:style>
    <style:style style:name="T302_32" style:family="text"/>
    <style:style style:name="T302_33" style:family="text">
      <style:text-properties fo:font-style="italic" style:font-style-asian="italic" style:font-style-complex="italic"/>
    </style:style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P303" style:family="paragraph" style:parent-style-name="Standard">
      <style:paragraph-properties fo:break-before="auto" fo:line-height="115%" fo:margin-left="0.847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>
      <style:text-properties fo:font-style="italic" style:font-style-asian="italic" style:font-style-complex="italic"/>
    </style:style>
    <style:style style:name="T303_52" style:family="text">
      <style:text-properties fo:font-style="italic" style:font-style-asian="italic" style:font-style-complex="italic"/>
    </style:style>
    <style:style style:name="T303_53" style:family="text">
      <style:text-properties fo:font-style="italic" style:font-style-asian="italic" style:font-style-complex="italic"/>
    </style:style>
    <style:style style:name="T303_54" style:family="text">
      <style:text-properties fo:font-style="italic" style:font-style-asian="italic" style:font-style-complex="italic"/>
    </style:style>
    <style:style style:name="T303_55" style:family="text">
      <style:text-properties fo:font-style="italic" style:font-style-asian="italic" style:font-style-complex="italic"/>
    </style:style>
    <style:style style:name="T303_56" style:family="text">
      <style:text-properties fo:font-style="italic" style:font-style-asian="italic" style:font-style-complex="italic"/>
    </style:style>
    <style:style style:name="T303_57" style:family="text"/>
    <style:style style:name="T303_58" style:family="text">
      <style:text-properties fo:font-style="italic" style:font-style-asian="italic" style:font-style-complex="italic"/>
    </style:style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P304" style:family="paragraph" style:parent-style-name="Standard">
      <style:paragraph-properties fo:break-before="auto" fo:line-height="115%" fo:margin-left="0.847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>
      <style:text-properties fo:font-style="italic" style:font-style-asian="italic" style:font-style-complex="italic"/>
    </style:style>
    <style:style style:name="T304_46" style:family="text">
      <style:text-properties fo:font-style="italic" style:font-style-asian="italic" style:font-style-complex="italic"/>
    </style:style>
    <style:style style:name="T304_47" style:family="text">
      <style:text-properties fo:font-style="italic" style:font-style-asian="italic" style:font-style-complex="italic"/>
    </style:style>
    <style:style style:name="T304_48" style:family="text">
      <style:text-properties fo:font-style="italic" style:font-style-asian="italic" style:font-style-complex="italic"/>
    </style:style>
    <style:style style:name="T304_49" style:family="text">
      <style:text-properties fo:font-style="italic" style:font-style-asian="italic" style:font-style-complex="italic"/>
    </style:style>
    <style:style style:name="T304_50" style:family="text">
      <style:text-properties fo:font-style="italic" style:font-style-asian="italic" style:font-style-complex="italic"/>
    </style:style>
    <style:style style:name="T304_51" style:family="text">
      <style:text-properties fo:font-style="italic" style:font-style-asian="italic" style:font-style-complex="italic"/>
    </style:style>
    <style:style style:name="T304_52" style:family="text">
      <style:text-properties fo:font-style="italic" style:font-style-asian="italic" style:font-style-complex="italic"/>
    </style:style>
    <style:style style:name="T304_53" style:family="text"/>
    <style:style style:name="T304_54" style:family="text">
      <style:text-properties fo:font-style="italic" style:font-style-asian="italic" style:font-style-complex="italic"/>
    </style:style>
    <style:style style:name="T304_55" style:family="text"/>
    <style:style style:name="T304_56" style:family="text"/>
    <style:style style:name="T304_57" style:family="text"/>
    <style:style style:name="P305" style:family="paragraph" style:parent-style-name="Standard">
      <style:paragraph-properties fo:break-before="auto" fo:line-height="115%" fo:margin-left="0.847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T305_35" style:family="text"/>
    <style:style style:name="T305_36" style:family="text"/>
    <style:style style:name="T305_37" style:family="text"/>
    <style:style style:name="T305_38" style:family="text"/>
    <style:style style:name="T305_39" style:family="text"/>
    <style:style style:name="T305_40" style:family="text"/>
    <style:style style:name="T305_41" style:family="text"/>
    <style:style style:name="T305_42" style:family="text"/>
    <style:style style:name="T305_43" style:family="text"/>
    <style:style style:name="T305_44" style:family="text"/>
    <style:style style:name="T305_45" style:family="text"/>
    <style:style style:name="T305_46" style:family="text"/>
    <style:style style:name="T305_47" style:family="text"/>
    <style:style style:name="T305_48" style:family="text"/>
    <style:style style:name="T305_49" style:family="text"/>
    <style:style style:name="T305_50" style:family="text"/>
    <style:style style:name="T305_51" style:family="text"/>
    <style:style style:name="T305_52" style:family="text"/>
    <style:style style:name="T305_53" style:family="text"/>
    <style:style style:name="T305_54" style:family="text"/>
    <style:style style:name="T305_55" style:family="text"/>
    <style:style style:name="T305_56" style:family="text"/>
    <style:style style:name="T305_57" style:family="text"/>
    <style:style style:name="T305_58" style:family="text"/>
    <style:style style:name="T305_59" style:family="text">
      <style:text-properties fo:font-style="italic" style:font-style-asian="italic" style:font-style-complex="italic"/>
    </style:style>
    <style:style style:name="T305_60" style:family="text">
      <style:text-properties fo:font-style="italic" style:font-style-asian="italic" style:font-style-complex="italic"/>
    </style:style>
    <style:style style:name="T305_61" style:family="text">
      <style:text-properties fo:font-style="italic" style:font-style-asian="italic" style:font-style-complex="italic"/>
    </style:style>
    <style:style style:name="T305_62" style:family="text">
      <style:text-properties fo:font-style="italic" style:font-style-asian="italic" style:font-style-complex="italic"/>
    </style:style>
    <style:style style:name="T305_63" style:family="text">
      <style:text-properties fo:font-style="italic" style:font-style-asian="italic" style:font-style-complex="italic"/>
    </style:style>
    <style:style style:name="T305_64" style:family="text">
      <style:text-properties fo:font-style="italic" style:font-style-asian="italic" style:font-style-complex="italic"/>
    </style:style>
    <style:style style:name="T305_65" style:family="text">
      <style:text-properties fo:font-style="italic" style:font-style-asian="italic" style:font-style-complex="italic"/>
    </style:style>
    <style:style style:name="T305_66" style:family="text">
      <style:text-properties fo:font-style="italic" style:font-style-asian="italic" style:font-style-complex="italic"/>
    </style:style>
    <style:style style:name="T305_67" style:family="text">
      <style:text-properties fo:font-style="italic" style:font-style-asian="italic" style:font-style-complex="italic"/>
    </style:style>
    <style:style style:name="T305_68" style:family="text">
      <style:text-properties fo:font-style="italic" style:font-style-asian="italic" style:font-style-complex="italic"/>
    </style:style>
    <style:style style:name="T305_69" style:family="text">
      <style:text-properties fo:font-style="italic" style:font-style-asian="italic" style:font-style-complex="italic"/>
    </style:style>
    <style:style style:name="T305_70" style:family="text">
      <style:text-properties fo:font-style="italic" style:font-style-asian="italic" style:font-style-complex="italic"/>
    </style:style>
    <style:style style:name="T305_71" style:family="text">
      <style:text-properties fo:font-style="italic" style:font-style-asian="italic" style:font-style-complex="italic"/>
    </style:style>
    <style:style style:name="T305_72" style:family="text"/>
    <style:style style:name="T305_73" style:family="text"/>
    <style:style style:name="T305_74" style:family="text"/>
    <style:style style:name="T305_75" style:family="text"/>
    <style:style style:name="T305_76" style:family="text"/>
    <style:style style:name="P306" style:family="paragraph" style:parent-style-name="Standard">
      <style:paragraph-properties fo:break-before="auto" fo:line-height="115%" fo:margin-left="0.847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P307" style:family="paragraph" style:parent-style-name="Standard">
      <style:paragraph-properties fo:break-before="auto" fo:line-height="115%" fo:margin-left="0.847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T307_27" style:family="text"/>
    <style:style style:name="T307_28" style:family="text"/>
    <style:style style:name="T307_29" style:family="text"/>
    <style:style style:name="T307_30" style:family="text"/>
    <style:style style:name="T307_31" style:family="text"/>
    <style:style style:name="T307_32" style:family="text"/>
    <style:style style:name="T307_33" style:family="text"/>
    <style:style style:name="T307_34" style:family="text"/>
    <style:style style:name="T307_35" style:family="text"/>
    <style:style style:name="T307_36" style:family="text"/>
    <style:style style:name="T307_37" style:family="text"/>
    <style:style style:name="T307_38" style:family="text"/>
    <style:style style:name="T307_39" style:family="text"/>
    <style:style style:name="T307_40" style:family="text"/>
    <style:style style:name="T307_41" style:family="text"/>
    <style:style style:name="T307_42" style:family="text"/>
    <style:style style:name="T307_43" style:family="text"/>
    <style:style style:name="T307_44" style:family="text"/>
    <style:style style:name="T307_45" style:family="text"/>
    <style:style style:name="T307_46" style:family="text"/>
    <style:style style:name="T307_47" style:family="text"/>
    <style:style style:name="T307_48" style:family="text"/>
    <style:style style:name="T307_49" style:family="text"/>
    <style:style style:name="T307_50" style:family="text"/>
    <style:style style:name="T307_51" style:family="text"/>
    <style:style style:name="T307_52" style:family="text"/>
    <style:style style:name="T307_53" style:family="text"/>
    <style:style style:name="T307_54" style:family="text"/>
    <style:style style:name="T307_55" style:family="text"/>
    <style:style style:name="T307_56" style:family="text"/>
    <style:style style:name="T307_57" style:family="text">
      <style:text-properties fo:font-style="italic" style:font-style-asian="italic" style:font-style-complex="italic"/>
    </style:style>
    <style:style style:name="T307_58" style:family="text"/>
    <style:style style:name="T307_59" style:family="text">
      <style:text-properties fo:font-style="italic" style:font-style-asian="italic" style:font-style-complex="italic"/>
    </style:style>
    <style:style style:name="T307_60" style:family="text"/>
    <style:style style:name="T307_61" style:family="text"/>
    <style:style style:name="T307_62" style:family="text"/>
    <style:style style:name="T307_63" style:family="text"/>
    <style:style style:name="T307_64" style:family="text"/>
    <style:style style:name="T307_65" style:family="text"/>
    <style:style style:name="T307_66" style:family="text"/>
    <style:style style:name="P308" style:family="paragraph" style:parent-style-name="Standard">
      <style:paragraph-properties fo:break-before="auto" fo:line-height="115%" fo:margin-left="0.847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>
      <style:text-properties fo:font-style="italic" style:font-style-asian="italic" style:font-style-complex="italic"/>
    </style:style>
    <style:style style:name="T308_50" style:family="text"/>
    <style:style style:name="T308_51" style:family="text">
      <style:text-properties fo:font-style="italic" style:font-style-asian="italic" style:font-style-complex="italic"/>
    </style:style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P309" style:family="paragraph" style:parent-style-name="Standard">
      <style:paragraph-properties fo:break-before="auto" fo:line-height="115%" fo:margin-left="0.847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>
      <style:text-properties fo:font-style="italic" style:font-style-asian="italic" style:font-style-complex="italic"/>
    </style:style>
    <style:style style:name="T309_24" style:family="text">
      <style:text-properties fo:font-style="italic" style:font-style-asian="italic" style:font-style-complex="italic"/>
    </style:style>
    <style:style style:name="T309_25" style:family="text">
      <style:text-properties fo:font-style="italic" style:font-style-asian="italic" style:font-style-complex="italic"/>
    </style:style>
    <style:style style:name="T309_26" style:family="text">
      <style:text-properties fo:font-style="italic" style:font-style-asian="italic" style:font-style-complex="italic"/>
    </style:style>
    <style:style style:name="T309_27" style:family="text">
      <style:text-properties fo:font-style="italic" style:font-style-asian="italic" style:font-style-complex="italic"/>
    </style:style>
    <style:style style:name="T309_28" style:family="text"/>
    <style:style style:name="T309_29" style:family="text">
      <style:text-properties fo:font-style="italic" style:font-style-asian="italic" style:font-style-complex="italic"/>
    </style:style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P310" style:family="paragraph" style:parent-style-name="Standard">
      <style:paragraph-properties fo:break-before="auto" fo:line-height="115%" fo:margin-left="0.847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>
      <style:text-properties fo:font-style="italic" style:font-style-asian="italic" style:font-style-complex="italic"/>
    </style:style>
    <style:style style:name="T310_28" style:family="text">
      <style:text-properties fo:font-style="italic" style:font-style-asian="italic" style:font-style-complex="italic"/>
    </style:style>
    <style:style style:name="T310_29" style:family="text">
      <style:text-properties fo:font-style="italic" style:font-style-asian="italic" style:font-style-complex="italic"/>
    </style:style>
    <style:style style:name="T310_30" style:family="text">
      <style:text-properties fo:font-style="italic" style:font-style-asian="italic" style:font-style-complex="italic"/>
    </style:style>
    <style:style style:name="T310_31" style:family="text">
      <style:text-properties fo:font-style="italic" style:font-style-asian="italic" style:font-style-complex="italic"/>
    </style:style>
    <style:style style:name="T310_32" style:family="text">
      <style:text-properties fo:font-style="italic" style:font-style-asian="italic" style:font-style-complex="italic"/>
    </style:style>
    <style:style style:name="T310_33" style:family="text">
      <style:text-properties fo:font-style="italic" style:font-style-asian="italic" style:font-style-complex="italic"/>
    </style:style>
    <style:style style:name="T310_34" style:family="text"/>
    <style:style style:name="T310_35" style:family="text">
      <style:text-properties fo:font-style="italic" style:font-style-asian="italic" style:font-style-complex="italic"/>
    </style:style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P311" style:family="paragraph" style:parent-style-name="Standard">
      <style:paragraph-properties fo:break-before="auto" fo:line-height="115%" fo:margin-left="0.847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>
      <style:text-properties fo:font-style="italic" style:font-style-asian="italic" style:font-style-complex="italic"/>
    </style:style>
    <style:style style:name="T311_48" style:family="text">
      <style:text-properties fo:font-style="italic" style:font-style-asian="italic" style:font-style-complex="italic"/>
    </style:style>
    <style:style style:name="T311_49" style:family="text">
      <style:text-properties fo:font-style="italic" style:font-style-asian="italic" style:font-style-complex="italic"/>
    </style:style>
    <style:style style:name="T311_50" style:family="text"/>
    <style:style style:name="T311_51" style:family="text">
      <style:text-properties fo:font-style="italic" style:font-style-asian="italic" style:font-style-complex="italic"/>
    </style:style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P312" style:family="paragraph" style:parent-style-name="Standard">
      <style:paragraph-properties fo:break-before="auto" fo:line-height="115%" fo:margin-left="0.847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>
      <style:text-properties fo:font-style="italic" style:font-style-asian="italic" style:font-style-complex="italic"/>
    </style:style>
    <style:style style:name="T312_66" style:family="text"/>
    <style:style style:name="T312_67" style:family="text">
      <style:text-properties fo:font-style="italic" style:font-style-asian="italic" style:font-style-complex="italic"/>
    </style:style>
    <style:style style:name="T312_68" style:family="text"/>
    <style:style style:name="T312_69" style:family="text"/>
    <style:style style:name="T312_70" style:family="text"/>
    <style:style style:name="T312_71" style:family="text"/>
    <style:style style:name="T312_72" style:family="text"/>
    <style:style style:name="T312_73" style:family="text"/>
    <style:style style:name="T312_74" style:family="text"/>
    <style:style style:name="P313" style:family="paragraph" style:parent-style-name="Standard">
      <style:paragraph-properties fo:break-before="auto" fo:line-height="115%" fo:margin-left="0.847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>
      <style:text-properties fo:font-style="italic" style:font-style-asian="italic" style:font-style-complex="italic"/>
    </style:style>
    <style:style style:name="T313_20" style:family="text">
      <style:text-properties fo:font-style="italic" style:font-style-asian="italic" style:font-style-complex="italic"/>
    </style:style>
    <style:style style:name="T313_21" style:family="text">
      <style:text-properties fo:font-style="italic" style:font-style-asian="italic" style:font-style-complex="italic"/>
    </style:style>
    <style:style style:name="T313_22" style:family="text"/>
    <style:style style:name="T313_23" style:family="text">
      <style:text-properties fo:font-style="italic" style:font-style-asian="italic" style:font-style-complex="italic"/>
    </style:style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P314" style:family="paragraph" style:parent-style-name="Standard">
      <style:paragraph-properties fo:break-before="auto" fo:line-height="115%" fo:margin-left="0.847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>
      <style:text-properties fo:font-style="italic" style:font-style-asian="italic" style:font-style-complex="italic"/>
    </style:style>
    <style:style style:name="T314_30" style:family="text"/>
    <style:style style:name="T314_31" style:family="text">
      <style:text-properties fo:font-style="italic" style:font-style-asian="italic" style:font-style-complex="italic"/>
    </style:style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P315" style:family="paragraph" style:parent-style-name="Standard">
      <style:paragraph-properties fo:break-before="auto" fo:line-height="115%" fo:margin-left="0.847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>
      <style:text-properties fo:font-style="italic" style:font-style-asian="italic" style:font-style-complex="italic"/>
    </style:style>
    <style:style style:name="T315_34" style:family="text">
      <style:text-properties fo:font-style="italic" style:font-style-asian="italic" style:font-style-complex="italic"/>
    </style:style>
    <style:style style:name="T315_35" style:family="text">
      <style:text-properties fo:font-style="italic" style:font-style-asian="italic" style:font-style-complex="italic"/>
    </style:style>
    <style:style style:name="T315_36" style:family="text">
      <style:text-properties fo:font-style="italic" style:font-style-asian="italic" style:font-style-complex="italic"/>
    </style:style>
    <style:style style:name="T315_37" style:family="text">
      <style:text-properties fo:font-style="italic" style:font-style-asian="italic" style:font-style-complex="italic"/>
    </style:style>
    <style:style style:name="T315_38" style:family="text">
      <style:text-properties fo:font-style="italic" style:font-style-asian="italic" style:font-style-complex="italic"/>
    </style:style>
    <style:style style:name="T315_39" style:family="text">
      <style:text-properties fo:font-style="italic" style:font-style-asian="italic" style:font-style-complex="italic"/>
    </style:style>
    <style:style style:name="T315_40" style:family="text"/>
    <style:style style:name="T315_41" style:family="text">
      <style:text-properties fo:font-style="italic" style:font-style-asian="italic" style:font-style-complex="italic"/>
    </style:style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P316" style:family="paragraph" style:parent-style-name="Standard">
      <style:paragraph-properties fo:break-before="auto" fo:line-height="115%" fo:margin-left="0.847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T316_47" style:family="text"/>
    <style:style style:name="T316_48" style:family="text"/>
    <style:style style:name="T316_49" style:family="text"/>
    <style:style style:name="T316_50" style:family="text"/>
    <style:style style:name="T316_51" style:family="text"/>
    <style:style style:name="T316_52" style:family="text"/>
    <style:style style:name="T316_53" style:family="text"/>
    <style:style style:name="T316_54" style:family="text"/>
    <style:style style:name="T316_55" style:family="text"/>
    <style:style style:name="T316_56" style:family="text"/>
    <style:style style:name="T316_57" style:family="text">
      <style:text-properties fo:font-style="italic" style:font-style-asian="italic" style:font-style-complex="italic"/>
    </style:style>
    <style:style style:name="T316_58" style:family="text">
      <style:text-properties fo:font-style="italic" style:font-style-asian="italic" style:font-style-complex="italic"/>
    </style:style>
    <style:style style:name="T316_59" style:family="text">
      <style:text-properties fo:font-style="italic" style:font-style-asian="italic" style:font-style-complex="italic"/>
    </style:style>
    <style:style style:name="T316_60" style:family="text">
      <style:text-properties fo:font-style="italic" style:font-style-asian="italic" style:font-style-complex="italic"/>
    </style:style>
    <style:style style:name="T316_61" style:family="text">
      <style:text-properties fo:font-style="italic" style:font-style-asian="italic" style:font-style-complex="italic"/>
    </style:style>
    <style:style style:name="T316_62" style:family="text">
      <style:text-properties fo:font-style="italic" style:font-style-asian="italic" style:font-style-complex="italic"/>
    </style:style>
    <style:style style:name="T316_63" style:family="text">
      <style:text-properties fo:font-style="italic" style:font-style-asian="italic" style:font-style-complex="italic"/>
    </style:style>
    <style:style style:name="T316_64" style:family="text">
      <style:text-properties fo:font-style="italic" style:font-style-asian="italic" style:font-style-complex="italic"/>
    </style:style>
    <style:style style:name="T316_65" style:family="text">
      <style:text-properties fo:font-style="italic" style:font-style-asian="italic" style:font-style-complex="italic"/>
    </style:style>
    <style:style style:name="T316_66" style:family="text">
      <style:text-properties fo:font-style="italic" style:font-style-asian="italic" style:font-style-complex="italic"/>
    </style:style>
    <style:style style:name="T316_67" style:family="text">
      <style:text-properties fo:font-style="italic" style:font-style-asian="italic" style:font-style-complex="italic"/>
    </style:style>
    <style:style style:name="T316_68" style:family="text">
      <style:text-properties fo:font-style="italic" style:font-style-asian="italic" style:font-style-complex="italic"/>
    </style:style>
    <style:style style:name="T316_69" style:family="text">
      <style:text-properties fo:font-style="italic" style:font-style-asian="italic" style:font-style-complex="italic"/>
    </style:style>
    <style:style style:name="T316_70" style:family="text">
      <style:text-properties fo:font-style="italic" style:font-style-asian="italic" style:font-style-complex="italic"/>
    </style:style>
    <style:style style:name="T316_71" style:family="text">
      <style:text-properties fo:font-style="italic" style:font-style-asian="italic" style:font-style-complex="italic"/>
    </style:style>
    <style:style style:name="T316_72" style:family="text">
      <style:text-properties fo:font-style="italic" style:font-style-asian="italic" style:font-style-complex="italic"/>
    </style:style>
    <style:style style:name="T316_73" style:family="text">
      <style:text-properties fo:font-style="italic" style:font-style-asian="italic" style:font-style-complex="italic"/>
    </style:style>
    <style:style style:name="T316_74" style:family="text">
      <style:text-properties fo:font-style="italic" style:font-style-asian="italic" style:font-style-complex="italic"/>
    </style:style>
    <style:style style:name="T316_75" style:family="text">
      <style:text-properties fo:font-style="italic" style:font-style-asian="italic" style:font-style-complex="italic"/>
    </style:style>
    <style:style style:name="T316_76" style:family="text">
      <style:text-properties fo:font-style="italic" style:font-style-asian="italic" style:font-style-complex="italic"/>
    </style:style>
    <style:style style:name="T316_77" style:family="text">
      <style:text-properties fo:font-style="italic" style:font-style-asian="italic" style:font-style-complex="italic"/>
    </style:style>
    <style:style style:name="T316_78" style:family="text">
      <style:text-properties fo:font-style="italic" style:font-style-asian="italic" style:font-style-complex="italic"/>
    </style:style>
    <style:style style:name="T316_79" style:family="text">
      <style:text-properties fo:font-style="italic" style:font-style-asian="italic" style:font-style-complex="italic"/>
    </style:style>
    <style:style style:name="T316_80" style:family="text"/>
    <style:style style:name="T316_81" style:family="text">
      <style:text-properties fo:font-style="italic" style:font-style-asian="italic" style:font-style-complex="italic"/>
    </style:style>
    <style:style style:name="T316_82" style:family="text"/>
    <style:style style:name="T316_83" style:family="text"/>
    <style:style style:name="T316_84" style:family="text"/>
    <style:style style:name="T316_85" style:family="text"/>
    <style:style style:name="T316_86" style:family="text"/>
    <style:style style:name="T316_87" style:family="text"/>
    <style:style style:name="T316_88" style:family="text"/>
    <style:style style:name="T316_89" style:family="text"/>
    <style:style style:name="T316_90" style:family="text"/>
    <style:style style:name="T316_91" style:family="text"/>
    <style:style style:name="T316_92" style:family="text"/>
    <style:style style:name="T316_93" style:family="text"/>
    <style:style style:name="T316_94" style:family="text"/>
    <style:style style:name="T316_95" style:family="text"/>
    <style:style style:name="T316_96" style:family="text"/>
    <style:style style:name="T316_97" style:family="text"/>
    <style:style style:name="T316_98" style:family="text"/>
    <style:style style:name="T316_99" style:family="text"/>
    <style:style style:name="T316_100" style:family="text"/>
    <style:style style:name="P317" style:family="paragraph" style:parent-style-name="Standard">
      <style:paragraph-properties fo:break-before="auto" fo:line-height="115%" fo:margin-left="0.847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>
      <style:text-properties fo:font-style="italic" style:font-style-asian="italic" style:font-style-complex="italic"/>
    </style:style>
    <style:style style:name="T317_44" style:family="text">
      <style:text-properties fo:font-style="italic" style:font-style-asian="italic" style:font-style-complex="italic"/>
    </style:style>
    <style:style style:name="T317_45" style:family="text">
      <style:text-properties fo:font-style="italic" style:font-style-asian="italic" style:font-style-complex="italic"/>
    </style:style>
    <style:style style:name="T317_46" style:family="text">
      <style:text-properties fo:font-style="italic" style:font-style-asian="italic" style:font-style-complex="italic"/>
    </style:style>
    <style:style style:name="T317_47" style:family="text">
      <style:text-properties fo:font-style="italic" style:font-style-asian="italic" style:font-style-complex="italic"/>
    </style:style>
    <style:style style:name="T317_48" style:family="text"/>
    <style:style style:name="T317_49" style:family="text">
      <style:text-properties fo:font-style="italic" style:font-style-asian="italic" style:font-style-complex="italic"/>
    </style:style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P318" style:family="paragraph" style:parent-style-name="Standard">
      <style:paragraph-properties fo:break-before="auto" fo:line-height="115%" fo:margin-left="0.847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>
      <style:text-properties fo:font-style="italic" style:font-style-asian="italic" style:font-style-complex="italic"/>
    </style:style>
    <style:style style:name="T318_38" style:family="text">
      <style:text-properties fo:font-style="italic" style:font-style-asian="italic" style:font-style-complex="italic"/>
    </style:style>
    <style:style style:name="T318_39" style:family="text">
      <style:text-properties fo:font-style="italic" style:font-style-asian="italic" style:font-style-complex="italic"/>
    </style:style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P319" style:family="paragraph" style:parent-style-name="Standard">
      <style:paragraph-properties fo:break-before="auto" fo:line-height="115%" fo:margin-left="0.847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>
      <style:text-properties fo:font-style="italic" style:font-style-asian="italic" style:font-style-complex="italic"/>
    </style:style>
    <style:style style:name="T319_34" style:family="text">
      <style:text-properties fo:font-style="italic" style:font-style-asian="italic" style:font-style-complex="italic"/>
    </style:style>
    <style:style style:name="T319_35" style:family="text">
      <style:text-properties fo:font-style="italic" style:font-style-asian="italic" style:font-style-complex="italic"/>
    </style:style>
    <style:style style:name="T319_36" style:family="text">
      <style:text-properties fo:font-style="italic" style:font-style-asian="italic" style:font-style-complex="italic"/>
    </style:style>
    <style:style style:name="T319_37" style:family="text">
      <style:text-properties fo:font-style="italic" style:font-style-asian="italic" style:font-style-complex="italic"/>
    </style:style>
    <style:style style:name="T319_38" style:family="text">
      <style:text-properties fo:font-style="italic" style:font-style-asian="italic" style:font-style-complex="italic"/>
    </style:style>
    <style:style style:name="T319_39" style:family="text">
      <style:text-properties fo:font-style="italic" style:font-style-asian="italic" style:font-style-complex="italic"/>
    </style:style>
    <style:style style:name="T319_40" style:family="text">
      <style:text-properties fo:font-style="italic" style:font-style-asian="italic" style:font-style-complex="italic"/>
    </style:style>
    <style:style style:name="T319_41" style:family="text">
      <style:text-properties fo:font-style="italic" style:font-style-asian="italic" style:font-style-complex="italic"/>
    </style:style>
    <style:style style:name="T319_42" style:family="text"/>
    <style:style style:name="T319_43" style:family="text">
      <style:text-properties fo:font-style="italic" style:font-style-asian="italic" style:font-style-complex="italic"/>
    </style:style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P320" style:family="paragraph" style:parent-style-name="Standard">
      <style:paragraph-properties fo:break-before="auto" fo:line-height="115%" fo:margin-left="0.847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>
      <style:text-properties fo:font-style="italic" style:font-style-asian="italic" style:font-style-complex="italic"/>
    </style:style>
    <style:style style:name="T320_18" style:family="text">
      <style:text-properties fo:font-style="italic" style:font-style-asian="italic" style:font-style-complex="italic"/>
    </style:style>
    <style:style style:name="T320_19" style:family="text">
      <style:text-properties fo:font-style="italic" style:font-style-asian="italic" style:font-style-complex="italic"/>
    </style:style>
    <style:style style:name="T320_20" style:family="text">
      <style:text-properties fo:font-style="italic" style:font-style-asian="italic" style:font-style-complex="italic"/>
    </style:style>
    <style:style style:name="T320_21" style:family="text">
      <style:text-properties fo:font-style="italic" style:font-style-asian="italic" style:font-style-complex="italic"/>
    </style:style>
    <style:style style:name="T320_22" style:family="text"/>
    <style:style style:name="T320_23" style:family="text">
      <style:text-properties fo:font-style="italic" style:font-style-asian="italic" style:font-style-complex="italic"/>
    </style:style>
    <style:style style:name="T320_24" style:family="text"/>
    <style:style style:name="T320_25" style:family="text"/>
    <style:style style:name="T320_26" style:family="text"/>
    <style:style style:name="P321" style:family="paragraph" style:parent-style-name="Standard">
      <style:paragraph-properties fo:break-before="auto" fo:line-height="115%" fo:margin-left="0.847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>
      <style:text-properties fo:font-style="italic" style:font-style-asian="italic" style:font-style-complex="italic"/>
    </style:style>
    <style:style style:name="T321_48" style:family="text">
      <style:text-properties fo:font-style="italic" style:font-style-asian="italic" style:font-style-complex="italic"/>
    </style:style>
    <style:style style:name="T321_49" style:family="text">
      <style:text-properties fo:font-style="italic" style:font-style-asian="italic" style:font-style-complex="italic"/>
    </style:style>
    <style:style style:name="T321_50" style:family="text">
      <style:text-properties fo:font-style="italic" style:font-style-asian="italic" style:font-style-complex="italic"/>
    </style:style>
    <style:style style:name="T321_51" style:family="text">
      <style:text-properties fo:font-style="italic" style:font-style-asian="italic" style:font-style-complex="italic"/>
    </style:style>
    <style:style style:name="T321_52" style:family="text">
      <style:text-properties fo:font-style="italic" style:font-style-asian="italic" style:font-style-complex="italic"/>
    </style:style>
    <style:style style:name="T321_53" style:family="text">
      <style:text-properties fo:font-style="italic" style:font-style-asian="italic" style:font-style-complex="italic"/>
    </style:style>
    <style:style style:name="T321_54" style:family="text">
      <style:text-properties fo:font-style="italic" style:font-style-asian="italic" style:font-style-complex="italic"/>
    </style:style>
    <style:style style:name="T321_55" style:family="text">
      <style:text-properties fo:font-style="italic" style:font-style-asian="italic" style:font-style-complex="italic"/>
    </style:style>
    <style:style style:name="T321_56" style:family="text">
      <style:text-properties fo:font-style="italic" style:font-style-asian="italic" style:font-style-complex="italic"/>
    </style:style>
    <style:style style:name="T321_57" style:family="text">
      <style:text-properties fo:font-style="italic" style:font-style-asian="italic" style:font-style-complex="italic"/>
    </style:style>
    <style:style style:name="T321_58" style:family="text">
      <style:text-properties fo:font-style="italic" style:font-style-asian="italic" style:font-style-complex="italic"/>
    </style:style>
    <style:style style:name="T321_59" style:family="text">
      <style:text-properties fo:font-style="italic" style:font-style-asian="italic" style:font-style-complex="italic"/>
    </style:style>
    <style:style style:name="T321_60" style:family="text">
      <style:text-properties fo:font-style="italic" style:font-style-asian="italic" style:font-style-complex="italic"/>
    </style:style>
    <style:style style:name="T321_61" style:family="text">
      <style:text-properties fo:font-style="italic" style:font-style-asian="italic" style:font-style-complex="italic"/>
    </style:style>
    <style:style style:name="T321_62" style:family="text">
      <style:text-properties fo:font-style="italic" style:font-style-asian="italic" style:font-style-complex="italic"/>
    </style:style>
    <style:style style:name="T321_63" style:family="text">
      <style:text-properties fo:font-style="italic" style:font-style-asian="italic" style:font-style-complex="italic"/>
    </style:style>
    <style:style style:name="T321_64" style:family="text">
      <style:text-properties fo:font-style="italic" style:font-style-asian="italic" style:font-style-complex="italic"/>
    </style:style>
    <style:style style:name="T321_65" style:family="text">
      <style:text-properties fo:font-style="italic" style:font-style-asian="italic" style:font-style-complex="italic"/>
    </style:style>
    <style:style style:name="T321_66" style:family="text">
      <style:text-properties fo:font-style="italic" style:font-style-asian="italic" style:font-style-complex="italic"/>
    </style:style>
    <style:style style:name="T321_67" style:family="text">
      <style:text-properties fo:font-style="italic" style:font-style-asian="italic" style:font-style-complex="italic"/>
    </style:style>
    <style:style style:name="T321_68" style:family="text">
      <style:text-properties fo:font-style="italic" style:font-style-asian="italic" style:font-style-complex="italic"/>
    </style:style>
    <style:style style:name="T321_69" style:family="text">
      <style:text-properties fo:font-style="italic" style:font-style-asian="italic" style:font-style-complex="italic"/>
    </style:style>
    <style:style style:name="T321_70" style:family="text"/>
    <style:style style:name="T321_71" style:family="text">
      <style:text-properties fo:font-style="italic" style:font-style-asian="italic" style:font-style-complex="italic"/>
    </style:style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P322" style:family="paragraph" style:parent-style-name="Standard">
      <style:paragraph-properties fo:break-before="auto" fo:line-height="115%" fo:margin-left="0.847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T322_41" style:family="text"/>
    <style:style style:name="T322_42" style:family="text"/>
    <style:style style:name="T322_43" style:family="text"/>
    <style:style style:name="T322_44" style:family="text"/>
    <style:style style:name="T322_45" style:family="text"/>
    <style:style style:name="T322_46" style:family="text"/>
    <style:style style:name="T322_47" style:family="text"/>
    <style:style style:name="P323" style:family="paragraph" style:parent-style-name="Standard">
      <style:paragraph-properties fo:break-before="auto" fo:line-height="115%" fo:margin-left="0.847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>
      <style:text-properties fo:font-style="italic" style:font-style-asian="italic" style:font-style-complex="italic"/>
    </style:style>
    <style:style style:name="T323_54" style:family="text">
      <style:text-properties fo:font-style="italic" style:font-style-asian="italic" style:font-style-complex="italic"/>
    </style:style>
    <style:style style:name="T323_55" style:family="text">
      <style:text-properties fo:font-style="italic" style:font-style-asian="italic" style:font-style-complex="italic"/>
    </style:style>
    <style:style style:name="T323_56" style:family="text">
      <style:text-properties fo:font-style="italic" style:font-style-asian="italic" style:font-style-complex="italic"/>
    </style:style>
    <style:style style:name="T323_57" style:family="text">
      <style:text-properties fo:font-style="italic" style:font-style-asian="italic" style:font-style-complex="italic"/>
    </style:style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P324" style:family="paragraph" style:parent-style-name="Standard">
      <style:paragraph-properties fo:break-before="auto" fo:line-height="115%" fo:margin-left="0.847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>
      <style:text-properties fo:font-style="italic" style:font-style-asian="italic" style:font-style-complex="italic"/>
    </style:style>
    <style:style style:name="T324_54" style:family="text">
      <style:text-properties fo:font-style="italic" style:font-style-asian="italic" style:font-style-complex="italic"/>
    </style:style>
    <style:style style:name="T324_55" style:family="text">
      <style:text-properties fo:font-style="italic" style:font-style-asian="italic" style:font-style-complex="italic"/>
    </style:style>
    <style:style style:name="T324_56" style:family="text"/>
    <style:style style:name="T324_57" style:family="text">
      <style:text-properties fo:font-style="italic" style:font-style-asian="italic" style:font-style-complex="italic"/>
    </style:style>
    <style:style style:name="T324_58" style:family="text"/>
    <style:style style:name="T324_59" style:family="text"/>
    <style:style style:name="T324_60" style:family="text"/>
    <style:style style:name="P325" style:family="paragraph" style:parent-style-name="Standard">
      <style:paragraph-properties fo:break-before="auto" fo:line-height="115%" fo:margin-left="0.847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>
      <style:text-properties fo:font-style="italic" style:font-style-asian="italic" style:font-style-complex="italic"/>
    </style:style>
    <style:style style:name="T325_48" style:family="text">
      <style:text-properties fo:font-style="italic" style:font-style-asian="italic" style:font-style-complex="italic"/>
    </style:style>
    <style:style style:name="T325_49" style:family="text">
      <style:text-properties fo:font-style="italic" style:font-style-asian="italic" style:font-style-complex="italic"/>
    </style:style>
    <style:style style:name="T325_50" style:family="text"/>
    <style:style style:name="T325_51" style:family="text">
      <style:text-properties fo:font-style="italic" style:font-style-asian="italic" style:font-style-complex="italic"/>
    </style:style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P326" style:family="paragraph" style:parent-style-name="Standard">
      <style:paragraph-properties fo:break-before="auto" fo:line-height="115%" fo:margin-left="0.847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>
      <style:text-properties fo:font-style="italic" style:font-style-asian="italic" style:font-style-complex="italic"/>
    </style:style>
    <style:style style:name="T326_42" style:family="text">
      <style:text-properties fo:font-style="italic" style:font-style-asian="italic" style:font-style-complex="italic"/>
    </style:style>
    <style:style style:name="T326_43" style:family="text">
      <style:text-properties fo:font-style="italic" style:font-style-asian="italic" style:font-style-complex="italic"/>
    </style:style>
    <style:style style:name="T326_44" style:family="text">
      <style:text-properties fo:font-style="italic" style:font-style-asian="italic" style:font-style-complex="italic"/>
    </style:style>
    <style:style style:name="T326_45" style:family="text">
      <style:text-properties fo:font-style="italic" style:font-style-asian="italic" style:font-style-complex="italic"/>
    </style:style>
    <style:style style:name="T326_46" style:family="text"/>
    <style:style style:name="T326_47" style:family="text"/>
    <style:style style:name="T326_48" style:family="text"/>
    <style:style style:name="T326_49" style:family="text"/>
    <style:style style:name="T326_50" style:family="text"/>
    <style:style style:name="T326_51" style:family="text"/>
    <style:style style:name="T326_52" style:family="text"/>
    <style:style style:name="P327" style:family="paragraph" style:parent-style-name="Standard">
      <style:paragraph-properties fo:break-before="auto" fo:line-height="115%" fo:margin-left="0.847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>
      <style:text-properties fo:font-style="italic" style:font-style-asian="italic" style:font-style-complex="italic"/>
    </style:style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P328" style:family="paragraph" style:parent-style-name="Standard">
      <style:paragraph-properties fo:break-before="auto" fo:line-height="115%" fo:margin-left="0.847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>
      <style:text-properties fo:font-style="italic" style:font-style-asian="italic" style:font-style-complex="italic"/>
    </style:style>
    <style:style style:name="T328_34" style:family="text">
      <style:text-properties fo:font-style="italic" style:font-style-asian="italic" style:font-style-complex="italic"/>
    </style:style>
    <style:style style:name="T328_35" style:family="text">
      <style:text-properties fo:font-style="italic" style:font-style-asian="italic" style:font-style-complex="italic"/>
    </style:style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T328_53" style:family="text"/>
    <style:style style:name="T328_54" style:family="text"/>
    <style:style style:name="T328_55" style:family="text"/>
    <style:style style:name="T328_56" style:family="text"/>
    <style:style style:name="T328_57" style:family="text"/>
    <style:style style:name="T328_58" style:family="text"/>
    <style:style style:name="T328_59" style:family="text"/>
    <style:style style:name="P329" style:family="paragraph" style:parent-style-name="Standard">
      <style:paragraph-properties fo:break-before="auto" fo:line-height="115%" fo:margin-left="0.847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T329_48" style:family="text"/>
    <style:style style:name="T329_49" style:family="text"/>
    <style:style style:name="T329_50" style:family="text"/>
    <style:style style:name="T329_51" style:family="text"/>
    <style:style style:name="T329_52" style:family="text"/>
    <style:style style:name="T329_53" style:family="text"/>
    <style:style style:name="T329_54" style:family="text"/>
    <style:style style:name="T329_55" style:family="text"/>
    <style:style style:name="T329_56" style:family="text"/>
    <style:style style:name="T329_57" style:family="text"/>
    <style:style style:name="T329_58" style:family="text"/>
    <style:style style:name="T329_59" style:family="text">
      <style:text-properties fo:font-style="italic" style:font-style-asian="italic" style:font-style-complex="italic"/>
    </style:style>
    <style:style style:name="T329_60" style:family="text">
      <style:text-properties fo:font-style="italic" style:font-style-asian="italic" style:font-style-complex="italic"/>
    </style:style>
    <style:style style:name="T329_61" style:family="text">
      <style:text-properties fo:font-style="italic" style:font-style-asian="italic" style:font-style-complex="italic"/>
    </style:style>
    <style:style style:name="T329_62" style:family="text"/>
    <style:style style:name="T329_63" style:family="text">
      <style:text-properties fo:font-style="italic" style:font-style-asian="italic" style:font-style-complex="italic"/>
    </style:style>
    <style:style style:name="T329_64" style:family="text"/>
    <style:style style:name="T329_65" style:family="text"/>
    <style:style style:name="T329_66" style:family="text"/>
    <style:style style:name="T329_67" style:family="text"/>
    <style:style style:name="T329_68" style:family="text"/>
    <style:style style:name="P330" style:family="paragraph" style:parent-style-name="Standard">
      <style:paragraph-properties fo:break-before="auto" fo:line-height="115%" fo:margin-left="0.847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>
      <style:text-properties fo:font-style="italic" style:font-style-asian="italic" style:font-style-complex="italic"/>
    </style:style>
    <style:style style:name="T330_26" style:family="text"/>
    <style:style style:name="T330_27" style:family="text">
      <style:text-properties fo:font-style="italic" style:font-style-asian="italic" style:font-style-complex="italic"/>
    </style:style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P331" style:family="paragraph" style:parent-style-name="Standard">
      <style:paragraph-properties fo:break-before="auto" fo:line-height="115%" fo:margin-left="0.847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>
      <style:text-properties fo:font-style="italic" style:font-style-asian="italic" style:font-style-complex="italic"/>
    </style:style>
    <style:style style:name="T331_40" style:family="text">
      <style:text-properties fo:font-style="italic" style:font-style-asian="italic" style:font-style-complex="italic"/>
    </style:style>
    <style:style style:name="T331_41" style:family="text">
      <style:text-properties fo:font-style="italic" style:font-style-asian="italic" style:font-style-complex="italic"/>
    </style:style>
    <style:style style:name="T331_42" style:family="text">
      <style:text-properties fo:font-style="italic" style:font-style-asian="italic" style:font-style-complex="italic"/>
    </style:style>
    <style:style style:name="T331_43" style:family="text">
      <style:text-properties fo:font-style="italic" style:font-style-asian="italic" style:font-style-complex="italic"/>
    </style:style>
    <style:style style:name="T331_44" style:family="text">
      <style:text-properties fo:font-style="italic" style:font-style-asian="italic" style:font-style-complex="italic"/>
    </style:style>
    <style:style style:name="T331_45" style:family="text">
      <style:text-properties fo:font-style="italic" style:font-style-asian="italic" style:font-style-complex="italic"/>
    </style:style>
    <style:style style:name="T331_46" style:family="text"/>
    <style:style style:name="T331_47" style:family="text">
      <style:text-properties fo:font-style="italic" style:font-style-asian="italic" style:font-style-complex="italic"/>
    </style:style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P332" style:family="paragraph" style:parent-style-name="Standard">
      <style:paragraph-properties fo:break-before="auto" fo:line-height="115%" fo:margin-left="0.847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T332_54" style:family="text"/>
    <style:style style:name="T332_55" style:family="text"/>
    <style:style style:name="T332_56" style:family="text"/>
    <style:style style:name="T332_57" style:family="text"/>
    <style:style style:name="T332_58" style:family="text"/>
    <style:style style:name="T332_59" style:family="text"/>
    <style:style style:name="T332_60" style:family="text"/>
    <style:style style:name="T332_61" style:family="text"/>
    <style:style style:name="T332_62" style:family="text"/>
    <style:style style:name="T332_63" style:family="text"/>
    <style:style style:name="T332_64" style:family="text"/>
    <style:style style:name="T332_65" style:family="text"/>
    <style:style style:name="T332_66" style:family="text"/>
    <style:style style:name="T332_67" style:family="text"/>
    <style:style style:name="T332_68" style:family="text"/>
    <style:style style:name="T332_69" style:family="text"/>
    <style:style style:name="T332_70" style:family="text"/>
    <style:style style:name="T332_71" style:family="text"/>
    <style:style style:name="T332_72" style:family="text"/>
    <style:style style:name="T332_73" style:family="text"/>
    <style:style style:name="T332_74" style:family="text"/>
    <style:style style:name="T332_75" style:family="text"/>
    <style:style style:name="T332_76" style:family="text"/>
    <style:style style:name="T332_77" style:family="text"/>
    <style:style style:name="T332_78" style:family="text"/>
    <style:style style:name="T332_79" style:family="text">
      <style:text-properties fo:font-style="italic" style:font-style-asian="italic" style:font-style-complex="italic"/>
    </style:style>
    <style:style style:name="T332_80" style:family="text">
      <style:text-properties fo:font-style="italic" style:font-style-asian="italic" style:font-style-complex="italic"/>
    </style:style>
    <style:style style:name="T332_81" style:family="text">
      <style:text-properties fo:font-style="italic" style:font-style-asian="italic" style:font-style-complex="italic"/>
    </style:style>
    <style:style style:name="T332_82" style:family="text">
      <style:text-properties fo:font-style="italic" style:font-style-asian="italic" style:font-style-complex="italic"/>
    </style:style>
    <style:style style:name="T332_83" style:family="text">
      <style:text-properties fo:font-style="italic" style:font-style-asian="italic" style:font-style-complex="italic"/>
    </style:style>
    <style:style style:name="T332_84" style:family="text"/>
    <style:style style:name="T332_85" style:family="text">
      <style:text-properties fo:font-style="italic" style:font-style-asian="italic" style:font-style-complex="italic"/>
    </style:style>
    <style:style style:name="T332_86" style:family="text"/>
    <style:style style:name="T332_87" style:family="text"/>
    <style:style style:name="T332_88" style:family="text"/>
    <style:style style:name="T332_89" style:family="text"/>
    <style:style style:name="T332_90" style:family="text"/>
    <style:style style:name="P333" style:family="paragraph" style:parent-style-name="Standard">
      <style:paragraph-properties fo:break-before="auto" fo:line-height="115%" fo:margin-left="0.847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>
      <style:text-properties fo:font-style="italic" style:font-style-asian="italic" style:font-style-complex="italic"/>
    </style:style>
    <style:style style:name="T333_38" style:family="text">
      <style:text-properties fo:font-style="italic" style:font-style-asian="italic" style:font-style-complex="italic"/>
    </style:style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P334" style:family="paragraph" style:parent-style-name="Standard">
      <style:paragraph-properties fo:break-before="auto" fo:line-height="115%" fo:margin-left="0.847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>
      <style:text-properties fo:font-style="italic" style:font-style-asian="italic" style:font-style-complex="italic"/>
    </style:style>
    <style:style style:name="T334_36" style:family="text">
      <style:text-properties fo:font-style="italic" style:font-style-asian="italic" style:font-style-complex="italic"/>
    </style:style>
    <style:style style:name="T334_37" style:family="text">
      <style:text-properties fo:font-style="italic" style:font-style-asian="italic" style:font-style-complex="italic"/>
    </style:style>
    <style:style style:name="T334_38" style:family="text">
      <style:text-properties fo:font-style="italic" style:font-style-asian="italic" style:font-style-complex="italic"/>
    </style:style>
    <style:style style:name="T334_39" style:family="text">
      <style:text-properties fo:font-style="italic" style:font-style-asian="italic" style:font-style-complex="italic"/>
    </style:style>
    <style:style style:name="T334_40" style:family="text">
      <style:text-properties fo:font-style="italic" style:font-style-asian="italic" style:font-style-complex="italic"/>
    </style:style>
    <style:style style:name="T334_41" style:family="text">
      <style:text-properties fo:font-style="italic" style:font-style-asian="italic" style:font-style-complex="italic"/>
    </style:style>
    <style:style style:name="T334_42" style:family="text">
      <style:text-properties fo:font-style="italic" style:font-style-asian="italic" style:font-style-complex="italic"/>
    </style:style>
    <style:style style:name="T334_43" style:family="text">
      <style:text-properties fo:font-style="italic" style:font-style-asian="italic" style:font-style-complex="italic"/>
    </style:style>
    <style:style style:name="T334_44" style:family="text"/>
    <style:style style:name="T334_45" style:family="text">
      <style:text-properties fo:font-style="italic" style:font-style-asian="italic" style:font-style-complex="italic"/>
    </style:style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P335" style:family="paragraph" style:parent-style-name="Standard">
      <style:paragraph-properties fo:break-before="auto" fo:line-height="115%" fo:margin-left="0.847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>
      <style:text-properties fo:font-style="italic" style:font-style-asian="italic" style:font-style-complex="italic"/>
    </style:style>
    <style:style style:name="T335_50" style:family="text">
      <style:text-properties fo:font-style="italic" style:font-style-asian="italic" style:font-style-complex="italic"/>
    </style:style>
    <style:style style:name="T335_51" style:family="text">
      <style:text-properties fo:font-style="italic" style:font-style-asian="italic" style:font-style-complex="italic"/>
    </style:style>
    <style:style style:name="T335_52" style:family="text">
      <style:text-properties fo:font-style="italic" style:font-style-asian="italic" style:font-style-complex="italic"/>
    </style:style>
    <style:style style:name="T335_53" style:family="text">
      <style:text-properties fo:font-style="italic" style:font-style-asian="italic" style:font-style-complex="italic"/>
    </style:style>
    <style:style style:name="T335_54" style:family="text"/>
    <style:style style:name="T335_55" style:family="text">
      <style:text-properties fo:font-style="italic" style:font-style-asian="italic" style:font-style-complex="italic"/>
    </style:style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P336" style:family="paragraph" style:parent-style-name="Standard">
      <style:paragraph-properties fo:break-before="auto" fo:line-height="115%" fo:margin-left="0.847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>
      <style:text-properties fo:font-style="italic" style:font-style-asian="italic" style:font-style-complex="italic"/>
    </style:style>
    <style:style style:name="T336_6" style:family="text">
      <style:text-properties fo:font-style="italic" style:font-style-asian="italic" style:font-style-complex="italic"/>
    </style:style>
    <style:style style:name="T336_7" style:family="text">
      <style:text-properties fo:font-style="italic" style:font-style-asian="italic" style:font-style-complex="italic"/>
    </style:style>
    <style:style style:name="T336_8" style:family="text">
      <style:text-properties fo:font-style="italic" style:font-style-asian="italic" style:font-style-complex="italic"/>
    </style:style>
    <style:style style:name="T336_9" style:family="text">
      <style:text-properties fo:font-style="italic" style:font-style-asian="italic" style:font-style-complex="italic"/>
    </style:style>
    <style:style style:name="T336_10" style:family="text">
      <style:text-properties fo:font-style="italic" style:font-style-asian="italic" style:font-style-complex="italic"/>
    </style:style>
    <style:style style:name="T336_11" style:family="text">
      <style:text-properties fo:font-style="italic" style:font-style-asian="italic" style:font-style-complex="italic"/>
    </style:style>
    <style:style style:name="T336_12" style:family="text">
      <style:text-properties fo:font-style="italic" style:font-style-asian="italic" style:font-style-complex="italic"/>
    </style:style>
    <style:style style:name="T336_13" style:family="text">
      <style:text-properties fo:font-style="italic" style:font-style-asian="italic" style:font-style-complex="italic"/>
    </style:style>
    <style:style style:name="T336_14" style:family="text">
      <style:text-properties fo:font-style="italic" style:font-style-asian="italic" style:font-style-complex="italic"/>
    </style:style>
    <style:style style:name="T336_15" style:family="text">
      <style:text-properties fo:font-style="italic" style:font-style-asian="italic" style:font-style-complex="italic"/>
    </style:style>
    <style:style style:name="T336_16" style:family="text">
      <style:text-properties fo:font-style="italic" style:font-style-asian="italic" style:font-style-complex="italic"/>
    </style:style>
    <style:style style:name="T336_17" style:family="text">
      <style:text-properties fo:font-style="italic" style:font-style-asian="italic" style:font-style-complex="italic"/>
    </style:style>
    <style:style style:name="T336_18" style:family="text">
      <style:text-properties fo:font-style="italic" style:font-style-asian="italic" style:font-style-complex="italic"/>
    </style:style>
    <style:style style:name="T336_19" style:family="text">
      <style:text-properties fo:font-style="italic" style:font-style-asian="italic" style:font-style-complex="italic"/>
    </style:style>
    <style:style style:name="T336_20" style:family="text">
      <style:text-properties fo:font-style="italic" style:font-style-asian="italic" style:font-style-complex="italic"/>
    </style:style>
    <style:style style:name="T336_21" style:family="text">
      <style:text-properties fo:font-style="italic" style:font-style-asian="italic" style:font-style-complex="italic"/>
    </style:style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P337" style:family="paragraph" style:parent-style-name="Standard">
      <style:paragraph-properties fo:break-before="auto" fo:line-height="115%" fo:margin-left="0.847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>
      <style:text-properties fo:font-style="italic" style:font-style-asian="italic" style:font-style-complex="italic"/>
    </style:style>
    <style:style style:name="T337_18" style:family="text">
      <style:text-properties fo:font-style="italic" style:font-style-asian="italic" style:font-style-complex="italic"/>
    </style:style>
    <style:style style:name="T337_19" style:family="text">
      <style:text-properties fo:font-style="italic" style:font-style-asian="italic" style:font-style-complex="italic"/>
    </style:style>
    <style:style style:name="T337_20" style:family="text">
      <style:text-properties fo:font-style="italic" style:font-style-asian="italic" style:font-style-complex="italic"/>
    </style:style>
    <style:style style:name="T337_21" style:family="text">
      <style:text-properties fo:font-style="italic" style:font-style-asian="italic" style:font-style-complex="italic"/>
    </style:style>
    <style:style style:name="T337_22" style:family="text">
      <style:text-properties fo:font-style="italic" style:font-style-asian="italic" style:font-style-complex="italic"/>
    </style:style>
    <style:style style:name="T337_23" style:family="text">
      <style:text-properties fo:font-style="italic" style:font-style-asian="italic" style:font-style-complex="italic"/>
    </style:style>
    <style:style style:name="T337_24" style:family="text"/>
    <style:style style:name="T337_25" style:family="text">
      <style:text-properties fo:font-style="italic" style:font-style-asian="italic" style:font-style-complex="italic"/>
    </style:style>
    <style:style style:name="T337_26" style:family="text"/>
    <style:style style:name="T337_27" style:family="text"/>
    <style:style style:name="T337_28" style:family="text"/>
    <style:style style:name="P338" style:family="paragraph" style:parent-style-name="Standard">
      <style:paragraph-properties fo:break-before="auto" fo:line-height="115%" fo:margin-left="0.847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>
      <style:text-properties fo:font-style="italic" style:font-style-asian="italic" style:font-style-complex="italic"/>
    </style:style>
    <style:style style:name="T338_10" style:family="text">
      <style:text-properties fo:font-style="italic" style:font-style-asian="italic" style:font-style-complex="italic"/>
    </style:style>
    <style:style style:name="T338_11" style:family="text">
      <style:text-properties fo:font-style="italic" style:font-style-asian="italic" style:font-style-complex="italic"/>
    </style:style>
    <style:style style:name="T338_12" style:family="text">
      <style:text-properties fo:font-style="italic" style:font-style-asian="italic" style:font-style-complex="italic"/>
    </style:style>
    <style:style style:name="T338_13" style:family="text">
      <style:text-properties fo:font-style="italic" style:font-style-asian="italic" style:font-style-complex="italic"/>
    </style:style>
    <style:style style:name="T338_14" style:family="text">
      <style:text-properties fo:font-style="italic" style:font-style-asian="italic" style:font-style-complex="italic"/>
    </style:style>
    <style:style style:name="T338_15" style:family="text">
      <style:text-properties fo:font-style="italic" style:font-style-asian="italic" style:font-style-complex="italic"/>
    </style:style>
    <style:style style:name="T338_16" style:family="text">
      <style:text-properties fo:font-style="italic" style:font-style-asian="italic" style:font-style-complex="italic"/>
    </style:style>
    <style:style style:name="T338_17" style:family="text">
      <style:text-properties fo:font-style="italic" style:font-style-asian="italic" style:font-style-complex="italic"/>
    </style:style>
    <style:style style:name="T338_18" style:family="text">
      <style:text-properties fo:font-style="italic" style:font-style-asian="italic" style:font-style-complex="italic"/>
    </style:style>
    <style:style style:name="T338_19" style:family="text">
      <style:text-properties fo:font-style="italic" style:font-style-asian="italic" style:font-style-complex="italic"/>
    </style:style>
    <style:style style:name="T338_20" style:family="text">
      <style:text-properties fo:font-style="italic" style:font-style-asian="italic" style:font-style-complex="italic"/>
    </style:style>
    <style:style style:name="T338_21" style:family="text">
      <style:text-properties fo:font-style="italic" style:font-style-asian="italic" style:font-style-complex="italic"/>
    </style:style>
    <style:style style:name="T338_22" style:family="text"/>
    <style:style style:name="T338_23" style:family="text">
      <style:text-properties fo:font-style="italic" style:font-style-asian="italic" style:font-style-complex="italic"/>
    </style:style>
    <style:style style:name="T338_24" style:family="text">
      <style:text-properties fo:font-style="italic" style:font-style-asian="italic" style:font-style-complex="italic"/>
    </style:style>
    <style:style style:name="T338_25" style:family="text">
      <style:text-properties fo:font-style="italic" style:font-style-asian="italic" style:font-style-complex="italic"/>
    </style:style>
    <style:style style:name="T338_26" style:family="text">
      <style:text-properties fo:font-style="italic" style:font-style-asian="italic" style:font-style-complex="italic"/>
    </style:style>
    <style:style style:name="T338_27" style:family="text">
      <style:text-properties fo:font-style="italic" style:font-style-asian="italic" style:font-style-complex="italic"/>
    </style:style>
    <style:style style:name="T338_28" style:family="text">
      <style:text-properties fo:font-style="italic" style:font-style-asian="italic" style:font-style-complex="italic"/>
    </style:style>
    <style:style style:name="T338_29" style:family="text">
      <style:text-properties fo:font-style="italic" style:font-style-asian="italic" style:font-style-complex="italic"/>
    </style:style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P339" style:family="paragraph" style:parent-style-name="Standard">
      <style:paragraph-properties fo:break-before="auto" fo:line-height="115%" fo:margin-left="0.847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>
      <style:text-properties fo:font-style="italic" style:font-style-asian="italic" style:font-style-complex="italic"/>
    </style:style>
    <style:style style:name="T339_30" style:family="text">
      <style:text-properties fo:font-style="italic" style:font-style-asian="italic" style:font-style-complex="italic"/>
    </style:style>
    <style:style style:name="T339_31" style:family="text">
      <style:text-properties fo:font-style="italic" style:font-style-asian="italic" style:font-style-complex="italic"/>
    </style:style>
    <style:style style:name="T339_32" style:family="text">
      <style:text-properties fo:font-style="italic" style:font-style-asian="italic" style:font-style-complex="italic"/>
    </style:style>
    <style:style style:name="T339_33" style:family="text">
      <style:text-properties fo:font-style="italic" style:font-style-asian="italic" style:font-style-complex="italic"/>
    </style:style>
    <style:style style:name="T339_34" style:family="text">
      <style:text-properties fo:font-style="italic" style:font-style-asian="italic" style:font-style-complex="italic"/>
    </style:style>
    <style:style style:name="T339_35" style:family="text">
      <style:text-properties fo:font-style="italic" style:font-style-asian="italic" style:font-style-complex="italic"/>
    </style:style>
    <style:style style:name="T339_36" style:family="text">
      <style:text-properties fo:font-style="italic" style:font-style-asian="italic" style:font-style-complex="italic"/>
    </style:style>
    <style:style style:name="T339_37" style:family="text">
      <style:text-properties fo:font-style="italic" style:font-style-asian="italic" style:font-style-complex="italic"/>
    </style:style>
    <style:style style:name="T339_38" style:family="text"/>
    <style:style style:name="T339_39" style:family="text">
      <style:text-properties fo:font-style="italic" style:font-style-asian="italic" style:font-style-complex="italic"/>
    </style:style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P340" style:family="paragraph" style:parent-style-name="Standard">
      <style:paragraph-properties fo:break-before="auto" fo:line-height="115%" fo:margin-left="0.847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T340_39" style:family="text">
      <style:text-properties fo:font-style="italic" style:font-style-asian="italic" style:font-style-complex="italic"/>
    </style:style>
    <style:style style:name="T340_40" style:family="text">
      <style:text-properties fo:font-style="italic" style:font-style-asian="italic" style:font-style-complex="italic"/>
    </style:style>
    <style:style style:name="T340_41" style:family="text">
      <style:text-properties fo:font-style="italic" style:font-style-asian="italic" style:font-style-complex="italic"/>
    </style:style>
    <style:style style:name="T340_42" style:family="text">
      <style:text-properties fo:font-style="italic" style:font-style-asian="italic" style:font-style-complex="italic"/>
    </style:style>
    <style:style style:name="T340_43" style:family="text">
      <style:text-properties fo:font-style="italic" style:font-style-asian="italic" style:font-style-complex="italic"/>
    </style:style>
    <style:style style:name="T340_44" style:family="text"/>
    <style:style style:name="T340_45" style:family="text">
      <style:text-properties fo:font-style="italic" style:font-style-asian="italic" style:font-style-complex="italic"/>
    </style:style>
    <style:style style:name="T340_46" style:family="text"/>
    <style:style style:name="T340_47" style:family="text"/>
    <style:style style:name="T340_48" style:family="text"/>
    <style:style style:name="T340_49" style:family="text"/>
    <style:style style:name="T340_50" style:family="text"/>
    <style:style style:name="T340_51" style:family="text"/>
    <style:style style:name="T340_52" style:family="text"/>
    <style:style style:name="T340_53" style:family="text"/>
    <style:style style:name="T340_54" style:family="text"/>
    <style:style style:name="T340_55" style:family="text"/>
    <style:style style:name="T340_56" style:family="text"/>
    <style:style style:name="T340_57" style:family="text"/>
    <style:style style:name="T340_58" style:family="text"/>
    <style:style style:name="T340_59" style:family="text"/>
    <style:style style:name="T340_60" style:family="text"/>
    <style:style style:name="T340_61" style:family="text"/>
    <style:style style:name="T340_62" style:family="text"/>
    <style:style style:name="T340_63" style:family="text"/>
    <style:style style:name="T340_64" style:family="text"/>
    <style:style style:name="P341" style:family="paragraph" style:parent-style-name="Standard">
      <style:paragraph-properties fo:break-before="auto" fo:line-height="115%" fo:margin-left="0.847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T341_34" style:family="text"/>
    <style:style style:name="T341_35" style:family="text"/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/>
    <style:style style:name="T341_45" style:family="text"/>
    <style:style style:name="T341_46" style:family="text"/>
    <style:style style:name="T341_47" style:family="text"/>
    <style:style style:name="T341_48" style:family="text"/>
    <style:style style:name="T341_49" style:family="text"/>
    <style:style style:name="T341_50" style:family="text"/>
    <style:style style:name="T341_51" style:family="text"/>
    <style:style style:name="T341_52" style:family="text"/>
    <style:style style:name="T341_53" style:family="text"/>
    <style:style style:name="T341_54" style:family="text"/>
    <style:style style:name="T341_55" style:family="text"/>
    <style:style style:name="T341_56" style:family="text"/>
    <style:style style:name="T341_57" style:family="text"/>
    <style:style style:name="T341_58" style:family="text"/>
    <style:style style:name="T341_59" style:family="text"/>
    <style:style style:name="T341_60" style:family="text"/>
    <style:style style:name="T341_61" style:family="text"/>
    <style:style style:name="T341_62" style:family="text"/>
    <style:style style:name="T341_63" style:family="text">
      <style:text-properties fo:font-style="italic" style:font-style-asian="italic" style:font-style-complex="italic"/>
    </style:style>
    <style:style style:name="T341_64" style:family="text">
      <style:text-properties fo:font-style="italic" style:font-style-asian="italic" style:font-style-complex="italic"/>
    </style:style>
    <style:style style:name="T341_65" style:family="text"/>
    <style:style style:name="T341_66" style:family="text"/>
    <style:style style:name="T341_67" style:family="text"/>
    <style:style style:name="T341_68" style:family="text"/>
    <style:style style:name="T341_69" style:family="text"/>
    <style:style style:name="T341_70" style:family="text"/>
    <style:style style:name="P342" style:family="paragraph" style:parent-style-name="Standard">
      <style:paragraph-properties fo:break-before="auto" fo:line-height="115%" fo:margin-left="0.847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>
      <style:text-properties fo:font-style="italic" style:font-style-asian="italic" style:font-style-complex="italic"/>
    </style:style>
    <style:style style:name="T342_18" style:family="text">
      <style:text-properties fo:font-style="italic" style:font-style-asian="italic" style:font-style-complex="italic"/>
    </style:style>
    <style:style style:name="T342_19" style:family="text">
      <style:text-properties fo:font-style="italic" style:font-style-asian="italic" style:font-style-complex="italic"/>
    </style:style>
    <style:style style:name="T342_20" style:family="text"/>
    <style:style style:name="T342_21" style:family="text">
      <style:text-properties fo:font-style="italic" style:font-style-asian="italic" style:font-style-complex="italic"/>
    </style:style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P343" style:family="paragraph" style:parent-style-name="Standard">
      <style:paragraph-properties fo:break-before="auto" fo:line-height="115%" fo:margin-left="0.847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/>
    <style:style style:name="T343_36" style:family="text"/>
    <style:style style:name="T343_37" style:family="text"/>
    <style:style style:name="T343_38" style:family="text"/>
    <style:style style:name="T343_39" style:family="text">
      <style:text-properties fo:font-style="italic" style:font-style-asian="italic" style:font-style-complex="italic"/>
    </style:style>
    <style:style style:name="T343_40" style:family="text">
      <style:text-properties fo:font-style="italic" style:font-style-asian="italic" style:font-style-complex="italic"/>
    </style:style>
    <style:style style:name="T343_41" style:family="text">
      <style:text-properties fo:font-style="italic" style:font-style-asian="italic" style:font-style-complex="italic"/>
    </style:style>
    <style:style style:name="T343_42" style:family="text">
      <style:text-properties fo:font-style="italic" style:font-style-asian="italic" style:font-style-complex="italic"/>
    </style:style>
    <style:style style:name="T343_43" style:family="text">
      <style:text-properties fo:font-style="italic" style:font-style-asian="italic" style:font-style-complex="italic"/>
    </style:style>
    <style:style style:name="T343_44" style:family="text"/>
    <style:style style:name="T343_45" style:family="text">
      <style:text-properties fo:font-style="italic" style:font-style-asian="italic" style:font-style-complex="italic"/>
    </style:style>
    <style:style style:name="T343_46" style:family="text"/>
    <style:style style:name="T343_47" style:family="text"/>
    <style:style style:name="T343_48" style:family="text"/>
    <style:style style:name="T343_49" style:family="text"/>
    <style:style style:name="T343_50" style:family="text"/>
    <style:style style:name="P344" style:family="paragraph" style:parent-style-name="Standard">
      <style:paragraph-properties fo:break-before="auto" fo:line-height="115%" fo:margin-left="0.847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T344_60" style:family="text"/>
    <style:style style:name="T344_61" style:family="text"/>
    <style:style style:name="T344_62" style:family="text"/>
    <style:style style:name="T344_63" style:family="text">
      <style:text-properties fo:font-style="italic" style:font-style-asian="italic" style:font-style-complex="italic"/>
    </style:style>
    <style:style style:name="T344_64" style:family="text">
      <style:text-properties fo:font-style="italic" style:font-style-asian="italic" style:font-style-complex="italic"/>
    </style:style>
    <style:style style:name="T344_65" style:family="text">
      <style:text-properties fo:font-style="italic" style:font-style-asian="italic" style:font-style-complex="italic"/>
    </style:style>
    <style:style style:name="T344_66" style:family="text"/>
    <style:style style:name="T344_67" style:family="text">
      <style:text-properties fo:font-style="italic" style:font-style-asian="italic" style:font-style-complex="italic"/>
    </style:style>
    <style:style style:name="T344_68" style:family="text"/>
    <style:style style:name="T344_69" style:family="text"/>
    <style:style style:name="T344_70" style:family="text"/>
    <style:style style:name="P345" style:family="paragraph" style:parent-style-name="Standard">
      <style:paragraph-properties fo:break-before="auto" fo:line-height="115%" fo:margin-left="0.847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>
      <style:text-properties fo:font-style="italic" style:font-style-asian="italic" style:font-style-complex="italic"/>
    </style:style>
    <style:style style:name="T345_26" style:family="text">
      <style:text-properties fo:font-style="italic" style:font-style-asian="italic" style:font-style-complex="italic"/>
    </style:style>
    <style:style style:name="T345_27" style:family="text">
      <style:text-properties fo:font-style="italic" style:font-style-asian="italic" style:font-style-complex="italic"/>
    </style:style>
    <style:style style:name="T345_28" style:family="text">
      <style:text-properties fo:font-style="italic" style:font-style-asian="italic" style:font-style-complex="italic"/>
    </style:style>
    <style:style style:name="T345_29" style:family="text">
      <style:text-properties fo:font-style="italic" style:font-style-asian="italic" style:font-style-complex="italic"/>
    </style:style>
    <style:style style:name="T345_30" style:family="text"/>
    <style:style style:name="T345_31" style:family="text">
      <style:text-properties fo:font-style="italic" style:font-style-asian="italic" style:font-style-complex="italic"/>
    </style:style>
    <style:style style:name="T345_32" style:family="text"/>
    <style:style style:name="T345_33" style:family="text"/>
    <style:style style:name="T345_34" style:family="text"/>
    <style:style style:name="T345_35" style:family="text"/>
    <style:style style:name="T345_36" style:family="text"/>
    <style:style style:name="T345_37" style:family="text"/>
    <style:style style:name="T345_38" style:family="text"/>
    <style:style style:name="T345_39" style:family="text"/>
    <style:style style:name="T345_40" style:family="text"/>
    <style:style style:name="T345_41" style:family="text"/>
    <style:style style:name="T345_42" style:family="text"/>
    <style:style style:name="T345_43" style:family="text"/>
    <style:style style:name="T345_44" style:family="text"/>
    <style:style style:name="T345_45" style:family="text"/>
    <style:style style:name="T345_46" style:family="text"/>
    <style:style style:name="T345_47" style:family="text"/>
    <style:style style:name="T345_48" style:family="text"/>
    <style:style style:name="T345_49" style:family="text"/>
    <style:style style:name="T345_50" style:family="text"/>
    <style:style style:name="P346" style:family="paragraph" style:parent-style-name="Standard">
      <style:paragraph-properties fo:break-before="auto" fo:line-height="115%" fo:margin-left="0.847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>
      <style:text-properties fo:font-style="italic" style:font-style-asian="italic" style:font-style-complex="italic"/>
    </style:style>
    <style:style style:name="T346_50" style:family="text">
      <style:text-properties fo:font-style="italic" style:font-style-asian="italic" style:font-style-complex="italic"/>
    </style:style>
    <style:style style:name="T346_51" style:family="text">
      <style:text-properties fo:font-style="italic" style:font-style-asian="italic" style:font-style-complex="italic"/>
    </style:style>
    <style:style style:name="T346_52" style:family="text">
      <style:text-properties fo:font-style="italic" style:font-style-asian="italic" style:font-style-complex="italic"/>
    </style:style>
    <style:style style:name="T346_53" style:family="text">
      <style:text-properties fo:font-style="italic" style:font-style-asian="italic" style:font-style-complex="italic"/>
    </style:style>
    <style:style style:name="T346_54" style:family="text">
      <style:text-properties fo:font-style="italic" style:font-style-asian="italic" style:font-style-complex="italic"/>
    </style:style>
    <style:style style:name="T346_55" style:family="text">
      <style:text-properties fo:font-style="italic" style:font-style-asian="italic" style:font-style-complex="italic"/>
    </style:style>
    <style:style style:name="T346_56" style:family="text">
      <style:text-properties fo:font-style="italic" style:font-style-asian="italic" style:font-style-complex="italic"/>
    </style:style>
    <style:style style:name="T346_57" style:family="text">
      <style:text-properties fo:font-style="italic" style:font-style-asian="italic" style:font-style-complex="italic"/>
    </style:style>
    <style:style style:name="T346_58" style:family="text"/>
    <style:style style:name="T346_59" style:family="text">
      <style:text-properties fo:font-style="italic" style:font-style-asian="italic" style:font-style-complex="italic"/>
    </style:style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P347" style:family="paragraph" style:parent-style-name="Standard">
      <style:paragraph-properties fo:break-before="auto" fo:line-height="115%" fo:margin-left="0.847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>
      <style:text-properties fo:font-style="italic" style:font-style-asian="italic" style:font-style-complex="italic"/>
    </style:style>
    <style:style style:name="T347_46" style:family="text">
      <style:text-properties fo:font-style="italic" style:font-style-asian="italic" style:font-style-complex="italic"/>
    </style:style>
    <style:style style:name="T347_47" style:family="text">
      <style:text-properties fo:font-style="italic" style:font-style-asian="italic" style:font-style-complex="italic"/>
    </style:style>
    <style:style style:name="T347_48" style:family="text">
      <style:text-properties fo:font-style="italic" style:font-style-asian="italic" style:font-style-complex="italic"/>
    </style:style>
    <style:style style:name="T347_49" style:family="text">
      <style:text-properties fo:font-style="italic" style:font-style-asian="italic" style:font-style-complex="italic"/>
    </style:style>
    <style:style style:name="T347_50" style:family="text">
      <style:text-properties fo:font-style="italic" style:font-style-asian="italic" style:font-style-complex="italic"/>
    </style:style>
    <style:style style:name="T347_51" style:family="text">
      <style:text-properties fo:font-style="italic" style:font-style-asian="italic" style:font-style-complex="italic"/>
    </style:style>
    <style:style style:name="T347_52" style:family="text">
      <style:text-properties fo:font-style="italic" style:font-style-asian="italic" style:font-style-complex="italic"/>
    </style:style>
    <style:style style:name="T347_53" style:family="text">
      <style:text-properties fo:font-style="italic" style:font-style-asian="italic" style:font-style-complex="italic"/>
    </style:style>
    <style:style style:name="T347_54" style:family="text">
      <style:text-properties fo:font-style="italic" style:font-style-asian="italic" style:font-style-complex="italic"/>
    </style:style>
    <style:style style:name="T347_55" style:family="text">
      <style:text-properties fo:font-style="italic" style:font-style-asian="italic" style:font-style-complex="italic"/>
    </style:style>
    <style:style style:name="T347_56" style:family="text">
      <style:text-properties fo:font-style="italic" style:font-style-asian="italic" style:font-style-complex="italic"/>
    </style:style>
    <style:style style:name="T347_57" style:family="text">
      <style:text-properties fo:font-style="italic" style:font-style-asian="italic" style:font-style-complex="italic"/>
    </style:style>
    <style:style style:name="T347_58" style:family="text">
      <style:text-properties fo:font-style="italic" style:font-style-asian="italic" style:font-style-complex="italic"/>
    </style:style>
    <style:style style:name="T347_59" style:family="text">
      <style:text-properties fo:font-style="italic" style:font-style-asian="italic" style:font-style-complex="italic"/>
    </style:style>
    <style:style style:name="T347_60" style:family="text">
      <style:text-properties fo:font-style="italic" style:font-style-asian="italic" style:font-style-complex="italic"/>
    </style:style>
    <style:style style:name="T347_61" style:family="text">
      <style:text-properties fo:font-style="italic" style:font-style-asian="italic" style:font-style-complex="italic"/>
    </style:style>
    <style:style style:name="T347_62" style:family="text">
      <style:text-properties fo:font-style="italic" style:font-style-asian="italic" style:font-style-complex="italic"/>
    </style:style>
    <style:style style:name="T347_63" style:family="text">
      <style:text-properties fo:font-style="italic" style:font-style-asian="italic" style:font-style-complex="italic"/>
    </style:style>
    <style:style style:name="T347_64" style:family="text">
      <style:text-properties fo:font-style="italic" style:font-style-asian="italic" style:font-style-complex="italic"/>
    </style:style>
    <style:style style:name="T347_65" style:family="text">
      <style:text-properties fo:font-style="italic" style:font-style-asian="italic" style:font-style-complex="italic"/>
    </style:style>
    <style:style style:name="T347_66" style:family="text">
      <style:text-properties fo:font-style="italic" style:font-style-asian="italic" style:font-style-complex="italic"/>
    </style:style>
    <style:style style:name="T347_67" style:family="text">
      <style:text-properties fo:font-style="italic" style:font-style-asian="italic" style:font-style-complex="italic"/>
    </style:style>
    <style:style style:name="T347_68" style:family="text">
      <style:text-properties fo:font-style="italic" style:font-style-asian="italic" style:font-style-complex="italic"/>
    </style:style>
    <style:style style:name="T347_69" style:family="text">
      <style:text-properties fo:font-style="italic" style:font-style-asian="italic" style:font-style-complex="italic"/>
    </style:style>
    <style:style style:name="T347_70" style:family="text"/>
    <style:style style:name="T347_71" style:family="text">
      <style:text-properties fo:font-style="italic" style:font-style-asian="italic" style:font-style-complex="italic"/>
    </style:style>
    <style:style style:name="T347_72" style:family="text"/>
    <style:style style:name="T347_73" style:family="text"/>
    <style:style style:name="T347_74" style:family="text"/>
    <style:style style:name="T347_75" style:family="text"/>
    <style:style style:name="T347_76" style:family="text"/>
    <style:style style:name="P348" style:family="paragraph" style:parent-style-name="Standard">
      <style:paragraph-properties fo:break-before="auto" fo:line-height="115%" fo:margin-left="0.847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>
      <style:text-properties fo:font-style="italic" style:font-style-asian="italic" style:font-style-complex="italic"/>
    </style:style>
    <style:style style:name="T348_42" style:family="text">
      <style:text-properties fo:font-style="italic" style:font-style-asian="italic" style:font-style-complex="italic"/>
    </style:style>
    <style:style style:name="T348_43" style:family="text">
      <style:text-properties fo:font-style="italic" style:font-style-asian="italic" style:font-style-complex="italic"/>
    </style:style>
    <style:style style:name="T348_44" style:family="text">
      <style:text-properties fo:font-style="italic" style:font-style-asian="italic" style:font-style-complex="italic"/>
    </style:style>
    <style:style style:name="T348_45" style:family="text">
      <style:text-properties fo:font-style="italic" style:font-style-asian="italic" style:font-style-complex="italic"/>
    </style:style>
    <style:style style:name="T348_46" style:family="text"/>
    <style:style style:name="T348_47" style:family="text">
      <style:text-properties fo:font-style="italic" style:font-style-asian="italic" style:font-style-complex="italic"/>
    </style:style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P349" style:family="paragraph" style:parent-style-name="Standard">
      <style:paragraph-properties fo:break-before="auto" fo:line-height="115%" fo:margin-left="0.847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T349_26" style:family="text"/>
    <style:style style:name="T349_27" style:family="text"/>
    <style:style style:name="T349_28" style:family="text"/>
    <style:style style:name="T349_29" style:family="text"/>
    <style:style style:name="T349_30" style:family="text"/>
    <style:style style:name="T349_31" style:family="text"/>
    <style:style style:name="T349_32" style:family="text"/>
    <style:style style:name="T349_33" style:family="text"/>
    <style:style style:name="T349_34" style:family="text"/>
    <style:style style:name="T349_35" style:family="text"/>
    <style:style style:name="T349_36" style:family="text"/>
    <style:style style:name="T349_37" style:family="text">
      <style:text-properties fo:font-style="italic" style:font-style-asian="italic" style:font-style-complex="italic"/>
    </style:style>
    <style:style style:name="T349_38" style:family="text">
      <style:text-properties fo:font-style="italic" style:font-style-asian="italic" style:font-style-complex="italic"/>
    </style:style>
    <style:style style:name="T349_39" style:family="text">
      <style:text-properties fo:font-style="italic" style:font-style-asian="italic" style:font-style-complex="italic"/>
    </style:style>
    <style:style style:name="T349_40" style:family="text">
      <style:text-properties fo:font-style="italic" style:font-style-asian="italic" style:font-style-complex="italic"/>
    </style:style>
    <style:style style:name="T349_41" style:family="text">
      <style:text-properties fo:font-style="italic" style:font-style-asian="italic" style:font-style-complex="italic"/>
    </style:style>
    <style:style style:name="T349_42" style:family="text">
      <style:text-properties fo:font-style="italic" style:font-style-asian="italic" style:font-style-complex="italic"/>
    </style:style>
    <style:style style:name="T349_43" style:family="text">
      <style:text-properties fo:font-style="italic" style:font-style-asian="italic" style:font-style-complex="italic"/>
    </style:style>
    <style:style style:name="T349_44" style:family="text">
      <style:text-properties fo:font-style="italic" style:font-style-asian="italic" style:font-style-complex="italic"/>
    </style:style>
    <style:style style:name="T349_45" style:family="text">
      <style:text-properties fo:font-style="italic" style:font-style-asian="italic" style:font-style-complex="italic"/>
    </style:style>
    <style:style style:name="T349_46" style:family="text">
      <style:text-properties fo:font-style="italic" style:font-style-asian="italic" style:font-style-complex="italic"/>
    </style:style>
    <style:style style:name="T349_47" style:family="text">
      <style:text-properties fo:font-style="italic" style:font-style-asian="italic" style:font-style-complex="italic"/>
    </style:style>
    <style:style style:name="T349_48" style:family="text">
      <style:text-properties fo:font-style="italic" style:font-style-asian="italic" style:font-style-complex="italic"/>
    </style:style>
    <style:style style:name="T349_49" style:family="text">
      <style:text-properties fo:font-style="italic" style:font-style-asian="italic" style:font-style-complex="italic"/>
    </style:style>
    <style:style style:name="T349_50" style:family="text">
      <style:text-properties fo:font-style="italic" style:font-style-asian="italic" style:font-style-complex="italic"/>
    </style:style>
    <style:style style:name="T349_51" style:family="text">
      <style:text-properties fo:font-style="italic" style:font-style-asian="italic" style:font-style-complex="italic"/>
    </style:style>
    <style:style style:name="T349_52" style:family="text">
      <style:text-properties fo:font-style="italic" style:font-style-asian="italic" style:font-style-complex="italic"/>
    </style:style>
    <style:style style:name="T349_53" style:family="text">
      <style:text-properties fo:font-style="italic" style:font-style-asian="italic" style:font-style-complex="italic"/>
    </style:style>
    <style:style style:name="T349_54" style:family="text">
      <style:text-properties fo:font-style="italic" style:font-style-asian="italic" style:font-style-complex="italic"/>
    </style:style>
    <style:style style:name="T349_55" style:family="text">
      <style:text-properties fo:font-style="italic" style:font-style-asian="italic" style:font-style-complex="italic"/>
    </style:style>
    <style:style style:name="T349_56" style:family="text">
      <style:text-properties fo:font-style="italic" style:font-style-asian="italic" style:font-style-complex="italic"/>
    </style:style>
    <style:style style:name="T349_57" style:family="text">
      <style:text-properties fo:font-style="italic" style:font-style-asian="italic" style:font-style-complex="italic"/>
    </style:style>
    <style:style style:name="T349_58" style:family="text">
      <style:text-properties fo:font-style="italic" style:font-style-asian="italic" style:font-style-complex="italic"/>
    </style:style>
    <style:style style:name="T349_59" style:family="text">
      <style:text-properties fo:font-style="italic" style:font-style-asian="italic" style:font-style-complex="italic"/>
    </style:style>
    <style:style style:name="T349_60" style:family="text">
      <style:text-properties fo:font-style="italic" style:font-style-asian="italic" style:font-style-complex="italic"/>
    </style:style>
    <style:style style:name="T349_61" style:family="text">
      <style:text-properties fo:font-style="italic" style:font-style-asian="italic" style:font-style-complex="italic"/>
    </style:style>
    <style:style style:name="T349_62" style:family="text"/>
    <style:style style:name="T349_63" style:family="text">
      <style:text-properties fo:font-style="italic" style:font-style-asian="italic" style:font-style-complex="italic"/>
    </style:style>
    <style:style style:name="T349_64" style:family="text">
      <style:text-properties fo:font-style="italic" style:font-style-asian="italic" style:font-style-complex="italic"/>
    </style:style>
    <style:style style:name="T349_65" style:family="text">
      <style:text-properties fo:font-style="italic" style:font-style-asian="italic" style:font-style-complex="italic"/>
    </style:style>
    <style:style style:name="T349_66" style:family="text"/>
    <style:style style:name="T349_67" style:family="text"/>
    <style:style style:name="T349_68" style:family="text"/>
    <style:style style:name="T349_69" style:family="text"/>
    <style:style style:name="T349_70" style:family="text"/>
    <style:style style:name="P350" style:family="paragraph" style:parent-style-name="Standard">
      <style:paragraph-properties fo:break-before="auto" fo:line-height="115%" fo:margin-left="0.847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>
      <style:text-properties fo:font-style="italic" style:font-style-asian="italic" style:font-style-complex="italic"/>
    </style:style>
    <style:style style:name="T350_64" style:family="text">
      <style:text-properties fo:font-style="italic" style:font-style-asian="italic" style:font-style-complex="italic"/>
    </style:style>
    <style:style style:name="T350_65" style:family="text">
      <style:text-properties fo:font-style="italic" style:font-style-asian="italic" style:font-style-complex="italic"/>
    </style:style>
    <style:style style:name="T350_66" style:family="text"/>
    <style:style style:name="T350_67" style:family="text">
      <style:text-properties fo:font-style="italic" style:font-style-asian="italic" style:font-style-complex="italic"/>
    </style:style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P351" style:family="paragraph" style:parent-style-name="Standard">
      <style:paragraph-properties fo:break-before="auto" fo:line-height="115%" fo:margin-left="0.847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>
      <style:text-properties fo:font-style="italic" style:font-style-asian="italic" style:font-style-complex="italic"/>
    </style:style>
    <style:style style:name="T351_16" style:family="text">
      <style:text-properties fo:font-style="italic" style:font-style-asian="italic" style:font-style-complex="italic"/>
    </style:style>
    <style:style style:name="T351_17" style:family="text">
      <style:text-properties fo:font-style="italic" style:font-style-asian="italic" style:font-style-complex="italic"/>
    </style:style>
    <style:style style:name="T351_18" style:family="text"/>
    <style:style style:name="T351_19" style:family="text">
      <style:text-properties fo:font-style="italic" style:font-style-asian="italic" style:font-style-complex="italic"/>
    </style:style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P352" style:family="paragraph" style:parent-style-name="Standard">
      <style:paragraph-properties fo:break-before="auto" fo:line-height="115%" fo:margin-left="0.847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>
      <style:text-properties fo:font-style="italic" style:font-style-asian="italic" style:font-style-complex="italic"/>
    </style:style>
    <style:style style:name="T352_32" style:family="text">
      <style:text-properties fo:font-style="italic" style:font-style-asian="italic" style:font-style-complex="italic"/>
    </style:style>
    <style:style style:name="T352_33" style:family="text">
      <style:text-properties fo:font-style="italic" style:font-style-asian="italic" style:font-style-complex="italic"/>
    </style:style>
    <style:style style:name="T352_34" style:family="text"/>
    <style:style style:name="T352_35" style:family="text">
      <style:text-properties fo:font-style="italic" style:font-style-asian="italic" style:font-style-complex="italic"/>
    </style:style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P353" style:family="paragraph" style:parent-style-name="Standard">
      <style:paragraph-properties fo:break-before="auto" fo:line-height="115%" fo:margin-left="0.847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>
      <style:text-properties fo:font-style="italic" style:font-style-asian="italic" style:font-style-complex="italic"/>
    </style:style>
    <style:style style:name="T353_36" style:family="text"/>
    <style:style style:name="P354" style:family="paragraph" style:parent-style-name="Standard">
      <style:paragraph-properties fo:break-before="auto" fo:line-height="115%" fo:margin-left="0.847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>
      <style:text-properties fo:font-style="italic" style:font-style-asian="italic" style:font-style-complex="italic"/>
    </style:style>
    <style:style style:name="T354_56" style:family="text">
      <style:text-properties fo:font-style="italic" style:font-style-asian="italic" style:font-style-complex="italic"/>
    </style:style>
    <style:style style:name="T354_57" style:family="text">
      <style:text-properties fo:font-style="italic" style:font-style-asian="italic" style:font-style-complex="italic"/>
    </style:style>
    <style:style style:name="T354_58" style:family="text">
      <style:text-properties fo:font-style="italic" style:font-style-asian="italic" style:font-style-complex="italic"/>
    </style:style>
    <style:style style:name="T354_59" style:family="text">
      <style:text-properties fo:font-style="italic" style:font-style-asian="italic" style:font-style-complex="italic"/>
    </style:style>
    <style:style style:name="T354_60" style:family="text">
      <style:text-properties fo:font-style="italic" style:font-style-asian="italic" style:font-style-complex="italic"/>
    </style:style>
    <style:style style:name="T354_61" style:family="text">
      <style:text-properties fo:font-style="italic" style:font-style-asian="italic" style:font-style-complex="italic"/>
    </style:style>
    <style:style style:name="T354_62" style:family="text">
      <style:text-properties fo:font-style="italic" style:font-style-asian="italic" style:font-style-complex="italic"/>
    </style:style>
    <style:style style:name="T354_63" style:family="text">
      <style:text-properties fo:font-style="italic" style:font-style-asian="italic" style:font-style-complex="italic"/>
    </style:style>
    <style:style style:name="T354_64" style:family="text">
      <style:text-properties fo:font-style="italic" style:font-style-asian="italic" style:font-style-complex="italic"/>
    </style:style>
    <style:style style:name="T354_65" style:family="text"/>
    <style:style style:name="T354_66" style:family="text">
      <style:text-properties fo:font-style="italic" style:font-style-asian="italic" style:font-style-complex="italic"/>
    </style:style>
    <style:style style:name="T354_67" style:family="text"/>
    <style:style style:name="T354_68" style:family="text"/>
    <style:style style:name="T354_69" style:family="text"/>
    <style:style style:name="T354_70" style:family="text"/>
    <style:style style:name="T354_71" style:family="text"/>
    <style:style style:name="P355" style:family="paragraph" style:parent-style-name="Standard">
      <style:paragraph-properties fo:break-before="auto" fo:line-height="115%" fo:margin-left="0.847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>
      <style:text-properties fo:font-style="italic" style:font-style-asian="italic" style:font-style-complex="italic"/>
    </style:style>
    <style:style style:name="T355_40" style:family="text">
      <style:text-properties fo:font-style="italic" style:font-style-asian="italic" style:font-style-complex="italic"/>
    </style:style>
    <style:style style:name="T355_41" style:family="text">
      <style:text-properties fo:font-style="italic" style:font-style-asian="italic" style:font-style-complex="italic"/>
    </style:style>
    <style:style style:name="T355_42" style:family="text">
      <style:text-properties fo:font-style="italic" style:font-style-asian="italic" style:font-style-complex="italic"/>
    </style:style>
    <style:style style:name="T355_43" style:family="text">
      <style:text-properties fo:font-style="italic" style:font-style-asian="italic" style:font-style-complex="italic"/>
    </style:style>
    <style:style style:name="T355_44" style:family="text">
      <style:text-properties fo:font-style="italic" style:font-style-asian="italic" style:font-style-complex="italic"/>
    </style:style>
    <style:style style:name="T355_45" style:family="text">
      <style:text-properties fo:font-style="italic" style:font-style-asian="italic" style:font-style-complex="italic"/>
    </style:style>
    <style:style style:name="T355_46" style:family="text">
      <style:text-properties fo:font-style="italic" style:font-style-asian="italic" style:font-style-complex="italic"/>
    </style:style>
    <style:style style:name="T355_47" style:family="text">
      <style:text-properties fo:font-style="italic" style:font-style-asian="italic" style:font-style-complex="italic"/>
    </style:style>
    <style:style style:name="T355_48" style:family="text">
      <style:text-properties fo:font-style="italic" style:font-style-asian="italic" style:font-style-complex="italic"/>
    </style:style>
    <style:style style:name="T355_49" style:family="text"/>
    <style:style style:name="T355_50" style:family="text">
      <style:text-properties fo:font-style="italic" style:font-style-asian="italic" style:font-style-complex="italic"/>
    </style:style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P356" style:family="paragraph" style:parent-style-name="Standard">
      <style:paragraph-properties fo:break-before="auto" fo:line-height="115%" fo:margin-left="0.847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>
      <style:text-properties fo:font-style="italic" style:font-style-asian="italic" style:font-style-complex="italic"/>
    </style:style>
    <style:style style:name="T356_38" style:family="text">
      <style:text-properties fo:font-style="italic" style:font-style-asian="italic" style:font-style-complex="italic"/>
    </style:style>
    <style:style style:name="T356_39" style:family="text">
      <style:text-properties fo:font-style="italic" style:font-style-asian="italic" style:font-style-complex="italic"/>
    </style:style>
    <style:style style:name="T356_40" style:family="text">
      <style:text-properties fo:font-style="italic" style:font-style-asian="italic" style:font-style-complex="italic"/>
    </style:style>
    <style:style style:name="T356_41" style:family="text">
      <style:text-properties fo:font-style="italic" style:font-style-asian="italic" style:font-style-complex="italic"/>
    </style:style>
    <style:style style:name="T356_42" style:family="text">
      <style:text-properties fo:font-style="italic" style:font-style-asian="italic" style:font-style-complex="italic"/>
    </style:style>
    <style:style style:name="T356_43" style:family="text">
      <style:text-properties fo:font-style="italic" style:font-style-asian="italic" style:font-style-complex="italic"/>
    </style:style>
    <style:style style:name="T356_44" style:family="text">
      <style:text-properties fo:font-style="italic" style:font-style-asian="italic" style:font-style-complex="italic"/>
    </style:style>
    <style:style style:name="T356_45" style:family="text">
      <style:text-properties fo:font-style="italic" style:font-style-asian="italic" style:font-style-complex="italic"/>
    </style:style>
    <style:style style:name="T356_46" style:family="text"/>
    <style:style style:name="T356_47" style:family="text"/>
    <style:style style:name="T356_48" style:family="text"/>
    <style:style style:name="T356_49" style:family="text"/>
    <style:style style:name="T356_50" style:family="text"/>
    <style:style style:name="T356_51" style:family="text"/>
    <style:style style:name="T356_52" style:family="text"/>
    <style:style style:name="T356_53" style:family="text"/>
    <style:style style:name="T356_54" style:family="text"/>
    <style:style style:name="T356_55" style:family="text"/>
    <style:style style:name="T356_56" style:family="text"/>
    <style:style style:name="T356_57" style:family="text"/>
    <style:style style:name="T356_58" style:family="text"/>
    <style:style style:name="T356_59" style:family="text"/>
    <style:style style:name="T356_60" style:family="text"/>
    <style:style style:name="T356_61" style:family="text"/>
    <style:style style:name="T356_62" style:family="text"/>
    <style:style style:name="T356_63" style:family="text"/>
    <style:style style:name="T356_64" style:family="text"/>
    <style:style style:name="T356_65" style:family="text"/>
    <style:style style:name="T356_66" style:family="text"/>
    <style:style style:name="T356_67" style:family="text"/>
    <style:style style:name="P357" style:family="paragraph" style:parent-style-name="Standard">
      <style:paragraph-properties fo:break-before="auto" fo:line-height="115%" fo:margin-left="0.847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>
      <style:text-properties fo:font-style="italic" style:font-style-asian="italic" style:font-style-complex="italic"/>
    </style:style>
    <style:style style:name="T357_32" style:family="text">
      <style:text-properties fo:font-style="italic" style:font-style-asian="italic" style:font-style-complex="italic"/>
    </style:style>
    <style:style style:name="T357_33" style:family="text">
      <style:text-properties fo:font-style="italic" style:font-style-asian="italic" style:font-style-complex="italic"/>
    </style:style>
    <style:style style:name="T357_34" style:family="text"/>
    <style:style style:name="T357_35" style:family="text">
      <style:text-properties fo:font-style="italic" style:font-style-asian="italic" style:font-style-complex="italic"/>
    </style:style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T357_49" style:family="text"/>
    <style:style style:name="T357_50" style:family="text"/>
    <style:style style:name="T357_51" style:family="text"/>
    <style:style style:name="T357_52" style:family="text"/>
    <style:style style:name="T357_53" style:family="text"/>
    <style:style style:name="T357_54" style:family="text"/>
    <style:style style:name="P358" style:family="paragraph" style:parent-style-name="Standard">
      <style:paragraph-properties fo:break-before="auto" fo:line-height="115%" fo:margin-left="0.847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>
      <style:text-properties fo:font-style="italic" style:font-style-asian="italic" style:font-style-complex="italic"/>
    </style:style>
    <style:style style:name="T358_48" style:family="text">
      <style:text-properties fo:font-style="italic" style:font-style-asian="italic" style:font-style-complex="italic"/>
    </style:style>
    <style:style style:name="T358_49" style:family="text">
      <style:text-properties fo:font-style="italic" style:font-style-asian="italic" style:font-style-complex="italic"/>
    </style:style>
    <style:style style:name="T358_50" style:family="text">
      <style:text-properties fo:font-style="italic" style:font-style-asian="italic" style:font-style-complex="italic"/>
    </style:style>
    <style:style style:name="T358_51" style:family="text">
      <style:text-properties fo:font-style="italic" style:font-style-asian="italic" style:font-style-complex="italic"/>
    </style:style>
    <style:style style:name="T358_52" style:family="text">
      <style:text-properties fo:font-style="italic" style:font-style-asian="italic" style:font-style-complex="italic"/>
    </style:style>
    <style:style style:name="T358_53" style:family="text"/>
    <style:style style:name="T358_54" style:family="text">
      <style:text-properties fo:font-style="italic" style:font-style-asian="italic" style:font-style-complex="italic"/>
    </style:style>
    <style:style style:name="T358_55" style:family="text"/>
    <style:style style:name="T358_56" style:family="text"/>
    <style:style style:name="T358_57" style:family="text"/>
    <style:style style:name="T358_58" style:family="text"/>
    <style:style style:name="T358_59" style:family="text"/>
    <style:style style:name="T358_60" style:family="text"/>
    <style:style style:name="T358_61" style:family="text"/>
    <style:style style:name="P359" style:family="paragraph" style:parent-style-name="Standard">
      <style:paragraph-properties fo:break-before="auto" fo:line-height="115%" fo:margin-left="0.847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T359_37" style:family="text"/>
    <style:style style:name="T359_38" style:family="text"/>
    <style:style style:name="T359_39" style:family="text"/>
    <style:style style:name="T359_40" style:family="text"/>
    <style:style style:name="T359_41" style:family="text"/>
    <style:style style:name="T359_42" style:family="text"/>
    <style:style style:name="T359_43" style:family="text"/>
    <style:style style:name="T359_44" style:family="text"/>
    <style:style style:name="T359_45" style:family="text"/>
    <style:style style:name="T359_46" style:family="text"/>
    <style:style style:name="T359_47" style:family="text"/>
    <style:style style:name="T359_48" style:family="text"/>
    <style:style style:name="T359_49" style:family="text"/>
    <style:style style:name="T359_50" style:family="text"/>
    <style:style style:name="T359_51" style:family="text"/>
    <style:style style:name="T359_52" style:family="text"/>
    <style:style style:name="T359_53" style:family="text">
      <style:text-properties fo:font-style="italic" style:font-style-asian="italic" style:font-style-complex="italic"/>
    </style:style>
    <style:style style:name="T359_54" style:family="text">
      <style:text-properties fo:font-style="italic" style:font-style-asian="italic" style:font-style-complex="italic"/>
    </style:style>
    <style:style style:name="T359_55" style:family="text">
      <style:text-properties fo:font-style="italic" style:font-style-asian="italic" style:font-style-complex="italic"/>
    </style:style>
    <style:style style:name="T359_56" style:family="text">
      <style:text-properties fo:font-style="italic" style:font-style-asian="italic" style:font-style-complex="italic"/>
    </style:style>
    <style:style style:name="T359_57" style:family="text">
      <style:text-properties fo:font-style="italic" style:font-style-asian="italic" style:font-style-complex="italic"/>
    </style:style>
    <style:style style:name="T359_58" style:family="text"/>
    <style:style style:name="T359_59" style:family="text">
      <style:text-properties fo:font-style="italic" style:font-style-asian="italic" style:font-style-complex="italic"/>
    </style:style>
    <style:style style:name="T359_60" style:family="text"/>
    <style:style style:name="T359_61" style:family="text"/>
    <style:style style:name="T359_62" style:family="text"/>
    <style:style style:name="T359_63" style:family="text"/>
    <style:style style:name="T359_64" style:family="text"/>
    <style:style style:name="T359_65" style:family="text"/>
    <style:style style:name="T359_66" style:family="text"/>
    <style:style style:name="T359_67" style:family="text"/>
    <style:style style:name="T359_68" style:family="text"/>
    <style:style style:name="P360" style:family="paragraph" style:parent-style-name="Standard">
      <style:paragraph-properties fo:break-before="auto" fo:line-height="115%" fo:margin-left="0.847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>
      <style:text-properties fo:font-style="italic" style:font-style-asian="italic" style:font-style-complex="italic"/>
    </style:style>
    <style:style style:name="T360_42" style:family="text">
      <style:text-properties fo:font-style="italic" style:font-style-asian="italic" style:font-style-complex="italic"/>
    </style:style>
    <style:style style:name="T360_43" style:family="text">
      <style:text-properties fo:font-style="italic" style:font-style-asian="italic" style:font-style-complex="italic"/>
    </style:style>
    <style:style style:name="T360_44" style:family="text">
      <style:text-properties fo:font-style="italic" style:font-style-asian="italic" style:font-style-complex="italic"/>
    </style:style>
    <style:style style:name="T360_45" style:family="text">
      <style:text-properties fo:font-style="italic" style:font-style-asian="italic" style:font-style-complex="italic"/>
    </style:style>
    <style:style style:name="T360_46" style:family="text">
      <style:text-properties fo:font-style="italic" style:font-style-asian="italic" style:font-style-complex="italic"/>
    </style:style>
    <style:style style:name="T360_47" style:family="text">
      <style:text-properties fo:font-style="italic" style:font-style-asian="italic" style:font-style-complex="italic"/>
    </style:style>
    <style:style style:name="T360_48" style:family="text">
      <style:text-properties fo:font-style="italic" style:font-style-asian="italic" style:font-style-complex="italic"/>
    </style:style>
    <style:style style:name="T360_49" style:family="text">
      <style:text-properties fo:font-style="italic" style:font-style-asian="italic" style:font-style-complex="italic"/>
    </style:style>
    <style:style style:name="T360_50" style:family="text"/>
    <style:style style:name="T360_51" style:family="text">
      <style:text-properties fo:font-style="italic" style:font-style-asian="italic" style:font-style-complex="italic"/>
    </style:style>
    <style:style style:name="T360_52" style:family="text"/>
    <style:style style:name="P361" style:family="paragraph" style:parent-style-name="Standard">
      <style:paragraph-properties fo:break-before="auto" fo:line-height="115%" fo:margin-left="0.847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>
      <style:text-properties fo:font-style="italic" style:font-style-asian="italic" style:font-style-complex="italic"/>
    </style:style>
    <style:style style:name="T361_42" style:family="text">
      <style:text-properties fo:font-style="italic" style:font-style-asian="italic" style:font-style-complex="italic"/>
    </style:style>
    <style:style style:name="T361_43" style:family="text">
      <style:text-properties fo:font-style="italic" style:font-style-asian="italic" style:font-style-complex="italic"/>
    </style:style>
    <style:style style:name="T361_44" style:family="text">
      <style:text-properties fo:font-style="italic" style:font-style-asian="italic" style:font-style-complex="italic"/>
    </style:style>
    <style:style style:name="T361_45" style:family="text">
      <style:text-properties fo:font-style="italic" style:font-style-asian="italic" style:font-style-complex="italic"/>
    </style:style>
    <style:style style:name="T361_46" style:family="text">
      <style:text-properties fo:font-style="italic" style:font-style-asian="italic" style:font-style-complex="italic"/>
    </style:style>
    <style:style style:name="T361_47" style:family="text">
      <style:text-properties fo:font-style="italic" style:font-style-asian="italic" style:font-style-complex="italic"/>
    </style:style>
    <style:style style:name="T361_48" style:family="text"/>
    <style:style style:name="T361_49" style:family="text">
      <style:text-properties fo:font-style="italic" style:font-style-asian="italic" style:font-style-complex="italic"/>
    </style:style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P362" style:family="paragraph" style:parent-style-name="Standard">
      <style:paragraph-properties fo:break-before="auto" fo:line-height="115%" fo:margin-left="0.847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T362_27" style:family="text"/>
    <style:style style:name="T362_28" style:family="text"/>
    <style:style style:name="T362_29" style:family="text"/>
    <style:style style:name="T362_30" style:family="text"/>
    <style:style style:name="T362_31" style:family="text"/>
    <style:style style:name="T362_32" style:family="text"/>
    <style:style style:name="T362_33" style:family="text"/>
    <style:style style:name="T362_34" style:family="text"/>
    <style:style style:name="T362_35" style:family="text">
      <style:text-properties fo:font-style="italic" style:font-style-asian="italic" style:font-style-complex="italic"/>
    </style:style>
    <style:style style:name="T362_36" style:family="text">
      <style:text-properties fo:font-style="italic" style:font-style-asian="italic" style:font-style-complex="italic"/>
    </style:style>
    <style:style style:name="T362_37" style:family="text">
      <style:text-properties fo:font-style="italic" style:font-style-asian="italic" style:font-style-complex="italic"/>
    </style:style>
    <style:style style:name="T362_38" style:family="text">
      <style:text-properties fo:font-style="italic" style:font-style-asian="italic" style:font-style-complex="italic"/>
    </style:style>
    <style:style style:name="T362_39" style:family="text">
      <style:text-properties fo:font-style="italic" style:font-style-asian="italic" style:font-style-complex="italic"/>
    </style:style>
    <style:style style:name="T362_40" style:family="text">
      <style:text-properties fo:font-style="italic" style:font-style-asian="italic" style:font-style-complex="italic"/>
    </style:style>
    <style:style style:name="T362_41" style:family="text">
      <style:text-properties fo:font-style="italic" style:font-style-asian="italic" style:font-style-complex="italic"/>
    </style:style>
    <style:style style:name="T362_42" style:family="text">
      <style:text-properties fo:font-style="italic" style:font-style-asian="italic" style:font-style-complex="italic"/>
    </style:style>
    <style:style style:name="T362_43" style:family="text">
      <style:text-properties fo:font-style="italic" style:font-style-asian="italic" style:font-style-complex="italic"/>
    </style:style>
    <style:style style:name="T362_44" style:family="text">
      <style:text-properties fo:font-style="italic" style:font-style-asian="italic" style:font-style-complex="italic"/>
    </style:style>
    <style:style style:name="T362_45" style:family="text">
      <style:text-properties fo:font-style="italic" style:font-style-asian="italic" style:font-style-complex="italic"/>
    </style:style>
    <style:style style:name="T362_46" style:family="text">
      <style:text-properties fo:font-style="italic" style:font-style-asian="italic" style:font-style-complex="italic"/>
    </style:style>
    <style:style style:name="T362_47" style:family="text">
      <style:text-properties fo:font-style="italic" style:font-style-asian="italic" style:font-style-complex="italic"/>
    </style:style>
    <style:style style:name="T362_48" style:family="text">
      <style:text-properties fo:font-style="italic" style:font-style-asian="italic" style:font-style-complex="italic"/>
    </style:style>
    <style:style style:name="T362_49" style:family="text">
      <style:text-properties fo:font-style="italic" style:font-style-asian="italic" style:font-style-complex="italic"/>
    </style:style>
    <style:style style:name="T362_50" style:family="text">
      <style:text-properties fo:font-style="italic" style:font-style-asian="italic" style:font-style-complex="italic"/>
    </style:style>
    <style:style style:name="T362_51" style:family="text">
      <style:text-properties fo:font-style="italic" style:font-style-asian="italic" style:font-style-complex="italic"/>
    </style:style>
    <style:style style:name="T362_52" style:family="text">
      <style:text-properties fo:font-style="italic" style:font-style-asian="italic" style:font-style-complex="italic"/>
    </style:style>
    <style:style style:name="T362_53" style:family="text">
      <style:text-properties fo:font-style="italic" style:font-style-asian="italic" style:font-style-complex="italic"/>
    </style:style>
    <style:style style:name="T362_54" style:family="text"/>
    <style:style style:name="T362_55" style:family="text"/>
    <style:style style:name="T362_56" style:family="text"/>
    <style:style style:name="T362_57" style:family="text"/>
    <style:style style:name="T362_58" style:family="text"/>
    <style:style style:name="T362_59" style:family="text"/>
    <style:style style:name="T362_60" style:family="text"/>
    <style:style style:name="T362_61" style:family="text"/>
    <style:style style:name="T362_62" style:family="text"/>
    <style:style style:name="T362_63" style:family="text"/>
    <style:style style:name="T362_64" style:family="text"/>
    <style:style style:name="T362_65" style:family="text"/>
    <style:style style:name="T362_66" style:family="text"/>
    <style:style style:name="T362_67" style:family="text"/>
    <style:style style:name="T362_68" style:family="text"/>
    <style:style style:name="T362_69" style:family="text"/>
    <style:style style:name="T362_70" style:family="text"/>
    <style:style style:name="T362_71" style:family="text"/>
    <style:style style:name="T362_72" style:family="text"/>
    <style:style style:name="T362_73" style:family="text"/>
    <style:style style:name="T362_74" style:family="text"/>
    <style:style style:name="T362_75" style:family="text"/>
    <style:style style:name="T362_76" style:family="text"/>
    <style:style style:name="T362_77" style:family="text"/>
    <style:style style:name="T362_78" style:family="text"/>
    <style:style style:name="T362_79" style:family="text"/>
    <style:style style:name="T362_80" style:family="text"/>
    <style:style style:name="T362_81" style:family="text"/>
    <style:style style:name="T362_82" style:family="text"/>
    <style:style style:name="T362_83" style:family="text"/>
    <style:style style:name="P363" style:family="paragraph" style:parent-style-name="Standard">
      <style:paragraph-properties fo:break-before="auto" fo:line-height="115%" fo:margin-left="0.847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>
      <style:text-properties fo:font-style="italic" style:font-style-asian="italic" style:font-style-complex="italic"/>
    </style:style>
    <style:style style:name="T363_26" style:family="text">
      <style:text-properties fo:font-style="italic" style:font-style-asian="italic" style:font-style-complex="italic"/>
    </style:style>
    <style:style style:name="T363_27" style:family="text">
      <style:text-properties fo:font-style="italic" style:font-style-asian="italic" style:font-style-complex="italic"/>
    </style:style>
    <style:style style:name="T363_28" style:family="text"/>
    <style:style style:name="T363_29" style:family="text">
      <style:text-properties fo:font-style="italic" style:font-style-asian="italic" style:font-style-complex="italic"/>
    </style:style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P364" style:family="paragraph" style:parent-style-name="Standard">
      <style:paragraph-properties fo:break-before="auto" fo:line-height="115%" fo:margin-left="0.847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T364_26" style:family="text"/>
    <style:style style:name="T364_27" style:family="text"/>
    <style:style style:name="T364_28" style:family="text"/>
    <style:style style:name="T364_29" style:family="text"/>
    <style:style style:name="T364_30" style:family="text"/>
    <style:style style:name="T364_31" style:family="text"/>
    <style:style style:name="T364_32" style:family="text"/>
    <style:style style:name="T364_33" style:family="text"/>
    <style:style style:name="T364_34" style:family="text"/>
    <style:style style:name="T364_35" style:family="text"/>
    <style:style style:name="T364_36" style:family="text"/>
    <style:style style:name="T364_37" style:family="text"/>
    <style:style style:name="T364_38" style:family="text"/>
    <style:style style:name="T364_39" style:family="text"/>
    <style:style style:name="T364_40" style:family="text"/>
    <style:style style:name="T364_41" style:family="text"/>
    <style:style style:name="T364_42" style:family="text"/>
    <style:style style:name="T364_43" style:family="text"/>
    <style:style style:name="T364_44" style:family="text"/>
    <style:style style:name="T364_45" style:family="text"/>
    <style:style style:name="T364_46" style:family="text"/>
    <style:style style:name="T364_47" style:family="text"/>
    <style:style style:name="T364_48" style:family="text"/>
    <style:style style:name="T364_49" style:family="text"/>
    <style:style style:name="T364_50" style:family="text"/>
    <style:style style:name="T364_51" style:family="text">
      <style:text-properties fo:font-style="italic" style:font-style-asian="italic" style:font-style-complex="italic"/>
    </style:style>
    <style:style style:name="T364_52" style:family="text">
      <style:text-properties fo:font-style="italic" style:font-style-asian="italic" style:font-style-complex="italic"/>
    </style:style>
    <style:style style:name="T364_53" style:family="text">
      <style:text-properties fo:font-style="italic" style:font-style-asian="italic" style:font-style-complex="italic"/>
    </style:style>
    <style:style style:name="T364_54" style:family="text"/>
    <style:style style:name="T364_55" style:family="text"/>
    <style:style style:name="T364_56" style:family="text"/>
    <style:style style:name="T364_57" style:family="text"/>
    <style:style style:name="T364_58" style:family="text"/>
    <style:style style:name="T364_59" style:family="text"/>
    <style:style style:name="T364_60" style:family="text"/>
    <style:style style:name="P365" style:family="paragraph" style:parent-style-name="Standard">
      <style:paragraph-properties fo:break-before="auto" fo:line-height="115%" fo:margin-left="0.847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>
      <style:text-properties fo:font-style="italic" style:font-style-asian="italic" style:font-style-complex="italic"/>
    </style:style>
    <style:style style:name="T365_50" style:family="text">
      <style:text-properties fo:font-style="italic" style:font-style-asian="italic" style:font-style-complex="italic"/>
    </style:style>
    <style:style style:name="T365_51" style:family="text">
      <style:text-properties fo:font-style="italic" style:font-style-asian="italic" style:font-style-complex="italic"/>
    </style:style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T365_65" style:family="text"/>
    <style:style style:name="T365_66" style:family="text"/>
    <style:style style:name="T365_67" style:family="text"/>
    <style:style style:name="T365_68" style:family="text"/>
    <style:style style:name="T365_69" style:family="text"/>
    <style:style style:name="T365_70" style:family="text"/>
    <style:style style:name="T365_71" style:family="text"/>
    <style:style style:name="T365_72" style:family="text"/>
    <style:style style:name="T365_73" style:family="text"/>
    <style:style style:name="P366" style:family="paragraph" style:parent-style-name="Standard">
      <style:paragraph-properties fo:break-before="auto" fo:line-height="115%" fo:margin-left="0.847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T366_26" style:family="text"/>
    <style:style style:name="T366_27" style:family="text"/>
    <style:style style:name="T366_28" style:family="text"/>
    <style:style style:name="T366_29" style:family="text"/>
    <style:style style:name="T366_30" style:family="text"/>
    <style:style style:name="T366_31" style:family="text"/>
    <style:style style:name="T366_32" style:family="text"/>
    <style:style style:name="T366_33" style:family="text"/>
    <style:style style:name="T366_34" style:family="text"/>
    <style:style style:name="T366_35" style:family="text"/>
    <style:style style:name="T366_36" style:family="text"/>
    <style:style style:name="T366_37" style:family="text"/>
    <style:style style:name="T366_38" style:family="text"/>
    <style:style style:name="T366_39" style:family="text"/>
    <style:style style:name="T366_40" style:family="text"/>
    <style:style style:name="T366_41" style:family="text"/>
    <style:style style:name="T366_42" style:family="text"/>
    <style:style style:name="T366_43" style:family="text"/>
    <style:style style:name="T366_44" style:family="text"/>
    <style:style style:name="T366_45" style:family="text">
      <style:text-properties fo:font-style="italic" style:font-style-asian="italic" style:font-style-complex="italic"/>
    </style:style>
    <style:style style:name="T366_46" style:family="text">
      <style:text-properties fo:font-style="italic" style:font-style-asian="italic" style:font-style-complex="italic"/>
    </style:style>
    <style:style style:name="T366_47" style:family="text">
      <style:text-properties fo:font-style="italic" style:font-style-asian="italic" style:font-style-complex="italic"/>
    </style:style>
    <style:style style:name="T366_48" style:family="text"/>
    <style:style style:name="T366_49" style:family="text">
      <style:text-properties fo:font-style="italic" style:font-style-asian="italic" style:font-style-complex="italic"/>
    </style:style>
    <style:style style:name="T366_50" style:family="text"/>
    <style:style style:name="T366_51" style:family="text"/>
    <style:style style:name="T366_52" style:family="text"/>
    <style:style style:name="T366_53" style:family="text"/>
    <style:style style:name="T366_54" style:family="text"/>
    <style:style style:name="T366_55" style:family="text"/>
    <style:style style:name="T366_56" style:family="text"/>
    <style:style style:name="T366_57" style:family="text"/>
    <style:style style:name="T366_58" style:family="text"/>
    <style:style style:name="P367" style:family="paragraph" style:parent-style-name="Standard">
      <style:paragraph-properties fo:break-before="auto" fo:line-height="115%" fo:margin-left="0.847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>
      <style:text-properties fo:font-style="italic" style:font-style-asian="italic" style:font-style-complex="italic"/>
    </style:style>
    <style:style style:name="T367_28" style:family="text"/>
    <style:style style:name="T367_29" style:family="text">
      <style:text-properties fo:font-style="italic" style:font-style-asian="italic" style:font-style-complex="italic"/>
    </style:style>
    <style:style style:name="T367_30" style:family="text"/>
    <style:style style:name="P368" style:family="paragraph" style:parent-style-name="Standard">
      <style:paragraph-properties fo:break-before="auto" fo:line-height="115%" fo:margin-left="0.847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>
      <style:text-properties fo:font-style="italic" style:font-style-asian="italic" style:font-style-complex="italic"/>
    </style:style>
    <style:style style:name="T368_6" style:family="text">
      <style:text-properties fo:font-style="italic" style:font-style-asian="italic" style:font-style-complex="italic"/>
    </style:style>
    <style:style style:name="T368_7" style:family="text">
      <style:text-properties fo:font-style="italic" style:font-style-asian="italic" style:font-style-complex="italic"/>
    </style:style>
    <style:style style:name="T368_8" style:family="text">
      <style:text-properties fo:font-style="italic" style:font-style-asian="italic" style:font-style-complex="italic"/>
    </style:style>
    <style:style style:name="T368_9" style:family="text">
      <style:text-properties fo:font-style="italic" style:font-style-asian="italic" style:font-style-complex="italic"/>
    </style:style>
    <style:style style:name="T368_10" style:family="text">
      <style:text-properties fo:font-style="italic" style:font-style-asian="italic" style:font-style-complex="italic"/>
    </style:style>
    <style:style style:name="T368_11" style:family="text">
      <style:text-properties fo:font-style="italic" style:font-style-asian="italic" style:font-style-complex="italic"/>
    </style:style>
    <style:style style:name="T368_12" style:family="text">
      <style:text-properties fo:font-style="italic" style:font-style-asian="italic" style:font-style-complex="italic"/>
    </style:style>
    <style:style style:name="T368_13" style:family="text">
      <style:text-properties fo:font-style="italic" style:font-style-asian="italic" style:font-style-complex="italic"/>
    </style:style>
    <style:style style:name="T368_14" style:family="text">
      <style:text-properties fo:font-style="italic" style:font-style-asian="italic" style:font-style-complex="italic"/>
    </style:style>
    <style:style style:name="T368_15" style:family="text">
      <style:text-properties fo:font-style="italic" style:font-style-asian="italic" style:font-style-complex="italic"/>
    </style:style>
    <style:style style:name="T368_16" style:family="text">
      <style:text-properties fo:font-style="italic" style:font-style-asian="italic" style:font-style-complex="italic"/>
    </style:style>
    <style:style style:name="T368_17" style:family="text">
      <style:text-properties fo:font-style="italic" style:font-style-asian="italic" style:font-style-complex="italic"/>
    </style:style>
    <style:style style:name="T368_18" style:family="text">
      <style:text-properties fo:font-style="italic" style:font-style-asian="italic" style:font-style-complex="italic"/>
    </style:style>
    <style:style style:name="T368_19" style:family="text">
      <style:text-properties fo:font-style="italic" style:font-style-asian="italic" style:font-style-complex="italic"/>
    </style:style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P369" style:family="paragraph" style:parent-style-name="Standard">
      <style:paragraph-properties fo:break-before="auto" fo:line-height="115%" fo:margin-left="0.847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T369_43" style:family="text">
      <style:text-properties fo:font-style="italic" style:font-style-asian="italic" style:font-style-complex="italic"/>
    </style:style>
    <style:style style:name="T369_44" style:family="text">
      <style:text-properties fo:font-style="italic" style:font-style-asian="italic" style:font-style-complex="italic"/>
    </style:style>
    <style:style style:name="T369_45" style:family="text">
      <style:text-properties fo:font-style="italic" style:font-style-asian="italic" style:font-style-complex="italic"/>
    </style:style>
    <style:style style:name="T369_46" style:family="text"/>
    <style:style style:name="T369_47" style:family="text">
      <style:text-properties fo:font-style="italic" style:font-style-asian="italic" style:font-style-complex="italic"/>
    </style:style>
    <style:style style:name="T369_48" style:family="text"/>
    <style:style style:name="T369_49" style:family="text"/>
    <style:style style:name="T369_50" style:family="text"/>
    <style:style style:name="T369_51" style:family="text"/>
    <style:style style:name="T369_52" style:family="text"/>
    <style:style style:name="T369_53" style:family="text"/>
    <style:style style:name="T369_54" style:family="text"/>
    <style:style style:name="P370" style:family="paragraph" style:parent-style-name="Standard">
      <style:paragraph-properties fo:break-before="auto" fo:line-height="115%" fo:margin-left="0.847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T370_57" style:family="text"/>
    <style:style style:name="T370_58" style:family="text"/>
    <style:style style:name="T370_59" style:family="text"/>
    <style:style style:name="T370_60" style:family="text"/>
    <style:style style:name="T370_61" style:family="text"/>
    <style:style style:name="T370_62" style:family="text"/>
    <style:style style:name="T370_63" style:family="text"/>
    <style:style style:name="T370_64" style:family="text"/>
    <style:style style:name="T370_65" style:family="text"/>
    <style:style style:name="T370_66" style:family="text"/>
    <style:style style:name="T370_67" style:family="text">
      <style:text-properties fo:font-style="italic" style:font-style-asian="italic" style:font-style-complex="italic"/>
    </style:style>
    <style:style style:name="T370_68" style:family="text">
      <style:text-properties fo:font-style="italic" style:font-style-asian="italic" style:font-style-complex="italic"/>
    </style:style>
    <style:style style:name="T370_69" style:family="text">
      <style:text-properties fo:font-style="italic" style:font-style-asian="italic" style:font-style-complex="italic"/>
    </style:style>
    <style:style style:name="T370_70" style:family="text"/>
    <style:style style:name="T370_71" style:family="text">
      <style:text-properties fo:font-style="italic" style:font-style-asian="italic" style:font-style-complex="italic"/>
    </style:style>
    <style:style style:name="T370_72" style:family="text"/>
    <style:style style:name="P371" style:family="paragraph" style:parent-style-name="Standard">
      <style:paragraph-properties fo:break-before="auto" fo:line-height="115%" fo:margin-left="0.847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T371_37" style:family="text"/>
    <style:style style:name="T371_38" style:family="text"/>
    <style:style style:name="T371_39" style:family="text"/>
    <style:style style:name="T371_40" style:family="text"/>
    <style:style style:name="T371_41" style:family="text"/>
    <style:style style:name="T371_42" style:family="text"/>
    <style:style style:name="T371_43" style:family="text"/>
    <style:style style:name="T371_44" style:family="text"/>
    <style:style style:name="T371_45" style:family="text">
      <style:text-properties fo:font-style="italic" style:font-style-asian="italic" style:font-style-complex="italic"/>
    </style:style>
    <style:style style:name="T371_46" style:family="text">
      <style:text-properties fo:font-style="italic" style:font-style-asian="italic" style:font-style-complex="italic"/>
    </style:style>
    <style:style style:name="T371_47" style:family="text">
      <style:text-properties fo:font-style="italic" style:font-style-asian="italic" style:font-style-complex="italic"/>
    </style:style>
    <style:style style:name="T371_48" style:family="text">
      <style:text-properties fo:font-style="italic" style:font-style-asian="italic" style:font-style-complex="italic"/>
    </style:style>
    <style:style style:name="T371_49" style:family="text">
      <style:text-properties fo:font-style="italic" style:font-style-asian="italic" style:font-style-complex="italic"/>
    </style:style>
    <style:style style:name="T371_50" style:family="text">
      <style:text-properties fo:font-style="italic" style:font-style-asian="italic" style:font-style-complex="italic"/>
    </style:style>
    <style:style style:name="T371_51" style:family="text">
      <style:text-properties fo:font-style="italic" style:font-style-asian="italic" style:font-style-complex="italic"/>
    </style:style>
    <style:style style:name="T371_52" style:family="text"/>
    <style:style style:name="P372" style:family="paragraph" style:parent-style-name="Standard">
      <style:paragraph-properties fo:break-before="auto" fo:line-height="115%" fo:margin-left="0.847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>
      <style:text-properties fo:font-style="italic" style:font-style-asian="italic" style:font-style-complex="italic"/>
    </style:style>
    <style:style style:name="T372_62" style:family="text">
      <style:text-properties fo:font-style="italic" style:font-style-asian="italic" style:font-style-complex="italic"/>
    </style:style>
    <style:style style:name="T372_63" style:family="text">
      <style:text-properties fo:font-style="italic" style:font-style-asian="italic" style:font-style-complex="italic"/>
    </style:style>
    <style:style style:name="T372_64" style:family="text">
      <style:text-properties fo:font-style="italic" style:font-style-asian="italic" style:font-style-complex="italic"/>
    </style:style>
    <style:style style:name="T372_65" style:family="text">
      <style:text-properties fo:font-style="italic" style:font-style-asian="italic" style:font-style-complex="italic"/>
    </style:style>
    <style:style style:name="T372_66" style:family="text">
      <style:text-properties fo:font-style="italic" style:font-style-asian="italic" style:font-style-complex="italic"/>
    </style:style>
    <style:style style:name="T372_67" style:family="text">
      <style:text-properties fo:font-style="italic" style:font-style-asian="italic" style:font-style-complex="italic"/>
    </style:style>
    <style:style style:name="T372_68" style:family="text">
      <style:text-properties fo:font-style="italic" style:font-style-asian="italic" style:font-style-complex="italic"/>
    </style:style>
    <style:style style:name="T372_69" style:family="text">
      <style:text-properties fo:font-style="italic" style:font-style-asian="italic" style:font-style-complex="italic"/>
    </style:style>
    <style:style style:name="T372_70" style:family="text">
      <style:text-properties fo:font-style="italic" style:font-style-asian="italic" style:font-style-complex="italic"/>
    </style:style>
    <style:style style:name="T372_71" style:family="text">
      <style:text-properties fo:font-style="italic" style:font-style-asian="italic" style:font-style-complex="italic"/>
    </style:style>
    <style:style style:name="T372_72" style:family="text">
      <style:text-properties fo:font-style="italic" style:font-style-asian="italic" style:font-style-complex="italic"/>
    </style:style>
    <style:style style:name="T372_73" style:family="text">
      <style:text-properties fo:font-style="italic" style:font-style-asian="italic" style:font-style-complex="italic"/>
    </style:style>
    <style:style style:name="T372_74" style:family="text">
      <style:text-properties fo:font-style="italic" style:font-style-asian="italic" style:font-style-complex="italic"/>
    </style:style>
    <style:style style:name="T372_75" style:family="text">
      <style:text-properties fo:font-style="italic" style:font-style-asian="italic" style:font-style-complex="italic"/>
    </style:style>
    <style:style style:name="T372_76" style:family="text">
      <style:text-properties fo:font-style="italic" style:font-style-asian="italic" style:font-style-complex="italic"/>
    </style:style>
    <style:style style:name="T372_77" style:family="text">
      <style:text-properties fo:font-style="italic" style:font-style-asian="italic" style:font-style-complex="italic"/>
    </style:style>
    <style:style style:name="T372_78" style:family="text">
      <style:text-properties fo:font-style="italic" style:font-style-asian="italic" style:font-style-complex="italic"/>
    </style:style>
    <style:style style:name="T372_79" style:family="text">
      <style:text-properties fo:font-style="italic" style:font-style-asian="italic" style:font-style-complex="italic"/>
    </style:style>
    <style:style style:name="T372_80" style:family="text">
      <style:text-properties fo:font-style="italic" style:font-style-asian="italic" style:font-style-complex="italic"/>
    </style:style>
    <style:style style:name="T372_81" style:family="text">
      <style:text-properties fo:font-style="italic" style:font-style-asian="italic" style:font-style-complex="italic"/>
    </style:style>
    <style:style style:name="T372_82" style:family="text">
      <style:text-properties fo:font-style="italic" style:font-style-asian="italic" style:font-style-complex="italic"/>
    </style:style>
    <style:style style:name="T372_83" style:family="text">
      <style:text-properties fo:font-style="italic" style:font-style-asian="italic" style:font-style-complex="italic"/>
    </style:style>
    <style:style style:name="T372_84" style:family="text">
      <style:text-properties fo:font-style="italic" style:font-style-asian="italic" style:font-style-complex="italic"/>
    </style:style>
    <style:style style:name="T372_85" style:family="text">
      <style:text-properties fo:font-style="italic" style:font-style-asian="italic" style:font-style-complex="italic"/>
    </style:style>
    <style:style style:name="T372_86" style:family="text"/>
    <style:style style:name="T372_87" style:family="text">
      <style:text-properties fo:font-style="italic" style:font-style-asian="italic" style:font-style-complex="italic"/>
    </style:style>
    <style:style style:name="T372_88" style:family="text"/>
    <style:style style:name="T372_89" style:family="text"/>
    <style:style style:name="T372_90" style:family="text"/>
    <style:style style:name="T372_91" style:family="text"/>
    <style:style style:name="T372_92" style:family="text"/>
    <style:style style:name="T372_93" style:family="text"/>
    <style:style style:name="T372_94" style:family="text"/>
    <style:style style:name="T372_95" style:family="text"/>
    <style:style style:name="T372_96" style:family="text"/>
    <style:style style:name="T372_97" style:family="text"/>
    <style:style style:name="T372_98" style:family="text"/>
    <style:style style:name="T372_99" style:family="text"/>
    <style:style style:name="T372_100" style:family="text"/>
    <style:style style:name="T372_101" style:family="text"/>
    <style:style style:name="T372_102" style:family="text"/>
    <style:style style:name="T372_103" style:family="text"/>
    <style:style style:name="T372_104" style:family="text"/>
    <style:style style:name="T372_105" style:family="text"/>
    <style:style style:name="T372_106" style:family="text"/>
    <style:style style:name="T372_107" style:family="text"/>
    <style:style style:name="T372_108" style:family="text"/>
    <style:style style:name="T372_109" style:family="text"/>
    <style:style style:name="T372_110" style:family="text"/>
    <style:style style:name="T372_111" style:family="text"/>
    <style:style style:name="T372_112" style:family="text"/>
    <style:style style:name="T372_113" style:family="text"/>
    <style:style style:name="T372_114" style:family="text"/>
    <style:style style:name="T372_115" style:family="text"/>
    <style:style style:name="P373" style:family="paragraph" style:parent-style-name="Standard">
      <style:paragraph-properties fo:break-before="auto" fo:line-height="115%" fo:margin-left="0.847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T373_31" style:family="text"/>
    <style:style style:name="T373_32" style:family="text"/>
    <style:style style:name="T373_33" style:family="text"/>
    <style:style style:name="T373_34" style:family="text"/>
    <style:style style:name="T373_35" style:family="text"/>
    <style:style style:name="T373_36" style:family="text"/>
    <style:style style:name="T373_37" style:family="text"/>
    <style:style style:name="T373_38" style:family="text"/>
    <style:style style:name="T373_39" style:family="text"/>
    <style:style style:name="T373_40" style:family="text"/>
    <style:style style:name="T373_41" style:family="text"/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>
      <style:text-properties fo:font-style="italic" style:font-style-asian="italic" style:font-style-complex="italic"/>
    </style:style>
    <style:style style:name="T373_54" style:family="text">
      <style:text-properties fo:font-style="italic" style:font-style-asian="italic" style:font-style-complex="italic"/>
    </style:style>
    <style:style style:name="T373_55" style:family="text">
      <style:text-properties fo:font-style="italic" style:font-style-asian="italic" style:font-style-complex="italic"/>
    </style:style>
    <style:style style:name="T373_56" style:family="text"/>
    <style:style style:name="T373_57" style:family="text">
      <style:text-properties fo:font-style="italic" style:font-style-asian="italic" style:font-style-complex="italic"/>
    </style:style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P374" style:family="paragraph" style:parent-style-name="Standard">
      <style:paragraph-properties fo:break-before="auto" fo:line-height="115%" fo:margin-left="0.847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P375" style:family="paragraph" style:parent-style-name="Standard">
      <style:paragraph-properties fo:break-before="auto" fo:line-height="115%" fo:margin-left="0.847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>
      <style:text-properties fo:font-style="italic" style:font-style-asian="italic" style:font-style-complex="italic"/>
    </style:style>
    <style:style style:name="T375_24" style:family="text">
      <style:text-properties fo:font-style="italic" style:font-style-asian="italic" style:font-style-complex="italic"/>
    </style:style>
    <style:style style:name="T375_25" style:family="text">
      <style:text-properties fo:font-style="italic" style:font-style-asian="italic" style:font-style-complex="italic"/>
    </style:style>
    <style:style style:name="T375_26" style:family="text">
      <style:text-properties fo:font-style="italic" style:font-style-asian="italic" style:font-style-complex="italic"/>
    </style:style>
    <style:style style:name="T375_27" style:family="text">
      <style:text-properties fo:font-style="italic" style:font-style-asian="italic" style:font-style-complex="italic"/>
    </style:style>
    <style:style style:name="T375_28" style:family="text"/>
    <style:style style:name="T375_29" style:family="text">
      <style:text-properties fo:font-style="italic" style:font-style-asian="italic" style:font-style-complex="italic"/>
    </style:style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P376" style:family="paragraph" style:parent-style-name="Standard">
      <style:paragraph-properties fo:break-before="auto" fo:line-height="115%" fo:margin-left="0.847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>
      <style:text-properties fo:font-style="italic" style:font-style-asian="italic" style:font-style-complex="italic"/>
    </style:style>
    <style:style style:name="T376_38" style:family="text">
      <style:text-properties fo:font-style="italic" style:font-style-asian="italic" style:font-style-complex="italic"/>
    </style:style>
    <style:style style:name="T376_39" style:family="text">
      <style:text-properties fo:font-style="italic" style:font-style-asian="italic" style:font-style-complex="italic"/>
    </style:style>
    <style:style style:name="T376_40" style:family="text">
      <style:text-properties fo:font-style="italic" style:font-style-asian="italic" style:font-style-complex="italic"/>
    </style:style>
    <style:style style:name="T376_41" style:family="text">
      <style:text-properties fo:font-style="italic" style:font-style-asian="italic" style:font-style-complex="italic"/>
    </style:style>
    <style:style style:name="T376_42" style:family="text">
      <style:text-properties fo:font-style="italic" style:font-style-asian="italic" style:font-style-complex="italic"/>
    </style:style>
    <style:style style:name="T376_43" style:family="text">
      <style:text-properties fo:font-style="italic" style:font-style-asian="italic" style:font-style-complex="italic"/>
    </style:style>
    <style:style style:name="T376_44" style:family="text">
      <style:text-properties fo:font-style="italic" style:font-style-asian="italic" style:font-style-complex="italic"/>
    </style:style>
    <style:style style:name="T376_45" style:family="text">
      <style:text-properties fo:font-style="italic" style:font-style-asian="italic" style:font-style-complex="italic"/>
    </style:style>
    <style:style style:name="T376_46" style:family="text">
      <style:text-properties fo:font-style="italic" style:font-style-asian="italic" style:font-style-complex="italic"/>
    </style:style>
    <style:style style:name="T376_47" style:family="text">
      <style:text-properties fo:font-style="italic" style:font-style-asian="italic" style:font-style-complex="italic"/>
    </style:style>
    <style:style style:name="T376_48" style:family="text">
      <style:text-properties fo:font-style="italic" style:font-style-asian="italic" style:font-style-complex="italic"/>
    </style:style>
    <style:style style:name="T376_49" style:family="text">
      <style:text-properties fo:font-style="italic" style:font-style-asian="italic" style:font-style-complex="italic"/>
    </style:style>
    <style:style style:name="T376_50" style:family="text">
      <style:text-properties fo:font-style="italic" style:font-style-asian="italic" style:font-style-complex="italic"/>
    </style:style>
    <style:style style:name="T376_51" style:family="text">
      <style:text-properties fo:font-style="italic" style:font-style-asian="italic" style:font-style-complex="italic"/>
    </style:style>
    <style:style style:name="T376_52" style:family="text">
      <style:text-properties fo:font-style="italic" style:font-style-asian="italic" style:font-style-complex="italic"/>
    </style:style>
    <style:style style:name="T376_53" style:family="text">
      <style:text-properties fo:font-style="italic" style:font-style-asian="italic" style:font-style-complex="italic"/>
    </style:style>
    <style:style style:name="T376_54" style:family="text">
      <style:text-properties fo:font-style="italic" style:font-style-asian="italic" style:font-style-complex="italic"/>
    </style:style>
    <style:style style:name="T376_55" style:family="text">
      <style:text-properties fo:font-style="italic" style:font-style-asian="italic" style:font-style-complex="italic"/>
    </style:style>
    <style:style style:name="T376_56" style:family="text">
      <style:text-properties fo:font-style="italic" style:font-style-asian="italic" style:font-style-complex="italic"/>
    </style:style>
    <style:style style:name="T376_57" style:family="text">
      <style:text-properties fo:font-style="italic" style:font-style-asian="italic" style:font-style-complex="italic"/>
    </style:style>
    <style:style style:name="T376_58" style:family="text">
      <style:text-properties fo:font-style="italic" style:font-style-asian="italic" style:font-style-complex="italic"/>
    </style:style>
    <style:style style:name="T376_59" style:family="text">
      <style:text-properties fo:font-style="italic" style:font-style-asian="italic" style:font-style-complex="italic"/>
    </style:style>
    <style:style style:name="T376_60" style:family="text"/>
    <style:style style:name="T376_61" style:family="text">
      <style:text-properties fo:font-style="italic" style:font-style-asian="italic" style:font-style-complex="italic"/>
    </style:style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P377" style:family="paragraph" style:parent-style-name="Standard">
      <style:paragraph-properties fo:break-before="auto" fo:line-height="115%" fo:margin-left="0.847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>
      <style:text-properties fo:font-style="italic" style:font-style-asian="italic" style:font-style-complex="italic"/>
    </style:style>
    <style:style style:name="T377_18" style:family="text">
      <style:text-properties fo:font-style="italic" style:font-style-asian="italic" style:font-style-complex="italic"/>
    </style:style>
    <style:style style:name="T377_19" style:family="text">
      <style:text-properties fo:font-style="italic" style:font-style-asian="italic" style:font-style-complex="italic"/>
    </style:style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P378" style:family="paragraph" style:parent-style-name="Standard">
      <style:paragraph-properties fo:break-before="auto" fo:line-height="115%" fo:margin-left="0.847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T378_38" style:family="text"/>
    <style:style style:name="T378_39" style:family="text"/>
    <style:style style:name="T378_40" style:family="text"/>
    <style:style style:name="T378_41" style:family="text"/>
    <style:style style:name="T378_42" style:family="text"/>
    <style:style style:name="T378_43" style:family="text"/>
    <style:style style:name="T378_44" style:family="text"/>
    <style:style style:name="T378_45" style:family="text"/>
    <style:style style:name="T378_46" style:family="text"/>
    <style:style style:name="T378_47" style:family="text">
      <style:text-properties fo:font-style="italic" style:font-style-asian="italic" style:font-style-complex="italic"/>
    </style:style>
    <style:style style:name="T378_48" style:family="text">
      <style:text-properties fo:font-style="italic" style:font-style-asian="italic" style:font-style-complex="italic"/>
    </style:style>
    <style:style style:name="T378_49" style:family="text">
      <style:text-properties fo:font-style="italic" style:font-style-asian="italic" style:font-style-complex="italic"/>
    </style:style>
    <style:style style:name="T378_50" style:family="text">
      <style:text-properties fo:font-style="italic" style:font-style-asian="italic" style:font-style-complex="italic"/>
    </style:style>
    <style:style style:name="T378_51" style:family="text">
      <style:text-properties fo:font-style="italic" style:font-style-asian="italic" style:font-style-complex="italic"/>
    </style:style>
    <style:style style:name="T378_52" style:family="text">
      <style:text-properties fo:font-style="italic" style:font-style-asian="italic" style:font-style-complex="italic"/>
    </style:style>
    <style:style style:name="T378_53" style:family="text">
      <style:text-properties fo:font-style="italic" style:font-style-asian="italic" style:font-style-complex="italic"/>
    </style:style>
    <style:style style:name="T378_54" style:family="text">
      <style:text-properties fo:font-style="italic" style:font-style-asian="italic" style:font-style-complex="italic"/>
    </style:style>
    <style:style style:name="T378_55" style:family="text">
      <style:text-properties fo:font-style="italic" style:font-style-asian="italic" style:font-style-complex="italic"/>
    </style:style>
    <style:style style:name="T378_56" style:family="text">
      <style:text-properties fo:font-style="italic" style:font-style-asian="italic" style:font-style-complex="italic"/>
    </style:style>
    <style:style style:name="T378_57" style:family="text">
      <style:text-properties fo:font-style="italic" style:font-style-asian="italic" style:font-style-complex="italic"/>
    </style:style>
    <style:style style:name="T378_58" style:family="text">
      <style:text-properties fo:font-style="italic" style:font-style-asian="italic" style:font-style-complex="italic"/>
    </style:style>
    <style:style style:name="T378_59" style:family="text">
      <style:text-properties fo:font-style="italic" style:font-style-asian="italic" style:font-style-complex="italic"/>
    </style:style>
    <style:style style:name="T378_60" style:family="text">
      <style:text-properties fo:font-style="italic" style:font-style-asian="italic" style:font-style-complex="italic"/>
    </style:style>
    <style:style style:name="T378_61" style:family="text">
      <style:text-properties fo:font-style="italic" style:font-style-asian="italic" style:font-style-complex="italic"/>
    </style:style>
    <style:style style:name="T378_62" style:family="text">
      <style:text-properties fo:font-style="italic" style:font-style-asian="italic" style:font-style-complex="italic"/>
    </style:style>
    <style:style style:name="T378_63" style:family="text">
      <style:text-properties fo:font-style="italic" style:font-style-asian="italic" style:font-style-complex="italic"/>
    </style:style>
    <style:style style:name="T378_64" style:family="text">
      <style:text-properties fo:font-style="italic" style:font-style-asian="italic" style:font-style-complex="italic"/>
    </style:style>
    <style:style style:name="T378_65" style:family="text">
      <style:text-properties fo:font-style="italic" style:font-style-asian="italic" style:font-style-complex="italic"/>
    </style:style>
    <style:style style:name="T378_66" style:family="text">
      <style:text-properties fo:font-style="italic" style:font-style-asian="italic" style:font-style-complex="italic"/>
    </style:style>
    <style:style style:name="T378_67" style:family="text">
      <style:text-properties fo:font-style="italic" style:font-style-asian="italic" style:font-style-complex="italic"/>
    </style:style>
    <style:style style:name="T378_68" style:family="text">
      <style:text-properties fo:font-style="italic" style:font-style-asian="italic" style:font-style-complex="italic"/>
    </style:style>
    <style:style style:name="T378_69" style:family="text">
      <style:text-properties fo:font-style="italic" style:font-style-asian="italic" style:font-style-complex="italic"/>
    </style:style>
    <style:style style:name="T378_70" style:family="text"/>
    <style:style style:name="T378_71" style:family="text">
      <style:text-properties fo:font-style="italic" style:font-style-asian="italic" style:font-style-complex="italic"/>
    </style:style>
    <style:style style:name="T378_72" style:family="text"/>
    <style:style style:name="T378_73" style:family="text"/>
    <style:style style:name="T378_74" style:family="text"/>
    <style:style style:name="T378_75" style:family="text"/>
    <style:style style:name="T378_76" style:family="text"/>
    <style:style style:name="P379" style:family="paragraph" style:parent-style-name="Standard">
      <style:paragraph-properties fo:break-before="auto" fo:line-height="115%" fo:margin-left="0.847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/>
    <style:style style:name="T379_24" style:family="text"/>
    <style:style style:name="T379_25" style:family="text"/>
    <style:style style:name="T379_26" style:family="text"/>
    <style:style style:name="T379_27" style:family="text"/>
    <style:style style:name="T379_28" style:family="text"/>
    <style:style style:name="T379_29" style:family="text"/>
    <style:style style:name="T379_30" style:family="text"/>
    <style:style style:name="T379_31" style:family="text">
      <style:text-properties fo:font-style="italic" style:font-style-asian="italic" style:font-style-complex="italic"/>
    </style:style>
    <style:style style:name="T379_32" style:family="text"/>
    <style:style style:name="T379_33" style:family="text"/>
    <style:style style:name="T379_34" style:family="text"/>
    <style:style style:name="T379_35" style:family="text"/>
    <style:style style:name="T379_36" style:family="text"/>
    <style:style style:name="T379_37" style:family="text"/>
    <style:style style:name="T379_38" style:family="text"/>
    <style:style style:name="T379_39" style:family="text"/>
    <style:style style:name="T379_40" style:family="text"/>
    <style:style style:name="T379_41" style:family="text"/>
    <style:style style:name="T379_42" style:family="text"/>
    <style:style style:name="T379_43" style:family="text"/>
    <style:style style:name="T379_44" style:family="text"/>
    <style:style style:name="T379_45" style:family="text"/>
    <style:style style:name="T379_46" style:family="text"/>
    <style:style style:name="T379_47" style:family="text"/>
    <style:style style:name="T379_48" style:family="text"/>
    <style:style style:name="T379_49" style:family="text"/>
    <style:style style:name="T379_50" style:family="text"/>
    <style:style style:name="T379_51" style:family="text"/>
    <style:style style:name="T379_52" style:family="text"/>
    <style:style style:name="T379_53" style:family="text"/>
    <style:style style:name="T379_54" style:family="text"/>
    <style:style style:name="T379_55" style:family="text"/>
    <style:style style:name="T379_56" style:family="text"/>
    <style:style style:name="T379_57" style:family="text"/>
    <style:style style:name="T379_58" style:family="text"/>
    <style:style style:name="T379_59" style:family="text"/>
    <style:style style:name="T379_60" style:family="text"/>
    <style:style style:name="T379_61" style:family="text"/>
    <style:style style:name="T379_62" style:family="text"/>
    <style:style style:name="T379_63" style:family="text"/>
    <style:style style:name="T379_64" style:family="text"/>
    <style:style style:name="T379_65" style:family="text"/>
    <style:style style:name="T379_66" style:family="text"/>
    <style:style style:name="T379_67" style:family="text"/>
    <style:style style:name="T379_68" style:family="text"/>
    <style:style style:name="T379_69" style:family="text"/>
    <style:style style:name="T379_70" style:family="text"/>
    <style:style style:name="T379_71" style:family="text"/>
    <style:style style:name="T379_72" style:family="text"/>
    <style:style style:name="T379_73" style:family="text"/>
    <style:style style:name="T379_74" style:family="text"/>
    <style:style style:name="T379_75" style:family="text"/>
    <style:style style:name="T379_76" style:family="text"/>
    <style:style style:name="T379_77" style:family="text"/>
    <style:style style:name="T379_78" style:family="text"/>
    <style:style style:name="T379_79" style:family="text"/>
    <style:style style:name="T379_80" style:family="text"/>
    <style:style style:name="T379_81" style:family="text"/>
    <style:style style:name="T379_82" style:family="text"/>
    <style:style style:name="T379_83" style:family="text"/>
    <style:style style:name="T379_84" style:family="text"/>
    <style:style style:name="T379_85" style:family="text"/>
    <style:style style:name="T379_86" style:family="text"/>
    <style:style style:name="P380" style:family="paragraph" style:parent-style-name="Standard">
      <style:paragraph-properties fo:break-before="auto" fo:line-height="115%" fo:margin-left="0.847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T380_25" style:family="text"/>
    <style:style style:name="T380_26" style:family="text"/>
    <style:style style:name="T380_27" style:family="text"/>
    <style:style style:name="T380_28" style:family="text"/>
    <style:style style:name="T380_29" style:family="text"/>
    <style:style style:name="T380_30" style:family="text"/>
    <style:style style:name="T380_31" style:family="text"/>
    <style:style style:name="T380_32" style:family="text"/>
    <style:style style:name="T380_33" style:family="text"/>
    <style:style style:name="T380_34" style:family="text"/>
    <style:style style:name="T380_35" style:family="text"/>
    <style:style style:name="T380_36" style:family="text"/>
    <style:style style:name="T380_37" style:family="text"/>
    <style:style style:name="T380_38" style:family="text"/>
    <style:style style:name="T380_39" style:family="text"/>
    <style:style style:name="T380_40" style:family="text"/>
    <style:style style:name="T380_41" style:family="text"/>
    <style:style style:name="T380_42" style:family="text"/>
    <style:style style:name="T380_43" style:family="text"/>
    <style:style style:name="T380_44" style:family="text"/>
    <style:style style:name="T380_45" style:family="text"/>
    <style:style style:name="T380_46" style:family="text"/>
    <style:style style:name="T380_47" style:family="text"/>
    <style:style style:name="T380_48" style:family="text"/>
    <style:style style:name="T380_49" style:family="text"/>
    <style:style style:name="T380_50" style:family="text"/>
    <style:style style:name="T380_51" style:family="text"/>
    <style:style style:name="T380_52" style:family="text"/>
    <style:style style:name="T380_53" style:family="text"/>
    <style:style style:name="T380_54" style:family="text"/>
    <style:style style:name="T380_55" style:family="text">
      <style:text-properties fo:font-style="italic" style:font-style-asian="italic" style:font-style-complex="italic"/>
    </style:style>
    <style:style style:name="T380_56" style:family="text">
      <style:text-properties fo:font-style="italic" style:font-style-asian="italic" style:font-style-complex="italic"/>
    </style:style>
    <style:style style:name="T380_57" style:family="text">
      <style:text-properties fo:font-style="italic" style:font-style-asian="italic" style:font-style-complex="italic"/>
    </style:style>
    <style:style style:name="T380_58" style:family="text">
      <style:text-properties fo:font-style="italic" style:font-style-asian="italic" style:font-style-complex="italic"/>
    </style:style>
    <style:style style:name="T380_59" style:family="text">
      <style:text-properties fo:font-style="italic" style:font-style-asian="italic" style:font-style-complex="italic"/>
    </style:style>
    <style:style style:name="T380_60" style:family="text">
      <style:text-properties fo:font-style="italic" style:font-style-asian="italic" style:font-style-complex="italic"/>
    </style:style>
    <style:style style:name="T380_61" style:family="text">
      <style:text-properties fo:font-style="italic" style:font-style-asian="italic" style:font-style-complex="italic"/>
    </style:style>
    <style:style style:name="T380_62" style:family="text">
      <style:text-properties fo:font-style="italic" style:font-style-asian="italic" style:font-style-complex="italic"/>
    </style:style>
    <style:style style:name="T380_63" style:family="text">
      <style:text-properties fo:font-style="italic" style:font-style-asian="italic" style:font-style-complex="italic"/>
    </style:style>
    <style:style style:name="T380_64" style:family="text">
      <style:text-properties fo:font-style="italic" style:font-style-asian="italic" style:font-style-complex="italic"/>
    </style:style>
    <style:style style:name="T380_65" style:family="text"/>
    <style:style style:name="T380_66" style:family="text">
      <style:text-properties fo:font-style="italic" style:font-style-asian="italic" style:font-style-complex="italic"/>
    </style:style>
    <style:style style:name="T380_67" style:family="text"/>
    <style:style style:name="T380_68" style:family="text"/>
    <style:style style:name="T380_69" style:family="text"/>
    <style:style style:name="T380_70" style:family="text"/>
    <style:style style:name="T380_71" style:family="text"/>
    <style:style style:name="P381" style:family="paragraph" style:parent-style-name="Standard">
      <style:paragraph-properties fo:break-before="auto" fo:line-height="115%" fo:margin-left="0.847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T381_26" style:family="text"/>
    <style:style style:name="T381_27" style:family="text"/>
    <style:style style:name="T381_28" style:family="text"/>
    <style:style style:name="T381_29" style:family="text"/>
    <style:style style:name="T381_30" style:family="text"/>
    <style:style style:name="T381_31" style:family="text"/>
    <style:style style:name="T381_32" style:family="text"/>
    <style:style style:name="T381_33" style:family="text"/>
    <style:style style:name="T381_34" style:family="text"/>
    <style:style style:name="T381_35" style:family="text"/>
    <style:style style:name="T381_36" style:family="text"/>
    <style:style style:name="T381_37" style:family="text"/>
    <style:style style:name="T381_38" style:family="text"/>
    <style:style style:name="T381_39" style:family="text"/>
    <style:style style:name="T381_40" style:family="text"/>
    <style:style style:name="T381_41" style:family="text"/>
    <style:style style:name="T381_42" style:family="text"/>
    <style:style style:name="T381_43" style:family="text"/>
    <style:style style:name="T381_44" style:family="text"/>
    <style:style style:name="T381_45" style:family="text"/>
    <style:style style:name="T381_46" style:family="text"/>
    <style:style style:name="T381_47" style:family="text"/>
    <style:style style:name="T381_48" style:family="text"/>
    <style:style style:name="T381_49" style:family="text">
      <style:text-properties fo:font-style="italic" style:font-style-asian="italic" style:font-style-complex="italic"/>
    </style:style>
    <style:style style:name="T381_50" style:family="text">
      <style:text-properties fo:font-style="italic" style:font-style-asian="italic" style:font-style-complex="italic"/>
    </style:style>
    <style:style style:name="T381_51" style:family="text">
      <style:text-properties fo:font-style="italic" style:font-style-asian="italic" style:font-style-complex="italic"/>
    </style:style>
    <style:style style:name="T381_52" style:family="text"/>
    <style:style style:name="T381_53" style:family="text">
      <style:text-properties fo:font-style="italic" style:font-style-asian="italic" style:font-style-complex="italic"/>
    </style:style>
    <style:style style:name="T381_54" style:family="text"/>
    <style:style style:name="T381_55" style:family="text"/>
    <style:style style:name="T381_56" style:family="text"/>
    <style:style style:name="T381_57" style:family="text"/>
    <style:style style:name="T381_58" style:family="text"/>
    <style:style style:name="P382" style:family="paragraph" style:parent-style-name="Standard">
      <style:paragraph-properties fo:break-before="auto" fo:line-height="115%" fo:margin-left="0.847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T382_27" style:family="text"/>
    <style:style style:name="T382_28" style:family="text"/>
    <style:style style:name="T382_29" style:family="text"/>
    <style:style style:name="T382_30" style:family="text"/>
    <style:style style:name="T382_31" style:family="text"/>
    <style:style style:name="T382_32" style:family="text"/>
    <style:style style:name="T382_33" style:family="text">
      <style:text-properties fo:font-style="italic" style:font-style-asian="italic" style:font-style-complex="italic"/>
    </style:style>
    <style:style style:name="T382_34" style:family="text">
      <style:text-properties fo:font-style="italic" style:font-style-asian="italic" style:font-style-complex="italic"/>
    </style:style>
    <style:style style:name="T382_35" style:family="text">
      <style:text-properties fo:font-style="italic" style:font-style-asian="italic" style:font-style-complex="italic"/>
    </style:style>
    <style:style style:name="T382_36" style:family="text">
      <style:text-properties fo:font-style="italic" style:font-style-asian="italic" style:font-style-complex="italic"/>
    </style:style>
    <style:style style:name="T382_37" style:family="text">
      <style:text-properties fo:font-style="italic" style:font-style-asian="italic" style:font-style-complex="italic"/>
    </style:style>
    <style:style style:name="T382_38" style:family="text"/>
    <style:style style:name="T382_39" style:family="text">
      <style:text-properties fo:font-style="italic" style:font-style-asian="italic" style:font-style-complex="italic"/>
    </style:style>
    <style:style style:name="T382_40" style:family="text"/>
    <style:style style:name="T382_41" style:family="text"/>
    <style:style style:name="T382_42" style:family="text"/>
    <style:style style:name="T382_43" style:family="text"/>
    <style:style style:name="T382_44" style:family="text"/>
    <style:style style:name="P383" style:family="paragraph" style:parent-style-name="Standard">
      <style:paragraph-properties fo:break-before="auto" fo:line-height="115%" fo:margin-left="0.847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>
      <style:text-properties fo:font-style="italic" style:font-style-asian="italic" style:font-style-complex="italic"/>
    </style:style>
    <style:style style:name="T383_28" style:family="text">
      <style:text-properties fo:font-style="italic" style:font-style-asian="italic" style:font-style-complex="italic"/>
    </style:style>
    <style:style style:name="T383_29" style:family="text">
      <style:text-properties fo:font-style="italic" style:font-style-asian="italic" style:font-style-complex="italic"/>
    </style:style>
    <style:style style:name="T383_30" style:family="text"/>
    <style:style style:name="T383_31" style:family="text">
      <style:text-properties fo:font-style="italic" style:font-style-asian="italic" style:font-style-complex="italic"/>
    </style:style>
    <style:style style:name="T383_32" style:family="text"/>
    <style:style style:name="T383_33" style:family="text"/>
    <style:style style:name="T383_34" style:family="text"/>
    <style:style style:name="P384" style:family="paragraph" style:parent-style-name="Standard">
      <style:paragraph-properties fo:break-before="auto" fo:line-height="115%" fo:margin-left="0.847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>
      <style:text-properties fo:font-style="italic" style:font-style-asian="italic" style:font-style-complex="italic"/>
    </style:style>
    <style:style style:name="T384_24" style:family="text">
      <style:text-properties fo:font-style="italic" style:font-style-asian="italic" style:font-style-complex="italic"/>
    </style:style>
    <style:style style:name="T384_25" style:family="text">
      <style:text-properties fo:font-style="italic" style:font-style-asian="italic" style:font-style-complex="italic"/>
    </style:style>
    <style:style style:name="T384_26" style:family="text"/>
    <style:style style:name="T384_27" style:family="text">
      <style:text-properties fo:font-style="italic" style:font-style-asian="italic" style:font-style-complex="italic"/>
    </style:style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T384_33" style:family="text"/>
    <style:style style:name="T384_34" style:family="text"/>
    <style:style style:name="T384_35" style:family="text"/>
    <style:style style:name="T384_36" style:family="text"/>
    <style:style style:name="T384_37" style:family="text"/>
    <style:style style:name="T384_38" style:family="text"/>
    <style:style style:name="T384_39" style:family="text"/>
    <style:style style:name="T384_40" style:family="text"/>
    <style:style style:name="T384_41" style:family="text"/>
    <style:style style:name="T384_42" style:family="text"/>
    <style:style style:name="T384_43" style:family="text"/>
    <style:style style:name="T384_44" style:family="text"/>
    <style:style style:name="T384_45" style:family="text"/>
    <style:style style:name="T384_46" style:family="text"/>
    <style:style style:name="P385" style:family="paragraph" style:parent-style-name="Standard">
      <style:paragraph-properties fo:break-before="auto" fo:line-height="115%" fo:margin-left="0.847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>
      <style:text-properties fo:font-style="italic" style:font-style-asian="italic" style:font-style-complex="italic"/>
    </style:style>
    <style:style style:name="T385_14" style:family="text"/>
    <style:style style:name="T385_15" style:family="text">
      <style:text-properties fo:font-style="italic" style:font-style-asian="italic" style:font-style-complex="italic"/>
    </style:style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P386" style:family="paragraph" style:parent-style-name="Standard">
      <style:paragraph-properties fo:break-before="auto" fo:line-height="115%" fo:margin-left="0.847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>
      <style:text-properties fo:font-style="italic" style:font-style-asian="italic" style:font-style-complex="italic"/>
    </style:style>
    <style:style style:name="T386_26" style:family="text"/>
    <style:style style:name="T386_27" style:family="text">
      <style:text-properties fo:font-style="italic" style:font-style-asian="italic" style:font-style-complex="italic"/>
    </style:style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P387" style:family="paragraph" style:parent-style-name="Standard">
      <style:paragraph-properties fo:break-before="auto" fo:line-height="115%" fo:margin-left="0.847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>
      <style:text-properties fo:font-style="italic" style:font-style-asian="italic" style:font-style-complex="italic"/>
    </style:style>
    <style:style style:name="T387_64" style:family="text">
      <style:text-properties fo:font-style="italic" style:font-style-asian="italic" style:font-style-complex="italic"/>
    </style:style>
    <style:style style:name="T387_65" style:family="text">
      <style:text-properties fo:font-style="italic" style:font-style-asian="italic" style:font-style-complex="italic"/>
    </style:style>
    <style:style style:name="T387_66" style:family="text">
      <style:text-properties fo:font-style="italic" style:font-style-asian="italic" style:font-style-complex="italic"/>
    </style:style>
    <style:style style:name="T387_67" style:family="text">
      <style:text-properties fo:font-style="italic" style:font-style-asian="italic" style:font-style-complex="italic"/>
    </style:style>
    <style:style style:name="T387_68" style:family="text">
      <style:text-properties fo:font-style="italic" style:font-style-asian="italic" style:font-style-complex="italic"/>
    </style:style>
    <style:style style:name="T387_69" style:family="text">
      <style:text-properties fo:font-style="italic" style:font-style-asian="italic" style:font-style-complex="italic"/>
    </style:style>
    <style:style style:name="T387_70" style:family="text">
      <style:text-properties fo:font-style="italic" style:font-style-asian="italic" style:font-style-complex="italic"/>
    </style:style>
    <style:style style:name="T387_71" style:family="text">
      <style:text-properties fo:font-style="italic" style:font-style-asian="italic" style:font-style-complex="italic"/>
    </style:style>
    <style:style style:name="T387_72" style:family="text">
      <style:text-properties fo:font-style="italic" style:font-style-asian="italic" style:font-style-complex="italic"/>
    </style:style>
    <style:style style:name="T387_73" style:family="text">
      <style:text-properties fo:font-style="italic" style:font-style-asian="italic" style:font-style-complex="italic"/>
    </style:style>
    <style:style style:name="T387_74" style:family="text">
      <style:text-properties fo:font-style="italic" style:font-style-asian="italic" style:font-style-complex="italic"/>
    </style:style>
    <style:style style:name="T387_75" style:family="text">
      <style:text-properties fo:font-style="italic" style:font-style-asian="italic" style:font-style-complex="italic"/>
    </style:style>
    <style:style style:name="T387_76" style:family="text"/>
    <style:style style:name="T387_77" style:family="text">
      <style:text-properties fo:font-style="italic" style:font-style-asian="italic" style:font-style-complex="italic"/>
    </style:style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P388" style:family="paragraph" style:parent-style-name="Standard">
      <style:paragraph-properties fo:break-before="auto" fo:line-height="115%" fo:margin-left="0.847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T388_33" style:family="text">
      <style:text-properties fo:font-style="italic" style:font-style-asian="italic" style:font-style-complex="italic"/>
    </style:style>
    <style:style style:name="T388_34" style:family="text">
      <style:text-properties fo:font-style="italic" style:font-style-asian="italic" style:font-style-complex="italic"/>
    </style:style>
    <style:style style:name="T388_35" style:family="text">
      <style:text-properties fo:font-style="italic" style:font-style-asian="italic" style:font-style-complex="italic"/>
    </style:style>
    <style:style style:name="T388_36" style:family="text">
      <style:text-properties fo:font-style="italic" style:font-style-asian="italic" style:font-style-complex="italic"/>
    </style:style>
    <style:style style:name="T388_37" style:family="text">
      <style:text-properties fo:font-style="italic" style:font-style-asian="italic" style:font-style-complex="italic"/>
    </style:style>
    <style:style style:name="T388_38" style:family="text">
      <style:text-properties fo:font-style="italic" style:font-style-asian="italic" style:font-style-complex="italic"/>
    </style:style>
    <style:style style:name="T388_39" style:family="text">
      <style:text-properties fo:font-style="italic" style:font-style-asian="italic" style:font-style-complex="italic"/>
    </style:style>
    <style:style style:name="T388_40" style:family="text"/>
    <style:style style:name="T388_41" style:family="text">
      <style:text-properties fo:font-style="italic" style:font-style-asian="italic" style:font-style-complex="italic"/>
    </style:style>
    <style:style style:name="T388_42" style:family="text"/>
    <style:style style:name="T388_43" style:family="text"/>
    <style:style style:name="T388_44" style:family="text"/>
    <style:style style:name="T388_45" style:family="text"/>
    <style:style style:name="T388_46" style:family="text"/>
    <style:style style:name="T388_47" style:family="text"/>
    <style:style style:name="T388_48" style:family="text"/>
    <style:style style:name="P389" style:family="paragraph" style:parent-style-name="Standard">
      <style:paragraph-properties fo:break-before="auto" fo:line-height="115%" fo:margin-left="0.847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T389_21" style:family="text"/>
    <style:style style:name="T389_22" style:family="text"/>
    <style:style style:name="T389_23" style:family="text"/>
    <style:style style:name="T389_24" style:family="text"/>
    <style:style style:name="T389_25" style:family="text"/>
    <style:style style:name="T389_26" style:family="text"/>
    <style:style style:name="T389_27" style:family="text"/>
    <style:style style:name="T389_28" style:family="text"/>
    <style:style style:name="T389_29" style:family="text">
      <style:text-properties fo:font-style="italic" style:font-style-asian="italic" style:font-style-complex="italic"/>
    </style:style>
    <style:style style:name="T389_30" style:family="text">
      <style:text-properties fo:font-style="italic" style:font-style-asian="italic" style:font-style-complex="italic"/>
    </style:style>
    <style:style style:name="T389_31" style:family="text">
      <style:text-properties fo:font-style="italic" style:font-style-asian="italic" style:font-style-complex="italic"/>
    </style:style>
    <style:style style:name="T389_32" style:family="text">
      <style:text-properties fo:font-style="italic" style:font-style-asian="italic" style:font-style-complex="italic"/>
    </style:style>
    <style:style style:name="T389_33" style:family="text">
      <style:text-properties fo:font-style="italic" style:font-style-asian="italic" style:font-style-complex="italic"/>
    </style:style>
    <style:style style:name="T389_34" style:family="text">
      <style:text-properties fo:font-style="italic" style:font-style-asian="italic" style:font-style-complex="italic"/>
    </style:style>
    <style:style style:name="T389_35" style:family="text">
      <style:text-properties fo:font-style="italic" style:font-style-asian="italic" style:font-style-complex="italic"/>
    </style:style>
    <style:style style:name="T389_36" style:family="text">
      <style:text-properties fo:font-style="italic" style:font-style-asian="italic" style:font-style-complex="italic"/>
    </style:style>
    <style:style style:name="T389_37" style:family="text">
      <style:text-properties fo:font-style="italic" style:font-style-asian="italic" style:font-style-complex="italic"/>
    </style:style>
    <style:style style:name="T389_38" style:family="text">
      <style:text-properties fo:font-style="italic" style:font-style-asian="italic" style:font-style-complex="italic"/>
    </style:style>
    <style:style style:name="T389_39" style:family="text">
      <style:text-properties fo:font-style="italic" style:font-style-asian="italic" style:font-style-complex="italic"/>
    </style:style>
    <style:style style:name="T389_40" style:family="text">
      <style:text-properties fo:font-style="italic" style:font-style-asian="italic" style:font-style-complex="italic"/>
    </style:style>
    <style:style style:name="T389_41" style:family="text">
      <style:text-properties fo:font-style="italic" style:font-style-asian="italic" style:font-style-complex="italic"/>
    </style:style>
    <style:style style:name="T389_42" style:family="text">
      <style:text-properties fo:font-style="italic" style:font-style-asian="italic" style:font-style-complex="italic"/>
    </style:style>
    <style:style style:name="T389_43" style:family="text">
      <style:text-properties fo:font-style="italic" style:font-style-asian="italic" style:font-style-complex="italic"/>
    </style:style>
    <style:style style:name="T389_44" style:family="text">
      <style:text-properties fo:font-style="italic" style:font-style-asian="italic" style:font-style-complex="italic"/>
    </style:style>
    <style:style style:name="T389_45" style:family="text">
      <style:text-properties fo:font-style="italic" style:font-style-asian="italic" style:font-style-complex="italic"/>
    </style:style>
    <style:style style:name="T389_46" style:family="text">
      <style:text-properties fo:font-style="italic" style:font-style-asian="italic" style:font-style-complex="italic"/>
    </style:style>
    <style:style style:name="T389_47" style:family="text">
      <style:text-properties fo:font-style="italic" style:font-style-asian="italic" style:font-style-complex="italic"/>
    </style:style>
    <style:style style:name="T389_48" style:family="text">
      <style:text-properties fo:font-style="italic" style:font-style-asian="italic" style:font-style-complex="italic"/>
    </style:style>
    <style:style style:name="T389_49" style:family="text">
      <style:text-properties fo:font-style="italic" style:font-style-asian="italic" style:font-style-complex="italic"/>
    </style:style>
    <style:style style:name="T389_50" style:family="text">
      <style:text-properties fo:font-style="italic" style:font-style-asian="italic" style:font-style-complex="italic"/>
    </style:style>
    <style:style style:name="T389_51" style:family="text">
      <style:text-properties fo:font-style="italic" style:font-style-asian="italic" style:font-style-complex="italic"/>
    </style:style>
    <style:style style:name="T389_52" style:family="text"/>
    <style:style style:name="T389_53" style:family="text">
      <style:text-properties fo:font-style="italic" style:font-style-asian="italic" style:font-style-complex="italic"/>
    </style:style>
    <style:style style:name="T389_54" style:family="text"/>
    <style:style style:name="T389_55" style:family="text"/>
    <style:style style:name="T389_56" style:family="text"/>
    <style:style style:name="T389_57" style:family="text"/>
    <style:style style:name="T389_58" style:family="text"/>
    <style:style style:name="P390" style:family="paragraph" style:parent-style-name="Standard">
      <style:paragraph-properties fo:break-before="auto" fo:line-height="115%" fo:margin-left="0.847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T390_37" style:family="text"/>
    <style:style style:name="T390_38" style:family="text"/>
    <style:style style:name="T390_39" style:family="text"/>
    <style:style style:name="T390_40" style:family="text"/>
    <style:style style:name="T390_41" style:family="text"/>
    <style:style style:name="T390_42" style:family="text"/>
    <style:style style:name="T390_43" style:family="text">
      <style:text-properties fo:font-style="italic" style:font-style-asian="italic" style:font-style-complex="italic"/>
    </style:style>
    <style:style style:name="T390_44" style:family="text">
      <style:text-properties fo:font-style="italic" style:font-style-asian="italic" style:font-style-complex="italic"/>
    </style:style>
    <style:style style:name="T390_45" style:family="text">
      <style:text-properties fo:font-style="italic" style:font-style-asian="italic" style:font-style-complex="italic"/>
    </style:style>
    <style:style style:name="T390_46" style:family="text">
      <style:text-properties fo:font-style="italic" style:font-style-asian="italic" style:font-style-complex="italic"/>
    </style:style>
    <style:style style:name="T390_47" style:family="text">
      <style:text-properties fo:font-style="italic" style:font-style-asian="italic" style:font-style-complex="italic"/>
    </style:style>
    <style:style style:name="T390_48" style:family="text"/>
    <style:style style:name="T390_49" style:family="text">
      <style:text-properties fo:font-style="italic" style:font-style-asian="italic" style:font-style-complex="italic"/>
    </style:style>
    <style:style style:name="T390_50" style:family="text"/>
    <style:style style:name="T390_51" style:family="text"/>
    <style:style style:name="T390_52" style:family="text"/>
    <style:style style:name="T390_53" style:family="text"/>
    <style:style style:name="T390_54" style:family="text"/>
    <style:style style:name="T390_55" style:family="text"/>
    <style:style style:name="T390_56" style:family="text"/>
    <style:style style:name="P391" style:family="paragraph" style:parent-style-name="Standard">
      <style:paragraph-properties fo:break-before="auto" fo:line-height="115%" fo:margin-left="0.847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T391_22" style:family="text"/>
    <style:style style:name="T391_23" style:family="text"/>
    <style:style style:name="T391_24" style:family="text"/>
    <style:style style:name="T391_25" style:family="text"/>
    <style:style style:name="T391_26" style:family="text"/>
    <style:style style:name="T391_27" style:family="text"/>
    <style:style style:name="T391_28" style:family="text"/>
    <style:style style:name="T391_29" style:family="text"/>
    <style:style style:name="T391_30" style:family="text"/>
    <style:style style:name="T391_31" style:family="text">
      <style:text-properties fo:font-style="italic" style:font-style-asian="italic" style:font-style-complex="italic"/>
    </style:style>
    <style:style style:name="T391_32" style:family="text">
      <style:text-properties fo:font-style="italic" style:font-style-asian="italic" style:font-style-complex="italic"/>
    </style:style>
    <style:style style:name="T391_33" style:family="text">
      <style:text-properties fo:font-style="italic" style:font-style-asian="italic" style:font-style-complex="italic"/>
    </style:style>
    <style:style style:name="T391_34" style:family="text"/>
    <style:style style:name="T391_35" style:family="text">
      <style:text-properties fo:font-style="italic" style:font-style-asian="italic" style:font-style-complex="italic"/>
    </style:style>
    <style:style style:name="T391_36" style:family="text"/>
    <style:style style:name="T391_37" style:family="text"/>
    <style:style style:name="T391_38" style:family="text"/>
    <style:style style:name="T391_39" style:family="text"/>
    <style:style style:name="T391_40" style:family="text"/>
    <style:style style:name="P392" style:family="paragraph" style:parent-style-name="Standard">
      <style:paragraph-properties fo:break-before="auto" fo:line-height="115%" fo:margin-left="0.847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>
      <style:text-properties fo:font-style="italic" style:font-style-asian="italic" style:font-style-complex="italic"/>
    </style:style>
    <style:style style:name="T392_46" style:family="text">
      <style:text-properties fo:font-style="italic" style:font-style-asian="italic" style:font-style-complex="italic"/>
    </style:style>
    <style:style style:name="T392_47" style:family="text">
      <style:text-properties fo:font-style="italic" style:font-style-asian="italic" style:font-style-complex="italic"/>
    </style:style>
    <style:style style:name="T392_48" style:family="text">
      <style:text-properties fo:font-style="italic" style:font-style-asian="italic" style:font-style-complex="italic"/>
    </style:style>
    <style:style style:name="T392_49" style:family="text">
      <style:text-properties fo:font-style="italic" style:font-style-asian="italic" style:font-style-complex="italic"/>
    </style:style>
    <style:style style:name="T392_50" style:family="text"/>
    <style:style style:name="T392_51" style:family="text">
      <style:text-properties fo:font-style="italic" style:font-style-asian="italic" style:font-style-complex="italic"/>
    </style:style>
    <style:style style:name="T392_52" style:family="text"/>
    <style:style style:name="T392_53" style:family="text"/>
    <style:style style:name="T392_54" style:family="text"/>
    <style:style style:name="T392_55" style:family="text"/>
    <style:style style:name="T392_56" style:family="text"/>
    <style:style style:name="T392_57" style:family="text"/>
    <style:style style:name="T392_58" style:family="text"/>
    <style:style style:name="T392_59" style:family="text"/>
    <style:style style:name="T392_60" style:family="text"/>
    <style:style style:name="P393" style:family="paragraph" style:parent-style-name="Standard">
      <style:paragraph-properties fo:break-before="auto" fo:line-height="115%" fo:margin-left="0.847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T393_17" style:family="text"/>
    <style:style style:name="T393_18" style:family="text"/>
    <style:style style:name="T393_19" style:family="text"/>
    <style:style style:name="T393_20" style:family="text"/>
    <style:style style:name="T393_21" style:family="text"/>
    <style:style style:name="T393_22" style:family="text"/>
    <style:style style:name="T393_23" style:family="text"/>
    <style:style style:name="T393_24" style:family="text"/>
    <style:style style:name="T393_25" style:family="text"/>
    <style:style style:name="T393_26" style:family="text"/>
    <style:style style:name="T393_27" style:family="text"/>
    <style:style style:name="T393_28" style:family="text"/>
    <style:style style:name="T393_29" style:family="text"/>
    <style:style style:name="T393_30" style:family="text"/>
    <style:style style:name="T393_31" style:family="text"/>
    <style:style style:name="T393_32" style:family="text"/>
    <style:style style:name="T393_33" style:family="text"/>
    <style:style style:name="T393_34" style:family="text"/>
    <style:style style:name="T393_35" style:family="text"/>
    <style:style style:name="T393_36" style:family="text"/>
    <style:style style:name="T393_37" style:family="text"/>
    <style:style style:name="T393_38" style:family="text"/>
    <style:style style:name="T393_39" style:family="text">
      <style:text-properties fo:font-style="italic" style:font-style-asian="italic" style:font-style-complex="italic"/>
    </style:style>
    <style:style style:name="T393_40" style:family="text">
      <style:text-properties fo:font-style="italic" style:font-style-asian="italic" style:font-style-complex="italic"/>
    </style:style>
    <style:style style:name="T393_41" style:family="text">
      <style:text-properties fo:font-style="italic" style:font-style-asian="italic" style:font-style-complex="italic"/>
    </style:style>
    <style:style style:name="T393_42" style:family="text">
      <style:text-properties fo:font-style="italic" style:font-style-asian="italic" style:font-style-complex="italic"/>
    </style:style>
    <style:style style:name="T393_43" style:family="text">
      <style:text-properties fo:font-style="italic" style:font-style-asian="italic" style:font-style-complex="italic"/>
    </style:style>
    <style:style style:name="T393_44" style:family="text"/>
    <style:style style:name="T393_45" style:family="text">
      <style:text-properties fo:font-style="italic" style:font-style-asian="italic" style:font-style-complex="italic"/>
    </style:style>
    <style:style style:name="T393_46" style:family="text"/>
    <style:style style:name="T393_47" style:family="text"/>
    <style:style style:name="T393_48" style:family="text"/>
    <style:style style:name="T393_49" style:family="text"/>
    <style:style style:name="T393_50" style:family="text"/>
    <style:style style:name="T393_51" style:family="text"/>
    <style:style style:name="T393_52" style:family="text"/>
    <style:style style:name="T393_53" style:family="text"/>
    <style:style style:name="T393_54" style:family="text"/>
    <style:style style:name="T393_55" style:family="text"/>
    <style:style style:name="T393_56" style:family="text"/>
    <style:style style:name="T393_57" style:family="text"/>
    <style:style style:name="T393_58" style:family="text"/>
    <style:style style:name="T393_59" style:family="text"/>
    <style:style style:name="T393_60" style:family="text"/>
    <style:style style:name="T393_61" style:family="text"/>
    <style:style style:name="T393_62" style:family="text"/>
    <style:style style:name="T393_63" style:family="text"/>
    <style:style style:name="T393_64" style:family="text"/>
    <style:style style:name="P394" style:family="paragraph" style:parent-style-name="Standard">
      <style:paragraph-properties fo:break-before="auto" fo:line-height="115%" fo:margin-left="0.847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>
      <style:text-properties fo:font-style="italic" style:font-style-asian="italic" style:font-style-complex="italic"/>
    </style:style>
    <style:style style:name="T394_28" style:family="text">
      <style:text-properties fo:font-style="italic" style:font-style-asian="italic" style:font-style-complex="italic"/>
    </style:style>
    <style:style style:name="T394_29" style:family="text">
      <style:text-properties fo:font-style="italic" style:font-style-asian="italic" style:font-style-complex="italic"/>
    </style:style>
    <style:style style:name="T394_30" style:family="text"/>
    <style:style style:name="T394_31" style:family="text">
      <style:text-properties fo:font-style="italic" style:font-style-asian="italic" style:font-style-complex="italic"/>
    </style:style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T394_38" style:family="text"/>
    <style:style style:name="T394_39" style:family="text"/>
    <style:style style:name="T394_40" style:family="text"/>
    <style:style style:name="T394_41" style:family="text"/>
    <style:style style:name="T394_42" style:family="text"/>
    <style:style style:name="P395" style:family="paragraph" style:parent-style-name="Standard">
      <style:paragraph-properties fo:break-before="auto" fo:line-height="115%" fo:margin-left="0.847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T395_30" style:family="text"/>
    <style:style style:name="T395_31" style:family="text"/>
    <style:style style:name="T395_32" style:family="text"/>
    <style:style style:name="T395_33" style:family="text"/>
    <style:style style:name="T395_34" style:family="text"/>
    <style:style style:name="T395_35" style:family="text"/>
    <style:style style:name="T395_36" style:family="text"/>
    <style:style style:name="T395_37" style:family="text"/>
    <style:style style:name="T395_38" style:family="text"/>
    <style:style style:name="T395_39" style:family="text"/>
    <style:style style:name="T395_40" style:family="text"/>
    <style:style style:name="T395_41" style:family="text"/>
    <style:style style:name="T395_42" style:family="text"/>
    <style:style style:name="T395_43" style:family="text"/>
    <style:style style:name="T395_44" style:family="text"/>
    <style:style style:name="T395_45" style:family="text"/>
    <style:style style:name="T395_46" style:family="text"/>
    <style:style style:name="T395_47" style:family="text"/>
    <style:style style:name="T395_48" style:family="text"/>
    <style:style style:name="T395_49" style:family="text"/>
    <style:style style:name="T395_50" style:family="text"/>
    <style:style style:name="T395_51" style:family="text"/>
    <style:style style:name="T395_52" style:family="text"/>
    <style:style style:name="T395_53" style:family="text"/>
    <style:style style:name="T395_54" style:family="text"/>
    <style:style style:name="T395_55" style:family="text"/>
    <style:style style:name="T395_56" style:family="text"/>
    <style:style style:name="T395_57" style:family="text"/>
    <style:style style:name="T395_58" style:family="text"/>
    <style:style style:name="T395_59" style:family="text"/>
    <style:style style:name="T395_60" style:family="text"/>
    <style:style style:name="T395_61" style:family="text"/>
    <style:style style:name="T395_62" style:family="text"/>
    <style:style style:name="T395_63" style:family="text"/>
    <style:style style:name="T395_64" style:family="text"/>
    <style:style style:name="T395_65" style:family="text"/>
    <style:style style:name="T395_66" style:family="text"/>
    <style:style style:name="T395_67" style:family="text"/>
    <style:style style:name="T395_68" style:family="text"/>
    <style:style style:name="T395_69" style:family="text">
      <style:text-properties fo:font-style="italic" style:font-style-asian="italic" style:font-style-complex="italic"/>
    </style:style>
    <style:style style:name="T395_70" style:family="text">
      <style:text-properties fo:font-style="italic" style:font-style-asian="italic" style:font-style-complex="italic"/>
    </style:style>
    <style:style style:name="T395_71" style:family="text">
      <style:text-properties fo:font-style="italic" style:font-style-asian="italic" style:font-style-complex="italic"/>
    </style:style>
    <style:style style:name="T395_72" style:family="text"/>
    <style:style style:name="T395_73" style:family="text">
      <style:text-properties fo:font-style="italic" style:font-style-asian="italic" style:font-style-complex="italic"/>
    </style:style>
    <style:style style:name="T395_74" style:family="text"/>
    <style:style style:name="T395_75" style:family="text"/>
    <style:style style:name="T395_76" style:family="text"/>
    <style:style style:name="T395_77" style:family="text"/>
    <style:style style:name="T395_78" style:family="text"/>
    <style:style style:name="P396" style:family="paragraph" style:parent-style-name="Standard">
      <style:paragraph-properties fo:break-before="auto" fo:line-height="115%" fo:margin-left="0.847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>
      <style:text-properties fo:font-style="italic" style:font-style-asian="italic" style:font-style-complex="italic"/>
    </style:style>
    <style:style style:name="T396_20" style:family="text">
      <style:text-properties fo:font-style="italic" style:font-style-asian="italic" style:font-style-complex="italic"/>
    </style:style>
    <style:style style:name="T396_21" style:family="text">
      <style:text-properties fo:font-style="italic" style:font-style-asian="italic" style:font-style-complex="italic"/>
    </style:style>
    <style:style style:name="T396_22" style:family="text">
      <style:text-properties fo:font-style="italic" style:font-style-asian="italic" style:font-style-complex="italic"/>
    </style:style>
    <style:style style:name="T396_23" style:family="text">
      <style:text-properties fo:font-style="italic" style:font-style-asian="italic" style:font-style-complex="italic"/>
    </style:style>
    <style:style style:name="T396_24" style:family="text">
      <style:text-properties fo:font-style="italic" style:font-style-asian="italic" style:font-style-complex="italic"/>
    </style:style>
    <style:style style:name="T396_25" style:family="text">
      <style:text-properties fo:font-style="italic" style:font-style-asian="italic" style:font-style-complex="italic"/>
    </style:style>
    <style:style style:name="T396_26" style:family="text"/>
    <style:style style:name="T396_27" style:family="text">
      <style:text-properties fo:font-style="italic" style:font-style-asian="italic" style:font-style-complex="italic"/>
    </style:style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P397" style:family="paragraph" style:parent-style-name="Standard">
      <style:paragraph-properties fo:break-before="auto" fo:line-height="115%" fo:margin-left="0.847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T397_33" style:family="text">
      <style:text-properties fo:font-style="italic" style:font-style-asian="italic" style:font-style-complex="italic"/>
    </style:style>
    <style:style style:name="T397_34" style:family="text">
      <style:text-properties fo:font-style="italic" style:font-style-asian="italic" style:font-style-complex="italic"/>
    </style:style>
    <style:style style:name="T397_35" style:family="text">
      <style:text-properties fo:font-style="italic" style:font-style-asian="italic" style:font-style-complex="italic"/>
    </style:style>
    <style:style style:name="T397_36" style:family="text"/>
    <style:style style:name="T397_37" style:family="text">
      <style:text-properties fo:font-style="italic" style:font-style-asian="italic" style:font-style-complex="italic"/>
    </style:style>
    <style:style style:name="T397_38" style:family="text"/>
    <style:style style:name="T397_39" style:family="text"/>
    <style:style style:name="T397_40" style:family="text"/>
    <style:style style:name="T397_41" style:family="text"/>
    <style:style style:name="T397_42" style:family="text"/>
    <style:style style:name="T397_43" style:family="text"/>
    <style:style style:name="T397_44" style:family="text"/>
    <style:style style:name="P398" style:family="paragraph" style:parent-style-name="Standard">
      <style:paragraph-properties fo:break-before="auto" fo:line-height="115%" fo:margin-left="0.847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T398_29" style:family="text"/>
    <style:style style:name="T398_30" style:family="text"/>
    <style:style style:name="T398_31" style:family="text"/>
    <style:style style:name="T398_32" style:family="text"/>
    <style:style style:name="T398_33" style:family="text"/>
    <style:style style:name="T398_34" style:family="text"/>
    <style:style style:name="T398_35" style:family="text"/>
    <style:style style:name="T398_36" style:family="text"/>
    <style:style style:name="T398_37" style:family="text"/>
    <style:style style:name="T398_38" style:family="text"/>
    <style:style style:name="T398_39" style:family="text"/>
    <style:style style:name="T398_40" style:family="text"/>
    <style:style style:name="T398_41" style:family="text"/>
    <style:style style:name="T398_42" style:family="text"/>
    <style:style style:name="T398_43" style:family="text"/>
    <style:style style:name="T398_44" style:family="text"/>
    <style:style style:name="T398_45" style:family="text"/>
    <style:style style:name="T398_46" style:family="text"/>
    <style:style style:name="T398_47" style:family="text">
      <style:text-properties fo:font-style="italic" style:font-style-asian="italic" style:font-style-complex="italic"/>
    </style:style>
    <style:style style:name="T398_48" style:family="text">
      <style:text-properties fo:font-style="italic" style:font-style-asian="italic" style:font-style-complex="italic"/>
    </style:style>
    <style:style style:name="T398_49" style:family="text">
      <style:text-properties fo:font-style="italic" style:font-style-asian="italic" style:font-style-complex="italic"/>
    </style:style>
    <style:style style:name="T398_50" style:family="text"/>
    <style:style style:name="T398_51" style:family="text">
      <style:text-properties fo:font-style="italic" style:font-style-asian="italic" style:font-style-complex="italic"/>
    </style:style>
    <style:style style:name="T398_52" style:family="text"/>
    <style:style style:name="T398_53" style:family="text"/>
    <style:style style:name="T398_54" style:family="text"/>
    <style:style style:name="T398_55" style:family="text"/>
    <style:style style:name="T398_56" style:family="text"/>
    <style:style style:name="T398_57" style:family="text"/>
    <style:style style:name="T398_58" style:family="text"/>
    <style:style style:name="T398_59" style:family="text"/>
    <style:style style:name="T398_60" style:family="text"/>
    <style:style style:name="P399" style:family="paragraph" style:parent-style-name="Standard">
      <style:paragraph-properties fo:break-before="auto" fo:line-height="115%" fo:margin-left="0.847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>
      <style:text-properties fo:font-style="italic" style:font-style-asian="italic" style:font-style-complex="italic"/>
    </style:style>
    <style:style style:name="T399_24" style:family="text">
      <style:text-properties fo:font-style="italic" style:font-style-asian="italic" style:font-style-complex="italic"/>
    </style:style>
    <style:style style:name="T399_25" style:family="text">
      <style:text-properties fo:font-style="italic" style:font-style-asian="italic" style:font-style-complex="italic"/>
    </style:style>
    <style:style style:name="T399_26" style:family="text"/>
    <style:style style:name="T399_27" style:family="text">
      <style:text-properties fo:font-style="italic" style:font-style-asian="italic" style:font-style-complex="italic"/>
    </style:style>
    <style:style style:name="T399_28" style:family="text"/>
    <style:style style:name="T399_29" style:family="text"/>
    <style:style style:name="T399_30" style:family="text"/>
    <style:style style:name="T399_31" style:family="text"/>
    <style:style style:name="T399_32" style:family="text"/>
    <style:style style:name="P400" style:family="paragraph" style:parent-style-name="Standard">
      <style:paragraph-properties fo:break-before="auto" fo:line-height="115%" fo:margin-left="0.847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>
      <style:text-properties fo:font-style="italic" style:font-style-asian="italic" style:font-style-complex="italic"/>
    </style:style>
    <style:style style:name="T400_54" style:family="text"/>
    <style:style style:name="T400_55" style:family="text">
      <style:text-properties fo:font-style="italic" style:font-style-asian="italic" style:font-style-complex="italic"/>
    </style:style>
    <style:style style:name="T400_56" style:family="text"/>
    <style:style style:name="T400_57" style:family="text"/>
    <style:style style:name="T400_58" style:family="text"/>
    <style:style style:name="T400_59" style:family="text"/>
    <style:style style:name="T400_60" style:family="text"/>
    <style:style style:name="P401" style:family="paragraph" style:parent-style-name="Standard">
      <style:paragraph-properties fo:break-before="auto" fo:line-height="115%" fo:margin-left="0.847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T401_17" style:family="text"/>
    <style:style style:name="T401_18" style:family="text"/>
    <style:style style:name="T401_19" style:family="text"/>
    <style:style style:name="T401_20" style:family="text"/>
    <style:style style:name="T401_21" style:family="text"/>
    <style:style style:name="T401_22" style:family="text"/>
    <style:style style:name="T401_23" style:family="text"/>
    <style:style style:name="T401_24" style:family="text"/>
    <style:style style:name="T401_25" style:family="text"/>
    <style:style style:name="T401_26" style:family="text"/>
    <style:style style:name="T401_27" style:family="text"/>
    <style:style style:name="T401_28" style:family="text"/>
    <style:style style:name="T401_29" style:family="text">
      <style:text-properties fo:font-style="italic" style:font-style-asian="italic" style:font-style-complex="italic"/>
    </style:style>
    <style:style style:name="T401_30" style:family="text">
      <style:text-properties fo:font-style="italic" style:font-style-asian="italic" style:font-style-complex="italic"/>
    </style:style>
    <style:style style:name="T401_31" style:family="text">
      <style:text-properties fo:font-style="italic" style:font-style-asian="italic" style:font-style-complex="italic"/>
    </style:style>
    <style:style style:name="T401_32" style:family="text">
      <style:text-properties fo:font-style="italic" style:font-style-asian="italic" style:font-style-complex="italic"/>
    </style:style>
    <style:style style:name="T401_33" style:family="text">
      <style:text-properties fo:font-style="italic" style:font-style-asian="italic" style:font-style-complex="italic"/>
    </style:style>
    <style:style style:name="T401_34" style:family="text">
      <style:text-properties fo:font-style="italic" style:font-style-asian="italic" style:font-style-complex="italic"/>
    </style:style>
    <style:style style:name="T401_35" style:family="text">
      <style:text-properties fo:font-style="italic" style:font-style-asian="italic" style:font-style-complex="italic"/>
    </style:style>
    <style:style style:name="T401_36" style:family="text"/>
    <style:style style:name="T401_37" style:family="text">
      <style:text-properties fo:font-style="italic" style:font-style-asian="italic" style:font-style-complex="italic"/>
    </style:style>
    <style:style style:name="T401_38" style:family="text"/>
    <style:style style:name="T401_39" style:family="text"/>
    <style:style style:name="T401_40" style:family="text"/>
    <style:style style:name="T401_41" style:family="text"/>
    <style:style style:name="T401_42" style:family="text"/>
    <style:style style:name="T401_43" style:family="text"/>
    <style:style style:name="T401_44" style:family="text"/>
    <style:style style:name="T401_45" style:family="text"/>
    <style:style style:name="T401_46" style:family="text"/>
    <style:style style:name="T401_47" style:family="text"/>
    <style:style style:name="T401_48" style:family="text"/>
    <style:style style:name="T401_49" style:family="text"/>
    <style:style style:name="T401_50" style:family="text"/>
    <style:style style:name="T401_51" style:family="text"/>
    <style:style style:name="T401_52" style:family="text"/>
    <style:style style:name="T401_53" style:family="text"/>
    <style:style style:name="T401_54" style:family="text"/>
    <style:style style:name="T401_55" style:family="text"/>
    <style:style style:name="T401_56" style:family="text"/>
    <style:style style:name="P402" style:family="paragraph" style:parent-style-name="Standard">
      <style:paragraph-properties fo:break-before="auto" fo:line-height="115%" fo:margin-left="0.847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T402_33" style:family="text"/>
    <style:style style:name="T402_34" style:family="text"/>
    <style:style style:name="T402_35" style:family="text"/>
    <style:style style:name="T402_36" style:family="text"/>
    <style:style style:name="T402_37" style:family="text"/>
    <style:style style:name="T402_38" style:family="text"/>
    <style:style style:name="T402_39" style:family="text"/>
    <style:style style:name="T402_40" style:family="text"/>
    <style:style style:name="T402_41" style:family="text"/>
    <style:style style:name="T402_42" style:family="text"/>
    <style:style style:name="T402_43" style:family="text">
      <style:text-properties fo:font-style="italic" style:font-style-asian="italic" style:font-style-complex="italic"/>
    </style:style>
    <style:style style:name="T402_44" style:family="text">
      <style:text-properties fo:font-style="italic" style:font-style-asian="italic" style:font-style-complex="italic"/>
    </style:style>
    <style:style style:name="T402_45" style:family="text">
      <style:text-properties fo:font-style="italic" style:font-style-asian="italic" style:font-style-complex="italic"/>
    </style:style>
    <style:style style:name="T402_46" style:family="text">
      <style:text-properties fo:font-style="italic" style:font-style-asian="italic" style:font-style-complex="italic"/>
    </style:style>
    <style:style style:name="T402_47" style:family="text">
      <style:text-properties fo:font-style="italic" style:font-style-asian="italic" style:font-style-complex="italic"/>
    </style:style>
    <style:style style:name="T402_48" style:family="text">
      <style:text-properties fo:font-style="italic" style:font-style-asian="italic" style:font-style-complex="italic"/>
    </style:style>
    <style:style style:name="T402_49" style:family="text">
      <style:text-properties fo:font-style="italic" style:font-style-asian="italic" style:font-style-complex="italic"/>
    </style:style>
    <style:style style:name="T402_50" style:family="text">
      <style:text-properties fo:font-style="italic" style:font-style-asian="italic" style:font-style-complex="italic"/>
    </style:style>
    <style:style style:name="T402_51" style:family="text">
      <style:text-properties fo:font-style="italic" style:font-style-asian="italic" style:font-style-complex="italic"/>
    </style:style>
    <style:style style:name="T402_52" style:family="text">
      <style:text-properties fo:font-style="italic" style:font-style-asian="italic" style:font-style-complex="italic"/>
    </style:style>
    <style:style style:name="T402_53" style:family="text">
      <style:text-properties fo:font-style="italic" style:font-style-asian="italic" style:font-style-complex="italic"/>
    </style:style>
    <style:style style:name="T402_54" style:family="text">
      <style:text-properties fo:font-style="italic" style:font-style-asian="italic" style:font-style-complex="italic"/>
    </style:style>
    <style:style style:name="T402_55" style:family="text">
      <style:text-properties fo:font-style="italic" style:font-style-asian="italic" style:font-style-complex="italic"/>
    </style:style>
    <style:style style:name="T402_56" style:family="text">
      <style:text-properties fo:font-style="italic" style:font-style-asian="italic" style:font-style-complex="italic"/>
    </style:style>
    <style:style style:name="T402_57" style:family="text">
      <style:text-properties fo:font-style="italic" style:font-style-asian="italic" style:font-style-complex="italic"/>
    </style:style>
    <style:style style:name="T402_58" style:family="text">
      <style:text-properties fo:font-style="italic" style:font-style-asian="italic" style:font-style-complex="italic"/>
    </style:style>
    <style:style style:name="T402_59" style:family="text">
      <style:text-properties fo:font-style="italic" style:font-style-asian="italic" style:font-style-complex="italic"/>
    </style:style>
    <style:style style:name="T402_60" style:family="text">
      <style:text-properties fo:font-style="italic" style:font-style-asian="italic" style:font-style-complex="italic"/>
    </style:style>
    <style:style style:name="T402_61" style:family="text">
      <style:text-properties fo:font-style="italic" style:font-style-asian="italic" style:font-style-complex="italic"/>
    </style:style>
    <style:style style:name="T402_62" style:family="text">
      <style:text-properties fo:font-style="italic" style:font-style-asian="italic" style:font-style-complex="italic"/>
    </style:style>
    <style:style style:name="T402_63" style:family="text">
      <style:text-properties fo:font-style="italic" style:font-style-asian="italic" style:font-style-complex="italic"/>
    </style:style>
    <style:style style:name="T402_64" style:family="text">
      <style:text-properties fo:font-style="italic" style:font-style-asian="italic" style:font-style-complex="italic"/>
    </style:style>
    <style:style style:name="T402_65" style:family="text">
      <style:text-properties fo:font-style="italic" style:font-style-asian="italic" style:font-style-complex="italic"/>
    </style:style>
    <style:style style:name="T402_66" style:family="text">
      <style:text-properties fo:font-style="italic" style:font-style-asian="italic" style:font-style-complex="italic"/>
    </style:style>
    <style:style style:name="T402_67" style:family="text"/>
    <style:style style:name="T402_68" style:family="text">
      <style:text-properties fo:font-style="italic" style:font-style-asian="italic" style:font-style-complex="italic"/>
    </style:style>
    <style:style style:name="T402_69" style:family="text"/>
    <style:style style:name="T402_70" style:family="text"/>
    <style:style style:name="T402_71" style:family="text"/>
    <style:style style:name="T402_72" style:family="text"/>
    <style:style style:name="T402_73" style:family="text"/>
    <style:style style:name="P403" style:family="paragraph" style:parent-style-name="Standard">
      <style:paragraph-properties fo:break-before="auto" fo:line-height="115%" fo:margin-left="0.847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T403_17" style:family="text"/>
    <style:style style:name="T403_18" style:family="text"/>
    <style:style style:name="T403_19" style:family="text"/>
    <style:style style:name="T403_20" style:family="text"/>
    <style:style style:name="T403_21" style:family="text"/>
    <style:style style:name="T403_22" style:family="text"/>
    <style:style style:name="T403_23" style:family="text"/>
    <style:style style:name="T403_24" style:family="text"/>
    <style:style style:name="T403_25" style:family="text"/>
    <style:style style:name="T403_26" style:family="text"/>
    <style:style style:name="T403_27" style:family="text"/>
    <style:style style:name="T403_28" style:family="text"/>
    <style:style style:name="T403_29" style:family="text">
      <style:text-properties fo:font-style="italic" style:font-style-asian="italic" style:font-style-complex="italic"/>
    </style:style>
    <style:style style:name="T403_30" style:family="text">
      <style:text-properties fo:font-style="italic" style:font-style-asian="italic" style:font-style-complex="italic"/>
    </style:style>
    <style:style style:name="T403_31" style:family="text">
      <style:text-properties fo:font-style="italic" style:font-style-asian="italic" style:font-style-complex="italic"/>
    </style:style>
    <style:style style:name="T403_32" style:family="text">
      <style:text-properties fo:font-style="italic" style:font-style-asian="italic" style:font-style-complex="italic"/>
    </style:style>
    <style:style style:name="T403_33" style:family="text">
      <style:text-properties fo:font-style="italic" style:font-style-asian="italic" style:font-style-complex="italic"/>
    </style:style>
    <style:style style:name="T403_34" style:family="text">
      <style:text-properties fo:font-style="italic" style:font-style-asian="italic" style:font-style-complex="italic"/>
    </style:style>
    <style:style style:name="T403_35" style:family="text">
      <style:text-properties fo:font-style="italic" style:font-style-asian="italic" style:font-style-complex="italic"/>
    </style:style>
    <style:style style:name="T403_36" style:family="text"/>
    <style:style style:name="T403_37" style:family="text">
      <style:text-properties fo:font-style="italic" style:font-style-asian="italic" style:font-style-complex="italic"/>
    </style:style>
    <style:style style:name="T403_38" style:family="text"/>
    <style:style style:name="T403_39" style:family="text"/>
    <style:style style:name="T403_40" style:family="text"/>
    <style:style style:name="T403_41" style:family="text"/>
    <style:style style:name="T403_42" style:family="text"/>
    <style:style style:name="T403_43" style:family="text"/>
    <style:style style:name="T403_44" style:family="text"/>
    <style:style style:name="P404" style:family="paragraph" style:parent-style-name="Standard">
      <style:paragraph-properties fo:break-before="auto" fo:line-height="115%" fo:margin-left="0.847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T404_39" style:family="text"/>
    <style:style style:name="T404_40" style:family="text"/>
    <style:style style:name="T404_41" style:family="text"/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/>
    <style:style style:name="T404_48" style:family="text"/>
    <style:style style:name="T404_49" style:family="text"/>
    <style:style style:name="T404_50" style:family="text"/>
    <style:style style:name="T404_51" style:family="text"/>
    <style:style style:name="T404_52" style:family="text"/>
    <style:style style:name="T404_53" style:family="text"/>
    <style:style style:name="T404_54" style:family="text"/>
    <style:style style:name="T404_55" style:family="text"/>
    <style:style style:name="T404_56" style:family="text"/>
    <style:style style:name="T404_57" style:family="text"/>
    <style:style style:name="T404_58" style:family="text"/>
    <style:style style:name="T404_59" style:family="text"/>
    <style:style style:name="T404_60" style:family="text"/>
    <style:style style:name="T404_61" style:family="text">
      <style:text-properties fo:font-style="italic" style:font-style-asian="italic" style:font-style-complex="italic"/>
    </style:style>
    <style:style style:name="T404_62" style:family="text">
      <style:text-properties fo:font-style="italic" style:font-style-asian="italic" style:font-style-complex="italic"/>
    </style:style>
    <style:style style:name="T404_63" style:family="text">
      <style:text-properties fo:font-style="italic" style:font-style-asian="italic" style:font-style-complex="italic"/>
    </style:style>
    <style:style style:name="T404_64" style:family="text">
      <style:text-properties fo:font-style="italic" style:font-style-asian="italic" style:font-style-complex="italic"/>
    </style:style>
    <style:style style:name="T404_65" style:family="text">
      <style:text-properties fo:font-style="italic" style:font-style-asian="italic" style:font-style-complex="italic"/>
    </style:style>
    <style:style style:name="T404_66" style:family="text">
      <style:text-properties fo:font-style="italic" style:font-style-asian="italic" style:font-style-complex="italic"/>
    </style:style>
    <style:style style:name="T404_67" style:family="text">
      <style:text-properties fo:font-style="italic" style:font-style-asian="italic" style:font-style-complex="italic"/>
    </style:style>
    <style:style style:name="T404_68" style:family="text">
      <style:text-properties fo:font-style="italic" style:font-style-asian="italic" style:font-style-complex="italic"/>
    </style:style>
    <style:style style:name="T404_69" style:family="text">
      <style:text-properties fo:font-style="italic" style:font-style-asian="italic" style:font-style-complex="italic"/>
    </style:style>
    <style:style style:name="T404_70" style:family="text">
      <style:text-properties fo:font-style="italic" style:font-style-asian="italic" style:font-style-complex="italic"/>
    </style:style>
    <style:style style:name="T404_71" style:family="text">
      <style:text-properties fo:font-style="italic" style:font-style-asian="italic" style:font-style-complex="italic"/>
    </style:style>
    <style:style style:name="T404_72" style:family="text">
      <style:text-properties fo:font-style="italic" style:font-style-asian="italic" style:font-style-complex="italic"/>
    </style:style>
    <style:style style:name="T404_73" style:family="text">
      <style:text-properties fo:font-style="italic" style:font-style-asian="italic" style:font-style-complex="italic"/>
    </style:style>
    <style:style style:name="T404_74" style:family="text">
      <style:text-properties fo:font-style="italic" style:font-style-asian="italic" style:font-style-complex="italic"/>
    </style:style>
    <style:style style:name="T404_75" style:family="text">
      <style:text-properties fo:font-style="italic" style:font-style-asian="italic" style:font-style-complex="italic"/>
    </style:style>
    <style:style style:name="T404_76" style:family="text">
      <style:text-properties fo:font-style="italic" style:font-style-asian="italic" style:font-style-complex="italic"/>
    </style:style>
    <style:style style:name="T404_77" style:family="text">
      <style:text-properties fo:font-style="italic" style:font-style-asian="italic" style:font-style-complex="italic"/>
    </style:style>
    <style:style style:name="T404_78" style:family="text">
      <style:text-properties fo:font-style="italic" style:font-style-asian="italic" style:font-style-complex="italic"/>
    </style:style>
    <style:style style:name="T404_79" style:family="text">
      <style:text-properties fo:font-style="italic" style:font-style-asian="italic" style:font-style-complex="italic"/>
    </style:style>
    <style:style style:name="T404_80" style:family="text">
      <style:text-properties fo:font-style="italic" style:font-style-asian="italic" style:font-style-complex="italic"/>
    </style:style>
    <style:style style:name="T404_81" style:family="text">
      <style:text-properties fo:font-style="italic" style:font-style-asian="italic" style:font-style-complex="italic"/>
    </style:style>
    <style:style style:name="T404_82" style:family="text">
      <style:text-properties fo:font-style="italic" style:font-style-asian="italic" style:font-style-complex="italic"/>
    </style:style>
    <style:style style:name="T404_83" style:family="text">
      <style:text-properties fo:font-style="italic" style:font-style-asian="italic" style:font-style-complex="italic"/>
    </style:style>
    <style:style style:name="T404_84" style:family="text">
      <style:text-properties fo:font-style="italic" style:font-style-asian="italic" style:font-style-complex="italic"/>
    </style:style>
    <style:style style:name="T404_85" style:family="text">
      <style:text-properties fo:font-style="italic" style:font-style-asian="italic" style:font-style-complex="italic"/>
    </style:style>
    <style:style style:name="T404_86" style:family="text"/>
    <style:style style:name="T404_87" style:family="text">
      <style:text-properties fo:font-style="italic" style:font-style-asian="italic" style:font-style-complex="italic"/>
    </style:style>
    <style:style style:name="T404_88" style:family="text"/>
    <style:style style:name="T404_89" style:family="text"/>
    <style:style style:name="T404_90" style:family="text"/>
    <style:style style:name="T404_91" style:family="text"/>
    <style:style style:name="T404_92" style:family="text"/>
    <style:style style:name="P405" style:family="paragraph" style:parent-style-name="Standard">
      <style:paragraph-properties fo:break-before="auto" fo:line-height="115%" fo:margin-left="0.847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T405_23" style:family="text"/>
    <style:style style:name="T405_24" style:family="text"/>
    <style:style style:name="T405_25" style:family="text"/>
    <style:style style:name="T405_26" style:family="text"/>
    <style:style style:name="T405_27" style:family="text"/>
    <style:style style:name="T405_28" style:family="text"/>
    <style:style style:name="T405_29" style:family="text"/>
    <style:style style:name="T405_30" style:family="text"/>
    <style:style style:name="T405_31" style:family="text"/>
    <style:style style:name="T405_32" style:family="text"/>
    <style:style style:name="T405_33" style:family="text"/>
    <style:style style:name="T405_34" style:family="text"/>
    <style:style style:name="T405_35" style:family="text"/>
    <style:style style:name="T405_36" style:family="text"/>
    <style:style style:name="T405_37" style:family="text"/>
    <style:style style:name="T405_38" style:family="text"/>
    <style:style style:name="T405_39" style:family="text"/>
    <style:style style:name="T405_40" style:family="text"/>
    <style:style style:name="T405_41" style:family="text"/>
    <style:style style:name="T405_42" style:family="text"/>
    <style:style style:name="T405_43" style:family="text"/>
    <style:style style:name="T405_44" style:family="text"/>
    <style:style style:name="T405_45" style:family="text"/>
    <style:style style:name="T405_46" style:family="text"/>
    <style:style style:name="T405_47" style:family="text"/>
    <style:style style:name="T405_48" style:family="text"/>
    <style:style style:name="T405_49" style:family="text"/>
    <style:style style:name="T405_50" style:family="text"/>
    <style:style style:name="T405_51" style:family="text"/>
    <style:style style:name="T405_52" style:family="text"/>
    <style:style style:name="T405_53" style:family="text">
      <style:text-properties fo:font-style="italic" style:font-style-asian="italic" style:font-style-complex="italic"/>
    </style:style>
    <style:style style:name="T405_54" style:family="text"/>
    <style:style style:name="T405_55" style:family="text">
      <style:text-properties fo:font-style="italic" style:font-style-asian="italic" style:font-style-complex="italic"/>
    </style:style>
    <style:style style:name="T405_56" style:family="text"/>
    <style:style style:name="T405_57" style:family="text"/>
    <style:style style:name="T405_58" style:family="text"/>
    <style:style style:name="T405_59" style:family="text"/>
    <style:style style:name="T405_60" style:family="text"/>
    <style:style style:name="T405_61" style:family="text"/>
    <style:style style:name="T405_62" style:family="text"/>
    <style:style style:name="P406" style:family="paragraph" style:parent-style-name="Standard">
      <style:paragraph-properties fo:break-before="auto" fo:line-height="115%" fo:margin-left="0.847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T406_33" style:family="text"/>
    <style:style style:name="T406_34" style:family="text"/>
    <style:style style:name="T406_35" style:family="text"/>
    <style:style style:name="T406_36" style:family="text"/>
    <style:style style:name="T406_37" style:family="text"/>
    <style:style style:name="T406_38" style:family="text"/>
    <style:style style:name="T406_39" style:family="text"/>
    <style:style style:name="T406_40" style:family="text"/>
    <style:style style:name="T406_41" style:family="text">
      <style:text-properties fo:font-style="italic" style:font-style-asian="italic" style:font-style-complex="italic"/>
    </style:style>
    <style:style style:name="T406_42" style:family="text">
      <style:text-properties fo:font-style="italic" style:font-style-asian="italic" style:font-style-complex="italic"/>
    </style:style>
    <style:style style:name="T406_43" style:family="text">
      <style:text-properties fo:font-style="italic" style:font-style-asian="italic" style:font-style-complex="italic"/>
    </style:style>
    <style:style style:name="T406_44" style:family="text"/>
    <style:style style:name="T406_45" style:family="text"/>
    <style:style style:name="T406_46" style:family="text"/>
    <style:style style:name="T406_47" style:family="text"/>
    <style:style style:name="T406_48" style:family="text"/>
    <style:style style:name="T406_49" style:family="text"/>
    <style:style style:name="T406_50" style:family="text"/>
    <style:style style:name="T406_51" style:family="text"/>
    <style:style style:name="T406_52" style:family="text"/>
    <style:style style:name="T406_53" style:family="text"/>
    <style:style style:name="T406_54" style:family="text"/>
    <style:style style:name="T406_55" style:family="text"/>
    <style:style style:name="T406_56" style:family="text"/>
    <style:style style:name="T406_57" style:family="text"/>
    <style:style style:name="T406_58" style:family="text"/>
    <style:style style:name="T406_59" style:family="text"/>
    <style:style style:name="T406_60" style:family="text"/>
    <style:style style:name="T406_61" style:family="text"/>
    <style:style style:name="T406_62" style:family="text"/>
    <style:style style:name="T406_63" style:family="text"/>
    <style:style style:name="T406_64" style:family="text"/>
    <style:style style:name="T406_65" style:family="text"/>
    <style:style style:name="T406_66" style:family="text"/>
    <style:style style:name="T406_67" style:family="text"/>
    <style:style style:name="P407" style:family="paragraph" style:parent-style-name="Standard">
      <style:paragraph-properties fo:break-before="auto" fo:line-height="115%" fo:margin-left="0.847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T407_22" style:family="text"/>
    <style:style style:name="T407_23" style:family="text"/>
    <style:style style:name="T407_24" style:family="text"/>
    <style:style style:name="T407_25" style:family="text"/>
    <style:style style:name="T407_26" style:family="text"/>
    <style:style style:name="T407_27" style:family="text"/>
    <style:style style:name="T407_28" style:family="text"/>
    <style:style style:name="T407_29" style:family="text"/>
    <style:style style:name="T407_30" style:family="text"/>
    <style:style style:name="T407_31" style:family="text"/>
    <style:style style:name="T407_32" style:family="text"/>
    <style:style style:name="T407_33" style:family="text"/>
    <style:style style:name="T407_34" style:family="text"/>
    <style:style style:name="T407_35" style:family="text"/>
    <style:style style:name="T407_36" style:family="text"/>
    <style:style style:name="T407_37" style:family="text"/>
    <style:style style:name="T407_38" style:family="text"/>
    <style:style style:name="T407_39" style:family="text"/>
    <style:style style:name="T407_40" style:family="text"/>
    <style:style style:name="T407_41" style:family="text"/>
    <style:style style:name="T407_42" style:family="text"/>
    <style:style style:name="T407_43" style:family="text">
      <style:text-properties fo:font-style="italic" style:font-style-asian="italic" style:font-style-complex="italic"/>
    </style:style>
    <style:style style:name="T407_44" style:family="text">
      <style:text-properties fo:font-style="italic" style:font-style-asian="italic" style:font-style-complex="italic"/>
    </style:style>
    <style:style style:name="T407_45" style:family="text">
      <style:text-properties fo:font-style="italic" style:font-style-asian="italic" style:font-style-complex="italic"/>
    </style:style>
    <style:style style:name="T407_46" style:family="text">
      <style:text-properties fo:font-style="italic" style:font-style-asian="italic" style:font-style-complex="italic"/>
    </style:style>
    <style:style style:name="T407_47" style:family="text">
      <style:text-properties fo:font-style="italic" style:font-style-asian="italic" style:font-style-complex="italic"/>
    </style:style>
    <style:style style:name="T407_48" style:family="text">
      <style:text-properties fo:font-style="italic" style:font-style-asian="italic" style:font-style-complex="italic"/>
    </style:style>
    <style:style style:name="T407_49" style:family="text">
      <style:text-properties fo:font-style="italic" style:font-style-asian="italic" style:font-style-complex="italic"/>
    </style:style>
    <style:style style:name="T407_50" style:family="text">
      <style:text-properties fo:font-style="italic" style:font-style-asian="italic" style:font-style-complex="italic"/>
    </style:style>
    <style:style style:name="T407_51" style:family="text">
      <style:text-properties fo:font-style="italic" style:font-style-asian="italic" style:font-style-complex="italic"/>
    </style:style>
    <style:style style:name="T407_52" style:family="text">
      <style:text-properties fo:font-style="italic" style:font-style-asian="italic" style:font-style-complex="italic"/>
    </style:style>
    <style:style style:name="T407_53" style:family="text">
      <style:text-properties fo:font-style="italic" style:font-style-asian="italic" style:font-style-complex="italic"/>
    </style:style>
    <style:style style:name="T407_54" style:family="text">
      <style:text-properties fo:font-style="italic" style:font-style-asian="italic" style:font-style-complex="italic"/>
    </style:style>
    <style:style style:name="T407_55" style:family="text">
      <style:text-properties fo:font-style="italic" style:font-style-asian="italic" style:font-style-complex="italic"/>
    </style:style>
    <style:style style:name="T407_56" style:family="text">
      <style:text-properties fo:font-style="italic" style:font-style-asian="italic" style:font-style-complex="italic"/>
    </style:style>
    <style:style style:name="T407_57" style:family="text">
      <style:text-properties fo:font-style="italic" style:font-style-asian="italic" style:font-style-complex="italic"/>
    </style:style>
    <style:style style:name="T407_58" style:family="text">
      <style:text-properties fo:font-style="italic" style:font-style-asian="italic" style:font-style-complex="italic"/>
    </style:style>
    <style:style style:name="T407_59" style:family="text">
      <style:text-properties fo:font-style="italic" style:font-style-asian="italic" style:font-style-complex="italic"/>
    </style:style>
    <style:style style:name="T407_60" style:family="text">
      <style:text-properties fo:font-style="italic" style:font-style-asian="italic" style:font-style-complex="italic"/>
    </style:style>
    <style:style style:name="T407_61" style:family="text">
      <style:text-properties fo:font-style="italic" style:font-style-asian="italic" style:font-style-complex="italic"/>
    </style:style>
    <style:style style:name="T407_62" style:family="text">
      <style:text-properties fo:font-style="italic" style:font-style-asian="italic" style:font-style-complex="italic"/>
    </style:style>
    <style:style style:name="T407_63" style:family="text">
      <style:text-properties fo:font-style="italic" style:font-style-asian="italic" style:font-style-complex="italic"/>
    </style:style>
    <style:style style:name="T407_64" style:family="text">
      <style:text-properties fo:font-style="italic" style:font-style-asian="italic" style:font-style-complex="italic"/>
    </style:style>
    <style:style style:name="T407_65" style:family="text">
      <style:text-properties fo:font-style="italic" style:font-style-asian="italic" style:font-style-complex="italic"/>
    </style:style>
    <style:style style:name="T407_66" style:family="text"/>
    <style:style style:name="T407_67" style:family="text">
      <style:text-properties fo:font-style="italic" style:font-style-asian="italic" style:font-style-complex="italic"/>
    </style:style>
    <style:style style:name="T407_68" style:family="text"/>
    <style:style style:name="T407_69" style:family="text"/>
    <style:style style:name="T407_70" style:family="text"/>
    <style:style style:name="T407_71" style:family="text"/>
    <style:style style:name="T407_72" style:family="text"/>
    <style:style style:name="P408" style:family="paragraph" style:parent-style-name="Standard">
      <style:paragraph-properties fo:break-before="auto" fo:line-height="115%" fo:margin-left="0.847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T408_27" style:family="text"/>
    <style:style style:name="T408_28" style:family="text"/>
    <style:style style:name="T408_29" style:family="text"/>
    <style:style style:name="T408_30" style:family="text"/>
    <style:style style:name="T408_31" style:family="text"/>
    <style:style style:name="T408_32" style:family="text"/>
    <style:style style:name="T408_33" style:family="text"/>
    <style:style style:name="T408_34" style:family="text"/>
    <style:style style:name="T408_35" style:family="text"/>
    <style:style style:name="T408_36" style:family="text"/>
    <style:style style:name="T408_37" style:family="text"/>
    <style:style style:name="T408_38" style:family="text"/>
    <style:style style:name="T408_39" style:family="text"/>
    <style:style style:name="T408_40" style:family="text"/>
    <style:style style:name="T408_41" style:family="text"/>
    <style:style style:name="T408_42" style:family="text"/>
    <style:style style:name="T408_43" style:family="text"/>
    <style:style style:name="T408_44" style:family="text"/>
    <style:style style:name="T408_45" style:family="text"/>
    <style:style style:name="T408_46" style:family="text"/>
    <style:style style:name="T408_47" style:family="text"/>
    <style:style style:name="T408_48" style:family="text"/>
    <style:style style:name="T408_49" style:family="text"/>
    <style:style style:name="T408_50" style:family="text"/>
    <style:style style:name="T408_51" style:family="text"/>
    <style:style style:name="T408_52" style:family="text"/>
    <style:style style:name="T408_53" style:family="text"/>
    <style:style style:name="T408_54" style:family="text"/>
    <style:style style:name="T408_55" style:family="text"/>
    <style:style style:name="T408_56" style:family="text"/>
    <style:style style:name="T408_57" style:family="text"/>
    <style:style style:name="T408_58" style:family="text"/>
    <style:style style:name="T408_59" style:family="text"/>
    <style:style style:name="T408_60" style:family="text"/>
    <style:style style:name="T408_61" style:family="text">
      <style:text-properties fo:font-style="italic" style:font-style-asian="italic" style:font-style-complex="italic"/>
    </style:style>
    <style:style style:name="T408_62" style:family="text">
      <style:text-properties fo:font-style="italic" style:font-style-asian="italic" style:font-style-complex="italic"/>
    </style:style>
    <style:style style:name="T408_63" style:family="text">
      <style:text-properties fo:font-style="italic" style:font-style-asian="italic" style:font-style-complex="italic"/>
    </style:style>
    <style:style style:name="T408_64" style:family="text"/>
    <style:style style:name="T408_65" style:family="text">
      <style:text-properties fo:font-style="italic" style:font-style-asian="italic" style:font-style-complex="italic"/>
    </style:style>
    <style:style style:name="T408_66" style:family="text"/>
    <style:style style:name="T408_67" style:family="text"/>
    <style:style style:name="T408_68" style:family="text"/>
    <style:style style:name="T408_69" style:family="text"/>
    <style:style style:name="T408_70" style:family="text"/>
    <style:style style:name="T408_71" style:family="text"/>
    <style:style style:name="T408_72" style:family="text"/>
    <style:style style:name="T408_73" style:family="text"/>
    <style:style style:name="T408_74" style:family="text"/>
    <style:style style:name="P409" style:family="paragraph" style:parent-style-name="Standard">
      <style:paragraph-properties fo:break-before="auto" fo:line-height="115%" fo:margin-left="0.847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T409_39" style:family="text"/>
    <style:style style:name="T409_40" style:family="text"/>
    <style:style style:name="T409_41" style:family="text"/>
    <style:style style:name="T409_42" style:family="text"/>
    <style:style style:name="T409_43" style:family="text">
      <style:text-properties fo:font-style="italic" style:font-style-asian="italic" style:font-style-complex="italic"/>
    </style:style>
    <style:style style:name="T409_44" style:family="text">
      <style:text-properties fo:font-style="italic" style:font-style-asian="italic" style:font-style-complex="italic"/>
    </style:style>
    <style:style style:name="T409_45" style:family="text">
      <style:text-properties fo:font-style="italic" style:font-style-asian="italic" style:font-style-complex="italic"/>
    </style:style>
    <style:style style:name="T409_46" style:family="text"/>
    <style:style style:name="T409_47" style:family="text"/>
    <style:style style:name="T409_48" style:family="text"/>
    <style:style style:name="T409_49" style:family="text"/>
    <style:style style:name="T409_50" style:family="text"/>
    <style:style style:name="T409_51" style:family="text"/>
    <style:style style:name="T409_52" style:family="text"/>
    <style:style style:name="P410" style:family="paragraph" style:parent-style-name="Standard">
      <style:paragraph-properties fo:break-before="auto" fo:line-height="115%" fo:margin-left="0.847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T410_33" style:family="text"/>
    <style:style style:name="T410_34" style:family="text"/>
    <style:style style:name="T410_35" style:family="text"/>
    <style:style style:name="T410_36" style:family="text"/>
    <style:style style:name="T410_37" style:family="text"/>
    <style:style style:name="T410_38" style:family="text"/>
    <style:style style:name="T410_39" style:family="text"/>
    <style:style style:name="T410_40" style:family="text"/>
    <style:style style:name="T410_41" style:family="text"/>
    <style:style style:name="T410_42" style:family="text"/>
    <style:style style:name="T410_43" style:family="text"/>
    <style:style style:name="T410_44" style:family="text"/>
    <style:style style:name="T410_45" style:family="text"/>
    <style:style style:name="T410_46" style:family="text"/>
    <style:style style:name="T410_47" style:family="text"/>
    <style:style style:name="T410_48" style:family="text"/>
    <style:style style:name="T410_49" style:family="text"/>
    <style:style style:name="T410_50" style:family="text"/>
    <style:style style:name="T410_51" style:family="text"/>
    <style:style style:name="T410_52" style:family="text"/>
    <style:style style:name="T410_53" style:family="text">
      <style:text-properties fo:font-style="italic" style:font-style-asian="italic" style:font-style-complex="italic"/>
    </style:style>
    <style:style style:name="T410_54" style:family="text">
      <style:text-properties fo:font-style="italic" style:font-style-asian="italic" style:font-style-complex="italic"/>
    </style:style>
    <style:style style:name="T410_55" style:family="text">
      <style:text-properties fo:font-style="italic" style:font-style-asian="italic" style:font-style-complex="italic"/>
    </style:style>
    <style:style style:name="T410_56" style:family="text">
      <style:text-properties fo:font-style="italic" style:font-style-asian="italic" style:font-style-complex="italic"/>
    </style:style>
    <style:style style:name="T410_57" style:family="text">
      <style:text-properties fo:font-style="italic" style:font-style-asian="italic" style:font-style-complex="italic"/>
    </style:style>
    <style:style style:name="T410_58" style:family="text"/>
    <style:style style:name="T410_59" style:family="text">
      <style:text-properties fo:font-style="italic" style:font-style-asian="italic" style:font-style-complex="italic"/>
    </style:style>
    <style:style style:name="T410_60" style:family="text"/>
    <style:style style:name="T410_61" style:family="text"/>
    <style:style style:name="T410_62" style:family="text"/>
    <style:style style:name="T410_63" style:family="text"/>
    <style:style style:name="T410_64" style:family="text"/>
    <style:style style:name="P411" style:family="paragraph" style:parent-style-name="Standard">
      <style:paragraph-properties fo:break-before="auto" fo:line-height="115%" fo:margin-left="0.847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T411_30" style:family="text"/>
    <style:style style:name="T411_31" style:family="text"/>
    <style:style style:name="T411_32" style:family="text"/>
    <style:style style:name="T411_33" style:family="text"/>
    <style:style style:name="T411_34" style:family="text"/>
    <style:style style:name="T411_35" style:family="text"/>
    <style:style style:name="T411_36" style:family="text"/>
    <style:style style:name="T411_37" style:family="text"/>
    <style:style style:name="T411_38" style:family="text"/>
    <style:style style:name="T411_39" style:family="text"/>
    <style:style style:name="T411_40" style:family="text"/>
    <style:style style:name="T411_41" style:family="text"/>
    <style:style style:name="T411_42" style:family="text"/>
    <style:style style:name="T411_43" style:family="text"/>
    <style:style style:name="T411_44" style:family="text"/>
    <style:style style:name="T411_45" style:family="text"/>
    <style:style style:name="T411_46" style:family="text"/>
    <style:style style:name="T411_47" style:family="text"/>
    <style:style style:name="T411_48" style:family="text"/>
    <style:style style:name="T411_49" style:family="text"/>
    <style:style style:name="T411_50" style:family="text"/>
    <style:style style:name="T411_51" style:family="text"/>
    <style:style style:name="T411_52" style:family="text"/>
    <style:style style:name="T411_53" style:family="text"/>
    <style:style style:name="T411_54" style:family="text"/>
    <style:style style:name="T411_55" style:family="text"/>
    <style:style style:name="T411_56" style:family="text"/>
    <style:style style:name="T411_57" style:family="text"/>
    <style:style style:name="T411_58" style:family="text"/>
    <style:style style:name="T411_59" style:family="text"/>
    <style:style style:name="T411_60" style:family="text"/>
    <style:style style:name="T411_61" style:family="text"/>
    <style:style style:name="T411_62" style:family="text"/>
    <style:style style:name="T411_63" style:family="text"/>
    <style:style style:name="T411_64" style:family="text"/>
    <style:style style:name="T411_65" style:family="text"/>
    <style:style style:name="T411_66" style:family="text"/>
    <style:style style:name="T411_67" style:family="text">
      <style:text-properties fo:font-style="italic" style:font-style-asian="italic" style:font-style-complex="italic"/>
    </style:style>
    <style:style style:name="T411_68" style:family="text">
      <style:text-properties fo:font-style="italic" style:font-style-asian="italic" style:font-style-complex="italic"/>
    </style:style>
    <style:style style:name="T411_69" style:family="text">
      <style:text-properties fo:font-style="italic" style:font-style-asian="italic" style:font-style-complex="italic"/>
    </style:style>
    <style:style style:name="T411_70" style:family="text">
      <style:text-properties fo:font-style="italic" style:font-style-asian="italic" style:font-style-complex="italic"/>
    </style:style>
    <style:style style:name="T411_71" style:family="text">
      <style:text-properties fo:font-style="italic" style:font-style-asian="italic" style:font-style-complex="italic"/>
    </style:style>
    <style:style style:name="T411_72" style:family="text">
      <style:text-properties fo:font-style="italic" style:font-style-asian="italic" style:font-style-complex="italic"/>
    </style:style>
    <style:style style:name="T411_73" style:family="text">
      <style:text-properties fo:font-style="italic" style:font-style-asian="italic" style:font-style-complex="italic"/>
    </style:style>
    <style:style style:name="T411_74" style:family="text">
      <style:text-properties fo:font-style="italic" style:font-style-asian="italic" style:font-style-complex="italic"/>
    </style:style>
    <style:style style:name="T411_75" style:family="text">
      <style:text-properties fo:font-style="italic" style:font-style-asian="italic" style:font-style-complex="italic"/>
    </style:style>
    <style:style style:name="T411_76" style:family="text">
      <style:text-properties fo:font-style="italic" style:font-style-asian="italic" style:font-style-complex="italic"/>
    </style:style>
    <style:style style:name="T411_77" style:family="text">
      <style:text-properties fo:font-style="italic" style:font-style-asian="italic" style:font-style-complex="italic"/>
    </style:style>
    <style:style style:name="T411_78" style:family="text">
      <style:text-properties fo:font-style="italic" style:font-style-asian="italic" style:font-style-complex="italic"/>
    </style:style>
    <style:style style:name="T411_79" style:family="text">
      <style:text-properties fo:font-style="italic" style:font-style-asian="italic" style:font-style-complex="italic"/>
    </style:style>
    <style:style style:name="T411_80" style:family="text">
      <style:text-properties fo:font-style="italic" style:font-style-asian="italic" style:font-style-complex="italic"/>
    </style:style>
    <style:style style:name="T411_81" style:family="text">
      <style:text-properties fo:font-style="italic" style:font-style-asian="italic" style:font-style-complex="italic"/>
    </style:style>
    <style:style style:name="T411_82" style:family="text">
      <style:text-properties fo:font-style="italic" style:font-style-asian="italic" style:font-style-complex="italic"/>
    </style:style>
    <style:style style:name="T411_83" style:family="text">
      <style:text-properties fo:font-style="italic" style:font-style-asian="italic" style:font-style-complex="italic"/>
    </style:style>
    <style:style style:name="T411_84" style:family="text">
      <style:text-properties fo:font-style="italic" style:font-style-asian="italic" style:font-style-complex="italic"/>
    </style:style>
    <style:style style:name="T411_85" style:family="text">
      <style:text-properties fo:font-style="italic" style:font-style-asian="italic" style:font-style-complex="italic"/>
    </style:style>
    <style:style style:name="T411_86" style:family="text">
      <style:text-properties fo:font-style="italic" style:font-style-asian="italic" style:font-style-complex="italic"/>
    </style:style>
    <style:style style:name="T411_87" style:family="text">
      <style:text-properties fo:font-style="italic" style:font-style-asian="italic" style:font-style-complex="italic"/>
    </style:style>
    <style:style style:name="T411_88" style:family="text">
      <style:text-properties fo:font-style="italic" style:font-style-asian="italic" style:font-style-complex="italic"/>
    </style:style>
    <style:style style:name="T411_89" style:family="text">
      <style:text-properties fo:font-style="italic" style:font-style-asian="italic" style:font-style-complex="italic"/>
    </style:style>
    <style:style style:name="T411_90" style:family="text">
      <style:text-properties fo:font-style="italic" style:font-style-asian="italic" style:font-style-complex="italic"/>
    </style:style>
    <style:style style:name="T411_91" style:family="text">
      <style:text-properties fo:font-style="italic" style:font-style-asian="italic" style:font-style-complex="italic"/>
    </style:style>
    <style:style style:name="T411_92" style:family="text"/>
    <style:style style:name="T411_93" style:family="text"/>
    <style:style style:name="T411_94" style:family="text"/>
    <style:style style:name="T411_95" style:family="text"/>
    <style:style style:name="T411_96" style:family="text"/>
    <style:style style:name="P412" style:family="paragraph" style:parent-style-name="Standard">
      <style:paragraph-properties fo:break-before="auto" fo:line-height="115%" fo:margin-left="0.847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T412_27" style:family="text"/>
    <style:style style:name="T412_28" style:family="text"/>
    <style:style style:name="T412_29" style:family="text"/>
    <style:style style:name="T412_30" style:family="text"/>
    <style:style style:name="T412_31" style:family="text"/>
    <style:style style:name="T412_32" style:family="text"/>
    <style:style style:name="T412_33" style:family="text"/>
    <style:style style:name="T412_34" style:family="text"/>
    <style:style style:name="T412_35" style:family="text"/>
    <style:style style:name="T412_36" style:family="text"/>
    <style:style style:name="T412_37" style:family="text"/>
    <style:style style:name="T412_38" style:family="text"/>
    <style:style style:name="T412_39" style:family="text"/>
    <style:style style:name="T412_40" style:family="text"/>
    <style:style style:name="T412_41" style:family="text"/>
    <style:style style:name="T412_42" style:family="text"/>
    <style:style style:name="T412_43" style:family="text">
      <style:text-properties fo:font-style="italic" style:font-style-asian="italic" style:font-style-complex="italic"/>
    </style:style>
    <style:style style:name="T412_44" style:family="text">
      <style:text-properties fo:font-style="italic" style:font-style-asian="italic" style:font-style-complex="italic"/>
    </style:style>
    <style:style style:name="T412_45" style:family="text">
      <style:text-properties fo:font-style="italic" style:font-style-asian="italic" style:font-style-complex="italic"/>
    </style:style>
    <style:style style:name="T412_46" style:family="text"/>
    <style:style style:name="T412_47" style:family="text">
      <style:text-properties fo:font-style="italic" style:font-style-asian="italic" style:font-style-complex="italic"/>
    </style:style>
    <style:style style:name="T412_48" style:family="text"/>
    <style:style style:name="T412_49" style:family="text"/>
    <style:style style:name="T412_50" style:family="text"/>
    <style:style style:name="P413" style:family="paragraph" style:parent-style-name="Standard">
      <style:paragraph-properties fo:break-before="auto" fo:line-height="115%" fo:margin-left="0.847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>
      <style:text-properties fo:font-style="italic" style:font-style-asian="italic" style:font-style-complex="italic"/>
    </style:style>
    <style:style style:name="T413_46" style:family="text">
      <style:text-properties fo:font-style="italic" style:font-style-asian="italic" style:font-style-complex="italic"/>
    </style:style>
    <style:style style:name="T413_47" style:family="text">
      <style:text-properties fo:font-style="italic" style:font-style-asian="italic" style:font-style-complex="italic"/>
    </style:style>
    <style:style style:name="T413_48" style:family="text"/>
    <style:style style:name="T413_49" style:family="text">
      <style:text-properties fo:font-style="italic" style:font-style-asian="italic" style:font-style-complex="italic"/>
    </style:style>
    <style:style style:name="T413_50" style:family="text"/>
    <style:style style:name="T413_51" style:family="text"/>
    <style:style style:name="T413_52" style:family="text"/>
    <style:style style:name="P414" style:family="paragraph" style:parent-style-name="Standard">
      <style:paragraph-properties fo:break-before="auto" fo:line-height="115%" fo:margin-left="0.847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>
      <style:text-properties fo:font-style="italic" style:font-style-asian="italic" style:font-style-complex="italic"/>
    </style:style>
    <style:style style:name="T414_34" style:family="text">
      <style:text-properties fo:font-style="italic" style:font-style-asian="italic" style:font-style-complex="italic"/>
    </style:style>
    <style:style style:name="T414_35" style:family="text">
      <style:text-properties fo:font-style="italic" style:font-style-asian="italic" style:font-style-complex="italic"/>
    </style:style>
    <style:style style:name="T414_36" style:family="text">
      <style:text-properties fo:font-style="italic" style:font-style-asian="italic" style:font-style-complex="italic"/>
    </style:style>
    <style:style style:name="T414_37" style:family="text">
      <style:text-properties fo:font-style="italic" style:font-style-asian="italic" style:font-style-complex="italic"/>
    </style:style>
    <style:style style:name="T414_38" style:family="text"/>
    <style:style style:name="T414_39" style:family="text">
      <style:text-properties fo:font-style="italic" style:font-style-asian="italic" style:font-style-complex="italic"/>
    </style:style>
    <style:style style:name="T414_40" style:family="text"/>
    <style:style style:name="T414_41" style:family="text"/>
    <style:style style:name="T414_42" style:family="text"/>
    <style:style style:name="T414_43" style:family="text"/>
    <style:style style:name="T414_44" style:family="text"/>
    <style:style style:name="P415" style:family="paragraph" style:parent-style-name="Standard">
      <style:paragraph-properties fo:break-before="auto" fo:line-height="115%" fo:margin-left="0.847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T415_27" style:family="text"/>
    <style:style style:name="T415_28" style:family="text"/>
    <style:style style:name="T415_29" style:family="text"/>
    <style:style style:name="T415_30" style:family="text"/>
    <style:style style:name="T415_31" style:family="text"/>
    <style:style style:name="T415_32" style:family="text"/>
    <style:style style:name="T415_33" style:family="text"/>
    <style:style style:name="T415_34" style:family="text"/>
    <style:style style:name="T415_35" style:family="text"/>
    <style:style style:name="T415_36" style:family="text"/>
    <style:style style:name="T415_37" style:family="text"/>
    <style:style style:name="T415_38" style:family="text"/>
    <style:style style:name="T415_39" style:family="text"/>
    <style:style style:name="T415_40" style:family="text"/>
    <style:style style:name="T415_41" style:family="text">
      <style:text-properties fo:font-style="italic" style:font-style-asian="italic" style:font-style-complex="italic"/>
    </style:style>
    <style:style style:name="T415_42" style:family="text">
      <style:text-properties fo:font-style="italic" style:font-style-asian="italic" style:font-style-complex="italic"/>
    </style:style>
    <style:style style:name="T415_43" style:family="text">
      <style:text-properties fo:font-style="italic" style:font-style-asian="italic" style:font-style-complex="italic"/>
    </style:style>
    <style:style style:name="T415_44" style:family="text">
      <style:text-properties fo:font-style="italic" style:font-style-asian="italic" style:font-style-complex="italic"/>
    </style:style>
    <style:style style:name="T415_45" style:family="text">
      <style:text-properties fo:font-style="italic" style:font-style-asian="italic" style:font-style-complex="italic"/>
    </style:style>
    <style:style style:name="T415_46" style:family="text">
      <style:text-properties fo:font-style="italic" style:font-style-asian="italic" style:font-style-complex="italic"/>
    </style:style>
    <style:style style:name="T415_47" style:family="text"/>
    <style:style style:name="T415_48" style:family="text">
      <style:text-properties fo:font-style="italic" style:font-style-asian="italic" style:font-style-complex="italic"/>
    </style:style>
    <style:style style:name="T415_49" style:family="text"/>
    <style:style style:name="T415_50" style:family="text"/>
    <style:style style:name="T415_51" style:family="text"/>
    <style:style style:name="T415_52" style:family="text"/>
    <style:style style:name="T415_53" style:family="text"/>
    <style:style style:name="T415_54" style:family="text"/>
    <style:style style:name="T415_55" style:family="text"/>
    <style:style style:name="T415_56" style:family="text"/>
    <style:style style:name="T415_57" style:family="text"/>
    <style:style style:name="T415_58" style:family="text"/>
    <style:style style:name="T415_59" style:family="text"/>
    <style:style style:name="T415_60" style:family="text"/>
    <style:style style:name="T415_61" style:family="text"/>
    <style:style style:name="T415_62" style:family="text"/>
    <style:style style:name="T415_63" style:family="text"/>
    <style:style style:name="T415_64" style:family="text"/>
    <style:style style:name="T415_65" style:family="text"/>
    <style:style style:name="T415_66" style:family="text"/>
    <style:style style:name="T415_67" style:family="text"/>
    <style:style style:name="P416" style:family="paragraph" style:parent-style-name="Standard">
      <style:paragraph-properties fo:break-before="auto" fo:line-height="115%" fo:margin-left="0.847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>
      <style:text-properties fo:font-style="italic" style:font-style-asian="italic" style:font-style-complex="italic"/>
    </style:style>
    <style:style style:name="T416_40" style:family="text">
      <style:text-properties fo:font-style="italic" style:font-style-asian="italic" style:font-style-complex="italic"/>
    </style:style>
    <style:style style:name="T416_41" style:family="text">
      <style:text-properties fo:font-style="italic" style:font-style-asian="italic" style:font-style-complex="italic"/>
    </style:style>
    <style:style style:name="T416_42" style:family="text">
      <style:text-properties fo:font-style="italic" style:font-style-asian="italic" style:font-style-complex="italic"/>
    </style:style>
    <style:style style:name="T416_43" style:family="text">
      <style:text-properties fo:font-style="italic" style:font-style-asian="italic" style:font-style-complex="italic"/>
    </style:style>
    <style:style style:name="T416_44" style:family="text">
      <style:text-properties fo:font-style="italic" style:font-style-asian="italic" style:font-style-complex="italic"/>
    </style:style>
    <style:style style:name="T416_45" style:family="text">
      <style:text-properties fo:font-style="italic" style:font-style-asian="italic" style:font-style-complex="italic"/>
    </style:style>
    <style:style style:name="T416_46" style:family="text">
      <style:text-properties fo:font-style="italic" style:font-style-asian="italic" style:font-style-complex="italic"/>
    </style:style>
    <style:style style:name="T416_47" style:family="text">
      <style:text-properties fo:font-style="italic" style:font-style-asian="italic" style:font-style-complex="italic"/>
    </style:style>
    <style:style style:name="T416_48" style:family="text">
      <style:text-properties fo:font-style="italic" style:font-style-asian="italic" style:font-style-complex="italic"/>
    </style:style>
    <style:style style:name="T416_49" style:family="text">
      <style:text-properties fo:font-style="italic" style:font-style-asian="italic" style:font-style-complex="italic"/>
    </style:style>
    <style:style style:name="T416_50" style:family="text">
      <style:text-properties fo:font-style="italic" style:font-style-asian="italic" style:font-style-complex="italic"/>
    </style:style>
    <style:style style:name="T416_51" style:family="text">
      <style:text-properties fo:font-style="italic" style:font-style-asian="italic" style:font-style-complex="italic"/>
    </style:style>
    <style:style style:name="T416_52" style:family="text">
      <style:text-properties fo:font-style="italic" style:font-style-asian="italic" style:font-style-complex="italic"/>
    </style:style>
    <style:style style:name="T416_53" style:family="text">
      <style:text-properties fo:font-style="italic" style:font-style-asian="italic" style:font-style-complex="italic"/>
    </style:style>
    <style:style style:name="T416_54" style:family="text">
      <style:text-properties fo:font-style="italic" style:font-style-asian="italic" style:font-style-complex="italic"/>
    </style:style>
    <style:style style:name="T416_55" style:family="text">
      <style:text-properties fo:font-style="italic" style:font-style-asian="italic" style:font-style-complex="italic"/>
    </style:style>
    <style:style style:name="T416_56" style:family="text">
      <style:text-properties fo:font-style="italic" style:font-style-asian="italic" style:font-style-complex="italic"/>
    </style:style>
    <style:style style:name="T416_57" style:family="text">
      <style:text-properties fo:font-style="italic" style:font-style-asian="italic" style:font-style-complex="italic"/>
    </style:style>
    <style:style style:name="T416_58" style:family="text"/>
    <style:style style:name="T416_59" style:family="text">
      <style:text-properties fo:font-style="italic" style:font-style-asian="italic" style:font-style-complex="italic"/>
    </style:style>
    <style:style style:name="T416_60" style:family="text"/>
    <style:style style:name="T416_61" style:family="text"/>
    <style:style style:name="T416_62" style:family="text"/>
    <style:style style:name="T416_63" style:family="text"/>
    <style:style style:name="T416_64" style:family="text"/>
    <style:style style:name="P417" style:family="paragraph" style:parent-style-name="Standard">
      <style:paragraph-properties fo:break-before="auto" fo:line-height="115%" fo:margin-left="0.847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T417_39" style:family="text"/>
    <style:style style:name="T417_40" style:family="text"/>
    <style:style style:name="T417_41" style:family="text"/>
    <style:style style:name="T417_42" style:family="text"/>
    <style:style style:name="T417_43" style:family="text"/>
    <style:style style:name="T417_44" style:family="text"/>
    <style:style style:name="T417_45" style:family="text"/>
    <style:style style:name="T417_46" style:family="text"/>
    <style:style style:name="T417_47" style:family="text">
      <style:text-properties fo:font-style="italic" style:font-style-asian="italic" style:font-style-complex="italic"/>
    </style:style>
    <style:style style:name="T417_48" style:family="text"/>
    <style:style style:name="T417_49" style:family="text"/>
    <style:style style:name="T417_50" style:family="text"/>
    <style:style style:name="T417_51" style:family="text"/>
    <style:style style:name="T417_52" style:family="text"/>
    <style:style style:name="T417_53" style:family="text"/>
    <style:style style:name="P4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Achard</text:span><text:span text:style-name="T1_2">,<text:s/></text:span><text:span text:style-name="T1_3">P</text:span><text:span text:style-name="T1_4">.,<text:s/>&amp;<text:s/></text:span><text:span text:style-name="T1_5">De</text:span><text:span text:style-name="T1_6"><text:s/></text:span><text:span text:style-name="T1_7">Schutter</text:span><text:span text:style-name="T1_8">,<text:s/></text:span><text:span text:style-name="T1_9">E</text:span><text:span text:style-name="T1_10">.<text:s/>(2006).<text:s/></text:span><text:span text:style-name="T1_11">Complex</text:span><text:span text:style-name="T1_12"><text:s/></text:span><text:span text:style-name="T1_13">parameter</text:span><text:span text:style-name="T1_14"><text:s/></text:span><text:span text:style-name="T1_15">landscape</text:span><text:span text:style-name="T1_16"><text:s/></text:span><text:span text:style-name="T1_17">for</text:span><text:span text:style-name="T1_18"><text:s/></text:span><text:span text:style-name="T1_19">a</text:span><text:span text:style-name="T1_20"><text:s/></text:span><text:span text:style-name="T1_21">complex</text:span><text:span text:style-name="T1_22"><text:s/></text:span><text:span text:style-name="T1_23">neuron</text:span><text:span text:style-name="T1_24"><text:s/></text:span><text:span text:style-name="T1_25">model</text:span><text:span text:style-name="T1_26">.<text:s/></text:span><text:span text:style-name="T1_27">PLoS</text:span><text:span text:style-name="T1_28"><text:s/></text:span><text:span text:style-name="T1_29">Computational</text:span><text:span text:style-name="T1_30"><text:s/></text:span><text:span text:style-name="T1_31">Biology</text:span><text:span text:style-name="T1_32">,<text:s/></text:span><text:span text:style-name="T1_33">2</text:span><text:span text:style-name="T1_34">(7),<text:s/></text:span><text:span text:style-name="T1_35">e</text:span><text:span text:style-name="T1_36">94.<text:s/></text:span><text:span text:style-name="T1_37">doi</text:span><text:span text:style-name="T1_38">:10.1371/</text:span><text:span text:style-name="T1_39">journal</text:span><text:span text:style-name="T1_40">.</text:span><text:span text:style-name="T1_41">pcbi</text:span><text:span text:style-name="T1_42">.0020094</text:span></text:p>
      <text:p text:style-name="P2"><text:span text:style-name="T2_1">Aćimović</text:span><text:span text:style-name="T2_2">,<text:s/></text:span><text:span text:style-name="T2_3">J</text:span><text:span text:style-name="T2_4">.,<text:s/></text:span><text:span text:style-name="T2_5">Mäki</text:span><text:span text:style-name="T2_6">-</text:span><text:span text:style-name="T2_7">Marttunen</text:span><text:span text:style-name="T2_8">,<text:s/></text:span><text:span text:style-name="T2_9">T</text:span><text:span text:style-name="T2_10">.,<text:s/></text:span><text:span text:style-name="T2_11">Havela</text:span><text:span text:style-name="T2_12">,<text:s/></text:span><text:span text:style-name="T2_13">R</text:span><text:span text:style-name="T2_14">.,<text:s/></text:span><text:span text:style-name="T2_15">Teppola</text:span><text:span text:style-name="T2_16">,<text:s/></text:span><text:span text:style-name="T2_17">H</text:span><text:span text:style-name="T2_18">.,<text:s/>&amp;<text:s/></text:span><text:span text:style-name="T2_19">Linne</text:span><text:span text:style-name="T2_20">,<text:s/></text:span><text:span text:style-name="T2_21">M</text:span><text:span text:style-name="T2_22">.-</text:span><text:span text:style-name="T2_23">L</text:span><text:span text:style-name="T2_24">.<text:s/>(2011).<text:s/></text:span><text:span text:style-name="T2_25">Modeling</text:span><text:span text:style-name="T2_26"><text:s/></text:span><text:span text:style-name="T2_27">of</text:span><text:span text:style-name="T2_28"><text:s/></text:span><text:span text:style-name="T2_29">Neuronal</text:span><text:span text:style-name="T2_30"><text:s/></text:span><text:span text:style-name="T2_31">Growth</text:span><text:span text:style-name="T2_32"><text:s/></text:span><text:span text:style-name="T2_33">In</text:span><text:span text:style-name="T2_34"><text:s/></text:span><text:span text:style-name="T2_35">Vitro</text:span><text:span text:style-name="T2_36">:<text:s/></text:span><text:span text:style-name="T2_37">Comparison</text:span><text:span text:style-name="T2_38"><text:s/></text:span><text:span text:style-name="T2_39">of</text:span><text:span text:style-name="T2_40"><text:s/></text:span><text:span text:style-name="T2_41">Simulation</text:span><text:span text:style-name="T2_42"><text:s/></text:span><text:span text:style-name="T2_43">Tools</text:span><text:span text:style-name="T2_44"><text:s/></text:span><text:span text:style-name="T2_45">NETMORPH</text:span><text:span text:style-name="T2_46"><text:s/></text:span><text:span text:style-name="T2_47">and</text:span><text:span text:style-name="T2_48"><text:s/></text:span><text:span text:style-name="T2_49">CX</text:span><text:span text:style-name="T2_50">3</text:span><text:span text:style-name="T2_51">D</text:span><text:span text:style-name="T2_52">.<text:s/></text:span><text:span text:style-name="T2_53">EURASIP</text:span><text:span text:style-name="T2_54"><text:s/></text:span><text:span text:style-name="T2_55">Journal</text:span><text:span text:style-name="T2_56"><text:s/></text:span><text:span text:style-name="T2_57">on</text:span><text:span text:style-name="T2_58"><text:s/></text:span><text:span text:style-name="T2_59">Bioinformatics</text:span><text:span text:style-name="T2_60"><text:s/>&amp;<text:s/></text:span><text:span text:style-name="T2_61">Systems</text:span><text:span text:style-name="T2_62"><text:s/></text:span><text:span text:style-name="T2_63">Biology</text:span><text:span text:style-name="T2_64">,<text:s/></text:span><text:span text:style-name="T2_65">2011</text:span><text:span text:style-name="T2_66">,<text:s/>616382.<text:s/></text:span><text:span text:style-name="T2_67">doi</text:span><text:span text:style-name="T2_68">:10.1155/2011/616382</text:span></text:p>
      <text:p text:style-name="P3"><text:span text:style-name="T3_1">Adami</text:span><text:span text:style-name="T3_2">,<text:s/></text:span><text:span text:style-name="T3_3">C</text:span><text:span text:style-name="T3_4">.<text:s/>(2012).<text:s/></text:span><text:span text:style-name="T3_5">Boldly</text:span><text:span text:style-name="T3_6"><text:s/></text:span><text:span text:style-name="T3_7">Going</text:span><text:span text:style-name="T3_8"><text:s/></text:span><text:span text:style-name="T3_9">Beyond</text:span><text:span text:style-name="T3_10"><text:s/></text:span><text:span text:style-name="T3_11">Mathematics</text:span><text:span text:style-name="T3_12">,<text:s/></text:span><text:span text:style-name="T3_13">338</text:span><text:span text:style-name="T3_14">(</text:span><text:span text:style-name="T3_15">December</text:span><text:span text:style-name="T3_16">),<text:s/>1421–1422.<text:s/></text:span><text:span text:style-name="T3_17">Retrieved</text:span><text:span text:style-name="T3_18"><text:s/></text:span><text:span text:style-name="T3_19">from</text:span><text:span text:style-name="T3_20"><text:s/></text:span><text:span text:style-name="T3_21">http</text:span><text:span text:style-name="T3_22">://</text:span><text:span text:style-name="T3_23">adamilab</text:span><text:span text:style-name="T3_24">.</text:span><text:span text:style-name="T3_25">msu</text:span><text:span text:style-name="T3_26">.</text:span><text:span text:style-name="T3_27">edu</text:span><text:span text:style-name="T3_28">/</text:span><text:span text:style-name="T3_29">wp</text:span><text:span text:style-name="T3_30">-</text:span><text:span text:style-name="T3_31">content</text:span><text:span text:style-name="T3_32">/</text:span><text:span text:style-name="T3_33">uploads</text:span><text:span text:style-name="T3_34">/</text:span><text:span text:style-name="T3_35">Adami</text:span><text:span text:style-name="T3_36">2012</text:span><text:span text:style-name="T3_37">c</text:span><text:span text:style-name="T3_38">.</text:span><text:span text:style-name="T3_39">pdf</text:span></text:p>
      <text:p text:style-name="P4"><text:span text:style-name="T4_1">Agus</text:span><text:span text:style-name="T4_2">,<text:s/></text:span><text:span text:style-name="T4_3">D</text:span><text:span text:style-name="T4_4">.<text:s/></text:span><text:span text:style-name="T4_5">B</text:span><text:span text:style-name="T4_6">.,<text:s/></text:span><text:span text:style-name="T4_7">Alexander</text:span><text:span text:style-name="T4_8">,<text:s/></text:span><text:span text:style-name="T4_9">J</text:span><text:span text:style-name="T4_10">.<text:s/></text:span><text:span text:style-name="T4_11">F</text:span><text:span text:style-name="T4_12">.,<text:s/></text:span><text:span text:style-name="T4_13">Arap</text:span><text:span text:style-name="T4_14">,<text:s/></text:span><text:span text:style-name="T4_15">W</text:span><text:span text:style-name="T4_16">.,<text:s/></text:span><text:span text:style-name="T4_17">Ashili</text:span><text:span text:style-name="T4_18">,<text:s/></text:span><text:span text:style-name="T4_19">S</text:span><text:span text:style-name="T4_20">.,<text:s/></text:span><text:span text:style-name="T4_21">Aslan</text:span><text:span text:style-name="T4_22">,<text:s/></text:span><text:span text:style-name="T4_23">J</text:span><text:span text:style-name="T4_24">.<text:s/></text:span><text:span text:style-name="T4_25">E</text:span><text:span text:style-name="T4_26">.,<text:s/></text:span><text:span text:style-name="T4_27">Austin</text:span><text:span text:style-name="T4_28">,<text:s/></text:span><text:span text:style-name="T4_29">R</text:span><text:span text:style-name="T4_30">.<text:s/></text:span><text:span text:style-name="T4_31">H</text:span><text:span text:style-name="T4_32">.,<text:s/>…<text:s/></text:span><text:span text:style-name="T4_33">Wu</text:span><text:span text:style-name="T4_34">,<text:s/></text:span><text:span text:style-name="T4_35">P</text:span><text:span text:style-name="T4_36">.-</text:span><text:span text:style-name="T4_37">H</text:span><text:span text:style-name="T4_38">.<text:s/>(2013).<text:s/></text:span><text:span text:style-name="T4_39">A</text:span><text:span text:style-name="T4_40"><text:s/></text:span><text:span text:style-name="T4_41">physical</text:span><text:span text:style-name="T4_42"><text:s/></text:span><text:span text:style-name="T4_43">sciences</text:span><text:span text:style-name="T4_44"><text:s/></text:span><text:span text:style-name="T4_45">network</text:span><text:span text:style-name="T4_46"><text:s/></text:span><text:span text:style-name="T4_47">characterization</text:span><text:span text:style-name="T4_48"><text:s/></text:span><text:span text:style-name="T4_49">of</text:span><text:span text:style-name="T4_50"><text:s/></text:span><text:span text:style-name="T4_51">non</text:span><text:span text:style-name="T4_52">-</text:span><text:span text:style-name="T4_53">tumorigenic</text:span><text:span text:style-name="T4_54"><text:s/></text:span><text:span text:style-name="T4_55">and</text:span><text:span text:style-name="T4_56"><text:s/></text:span><text:span text:style-name="T4_57">metastatic</text:span><text:span text:style-name="T4_58"><text:s/></text:span><text:span text:style-name="T4_59">cells</text:span><text:span text:style-name="T4_60">.<text:s/></text:span><text:span text:style-name="T4_61">Scientific</text:span><text:span text:style-name="T4_62"><text:s/></text:span><text:span text:style-name="T4_63">Reports</text:span><text:span text:style-name="T4_64">,<text:s/></text:span><text:span text:style-name="T4_65">3</text:span><text:span text:style-name="T4_66">,<text:s/>1449.<text:s/></text:span><text:span text:style-name="T4_67">doi</text:span><text:span text:style-name="T4_68">:10.1038/</text:span><text:span text:style-name="T4_69">srep</text:span><text:span text:style-name="T4_70">01449</text:span></text:p>
      <text:p text:style-name="P5"><text:span text:style-name="T5_1">Akerboom</text:span><text:span text:style-name="T5_2">,<text:s/></text:span><text:span text:style-name="T5_3">J</text:span><text:span text:style-name="T5_4">.,<text:s/></text:span><text:span text:style-name="T5_5">Carreras</text:span><text:span text:style-name="T5_6"><text:s/></text:span><text:span text:style-name="T5_7">Calderón</text:span><text:span text:style-name="T5_8">,<text:s/></text:span><text:span text:style-name="T5_9">N</text:span><text:span text:style-name="T5_10">.,<text:s/></text:span><text:span text:style-name="T5_11">Tian</text:span><text:span text:style-name="T5_12">,<text:s/></text:span><text:span text:style-name="T5_13">L</text:span><text:span text:style-name="T5_14">.,<text:s/></text:span><text:span text:style-name="T5_15">Wabnig</text:span><text:span text:style-name="T5_16">,<text:s/></text:span><text:span text:style-name="T5_17">S</text:span><text:span text:style-name="T5_18">.,<text:s/></text:span><text:span text:style-name="T5_19">Prigge</text:span><text:span text:style-name="T5_20">,<text:s/></text:span><text:span text:style-name="T5_21">M</text:span><text:span text:style-name="T5_22">.,<text:s/></text:span><text:span text:style-name="T5_23">Tolö</text:span><text:span text:style-name="T5_24">,<text:s/></text:span><text:span text:style-name="T5_25">J</text:span><text:span text:style-name="T5_26">.,<text:s/>…<text:s/></text:span><text:span text:style-name="T5_27">Looger</text:span><text:span text:style-name="T5_28">,<text:s/></text:span><text:span text:style-name="T5_29">L</text:span><text:span text:style-name="T5_30">.<text:s/></text:span><text:span text:style-name="T5_31">L</text:span><text:span text:style-name="T5_32">.<text:s/>(2013).<text:s/></text:span><text:span text:style-name="T5_33">Genetically</text:span><text:span text:style-name="T5_34"><text:s/></text:span><text:span text:style-name="T5_35">encoded</text:span><text:span text:style-name="T5_36"><text:s/></text:span><text:span text:style-name="T5_37">calcium</text:span><text:span text:style-name="T5_38"><text:s/></text:span><text:span text:style-name="T5_39">indicators</text:span><text:span text:style-name="T5_40"><text:s/></text:span><text:span text:style-name="T5_41">for</text:span><text:span text:style-name="T5_42"><text:s/></text:span><text:span text:style-name="T5_43">multi</text:span><text:span text:style-name="T5_44">-</text:span><text:span text:style-name="T5_45">color</text:span><text:span text:style-name="T5_46"><text:s/></text:span><text:span text:style-name="T5_47">neural</text:span><text:span text:style-name="T5_48"><text:s/></text:span><text:span text:style-name="T5_49">activity</text:span><text:span text:style-name="T5_50"><text:s/></text:span><text:span text:style-name="T5_51">imaging</text:span><text:span text:style-name="T5_52"><text:s/></text:span><text:span text:style-name="T5_53">and</text:span><text:span text:style-name="T5_54"><text:s/></text:span><text:span text:style-name="T5_55">combination</text:span><text:span text:style-name="T5_56"><text:s/></text:span><text:span text:style-name="T5_57">with</text:span><text:span text:style-name="T5_58"><text:s/></text:span><text:span text:style-name="T5_59">optogenetics</text:span><text:span text:style-name="T5_60">.<text:s/></text:span><text:span text:style-name="T5_61">Frontiers</text:span><text:span text:style-name="T5_62"><text:s/></text:span><text:span text:style-name="T5_63">in</text:span><text:span text:style-name="T5_64"><text:s/></text:span><text:span text:style-name="T5_65">Molecular</text:span><text:span text:style-name="T5_66"><text:s/></text:span><text:span text:style-name="T5_67">Neuroscience</text:span><text:span text:style-name="T5_68">,<text:s/></text:span><text:span text:style-name="T5_69">6</text:span><text:span text:style-name="T5_70">(</text:span><text:span text:style-name="T5_71">March</text:span><text:span text:style-name="T5_72">),<text:s/>2.<text:s/></text:span><text:span text:style-name="T5_73">doi</text:span><text:span text:style-name="T5_74">:10.3389/</text:span><text:span text:style-name="T5_75">fnmol</text:span><text:span text:style-name="T5_76">.2013.00002</text:span></text:p>
      <text:p text:style-name="P6"><text:span text:style-name="T6_1">Albrecht</text:span><text:span text:style-name="T6_2">,<text:s/></text:span><text:span text:style-name="T6_3">D</text:span><text:span text:style-name="T6_4">.<text:s/></text:span><text:span text:style-name="T6_5">R</text:span><text:span text:style-name="T6_6">.,<text:s/>&amp;<text:s/></text:span><text:span text:style-name="T6_7">Bargmann</text:span><text:span text:style-name="T6_8">,<text:s/></text:span><text:span text:style-name="T6_9">C</text:span><text:span text:style-name="T6_10">.<text:s/></text:span><text:span text:style-name="T6_11">I</text:span><text:span text:style-name="T6_12">.<text:s/>(2011).<text:s/></text:span><text:span text:style-name="T6_13">High</text:span><text:span text:style-name="T6_14">-</text:span><text:span text:style-name="T6_15">content</text:span><text:span text:style-name="T6_16"><text:s/></text:span><text:span text:style-name="T6_17">behavioral</text:span><text:span text:style-name="T6_18"><text:s/></text:span><text:span text:style-name="T6_19">analysis</text:span><text:span text:style-name="T6_20"><text:s/></text:span><text:span text:style-name="T6_21">of</text:span><text:span text:style-name="T6_22"><text:s/></text:span><text:span text:style-name="T6_23">Caenorhabditis</text:span><text:span text:style-name="T6_24"><text:s/></text:span><text:span text:style-name="T6_25">elegans</text:span><text:span text:style-name="T6_26"><text:s/></text:span><text:span text:style-name="T6_27">in</text:span><text:span text:style-name="T6_28"><text:s/></text:span><text:span text:style-name="T6_29">precise</text:span><text:span text:style-name="T6_30"><text:s/></text:span><text:span text:style-name="T6_31">spatiotemporal</text:span><text:span text:style-name="T6_32"><text:s/></text:span><text:span text:style-name="T6_33">chemical</text:span><text:span text:style-name="T6_34"><text:s/></text:span><text:span text:style-name="T6_35">environments</text:span><text:span text:style-name="T6_36">.<text:s/></text:span><text:span text:style-name="T6_37">Nature</text:span><text:span text:style-name="T6_38"><text:s/></text:span><text:span text:style-name="T6_39">Methods</text:span><text:span text:style-name="T6_40">,<text:s/>(</text:span><text:span text:style-name="T6_41">decembeR</text:span><text:span text:style-name="T6_42"><text:s/>2010).<text:s/></text:span><text:span text:style-name="T6_43">doi</text:span><text:span text:style-name="T6_44">:10.1038/</text:span><text:span text:style-name="T6_45">nmeth</text:span><text:span text:style-name="T6_46">.1630</text:span></text:p>
      <text:p text:style-name="P7"><text:span text:style-name="T7_1">Alex</text:span><text:span text:style-name="T7_2"><text:s/></text:span><text:span text:style-name="T7_3">Ward</text:span><text:span text:style-name="T7_4">,<text:s/></text:span><text:span text:style-name="T7_5">Jie</text:span><text:span text:style-name="T7_6"><text:s/></text:span><text:span text:style-name="T7_7">Liu</text:span><text:span text:style-name="T7_8">,<text:s/></text:span><text:span text:style-name="T7_9">Zhaoyang</text:span><text:span text:style-name="T7_10"><text:s/></text:span><text:span text:style-name="T7_11">Feng</text:span><text:span text:style-name="T7_12">,<text:s/></text:span><text:span text:style-name="T7_13">and</text:span><text:span text:style-name="T7_14"><text:s/></text:span><text:span text:style-name="T7_15">X</text:span><text:span text:style-name="T7_16">.<text:s/></text:span><text:span text:style-name="T7_17">Z</text:span><text:span text:style-name="T7_18">.<text:s/></text:span><text:span text:style-name="T7_19">S</text:span><text:span text:style-name="T7_20">.<text:s/></text:span><text:span text:style-name="T7_21">X</text:span><text:span text:style-name="T7_22">.<text:s/>(2008).<text:s/></text:span><text:span text:style-name="T7_23">Light</text:span><text:span text:style-name="T7_24">-</text:span><text:span text:style-name="T7_25">sensitive</text:span><text:span text:style-name="T7_26"><text:s/></text:span><text:span text:style-name="T7_27">neurons</text:span><text:span text:style-name="T7_28"><text:s/></text:span><text:span text:style-name="T7_29">and</text:span><text:span text:style-name="T7_30"><text:s/></text:span><text:span text:style-name="T7_31">channels</text:span><text:span text:style-name="T7_32"><text:s/></text:span><text:span text:style-name="T7_33">mediate</text:span><text:span text:style-name="T7_34"><text:s/></text:span><text:span text:style-name="T7_35">phototaxis</text:span><text:span text:style-name="T7_36"><text:s/></text:span><text:span text:style-name="T7_37">in</text:span><text:span text:style-name="T7_38"><text:s/></text:span><text:span text:style-name="T7_39">C</text:span><text:span text:style-name="T7_40">.<text:s/></text:span><text:span text:style-name="T7_41">elegans</text:span><text:span text:style-name="T7_42">.<text:s/></text:span><text:span text:style-name="T7_43">Nature</text:span><text:span text:style-name="T7_44"><text:s/></text:span><text:span text:style-name="T7_45">Neuroscience</text:span><text:span text:style-name="T7_46">,<text:s/></text:span><text:span text:style-name="T7_47">11</text:span><text:span text:style-name="T7_48">(8),<text:s/>916–922.<text:s/></text:span><text:span text:style-name="T7_49">doi</text:span><text:span text:style-name="T7_50">:10.1038/</text:span><text:span text:style-name="T7_51">nn</text:span><text:span text:style-name="T7_52">.2215.</text:span><text:span text:style-name="T7_53">Light</text:span><text:span text:style-name="T7_54">-</text:span><text:span text:style-name="T7_55">sensitive</text:span></text:p>
      <text:p text:style-name="P8"><text:span text:style-name="T8_1">Alliance</text:span><text:span text:style-name="T8_2">,<text:s/></text:span><text:span text:style-name="T8_3">Osg</text:span><text:span text:style-name="T8_4">.<text:s/>(2012).<text:s/></text:span><text:span text:style-name="T8_5">OSGi</text:span><text:span text:style-name="T8_6"><text:s/></text:span><text:span text:style-name="T8_7">Core</text:span><text:span text:style-name="T8_8"><text:s/></text:span><text:span text:style-name="T8_9">Release</text:span><text:span text:style-name="T8_10"><text:s/>5</text:span><text:span text:style-name="T8_11">.</text:span></text:p>
      <text:p text:style-name="P9"><text:span text:style-name="T9_1">Altun</text:span><text:span text:style-name="T9_2">,<text:s/></text:span><text:span text:style-name="T9_3">Z</text:span><text:span text:style-name="T9_4">.<text:s/></text:span><text:span text:style-name="T9_5">F</text:span><text:span text:style-name="T9_6">.,<text:s/></text:span><text:span text:style-name="T9_7">Chen</text:span><text:span text:style-name="T9_8">,<text:s/></text:span><text:span text:style-name="T9_9">B</text:span><text:span text:style-name="T9_10">.,<text:s/></text:span><text:span text:style-name="T9_11">Wang</text:span><text:span text:style-name="T9_12">,<text:s/></text:span><text:span text:style-name="T9_13">Z</text:span><text:span text:style-name="T9_14">.-</text:span><text:span text:style-name="T9_15">W</text:span><text:span text:style-name="T9_16">.,<text:s/>&amp;<text:s/></text:span><text:span text:style-name="T9_17">Hall</text:span><text:span text:style-name="T9_18">,<text:s/></text:span><text:span text:style-name="T9_19">D</text:span><text:span text:style-name="T9_20">.<text:s/></text:span><text:span text:style-name="T9_21">H</text:span><text:span text:style-name="T9_22">.<text:s/>(2009).<text:s/></text:span><text:span text:style-name="T9_23">High</text:span><text:span text:style-name="T9_24"><text:s/></text:span><text:span text:style-name="T9_25">resolution</text:span><text:span text:style-name="T9_26"><text:s/></text:span><text:span text:style-name="T9_27">map</text:span><text:span text:style-name="T9_28"><text:s/></text:span><text:span text:style-name="T9_29">of</text:span><text:span text:style-name="T9_30"><text:s/></text:span><text:span text:style-name="T9_31">Caenorhabditis</text:span><text:span text:style-name="T9_32"><text:s/></text:span><text:span text:style-name="T9_33">elegans</text:span><text:span text:style-name="T9_34"><text:s/></text:span><text:span text:style-name="T9_35">gap</text:span><text:span text:style-name="T9_36"><text:s/></text:span><text:span text:style-name="T9_37">junction</text:span><text:span text:style-name="T9_38"><text:s/></text:span><text:span text:style-name="T9_39">proteins</text:span><text:span text:style-name="T9_40">.<text:s/></text:span><text:span text:style-name="T9_41">Developmental</text:span><text:span text:style-name="T9_42"><text:s/></text:span><text:span text:style-name="T9_43">Dynamics</text:span><text:span text:style-name="T9_44"> :<text:s/></text:span><text:span text:style-name="T9_45">An</text:span><text:span text:style-name="T9_46"><text:s/></text:span><text:span text:style-name="T9_47">Official</text:span><text:span text:style-name="T9_48"><text:s/></text:span><text:span text:style-name="T9_49">Publication</text:span><text:span text:style-name="T9_50"><text:s/></text:span><text:span text:style-name="T9_51">of</text:span><text:span text:style-name="T9_52"><text:s/></text:span><text:span text:style-name="T9_53">the</text:span><text:span text:style-name="T9_54"><text:s/></text:span><text:span text:style-name="T9_55">American</text:span><text:span text:style-name="T9_56"><text:s/></text:span><text:span text:style-name="T9_57">Association</text:span><text:span text:style-name="T9_58"><text:s/></text:span><text:span text:style-name="T9_59">of</text:span><text:span text:style-name="T9_60"><text:s/></text:span><text:span text:style-name="T9_61">Anatomists</text:span><text:span text:style-name="T9_62">,<text:s/></text:span><text:span text:style-name="T9_63">238</text:span><text:span text:style-name="T9_64">(8),<text:s/>1936–50.<text:s/></text:span><text:span text:style-name="T9_65">doi</text:span><text:span text:style-name="T9_66">:10.1002/</text:span><text:span text:style-name="T9_67">dvdy</text:span><text:span text:style-name="T9_68">.22025</text:span></text:p>
      <text:p text:style-name="P10"><text:span text:style-name="T10_1">Amir</text:span><text:span text:style-name="T10_2">-</text:span><text:span text:style-name="T10_3">Kroll</text:span><text:span text:style-name="T10_4">,<text:s/></text:span><text:span text:style-name="T10_5">H</text:span><text:span text:style-name="T10_6">.,<text:s/></text:span><text:span text:style-name="T10_7">Sadot</text:span><text:span text:style-name="T10_8">,<text:s/></text:span><text:span text:style-name="T10_9">A</text:span><text:span text:style-name="T10_10">.,<text:s/></text:span><text:span text:style-name="T10_11">Cohen</text:span><text:span text:style-name="T10_12">,<text:s/></text:span><text:span text:style-name="T10_13">I</text:span><text:span text:style-name="T10_14">.<text:s/></text:span><text:span text:style-name="T10_15">R</text:span><text:span text:style-name="T10_16">.,<text:s/>&amp;<text:s/></text:span><text:span text:style-name="T10_17">Harel</text:span><text:span text:style-name="T10_18">,<text:s/></text:span><text:span text:style-name="T10_19">D</text:span><text:span text:style-name="T10_20">.<text:s/>(2008).<text:s/></text:span><text:span text:style-name="T10_21">GemCell</text:span><text:span text:style-name="T10_22">:<text:s/></text:span><text:span text:style-name="T10_23">A</text:span><text:span text:style-name="T10_24"><text:s/></text:span><text:span text:style-name="T10_25">generic</text:span><text:span text:style-name="T10_26"><text:s/></text:span><text:span text:style-name="T10_27">platform</text:span><text:span text:style-name="T10_28"><text:s/></text:span><text:span text:style-name="T10_29">for</text:span><text:span text:style-name="T10_30"><text:s/></text:span><text:span text:style-name="T10_31">modeling</text:span><text:span text:style-name="T10_32"><text:s/></text:span><text:span text:style-name="T10_33">multi</text:span><text:span text:style-name="T10_34">-</text:span><text:span text:style-name="T10_35">cellular</text:span><text:span text:style-name="T10_36"><text:s/></text:span><text:span text:style-name="T10_37">biological</text:span><text:span text:style-name="T10_38"><text:s/></text:span><text:span text:style-name="T10_39">systems</text:span><text:span text:style-name="T10_40">.<text:s/></text:span><text:span text:style-name="T10_41">Theoretical</text:span><text:span text:style-name="T10_42"><text:s/></text:span><text:span text:style-name="T10_43">Computer</text:span><text:span text:style-name="T10_44"><text:s/></text:span><text:span text:style-name="T10_45">Science</text:span><text:span text:style-name="T10_46">,<text:s/></text:span><text:span text:style-name="T10_47">391</text:span><text:span text:style-name="T10_48">(3),<text:s/>276–290.<text:s/></text:span><text:span text:style-name="T10_49">doi</text:span><text:span text:style-name="T10_50">:10.1016/</text:span><text:span text:style-name="T10_51">j</text:span><text:span text:style-name="T10_52">.</text:span><text:span text:style-name="T10_53">tcs</text:span><text:span text:style-name="T10_54">.2007.11.014</text:span></text:p>
      <text:p text:style-name="P11"><text:span text:style-name="T11_1">Ananiadou</text:span><text:span text:style-name="T11_2">,<text:s/></text:span><text:span text:style-name="T11_3">S</text:span><text:span text:style-name="T11_4">.<text:s/>(2006).<text:s/></text:span><text:span text:style-name="T11_5">Book</text:span><text:span text:style-name="T11_6"><text:s/></text:span><text:span text:style-name="T11_7">Reviews</text:span><text:span text:style-name="T11_8"><text:s/></text:span><text:span text:style-name="T11_9">Text</text:span><text:span text:style-name="T11_10"><text:s/></text:span><text:span text:style-name="T11_11">Mining</text:span><text:span text:style-name="T11_12"><text:s/></text:span><text:span text:style-name="T11_13">for</text:span><text:span text:style-name="T11_14"><text:s/></text:span><text:span text:style-name="T11_15">Biology</text:span><text:span text:style-name="T11_16"><text:s/></text:span><text:span text:style-name="T11_17">and</text:span><text:span text:style-name="T11_18"><text:s/></text:span><text:span text:style-name="T11_19">Biomedicine</text:span><text:span text:style-name="T11_20">.</text:span></text:p>
      <text:p text:style-name="P12"><text:span text:style-name="T12_1">Ananiadou</text:span><text:span text:style-name="T12_2">,<text:s/></text:span><text:span text:style-name="T12_3">S</text:span><text:span text:style-name="T12_4">.,<text:s/></text:span><text:span text:style-name="T12_5">Kell</text:span><text:span text:style-name="T12_6">,<text:s/></text:span><text:span text:style-name="T12_7">D</text:span><text:span text:style-name="T12_8">.<text:s/></text:span><text:span text:style-name="T12_9">B</text:span><text:span text:style-name="T12_10">.,<text:s/>&amp;<text:s/></text:span><text:span text:style-name="T12_11">Tsujii</text:span><text:span text:style-name="T12_12">,<text:s/></text:span><text:span text:style-name="T12_13">J</text:span><text:span text:style-name="T12_14">.<text:s/>(2006).<text:s/></text:span><text:span text:style-name="T12_15">Text</text:span><text:span text:style-name="T12_16"><text:s/></text:span><text:span text:style-name="T12_17">mining</text:span><text:span text:style-name="T12_18"><text:s/></text:span><text:span text:style-name="T12_19">and</text:span><text:span text:style-name="T12_20"><text:s/></text:span><text:span text:style-name="T12_21">its</text:span><text:span text:style-name="T12_22"><text:s/></text:span><text:span text:style-name="T12_23">potential</text:span><text:span text:style-name="T12_24"><text:s/></text:span><text:span text:style-name="T12_25">applications</text:span><text:span text:style-name="T12_26"><text:s/></text:span><text:span text:style-name="T12_27">in</text:span><text:span text:style-name="T12_28"><text:s/></text:span><text:span text:style-name="T12_29">systems</text:span><text:span text:style-name="T12_30"><text:s/></text:span><text:span text:style-name="T12_31">biology</text:span><text:span text:style-name="T12_32">.<text:s/></text:span><text:span text:style-name="T12_33">Trends</text:span><text:span text:style-name="T12_34"><text:s/></text:span><text:span text:style-name="T12_35">in</text:span><text:span text:style-name="T12_36"><text:s/></text:span><text:span text:style-name="T12_37">Biotechnology</text:span><text:span text:style-name="T12_38">,<text:s/></text:span><text:span text:style-name="T12_39">24</text:span><text:span text:style-name="T12_40">(12),<text:s/>571–9.<text:s/></text:span><text:span text:style-name="T12_41">doi</text:span><text:span text:style-name="T12_42">:10.1016/</text:span><text:span text:style-name="T12_43">j</text:span><text:span text:style-name="T12_44">.</text:span><text:span text:style-name="T12_45">tibtech</text:span><text:span text:style-name="T12_46">.2006.10.002</text:span></text:p>
      <text:p text:style-name="P13"><text:span text:style-name="T13_1">Antoshechkin</text:span><text:span text:style-name="T13_2">,<text:s/></text:span><text:span text:style-name="T13_3">I</text:span><text:span text:style-name="T13_4">.,<text:s/>&amp;<text:s/></text:span><text:span text:style-name="T13_5">Sternberg</text:span><text:span text:style-name="T13_6">,<text:s/></text:span><text:span text:style-name="T13_7">P</text:span><text:span text:style-name="T13_8">.<text:s/></text:span><text:span text:style-name="T13_9">W</text:span><text:span text:style-name="T13_10">.<text:s/>(2007).<text:s/></text:span><text:span text:style-name="T13_11">The</text:span><text:span text:style-name="T13_12"><text:s/></text:span><text:span text:style-name="T13_13">versatile</text:span><text:span text:style-name="T13_14"><text:s/></text:span><text:span text:style-name="T13_15">worm</text:span><text:span text:style-name="T13_16">:<text:s/></text:span><text:span text:style-name="T13_17">genetic</text:span><text:span text:style-name="T13_18"><text:s/></text:span><text:span text:style-name="T13_19">and</text:span><text:span text:style-name="T13_20"><text:s/></text:span><text:span text:style-name="T13_21">genomic</text:span><text:span text:style-name="T13_22"><text:s/></text:span><text:span text:style-name="T13_23">resources</text:span><text:span text:style-name="T13_24"><text:s/></text:span><text:span text:style-name="T13_25">for</text:span><text:span text:style-name="T13_26"><text:s/></text:span><text:span text:style-name="T13_27">Caenorhabditis</text:span><text:span text:style-name="T13_28"><text:s/></text:span><text:span text:style-name="T13_29">elegans</text:span><text:span text:style-name="T13_30"><text:s/></text:span><text:span text:style-name="T13_31">research</text:span><text:span text:style-name="T13_32">.<text:s/></text:span><text:span text:style-name="T13_33">Nature</text:span><text:span text:style-name="T13_34"><text:s/></text:span><text:span text:style-name="T13_35">Reviews</text:span><text:span text:style-name="T13_36">.<text:s/></text:span><text:span text:style-name="T13_37">Genetics</text:span><text:span text:style-name="T13_38">,<text:s/></text:span><text:span text:style-name="T13_39">8</text:span><text:span text:style-name="T13_40">(7),<text:s/>518–32.<text:s/></text:span><text:span text:style-name="T13_41">doi</text:span><text:span text:style-name="T13_42">:10.1038/</text:span><text:span text:style-name="T13_43">nrg</text:span><text:span text:style-name="T13_44">2105</text:span></text:p>
      <text:p text:style-name="P14"><text:span text:style-name="T14_1">Appleby</text:span><text:span text:style-name="T14_2">,<text:s/></text:span><text:span text:style-name="T14_3">P</text:span><text:span text:style-name="T14_4">.<text:s/></text:span><text:span text:style-name="T14_5">a</text:span><text:span text:style-name="T14_6">.<text:s/>(2012).<text:s/></text:span><text:span text:style-name="T14_7">A</text:span><text:span text:style-name="T14_8"><text:s/></text:span><text:span text:style-name="T14_9">model</text:span><text:span text:style-name="T14_10"><text:s/></text:span><text:span text:style-name="T14_11">of</text:span><text:span text:style-name="T14_12"><text:s/></text:span><text:span text:style-name="T14_13">chemotaxis</text:span><text:span text:style-name="T14_14"><text:s/></text:span><text:span text:style-name="T14_15">and</text:span><text:span text:style-name="T14_16"><text:s/></text:span><text:span text:style-name="T14_17">associative</text:span><text:span text:style-name="T14_18"><text:s/></text:span><text:span text:style-name="T14_19">learning</text:span><text:span text:style-name="T14_20"><text:s/></text:span><text:span text:style-name="T14_21">in</text:span><text:span text:style-name="T14_22"><text:s/></text:span><text:span text:style-name="T14_23">C</text:span><text:span text:style-name="T14_24">.<text:s/></text:span><text:span text:style-name="T14_25">elegans</text:span><text:span text:style-name="T14_26">.<text:s/></text:span><text:span text:style-name="T14_27">Biological</text:span><text:span text:style-name="T14_28"><text:s/></text:span><text:span text:style-name="T14_29">Cybernetics</text:span><text:span text:style-name="T14_30">,<text:s/>373–387.<text:s/></text:span><text:span text:style-name="T14_31">doi</text:span><text:span text:style-name="T14_32">:10.1007/</text:span><text:span text:style-name="T14_33">s</text:span><text:span text:style-name="T14_34">00422-012-0504-8</text:span></text:p>
      <text:p text:style-name="P15"><text:span text:style-name="T15_1">Appleby</text:span><text:span text:style-name="T15_2">,<text:s/></text:span><text:span text:style-name="T15_3">P</text:span><text:span text:style-name="T15_4">.<text:s/></text:span><text:span text:style-name="T15_5">a</text:span><text:span text:style-name="T15_6">,<text:s/>&amp;<text:s/></text:span><text:span text:style-name="T15_7">Cohen</text:span><text:span text:style-name="T15_8">,<text:s/></text:span><text:span text:style-name="T15_9">N</text:span><text:span text:style-name="T15_10">.<text:s/>(2010).<text:s/></text:span><text:span text:style-name="T15_11">A</text:span><text:span text:style-name="T15_12"><text:s/></text:span><text:span text:style-name="T15_13">computational</text:span><text:span text:style-name="T15_14"><text:s/></text:span><text:span text:style-name="T15_15">model</text:span><text:span text:style-name="T15_16"><text:s/></text:span><text:span text:style-name="T15_17">of</text:span><text:span text:style-name="T15_18"><text:s/></text:span><text:span text:style-name="T15_19">associative</text:span><text:span text:style-name="T15_20"><text:s/></text:span><text:span text:style-name="T15_21">learning</text:span><text:span text:style-name="T15_22"><text:s/></text:span><text:span text:style-name="T15_23">and</text:span><text:span text:style-name="T15_24"><text:s/></text:span><text:span text:style-name="T15_25">chemotaxis</text:span><text:span text:style-name="T15_26"><text:s/></text:span><text:span text:style-name="T15_27">in</text:span><text:span text:style-name="T15_28"><text:s/></text:span><text:span text:style-name="T15_29">the</text:span><text:span text:style-name="T15_30"><text:s/></text:span><text:span text:style-name="T15_31">nematode</text:span><text:span text:style-name="T15_32"><text:s/></text:span><text:span text:style-name="T15_33">worm</text:span><text:span text:style-name="T15_34"><text:s/></text:span><text:span text:style-name="T15_35">C</text:span><text:span text:style-name="T15_36">.<text:s/></text:span><text:span text:style-name="T15_37">elegans</text:span><text:span text:style-name="T15_38">.<text:s/></text:span><text:span text:style-name="T15_39">BMC</text:span><text:span text:style-name="T15_40"><text:s/></text:span><text:span text:style-name="T15_41">Neuroscience</text:span><text:span text:style-name="T15_42">,<text:s/></text:span><text:span text:style-name="T15_43">11</text:span><text:span text:style-name="T15_44">(</text:span><text:span text:style-name="T15_45">Suppl</text:span><text:span text:style-name="T15_46"><text:s/>1),<text:s/></text:span><text:span text:style-name="T15_47">O</text:span><text:span text:style-name="T15_48">8.<text:s/></text:span><text:span text:style-name="T15_49">doi</text:span><text:span text:style-name="T15_50">:10.1186/1471-2202-11-</text:span><text:span text:style-name="T15_51">S</text:span><text:span text:style-name="T15_52">1-</text:span><text:span text:style-name="T15_53">O</text:span><text:span text:style-name="T15_54">8</text:span></text:p>
      <text:p text:style-name="P16"><text:span text:style-name="T16_1">Arjunan</text:span><text:span text:style-name="T16_2">,<text:s/></text:span><text:span text:style-name="T16_3">S</text:span><text:span text:style-name="T16_4">.<text:s/>(2010).<text:s/></text:span><text:span text:style-name="T16_5">Modeling</text:span><text:span text:style-name="T16_6"><text:s/></text:span><text:span text:style-name="T16_7">Three</text:span><text:span text:style-name="T16_8">-</text:span><text:span text:style-name="T16_9">Dimensional</text:span><text:span text:style-name="T16_10"><text:s/></text:span><text:span text:style-name="T16_11">Spatial</text:span><text:span text:style-name="T16_12"><text:s/></text:span><text:span text:style-name="T16_13">Regulation</text:span><text:span text:style-name="T16_14"><text:s/></text:span><text:span text:style-name="T16_15">of</text:span><text:span text:style-name="T16_16"><text:s/></text:span><text:span text:style-name="T16_17">Bacterial</text:span><text:span text:style-name="T16_18"><text:s/></text:span><text:span text:style-name="T16_19">Cell</text:span><text:span text:style-name="T16_20"><text:s/></text:span><text:span text:style-name="T16_21">Division</text:span><text:span text:style-name="T16_22"><text:s/>(</text:span><text:span text:style-name="T16_23">Dissertation</text:span><text:span text:style-name="T16_24">).<text:s/></text:span><text:span text:style-name="T16_25">Nature</text:span><text:span text:style-name="T16_26"><text:s/></text:span><text:span text:style-name="T16_27">Precedings</text:span><text:span text:style-name="T16_28">.<text:s/></text:span><text:span text:style-name="T16_29">doi</text:span><text:span text:style-name="T16_30">:10.1038/</text:span><text:span text:style-name="T16_31">npre</text:span><text:span text:style-name="T16_32">.2010.4201.1</text:span></text:p>
      <text:p text:style-name="P17"><text:span text:style-name="T17_1">Åström</text:span><text:span text:style-name="T17_2">,<text:s/></text:span><text:span text:style-name="T17_3">K</text:span><text:span text:style-name="T17_4">.<text:s/></text:span><text:span text:style-name="T17_5">J</text:span><text:span text:style-name="T17_6">.,<text:s/>&amp;<text:s/></text:span><text:span text:style-name="T17_7">Murray</text:span><text:span text:style-name="T17_8">,<text:s/></text:span><text:span text:style-name="T17_9">R</text:span><text:span text:style-name="T17_10">.<text:s/></text:span><text:span text:style-name="T17_11">M</text:span><text:span text:style-name="T17_12">.<text:s/>(2008).<text:s/></text:span><text:span text:style-name="T17_13">Feedback</text:span><text:span text:style-name="T17_14"><text:s/></text:span><text:span text:style-name="T17_15">Systems</text:span><text:span text:style-name="T17_16">:<text:s/></text:span><text:span text:style-name="T17_17">An</text:span><text:span text:style-name="T17_18"><text:s/></text:span><text:span text:style-name="T17_19">Introduction</text:span><text:span text:style-name="T17_20"><text:s/></text:span><text:span text:style-name="T17_21">for</text:span><text:span text:style-name="T17_22"><text:s/></text:span><text:span text:style-name="T17_23">Scientists</text:span><text:span text:style-name="T17_24"><text:s/></text:span><text:span text:style-name="T17_25">and</text:span><text:span text:style-name="T17_26"><text:s/></text:span><text:span text:style-name="T17_27">Engineers</text:span><text:span text:style-name="T17_28">.<text:s/></text:span><text:span text:style-name="T17_29">Control</text:span><text:span text:style-name="T17_30"><text:s/></text:span><text:span text:style-name="T17_31">And</text:span><text:span text:style-name="T17_32"><text:s/></text:span><text:span text:style-name="T17_33">Cybernetics</text:span><text:span text:style-name="T17_34"><text:s/>(</text:span><text:span text:style-name="T17_35">Vol</text:span><text:span text:style-name="T17_36">.<text:s/>36,<text:s/></text:span><text:span text:style-name="T17_37">pp</text:span><text:span text:style-name="T17_38">.<text:s/>426–426).<text:s/></text:span><text:span text:style-name="T17_39">Princeton</text:span><text:span text:style-name="T17_40"><text:s/></text:span><text:span text:style-name="T17_41">Univ</text:span><text:span text:style-name="T17_42"><text:s/></text:span><text:span text:style-name="T17_43">Pr</text:span><text:span text:style-name="T17_44">.<text:s/></text:span><text:span text:style-name="T17_45">doi</text:span><text:span text:style-name="T17_46">:10.1086/596297</text:span></text:p>
      <text:p text:style-name="P18"><text:span text:style-name="T18_1">Ateniese</text:span><text:span text:style-name="T18_2">,<text:s/></text:span><text:span text:style-name="T18_3">G</text:span><text:span text:style-name="T18_4">.,<text:s/></text:span><text:span text:style-name="T18_5">Burns</text:span><text:span text:style-name="T18_6">,<text:s/></text:span><text:span text:style-name="T18_7">R</text:span><text:span text:style-name="T18_8">.,<text:s/></text:span><text:span text:style-name="T18_9">Curtmola</text:span><text:span text:style-name="T18_10">,<text:s/></text:span><text:span text:style-name="T18_11">R</text:span><text:span text:style-name="T18_12">.,<text:s/></text:span><text:span text:style-name="T18_13">Herring</text:span><text:span text:style-name="T18_14">,<text:s/></text:span><text:span text:style-name="T18_15">J</text:span><text:span text:style-name="T18_16">.,<text:s/></text:span><text:span text:style-name="T18_17">Kissner</text:span><text:span text:style-name="T18_18">,<text:s/></text:span><text:span text:style-name="T18_19">L</text:span><text:span text:style-name="T18_20">.,<text:s/></text:span><text:span text:style-name="T18_21">Peterson</text:span><text:span text:style-name="T18_22">,<text:s/></text:span><text:span text:style-name="T18_23">Z</text:span><text:span text:style-name="T18_24">.,<text:s/>&amp;<text:s/></text:span><text:span text:style-name="T18_25">Song</text:span><text:span text:style-name="T18_26">,<text:s/></text:span><text:span text:style-name="T18_27">D</text:span><text:span text:style-name="T18_28">.<text:s/>(2007).<text:s/></text:span><text:span text:style-name="T18_29">Provable</text:span><text:span text:style-name="T18_30"><text:s/></text:span><text:span text:style-name="T18_31">data</text:span><text:span text:style-name="T18_32"><text:s/></text:span><text:span text:style-name="T18_33">possession</text:span><text:span text:style-name="T18_34"><text:s/></text:span><text:span text:style-name="T18_35">at</text:span><text:span text:style-name="T18_36"><text:s/></text:span><text:span text:style-name="T18_37">untrusted</text:span><text:span text:style-name="T18_38"><text:s/></text:span><text:span text:style-name="T18_39">stores</text:span><text:span text:style-name="T18_40">.<text:s/></text:span><text:span text:style-name="T18_41">Proceedings</text:span><text:span text:style-name="T18_42"><text:s/></text:span><text:span text:style-name="T18_43">of</text:span><text:span text:style-name="T18_44"><text:s/></text:span><text:span text:style-name="T18_45">the</text:span><text:span text:style-name="T18_46"><text:s/>14</text:span><text:span text:style-name="T18_47">th</text:span><text:span text:style-name="T18_48"><text:s/></text:span><text:span text:style-name="T18_49">ACM</text:span><text:span text:style-name="T18_50"><text:s/></text:span><text:span text:style-name="T18_51">Conference</text:span><text:span text:style-name="T18_52"><text:s/></text:span><text:span text:style-name="T18_53">on</text:span><text:span text:style-name="T18_54"><text:s/></text:span><text:span text:style-name="T18_55">Computer</text:span><text:span text:style-name="T18_56"><text:s/></text:span><text:span text:style-name="T18_57">and</text:span><text:span text:style-name="T18_58"><text:s/></text:span><text:span text:style-name="T18_59">Communications</text:span><text:span text:style-name="T18_60"><text:s/></text:span><text:span text:style-name="T18_61">Security</text:span><text:span text:style-name="T18_62"><text:s/>-<text:s/></text:span><text:span text:style-name="T18_63">CCS</text:span><text:span text:style-name="T18_64"><text:s/>’07</text:span><text:span text:style-name="T18_65">,<text:s/>598.<text:s/></text:span><text:span text:style-name="T18_66">doi</text:span><text:span text:style-name="T18_67">:10.1145/1315245.1315318</text:span></text:p>
      <text:p text:style-name="P19"><text:span text:style-name="T19_1">Aug</text:span><text:span text:style-name="T19_2">,<text:s/></text:span><text:span text:style-name="T19_3">N</text:span><text:span text:style-name="T19_4">.<text:s/>(2007).<text:s/></text:span><text:span text:style-name="T19_5">The</text:span><text:span text:style-name="T19_6"><text:s/></text:span><text:span text:style-name="T19_7">Structure</text:span><text:span text:style-name="T19_8"><text:s/></text:span><text:span text:style-name="T19_9">of</text:span><text:span text:style-name="T19_10"><text:s/></text:span><text:span text:style-name="T19_11">the</text:span><text:span text:style-name="T19_12"><text:s/></text:span><text:span text:style-name="T19_13">Ventral</text:span><text:span text:style-name="T19_14"><text:s/></text:span><text:span text:style-name="T19_15">Nerve</text:span><text:span text:style-name="T19_16"><text:s/></text:span><text:span text:style-name="T19_17">Cord</text:span><text:span text:style-name="T19_18"><text:s/></text:span><text:span text:style-name="T19_19">of</text:span><text:span text:style-name="T19_20"><text:s/></text:span><text:span text:style-name="T19_21">Caenorhabditis</text:span><text:span text:style-name="T19_22"><text:s/></text:span><text:span text:style-name="T19_23">elegans</text:span><text:span text:style-name="T19_24"><text:s/></text:span><text:span text:style-name="T19_25">J</text:span><text:span text:style-name="T19_26"><text:s/>.<text:s/></text:span><text:span text:style-name="T19_27">G</text:span><text:span text:style-name="T19_28"><text:s/>.<text:s/></text:span><text:span text:style-name="T19_29">White</text:span><text:span text:style-name="T19_30"> ;<text:s/></text:span><text:span text:style-name="T19_31">Eileen</text:span><text:span text:style-name="T19_32"><text:s/></text:span><text:span text:style-name="T19_33">Southgate</text:span><text:span text:style-name="T19_34"> ;<text:s/></text:span><text:span text:style-name="T19_35">J</text:span><text:span text:style-name="T19_36"><text:s/>.<text:s/></text:span><text:span text:style-name="T19_37">N</text:span><text:span text:style-name="T19_38"><text:s/>.<text:s/></text:span><text:span text:style-name="T19_39">Thomson</text:span><text:span text:style-name="T19_40"> ;<text:s/></text:span><text:span text:style-name="T19_41">S</text:span><text:span text:style-name="T19_42"><text:s/>.<text:s/></text:span><text:span text:style-name="T19_43">Brenner</text:span><text:span text:style-name="T19_44"><text:s/></text:span><text:span text:style-name="T19_45">Philosophical</text:span><text:span text:style-name="T19_46"><text:s/></text:span><text:span text:style-name="T19_47">Transactions</text:span><text:span text:style-name="T19_48"><text:s/></text:span><text:span text:style-name="T19_49">of</text:span><text:span text:style-name="T19_50"><text:s/></text:span><text:span text:style-name="T19_51">the</text:span><text:span text:style-name="T19_52"><text:s/></text:span><text:span text:style-name="T19_53">Royal</text:span><text:span text:style-name="T19_54"><text:s/></text:span><text:span text:style-name="T19_55">Society</text:span><text:span text:style-name="T19_56"><text:s/></text:span><text:span text:style-name="T19_57">of</text:span><text:span text:style-name="T19_58"><text:s/></text:span><text:span text:style-name="T19_59">London</text:span><text:span text:style-name="T19_60"><text:s/>.<text:s/></text:span><text:span text:style-name="T19_61">Series</text:span><text:span text:style-name="T19_62"><text:s/></text:span><text:span text:style-name="T19_63">B</text:span><text:span text:style-name="T19_64"><text:s/>,<text:s/></text:span><text:span text:style-name="T19_65">Biological</text:span><text:span text:style-name="T19_66"><text:s/></text:span><text:span text:style-name="T19_67">Sciences</text:span><text:span text:style-name="T19_68"><text:s/>,<text:s/></text:span><text:span text:style-name="T19_69">Vol</text:span><text:span text:style-name="T19_70"><text:s/>.<text:s/></text:span><text:span text:style-name="T19_71">Society</text:span><text:span text:style-name="T19_72">,<text:s/></text:span><text:span text:style-name="T19_73">275</text:span><text:span text:style-name="T19_74">(938),<text:s/>327–348.</text:span></text:p>
      <text:p text:style-name="P20"><text:span text:style-name="T20_1">Avery</text:span><text:span text:style-name="T20_2">,<text:s/></text:span><text:span text:style-name="T20_3">L</text:span><text:span text:style-name="T20_4">.<text:s/>(1993).<text:s/></text:span><text:span text:style-name="T20_5">Motor</text:span><text:span text:style-name="T20_6"><text:s/></text:span><text:span text:style-name="T20_7">neuron</text:span><text:span text:style-name="T20_8"><text:s/></text:span><text:span text:style-name="T20_9">M</text:span><text:span text:style-name="T20_10">3<text:s/></text:span><text:span text:style-name="T20_11">controls</text:span><text:span text:style-name="T20_12"><text:s/></text:span><text:span text:style-name="T20_13">pharyngeal</text:span><text:span text:style-name="T20_14"><text:s/></text:span><text:span text:style-name="T20_15">muscle</text:span><text:span text:style-name="T20_16"><text:s/></text:span><text:span text:style-name="T20_17">relaxation</text:span><text:span text:style-name="T20_18"><text:s/></text:span><text:span text:style-name="T20_19">timing</text:span><text:span text:style-name="T20_20"><text:s/></text:span><text:span text:style-name="T20_21">in</text:span><text:span text:style-name="T20_22"><text:s/></text:span><text:span text:style-name="T20_23">Caenorhabditis</text:span><text:span text:style-name="T20_24"><text:s/></text:span><text:span text:style-name="T20_25">elegans</text:span><text:span text:style-name="T20_26">.<text:s/></text:span><text:span text:style-name="T20_27">The</text:span><text:span text:style-name="T20_28"><text:s/></text:span><text:span text:style-name="T20_29">Journal</text:span><text:span text:style-name="T20_30"><text:s/></text:span><text:span text:style-name="T20_31">of</text:span><text:span text:style-name="T20_32"><text:s/></text:span><text:span text:style-name="T20_33">Experimental</text:span><text:span text:style-name="T20_34"><text:s/></text:span><text:span text:style-name="T20_35">Biology</text:span><text:span text:style-name="T20_36">,<text:s/></text:span><text:span text:style-name="T20_37">175</text:span><text:span text:style-name="T20_38">,<text:s/>283–97.<text:s/></text:span><text:span text:style-name="T20_39">Retrieved</text:span><text:span text:style-name="T20_40"><text:s/></text:span><text:span text:style-name="T20_41">from</text:span><text:span text:style-name="T20_42"><text:s/></text:span><text:span text:style-name="T20_43">http</text:span><text:span text:style-name="T20_44">://</text:span><text:span text:style-name="T20_45">www</text:span><text:span text:style-name="T20_46">.</text:span><text:span text:style-name="T20_47">ncbi</text:span><text:span text:style-name="T20_48">.</text:span><text:span text:style-name="T20_49">nlm</text:span><text:span text:style-name="T20_50">.</text:span><text:span text:style-name="T20_51">nih</text:span><text:span text:style-name="T20_52">.</text:span><text:span text:style-name="T20_53">gov</text:span><text:span text:style-name="T20_54">/</text:span><text:span text:style-name="T20_55">pubmed</text:span><text:span text:style-name="T20_56">/8440973</text:span></text:p>
      <text:p text:style-name="P21"><text:span text:style-name="T21_1">Ayyadurai</text:span><text:span text:style-name="T21_2">,<text:s/></text:span><text:span text:style-name="T21_3">V</text:span><text:span text:style-name="T21_4">.<text:s/></text:span><text:span text:style-name="T21_5">a</text:span><text:span text:style-name="T21_6"><text:s/></text:span><text:span text:style-name="T21_7">S</text:span><text:span text:style-name="T21_8">.,<text:s/>&amp;<text:s/></text:span><text:span text:style-name="T21_9">Dewey</text:span><text:span text:style-name="T21_10">,<text:s/></text:span><text:span text:style-name="T21_11">C</text:span><text:span text:style-name="T21_12">.<text:s/></text:span><text:span text:style-name="T21_13">F</text:span><text:span text:style-name="T21_14">.<text:s/>(2011).<text:s/></text:span><text:span text:style-name="T21_15">CytoSolve</text:span><text:span text:style-name="T21_16">:<text:s/></text:span><text:span text:style-name="T21_17">A</text:span><text:span text:style-name="T21_18"><text:s/></text:span><text:span text:style-name="T21_19">Scalable</text:span><text:span text:style-name="T21_20"><text:s/></text:span><text:span text:style-name="T21_21">Computational</text:span><text:span text:style-name="T21_22"><text:s/></text:span><text:span text:style-name="T21_23">Method</text:span><text:span text:style-name="T21_24"><text:s/></text:span><text:span text:style-name="T21_25">for</text:span><text:span text:style-name="T21_26"><text:s/></text:span><text:span text:style-name="T21_27">Dynamic</text:span><text:span text:style-name="T21_28"><text:s/></text:span><text:span text:style-name="T21_29">Integration</text:span><text:span text:style-name="T21_30"><text:s/></text:span><text:span text:style-name="T21_31">of</text:span><text:span text:style-name="T21_32"><text:s/></text:span><text:span text:style-name="T21_33">Multiple</text:span><text:span text:style-name="T21_34"><text:s/></text:span><text:span text:style-name="T21_35">Molecular</text:span><text:span text:style-name="T21_36"><text:s/></text:span><text:span text:style-name="T21_37">Pathway</text:span><text:span text:style-name="T21_38"><text:s/></text:span><text:span text:style-name="T21_39">Models</text:span><text:span text:style-name="T21_40">.<text:s/></text:span><text:span text:style-name="T21_41">Cellular</text:span><text:span text:style-name="T21_42"><text:s/></text:span><text:span text:style-name="T21_43">and</text:span><text:span text:style-name="T21_44"><text:s/></text:span><text:span text:style-name="T21_45">Molecular</text:span><text:span text:style-name="T21_46"><text:s/></text:span><text:span text:style-name="T21_47">Bioengineering</text:span><text:span text:style-name="T21_48">,<text:s/></text:span><text:span text:style-name="T21_49">4</text:span><text:span text:style-name="T21_50">(1),<text:s/>28–45.<text:s/></text:span><text:span text:style-name="T21_51">doi</text:span><text:span text:style-name="T21_52">:10.1007/</text:span><text:span text:style-name="T21_53">s</text:span><text:span text:style-name="T21_54">12195-010-0143-</text:span><text:span text:style-name="T21_55">x</text:span></text:p>
      <text:p text:style-name="P22"><text:span text:style-name="T22_1">Ayyadurai</text:span><text:span text:style-name="T22_2">,<text:s/></text:span><text:span text:style-name="T22_3">V</text:span><text:span text:style-name="T22_4">.<text:s/></text:span><text:span text:style-name="T22_5">A</text:span><text:span text:style-name="T22_6">.<text:s/></text:span><text:span text:style-name="T22_7">S</text:span><text:span text:style-name="T22_8">.,<text:s/>&amp;<text:s/></text:span><text:span text:style-name="T22_9">Dewey</text:span><text:span text:style-name="T22_10">,<text:s/></text:span><text:span text:style-name="T22_11">C</text:span><text:span text:style-name="T22_12">.<text:s/></text:span><text:span text:style-name="T22_13">F</text:span><text:span text:style-name="T22_14">.<text:s/></text:span><text:span text:style-name="T22_15">F</text:span><text:span text:style-name="T22_16">.<text:s/>(2006).<text:s/></text:span><text:span text:style-name="T22_17">A</text:span><text:span text:style-name="T22_18"><text:s/></text:span><text:span text:style-name="T22_19">Distributed</text:span><text:span text:style-name="T22_20"><text:s/></text:span><text:span text:style-name="T22_21">Computational</text:span><text:span text:style-name="T22_22"><text:s/></text:span><text:span text:style-name="T22_23">Architecture</text:span><text:span text:style-name="T22_24"><text:s/></text:span><text:span text:style-name="T22_25">for</text:span><text:span text:style-name="T22_26"><text:s/></text:span><text:span text:style-name="T22_27">Integrating</text:span><text:span text:style-name="T22_28"><text:s/></text:span><text:span text:style-name="T22_29">Multiple</text:span><text:span text:style-name="T22_30"><text:s/></text:span><text:span text:style-name="T22_31">Biomolecular</text:span><text:span text:style-name="T22_32"><text:s/></text:span><text:span text:style-name="T22_33">Pathways</text:span><text:span text:style-name="T22_34">.<text:s/></text:span><text:span text:style-name="T22_35">Mechanical</text:span><text:span text:style-name="T22_36"><text:s/></text:span><text:span text:style-name="T22_37">Engineering</text:span><text:span text:style-name="T22_38">,<text:s/>(1),<text:s/>1–4.</text:span></text:p>
      <text:p text:style-name="P23"><text:span text:style-name="T23_1">Bándi</text:span><text:span text:style-name="T23_2">,<text:s/></text:span><text:span text:style-name="T23_3">G</text:span><text:span text:style-name="T23_4">.,<text:s/>&amp;<text:s/></text:span><text:span text:style-name="T23_5">Ramsden</text:span><text:span text:style-name="T23_6">,<text:s/></text:span><text:span text:style-name="T23_7">J</text:span><text:span text:style-name="T23_8">.<text:s/></text:span><text:span text:style-name="T23_9">J</text:span><text:span text:style-name="T23_10">.<text:s/>(2010).<text:s/></text:span><text:span text:style-name="T23_11">Biological</text:span><text:span text:style-name="T23_12"><text:s/></text:span><text:span text:style-name="T23_13">programming</text:span><text:span text:style-name="T23_14">.<text:s/></text:span><text:span text:style-name="T23_15">Journal</text:span><text:span text:style-name="T23_16"><text:s/></text:span><text:span text:style-name="T23_17">of</text:span><text:span text:style-name="T23_18"><text:s/></text:span><text:span text:style-name="T23_19">Biological</text:span><text:span text:style-name="T23_20"><text:s/></text:span><text:span text:style-name="T23_21">Physics</text:span><text:span text:style-name="T23_22">,<text:s/></text:span><text:span text:style-name="T23_23">10</text:span><text:span text:style-name="T23_24">(</text:span><text:span text:style-name="T23_25">March</text:span><text:span text:style-name="T23_26">),<text:s/>39–43.</text:span></text:p>
      <text:p text:style-name="P24"><text:span text:style-name="T24_1">Barabási</text:span><text:span text:style-name="T24_2">,<text:s/></text:span><text:span text:style-name="T24_3">A</text:span><text:span text:style-name="T24_4">.-</text:span><text:span text:style-name="T24_5">L</text:span><text:span text:style-name="T24_6">.,<text:s/>&amp;<text:s/></text:span><text:span text:style-name="T24_7">Oltvai</text:span><text:span text:style-name="T24_8">,<text:s/></text:span><text:span text:style-name="T24_9">Z</text:span><text:span text:style-name="T24_10">.<text:s/></text:span><text:span text:style-name="T24_11">N</text:span><text:span text:style-name="T24_12">.<text:s/>(2004).<text:s/></text:span><text:span text:style-name="T24_13">Network</text:span><text:span text:style-name="T24_14"><text:s/></text:span><text:span text:style-name="T24_15">biology</text:span><text:span text:style-name="T24_16">:<text:s/></text:span><text:span text:style-name="T24_17">understanding</text:span><text:span text:style-name="T24_18"><text:s/></text:span><text:span text:style-name="T24_19">the</text:span><text:span text:style-name="T24_20"><text:s/></text:span><text:span text:style-name="T24_21">cell</text:span><text:span text:style-name="T24_22">’</text:span><text:span text:style-name="T24_23">s</text:span><text:span text:style-name="T24_24"><text:s/></text:span><text:span text:style-name="T24_25">functional</text:span><text:span text:style-name="T24_26"><text:s/></text:span><text:span text:style-name="T24_27">organization</text:span><text:span text:style-name="T24_28">.<text:s/></text:span><text:span text:style-name="T24_29">Nature</text:span><text:span text:style-name="T24_30"><text:s/></text:span><text:span text:style-name="T24_31">Reviews</text:span><text:span text:style-name="T24_32">.<text:s/></text:span><text:span text:style-name="T24_33">Genetics</text:span><text:span text:style-name="T24_34">,<text:s/></text:span><text:span text:style-name="T24_35">5</text:span><text:span text:style-name="T24_36">(2),<text:s/>101–13.<text:s/></text:span><text:span text:style-name="T24_37">doi</text:span><text:span text:style-name="T24_38">:10.1038/</text:span><text:span text:style-name="T24_39">nrg</text:span><text:span text:style-name="T24_40">1272</text:span></text:p>
      <text:p text:style-name="P25"><text:span text:style-name="T25_1">Bargmann</text:span><text:span text:style-name="T25_2">,<text:s/></text:span><text:span text:style-name="T25_3">C</text:span><text:span text:style-name="T25_4">.<text:s/></text:span><text:span text:style-name="T25_5">I</text:span><text:span text:style-name="T25_6">.<text:s/>(2012).<text:s/></text:span><text:span text:style-name="T25_7">Beyond</text:span><text:span text:style-name="T25_8"><text:s/></text:span><text:span text:style-name="T25_9">the</text:span><text:span text:style-name="T25_10"><text:s/></text:span><text:span text:style-name="T25_11">connectome</text:span><text:span text:style-name="T25_12">:<text:s/></text:span><text:span text:style-name="T25_13">how</text:span><text:span text:style-name="T25_14"><text:s/></text:span><text:span text:style-name="T25_15">neuromodulators</text:span><text:span text:style-name="T25_16"><text:s/></text:span><text:span text:style-name="T25_17">shape</text:span><text:span text:style-name="T25_18"><text:s/></text:span><text:span text:style-name="T25_19">neural</text:span><text:span text:style-name="T25_20"><text:s/></text:span><text:span text:style-name="T25_21">circuits</text:span><text:span text:style-name="T25_22">.<text:s/></text:span><text:span text:style-name="T25_23">BioEssays</text:span><text:span text:style-name="T25_24"> :<text:s/></text:span><text:span text:style-name="T25_25">News</text:span><text:span text:style-name="T25_26"><text:s/></text:span><text:span text:style-name="T25_27">and</text:span><text:span text:style-name="T25_28"><text:s/></text:span><text:span text:style-name="T25_29">Reviews</text:span><text:span text:style-name="T25_30"><text:s/></text:span><text:span text:style-name="T25_31">in</text:span><text:span text:style-name="T25_32"><text:s/></text:span><text:span text:style-name="T25_33">Molecular</text:span><text:span text:style-name="T25_34">,<text:s/></text:span><text:span text:style-name="T25_35">Cellular</text:span><text:span text:style-name="T25_36"><text:s/></text:span><text:span text:style-name="T25_37">and</text:span><text:span text:style-name="T25_38"><text:s/></text:span><text:span text:style-name="T25_39">Developmental</text:span><text:span text:style-name="T25_40"><text:s/></text:span><text:span text:style-name="T25_41">Biology</text:span><text:span text:style-name="T25_42">,<text:s/></text:span><text:span text:style-name="T25_43">34</text:span><text:span text:style-name="T25_44">(6),<text:s/>458–65.<text:s/></text:span><text:span text:style-name="T25_45">doi</text:span><text:span text:style-name="T25_46">:10.1002/</text:span><text:span text:style-name="T25_47">bies</text:span><text:span text:style-name="T25_48">.201100185</text:span></text:p>
      <text:p text:style-name="P26"><text:span text:style-name="T26_1">Bargmann</text:span><text:span text:style-name="T26_2">,<text:s/></text:span><text:span text:style-name="T26_3">C</text:span><text:span text:style-name="T26_4">.<text:s/></text:span><text:span text:style-name="T26_5">I</text:span><text:span text:style-name="T26_6">.,<text:s/>&amp;<text:s/></text:span><text:span text:style-name="T26_7">Marder</text:span><text:span text:style-name="T26_8">,<text:s/></text:span><text:span text:style-name="T26_9">E</text:span><text:span text:style-name="T26_10">.<text:s/>(2013).<text:s/></text:span><text:span text:style-name="T26_11">From</text:span><text:span text:style-name="T26_12"><text:s/></text:span><text:span text:style-name="T26_13">the</text:span><text:span text:style-name="T26_14"><text:s/></text:span><text:span text:style-name="T26_15">connectome</text:span><text:span text:style-name="T26_16"><text:s/></text:span><text:span text:style-name="T26_17">to</text:span><text:span text:style-name="T26_18"><text:s/></text:span><text:span text:style-name="T26_19">brain</text:span><text:span text:style-name="T26_20"><text:s/></text:span><text:span text:style-name="T26_21">function</text:span><text:span text:style-name="T26_22">.<text:s/></text:span><text:span text:style-name="T26_23">Nature</text:span><text:span text:style-name="T26_24"><text:s/></text:span><text:span text:style-name="T26_25">Methods</text:span><text:span text:style-name="T26_26">,<text:s/></text:span><text:span text:style-name="T26_27">10</text:span><text:span text:style-name="T26_28">(6),<text:s/>483–490.<text:s/></text:span><text:span text:style-name="T26_29">doi</text:span><text:span text:style-name="T26_30">:10.1038/</text:span><text:span text:style-name="T26_31">nmeth</text:span><text:span text:style-name="T26_32">.2451</text:span></text:p>
      <text:p text:style-name="P27"><text:span text:style-name="T27_1">Barnes</text:span><text:span text:style-name="T27_2">,<text:s/></text:span><text:span text:style-name="T27_3">D</text:span><text:span text:style-name="T27_4">.<text:s/></text:span><text:span text:style-name="T27_5">J</text:span><text:span text:style-name="T27_6">.,<text:s/>&amp;<text:s/></text:span><text:span text:style-name="T27_7">Chu</text:span><text:span text:style-name="T27_8">,<text:s/></text:span><text:span text:style-name="T27_9">D</text:span><text:span text:style-name="T27_10">.<text:s/>(2010).<text:s/></text:span><text:span text:style-name="T27_11">Introduction</text:span><text:span text:style-name="T27_12"><text:s/></text:span><text:span text:style-name="T27_13">to</text:span><text:span text:style-name="T27_14"><text:s/></text:span><text:span text:style-name="T27_15">Modeling</text:span><text:span text:style-name="T27_16"><text:s/></text:span><text:span text:style-name="T27_17">for</text:span><text:span text:style-name="T27_18"><text:s/></text:span><text:span text:style-name="T27_19">Biosciences</text:span><text:span text:style-name="T27_20">.<text:s/></text:span><text:span text:style-name="T27_21">Springer</text:span><text:span text:style-name="T27_22">.</text:span></text:p>
      <text:p text:style-name="P28"><text:span text:style-name="T28_1">Ben</text:span><text:span text:style-name="T28_2">-</text:span><text:span text:style-name="T28_3">Shalom</text:span><text:span text:style-name="T28_4">,<text:s/></text:span><text:span text:style-name="T28_5">R</text:span><text:span text:style-name="T28_6">.,<text:s/></text:span><text:span text:style-name="T28_7">Liberman</text:span><text:span text:style-name="T28_8">,<text:s/></text:span><text:span text:style-name="T28_9">G</text:span><text:span text:style-name="T28_10">.,<text:s/>&amp;<text:s/></text:span><text:span text:style-name="T28_11">Korngreen</text:span><text:span text:style-name="T28_12">,<text:s/></text:span><text:span text:style-name="T28_13">A</text:span><text:span text:style-name="T28_14">.<text:s/>(2013).<text:s/></text:span><text:span text:style-name="T28_15">Accelerating</text:span><text:span text:style-name="T28_16"><text:s/></text:span><text:span text:style-name="T28_17">compartmental</text:span><text:span text:style-name="T28_18"><text:s/></text:span><text:span text:style-name="T28_19">modeling</text:span><text:span text:style-name="T28_20"><text:s/></text:span><text:span text:style-name="T28_21">on</text:span><text:span text:style-name="T28_22"><text:s/></text:span><text:span text:style-name="T28_23">a</text:span><text:span text:style-name="T28_24"><text:s/></text:span><text:span text:style-name="T28_25">graphical</text:span><text:span text:style-name="T28_26"><text:s/></text:span><text:span text:style-name="T28_27">processing</text:span><text:span text:style-name="T28_28"><text:s/></text:span><text:span text:style-name="T28_29">unit</text:span><text:span text:style-name="T28_30">.<text:s/></text:span><text:span text:style-name="T28_31">Frontiers</text:span><text:span text:style-name="T28_32"><text:s/></text:span><text:span text:style-name="T28_33">in</text:span><text:span text:style-name="T28_34"><text:s/></text:span><text:span text:style-name="T28_35">Neuroinformatics</text:span><text:span text:style-name="T28_36">,<text:s/></text:span><text:span text:style-name="T28_37">7</text:span><text:span text:style-name="T28_38">(</text:span><text:span text:style-name="T28_39">March</text:span><text:span text:style-name="T28_40">),<text:s/>4.<text:s/></text:span><text:span text:style-name="T28_41">doi</text:span><text:span text:style-name="T28_42">:10.3389/</text:span><text:span text:style-name="T28_43">fninf</text:span><text:span text:style-name="T28_44">.2013.00004</text:span></text:p>
      <text:p text:style-name="P29"><text:span text:style-name="T29_1">Bender</text:span><text:span text:style-name="T29_2">,<text:s/></text:span><text:span text:style-name="T29_3">J</text:span><text:span text:style-name="T29_4">.,<text:s/></text:span><text:span text:style-name="T29_5">Erleben</text:span><text:span text:style-name="T29_6">,<text:s/></text:span><text:span text:style-name="T29_7">K</text:span><text:span text:style-name="T29_8">.,<text:s/>&amp;<text:s/></text:span><text:span text:style-name="T29_9">Teschner</text:span><text:span text:style-name="T29_10">,<text:s/></text:span><text:span text:style-name="T29_11">M</text:span><text:span text:style-name="T29_12">.<text:s/>(2010).<text:s/></text:span><text:span text:style-name="T29_13">Boundary</text:span><text:span text:style-name="T29_14"><text:s/></text:span><text:span text:style-name="T29_15">handling</text:span><text:span text:style-name="T29_16"><text:s/></text:span><text:span text:style-name="T29_17">and</text:span><text:span text:style-name="T29_18"><text:s/></text:span><text:span text:style-name="T29_19">adaptive</text:span><text:span text:style-name="T29_20"><text:s/></text:span><text:span text:style-name="T29_21">time</text:span><text:span text:style-name="T29_22">-</text:span><text:span text:style-name="T29_23">stepping</text:span><text:span text:style-name="T29_24"><text:s/></text:span><text:span text:style-name="T29_25">for</text:span><text:span text:style-name="T29_26"><text:s/></text:span><text:span text:style-name="T29_27">PCISPH</text:span><text:span text:style-name="T29_28">.<text:s/></text:span><text:span text:style-name="T29_29">Cg</text:span><text:span text:style-name="T29_30">.</text:span><text:span text:style-name="T29_31">informatik</text:span><text:span text:style-name="T29_32">.</text:span><text:span text:style-name="T29_33">uni</text:span><text:span text:style-name="T29_34">-</text:span><text:span text:style-name="T29_35">Freiburg</text:span><text:span text:style-name="T29_36">.</text:span><text:span text:style-name="T29_37">de</text:span><text:span text:style-name="T29_38">.<text:s/></text:span><text:span text:style-name="T29_39">Retrieved</text:span><text:span text:style-name="T29_40"><text:s/></text:span><text:span text:style-name="T29_41">from</text:span><text:span text:style-name="T29_42"><text:s/></text:span><text:span text:style-name="T29_43">http</text:span><text:span text:style-name="T29_44">://</text:span><text:span text:style-name="T29_45">cg</text:span><text:span text:style-name="T29_46">.</text:span><text:span text:style-name="T29_47">informatik</text:span><text:span text:style-name="T29_48">.</text:span><text:span text:style-name="T29_49">uni</text:span><text:span text:style-name="T29_50">-</text:span><text:span text:style-name="T29_51">freiburg</text:span><text:span text:style-name="T29_52">.</text:span><text:span text:style-name="T29_53">de</text:span><text:span text:style-name="T29_54">/</text:span><text:span text:style-name="T29_55">publications</text:span><text:span text:style-name="T29_56">/</text:span><text:span text:style-name="T29_57">boundaryHandlingVriPhys</text:span><text:span text:style-name="T29_58">2010.</text:span><text:span text:style-name="T29_59">pdf</text:span></text:p>
      <text:p text:style-name="P30"><text:span text:style-name="T30_1">Bendesky</text:span><text:span text:style-name="T30_2">,<text:s/></text:span><text:span text:style-name="T30_3">A</text:span><text:span text:style-name="T30_4">.,<text:s/></text:span><text:span text:style-name="T30_5">Tsunozaki</text:span><text:span text:style-name="T30_6">,<text:s/></text:span><text:span text:style-name="T30_7">M</text:span><text:span text:style-name="T30_8">.,<text:s/></text:span><text:span text:style-name="T30_9">Rockman</text:span><text:span text:style-name="T30_10">,<text:s/></text:span><text:span text:style-name="T30_11">M</text:span><text:span text:style-name="T30_12">.<text:s/></text:span><text:span text:style-name="T30_13">V</text:span><text:span text:style-name="T30_14">.,<text:s/></text:span><text:span text:style-name="T30_15">Kruglyak</text:span><text:span text:style-name="T30_16">,<text:s/></text:span><text:span text:style-name="T30_17">L</text:span><text:span text:style-name="T30_18">.,<text:s/>&amp;<text:s/></text:span><text:span text:style-name="T30_19">Bargmann</text:span><text:span text:style-name="T30_20">,<text:s/></text:span><text:span text:style-name="T30_21">C</text:span><text:span text:style-name="T30_22">.<text:s/></text:span><text:span text:style-name="T30_23">I</text:span><text:span text:style-name="T30_24">.<text:s/>(2011).<text:s/></text:span><text:span text:style-name="T30_25">Catecholamine</text:span><text:span text:style-name="T30_26"><text:s/></text:span><text:span text:style-name="T30_27">receptor</text:span><text:span text:style-name="T30_28"><text:s/></text:span><text:span text:style-name="T30_29">polymorphisms</text:span><text:span text:style-name="T30_30"><text:s/></text:span><text:span text:style-name="T30_31">affect</text:span><text:span text:style-name="T30_32"><text:s/></text:span><text:span text:style-name="T30_33">decision</text:span><text:span text:style-name="T30_34">-</text:span><text:span text:style-name="T30_35">making</text:span><text:span text:style-name="T30_36"><text:s/></text:span><text:span text:style-name="T30_37">in</text:span><text:span text:style-name="T30_38"><text:s/></text:span><text:span text:style-name="T30_39">C</text:span><text:span text:style-name="T30_40">.<text:s/></text:span><text:span text:style-name="T30_41">elegans</text:span><text:span text:style-name="T30_42">.<text:s/></text:span><text:span text:style-name="T30_43">Nature</text:span><text:span text:style-name="T30_44">,<text:s/></text:span><text:span text:style-name="T30_45">472</text:span><text:span text:style-name="T30_46">(7343),<text:s/>313–318.<text:s/></text:span><text:span text:style-name="T30_47">doi</text:span><text:span text:style-name="T30_48">:10.1038/</text:span><text:span text:style-name="T30_49">nature</text:span><text:span text:style-name="T30_50">09821</text:span></text:p>
      <text:p text:style-name="P31"><text:span text:style-name="T31_1">Bereczki</text:span><text:span text:style-name="T31_2">,<text:s/></text:span><text:span text:style-name="T31_3">G</text:span><text:span text:style-name="T31_4">.,<text:s/></text:span><text:span text:style-name="T31_5">Takahashi</text:span><text:span text:style-name="T31_6">,<text:s/></text:span><text:span text:style-name="T31_7">K</text:span><text:span text:style-name="T31_8">.,<text:s/></text:span><text:span text:style-name="T31_9">Sakurada</text:span><text:span text:style-name="T31_10">,<text:s/></text:span><text:span text:style-name="T31_11">T</text:span><text:span text:style-name="T31_12">.,<text:s/>&amp;<text:s/></text:span><text:span text:style-name="T31_13">Yan</text:span><text:span text:style-name="T31_14">,<text:s/></text:span><text:span text:style-name="T31_15">N</text:span><text:span text:style-name="T31_16">.<text:s/>(2008).<text:s/></text:span><text:span text:style-name="T31_17">Development</text:span><text:span text:style-name="T31_18"><text:s/></text:span><text:span text:style-name="T31_19">of</text:span><text:span text:style-name="T31_20"><text:s/></text:span><text:span text:style-name="T31_21">Integrated</text:span><text:span text:style-name="T31_22"><text:s/></text:span><text:span text:style-name="T31_23">Modeling</text:span><text:span text:style-name="T31_24"><text:s/></text:span><text:span text:style-name="T31_25">Environment</text:span><text:span text:style-name="T31_26"><text:s/></text:span><text:span text:style-name="T31_27">for</text:span><text:span text:style-name="T31_28"><text:s/></text:span><text:span text:style-name="T31_29">E</text:span><text:span text:style-name="T31_30">-</text:span><text:span text:style-name="T31_31">Cell</text:span><text:span text:style-name="T31_32">3<text:s/></text:span><text:span text:style-name="T31_33">System</text:span><text:span text:style-name="T31_34">,<text:s/>3–4.<text:s/></text:span><text:span text:style-name="T31_35">Retrieved</text:span><text:span text:style-name="T31_36"><text:s/></text:span><text:span text:style-name="T31_37">from</text:span><text:span text:style-name="T31_38"><text:s/></text:span><text:span text:style-name="T31_39">http</text:span><text:span text:style-name="T31_40">://</text:span><text:span text:style-name="T31_41">www</text:span><text:span text:style-name="T31_42">.</text:span><text:span text:style-name="T31_43">jsbi</text:span><text:span text:style-name="T31_44">.</text:span><text:span text:style-name="T31_45">org</text:span><text:span text:style-name="T31_46">/</text:span><text:span text:style-name="T31_47">pdfs</text:span><text:span text:style-name="T31_48">/</text:span><text:span text:style-name="T31_49">journal</text:span><text:span text:style-name="T31_50">1/</text:span><text:span text:style-name="T31_51">GIW</text:span><text:span text:style-name="T31_52">04/</text:span><text:span text:style-name="T31_53">GIW</text:span><text:span text:style-name="T31_54">04</text:span><text:span text:style-name="T31_55">P</text:span><text:span text:style-name="T31_56">017.</text:span><text:span text:style-name="T31_57">pdf</text:span></text:p>
      <text:p text:style-name="P32"><text:span text:style-name="T32_1">Bergquist</text:span><text:span text:style-name="T32_2">,<text:s/></text:span><text:span text:style-name="T32_3">S</text:span><text:span text:style-name="T32_4">.,<text:s/></text:span><text:span text:style-name="T32_5">Dickman</text:span><text:span text:style-name="T32_6">,<text:s/></text:span><text:span text:style-name="T32_7">D</text:span><text:span text:style-name="T32_8">.<text:s/></text:span><text:span text:style-name="T32_9">K</text:span><text:span text:style-name="T32_10">.,<text:s/>&amp;<text:s/></text:span><text:span text:style-name="T32_11">Davis</text:span><text:span text:style-name="T32_12">,<text:s/></text:span><text:span text:style-name="T32_13">G</text:span><text:span text:style-name="T32_14">.<text:s/></text:span><text:span text:style-name="T32_15">W</text:span><text:span text:style-name="T32_16">.<text:s/>(2010).<text:s/></text:span><text:span text:style-name="T32_17">A</text:span><text:span text:style-name="T32_18"><text:s/></text:span><text:span text:style-name="T32_19">hierarchy</text:span><text:span text:style-name="T32_20"><text:s/></text:span><text:span text:style-name="T32_21">of</text:span><text:span text:style-name="T32_22"><text:s/></text:span><text:span text:style-name="T32_23">cell</text:span><text:span text:style-name="T32_24"><text:s/></text:span><text:span text:style-name="T32_25">intrinsic</text:span><text:span text:style-name="T32_26"><text:s/></text:span><text:span text:style-name="T32_27">and</text:span><text:span text:style-name="T32_28"><text:s/></text:span><text:span text:style-name="T32_29">target</text:span><text:span text:style-name="T32_30">-</text:span><text:span text:style-name="T32_31">derived</text:span><text:span text:style-name="T32_32"><text:s/></text:span><text:span text:style-name="T32_33">homeostatic</text:span><text:span text:style-name="T32_34"><text:s/></text:span><text:span text:style-name="T32_35">signaling</text:span><text:span text:style-name="T32_36">.<text:s/></text:span><text:span text:style-name="T32_37">Neuron</text:span><text:span text:style-name="T32_38">,<text:s/></text:span><text:span text:style-name="T32_39">66</text:span><text:span text:style-name="T32_40">(2),<text:s/>220–34.<text:s/></text:span><text:span text:style-name="T32_41">doi</text:span><text:span text:style-name="T32_42">:10.1016/</text:span><text:span text:style-name="T32_43">j</text:span><text:span text:style-name="T32_44">.</text:span><text:span text:style-name="T32_45">neuron</text:span><text:span text:style-name="T32_46">.2010.03.023</text:span></text:p>
      <text:p text:style-name="P33"><text:span text:style-name="T33_1">Berri</text:span><text:span text:style-name="T33_2">,<text:s/></text:span><text:span text:style-name="T33_3">S</text:span><text:span text:style-name="T33_4">.,<text:s/></text:span><text:span text:style-name="T33_5">Boyle</text:span><text:span text:style-name="T33_6">,<text:s/></text:span><text:span text:style-name="T33_7">J</text:span><text:span text:style-name="T33_8">.<text:s/></text:span><text:span text:style-name="T33_9">H</text:span><text:span text:style-name="T33_10">.,<text:s/></text:span><text:span text:style-name="T33_11">Tassieri</text:span><text:span text:style-name="T33_12">,<text:s/></text:span><text:span text:style-name="T33_13">M</text:span><text:span text:style-name="T33_14">.,<text:s/></text:span><text:span text:style-name="T33_15">Hope</text:span><text:span text:style-name="T33_16">,<text:s/></text:span><text:span text:style-name="T33_17">I</text:span><text:span text:style-name="T33_18">.<text:s/></text:span><text:span text:style-name="T33_19">a</text:span><text:span text:style-name="T33_20">,<text:s/>&amp;<text:s/></text:span><text:span text:style-name="T33_21">Cohen</text:span><text:span text:style-name="T33_22">,<text:s/></text:span><text:span text:style-name="T33_23">N</text:span><text:span text:style-name="T33_24">.<text:s/>(2009</text:span><text:span text:style-name="T33_25">a</text:span><text:span text:style-name="T33_26">).<text:s/></text:span><text:span text:style-name="T33_27">C</text:span><text:span text:style-name="T33_28">.<text:s/></text:span><text:span text:style-name="T33_29">elegans</text:span><text:span text:style-name="T33_30"><text:s/></text:span><text:span text:style-name="T33_31">locomotion</text:span><text:span text:style-name="T33_32">:<text:s/></text:span><text:span text:style-name="T33_33">a</text:span><text:span text:style-name="T33_34"><text:s/></text:span><text:span text:style-name="T33_35">unified</text:span><text:span text:style-name="T33_36"><text:s/></text:span><text:span text:style-name="T33_37">multidisciplinary</text:span><text:span text:style-name="T33_38"><text:s/></text:span><text:span text:style-name="T33_39">perspective</text:span><text:span text:style-name="T33_40">.<text:s/></text:span><text:span text:style-name="T33_41">BMC</text:span><text:span text:style-name="T33_42"><text:s/></text:span><text:span text:style-name="T33_43">Neuroscience</text:span><text:span text:style-name="T33_44">,<text:s/></text:span><text:span text:style-name="T33_45">10</text:span><text:span text:style-name="T33_46">(</text:span><text:span text:style-name="T33_47">Suppl</text:span><text:span text:style-name="T33_48"><text:s/>1),<text:s/></text:span><text:span text:style-name="T33_49">P</text:span><text:span text:style-name="T33_50">16.<text:s/></text:span><text:span text:style-name="T33_51">doi</text:span><text:span text:style-name="T33_52">:10.1186/1471-2202-10-</text:span><text:span text:style-name="T33_53">S</text:span><text:span text:style-name="T33_54">1-</text:span><text:span text:style-name="T33_55">P</text:span><text:span text:style-name="T33_56">16</text:span></text:p>
      <text:p text:style-name="P34"><text:span text:style-name="T34_1">Berri</text:span><text:span text:style-name="T34_2">,<text:s/></text:span><text:span text:style-name="T34_3">S</text:span><text:span text:style-name="T34_4">.,<text:s/></text:span><text:span text:style-name="T34_5">Boyle</text:span><text:span text:style-name="T34_6">,<text:s/></text:span><text:span text:style-name="T34_7">J</text:span><text:span text:style-name="T34_8">.<text:s/></text:span><text:span text:style-name="T34_9">H</text:span><text:span text:style-name="T34_10">.,<text:s/></text:span><text:span text:style-name="T34_11">Tassieri</text:span><text:span text:style-name="T34_12">,<text:s/></text:span><text:span text:style-name="T34_13">M</text:span><text:span text:style-name="T34_14">.,<text:s/></text:span><text:span text:style-name="T34_15">Hope</text:span><text:span text:style-name="T34_16">,<text:s/></text:span><text:span text:style-name="T34_17">I</text:span><text:span text:style-name="T34_18">.<text:s/></text:span><text:span text:style-name="T34_19">A</text:span><text:span text:style-name="T34_20">.,<text:s/>&amp;<text:s/></text:span><text:span text:style-name="T34_21">Cohen</text:span><text:span text:style-name="T34_22">,<text:s/></text:span><text:span text:style-name="T34_23">N</text:span><text:span text:style-name="T34_24">.<text:s/>(2009</text:span><text:span text:style-name="T34_25">b</text:span><text:span text:style-name="T34_26">).<text:s/></text:span><text:span text:style-name="T34_27">Forward</text:span><text:span text:style-name="T34_28"><text:s/></text:span><text:span text:style-name="T34_29">locomotion</text:span><text:span text:style-name="T34_30"><text:s/></text:span><text:span text:style-name="T34_31">of</text:span><text:span text:style-name="T34_32"><text:s/></text:span><text:span text:style-name="T34_33">the</text:span><text:span text:style-name="T34_34"><text:s/></text:span><text:span text:style-name="T34_35">nematode</text:span><text:span text:style-name="T34_36"><text:s/></text:span><text:span text:style-name="T34_37">C</text:span><text:span text:style-name="T34_38"><text:s/>.<text:s/></text:span><text:span text:style-name="T34_39">elegans</text:span><text:span text:style-name="T34_40"><text:s/></text:span><text:span text:style-name="T34_41">is</text:span><text:span text:style-name="T34_42"><text:s/></text:span><text:span text:style-name="T34_43">achieved</text:span><text:span text:style-name="T34_44"><text:s/></text:span><text:span text:style-name="T34_45">through</text:span><text:span text:style-name="T34_46"><text:s/></text:span><text:span text:style-name="T34_47">modulation</text:span><text:span text:style-name="T34_48"><text:s/></text:span><text:span text:style-name="T34_49">of</text:span><text:span text:style-name="T34_50"><text:s/></text:span><text:span text:style-name="T34_51">a</text:span><text:span text:style-name="T34_52"><text:s/></text:span><text:span text:style-name="T34_53">single</text:span><text:span text:style-name="T34_54"><text:s/></text:span><text:span text:style-name="T34_55">gait</text:span><text:span text:style-name="T34_56">,<text:s/></text:span><text:span text:style-name="T34_57">3</text:span><text:span text:style-name="T34_58">(3),<text:s/>186–193.<text:s/></text:span><text:span text:style-name="T34_59">doi</text:span><text:span text:style-name="T34_60">:10.2976/1.3082260</text:span></text:p>
      <text:p text:style-name="P35"><text:span text:style-name="T35_1">Berry</text:span><text:span text:style-name="T35_2">,<text:s/></text:span><text:span text:style-name="T35_3">H</text:span><text:span text:style-name="T35_4">.,<text:s/>&amp;<text:s/></text:span><text:span text:style-name="T35_5">Temam</text:span><text:span text:style-name="T35_6">,<text:s/></text:span><text:span text:style-name="T35_7">O</text:span><text:span text:style-name="T35_8">.<text:s/>(2007).<text:s/></text:span><text:span text:style-name="T35_9">Modeling</text:span><text:span text:style-name="T35_10"><text:s/></text:span><text:span text:style-name="T35_11">self</text:span><text:span text:style-name="T35_12">-</text:span><text:span text:style-name="T35_13">developing</text:span><text:span text:style-name="T35_14"><text:s/></text:span><text:span text:style-name="T35_15">biological</text:span><text:span text:style-name="T35_16"><text:s/></text:span><text:span text:style-name="T35_17">neural</text:span><text:span text:style-name="T35_18"><text:s/></text:span><text:span text:style-name="T35_19">networks</text:span><text:span text:style-name="T35_20">.<text:s/></text:span><text:span text:style-name="T35_21">Neurocomputing</text:span><text:span text:style-name="T35_22">,<text:s/></text:span><text:span text:style-name="T35_23">70</text:span><text:span text:style-name="T35_24">(16-18),<text:s/>2723–2734.<text:s/></text:span><text:span text:style-name="T35_25">doi</text:span><text:span text:style-name="T35_26">:10.1016/</text:span><text:span text:style-name="T35_27">j</text:span><text:span text:style-name="T35_28">.</text:span><text:span text:style-name="T35_29">neucom</text:span><text:span text:style-name="T35_30">.2006.06.013</text:span></text:p>
      <text:p text:style-name="P36"><text:span text:style-name="T36_1">Bhuiyan</text:span><text:span text:style-name="T36_2">,<text:s/></text:span><text:span text:style-name="T36_3">M</text:span><text:span text:style-name="T36_4">.<text:s/></text:span><text:span text:style-name="T36_5">a</text:span><text:span text:style-name="T36_6">,<text:s/></text:span><text:span text:style-name="T36_7">Pallipuram</text:span><text:span text:style-name="T36_8">,<text:s/></text:span><text:span text:style-name="T36_9">V</text:span><text:span text:style-name="T36_10">.<text:s/></text:span><text:span text:style-name="T36_11">K</text:span><text:span text:style-name="T36_12">.,<text:s/>&amp;<text:s/></text:span><text:span text:style-name="T36_13">Smith</text:span><text:span text:style-name="T36_14">,<text:s/></text:span><text:span text:style-name="T36_15">M</text:span><text:span text:style-name="T36_16">.<text:s/></text:span><text:span text:style-name="T36_17">C</text:span><text:span text:style-name="T36_18">.<text:s/>(2010).<text:s/></text:span><text:span text:style-name="T36_19">Acceleration</text:span><text:span text:style-name="T36_20"><text:s/></text:span><text:span text:style-name="T36_21">of</text:span><text:span text:style-name="T36_22"><text:s/></text:span><text:span text:style-name="T36_23">spiking</text:span><text:span text:style-name="T36_24"><text:s/></text:span><text:span text:style-name="T36_25">neural</text:span><text:span text:style-name="T36_26"><text:s/></text:span><text:span text:style-name="T36_27">networks</text:span><text:span text:style-name="T36_28"><text:s/></text:span><text:span text:style-name="T36_29">in</text:span><text:span text:style-name="T36_30"><text:s/></text:span><text:span text:style-name="T36_31">emerging</text:span><text:span text:style-name="T36_32"><text:s/></text:span><text:span text:style-name="T36_33">multi</text:span><text:span text:style-name="T36_34">-</text:span><text:span text:style-name="T36_35">core</text:span><text:span text:style-name="T36_36"><text:s/></text:span><text:span text:style-name="T36_37">and</text:span><text:span text:style-name="T36_38"><text:s/></text:span><text:span text:style-name="T36_39">GPU</text:span><text:span text:style-name="T36_40"><text:s/></text:span><text:span text:style-name="T36_41">architectures</text:span><text:span text:style-name="T36_42">.<text:s/></text:span><text:span text:style-name="T36_43">2010<text:s/></text:span><text:span text:style-name="T36_44">IEEE</text:span><text:span text:style-name="T36_45"><text:s/></text:span><text:span text:style-name="T36_46">International</text:span><text:span text:style-name="T36_47"><text:s/></text:span><text:span text:style-name="T36_48">Symposium</text:span><text:span text:style-name="T36_49"><text:s/></text:span><text:span text:style-name="T36_50">on</text:span><text:span text:style-name="T36_51"><text:s/></text:span><text:span text:style-name="T36_52">Parallel</text:span><text:span text:style-name="T36_53"><text:s/>&amp;<text:s/></text:span><text:span text:style-name="T36_54">Distributed</text:span><text:span text:style-name="T36_55"><text:s/></text:span><text:span text:style-name="T36_56">Processing</text:span><text:span text:style-name="T36_57">,<text:s/></text:span><text:span text:style-name="T36_58">Workshops</text:span><text:span text:style-name="T36_59"><text:s/></text:span><text:span text:style-name="T36_60">and</text:span><text:span text:style-name="T36_61"><text:s/></text:span><text:span text:style-name="T36_62">Phd</text:span><text:span text:style-name="T36_63"><text:s/></text:span><text:span text:style-name="T36_64">Forum</text:span><text:span text:style-name="T36_65"><text:s/>(</text:span><text:span text:style-name="T36_66">IPDPSW</text:span><text:span text:style-name="T36_67">)</text:span><text:span text:style-name="T36_68">,<text:s/>1–8.<text:s/></text:span><text:span text:style-name="T36_69">doi</text:span><text:span text:style-name="T36_70">:10.1109/</text:span><text:span text:style-name="T36_71">IPDPSW</text:span><text:span text:style-name="T36_72">.2010.5470899</text:span></text:p>
      <text:p text:style-name="P37"><text:span text:style-name="T37_1">Blackwell</text:span><text:span text:style-name="T37_2">,<text:s/></text:span><text:span text:style-name="T37_3">K</text:span><text:span text:style-name="T37_4">.<text:s/></text:span><text:span text:style-name="T37_5">T</text:span><text:span text:style-name="T37_6">.<text:s/>(2005).<text:s/></text:span><text:span text:style-name="T37_7">A</text:span><text:span text:style-name="T37_8"><text:s/></text:span><text:span text:style-name="T37_9">new</text:span><text:span text:style-name="T37_10"><text:s/></text:span><text:span text:style-name="T37_11">era</text:span><text:span text:style-name="T37_12"><text:s/></text:span><text:span text:style-name="T37_13">in</text:span><text:span text:style-name="T37_14"><text:s/></text:span><text:span text:style-name="T37_15">computational</text:span><text:span text:style-name="T37_16"><text:s/></text:span><text:span text:style-name="T37_17">neuroscience</text:span><text:span text:style-name="T37_18">.<text:s/></text:span><text:span text:style-name="T37_19">Neuroinformatics</text:span><text:span text:style-name="T37_20">,<text:s/></text:span><text:span text:style-name="T37_21">3</text:span><text:span text:style-name="T37_22">(2),<text:s/>163–166.<text:s/></text:span><text:span text:style-name="T37_23">doi</text:span><text:span text:style-name="T37_24">:10.1385/</text:span><text:span text:style-name="T37_25">NI</text:span></text:p>
      <text:p text:style-name="P38"><text:span text:style-name="T38_1">Bobier</text:span><text:span text:style-name="T38_2">,<text:s/></text:span><text:span text:style-name="T38_3">B</text:span><text:span text:style-name="T38_4">.<text:s/>(2011).<text:s/></text:span><text:span text:style-name="T38_5">The</text:span><text:span text:style-name="T38_6"><text:s/></text:span><text:span text:style-name="T38_7">Attentional</text:span><text:span text:style-name="T38_8"><text:s/></text:span><text:span text:style-name="T38_9">Routing</text:span><text:span text:style-name="T38_10"><text:s/></text:span><text:span text:style-name="T38_11">Circuit</text:span><text:span text:style-name="T38_12">:<text:s/></text:span><text:span text:style-name="T38_13">A</text:span><text:span text:style-name="T38_14"><text:s/></text:span><text:span text:style-name="T38_15">Neural</text:span><text:span text:style-name="T38_16"><text:s/></text:span><text:span text:style-name="T38_17">Model</text:span><text:span text:style-name="T38_18"><text:s/></text:span><text:span text:style-name="T38_19">of</text:span><text:span text:style-name="T38_20"><text:s/></text:span><text:span text:style-name="T38_21">Attentional</text:span><text:span text:style-name="T38_22"><text:s/></text:span><text:span text:style-name="T38_23">Modulation</text:span><text:span text:style-name="T38_24"><text:s/></text:span><text:span text:style-name="T38_25">and</text:span><text:span text:style-name="T38_26"><text:s/></text:span><text:span text:style-name="T38_27">Control</text:span><text:span text:style-name="T38_28"><text:s/></text:span><text:span text:style-name="T38_29">of</text:span><text:span text:style-name="T38_30"><text:s/></text:span><text:span text:style-name="T38_31">Functional</text:span><text:span text:style-name="T38_32"><text:s/></text:span><text:span text:style-name="T38_33">Connectivity</text:span><text:span text:style-name="T38_34">.<text:s/></text:span><text:span text:style-name="T38_35">uwspace</text:span><text:span text:style-name="T38_36">.</text:span><text:span text:style-name="T38_37">uwaterloo</text:span><text:span text:style-name="T38_38">.</text:span><text:span text:style-name="T38_39">ca</text:span><text:span text:style-name="T38_40">.<text:s/></text:span><text:span text:style-name="T38_41">Retrieved</text:span><text:span text:style-name="T38_42"><text:s/></text:span><text:span text:style-name="T38_43">from</text:span><text:span text:style-name="T38_44"><text:s/></text:span><text:span text:style-name="T38_45">http</text:span><text:span text:style-name="T38_46">://</text:span><text:span text:style-name="T38_47">uwspace</text:span><text:span text:style-name="T38_48">.</text:span><text:span text:style-name="T38_49">uwaterloo</text:span><text:span text:style-name="T38_50">.</text:span><text:span text:style-name="T38_51">ca</text:span><text:span text:style-name="T38_52">/</text:span><text:span text:style-name="T38_53">handle</text:span><text:span text:style-name="T38_54">/10012/6122</text:span></text:p>
      <text:p text:style-name="P39"><text:span text:style-name="T39_1">Boulin</text:span><text:span text:style-name="T39_2">,<text:s/></text:span><text:span text:style-name="T39_3">T</text:span><text:span text:style-name="T39_4">.,<text:s/></text:span><text:span text:style-name="T39_5">Gielen</text:span><text:span text:style-name="T39_6">,<text:s/></text:span><text:span text:style-name="T39_7">M</text:span><text:span text:style-name="T39_8">.,<text:s/></text:span><text:span text:style-name="T39_9">Richmond</text:span><text:span text:style-name="T39_10">,<text:s/></text:span><text:span text:style-name="T39_11">J</text:span><text:span text:style-name="T39_12">.<text:s/></text:span><text:span text:style-name="T39_13">E</text:span><text:span text:style-name="T39_14">.,<text:s/></text:span><text:span text:style-name="T39_15">Williams</text:span><text:span text:style-name="T39_16">,<text:s/></text:span><text:span text:style-name="T39_17">D</text:span><text:span text:style-name="T39_18">.<text:s/></text:span><text:span text:style-name="T39_19">C</text:span><text:span text:style-name="T39_20">.,<text:s/></text:span><text:span text:style-name="T39_21">Paoletti</text:span><text:span text:style-name="T39_22">,<text:s/></text:span><text:span text:style-name="T39_23">P</text:span><text:span text:style-name="T39_24">.,<text:s/>&amp;<text:s/></text:span><text:span text:style-name="T39_25">Bessereau</text:span><text:span text:style-name="T39_26">,<text:s/></text:span><text:span text:style-name="T39_27">J</text:span><text:span text:style-name="T39_28">.-</text:span><text:span text:style-name="T39_29">L</text:span><text:span text:style-name="T39_30">.<text:s/>(2008).<text:s/></text:span><text:span text:style-name="T39_31">Eight</text:span><text:span text:style-name="T39_32"><text:s/></text:span><text:span text:style-name="T39_33">genes</text:span><text:span text:style-name="T39_34"><text:s/></text:span><text:span text:style-name="T39_35">are</text:span><text:span text:style-name="T39_36"><text:s/></text:span><text:span text:style-name="T39_37">required</text:span><text:span text:style-name="T39_38"><text:s/></text:span><text:span text:style-name="T39_39">for</text:span><text:span text:style-name="T39_40"><text:s/></text:span><text:span text:style-name="T39_41">functional</text:span><text:span text:style-name="T39_42"><text:s/></text:span><text:span text:style-name="T39_43">reconstitution</text:span><text:span text:style-name="T39_44"><text:s/></text:span><text:span text:style-name="T39_45">of</text:span><text:span text:style-name="T39_46"><text:s/></text:span><text:span text:style-name="T39_47">the</text:span><text:span text:style-name="T39_48"><text:s/></text:span><text:span text:style-name="T39_49">Caenorhabditis</text:span><text:span text:style-name="T39_50"><text:s/></text:span><text:span text:style-name="T39_51">elegans</text:span><text:span text:style-name="T39_52"><text:s/></text:span><text:span text:style-name="T39_53">levamisole</text:span><text:span text:style-name="T39_54">-</text:span><text:span text:style-name="T39_55">sensitive</text:span><text:span text:style-name="T39_56"><text:s/></text:span><text:span text:style-name="T39_57">acetylcholine</text:span><text:span text:style-name="T39_58"><text:s/></text:span><text:span text:style-name="T39_59">receptor</text:span><text:span text:style-name="T39_60">.<text:s/></text:span><text:span text:style-name="T39_61">Proceedings</text:span><text:span text:style-name="T39_62"><text:s/></text:span><text:span text:style-name="T39_63">of</text:span><text:span text:style-name="T39_64"><text:s/></text:span><text:span text:style-name="T39_65">the</text:span><text:span text:style-name="T39_66"><text:s/></text:span><text:span text:style-name="T39_67">National</text:span><text:span text:style-name="T39_68"><text:s/></text:span><text:span text:style-name="T39_69">Academy</text:span><text:span text:style-name="T39_70"><text:s/></text:span><text:span text:style-name="T39_71">of</text:span><text:span text:style-name="T39_72"><text:s/></text:span><text:span text:style-name="T39_73">Sciences</text:span><text:span text:style-name="T39_74"><text:s/></text:span><text:span text:style-name="T39_75">of</text:span><text:span text:style-name="T39_76"><text:s/></text:span><text:span text:style-name="T39_77">the</text:span><text:span text:style-name="T39_78"><text:s/></text:span><text:span text:style-name="T39_79">United</text:span><text:span text:style-name="T39_80"><text:s/></text:span><text:span text:style-name="T39_81">States</text:span><text:span text:style-name="T39_82"><text:s/></text:span><text:span text:style-name="T39_83">of</text:span><text:span text:style-name="T39_84"><text:s/></text:span><text:span text:style-name="T39_85">America</text:span><text:span text:style-name="T39_86">,<text:s/></text:span><text:span text:style-name="T39_87">105</text:span><text:span text:style-name="T39_88">(47),<text:s/>18590–5.<text:s/></text:span><text:span text:style-name="T39_89">doi</text:span><text:span text:style-name="T39_90">:10.1073/</text:span><text:span text:style-name="T39_91">pnas</text:span><text:span text:style-name="T39_92">.0806933105</text:span></text:p>
      <text:p text:style-name="P40"><text:span text:style-name="T40_1">Boyle</text:span><text:span text:style-name="T40_2">,<text:s/></text:span><text:span text:style-name="T40_3">J</text:span><text:span text:style-name="T40_4">.,<text:s/>&amp;<text:s/></text:span><text:span text:style-name="T40_5">Cohen</text:span><text:span text:style-name="T40_6">,<text:s/></text:span><text:span text:style-name="T40_7">N</text:span><text:span text:style-name="T40_8">.<text:s/>(2007).<text:s/></text:span><text:span text:style-name="T40_9">C</text:span><text:span text:style-name="T40_10">.<text:s/></text:span><text:span text:style-name="T40_11">elegans</text:span><text:span text:style-name="T40_12"><text:s/></text:span><text:span text:style-name="T40_13">Body</text:span><text:span text:style-name="T40_14"><text:s/></text:span><text:span text:style-name="T40_15">Wall</text:span><text:span text:style-name="T40_16"><text:s/></text:span><text:span text:style-name="T40_17">Muscles</text:span><text:span text:style-name="T40_18"><text:s/></text:span><text:span text:style-name="T40_19">are</text:span><text:span text:style-name="T40_20"><text:s/></text:span><text:span text:style-name="T40_21">Simple</text:span><text:span text:style-name="T40_22"><text:s/></text:span><text:span text:style-name="T40_23">Actuators</text:span><text:span text:style-name="T40_24">.<text:s/></text:span><text:span text:style-name="T40_25">Comp</text:span><text:span text:style-name="T40_26">.</text:span><text:span text:style-name="T40_27">leeds</text:span><text:span text:style-name="T40_28">.</text:span><text:span text:style-name="T40_29">ac</text:span><text:span text:style-name="T40_30">.</text:span><text:span text:style-name="T40_31">uk</text:span><text:span text:style-name="T40_32">,<text:s/>(</text:span><text:span text:style-name="T40_33">October</text:span><text:span text:style-name="T40_34">).<text:s/></text:span><text:span text:style-name="T40_35">Retrieved</text:span><text:span text:style-name="T40_36"><text:s/></text:span><text:span text:style-name="T40_37">from</text:span><text:span text:style-name="T40_38"><text:s/></text:span><text:span text:style-name="T40_39">http</text:span><text:span text:style-name="T40_40">://</text:span><text:span text:style-name="T40_41">www</text:span><text:span text:style-name="T40_42">.</text:span><text:span text:style-name="T40_43">comp</text:span><text:span text:style-name="T40_44">.</text:span><text:span text:style-name="T40_45">leeds</text:span><text:span text:style-name="T40_46">.</text:span><text:span text:style-name="T40_47">ac</text:span><text:span text:style-name="T40_48">.</text:span><text:span text:style-name="T40_49">uk</text:span><text:span text:style-name="T40_50">/</text:span><text:span text:style-name="T40_51">jboyle</text:span><text:span text:style-name="T40_52">/</text:span><text:span text:style-name="T40_53">JordanBoyle</text:span><text:span text:style-name="T40_54">_</text:span><text:span text:style-name="T40_55">files</text:span><text:span text:style-name="T40_56">/</text:span><text:span text:style-name="T40_57">extended</text:span><text:span text:style-name="T40_58">.</text:span><text:span text:style-name="T40_59">pdf</text:span></text:p>
      <text:p text:style-name="P41"><text:span text:style-name="T41_1">Boyle</text:span><text:span text:style-name="T41_2">,<text:s/></text:span><text:span text:style-name="T41_3">J</text:span><text:span text:style-name="T41_4">.<text:s/></text:span><text:span text:style-name="T41_5">H</text:span><text:span text:style-name="T41_6">.<text:s/>(2009).<text:s/></text:span><text:span text:style-name="T41_7">C</text:span><text:span text:style-name="T41_8"><text:s/>.<text:s/></text:span><text:span text:style-name="T41_9">elegans</text:span><text:span text:style-name="T41_10"><text:s/></text:span><text:span text:style-name="T41_11">locomotion</text:span><text:span text:style-name="T41_12"> :<text:s/></text:span><text:span text:style-name="T41_13">an</text:span><text:span text:style-name="T41_14"><text:s/></text:span><text:span text:style-name="T41_15">integrated</text:span><text:span text:style-name="T41_16"><text:s/></text:span><text:span text:style-name="T41_17">approach</text:span><text:span text:style-name="T41_18">.<text:s/></text:span><text:span text:style-name="T41_19">Retrieved</text:span><text:span text:style-name="T41_20"><text:s/></text:span><text:span text:style-name="T41_21">from</text:span><text:span text:style-name="T41_22"><text:s/></text:span><text:span text:style-name="T41_23">http</text:span><text:span text:style-name="T41_24">://</text:span><text:span text:style-name="T41_25">j</text:span><text:span text:style-name="T41_26">.</text:span><text:span text:style-name="T41_27">mp</text:span><text:span text:style-name="T41_28">/</text:span><text:span text:style-name="T41_29">fqKPEw</text:span></text:p>
      <text:p text:style-name="P42"><text:span text:style-name="T42_1">Boyle</text:span><text:span text:style-name="T42_2">,<text:s/></text:span><text:span text:style-name="T42_3">J</text:span><text:span text:style-name="T42_4">.<text:s/></text:span><text:span text:style-name="T42_5">H</text:span><text:span text:style-name="T42_6">.,<text:s/></text:span><text:span text:style-name="T42_7">Berri</text:span><text:span text:style-name="T42_8">,<text:s/></text:span><text:span text:style-name="T42_9">S</text:span><text:span text:style-name="T42_10">.,<text:s/>&amp;<text:s/></text:span><text:span text:style-name="T42_11">Cohen</text:span><text:span text:style-name="T42_12">,<text:s/></text:span><text:span text:style-name="T42_13">N</text:span><text:span text:style-name="T42_14">.<text:s/>(2012).<text:s/></text:span><text:span text:style-name="T42_15">Gait</text:span><text:span text:style-name="T42_16"><text:s/></text:span><text:span text:style-name="T42_17">Modulation</text:span><text:span text:style-name="T42_18"><text:s/></text:span><text:span text:style-name="T42_19">in</text:span><text:span text:style-name="T42_20"><text:s/></text:span><text:span text:style-name="T42_21">C</text:span><text:span text:style-name="T42_22">.<text:s/></text:span><text:span text:style-name="T42_23">elegans</text:span><text:span text:style-name="T42_24">:<text:s/></text:span><text:span text:style-name="T42_25">An</text:span><text:span text:style-name="T42_26"><text:s/></text:span><text:span text:style-name="T42_27">Integrated</text:span><text:span text:style-name="T42_28"><text:s/></text:span><text:span text:style-name="T42_29">Neuromechanical</text:span><text:span text:style-name="T42_30"><text:s/></text:span><text:span text:style-name="T42_31">Model</text:span><text:span text:style-name="T42_32">.<text:s/></text:span><text:span text:style-name="T42_33">Frontiers</text:span><text:span text:style-name="T42_34"><text:s/></text:span><text:span text:style-name="T42_35">in</text:span><text:span text:style-name="T42_36"><text:s/></text:span><text:span text:style-name="T42_37">Computational</text:span><text:span text:style-name="T42_38"><text:s/></text:span><text:span text:style-name="T42_39">Neuroscience</text:span><text:span text:style-name="T42_40">,<text:s/></text:span><text:span text:style-name="T42_41">6</text:span><text:span text:style-name="T42_42">(</text:span><text:span text:style-name="T42_43">March</text:span><text:span text:style-name="T42_44">),<text:s/>10.<text:s/></text:span><text:span text:style-name="T42_45">doi</text:span><text:span text:style-name="T42_46">:10.3389/</text:span><text:span text:style-name="T42_47">fncom</text:span><text:span text:style-name="T42_48">.2012.00010</text:span></text:p>
      <text:p text:style-name="P43"><text:span text:style-name="T43_1">Brenner</text:span><text:span text:style-name="T43_2">,<text:s/></text:span><text:span text:style-name="T43_3">S</text:span><text:span text:style-name="T43_4">.<text:s/>(2003).<text:s/></text:span><text:span text:style-name="T43_5">Nature</text:span><text:span text:style-name="T43_6">’</text:span><text:span text:style-name="T43_7">s</text:span><text:span text:style-name="T43_8"><text:s/></text:span><text:span text:style-name="T43_9">gift</text:span><text:span text:style-name="T43_10"><text:s/></text:span><text:span text:style-name="T43_11">to</text:span><text:span text:style-name="T43_12"><text:s/></text:span><text:span text:style-name="T43_13">science</text:span><text:span text:style-name="T43_14"><text:s/>(</text:span><text:span text:style-name="T43_15">Nobel</text:span><text:span text:style-name="T43_16"><text:s/></text:span><text:span text:style-name="T43_17">lecture</text:span><text:span text:style-name="T43_18">).<text:s/></text:span><text:span text:style-name="T43_19">Chembiochem</text:span><text:span text:style-name="T43_20"> :<text:s/></text:span><text:span text:style-name="T43_21">A</text:span><text:span text:style-name="T43_22"><text:s/></text:span><text:span text:style-name="T43_23">European</text:span><text:span text:style-name="T43_24"><text:s/></text:span><text:span text:style-name="T43_25">Journal</text:span><text:span text:style-name="T43_26"><text:s/></text:span><text:span text:style-name="T43_27">of</text:span><text:span text:style-name="T43_28"><text:s/></text:span><text:span text:style-name="T43_29">Chemical</text:span><text:span text:style-name="T43_30"><text:s/></text:span><text:span text:style-name="T43_31">Biology</text:span><text:span text:style-name="T43_32">,<text:s/></text:span><text:span text:style-name="T43_33">4</text:span><text:span text:style-name="T43_34">(8),<text:s/>683–7.<text:s/></text:span><text:span text:style-name="T43_35">doi</text:span><text:span text:style-name="T43_36">:10.1002/</text:span><text:span text:style-name="T43_37">cbic</text:span><text:span text:style-name="T43_38">.200300625</text:span></text:p>
      <text:p text:style-name="P44"><text:span text:style-name="T44_1">Brette</text:span><text:span text:style-name="T44_2">,<text:s/></text:span><text:span text:style-name="T44_3">R</text:span><text:span text:style-name="T44_4">.,<text:s/></text:span><text:span text:style-name="T44_5">Rudolph</text:span><text:span text:style-name="T44_6">,<text:s/></text:span><text:span text:style-name="T44_7">M</text:span><text:span text:style-name="T44_8">.,<text:s/></text:span><text:span text:style-name="T44_9">Carnevale</text:span><text:span text:style-name="T44_10">,<text:s/></text:span><text:span text:style-name="T44_11">T</text:span><text:span text:style-name="T44_12">.,<text:s/></text:span><text:span text:style-name="T44_13">Hines</text:span><text:span text:style-name="T44_14">,<text:s/></text:span><text:span text:style-name="T44_15">M</text:span><text:span text:style-name="T44_16">.,<text:s/></text:span><text:span text:style-name="T44_17">Beeman</text:span><text:span text:style-name="T44_18">,<text:s/></text:span><text:span text:style-name="T44_19">D</text:span><text:span text:style-name="T44_20">.,<text:s/></text:span><text:span text:style-name="T44_21">Bower</text:span><text:span text:style-name="T44_22">,<text:s/></text:span><text:span text:style-name="T44_23">J</text:span><text:span text:style-name="T44_24">.<text:s/></text:span><text:span text:style-name="T44_25">M</text:span><text:span text:style-name="T44_26">.,<text:s/>…<text:s/></text:span><text:span text:style-name="T44_27">Destexhe</text:span><text:span text:style-name="T44_28">,<text:s/></text:span><text:span text:style-name="T44_29">A</text:span><text:span text:style-name="T44_30">.<text:s/>(2007).<text:s/></text:span><text:span text:style-name="T44_31">Simulation</text:span><text:span text:style-name="T44_32"><text:s/></text:span><text:span text:style-name="T44_33">of</text:span><text:span text:style-name="T44_34"><text:s/></text:span><text:span text:style-name="T44_35">networks</text:span><text:span text:style-name="T44_36"><text:s/></text:span><text:span text:style-name="T44_37">of</text:span><text:span text:style-name="T44_38"><text:s/></text:span><text:span text:style-name="T44_39">spiking</text:span><text:span text:style-name="T44_40"><text:s/></text:span><text:span text:style-name="T44_41">neurons</text:span><text:span text:style-name="T44_42">:<text:s/></text:span><text:span text:style-name="T44_43">a</text:span><text:span text:style-name="T44_44"><text:s/></text:span><text:span text:style-name="T44_45">review</text:span><text:span text:style-name="T44_46"><text:s/></text:span><text:span text:style-name="T44_47">of</text:span><text:span text:style-name="T44_48"><text:s/></text:span><text:span text:style-name="T44_49">tools</text:span><text:span text:style-name="T44_50"><text:s/></text:span><text:span text:style-name="T44_51">and</text:span><text:span text:style-name="T44_52"><text:s/></text:span><text:span text:style-name="T44_53">strategies</text:span><text:span text:style-name="T44_54">.<text:s/></text:span><text:span text:style-name="T44_55">Journal</text:span><text:span text:style-name="T44_56"><text:s/></text:span><text:span text:style-name="T44_57">of</text:span><text:span text:style-name="T44_58"><text:s/></text:span><text:span text:style-name="T44_59">Computational</text:span><text:span text:style-name="T44_60"><text:s/></text:span><text:span text:style-name="T44_61">Neuroscience</text:span><text:span text:style-name="T44_62">,<text:s/></text:span><text:span text:style-name="T44_63">23</text:span><text:span text:style-name="T44_64">(3),<text:s/>349–98.<text:s/></text:span><text:span text:style-name="T44_65">doi</text:span><text:span text:style-name="T44_66">:10.1007/</text:span><text:span text:style-name="T44_67">s</text:span><text:span text:style-name="T44_68">10827-007-0038-6</text:span></text:p>
      <text:p text:style-name="P45"><text:span text:style-name="T45_1">Briggman</text:span><text:span text:style-name="T45_2">,<text:s/></text:span><text:span text:style-name="T45_3">K</text:span><text:span text:style-name="T45_4">.<text:s/></text:span><text:span text:style-name="T45_5">L</text:span><text:span text:style-name="T45_6">.,<text:s/>&amp;<text:s/></text:span><text:span text:style-name="T45_7">Denk</text:span><text:span text:style-name="T45_8">,<text:s/></text:span><text:span text:style-name="T45_9">W</text:span><text:span text:style-name="T45_10">.<text:s/>(2006).<text:s/></text:span><text:span text:style-name="T45_11">Towards</text:span><text:span text:style-name="T45_12"><text:s/></text:span><text:span text:style-name="T45_13">neural</text:span><text:span text:style-name="T45_14"><text:s/></text:span><text:span text:style-name="T45_15">circuit</text:span><text:span text:style-name="T45_16"><text:s/></text:span><text:span text:style-name="T45_17">reconstruction</text:span><text:span text:style-name="T45_18"><text:s/></text:span><text:span text:style-name="T45_19">with</text:span><text:span text:style-name="T45_20"><text:s/></text:span><text:span text:style-name="T45_21">volume</text:span><text:span text:style-name="T45_22"><text:s/></text:span><text:span text:style-name="T45_23">electron</text:span><text:span text:style-name="T45_24"><text:s/></text:span><text:span text:style-name="T45_25">microscopy</text:span><text:span text:style-name="T45_26"><text:s/></text:span><text:span text:style-name="T45_27">techniques</text:span><text:span text:style-name="T45_28">.<text:s/></text:span><text:span text:style-name="T45_29">Current</text:span><text:span text:style-name="T45_30"><text:s/></text:span><text:span text:style-name="T45_31">Opinion</text:span><text:span text:style-name="T45_32"><text:s/></text:span><text:span text:style-name="T45_33">in</text:span><text:span text:style-name="T45_34"><text:s/></text:span><text:span text:style-name="T45_35">Neurobiology</text:span><text:span text:style-name="T45_36">,<text:s/></text:span><text:span text:style-name="T45_37">16</text:span><text:span text:style-name="T45_38">(5),<text:s/>562–70.<text:s/></text:span><text:span text:style-name="T45_39">doi</text:span><text:span text:style-name="T45_40">:10.1016/</text:span><text:span text:style-name="T45_41">j</text:span><text:span text:style-name="T45_42">.</text:span><text:span text:style-name="T45_43">conb</text:span><text:span text:style-name="T45_44">.2006.08.010</text:span></text:p>
      <text:p text:style-name="P46"><text:span text:style-name="T46_1">Briggman</text:span><text:span text:style-name="T46_2">,<text:s/></text:span><text:span text:style-name="T46_3">K</text:span><text:span text:style-name="T46_4">.<text:s/></text:span><text:span text:style-name="T46_5">L</text:span><text:span text:style-name="T46_6">.,<text:s/>&amp;<text:s/></text:span><text:span text:style-name="T46_7">Kristan</text:span><text:span text:style-name="T46_8">,<text:s/></text:span><text:span text:style-name="T46_9">W</text:span><text:span text:style-name="T46_10">.<text:s/></text:span><text:span text:style-name="T46_11">B</text:span><text:span text:style-name="T46_12">.<text:s/>(2008).<text:s/></text:span><text:span text:style-name="T46_13">Multifunctional</text:span><text:span text:style-name="T46_14"><text:s/></text:span><text:span text:style-name="T46_15">pattern</text:span><text:span text:style-name="T46_16">-</text:span><text:span text:style-name="T46_17">generating</text:span><text:span text:style-name="T46_18"><text:s/></text:span><text:span text:style-name="T46_19">circuits</text:span><text:span text:style-name="T46_20">.<text:s/></text:span><text:span text:style-name="T46_21">Annual</text:span><text:span text:style-name="T46_22"><text:s/></text:span><text:span text:style-name="T46_23">Review</text:span><text:span text:style-name="T46_24"><text:s/></text:span><text:span text:style-name="T46_25">of</text:span><text:span text:style-name="T46_26"><text:s/></text:span><text:span text:style-name="T46_27">Neuroscience</text:span><text:span text:style-name="T46_28">,<text:s/></text:span><text:span text:style-name="T46_29">31</text:span><text:span text:style-name="T46_30">,<text:s/>271–94.<text:s/></text:span><text:span text:style-name="T46_31">doi</text:span><text:span text:style-name="T46_32">:10.1146/</text:span><text:span text:style-name="T46_33">annurev</text:span><text:span text:style-name="T46_34">.</text:span><text:span text:style-name="T46_35">neuro</text:span><text:span text:style-name="T46_36">.31.060407.125552</text:span></text:p>
      <text:p text:style-name="P47"><text:span text:style-name="T47_1">Brown</text:span><text:span text:style-name="T47_2">,<text:s/></text:span><text:span text:style-name="T47_3">A</text:span><text:span text:style-name="T47_4">.<text:s/></text:span><text:span text:style-name="T47_5">E</text:span><text:span text:style-name="T47_6">.<text:s/></text:span><text:span text:style-name="T47_7">X</text:span><text:span text:style-name="T47_8">.,<text:s/></text:span><text:span text:style-name="T47_9">Yemini</text:span><text:span text:style-name="T47_10">,<text:s/></text:span><text:span text:style-name="T47_11">E</text:span><text:span text:style-name="T47_12">.<text:s/></text:span><text:span text:style-name="T47_13">I</text:span><text:span text:style-name="T47_14">.,<text:s/></text:span><text:span text:style-name="T47_15">Grundy</text:span><text:span text:style-name="T47_16">,<text:s/></text:span><text:span text:style-name="T47_17">L</text:span><text:span text:style-name="T47_18">.<text:s/></text:span><text:span text:style-name="T47_19">J</text:span><text:span text:style-name="T47_20">.,<text:s/></text:span><text:span text:style-name="T47_21">Jucikas</text:span><text:span text:style-name="T47_22">,<text:s/></text:span><text:span text:style-name="T47_23">T</text:span><text:span text:style-name="T47_24">.,<text:s/>&amp;<text:s/></text:span><text:span text:style-name="T47_25">Schafer</text:span><text:span text:style-name="T47_26">,<text:s/></text:span><text:span text:style-name="T47_27">W</text:span><text:span text:style-name="T47_28">.<text:s/></text:span><text:span text:style-name="T47_29">R</text:span><text:span text:style-name="T47_30">.<text:s/>(2013).<text:s/></text:span><text:span text:style-name="T47_31">A</text:span><text:span text:style-name="T47_32"><text:s/></text:span><text:span text:style-name="T47_33">dictionary</text:span><text:span text:style-name="T47_34"><text:s/></text:span><text:span text:style-name="T47_35">of</text:span><text:span text:style-name="T47_36"><text:s/></text:span><text:span text:style-name="T47_37">behavioral</text:span><text:span text:style-name="T47_38"><text:s/></text:span><text:span text:style-name="T47_39">motifs</text:span><text:span text:style-name="T47_40"><text:s/></text:span><text:span text:style-name="T47_41">reveals</text:span><text:span text:style-name="T47_42"><text:s/></text:span><text:span text:style-name="T47_43">clusters</text:span><text:span text:style-name="T47_44"><text:s/></text:span><text:span text:style-name="T47_45">of</text:span><text:span text:style-name="T47_46"><text:s/></text:span><text:span text:style-name="T47_47">genes</text:span><text:span text:style-name="T47_48"><text:s/></text:span><text:span text:style-name="T47_49">affecting</text:span><text:span text:style-name="T47_50"><text:s/></text:span><text:span text:style-name="T47_51">Caenorhabditis</text:span><text:span text:style-name="T47_52"><text:s/></text:span><text:span text:style-name="T47_53">elegans</text:span><text:span text:style-name="T47_54"><text:s/></text:span><text:span text:style-name="T47_55">locomotion</text:span><text:span text:style-name="T47_56">.<text:s/></text:span><text:span text:style-name="T47_57">Proceedings</text:span><text:span text:style-name="T47_58"><text:s/></text:span><text:span text:style-name="T47_59">of</text:span><text:span text:style-name="T47_60"><text:s/></text:span><text:span text:style-name="T47_61">the</text:span><text:span text:style-name="T47_62"><text:s/></text:span><text:span text:style-name="T47_63">National</text:span><text:span text:style-name="T47_64"><text:s/></text:span><text:span text:style-name="T47_65">Academy</text:span><text:span text:style-name="T47_66"><text:s/></text:span><text:span text:style-name="T47_67">of</text:span><text:span text:style-name="T47_68"><text:s/></text:span><text:span text:style-name="T47_69">Sciences</text:span><text:span text:style-name="T47_70"><text:s/></text:span><text:span text:style-name="T47_71">of</text:span><text:span text:style-name="T47_72"><text:s/></text:span><text:span text:style-name="T47_73">the</text:span><text:span text:style-name="T47_74"><text:s/></text:span><text:span text:style-name="T47_75">United</text:span><text:span text:style-name="T47_76"><text:s/></text:span><text:span text:style-name="T47_77">States</text:span><text:span text:style-name="T47_78"><text:s/></text:span><text:span text:style-name="T47_79">of</text:span><text:span text:style-name="T47_80"><text:s/></text:span><text:span text:style-name="T47_81">America</text:span><text:span text:style-name="T47_82">,<text:s/></text:span><text:span text:style-name="T47_83">110</text:span><text:span text:style-name="T47_84">(2),<text:s/>791–6.<text:s/></text:span><text:span text:style-name="T47_85">doi</text:span><text:span text:style-name="T47_86">:10.1073/</text:span><text:span text:style-name="T47_87">pnas</text:span><text:span text:style-name="T47_88">.1211447110</text:span></text:p>
      <text:p text:style-name="P48"><text:span text:style-name="T48_1">Bryden</text:span><text:span text:style-name="T48_2">,<text:s/></text:span><text:span text:style-name="T48_3">J</text:span><text:span text:style-name="T48_4">.<text:s/>(2003).<text:s/></text:span><text:span text:style-name="T48_5">A</text:span><text:span text:style-name="T48_6"><text:s/></text:span><text:span text:style-name="T48_7">simulation</text:span><text:span text:style-name="T48_8"><text:s/></text:span><text:span text:style-name="T48_9">model</text:span><text:span text:style-name="T48_10"><text:s/></text:span><text:span text:style-name="T48_11">of</text:span><text:span text:style-name="T48_12"><text:s/></text:span><text:span text:style-name="T48_13">the</text:span><text:span text:style-name="T48_14"><text:s/></text:span><text:span text:style-name="T48_15">locomotion</text:span><text:span text:style-name="T48_16"><text:s/></text:span><text:span text:style-name="T48_17">controllers</text:span><text:span text:style-name="T48_18"><text:s/></text:span><text:span text:style-name="T48_19">for</text:span><text:span text:style-name="T48_20"><text:s/></text:span><text:span text:style-name="T48_21">the</text:span><text:span text:style-name="T48_22"><text:s/></text:span><text:span text:style-name="T48_23">nematode</text:span><text:span text:style-name="T48_24"><text:s/></text:span><text:span text:style-name="T48_25">Caenorhabditis</text:span><text:span text:style-name="T48_26"><text:s/></text:span><text:span text:style-name="T48_27">elegans</text:span><text:span text:style-name="T48_28">.<text:s/></text:span><text:span text:style-name="T48_29">Methods</text:span><text:span text:style-name="T48_30">.</text:span></text:p>
      <text:p text:style-name="P49"><text:span text:style-name="T49_1">Bryden</text:span><text:span text:style-name="T49_2">,<text:s/></text:span><text:span text:style-name="T49_3">J</text:span><text:span text:style-name="T49_4">.,<text:s/>&amp;<text:s/></text:span><text:span text:style-name="T49_5">Cohen</text:span><text:span text:style-name="T49_6">,<text:s/></text:span><text:span text:style-name="T49_7">N</text:span><text:span text:style-name="T49_8">.<text:s/>(2008).<text:s/></text:span><text:span text:style-name="T49_9">Neural</text:span><text:span text:style-name="T49_10"><text:s/></text:span><text:span text:style-name="T49_11">control</text:span><text:span text:style-name="T49_12"><text:s/></text:span><text:span text:style-name="T49_13">of</text:span><text:span text:style-name="T49_14"><text:s/></text:span><text:span text:style-name="T49_15">Caenorhabditis</text:span><text:span text:style-name="T49_16"><text:s/></text:span><text:span text:style-name="T49_17">elegans</text:span><text:span text:style-name="T49_18"><text:s/></text:span><text:span text:style-name="T49_19">forward</text:span><text:span text:style-name="T49_20"><text:s/></text:span><text:span text:style-name="T49_21">locomotion</text:span><text:span text:style-name="T49_22">:<text:s/></text:span><text:span text:style-name="T49_23">the</text:span><text:span text:style-name="T49_24"><text:s/></text:span><text:span text:style-name="T49_25">role</text:span><text:span text:style-name="T49_26"><text:s/></text:span><text:span text:style-name="T49_27">of</text:span><text:span text:style-name="T49_28"><text:s/></text:span><text:span text:style-name="T49_29">sensory</text:span><text:span text:style-name="T49_30"><text:s/></text:span><text:span text:style-name="T49_31">feedback</text:span><text:span text:style-name="T49_32">.<text:s/></text:span><text:span text:style-name="T49_33">Biological</text:span><text:span text:style-name="T49_34"><text:s/></text:span><text:span text:style-name="T49_35">Cybernetics</text:span><text:span text:style-name="T49_36">,<text:s/></text:span><text:span text:style-name="T49_37">98</text:span><text:span text:style-name="T49_38">(4),<text:s/>339–51.<text:s/></text:span><text:span text:style-name="T49_39">doi</text:span><text:span text:style-name="T49_40">:10.1007/</text:span><text:span text:style-name="T49_41">s</text:span><text:span text:style-name="T49_42">00422-008-0212-6</text:span></text:p>
      <text:p text:style-name="P50"><text:span text:style-name="T50_1">Buganim</text:span><text:span text:style-name="T50_2">,<text:s/></text:span><text:span text:style-name="T50_3">Y</text:span><text:span text:style-name="T50_4">.,<text:s/></text:span><text:span text:style-name="T50_5">Faddah</text:span><text:span text:style-name="T50_6">,<text:s/></text:span><text:span text:style-name="T50_7">D</text:span><text:span text:style-name="T50_8">.<text:s/></text:span><text:span text:style-name="T50_9">a</text:span><text:span text:style-name="T50_10">,<text:s/></text:span><text:span text:style-name="T50_11">Cheng</text:span><text:span text:style-name="T50_12">,<text:s/></text:span><text:span text:style-name="T50_13">A</text:span><text:span text:style-name="T50_14">.<text:s/></text:span><text:span text:style-name="T50_15">W</text:span><text:span text:style-name="T50_16">.,<text:s/></text:span><text:span text:style-name="T50_17">Itskovich</text:span><text:span text:style-name="T50_18">,<text:s/></text:span><text:span text:style-name="T50_19">E</text:span><text:span text:style-name="T50_20">.,<text:s/></text:span><text:span text:style-name="T50_21">Markoulaki</text:span><text:span text:style-name="T50_22">,<text:s/></text:span><text:span text:style-name="T50_23">S</text:span><text:span text:style-name="T50_24">.,<text:s/></text:span><text:span text:style-name="T50_25">Ganz</text:span><text:span text:style-name="T50_26">,<text:s/></text:span><text:span text:style-name="T50_27">K</text:span><text:span text:style-name="T50_28">.,<text:s/>…<text:s/></text:span><text:span text:style-name="T50_29">Jaenisch</text:span><text:span text:style-name="T50_30">,<text:s/></text:span><text:span text:style-name="T50_31">R</text:span><text:span text:style-name="T50_32">.<text:s/>(2012).<text:s/></text:span><text:span text:style-name="T50_33">Single</text:span><text:span text:style-name="T50_34">-</text:span><text:span text:style-name="T50_35">cell</text:span><text:span text:style-name="T50_36"><text:s/></text:span><text:span text:style-name="T50_37">expression</text:span><text:span text:style-name="T50_38"><text:s/></text:span><text:span text:style-name="T50_39">analyses</text:span><text:span text:style-name="T50_40"><text:s/></text:span><text:span text:style-name="T50_41">during</text:span><text:span text:style-name="T50_42"><text:s/></text:span><text:span text:style-name="T50_43">cellular</text:span><text:span text:style-name="T50_44"><text:s/></text:span><text:span text:style-name="T50_45">reprogramming</text:span><text:span text:style-name="T50_46"><text:s/></text:span><text:span text:style-name="T50_47">reveal</text:span><text:span text:style-name="T50_48"><text:s/></text:span><text:span text:style-name="T50_49">an</text:span><text:span text:style-name="T50_50"><text:s/></text:span><text:span text:style-name="T50_51">early</text:span><text:span text:style-name="T50_52"><text:s/></text:span><text:span text:style-name="T50_53">stochastic</text:span><text:span text:style-name="T50_54"><text:s/></text:span><text:span text:style-name="T50_55">and</text:span><text:span text:style-name="T50_56"><text:s/></text:span><text:span text:style-name="T50_57">a</text:span><text:span text:style-name="T50_58"><text:s/></text:span><text:span text:style-name="T50_59">late</text:span><text:span text:style-name="T50_60"><text:s/></text:span><text:span text:style-name="T50_61">hierarchic</text:span><text:span text:style-name="T50_62"><text:s/></text:span><text:span text:style-name="T50_63">phase</text:span><text:span text:style-name="T50_64">.<text:s/></text:span><text:span text:style-name="T50_65">Cell</text:span><text:span text:style-name="T50_66">,<text:s/></text:span><text:span text:style-name="T50_67">150</text:span><text:span text:style-name="T50_68">(6),<text:s/>1209–22.<text:s/></text:span><text:span text:style-name="T50_69">doi</text:span><text:span text:style-name="T50_70">:10.1016/</text:span><text:span text:style-name="T50_71">j</text:span><text:span text:style-name="T50_72">.</text:span><text:span text:style-name="T50_73">cell</text:span><text:span text:style-name="T50_74">.2012.08.023</text:span></text:p>
      <text:p text:style-name="P51"><text:span text:style-name="T51_1">Buibas</text:span><text:span text:style-name="T51_2">,<text:s/></text:span><text:span text:style-name="T51_3">M</text:span><text:span text:style-name="T51_4">.,<text:s/>&amp;<text:s/></text:span><text:span text:style-name="T51_5">Silva</text:span><text:span text:style-name="T51_6">,<text:s/></text:span><text:span text:style-name="T51_7">G</text:span><text:span text:style-name="T51_8">.<text:s/></text:span><text:span text:style-name="T51_9">A</text:span><text:span text:style-name="T51_10">.<text:s/>(2011).<text:s/></text:span><text:span text:style-name="T51_11">A</text:span><text:span text:style-name="T51_12"><text:s/></text:span><text:span text:style-name="T51_13">Framework</text:span><text:span text:style-name="T51_14"><text:s/></text:span><text:span text:style-name="T51_15">for</text:span><text:span text:style-name="T51_16"><text:s/></text:span><text:span text:style-name="T51_17">Simulating</text:span><text:span text:style-name="T51_18"><text:s/></text:span><text:span text:style-name="T51_19">and</text:span><text:span text:style-name="T51_20"><text:s/></text:span><text:span text:style-name="T51_21">Estimating</text:span><text:span text:style-name="T51_22"><text:s/></text:span><text:span text:style-name="T51_23">the</text:span><text:span text:style-name="T51_24"><text:s/></text:span><text:span text:style-name="T51_25">State</text:span><text:span text:style-name="T51_26"><text:s/></text:span><text:span text:style-name="T51_27">and</text:span><text:span text:style-name="T51_28"><text:s/></text:span><text:span text:style-name="T51_29">Functional</text:span><text:span text:style-name="T51_30"><text:s/></text:span><text:span text:style-name="T51_31">Topology</text:span><text:span text:style-name="T51_32"><text:s/></text:span><text:span text:style-name="T51_33">of</text:span><text:span text:style-name="T51_34"><text:s/></text:span><text:span text:style-name="T51_35">Complex</text:span><text:span text:style-name="T51_36"><text:s/></text:span><text:span text:style-name="T51_37">Dynamic</text:span><text:span text:style-name="T51_38"><text:s/></text:span><text:span text:style-name="T51_39">Geometric</text:span><text:span text:style-name="T51_40"><text:s/></text:span><text:span text:style-name="T51_41">Networks</text:span><text:span text:style-name="T51_42">.<text:s/></text:span><text:span text:style-name="T51_43">Neural</text:span><text:span text:style-name="T51_44"><text:s/></text:span><text:span text:style-name="T51_45">Computation</text:span><text:span text:style-name="T51_46">,<text:s/></text:span><text:span text:style-name="T51_47">214</text:span><text:span text:style-name="T51_48">,<text:s/>183–214.</text:span></text:p>
      <text:p text:style-name="P52"><text:span text:style-name="T52_1">Bumbarger</text:span><text:span text:style-name="T52_2">,<text:s/></text:span><text:span text:style-name="T52_3">D</text:span><text:span text:style-name="T52_4">.<text:s/></text:span><text:span text:style-name="T52_5">J</text:span><text:span text:style-name="T52_6">.,<text:s/></text:span><text:span text:style-name="T52_7">Riebesell</text:span><text:span text:style-name="T52_8">,<text:s/></text:span><text:span text:style-name="T52_9">M</text:span><text:span text:style-name="T52_10">.,<text:s/></text:span><text:span text:style-name="T52_11">Rödelsperger</text:span><text:span text:style-name="T52_12">,<text:s/></text:span><text:span text:style-name="T52_13">C</text:span><text:span text:style-name="T52_14">.,<text:s/>&amp;<text:s/></text:span><text:span text:style-name="T52_15">Sommer</text:span><text:span text:style-name="T52_16">,<text:s/></text:span><text:span text:style-name="T52_17">R</text:span><text:span text:style-name="T52_18">.<text:s/></text:span><text:span text:style-name="T52_19">J</text:span><text:span text:style-name="T52_20">.<text:s/>(2013).<text:s/></text:span><text:span text:style-name="T52_21">System</text:span><text:span text:style-name="T52_22">-</text:span><text:span text:style-name="T52_23">wide</text:span><text:span text:style-name="T52_24"><text:s/></text:span><text:span text:style-name="T52_25">Rewiring</text:span><text:span text:style-name="T52_26"><text:s/></text:span><text:span text:style-name="T52_27">Underlies</text:span><text:span text:style-name="T52_28"><text:s/></text:span><text:span text:style-name="T52_29">Behavioral</text:span><text:span text:style-name="T52_30"><text:s/></text:span><text:span text:style-name="T52_31">Differences</text:span><text:span text:style-name="T52_32"><text:s/></text:span><text:span text:style-name="T52_33">in</text:span><text:span text:style-name="T52_34"><text:s/></text:span><text:span text:style-name="T52_35">Predatory</text:span><text:span text:style-name="T52_36"><text:s/></text:span><text:span text:style-name="T52_37">and</text:span><text:span text:style-name="T52_38"><text:s/></text:span><text:span text:style-name="T52_39">Bacterial</text:span><text:span text:style-name="T52_40">-</text:span><text:span text:style-name="T52_41">Feeding</text:span><text:span text:style-name="T52_42"><text:s/></text:span><text:span text:style-name="T52_43">Nematodes</text:span><text:span text:style-name="T52_44">.<text:s/></text:span><text:span text:style-name="T52_45">Cell</text:span><text:span text:style-name="T52_46">,<text:s/></text:span><text:span text:style-name="T52_47">152</text:span><text:span text:style-name="T52_48">(1-2),<text:s/>109–119.<text:s/></text:span><text:span text:style-name="T52_49">doi</text:span><text:span text:style-name="T52_50">:10.1016/</text:span><text:span text:style-name="T52_51">j</text:span><text:span text:style-name="T52_52">.</text:span><text:span text:style-name="T52_53">cell</text:span><text:span text:style-name="T52_54">.2012.12.013</text:span></text:p>
      <text:p text:style-name="P53"><text:span text:style-name="T53_1">BUTLER</text:span><text:span text:style-name="T53_2">,<text:s/></text:span><text:span text:style-name="T53_3">T</text:span><text:span text:style-name="T53_4">.<text:s/>(2010).<text:s/></text:span><text:span text:style-name="T53_5">STOCHASTIC</text:span><text:span text:style-name="T53_6"><text:s/></text:span><text:span text:style-name="T53_7">MANY</text:span><text:span text:style-name="T53_8">-</text:span><text:span text:style-name="T53_9">BODY</text:span><text:span text:style-name="T53_10"><text:s/></text:span><text:span text:style-name="T53_11">PROBLEMS</text:span><text:span text:style-name="T53_12"><text:s/></text:span><text:span text:style-name="T53_13">IN</text:span><text:span text:style-name="T53_14"><text:s/></text:span><text:span text:style-name="T53_15">ECOLOGY</text:span><text:span text:style-name="T53_16">,<text:s/></text:span><text:span text:style-name="T53_17">EVOLUTION</text:span><text:span text:style-name="T53_18">,<text:s/></text:span><text:span text:style-name="T53_19">NEUROSCIENCE</text:span><text:span text:style-name="T53_20">,<text:s/></text:span><text:span text:style-name="T53_21">AND</text:span><text:span text:style-name="T53_22"><text:s/></text:span><text:span text:style-name="T53_23">SYSTEMS</text:span><text:span text:style-name="T53_24"><text:s/></text:span><text:span text:style-name="T53_25">BIOLOGY</text:span><text:span text:style-name="T53_26">.<text:s/></text:span><text:span text:style-name="T53_27">Guava</text:span><text:span text:style-name="T53_28">.</text:span><text:span text:style-name="T53_29">physics</text:span><text:span text:style-name="T53_30">.</text:span><text:span text:style-name="T53_31">uiuc</text:span><text:span text:style-name="T53_32">.</text:span><text:span text:style-name="T53_33">edu</text:span><text:span text:style-name="T53_34">.<text:s/></text:span><text:span text:style-name="T53_35">Retrieved</text:span><text:span text:style-name="T53_36"><text:s/></text:span><text:span text:style-name="T53_37">from</text:span><text:span text:style-name="T53_38"><text:s/></text:span><text:span text:style-name="T53_39">http</text:span><text:span text:style-name="T53_40">://</text:span><text:span text:style-name="T53_41">guava</text:span><text:span text:style-name="T53_42">.</text:span><text:span text:style-name="T53_43">physics</text:span><text:span text:style-name="T53_44">.</text:span><text:span text:style-name="T53_45">uiuc</text:span><text:span text:style-name="T53_46">.</text:span><text:span text:style-name="T53_47">edu</text:span><text:span text:style-name="T53_48">/</text:span><text:span text:style-name="T53_49">people</text:span><text:span text:style-name="T53_50">/</text:span><text:span text:style-name="T53_51">Theses</text:span><text:span text:style-name="T53_52">/</text:span><text:span text:style-name="T53_53">Butler</text:span><text:span text:style-name="T53_54">_</text:span><text:span text:style-name="T53_55">PhD</text:span><text:span text:style-name="T53_56">_</text:span><text:span text:style-name="T53_57">thesis</text:span><text:span text:style-name="T53_58">.</text:span><text:span text:style-name="T53_59">pdf</text:span></text:p>
      <text:p text:style-name="P54"><text:span text:style-name="T54_1">Cabreiro</text:span><text:span text:style-name="T54_2">,<text:s/></text:span><text:span text:style-name="T54_3">F</text:span><text:span text:style-name="T54_4">.,<text:s/>&amp;<text:s/></text:span><text:span text:style-name="T54_5">Gems</text:span><text:span text:style-name="T54_6">,<text:s/></text:span><text:span text:style-name="T54_7">D</text:span><text:span text:style-name="T54_8">.<text:s/>(2013).<text:s/></text:span><text:span text:style-name="T54_9">Worms</text:span><text:span text:style-name="T54_10"><text:s/></text:span><text:span text:style-name="T54_11">need</text:span><text:span text:style-name="T54_12"><text:s/></text:span><text:span text:style-name="T54_13">microbes</text:span><text:span text:style-name="T54_14"><text:s/></text:span><text:span text:style-name="T54_15">too</text:span><text:span text:style-name="T54_16">:<text:s/></text:span><text:span text:style-name="T54_17">microbiota</text:span><text:span text:style-name="T54_18">,<text:s/></text:span><text:span text:style-name="T54_19">health</text:span><text:span text:style-name="T54_20"><text:s/></text:span><text:span text:style-name="T54_21">and</text:span><text:span text:style-name="T54_22"><text:s/></text:span><text:span text:style-name="T54_23">aging</text:span><text:span text:style-name="T54_24"><text:s/></text:span><text:span text:style-name="T54_25">in</text:span><text:span text:style-name="T54_26"><text:s/></text:span><text:span text:style-name="T54_27">Caenorhabditis</text:span><text:span text:style-name="T54_28"><text:s/></text:span><text:span text:style-name="T54_29">elegans</text:span><text:span text:style-name="T54_30">.<text:s/></text:span><text:span text:style-name="T54_31">EMBO</text:span><text:span text:style-name="T54_32"><text:s/></text:span><text:span text:style-name="T54_33">Molecular</text:span><text:span text:style-name="T54_34"><text:s/></text:span><text:span text:style-name="T54_35">Medicine</text:span><text:span text:style-name="T54_36">,<text:s/>1–11.<text:s/></text:span><text:span text:style-name="T54_37">doi</text:span><text:span text:style-name="T54_38">:10.1002/</text:span><text:span text:style-name="T54_39">emmm</text:span><text:span text:style-name="T54_40">.201100972</text:span></text:p>
      <text:p text:style-name="P55"><text:span text:style-name="T55_1">Calabrese</text:span><text:span text:style-name="T55_2">,<text:s/></text:span><text:span text:style-name="T55_3">R</text:span><text:span text:style-name="T55_4">.<text:s/></text:span><text:span text:style-name="T55_5">L</text:span><text:span text:style-name="T55_6">.,<text:s/></text:span><text:span text:style-name="T55_7">Norris</text:span><text:span text:style-name="T55_8">,<text:s/></text:span><text:span text:style-name="T55_9">B</text:span><text:span text:style-name="T55_10">.<text:s/></text:span><text:span text:style-name="T55_11">J</text:span><text:span text:style-name="T55_12">.,<text:s/></text:span><text:span text:style-name="T55_13">Wenning</text:span><text:span text:style-name="T55_14">,<text:s/></text:span><text:span text:style-name="T55_15">A</text:span><text:span text:style-name="T55_16">.,<text:s/>&amp;<text:s/></text:span><text:span text:style-name="T55_17">Wright</text:span><text:span text:style-name="T55_18">,<text:s/></text:span><text:span text:style-name="T55_19">T</text:span><text:span text:style-name="T55_20">.<text:s/></text:span><text:span text:style-name="T55_21">M</text:span><text:span text:style-name="T55_22">.<text:s/>(2011).<text:s/></text:span><text:span text:style-name="T55_23">Coping</text:span><text:span text:style-name="T55_24"><text:s/></text:span><text:span text:style-name="T55_25">with</text:span><text:span text:style-name="T55_26"><text:s/></text:span><text:span text:style-name="T55_27">Variability</text:span><text:span text:style-name="T55_28"><text:s/></text:span><text:span text:style-name="T55_29">in</text:span><text:span text:style-name="T55_30"><text:s/></text:span><text:span text:style-name="T55_31">Small</text:span><text:span text:style-name="T55_32"><text:s/></text:span><text:span text:style-name="T55_33">Neuronal</text:span><text:span text:style-name="T55_34"><text:s/></text:span><text:span text:style-name="T55_35">Networks</text:span><text:span text:style-name="T55_36">.<text:s/></text:span><text:span text:style-name="T55_37">Integrative</text:span><text:span text:style-name="T55_38"><text:s/></text:span><text:span text:style-name="T55_39">and</text:span><text:span text:style-name="T55_40"><text:s/></text:span><text:span text:style-name="T55_41">Comparative</text:span><text:span text:style-name="T55_42"><text:s/></text:span><text:span text:style-name="T55_43">Biology</text:span><text:span text:style-name="T55_44">,<text:s/>1–11.<text:s/></text:span><text:span text:style-name="T55_45">doi</text:span><text:span text:style-name="T55_46">:10.1093/</text:span><text:span text:style-name="T55_47">icb</text:span><text:span text:style-name="T55_48">/</text:span><text:span text:style-name="T55_49">icr</text:span><text:span text:style-name="T55_50">074</text:span></text:p>
      <text:p text:style-name="P56"><text:span text:style-name="T56_1">Camacho</text:span><text:span text:style-name="T56_2">,<text:s/></text:span><text:span text:style-name="T56_3">D</text:span><text:span text:style-name="T56_4">.<text:s/>(2007).<text:s/></text:span><text:span text:style-name="T56_5">In</text:span><text:span text:style-name="T56_6"><text:s/></text:span><text:span text:style-name="T56_7">silico</text:span><text:span text:style-name="T56_8"><text:s/></text:span><text:span text:style-name="T56_9">cell</text:span><text:span text:style-name="T56_10"><text:s/></text:span><text:span text:style-name="T56_11">biology</text:span><text:span text:style-name="T56_12"><text:s/></text:span><text:span text:style-name="T56_13">and</text:span><text:span text:style-name="T56_14"><text:s/></text:span><text:span text:style-name="T56_15">biochemistry</text:span><text:span text:style-name="T56_16">:<text:s/></text:span><text:span text:style-name="T56_17">a</text:span><text:span text:style-name="T56_18"><text:s/></text:span><text:span text:style-name="T56_19">systems</text:span><text:span text:style-name="T56_20"><text:s/></text:span><text:span text:style-name="T56_21">biology</text:span><text:span text:style-name="T56_22"><text:s/></text:span><text:span text:style-name="T56_23">approach</text:span><text:span text:style-name="T56_24">.<text:s/></text:span><text:span text:style-name="T56_25">Retrieved</text:span><text:span text:style-name="T56_26"><text:s/></text:span><text:span text:style-name="T56_27">from</text:span><text:span text:style-name="T56_28"><text:s/></text:span><text:span text:style-name="T56_29">http</text:span><text:span text:style-name="T56_30">://</text:span><text:span text:style-name="T56_31">scholar</text:span><text:span text:style-name="T56_32">.</text:span><text:span text:style-name="T56_33">lib</text:span><text:span text:style-name="T56_34">.</text:span><text:span text:style-name="T56_35">vt</text:span><text:span text:style-name="T56_36">.</text:span><text:span text:style-name="T56_37">edu</text:span><text:span text:style-name="T56_38">/</text:span><text:span text:style-name="T56_39">theses</text:span><text:span text:style-name="T56_40">/</text:span><text:span text:style-name="T56_41">available</text:span><text:span text:style-name="T56_42">/</text:span><text:span text:style-name="T56_43">etd</text:span><text:span text:style-name="T56_44">-06062007-093054/</text:span></text:p>
      <text:p text:style-name="P57"><text:span text:style-name="T57_1">Cannon</text:span><text:span text:style-name="T57_2">,<text:s/></text:span><text:span text:style-name="T57_3">R</text:span><text:span text:style-name="T57_4">.<text:s/></text:span><text:span text:style-name="T57_5">C</text:span><text:span text:style-name="T57_6">.,<text:s/></text:span><text:span text:style-name="T57_7">O</text:span><text:span text:style-name="T57_8">’</text:span><text:span text:style-name="T57_9">Donnell</text:span><text:span text:style-name="T57_10">,<text:s/></text:span><text:span text:style-name="T57_11">C</text:span><text:span text:style-name="T57_12">.,<text:s/>&amp;<text:s/></text:span><text:span text:style-name="T57_13">Nolan</text:span><text:span text:style-name="T57_14">,<text:s/></text:span><text:span text:style-name="T57_15">M</text:span><text:span text:style-name="T57_16">.<text:s/></text:span><text:span text:style-name="T57_17">F</text:span><text:span text:style-name="T57_18">.<text:s/>(2010).<text:s/></text:span><text:span text:style-name="T57_19">Stochastic</text:span><text:span text:style-name="T57_20"><text:s/></text:span><text:span text:style-name="T57_21">ion</text:span><text:span text:style-name="T57_22"><text:s/></text:span><text:span text:style-name="T57_23">channel</text:span><text:span text:style-name="T57_24"><text:s/></text:span><text:span text:style-name="T57_25">gating</text:span><text:span text:style-name="T57_26"><text:s/></text:span><text:span text:style-name="T57_27">in</text:span><text:span text:style-name="T57_28"><text:s/></text:span><text:span text:style-name="T57_29">dendritic</text:span><text:span text:style-name="T57_30"><text:s/></text:span><text:span text:style-name="T57_31">neurons</text:span><text:span text:style-name="T57_32">:<text:s/></text:span><text:span text:style-name="T57_33">morphology</text:span><text:span text:style-name="T57_34"><text:s/></text:span><text:span text:style-name="T57_35">dependence</text:span><text:span text:style-name="T57_36"><text:s/></text:span><text:span text:style-name="T57_37">and</text:span><text:span text:style-name="T57_38"><text:s/></text:span><text:span text:style-name="T57_39">probabilistic</text:span><text:span text:style-name="T57_40"><text:s/></text:span><text:span text:style-name="T57_41">synaptic</text:span><text:span text:style-name="T57_42"><text:s/></text:span><text:span text:style-name="T57_43">activation</text:span><text:span text:style-name="T57_44"><text:s/></text:span><text:span text:style-name="T57_45">of</text:span><text:span text:style-name="T57_46"><text:s/></text:span><text:span text:style-name="T57_47">dendritic</text:span><text:span text:style-name="T57_48"><text:s/></text:span><text:span text:style-name="T57_49">spikes</text:span><text:span text:style-name="T57_50">.<text:s/></text:span><text:span text:style-name="T57_51">PLoS</text:span><text:span text:style-name="T57_52"><text:s/></text:span><text:span text:style-name="T57_53">Computational</text:span><text:span text:style-name="T57_54"><text:s/></text:span><text:span text:style-name="T57_55">Biology</text:span><text:span text:style-name="T57_56">,<text:s/></text:span><text:span text:style-name="T57_57">6</text:span><text:span text:style-name="T57_58">(8).<text:s/></text:span><text:span text:style-name="T57_59">doi</text:span><text:span text:style-name="T57_60">:10.1371/</text:span><text:span text:style-name="T57_61">journal</text:span><text:span text:style-name="T57_62">.</text:span><text:span text:style-name="T57_63">pcbi</text:span><text:span text:style-name="T57_64">.1000886</text:span></text:p>
      <text:p text:style-name="P58"><text:span text:style-name="T58_1">Carrera</text:span><text:span text:style-name="T58_2">,<text:s/></text:span><text:span text:style-name="T58_3">J</text:span><text:span text:style-name="T58_4">.,<text:s/>&amp;<text:s/></text:span><text:span text:style-name="T58_5">Jaramillo</text:span><text:span text:style-name="T58_6">,<text:s/></text:span><text:span text:style-name="T58_7">A</text:span><text:span text:style-name="T58_8">.<text:s/>(2013).<text:s/></text:span><text:span text:style-name="T58_9">Automated</text:span><text:span text:style-name="T58_10"><text:s/></text:span><text:span text:style-name="T58_11">design</text:span><text:span text:style-name="T58_12"><text:s/></text:span><text:span text:style-name="T58_13">of</text:span><text:span text:style-name="T58_14"><text:s/></text:span><text:span text:style-name="T58_15">bacterial</text:span><text:span text:style-name="T58_16"><text:s/></text:span><text:span text:style-name="T58_17">genome</text:span><text:span text:style-name="T58_18"><text:s/></text:span><text:span text:style-name="T58_19">sequences</text:span><text:span text:style-name="T58_20">.<text:s/></text:span><text:span text:style-name="T58_21">BMC</text:span><text:span text:style-name="T58_22"><text:s/></text:span><text:span text:style-name="T58_23">Systems</text:span><text:span text:style-name="T58_24"><text:s/></text:span><text:span text:style-name="T58_25">Biology</text:span><text:span text:style-name="T58_26">,<text:s/></text:span><text:span text:style-name="T58_27">7</text:span><text:span text:style-name="T58_28">(1),<text:s/>108.<text:s/></text:span><text:span text:style-name="T58_29">doi</text:span><text:span text:style-name="T58_30">:10.1186/1752-0509-7-108</text:span></text:p>
      <text:p text:style-name="P59"><text:span text:style-name="T59_1">Carrillo</text:span><text:span text:style-name="T59_2">,<text:s/></text:span><text:span text:style-name="T59_3">M</text:span><text:span text:style-name="T59_4">.<text:s/></text:span><text:span text:style-name="T59_5">a</text:span><text:span text:style-name="T59_6">.,<text:s/></text:span><text:span text:style-name="T59_7">Guillermin</text:span><text:span text:style-name="T59_8">,<text:s/></text:span><text:span text:style-name="T59_9">M</text:span><text:span text:style-name="T59_10">.<text:s/></text:span><text:span text:style-name="T59_11">L</text:span><text:span text:style-name="T59_12">.,<text:s/></text:span><text:span text:style-name="T59_13">Rengarajan</text:span><text:span text:style-name="T59_14">,<text:s/></text:span><text:span text:style-name="T59_15">S</text:span><text:span text:style-name="T59_16">.,<text:s/></text:span><text:span text:style-name="T59_17">Okubo</text:span><text:span text:style-name="T59_18">,<text:s/></text:span><text:span text:style-name="T59_19">R</text:span><text:span text:style-name="T59_20">.<text:s/></text:span><text:span text:style-name="T59_21">P</text:span><text:span text:style-name="T59_22">.,<text:s/>&amp;<text:s/></text:span><text:span text:style-name="T59_23">Hallem</text:span><text:span text:style-name="T59_24">,<text:s/></text:span><text:span text:style-name="T59_25">E</text:span><text:span text:style-name="T59_26">.<text:s/></text:span><text:span text:style-name="T59_27">a</text:span><text:span text:style-name="T59_28">.<text:s/>(2013).<text:s/></text:span><text:span text:style-name="T59_29">O</text:span><text:span text:style-name="T59_30">2-</text:span><text:span text:style-name="T59_31">Sensing</text:span><text:span text:style-name="T59_32"><text:s/></text:span><text:span text:style-name="T59_33">Neurons</text:span><text:span text:style-name="T59_34"><text:s/></text:span><text:span text:style-name="T59_35">Control</text:span><text:span text:style-name="T59_36"><text:s/></text:span><text:span text:style-name="T59_37">CO</text:span><text:span text:style-name="T59_38">2<text:s/></text:span><text:span text:style-name="T59_39">Response</text:span><text:span text:style-name="T59_40"><text:s/></text:span><text:span text:style-name="T59_41">in</text:span><text:span text:style-name="T59_42"><text:s/></text:span><text:span text:style-name="T59_43">C</text:span><text:span text:style-name="T59_44">.<text:s/></text:span><text:span text:style-name="T59_45">elegans</text:span><text:span text:style-name="T59_46">.<text:s/></text:span><text:span text:style-name="T59_47">Journal</text:span><text:span text:style-name="T59_48"><text:s/></text:span><text:span text:style-name="T59_49">of</text:span><text:span text:style-name="T59_50"><text:s/></text:span><text:span text:style-name="T59_51">Neuroscience</text:span><text:span text:style-name="T59_52">,<text:s/></text:span><text:span text:style-name="T59_53">33</text:span><text:span text:style-name="T59_54">(23),<text:s/>9675–9683.<text:s/></text:span><text:span text:style-name="T59_55">doi</text:span><text:span text:style-name="T59_56">:10.1523/</text:span><text:span text:style-name="T59_57">JNEUROSCI</text:span><text:span text:style-name="T59_58">.4541-12.2013</text:span></text:p>
      <text:p text:style-name="P60"><text:span text:style-name="T60_1">Chalasani</text:span><text:span text:style-name="T60_2">,<text:s/></text:span><text:span text:style-name="T60_3">S</text:span><text:span text:style-name="T60_4">.<text:s/></text:span><text:span text:style-name="T60_5">H</text:span><text:span text:style-name="T60_6">.,<text:s/></text:span><text:span text:style-name="T60_7">Chronis</text:span><text:span text:style-name="T60_8">,<text:s/></text:span><text:span text:style-name="T60_9">N</text:span><text:span text:style-name="T60_10">.,<text:s/></text:span><text:span text:style-name="T60_11">Tsunozaki</text:span><text:span text:style-name="T60_12">,<text:s/></text:span><text:span text:style-name="T60_13">M</text:span><text:span text:style-name="T60_14">.,<text:s/></text:span><text:span text:style-name="T60_15">Gray</text:span><text:span text:style-name="T60_16">,<text:s/></text:span><text:span text:style-name="T60_17">J</text:span><text:span text:style-name="T60_18">.<text:s/></text:span><text:span text:style-name="T60_19">M</text:span><text:span text:style-name="T60_20">.,<text:s/></text:span><text:span text:style-name="T60_21">Ramot</text:span><text:span text:style-name="T60_22">,<text:s/></text:span><text:span text:style-name="T60_23">D</text:span><text:span text:style-name="T60_24">.,<text:s/></text:span><text:span text:style-name="T60_25">Goodman</text:span><text:span text:style-name="T60_26">,<text:s/></text:span><text:span text:style-name="T60_27">M</text:span><text:span text:style-name="T60_28">.<text:s/></text:span><text:span text:style-name="T60_29">B</text:span><text:span text:style-name="T60_30">.,<text:s/>&amp;<text:s/></text:span><text:span text:style-name="T60_31">Bargmann</text:span><text:span text:style-name="T60_32">,<text:s/></text:span><text:span text:style-name="T60_33">C</text:span><text:span text:style-name="T60_34">.<text:s/></text:span><text:span text:style-name="T60_35">I</text:span><text:span text:style-name="T60_36">.<text:s/>(2007).<text:s/></text:span><text:span text:style-name="T60_37">Dissecting</text:span><text:span text:style-name="T60_38"><text:s/></text:span><text:span text:style-name="T60_39">a</text:span><text:span text:style-name="T60_40"><text:s/></text:span><text:span text:style-name="T60_41">circuit</text:span><text:span text:style-name="T60_42"><text:s/></text:span><text:span text:style-name="T60_43">for</text:span><text:span text:style-name="T60_44"><text:s/></text:span><text:span text:style-name="T60_45">olfactory</text:span><text:span text:style-name="T60_46"><text:s/></text:span><text:span text:style-name="T60_47">behaviour</text:span><text:span text:style-name="T60_48"><text:s/></text:span><text:span text:style-name="T60_49">in</text:span><text:span text:style-name="T60_50"><text:s/></text:span><text:span text:style-name="T60_51">Caenorhabditis</text:span><text:span text:style-name="T60_52"><text:s/></text:span><text:span text:style-name="T60_53">elegans</text:span><text:span text:style-name="T60_54">.<text:s/></text:span><text:span text:style-name="T60_55">Nature</text:span><text:span text:style-name="T60_56">,<text:s/></text:span><text:span text:style-name="T60_57">450</text:span><text:span text:style-name="T60_58">(7166),<text:s/>63–70.<text:s/></text:span><text:span text:style-name="T60_59">doi</text:span><text:span text:style-name="T60_60">:10.1038/</text:span><text:span text:style-name="T60_61">nature</text:span><text:span text:style-name="T60_62">06292</text:span></text:p>
      <text:p text:style-name="P61"><text:span text:style-name="T61_1">Chalfie</text:span><text:span text:style-name="T61_2">,<text:s/></text:span><text:span text:style-name="T61_3">M</text:span><text:span text:style-name="T61_4">.,<text:s/></text:span><text:span text:style-name="T61_5">Sulston</text:span><text:span text:style-name="T61_6">,<text:s/></text:span><text:span text:style-name="T61_7">J</text:span><text:span text:style-name="T61_8">.<text:s/></text:span><text:span text:style-name="T61_9">E</text:span><text:span text:style-name="T61_10">.,<text:s/></text:span><text:span text:style-name="T61_11">White</text:span><text:span text:style-name="T61_12">,<text:s/></text:span><text:span text:style-name="T61_13">J</text:span><text:span text:style-name="T61_14">.<text:s/></text:span><text:span text:style-name="T61_15">G</text:span><text:span text:style-name="T61_16">.,<text:s/></text:span><text:span text:style-name="T61_17">Southgate</text:span><text:span text:style-name="T61_18">,<text:s/></text:span><text:span text:style-name="T61_19">E</text:span><text:span text:style-name="T61_20">.,<text:s/></text:span><text:span text:style-name="T61_21">Thomson</text:span><text:span text:style-name="T61_22">,<text:s/></text:span><text:span text:style-name="T61_23">J</text:span><text:span text:style-name="T61_24">.<text:s/></text:span><text:span text:style-name="T61_25">N</text:span><text:span text:style-name="T61_26">.,<text:s/>&amp;<text:s/></text:span><text:span text:style-name="T61_27">Brenner</text:span><text:span text:style-name="T61_28">,<text:s/></text:span><text:span text:style-name="T61_29">S</text:span><text:span text:style-name="T61_30">.<text:s/>(1985).<text:s/></text:span><text:span text:style-name="T61_31">The</text:span><text:span text:style-name="T61_32"><text:s/></text:span><text:span text:style-name="T61_33">neural</text:span><text:span text:style-name="T61_34"><text:s/></text:span><text:span text:style-name="T61_35">circuit</text:span><text:span text:style-name="T61_36"><text:s/></text:span><text:span text:style-name="T61_37">for</text:span><text:span text:style-name="T61_38"><text:s/></text:span><text:span text:style-name="T61_39">touch</text:span><text:span text:style-name="T61_40"><text:s/></text:span><text:span text:style-name="T61_41">sensitivity</text:span><text:span text:style-name="T61_42"><text:s/></text:span><text:span text:style-name="T61_43">in</text:span><text:span text:style-name="T61_44"><text:s/></text:span><text:span text:style-name="T61_45">Caenorhabditis</text:span><text:span text:style-name="T61_46"><text:s/></text:span><text:span text:style-name="T61_47">elegans</text:span><text:span text:style-name="T61_48">.<text:s/></text:span><text:span text:style-name="T61_49">The</text:span><text:span text:style-name="T61_50"><text:s/></text:span><text:span text:style-name="T61_51">Journal</text:span><text:span text:style-name="T61_52"><text:s/></text:span><text:span text:style-name="T61_53">of</text:span><text:span text:style-name="T61_54"><text:s/></text:span><text:span text:style-name="T61_55">Neuroscience</text:span><text:span text:style-name="T61_56"> :<text:s/></text:span><text:span text:style-name="T61_57">The</text:span><text:span text:style-name="T61_58"><text:s/></text:span><text:span text:style-name="T61_59">Official</text:span><text:span text:style-name="T61_60"><text:s/></text:span><text:span text:style-name="T61_61">Journal</text:span><text:span text:style-name="T61_62"><text:s/></text:span><text:span text:style-name="T61_63">of</text:span><text:span text:style-name="T61_64"><text:s/></text:span><text:span text:style-name="T61_65">the</text:span><text:span text:style-name="T61_66"><text:s/></text:span><text:span text:style-name="T61_67">Society</text:span><text:span text:style-name="T61_68"><text:s/></text:span><text:span text:style-name="T61_69">for</text:span><text:span text:style-name="T61_70"><text:s/></text:span><text:span text:style-name="T61_71">Neuroscience</text:span><text:span text:style-name="T61_72">,<text:s/></text:span><text:span text:style-name="T61_73">5</text:span><text:span text:style-name="T61_74">(4),<text:s/>956–64.<text:s/></text:span><text:span text:style-name="T61_75">Retrieved</text:span><text:span text:style-name="T61_76"><text:s/></text:span><text:span text:style-name="T61_77">from</text:span><text:span text:style-name="T61_78"><text:s/></text:span><text:span text:style-name="T61_79">http</text:span><text:span text:style-name="T61_80">://</text:span><text:span text:style-name="T61_81">www</text:span><text:span text:style-name="T61_82">.</text:span><text:span text:style-name="T61_83">ncbi</text:span><text:span text:style-name="T61_84">.</text:span><text:span text:style-name="T61_85">nlm</text:span><text:span text:style-name="T61_86">.</text:span><text:span text:style-name="T61_87">nih</text:span><text:span text:style-name="T61_88">.</text:span><text:span text:style-name="T61_89">gov</text:span><text:span text:style-name="T61_90">/</text:span><text:span text:style-name="T61_91">pubmed</text:span><text:span text:style-name="T61_92">/3981252</text:span></text:p>
      <text:p text:style-name="P62"><text:span text:style-name="T62_1">Chatterjee</text:span><text:span text:style-name="T62_2">,<text:s/></text:span><text:span text:style-name="T62_3">N</text:span><text:span text:style-name="T62_4">.,<text:s/>&amp;<text:s/></text:span><text:span text:style-name="T62_5">Sinha</text:span><text:span text:style-name="T62_6">,<text:s/></text:span><text:span text:style-name="T62_7">S</text:span><text:span text:style-name="T62_8">.<text:s/>(2008).<text:s/></text:span><text:span text:style-name="T62_9">Understanding</text:span><text:span text:style-name="T62_10"><text:s/></text:span><text:span text:style-name="T62_11">the</text:span><text:span text:style-name="T62_12"><text:s/></text:span><text:span text:style-name="T62_13">mind</text:span><text:span text:style-name="T62_14"><text:s/></text:span><text:span text:style-name="T62_15">of</text:span><text:span text:style-name="T62_16"><text:s/></text:span><text:span text:style-name="T62_17">a</text:span><text:span text:style-name="T62_18"><text:s/></text:span><text:span text:style-name="T62_19">worm</text:span><text:span text:style-name="T62_20">:<text:s/></text:span><text:span text:style-name="T62_21">hierarchical</text:span><text:span text:style-name="T62_22"><text:s/></text:span><text:span text:style-name="T62_23">network</text:span><text:span text:style-name="T62_24"><text:s/></text:span><text:span text:style-name="T62_25">structure</text:span><text:span text:style-name="T62_26"><text:s/></text:span><text:span text:style-name="T62_27">underlying</text:span><text:span text:style-name="T62_28"><text:s/></text:span><text:span text:style-name="T62_29">nervous</text:span><text:span text:style-name="T62_30"><text:s/></text:span><text:span text:style-name="T62_31">system</text:span><text:span text:style-name="T62_32"><text:s/></text:span><text:span text:style-name="T62_33">function</text:span><text:span text:style-name="T62_34"><text:s/></text:span><text:span text:style-name="T62_35">in</text:span><text:span text:style-name="T62_36"><text:s/></text:span><text:span text:style-name="T62_37">C</text:span><text:span text:style-name="T62_38">.<text:s/></text:span><text:span text:style-name="T62_39">elegans</text:span><text:span text:style-name="T62_40">.<text:s/></text:span><text:span text:style-name="T62_41">Progress</text:span><text:span text:style-name="T62_42"><text:s/></text:span><text:span text:style-name="T62_43">in</text:span><text:span text:style-name="T62_44"><text:s/></text:span><text:span text:style-name="T62_45">Brain</text:span><text:span text:style-name="T62_46"><text:s/></text:span><text:span text:style-name="T62_47">Research</text:span><text:span text:style-name="T62_48">,<text:s/></text:span><text:span text:style-name="T62_49">168</text:span><text:span text:style-name="T62_50">(07),<text:s/>145–53.<text:s/></text:span><text:span text:style-name="T62_51">doi</text:span><text:span text:style-name="T62_52">:10.1016/</text:span><text:span text:style-name="T62_53">S</text:span><text:span text:style-name="T62_54">0079-6123(07)68012-1</text:span></text:p>
      <text:p text:style-name="P63"><text:span text:style-name="T63_1">Chen</text:span><text:span text:style-name="T63_2">,<text:s/></text:span><text:span text:style-name="T63_3">B</text:span><text:span text:style-name="T63_4">.<text:s/></text:span><text:span text:style-name="T63_5">L</text:span><text:span text:style-name="T63_6">.,<text:s/></text:span><text:span text:style-name="T63_7">Hall</text:span><text:span text:style-name="T63_8">,<text:s/></text:span><text:span text:style-name="T63_9">D</text:span><text:span text:style-name="T63_10">.<text:s/></text:span><text:span text:style-name="T63_11">H</text:span><text:span text:style-name="T63_12">.,<text:s/>&amp;<text:s/></text:span><text:span text:style-name="T63_13">Chklovskii</text:span><text:span text:style-name="T63_14">,<text:s/></text:span><text:span text:style-name="T63_15">D</text:span><text:span text:style-name="T63_16">.<text:s/></text:span><text:span text:style-name="T63_17">B</text:span><text:span text:style-name="T63_18">.<text:s/>(2006).<text:s/></text:span><text:span text:style-name="T63_19">Wiring</text:span><text:span text:style-name="T63_20"><text:s/></text:span><text:span text:style-name="T63_21">optimization</text:span><text:span text:style-name="T63_22"><text:s/></text:span><text:span text:style-name="T63_23">can</text:span><text:span text:style-name="T63_24"><text:s/></text:span><text:span text:style-name="T63_25">relate</text:span><text:span text:style-name="T63_26"><text:s/></text:span><text:span text:style-name="T63_27">neuronal</text:span><text:span text:style-name="T63_28"><text:s/></text:span><text:span text:style-name="T63_29">structure</text:span><text:span text:style-name="T63_30"><text:s/></text:span><text:span text:style-name="T63_31">and</text:span><text:span text:style-name="T63_32"><text:s/></text:span><text:span text:style-name="T63_33">function</text:span><text:span text:style-name="T63_34">.<text:s/></text:span><text:span text:style-name="T63_35">Proceedings</text:span><text:span text:style-name="T63_36"><text:s/></text:span><text:span text:style-name="T63_37">of</text:span><text:span text:style-name="T63_38"><text:s/></text:span><text:span text:style-name="T63_39">the</text:span><text:span text:style-name="T63_40"><text:s/></text:span><text:span text:style-name="T63_41">National</text:span><text:span text:style-name="T63_42"><text:s/></text:span><text:span text:style-name="T63_43">Academy</text:span><text:span text:style-name="T63_44"><text:s/></text:span><text:span text:style-name="T63_45">of</text:span><text:span text:style-name="T63_46"><text:s/></text:span><text:span text:style-name="T63_47">Sciences</text:span><text:span text:style-name="T63_48"><text:s/></text:span><text:span text:style-name="T63_49">of</text:span><text:span text:style-name="T63_50"><text:s/></text:span><text:span text:style-name="T63_51">the</text:span><text:span text:style-name="T63_52"><text:s/></text:span><text:span text:style-name="T63_53">United</text:span><text:span text:style-name="T63_54"><text:s/></text:span><text:span text:style-name="T63_55">States</text:span><text:span text:style-name="T63_56"><text:s/></text:span><text:span text:style-name="T63_57">of</text:span><text:span text:style-name="T63_58"><text:s/></text:span><text:span text:style-name="T63_59">America</text:span><text:span text:style-name="T63_60">,<text:s/></text:span><text:span text:style-name="T63_61">103</text:span><text:span text:style-name="T63_62">(12),<text:s/>4723–8.<text:s/></text:span><text:span text:style-name="T63_63">doi</text:span><text:span text:style-name="T63_64">:10.1073/</text:span><text:span text:style-name="T63_65">pnas</text:span><text:span text:style-name="T63_66">.0506806103</text:span></text:p>
      <text:p text:style-name="P64"><text:span text:style-name="T64_1">Chen</text:span><text:span text:style-name="T64_2">,<text:s/></text:span><text:span text:style-name="T64_3">B</text:span><text:span text:style-name="T64_4">.,<text:s/></text:span><text:span text:style-name="T64_5">Liu</text:span><text:span text:style-name="T64_6">,<text:s/></text:span><text:span text:style-name="T64_7">Q</text:span><text:span text:style-name="T64_8">.,<text:s/></text:span><text:span text:style-name="T64_9">Ge</text:span><text:span text:style-name="T64_10">,<text:s/></text:span><text:span text:style-name="T64_11">Q</text:span><text:span text:style-name="T64_12">.,<text:s/></text:span><text:span text:style-name="T64_13">Xie</text:span><text:span text:style-name="T64_14">,<text:s/></text:span><text:span text:style-name="T64_15">J</text:span><text:span text:style-name="T64_16">.,<text:s/>&amp;<text:s/></text:span><text:span text:style-name="T64_17">Wang</text:span><text:span text:style-name="T64_18">,<text:s/></text:span><text:span text:style-name="T64_19">Z</text:span><text:span text:style-name="T64_20">.-</text:span><text:span text:style-name="T64_21">W</text:span><text:span text:style-name="T64_22">.<text:s/>(2007).<text:s/></text:span><text:span text:style-name="T64_23">UNC</text:span><text:span text:style-name="T64_24">-1<text:s/></text:span><text:span text:style-name="T64_25">regulates</text:span><text:span text:style-name="T64_26"><text:s/></text:span><text:span text:style-name="T64_27">gap</text:span><text:span text:style-name="T64_28"><text:s/></text:span><text:span text:style-name="T64_29">junctions</text:span><text:span text:style-name="T64_30"><text:s/></text:span><text:span text:style-name="T64_31">important</text:span><text:span text:style-name="T64_32"><text:s/></text:span><text:span text:style-name="T64_33">to</text:span><text:span text:style-name="T64_34"><text:s/></text:span><text:span text:style-name="T64_35">locomotion</text:span><text:span text:style-name="T64_36"><text:s/></text:span><text:span text:style-name="T64_37">in</text:span><text:span text:style-name="T64_38"><text:s/></text:span><text:span text:style-name="T64_39">C</text:span><text:span text:style-name="T64_40">.<text:s/></text:span><text:span text:style-name="T64_41">elegans</text:span><text:span text:style-name="T64_42">.<text:s/></text:span><text:span text:style-name="T64_43">Current</text:span><text:span text:style-name="T64_44"><text:s/></text:span><text:span text:style-name="T64_45">Biology</text:span><text:span text:style-name="T64_46"> :<text:s/></text:span><text:span text:style-name="T64_47">CB</text:span><text:span text:style-name="T64_48">,<text:s/></text:span><text:span text:style-name="T64_49">17</text:span><text:span text:style-name="T64_50">(15),<text:s/>1334–9.<text:s/></text:span><text:span text:style-name="T64_51">doi</text:span><text:span text:style-name="T64_52">:10.1016/</text:span><text:span text:style-name="T64_53">j</text:span><text:span text:style-name="T64_54">.</text:span><text:span text:style-name="T64_55">cub</text:span><text:span text:style-name="T64_56">.2007.06.060</text:span></text:p>
      <text:p text:style-name="P65"><text:span text:style-name="T65_1">Chen</text:span><text:span text:style-name="T65_2">,<text:s/></text:span><text:span text:style-name="T65_3">C</text:span><text:span text:style-name="T65_4">.,<text:s/></text:span><text:span text:style-name="T65_5">Samuel</text:span><text:span text:style-name="T65_6">,<text:s/></text:span><text:span text:style-name="T65_7">T</text:span><text:span text:style-name="T65_8">.<text:s/></text:span><text:span text:style-name="T65_9">K</text:span><text:span text:style-name="T65_10">.,<text:s/></text:span><text:span text:style-name="T65_11">Sinclair</text:span><text:span text:style-name="T65_12">,<text:s/></text:span><text:span text:style-name="T65_13">J</text:span><text:span text:style-name="T65_14">.,<text:s/></text:span><text:span text:style-name="T65_15">Dailey</text:span><text:span text:style-name="T65_16">,<text:s/></text:span><text:span text:style-name="T65_17">H</text:span><text:span text:style-name="T65_18">.<text:s/></text:span><text:span text:style-name="T65_19">a</text:span><text:span text:style-name="T65_20">,<text:s/>&amp;<text:s/></text:span><text:span text:style-name="T65_21">Hamza</text:span><text:span text:style-name="T65_22">,<text:s/></text:span><text:span text:style-name="T65_23">I</text:span><text:span text:style-name="T65_24">.<text:s/>(2011).<text:s/></text:span><text:span text:style-name="T65_25">An</text:span><text:span text:style-name="T65_26"><text:s/></text:span><text:span text:style-name="T65_27">Intercellular</text:span><text:span text:style-name="T65_28"><text:s/></text:span><text:span text:style-name="T65_29">Heme</text:span><text:span text:style-name="T65_30">-</text:span><text:span text:style-name="T65_31">Trafficking</text:span><text:span text:style-name="T65_32"><text:s/></text:span><text:span text:style-name="T65_33">Protein</text:span><text:span text:style-name="T65_34"><text:s/></text:span><text:span text:style-name="T65_35">Delivers</text:span><text:span text:style-name="T65_36"><text:s/></text:span><text:span text:style-name="T65_37">Maternal</text:span><text:span text:style-name="T65_38"><text:s/></text:span><text:span text:style-name="T65_39">Heme</text:span><text:span text:style-name="T65_40"><text:s/></text:span><text:span text:style-name="T65_41">to</text:span><text:span text:style-name="T65_42"><text:s/></text:span><text:span text:style-name="T65_43">the</text:span><text:span text:style-name="T65_44"><text:s/></text:span><text:span text:style-name="T65_45">Embryo</text:span><text:span text:style-name="T65_46"><text:s/></text:span><text:span text:style-name="T65_47">during</text:span><text:span text:style-name="T65_48"><text:s/></text:span><text:span text:style-name="T65_49">Development</text:span><text:span text:style-name="T65_50"><text:s/></text:span><text:span text:style-name="T65_51">in</text:span><text:span text:style-name="T65_52"><text:s/></text:span><text:span text:style-name="T65_53">C</text:span><text:span text:style-name="T65_54">.<text:s/></text:span><text:span text:style-name="T65_55">elegans</text:span><text:span text:style-name="T65_56">.<text:s/></text:span><text:span text:style-name="T65_57">Cell</text:span><text:span text:style-name="T65_58">,<text:s/></text:span><text:span text:style-name="T65_59">145</text:span><text:span text:style-name="T65_60">(5),<text:s/>720–31.<text:s/></text:span><text:span text:style-name="T65_61">doi</text:span><text:span text:style-name="T65_62">:10.1016/</text:span><text:span text:style-name="T65_63">j</text:span><text:span text:style-name="T65_64">.</text:span><text:span text:style-name="T65_65">cell</text:span><text:span text:style-name="T65_66">.2011.04.025</text:span></text:p>
      <text:p text:style-name="P66"><text:span text:style-name="T66_1">Chen</text:span><text:span text:style-name="T66_2">,<text:s/></text:span><text:span text:style-name="T66_3">Y</text:span><text:span text:style-name="T66_4">.,<text:s/></text:span><text:span text:style-name="T66_5">Lawless</text:span><text:span text:style-name="T66_6">,<text:s/></text:span><text:span text:style-name="T66_7">C</text:span><text:span text:style-name="T66_8">.,<text:s/></text:span><text:span text:style-name="T66_9">Gillespie</text:span><text:span text:style-name="T66_10">,<text:s/></text:span><text:span text:style-name="T66_11">C</text:span><text:span text:style-name="T66_12">.<text:s/></text:span><text:span text:style-name="T66_13">S</text:span><text:span text:style-name="T66_14">.,<text:s/></text:span><text:span text:style-name="T66_15">Wu</text:span><text:span text:style-name="T66_16">,<text:s/></text:span><text:span text:style-name="T66_17">J</text:span><text:span text:style-name="T66_18">.,<text:s/></text:span><text:span text:style-name="T66_19">Boys</text:span><text:span text:style-name="T66_20">,<text:s/></text:span><text:span text:style-name="T66_21">R</text:span><text:span text:style-name="T66_22">.<text:s/></text:span><text:span text:style-name="T66_23">J</text:span><text:span text:style-name="T66_24">.,<text:s/>&amp;<text:s/></text:span><text:span text:style-name="T66_25">Wilkinson</text:span><text:span text:style-name="T66_26">,<text:s/></text:span><text:span text:style-name="T66_27">D</text:span><text:span text:style-name="T66_28">.<text:s/></text:span><text:span text:style-name="T66_29">J</text:span><text:span text:style-name="T66_30">.<text:s/>(2010).<text:s/></text:span><text:span text:style-name="T66_31">CaliBayes</text:span><text:span text:style-name="T66_32"><text:s/></text:span><text:span text:style-name="T66_33">and</text:span><text:span text:style-name="T66_34"><text:s/></text:span><text:span text:style-name="T66_35">BASIS</text:span><text:span text:style-name="T66_36">:<text:s/></text:span><text:span text:style-name="T66_37">integrated</text:span><text:span text:style-name="T66_38"><text:s/></text:span><text:span text:style-name="T66_39">tools</text:span><text:span text:style-name="T66_40"><text:s/></text:span><text:span text:style-name="T66_41">for</text:span><text:span text:style-name="T66_42"><text:s/></text:span><text:span text:style-name="T66_43">the</text:span><text:span text:style-name="T66_44"><text:s/></text:span><text:span text:style-name="T66_45">calibration</text:span><text:span text:style-name="T66_46">,<text:s/></text:span><text:span text:style-name="T66_47">simulation</text:span><text:span text:style-name="T66_48"><text:s/></text:span><text:span text:style-name="T66_49">and</text:span><text:span text:style-name="T66_50"><text:s/></text:span><text:span text:style-name="T66_51">storage</text:span><text:span text:style-name="T66_52"><text:s/></text:span><text:span text:style-name="T66_53">of</text:span><text:span text:style-name="T66_54"><text:s/></text:span><text:span text:style-name="T66_55">biological</text:span><text:span text:style-name="T66_56"><text:s/></text:span><text:span text:style-name="T66_57">simulation</text:span><text:span text:style-name="T66_58"><text:s/></text:span><text:span text:style-name="T66_59">models</text:span><text:span text:style-name="T66_60">.<text:s/></text:span><text:span text:style-name="T66_61">Briefings</text:span><text:span text:style-name="T66_62"><text:s/></text:span><text:span text:style-name="T66_63">in</text:span><text:span text:style-name="T66_64"><text:s/></text:span><text:span text:style-name="T66_65">Bioinformatics</text:span><text:span text:style-name="T66_66">,<text:s/></text:span><text:span text:style-name="T66_67">11</text:span><text:span text:style-name="T66_68">(3),<text:s/>278–289.<text:s/></text:span><text:span text:style-name="T66_69">Retrieved</text:span><text:span text:style-name="T66_70"><text:s/></text:span><text:span text:style-name="T66_71">from</text:span><text:span text:style-name="T66_72"><text:s/></text:span><text:span text:style-name="T66_73">http</text:span><text:span text:style-name="T66_74">://</text:span><text:span text:style-name="T66_75">www</text:span><text:span text:style-name="T66_76">.</text:span><text:span text:style-name="T66_77">ncbi</text:span><text:span text:style-name="T66_78">.</text:span><text:span text:style-name="T66_79">nlm</text:span><text:span text:style-name="T66_80">.</text:span><text:span text:style-name="T66_81">nih</text:span><text:span text:style-name="T66_82">.</text:span><text:span text:style-name="T66_83">gov</text:span><text:span text:style-name="T66_84">/</text:span><text:span text:style-name="T66_85">pubmed</text:span><text:span text:style-name="T66_86">/20056731</text:span></text:p>
      <text:p text:style-name="P67"><text:span text:style-name="T67_1">Chen</text:span><text:span text:style-name="T67_2">,<text:s/></text:span><text:span text:style-name="T67_3">Y</text:span><text:span text:style-name="T67_4">.-</text:span><text:span text:style-name="T67_5">J</text:span><text:span text:style-name="T67_6">.,<text:s/></text:span><text:span text:style-name="T67_7">Dalchau</text:span><text:span text:style-name="T67_8">,<text:s/></text:span><text:span text:style-name="T67_9">N</text:span><text:span text:style-name="T67_10">.,<text:s/></text:span><text:span text:style-name="T67_11">Srinivas</text:span><text:span text:style-name="T67_12">,<text:s/></text:span><text:span text:style-name="T67_13">N</text:span><text:span text:style-name="T67_14">.,<text:s/></text:span><text:span text:style-name="T67_15">Phillips</text:span><text:span text:style-name="T67_16">,<text:s/></text:span><text:span text:style-name="T67_17">A</text:span><text:span text:style-name="T67_18">.,<text:s/></text:span><text:span text:style-name="T67_19">Cardelli</text:span><text:span text:style-name="T67_20">,<text:s/></text:span><text:span text:style-name="T67_21">L</text:span><text:span text:style-name="T67_22">.,<text:s/></text:span><text:span text:style-name="T67_23">Soloveichik</text:span><text:span text:style-name="T67_24">,<text:s/></text:span><text:span text:style-name="T67_25">D</text:span><text:span text:style-name="T67_26">.,<text:s/>&amp;<text:s/></text:span><text:span text:style-name="T67_27">Seelig</text:span><text:span text:style-name="T67_28">,<text:s/></text:span><text:span text:style-name="T67_29">G</text:span><text:span text:style-name="T67_30">.<text:s/>(2013).<text:s/></text:span><text:span text:style-name="T67_31">Programmable</text:span><text:span text:style-name="T67_32"><text:s/></text:span><text:span text:style-name="T67_33">chemical</text:span><text:span text:style-name="T67_34"><text:s/></text:span><text:span text:style-name="T67_35">controllers</text:span><text:span text:style-name="T67_36"><text:s/></text:span><text:span text:style-name="T67_37">made</text:span><text:span text:style-name="T67_38"><text:s/></text:span><text:span text:style-name="T67_39">from</text:span><text:span text:style-name="T67_40"><text:s/></text:span><text:span text:style-name="T67_41">DNA</text:span><text:span text:style-name="T67_42">.<text:s/></text:span><text:span text:style-name="T67_43">Nature</text:span><text:span text:style-name="T67_44"><text:s/></text:span><text:span text:style-name="T67_45">Nanotechnology</text:span><text:span text:style-name="T67_46">,<text:s/>(</text:span><text:span text:style-name="T67_47">September</text:span><text:span text:style-name="T67_48">).<text:s/></text:span><text:span text:style-name="T67_49">doi</text:span><text:span text:style-name="T67_50">:10.1038/</text:span><text:span text:style-name="T67_51">nnano</text:span><text:span text:style-name="T67_52">.2013.189</text:span></text:p>
      <text:p text:style-name="P68"><text:span text:style-name="T68_1">Chronis</text:span><text:span text:style-name="T68_2">,<text:s/></text:span><text:span text:style-name="T68_3">N</text:span><text:span text:style-name="T68_4">.,<text:s/></text:span><text:span text:style-name="T68_5">Zimmer</text:span><text:span text:style-name="T68_6">,<text:s/></text:span><text:span text:style-name="T68_7">M</text:span><text:span text:style-name="T68_8">.,<text:s/>&amp;<text:s/></text:span><text:span text:style-name="T68_9">Bargmann</text:span><text:span text:style-name="T68_10">,<text:s/></text:span><text:span text:style-name="T68_11">C</text:span><text:span text:style-name="T68_12">.<text:s/></text:span><text:span text:style-name="T68_13">I</text:span><text:span text:style-name="T68_14">.<text:s/>(2007).<text:s/></text:span><text:span text:style-name="T68_15">Microfluidics</text:span><text:span text:style-name="T68_16"><text:s/></text:span><text:span text:style-name="T68_17">for</text:span><text:span text:style-name="T68_18"><text:s/></text:span><text:span text:style-name="T68_19">in</text:span><text:span text:style-name="T68_20"><text:s/></text:span><text:span text:style-name="T68_21">vivo</text:span><text:span text:style-name="T68_22"><text:s/></text:span><text:span text:style-name="T68_23">imaging</text:span><text:span text:style-name="T68_24"><text:s/></text:span><text:span text:style-name="T68_25">of</text:span><text:span text:style-name="T68_26"><text:s/></text:span><text:span text:style-name="T68_27">neuronal</text:span><text:span text:style-name="T68_28"><text:s/></text:span><text:span text:style-name="T68_29">and</text:span><text:span text:style-name="T68_30"><text:s/></text:span><text:span text:style-name="T68_31">behavioral</text:span><text:span text:style-name="T68_32"><text:s/></text:span><text:span text:style-name="T68_33">activity</text:span><text:span text:style-name="T68_34"><text:s/></text:span><text:span text:style-name="T68_35">in</text:span><text:span text:style-name="T68_36"><text:s/></text:span><text:span text:style-name="T68_37">Caenorhabditis</text:span><text:span text:style-name="T68_38"><text:s/></text:span><text:span text:style-name="T68_39">elegans</text:span><text:span text:style-name="T68_40">.<text:s/></text:span><text:span text:style-name="T68_41">Nature</text:span><text:span text:style-name="T68_42"><text:s/></text:span><text:span text:style-name="T68_43">Methods</text:span><text:span text:style-name="T68_44">,<text:s/></text:span><text:span text:style-name="T68_45">4</text:span><text:span text:style-name="T68_46">(9),<text:s/>727–731.<text:s/></text:span><text:span text:style-name="T68_47">doi</text:span><text:span text:style-name="T68_48">:10.1038/</text:span><text:span text:style-name="T68_49">NMETH</text:span><text:span text:style-name="T68_50">1075</text:span></text:p>
      <text:p text:style-name="P69"><text:span text:style-name="T69_1">Clark</text:span><text:span text:style-name="T69_2">,<text:s/></text:span><text:span text:style-name="T69_3">D</text:span><text:span text:style-name="T69_4">.<text:s/></text:span><text:span text:style-name="T69_5">a</text:span><text:span text:style-name="T69_6">,<text:s/></text:span><text:span text:style-name="T69_7">Gabel</text:span><text:span text:style-name="T69_8">,<text:s/></text:span><text:span text:style-name="T69_9">C</text:span><text:span text:style-name="T69_10">.<text:s/></text:span><text:span text:style-name="T69_11">V</text:span><text:span text:style-name="T69_12">,<text:s/></text:span><text:span text:style-name="T69_13">Gabel</text:span><text:span text:style-name="T69_14">,<text:s/></text:span><text:span text:style-name="T69_15">H</text:span><text:span text:style-name="T69_16">.,<text:s/>&amp;<text:s/></text:span><text:span text:style-name="T69_17">Samuel</text:span><text:span text:style-name="T69_18">,<text:s/></text:span><text:span text:style-name="T69_19">A</text:span><text:span text:style-name="T69_20">.<text:s/></text:span><text:span text:style-name="T69_21">D</text:span><text:span text:style-name="T69_22">.<text:s/></text:span><text:span text:style-name="T69_23">T</text:span><text:span text:style-name="T69_24">.<text:s/>(2007).<text:s/></text:span><text:span text:style-name="T69_25">Temporal</text:span><text:span text:style-name="T69_26"><text:s/></text:span><text:span text:style-name="T69_27">activity</text:span><text:span text:style-name="T69_28"><text:s/></text:span><text:span text:style-name="T69_29">patterns</text:span><text:span text:style-name="T69_30"><text:s/></text:span><text:span text:style-name="T69_31">in</text:span><text:span text:style-name="T69_32"><text:s/></text:span><text:span text:style-name="T69_33">thermosensory</text:span><text:span text:style-name="T69_34"><text:s/></text:span><text:span text:style-name="T69_35">neurons</text:span><text:span text:style-name="T69_36"><text:s/></text:span><text:span text:style-name="T69_37">of</text:span><text:span text:style-name="T69_38"><text:s/></text:span><text:span text:style-name="T69_39">freely</text:span><text:span text:style-name="T69_40"><text:s/></text:span><text:span text:style-name="T69_41">moving</text:span><text:span text:style-name="T69_42"><text:s/></text:span><text:span text:style-name="T69_43">Caenorhabditis</text:span><text:span text:style-name="T69_44"><text:s/></text:span><text:span text:style-name="T69_45">elegans</text:span><text:span text:style-name="T69_46"><text:s/></text:span><text:span text:style-name="T69_47">encode</text:span><text:span text:style-name="T69_48"><text:s/></text:span><text:span text:style-name="T69_49">spatial</text:span><text:span text:style-name="T69_50"><text:s/></text:span><text:span text:style-name="T69_51">thermal</text:span><text:span text:style-name="T69_52"><text:s/></text:span><text:span text:style-name="T69_53">gradients</text:span><text:span text:style-name="T69_54">.<text:s/></text:span><text:span text:style-name="T69_55">The</text:span><text:span text:style-name="T69_56"><text:s/></text:span><text:span text:style-name="T69_57">Journal</text:span><text:span text:style-name="T69_58"><text:s/></text:span><text:span text:style-name="T69_59">of</text:span><text:span text:style-name="T69_60"><text:s/></text:span><text:span text:style-name="T69_61">Neuroscience</text:span><text:span text:style-name="T69_62"> :<text:s/></text:span><text:span text:style-name="T69_63">The</text:span><text:span text:style-name="T69_64"><text:s/></text:span><text:span text:style-name="T69_65">Official</text:span><text:span text:style-name="T69_66"><text:s/></text:span><text:span text:style-name="T69_67">Journal</text:span><text:span text:style-name="T69_68"><text:s/></text:span><text:span text:style-name="T69_69">of</text:span><text:span text:style-name="T69_70"><text:s/></text:span><text:span text:style-name="T69_71">the</text:span><text:span text:style-name="T69_72"><text:s/></text:span><text:span text:style-name="T69_73">Society</text:span><text:span text:style-name="T69_74"><text:s/></text:span><text:span text:style-name="T69_75">for</text:span><text:span text:style-name="T69_76"><text:s/></text:span><text:span text:style-name="T69_77">Neuroscience</text:span><text:span text:style-name="T69_78">,<text:s/></text:span><text:span text:style-name="T69_79">27</text:span><text:span text:style-name="T69_80">(23),<text:s/>6083–90.<text:s/></text:span><text:span text:style-name="T69_81">doi</text:span><text:span text:style-name="T69_82">:10.1523/</text:span><text:span text:style-name="T69_83">JNEUROSCI</text:span><text:span text:style-name="T69_84">.1032-07.2007</text:span></text:p>
      <text:p text:style-name="P70"><text:span text:style-name="T70_1">Cochella</text:span><text:span text:style-name="T70_2">,<text:s/></text:span><text:span text:style-name="T70_3">L</text:span><text:span text:style-name="T70_4">.,<text:s/>&amp;<text:s/></text:span><text:span text:style-name="T70_5">Hobert</text:span><text:span text:style-name="T70_6">,<text:s/></text:span><text:span text:style-name="T70_7">O</text:span><text:span text:style-name="T70_8">.<text:s/>(2012).<text:s/></text:span><text:span text:style-name="T70_9">Embryonic</text:span><text:span text:style-name="T70_10"><text:s/></text:span><text:span text:style-name="T70_11">priming</text:span><text:span text:style-name="T70_12"><text:s/></text:span><text:span text:style-name="T70_13">of</text:span><text:span text:style-name="T70_14"><text:s/></text:span><text:span text:style-name="T70_15">a</text:span><text:span text:style-name="T70_16"><text:s/></text:span><text:span text:style-name="T70_17">miRNA</text:span><text:span text:style-name="T70_18"><text:s/></text:span><text:span text:style-name="T70_19">locus</text:span><text:span text:style-name="T70_20"><text:s/></text:span><text:span text:style-name="T70_21">predetermines</text:span><text:span text:style-name="T70_22"><text:s/></text:span><text:span text:style-name="T70_23">postmitotic</text:span><text:span text:style-name="T70_24"><text:s/></text:span><text:span text:style-name="T70_25">neuronal</text:span><text:span text:style-name="T70_26"><text:s/></text:span><text:span text:style-name="T70_27">left</text:span><text:span text:style-name="T70_28">/</text:span><text:span text:style-name="T70_29">right</text:span><text:span text:style-name="T70_30"><text:s/></text:span><text:span text:style-name="T70_31">asymmetry</text:span><text:span text:style-name="T70_32"><text:s/></text:span><text:span text:style-name="T70_33">in</text:span><text:span text:style-name="T70_34"><text:s/></text:span><text:span text:style-name="T70_35">C</text:span><text:span text:style-name="T70_36">.<text:s/></text:span><text:span text:style-name="T70_37">elegans</text:span><text:span text:style-name="T70_38">.<text:s/></text:span><text:span text:style-name="T70_39">Cell</text:span><text:span text:style-name="T70_40">,<text:s/></text:span><text:span text:style-name="T70_41">151</text:span><text:span text:style-name="T70_42">(6),<text:s/>1229–42.<text:s/></text:span><text:span text:style-name="T70_43">doi</text:span><text:span text:style-name="T70_44">:10.1016/</text:span><text:span text:style-name="T70_45">j</text:span><text:span text:style-name="T70_46">.</text:span><text:span text:style-name="T70_47">cell</text:span><text:span text:style-name="T70_48">.2012.10.049</text:span></text:p>
      <text:p text:style-name="P71"><text:span text:style-name="T71_1">Cofer</text:span><text:span text:style-name="T71_2">,<text:s/></text:span><text:span text:style-name="T71_3">D</text:span><text:span text:style-name="T71_4">.,<text:s/></text:span><text:span text:style-name="T71_5">Cymbalyuk</text:span><text:span text:style-name="T71_6">,<text:s/></text:span><text:span text:style-name="T71_7">G</text:span><text:span text:style-name="T71_8">.,<text:s/></text:span><text:span text:style-name="T71_9">Reid</text:span><text:span text:style-name="T71_10">,<text:s/></text:span><text:span text:style-name="T71_11">J</text:span><text:span text:style-name="T71_12">.,<text:s/></text:span><text:span text:style-name="T71_13">Zhu</text:span><text:span text:style-name="T71_14">,<text:s/></text:span><text:span text:style-name="T71_15">Y</text:span><text:span text:style-name="T71_16">.,<text:s/></text:span><text:span text:style-name="T71_17">Heitler</text:span><text:span text:style-name="T71_18">,<text:s/></text:span><text:span text:style-name="T71_19">W</text:span><text:span text:style-name="T71_20">.<text:s/></text:span><text:span text:style-name="T71_21">J</text:span><text:span text:style-name="T71_22">.,<text:s/>&amp;<text:s/></text:span><text:span text:style-name="T71_23">Edwards</text:span><text:span text:style-name="T71_24">,<text:s/></text:span><text:span text:style-name="T71_25">D</text:span><text:span text:style-name="T71_26">.<text:s/></text:span><text:span text:style-name="T71_27">H</text:span><text:span text:style-name="T71_28">.<text:s/>(2010).<text:s/></text:span><text:span text:style-name="T71_29">AnimatLab</text:span><text:span text:style-name="T71_30">:<text:s/></text:span><text:span text:style-name="T71_31">a</text:span><text:span text:style-name="T71_32"><text:s/>3</text:span><text:span text:style-name="T71_33">D</text:span><text:span text:style-name="T71_34"><text:s/></text:span><text:span text:style-name="T71_35">graphics</text:span><text:span text:style-name="T71_36"><text:s/></text:span><text:span text:style-name="T71_37">environment</text:span><text:span text:style-name="T71_38"><text:s/></text:span><text:span text:style-name="T71_39">for</text:span><text:span text:style-name="T71_40"><text:s/></text:span><text:span text:style-name="T71_41">neuromechanical</text:span><text:span text:style-name="T71_42"><text:s/></text:span><text:span text:style-name="T71_43">simulations</text:span><text:span text:style-name="T71_44">.<text:s/></text:span><text:span text:style-name="T71_45">Journal</text:span><text:span text:style-name="T71_46"><text:s/></text:span><text:span text:style-name="T71_47">of</text:span><text:span text:style-name="T71_48"><text:s/></text:span><text:span text:style-name="T71_49">Neuroscience</text:span><text:span text:style-name="T71_50"><text:s/></text:span><text:span text:style-name="T71_51">Methods</text:span><text:span text:style-name="T71_52">,<text:s/></text:span><text:span text:style-name="T71_53">187</text:span><text:span text:style-name="T71_54">(2),<text:s/>280–8.<text:s/></text:span><text:span text:style-name="T71_55">doi</text:span><text:span text:style-name="T71_56">:10.1016/</text:span><text:span text:style-name="T71_57">j</text:span><text:span text:style-name="T71_58">.</text:span><text:span text:style-name="T71_59">jneumeth</text:span><text:span text:style-name="T71_60">.2010.01.005</text:span></text:p>
      <text:p text:style-name="P72"><text:span text:style-name="T72_1">Cohen</text:span><text:span text:style-name="T72_2">,<text:s/></text:span><text:span text:style-name="T72_3">I</text:span><text:span text:style-name="T72_4">.<text:s/></text:span><text:span text:style-name="T72_5">R</text:span><text:span text:style-name="T72_6">.,<text:s/>&amp;<text:s/></text:span><text:span text:style-name="T72_7">Harel</text:span><text:span text:style-name="T72_8">,<text:s/></text:span><text:span text:style-name="T72_9">D</text:span><text:span text:style-name="T72_10">.<text:s/>(2007).<text:s/></text:span><text:span text:style-name="T72_11">Explaining</text:span><text:span text:style-name="T72_12"><text:s/></text:span><text:span text:style-name="T72_13">a</text:span><text:span text:style-name="T72_14"><text:s/></text:span><text:span text:style-name="T72_15">complex</text:span><text:span text:style-name="T72_16"><text:s/></text:span><text:span text:style-name="T72_17">living</text:span><text:span text:style-name="T72_18"><text:s/></text:span><text:span text:style-name="T72_19">system</text:span><text:span text:style-name="T72_20">:<text:s/></text:span><text:span text:style-name="T72_21">dynamics</text:span><text:span text:style-name="T72_22">,<text:s/></text:span><text:span text:style-name="T72_23">multi</text:span><text:span text:style-name="T72_24">-</text:span><text:span text:style-name="T72_25">scaling</text:span><text:span text:style-name="T72_26"><text:s/></text:span><text:span text:style-name="T72_27">and</text:span><text:span text:style-name="T72_28"><text:s/></text:span><text:span text:style-name="T72_29">emergence</text:span><text:span text:style-name="T72_30">.<text:s/></text:span><text:span text:style-name="T72_31">Journal</text:span><text:span text:style-name="T72_32"><text:s/></text:span><text:span text:style-name="T72_33">of</text:span><text:span text:style-name="T72_34"><text:s/></text:span><text:span text:style-name="T72_35">the</text:span><text:span text:style-name="T72_36"><text:s/></text:span><text:span text:style-name="T72_37">Royal</text:span><text:span text:style-name="T72_38"><text:s/></text:span><text:span text:style-name="T72_39">Society</text:span><text:span text:style-name="T72_40">,<text:s/></text:span><text:span text:style-name="T72_41">Interface</text:span><text:span text:style-name="T72_42"><text:s/>/<text:s/></text:span><text:span text:style-name="T72_43">the</text:span><text:span text:style-name="T72_44"><text:s/></text:span><text:span text:style-name="T72_45">Royal</text:span><text:span text:style-name="T72_46"><text:s/></text:span><text:span text:style-name="T72_47">Society</text:span><text:span text:style-name="T72_48">,<text:s/></text:span><text:span text:style-name="T72_49">4</text:span><text:span text:style-name="T72_50">(13),<text:s/>175–82.<text:s/></text:span><text:span text:style-name="T72_51">doi</text:span><text:span text:style-name="T72_52">:10.1098/</text:span><text:span text:style-name="T72_53">rsif</text:span><text:span text:style-name="T72_54">.2006.0173</text:span></text:p>
      <text:p text:style-name="P73"><text:span text:style-name="T73_1">Cohen</text:span><text:span text:style-name="T73_2">,<text:s/></text:span><text:span text:style-name="T73_3">N</text:span><text:span text:style-name="T73_4">.,<text:s/>&amp;<text:s/></text:span><text:span text:style-name="T73_5">Boyle</text:span><text:span text:style-name="T73_6">,<text:s/></text:span><text:span text:style-name="T73_7">J</text:span><text:span text:style-name="T73_8">.<text:s/>(2010).<text:s/></text:span><text:span text:style-name="T73_9">Swimming</text:span><text:span text:style-name="T73_10"><text:s/></text:span><text:span text:style-name="T73_11">at</text:span><text:span text:style-name="T73_12"><text:s/></text:span><text:span text:style-name="T73_13">low</text:span><text:span text:style-name="T73_14"><text:s/></text:span><text:span text:style-name="T73_15">Reynolds</text:span><text:span text:style-name="T73_16"><text:s/></text:span><text:span text:style-name="T73_17">number</text:span><text:span text:style-name="T73_18">:<text:s/></text:span><text:span text:style-name="T73_19">a</text:span><text:span text:style-name="T73_20"><text:s/></text:span><text:span text:style-name="T73_21">beginners</text:span><text:span text:style-name="T73_22"><text:s/></text:span><text:span text:style-name="T73_23">guide</text:span><text:span text:style-name="T73_24"><text:s/></text:span><text:span text:style-name="T73_25">to</text:span><text:span text:style-name="T73_26"><text:s/></text:span><text:span text:style-name="T73_27">undulatory</text:span><text:span text:style-name="T73_28"><text:s/></text:span><text:span text:style-name="T73_29">locomotion</text:span><text:span text:style-name="T73_30">.<text:s/></text:span><text:span text:style-name="T73_31">Contemporary</text:span><text:span text:style-name="T73_32"><text:s/></text:span><text:span text:style-name="T73_33">Physics</text:span><text:span text:style-name="T73_34">,<text:s/></text:span><text:span text:style-name="T73_35">51</text:span><text:span text:style-name="T73_36">(2),<text:s/>103–123.<text:s/></text:span><text:span text:style-name="T73_37">doi</text:span><text:span text:style-name="T73_38">:10.1080/00107510903268381</text:span></text:p>
      <text:p text:style-name="P74"><text:span text:style-name="T74_1">Connors</text:span><text:span text:style-name="T74_2">,<text:s/></text:span><text:span text:style-name="T74_3">B</text:span><text:span text:style-name="T74_4">.<text:s/></text:span><text:span text:style-name="T74_5">W</text:span><text:span text:style-name="T74_6">.,<text:s/>&amp;<text:s/></text:span><text:span text:style-name="T74_7">Long</text:span><text:span text:style-name="T74_8">,<text:s/></text:span><text:span text:style-name="T74_9">M</text:span><text:span text:style-name="T74_10">.<text:s/></text:span><text:span text:style-name="T74_11">a</text:span><text:span text:style-name="T74_12">.<text:s/>(2004).<text:s/></text:span><text:span text:style-name="T74_13">Electrical</text:span><text:span text:style-name="T74_14"><text:s/></text:span><text:span text:style-name="T74_15">synapses</text:span><text:span text:style-name="T74_16"><text:s/></text:span><text:span text:style-name="T74_17">in</text:span><text:span text:style-name="T74_18"><text:s/></text:span><text:span text:style-name="T74_19">the</text:span><text:span text:style-name="T74_20"><text:s/></text:span><text:span text:style-name="T74_21">mammalian</text:span><text:span text:style-name="T74_22"><text:s/></text:span><text:span text:style-name="T74_23">brain</text:span><text:span text:style-name="T74_24">.<text:s/></text:span><text:span text:style-name="T74_25">Annual</text:span><text:span text:style-name="T74_26"><text:s/></text:span><text:span text:style-name="T74_27">Review</text:span><text:span text:style-name="T74_28"><text:s/></text:span><text:span text:style-name="T74_29">of</text:span><text:span text:style-name="T74_30"><text:s/></text:span><text:span text:style-name="T74_31">Neuroscience</text:span><text:span text:style-name="T74_32">,<text:s/></text:span><text:span text:style-name="T74_33">27</text:span><text:span text:style-name="T74_34">(</text:span><text:span text:style-name="T74_35">Bennett</text:span><text:span text:style-name="T74_36"><text:s/>1977),<text:s/>393–418.<text:s/></text:span><text:span text:style-name="T74_37">doi</text:span><text:span text:style-name="T74_38">:10.1146/</text:span><text:span text:style-name="T74_39">annurev</text:span><text:span text:style-name="T74_40">.</text:span><text:span text:style-name="T74_41">neuro</text:span><text:span text:style-name="T74_42">.26.041002.131128</text:span></text:p>
      <text:p text:style-name="P75"><text:span text:style-name="T75_1">Cornelis</text:span><text:span text:style-name="T75_2">,<text:s/></text:span><text:span text:style-name="T75_3">H</text:span><text:span text:style-name="T75_4">.,<text:s/></text:span><text:span text:style-name="T75_5">Coop</text:span><text:span text:style-name="T75_6">,<text:s/></text:span><text:span text:style-name="T75_7">A</text:span><text:span text:style-name="T75_8">.<text:s/></text:span><text:span text:style-name="T75_9">D</text:span><text:span text:style-name="T75_10">.,<text:s/>&amp;<text:s/></text:span><text:span text:style-name="T75_11">Bower</text:span><text:span text:style-name="T75_12">,<text:s/></text:span><text:span text:style-name="T75_13">J</text:span><text:span text:style-name="T75_14">.<text:s/></text:span><text:span text:style-name="T75_15">M</text:span><text:span text:style-name="T75_16">.<text:s/>(2012).<text:s/></text:span><text:span text:style-name="T75_17">A</text:span><text:span text:style-name="T75_18"><text:s/></text:span><text:span text:style-name="T75_19">Federated</text:span><text:span text:style-name="T75_20"><text:s/></text:span><text:span text:style-name="T75_21">Design</text:span><text:span text:style-name="T75_22"><text:s/></text:span><text:span text:style-name="T75_23">for</text:span><text:span text:style-name="T75_24"><text:s/></text:span><text:span text:style-name="T75_25">a</text:span><text:span text:style-name="T75_26"><text:s/></text:span><text:span text:style-name="T75_27">Neurobiological</text:span><text:span text:style-name="T75_28"><text:s/></text:span><text:span text:style-name="T75_29">Simulation</text:span><text:span text:style-name="T75_30"><text:s/></text:span><text:span text:style-name="T75_31">Engine</text:span><text:span text:style-name="T75_32">:<text:s/></text:span><text:span text:style-name="T75_33">The</text:span><text:span text:style-name="T75_34"><text:s/></text:span><text:span text:style-name="T75_35">CBI</text:span><text:span text:style-name="T75_36"><text:s/></text:span><text:span text:style-name="T75_37">Federated</text:span><text:span text:style-name="T75_38"><text:s/></text:span><text:span text:style-name="T75_39">Software</text:span><text:span text:style-name="T75_40"><text:s/></text:span><text:span text:style-name="T75_41">Architecture</text:span><text:span text:style-name="T75_42">.<text:s/></text:span><text:span text:style-name="T75_43">PLoS</text:span><text:span text:style-name="T75_44"><text:s/></text:span><text:span text:style-name="T75_45">ONE</text:span><text:span text:style-name="T75_46">,<text:s/></text:span><text:span text:style-name="T75_47">7</text:span><text:span text:style-name="T75_48">(1),<text:s/></text:span><text:span text:style-name="T75_49">e</text:span><text:span text:style-name="T75_50">28956.<text:s/></text:span><text:span text:style-name="T75_51">doi</text:span><text:span text:style-name="T75_52">:10.1371/</text:span><text:span text:style-name="T75_53">journal</text:span><text:span text:style-name="T75_54">.</text:span><text:span text:style-name="T75_55">pone</text:span><text:span text:style-name="T75_56">.0028956</text:span></text:p>
      <text:p text:style-name="P76"><text:span text:style-name="T76_1">Cornelis</text:span><text:span text:style-name="T76_2">,<text:s/></text:span><text:span text:style-name="T76_3">H</text:span><text:span text:style-name="T76_4">.,<text:s/></text:span><text:span text:style-name="T76_5">Coop</text:span><text:span text:style-name="T76_6">,<text:s/></text:span><text:span text:style-name="T76_7">A</text:span><text:span text:style-name="T76_8">.<text:s/></text:span><text:span text:style-name="T76_9">D</text:span><text:span text:style-name="T76_10">.,<text:s/></text:span><text:span text:style-name="T76_11">Rodriguez</text:span><text:span text:style-name="T76_12">,<text:s/></text:span><text:span text:style-name="T76_13">A</text:span><text:span text:style-name="T76_14">.<text:s/></text:span><text:span text:style-name="T76_15">L</text:span><text:span text:style-name="T76_16">.,<text:s/></text:span><text:span text:style-name="T76_17">Beeman</text:span><text:span text:style-name="T76_18">,<text:s/></text:span><text:span text:style-name="T76_19">D</text:span><text:span text:style-name="T76_20">.,<text:s/>&amp;<text:s/></text:span><text:span text:style-name="T76_21">J</text:span><text:span text:style-name="T76_22">.</text:span><text:span text:style-name="T76_23">M</text:span><text:span text:style-name="T76_24">.,<text:s/></text:span><text:span text:style-name="T76_25">B</text:span><text:span text:style-name="T76_26">.<text:s/>(</text:span><text:span text:style-name="T76_27">n</text:span><text:span text:style-name="T76_28">.</text:span><text:span text:style-name="T76_29">d</text:span><text:span text:style-name="T76_30">.).<text:s/></text:span><text:span text:style-name="T76_31">Multi</text:span><text:span text:style-name="T76_32">-</text:span><text:span text:style-name="T76_33">Scale</text:span><text:span text:style-name="T76_34"><text:s/></text:span><text:span text:style-name="T76_35">Modelling</text:span><text:span text:style-name="T76_36"><text:s/></text:span><text:span text:style-name="T76_37">within</text:span><text:span text:style-name="T76_38"><text:s/></text:span><text:span text:style-name="T76_39">the</text:span><text:span text:style-name="T76_40"><text:s/></text:span><text:span text:style-name="T76_41">CBI</text:span><text:span text:style-name="T76_42"><text:s/></text:span><text:span text:style-name="T76_43">Simulator</text:span><text:span text:style-name="T76_44"><text:s/></text:span><text:span text:style-name="T76_45">Framework</text:span><text:span text:style-name="T76_46">.</text:span></text:p>
      <text:p text:style-name="P77"><text:span text:style-name="T77_1">Cortez</text:span><text:span text:style-name="T77_2">,<text:s/></text:span><text:span text:style-name="T77_3">R</text:span><text:span text:style-name="T77_4">.,<text:s/></text:span><text:span text:style-name="T77_5">Fauci</text:span><text:span text:style-name="T77_6">,<text:s/></text:span><text:span text:style-name="T77_7">L</text:span><text:span text:style-name="T77_8">.,<text:s/>&amp;<text:s/></text:span><text:span text:style-name="T77_9">Medovikov</text:span><text:span text:style-name="T77_10">,<text:s/></text:span><text:span text:style-name="T77_11">A</text:span><text:span text:style-name="T77_12">.<text:s/>(2005).<text:s/></text:span><text:span text:style-name="T77_13">The</text:span><text:span text:style-name="T77_14"><text:s/></text:span><text:span text:style-name="T77_15">method</text:span><text:span text:style-name="T77_16"><text:s/></text:span><text:span text:style-name="T77_17">of</text:span><text:span text:style-name="T77_18"><text:s/></text:span><text:span text:style-name="T77_19">regularized</text:span><text:span text:style-name="T77_20"><text:s/></text:span><text:span text:style-name="T77_21">Stokeslets</text:span><text:span text:style-name="T77_22"><text:s/></text:span><text:span text:style-name="T77_23">in</text:span><text:span text:style-name="T77_24"><text:s/></text:span><text:span text:style-name="T77_25">three</text:span><text:span text:style-name="T77_26"><text:s/></text:span><text:span text:style-name="T77_27">dimensions</text:span><text:span text:style-name="T77_28">:<text:s/></text:span><text:span text:style-name="T77_29">Analysis</text:span><text:span text:style-name="T77_30">,<text:s/></text:span><text:span text:style-name="T77_31">validation</text:span><text:span text:style-name="T77_32">,<text:s/></text:span><text:span text:style-name="T77_33">and</text:span><text:span text:style-name="T77_34"><text:s/></text:span><text:span text:style-name="T77_35">application</text:span><text:span text:style-name="T77_36"><text:s/></text:span><text:span text:style-name="T77_37">to</text:span><text:span text:style-name="T77_38"><text:s/></text:span><text:span text:style-name="T77_39">helical</text:span><text:span text:style-name="T77_40"><text:s/></text:span><text:span text:style-name="T77_41">swimming</text:span><text:span text:style-name="T77_42">.<text:s/></text:span><text:span text:style-name="T77_43">Physics</text:span><text:span text:style-name="T77_44"><text:s/></text:span><text:span text:style-name="T77_45">of</text:span><text:span text:style-name="T77_46"><text:s/></text:span><text:span text:style-name="T77_47">Fluids</text:span><text:span text:style-name="T77_48">,<text:s/></text:span><text:span text:style-name="T77_49">17</text:span><text:span text:style-name="T77_50">(3),<text:s/>031504.<text:s/></text:span><text:span text:style-name="T77_51">doi</text:span><text:span text:style-name="T77_52">:10.1063/1.1830486</text:span></text:p>
      <text:p text:style-name="P78"><text:span text:style-name="T78_1">Costanzo</text:span><text:span text:style-name="T78_2">,<text:s/></text:span><text:span text:style-name="T78_3">M</text:span><text:span text:style-name="T78_4">.<text:s/></text:span><text:span text:style-name="T78_5">C</text:span><text:span text:style-name="T78_6">.,<text:s/></text:span><text:span text:style-name="T78_7">Hogan</text:span><text:span text:style-name="T78_8">,<text:s/></text:span><text:span text:style-name="T78_9">J</text:span><text:span text:style-name="T78_10">.<text:s/></text:span><text:span text:style-name="T78_11">D</text:span><text:span text:style-name="T78_12">.,<text:s/></text:span><text:span text:style-name="T78_13">Cusick</text:span><text:span text:style-name="T78_14">,<text:s/></text:span><text:span text:style-name="T78_15">M</text:span><text:span text:style-name="T78_16">.<text:s/></text:span><text:span text:style-name="T78_17">E</text:span><text:span text:style-name="T78_18">.,<text:s/></text:span><text:span text:style-name="T78_19">Davis</text:span><text:span text:style-name="T78_20">,<text:s/></text:span><text:span text:style-name="T78_21">B</text:span><text:span text:style-name="T78_22">.<text:s/></text:span><text:span text:style-name="T78_23">P</text:span><text:span text:style-name="T78_24">.,<text:s/></text:span><text:span text:style-name="T78_25">Fancher</text:span><text:span text:style-name="T78_26">,<text:s/></text:span><text:span text:style-name="T78_27">a</text:span><text:span text:style-name="T78_28"><text:s/></text:span><text:span text:style-name="T78_29">M</text:span><text:span text:style-name="T78_30">.,<text:s/></text:span><text:span text:style-name="T78_31">Hodges</text:span><text:span text:style-name="T78_32">,<text:s/></text:span><text:span text:style-name="T78_33">P</text:span><text:span text:style-name="T78_34">.<text:s/></text:span><text:span text:style-name="T78_35">E</text:span><text:span text:style-name="T78_36">.,<text:s/>…<text:s/></text:span><text:span text:style-name="T78_37">Garrels</text:span><text:span text:style-name="T78_38">,<text:s/></text:span><text:span text:style-name="T78_39">J</text:span><text:span text:style-name="T78_40">.<text:s/></text:span><text:span text:style-name="T78_41">I</text:span><text:span text:style-name="T78_42">.<text:s/>(2000).<text:s/></text:span><text:span text:style-name="T78_43">The</text:span><text:span text:style-name="T78_44"><text:s/></text:span><text:span text:style-name="T78_45">yeast</text:span><text:span text:style-name="T78_46"><text:s/></text:span><text:span text:style-name="T78_47">proteome</text:span><text:span text:style-name="T78_48"><text:s/></text:span><text:span text:style-name="T78_49">database</text:span><text:span text:style-name="T78_50"><text:s/>(</text:span><text:span text:style-name="T78_51">YPD</text:span><text:span text:style-name="T78_52">)<text:s/></text:span><text:span text:style-name="T78_53">and</text:span><text:span text:style-name="T78_54"><text:s/></text:span><text:span text:style-name="T78_55">Caenorhabditis</text:span><text:span text:style-name="T78_56"><text:s/></text:span><text:span text:style-name="T78_57">elegans</text:span><text:span text:style-name="T78_58"><text:s/></text:span><text:span text:style-name="T78_59">proteome</text:span><text:span text:style-name="T78_60"><text:s/></text:span><text:span text:style-name="T78_61">database</text:span><text:span text:style-name="T78_62"><text:s/>(</text:span><text:span text:style-name="T78_63">WormPD</text:span><text:span text:style-name="T78_64">):<text:s/></text:span><text:span text:style-name="T78_65">comprehensive</text:span><text:span text:style-name="T78_66"><text:s/></text:span><text:span text:style-name="T78_67">resources</text:span><text:span text:style-name="T78_68"><text:s/></text:span><text:span text:style-name="T78_69">for</text:span><text:span text:style-name="T78_70"><text:s/></text:span><text:span text:style-name="T78_71">the</text:span><text:span text:style-name="T78_72"><text:s/></text:span><text:span text:style-name="T78_73">organization</text:span><text:span text:style-name="T78_74"><text:s/></text:span><text:span text:style-name="T78_75">and</text:span><text:span text:style-name="T78_76"><text:s/></text:span><text:span text:style-name="T78_77">comparison</text:span><text:span text:style-name="T78_78"><text:s/></text:span><text:span text:style-name="T78_79">of</text:span><text:span text:style-name="T78_80"><text:s/></text:span><text:span text:style-name="T78_81">model</text:span><text:span text:style-name="T78_82"><text:s/></text:span><text:span text:style-name="T78_83">organism</text:span><text:span text:style-name="T78_84"><text:s/></text:span><text:span text:style-name="T78_85">protein</text:span><text:span text:style-name="T78_86"><text:s/></text:span><text:span text:style-name="T78_87">information</text:span><text:span text:style-name="T78_88">.<text:s/></text:span><text:span text:style-name="T78_89">Nucleic</text:span><text:span text:style-name="T78_90"><text:s/></text:span><text:span text:style-name="T78_91">Acids</text:span><text:span text:style-name="T78_92"><text:s/></text:span><text:span text:style-name="T78_93">Research</text:span><text:span text:style-name="T78_94">,<text:s/></text:span><text:span text:style-name="T78_95">28</text:span><text:span text:style-name="T78_96">(1),<text:s/>73–6.<text:s/></text:span><text:span text:style-name="T78_97">Retrieved</text:span><text:span text:style-name="T78_98"><text:s/></text:span><text:span text:style-name="T78_99">from</text:span><text:span text:style-name="T78_100"><text:s/></text:span><text:span text:style-name="T78_101">http</text:span><text:span text:style-name="T78_102">://</text:span><text:span text:style-name="T78_103">www</text:span><text:span text:style-name="T78_104">.</text:span><text:span text:style-name="T78_105">pubmedcentral</text:span><text:span text:style-name="T78_106">.</text:span><text:span text:style-name="T78_107">nih</text:span><text:span text:style-name="T78_108">.</text:span><text:span text:style-name="T78_109">gov</text:span><text:span text:style-name="T78_110">/</text:span><text:span text:style-name="T78_111">articlerender</text:span><text:span text:style-name="T78_112">.</text:span><text:span text:style-name="T78_113">fcgi</text:span><text:span text:style-name="T78_114">?</text:span><text:span text:style-name="T78_115">artid</text:span><text:span text:style-name="T78_116">=102421&amp;</text:span><text:span text:style-name="T78_117">tool</text:span><text:span text:style-name="T78_118">=</text:span><text:span text:style-name="T78_119">pmcentrez</text:span><text:span text:style-name="T78_120">&amp;</text:span><text:span text:style-name="T78_121">rendertype</text:span><text:span text:style-name="T78_122">=</text:span><text:span text:style-name="T78_123">abstract</text:span></text:p>
      <text:p text:style-name="P79"><text:span text:style-name="T79_1">Cox</text:span><text:span text:style-name="T79_2">,<text:s/></text:span><text:span text:style-name="T79_3">G</text:span><text:span text:style-name="T79_4">.<text:s/></text:span><text:span text:style-name="T79_5">N</text:span><text:span text:style-name="T79_6">.,<text:s/></text:span><text:span text:style-name="T79_7">Kusch</text:span><text:span text:style-name="T79_8">,<text:s/></text:span><text:span text:style-name="T79_9">M</text:span><text:span text:style-name="T79_10">.,<text:s/>&amp;<text:s/></text:span><text:span text:style-name="T79_11">Edgar</text:span><text:span text:style-name="T79_12">,<text:s/></text:span><text:span text:style-name="T79_13">R</text:span><text:span text:style-name="T79_14">.<text:s/></text:span><text:span text:style-name="T79_15">S</text:span><text:span text:style-name="T79_16">.<text:s/>(1981).<text:s/></text:span><text:span text:style-name="T79_17">Cuticle</text:span><text:span text:style-name="T79_18"><text:s/></text:span><text:span text:style-name="T79_19">of</text:span><text:span text:style-name="T79_20"><text:s/></text:span><text:span text:style-name="T79_21">Caenorhabditis</text:span><text:span text:style-name="T79_22"><text:s/></text:span><text:span text:style-name="T79_23">elegans</text:span><text:span text:style-name="T79_24">:<text:s/></text:span><text:span text:style-name="T79_25">its</text:span><text:span text:style-name="T79_26"><text:s/></text:span><text:span text:style-name="T79_27">isolation</text:span><text:span text:style-name="T79_28"><text:s/></text:span><text:span text:style-name="T79_29">and</text:span><text:span text:style-name="T79_30"><text:s/></text:span><text:span text:style-name="T79_31">partial</text:span><text:span text:style-name="T79_32"><text:s/></text:span><text:span text:style-name="T79_33">characterization</text:span><text:span text:style-name="T79_34">.<text:s/></text:span><text:span text:style-name="T79_35">The</text:span><text:span text:style-name="T79_36"><text:s/></text:span><text:span text:style-name="T79_37">Journal</text:span><text:span text:style-name="T79_38"><text:s/></text:span><text:span text:style-name="T79_39">of</text:span><text:span text:style-name="T79_40"><text:s/></text:span><text:span text:style-name="T79_41">Cell</text:span><text:span text:style-name="T79_42"><text:s/></text:span><text:span text:style-name="T79_43">Biology</text:span><text:span text:style-name="T79_44">,<text:s/></text:span><text:span text:style-name="T79_45">90</text:span><text:span text:style-name="T79_46">(1),<text:s/>7–17.<text:s/></text:span><text:span text:style-name="T79_47">Retrieved</text:span><text:span text:style-name="T79_48"><text:s/></text:span><text:span text:style-name="T79_49">from</text:span><text:span text:style-name="T79_50"><text:s/></text:span><text:span text:style-name="T79_51">http</text:span><text:span text:style-name="T79_52">://</text:span><text:span text:style-name="T79_53">www</text:span><text:span text:style-name="T79_54">.</text:span><text:span text:style-name="T79_55">pubmedcentral</text:span><text:span text:style-name="T79_56">.</text:span><text:span text:style-name="T79_57">nih</text:span><text:span text:style-name="T79_58">.</text:span><text:span text:style-name="T79_59">gov</text:span><text:span text:style-name="T79_60">/</text:span><text:span text:style-name="T79_61">articlerender</text:span><text:span text:style-name="T79_62">.</text:span><text:span text:style-name="T79_63">fcgi</text:span><text:span text:style-name="T79_64">?</text:span><text:span text:style-name="T79_65">artid</text:span><text:span text:style-name="T79_66">=2111847&amp;</text:span><text:span text:style-name="T79_67">tool</text:span><text:span text:style-name="T79_68">=</text:span><text:span text:style-name="T79_69">pmcentrez</text:span><text:span text:style-name="T79_70">&amp;</text:span><text:span text:style-name="T79_71">rendertype</text:span><text:span text:style-name="T79_72">=</text:span><text:span text:style-name="T79_73">abstract</text:span></text:p>
      <text:p text:style-name="P80"><text:span text:style-name="T80_1">Crick</text:span><text:span text:style-name="T80_2">,<text:s/></text:span><text:span text:style-name="T80_3">F</text:span><text:span text:style-name="T80_4">.<text:s/>(1970).<text:s/></text:span><text:span text:style-name="T80_5">Central</text:span><text:span text:style-name="T80_6"><text:s/></text:span><text:span text:style-name="T80_7">dogma</text:span><text:span text:style-name="T80_8"><text:s/></text:span><text:span text:style-name="T80_9">of</text:span><text:span text:style-name="T80_10"><text:s/></text:span><text:span text:style-name="T80_11">molecular</text:span><text:span text:style-name="T80_12"><text:s/></text:span><text:span text:style-name="T80_13">biology</text:span><text:span text:style-name="T80_14">.<text:s/></text:span><text:span text:style-name="T80_15">Nature</text:span><text:span text:style-name="T80_16">,<text:s/></text:span><text:span text:style-name="T80_17">227</text:span><text:span text:style-name="T80_18">(5258),<text:s/>561–563.<text:s/></text:span><text:span text:style-name="T80_19">Retrieved</text:span><text:span text:style-name="T80_20"><text:s/></text:span><text:span text:style-name="T80_21">from</text:span><text:span text:style-name="T80_22"><text:s/></text:span><text:span text:style-name="T80_23">http</text:span><text:span text:style-name="T80_24">://</text:span><text:span text:style-name="T80_25">www</text:span><text:span text:style-name="T80_26">.</text:span><text:span text:style-name="T80_27">mcb</text:span><text:span text:style-name="T80_28">.</text:span><text:span text:style-name="T80_29">ucdavis</text:span><text:span text:style-name="T80_30">.</text:span><text:span text:style-name="T80_31">edu</text:span><text:span text:style-name="T80_32">/</text:span><text:span text:style-name="T80_33">faculty</text:span><text:span text:style-name="T80_34">-</text:span><text:span text:style-name="T80_35">labs</text:span><text:span text:style-name="T80_36">/</text:span><text:span text:style-name="T80_37">scholey</text:span><text:span text:style-name="T80_38">/</text:span><text:span text:style-name="T80_39">Journal</text:span><text:span text:style-name="T80_40"><text:s/></text:span><text:span text:style-name="T80_41">Papers</text:span><text:span text:style-name="T80_42">/</text:span><text:span text:style-name="T80_43">crick</text:span><text:span text:style-name="T80_44">1970-</text:span><text:span text:style-name="T80_45">nature</text:span><text:span text:style-name="T80_46">.</text:span><text:span text:style-name="T80_47">pdf</text:span></text:p>
      <text:p text:style-name="P81"><text:span text:style-name="T81_1">Cronin</text:span><text:span text:style-name="T81_2">,<text:s/></text:span><text:span text:style-name="T81_3">C</text:span><text:span text:style-name="T81_4">.<text:s/></text:span><text:span text:style-name="T81_5">J</text:span><text:span text:style-name="T81_6">.,<text:s/></text:span><text:span text:style-name="T81_7">Mendel</text:span><text:span text:style-name="T81_8">,<text:s/></text:span><text:span text:style-name="T81_9">J</text:span><text:span text:style-name="T81_10">.<text:s/></text:span><text:span text:style-name="T81_11">E</text:span><text:span text:style-name="T81_12">.,<text:s/></text:span><text:span text:style-name="T81_13">Mukhtar</text:span><text:span text:style-name="T81_14">,<text:s/></text:span><text:span text:style-name="T81_15">S</text:span><text:span text:style-name="T81_16">.,<text:s/></text:span><text:span text:style-name="T81_17">Kim</text:span><text:span text:style-name="T81_18">,<text:s/></text:span><text:span text:style-name="T81_19">Y</text:span><text:span text:style-name="T81_20">.-</text:span><text:span text:style-name="T81_21">M</text:span><text:span text:style-name="T81_22">.,<text:s/></text:span><text:span text:style-name="T81_23">Stirbl</text:span><text:span text:style-name="T81_24">,<text:s/></text:span><text:span text:style-name="T81_25">R</text:span><text:span text:style-name="T81_26">.<text:s/></text:span><text:span text:style-name="T81_27">C</text:span><text:span text:style-name="T81_28">.,<text:s/></text:span><text:span text:style-name="T81_29">Bruck</text:span><text:span text:style-name="T81_30">,<text:s/></text:span><text:span text:style-name="T81_31">J</text:span><text:span text:style-name="T81_32">.,<text:s/>&amp;<text:s/></text:span><text:span text:style-name="T81_33">Sternberg</text:span><text:span text:style-name="T81_34">,<text:s/></text:span><text:span text:style-name="T81_35">P</text:span><text:span text:style-name="T81_36">.<text:s/></text:span><text:span text:style-name="T81_37">W</text:span><text:span text:style-name="T81_38">.<text:s/>(2005).<text:s/></text:span><text:span text:style-name="T81_39">An</text:span><text:span text:style-name="T81_40"><text:s/></text:span><text:span text:style-name="T81_41">automated</text:span><text:span text:style-name="T81_42"><text:s/></text:span><text:span text:style-name="T81_43">system</text:span><text:span text:style-name="T81_44"><text:s/></text:span><text:span text:style-name="T81_45">for</text:span><text:span text:style-name="T81_46"><text:s/></text:span><text:span text:style-name="T81_47">measuring</text:span><text:span text:style-name="T81_48"><text:s/></text:span><text:span text:style-name="T81_49">parameters</text:span><text:span text:style-name="T81_50"><text:s/></text:span><text:span text:style-name="T81_51">of</text:span><text:span text:style-name="T81_52"><text:s/></text:span><text:span text:style-name="T81_53">nematode</text:span><text:span text:style-name="T81_54"><text:s/></text:span><text:span text:style-name="T81_55">sinusoidal</text:span><text:span text:style-name="T81_56"><text:s/></text:span><text:span text:style-name="T81_57">movement</text:span><text:span text:style-name="T81_58">.<text:s/></text:span><text:span text:style-name="T81_59">BMC</text:span><text:span text:style-name="T81_60"><text:s/></text:span><text:span text:style-name="T81_61">Genetics</text:span><text:span text:style-name="T81_62">,<text:s/></text:span><text:span text:style-name="T81_63">6</text:span><text:span text:style-name="T81_64">,<text:s/>5.<text:s/></text:span><text:span text:style-name="T81_65">doi</text:span><text:span text:style-name="T81_66">:10.1186/1471-2156-6-5</text:span></text:p>
      <text:p text:style-name="P82"><text:span text:style-name="T82_1">Crook</text:span><text:span text:style-name="T82_2">,<text:s/></text:span><text:span text:style-name="T82_3">S</text:span><text:span text:style-name="T82_4">.,<text:s/></text:span><text:span text:style-name="T82_5">Gleeson</text:span><text:span text:style-name="T82_6">,<text:s/></text:span><text:span text:style-name="T82_7">P</text:span><text:span text:style-name="T82_8">.,<text:s/></text:span><text:span text:style-name="T82_9">Howell</text:span><text:span text:style-name="T82_10">,<text:s/></text:span><text:span text:style-name="T82_11">F</text:span><text:span text:style-name="T82_12">.,<text:s/></text:span><text:span text:style-name="T82_13">Svitak</text:span><text:span text:style-name="T82_14">,<text:s/></text:span><text:span text:style-name="T82_15">J</text:span><text:span text:style-name="T82_16">.,<text:s/>&amp;<text:s/></text:span><text:span text:style-name="T82_17">Silver</text:span><text:span text:style-name="T82_18">,<text:s/></text:span><text:span text:style-name="T82_19">R</text:span><text:span text:style-name="T82_20">.<text:s/></text:span><text:span text:style-name="T82_21">A</text:span><text:span text:style-name="T82_22">.<text:s/>(2007).<text:s/></text:span><text:span text:style-name="T82_23">MorphML</text:span><text:span text:style-name="T82_24">:<text:s/></text:span><text:span text:style-name="T82_25">Level</text:span><text:span text:style-name="T82_26"><text:s/>1<text:s/></text:span><text:span text:style-name="T82_27">of</text:span><text:span text:style-name="T82_28"><text:s/></text:span><text:span text:style-name="T82_29">the</text:span><text:span text:style-name="T82_30"><text:s/></text:span><text:span text:style-name="T82_31">NeuroML</text:span><text:span text:style-name="T82_32"><text:s/></text:span><text:span text:style-name="T82_33">Standards</text:span><text:span text:style-name="T82_34"><text:s/></text:span><text:span text:style-name="T82_35">for</text:span><text:span text:style-name="T82_36"><text:s/></text:span><text:span text:style-name="T82_37">Neuronal</text:span><text:span text:style-name="T82_38"><text:s/></text:span><text:span text:style-name="T82_39">Morphology</text:span><text:span text:style-name="T82_40"><text:s/></text:span><text:span text:style-name="T82_41">Data</text:span><text:span text:style-name="T82_42"><text:s/></text:span><text:span text:style-name="T82_43">and</text:span><text:span text:style-name="T82_44"><text:s/></text:span><text:span text:style-name="T82_45">Model</text:span><text:span text:style-name="T82_46"><text:s/></text:span><text:span text:style-name="T82_47">Specification</text:span><text:span text:style-name="T82_48">.<text:s/></text:span><text:span text:style-name="T82_49">Neuroinformatics</text:span><text:span text:style-name="T82_50">,<text:s/></text:span><text:span text:style-name="T82_51">5</text:span><text:span text:style-name="T82_52">(2),<text:s/>96–104.<text:s/></text:span><text:span text:style-name="T82_53">doi</text:span><text:span text:style-name="T82_54">:10.1007/</text:span><text:span text:style-name="T82_55">s</text:span><text:span text:style-name="T82_56">12021-007-0003-6</text:span></text:p>
      <text:p text:style-name="P83"><text:span text:style-name="T83_1">Czech</text:span><text:span text:style-name="T83_2">,<text:s/></text:span><text:span text:style-name="T83_3">J</text:span><text:span text:style-name="T83_4">.,<text:s/></text:span><text:span text:style-name="T83_5">Dittrich</text:span><text:span text:style-name="T83_6">,<text:s/></text:span><text:span text:style-name="T83_7">M</text:span><text:span text:style-name="T83_8">.,<text:s/>&amp;<text:s/></text:span><text:span text:style-name="T83_9">Stiles</text:span><text:span text:style-name="T83_10">,<text:s/></text:span><text:span text:style-name="T83_11">J</text:span><text:span text:style-name="T83_12">.<text:s/></text:span><text:span text:style-name="T83_13">R</text:span><text:span text:style-name="T83_14">.<text:s/>(2009).<text:s/></text:span><text:span text:style-name="T83_15">Rapid</text:span><text:span text:style-name="T83_16"><text:s/></text:span><text:span text:style-name="T83_17">Creation</text:span><text:span text:style-name="T83_18">,<text:s/></text:span><text:span text:style-name="T83_19">Monte</text:span><text:span text:style-name="T83_20"><text:s/></text:span><text:span text:style-name="T83_21">Carlo</text:span><text:span text:style-name="T83_22"><text:s/></text:span><text:span text:style-name="T83_23">Simulation</text:span><text:span text:style-name="T83_24">,<text:s/></text:span><text:span text:style-name="T83_25">and</text:span><text:span text:style-name="T83_26"><text:s/></text:span><text:span text:style-name="T83_27">Visualization</text:span><text:span text:style-name="T83_28"><text:s/></text:span><text:span text:style-name="T83_29">of</text:span><text:span text:style-name="T83_30"><text:s/></text:span><text:span text:style-name="T83_31">Realistic</text:span><text:span text:style-name="T83_32"><text:s/>3</text:span><text:span text:style-name="T83_33">D</text:span><text:span text:style-name="T83_34"><text:s/></text:span><text:span text:style-name="T83_35">Cell</text:span><text:span text:style-name="T83_36"><text:s/></text:span><text:span text:style-name="T83_37">Models</text:span><text:span text:style-name="T83_38">.<text:s/></text:span><text:span text:style-name="T83_39">Methods</text:span><text:span text:style-name="T83_40">,<text:s/></text:span><text:span text:style-name="T83_41">500</text:span><text:span text:style-name="T83_42">.<text:s/></text:span><text:span text:style-name="T83_43">doi</text:span><text:span text:style-name="T83_44">:10.1007/978-1-59745-525-1</text:span></text:p>
      <text:p text:style-name="P84"><text:span text:style-name="T84_1">D</text:span><text:span text:style-name="T84_2">,<text:s/></text:span><text:span text:style-name="T84_3">H</text:span><text:span text:style-name="T84_4">.,<text:s/>&amp;<text:s/></text:span><text:span text:style-name="T84_5">Pnueli</text:span><text:span text:style-name="T84_6">,<text:s/></text:span><text:span text:style-name="T84_7">A</text:span><text:span text:style-name="T84_8">.<text:s/>(1985).<text:s/></text:span><text:span text:style-name="T84_9">On</text:span><text:span text:style-name="T84_10"><text:s/></text:span><text:span text:style-name="T84_11">the</text:span><text:span text:style-name="T84_12"><text:s/></text:span><text:span text:style-name="T84_13">development</text:span><text:span text:style-name="T84_14"><text:s/></text:span><text:span text:style-name="T84_15">of</text:span><text:span text:style-name="T84_16"><text:s/></text:span><text:span text:style-name="T84_17">Reactive</text:span><text:span text:style-name="T84_18"><text:s/></text:span><text:span text:style-name="T84_19">Systems</text:span><text:span text:style-name="T84_20">.<text:s/></text:span><text:span text:style-name="T84_21">In</text:span><text:span text:style-name="T84_22"><text:s/></text:span><text:span text:style-name="T84_23">K</text:span><text:span text:style-name="T84_24">.<text:s/></text:span><text:span text:style-name="T84_25">R</text:span><text:span text:style-name="T84_26">.<text:s/></text:span><text:span text:style-name="T84_27">Apt</text:span><text:span text:style-name="T84_28"><text:s/>(</text:span><text:span text:style-name="T84_29">Ed</text:span><text:span text:style-name="T84_30">.),<text:s/></text:span><text:span text:style-name="T84_31">Logics</text:span><text:span text:style-name="T84_32"><text:s/></text:span><text:span text:style-name="T84_33">and</text:span><text:span text:style-name="T84_34"><text:s/></text:span><text:span text:style-name="T84_35">Models</text:span><text:span text:style-name="T84_36"><text:s/></text:span><text:span text:style-name="T84_37">of</text:span><text:span text:style-name="T84_38"><text:s/></text:span><text:span text:style-name="T84_39">Concurrent</text:span><text:span text:style-name="T84_40"><text:s/></text:span><text:span text:style-name="T84_41">Systems</text:span><text:span text:style-name="T84_42"><text:s/>(</text:span><text:span text:style-name="T84_43">pp</text:span><text:span text:style-name="T84_44">.<text:s/>477–498).<text:s/></text:span><text:span text:style-name="T84_45">Berlin</text:span><text:span text:style-name="T84_46">:<text:s/></text:span><text:span text:style-name="T84_47">Springer</text:span><text:span text:style-name="T84_48">-</text:span><text:span text:style-name="T84_49">Verlag</text:span><text:span text:style-name="T84_50">.</text:span></text:p>
      <text:p text:style-name="P85"><text:span text:style-name="T85_1">Dada</text:span><text:span text:style-name="T85_2">,<text:s/></text:span><text:span text:style-name="T85_3">J</text:span><text:span text:style-name="T85_4">.,<text:s/>&amp;<text:s/></text:span><text:span text:style-name="T85_5">Mendes</text:span><text:span text:style-name="T85_6">,<text:s/></text:span><text:span text:style-name="T85_7">P</text:span><text:span text:style-name="T85_8">.<text:s/>(2009).<text:s/></text:span><text:span text:style-name="T85_9">Design</text:span><text:span text:style-name="T85_10"><text:s/></text:span><text:span text:style-name="T85_11">and</text:span><text:span text:style-name="T85_12"><text:s/></text:span><text:span text:style-name="T85_13">Architecture</text:span><text:span text:style-name="T85_14"><text:s/></text:span><text:span text:style-name="T85_15">of</text:span><text:span text:style-name="T85_16"><text:s/></text:span><text:span text:style-name="T85_17">Web</text:span><text:span text:style-name="T85_18"><text:s/></text:span><text:span text:style-name="T85_19">Services</text:span><text:span text:style-name="T85_20"><text:s/></text:span><text:span text:style-name="T85_21">for</text:span><text:span text:style-name="T85_22"><text:s/></text:span><text:span text:style-name="T85_23">Simulation</text:span><text:span text:style-name="T85_24"><text:s/></text:span><text:span text:style-name="T85_25">of</text:span><text:span text:style-name="T85_26"><text:s/></text:span><text:span text:style-name="T85_27">Biochemical</text:span><text:span text:style-name="T85_28"><text:s/></text:span><text:span text:style-name="T85_29">Systems</text:span><text:span text:style-name="T85_30">,<text:s/></text:span><text:span text:style-name="T85_31">5647</text:span><text:span text:style-name="T85_32">,<text:s/>182–195.<text:s/></text:span><text:span text:style-name="T85_33">doi</text:span><text:span text:style-name="T85_34">:10.1007/978-3-642-02879-3</text:span></text:p>
      <text:p text:style-name="P86"><text:span text:style-name="T86_1">Dada</text:span><text:span text:style-name="T86_2">,<text:s/></text:span><text:span text:style-name="T86_3">J</text:span><text:span text:style-name="T86_4">.<text:s/></text:span><text:span text:style-name="T86_5">O</text:span><text:span text:style-name="T86_6">.,<text:s/></text:span><text:span text:style-name="T86_7">Spasić</text:span><text:span text:style-name="T86_8">,<text:s/></text:span><text:span text:style-name="T86_9">I</text:span><text:span text:style-name="T86_10">.,<text:s/></text:span><text:span text:style-name="T86_11">Paton</text:span><text:span text:style-name="T86_12">,<text:s/></text:span><text:span text:style-name="T86_13">N</text:span><text:span text:style-name="T86_14">.<text:s/></text:span><text:span text:style-name="T86_15">W</text:span><text:span text:style-name="T86_16">.,<text:s/>&amp;<text:s/></text:span><text:span text:style-name="T86_17">Mendes</text:span><text:span text:style-name="T86_18">,<text:s/></text:span><text:span text:style-name="T86_19">P</text:span><text:span text:style-name="T86_20">.<text:s/>(2010).<text:s/></text:span><text:span text:style-name="T86_21">SBRML</text:span><text:span text:style-name="T86_22">:<text:s/></text:span><text:span text:style-name="T86_23">a</text:span><text:span text:style-name="T86_24"><text:s/></text:span><text:span text:style-name="T86_25">markup</text:span><text:span text:style-name="T86_26"><text:s/></text:span><text:span text:style-name="T86_27">language</text:span><text:span text:style-name="T86_28"><text:s/></text:span><text:span text:style-name="T86_29">for</text:span><text:span text:style-name="T86_30"><text:s/></text:span><text:span text:style-name="T86_31">associating</text:span><text:span text:style-name="T86_32"><text:s/></text:span><text:span text:style-name="T86_33">systems</text:span><text:span text:style-name="T86_34"><text:s/></text:span><text:span text:style-name="T86_35">biology</text:span><text:span text:style-name="T86_36"><text:s/></text:span><text:span text:style-name="T86_37">data</text:span><text:span text:style-name="T86_38"><text:s/></text:span><text:span text:style-name="T86_39">with</text:span><text:span text:style-name="T86_40"><text:s/></text:span><text:span text:style-name="T86_41">models</text:span><text:span text:style-name="T86_42">.<text:s/></text:span><text:span text:style-name="T86_43">Bioinformatics</text:span><text:span text:style-name="T86_44"><text:s/>(</text:span><text:span text:style-name="T86_45">Oxford</text:span><text:span text:style-name="T86_46">,<text:s/></text:span><text:span text:style-name="T86_47">England</text:span><text:span text:style-name="T86_48">)</text:span><text:span text:style-name="T86_49">,<text:s/></text:span><text:span text:style-name="T86_50">26</text:span><text:span text:style-name="T86_51">(7),<text:s/>932–8.<text:s/></text:span><text:span text:style-name="T86_52">doi</text:span><text:span text:style-name="T86_53">:10.1093/</text:span><text:span text:style-name="T86_54">bioinformatics</text:span><text:span text:style-name="T86_55">/</text:span><text:span text:style-name="T86_56">btq</text:span><text:span text:style-name="T86_57">069</text:span></text:p>
      <text:p text:style-name="P87"><text:span text:style-name="T87_1">Dai</text:span><text:span text:style-name="T87_2">,<text:s/></text:span><text:span text:style-name="T87_3">L</text:span><text:span text:style-name="T87_4">.,<text:s/></text:span><text:span text:style-name="T87_5">Garg</text:span><text:span text:style-name="T87_6">,<text:s/></text:span><text:span text:style-name="T87_7">V</text:span><text:span text:style-name="T87_8">.,<text:s/>&amp;<text:s/></text:span><text:span text:style-name="T87_9">Sanguinetti</text:span><text:span text:style-name="T87_10">,<text:s/></text:span><text:span text:style-name="T87_11">M</text:span><text:span text:style-name="T87_12">.<text:s/></text:span><text:span text:style-name="T87_13">C</text:span><text:span text:style-name="T87_14">.<text:s/>(2010).<text:s/></text:span><text:span text:style-name="T87_15">Activation</text:span><text:span text:style-name="T87_16"><text:s/></text:span><text:span text:style-name="T87_17">of</text:span><text:span text:style-name="T87_18"><text:s/></text:span><text:span text:style-name="T87_19">Slo</text:span><text:span text:style-name="T87_20">2.1<text:s/></text:span><text:span text:style-name="T87_21">channels</text:span><text:span text:style-name="T87_22"><text:s/></text:span><text:span text:style-name="T87_23">by</text:span><text:span text:style-name="T87_24"><text:s/></text:span><text:span text:style-name="T87_25">niflumic</text:span><text:span text:style-name="T87_26"><text:s/></text:span><text:span text:style-name="T87_27">acid</text:span><text:span text:style-name="T87_28">.<text:s/></text:span><text:span text:style-name="T87_29">The</text:span><text:span text:style-name="T87_30"><text:s/></text:span><text:span text:style-name="T87_31">Journal</text:span><text:span text:style-name="T87_32"><text:s/></text:span><text:span text:style-name="T87_33">of</text:span><text:span text:style-name="T87_34"><text:s/></text:span><text:span text:style-name="T87_35">General</text:span><text:span text:style-name="T87_36"><text:s/></text:span><text:span text:style-name="T87_37">Physiology</text:span><text:span text:style-name="T87_38">,<text:s/></text:span><text:span text:style-name="T87_39">135</text:span><text:span text:style-name="T87_40">(3),<text:s/>275–95.<text:s/></text:span><text:span text:style-name="T87_41">doi</text:span><text:span text:style-name="T87_42">:10.1085/</text:span><text:span text:style-name="T87_43">jgp</text:span><text:span text:style-name="T87_44">.200910316</text:span></text:p>
      <text:p text:style-name="P88"><text:span text:style-name="T88_1">Davis</text:span><text:span text:style-name="T88_2">,<text:s/></text:span><text:span text:style-name="T88_3">G</text:span><text:span text:style-name="T88_4">.<text:s/></text:span><text:span text:style-name="T88_5">W</text:span><text:span text:style-name="T88_6">.<text:s/>(2006).<text:s/></text:span><text:span text:style-name="T88_7">Homeostatic</text:span><text:span text:style-name="T88_8"><text:s/></text:span><text:span text:style-name="T88_9">control</text:span><text:span text:style-name="T88_10"><text:s/></text:span><text:span text:style-name="T88_11">of</text:span><text:span text:style-name="T88_12"><text:s/></text:span><text:span text:style-name="T88_13">neural</text:span><text:span text:style-name="T88_14"><text:s/></text:span><text:span text:style-name="T88_15">activity</text:span><text:span text:style-name="T88_16">:<text:s/></text:span><text:span text:style-name="T88_17">from</text:span><text:span text:style-name="T88_18"><text:s/></text:span><text:span text:style-name="T88_19">phenomenology</text:span><text:span text:style-name="T88_20"><text:s/></text:span><text:span text:style-name="T88_21">to</text:span><text:span text:style-name="T88_22"><text:s/></text:span><text:span text:style-name="T88_23">molecular</text:span><text:span text:style-name="T88_24"><text:s/></text:span><text:span text:style-name="T88_25">design</text:span><text:span text:style-name="T88_26">.<text:s/></text:span><text:span text:style-name="T88_27">Annual</text:span><text:span text:style-name="T88_28"><text:s/></text:span><text:span text:style-name="T88_29">Review</text:span><text:span text:style-name="T88_30"><text:s/></text:span><text:span text:style-name="T88_31">of</text:span><text:span text:style-name="T88_32"><text:s/></text:span><text:span text:style-name="T88_33">Neuroscience</text:span><text:span text:style-name="T88_34">,<text:s/></text:span><text:span text:style-name="T88_35">29</text:span><text:span text:style-name="T88_36">,<text:s/>307–23.<text:s/></text:span><text:span text:style-name="T88_37">doi</text:span><text:span text:style-name="T88_38">:10.1146/</text:span><text:span text:style-name="T88_39">annurev</text:span><text:span text:style-name="T88_40">.</text:span><text:span text:style-name="T88_41">neuro</text:span><text:span text:style-name="T88_42">.28.061604.135751</text:span></text:p>
      <text:p text:style-name="P89"><text:span text:style-name="T89_1">Deng</text:span><text:span text:style-name="T89_2">,<text:s/></text:span><text:span text:style-name="T89_3">X</text:span><text:span text:style-name="T89_4">.,<text:s/>&amp;<text:s/></text:span><text:span text:style-name="T89_5">Xu</text:span><text:span text:style-name="T89_6">,<text:s/></text:span><text:span text:style-name="T89_7">J</text:span><text:span text:style-name="T89_8">.-</text:span><text:span text:style-name="T89_9">X</text:span><text:span text:style-name="T89_10">.<text:s/>(2013).<text:s/></text:span><text:span text:style-name="T89_11">A</text:span><text:span text:style-name="T89_12"><text:s/>3</text:span><text:span text:style-name="T89_13">D</text:span><text:span text:style-name="T89_14"><text:s/></text:span><text:span text:style-name="T89_15">undulatory</text:span><text:span text:style-name="T89_16"><text:s/></text:span><text:span text:style-name="T89_17">locomotion</text:span><text:span text:style-name="T89_18"><text:s/></text:span><text:span text:style-name="T89_19">model</text:span><text:span text:style-name="T89_20"><text:s/></text:span><text:span text:style-name="T89_21">inspired</text:span><text:span text:style-name="T89_22"><text:s/></text:span><text:span text:style-name="T89_23">by</text:span><text:span text:style-name="T89_24"><text:s/></text:span><text:span text:style-name="T89_25">C</text:span><text:span text:style-name="T89_26">.<text:s/></text:span><text:span text:style-name="T89_27">elegans</text:span><text:span text:style-name="T89_28"><text:s/></text:span><text:span text:style-name="T89_29">through</text:span><text:span text:style-name="T89_30"><text:s/></text:span><text:span text:style-name="T89_31">DNN</text:span><text:span text:style-name="T89_32"><text:s/></text:span><text:span text:style-name="T89_33">approach</text:span><text:span text:style-name="T89_34">.<text:s/></text:span><text:span text:style-name="T89_35">Neurocomputing</text:span><text:span text:style-name="T89_36">.<text:s/></text:span><text:span text:style-name="T89_37">doi</text:span><text:span text:style-name="T89_38">:10.1016/</text:span><text:span text:style-name="T89_39">j</text:span><text:span text:style-name="T89_40">.</text:span><text:span text:style-name="T89_41">neucom</text:span><text:span text:style-name="T89_42">.2013.10.019</text:span></text:p>
      <text:p text:style-name="P90"><text:span text:style-name="T90_1">Desmeulles</text:span><text:span text:style-name="T90_2">,<text:s/></text:span><text:span text:style-name="T90_3">G</text:span><text:span text:style-name="T90_4">.,<text:s/></text:span><text:span text:style-name="T90_5">Querrec</text:span><text:span text:style-name="T90_6">,<text:s/></text:span><text:span text:style-name="T90_7">G</text:span><text:span text:style-name="T90_8">.,<text:s/></text:span><text:span text:style-name="T90_9">Redou</text:span><text:span text:style-name="T90_10">,<text:s/></text:span><text:span text:style-name="T90_11">P</text:span><text:span text:style-name="T90_12">.,<text:s/></text:span><text:span text:style-name="T90_13">Kerdelo</text:span><text:span text:style-name="T90_14">,<text:s/></text:span><text:span text:style-name="T90_15">S</text:span><text:span text:style-name="T90_16">.,<text:s/></text:span><text:span text:style-name="T90_17">Misery</text:span><text:span text:style-name="T90_18">,<text:s/></text:span><text:span text:style-name="T90_19">L</text:span><text:span text:style-name="T90_20">.,<text:s/></text:span><text:span text:style-name="T90_21">Rodin</text:span><text:span text:style-name="T90_22">,<text:s/></text:span><text:span text:style-name="T90_23">V</text:span><text:span text:style-name="T90_24">.,<text:s/>&amp;<text:s/></text:span><text:span text:style-name="T90_25">Tisseau</text:span><text:span text:style-name="T90_26">,<text:s/></text:span><text:span text:style-name="T90_27">J</text:span><text:span text:style-name="T90_28">.<text:s/>(2006).<text:s/></text:span><text:span text:style-name="T90_29">The</text:span><text:span text:style-name="T90_30"><text:s/></text:span><text:span text:style-name="T90_31">virtual</text:span><text:span text:style-name="T90_32"><text:s/></text:span><text:span text:style-name="T90_33">reality</text:span><text:span text:style-name="T90_34"><text:s/></text:span><text:span text:style-name="T90_35">applied</text:span><text:span text:style-name="T90_36"><text:s/></text:span><text:span text:style-name="T90_37">to</text:span><text:span text:style-name="T90_38"><text:s/></text:span><text:span text:style-name="T90_39">biology</text:span><text:span text:style-name="T90_40"><text:s/></text:span><text:span text:style-name="T90_41">understanding</text:span><text:span text:style-name="T90_42">:<text:s/></text:span><text:span text:style-name="T90_43">The</text:span><text:span text:style-name="T90_44"><text:s/></text:span><text:span text:style-name="T90_45">in</text:span><text:span text:style-name="T90_46"><text:s/></text:span><text:span text:style-name="T90_47">virtuo</text:span><text:span text:style-name="T90_48"><text:s/></text:span><text:span text:style-name="T90_49">experimentation</text:span><text:span text:style-name="T90_50">.<text:s/></text:span><text:span text:style-name="T90_51">Expert</text:span><text:span text:style-name="T90_52"><text:s/></text:span><text:span text:style-name="T90_53">Systems</text:span><text:span text:style-name="T90_54"><text:s/></text:span><text:span text:style-name="T90_55">with</text:span><text:span text:style-name="T90_56"><text:s/></text:span><text:span text:style-name="T90_57">Applications</text:span><text:span text:style-name="T90_58">,<text:s/></text:span><text:span text:style-name="T90_59">30</text:span><text:span text:style-name="T90_60">(1),<text:s/>82–92.<text:s/></text:span><text:span text:style-name="T90_61">doi</text:span><text:span text:style-name="T90_62">:10.1016/</text:span><text:span text:style-name="T90_63">j</text:span><text:span text:style-name="T90_64">.</text:span><text:span text:style-name="T90_65">eswa</text:span><text:span text:style-name="T90_66">.2005.09.051</text:span></text:p>
      <text:p text:style-name="P91"><text:span text:style-name="T91_1">Dhar</text:span><text:span text:style-name="T91_2">,<text:s/></text:span><text:span text:style-name="T91_3">P</text:span><text:span text:style-name="T91_4">.,<text:s/></text:span><text:span text:style-name="T91_5">Meng</text:span><text:span text:style-name="T91_6">,<text:s/></text:span><text:span text:style-name="T91_7">T</text:span><text:span text:style-name="T91_8">.<text:s/></text:span><text:span text:style-name="T91_9">C</text:span><text:span text:style-name="T91_10">.,<text:s/></text:span><text:span text:style-name="T91_11">Somani</text:span><text:span text:style-name="T91_12">,<text:s/></text:span><text:span text:style-name="T91_13">S</text:span><text:span text:style-name="T91_14">.,<text:s/></text:span><text:span text:style-name="T91_15">Ye</text:span><text:span text:style-name="T91_16">,<text:s/></text:span><text:span text:style-name="T91_17">L</text:span><text:span text:style-name="T91_18">.,<text:s/></text:span><text:span text:style-name="T91_19">Sairam</text:span><text:span text:style-name="T91_20">,<text:s/></text:span><text:span text:style-name="T91_21">A</text:span><text:span text:style-name="T91_22">.,<text:s/></text:span><text:span text:style-name="T91_23">Chitre</text:span><text:span text:style-name="T91_24">,<text:s/></text:span><text:span text:style-name="T91_25">M</text:span><text:span text:style-name="T91_26">.,<text:s/>…<text:s/></text:span><text:span text:style-name="T91_27">Sakharkar</text:span><text:span text:style-name="T91_28">,<text:s/></text:span><text:span text:style-name="T91_29">K</text:span><text:span text:style-name="T91_30">.<text:s/>(2004).<text:s/></text:span><text:span text:style-name="T91_31">Cellware</text:span><text:span text:style-name="T91_32">--</text:span><text:span text:style-name="T91_33">a</text:span><text:span text:style-name="T91_34"><text:s/></text:span><text:span text:style-name="T91_35">multi</text:span><text:span text:style-name="T91_36">-</text:span><text:span text:style-name="T91_37">algorithmic</text:span><text:span text:style-name="T91_38"><text:s/></text:span><text:span text:style-name="T91_39">software</text:span><text:span text:style-name="T91_40"><text:s/></text:span><text:span text:style-name="T91_41">for</text:span><text:span text:style-name="T91_42"><text:s/></text:span><text:span text:style-name="T91_43">computational</text:span><text:span text:style-name="T91_44"><text:s/></text:span><text:span text:style-name="T91_45">systems</text:span><text:span text:style-name="T91_46"><text:s/></text:span><text:span text:style-name="T91_47">biology</text:span><text:span text:style-name="T91_48">.<text:s/></text:span><text:span text:style-name="T91_49">Bioinformatics</text:span><text:span text:style-name="T91_50"><text:s/>(</text:span><text:span text:style-name="T91_51">Oxford</text:span><text:span text:style-name="T91_52">,<text:s/></text:span><text:span text:style-name="T91_53">England</text:span><text:span text:style-name="T91_54">)</text:span><text:span text:style-name="T91_55">,<text:s/></text:span><text:span text:style-name="T91_56">20</text:span><text:span text:style-name="T91_57">(8),<text:s/>1319–21.<text:s/></text:span><text:span text:style-name="T91_58">doi</text:span><text:span text:style-name="T91_59">:10.1093/</text:span><text:span text:style-name="T91_60">bioinformatics</text:span><text:span text:style-name="T91_61">/</text:span><text:span text:style-name="T91_62">bth</text:span><text:span text:style-name="T91_63">067</text:span></text:p>
      <text:p text:style-name="P92"><text:span text:style-name="T92_1">Di</text:span><text:span text:style-name="T92_2"><text:s/></text:span><text:span text:style-name="T92_3">Ventura</text:span><text:span text:style-name="T92_4">,<text:s/></text:span><text:span text:style-name="T92_5">B</text:span><text:span text:style-name="T92_6">.,<text:s/></text:span><text:span text:style-name="T92_7">Lemerle</text:span><text:span text:style-name="T92_8">,<text:s/></text:span><text:span text:style-name="T92_9">C</text:span><text:span text:style-name="T92_10">.,<text:s/></text:span><text:span text:style-name="T92_11">Michalodimitrakis</text:span><text:span text:style-name="T92_12">,<text:s/></text:span><text:span text:style-name="T92_13">K</text:span><text:span text:style-name="T92_14">.,<text:s/>&amp;<text:s/></text:span><text:span text:style-name="T92_15">Serrano</text:span><text:span text:style-name="T92_16">,<text:s/></text:span><text:span text:style-name="T92_17">L</text:span><text:span text:style-name="T92_18">.<text:s/>(2006).<text:s/></text:span><text:span text:style-name="T92_19">From</text:span><text:span text:style-name="T92_20"><text:s/></text:span><text:span text:style-name="T92_21">in</text:span><text:span text:style-name="T92_22"><text:s/></text:span><text:span text:style-name="T92_23">vivo</text:span><text:span text:style-name="T92_24"><text:s/></text:span><text:span text:style-name="T92_25">to</text:span><text:span text:style-name="T92_26"><text:s/></text:span><text:span text:style-name="T92_27">in</text:span><text:span text:style-name="T92_28"><text:s/></text:span><text:span text:style-name="T92_29">silico</text:span><text:span text:style-name="T92_30"><text:s/></text:span><text:span text:style-name="T92_31">biology</text:span><text:span text:style-name="T92_32"><text:s/></text:span><text:span text:style-name="T92_33">and</text:span><text:span text:style-name="T92_34"><text:s/></text:span><text:span text:style-name="T92_35">back</text:span><text:span text:style-name="T92_36">.<text:s/></text:span><text:span text:style-name="T92_37">Nature</text:span><text:span text:style-name="T92_38">,<text:s/></text:span><text:span text:style-name="T92_39">443</text:span><text:span text:style-name="T92_40">(7111),<text:s/>527–33.<text:s/></text:span><text:span text:style-name="T92_41">doi</text:span><text:span text:style-name="T92_42">:10.1038/</text:span><text:span text:style-name="T92_43">nature</text:span><text:span text:style-name="T92_44">05127</text:span></text:p>
      <text:p text:style-name="P93"><text:span text:style-name="T93_1">Dixon</text:span><text:span text:style-name="T93_2">,<text:s/></text:span><text:span text:style-name="T93_3">S</text:span><text:span text:style-name="T93_4">.<text:s/></text:span><text:span text:style-name="T93_5">J</text:span><text:span text:style-name="T93_6">.,<text:s/>&amp;<text:s/></text:span><text:span text:style-name="T93_7">Roy</text:span><text:span text:style-name="T93_8">,<text:s/></text:span><text:span text:style-name="T93_9">P</text:span><text:span text:style-name="T93_10">.<text:s/></text:span><text:span text:style-name="T93_11">J</text:span><text:span text:style-name="T93_12">.<text:s/>(2005).<text:s/></text:span><text:span text:style-name="T93_13">Muscle</text:span><text:span text:style-name="T93_14"><text:s/></text:span><text:span text:style-name="T93_15">arm</text:span><text:span text:style-name="T93_16"><text:s/></text:span><text:span text:style-name="T93_17">development</text:span><text:span text:style-name="T93_18"><text:s/></text:span><text:span text:style-name="T93_19">in</text:span><text:span text:style-name="T93_20"><text:s/></text:span><text:span text:style-name="T93_21">Caenorhabditis</text:span><text:span text:style-name="T93_22"><text:s/></text:span><text:span text:style-name="T93_23">elegans</text:span><text:span text:style-name="T93_24">.<text:s/></text:span><text:span text:style-name="T93_25">Development</text:span><text:span text:style-name="T93_26"><text:s/>(</text:span><text:span text:style-name="T93_27">Cambridge</text:span><text:span text:style-name="T93_28">,<text:s/></text:span><text:span text:style-name="T93_29">England</text:span><text:span text:style-name="T93_30">)</text:span><text:span text:style-name="T93_31">,<text:s/></text:span><text:span text:style-name="T93_32">132</text:span><text:span text:style-name="T93_33">(13),<text:s/>3079–92.<text:s/></text:span><text:span text:style-name="T93_34">doi</text:span><text:span text:style-name="T93_35">:10.1242/</text:span><text:span text:style-name="T93_36">dev</text:span><text:span text:style-name="T93_37">.01883</text:span></text:p>
      <text:p text:style-name="P94"><text:span text:style-name="T94_1">Dobson</text:span><text:span text:style-name="T94_2">,<text:s/></text:span><text:span text:style-name="T94_3">P</text:span><text:span text:style-name="T94_4">.<text:s/></text:span><text:span text:style-name="T94_5">D</text:span><text:span text:style-name="T94_6">.,<text:s/></text:span><text:span text:style-name="T94_7">Smallbone</text:span><text:span text:style-name="T94_8">,<text:s/></text:span><text:span text:style-name="T94_9">K</text:span><text:span text:style-name="T94_10">.,<text:s/></text:span><text:span text:style-name="T94_11">Jameson</text:span><text:span text:style-name="T94_12">,<text:s/></text:span><text:span text:style-name="T94_13">D</text:span><text:span text:style-name="T94_14">.,<text:s/></text:span><text:span text:style-name="T94_15">Simeonidis</text:span><text:span text:style-name="T94_16">,<text:s/></text:span><text:span text:style-name="T94_17">E</text:span><text:span text:style-name="T94_18">.,<text:s/></text:span><text:span text:style-name="T94_19">Lanthaler</text:span><text:span text:style-name="T94_20">,<text:s/></text:span><text:span text:style-name="T94_21">K</text:span><text:span text:style-name="T94_22">.,<text:s/></text:span><text:span text:style-name="T94_23">Pir</text:span><text:span text:style-name="T94_24">,<text:s/></text:span><text:span text:style-name="T94_25">P</text:span><text:span text:style-name="T94_26">.,<text:s/>…<text:s/></text:span><text:span text:style-name="T94_27">Mendes</text:span><text:span text:style-name="T94_28">,<text:s/></text:span><text:span text:style-name="T94_29">P</text:span><text:span text:style-name="T94_30">.<text:s/>(2010).<text:s/></text:span><text:span text:style-name="T94_31">Further</text:span><text:span text:style-name="T94_32"><text:s/></text:span><text:span text:style-name="T94_33">developments</text:span><text:span text:style-name="T94_34"><text:s/></text:span><text:span text:style-name="T94_35">towards</text:span><text:span text:style-name="T94_36"><text:s/></text:span><text:span text:style-name="T94_37">a</text:span><text:span text:style-name="T94_38"><text:s/></text:span><text:span text:style-name="T94_39">genome</text:span><text:span text:style-name="T94_40">-</text:span><text:span text:style-name="T94_41">scale</text:span><text:span text:style-name="T94_42"><text:s/></text:span><text:span text:style-name="T94_43">metabolic</text:span><text:span text:style-name="T94_44"><text:s/></text:span><text:span text:style-name="T94_45">model</text:span><text:span text:style-name="T94_46"><text:s/></text:span><text:span text:style-name="T94_47">of</text:span><text:span text:style-name="T94_48"><text:s/></text:span><text:span text:style-name="T94_49">yeast</text:span><text:span text:style-name="T94_50">.<text:s/></text:span><text:span text:style-name="T94_51">BMC</text:span><text:span text:style-name="T94_52"><text:s/></text:span><text:span text:style-name="T94_53">Systems</text:span><text:span text:style-name="T94_54"><text:s/></text:span><text:span text:style-name="T94_55">Biology</text:span><text:span text:style-name="T94_56">,<text:s/></text:span><text:span text:style-name="T94_57">4</text:span><text:span text:style-name="T94_58">(1),<text:s/>145.<text:s/></text:span><text:span text:style-name="T94_59">doi</text:span><text:span text:style-name="T94_60">:10.1186/1752-0509-4-145</text:span></text:p>
      <text:p text:style-name="P95"><text:span text:style-name="T95_1">Donnelly</text:span><text:span text:style-name="T95_2">,<text:s/></text:span><text:span text:style-name="T95_3">J</text:span><text:span text:style-name="T95_4">.<text:s/></text:span><text:span text:style-name="T95_5">L</text:span><text:span text:style-name="T95_6">.,<text:s/></text:span><text:span text:style-name="T95_7">Clark</text:span><text:span text:style-name="T95_8">,<text:s/></text:span><text:span text:style-name="T95_9">C</text:span><text:span text:style-name="T95_10">.<text:s/></text:span><text:span text:style-name="T95_11">M</text:span><text:span text:style-name="T95_12">.,<text:s/></text:span><text:span text:style-name="T95_13">Leifer</text:span><text:span text:style-name="T95_14">,<text:s/></text:span><text:span text:style-name="T95_15">A</text:span><text:span text:style-name="T95_16">.<text:s/></text:span><text:span text:style-name="T95_17">M</text:span><text:span text:style-name="T95_18">.,<text:s/></text:span><text:span text:style-name="T95_19">Pirri</text:span><text:span text:style-name="T95_20">,<text:s/></text:span><text:span text:style-name="T95_21">J</text:span><text:span text:style-name="T95_22">.<text:s/></text:span><text:span text:style-name="T95_23">K</text:span><text:span text:style-name="T95_24">.,<text:s/></text:span><text:span text:style-name="T95_25">Haburcak</text:span><text:span text:style-name="T95_26">,<text:s/></text:span><text:span text:style-name="T95_27">M</text:span><text:span text:style-name="T95_28">.,<text:s/></text:span><text:span text:style-name="T95_29">Francis</text:span><text:span text:style-name="T95_30">,<text:s/></text:span><text:span text:style-name="T95_31">M</text:span><text:span text:style-name="T95_32">.<text:s/></text:span><text:span text:style-name="T95_33">M</text:span><text:span text:style-name="T95_34">.,<text:s/>…<text:s/></text:span><text:span text:style-name="T95_35">Alkema</text:span><text:span text:style-name="T95_36">,<text:s/></text:span><text:span text:style-name="T95_37">M</text:span><text:span text:style-name="T95_38">.<text:s/></text:span><text:span text:style-name="T95_39">J</text:span><text:span text:style-name="T95_40">.<text:s/>(2013).<text:s/></text:span><text:span text:style-name="T95_41">Monoaminergic</text:span><text:span text:style-name="T95_42"><text:s/></text:span><text:span text:style-name="T95_43">Orchestration</text:span><text:span text:style-name="T95_44"><text:s/></text:span><text:span text:style-name="T95_45">of</text:span><text:span text:style-name="T95_46"><text:s/></text:span><text:span text:style-name="T95_47">Motor</text:span><text:span text:style-name="T95_48"><text:s/></text:span><text:span text:style-name="T95_49">Programs</text:span><text:span text:style-name="T95_50"><text:s/></text:span><text:span text:style-name="T95_51">in</text:span><text:span text:style-name="T95_52"><text:s/></text:span><text:span text:style-name="T95_53">a</text:span><text:span text:style-name="T95_54"><text:s/></text:span><text:span text:style-name="T95_55">Complex</text:span><text:span text:style-name="T95_56"><text:s/></text:span><text:span text:style-name="T95_57">C</text:span><text:span text:style-name="T95_58">.<text:s/></text:span><text:span text:style-name="T95_59">elegans</text:span><text:span text:style-name="T95_60"><text:s/></text:span><text:span text:style-name="T95_61">Behavior</text:span><text:span text:style-name="T95_62">.<text:s/></text:span><text:span text:style-name="T95_63">PLoS</text:span><text:span text:style-name="T95_64"><text:s/></text:span><text:span text:style-name="T95_65">Biology</text:span><text:span text:style-name="T95_66">,<text:s/></text:span><text:span text:style-name="T95_67">11</text:span><text:span text:style-name="T95_68">(4),<text:s/></text:span><text:span text:style-name="T95_69">e</text:span><text:span text:style-name="T95_70">1001529.<text:s/></text:span><text:span text:style-name="T95_71">doi</text:span><text:span text:style-name="T95_72">:10.1371/</text:span><text:span text:style-name="T95_73">journal</text:span><text:span text:style-name="T95_74">.</text:span><text:span text:style-name="T95_75">pbio</text:span><text:span text:style-name="T95_76">.1001529</text:span></text:p>
      <text:p text:style-name="P96"><text:span text:style-name="T96_1">Drawert</text:span><text:span text:style-name="T96_2">,<text:s/></text:span><text:span text:style-name="T96_3">B</text:span><text:span text:style-name="T96_4">.,<text:s/></text:span><text:span text:style-name="T96_5">Engblom</text:span><text:span text:style-name="T96_6">,<text:s/></text:span><text:span text:style-name="T96_7">S</text:span><text:span text:style-name="T96_8">.,<text:s/>&amp;<text:s/></text:span><text:span text:style-name="T96_9">Hellander</text:span><text:span text:style-name="T96_10">,<text:s/></text:span><text:span text:style-name="T96_11">A</text:span><text:span text:style-name="T96_12">.<text:s/>(2012).<text:s/></text:span><text:span text:style-name="T96_13">URDME</text:span><text:span text:style-name="T96_14"> :<text:s/></text:span><text:span text:style-name="T96_15">a</text:span><text:span text:style-name="T96_16"><text:s/></text:span><text:span text:style-name="T96_17">modular</text:span><text:span text:style-name="T96_18"><text:s/></text:span><text:span text:style-name="T96_19">framework</text:span><text:span text:style-name="T96_20"><text:s/></text:span><text:span text:style-name="T96_21">for</text:span><text:span text:style-name="T96_22"><text:s/></text:span><text:span text:style-name="T96_23">stochastic</text:span><text:span text:style-name="T96_24"><text:s/></text:span><text:span text:style-name="T96_25">simulation</text:span><text:span text:style-name="T96_26"><text:s/></text:span><text:span text:style-name="T96_27">of</text:span><text:span text:style-name="T96_28"><text:s/></text:span><text:span text:style-name="T96_29">reaction</text:span><text:span text:style-name="T96_30">-</text:span><text:span text:style-name="T96_31">transport</text:span><text:span text:style-name="T96_32"><text:s/></text:span><text:span text:style-name="T96_33">processes</text:span><text:span text:style-name="T96_34"><text:s/></text:span><text:span text:style-name="T96_35">in</text:span><text:span text:style-name="T96_36"><text:s/></text:span><text:span text:style-name="T96_37">complex</text:span><text:span text:style-name="T96_38"><text:s/></text:span><text:span text:style-name="T96_39">geometries</text:span><text:span text:style-name="T96_40">.<text:s/></text:span><text:span text:style-name="T96_41">BMC</text:span><text:span text:style-name="T96_42"><text:s/></text:span><text:span text:style-name="T96_43">Systems</text:span><text:span text:style-name="T96_44"><text:s/></text:span><text:span text:style-name="T96_45">Biology</text:span><text:span text:style-name="T96_46">,<text:s/>1–17.<text:s/></text:span><text:span text:style-name="T96_47">Retrieved</text:span><text:span text:style-name="T96_48"><text:s/></text:span><text:span text:style-name="T96_49">from</text:span><text:span text:style-name="T96_50"><text:s/></text:span><text:span text:style-name="T96_51">http</text:span><text:span text:style-name="T96_52">://</text:span><text:span text:style-name="T96_53">www</text:span><text:span text:style-name="T96_54">.</text:span><text:span text:style-name="T96_55">biomedcentral</text:span><text:span text:style-name="T96_56">.</text:span><text:span text:style-name="T96_57">com</text:span><text:span text:style-name="T96_58">/1752-0509/6/76</text:span></text:p>
      <text:p text:style-name="P97"><text:span text:style-name="T97_1">Dunn</text:span><text:span text:style-name="T97_2">,<text:s/></text:span><text:span text:style-name="T97_3">N</text:span><text:span text:style-name="T97_4">.<text:s/></text:span><text:span text:style-name="T97_5">a</text:span><text:span text:style-name="T97_6">,<text:s/></text:span><text:span text:style-name="T97_7">Conery</text:span><text:span text:style-name="T97_8">,<text:s/></text:span><text:span text:style-name="T97_9">J</text:span><text:span text:style-name="T97_10">.<text:s/></text:span><text:span text:style-name="T97_11">S</text:span><text:span text:style-name="T97_12">.,<text:s/>&amp;<text:s/></text:span><text:span text:style-name="T97_13">Lockery</text:span><text:span text:style-name="T97_14">,<text:s/></text:span><text:span text:style-name="T97_15">S</text:span><text:span text:style-name="T97_16">.<text:s/></text:span><text:span text:style-name="T97_17">R</text:span><text:span text:style-name="T97_18">.<text:s/>(2007).<text:s/></text:span><text:span text:style-name="T97_19">Circuit</text:span><text:span text:style-name="T97_20"><text:s/></text:span><text:span text:style-name="T97_21">motifs</text:span><text:span text:style-name="T97_22"><text:s/></text:span><text:span text:style-name="T97_23">for</text:span><text:span text:style-name="T97_24"><text:s/></text:span><text:span text:style-name="T97_25">spatial</text:span><text:span text:style-name="T97_26"><text:s/></text:span><text:span text:style-name="T97_27">orientation</text:span><text:span text:style-name="T97_28"><text:s/></text:span><text:span text:style-name="T97_29">behaviors</text:span><text:span text:style-name="T97_30"><text:s/></text:span><text:span text:style-name="T97_31">identified</text:span><text:span text:style-name="T97_32"><text:s/></text:span><text:span text:style-name="T97_33">by</text:span><text:span text:style-name="T97_34"><text:s/></text:span><text:span text:style-name="T97_35">neural</text:span><text:span text:style-name="T97_36"><text:s/></text:span><text:span text:style-name="T97_37">network</text:span><text:span text:style-name="T97_38"><text:s/></text:span><text:span text:style-name="T97_39">optimization</text:span><text:span text:style-name="T97_40">.<text:s/></text:span><text:span text:style-name="T97_41">Journal</text:span><text:span text:style-name="T97_42"><text:s/></text:span><text:span text:style-name="T97_43">of</text:span><text:span text:style-name="T97_44"><text:s/></text:span><text:span text:style-name="T97_45">Neurophysiology</text:span><text:span text:style-name="T97_46">,<text:s/></text:span><text:span text:style-name="T97_47">98</text:span><text:span text:style-name="T97_48">(2),<text:s/>888–97.<text:s/></text:span><text:span text:style-name="T97_49">doi</text:span><text:span text:style-name="T97_50">:10.1152/</text:span><text:span text:style-name="T97_51">jn</text:span><text:span text:style-name="T97_52">.00074.2007</text:span></text:p>
      <text:p text:style-name="P98"><text:span text:style-name="T98_1">Dunn</text:span><text:span text:style-name="T98_2">,<text:s/></text:span><text:span text:style-name="T98_3">N</text:span><text:span text:style-name="T98_4">.<text:s/></text:span><text:span text:style-name="T98_5">a</text:span><text:span text:style-name="T98_6">,<text:s/></text:span><text:span text:style-name="T98_7">Lockery</text:span><text:span text:style-name="T98_8">,<text:s/></text:span><text:span text:style-name="T98_9">S</text:span><text:span text:style-name="T98_10">.<text:s/></text:span><text:span text:style-name="T98_11">R</text:span><text:span text:style-name="T98_12">.,<text:s/></text:span><text:span text:style-name="T98_13">Pierce</text:span><text:span text:style-name="T98_14">-</text:span><text:span text:style-name="T98_15">Shimomura</text:span><text:span text:style-name="T98_16">,<text:s/></text:span><text:span text:style-name="T98_17">J</text:span><text:span text:style-name="T98_18">.<text:s/></text:span><text:span text:style-name="T98_19">T</text:span><text:span text:style-name="T98_20">.,<text:s/>&amp;<text:s/></text:span><text:span text:style-name="T98_21">Conery</text:span><text:span text:style-name="T98_22">,<text:s/></text:span><text:span text:style-name="T98_23">J</text:span><text:span text:style-name="T98_24">.<text:s/></text:span><text:span text:style-name="T98_25">S</text:span><text:span text:style-name="T98_26">.<text:s/>(2004).<text:s/></text:span><text:span text:style-name="T98_27">A</text:span><text:span text:style-name="T98_28"><text:s/></text:span><text:span text:style-name="T98_29">neural</text:span><text:span text:style-name="T98_30"><text:s/></text:span><text:span text:style-name="T98_31">network</text:span><text:span text:style-name="T98_32"><text:s/></text:span><text:span text:style-name="T98_33">model</text:span><text:span text:style-name="T98_34"><text:s/></text:span><text:span text:style-name="T98_35">of</text:span><text:span text:style-name="T98_36"><text:s/></text:span><text:span text:style-name="T98_37">chemotaxis</text:span><text:span text:style-name="T98_38"><text:s/></text:span><text:span text:style-name="T98_39">predicts</text:span><text:span text:style-name="T98_40"><text:s/></text:span><text:span text:style-name="T98_41">functions</text:span><text:span text:style-name="T98_42"><text:s/></text:span><text:span text:style-name="T98_43">of</text:span><text:span text:style-name="T98_44"><text:s/></text:span><text:span text:style-name="T98_45">synaptic</text:span><text:span text:style-name="T98_46"><text:s/></text:span><text:span text:style-name="T98_47">connections</text:span><text:span text:style-name="T98_48"><text:s/></text:span><text:span text:style-name="T98_49">in</text:span><text:span text:style-name="T98_50"><text:s/></text:span><text:span text:style-name="T98_51">the</text:span><text:span text:style-name="T98_52"><text:s/></text:span><text:span text:style-name="T98_53">nematode</text:span><text:span text:style-name="T98_54"><text:s/></text:span><text:span text:style-name="T98_55">Caenorhabditis</text:span><text:span text:style-name="T98_56"><text:s/></text:span><text:span text:style-name="T98_57">elegans</text:span><text:span text:style-name="T98_58">.<text:s/></text:span><text:span text:style-name="T98_59">Journal</text:span><text:span text:style-name="T98_60"><text:s/></text:span><text:span text:style-name="T98_61">of</text:span><text:span text:style-name="T98_62"><text:s/></text:span><text:span text:style-name="T98_63">Computational</text:span><text:span text:style-name="T98_64"><text:s/></text:span><text:span text:style-name="T98_65">Neuroscience</text:span><text:span text:style-name="T98_66">,<text:s/></text:span><text:span text:style-name="T98_67">17</text:span><text:span text:style-name="T98_68">(2),<text:s/>137–47.<text:s/></text:span><text:span text:style-name="T98_69">doi</text:span><text:span text:style-name="T98_70">:10.1023/</text:span><text:span text:style-name="T98_71">B</text:span><text:span text:style-name="T98_72">:</text:span><text:span text:style-name="T98_73">JCNS</text:span><text:span text:style-name="T98_74">.0000037679.42570.</text:span><text:span text:style-name="T98_75">d</text:span><text:span text:style-name="T98_76">5</text:span></text:p>
      <text:p text:style-name="P99"><text:span text:style-name="T99_1">Dunn</text:span><text:span text:style-name="T99_2">,<text:s/></text:span><text:span text:style-name="T99_3">N</text:span><text:span text:style-name="T99_4">.<text:s/></text:span><text:span text:style-name="T99_5">a</text:span><text:span text:style-name="T99_6">.,<text:s/></text:span><text:span text:style-name="T99_7">Conery</text:span><text:span text:style-name="T99_8">,<text:s/></text:span><text:span text:style-name="T99_9">J</text:span><text:span text:style-name="T99_10">.<text:s/></text:span><text:span text:style-name="T99_11">S</text:span><text:span text:style-name="T99_12">.,<text:s/>&amp;<text:s/></text:span><text:span text:style-name="T99_13">Lockery</text:span><text:span text:style-name="T99_14">,<text:s/></text:span><text:span text:style-name="T99_15">S</text:span><text:span text:style-name="T99_16">.<text:s/></text:span><text:span text:style-name="T99_17">R</text:span><text:span text:style-name="T99_18">.<text:s/>(</text:span><text:span text:style-name="T99_19">n</text:span><text:span text:style-name="T99_20">.</text:span><text:span text:style-name="T99_21">d</text:span><text:span text:style-name="T99_22">.).<text:s/></text:span><text:span text:style-name="T99_23">A</text:span><text:span text:style-name="T99_24"><text:s/></text:span><text:span text:style-name="T99_25">neural</text:span><text:span text:style-name="T99_26"><text:s/></text:span><text:span text:style-name="T99_27">network</text:span><text:span text:style-name="T99_28"><text:s/></text:span><text:span text:style-name="T99_29">model</text:span><text:span text:style-name="T99_30"><text:s/></text:span><text:span text:style-name="T99_31">for</text:span><text:span text:style-name="T99_32"><text:s/></text:span><text:span text:style-name="T99_33">chemotaxis</text:span><text:span text:style-name="T99_34"><text:s/></text:span><text:span text:style-name="T99_35">in</text:span><text:span text:style-name="T99_36"><text:s/></text:span><text:span text:style-name="T99_37">caenorhabditis</text:span><text:span text:style-name="T99_38"><text:s/></text:span><text:span text:style-name="T99_39">elegans</text:span><text:span text:style-name="T99_40">.<text:s/></text:span><text:span text:style-name="T99_41">Proceedings</text:span><text:span text:style-name="T99_42"><text:s/></text:span><text:span text:style-name="T99_43">of</text:span><text:span text:style-name="T99_44"><text:s/></text:span><text:span text:style-name="T99_45">the</text:span><text:span text:style-name="T99_46"><text:s/></text:span><text:span text:style-name="T99_47">International</text:span><text:span text:style-name="T99_48"><text:s/></text:span><text:span text:style-name="T99_49">Joint</text:span><text:span text:style-name="T99_50"><text:s/></text:span><text:span text:style-name="T99_51">Conference</text:span><text:span text:style-name="T99_52"><text:s/></text:span><text:span text:style-name="T99_53">on</text:span><text:span text:style-name="T99_54"><text:s/></text:span><text:span text:style-name="T99_55">Neural</text:span><text:span text:style-name="T99_56"><text:s/></text:span><text:span text:style-name="T99_57">Networks</text:span><text:span text:style-name="T99_58">,<text:s/>2003.</text:span><text:span text:style-name="T99_59">,<text:s/>(</text:span><text:span text:style-name="T99_60">C</text:span><text:span text:style-name="T99_61">),<text:s/>2574–2578.<text:s/></text:span><text:span text:style-name="T99_62">doi</text:span><text:span text:style-name="T99_63">:10.1109/</text:span><text:span text:style-name="T99_64">IJCNN</text:span><text:span text:style-name="T99_65">.2003.1223971</text:span></text:p>
      <text:p text:style-name="P100"><text:span text:style-name="T100_1">Dutkowski</text:span><text:span text:style-name="T100_2">,<text:s/></text:span><text:span text:style-name="T100_3">J</text:span><text:span text:style-name="T100_4">.,<text:s/></text:span><text:span text:style-name="T100_5">Kramer</text:span><text:span text:style-name="T100_6">,<text:s/></text:span><text:span text:style-name="T100_7">M</text:span><text:span text:style-name="T100_8">.,<text:s/></text:span><text:span text:style-name="T100_9">Surma</text:span><text:span text:style-name="T100_10">,<text:s/></text:span><text:span text:style-name="T100_11">M</text:span><text:span text:style-name="T100_12">.<text:s/></text:span><text:span text:style-name="T100_13">a</text:span><text:span text:style-name="T100_14">,<text:s/></text:span><text:span text:style-name="T100_15">Balakrishnan</text:span><text:span text:style-name="T100_16">,<text:s/></text:span><text:span text:style-name="T100_17">R</text:span><text:span text:style-name="T100_18">.,<text:s/></text:span><text:span text:style-name="T100_19">Cherry</text:span><text:span text:style-name="T100_20">,<text:s/></text:span><text:span text:style-name="T100_21">J</text:span><text:span text:style-name="T100_22">.<text:s/></text:span><text:span text:style-name="T100_23">M</text:span><text:span text:style-name="T100_24">.,<text:s/></text:span><text:span text:style-name="T100_25">Krogan</text:span><text:span text:style-name="T100_26">,<text:s/></text:span><text:span text:style-name="T100_27">N</text:span><text:span text:style-name="T100_28">.<text:s/></text:span><text:span text:style-name="T100_29">J</text:span><text:span text:style-name="T100_30">.,<text:s/>&amp;<text:s/></text:span><text:span text:style-name="T100_31">Ideker</text:span><text:span text:style-name="T100_32">,<text:s/></text:span><text:span text:style-name="T100_33">T</text:span><text:span text:style-name="T100_34">.<text:s/>(2012).<text:s/></text:span><text:span text:style-name="T100_35">A</text:span><text:span text:style-name="T100_36"><text:s/></text:span><text:span text:style-name="T100_37">gene</text:span><text:span text:style-name="T100_38"><text:s/></text:span><text:span text:style-name="T100_39">ontology</text:span><text:span text:style-name="T100_40"><text:s/></text:span><text:span text:style-name="T100_41">inferred</text:span><text:span text:style-name="T100_42"><text:s/></text:span><text:span text:style-name="T100_43">from</text:span><text:span text:style-name="T100_44"><text:s/></text:span><text:span text:style-name="T100_45">molecular</text:span><text:span text:style-name="T100_46"><text:s/></text:span><text:span text:style-name="T100_47">networks</text:span><text:span text:style-name="T100_48">.<text:s/></text:span><text:span text:style-name="T100_49">Nature</text:span><text:span text:style-name="T100_50"><text:s/></text:span><text:span text:style-name="T100_51">Biotechnology</text:span><text:span text:style-name="T100_52">,<text:s/>(</text:span><text:span text:style-name="T100_53">December</text:span><text:span text:style-name="T100_54">),<text:s/>1–10.<text:s/></text:span><text:span text:style-name="T100_55">doi</text:span><text:span text:style-name="T100_56">:10.1038/</text:span><text:span text:style-name="T100_57">nbt</text:span><text:span text:style-name="T100_58">.2463</text:span></text:p>
      <text:p text:style-name="P101"><text:span text:style-name="T101_1">Edelman</text:span><text:span text:style-name="T101_2">,<text:s/></text:span><text:span text:style-name="T101_3">G</text:span><text:span text:style-name="T101_4">.<text:s/></text:span><text:span text:style-name="T101_5">M</text:span><text:span text:style-name="T101_6">.,<text:s/>&amp;<text:s/></text:span><text:span text:style-name="T101_7">Gally</text:span><text:span text:style-name="T101_8">,<text:s/></text:span><text:span text:style-name="T101_9">J</text:span><text:span text:style-name="T101_10">.<text:s/></text:span><text:span text:style-name="T101_11">a</text:span><text:span text:style-name="T101_12">.<text:s/>(2001).<text:s/></text:span><text:span text:style-name="T101_13">Degeneracy</text:span><text:span text:style-name="T101_14"><text:s/></text:span><text:span text:style-name="T101_15">and</text:span><text:span text:style-name="T101_16"><text:s/></text:span><text:span text:style-name="T101_17">complexity</text:span><text:span text:style-name="T101_18"><text:s/></text:span><text:span text:style-name="T101_19">in</text:span><text:span text:style-name="T101_20"><text:s/></text:span><text:span text:style-name="T101_21">biological</text:span><text:span text:style-name="T101_22"><text:s/></text:span><text:span text:style-name="T101_23">systems</text:span><text:span text:style-name="T101_24">.<text:s/></text:span><text:span text:style-name="T101_25">Proceedings</text:span><text:span text:style-name="T101_26"><text:s/></text:span><text:span text:style-name="T101_27">of</text:span><text:span text:style-name="T101_28"><text:s/></text:span><text:span text:style-name="T101_29">the</text:span><text:span text:style-name="T101_30"><text:s/></text:span><text:span text:style-name="T101_31">National</text:span><text:span text:style-name="T101_32"><text:s/></text:span><text:span text:style-name="T101_33">Academy</text:span><text:span text:style-name="T101_34"><text:s/></text:span><text:span text:style-name="T101_35">of</text:span><text:span text:style-name="T101_36"><text:s/></text:span><text:span text:style-name="T101_37">Sciences</text:span><text:span text:style-name="T101_38"><text:s/></text:span><text:span text:style-name="T101_39">of</text:span><text:span text:style-name="T101_40"><text:s/></text:span><text:span text:style-name="T101_41">the</text:span><text:span text:style-name="T101_42"><text:s/></text:span><text:span text:style-name="T101_43">United</text:span><text:span text:style-name="T101_44"><text:s/></text:span><text:span text:style-name="T101_45">States</text:span><text:span text:style-name="T101_46"><text:s/></text:span><text:span text:style-name="T101_47">of</text:span><text:span text:style-name="T101_48"><text:s/></text:span><text:span text:style-name="T101_49">America</text:span><text:span text:style-name="T101_50">,<text:s/></text:span><text:span text:style-name="T101_51">98</text:span><text:span text:style-name="T101_52">(24),<text:s/>13763–8.<text:s/></text:span><text:span text:style-name="T101_53">doi</text:span><text:span text:style-name="T101_54">:10.1073/</text:span><text:span text:style-name="T101_55">pnas</text:span><text:span text:style-name="T101_56">.231499798</text:span></text:p>
      <text:p text:style-name="P102"><text:span text:style-name="T102_1">Edwards</text:span><text:span text:style-name="T102_2">,<text:s/></text:span><text:span text:style-name="T102_3">J</text:span><text:span text:style-name="T102_4">.,<text:s/></text:span><text:span text:style-name="T102_5">Daniel</text:span><text:span text:style-name="T102_6">,<text:s/></text:span><text:span text:style-name="T102_7">E</text:span><text:span text:style-name="T102_8">.,<text:s/></text:span><text:span text:style-name="T102_9">Kinney</text:span><text:span text:style-name="T102_10">,<text:s/></text:span><text:span text:style-name="T102_11">J</text:span><text:span text:style-name="T102_12">.,<text:s/></text:span><text:span text:style-name="T102_13">Bartol</text:span><text:span text:style-name="T102_14">,<text:s/></text:span><text:span text:style-name="T102_15">T</text:span><text:span text:style-name="T102_16">.,<text:s/></text:span><text:span text:style-name="T102_17">Sejnowski</text:span><text:span text:style-name="T102_18">,<text:s/></text:span><text:span text:style-name="T102_19">T</text:span><text:span text:style-name="T102_20">.,<text:s/></text:span><text:span text:style-name="T102_21">Harris</text:span><text:span text:style-name="T102_22">,<text:s/></text:span><text:span text:style-name="T102_23">K</text:span><text:span text:style-name="T102_24">.,<text:s/>…<text:s/></text:span><text:span text:style-name="T102_25">Bajaj</text:span><text:span text:style-name="T102_26">,<text:s/></text:span><text:span text:style-name="T102_27">C</text:span><text:span text:style-name="T102_28">.<text:s/>(</text:span><text:span text:style-name="T102_29">n</text:span><text:span text:style-name="T102_30">.</text:span><text:span text:style-name="T102_31">d</text:span><text:span text:style-name="T102_32">.).<text:s/></text:span><text:span text:style-name="T102_33">VolRoverN</text:span><text:span text:style-name="T102_34"> :<text:s/></text:span><text:span text:style-name="T102_35">Automated</text:span><text:span text:style-name="T102_36"><text:s/></text:span><text:span text:style-name="T102_37">reconstruction</text:span><text:span text:style-name="T102_38"><text:s/></text:span><text:span text:style-name="T102_39">of</text:span><text:span text:style-name="T102_40"><text:s/></text:span><text:span text:style-name="T102_41">cellular</text:span><text:span text:style-name="T102_42"><text:s/></text:span><text:span text:style-name="T102_43">morphology</text:span><text:span text:style-name="T102_44"><text:s/></text:span><text:span text:style-name="T102_45">for</text:span><text:span text:style-name="T102_46"><text:s/></text:span><text:span text:style-name="T102_47">multiscale</text:span><text:span text:style-name="T102_48"><text:s/></text:span><text:span text:style-name="T102_49">dynamical</text:span><text:span text:style-name="T102_50"><text:s/></text:span><text:span text:style-name="T102_51">simulation</text:span><text:span text:style-name="T102_52"><text:s/></text:span><text:span text:style-name="T102_53">of</text:span><text:span text:style-name="T102_54"><text:s/></text:span><text:span text:style-name="T102_55">neural</text:span><text:span text:style-name="T102_56"><text:s/></text:span><text:span text:style-name="T102_57">activity</text:span><text:span text:style-name="T102_58">,<text:s/>1–22.</text:span></text:p>
      <text:p text:style-name="P103"><text:span text:style-name="T103_1">Eissing</text:span><text:span text:style-name="T103_2">,<text:s/></text:span><text:span text:style-name="T103_3">T</text:span><text:span text:style-name="T103_4">.,<text:s/></text:span><text:span text:style-name="T103_5">Kuepfer</text:span><text:span text:style-name="T103_6">,<text:s/></text:span><text:span text:style-name="T103_7">L</text:span><text:span text:style-name="T103_8">.,<text:s/></text:span><text:span text:style-name="T103_9">Becker</text:span><text:span text:style-name="T103_10">,<text:s/></text:span><text:span text:style-name="T103_11">C</text:span><text:span text:style-name="T103_12">.,<text:s/></text:span><text:span text:style-name="T103_13">Block</text:span><text:span text:style-name="T103_14">,<text:s/></text:span><text:span text:style-name="T103_15">M</text:span><text:span text:style-name="T103_16">.,<text:s/></text:span><text:span text:style-name="T103_17">Coboeken</text:span><text:span text:style-name="T103_18">,<text:s/></text:span><text:span text:style-name="T103_19">K</text:span><text:span text:style-name="T103_20">.,<text:s/></text:span><text:span text:style-name="T103_21">Gaub</text:span><text:span text:style-name="T103_22">,<text:s/></text:span><text:span text:style-name="T103_23">T</text:span><text:span text:style-name="T103_24">.,<text:s/>…<text:s/></text:span><text:span text:style-name="T103_25">Lippert</text:span><text:span text:style-name="T103_26">,<text:s/></text:span><text:span text:style-name="T103_27">J</text:span><text:span text:style-name="T103_28">.<text:s/>(2011).<text:s/></text:span><text:span text:style-name="T103_29">A</text:span><text:span text:style-name="T103_30"><text:s/></text:span><text:span text:style-name="T103_31">computational</text:span><text:span text:style-name="T103_32"><text:s/></text:span><text:span text:style-name="T103_33">systems</text:span><text:span text:style-name="T103_34"><text:s/></text:span><text:span text:style-name="T103_35">biology</text:span><text:span text:style-name="T103_36"><text:s/></text:span><text:span text:style-name="T103_37">software</text:span><text:span text:style-name="T103_38"><text:s/></text:span><text:span text:style-name="T103_39">platform</text:span><text:span text:style-name="T103_40"><text:s/></text:span><text:span text:style-name="T103_41">for</text:span><text:span text:style-name="T103_42"><text:s/></text:span><text:span text:style-name="T103_43">multiscale</text:span><text:span text:style-name="T103_44"><text:s/></text:span><text:span text:style-name="T103_45">modeling</text:span><text:span text:style-name="T103_46"><text:s/></text:span><text:span text:style-name="T103_47">and</text:span><text:span text:style-name="T103_48"><text:s/></text:span><text:span text:style-name="T103_49">simulation</text:span><text:span text:style-name="T103_50">:<text:s/></text:span><text:span text:style-name="T103_51">integrating</text:span><text:span text:style-name="T103_52"><text:s/></text:span><text:span text:style-name="T103_53">whole</text:span><text:span text:style-name="T103_54">-</text:span><text:span text:style-name="T103_55">body</text:span><text:span text:style-name="T103_56"><text:s/></text:span><text:span text:style-name="T103_57">physiology</text:span><text:span text:style-name="T103_58">,<text:s/></text:span><text:span text:style-name="T103_59">disease</text:span><text:span text:style-name="T103_60"><text:s/></text:span><text:span text:style-name="T103_61">biology</text:span><text:span text:style-name="T103_62">,<text:s/></text:span><text:span text:style-name="T103_63">and</text:span><text:span text:style-name="T103_64"><text:s/></text:span><text:span text:style-name="T103_65">molecular</text:span><text:span text:style-name="T103_66"><text:s/></text:span><text:span text:style-name="T103_67">reaction</text:span><text:span text:style-name="T103_68"><text:s/></text:span><text:span text:style-name="T103_69">networks</text:span><text:span text:style-name="T103_70">.<text:s/></text:span><text:span text:style-name="T103_71">Frontiers</text:span><text:span text:style-name="T103_72"><text:s/></text:span><text:span text:style-name="T103_73">in</text:span><text:span text:style-name="T103_74"><text:s/></text:span><text:span text:style-name="T103_75">Physiology</text:span><text:span text:style-name="T103_76">,<text:s/></text:span><text:span text:style-name="T103_77">2</text:span><text:span text:style-name="T103_78">(</text:span><text:span text:style-name="T103_79">February</text:span><text:span text:style-name="T103_80">),<text:s/>4.<text:s/></text:span><text:span text:style-name="T103_81">doi</text:span><text:span text:style-name="T103_82">:10.3389/</text:span><text:span text:style-name="T103_83">fphys</text:span><text:span text:style-name="T103_84">.2011.00004</text:span></text:p>
      <text:p text:style-name="P104"><text:span text:style-name="T104_1">El</text:span><text:span text:style-name="T104_2">-</text:span><text:span text:style-name="T104_3">laithy</text:span><text:span text:style-name="T104_4">,<text:s/></text:span><text:span text:style-name="T104_5">K</text:span><text:span text:style-name="T104_6">.,<text:s/></text:span><text:span text:style-name="T104_7">G</text:span><text:span text:style-name="T104_8">,<text:s/></text:span><text:span text:style-name="T104_9">F</text:span><text:span text:style-name="T104_10">.,<text:s/>&amp;<text:s/></text:span><text:span text:style-name="T104_11">Bogdan</text:span><text:span text:style-name="T104_12">,<text:s/></text:span><text:span text:style-name="T104_13">M</text:span><text:span text:style-name="T104_14">.<text:s/>(2010).<text:s/></text:span><text:span text:style-name="T104_15">Simulating</text:span><text:span text:style-name="T104_16"><text:s/></text:span><text:span text:style-name="T104_17">Biological</text:span><text:span text:style-name="T104_18">-</text:span><text:span text:style-name="T104_19">Inspired</text:span><text:span text:style-name="T104_20"><text:s/></text:span><text:span text:style-name="T104_21">Spiking</text:span><text:span text:style-name="T104_22"><text:s/></text:span><text:span text:style-name="T104_23">Neural</text:span><text:span text:style-name="T104_24"><text:s/></text:span><text:span text:style-name="T104_25">Networks</text:span><text:span text:style-name="T104_26"><text:s/></text:span><text:span text:style-name="T104_27">with</text:span><text:span text:style-name="T104_28"><text:s/></text:span><text:span text:style-name="T104_29">OpenCL</text:span><text:span text:style-name="T104_30">.<text:s/></text:span><text:span text:style-name="T104_31">Neural</text:span><text:span text:style-name="T104_32"><text:s/></text:span><text:span text:style-name="T104_33">Networks</text:span><text:span text:style-name="T104_34">,<text:s/>184–187.</text:span></text:p>
      <text:p text:style-name="P105"><text:span text:style-name="T105_1">Elcock</text:span><text:span text:style-name="T105_2">,<text:s/></text:span><text:span text:style-name="T105_3">A</text:span><text:span text:style-name="T105_4">.<text:s/></text:span><text:span text:style-name="T105_5">H</text:span><text:span text:style-name="T105_6">.,<text:s/></text:span><text:span text:style-name="T105_7">Sept</text:span><text:span text:style-name="T105_8">,<text:s/></text:span><text:span text:style-name="T105_9">D</text:span><text:span text:style-name="T105_10">.,<text:s/>&amp;<text:s/></text:span><text:span text:style-name="T105_11">McCammon</text:span><text:span text:style-name="T105_12">,<text:s/></text:span><text:span text:style-name="T105_13">J</text:span><text:span text:style-name="T105_14">.<text:s/></text:span><text:span text:style-name="T105_15">A</text:span><text:span text:style-name="T105_16">.<text:s/>(2001).<text:s/></text:span><text:span text:style-name="T105_17">Computer</text:span><text:span text:style-name="T105_18"><text:s/></text:span><text:span text:style-name="T105_19">Simulation</text:span><text:span text:style-name="T105_20"><text:s/></text:span><text:span text:style-name="T105_21">of</text:span><text:span text:style-name="T105_22"><text:s/></text:span><text:span text:style-name="T105_23">Protein</text:span><text:span text:style-name="T105_24">−</text:span><text:span text:style-name="T105_25">Protein</text:span><text:span text:style-name="T105_26"><text:s/></text:span><text:span text:style-name="T105_27">Interactions</text:span><text:span text:style-name="T105_28">.<text:s/></text:span><text:span text:style-name="T105_29">The</text:span><text:span text:style-name="T105_30"><text:s/></text:span><text:span text:style-name="T105_31">Journal</text:span><text:span text:style-name="T105_32"><text:s/></text:span><text:span text:style-name="T105_33">of</text:span><text:span text:style-name="T105_34"><text:s/></text:span><text:span text:style-name="T105_35">Physical</text:span><text:span text:style-name="T105_36"><text:s/></text:span><text:span text:style-name="T105_37">Chemistry</text:span><text:span text:style-name="T105_38"><text:s/></text:span><text:span text:style-name="T105_39">B</text:span><text:span text:style-name="T105_40">,<text:s/></text:span><text:span text:style-name="T105_41">105</text:span><text:span text:style-name="T105_42">(8),<text:s/>1504–1518.<text:s/></text:span><text:span text:style-name="T105_43">doi</text:span><text:span text:style-name="T105_44">:10.1021/</text:span><text:span text:style-name="T105_45">jp</text:span><text:span text:style-name="T105_46">003602</text:span><text:span text:style-name="T105_47">d</text:span></text:p>
      <text:p text:style-name="P106"><text:span text:style-name="T106_1">Eliasmith</text:span><text:span text:style-name="T106_2">,<text:s/></text:span><text:span text:style-name="T106_3">C</text:span><text:span text:style-name="T106_4">.,<text:s/></text:span><text:span text:style-name="T106_5">Stewart</text:span><text:span text:style-name="T106_6">,<text:s/></text:span><text:span text:style-name="T106_7">T</text:span><text:span text:style-name="T106_8">.<text:s/></text:span><text:span text:style-name="T106_9">C</text:span><text:span text:style-name="T106_10">.,<text:s/></text:span><text:span text:style-name="T106_11">Choo</text:span><text:span text:style-name="T106_12">,<text:s/></text:span><text:span text:style-name="T106_13">X</text:span><text:span text:style-name="T106_14">.,<text:s/></text:span><text:span text:style-name="T106_15">Bekolay</text:span><text:span text:style-name="T106_16">,<text:s/></text:span><text:span text:style-name="T106_17">T</text:span><text:span text:style-name="T106_18">.,<text:s/></text:span><text:span text:style-name="T106_19">DeWolf</text:span><text:span text:style-name="T106_20">,<text:s/></text:span><text:span text:style-name="T106_21">T</text:span><text:span text:style-name="T106_22">.,<text:s/></text:span><text:span text:style-name="T106_23">Tang</text:span><text:span text:style-name="T106_24">,<text:s/></text:span><text:span text:style-name="T106_25">C</text:span><text:span text:style-name="T106_26">.,<text:s/>&amp;<text:s/></text:span><text:span text:style-name="T106_27">Rasmussen</text:span><text:span text:style-name="T106_28">,<text:s/></text:span><text:span text:style-name="T106_29">D</text:span><text:span text:style-name="T106_30">.<text:s/>(2012).<text:s/></text:span><text:span text:style-name="T106_31">A</text:span><text:span text:style-name="T106_32"><text:s/></text:span><text:span text:style-name="T106_33">Large</text:span><text:span text:style-name="T106_34">-</text:span><text:span text:style-name="T106_35">Scale</text:span><text:span text:style-name="T106_36"><text:s/></text:span><text:span text:style-name="T106_37">Model</text:span><text:span text:style-name="T106_38"><text:s/></text:span><text:span text:style-name="T106_39">of</text:span><text:span text:style-name="T106_40"><text:s/></text:span><text:span text:style-name="T106_41">the</text:span><text:span text:style-name="T106_42"><text:s/></text:span><text:span text:style-name="T106_43">Functioning</text:span><text:span text:style-name="T106_44"><text:s/></text:span><text:span text:style-name="T106_45">Brain</text:span><text:span text:style-name="T106_46">.<text:s/></text:span><text:span text:style-name="T106_47">Science</text:span><text:span text:style-name="T106_48">,<text:s/></text:span><text:span text:style-name="T106_49">338</text:span><text:span text:style-name="T106_50">(6111),<text:s/>1202–1205.<text:s/></text:span><text:span text:style-name="T106_51">doi</text:span><text:span text:style-name="T106_52">:10.1126/</text:span><text:span text:style-name="T106_53">science</text:span><text:span text:style-name="T106_54">.1225266</text:span></text:p>
      <text:p text:style-name="P107"><text:span text:style-name="T107_1">Emtage</text:span><text:span text:style-name="T107_2">,<text:s/></text:span><text:span text:style-name="T107_3">L</text:span><text:span text:style-name="T107_4">.,<text:s/></text:span><text:span text:style-name="T107_5">Aziz</text:span><text:span text:style-name="T107_6">-</text:span><text:span text:style-name="T107_7">Zaman</text:span><text:span text:style-name="T107_8">,<text:s/></text:span><text:span text:style-name="T107_9">S</text:span><text:span text:style-name="T107_10">.,<text:s/></text:span><text:span text:style-name="T107_11">Padovan</text:span><text:span text:style-name="T107_12">-</text:span><text:span text:style-name="T107_13">Merhar</text:span><text:span text:style-name="T107_14">,<text:s/></text:span><text:span text:style-name="T107_15">O</text:span><text:span text:style-name="T107_16">.,<text:s/></text:span><text:span text:style-name="T107_17">Horvitz</text:span><text:span text:style-name="T107_18">,<text:s/></text:span><text:span text:style-name="T107_19">H</text:span><text:span text:style-name="T107_20">.<text:s/></text:span><text:span text:style-name="T107_21">R</text:span><text:span text:style-name="T107_22">.,<text:s/></text:span><text:span text:style-name="T107_23">Fang</text:span><text:span text:style-name="T107_24">-</text:span><text:span text:style-name="T107_25">Yen</text:span><text:span text:style-name="T107_26">,<text:s/></text:span><text:span text:style-name="T107_27">C</text:span><text:span text:style-name="T107_28">.,<text:s/>&amp;<text:s/></text:span><text:span text:style-name="T107_29">Ringstad</text:span><text:span text:style-name="T107_30">,<text:s/></text:span><text:span text:style-name="T107_31">N</text:span><text:span text:style-name="T107_32">.<text:s/>(2012).<text:s/></text:span><text:span text:style-name="T107_33">IRK</text:span><text:span text:style-name="T107_34">-1<text:s/></text:span><text:span text:style-name="T107_35">potassium</text:span><text:span text:style-name="T107_36"><text:s/></text:span><text:span text:style-name="T107_37">channels</text:span><text:span text:style-name="T107_38"><text:s/></text:span><text:span text:style-name="T107_39">mediate</text:span><text:span text:style-name="T107_40"><text:s/></text:span><text:span text:style-name="T107_41">peptidergic</text:span><text:span text:style-name="T107_42"><text:s/></text:span><text:span text:style-name="T107_43">inhibition</text:span><text:span text:style-name="T107_44"><text:s/></text:span><text:span text:style-name="T107_45">of</text:span><text:span text:style-name="T107_46"><text:s/></text:span><text:span text:style-name="T107_47">Caenorhabditis</text:span><text:span text:style-name="T107_48"><text:s/></text:span><text:span text:style-name="T107_49">elegans</text:span><text:span text:style-name="T107_50"><text:s/></text:span><text:span text:style-name="T107_51">serotonin</text:span><text:span text:style-name="T107_52"><text:s/></text:span><text:span text:style-name="T107_53">neurons</text:span><text:span text:style-name="T107_54"><text:s/></text:span><text:span text:style-name="T107_55">via</text:span><text:span text:style-name="T107_56"><text:s/></text:span><text:span text:style-name="T107_57">a</text:span><text:span text:style-name="T107_58"><text:s/></text:span><text:span text:style-name="T107_59">G</text:span><text:span text:style-name="T107_60">(</text:span><text:span text:style-name="T107_61">o</text:span><text:span text:style-name="T107_62">)<text:s/></text:span><text:span text:style-name="T107_63">signaling</text:span><text:span text:style-name="T107_64"><text:s/></text:span><text:span text:style-name="T107_65">pathway</text:span><text:span text:style-name="T107_66">.<text:s/></text:span><text:span text:style-name="T107_67">The</text:span><text:span text:style-name="T107_68"><text:s/></text:span><text:span text:style-name="T107_69">Journal</text:span><text:span text:style-name="T107_70"><text:s/></text:span><text:span text:style-name="T107_71">of</text:span><text:span text:style-name="T107_72"><text:s/></text:span><text:span text:style-name="T107_73">Neuroscience</text:span><text:span text:style-name="T107_74"> :<text:s/></text:span><text:span text:style-name="T107_75">The</text:span><text:span text:style-name="T107_76"><text:s/></text:span><text:span text:style-name="T107_77">Official</text:span><text:span text:style-name="T107_78"><text:s/></text:span><text:span text:style-name="T107_79">Journal</text:span><text:span text:style-name="T107_80"><text:s/></text:span><text:span text:style-name="T107_81">of</text:span><text:span text:style-name="T107_82"><text:s/></text:span><text:span text:style-name="T107_83">the</text:span><text:span text:style-name="T107_84"><text:s/></text:span><text:span text:style-name="T107_85">Society</text:span><text:span text:style-name="T107_86"><text:s/></text:span><text:span text:style-name="T107_87">for</text:span><text:span text:style-name="T107_88"><text:s/></text:span><text:span text:style-name="T107_89">Neuroscience</text:span><text:span text:style-name="T107_90">,<text:s/></text:span><text:span text:style-name="T107_91">32</text:span><text:span text:style-name="T107_92">(46),<text:s/>16285–95.<text:s/></text:span><text:span text:style-name="T107_93">Retrieved</text:span><text:span text:style-name="T107_94"><text:s/></text:span><text:span text:style-name="T107_95">from</text:span><text:span text:style-name="T107_96"><text:s/></text:span><text:span text:style-name="T107_97">http</text:span><text:span text:style-name="T107_98">://</text:span><text:span text:style-name="T107_99">www</text:span><text:span text:style-name="T107_100">.</text:span><text:span text:style-name="T107_101">pubmedcentral</text:span><text:span text:style-name="T107_102">.</text:span><text:span text:style-name="T107_103">nih</text:span><text:span text:style-name="T107_104">.</text:span><text:span text:style-name="T107_105">gov</text:span><text:span text:style-name="T107_106">/</text:span><text:span text:style-name="T107_107">articlerender</text:span><text:span text:style-name="T107_108">.</text:span><text:span text:style-name="T107_109">fcgi</text:span><text:span text:style-name="T107_110">?</text:span><text:span text:style-name="T107_111">artid</text:span><text:span text:style-name="T107_112">=3544400&amp;</text:span><text:span text:style-name="T107_113">tool</text:span><text:span text:style-name="T107_114">=</text:span><text:span text:style-name="T107_115">pmcentrez</text:span><text:span text:style-name="T107_116">&amp;</text:span><text:span text:style-name="T107_117">rendertype</text:span><text:span text:style-name="T107_118">=</text:span><text:span text:style-name="T107_119">abstract</text:span></text:p>
      <text:p text:style-name="P108"><text:span text:style-name="T108_1">Erson</text:span><text:span text:style-name="T108_2">,<text:s/></text:span><text:span text:style-name="T108_3">E</text:span><text:span text:style-name="T108_4">.<text:s/></text:span><text:span text:style-name="T108_5">Z</text:span><text:span text:style-name="T108_6">.,<text:s/>&amp;<text:s/></text:span><text:span text:style-name="T108_7">C</text:span><text:span text:style-name="T108_8">,<text:s/></text:span><text:span text:style-name="T108_9">M</text:span><text:span text:style-name="T108_10">.<text:s/></text:span><text:span text:style-name="T108_11">C</text:span><text:span text:style-name="T108_12">.<text:s/>(</text:span><text:span text:style-name="T108_13">n</text:span><text:span text:style-name="T108_14">.</text:span><text:span text:style-name="T108_15">d</text:span><text:span text:style-name="T108_16">.).<text:s/></text:span><text:span text:style-name="T108_17">A</text:span><text:span text:style-name="T108_18"><text:s/></text:span><text:span text:style-name="T108_19">Software</text:span><text:span text:style-name="T108_20"><text:s/></text:span><text:span text:style-name="T108_21">Framework</text:span><text:span text:style-name="T108_22"><text:s/></text:span><text:span text:style-name="T108_23">for</text:span><text:span text:style-name="T108_24"><text:s/></text:span><text:span text:style-name="T108_25">Integrative</text:span><text:span text:style-name="T108_26"><text:s/></text:span><text:span text:style-name="T108_27">Physiological</text:span><text:span text:style-name="T108_28"><text:s/></text:span><text:span text:style-name="T108_29">Model</text:span><text:span text:style-name="T108_30"><text:s/></text:span><text:span text:style-name="T108_31">Simulation</text:span><text:span text:style-name="T108_32">.<text:s/></text:span><text:span text:style-name="T108_33">Reverse</text:span><text:span text:style-name="T108_34"><text:s/></text:span><text:span text:style-name="T108_35">Engineering</text:span><text:span text:style-name="T108_36">,<text:s/>(</text:span><text:span text:style-name="T108_37">Section</text:span><text:span text:style-name="T108_38"><text:s/>2).</text:span></text:p>
      <text:p text:style-name="P109"><text:span text:style-name="T109_1">Fang</text:span><text:span text:style-name="T109_2">-</text:span><text:span text:style-name="T109_3">Yen</text:span><text:span text:style-name="T109_4">,<text:s/></text:span><text:span text:style-name="T109_5">C</text:span><text:span text:style-name="T109_6">.,<text:s/></text:span><text:span text:style-name="T109_7">Wyart</text:span><text:span text:style-name="T109_8">,<text:s/></text:span><text:span text:style-name="T109_9">M</text:span><text:span text:style-name="T109_10">.,<text:s/></text:span><text:span text:style-name="T109_11">Xie</text:span><text:span text:style-name="T109_12">,<text:s/></text:span><text:span text:style-name="T109_13">J</text:span><text:span text:style-name="T109_14">.,<text:s/></text:span><text:span text:style-name="T109_15">Kawai</text:span><text:span text:style-name="T109_16">,<text:s/></text:span><text:span text:style-name="T109_17">R</text:span><text:span text:style-name="T109_18">.,<text:s/></text:span><text:span text:style-name="T109_19">Kodger</text:span><text:span text:style-name="T109_20">,<text:s/></text:span><text:span text:style-name="T109_21">T</text:span><text:span text:style-name="T109_22">.,<text:s/></text:span><text:span text:style-name="T109_23">Chen</text:span><text:span text:style-name="T109_24">,<text:s/></text:span><text:span text:style-name="T109_25">S</text:span><text:span text:style-name="T109_26">.,<text:s/>…<text:s/></text:span><text:span text:style-name="T109_27">Samuel</text:span><text:span text:style-name="T109_28">,<text:s/></text:span><text:span text:style-name="T109_29">A</text:span><text:span text:style-name="T109_30">.<text:s/></text:span><text:span text:style-name="T109_31">D</text:span><text:span text:style-name="T109_32">.<text:s/></text:span><text:span text:style-name="T109_33">T</text:span><text:span text:style-name="T109_34">.<text:s/>(2010).<text:s/></text:span><text:span text:style-name="T109_35">Biomechanical</text:span><text:span text:style-name="T109_36"><text:s/></text:span><text:span text:style-name="T109_37">analysis</text:span><text:span text:style-name="T109_38"><text:s/></text:span><text:span text:style-name="T109_39">of</text:span><text:span text:style-name="T109_40"><text:s/></text:span><text:span text:style-name="T109_41">gait</text:span><text:span text:style-name="T109_42"><text:s/></text:span><text:span text:style-name="T109_43">adaptation</text:span><text:span text:style-name="T109_44"><text:s/></text:span><text:span text:style-name="T109_45">in</text:span><text:span text:style-name="T109_46"><text:s/></text:span><text:span text:style-name="T109_47">the</text:span><text:span text:style-name="T109_48"><text:s/></text:span><text:span text:style-name="T109_49">nematode</text:span><text:span text:style-name="T109_50"><text:s/></text:span><text:span text:style-name="T109_51">Caenorhabditis</text:span><text:span text:style-name="T109_52"><text:s/></text:span><text:span text:style-name="T109_53">elegans</text:span><text:span text:style-name="T109_54">.<text:s/></text:span><text:span text:style-name="T109_55">Proceedings</text:span><text:span text:style-name="T109_56"><text:s/></text:span><text:span text:style-name="T109_57">of</text:span><text:span text:style-name="T109_58"><text:s/></text:span><text:span text:style-name="T109_59">the</text:span><text:span text:style-name="T109_60"><text:s/></text:span><text:span text:style-name="T109_61">National</text:span><text:span text:style-name="T109_62"><text:s/></text:span><text:span text:style-name="T109_63">Academy</text:span><text:span text:style-name="T109_64"><text:s/></text:span><text:span text:style-name="T109_65">of</text:span><text:span text:style-name="T109_66"><text:s/></text:span><text:span text:style-name="T109_67">Sciences</text:span><text:span text:style-name="T109_68"><text:s/></text:span><text:span text:style-name="T109_69">of</text:span><text:span text:style-name="T109_70"><text:s/></text:span><text:span text:style-name="T109_71">the</text:span><text:span text:style-name="T109_72"><text:s/></text:span><text:span text:style-name="T109_73">United</text:span><text:span text:style-name="T109_74"><text:s/></text:span><text:span text:style-name="T109_75">States</text:span><text:span text:style-name="T109_76"><text:s/></text:span><text:span text:style-name="T109_77">of</text:span><text:span text:style-name="T109_78"><text:s/></text:span><text:span text:style-name="T109_79">America</text:span><text:span text:style-name="T109_80">,<text:s/>2–7.<text:s/></text:span><text:span text:style-name="T109_81">doi</text:span><text:span text:style-name="T109_82">:10.1073/</text:span><text:span text:style-name="T109_83">pnas</text:span><text:span text:style-name="T109_84">.1003016107</text:span></text:p>
      <text:p text:style-name="P110"><text:span text:style-name="T110_1">Faumont</text:span><text:span text:style-name="T110_2">,<text:s/></text:span><text:span text:style-name="T110_3">S</text:span><text:span text:style-name="T110_4">.,<text:s/>&amp;<text:s/></text:span><text:span text:style-name="T110_5">Lockery</text:span><text:span text:style-name="T110_6">,<text:s/></text:span><text:span text:style-name="T110_7">S</text:span><text:span text:style-name="T110_8">.<text:s/></text:span><text:span text:style-name="T110_9">R</text:span><text:span text:style-name="T110_10">.<text:s/>(2006).<text:s/></text:span><text:span text:style-name="T110_11">The</text:span><text:span text:style-name="T110_12"><text:s/></text:span><text:span text:style-name="T110_13">awake</text:span><text:span text:style-name="T110_14"><text:s/></text:span><text:span text:style-name="T110_15">behaving</text:span><text:span text:style-name="T110_16"><text:s/></text:span><text:span text:style-name="T110_17">worm</text:span><text:span text:style-name="T110_18">:<text:s/></text:span><text:span text:style-name="T110_19">simultaneous</text:span><text:span text:style-name="T110_20"><text:s/></text:span><text:span text:style-name="T110_21">imaging</text:span><text:span text:style-name="T110_22"><text:s/></text:span><text:span text:style-name="T110_23">of</text:span><text:span text:style-name="T110_24"><text:s/></text:span><text:span text:style-name="T110_25">neuronal</text:span><text:span text:style-name="T110_26"><text:s/></text:span><text:span text:style-name="T110_27">activity</text:span><text:span text:style-name="T110_28"><text:s/></text:span><text:span text:style-name="T110_29">and</text:span><text:span text:style-name="T110_30"><text:s/></text:span><text:span text:style-name="T110_31">behavior</text:span><text:span text:style-name="T110_32"><text:s/></text:span><text:span text:style-name="T110_33">in</text:span><text:span text:style-name="T110_34"><text:s/></text:span><text:span text:style-name="T110_35">intact</text:span><text:span text:style-name="T110_36"><text:s/></text:span><text:span text:style-name="T110_37">animals</text:span><text:span text:style-name="T110_38"><text:s/></text:span><text:span text:style-name="T110_39">at</text:span><text:span text:style-name="T110_40"><text:s/></text:span><text:span text:style-name="T110_41">millimeter</text:span><text:span text:style-name="T110_42"><text:s/></text:span><text:span text:style-name="T110_43">scale</text:span><text:span text:style-name="T110_44">.<text:s/></text:span><text:span text:style-name="T110_45">Journal</text:span><text:span text:style-name="T110_46"><text:s/></text:span><text:span text:style-name="T110_47">of</text:span><text:span text:style-name="T110_48"><text:s/></text:span><text:span text:style-name="T110_49">Neurophysiology</text:span><text:span text:style-name="T110_50">,<text:s/></text:span><text:span text:style-name="T110_51">95</text:span><text:span text:style-name="T110_52">(3),<text:s/>1976–81.<text:s/></text:span><text:span text:style-name="T110_53">doi</text:span><text:span text:style-name="T110_54">:10.1152/</text:span><text:span text:style-name="T110_55">jn</text:span><text:span text:style-name="T110_56">.01050.2005</text:span></text:p>
      <text:p text:style-name="P111"><text:span text:style-name="T111_1">Faumont</text:span><text:span text:style-name="T111_2">,<text:s/></text:span><text:span text:style-name="T111_3">S</text:span><text:span text:style-name="T111_4">.,<text:s/></text:span><text:span text:style-name="T111_5">Rondeau</text:span><text:span text:style-name="T111_6">,<text:s/></text:span><text:span text:style-name="T111_7">G</text:span><text:span text:style-name="T111_8">.,<text:s/></text:span><text:span text:style-name="T111_9">Thiele</text:span><text:span text:style-name="T111_10">,<text:s/></text:span><text:span text:style-name="T111_11">T</text:span><text:span text:style-name="T111_12">.<text:s/></text:span><text:span text:style-name="T111_13">R</text:span><text:span text:style-name="T111_14">.,<text:s/></text:span><text:span text:style-name="T111_15">Lawton</text:span><text:span text:style-name="T111_16">,<text:s/></text:span><text:span text:style-name="T111_17">K</text:span><text:span text:style-name="T111_18">.<text:s/></text:span><text:span text:style-name="T111_19">J</text:span><text:span text:style-name="T111_20">.,<text:s/></text:span><text:span text:style-name="T111_21">McCormick</text:span><text:span text:style-name="T111_22">,<text:s/></text:span><text:span text:style-name="T111_23">K</text:span><text:span text:style-name="T111_24">.<text:s/></text:span><text:span text:style-name="T111_25">E</text:span><text:span text:style-name="T111_26">.,<text:s/></text:span><text:span text:style-name="T111_27">Sottile</text:span><text:span text:style-name="T111_28">,<text:s/></text:span><text:span text:style-name="T111_29">M</text:span><text:span text:style-name="T111_30">.,<text:s/>…<text:s/></text:span><text:span text:style-name="T111_31">Lockery</text:span><text:span text:style-name="T111_32">,<text:s/></text:span><text:span text:style-name="T111_33">S</text:span><text:span text:style-name="T111_34">.<text:s/></text:span><text:span text:style-name="T111_35">R</text:span><text:span text:style-name="T111_36">.<text:s/>(2011).<text:s/></text:span><text:span text:style-name="T111_37">An</text:span><text:span text:style-name="T111_38"><text:s/></text:span><text:span text:style-name="T111_39">Image</text:span><text:span text:style-name="T111_40">-</text:span><text:span text:style-name="T111_41">Free</text:span><text:span text:style-name="T111_42"><text:s/></text:span><text:span text:style-name="T111_43">Opto</text:span><text:span text:style-name="T111_44">-</text:span><text:span text:style-name="T111_45">Mechanical</text:span><text:span text:style-name="T111_46"><text:s/></text:span><text:span text:style-name="T111_47">System</text:span><text:span text:style-name="T111_48"><text:s/></text:span><text:span text:style-name="T111_49">for</text:span><text:span text:style-name="T111_50"><text:s/></text:span><text:span text:style-name="T111_51">Creating</text:span><text:span text:style-name="T111_52"><text:s/></text:span><text:span text:style-name="T111_53">Virtual</text:span><text:span text:style-name="T111_54"><text:s/></text:span><text:span text:style-name="T111_55">Environments</text:span><text:span text:style-name="T111_56"><text:s/></text:span><text:span text:style-name="T111_57">and</text:span><text:span text:style-name="T111_58"><text:s/></text:span><text:span text:style-name="T111_59">Imaging</text:span><text:span text:style-name="T111_60"><text:s/></text:span><text:span text:style-name="T111_61">Neuronal</text:span><text:span text:style-name="T111_62"><text:s/></text:span><text:span text:style-name="T111_63">Activity</text:span><text:span text:style-name="T111_64"><text:s/></text:span><text:span text:style-name="T111_65">in</text:span><text:span text:style-name="T111_66"><text:s/></text:span><text:span text:style-name="T111_67">Freely</text:span><text:span text:style-name="T111_68"><text:s/></text:span><text:span text:style-name="T111_69">Moving</text:span><text:span text:style-name="T111_70"><text:s/></text:span><text:span text:style-name="T111_71">Caenorhabditis</text:span><text:span text:style-name="T111_72"><text:s/></text:span><text:span text:style-name="T111_73">elegans</text:span><text:span text:style-name="T111_74">.<text:s/></text:span><text:span text:style-name="T111_75">PloS</text:span><text:span text:style-name="T111_76"><text:s/></text:span><text:span text:style-name="T111_77">One</text:span><text:span text:style-name="T111_78">,<text:s/></text:span><text:span text:style-name="T111_79">6</text:span><text:span text:style-name="T111_80">(9),<text:s/></text:span><text:span text:style-name="T111_81">e</text:span><text:span text:style-name="T111_82">24666.<text:s/></text:span><text:span text:style-name="T111_83">doi</text:span><text:span text:style-name="T111_84">:10.1371/</text:span><text:span text:style-name="T111_85">journal</text:span><text:span text:style-name="T111_86">.</text:span><text:span text:style-name="T111_87">pone</text:span><text:span text:style-name="T111_88">.0024666</text:span></text:p>
      <text:p text:style-name="P112"><text:span text:style-name="T112_1">Fawcett</text:span><text:span text:style-name="T112_2">,<text:s/></text:span><text:span text:style-name="T112_3">G</text:span><text:span text:style-name="T112_4">.<text:s/></text:span><text:span text:style-name="T112_5">L</text:span><text:span text:style-name="T112_6">.,<text:s/></text:span><text:span text:style-name="T112_7">Santi</text:span><text:span text:style-name="T112_8">,<text:s/></text:span><text:span text:style-name="T112_9">C</text:span><text:span text:style-name="T112_10">.<text:s/></text:span><text:span text:style-name="T112_11">M</text:span><text:span text:style-name="T112_12">.,<text:s/></text:span><text:span text:style-name="T112_13">Butler</text:span><text:span text:style-name="T112_14">,<text:s/></text:span><text:span text:style-name="T112_15">A</text:span><text:span text:style-name="T112_16">.,<text:s/></text:span><text:span text:style-name="T112_17">Harris</text:span><text:span text:style-name="T112_18">,<text:s/></text:span><text:span text:style-name="T112_19">T</text:span><text:span text:style-name="T112_20">.,<text:s/></text:span><text:span text:style-name="T112_21">Covarrubias</text:span><text:span text:style-name="T112_22">,<text:s/></text:span><text:span text:style-name="T112_23">M</text:span><text:span text:style-name="T112_24">.,<text:s/>&amp;<text:s/></text:span><text:span text:style-name="T112_25">Salkoff</text:span><text:span text:style-name="T112_26">,<text:s/></text:span><text:span text:style-name="T112_27">L</text:span><text:span text:style-name="T112_28">.<text:s/>(2006).<text:s/></text:span><text:span text:style-name="T112_29">Mutant</text:span><text:span text:style-name="T112_30"><text:s/></text:span><text:span text:style-name="T112_31">analysis</text:span><text:span text:style-name="T112_32"><text:s/></text:span><text:span text:style-name="T112_33">of</text:span><text:span text:style-name="T112_34"><text:s/></text:span><text:span text:style-name="T112_35">the</text:span><text:span text:style-name="T112_36"><text:s/></text:span><text:span text:style-name="T112_37">Shal</text:span><text:span text:style-name="T112_38"><text:s/>(</text:span><text:span text:style-name="T112_39">Kv</text:span><text:span text:style-name="T112_40">4)<text:s/></text:span><text:span text:style-name="T112_41">voltage</text:span><text:span text:style-name="T112_42">-</text:span><text:span text:style-name="T112_43">gated</text:span><text:span text:style-name="T112_44"><text:s/></text:span><text:span text:style-name="T112_45">fast</text:span><text:span text:style-name="T112_46"><text:s/></text:span><text:span text:style-name="T112_47">transient</text:span><text:span text:style-name="T112_48"><text:s/></text:span><text:span text:style-name="T112_49">K</text:span><text:span text:style-name="T112_50">+<text:s/></text:span><text:span text:style-name="T112_51">channel</text:span><text:span text:style-name="T112_52"><text:s/></text:span><text:span text:style-name="T112_53">in</text:span><text:span text:style-name="T112_54"><text:s/></text:span><text:span text:style-name="T112_55">Caenorhabditis</text:span><text:span text:style-name="T112_56"><text:s/></text:span><text:span text:style-name="T112_57">elegans</text:span><text:span text:style-name="T112_58">.<text:s/></text:span><text:span text:style-name="T112_59">The</text:span><text:span text:style-name="T112_60"><text:s/></text:span><text:span text:style-name="T112_61">Journal</text:span><text:span text:style-name="T112_62"><text:s/></text:span><text:span text:style-name="T112_63">of</text:span><text:span text:style-name="T112_64"><text:s/></text:span><text:span text:style-name="T112_65">Biological</text:span><text:span text:style-name="T112_66"><text:s/></text:span><text:span text:style-name="T112_67">Chemistry</text:span><text:span text:style-name="T112_68">,<text:s/></text:span><text:span text:style-name="T112_69">281</text:span><text:span text:style-name="T112_70">(41),<text:s/>30725–35.<text:s/></text:span><text:span text:style-name="T112_71">doi</text:span><text:span text:style-name="T112_72">:10.1074/</text:span><text:span text:style-name="T112_73">jbc</text:span><text:span text:style-name="T112_74">.</text:span><text:span text:style-name="T112_75">M</text:span><text:span text:style-name="T112_76">605814200</text:span></text:p>
      <text:p text:style-name="P113"><text:span text:style-name="T113_1">Feist</text:span><text:span text:style-name="T113_2">,<text:s/></text:span><text:span text:style-name="T113_3">A</text:span><text:span text:style-name="T113_4">.<text:s/></text:span><text:span text:style-name="T113_5">M</text:span><text:span text:style-name="T113_6">.,<text:s/></text:span><text:span text:style-name="T113_7">Herrgård</text:span><text:span text:style-name="T113_8">,<text:s/></text:span><text:span text:style-name="T113_9">M</text:span><text:span text:style-name="T113_10">.<text:s/></text:span><text:span text:style-name="T113_11">J</text:span><text:span text:style-name="T113_12">.,<text:s/></text:span><text:span text:style-name="T113_13">Thiele</text:span><text:span text:style-name="T113_14">,<text:s/></text:span><text:span text:style-name="T113_15">I</text:span><text:span text:style-name="T113_16">.,<text:s/></text:span><text:span text:style-name="T113_17">Reed</text:span><text:span text:style-name="T113_18">,<text:s/></text:span><text:span text:style-name="T113_19">J</text:span><text:span text:style-name="T113_20">.<text:s/></text:span><text:span text:style-name="T113_21">L</text:span><text:span text:style-name="T113_22">.,<text:s/>&amp;<text:s/></text:span><text:span text:style-name="T113_23">Bernhard</text:span><text:span text:style-name="T113_24">,<text:s/></text:span><text:span text:style-name="T113_25">Ø</text:span><text:span text:style-name="T113_26">.<text:s/>(2011).<text:s/></text:span><text:span text:style-name="T113_27">Reconstruction</text:span><text:span text:style-name="T113_28"><text:s/></text:span><text:span text:style-name="T113_29">of</text:span><text:span text:style-name="T113_30"><text:s/></text:span><text:span text:style-name="T113_31">Biochemical</text:span><text:span text:style-name="T113_32"><text:s/></text:span><text:span text:style-name="T113_33">Networks</text:span><text:span text:style-name="T113_34"><text:s/></text:span><text:span text:style-name="T113_35">in</text:span><text:span text:style-name="T113_36"><text:s/></text:span><text:span text:style-name="T113_37">Microbial</text:span><text:span text:style-name="T113_38"><text:s/></text:span><text:span text:style-name="T113_39">Organisms</text:span><text:span text:style-name="T113_40">,<text:s/></text:span><text:span text:style-name="T113_41">7</text:span><text:span text:style-name="T113_42">(2),<text:s/>129–143.<text:s/></text:span><text:span text:style-name="T113_43">doi</text:span><text:span text:style-name="T113_44">:10.1038/</text:span><text:span text:style-name="T113_45">nrmicro</text:span><text:span text:style-name="T113_46">1949.</text:span><text:span text:style-name="T113_47">Reconstruction</text:span></text:p>
      <text:p text:style-name="P114"><text:span text:style-name="T114_1">Feng</text:span><text:span text:style-name="T114_2">,<text:s/></text:span><text:span text:style-name="T114_3">Z</text:span><text:span text:style-name="T114_4">.,<text:s/></text:span><text:span text:style-name="T114_5">Li</text:span><text:span text:style-name="T114_6">,<text:s/></text:span><text:span text:style-name="T114_7">W</text:span><text:span text:style-name="T114_8">.,<text:s/></text:span><text:span text:style-name="T114_9">Ward</text:span><text:span text:style-name="T114_10">,<text:s/></text:span><text:span text:style-name="T114_11">A</text:span><text:span text:style-name="T114_12">.,<text:s/></text:span><text:span text:style-name="T114_13">Piggott</text:span><text:span text:style-name="T114_14">,<text:s/></text:span><text:span text:style-name="T114_15">B</text:span><text:span text:style-name="T114_16">.<text:s/></text:span><text:span text:style-name="T114_17">J</text:span><text:span text:style-name="T114_18">.,<text:s/></text:span><text:span text:style-name="T114_19">Larkspur</text:span><text:span text:style-name="T114_20">,<text:s/></text:span><text:span text:style-name="T114_21">E</text:span><text:span text:style-name="T114_22">.<text:s/></text:span><text:span text:style-name="T114_23">R</text:span><text:span text:style-name="T114_24">.,<text:s/></text:span><text:span text:style-name="T114_25">Sternberg</text:span><text:span text:style-name="T114_26">,<text:s/></text:span><text:span text:style-name="T114_27">P</text:span><text:span text:style-name="T114_28">.<text:s/></text:span><text:span text:style-name="T114_29">W</text:span><text:span text:style-name="T114_30">.,<text:s/>&amp;<text:s/></text:span><text:span text:style-name="T114_31">Xu</text:span><text:span text:style-name="T114_32">,<text:s/></text:span><text:span text:style-name="T114_33">X</text:span><text:span text:style-name="T114_34">.<text:s/></text:span><text:span text:style-name="T114_35">Z</text:span><text:span text:style-name="T114_36">.<text:s/></text:span><text:span text:style-name="T114_37">S</text:span><text:span text:style-name="T114_38">.<text:s/>(2006).<text:s/></text:span><text:span text:style-name="T114_39">A</text:span><text:span text:style-name="T114_40"><text:s/></text:span><text:span text:style-name="T114_41">C</text:span><text:span text:style-name="T114_42">.<text:s/></text:span><text:span text:style-name="T114_43">elegans</text:span><text:span text:style-name="T114_44"><text:s/></text:span><text:span text:style-name="T114_45">model</text:span><text:span text:style-name="T114_46"><text:s/></text:span><text:span text:style-name="T114_47">of</text:span><text:span text:style-name="T114_48"><text:s/></text:span><text:span text:style-name="T114_49">nicotine</text:span><text:span text:style-name="T114_50">-</text:span><text:span text:style-name="T114_51">dependent</text:span><text:span text:style-name="T114_52"><text:s/></text:span><text:span text:style-name="T114_53">behavior</text:span><text:span text:style-name="T114_54">:<text:s/></text:span><text:span text:style-name="T114_55">regulation</text:span><text:span text:style-name="T114_56"><text:s/></text:span><text:span text:style-name="T114_57">by</text:span><text:span text:style-name="T114_58"><text:s/></text:span><text:span text:style-name="T114_59">TRP</text:span><text:span text:style-name="T114_60">-</text:span><text:span text:style-name="T114_61">family</text:span><text:span text:style-name="T114_62"><text:s/></text:span><text:span text:style-name="T114_63">channels</text:span><text:span text:style-name="T114_64">.<text:s/></text:span><text:span text:style-name="T114_65">Cell</text:span><text:span text:style-name="T114_66">,<text:s/></text:span><text:span text:style-name="T114_67">127</text:span><text:span text:style-name="T114_68">(3),<text:s/>621–33.<text:s/></text:span><text:span text:style-name="T114_69">doi</text:span><text:span text:style-name="T114_70">:10.1016/</text:span><text:span text:style-name="T114_71">j</text:span><text:span text:style-name="T114_72">.</text:span><text:span text:style-name="T114_73">cell</text:span><text:span text:style-name="T114_74">.2006.09.035</text:span></text:p>
      <text:p text:style-name="P115"><text:span text:style-name="T115_1">Fernando</text:span><text:span text:style-name="T115_2">,<text:s/></text:span><text:span text:style-name="T115_3">T</text:span><text:span text:style-name="T115_4">.,<text:s/></text:span><text:span text:style-name="T115_5">Flibotte</text:span><text:span text:style-name="T115_6">,<text:s/></text:span><text:span text:style-name="T115_7">S</text:span><text:span text:style-name="T115_8">.,<text:s/></text:span><text:span text:style-name="T115_9">Xiong</text:span><text:span text:style-name="T115_10">,<text:s/></text:span><text:span text:style-name="T115_11">S</text:span><text:span text:style-name="T115_12">.,<text:s/></text:span><text:span text:style-name="T115_13">Yin</text:span><text:span text:style-name="T115_14">,<text:s/></text:span><text:span text:style-name="T115_15">J</text:span><text:span text:style-name="T115_16">.,<text:s/></text:span><text:span text:style-name="T115_17">Yzeiraj</text:span><text:span text:style-name="T115_18">,<text:s/></text:span><text:span text:style-name="T115_19">E</text:span><text:span text:style-name="T115_20">.,<text:s/></text:span><text:span text:style-name="T115_21">Moerman</text:span><text:span text:style-name="T115_22">,<text:s/></text:span><text:span text:style-name="T115_23">D</text:span><text:span text:style-name="T115_24">.<text:s/></text:span><text:span text:style-name="T115_25">G</text:span><text:span text:style-name="T115_26">.,<text:s/>…<text:s/></text:span><text:span text:style-name="T115_27">Savage</text:span><text:span text:style-name="T115_28">-</text:span><text:span text:style-name="T115_29">Dunn</text:span><text:span text:style-name="T115_30">,<text:s/></text:span><text:span text:style-name="T115_31">C</text:span><text:span text:style-name="T115_32">.<text:s/>(2011).<text:s/></text:span><text:span text:style-name="T115_33">C</text:span><text:span text:style-name="T115_34">.<text:s/></text:span><text:span text:style-name="T115_35">elegans</text:span><text:span text:style-name="T115_36"><text:s/></text:span><text:span text:style-name="T115_37">ADAMTS</text:span><text:span text:style-name="T115_38"><text:s/></text:span><text:span text:style-name="T115_39">ADT</text:span><text:span text:style-name="T115_40">-2<text:s/></text:span><text:span text:style-name="T115_41">regulates</text:span><text:span text:style-name="T115_42"><text:s/></text:span><text:span text:style-name="T115_43">body</text:span><text:span text:style-name="T115_44"><text:s/></text:span><text:span text:style-name="T115_45">size</text:span><text:span text:style-name="T115_46"><text:s/></text:span><text:span text:style-name="T115_47">by</text:span><text:span text:style-name="T115_48"><text:s/></text:span><text:span text:style-name="T115_49">modulating</text:span><text:span text:style-name="T115_50"><text:s/></text:span><text:span text:style-name="T115_51">TGFβ</text:span><text:span text:style-name="T115_52"><text:s/></text:span><text:span text:style-name="T115_53">signaling</text:span><text:span text:style-name="T115_54"><text:s/></text:span><text:span text:style-name="T115_55">and</text:span><text:span text:style-name="T115_56"><text:s/></text:span><text:span text:style-name="T115_57">cuticle</text:span><text:span text:style-name="T115_58"><text:s/></text:span><text:span text:style-name="T115_59">collagen</text:span><text:span text:style-name="T115_60"><text:s/></text:span><text:span text:style-name="T115_61">organization</text:span><text:span text:style-name="T115_62">.<text:s/></text:span><text:span text:style-name="T115_63">Developmental</text:span><text:span text:style-name="T115_64"><text:s/></text:span><text:span text:style-name="T115_65">Biology</text:span><text:span text:style-name="T115_66">,<text:s/>(</text:span><text:span text:style-name="T115_67">Figure</text:span><text:span text:style-name="T115_68"><text:s/>1),<text:s/>363–381.<text:s/></text:span><text:span text:style-name="T115_69">doi</text:span><text:span text:style-name="T115_70">:10.1016/</text:span><text:span text:style-name="T115_71">j</text:span><text:span text:style-name="T115_72">.</text:span><text:span text:style-name="T115_73">ydbio</text:span><text:span text:style-name="T115_74">.2011.01.016</text:span></text:p>
      <text:p text:style-name="P116"><text:span text:style-name="T116_1">Ferrée</text:span><text:span text:style-name="T116_2">,<text:s/></text:span><text:span text:style-name="T116_3">T</text:span><text:span text:style-name="T116_4">.<text:s/></text:span><text:span text:style-name="T116_5">C</text:span><text:span text:style-name="T116_6">.,<text:s/>&amp;<text:s/></text:span><text:span text:style-name="T116_7">Lockery</text:span><text:span text:style-name="T116_8">,<text:s/></text:span><text:span text:style-name="T116_9">S</text:span><text:span text:style-name="T116_10">.<text:s/></text:span><text:span text:style-name="T116_11">R</text:span><text:span text:style-name="T116_12">.<text:s/>(1999).<text:s/></text:span><text:span text:style-name="T116_13">Computational</text:span><text:span text:style-name="T116_14"><text:s/></text:span><text:span text:style-name="T116_15">rules</text:span><text:span text:style-name="T116_16"><text:s/></text:span><text:span text:style-name="T116_17">for</text:span><text:span text:style-name="T116_18"><text:s/></text:span><text:span text:style-name="T116_19">chemotaxis</text:span><text:span text:style-name="T116_20"><text:s/></text:span><text:span text:style-name="T116_21">in</text:span><text:span text:style-name="T116_22"><text:s/></text:span><text:span text:style-name="T116_23">the</text:span><text:span text:style-name="T116_24"><text:s/></text:span><text:span text:style-name="T116_25">nematode</text:span><text:span text:style-name="T116_26"><text:s/></text:span><text:span text:style-name="T116_27">C</text:span><text:span text:style-name="T116_28">.<text:s/></text:span><text:span text:style-name="T116_29">elegans</text:span><text:span text:style-name="T116_30">.<text:s/></text:span><text:span text:style-name="T116_31">Journal</text:span><text:span text:style-name="T116_32"><text:s/></text:span><text:span text:style-name="T116_33">of</text:span><text:span text:style-name="T116_34"><text:s/></text:span><text:span text:style-name="T116_35">Computational</text:span><text:span text:style-name="T116_36"><text:s/></text:span><text:span text:style-name="T116_37">Neuroscience</text:span><text:span text:style-name="T116_38">,<text:s/></text:span><text:span text:style-name="T116_39">6</text:span><text:span text:style-name="T116_40">(3),<text:s/>263–77.<text:s/></text:span><text:span text:style-name="T116_41">Retrieved</text:span><text:span text:style-name="T116_42"><text:s/></text:span><text:span text:style-name="T116_43">from</text:span><text:span text:style-name="T116_44"><text:s/></text:span><text:span text:style-name="T116_45">http</text:span><text:span text:style-name="T116_46">://</text:span><text:span text:style-name="T116_47">www</text:span><text:span text:style-name="T116_48">.</text:span><text:span text:style-name="T116_49">ncbi</text:span><text:span text:style-name="T116_50">.</text:span><text:span text:style-name="T116_51">nlm</text:span><text:span text:style-name="T116_52">.</text:span><text:span text:style-name="T116_53">nih</text:span><text:span text:style-name="T116_54">.</text:span><text:span text:style-name="T116_55">gov</text:span><text:span text:style-name="T116_56">/</text:span><text:span text:style-name="T116_57">pubmed</text:span><text:span text:style-name="T116_58">/10406137</text:span></text:p>
      <text:p text:style-name="P117"><text:span text:style-name="T117_1">Fields</text:span><text:span text:style-name="T117_2">,<text:s/></text:span><text:span text:style-name="T117_3">S</text:span><text:span text:style-name="T117_4">.,<text:s/>&amp;<text:s/></text:span><text:span text:style-name="T117_5">Johnston</text:span><text:span text:style-name="T117_6">,<text:s/></text:span><text:span text:style-name="T117_7">M</text:span><text:span text:style-name="T117_8">.<text:s/>(2005).<text:s/></text:span><text:span text:style-name="T117_9">Cell</text:span><text:span text:style-name="T117_10"><text:s/></text:span><text:span text:style-name="T117_11">biology</text:span><text:span text:style-name="T117_12">.<text:s/></text:span><text:span text:style-name="T117_13">Whither</text:span><text:span text:style-name="T117_14"><text:s/></text:span><text:span text:style-name="T117_15">model</text:span><text:span text:style-name="T117_16"><text:s/></text:span><text:span text:style-name="T117_17">organism</text:span><text:span text:style-name="T117_18"><text:s/></text:span><text:span text:style-name="T117_19">research</text:span><text:span text:style-name="T117_20">?<text:s/></text:span><text:span text:style-name="T117_21">Science</text:span><text:span text:style-name="T117_22"><text:s/>(</text:span><text:span text:style-name="T117_23">New</text:span><text:span text:style-name="T117_24"><text:s/></text:span><text:span text:style-name="T117_25">York</text:span><text:span text:style-name="T117_26">,<text:s/></text:span><text:span text:style-name="T117_27">N</text:span><text:span text:style-name="T117_28">.</text:span><text:span text:style-name="T117_29">Y</text:span><text:span text:style-name="T117_30">.)</text:span><text:span text:style-name="T117_31">,<text:s/></text:span><text:span text:style-name="T117_32">307</text:span><text:span text:style-name="T117_33">(5717),<text:s/>1885–6.<text:s/></text:span><text:span text:style-name="T117_34">doi</text:span><text:span text:style-name="T117_35">:10.1126/</text:span><text:span text:style-name="T117_36">science</text:span><text:span text:style-name="T117_37">.1108872</text:span></text:p>
      <text:p text:style-name="P118"><text:span text:style-name="T118_1">Fisher</text:span><text:span text:style-name="T118_2">,<text:s/></text:span><text:span text:style-name="T118_3">J</text:span><text:span text:style-name="T118_4">.,<text:s/>&amp;<text:s/></text:span><text:span text:style-name="T118_5">Harel</text:span><text:span text:style-name="T118_6">,<text:s/></text:span><text:span text:style-name="T118_7">D</text:span><text:span text:style-name="T118_8">.<text:s/>(2010).<text:s/></text:span><text:span text:style-name="T118_9">On</text:span><text:span text:style-name="T118_10"><text:s/></text:span><text:span text:style-name="T118_11">Statecharts</text:span><text:span text:style-name="T118_12"><text:s/></text:span><text:span text:style-name="T118_13">for</text:span><text:span text:style-name="T118_14"><text:s/></text:span><text:span text:style-name="T118_15">Biology</text:span><text:span text:style-name="T118_16">.</text:span></text:p>
      <text:p text:style-name="P119"><text:span text:style-name="T119_1">Fisher</text:span><text:span text:style-name="T119_2">,<text:s/></text:span><text:span text:style-name="T119_3">J</text:span><text:span text:style-name="T119_4">.,<text:s/></text:span><text:span text:style-name="T119_5">Harel</text:span><text:span text:style-name="T119_6">,<text:s/></text:span><text:span text:style-name="T119_7">D</text:span><text:span text:style-name="T119_8">.,<text:s/>&amp;<text:s/></text:span><text:span text:style-name="T119_9">Henzinger</text:span><text:span text:style-name="T119_10">,<text:s/></text:span><text:span text:style-name="T119_11">T</text:span><text:span text:style-name="T119_12">.<text:s/></text:span><text:span text:style-name="T119_13">a</text:span><text:span text:style-name="T119_14">.<text:s/>(2011).<text:s/></text:span><text:span text:style-name="T119_15">Biology</text:span><text:span text:style-name="T119_16"><text:s/></text:span><text:span text:style-name="T119_17">as</text:span><text:span text:style-name="T119_18"><text:s/></text:span><text:span text:style-name="T119_19">reactivity</text:span><text:span text:style-name="T119_20">.<text:s/></text:span><text:span text:style-name="T119_21">Communications</text:span><text:span text:style-name="T119_22"><text:s/></text:span><text:span text:style-name="T119_23">of</text:span><text:span text:style-name="T119_24"><text:s/></text:span><text:span text:style-name="T119_25">the</text:span><text:span text:style-name="T119_26"><text:s/></text:span><text:span text:style-name="T119_27">ACM</text:span><text:span text:style-name="T119_28">,<text:s/></text:span><text:span text:style-name="T119_29">54</text:span><text:span text:style-name="T119_30">(10),<text:s/>72.<text:s/></text:span><text:span text:style-name="T119_31">doi</text:span><text:span text:style-name="T119_32">:10.1145/2001269.2001289</text:span></text:p>
      <text:p text:style-name="P120"><text:span text:style-name="T120_1">Flamm</text:span><text:span text:style-name="T120_2">,<text:s/></text:span><text:span text:style-name="T120_3">C</text:span><text:span text:style-name="T120_4">.,<text:s/></text:span><text:span text:style-name="T120_5">Endler</text:span><text:span text:style-name="T120_6">,<text:s/></text:span><text:span text:style-name="T120_7">L</text:span><text:span text:style-name="T120_8">.,<text:s/></text:span><text:span text:style-name="T120_9">Müller</text:span><text:span text:style-name="T120_10">,<text:s/></text:span><text:span text:style-name="T120_11">S</text:span><text:span text:style-name="T120_12">.,<text:s/></text:span><text:span text:style-name="T120_13">Widder</text:span><text:span text:style-name="T120_14">,<text:s/></text:span><text:span text:style-name="T120_15">S</text:span><text:span text:style-name="T120_16">.,<text:s/>&amp;<text:s/></text:span><text:span text:style-name="T120_17">Schuster</text:span><text:span text:style-name="T120_18">,<text:s/></text:span><text:span text:style-name="T120_19">P</text:span><text:span text:style-name="T120_20">.<text:s/>(2007).<text:s/></text:span><text:span text:style-name="T120_21">A</text:span><text:span text:style-name="T120_22"><text:s/></text:span><text:span text:style-name="T120_23">minimal</text:span><text:span text:style-name="T120_24"><text:s/></text:span><text:span text:style-name="T120_25">and</text:span><text:span text:style-name="T120_26"><text:s/></text:span><text:span text:style-name="T120_27">self</text:span><text:span text:style-name="T120_28">-</text:span><text:span text:style-name="T120_29">consistent</text:span><text:span text:style-name="T120_30"><text:s/></text:span><text:span text:style-name="T120_31">in</text:span><text:span text:style-name="T120_32"><text:s/></text:span><text:span text:style-name="T120_33">silico</text:span><text:span text:style-name="T120_34"><text:s/></text:span><text:span text:style-name="T120_35">cell</text:span><text:span text:style-name="T120_36"><text:s/></text:span><text:span text:style-name="T120_37">model</text:span><text:span text:style-name="T120_38"><text:s/></text:span><text:span text:style-name="T120_39">based</text:span><text:span text:style-name="T120_40"><text:s/></text:span><text:span text:style-name="T120_41">on</text:span><text:span text:style-name="T120_42"><text:s/></text:span><text:span text:style-name="T120_43">macromolecular</text:span><text:span text:style-name="T120_44"><text:s/></text:span><text:span text:style-name="T120_45">interactions</text:span><text:span text:style-name="T120_46">.<text:s/></text:span><text:span text:style-name="T120_47">Philosophical</text:span><text:span text:style-name="T120_48"><text:s/></text:span><text:span text:style-name="T120_49">Transactions</text:span><text:span text:style-name="T120_50"><text:s/></text:span><text:span text:style-name="T120_51">of</text:span><text:span text:style-name="T120_52"><text:s/></text:span><text:span text:style-name="T120_53">the</text:span><text:span text:style-name="T120_54"><text:s/></text:span><text:span text:style-name="T120_55">Royal</text:span><text:span text:style-name="T120_56"><text:s/></text:span><text:span text:style-name="T120_57">Society</text:span><text:span text:style-name="T120_58"><text:s/></text:span><text:span text:style-name="T120_59">of</text:span><text:span text:style-name="T120_60"><text:s/></text:span><text:span text:style-name="T120_61">London</text:span><text:span text:style-name="T120_62">.<text:s/></text:span><text:span text:style-name="T120_63">Series</text:span><text:span text:style-name="T120_64"><text:s/></text:span><text:span text:style-name="T120_65">B</text:span><text:span text:style-name="T120_66">,<text:s/></text:span><text:span text:style-name="T120_67">Biological</text:span><text:span text:style-name="T120_68"><text:s/></text:span><text:span text:style-name="T120_69">Sciences</text:span><text:span text:style-name="T120_70">,<text:s/></text:span><text:span text:style-name="T120_71">362</text:span><text:span text:style-name="T120_72">(1486),<text:s/>1831–9.<text:s/></text:span><text:span text:style-name="T120_73">doi</text:span><text:span text:style-name="T120_74">:10.1098/</text:span><text:span text:style-name="T120_75">rstb</text:span><text:span text:style-name="T120_76">.2007.2075</text:span></text:p>
      <text:p text:style-name="P121"><text:span text:style-name="T121_1">Frady</text:span><text:span text:style-name="T121_2">,<text:s/></text:span><text:span text:style-name="T121_3">E</text:span><text:span text:style-name="T121_4">.<text:s/></text:span><text:span text:style-name="T121_5">P</text:span><text:span text:style-name="T121_6">.,<text:s/></text:span><text:span text:style-name="T121_7">Palmer</text:span><text:span text:style-name="T121_8">,<text:s/></text:span><text:span text:style-name="T121_9">C</text:span><text:span text:style-name="T121_10">.<text:s/></text:span><text:span text:style-name="T121_11">R</text:span><text:span text:style-name="T121_12">.,<text:s/>&amp;<text:s/></text:span><text:span text:style-name="T121_13">Kristan</text:span><text:span text:style-name="T121_14">,<text:s/></text:span><text:span text:style-name="T121_15">W</text:span><text:span text:style-name="T121_16">.<text:s/></text:span><text:span text:style-name="T121_17">B</text:span><text:span text:style-name="T121_18">.<text:s/>(2012).<text:s/></text:span><text:span text:style-name="T121_19">Sexual</text:span><text:span text:style-name="T121_20"><text:s/></text:span><text:span text:style-name="T121_21">Attraction</text:span><text:span text:style-name="T121_22">:<text:s/></text:span><text:span text:style-name="T121_23">Sex</text:span><text:span text:style-name="T121_24">-</text:span><text:span text:style-name="T121_25">Specific</text:span><text:span text:style-name="T121_26"><text:s/></text:span><text:span text:style-name="T121_27">Wiring</text:span><text:span text:style-name="T121_28"><text:s/></text:span><text:span text:style-name="T121_29">of</text:span><text:span text:style-name="T121_30"><text:s/></text:span><text:span text:style-name="T121_31">Neural</text:span><text:span text:style-name="T121_32"><text:s/></text:span><text:span text:style-name="T121_33">Circuitry</text:span><text:span text:style-name="T121_34">.<text:s/></text:span><text:span text:style-name="T121_35">Current</text:span><text:span text:style-name="T121_36"><text:s/></text:span><text:span text:style-name="T121_37">Biology</text:span><text:span text:style-name="T121_38">,<text:s/></text:span><text:span text:style-name="T121_39">22</text:span><text:span text:style-name="T121_40">(22),<text:s/></text:span><text:span text:style-name="T121_41">R</text:span><text:span text:style-name="T121_42">953–</text:span><text:span text:style-name="T121_43">R</text:span><text:span text:style-name="T121_44">956.<text:s/></text:span><text:span text:style-name="T121_45">doi</text:span><text:span text:style-name="T121_46">:10.1016/</text:span><text:span text:style-name="T121_47">j</text:span><text:span text:style-name="T121_48">.</text:span><text:span text:style-name="T121_49">cub</text:span><text:span text:style-name="T121_50">.2012.10.003</text:span></text:p>
      <text:p text:style-name="P122"><text:span text:style-name="T122_1">Francis</text:span><text:span text:style-name="T122_2">,<text:s/></text:span><text:span text:style-name="T122_3">M</text:span><text:span text:style-name="T122_4">.,<text:s/>&amp;<text:s/></text:span><text:span text:style-name="T122_5">Maricq</text:span><text:span text:style-name="T122_6">,<text:s/></text:span><text:span text:style-name="T122_7">A</text:span><text:span text:style-name="T122_8">.<text:s/>(2006).<text:s/></text:span><text:span text:style-name="T122_9">Electrophysiological</text:span><text:span text:style-name="T122_10"><text:s/></text:span><text:span text:style-name="T122_11">analysis</text:span><text:span text:style-name="T122_12"><text:s/></text:span><text:span text:style-name="T122_13">of</text:span><text:span text:style-name="T122_14"><text:s/></text:span><text:span text:style-name="T122_15">neuronal</text:span><text:span text:style-name="T122_16"><text:s/></text:span><text:span text:style-name="T122_17">and</text:span><text:span text:style-name="T122_18"><text:s/></text:span><text:span text:style-name="T122_19">muscle</text:span><text:span text:style-name="T122_20"><text:s/></text:span><text:span text:style-name="T122_21">function</text:span><text:span text:style-name="T122_22"><text:s/></text:span><text:span text:style-name="T122_23">in</text:span><text:span text:style-name="T122_24"><text:s/></text:span><text:span text:style-name="T122_25">C</text:span><text:span text:style-name="T122_26">.<text:s/></text:span><text:span text:style-name="T122_27">elegans</text:span><text:span text:style-name="T122_28">.<text:s/></text:span><text:span text:style-name="T122_29">METHODS</text:span><text:span text:style-name="T122_30"><text:s/></text:span><text:span text:style-name="T122_31">IN</text:span><text:span text:style-name="T122_32"><text:s/></text:span><text:span text:style-name="T122_33">MOLECULAR</text:span><text:span text:style-name="T122_34"><text:s/></text:span><text:span text:style-name="T122_35">BIOLOGY</text:span><text:span text:style-name="T122_36">-</text:span><text:span text:style-name="T122_37">,<text:s/></text:span><text:span text:style-name="T122_38">351</text:span><text:span text:style-name="T122_39">(1),<text:s/>175–192.<text:s/></text:span><text:span text:style-name="T122_40">Retrieved</text:span><text:span text:style-name="T122_41"><text:s/></text:span><text:span text:style-name="T122_42">from</text:span><text:span text:style-name="T122_43"><text:s/></text:span><text:span text:style-name="T122_44">http</text:span><text:span text:style-name="T122_45">://</text:span><text:span text:style-name="T122_46">www</text:span><text:span text:style-name="T122_47">.</text:span><text:span text:style-name="T122_48">springerlink</text:span><text:span text:style-name="T122_49">.</text:span><text:span text:style-name="T122_50">com</text:span><text:span text:style-name="T122_51">/</text:span><text:span text:style-name="T122_52">index</text:span><text:span text:style-name="T122_53">/</text:span><text:span text:style-name="T122_54">U</text:span><text:span text:style-name="T122_55">675427630804574.</text:span><text:span text:style-name="T122_56">pdf</text:span></text:p>
      <text:p text:style-name="P123"><text:span text:style-name="T123_1">Francis</text:span><text:span text:style-name="T123_2">,<text:s/></text:span><text:span text:style-name="T123_3">R</text:span><text:span text:style-name="T123_4">.,<text:s/>&amp;<text:s/></text:span><text:span text:style-name="T123_5">Waterston</text:span><text:span text:style-name="T123_6">,<text:s/></text:span><text:span text:style-name="T123_7">R</text:span><text:span text:style-name="T123_8">.<text:s/></text:span><text:span text:style-name="T123_9">H</text:span><text:span text:style-name="T123_10">.<text:s/>(1991).<text:s/></text:span><text:span text:style-name="T123_11">Muscle</text:span><text:span text:style-name="T123_12"><text:s/></text:span><text:span text:style-name="T123_13">cell</text:span><text:span text:style-name="T123_14"><text:s/></text:span><text:span text:style-name="T123_15">attachment</text:span><text:span text:style-name="T123_16"><text:s/></text:span><text:span text:style-name="T123_17">in</text:span><text:span text:style-name="T123_18"><text:s/></text:span><text:span text:style-name="T123_19">Caenorhabditis</text:span><text:span text:style-name="T123_20"><text:s/></text:span><text:span text:style-name="T123_21">elegans</text:span><text:span text:style-name="T123_22">.<text:s/></text:span><text:span text:style-name="T123_23">The</text:span><text:span text:style-name="T123_24"><text:s/></text:span><text:span text:style-name="T123_25">Journal</text:span><text:span text:style-name="T123_26"><text:s/></text:span><text:span text:style-name="T123_27">of</text:span><text:span text:style-name="T123_28"><text:s/></text:span><text:span text:style-name="T123_29">Cell</text:span><text:span text:style-name="T123_30"><text:s/></text:span><text:span text:style-name="T123_31">Biology</text:span><text:span text:style-name="T123_32">,<text:s/></text:span><text:span text:style-name="T123_33">114</text:span><text:span text:style-name="T123_34">(3),<text:s/>465–79.<text:s/></text:span><text:span text:style-name="T123_35">Retrieved</text:span><text:span text:style-name="T123_36"><text:s/></text:span><text:span text:style-name="T123_37">from</text:span><text:span text:style-name="T123_38"><text:s/></text:span><text:span text:style-name="T123_39">http</text:span><text:span text:style-name="T123_40">://</text:span><text:span text:style-name="T123_41">www</text:span><text:span text:style-name="T123_42">.</text:span><text:span text:style-name="T123_43">pubmedcentral</text:span><text:span text:style-name="T123_44">.</text:span><text:span text:style-name="T123_45">nih</text:span><text:span text:style-name="T123_46">.</text:span><text:span text:style-name="T123_47">gov</text:span><text:span text:style-name="T123_48">/</text:span><text:span text:style-name="T123_49">articlerender</text:span><text:span text:style-name="T123_50">.</text:span><text:span text:style-name="T123_51">fcgi</text:span><text:span text:style-name="T123_52">?</text:span><text:span text:style-name="T123_53">artid</text:span><text:span text:style-name="T123_54">=2289102&amp;</text:span><text:span text:style-name="T123_55">tool</text:span><text:span text:style-name="T123_56">=</text:span><text:span text:style-name="T123_57">pmcentrez</text:span><text:span text:style-name="T123_58">&amp;</text:span><text:span text:style-name="T123_59">rendertype</text:span><text:span text:style-name="T123_60">=</text:span><text:span text:style-name="T123_61">abstract</text:span></text:p>
      <text:p text:style-name="P124"><text:span text:style-name="T124_1">Franks</text:span><text:span text:style-name="T124_2">,<text:s/></text:span><text:span text:style-name="T124_3">C</text:span><text:span text:style-name="T124_4">.<text:s/></text:span><text:span text:style-name="T124_5">J</text:span><text:span text:style-name="T124_6">.,<text:s/></text:span><text:span text:style-name="T124_7">Pemberton</text:span><text:span text:style-name="T124_8">,<text:s/></text:span><text:span text:style-name="T124_9">D</text:span><text:span text:style-name="T124_10">.,<text:s/></text:span><text:span text:style-name="T124_11">Vinogradova</text:span><text:span text:style-name="T124_12">,<text:s/></text:span><text:span text:style-name="T124_13">I</text:span><text:span text:style-name="T124_14">.,<text:s/></text:span><text:span text:style-name="T124_15">Cook</text:span><text:span text:style-name="T124_16">,<text:s/></text:span><text:span text:style-name="T124_17">A</text:span><text:span text:style-name="T124_18">.,<text:s/></text:span><text:span text:style-name="T124_19">Walker</text:span><text:span text:style-name="T124_20">,<text:s/></text:span><text:span text:style-name="T124_21">R</text:span><text:span text:style-name="T124_22">.<text:s/></text:span><text:span text:style-name="T124_23">J</text:span><text:span text:style-name="T124_24">.,<text:s/>&amp;<text:s/></text:span><text:span text:style-name="T124_25">Holden</text:span><text:span text:style-name="T124_26">-</text:span><text:span text:style-name="T124_27">Dye</text:span><text:span text:style-name="T124_28">,<text:s/></text:span><text:span text:style-name="T124_29">L</text:span><text:span text:style-name="T124_30">.<text:s/>(2002).<text:s/></text:span><text:span text:style-name="T124_31">Ionic</text:span><text:span text:style-name="T124_32"><text:s/></text:span><text:span text:style-name="T124_33">basis</text:span><text:span text:style-name="T124_34"><text:s/></text:span><text:span text:style-name="T124_35">of</text:span><text:span text:style-name="T124_36"><text:s/></text:span><text:span text:style-name="T124_37">the</text:span><text:span text:style-name="T124_38"><text:s/></text:span><text:span text:style-name="T124_39">resting</text:span><text:span text:style-name="T124_40"><text:s/></text:span><text:span text:style-name="T124_41">membrane</text:span><text:span text:style-name="T124_42"><text:s/></text:span><text:span text:style-name="T124_43">potential</text:span><text:span text:style-name="T124_44"><text:s/></text:span><text:span text:style-name="T124_45">and</text:span><text:span text:style-name="T124_46"><text:s/></text:span><text:span text:style-name="T124_47">action</text:span><text:span text:style-name="T124_48"><text:s/></text:span><text:span text:style-name="T124_49">potential</text:span><text:span text:style-name="T124_50"><text:s/></text:span><text:span text:style-name="T124_51">in</text:span><text:span text:style-name="T124_52"><text:s/></text:span><text:span text:style-name="T124_53">the</text:span><text:span text:style-name="T124_54"><text:s/></text:span><text:span text:style-name="T124_55">pharyngeal</text:span><text:span text:style-name="T124_56"><text:s/></text:span><text:span text:style-name="T124_57">muscle</text:span><text:span text:style-name="T124_58"><text:s/></text:span><text:span text:style-name="T124_59">of</text:span><text:span text:style-name="T124_60"><text:s/></text:span><text:span text:style-name="T124_61">Caenorhabditis</text:span><text:span text:style-name="T124_62"><text:s/></text:span><text:span text:style-name="T124_63">elegans</text:span><text:span text:style-name="T124_64">.<text:s/></text:span><text:span text:style-name="T124_65">Journal</text:span><text:span text:style-name="T124_66"><text:s/></text:span><text:span text:style-name="T124_67">of</text:span><text:span text:style-name="T124_68"><text:s/></text:span><text:span text:style-name="T124_69">Neurophysiology</text:span><text:span text:style-name="T124_70">,<text:s/></text:span><text:span text:style-name="T124_71">87</text:span><text:span text:style-name="T124_72">(2),<text:s/>954–61.<text:s/></text:span><text:span text:style-name="T124_73">Retrieved</text:span><text:span text:style-name="T124_74"><text:s/></text:span><text:span text:style-name="T124_75">from</text:span><text:span text:style-name="T124_76"><text:s/></text:span><text:span text:style-name="T124_77">http</text:span><text:span text:style-name="T124_78">://</text:span><text:span text:style-name="T124_79">www</text:span><text:span text:style-name="T124_80">.</text:span><text:span text:style-name="T124_81">ncbi</text:span><text:span text:style-name="T124_82">.</text:span><text:span text:style-name="T124_83">nlm</text:span><text:span text:style-name="T124_84">.</text:span><text:span text:style-name="T124_85">nih</text:span><text:span text:style-name="T124_86">.</text:span><text:span text:style-name="T124_87">gov</text:span><text:span text:style-name="T124_88">/</text:span><text:span text:style-name="T124_89">pubmed</text:span><text:span text:style-name="T124_90">/11826060</text:span></text:p>
      <text:p text:style-name="P125"><text:span text:style-name="T125_1">Frantzi</text:span><text:span text:style-name="T125_2">,<text:s/></text:span><text:span text:style-name="T125_3">K</text:span><text:span text:style-name="T125_4">.,<text:s/></text:span><text:span text:style-name="T125_5">Ananiadou</text:span><text:span text:style-name="T125_6">,<text:s/></text:span><text:span text:style-name="T125_7">S</text:span><text:span text:style-name="T125_8">.,<text:s/>&amp;<text:s/></text:span><text:span text:style-name="T125_9">Mima</text:span><text:span text:style-name="T125_10">,<text:s/></text:span><text:span text:style-name="T125_11">H</text:span><text:span text:style-name="T125_12">.<text:s/>(2000).<text:s/></text:span><text:span text:style-name="T125_13">Automatic</text:span><text:span text:style-name="T125_14"><text:s/></text:span><text:span text:style-name="T125_15">recognition</text:span><text:span text:style-name="T125_16"><text:s/></text:span><text:span text:style-name="T125_17">of</text:span><text:span text:style-name="T125_18"><text:s/></text:span><text:span text:style-name="T125_19">multi</text:span><text:span text:style-name="T125_20">-</text:span><text:span text:style-name="T125_21">word</text:span><text:span text:style-name="T125_22"><text:s/></text:span><text:span text:style-name="T125_23">terms</text:span><text:span text:style-name="T125_24">:<text:s/></text:span><text:span text:style-name="T125_25">the</text:span><text:span text:style-name="T125_26"><text:s/></text:span><text:span text:style-name="T125_27">C</text:span><text:span text:style-name="T125_28">-</text:span><text:span text:style-name="T125_29">value</text:span><text:span text:style-name="T125_30"><text:s/>/<text:s/></text:span><text:span text:style-name="T125_31">NC</text:span><text:span text:style-name="T125_32">-</text:span><text:span text:style-name="T125_33">value</text:span><text:span text:style-name="T125_34"><text:s/></text:span><text:span text:style-name="T125_35">method</text:span><text:span text:style-name="T125_36">.<text:s/></text:span><text:span text:style-name="T125_37">International</text:span><text:span text:style-name="T125_38"><text:s/></text:span><text:span text:style-name="T125_39">Journal</text:span><text:span text:style-name="T125_40"><text:s/></text:span><text:span text:style-name="T125_41">on</text:span><text:span text:style-name="T125_42"><text:s/></text:span><text:span text:style-name="T125_43">Digital</text:span><text:span text:style-name="T125_44"><text:s/></text:span><text:span text:style-name="T125_45">Libraries</text:span><text:span text:style-name="T125_46">.<text:s/></text:span><text:span text:style-name="T125_47">Retrieved</text:span><text:span text:style-name="T125_48"><text:s/></text:span><text:span text:style-name="T125_49">from</text:span><text:span text:style-name="T125_50"><text:s/></text:span><text:span text:style-name="T125_51">http</text:span><text:span text:style-name="T125_52">://</text:span><text:span text:style-name="T125_53">link</text:span><text:span text:style-name="T125_54">.</text:span><text:span text:style-name="T125_55">springer</text:span><text:span text:style-name="T125_56">.</text:span><text:span text:style-name="T125_57">com</text:span><text:span text:style-name="T125_58">/</text:span><text:span text:style-name="T125_59">article</text:span><text:span text:style-name="T125_60">/10.1007/</text:span><text:span text:style-name="T125_61">s</text:span><text:span text:style-name="T125_62">007999900023</text:span></text:p>
      <text:p text:style-name="P126"><text:span text:style-name="T126_1">Gao</text:span><text:span text:style-name="T126_2">,<text:s/></text:span><text:span text:style-name="T126_3">S</text:span><text:span text:style-name="T126_4">.,<text:s/>&amp;<text:s/></text:span><text:span text:style-name="T126_5">Zhen</text:span><text:span text:style-name="T126_6">,<text:s/></text:span><text:span text:style-name="T126_7">M</text:span><text:span text:style-name="T126_8">.<text:s/>(2011</text:span><text:span text:style-name="T126_9">a</text:span><text:span text:style-name="T126_10">).<text:s/></text:span><text:span text:style-name="T126_11">Action</text:span><text:span text:style-name="T126_12"><text:s/></text:span><text:span text:style-name="T126_13">potentials</text:span><text:span text:style-name="T126_14"><text:s/></text:span><text:span text:style-name="T126_15">drive</text:span><text:span text:style-name="T126_16"><text:s/></text:span><text:span text:style-name="T126_17">body</text:span><text:span text:style-name="T126_18"><text:s/></text:span><text:span text:style-name="T126_19">wall</text:span><text:span text:style-name="T126_20"><text:s/></text:span><text:span text:style-name="T126_21">muscle</text:span><text:span text:style-name="T126_22"><text:s/></text:span><text:span text:style-name="T126_23">contractions</text:span><text:span text:style-name="T126_24"><text:s/></text:span><text:span text:style-name="T126_25">in</text:span><text:span text:style-name="T126_26"><text:s/></text:span><text:span text:style-name="T126_27">Caenorhabditis</text:span><text:span text:style-name="T126_28"><text:s/></text:span><text:span text:style-name="T126_29">elegans</text:span><text:span text:style-name="T126_30">.<text:s/></text:span><text:span text:style-name="T126_31">Proceedings</text:span><text:span text:style-name="T126_32"><text:s/></text:span><text:span text:style-name="T126_33">of</text:span><text:span text:style-name="T126_34"><text:s/></text:span><text:span text:style-name="T126_35">the</text:span><text:span text:style-name="T126_36"><text:s/></text:span><text:span text:style-name="T126_37">National</text:span><text:span text:style-name="T126_38"><text:s/></text:span><text:span text:style-name="T126_39">Academy</text:span><text:span text:style-name="T126_40"><text:s/></text:span><text:span text:style-name="T126_41">of</text:span><text:span text:style-name="T126_42"><text:s/></text:span><text:span text:style-name="T126_43">Sciences</text:span><text:span text:style-name="T126_44"><text:s/></text:span><text:span text:style-name="T126_45">of</text:span><text:span text:style-name="T126_46"><text:s/></text:span><text:span text:style-name="T126_47">the</text:span><text:span text:style-name="T126_48"><text:s/></text:span><text:span text:style-name="T126_49">United</text:span><text:span text:style-name="T126_50"><text:s/></text:span><text:span text:style-name="T126_51">States</text:span><text:span text:style-name="T126_52"><text:s/></text:span><text:span text:style-name="T126_53">of</text:span><text:span text:style-name="T126_54"><text:s/></text:span><text:span text:style-name="T126_55">America</text:span><text:span text:style-name="T126_56">,<text:s/>0–5.<text:s/></text:span><text:span text:style-name="T126_57">doi</text:span><text:span text:style-name="T126_58">:10.1073/</text:span><text:span text:style-name="T126_59">pnas</text:span><text:span text:style-name="T126_60">.1012346108</text:span></text:p>
      <text:p text:style-name="P127"><text:span text:style-name="T127_1">Gao</text:span><text:span text:style-name="T127_2">,<text:s/></text:span><text:span text:style-name="T127_3">S</text:span><text:span text:style-name="T127_4">.,<text:s/>&amp;<text:s/></text:span><text:span text:style-name="T127_5">Zhen</text:span><text:span text:style-name="T127_6">,<text:s/></text:span><text:span text:style-name="T127_7">M</text:span><text:span text:style-name="T127_8">.<text:s/>(2011</text:span><text:span text:style-name="T127_9">b</text:span><text:span text:style-name="T127_10">).<text:s/></text:span><text:span text:style-name="T127_11">Action</text:span><text:span text:style-name="T127_12"><text:s/></text:span><text:span text:style-name="T127_13">potentials</text:span><text:span text:style-name="T127_14"><text:s/></text:span><text:span text:style-name="T127_15">drive</text:span><text:span text:style-name="T127_16"><text:s/></text:span><text:span text:style-name="T127_17">body</text:span><text:span text:style-name="T127_18"><text:s/></text:span><text:span text:style-name="T127_19">wall</text:span><text:span text:style-name="T127_20"><text:s/></text:span><text:span text:style-name="T127_21">muscle</text:span><text:span text:style-name="T127_22"><text:s/></text:span><text:span text:style-name="T127_23">contractions</text:span><text:span text:style-name="T127_24"><text:s/></text:span><text:span text:style-name="T127_25">in</text:span><text:span text:style-name="T127_26"><text:s/></text:span><text:span text:style-name="T127_27">Caenorhabditis</text:span><text:span text:style-name="T127_28"><text:s/></text:span><text:span text:style-name="T127_29">elegans</text:span><text:span text:style-name="T127_30">.<text:s/></text:span><text:span text:style-name="T127_31">Proceedings</text:span><text:span text:style-name="T127_32"><text:s/></text:span><text:span text:style-name="T127_33">of</text:span><text:span text:style-name="T127_34"><text:s/></text:span><text:span text:style-name="T127_35">the</text:span><text:span text:style-name="T127_36"><text:s/></text:span><text:span text:style-name="T127_37">National</text:span><text:span text:style-name="T127_38"><text:s/></text:span><text:span text:style-name="T127_39">Academy</text:span><text:span text:style-name="T127_40"><text:s/></text:span><text:span text:style-name="T127_41">of</text:span><text:span text:style-name="T127_42"><text:s/></text:span><text:span text:style-name="T127_43">Sciences</text:span><text:span text:style-name="T127_44"><text:s/></text:span><text:span text:style-name="T127_45">of</text:span><text:span text:style-name="T127_46"><text:s/></text:span><text:span text:style-name="T127_47">the</text:span><text:span text:style-name="T127_48"><text:s/></text:span><text:span text:style-name="T127_49">United</text:span><text:span text:style-name="T127_50"><text:s/></text:span><text:span text:style-name="T127_51">States</text:span><text:span text:style-name="T127_52"><text:s/></text:span><text:span text:style-name="T127_53">of</text:span><text:span text:style-name="T127_54"><text:s/></text:span><text:span text:style-name="T127_55">America</text:span><text:span text:style-name="T127_56">,<text:s/></text:span><text:span text:style-name="T127_57">108</text:span><text:span text:style-name="T127_58">(6),<text:s/>2557–62.<text:s/></text:span><text:span text:style-name="T127_59">Retrieved</text:span><text:span text:style-name="T127_60"><text:s/></text:span><text:span text:style-name="T127_61">from</text:span><text:span text:style-name="T127_62"><text:s/></text:span><text:span text:style-name="T127_63">http</text:span><text:span text:style-name="T127_64">://</text:span><text:span text:style-name="T127_65">www</text:span><text:span text:style-name="T127_66">.</text:span><text:span text:style-name="T127_67">pubmedcentral</text:span><text:span text:style-name="T127_68">.</text:span><text:span text:style-name="T127_69">nih</text:span><text:span text:style-name="T127_70">.</text:span><text:span text:style-name="T127_71">gov</text:span><text:span text:style-name="T127_72">/</text:span><text:span text:style-name="T127_73">articlerender</text:span><text:span text:style-name="T127_74">.</text:span><text:span text:style-name="T127_75">fcgi</text:span><text:span text:style-name="T127_76">?</text:span><text:span text:style-name="T127_77">artid</text:span><text:span text:style-name="T127_78">=3038695&amp;</text:span><text:span text:style-name="T127_79">tool</text:span><text:span text:style-name="T127_80">=</text:span><text:span text:style-name="T127_81">pmcentrez</text:span><text:span text:style-name="T127_82">&amp;</text:span><text:span text:style-name="T127_83">rendertype</text:span><text:span text:style-name="T127_84">=</text:span><text:span text:style-name="T127_85">abstract</text:span></text:p>
      <text:p text:style-name="P128"><text:span text:style-name="T128_1">Geard</text:span><text:span text:style-name="T128_2">,<text:s/></text:span><text:span text:style-name="T128_3">N</text:span><text:span text:style-name="T128_4">.,<text:s/>&amp;<text:s/></text:span><text:span text:style-name="T128_5">Wiles</text:span><text:span text:style-name="T128_6">,<text:s/></text:span><text:span text:style-name="T128_7">J</text:span><text:span text:style-name="T128_8">.<text:s/>(2005).<text:s/></text:span><text:span text:style-name="T128_9">A</text:span><text:span text:style-name="T128_10"><text:s/></text:span><text:span text:style-name="T128_11">gene</text:span><text:span text:style-name="T128_12"><text:s/></text:span><text:span text:style-name="T128_13">network</text:span><text:span text:style-name="T128_14"><text:s/></text:span><text:span text:style-name="T128_15">model</text:span><text:span text:style-name="T128_16"><text:s/></text:span><text:span text:style-name="T128_17">for</text:span><text:span text:style-name="T128_18"><text:s/></text:span><text:span text:style-name="T128_19">developing</text:span><text:span text:style-name="T128_20"><text:s/></text:span><text:span text:style-name="T128_21">cell</text:span><text:span text:style-name="T128_22"><text:s/></text:span><text:span text:style-name="T128_23">lineages</text:span><text:span text:style-name="T128_24">.<text:s/></text:span><text:span text:style-name="T128_25">Artificial</text:span><text:span text:style-name="T128_26"><text:s/></text:span><text:span text:style-name="T128_27">Life</text:span><text:span text:style-name="T128_28">,<text:s/></text:span><text:span text:style-name="T128_29">11</text:span><text:span text:style-name="T128_30">(3),<text:s/>249–67.<text:s/></text:span><text:span text:style-name="T128_31">doi</text:span><text:span text:style-name="T128_32">:10.1162/1064546054407202</text:span></text:p>
      <text:p text:style-name="P129"><text:span text:style-name="T129_1">Gehlenborg</text:span><text:span text:style-name="T129_2">,<text:s/></text:span><text:span text:style-name="T129_3">N</text:span><text:span text:style-name="T129_4">.,<text:s/></text:span><text:span text:style-name="T129_5">O</text:span><text:span text:style-name="T129_6">’</text:span><text:span text:style-name="T129_7">Donoghue</text:span><text:span text:style-name="T129_8">,<text:s/></text:span><text:span text:style-name="T129_9">S</text:span><text:span text:style-name="T129_10">.<text:s/></text:span><text:span text:style-name="T129_11">I</text:span><text:span text:style-name="T129_12">.,<text:s/></text:span><text:span text:style-name="T129_13">Baliga</text:span><text:span text:style-name="T129_14">,<text:s/></text:span><text:span text:style-name="T129_15">N</text:span><text:span text:style-name="T129_16">.<text:s/></text:span><text:span text:style-name="T129_17">S</text:span><text:span text:style-name="T129_18">.,<text:s/></text:span><text:span text:style-name="T129_19">Goesmann</text:span><text:span text:style-name="T129_20">,<text:s/></text:span><text:span text:style-name="T129_21">A</text:span><text:span text:style-name="T129_22">.,<text:s/></text:span><text:span text:style-name="T129_23">Hibbs</text:span><text:span text:style-name="T129_24">,<text:s/></text:span><text:span text:style-name="T129_25">M</text:span><text:span text:style-name="T129_26">.<text:s/></text:span><text:span text:style-name="T129_27">a</text:span><text:span text:style-name="T129_28">,<text:s/></text:span><text:span text:style-name="T129_29">Kitano</text:span><text:span text:style-name="T129_30">,<text:s/></text:span><text:span text:style-name="T129_31">H</text:span><text:span text:style-name="T129_32">.,<text:s/>…<text:s/></text:span><text:span text:style-name="T129_33">Gavin</text:span><text:span text:style-name="T129_34">,<text:s/></text:span><text:span text:style-name="T129_35">A</text:span><text:span text:style-name="T129_36">.-</text:span><text:span text:style-name="T129_37">C</text:span><text:span text:style-name="T129_38">.<text:s/>(2010).<text:s/></text:span><text:span text:style-name="T129_39">Visualization</text:span><text:span text:style-name="T129_40"><text:s/></text:span><text:span text:style-name="T129_41">of</text:span><text:span text:style-name="T129_42"><text:s/></text:span><text:span text:style-name="T129_43">omics</text:span><text:span text:style-name="T129_44"><text:s/></text:span><text:span text:style-name="T129_45">data</text:span><text:span text:style-name="T129_46"><text:s/></text:span><text:span text:style-name="T129_47">for</text:span><text:span text:style-name="T129_48"><text:s/></text:span><text:span text:style-name="T129_49">systems</text:span><text:span text:style-name="T129_50"><text:s/></text:span><text:span text:style-name="T129_51">biology</text:span><text:span text:style-name="T129_52">.<text:s/></text:span><text:span text:style-name="T129_53">Nature</text:span><text:span text:style-name="T129_54"><text:s/></text:span><text:span text:style-name="T129_55">Methods</text:span><text:span text:style-name="T129_56">,<text:s/></text:span><text:span text:style-name="T129_57">7</text:span><text:span text:style-name="T129_58">(3<text:s/></text:span><text:span text:style-name="T129_59">Suppl</text:span><text:span text:style-name="T129_60">),<text:s/></text:span><text:span text:style-name="T129_61">S</text:span><text:span text:style-name="T129_62">56–68.<text:s/></text:span><text:span text:style-name="T129_63">doi</text:span><text:span text:style-name="T129_64">:10.1038/</text:span><text:span text:style-name="T129_65">nmeth</text:span><text:span text:style-name="T129_66">.1436</text:span></text:p>
      <text:p text:style-name="P130"><text:span text:style-name="T130_1">Geng</text:span><text:span text:style-name="T130_2">,<text:s/></text:span><text:span text:style-name="T130_3">W</text:span><text:span text:style-name="T130_4">.,<text:s/></text:span><text:span text:style-name="T130_5">Cosman</text:span><text:span text:style-name="T130_6">,<text:s/></text:span><text:span text:style-name="T130_7">P</text:span><text:span text:style-name="T130_8">.,<text:s/></text:span><text:span text:style-name="T130_9">Berry</text:span><text:span text:style-name="T130_10">,<text:s/></text:span><text:span text:style-name="T130_11">C</text:span><text:span text:style-name="T130_12">.<text:s/></text:span><text:span text:style-name="T130_13">C</text:span><text:span text:style-name="T130_14">.,<text:s/></text:span><text:span text:style-name="T130_15">Feng</text:span><text:span text:style-name="T130_16">,<text:s/></text:span><text:span text:style-name="T130_17">Z</text:span><text:span text:style-name="T130_18">.,<text:s/>&amp;<text:s/></text:span><text:span text:style-name="T130_19">Schafer</text:span><text:span text:style-name="T130_20">,<text:s/></text:span><text:span text:style-name="T130_21">W</text:span><text:span text:style-name="T130_22">.<text:s/></text:span><text:span text:style-name="T130_23">R</text:span><text:span text:style-name="T130_24">.<text:s/>(2004).<text:s/></text:span><text:span text:style-name="T130_25">Automatic</text:span><text:span text:style-name="T130_26"><text:s/></text:span><text:span text:style-name="T130_27">tracking</text:span><text:span text:style-name="T130_28">,<text:s/></text:span><text:span text:style-name="T130_29">feature</text:span><text:span text:style-name="T130_30"><text:s/></text:span><text:span text:style-name="T130_31">extraction</text:span><text:span text:style-name="T130_32"><text:s/></text:span><text:span text:style-name="T130_33">and</text:span><text:span text:style-name="T130_34"><text:s/></text:span><text:span text:style-name="T130_35">classification</text:span><text:span text:style-name="T130_36"><text:s/></text:span><text:span text:style-name="T130_37">of</text:span><text:span text:style-name="T130_38"><text:s/></text:span><text:span text:style-name="T130_39">C</text:span><text:span text:style-name="T130_40"><text:s/></text:span><text:span text:style-name="T130_41">elegans</text:span><text:span text:style-name="T130_42"><text:s/></text:span><text:span text:style-name="T130_43">phenotypes</text:span><text:span text:style-name="T130_44">.<text:s/></text:span><text:span text:style-name="T130_45">IEEE</text:span><text:span text:style-name="T130_46"><text:s/></text:span><text:span text:style-name="T130_47">Transactions</text:span><text:span text:style-name="T130_48"><text:s/></text:span><text:span text:style-name="T130_49">on</text:span><text:span text:style-name="T130_50"><text:s/></text:span><text:span text:style-name="T130_51">Bio</text:span><text:span text:style-name="T130_52">-</text:span><text:span text:style-name="T130_53">Medical</text:span><text:span text:style-name="T130_54"><text:s/></text:span><text:span text:style-name="T130_55">Engineering</text:span><text:span text:style-name="T130_56">,<text:s/></text:span><text:span text:style-name="T130_57">51</text:span><text:span text:style-name="T130_58">(10),<text:s/>1811–20.<text:s/></text:span><text:span text:style-name="T130_59">doi</text:span><text:span text:style-name="T130_60">:10.1109/</text:span><text:span text:style-name="T130_61">TBME</text:span><text:span text:style-name="T130_62">.2004.831532</text:span></text:p>
      <text:p text:style-name="P131"><text:span text:style-name="T131_1">Ghosh</text:span><text:span text:style-name="T131_2">,<text:s/></text:span><text:span text:style-name="T131_3">R</text:span><text:span text:style-name="T131_4">.,<text:s/></text:span><text:span text:style-name="T131_5">Mohammadi</text:span><text:span text:style-name="T131_6">,<text:s/></text:span><text:span text:style-name="T131_7">A</text:span><text:span text:style-name="T131_8">.,<text:s/></text:span><text:span text:style-name="T131_9">Kruglyak</text:span><text:span text:style-name="T131_10">,<text:s/></text:span><text:span text:style-name="T131_11">L</text:span><text:span text:style-name="T131_12">.,<text:s/>&amp;<text:s/></text:span><text:span text:style-name="T131_13">Ryu</text:span><text:span text:style-name="T131_14">,<text:s/></text:span><text:span text:style-name="T131_15">W</text:span><text:span text:style-name="T131_16">.<text:s/></text:span><text:span text:style-name="T131_17">S</text:span><text:span text:style-name="T131_18">.<text:s/>(2012).<text:s/></text:span><text:span text:style-name="T131_19">Multiparameter</text:span><text:span text:style-name="T131_20"><text:s/></text:span><text:span text:style-name="T131_21">behavioral</text:span><text:span text:style-name="T131_22"><text:s/></text:span><text:span text:style-name="T131_23">profiling</text:span><text:span text:style-name="T131_24"><text:s/></text:span><text:span text:style-name="T131_25">reveals</text:span><text:span text:style-name="T131_26"><text:s/></text:span><text:span text:style-name="T131_27">distinct</text:span><text:span text:style-name="T131_28"><text:s/></text:span><text:span text:style-name="T131_29">thermal</text:span><text:span text:style-name="T131_30"><text:s/></text:span><text:span text:style-name="T131_31">response</text:span><text:span text:style-name="T131_32"><text:s/></text:span><text:span text:style-name="T131_33">regimes</text:span><text:span text:style-name="T131_34"><text:s/></text:span><text:span text:style-name="T131_35">in</text:span><text:span text:style-name="T131_36"><text:s/></text:span><text:span text:style-name="T131_37">Caenorhabditis</text:span><text:span text:style-name="T131_38"><text:s/></text:span><text:span text:style-name="T131_39">elegans</text:span><text:span text:style-name="T131_40">.<text:s/></text:span><text:span text:style-name="T131_41">BMC</text:span><text:span text:style-name="T131_42"><text:s/></text:span><text:span text:style-name="T131_43">Biology</text:span><text:span text:style-name="T131_44">,<text:s/></text:span><text:span text:style-name="T131_45">10</text:span><text:span text:style-name="T131_46">(1),<text:s/>85.<text:s/></text:span><text:span text:style-name="T131_47">doi</text:span><text:span text:style-name="T131_48">:10.1186/1741-7007-10-85</text:span></text:p>
      <text:p text:style-name="P132"><text:span text:style-name="T132_1">Ghosh</text:span><text:span text:style-name="T132_2">-</text:span><text:span text:style-name="T132_3">Roy</text:span><text:span text:style-name="T132_4">,<text:s/></text:span><text:span text:style-name="T132_5">A</text:span><text:span text:style-name="T132_6">.,<text:s/>&amp;<text:s/></text:span><text:span text:style-name="T132_7">Chisholm</text:span><text:span text:style-name="T132_8">,<text:s/></text:span><text:span text:style-name="T132_9">A</text:span><text:span text:style-name="T132_10">.<text:s/></text:span><text:span text:style-name="T132_11">D</text:span><text:span text:style-name="T132_12">.<text:s/>(2010).<text:s/></text:span><text:span text:style-name="T132_13">Caenorhabditis</text:span><text:span text:style-name="T132_14"><text:s/></text:span><text:span text:style-name="T132_15">elegans</text:span><text:span text:style-name="T132_16">:<text:s/></text:span><text:span text:style-name="T132_17">a</text:span><text:span text:style-name="T132_18"><text:s/></text:span><text:span text:style-name="T132_19">new</text:span><text:span text:style-name="T132_20"><text:s/></text:span><text:span text:style-name="T132_21">model</text:span><text:span text:style-name="T132_22"><text:s/></text:span><text:span text:style-name="T132_23">organism</text:span><text:span text:style-name="T132_24"><text:s/></text:span><text:span text:style-name="T132_25">for</text:span><text:span text:style-name="T132_26"><text:s/></text:span><text:span text:style-name="T132_27">studies</text:span><text:span text:style-name="T132_28"><text:s/></text:span><text:span text:style-name="T132_29">of</text:span><text:span text:style-name="T132_30"><text:s/></text:span><text:span text:style-name="T132_31">axon</text:span><text:span text:style-name="T132_32"><text:s/></text:span><text:span text:style-name="T132_33">regeneration</text:span><text:span text:style-name="T132_34">.<text:s/></text:span><text:span text:style-name="T132_35">Developmental</text:span><text:span text:style-name="T132_36"><text:s/></text:span><text:span text:style-name="T132_37">Dynamics</text:span><text:span text:style-name="T132_38"> :<text:s/></text:span><text:span text:style-name="T132_39">An</text:span><text:span text:style-name="T132_40"><text:s/></text:span><text:span text:style-name="T132_41">Official</text:span><text:span text:style-name="T132_42"><text:s/></text:span><text:span text:style-name="T132_43">Publication</text:span><text:span text:style-name="T132_44"><text:s/></text:span><text:span text:style-name="T132_45">of</text:span><text:span text:style-name="T132_46"><text:s/></text:span><text:span text:style-name="T132_47">the</text:span><text:span text:style-name="T132_48"><text:s/></text:span><text:span text:style-name="T132_49">American</text:span><text:span text:style-name="T132_50"><text:s/></text:span><text:span text:style-name="T132_51">Association</text:span><text:span text:style-name="T132_52"><text:s/></text:span><text:span text:style-name="T132_53">of</text:span><text:span text:style-name="T132_54"><text:s/></text:span><text:span text:style-name="T132_55">Anatomists</text:span><text:span text:style-name="T132_56">,<text:s/></text:span><text:span text:style-name="T132_57">239</text:span><text:span text:style-name="T132_58">(5),<text:s/>1460–4.<text:s/></text:span><text:span text:style-name="T132_59">doi</text:span><text:span text:style-name="T132_60">:10.1002/</text:span><text:span text:style-name="T132_61">dvdy</text:span><text:span text:style-name="T132_62">.22253</text:span></text:p>
      <text:p text:style-name="P133"><text:span text:style-name="T133_1">Gleeson</text:span><text:span text:style-name="T133_2">,<text:s/></text:span><text:span text:style-name="T133_3">P</text:span><text:span text:style-name="T133_4">.,<text:s/></text:span><text:span text:style-name="T133_5">Crook</text:span><text:span text:style-name="T133_6">,<text:s/></text:span><text:span text:style-name="T133_7">S</text:span><text:span text:style-name="T133_8">.,<text:s/></text:span><text:span text:style-name="T133_9">Cannon</text:span><text:span text:style-name="T133_10">,<text:s/></text:span><text:span text:style-name="T133_11">R</text:span><text:span text:style-name="T133_12">.<text:s/></text:span><text:span text:style-name="T133_13">C</text:span><text:span text:style-name="T133_14">.,<text:s/></text:span><text:span text:style-name="T133_15">Hines</text:span><text:span text:style-name="T133_16">,<text:s/></text:span><text:span text:style-name="T133_17">M</text:span><text:span text:style-name="T133_18">.<text:s/></text:span><text:span text:style-name="T133_19">L</text:span><text:span text:style-name="T133_20">.,<text:s/></text:span><text:span text:style-name="T133_21">Billings</text:span><text:span text:style-name="T133_22">,<text:s/></text:span><text:span text:style-name="T133_23">G</text:span><text:span text:style-name="T133_24">.<text:s/></text:span><text:span text:style-name="T133_25">O</text:span><text:span text:style-name="T133_26">.,<text:s/></text:span><text:span text:style-name="T133_27">Farinella</text:span><text:span text:style-name="T133_28">,<text:s/></text:span><text:span text:style-name="T133_29">M</text:span><text:span text:style-name="T133_30">.,<text:s/>…<text:s/></text:span><text:span text:style-name="T133_31">Silver</text:span><text:span text:style-name="T133_32">,<text:s/></text:span><text:span text:style-name="T133_33">R</text:span><text:span text:style-name="T133_34">.<text:s/></text:span><text:span text:style-name="T133_35">A</text:span><text:span text:style-name="T133_36">.<text:s/>(2010).<text:s/></text:span><text:span text:style-name="T133_37">NeuroML</text:span><text:span text:style-name="T133_38">:<text:s/></text:span><text:span text:style-name="T133_39">A</text:span><text:span text:style-name="T133_40"><text:s/></text:span><text:span text:style-name="T133_41">Language</text:span><text:span text:style-name="T133_42"><text:s/></text:span><text:span text:style-name="T133_43">for</text:span><text:span text:style-name="T133_44"><text:s/></text:span><text:span text:style-name="T133_45">Describing</text:span><text:span text:style-name="T133_46"><text:s/></text:span><text:span text:style-name="T133_47">Data</text:span><text:span text:style-name="T133_48"><text:s/></text:span><text:span text:style-name="T133_49">Driven</text:span><text:span text:style-name="T133_50"><text:s/></text:span><text:span text:style-name="T133_51">Models</text:span><text:span text:style-name="T133_52"><text:s/></text:span><text:span text:style-name="T133_53">of</text:span><text:span text:style-name="T133_54"><text:s/></text:span><text:span text:style-name="T133_55">Neurons</text:span><text:span text:style-name="T133_56"><text:s/></text:span><text:span text:style-name="T133_57">and</text:span><text:span text:style-name="T133_58"><text:s/></text:span><text:span text:style-name="T133_59">Networks</text:span><text:span text:style-name="T133_60"><text:s/></text:span><text:span text:style-name="T133_61">with</text:span><text:span text:style-name="T133_62"><text:s/></text:span><text:span text:style-name="T133_63">a</text:span><text:span text:style-name="T133_64"><text:s/></text:span><text:span text:style-name="T133_65">High</text:span><text:span text:style-name="T133_66"><text:s/></text:span><text:span text:style-name="T133_67">Degree</text:span><text:span text:style-name="T133_68"><text:s/></text:span><text:span text:style-name="T133_69">of</text:span><text:span text:style-name="T133_70"><text:s/></text:span><text:span text:style-name="T133_71">Biological</text:span><text:span text:style-name="T133_72"><text:s/></text:span><text:span text:style-name="T133_73">Detail</text:span><text:span text:style-name="T133_74">.<text:s/></text:span><text:span text:style-name="T133_75">PLoS</text:span><text:span text:style-name="T133_76"><text:s/></text:span><text:span text:style-name="T133_77">Computational</text:span><text:span text:style-name="T133_78"><text:s/></text:span><text:span text:style-name="T133_79">Biology</text:span><text:span text:style-name="T133_80">,<text:s/></text:span><text:span text:style-name="T133_81">6</text:span><text:span text:style-name="T133_82">(6),<text:s/></text:span><text:span text:style-name="T133_83">e</text:span><text:span text:style-name="T133_84">1000815.<text:s/></text:span><text:span text:style-name="T133_85">doi</text:span><text:span text:style-name="T133_86">:10.1371/</text:span><text:span text:style-name="T133_87">journal</text:span><text:span text:style-name="T133_88">.</text:span><text:span text:style-name="T133_89">pcbi</text:span><text:span text:style-name="T133_90">.1000815</text:span></text:p>
      <text:p text:style-name="P134"><text:span text:style-name="T134_1">Gleeson</text:span><text:span text:style-name="T134_2">,<text:s/></text:span><text:span text:style-name="T134_3">P</text:span><text:span text:style-name="T134_4">.,<text:s/></text:span><text:span text:style-name="T134_5">Steuber</text:span><text:span text:style-name="T134_6">,<text:s/></text:span><text:span text:style-name="T134_7">V</text:span><text:span text:style-name="T134_8">.,<text:s/>&amp;<text:s/></text:span><text:span text:style-name="T134_9">Silver</text:span><text:span text:style-name="T134_10">,<text:s/></text:span><text:span text:style-name="T134_11">R</text:span><text:span text:style-name="T134_12">.<text:s/></text:span><text:span text:style-name="T134_13">A</text:span><text:span text:style-name="T134_14">.<text:s/>(2007).<text:s/></text:span><text:span text:style-name="T134_15">neuroConstruct</text:span><text:span text:style-name="T134_16">:<text:s/></text:span><text:span text:style-name="T134_17">a</text:span><text:span text:style-name="T134_18"><text:s/></text:span><text:span text:style-name="T134_19">tool</text:span><text:span text:style-name="T134_20"><text:s/></text:span><text:span text:style-name="T134_21">for</text:span><text:span text:style-name="T134_22"><text:s/></text:span><text:span text:style-name="T134_23">modeling</text:span><text:span text:style-name="T134_24"><text:s/></text:span><text:span text:style-name="T134_25">networks</text:span><text:span text:style-name="T134_26"><text:s/></text:span><text:span text:style-name="T134_27">of</text:span><text:span text:style-name="T134_28"><text:s/></text:span><text:span text:style-name="T134_29">neurons</text:span><text:span text:style-name="T134_30"><text:s/></text:span><text:span text:style-name="T134_31">in</text:span><text:span text:style-name="T134_32"><text:s/>3</text:span><text:span text:style-name="T134_33">D</text:span><text:span text:style-name="T134_34"><text:s/></text:span><text:span text:style-name="T134_35">space</text:span><text:span text:style-name="T134_36">.<text:s/></text:span><text:span text:style-name="T134_37">Neuron</text:span><text:span text:style-name="T134_38">,<text:s/></text:span><text:span text:style-name="T134_39">54</text:span><text:span text:style-name="T134_40">(2),<text:s/>219–35.<text:s/></text:span><text:span text:style-name="T134_41">doi</text:span><text:span text:style-name="T134_42">:10.1016/</text:span><text:span text:style-name="T134_43">j</text:span><text:span text:style-name="T134_44">.</text:span><text:span text:style-name="T134_45">neuron</text:span><text:span text:style-name="T134_46">.2007.03.025</text:span></text:p>
      <text:p text:style-name="P135"><text:span text:style-name="T135_1">Goaillard</text:span><text:span text:style-name="T135_2">,<text:s/></text:span><text:span text:style-name="T135_3">J</text:span><text:span text:style-name="T135_4">.-</text:span><text:span text:style-name="T135_5">M</text:span><text:span text:style-name="T135_6">.,<text:s/></text:span><text:span text:style-name="T135_7">Taylor</text:span><text:span text:style-name="T135_8">,<text:s/></text:span><text:span text:style-name="T135_9">A</text:span><text:span text:style-name="T135_10">.<text:s/></text:span><text:span text:style-name="T135_11">L</text:span><text:span text:style-name="T135_12">.,<text:s/></text:span><text:span text:style-name="T135_13">Schulz</text:span><text:span text:style-name="T135_14">,<text:s/></text:span><text:span text:style-name="T135_15">D</text:span><text:span text:style-name="T135_16">.<text:s/></text:span><text:span text:style-name="T135_17">J</text:span><text:span text:style-name="T135_18">.,<text:s/>&amp;<text:s/></text:span><text:span text:style-name="T135_19">Marder</text:span><text:span text:style-name="T135_20">,<text:s/></text:span><text:span text:style-name="T135_21">E</text:span><text:span text:style-name="T135_22">.<text:s/>(2009).<text:s/></text:span><text:span text:style-name="T135_23">Functional</text:span><text:span text:style-name="T135_24"><text:s/></text:span><text:span text:style-name="T135_25">consequences</text:span><text:span text:style-name="T135_26"><text:s/></text:span><text:span text:style-name="T135_27">of</text:span><text:span text:style-name="T135_28"><text:s/></text:span><text:span text:style-name="T135_29">animal</text:span><text:span text:style-name="T135_30">-</text:span><text:span text:style-name="T135_31">to</text:span><text:span text:style-name="T135_32">-</text:span><text:span text:style-name="T135_33">animal</text:span><text:span text:style-name="T135_34"><text:s/></text:span><text:span text:style-name="T135_35">variation</text:span><text:span text:style-name="T135_36"><text:s/></text:span><text:span text:style-name="T135_37">in</text:span><text:span text:style-name="T135_38"><text:s/></text:span><text:span text:style-name="T135_39">circuit</text:span><text:span text:style-name="T135_40"><text:s/></text:span><text:span text:style-name="T135_41">parameters</text:span><text:span text:style-name="T135_42">.<text:s/></text:span><text:span text:style-name="T135_43">Nature</text:span><text:span text:style-name="T135_44"><text:s/></text:span><text:span text:style-name="T135_45">Neuroscience</text:span><text:span text:style-name="T135_46">,<text:s/></text:span><text:span text:style-name="T135_47">12</text:span><text:span text:style-name="T135_48">(11),<text:s/>1424–30.<text:s/></text:span><text:span text:style-name="T135_49">doi</text:span><text:span text:style-name="T135_50">:10.1038/</text:span><text:span text:style-name="T135_51">nn</text:span><text:span text:style-name="T135_52">.2404</text:span></text:p>
      <text:p text:style-name="P136"><text:span text:style-name="T136_1">Goldman</text:span><text:span text:style-name="T136_2">,<text:s/></text:span><text:span text:style-name="T136_3">M</text:span><text:span text:style-name="T136_4">.<text:s/></text:span><text:span text:style-name="T136_5">S</text:span><text:span text:style-name="T136_6">.,<text:s/></text:span><text:span text:style-name="T136_7">Golowasch</text:span><text:span text:style-name="T136_8">,<text:s/></text:span><text:span text:style-name="T136_9">J</text:span><text:span text:style-name="T136_10">.,<text:s/></text:span><text:span text:style-name="T136_11">Marder</text:span><text:span text:style-name="T136_12">,<text:s/></text:span><text:span text:style-name="T136_13">E</text:span><text:span text:style-name="T136_14">.,<text:s/>&amp;<text:s/></text:span><text:span text:style-name="T136_15">Abbott</text:span><text:span text:style-name="T136_16">,<text:s/></text:span><text:span text:style-name="T136_17">L</text:span><text:span text:style-name="T136_18">.<text:s/></text:span><text:span text:style-name="T136_19">F</text:span><text:span text:style-name="T136_20">.<text:s/>(2001).<text:s/></text:span><text:span text:style-name="T136_21">Global</text:span><text:span text:style-name="T136_22"><text:s/></text:span><text:span text:style-name="T136_23">structure</text:span><text:span text:style-name="T136_24">,<text:s/></text:span><text:span text:style-name="T136_25">robustness</text:span><text:span text:style-name="T136_26">,<text:s/></text:span><text:span text:style-name="T136_27">and</text:span><text:span text:style-name="T136_28"><text:s/></text:span><text:span text:style-name="T136_29">modulation</text:span><text:span text:style-name="T136_30"><text:s/></text:span><text:span text:style-name="T136_31">of</text:span><text:span text:style-name="T136_32"><text:s/></text:span><text:span text:style-name="T136_33">neuronal</text:span><text:span text:style-name="T136_34"><text:s/></text:span><text:span text:style-name="T136_35">models</text:span><text:span text:style-name="T136_36">.<text:s/></text:span><text:span text:style-name="T136_37">The</text:span><text:span text:style-name="T136_38"><text:s/></text:span><text:span text:style-name="T136_39">Journal</text:span><text:span text:style-name="T136_40"><text:s/></text:span><text:span text:style-name="T136_41">of</text:span><text:span text:style-name="T136_42"><text:s/></text:span><text:span text:style-name="T136_43">Neuroscience</text:span><text:span text:style-name="T136_44"> :<text:s/></text:span><text:span text:style-name="T136_45">The</text:span><text:span text:style-name="T136_46"><text:s/></text:span><text:span text:style-name="T136_47">Official</text:span><text:span text:style-name="T136_48"><text:s/></text:span><text:span text:style-name="T136_49">Journal</text:span><text:span text:style-name="T136_50"><text:s/></text:span><text:span text:style-name="T136_51">of</text:span><text:span text:style-name="T136_52"><text:s/></text:span><text:span text:style-name="T136_53">the</text:span><text:span text:style-name="T136_54"><text:s/></text:span><text:span text:style-name="T136_55">Society</text:span><text:span text:style-name="T136_56"><text:s/></text:span><text:span text:style-name="T136_57">for</text:span><text:span text:style-name="T136_58"><text:s/></text:span><text:span text:style-name="T136_59">Neuroscience</text:span><text:span text:style-name="T136_60">,<text:s/></text:span><text:span text:style-name="T136_61">21</text:span><text:span text:style-name="T136_62">(14),<text:s/>5229–38.<text:s/></text:span><text:span text:style-name="T136_63">Retrieved</text:span><text:span text:style-name="T136_64"><text:s/></text:span><text:span text:style-name="T136_65">from</text:span><text:span text:style-name="T136_66"><text:s/></text:span><text:span text:style-name="T136_67">http</text:span><text:span text:style-name="T136_68">://</text:span><text:span text:style-name="T136_69">www</text:span><text:span text:style-name="T136_70">.</text:span><text:span text:style-name="T136_71">ncbi</text:span><text:span text:style-name="T136_72">.</text:span><text:span text:style-name="T136_73">nlm</text:span><text:span text:style-name="T136_74">.</text:span><text:span text:style-name="T136_75">nih</text:span><text:span text:style-name="T136_76">.</text:span><text:span text:style-name="T136_77">gov</text:span><text:span text:style-name="T136_78">/</text:span><text:span text:style-name="T136_79">pubmed</text:span><text:span text:style-name="T136_80">/11438598</text:span></text:p>
      <text:p text:style-name="P137"><text:span text:style-name="T137_1">Goodman</text:span><text:span text:style-name="T137_2">,<text:s/></text:span><text:span text:style-name="T137_3">M</text:span><text:span text:style-name="T137_4">.<text:s/></text:span><text:span text:style-name="T137_5">B</text:span><text:span text:style-name="T137_6">.,<text:s/></text:span><text:span text:style-name="T137_7">Hall</text:span><text:span text:style-name="T137_8">,<text:s/></text:span><text:span text:style-name="T137_9">D</text:span><text:span text:style-name="T137_10">.<text:s/></text:span><text:span text:style-name="T137_11">H</text:span><text:span text:style-name="T137_12">.,<text:s/></text:span><text:span text:style-name="T137_13">Avery</text:span><text:span text:style-name="T137_14">,<text:s/></text:span><text:span text:style-name="T137_15">L</text:span><text:span text:style-name="T137_16">.,<text:s/>&amp;<text:s/></text:span><text:span text:style-name="T137_17">Lockery</text:span><text:span text:style-name="T137_18">,<text:s/></text:span><text:span text:style-name="T137_19">S</text:span><text:span text:style-name="T137_20">.<text:s/></text:span><text:span text:style-name="T137_21">R</text:span><text:span text:style-name="T137_22">.<text:s/>(1998).<text:s/></text:span><text:span text:style-name="T137_23">Active</text:span><text:span text:style-name="T137_24"><text:s/></text:span><text:span text:style-name="T137_25">currents</text:span><text:span text:style-name="T137_26"><text:s/></text:span><text:span text:style-name="T137_27">regulate</text:span><text:span text:style-name="T137_28"><text:s/></text:span><text:span text:style-name="T137_29">sensitivity</text:span><text:span text:style-name="T137_30"><text:s/></text:span><text:span text:style-name="T137_31">and</text:span><text:span text:style-name="T137_32"><text:s/></text:span><text:span text:style-name="T137_33">dynamic</text:span><text:span text:style-name="T137_34"><text:s/></text:span><text:span text:style-name="T137_35">range</text:span><text:span text:style-name="T137_36"><text:s/></text:span><text:span text:style-name="T137_37">in</text:span><text:span text:style-name="T137_38"><text:s/></text:span><text:span text:style-name="T137_39">C</text:span><text:span text:style-name="T137_40">.<text:s/></text:span><text:span text:style-name="T137_41">elegans</text:span><text:span text:style-name="T137_42"><text:s/></text:span><text:span text:style-name="T137_43">neurons</text:span><text:span text:style-name="T137_44">.<text:s/></text:span><text:span text:style-name="T137_45">Neuron</text:span><text:span text:style-name="T137_46">,<text:s/></text:span><text:span text:style-name="T137_47">20</text:span><text:span text:style-name="T137_48">(4),<text:s/>763–772.<text:s/></text:span><text:span text:style-name="T137_49">Retrieved</text:span><text:span text:style-name="T137_50"><text:s/></text:span><text:span text:style-name="T137_51">from</text:span><text:span text:style-name="T137_52"><text:s/></text:span><text:span text:style-name="T137_53">http</text:span><text:span text:style-name="T137_54">://</text:span><text:span text:style-name="T137_55">linkinghub</text:span><text:span text:style-name="T137_56">.</text:span><text:span text:style-name="T137_57">elsevier</text:span><text:span text:style-name="T137_58">.</text:span><text:span text:style-name="T137_59">com</text:span><text:span text:style-name="T137_60">/</text:span><text:span text:style-name="T137_61">retrieve</text:span><text:span text:style-name="T137_62">/</text:span><text:span text:style-name="T137_63">pii</text:span><text:span text:style-name="T137_64">/</text:span><text:span text:style-name="T137_65">S</text:span><text:span text:style-name="T137_66">0896627300810144</text:span></text:p>
      <text:p text:style-name="P138"><text:span text:style-name="T138_1">Gorgolewski</text:span><text:span text:style-name="T138_2">,<text:s/></text:span><text:span text:style-name="T138_3">K</text:span><text:span text:style-name="T138_4">.,<text:s/></text:span><text:span text:style-name="T138_5">Burns</text:span><text:span text:style-name="T138_6">,<text:s/></text:span><text:span text:style-name="T138_7">C</text:span><text:span text:style-name="T138_8">.<text:s/></text:span><text:span text:style-name="T138_9">D</text:span><text:span text:style-name="T138_10">.,<text:s/></text:span><text:span text:style-name="T138_11">Madison</text:span><text:span text:style-name="T138_12">,<text:s/></text:span><text:span text:style-name="T138_13">C</text:span><text:span text:style-name="T138_14">.,<text:s/></text:span><text:span text:style-name="T138_15">Clark</text:span><text:span text:style-name="T138_16">,<text:s/></text:span><text:span text:style-name="T138_17">D</text:span><text:span text:style-name="T138_18">.,<text:s/></text:span><text:span text:style-name="T138_19">Halchenko</text:span><text:span text:style-name="T138_20">,<text:s/></text:span><text:span text:style-name="T138_21">Y</text:span><text:span text:style-name="T138_22">.<text:s/></text:span><text:span text:style-name="T138_23">O</text:span><text:span text:style-name="T138_24">.,<text:s/></text:span><text:span text:style-name="T138_25">Waskom</text:span><text:span text:style-name="T138_26">,<text:s/></text:span><text:span text:style-name="T138_27">M</text:span><text:span text:style-name="T138_28">.<text:s/></text:span><text:span text:style-name="T138_29">L</text:span><text:span text:style-name="T138_30">.,<text:s/>&amp;<text:s/></text:span><text:span text:style-name="T138_31">Ghosh</text:span><text:span text:style-name="T138_32">,<text:s/></text:span><text:span text:style-name="T138_33">S</text:span><text:span text:style-name="T138_34">.<text:s/></text:span><text:span text:style-name="T138_35">S</text:span><text:span text:style-name="T138_36">.<text:s/>(2011).<text:s/></text:span><text:span text:style-name="T138_37">Nipype</text:span><text:span text:style-name="T138_38">:<text:s/></text:span><text:span text:style-name="T138_39">a</text:span><text:span text:style-name="T138_40"><text:s/></text:span><text:span text:style-name="T138_41">flexible</text:span><text:span text:style-name="T138_42">,<text:s/></text:span><text:span text:style-name="T138_43">lightweight</text:span><text:span text:style-name="T138_44"><text:s/></text:span><text:span text:style-name="T138_45">and</text:span><text:span text:style-name="T138_46"><text:s/></text:span><text:span text:style-name="T138_47">extensible</text:span><text:span text:style-name="T138_48"><text:s/></text:span><text:span text:style-name="T138_49">neuroimaging</text:span><text:span text:style-name="T138_50"><text:s/></text:span><text:span text:style-name="T138_51">data</text:span><text:span text:style-name="T138_52"><text:s/></text:span><text:span text:style-name="T138_53">processing</text:span><text:span text:style-name="T138_54"><text:s/></text:span><text:span text:style-name="T138_55">framework</text:span><text:span text:style-name="T138_56"><text:s/></text:span><text:span text:style-name="T138_57">in</text:span><text:span text:style-name="T138_58"><text:s/></text:span><text:span text:style-name="T138_59">python</text:span><text:span text:style-name="T138_60">.<text:s/></text:span><text:span text:style-name="T138_61">Frontiers</text:span><text:span text:style-name="T138_62"><text:s/></text:span><text:span text:style-name="T138_63">in</text:span><text:span text:style-name="T138_64"><text:s/></text:span><text:span text:style-name="T138_65">Neuroinformatics</text:span><text:span text:style-name="T138_66">,<text:s/></text:span><text:span text:style-name="T138_67">5</text:span><text:span text:style-name="T138_68">(</text:span><text:span text:style-name="T138_69">August</text:span><text:span text:style-name="T138_70">),<text:s/>13.<text:s/></text:span><text:span text:style-name="T138_71">doi</text:span><text:span text:style-name="T138_72">:10.3389/</text:span><text:span text:style-name="T138_73">fninf</text:span><text:span text:style-name="T138_74">.2011.00013</text:span></text:p>
      <text:p text:style-name="P139"><text:span text:style-name="T139_1">Goulding</text:span><text:span text:style-name="T139_2">,<text:s/></text:span><text:span text:style-name="T139_3">M</text:span><text:span text:style-name="T139_4">.<text:s/>(2012).<text:s/></text:span><text:span text:style-name="T139_5">Motor</text:span><text:span text:style-name="T139_6"><text:s/></text:span><text:span text:style-name="T139_7">Neurons</text:span><text:span text:style-name="T139_8"><text:s/></text:span><text:span text:style-name="T139_9">that</text:span><text:span text:style-name="T139_10"><text:s/></text:span><text:span text:style-name="T139_11">Multitask</text:span><text:span text:style-name="T139_12">.<text:s/></text:span><text:span text:style-name="T139_13">Neuron</text:span><text:span text:style-name="T139_14">,<text:s/></text:span><text:span text:style-name="T139_15">76</text:span><text:span text:style-name="T139_16">(4),<text:s/>669–670.<text:s/></text:span><text:span text:style-name="T139_17">doi</text:span><text:span text:style-name="T139_18">:10.1016/</text:span><text:span text:style-name="T139_19">j</text:span><text:span text:style-name="T139_20">.</text:span><text:span text:style-name="T139_21">neuron</text:span><text:span text:style-name="T139_22">.2012.11.011</text:span></text:p>
      <text:p text:style-name="P140"><text:span text:style-name="T140_1">Govan</text:span><text:span text:style-name="T140_2">,<text:s/></text:span><text:span text:style-name="T140_3">G</text:span><text:span text:style-name="T140_4">.,<text:s/></text:span><text:span text:style-name="T140_5">Xenos</text:span><text:span text:style-name="T140_6">,<text:s/></text:span><text:span text:style-name="T140_7">a</text:span><text:span text:style-name="T140_8">,<text:s/>&amp;<text:s/></text:span><text:span text:style-name="T140_9">Frisco</text:span><text:span text:style-name="T140_10">,<text:s/></text:span><text:span text:style-name="T140_11">P</text:span><text:span text:style-name="T140_12">.<text:s/>(2013).<text:s/></text:span><text:span text:style-name="T140_13">A</text:span><text:span text:style-name="T140_14"><text:s/></text:span><text:span text:style-name="T140_15">critical</text:span><text:span text:style-name="T140_16"><text:s/></text:span><text:span text:style-name="T140_17">study</text:span><text:span text:style-name="T140_18"><text:s/></text:span><text:span text:style-name="T140_19">of</text:span><text:span text:style-name="T140_20"><text:s/></text:span><text:span text:style-name="T140_21">network</text:span><text:span text:style-name="T140_22"><text:s/></text:span><text:span text:style-name="T140_23">models</text:span><text:span text:style-name="T140_24"><text:s/></text:span><text:span text:style-name="T140_25">for</text:span><text:span text:style-name="T140_26"><text:s/></text:span><text:span text:style-name="T140_27">neural</text:span><text:span text:style-name="T140_28"><text:s/></text:span><text:span text:style-name="T140_29">networks</text:span><text:span text:style-name="T140_30"><text:s/></text:span><text:span text:style-name="T140_31">and</text:span><text:span text:style-name="T140_32"><text:s/></text:span><text:span text:style-name="T140_33">their</text:span><text:span text:style-name="T140_34"><text:s/></text:span><text:span text:style-name="T140_35">dynamics</text:span><text:span text:style-name="T140_36">.<text:s/></text:span><text:span text:style-name="T140_37">Journal</text:span><text:span text:style-name="T140_38"><text:s/></text:span><text:span text:style-name="T140_39">of</text:span><text:span text:style-name="T140_40"><text:s/></text:span><text:span text:style-name="T140_41">Theoretical</text:span><text:span text:style-name="T140_42"><text:s/></text:span><text:span text:style-name="T140_43">Biology</text:span><text:span text:style-name="T140_44">,<text:s/></text:span><text:span text:style-name="T140_45">336</text:span><text:span text:style-name="T140_46">C</text:span><text:span text:style-name="T140_47">,<text:s/>1–10.<text:s/></text:span><text:span text:style-name="T140_48">doi</text:span><text:span text:style-name="T140_49">:10.1016/</text:span><text:span text:style-name="T140_50">j</text:span><text:span text:style-name="T140_51">.</text:span><text:span text:style-name="T140_52">jtbi</text:span><text:span text:style-name="T140_53">.2013.07.005</text:span></text:p>
      <text:p text:style-name="P141"><text:span text:style-name="T141_1">Goyal</text:span><text:span text:style-name="T141_2">,<text:s/></text:span><text:span text:style-name="T141_3">P</text:span><text:span text:style-name="T141_4">.<text:s/>(2012).<text:s/></text:span><text:span text:style-name="T141_5">Information</text:span><text:span text:style-name="T141_6"><text:s/></text:span><text:span text:style-name="T141_7">Physics</text:span><text:span text:style-name="T141_8">—</text:span><text:span text:style-name="T141_9">Towards</text:span><text:span text:style-name="T141_10"><text:s/></text:span><text:span text:style-name="T141_11">a</text:span><text:span text:style-name="T141_12"><text:s/></text:span><text:span text:style-name="T141_13">New</text:span><text:span text:style-name="T141_14"><text:s/></text:span><text:span text:style-name="T141_15">Conception</text:span><text:span text:style-name="T141_16"><text:s/></text:span><text:span text:style-name="T141_17">of</text:span><text:span text:style-name="T141_18"><text:s/></text:span><text:span text:style-name="T141_19">Physical</text:span><text:span text:style-name="T141_20"><text:s/></text:span><text:span text:style-name="T141_21">Reality</text:span><text:span text:style-name="T141_22">.<text:s/></text:span><text:span text:style-name="T141_23">Information</text:span><text:span text:style-name="T141_24">,<text:s/></text:span><text:span text:style-name="T141_25">3</text:span><text:span text:style-name="T141_26">(4),<text:s/>567–594.<text:s/></text:span><text:span text:style-name="T141_27">doi</text:span><text:span text:style-name="T141_28">:10.3390/</text:span><text:span text:style-name="T141_29">info</text:span><text:span text:style-name="T141_30">3040567</text:span></text:p>
      <text:p text:style-name="P142"><text:span text:style-name="T142_1">Grant</text:span><text:span text:style-name="T142_2">,<text:s/></text:span><text:span text:style-name="T142_3">M</text:span><text:span text:style-name="T142_4">.<text:s/></text:span><text:span text:style-name="T142_5">R</text:span><text:span text:style-name="T142_6">.,<text:s/></text:span><text:span text:style-name="T142_7">Mostov</text:span><text:span text:style-name="T142_8">,<text:s/></text:span><text:span text:style-name="T142_9">K</text:span><text:span text:style-name="T142_10">.<text:s/></text:span><text:span text:style-name="T142_11">E</text:span><text:span text:style-name="T142_12">.,<text:s/></text:span><text:span text:style-name="T142_13">Tlsty</text:span><text:span text:style-name="T142_14">,<text:s/></text:span><text:span text:style-name="T142_15">T</text:span><text:span text:style-name="T142_16">.<text:s/></text:span><text:span text:style-name="T142_17">D</text:span><text:span text:style-name="T142_18">.,<text:s/>&amp;<text:s/></text:span><text:span text:style-name="T142_19">Hunt</text:span><text:span text:style-name="T142_20">,<text:s/></text:span><text:span text:style-name="T142_21">C</text:span><text:span text:style-name="T142_22">.<text:s/></text:span><text:span text:style-name="T142_23">A</text:span><text:span text:style-name="T142_24">.<text:s/>(2006).<text:s/></text:span><text:span text:style-name="T142_25">Simulating</text:span><text:span text:style-name="T142_26"><text:s/></text:span><text:span text:style-name="T142_27">properties</text:span><text:span text:style-name="T142_28"><text:s/></text:span><text:span text:style-name="T142_29">of</text:span><text:span text:style-name="T142_30"><text:s/></text:span><text:span text:style-name="T142_31">in</text:span><text:span text:style-name="T142_32"><text:s/></text:span><text:span text:style-name="T142_33">vitro</text:span><text:span text:style-name="T142_34"><text:s/></text:span><text:span text:style-name="T142_35">epithelial</text:span><text:span text:style-name="T142_36"><text:s/></text:span><text:span text:style-name="T142_37">cell</text:span><text:span text:style-name="T142_38"><text:s/></text:span><text:span text:style-name="T142_39">morphogenesis</text:span><text:span text:style-name="T142_40">.<text:s/></text:span><text:span text:style-name="T142_41">PLoS</text:span><text:span text:style-name="T142_42"><text:s/></text:span><text:span text:style-name="T142_43">Computational</text:span><text:span text:style-name="T142_44"><text:s/></text:span><text:span text:style-name="T142_45">Biology</text:span><text:span text:style-name="T142_46">,<text:s/></text:span><text:span text:style-name="T142_47">2</text:span><text:span text:style-name="T142_48">(10),<text:s/></text:span><text:span text:style-name="T142_49">e</text:span><text:span text:style-name="T142_50">129.<text:s/></text:span><text:span text:style-name="T142_51">doi</text:span><text:span text:style-name="T142_52">:10.1371/</text:span><text:span text:style-name="T142_53">journal</text:span><text:span text:style-name="T142_54">.</text:span><text:span text:style-name="T142_55">pcbi</text:span><text:span text:style-name="T142_56">.0020129</text:span></text:p>
      <text:p text:style-name="P143"><text:span text:style-name="T143_1">Grashow</text:span><text:span text:style-name="T143_2">,<text:s/></text:span><text:span text:style-name="T143_3">R</text:span><text:span text:style-name="T143_4">.,<text:s/></text:span><text:span text:style-name="T143_5">Brookings</text:span><text:span text:style-name="T143_6">,<text:s/></text:span><text:span text:style-name="T143_7">T</text:span><text:span text:style-name="T143_8">.,<text:s/>&amp;<text:s/></text:span><text:span text:style-name="T143_9">Marder</text:span><text:span text:style-name="T143_10">,<text:s/></text:span><text:span text:style-name="T143_11">E</text:span><text:span text:style-name="T143_12">.<text:s/>(2010).<text:s/></text:span><text:span text:style-name="T143_13">Compensation</text:span><text:span text:style-name="T143_14"><text:s/></text:span><text:span text:style-name="T143_15">for</text:span><text:span text:style-name="T143_16"><text:s/></text:span><text:span text:style-name="T143_17">variable</text:span><text:span text:style-name="T143_18"><text:s/></text:span><text:span text:style-name="T143_19">intrinsic</text:span><text:span text:style-name="T143_20"><text:s/></text:span><text:span text:style-name="T143_21">neuronal</text:span><text:span text:style-name="T143_22"><text:s/></text:span><text:span text:style-name="T143_23">excitability</text:span><text:span text:style-name="T143_24"><text:s/></text:span><text:span text:style-name="T143_25">by</text:span><text:span text:style-name="T143_26"><text:s/></text:span><text:span text:style-name="T143_27">circuit</text:span><text:span text:style-name="T143_28">-</text:span><text:span text:style-name="T143_29">synaptic</text:span><text:span text:style-name="T143_30"><text:s/></text:span><text:span text:style-name="T143_31">interactions</text:span><text:span text:style-name="T143_32">.<text:s/></text:span><text:span text:style-name="T143_33">The</text:span><text:span text:style-name="T143_34"><text:s/></text:span><text:span text:style-name="T143_35">Journal</text:span><text:span text:style-name="T143_36"><text:s/></text:span><text:span text:style-name="T143_37">of</text:span><text:span text:style-name="T143_38"><text:s/></text:span><text:span text:style-name="T143_39">Neuroscience</text:span><text:span text:style-name="T143_40"> :<text:s/></text:span><text:span text:style-name="T143_41">The</text:span><text:span text:style-name="T143_42"><text:s/></text:span><text:span text:style-name="T143_43">Official</text:span><text:span text:style-name="T143_44"><text:s/></text:span><text:span text:style-name="T143_45">Journal</text:span><text:span text:style-name="T143_46"><text:s/></text:span><text:span text:style-name="T143_47">of</text:span><text:span text:style-name="T143_48"><text:s/></text:span><text:span text:style-name="T143_49">the</text:span><text:span text:style-name="T143_50"><text:s/></text:span><text:span text:style-name="T143_51">Society</text:span><text:span text:style-name="T143_52"><text:s/></text:span><text:span text:style-name="T143_53">for</text:span><text:span text:style-name="T143_54"><text:s/></text:span><text:span text:style-name="T143_55">Neuroscience</text:span><text:span text:style-name="T143_56">,<text:s/></text:span><text:span text:style-name="T143_57">30</text:span><text:span text:style-name="T143_58">(27),<text:s/>9145–56.<text:s/></text:span><text:span text:style-name="T143_59">doi</text:span><text:span text:style-name="T143_60">:10.1523/</text:span><text:span text:style-name="T143_61">JNEUROSCI</text:span><text:span text:style-name="T143_62">.0980-10.2010</text:span></text:p>
      <text:p text:style-name="P144"><text:span text:style-name="T144_1">Gray</text:span><text:span text:style-name="T144_2">,<text:s/></text:span><text:span text:style-name="T144_3">J</text:span><text:span text:style-name="T144_4">.<text:s/></text:span><text:span text:style-name="T144_5">M</text:span><text:span text:style-name="T144_6">.,<text:s/></text:span><text:span text:style-name="T144_7">Hill</text:span><text:span text:style-name="T144_8">,<text:s/></text:span><text:span text:style-name="T144_9">J</text:span><text:span text:style-name="T144_10">.<text:s/></text:span><text:span text:style-name="T144_11">J</text:span><text:span text:style-name="T144_12">.,<text:s/>&amp;<text:s/></text:span><text:span text:style-name="T144_13">Bargmann</text:span><text:span text:style-name="T144_14">,<text:s/></text:span><text:span text:style-name="T144_15">C</text:span><text:span text:style-name="T144_16">.<text:s/></text:span><text:span text:style-name="T144_17">I</text:span><text:span text:style-name="T144_18">.<text:s/>(2005).<text:s/></text:span><text:span text:style-name="T144_19">A</text:span><text:span text:style-name="T144_20"><text:s/></text:span><text:span text:style-name="T144_21">circuit</text:span><text:span text:style-name="T144_22"><text:s/></text:span><text:span text:style-name="T144_23">for</text:span><text:span text:style-name="T144_24"><text:s/></text:span><text:span text:style-name="T144_25">navigation</text:span><text:span text:style-name="T144_26"><text:s/></text:span><text:span text:style-name="T144_27">in</text:span><text:span text:style-name="T144_28"><text:s/></text:span><text:span text:style-name="T144_29">Caenorhabditis</text:span><text:span text:style-name="T144_30"><text:s/></text:span><text:span text:style-name="T144_31">elegans</text:span><text:span text:style-name="T144_32">.<text:s/></text:span><text:span text:style-name="T144_33">Proceedings</text:span><text:span text:style-name="T144_34"><text:s/></text:span><text:span text:style-name="T144_35">of</text:span><text:span text:style-name="T144_36"><text:s/></text:span><text:span text:style-name="T144_37">the</text:span><text:span text:style-name="T144_38"><text:s/></text:span><text:span text:style-name="T144_39">National</text:span><text:span text:style-name="T144_40"><text:s/></text:span><text:span text:style-name="T144_41">Academy</text:span><text:span text:style-name="T144_42"><text:s/></text:span><text:span text:style-name="T144_43">of</text:span><text:span text:style-name="T144_44"><text:s/></text:span><text:span text:style-name="T144_45">Sciences</text:span><text:span text:style-name="T144_46"><text:s/></text:span><text:span text:style-name="T144_47">of</text:span><text:span text:style-name="T144_48"><text:s/></text:span><text:span text:style-name="T144_49">the</text:span><text:span text:style-name="T144_50"><text:s/></text:span><text:span text:style-name="T144_51">United</text:span><text:span text:style-name="T144_52"><text:s/></text:span><text:span text:style-name="T144_53">States</text:span><text:span text:style-name="T144_54"><text:s/></text:span><text:span text:style-name="T144_55">of</text:span><text:span text:style-name="T144_56"><text:s/></text:span><text:span text:style-name="T144_57">America</text:span><text:span text:style-name="T144_58">,<text:s/></text:span><text:span text:style-name="T144_59">102</text:span><text:span text:style-name="T144_60">(9),<text:s/>3184–91.<text:s/></text:span><text:span text:style-name="T144_61">doi</text:span><text:span text:style-name="T144_62">:10.1073/</text:span><text:span text:style-name="T144_63">pnas</text:span><text:span text:style-name="T144_64">.0409009101</text:span></text:p>
      <text:p text:style-name="P145"><text:span text:style-name="T145_1">Grillner</text:span><text:span text:style-name="T145_2">,<text:s/></text:span><text:span text:style-name="T145_3">S</text:span><text:span text:style-name="T145_4">.<text:s/>(2006).<text:s/></text:span><text:span text:style-name="T145_5">Biological</text:span><text:span text:style-name="T145_6"><text:s/></text:span><text:span text:style-name="T145_7">pattern</text:span><text:span text:style-name="T145_8"><text:s/></text:span><text:span text:style-name="T145_9">generation</text:span><text:span text:style-name="T145_10">:<text:s/></text:span><text:span text:style-name="T145_11">the</text:span><text:span text:style-name="T145_12"><text:s/></text:span><text:span text:style-name="T145_13">cellular</text:span><text:span text:style-name="T145_14"><text:s/></text:span><text:span text:style-name="T145_15">and</text:span><text:span text:style-name="T145_16"><text:s/></text:span><text:span text:style-name="T145_17">computational</text:span><text:span text:style-name="T145_18"><text:s/></text:span><text:span text:style-name="T145_19">logic</text:span><text:span text:style-name="T145_20"><text:s/></text:span><text:span text:style-name="T145_21">of</text:span><text:span text:style-name="T145_22"><text:s/></text:span><text:span text:style-name="T145_23">networks</text:span><text:span text:style-name="T145_24"><text:s/></text:span><text:span text:style-name="T145_25">in</text:span><text:span text:style-name="T145_26"><text:s/></text:span><text:span text:style-name="T145_27">motion</text:span><text:span text:style-name="T145_28">.<text:s/></text:span><text:span text:style-name="T145_29">Neuron</text:span><text:span text:style-name="T145_30">,<text:s/></text:span><text:span text:style-name="T145_31">52</text:span><text:span text:style-name="T145_32">(5),<text:s/>751–66.<text:s/></text:span><text:span text:style-name="T145_33">doi</text:span><text:span text:style-name="T145_34">:10.1016/</text:span><text:span text:style-name="T145_35">j</text:span><text:span text:style-name="T145_36">.</text:span><text:span text:style-name="T145_37">neuron</text:span><text:span text:style-name="T145_38">.2006.11.008</text:span></text:p>
      <text:p text:style-name="P146"><text:span text:style-name="T146_1">Grove</text:span><text:span text:style-name="T146_2">,<text:s/></text:span><text:span text:style-name="T146_3">C</text:span><text:span text:style-name="T146_4">.<text:s/></text:span><text:span text:style-name="T146_5">A</text:span><text:span text:style-name="T146_6">.,<text:s/>&amp;<text:s/></text:span><text:span text:style-name="T146_7">Sternberg</text:span><text:span text:style-name="T146_8">,<text:s/></text:span><text:span text:style-name="T146_9">P</text:span><text:span text:style-name="T146_10">.<text:s/></text:span><text:span text:style-name="T146_11">W</text:span><text:span text:style-name="T146_12">.<text:s/>(2011).<text:s/></text:span><text:span text:style-name="T146_13">The</text:span><text:span text:style-name="T146_14"><text:s/></text:span><text:span text:style-name="T146_15">Virtual</text:span><text:span text:style-name="T146_16"><text:s/></text:span><text:span text:style-name="T146_17">Worm</text:span><text:span text:style-name="T146_18">:<text:s/></text:span><text:span text:style-name="T146_19">A</text:span><text:span text:style-name="T146_20"><text:s/></text:span><text:span text:style-name="T146_21">Three</text:span><text:span text:style-name="T146_22">-</text:span><text:span text:style-name="T146_23">Dimensional</text:span><text:span text:style-name="T146_24"><text:s/></text:span><text:span text:style-name="T146_25">Model</text:span><text:span text:style-name="T146_26"><text:s/></text:span><text:span text:style-name="T146_27">of</text:span><text:span text:style-name="T146_28"><text:s/></text:span><text:span text:style-name="T146_29">the</text:span><text:span text:style-name="T146_30"><text:s/></text:span><text:span text:style-name="T146_31">Anatomy</text:span><text:span text:style-name="T146_32"><text:s/></text:span><text:span text:style-name="T146_33">of</text:span><text:span text:style-name="T146_34"><text:s/></text:span><text:span text:style-name="T146_35">Caenorhabditis</text:span><text:span text:style-name="T146_36"><text:s/></text:span><text:span text:style-name="T146_37">elegans</text:span><text:span text:style-name="T146_38"><text:s/></text:span><text:span text:style-name="T146_39">at</text:span><text:span text:style-name="T146_40"><text:s/></text:span><text:span text:style-name="T146_41">Cellular</text:span><text:span text:style-name="T146_42"><text:s/></text:span><text:span text:style-name="T146_43">Resolution</text:span><text:span text:style-name="T146_44">.<text:s/></text:span><text:span text:style-name="T146_45">In</text:span><text:span text:style-name="T146_46"><text:s/></text:span><text:span text:style-name="T146_47">18</text:span><text:span text:style-name="T146_48">th</text:span><text:span text:style-name="T146_49"><text:s/></text:span><text:span text:style-name="T146_50">International</text:span><text:span text:style-name="T146_51"><text:s/></text:span><text:span text:style-name="T146_52">C</text:span><text:span text:style-name="T146_53">.<text:s/></text:span><text:span text:style-name="T146_54">elegans</text:span><text:span text:style-name="T146_55"><text:s/></text:span><text:span text:style-name="T146_56">meeting</text:span><text:span text:style-name="T146_57">.<text:s/></text:span><text:span text:style-name="T146_58">Retrieved</text:span><text:span text:style-name="T146_59"><text:s/></text:span><text:span text:style-name="T146_60">from</text:span><text:span text:style-name="T146_61"><text:s/></text:span><text:span text:style-name="T146_62">http</text:span><text:span text:style-name="T146_63">://</text:span><text:span text:style-name="T146_64">www</text:span><text:span text:style-name="T146_65">.</text:span><text:span text:style-name="T146_66">celegans</text:span><text:span text:style-name="T146_67">.</text:span><text:span text:style-name="T146_68">org</text:span><text:span text:style-name="T146_69">/2011/</text:span><text:span text:style-name="T146_70">pdf</text:span><text:span text:style-name="T146_71">/</text:span><text:span text:style-name="T146_72">abstracts</text:span><text:span text:style-name="T146_73">_</text:span><text:span text:style-name="T146_74">web</text:span><text:span text:style-name="T146_75">.</text:span><text:span text:style-name="T146_76">pdf</text:span></text:p>
      <text:p text:style-name="P147"><text:span text:style-name="T147_1">Hall</text:span><text:span text:style-name="T147_2">,<text:s/></text:span><text:span text:style-name="T147_3">D</text:span><text:span text:style-name="T147_4">.<text:s/></text:span><text:span text:style-name="T147_5">H</text:span><text:span text:style-name="T147_6">.,<text:s/>&amp;<text:s/></text:span><text:span text:style-name="T147_7">Russell</text:span><text:span text:style-name="T147_8">,<text:s/></text:span><text:span text:style-name="T147_9">R</text:span><text:span text:style-name="T147_10">.<text:s/></text:span><text:span text:style-name="T147_11">L</text:span><text:span text:style-name="T147_12">.<text:s/>(1991).<text:s/></text:span><text:span text:style-name="T147_13">The</text:span><text:span text:style-name="T147_14"><text:s/></text:span><text:span text:style-name="T147_15">posterior</text:span><text:span text:style-name="T147_16"><text:s/></text:span><text:span text:style-name="T147_17">nervous</text:span><text:span text:style-name="T147_18"><text:s/></text:span><text:span text:style-name="T147_19">system</text:span><text:span text:style-name="T147_20"><text:s/></text:span><text:span text:style-name="T147_21">of</text:span><text:span text:style-name="T147_22"><text:s/></text:span><text:span text:style-name="T147_23">the</text:span><text:span text:style-name="T147_24"><text:s/></text:span><text:span text:style-name="T147_25">nematode</text:span><text:span text:style-name="T147_26"><text:s/></text:span><text:span text:style-name="T147_27">Caenorhabditis</text:span><text:span text:style-name="T147_28"><text:s/></text:span><text:span text:style-name="T147_29">elegans</text:span><text:span text:style-name="T147_30">:<text:s/></text:span><text:span text:style-name="T147_31">serial</text:span><text:span text:style-name="T147_32"><text:s/></text:span><text:span text:style-name="T147_33">reconstruction</text:span><text:span text:style-name="T147_34"><text:s/></text:span><text:span text:style-name="T147_35">of</text:span><text:span text:style-name="T147_36"><text:s/></text:span><text:span text:style-name="T147_37">identified</text:span><text:span text:style-name="T147_38"><text:s/></text:span><text:span text:style-name="T147_39">neurons</text:span><text:span text:style-name="T147_40"><text:s/></text:span><text:span text:style-name="T147_41">and</text:span><text:span text:style-name="T147_42"><text:s/></text:span><text:span text:style-name="T147_43">complete</text:span><text:span text:style-name="T147_44"><text:s/></text:span><text:span text:style-name="T147_45">pattern</text:span><text:span text:style-name="T147_46"><text:s/></text:span><text:span text:style-name="T147_47">of</text:span><text:span text:style-name="T147_48"><text:s/></text:span><text:span text:style-name="T147_49">synaptic</text:span><text:span text:style-name="T147_50"><text:s/></text:span><text:span text:style-name="T147_51">interactions</text:span><text:span text:style-name="T147_52">.<text:s/></text:span><text:span text:style-name="T147_53">The</text:span><text:span text:style-name="T147_54"><text:s/></text:span><text:span text:style-name="T147_55">Journal</text:span><text:span text:style-name="T147_56"><text:s/></text:span><text:span text:style-name="T147_57">of</text:span><text:span text:style-name="T147_58"><text:s/></text:span><text:span text:style-name="T147_59">Neuroscience</text:span><text:span text:style-name="T147_60"> :<text:s/></text:span><text:span text:style-name="T147_61">The</text:span><text:span text:style-name="T147_62"><text:s/></text:span><text:span text:style-name="T147_63">Official</text:span><text:span text:style-name="T147_64"><text:s/></text:span><text:span text:style-name="T147_65">Journal</text:span><text:span text:style-name="T147_66"><text:s/></text:span><text:span text:style-name="T147_67">of</text:span><text:span text:style-name="T147_68"><text:s/></text:span><text:span text:style-name="T147_69">the</text:span><text:span text:style-name="T147_70"><text:s/></text:span><text:span text:style-name="T147_71">Society</text:span><text:span text:style-name="T147_72"><text:s/></text:span><text:span text:style-name="T147_73">for</text:span><text:span text:style-name="T147_74"><text:s/></text:span><text:span text:style-name="T147_75">Neuroscience</text:span><text:span text:style-name="T147_76">,<text:s/></text:span><text:span text:style-name="T147_77">11</text:span><text:span text:style-name="T147_78">(1),<text:s/>1–22.<text:s/></text:span><text:span text:style-name="T147_79">Retrieved</text:span><text:span text:style-name="T147_80"><text:s/></text:span><text:span text:style-name="T147_81">from</text:span><text:span text:style-name="T147_82"><text:s/></text:span><text:span text:style-name="T147_83">http</text:span><text:span text:style-name="T147_84">://</text:span><text:span text:style-name="T147_85">www</text:span><text:span text:style-name="T147_86">.</text:span><text:span text:style-name="T147_87">ncbi</text:span><text:span text:style-name="T147_88">.</text:span><text:span text:style-name="T147_89">nlm</text:span><text:span text:style-name="T147_90">.</text:span><text:span text:style-name="T147_91">nih</text:span><text:span text:style-name="T147_92">.</text:span><text:span text:style-name="T147_93">gov</text:span><text:span text:style-name="T147_94">/</text:span><text:span text:style-name="T147_95">pubmed</text:span><text:span text:style-name="T147_96">/1986064</text:span></text:p>
      <text:p text:style-name="P148"><text:span text:style-name="T148_1">Harel</text:span><text:span text:style-name="T148_2">,<text:s/></text:span><text:span text:style-name="T148_3">D</text:span><text:span text:style-name="T148_4">.<text:s/>(</text:span><text:span text:style-name="T148_5">n</text:span><text:span text:style-name="T148_6">.</text:span><text:span text:style-name="T148_7">d</text:span><text:span text:style-name="T148_8">.).<text:s/></text:span><text:span text:style-name="T148_9">A</text:span><text:span text:style-name="T148_10"><text:s/></text:span><text:span text:style-name="T148_11">Grand</text:span><text:span text:style-name="T148_12"><text:s/></text:span><text:span text:style-name="T148_13">Challenge</text:span><text:span text:style-name="T148_14"><text:s/></text:span><text:span text:style-name="T148_15">for</text:span><text:span text:style-name="T148_16"><text:s/></text:span><text:span text:style-name="T148_17">Computing</text:span><text:span text:style-name="T148_18"> :<text:s/></text:span><text:span text:style-name="T148_19">Towards</text:span><text:span text:style-name="T148_20"><text:s/></text:span><text:span text:style-name="T148_21">Full</text:span><text:span text:style-name="T148_22"><text:s/></text:span><text:span text:style-name="T148_23">Reactive</text:span><text:span text:style-name="T148_24"><text:s/></text:span><text:span text:style-name="T148_25">Modeling</text:span><text:span text:style-name="T148_26"><text:s/></text:span><text:span text:style-name="T148_27">of</text:span><text:span text:style-name="T148_28"><text:s/></text:span><text:span text:style-name="T148_29">a</text:span><text:span text:style-name="T148_30"><text:s/></text:span><text:span text:style-name="T148_31">Multi</text:span><text:span text:style-name="T148_32">-</text:span><text:span text:style-name="T148_33">Cellular</text:span><text:span text:style-name="T148_34"><text:s/></text:span><text:span text:style-name="T148_35">Animal</text:span><text:span text:style-name="T148_36"><text:s/>1,<text:s/></text:span><text:span text:style-name="T148_37">I</text:span><text:span text:style-name="T148_38">(</text:span><text:span text:style-name="T148_39">November</text:span><text:span text:style-name="T148_40"><text:s/>2002).</text:span></text:p>
      <text:p text:style-name="P149"><text:span text:style-name="T149_1">Harel</text:span><text:span text:style-name="T149_2">,<text:s/></text:span><text:span text:style-name="T149_3">D</text:span><text:span text:style-name="T149_4">.<text:s/>(1987).<text:s/></text:span><text:span text:style-name="T149_5">Statecharts</text:span><text:span text:style-name="T149_6">:<text:s/></text:span><text:span text:style-name="T149_7">A</text:span><text:span text:style-name="T149_8"><text:s/></text:span><text:span text:style-name="T149_9">visual</text:span><text:span text:style-name="T149_10"><text:s/></text:span><text:span text:style-name="T149_11">formalism</text:span><text:span text:style-name="T149_12"><text:s/></text:span><text:span text:style-name="T149_13">for</text:span><text:span text:style-name="T149_14"><text:s/></text:span><text:span text:style-name="T149_15">complex</text:span><text:span text:style-name="T149_16"><text:s/></text:span><text:span text:style-name="T149_17">systems</text:span><text:span text:style-name="T149_18">.<text:s/></text:span><text:span text:style-name="T149_19">Science</text:span><text:span text:style-name="T149_20"><text:s/></text:span><text:span text:style-name="T149_21">of</text:span><text:span text:style-name="T149_22"><text:s/></text:span><text:span text:style-name="T149_23">Computer</text:span><text:span text:style-name="T149_24"><text:s/></text:span><text:span text:style-name="T149_25">Programming</text:span><text:span text:style-name="T149_26">.<text:s/></text:span><text:span text:style-name="T149_27">Retrieved</text:span><text:span text:style-name="T149_28"><text:s/></text:span><text:span text:style-name="T149_29">from</text:span><text:span text:style-name="T149_30"><text:s/></text:span><text:span text:style-name="T149_31">http</text:span><text:span text:style-name="T149_32">://</text:span><text:span text:style-name="T149_33">www</text:span><text:span text:style-name="T149_34">.</text:span><text:span text:style-name="T149_35">sciencedirect</text:span><text:span text:style-name="T149_36">.</text:span><text:span text:style-name="T149_37">com</text:span><text:span text:style-name="T149_38">/</text:span><text:span text:style-name="T149_39">science</text:span><text:span text:style-name="T149_40">/</text:span><text:span text:style-name="T149_41">article</text:span><text:span text:style-name="T149_42">/</text:span><text:span text:style-name="T149_43">pii</text:span><text:span text:style-name="T149_44">/0167642387900359</text:span></text:p>
      <text:p text:style-name="P150"><text:span text:style-name="T150_1">Harel</text:span><text:span text:style-name="T150_2">,<text:s/></text:span><text:span text:style-name="T150_3">D</text:span><text:span text:style-name="T150_4">.<text:s/>(2005</text:span><text:span text:style-name="T150_5">a</text:span><text:span text:style-name="T150_6">).<text:s/></text:span><text:span text:style-name="T150_7">A</text:span><text:span text:style-name="T150_8"><text:s/></text:span><text:span text:style-name="T150_9">Turing</text:span><text:span text:style-name="T150_10">-</text:span><text:span text:style-name="T150_11">like</text:span><text:span text:style-name="T150_12"><text:s/></text:span><text:span text:style-name="T150_13">test</text:span><text:span text:style-name="T150_14"><text:s/></text:span><text:span text:style-name="T150_15">for</text:span><text:span text:style-name="T150_16"><text:s/></text:span><text:span text:style-name="T150_17">biological</text:span><text:span text:style-name="T150_18"><text:s/></text:span><text:span text:style-name="T150_19">modeling</text:span><text:span text:style-name="T150_20">.<text:s/></text:span><text:span text:style-name="T150_21">Nature</text:span><text:span text:style-name="T150_22"><text:s/></text:span><text:span text:style-name="T150_23">Biotechnology</text:span><text:span text:style-name="T150_24">,<text:s/></text:span><text:span text:style-name="T150_25">23</text:span><text:span text:style-name="T150_26">(4),<text:s/>495–6.<text:s/></text:span><text:span text:style-name="T150_27">doi</text:span><text:span text:style-name="T150_28">:10.1038/</text:span><text:span text:style-name="T150_29">nbt</text:span><text:span text:style-name="T150_30">0405-495</text:span></text:p>
      <text:p text:style-name="P151"><text:span text:style-name="T151_1">Harel</text:span><text:span text:style-name="T151_2">,<text:s/></text:span><text:span text:style-name="T151_3">D</text:span><text:span text:style-name="T151_4">.<text:s/>(2005</text:span><text:span text:style-name="T151_5">b</text:span><text:span text:style-name="T151_6">).<text:s/></text:span><text:span text:style-name="T151_7">On</text:span><text:span text:style-name="T151_8"><text:s/></text:span><text:span text:style-name="T151_9">comprehensive</text:span><text:span text:style-name="T151_10"><text:s/></text:span><text:span text:style-name="T151_11">and</text:span><text:span text:style-name="T151_12"><text:s/></text:span><text:span text:style-name="T151_13">realistic</text:span><text:span text:style-name="T151_14"><text:s/></text:span><text:span text:style-name="T151_15">modeling</text:span><text:span text:style-name="T151_16">:<text:s/></text:span><text:span text:style-name="T151_17">some</text:span><text:span text:style-name="T151_18"><text:s/></text:span><text:span text:style-name="T151_19">ruminations</text:span><text:span text:style-name="T151_20"><text:s/></text:span><text:span text:style-name="T151_21">on</text:span><text:span text:style-name="T151_22"><text:s/></text:span><text:span text:style-name="T151_23">the</text:span><text:span text:style-name="T151_24"><text:s/></text:span><text:span text:style-name="T151_25">what</text:span><text:span text:style-name="T151_26">,<text:s/></text:span><text:span text:style-name="T151_27">the</text:span><text:span text:style-name="T151_28"><text:s/></text:span><text:span text:style-name="T151_29">how</text:span><text:span text:style-name="T151_30"><text:s/></text:span><text:span text:style-name="T151_31">and</text:span><text:span text:style-name="T151_32"><text:s/></text:span><text:span text:style-name="T151_33">the</text:span><text:span text:style-name="T151_34"><text:s/></text:span><text:span text:style-name="T151_35">why</text:span><text:span text:style-name="T151_36">.<text:s/></text:span><text:span text:style-name="T151_37">Clinical</text:span><text:span text:style-name="T151_38"><text:s/></text:span><text:span text:style-name="T151_39">and</text:span><text:span text:style-name="T151_40"><text:s/></text:span><text:span text:style-name="T151_41">Investigative</text:span><text:span text:style-name="T151_42"><text:s/></text:span><text:span text:style-name="T151_43">Medicine</text:span><text:span text:style-name="T151_44">.<text:s/></text:span><text:span text:style-name="T151_45">Médecine</text:span><text:span text:style-name="T151_46"><text:s/></text:span><text:span text:style-name="T151_47">Clinique</text:span><text:span text:style-name="T151_48"><text:s/></text:span><text:span text:style-name="T151_49">et</text:span><text:span text:style-name="T151_50"><text:s/></text:span><text:span text:style-name="T151_51">Experimentale</text:span><text:span text:style-name="T151_52">,<text:s/></text:span><text:span text:style-name="T151_53">28</text:span><text:span text:style-name="T151_54">(6),<text:s/>334–7.<text:s/></text:span><text:span text:style-name="T151_55">Retrieved</text:span><text:span text:style-name="T151_56"><text:s/></text:span><text:span text:style-name="T151_57">from</text:span><text:span text:style-name="T151_58"><text:s/></text:span><text:span text:style-name="T151_59">http</text:span><text:span text:style-name="T151_60">://</text:span><text:span text:style-name="T151_61">www</text:span><text:span text:style-name="T151_62">.</text:span><text:span text:style-name="T151_63">ncbi</text:span><text:span text:style-name="T151_64">.</text:span><text:span text:style-name="T151_65">nlm</text:span><text:span text:style-name="T151_66">.</text:span><text:span text:style-name="T151_67">nih</text:span><text:span text:style-name="T151_68">.</text:span><text:span text:style-name="T151_69">gov</text:span><text:span text:style-name="T151_70">/</text:span><text:span text:style-name="T151_71">pubmed</text:span><text:span text:style-name="T151_72">/16450627</text:span></text:p>
      <text:p text:style-name="P152"><text:span text:style-name="T152_1">Harel</text:span><text:span text:style-name="T152_2">,<text:s/></text:span><text:span text:style-name="T152_3">D</text:span><text:span text:style-name="T152_4">.,<text:s/>&amp;<text:s/></text:span><text:span text:style-name="T152_5">Gery</text:span><text:span text:style-name="T152_6">,<text:s/></text:span><text:span text:style-name="T152_7">E</text:span><text:span text:style-name="T152_8">.<text:s/>(1997).<text:s/></text:span><text:span text:style-name="T152_9">Executable</text:span><text:span text:style-name="T152_10"><text:s/></text:span><text:span text:style-name="T152_11">Object</text:span><text:span text:style-name="T152_12"><text:s/></text:span><text:span text:style-name="T152_13">Modeling</text:span><text:span text:style-name="T152_14"><text:s/></text:span><text:span text:style-name="T152_15">with</text:span><text:span text:style-name="T152_16"><text:s/></text:span><text:span text:style-name="T152_17">Statecharts</text:span><text:span text:style-name="T152_18"><text:s/></text:span><text:span text:style-name="T152_19">Statecharts</text:span><text:span text:style-name="T152_20"><text:s/>,<text:s/></text:span><text:span text:style-name="T152_21">popular</text:span><text:span text:style-name="T152_22"><text:s/></text:span><text:span text:style-name="T152_23">for</text:span><text:span text:style-name="T152_24"><text:s/></text:span><text:span text:style-name="T152_25">modeling</text:span><text:span text:style-name="T152_26"><text:s/></text:span><text:span text:style-name="T152_27">system</text:span><text:span text:style-name="T152_28"><text:s/></text:span><text:span text:style-name="T152_29">behavior</text:span><text:span text:style-name="T152_30"><text:s/></text:span><text:span text:style-name="T152_31">in</text:span><text:span text:style-name="T152_32"><text:s/></text:span><text:span text:style-name="T152_33">the</text:span><text:span text:style-name="T152_34"><text:s/></text:span><text:span text:style-name="T152_35">structural</text:span><text:span text:style-name="T152_36">,<text:s/>(</text:span><text:span text:style-name="T152_37">July</text:span><text:span text:style-name="T152_38">),<text:s/>31–42.</text:span></text:p>
      <text:p text:style-name="P153"><text:span text:style-name="T153_1">Harris</text:span><text:span text:style-name="T153_2">,<text:s/></text:span><text:span text:style-name="T153_3">T</text:span><text:span text:style-name="T153_4">.<text:s/></text:span><text:span text:style-name="T153_5">W</text:span><text:span text:style-name="T153_6">.,<text:s/></text:span><text:span text:style-name="T153_7">Antoshechkin</text:span><text:span text:style-name="T153_8">,<text:s/></text:span><text:span text:style-name="T153_9">I</text:span><text:span text:style-name="T153_10">.,<text:s/></text:span><text:span text:style-name="T153_11">Bieri</text:span><text:span text:style-name="T153_12">,<text:s/></text:span><text:span text:style-name="T153_13">T</text:span><text:span text:style-name="T153_14">.,<text:s/></text:span><text:span text:style-name="T153_15">Blasiar</text:span><text:span text:style-name="T153_16">,<text:s/></text:span><text:span text:style-name="T153_17">D</text:span><text:span text:style-name="T153_18">.,<text:s/></text:span><text:span text:style-name="T153_19">Chan</text:span><text:span text:style-name="T153_20">,<text:s/></text:span><text:span text:style-name="T153_21">J</text:span><text:span text:style-name="T153_22">.,<text:s/></text:span><text:span text:style-name="T153_23">Chen</text:span><text:span text:style-name="T153_24">,<text:s/></text:span><text:span text:style-name="T153_25">W</text:span><text:span text:style-name="T153_26">.<text:s/></text:span><text:span text:style-name="T153_27">J</text:span><text:span text:style-name="T153_28">.,<text:s/>…<text:s/></text:span><text:span text:style-name="T153_29">Sternberg</text:span><text:span text:style-name="T153_30">,<text:s/></text:span><text:span text:style-name="T153_31">P</text:span><text:span text:style-name="T153_32">.<text:s/></text:span><text:span text:style-name="T153_33">W</text:span><text:span text:style-name="T153_34">.<text:s/>(2010).<text:s/></text:span><text:span text:style-name="T153_35">WormBase</text:span><text:span text:style-name="T153_36">:<text:s/></text:span><text:span text:style-name="T153_37">a</text:span><text:span text:style-name="T153_38"><text:s/></text:span><text:span text:style-name="T153_39">comprehensive</text:span><text:span text:style-name="T153_40"><text:s/></text:span><text:span text:style-name="T153_41">resource</text:span><text:span text:style-name="T153_42"><text:s/></text:span><text:span text:style-name="T153_43">for</text:span><text:span text:style-name="T153_44"><text:s/></text:span><text:span text:style-name="T153_45">nematode</text:span><text:span text:style-name="T153_46"><text:s/></text:span><text:span text:style-name="T153_47">research</text:span><text:span text:style-name="T153_48">.<text:s/></text:span><text:span text:style-name="T153_49">Nucleic</text:span><text:span text:style-name="T153_50"><text:s/></text:span><text:span text:style-name="T153_51">Acids</text:span><text:span text:style-name="T153_52"><text:s/></text:span><text:span text:style-name="T153_53">Research</text:span><text:span text:style-name="T153_54">,<text:s/></text:span><text:span text:style-name="T153_55">38</text:span><text:span text:style-name="T153_56">(</text:span><text:span text:style-name="T153_57">Database</text:span><text:span text:style-name="T153_58"><text:s/></text:span><text:span text:style-name="T153_59">issue</text:span><text:span text:style-name="T153_60">),<text:s/></text:span><text:span text:style-name="T153_61">D</text:span><text:span text:style-name="T153_62">463–7.<text:s/></text:span><text:span text:style-name="T153_63">doi</text:span><text:span text:style-name="T153_64">:10.1093/</text:span><text:span text:style-name="T153_65">nar</text:span><text:span text:style-name="T153_66">/</text:span><text:span text:style-name="T153_67">gkp</text:span><text:span text:style-name="T153_68">952</text:span></text:p>
      <text:p text:style-name="P154"><text:span text:style-name="T154_1">Harris</text:span><text:span text:style-name="T154_2">-</text:span><text:span text:style-name="T154_3">Warrick</text:span><text:span text:style-name="T154_4">,<text:s/></text:span><text:span text:style-name="T154_5">R</text:span><text:span text:style-name="T154_6">.<text:s/></text:span><text:span text:style-name="T154_7">M</text:span><text:span text:style-name="T154_8">.,<text:s/>&amp;<text:s/></text:span><text:span text:style-name="T154_9">Marder</text:span><text:span text:style-name="T154_10">,<text:s/></text:span><text:span text:style-name="T154_11">E</text:span><text:span text:style-name="T154_12">.<text:s/>(1991).<text:s/></text:span><text:span text:style-name="T154_13">Modulation</text:span><text:span text:style-name="T154_14"><text:s/></text:span><text:span text:style-name="T154_15">of</text:span><text:span text:style-name="T154_16"><text:s/></text:span><text:span text:style-name="T154_17">neural</text:span><text:span text:style-name="T154_18"><text:s/></text:span><text:span text:style-name="T154_19">networks</text:span><text:span text:style-name="T154_20"><text:s/></text:span><text:span text:style-name="T154_21">for</text:span><text:span text:style-name="T154_22"><text:s/></text:span><text:span text:style-name="T154_23">behavior</text:span><text:span text:style-name="T154_24">.<text:s/></text:span><text:span text:style-name="T154_25">Annual</text:span><text:span text:style-name="T154_26"><text:s/></text:span><text:span text:style-name="T154_27">Review</text:span><text:span text:style-name="T154_28"><text:s/></text:span><text:span text:style-name="T154_29">of</text:span><text:span text:style-name="T154_30"><text:s/></text:span><text:span text:style-name="T154_31">Neuroscience</text:span><text:span text:style-name="T154_32">,<text:s/></text:span><text:span text:style-name="T154_33">14</text:span><text:span text:style-name="T154_34">,<text:s/>39–57.<text:s/></text:span><text:span text:style-name="T154_35">doi</text:span><text:span text:style-name="T154_36">:10.1146/</text:span><text:span text:style-name="T154_37">annurev</text:span><text:span text:style-name="T154_38">.</text:span><text:span text:style-name="T154_39">ne</text:span><text:span text:style-name="T154_40">.14.030191.000351</text:span></text:p>
      <text:p text:style-name="P155"><text:span text:style-name="T155_1">Hart</text:span><text:span text:style-name="T155_2">,<text:s/></text:span><text:span text:style-name="T155_3">A</text:span><text:span text:style-name="T155_4">.<text:s/>(2006).<text:s/></text:span><text:span text:style-name="T155_5">Behavior</text:span><text:span text:style-name="T155_6">.<text:s/></text:span><text:span text:style-name="T155_7">In</text:span><text:span text:style-name="T155_8"><text:s/></text:span><text:span text:style-name="T155_9">WormBook</text:span><text:span text:style-name="T155_10"><text:s/>(</text:span><text:span text:style-name="T155_11">pp</text:span><text:span text:style-name="T155_12">.<text:s/>1–67).<text:s/></text:span><text:span text:style-name="T155_13">doi</text:span><text:span text:style-name="T155_14">:10.1895/</text:span><text:span text:style-name="T155_15">wormbook</text:span><text:span text:style-name="T155_16">.1.87.1</text:span></text:p>
      <text:p text:style-name="P156"><text:span text:style-name="T156_1">Haspel</text:span><text:span text:style-name="T156_2">,<text:s/></text:span><text:span text:style-name="T156_3">G</text:span><text:span text:style-name="T156_4">.,<text:s/></text:span><text:span text:style-name="T156_5">O</text:span><text:span text:style-name="T156_6">’</text:span><text:span text:style-name="T156_7">Donovan</text:span><text:span text:style-name="T156_8">,<text:s/></text:span><text:span text:style-name="T156_9">M</text:span><text:span text:style-name="T156_10">.<text:s/></text:span><text:span text:style-name="T156_11">J</text:span><text:span text:style-name="T156_12">.,<text:s/>&amp;<text:s/></text:span><text:span text:style-name="T156_13">Hart</text:span><text:span text:style-name="T156_14">,<text:s/></text:span><text:span text:style-name="T156_15">A</text:span><text:span text:style-name="T156_16">.<text:s/></text:span><text:span text:style-name="T156_17">C</text:span><text:span text:style-name="T156_18">.<text:s/>(2010).<text:s/></text:span><text:span text:style-name="T156_19">Motoneurons</text:span><text:span text:style-name="T156_20"><text:s/></text:span><text:span text:style-name="T156_21">Dedicated</text:span><text:span text:style-name="T156_22"><text:s/></text:span><text:span text:style-name="T156_23">to</text:span><text:span text:style-name="T156_24"><text:s/></text:span><text:span text:style-name="T156_25">Either</text:span><text:span text:style-name="T156_26"><text:s/></text:span><text:span text:style-name="T156_27">Forward</text:span><text:span text:style-name="T156_28"><text:s/></text:span><text:span text:style-name="T156_29">or</text:span><text:span text:style-name="T156_30"><text:s/></text:span><text:span text:style-name="T156_31">Backward</text:span><text:span text:style-name="T156_32"><text:s/></text:span><text:span text:style-name="T156_33">Locomotion</text:span><text:span text:style-name="T156_34"><text:s/></text:span><text:span text:style-name="T156_35">in</text:span><text:span text:style-name="T156_36"><text:s/></text:span><text:span text:style-name="T156_37">the</text:span><text:span text:style-name="T156_38"><text:s/></text:span><text:span text:style-name="T156_39">Nematode</text:span><text:span text:style-name="T156_40"><text:s/></text:span><text:span text:style-name="T156_41">Caenorhabditis</text:span><text:span text:style-name="T156_42"><text:s/></text:span><text:span text:style-name="T156_43">elegans</text:span><text:span text:style-name="T156_44">.<text:s/></text:span><text:span text:style-name="T156_45">The</text:span><text:span text:style-name="T156_46"><text:s/></text:span><text:span text:style-name="T156_47">Journal</text:span><text:span text:style-name="T156_48"><text:s/></text:span><text:span text:style-name="T156_49">of</text:span><text:span text:style-name="T156_50"><text:s/></text:span><text:span text:style-name="T156_51">Neuroscience</text:span><text:span text:style-name="T156_52"> :<text:s/></text:span><text:span text:style-name="T156_53">The</text:span><text:span text:style-name="T156_54"><text:s/></text:span><text:span text:style-name="T156_55">Official</text:span><text:span text:style-name="T156_56"><text:s/></text:span><text:span text:style-name="T156_57">Journal</text:span><text:span text:style-name="T156_58"><text:s/></text:span><text:span text:style-name="T156_59">of</text:span><text:span text:style-name="T156_60"><text:s/></text:span><text:span text:style-name="T156_61">the</text:span><text:span text:style-name="T156_62"><text:s/></text:span><text:span text:style-name="T156_63">Society</text:span><text:span text:style-name="T156_64"><text:s/></text:span><text:span text:style-name="T156_65">for</text:span><text:span text:style-name="T156_66"><text:s/></text:span><text:span text:style-name="T156_67">Neuroscience</text:span><text:span text:style-name="T156_68">,<text:s/></text:span><text:span text:style-name="T156_69">30</text:span><text:span text:style-name="T156_70">(33),<text:s/>11151–6.<text:s/></text:span><text:span text:style-name="T156_71">doi</text:span><text:span text:style-name="T156_72">:10.1523/</text:span><text:span text:style-name="T156_73">JNEUROSCI</text:span><text:span text:style-name="T156_74">.2244-10.2010</text:span></text:p>
      <text:p text:style-name="P157"><text:span text:style-name="T157_1">Hay</text:span><text:span text:style-name="T157_2">,<text:s/></text:span><text:span text:style-name="T157_3">E</text:span><text:span text:style-name="T157_4">.,<text:s/></text:span><text:span text:style-name="T157_5">Hill</text:span><text:span text:style-name="T157_6">,<text:s/></text:span><text:span text:style-name="T157_7">S</text:span><text:span text:style-name="T157_8">.,<text:s/></text:span><text:span text:style-name="T157_9">Schürmann</text:span><text:span text:style-name="T157_10">,<text:s/></text:span><text:span text:style-name="T157_11">F</text:span><text:span text:style-name="T157_12">.,<text:s/></text:span><text:span text:style-name="T157_13">Markram</text:span><text:span text:style-name="T157_14">,<text:s/></text:span><text:span text:style-name="T157_15">H</text:span><text:span text:style-name="T157_16">.,<text:s/>&amp;<text:s/></text:span><text:span text:style-name="T157_17">Segev</text:span><text:span text:style-name="T157_18">,<text:s/></text:span><text:span text:style-name="T157_19">I</text:span><text:span text:style-name="T157_20">.<text:s/>(2011).<text:s/></text:span><text:span text:style-name="T157_21">Models</text:span><text:span text:style-name="T157_22"><text:s/></text:span><text:span text:style-name="T157_23">of</text:span><text:span text:style-name="T157_24"><text:s/></text:span><text:span text:style-name="T157_25">neocortical</text:span><text:span text:style-name="T157_26"><text:s/></text:span><text:span text:style-name="T157_27">layer</text:span><text:span text:style-name="T157_28"><text:s/>5</text:span><text:span text:style-name="T157_29">b</text:span><text:span text:style-name="T157_30"><text:s/></text:span><text:span text:style-name="T157_31">pyramidal</text:span><text:span text:style-name="T157_32"><text:s/></text:span><text:span text:style-name="T157_33">cells</text:span><text:span text:style-name="T157_34"><text:s/></text:span><text:span text:style-name="T157_35">capturing</text:span><text:span text:style-name="T157_36"><text:s/></text:span><text:span text:style-name="T157_37">a</text:span><text:span text:style-name="T157_38"><text:s/></text:span><text:span text:style-name="T157_39">wide</text:span><text:span text:style-name="T157_40"><text:s/></text:span><text:span text:style-name="T157_41">range</text:span><text:span text:style-name="T157_42"><text:s/></text:span><text:span text:style-name="T157_43">of</text:span><text:span text:style-name="T157_44"><text:s/></text:span><text:span text:style-name="T157_45">dendritic</text:span><text:span text:style-name="T157_46"><text:s/></text:span><text:span text:style-name="T157_47">and</text:span><text:span text:style-name="T157_48"><text:s/></text:span><text:span text:style-name="T157_49">perisomatic</text:span><text:span text:style-name="T157_50"><text:s/></text:span><text:span text:style-name="T157_51">active</text:span><text:span text:style-name="T157_52"><text:s/></text:span><text:span text:style-name="T157_53">properties</text:span><text:span text:style-name="T157_54">.<text:s/></text:span><text:span text:style-name="T157_55">PLoS</text:span><text:span text:style-name="T157_56"><text:s/></text:span><text:span text:style-name="T157_57">Computational</text:span><text:span text:style-name="T157_58"><text:s/></text:span><text:span text:style-name="T157_59">Biology</text:span><text:span text:style-name="T157_60">,<text:s/></text:span><text:span text:style-name="T157_61">7</text:span><text:span text:style-name="T157_62">(7),<text:s/></text:span><text:span text:style-name="T157_63">e</text:span><text:span text:style-name="T157_64">1002107.<text:s/></text:span><text:span text:style-name="T157_65">doi</text:span><text:span text:style-name="T157_66">:10.1371/</text:span><text:span text:style-name="T157_67">journal</text:span><text:span text:style-name="T157_68">.</text:span><text:span text:style-name="T157_69">pcbi</text:span><text:span text:style-name="T157_70">.1002107</text:span></text:p>
      <text:p text:style-name="P158"><text:span text:style-name="T158_1">Helander</text:span><text:span text:style-name="T158_2">,<text:s/></text:span><text:span text:style-name="T158_3">H</text:span><text:span text:style-name="T158_4">.<text:s/></text:span><text:span text:style-name="T158_5">F</text:span><text:span text:style-name="T158_6">.<text:s/>(2006).<text:s/></text:span><text:span text:style-name="T158_7">Reconstruct</text:span><text:span text:style-name="T158_8">:<text:s/></text:span><text:span text:style-name="T158_9">a</text:span><text:span text:style-name="T158_10"><text:s/></text:span><text:span text:style-name="T158_11">free</text:span><text:span text:style-name="T158_12"><text:s/></text:span><text:span text:style-name="T158_13">editor</text:span><text:span text:style-name="T158_14"><text:s/></text:span><text:span text:style-name="T158_15">for</text:span><text:span text:style-name="T158_16"><text:s/></text:span><text:span text:style-name="T158_17">serial</text:span><text:span text:style-name="T158_18"><text:s/></text:span><text:span text:style-name="T158_19">section</text:span><text:span text:style-name="T158_20"><text:s/></text:span><text:span text:style-name="T158_21">microscopy</text:span><text:span text:style-name="T158_22">.<text:s/></text:span><text:span text:style-name="T158_23">Journal</text:span><text:span text:style-name="T158_24"><text:s/></text:span><text:span text:style-name="T158_25">of</text:span><text:span text:style-name="T158_26"><text:s/></text:span><text:span text:style-name="T158_27">Microscopy</text:span><text:span text:style-name="T158_28">,<text:s/></text:span><text:span text:style-name="T158_29">224</text:span><text:span text:style-name="T158_30">(</text:span><text:span text:style-name="T158_31">Pt</text:span><text:span text:style-name="T158_32"><text:s/>2),<text:s/>211;<text:s/></text:span><text:span text:style-name="T158_33">author</text:span><text:span text:style-name="T158_34"><text:s/></text:span><text:span text:style-name="T158_35">reply</text:span><text:span text:style-name="T158_36"><text:s/>212.<text:s/></text:span><text:span text:style-name="T158_37">doi</text:span><text:span text:style-name="T158_38">:10.1111/</text:span><text:span text:style-name="T158_39">j</text:span><text:span text:style-name="T158_40">.1365-2818.2006.01691.</text:span><text:span text:style-name="T158_41">x</text:span></text:p>
      <text:p text:style-name="P159"><text:span text:style-name="T159_1">Helmstaedter</text:span><text:span text:style-name="T159_2">,<text:s/></text:span><text:span text:style-name="T159_3">M</text:span><text:span text:style-name="T159_4">.<text:s/>(2013).<text:s/></text:span><text:span text:style-name="T159_5">Cellular</text:span><text:span text:style-name="T159_6">-</text:span><text:span text:style-name="T159_7">resolution</text:span><text:span text:style-name="T159_8"><text:s/></text:span><text:span text:style-name="T159_9">connectomics</text:span><text:span text:style-name="T159_10">:<text:s/></text:span><text:span text:style-name="T159_11">challenges</text:span><text:span text:style-name="T159_12"><text:s/></text:span><text:span text:style-name="T159_13">of</text:span><text:span text:style-name="T159_14"><text:s/></text:span><text:span text:style-name="T159_15">dense</text:span><text:span text:style-name="T159_16"><text:s/></text:span><text:span text:style-name="T159_17">neural</text:span><text:span text:style-name="T159_18"><text:s/></text:span><text:span text:style-name="T159_19">circuit</text:span><text:span text:style-name="T159_20"><text:s/></text:span><text:span text:style-name="T159_21">reconstruction</text:span><text:span text:style-name="T159_22">.<text:s/></text:span><text:span text:style-name="T159_23">Nature</text:span><text:span text:style-name="T159_24"><text:s/></text:span><text:span text:style-name="T159_25">Methods</text:span><text:span text:style-name="T159_26">,<text:s/></text:span><text:span text:style-name="T159_27">10</text:span><text:span text:style-name="T159_28">(6),<text:s/>501–7.<text:s/></text:span><text:span text:style-name="T159_29">doi</text:span><text:span text:style-name="T159_30">:10.1038/</text:span><text:span text:style-name="T159_31">nmeth</text:span><text:span text:style-name="T159_32">.2476</text:span></text:p>
      <text:p text:style-name="P160"><text:span text:style-name="T160_1">Hepburn</text:span><text:span text:style-name="T160_2">,<text:s/></text:span><text:span text:style-name="T160_3">I</text:span><text:span text:style-name="T160_4">.,<text:s/>&amp;<text:s/></text:span><text:span text:style-name="T160_5">Cannon</text:span><text:span text:style-name="T160_6">,<text:s/></text:span><text:span text:style-name="T160_7">R</text:span><text:span text:style-name="T160_8">.<text:s/>(2013).<text:s/></text:span><text:span text:style-name="T160_9">Efficient</text:span><text:span text:style-name="T160_10"><text:s/></text:span><text:span text:style-name="T160_11">calculation</text:span><text:span text:style-name="T160_12"><text:s/></text:span><text:span text:style-name="T160_13">of</text:span><text:span text:style-name="T160_14"><text:s/></text:span><text:span text:style-name="T160_15">the</text:span><text:span text:style-name="T160_16"><text:s/></text:span><text:span text:style-name="T160_17">quasi</text:span><text:span text:style-name="T160_18">-</text:span><text:span text:style-name="T160_19">static</text:span><text:span text:style-name="T160_20"><text:s/></text:span><text:span text:style-name="T160_21">electrical</text:span><text:span text:style-name="T160_22"><text:s/></text:span><text:span text:style-name="T160_23">potential</text:span><text:span text:style-name="T160_24"><text:s/></text:span><text:span text:style-name="T160_25">on</text:span><text:span text:style-name="T160_26"><text:s/></text:span><text:span text:style-name="T160_27">a</text:span><text:span text:style-name="T160_28"><text:s/></text:span><text:span text:style-name="T160_29">tetrahedral</text:span><text:span text:style-name="T160_30"><text:s/></text:span><text:span text:style-name="T160_31">mesh</text:span><text:span text:style-name="T160_32"><text:s/></text:span><text:span text:style-name="T160_33">and</text:span><text:span text:style-name="T160_34"><text:s/></text:span><text:span text:style-name="T160_35">its</text:span><text:span text:style-name="T160_36"><text:s/></text:span><text:span text:style-name="T160_37">implementation</text:span><text:span text:style-name="T160_38"><text:s/></text:span><text:span text:style-name="T160_39">in</text:span><text:span text:style-name="T160_40"><text:s/></text:span><text:span text:style-name="T160_41">STEPS</text:span><text:span text:style-name="T160_42">,<text:s/>(</text:span><text:span text:style-name="T160_43">May</text:span><text:span text:style-name="T160_44">).</text:span></text:p>
      <text:p text:style-name="P161"><text:span text:style-name="T161_1">Hepburn</text:span><text:span text:style-name="T161_2">,<text:s/></text:span><text:span text:style-name="T161_3">I</text:span><text:span text:style-name="T161_4">.,<text:s/></text:span><text:span text:style-name="T161_5">Chen</text:span><text:span text:style-name="T161_6">,<text:s/></text:span><text:span text:style-name="T161_7">W</text:span><text:span text:style-name="T161_8">.,<text:s/></text:span><text:span text:style-name="T161_9">Wils</text:span><text:span text:style-name="T161_10">,<text:s/></text:span><text:span text:style-name="T161_11">S</text:span><text:span text:style-name="T161_12">.,<text:s/>&amp;<text:s/></text:span><text:span text:style-name="T161_13">De</text:span><text:span text:style-name="T161_14"><text:s/></text:span><text:span text:style-name="T161_15">Schutter</text:span><text:span text:style-name="T161_16">,<text:s/></text:span><text:span text:style-name="T161_17">E</text:span><text:span text:style-name="T161_18">.<text:s/>(2012).<text:s/></text:span><text:span text:style-name="T161_19">STEPS</text:span><text:span text:style-name="T161_20">:<text:s/></text:span><text:span text:style-name="T161_21">efficient</text:span><text:span text:style-name="T161_22"><text:s/></text:span><text:span text:style-name="T161_23">simulation</text:span><text:span text:style-name="T161_24"><text:s/></text:span><text:span text:style-name="T161_25">of</text:span><text:span text:style-name="T161_26"><text:s/></text:span><text:span text:style-name="T161_27">stochastic</text:span><text:span text:style-name="T161_28"><text:s/></text:span><text:span text:style-name="T161_29">reaction</text:span><text:span text:style-name="T161_30">-</text:span><text:span text:style-name="T161_31">diffusion</text:span><text:span text:style-name="T161_32"><text:s/></text:span><text:span text:style-name="T161_33">models</text:span><text:span text:style-name="T161_34"><text:s/></text:span><text:span text:style-name="T161_35">in</text:span><text:span text:style-name="T161_36"><text:s/></text:span><text:span text:style-name="T161_37">realistic</text:span><text:span text:style-name="T161_38"><text:s/></text:span><text:span text:style-name="T161_39">morphologies</text:span><text:span text:style-name="T161_40">.<text:s/></text:span><text:span text:style-name="T161_41">BMC</text:span><text:span text:style-name="T161_42"><text:s/></text:span><text:span text:style-name="T161_43">Systems</text:span><text:span text:style-name="T161_44"><text:s/></text:span><text:span text:style-name="T161_45">Biology</text:span><text:span text:style-name="T161_46">,<text:s/></text:span><text:span text:style-name="T161_47">6</text:span><text:span text:style-name="T161_48">,<text:s/>36.<text:s/></text:span><text:span text:style-name="T161_49">doi</text:span><text:span text:style-name="T161_50">:10.1186/1752-0509-6-36</text:span></text:p>
      <text:p text:style-name="P162"><text:span text:style-name="T162_1">Hermann</text:span><text:span text:style-name="T162_2">,<text:s/></text:span><text:span text:style-name="T162_3">E</text:span><text:span text:style-name="T162_4">.,<text:s/>&amp;<text:s/></text:span><text:span text:style-name="T162_5">Raffin</text:span><text:span text:style-name="T162_6">,<text:s/></text:span><text:span text:style-name="T162_7">B</text:span><text:span text:style-name="T162_8">.<text:s/>(2010).<text:s/></text:span><text:span text:style-name="T162_9">Multi</text:span><text:span text:style-name="T162_10">-</text:span><text:span text:style-name="T162_11">GPU</text:span><text:span text:style-name="T162_12"><text:s/></text:span><text:span text:style-name="T162_13">and</text:span><text:span text:style-name="T162_14"><text:s/></text:span><text:span text:style-name="T162_15">Multi</text:span><text:span text:style-name="T162_16">-</text:span><text:span text:style-name="T162_17">CPU</text:span><text:span text:style-name="T162_18"><text:s/></text:span><text:span text:style-name="T162_19">Parallelization</text:span><text:span text:style-name="T162_20"><text:s/></text:span><text:span text:style-name="T162_21">for</text:span><text:span text:style-name="T162_22"><text:s/></text:span><text:span text:style-name="T162_23">Interactive</text:span><text:span text:style-name="T162_24"><text:s/></text:span><text:span text:style-name="T162_25">Physics</text:span><text:span text:style-name="T162_26"><text:s/></text:span><text:span text:style-name="T162_27">Simulations</text:span><text:span text:style-name="T162_28">,<text:s/></text:span><text:span text:style-name="T162_29">2010</text:span><text:span text:style-name="T162_30">.</text:span></text:p>
      <text:p text:style-name="P163"><text:span text:style-name="T163_1">Hermann</text:span><text:span text:style-name="T163_2">,<text:s/></text:span><text:span text:style-name="T163_3">E</text:span><text:span text:style-name="T163_4">.,<text:s/></text:span><text:span text:style-name="T163_5">Raffin</text:span><text:span text:style-name="T163_6">,<text:s/></text:span><text:span text:style-name="T163_7">B</text:span><text:span text:style-name="T163_8">.,<text:s/>&amp;<text:s/></text:span><text:span text:style-name="T163_9">Faure</text:span><text:span text:style-name="T163_10">,<text:s/></text:span><text:span text:style-name="T163_11">F</text:span><text:span text:style-name="T163_12">.<text:s/>(2009).<text:s/></text:span><text:span text:style-name="T163_13">Interactive</text:span><text:span text:style-name="T163_14"><text:s/></text:span><text:span text:style-name="T163_15">physical</text:span><text:span text:style-name="T163_16"><text:s/></text:span><text:span text:style-name="T163_17">simulation</text:span><text:span text:style-name="T163_18"><text:s/></text:span><text:span text:style-name="T163_19">on</text:span><text:span text:style-name="T163_20"><text:s/></text:span><text:span text:style-name="T163_21">multicore</text:span><text:span text:style-name="T163_22"><text:s/></text:span><text:span text:style-name="T163_23">architectures</text:span><text:span text:style-name="T163_24">.</text:span></text:p>
      <text:p text:style-name="P164"><text:span text:style-name="T164_1">Hill</text:span><text:span text:style-name="T164_2">,<text:s/></text:span><text:span text:style-name="T164_3">S</text:span><text:span text:style-name="T164_4">.<text:s/></text:span><text:span text:style-name="T164_5">L</text:span><text:span text:style-name="T164_6">.,<text:s/></text:span><text:span text:style-name="T164_7">Wang</text:span><text:span text:style-name="T164_8">,<text:s/></text:span><text:span text:style-name="T164_9">Y</text:span><text:span text:style-name="T164_10">.,<text:s/></text:span><text:span text:style-name="T164_11">Riachi</text:span><text:span text:style-name="T164_12">,<text:s/></text:span><text:span text:style-name="T164_13">I</text:span><text:span text:style-name="T164_14">.,<text:s/></text:span><text:span text:style-name="T164_15">Schürmann</text:span><text:span text:style-name="T164_16">,<text:s/></text:span><text:span text:style-name="T164_17">F</text:span><text:span text:style-name="T164_18">.,<text:s/>&amp;<text:s/></text:span><text:span text:style-name="T164_19">Markram</text:span><text:span text:style-name="T164_20">,<text:s/></text:span><text:span text:style-name="T164_21">H</text:span><text:span text:style-name="T164_22">.<text:s/>(2012).<text:s/></text:span><text:span text:style-name="T164_23">Statistical</text:span><text:span text:style-name="T164_24"><text:s/></text:span><text:span text:style-name="T164_25">connectivity</text:span><text:span text:style-name="T164_26"><text:s/></text:span><text:span text:style-name="T164_27">provides</text:span><text:span text:style-name="T164_28"><text:s/></text:span><text:span text:style-name="T164_29">a</text:span><text:span text:style-name="T164_30"><text:s/></text:span><text:span text:style-name="T164_31">sufficient</text:span><text:span text:style-name="T164_32"><text:s/></text:span><text:span text:style-name="T164_33">foundation</text:span><text:span text:style-name="T164_34"><text:s/></text:span><text:span text:style-name="T164_35">for</text:span><text:span text:style-name="T164_36"><text:s/></text:span><text:span text:style-name="T164_37">specific</text:span><text:span text:style-name="T164_38"><text:s/></text:span><text:span text:style-name="T164_39">functional</text:span><text:span text:style-name="T164_40"><text:s/></text:span><text:span text:style-name="T164_41">connectivity</text:span><text:span text:style-name="T164_42"><text:s/></text:span><text:span text:style-name="T164_43">in</text:span><text:span text:style-name="T164_44"><text:s/></text:span><text:span text:style-name="T164_45">neocortical</text:span><text:span text:style-name="T164_46"><text:s/></text:span><text:span text:style-name="T164_47">neural</text:span><text:span text:style-name="T164_48"><text:s/></text:span><text:span text:style-name="T164_49">microcircuits</text:span><text:span text:style-name="T164_50">.<text:s/></text:span><text:span text:style-name="T164_51">Proceedings</text:span><text:span text:style-name="T164_52"><text:s/></text:span><text:span text:style-name="T164_53">of</text:span><text:span text:style-name="T164_54"><text:s/></text:span><text:span text:style-name="T164_55">the</text:span><text:span text:style-name="T164_56"><text:s/></text:span><text:span text:style-name="T164_57">National</text:span><text:span text:style-name="T164_58"><text:s/></text:span><text:span text:style-name="T164_59">Academy</text:span><text:span text:style-name="T164_60"><text:s/></text:span><text:span text:style-name="T164_61">of</text:span><text:span text:style-name="T164_62"><text:s/></text:span><text:span text:style-name="T164_63">Sciences</text:span><text:span text:style-name="T164_64"><text:s/></text:span><text:span text:style-name="T164_65">of</text:span><text:span text:style-name="T164_66"><text:s/></text:span><text:span text:style-name="T164_67">the</text:span><text:span text:style-name="T164_68"><text:s/></text:span><text:span text:style-name="T164_69">United</text:span><text:span text:style-name="T164_70"><text:s/></text:span><text:span text:style-name="T164_71">States</text:span><text:span text:style-name="T164_72"><text:s/></text:span><text:span text:style-name="T164_73">of</text:span><text:span text:style-name="T164_74"><text:s/></text:span><text:span text:style-name="T164_75">America</text:span><text:span text:style-name="T164_76">,<text:s/></text:span><text:span text:style-name="T164_77">109</text:span><text:span text:style-name="T164_78">(42),<text:s/></text:span><text:span text:style-name="T164_79">E</text:span><text:span text:style-name="T164_80">2885–94.<text:s/></text:span><text:span text:style-name="T164_81">doi</text:span><text:span text:style-name="T164_82">:10.1073/</text:span><text:span text:style-name="T164_83">pnas</text:span><text:span text:style-name="T164_84">.1202128109</text:span></text:p>
      <text:p text:style-name="P165"><text:span text:style-name="T165_1">Hills</text:span><text:span text:style-name="T165_2">,<text:s/></text:span><text:span text:style-name="T165_3">T</text:span><text:span text:style-name="T165_4">.,<text:s/></text:span><text:span text:style-name="T165_5">Brockie</text:span><text:span text:style-name="T165_6">,<text:s/></text:span><text:span text:style-name="T165_7">P</text:span><text:span text:style-name="T165_8">.<text:s/></text:span><text:span text:style-name="T165_9">J</text:span><text:span text:style-name="T165_10">.,<text:s/>&amp;<text:s/></text:span><text:span text:style-name="T165_11">Maricq</text:span><text:span text:style-name="T165_12">,<text:s/></text:span><text:span text:style-name="T165_13">A</text:span><text:span text:style-name="T165_14">.<text:s/></text:span><text:span text:style-name="T165_15">V</text:span><text:span text:style-name="T165_16">.<text:s/>(2004).<text:s/></text:span><text:span text:style-name="T165_17">Dopamine</text:span><text:span text:style-name="T165_18"><text:s/></text:span><text:span text:style-name="T165_19">and</text:span><text:span text:style-name="T165_20"><text:s/></text:span><text:span text:style-name="T165_21">glutamate</text:span><text:span text:style-name="T165_22"><text:s/></text:span><text:span text:style-name="T165_23">control</text:span><text:span text:style-name="T165_24"><text:s/></text:span><text:span text:style-name="T165_25">area</text:span><text:span text:style-name="T165_26">-</text:span><text:span text:style-name="T165_27">restricted</text:span><text:span text:style-name="T165_28"><text:s/></text:span><text:span text:style-name="T165_29">search</text:span><text:span text:style-name="T165_30"><text:s/></text:span><text:span text:style-name="T165_31">behavior</text:span><text:span text:style-name="T165_32"><text:s/></text:span><text:span text:style-name="T165_33">in</text:span><text:span text:style-name="T165_34"><text:s/></text:span><text:span text:style-name="T165_35">Caenorhabditis</text:span><text:span text:style-name="T165_36"><text:s/></text:span><text:span text:style-name="T165_37">elegans</text:span><text:span text:style-name="T165_38">.<text:s/></text:span><text:span text:style-name="T165_39">The</text:span><text:span text:style-name="T165_40"><text:s/></text:span><text:span text:style-name="T165_41">Journal</text:span><text:span text:style-name="T165_42"><text:s/></text:span><text:span text:style-name="T165_43">of</text:span><text:span text:style-name="T165_44"><text:s/></text:span><text:span text:style-name="T165_45">Neuroscience</text:span><text:span text:style-name="T165_46"> :<text:s/></text:span><text:span text:style-name="T165_47">The</text:span><text:span text:style-name="T165_48"><text:s/></text:span><text:span text:style-name="T165_49">Official</text:span><text:span text:style-name="T165_50"><text:s/></text:span><text:span text:style-name="T165_51">Journal</text:span><text:span text:style-name="T165_52"><text:s/></text:span><text:span text:style-name="T165_53">of</text:span><text:span text:style-name="T165_54"><text:s/></text:span><text:span text:style-name="T165_55">the</text:span><text:span text:style-name="T165_56"><text:s/></text:span><text:span text:style-name="T165_57">Society</text:span><text:span text:style-name="T165_58"><text:s/></text:span><text:span text:style-name="T165_59">for</text:span><text:span text:style-name="T165_60"><text:s/></text:span><text:span text:style-name="T165_61">Neuroscience</text:span><text:span text:style-name="T165_62">,<text:s/></text:span><text:span text:style-name="T165_63">24</text:span><text:span text:style-name="T165_64">(5),<text:s/>1217–25.<text:s/></text:span><text:span text:style-name="T165_65">doi</text:span><text:span text:style-name="T165_66">:10.1523/</text:span><text:span text:style-name="T165_67">JNEUROSCI</text:span><text:span text:style-name="T165_68">.1569-03.2004</text:span></text:p>
      <text:p text:style-name="P166"><text:span text:style-name="T166_1">Hines</text:span><text:span text:style-name="T166_2">,<text:s/></text:span><text:span text:style-name="T166_3">M</text:span><text:span text:style-name="T166_4">.<text:s/>(1984).<text:s/></text:span><text:span text:style-name="T166_5">Efficient</text:span><text:span text:style-name="T166_6"><text:s/></text:span><text:span text:style-name="T166_7">computation</text:span><text:span text:style-name="T166_8"><text:s/></text:span><text:span text:style-name="T166_9">of</text:span><text:span text:style-name="T166_10"><text:s/></text:span><text:span text:style-name="T166_11">branched</text:span><text:span text:style-name="T166_12"><text:s/></text:span><text:span text:style-name="T166_13">nerve</text:span><text:span text:style-name="T166_14"><text:s/></text:span><text:span text:style-name="T166_15">equations</text:span><text:span text:style-name="T166_16">.<text:s/></text:span><text:span text:style-name="T166_17">International</text:span><text:span text:style-name="T166_18"><text:s/></text:span><text:span text:style-name="T166_19">Journal</text:span><text:span text:style-name="T166_20"><text:s/></text:span><text:span text:style-name="T166_21">of</text:span><text:span text:style-name="T166_22"><text:s/></text:span><text:span text:style-name="T166_23">Bio</text:span><text:span text:style-name="T166_24">-</text:span><text:span text:style-name="T166_25">Medical</text:span><text:span text:style-name="T166_26"><text:s/></text:span><text:span text:style-name="T166_27">Computing</text:span><text:span text:style-name="T166_28">,<text:s/>(15),<text:s/>69–76.<text:s/></text:span><text:span text:style-name="T166_29">doi</text:span><text:span text:style-name="T166_30">:10.1016/0020-7101(84)90008-4</text:span></text:p>
      <text:p text:style-name="P167"><text:span text:style-name="T167_1">Hines</text:span><text:span text:style-name="T167_2">,<text:s/></text:span><text:span text:style-name="T167_3">M</text:span><text:span text:style-name="T167_4">.<text:s/></text:span><text:span text:style-name="T167_5">L</text:span><text:span text:style-name="T167_6">.,<text:s/>&amp;<text:s/></text:span><text:span text:style-name="T167_7">Carnevale</text:span><text:span text:style-name="T167_8">,<text:s/></text:span><text:span text:style-name="T167_9">N</text:span><text:span text:style-name="T167_10">.<text:s/></text:span><text:span text:style-name="T167_11">T</text:span><text:span text:style-name="T167_12">.<text:s/>(1997).<text:s/></text:span><text:span text:style-name="T167_13">The</text:span><text:span text:style-name="T167_14"><text:s/></text:span><text:span text:style-name="T167_15">NEURON</text:span><text:span text:style-name="T167_16"><text:s/></text:span><text:span text:style-name="T167_17">simulation</text:span><text:span text:style-name="T167_18"><text:s/></text:span><text:span text:style-name="T167_19">environment</text:span><text:span text:style-name="T167_20">.<text:s/></text:span><text:span text:style-name="T167_21">Neural</text:span><text:span text:style-name="T167_22"><text:s/></text:span><text:span text:style-name="T167_23">Computation</text:span><text:span text:style-name="T167_24">,<text:s/></text:span><text:span text:style-name="T167_25">9</text:span><text:span text:style-name="T167_26">(6),<text:s/>1179–209.<text:s/></text:span><text:span text:style-name="T167_27">Retrieved</text:span><text:span text:style-name="T167_28"><text:s/></text:span><text:span text:style-name="T167_29">from</text:span><text:span text:style-name="T167_30"><text:s/></text:span><text:span text:style-name="T167_31">http</text:span><text:span text:style-name="T167_32">://</text:span><text:span text:style-name="T167_33">www</text:span><text:span text:style-name="T167_34">.</text:span><text:span text:style-name="T167_35">ncbi</text:span><text:span text:style-name="T167_36">.</text:span><text:span text:style-name="T167_37">nlm</text:span><text:span text:style-name="T167_38">.</text:span><text:span text:style-name="T167_39">nih</text:span><text:span text:style-name="T167_40">.</text:span><text:span text:style-name="T167_41">gov</text:span><text:span text:style-name="T167_42">/</text:span><text:span text:style-name="T167_43">pubmed</text:span><text:span text:style-name="T167_44">/9248061</text:span></text:p>
      <text:p text:style-name="P168"><text:span text:style-name="T168_1">Hines</text:span><text:span text:style-name="T168_2">,<text:s/></text:span><text:span text:style-name="T168_3">M</text:span><text:span text:style-name="T168_4">.<text:s/></text:span><text:span text:style-name="T168_5">L</text:span><text:span text:style-name="T168_6">.,<text:s/></text:span><text:span text:style-name="T168_7">Davison</text:span><text:span text:style-name="T168_8">,<text:s/></text:span><text:span text:style-name="T168_9">A</text:span><text:span text:style-name="T168_10">.<text:s/></text:span><text:span text:style-name="T168_11">P</text:span><text:span text:style-name="T168_12">.,<text:s/>&amp;<text:s/></text:span><text:span text:style-name="T168_13">Muller</text:span><text:span text:style-name="T168_14">,<text:s/></text:span><text:span text:style-name="T168_15">E</text:span><text:span text:style-name="T168_16">.<text:s/>(2009).<text:s/></text:span><text:span text:style-name="T168_17">NEURON</text:span><text:span text:style-name="T168_18"><text:s/></text:span><text:span text:style-name="T168_19">and</text:span><text:span text:style-name="T168_20"><text:s/></text:span><text:span text:style-name="T168_21">Python</text:span><text:span text:style-name="T168_22">.<text:s/></text:span><text:span text:style-name="T168_23">Frontiers</text:span><text:span text:style-name="T168_24"><text:s/></text:span><text:span text:style-name="T168_25">in</text:span><text:span text:style-name="T168_26"><text:s/></text:span><text:span text:style-name="T168_27">Neuroinformatics</text:span><text:span text:style-name="T168_28">,<text:s/></text:span><text:span text:style-name="T168_29">3</text:span><text:span text:style-name="T168_30">(</text:span><text:span text:style-name="T168_31">January</text:span><text:span text:style-name="T168_32">),<text:s/>12.<text:s/></text:span><text:span text:style-name="T168_33">Retrieved</text:span><text:span text:style-name="T168_34"><text:s/></text:span><text:span text:style-name="T168_35">from</text:span><text:span text:style-name="T168_36"><text:s/></text:span><text:span text:style-name="T168_37">http</text:span><text:span text:style-name="T168_38">://</text:span><text:span text:style-name="T168_39">www</text:span><text:span text:style-name="T168_40">.</text:span><text:span text:style-name="T168_41">ncbi</text:span><text:span text:style-name="T168_42">.</text:span><text:span text:style-name="T168_43">nlm</text:span><text:span text:style-name="T168_44">.</text:span><text:span text:style-name="T168_45">nih</text:span><text:span text:style-name="T168_46">.</text:span><text:span text:style-name="T168_47">gov</text:span><text:span text:style-name="T168_48">/</text:span><text:span text:style-name="T168_49">pubmed</text:span><text:span text:style-name="T168_50">/19198661</text:span></text:p>
      <text:p text:style-name="P169"><text:span text:style-name="T169_1">Hobert</text:span><text:span text:style-name="T169_2">,<text:s/></text:span><text:span text:style-name="T169_3">O</text:span><text:span text:style-name="T169_4">.<text:s/>(2003).<text:s/></text:span><text:span text:style-name="T169_5">Behavioral</text:span><text:span text:style-name="T169_6"><text:s/></text:span><text:span text:style-name="T169_7">plasticity</text:span><text:span text:style-name="T169_8"><text:s/></text:span><text:span text:style-name="T169_9">in</text:span><text:span text:style-name="T169_10"><text:s/></text:span><text:span text:style-name="T169_11">C</text:span><text:span text:style-name="T169_12">.<text:s/></text:span><text:span text:style-name="T169_13">elegans</text:span><text:span text:style-name="T169_14">:<text:s/></text:span><text:span text:style-name="T169_15">paradigms</text:span><text:span text:style-name="T169_16">,<text:s/></text:span><text:span text:style-name="T169_17">circuits</text:span><text:span text:style-name="T169_18">,<text:s/></text:span><text:span text:style-name="T169_19">genes</text:span><text:span text:style-name="T169_20">.<text:s/></text:span><text:span text:style-name="T169_21">Journal</text:span><text:span text:style-name="T169_22"><text:s/></text:span><text:span text:style-name="T169_23">of</text:span><text:span text:style-name="T169_24"><text:s/></text:span><text:span text:style-name="T169_25">Neurobiology</text:span><text:span text:style-name="T169_26">,<text:s/></text:span><text:span text:style-name="T169_27">54</text:span><text:span text:style-name="T169_28">(1),<text:s/>203–23.<text:s/></text:span><text:span text:style-name="T169_29">doi</text:span><text:span text:style-name="T169_30">:10.1002/</text:span><text:span text:style-name="T169_31">neu</text:span><text:span text:style-name="T169_32">.10168</text:span></text:p>
      <text:p text:style-name="P170"><text:span text:style-name="T170_1">Hodgkin</text:span><text:span text:style-name="T170_2">,<text:s/></text:span><text:span text:style-name="T170_3">J</text:span><text:span text:style-name="T170_4">.<text:s/>(1998).<text:s/></text:span><text:span text:style-name="T170_5">C</text:span><text:span text:style-name="T170_6">.<text:s/></text:span><text:span text:style-name="T170_7">elegans</text:span><text:span text:style-name="T170_8">:<text:s/></text:span><text:span text:style-name="T170_9">Sequence</text:span><text:span text:style-name="T170_10"><text:s/></text:span><text:span text:style-name="T170_11">to</text:span><text:span text:style-name="T170_12"><text:s/></text:span><text:span text:style-name="T170_13">Biology</text:span><text:span text:style-name="T170_14">.<text:s/></text:span><text:span text:style-name="T170_15">Science</text:span><text:span text:style-name="T170_16">,<text:s/></text:span><text:span text:style-name="T170_17">282</text:span><text:span text:style-name="T170_18">(5396),<text:s/>2011–2011.<text:s/></text:span><text:span text:style-name="T170_19">doi</text:span><text:span text:style-name="T170_20">:10.1126/</text:span><text:span text:style-name="T170_21">science</text:span><text:span text:style-name="T170_22">.282.5396.2011</text:span></text:p>
      <text:p text:style-name="P171"><text:span text:style-name="T171_1">Hogeweg</text:span><text:span text:style-name="T171_2">,<text:s/></text:span><text:span text:style-name="T171_3">P</text:span><text:span text:style-name="T171_4">.<text:s/>(2011).<text:s/></text:span><text:span text:style-name="T171_5">The</text:span><text:span text:style-name="T171_6"><text:s/></text:span><text:span text:style-name="T171_7">Roots</text:span><text:span text:style-name="T171_8"><text:s/></text:span><text:span text:style-name="T171_9">of</text:span><text:span text:style-name="T171_10"><text:s/></text:span><text:span text:style-name="T171_11">Bioinformatics</text:span><text:span text:style-name="T171_12"><text:s/></text:span><text:span text:style-name="T171_13">in</text:span><text:span text:style-name="T171_14"><text:s/></text:span><text:span text:style-name="T171_15">Theoretical</text:span><text:span text:style-name="T171_16"><text:s/></text:span><text:span text:style-name="T171_17">Biology</text:span><text:span text:style-name="T171_18">.<text:s/></text:span><text:span text:style-name="T171_19">PLoS</text:span><text:span text:style-name="T171_20"><text:s/></text:span><text:span text:style-name="T171_21">Computational</text:span><text:span text:style-name="T171_22"><text:s/></text:span><text:span text:style-name="T171_23">Biology</text:span><text:span text:style-name="T171_24">,<text:s/></text:span><text:span text:style-name="T171_25">7</text:span><text:span text:style-name="T171_26">(3),<text:s/></text:span><text:span text:style-name="T171_27">e</text:span><text:span text:style-name="T171_28">1002021.<text:s/></text:span><text:span text:style-name="T171_29">doi</text:span><text:span text:style-name="T171_30">:10.1371/</text:span><text:span text:style-name="T171_31">journal</text:span><text:span text:style-name="T171_32">.</text:span><text:span text:style-name="T171_33">pcbi</text:span><text:span text:style-name="T171_34">.1002021</text:span></text:p>
      <text:p text:style-name="P172"><text:span text:style-name="T172_1">Holland</text:span><text:span text:style-name="T172_2">,<text:s/></text:span><text:span text:style-name="T172_3">J</text:span><text:span text:style-name="T172_4">.<text:s/></text:span><text:span text:style-name="T172_5">H</text:span><text:span text:style-name="T172_6">.<text:s/>(2006).<text:s/></text:span><text:span text:style-name="T172_7">Studying</text:span><text:span text:style-name="T172_8"><text:s/></text:span><text:span text:style-name="T172_9">Complex</text:span><text:span text:style-name="T172_10"><text:s/></text:span><text:span text:style-name="T172_11">Adaptive</text:span><text:span text:style-name="T172_12"><text:s/></text:span><text:span text:style-name="T172_13">Systems</text:span><text:span text:style-name="T172_14">.<text:s/></text:span><text:span text:style-name="T172_15">Journal</text:span><text:span text:style-name="T172_16"><text:s/></text:span><text:span text:style-name="T172_17">of</text:span><text:span text:style-name="T172_18"><text:s/></text:span><text:span text:style-name="T172_19">Systems</text:span><text:span text:style-name="T172_20"><text:s/></text:span><text:span text:style-name="T172_21">Science</text:span><text:span text:style-name="T172_22"><text:s/></text:span><text:span text:style-name="T172_23">and</text:span><text:span text:style-name="T172_24"><text:s/></text:span><text:span text:style-name="T172_25">Complexity</text:span><text:span text:style-name="T172_26">,<text:s/></text:span><text:span text:style-name="T172_27">19</text:span><text:span text:style-name="T172_28">(1),<text:s/>1–8.<text:s/></text:span><text:span text:style-name="T172_29">doi</text:span><text:span text:style-name="T172_30">:10.1007/</text:span><text:span text:style-name="T172_31">s</text:span><text:span text:style-name="T172_32">11424-006-0001-</text:span><text:span text:style-name="T172_33">z</text:span></text:p>
      <text:p text:style-name="P173"><text:span text:style-name="T173_1">Horvitz</text:span><text:span text:style-name="T173_2">,<text:s/></text:span><text:span text:style-name="T173_3">H</text:span><text:span text:style-name="T173_4">.<text:s/></text:span><text:span text:style-name="T173_5">R</text:span><text:span text:style-name="T173_6">.<text:s/>(2003).<text:s/></text:span><text:span text:style-name="T173_7">Worms</text:span><text:span text:style-name="T173_8">,<text:s/></text:span><text:span text:style-name="T173_9">life</text:span><text:span text:style-name="T173_10">,<text:s/></text:span><text:span text:style-name="T173_11">and</text:span><text:span text:style-name="T173_12"><text:s/></text:span><text:span text:style-name="T173_13">death</text:span><text:span text:style-name="T173_14"><text:s/>(</text:span><text:span text:style-name="T173_15">Nobel</text:span><text:span text:style-name="T173_16"><text:s/></text:span><text:span text:style-name="T173_17">lecture</text:span><text:span text:style-name="T173_18">).<text:s/></text:span><text:span text:style-name="T173_19">Chembiochem</text:span><text:span text:style-name="T173_20"> :<text:s/></text:span><text:span text:style-name="T173_21">A</text:span><text:span text:style-name="T173_22"><text:s/></text:span><text:span text:style-name="T173_23">European</text:span><text:span text:style-name="T173_24"><text:s/></text:span><text:span text:style-name="T173_25">Journal</text:span><text:span text:style-name="T173_26"><text:s/></text:span><text:span text:style-name="T173_27">of</text:span><text:span text:style-name="T173_28"><text:s/></text:span><text:span text:style-name="T173_29">Chemical</text:span><text:span text:style-name="T173_30"><text:s/></text:span><text:span text:style-name="T173_31">Biology</text:span><text:span text:style-name="T173_32">,<text:s/></text:span><text:span text:style-name="T173_33">4</text:span><text:span text:style-name="T173_34">(8),<text:s/>697–711.<text:s/></text:span><text:span text:style-name="T173_35">doi</text:span><text:span text:style-name="T173_36">:10.1002/</text:span><text:span text:style-name="T173_37">cbic</text:span><text:span text:style-name="T173_38">.200300614</text:span></text:p>
      <text:p text:style-name="P174"><text:span text:style-name="T174_1">Houle</text:span><text:span text:style-name="T174_2">,<text:s/></text:span><text:span text:style-name="T174_3">D</text:span><text:span text:style-name="T174_4">.,<text:s/></text:span><text:span text:style-name="T174_5">Govindaraju</text:span><text:span text:style-name="T174_6">,<text:s/></text:span><text:span text:style-name="T174_7">D</text:span><text:span text:style-name="T174_8">.<text:s/></text:span><text:span text:style-name="T174_9">R</text:span><text:span text:style-name="T174_10">.,<text:s/>&amp;<text:s/></text:span><text:span text:style-name="T174_11">Omholt</text:span><text:span text:style-name="T174_12">,<text:s/></text:span><text:span text:style-name="T174_13">S</text:span><text:span text:style-name="T174_14">.<text:s/>(2010).<text:s/></text:span><text:span text:style-name="T174_15">Phenomics</text:span><text:span text:style-name="T174_16">:<text:s/></text:span><text:span text:style-name="T174_17">the</text:span><text:span text:style-name="T174_18"><text:s/></text:span><text:span text:style-name="T174_19">next</text:span><text:span text:style-name="T174_20"><text:s/></text:span><text:span text:style-name="T174_21">challenge</text:span><text:span text:style-name="T174_22">.<text:s/></text:span><text:span text:style-name="T174_23">Nature</text:span><text:span text:style-name="T174_24"><text:s/></text:span><text:span text:style-name="T174_25">Reviews</text:span><text:span text:style-name="T174_26">.<text:s/></text:span><text:span text:style-name="T174_27">Genetics</text:span><text:span text:style-name="T174_28">,<text:s/></text:span><text:span text:style-name="T174_29">11</text:span><text:span text:style-name="T174_30">(12),<text:s/>855–66.<text:s/></text:span><text:span text:style-name="T174_31">doi</text:span><text:span text:style-name="T174_32">:10.1038/</text:span><text:span text:style-name="T174_33">nrg</text:span><text:span text:style-name="T174_34">2897</text:span></text:p>
      <text:p text:style-name="P175"><text:span text:style-name="T175_1">Hsin</text:span><text:span text:style-name="T175_2">,<text:s/></text:span><text:span text:style-name="T175_3">Y</text:span><text:span text:style-name="T175_4">.-</text:span><text:span text:style-name="T175_5">C</text:span><text:span text:style-name="T175_6">.<text:s/>(2010).<text:s/></text:span><text:span text:style-name="T175_7">Computational</text:span><text:span text:style-name="T175_8"><text:s/></text:span><text:span text:style-name="T175_9">investigations</text:span><text:span text:style-name="T175_10"><text:s/></text:span><text:span text:style-name="T175_11">of</text:span><text:span text:style-name="T175_12"><text:s/></text:span><text:span text:style-name="T175_13">cellular</text:span><text:span text:style-name="T175_14"><text:s/></text:span><text:span text:style-name="T175_15">functions</text:span><text:span text:style-name="T175_16">:<text:s/></text:span><text:span text:style-name="T175_17">Three</text:span><text:span text:style-name="T175_18"><text:s/></text:span><text:span text:style-name="T175_19">cases</text:span><text:span text:style-name="T175_20"><text:s/></text:span><text:span text:style-name="T175_21">on</text:span><text:span text:style-name="T175_22"><text:s/></text:span><text:span text:style-name="T175_23">membrane</text:span><text:span text:style-name="T175_24"><text:s/></text:span><text:span text:style-name="T175_25">morphogenesis</text:span><text:span text:style-name="T175_26">,<text:s/></text:span><text:span text:style-name="T175_27">organization</text:span><text:span text:style-name="T175_28"><text:s/></text:span><text:span text:style-name="T175_29">and</text:span><text:span text:style-name="T175_30"><text:s/></text:span><text:span text:style-name="T175_31">assembly</text:span><text:span text:style-name="T175_32"><text:s/></text:span><text:span text:style-name="T175_33">of</text:span><text:span text:style-name="T175_34"><text:s/></text:span><text:span text:style-name="T175_35">a</text:span><text:span text:style-name="T175_36"><text:s/></text:span><text:span text:style-name="T175_37">multi</text:span><text:span text:style-name="T175_38">-</text:span><text:span text:style-name="T175_39">protein</text:span><text:span text:style-name="T175_40"><text:s/></text:span><text:span text:style-name="T175_41">complex</text:span><text:span text:style-name="T175_42">,<text:s/></text:span><text:span text:style-name="T175_43">and</text:span><text:span text:style-name="T175_44"><text:s/></text:span><text:span text:style-name="T175_45">the</text:span><text:span text:style-name="T175_46"><text:s/></text:span><text:span text:style-name="T175_47">molecular</text:span><text:span text:style-name="T175_48"><text:s/></text:span><text:span text:style-name="T175_49">origin</text:span><text:span text:style-name="T175_50"><text:s/></text:span><text:span text:style-name="T175_51">of</text:span><text:span text:style-name="T175_52"><text:s/></text:span><text:span text:style-name="T175_53">muscle</text:span><text:span text:style-name="T175_54"><text:s/></text:span><text:span text:style-name="T175_55">elasticity</text:span><text:span text:style-name="T175_56">.<text:s/></text:span><text:span text:style-name="T175_57">Retrieved</text:span><text:span text:style-name="T175_58"><text:s/></text:span><text:span text:style-name="T175_59">from</text:span><text:span text:style-name="T175_60"><text:s/></text:span><text:span text:style-name="T175_61">http</text:span><text:span text:style-name="T175_62">://</text:span><text:span text:style-name="T175_63">www</text:span><text:span text:style-name="T175_64">.</text:span><text:span text:style-name="T175_65">ideals</text:span><text:span text:style-name="T175_66">.</text:span><text:span text:style-name="T175_67">illinois</text:span><text:span text:style-name="T175_68">.</text:span><text:span text:style-name="T175_69">edu</text:span><text:span text:style-name="T175_70">/</text:span><text:span text:style-name="T175_71">handle</text:span><text:span text:style-name="T175_72">/2142/16835</text:span></text:p>
      <text:p text:style-name="P176"><text:span text:style-name="T176_1">Hu</text:span><text:span text:style-name="T176_2">,<text:s/></text:span><text:span text:style-name="T176_3">M</text:span><text:span text:style-name="T176_4">.,<text:s/></text:span><text:span text:style-name="T176_5">Zhong</text:span><text:span text:style-name="T176_6">,<text:s/></text:span><text:span text:style-name="T176_7">W</text:span><text:span text:style-name="T176_8">.,<text:s/></text:span><text:span text:style-name="T176_9">Campbell</text:span><text:span text:style-name="T176_10">,<text:s/></text:span><text:span text:style-name="T176_11">B</text:span><text:span text:style-name="T176_12">.<text:s/></text:span><text:span text:style-name="T176_13">E</text:span><text:span text:style-name="T176_14">.,<text:s/></text:span><text:span text:style-name="T176_15">Sternberg</text:span><text:span text:style-name="T176_16">,<text:s/></text:span><text:span text:style-name="T176_17">P</text:span><text:span text:style-name="T176_18">.<text:s/></text:span><text:span text:style-name="T176_19">W</text:span><text:span text:style-name="T176_20">.,<text:s/></text:span><text:span text:style-name="T176_21">Pellegrino</text:span><text:span text:style-name="T176_22">,<text:s/></text:span><text:span text:style-name="T176_23">M</text:span><text:span text:style-name="T176_24">.<text:s/></text:span><text:span text:style-name="T176_25">W</text:span><text:span text:style-name="T176_26">.,<text:s/>&amp;<text:s/></text:span><text:span text:style-name="T176_27">Gasser</text:span><text:span text:style-name="T176_28">,<text:s/></text:span><text:span text:style-name="T176_29">R</text:span><text:span text:style-name="T176_30">.<text:s/></text:span><text:span text:style-name="T176_31">B</text:span><text:span text:style-name="T176_32">.<text:s/>(2010).<text:s/></text:span><text:span text:style-name="T176_33">Elucidating</text:span><text:span text:style-name="T176_34"><text:s/></text:span><text:span text:style-name="T176_35">ANTs</text:span><text:span text:style-name="T176_36"><text:s/></text:span><text:span text:style-name="T176_37">in</text:span><text:span text:style-name="T176_38"><text:s/></text:span><text:span text:style-name="T176_39">worms</text:span><text:span text:style-name="T176_40"><text:s/></text:span><text:span text:style-name="T176_41">using</text:span><text:span text:style-name="T176_42"><text:s/></text:span><text:span text:style-name="T176_43">genomic</text:span><text:span text:style-name="T176_44"><text:s/></text:span><text:span text:style-name="T176_45">and</text:span><text:span text:style-name="T176_46"><text:s/></text:span><text:span text:style-name="T176_47">bioinformatic</text:span><text:span text:style-name="T176_48"><text:s/></text:span><text:span text:style-name="T176_49">tools</text:span><text:span text:style-name="T176_50">--</text:span><text:span text:style-name="T176_51">biotechnological</text:span><text:span text:style-name="T176_52"><text:s/></text:span><text:span text:style-name="T176_53">prospects</text:span><text:span text:style-name="T176_54">?<text:s/></text:span><text:span text:style-name="T176_55">Biotechnology</text:span><text:span text:style-name="T176_56"><text:s/></text:span><text:span text:style-name="T176_57">Advances</text:span><text:span text:style-name="T176_58">,<text:s/></text:span><text:span text:style-name="T176_59">28</text:span><text:span text:style-name="T176_60">(1),<text:s/>49–60.<text:s/></text:span><text:span text:style-name="T176_61">doi</text:span><text:span text:style-name="T176_62">:10.1016/</text:span><text:span text:style-name="T176_63">j</text:span><text:span text:style-name="T176_64">.</text:span><text:span text:style-name="T176_65">biotechadv</text:span><text:span text:style-name="T176_66">.2009.09.001</text:span></text:p>
      <text:p text:style-name="P177"><text:span text:style-name="T177_1">Huang</text:span><text:span text:style-name="T177_2">,<text:s/></text:span><text:span text:style-name="T177_3">K</text:span><text:span text:style-name="T177_4">.,<text:s/></text:span><text:span text:style-name="T177_5">Cosman</text:span><text:span text:style-name="T177_6">,<text:s/></text:span><text:span text:style-name="T177_7">P</text:span><text:span text:style-name="T177_8">.,<text:s/>&amp;<text:s/></text:span><text:span text:style-name="T177_9">Schafer</text:span><text:span text:style-name="T177_10">,<text:s/></text:span><text:span text:style-name="T177_11">W</text:span><text:span text:style-name="T177_12">.<text:s/></text:span><text:span text:style-name="T177_13">R</text:span><text:span text:style-name="T177_14">.<text:s/>(2006).<text:s/></text:span><text:span text:style-name="T177_15">Machine</text:span><text:span text:style-name="T177_16"><text:s/></text:span><text:span text:style-name="T177_17">vision</text:span><text:span text:style-name="T177_18"><text:s/></text:span><text:span text:style-name="T177_19">based</text:span><text:span text:style-name="T177_20"><text:s/></text:span><text:span text:style-name="T177_21">detection</text:span><text:span text:style-name="T177_22"><text:s/></text:span><text:span text:style-name="T177_23">of</text:span><text:span text:style-name="T177_24"><text:s/></text:span><text:span text:style-name="T177_25">omega</text:span><text:span text:style-name="T177_26"><text:s/></text:span><text:span text:style-name="T177_27">bends</text:span><text:span text:style-name="T177_28"><text:s/></text:span><text:span text:style-name="T177_29">and</text:span><text:span text:style-name="T177_30"><text:s/></text:span><text:span text:style-name="T177_31">reversals</text:span><text:span text:style-name="T177_32"><text:s/></text:span><text:span text:style-name="T177_33">in</text:span><text:span text:style-name="T177_34"><text:s/></text:span><text:span text:style-name="T177_35">C</text:span><text:span text:style-name="T177_36">.<text:s/></text:span><text:span text:style-name="T177_37">elegans</text:span><text:span text:style-name="T177_38">.<text:s/></text:span><text:span text:style-name="T177_39">Journal</text:span><text:span text:style-name="T177_40"><text:s/></text:span><text:span text:style-name="T177_41">of</text:span><text:span text:style-name="T177_42"><text:s/></text:span><text:span text:style-name="T177_43">Neuroscience</text:span><text:span text:style-name="T177_44"><text:s/></text:span><text:span text:style-name="T177_45">Methods</text:span><text:span text:style-name="T177_46">,<text:s/></text:span><text:span text:style-name="T177_47">158</text:span><text:span text:style-name="T177_48">(2),<text:s/>323–36.<text:s/></text:span><text:span text:style-name="T177_49">doi</text:span><text:span text:style-name="T177_50">:10.1016/</text:span><text:span text:style-name="T177_51">j</text:span><text:span text:style-name="T177_52">.</text:span><text:span text:style-name="T177_53">jneumeth</text:span><text:span text:style-name="T177_54">.2006.06.007</text:span></text:p>
      <text:p text:style-name="P178"><text:span text:style-name="T178_1">Huang</text:span><text:span text:style-name="T178_2">,<text:s/></text:span><text:span text:style-name="T178_3">K</text:span><text:span text:style-name="T178_4">.-</text:span><text:span text:style-name="T178_5">M</text:span><text:span text:style-name="T178_6">.,<text:s/></text:span><text:span text:style-name="T178_7">Cosman</text:span><text:span text:style-name="T178_8">,<text:s/></text:span><text:span text:style-name="T178_9">P</text:span><text:span text:style-name="T178_10">.,<text:s/>&amp;<text:s/></text:span><text:span text:style-name="T178_11">Schafer</text:span><text:span text:style-name="T178_12">,<text:s/></text:span><text:span text:style-name="T178_13">W</text:span><text:span text:style-name="T178_14">.<text:s/></text:span><text:span text:style-name="T178_15">R</text:span><text:span text:style-name="T178_16">.<text:s/>(2008).<text:s/></text:span><text:span text:style-name="T178_17">Automated</text:span><text:span text:style-name="T178_18"><text:s/></text:span><text:span text:style-name="T178_19">detection</text:span><text:span text:style-name="T178_20"><text:s/></text:span><text:span text:style-name="T178_21">and</text:span><text:span text:style-name="T178_22"><text:s/></text:span><text:span text:style-name="T178_23">analysis</text:span><text:span text:style-name="T178_24"><text:s/></text:span><text:span text:style-name="T178_25">of</text:span><text:span text:style-name="T178_26"><text:s/></text:span><text:span text:style-name="T178_27">foraging</text:span><text:span text:style-name="T178_28"><text:s/></text:span><text:span text:style-name="T178_29">behavior</text:span><text:span text:style-name="T178_30"><text:s/></text:span><text:span text:style-name="T178_31">in</text:span><text:span text:style-name="T178_32"><text:s/></text:span><text:span text:style-name="T178_33">Caenorhabditis</text:span><text:span text:style-name="T178_34"><text:s/></text:span><text:span text:style-name="T178_35">elegans</text:span><text:span text:style-name="T178_36">.<text:s/></text:span><text:span text:style-name="T178_37">Journal</text:span><text:span text:style-name="T178_38"><text:s/></text:span><text:span text:style-name="T178_39">of</text:span><text:span text:style-name="T178_40"><text:s/></text:span><text:span text:style-name="T178_41">Neuroscience</text:span><text:span text:style-name="T178_42"><text:s/></text:span><text:span text:style-name="T178_43">Methods</text:span><text:span text:style-name="T178_44">,<text:s/></text:span><text:span text:style-name="T178_45">171</text:span><text:span text:style-name="T178_46">(1),<text:s/>153–64.<text:s/></text:span><text:span text:style-name="T178_47">doi</text:span><text:span text:style-name="T178_48">:10.1016/</text:span><text:span text:style-name="T178_49">j</text:span><text:span text:style-name="T178_50">.</text:span><text:span text:style-name="T178_51">jneumeth</text:span><text:span text:style-name="T178_52">.2008.01.027</text:span></text:p>
      <text:p text:style-name="P179"><text:span text:style-name="T179_1">Husson</text:span><text:span text:style-name="T179_2">,<text:s/></text:span><text:span text:style-name="T179_3">S</text:span><text:span text:style-name="T179_4">.<text:s/></text:span><text:span text:style-name="T179_5">J</text:span><text:span text:style-name="T179_6">.,<text:s/></text:span><text:span text:style-name="T179_7">Costa</text:span><text:span text:style-name="T179_8">,<text:s/></text:span><text:span text:style-name="T179_9">W</text:span><text:span text:style-name="T179_10">.<text:s/></text:span><text:span text:style-name="T179_11">S</text:span><text:span text:style-name="T179_12">.,<text:s/></text:span><text:span text:style-name="T179_13">Schmitt</text:span><text:span text:style-name="T179_14">,<text:s/></text:span><text:span text:style-name="T179_15">C</text:span><text:span text:style-name="T179_16">.,<text:s/>&amp;<text:s/></text:span><text:span text:style-name="T179_17">Gottschalk</text:span><text:span text:style-name="T179_18">,<text:s/></text:span><text:span text:style-name="T179_19">A</text:span><text:span text:style-name="T179_20">.<text:s/>(2012).<text:s/></text:span><text:span text:style-name="T179_21">Keeping</text:span><text:span text:style-name="T179_22"><text:s/></text:span><text:span text:style-name="T179_23">track</text:span><text:span text:style-name="T179_24"><text:s/></text:span><text:span text:style-name="T179_25">of</text:span><text:span text:style-name="T179_26"><text:s/></text:span><text:span text:style-name="T179_27">worm</text:span><text:span text:style-name="T179_28"><text:s/></text:span><text:span text:style-name="T179_29">trackers</text:span><text:span text:style-name="T179_30">.<text:s/></text:span><text:span text:style-name="T179_31">WormBook</text:span><text:span text:style-name="T179_32"> :<text:s/></text:span><text:span text:style-name="T179_33">The</text:span><text:span text:style-name="T179_34"><text:s/></text:span><text:span text:style-name="T179_35">Online</text:span><text:span text:style-name="T179_36"><text:s/></text:span><text:span text:style-name="T179_37">Review</text:span><text:span text:style-name="T179_38"><text:s/></text:span><text:span text:style-name="T179_39">of</text:span><text:span text:style-name="T179_40"><text:s/></text:span><text:span text:style-name="T179_41">C</text:span><text:span text:style-name="T179_42">.<text:s/></text:span><text:span text:style-name="T179_43">Elegans</text:span><text:span text:style-name="T179_44"><text:s/></text:span><text:span text:style-name="T179_45">Biology</text:span><text:span text:style-name="T179_46">,<text:s/>1–17.<text:s/></text:span><text:span text:style-name="T179_47">doi</text:span><text:span text:style-name="T179_48">:10.1895/</text:span><text:span text:style-name="T179_49">wormbook</text:span><text:span text:style-name="T179_50">.1.156.1</text:span></text:p>
      <text:p text:style-name="P180"><text:span text:style-name="T180_1">Husson</text:span><text:span text:style-name="T180_2">,<text:s/></text:span><text:span text:style-name="T180_3">S</text:span><text:span text:style-name="T180_4">.<text:s/></text:span><text:span text:style-name="T180_5">J</text:span><text:span text:style-name="T180_6">.,<text:s/></text:span><text:span text:style-name="T180_7">Liewald</text:span><text:span text:style-name="T180_8">,<text:s/></text:span><text:span text:style-name="T180_9">J</text:span><text:span text:style-name="T180_10">.<text:s/></text:span><text:span text:style-name="T180_11">F</text:span><text:span text:style-name="T180_12">.,<text:s/></text:span><text:span text:style-name="T180_13">Schultheis</text:span><text:span text:style-name="T180_14">,<text:s/></text:span><text:span text:style-name="T180_15">C</text:span><text:span text:style-name="T180_16">.,<text:s/></text:span><text:span text:style-name="T180_17">Stirman</text:span><text:span text:style-name="T180_18">,<text:s/></text:span><text:span text:style-name="T180_19">J</text:span><text:span text:style-name="T180_20">.<text:s/></text:span><text:span text:style-name="T180_21">N</text:span><text:span text:style-name="T180_22">.,<text:s/></text:span><text:span text:style-name="T180_23">Lu</text:span><text:span text:style-name="T180_24">,<text:s/></text:span><text:span text:style-name="T180_25">H</text:span><text:span text:style-name="T180_26">.,<text:s/>&amp;<text:s/></text:span><text:span text:style-name="T180_27">Gottschalk</text:span><text:span text:style-name="T180_28">,<text:s/></text:span><text:span text:style-name="T180_29">A</text:span><text:span text:style-name="T180_30">.<text:s/>(2012).<text:s/></text:span><text:span text:style-name="T180_31">Microbial</text:span><text:span text:style-name="T180_32"><text:s/></text:span><text:span text:style-name="T180_33">Light</text:span><text:span text:style-name="T180_34">-</text:span><text:span text:style-name="T180_35">Activatable</text:span><text:span text:style-name="T180_36"><text:s/></text:span><text:span text:style-name="T180_37">Proton</text:span><text:span text:style-name="T180_38"><text:s/></text:span><text:span text:style-name="T180_39">Pumps</text:span><text:span text:style-name="T180_40"><text:s/></text:span><text:span text:style-name="T180_41">as</text:span><text:span text:style-name="T180_42"><text:s/></text:span><text:span text:style-name="T180_43">Neuronal</text:span><text:span text:style-name="T180_44"><text:s/></text:span><text:span text:style-name="T180_45">Inhibitors</text:span><text:span text:style-name="T180_46"><text:s/></text:span><text:span text:style-name="T180_47">to</text:span><text:span text:style-name="T180_48"><text:s/></text:span><text:span text:style-name="T180_49">Functionally</text:span><text:span text:style-name="T180_50"><text:s/></text:span><text:span text:style-name="T180_51">Dissect</text:span><text:span text:style-name="T180_52"><text:s/></text:span><text:span text:style-name="T180_53">Neuronal</text:span><text:span text:style-name="T180_54"><text:s/></text:span><text:span text:style-name="T180_55">Networks</text:span><text:span text:style-name="T180_56"><text:s/></text:span><text:span text:style-name="T180_57">in</text:span><text:span text:style-name="T180_58"><text:s/></text:span><text:span text:style-name="T180_59">C</text:span><text:span text:style-name="T180_60">.<text:s/></text:span><text:span text:style-name="T180_61">elegans</text:span><text:span text:style-name="T180_62">.<text:s/></text:span><text:span text:style-name="T180_63">PloS</text:span><text:span text:style-name="T180_64"><text:s/></text:span><text:span text:style-name="T180_65">One</text:span><text:span text:style-name="T180_66">,<text:s/></text:span><text:span text:style-name="T180_67">7</text:span><text:span text:style-name="T180_68">(7),<text:s/></text:span><text:span text:style-name="T180_69">e</text:span><text:span text:style-name="T180_70">40937.<text:s/></text:span><text:span text:style-name="T180_71">doi</text:span><text:span text:style-name="T180_72">:10.1371/</text:span><text:span text:style-name="T180_73">journal</text:span><text:span text:style-name="T180_74">.</text:span><text:span text:style-name="T180_75">pone</text:span><text:span text:style-name="T180_76">.0040937</text:span></text:p>
      <text:p text:style-name="P181"><text:span text:style-name="T181_1">Iino</text:span><text:span text:style-name="T181_2">,<text:s/></text:span><text:span text:style-name="T181_3">Y</text:span><text:span text:style-name="T181_4">.,<text:s/>&amp;<text:s/></text:span><text:span text:style-name="T181_5">Yoshida</text:span><text:span text:style-name="T181_6">,<text:s/></text:span><text:span text:style-name="T181_7">K</text:span><text:span text:style-name="T181_8">.<text:s/>(2009).<text:s/></text:span><text:span text:style-name="T181_9">Parallel</text:span><text:span text:style-name="T181_10"><text:s/></text:span><text:span text:style-name="T181_11">use</text:span><text:span text:style-name="T181_12"><text:s/></text:span><text:span text:style-name="T181_13">of</text:span><text:span text:style-name="T181_14"><text:s/></text:span><text:span text:style-name="T181_15">two</text:span><text:span text:style-name="T181_16"><text:s/></text:span><text:span text:style-name="T181_17">behavioral</text:span><text:span text:style-name="T181_18"><text:s/></text:span><text:span text:style-name="T181_19">mechanisms</text:span><text:span text:style-name="T181_20"><text:s/></text:span><text:span text:style-name="T181_21">for</text:span><text:span text:style-name="T181_22"><text:s/></text:span><text:span text:style-name="T181_23">chemotaxis</text:span><text:span text:style-name="T181_24"><text:s/></text:span><text:span text:style-name="T181_25">in</text:span><text:span text:style-name="T181_26"><text:s/></text:span><text:span text:style-name="T181_27">Caenorhabditis</text:span><text:span text:style-name="T181_28"><text:s/></text:span><text:span text:style-name="T181_29">elegans</text:span><text:span text:style-name="T181_30">.<text:s/></text:span><text:span text:style-name="T181_31">The</text:span><text:span text:style-name="T181_32"><text:s/></text:span><text:span text:style-name="T181_33">Journal</text:span><text:span text:style-name="T181_34"><text:s/></text:span><text:span text:style-name="T181_35">of</text:span><text:span text:style-name="T181_36"><text:s/></text:span><text:span text:style-name="T181_37">Neuroscience</text:span><text:span text:style-name="T181_38"> :<text:s/></text:span><text:span text:style-name="T181_39">The</text:span><text:span text:style-name="T181_40"><text:s/></text:span><text:span text:style-name="T181_41">Official</text:span><text:span text:style-name="T181_42"><text:s/></text:span><text:span text:style-name="T181_43">Journal</text:span><text:span text:style-name="T181_44"><text:s/></text:span><text:span text:style-name="T181_45">of</text:span><text:span text:style-name="T181_46"><text:s/></text:span><text:span text:style-name="T181_47">the</text:span><text:span text:style-name="T181_48"><text:s/></text:span><text:span text:style-name="T181_49">Society</text:span><text:span text:style-name="T181_50"><text:s/></text:span><text:span text:style-name="T181_51">for</text:span><text:span text:style-name="T181_52"><text:s/></text:span><text:span text:style-name="T181_53">Neuroscience</text:span><text:span text:style-name="T181_54">,<text:s/></text:span><text:span text:style-name="T181_55">29</text:span><text:span text:style-name="T181_56">(17),<text:s/>5370–80.<text:s/></text:span><text:span text:style-name="T181_57">doi</text:span><text:span text:style-name="T181_58">:10.1523/</text:span><text:span text:style-name="T181_59">JNEUROSCI</text:span><text:span text:style-name="T181_60">.3633-08.2009</text:span></text:p>
      <text:p text:style-name="P182"><text:span text:style-name="T182_1">Isenburg</text:span><text:span text:style-name="T182_2">,<text:s/></text:span><text:span text:style-name="T182_3">M</text:span><text:span text:style-name="T182_4">.,<text:s/>&amp;<text:s/></text:span><text:span text:style-name="T182_5">Lindstrom</text:span><text:span text:style-name="T182_6">,<text:s/></text:span><text:span text:style-name="T182_7">P</text:span><text:span text:style-name="T182_8">.<text:s/>(</text:span><text:span text:style-name="T182_9">n</text:span><text:span text:style-name="T182_10">.</text:span><text:span text:style-name="T182_11">d</text:span><text:span text:style-name="T182_12">.).<text:s/></text:span><text:span text:style-name="T182_13">Streaming</text:span><text:span text:style-name="T182_14"><text:s/></text:span><text:span text:style-name="T182_15">Meshes</text:span><text:span text:style-name="T182_16">.<text:s/></text:span><text:span text:style-name="T182_17">VIS</text:span><text:span text:style-name="T182_18"><text:s/>05.<text:s/></text:span><text:span text:style-name="T182_19">IEEE</text:span><text:span text:style-name="T182_20"><text:s/></text:span><text:span text:style-name="T182_21">Visualization</text:span><text:span text:style-name="T182_22">,<text:s/>2005.</text:span><text:span text:style-name="T182_23">,<text:s/>231–238.<text:s/></text:span><text:span text:style-name="T182_24">doi</text:span><text:span text:style-name="T182_25">:10.1109/</text:span><text:span text:style-name="T182_26">VISUAL</text:span><text:span text:style-name="T182_27">.2005.1532800</text:span></text:p>
      <text:p text:style-name="P183"><text:span text:style-name="T183_1">Iwasaki</text:span><text:span text:style-name="T183_2">,<text:s/></text:span><text:span text:style-name="T183_3">Y</text:span><text:span text:style-name="T183_4">.<text:s/>(2006).<text:s/></text:span><text:span text:style-name="T183_5">Effective</text:span><text:span text:style-name="T183_6"><text:s/></text:span><text:span text:style-name="T183_7">modeling</text:span><text:span text:style-name="T183_8"><text:s/></text:span><text:span text:style-name="T183_9">of</text:span><text:span text:style-name="T183_10"><text:s/></text:span><text:span text:style-name="T183_11">a</text:span><text:span text:style-name="T183_12"><text:s/></text:span><text:span text:style-name="T183_13">partial</text:span><text:span text:style-name="T183_14"><text:s/></text:span><text:span text:style-name="T183_15">neural</text:span><text:span text:style-name="T183_16"><text:s/></text:span><text:span text:style-name="T183_17">network</text:span><text:span text:style-name="T183_18"><text:s/></text:span><text:span text:style-name="T183_19">of</text:span><text:span text:style-name="T183_20"><text:s/></text:span><text:span text:style-name="T183_21">C</text:span><text:span text:style-name="T183_22">.<text:s/></text:span><text:span text:style-name="T183_23">elegans</text:span><text:span text:style-name="T183_24">:<text:s/></text:span><text:span text:style-name="T183_25">Theory</text:span><text:span text:style-name="T183_26"><text:s/></text:span><text:span text:style-name="T183_27">and</text:span><text:span text:style-name="T183_28"><text:s/></text:span><text:span text:style-name="T183_29">application</text:span><text:span text:style-name="T183_30">.<text:s/></text:span><text:span text:style-name="T183_31">International</text:span><text:span text:style-name="T183_32"><text:s/></text:span><text:span text:style-name="T183_33">Congress</text:span><text:span text:style-name="T183_34"><text:s/></text:span><text:span text:style-name="T183_35">Series</text:span><text:span text:style-name="T183_36">,<text:s/></text:span><text:span text:style-name="T183_37">1291</text:span><text:span text:style-name="T183_38">,<text:s/>125–128.<text:s/></text:span><text:span text:style-name="T183_39">doi</text:span><text:span text:style-name="T183_40">:10.1016/</text:span><text:span text:style-name="T183_41">j</text:span><text:span text:style-name="T183_42">.</text:span><text:span text:style-name="T183_43">ics</text:span><text:span text:style-name="T183_44">.2006.01.034</text:span></text:p>
      <text:p text:style-name="P184"><text:span text:style-name="T184_1">Izhikevich</text:span><text:span text:style-name="T184_2">,<text:s/></text:span><text:span text:style-name="T184_3">E</text:span><text:span text:style-name="T184_4">.<text:s/></text:span><text:span text:style-name="T184_5">M</text:span><text:span text:style-name="T184_6">.<text:s/>(2004).<text:s/></text:span><text:span text:style-name="T184_7">Which</text:span><text:span text:style-name="T184_8"><text:s/></text:span><text:span text:style-name="T184_9">model</text:span><text:span text:style-name="T184_10"><text:s/></text:span><text:span text:style-name="T184_11">to</text:span><text:span text:style-name="T184_12"><text:s/></text:span><text:span text:style-name="T184_13">use</text:span><text:span text:style-name="T184_14"><text:s/></text:span><text:span text:style-name="T184_15">for</text:span><text:span text:style-name="T184_16"><text:s/></text:span><text:span text:style-name="T184_17">cortical</text:span><text:span text:style-name="T184_18"><text:s/></text:span><text:span text:style-name="T184_19">spiking</text:span><text:span text:style-name="T184_20"><text:s/></text:span><text:span text:style-name="T184_21">neurons</text:span><text:span text:style-name="T184_22">?<text:s/></text:span><text:span text:style-name="T184_23">IEEE</text:span><text:span text:style-name="T184_24"><text:s/></text:span><text:span text:style-name="T184_25">Transactions</text:span><text:span text:style-name="T184_26"><text:s/></text:span><text:span text:style-name="T184_27">on</text:span><text:span text:style-name="T184_28"><text:s/></text:span><text:span text:style-name="T184_29">Neural</text:span><text:span text:style-name="T184_30"><text:s/></text:span><text:span text:style-name="T184_31">Networks</text:span><text:span text:style-name="T184_32"><text:s/>/<text:s/></text:span><text:span text:style-name="T184_33">a</text:span><text:span text:style-name="T184_34"><text:s/></text:span><text:span text:style-name="T184_35">Publication</text:span><text:span text:style-name="T184_36"><text:s/></text:span><text:span text:style-name="T184_37">of</text:span><text:span text:style-name="T184_38"><text:s/></text:span><text:span text:style-name="T184_39">the</text:span><text:span text:style-name="T184_40"><text:s/></text:span><text:span text:style-name="T184_41">IEEE</text:span><text:span text:style-name="T184_42"><text:s/></text:span><text:span text:style-name="T184_43">Neural</text:span><text:span text:style-name="T184_44"><text:s/></text:span><text:span text:style-name="T184_45">Networks</text:span><text:span text:style-name="T184_46"><text:s/></text:span><text:span text:style-name="T184_47">Council</text:span><text:span text:style-name="T184_48">,<text:s/></text:span><text:span text:style-name="T184_49">15</text:span><text:span text:style-name="T184_50">(5),<text:s/>1063–70.<text:s/></text:span><text:span text:style-name="T184_51">doi</text:span><text:span text:style-name="T184_52">:10.1109/</text:span><text:span text:style-name="T184_53">TNN</text:span><text:span text:style-name="T184_54">.2004.832719</text:span></text:p>
      <text:p text:style-name="P185"><text:span text:style-name="T185_1">Izquierdo</text:span><text:span text:style-name="T185_2">,<text:s/></text:span><text:span text:style-name="T185_3">E</text:span><text:span text:style-name="T185_4">.<text:s/></text:span><text:span text:style-name="T185_5">J</text:span><text:span text:style-name="T185_6">.,<text:s/>&amp;<text:s/></text:span><text:span text:style-name="T185_7">Beer</text:span><text:span text:style-name="T185_8">,<text:s/></text:span><text:span text:style-name="T185_9">R</text:span><text:span text:style-name="T185_10">.<text:s/></text:span><text:span text:style-name="T185_11">D</text:span><text:span text:style-name="T185_12">.<text:s/>(2013).<text:s/></text:span><text:span text:style-name="T185_13">Connecting</text:span><text:span text:style-name="T185_14"><text:s/></text:span><text:span text:style-name="T185_15">a</text:span><text:span text:style-name="T185_16"><text:s/></text:span><text:span text:style-name="T185_17">Connectome</text:span><text:span text:style-name="T185_18"><text:s/></text:span><text:span text:style-name="T185_19">to</text:span><text:span text:style-name="T185_20"><text:s/></text:span><text:span text:style-name="T185_21">Behavior</text:span><text:span text:style-name="T185_22">:<text:s/></text:span><text:span text:style-name="T185_23">An</text:span><text:span text:style-name="T185_24"><text:s/></text:span><text:span text:style-name="T185_25">Ensemble</text:span><text:span text:style-name="T185_26"><text:s/></text:span><text:span text:style-name="T185_27">of</text:span><text:span text:style-name="T185_28"><text:s/></text:span><text:span text:style-name="T185_29">Neuroanatomical</text:span><text:span text:style-name="T185_30"><text:s/></text:span><text:span text:style-name="T185_31">Models</text:span><text:span text:style-name="T185_32"><text:s/></text:span><text:span text:style-name="T185_33">of</text:span><text:span text:style-name="T185_34"><text:s/></text:span><text:span text:style-name="T185_35">C</text:span><text:span text:style-name="T185_36">.<text:s/></text:span><text:span text:style-name="T185_37">elegans</text:span><text:span text:style-name="T185_38"><text:s/></text:span><text:span text:style-name="T185_39">Klinotaxis</text:span><text:span text:style-name="T185_40">.<text:s/></text:span><text:span text:style-name="T185_41">PLoS</text:span><text:span text:style-name="T185_42"><text:s/></text:span><text:span text:style-name="T185_43">Computational</text:span><text:span text:style-name="T185_44"><text:s/></text:span><text:span text:style-name="T185_45">Biology</text:span><text:span text:style-name="T185_46">,<text:s/></text:span><text:span text:style-name="T185_47">9</text:span><text:span text:style-name="T185_48">(2),<text:s/></text:span><text:span text:style-name="T185_49">e</text:span><text:span text:style-name="T185_50">1002890.<text:s/></text:span><text:span text:style-name="T185_51">doi</text:span><text:span text:style-name="T185_52">:10.1371/</text:span><text:span text:style-name="T185_53">journal</text:span><text:span text:style-name="T185_54">.</text:span><text:span text:style-name="T185_55">pcbi</text:span><text:span text:style-name="T185_56">.1002890</text:span></text:p>
      <text:p text:style-name="P186"><text:span text:style-name="T186_1">Izquierdo</text:span><text:span text:style-name="T186_2">,<text:s/></text:span><text:span text:style-name="T186_3">E</text:span><text:span text:style-name="T186_4">.<text:s/></text:span><text:span text:style-name="T186_5">J</text:span><text:span text:style-name="T186_6">.,<text:s/>&amp;<text:s/></text:span><text:span text:style-name="T186_7">Lockery</text:span><text:span text:style-name="T186_8">,<text:s/></text:span><text:span text:style-name="T186_9">S</text:span><text:span text:style-name="T186_10">.<text:s/></text:span><text:span text:style-name="T186_11">R</text:span><text:span text:style-name="T186_12">.<text:s/>(2010).<text:s/></text:span><text:span text:style-name="T186_13">Evolution</text:span><text:span text:style-name="T186_14"><text:s/></text:span><text:span text:style-name="T186_15">and</text:span><text:span text:style-name="T186_16"><text:s/></text:span><text:span text:style-name="T186_17">Analysis</text:span><text:span text:style-name="T186_18"><text:s/></text:span><text:span text:style-name="T186_19">of</text:span><text:span text:style-name="T186_20"><text:s/></text:span><text:span text:style-name="T186_21">Minimal</text:span><text:span text:style-name="T186_22"><text:s/></text:span><text:span text:style-name="T186_23">Neural</text:span><text:span text:style-name="T186_24"><text:s/></text:span><text:span text:style-name="T186_25">Circuits</text:span><text:span text:style-name="T186_26"><text:s/></text:span><text:span text:style-name="T186_27">for</text:span><text:span text:style-name="T186_28"><text:s/></text:span><text:span text:style-name="T186_29">Klinotaxis</text:span><text:span text:style-name="T186_30"><text:s/></text:span><text:span text:style-name="T186_31">in</text:span><text:span text:style-name="T186_32"><text:s/></text:span><text:span text:style-name="T186_33">Caenorhabditis</text:span><text:span text:style-name="T186_34"><text:s/></text:span><text:span text:style-name="T186_35">elegans</text:span><text:span text:style-name="T186_36">.<text:s/></text:span><text:span text:style-name="T186_37">Journal</text:span><text:span text:style-name="T186_38"><text:s/></text:span><text:span text:style-name="T186_39">of</text:span><text:span text:style-name="T186_40"><text:s/></text:span><text:span text:style-name="T186_41">Neuroscience</text:span><text:span text:style-name="T186_42">,<text:s/></text:span><text:span text:style-name="T186_43">30</text:span><text:span text:style-name="T186_44">(39),<text:s/>12908–12917.<text:s/></text:span><text:span text:style-name="T186_45">doi</text:span><text:span text:style-name="T186_46">:10.1523/</text:span><text:span text:style-name="T186_47">JNEUROSCI</text:span><text:span text:style-name="T186_48">.2606-10.2010</text:span></text:p>
      <text:p text:style-name="P187"><text:span text:style-name="T187_1">Jarrell</text:span><text:span text:style-name="T187_2">,<text:s/></text:span><text:span text:style-name="T187_3">T</text:span><text:span text:style-name="T187_4">.<text:s/></text:span><text:span text:style-name="T187_5">a</text:span><text:span text:style-name="T187_6">.,<text:s/></text:span><text:span text:style-name="T187_7">Wang</text:span><text:span text:style-name="T187_8">,<text:s/></text:span><text:span text:style-name="T187_9">Y</text:span><text:span text:style-name="T187_10">.,<text:s/></text:span><text:span text:style-name="T187_11">Bloniarz</text:span><text:span text:style-name="T187_12">,<text:s/></text:span><text:span text:style-name="T187_13">a</text:span><text:span text:style-name="T187_14">.<text:s/></text:span><text:span text:style-name="T187_15">E</text:span><text:span text:style-name="T187_16">.,<text:s/></text:span><text:span text:style-name="T187_17">Brittin</text:span><text:span text:style-name="T187_18">,<text:s/></text:span><text:span text:style-name="T187_19">C</text:span><text:span text:style-name="T187_20">.<text:s/></text:span><text:span text:style-name="T187_21">a</text:span><text:span text:style-name="T187_22">.,<text:s/></text:span><text:span text:style-name="T187_23">Xu</text:span><text:span text:style-name="T187_24">,<text:s/></text:span><text:span text:style-name="T187_25">M</text:span><text:span text:style-name="T187_26">.,<text:s/></text:span><text:span text:style-name="T187_27">Thomson</text:span><text:span text:style-name="T187_28">,<text:s/></text:span><text:span text:style-name="T187_29">J</text:span><text:span text:style-name="T187_30">.<text:s/></text:span><text:span text:style-name="T187_31">N</text:span><text:span text:style-name="T187_32">.,<text:s/>…<text:s/></text:span><text:span text:style-name="T187_33">Emmons</text:span><text:span text:style-name="T187_34">,<text:s/></text:span><text:span text:style-name="T187_35">S</text:span><text:span text:style-name="T187_36">.<text:s/></text:span><text:span text:style-name="T187_37">W</text:span><text:span text:style-name="T187_38">.<text:s/>(2012).<text:s/></text:span><text:span text:style-name="T187_39">The</text:span><text:span text:style-name="T187_40"><text:s/></text:span><text:span text:style-name="T187_41">Connectome</text:span><text:span text:style-name="T187_42"><text:s/></text:span><text:span text:style-name="T187_43">of</text:span><text:span text:style-name="T187_44"><text:s/></text:span><text:span text:style-name="T187_45">a</text:span><text:span text:style-name="T187_46"><text:s/></text:span><text:span text:style-name="T187_47">Decision</text:span><text:span text:style-name="T187_48">-</text:span><text:span text:style-name="T187_49">Making</text:span><text:span text:style-name="T187_50"><text:s/></text:span><text:span text:style-name="T187_51">Neural</text:span><text:span text:style-name="T187_52"><text:s/></text:span><text:span text:style-name="T187_53">Network</text:span><text:span text:style-name="T187_54">.<text:s/></text:span><text:span text:style-name="T187_55">Science</text:span><text:span text:style-name="T187_56">,<text:s/></text:span><text:span text:style-name="T187_57">337</text:span><text:span text:style-name="T187_58">(6093),<text:s/>437–444.<text:s/></text:span><text:span text:style-name="T187_59">doi</text:span><text:span text:style-name="T187_60">:10.1126/</text:span><text:span text:style-name="T187_61">science</text:span><text:span text:style-name="T187_62">.1221762</text:span></text:p>
      <text:p text:style-name="P188"><text:span text:style-name="T188_1">Johari</text:span><text:span text:style-name="T188_2">,<text:s/></text:span><text:span text:style-name="T188_3">S</text:span><text:span text:style-name="T188_4">.,<text:s/></text:span><text:span text:style-name="T188_5">Nock</text:span><text:span text:style-name="T188_6">,<text:s/></text:span><text:span text:style-name="T188_7">V</text:span><text:span text:style-name="T188_8">.,<text:s/></text:span><text:span text:style-name="T188_9">Alkaisi</text:span><text:span text:style-name="T188_10">,<text:s/></text:span><text:span text:style-name="T188_11">M</text:span><text:span text:style-name="T188_12">.,<text:s/>&amp;<text:s/></text:span><text:span text:style-name="T188_13">Wang</text:span><text:span text:style-name="T188_14">,<text:s/></text:span><text:span text:style-name="T188_15">W</text:span><text:span text:style-name="T188_16">.<text:s/>(2013).<text:s/></text:span><text:span text:style-name="T188_17">On</text:span><text:span text:style-name="T188_18">-</text:span><text:span text:style-name="T188_19">chip</text:span><text:span text:style-name="T188_20"><text:s/></text:span><text:span text:style-name="T188_21">analysis</text:span><text:span text:style-name="T188_22"><text:s/></text:span><text:span text:style-name="T188_23">of</text:span><text:span text:style-name="T188_24"><text:s/></text:span><text:span text:style-name="T188_25">C</text:span><text:span text:style-name="T188_26">.<text:s/></text:span><text:span text:style-name="T188_27">elegans</text:span><text:span text:style-name="T188_28"><text:s/></text:span><text:span text:style-name="T188_29">muscular</text:span><text:span text:style-name="T188_30"><text:s/></text:span><text:span text:style-name="T188_31">forces</text:span><text:span text:style-name="T188_32"><text:s/></text:span><text:span text:style-name="T188_33">and</text:span><text:span text:style-name="T188_34"><text:s/></text:span><text:span text:style-name="T188_35">locomotion</text:span><text:span text:style-name="T188_36"><text:s/></text:span><text:span text:style-name="T188_37">patterns</text:span><text:span text:style-name="T188_38"><text:s/></text:span><text:span text:style-name="T188_39">in</text:span><text:span text:style-name="T188_40"><text:s/></text:span><text:span text:style-name="T188_41">microstructured</text:span><text:span text:style-name="T188_42"><text:s/></text:span><text:span text:style-name="T188_43">environments</text:span><text:span text:style-name="T188_44">.<text:s/></text:span><text:span text:style-name="T188_45">Lab</text:span><text:span text:style-name="T188_46"><text:s/></text:span><text:span text:style-name="T188_47">Chip</text:span><text:span text:style-name="T188_48">,<text:s/>(207890).<text:s/></text:span><text:span text:style-name="T188_49">Retrieved</text:span><text:span text:style-name="T188_50"><text:s/></text:span><text:span text:style-name="T188_51">from</text:span><text:span text:style-name="T188_52"><text:s/></text:span><text:span text:style-name="T188_53">http</text:span><text:span text:style-name="T188_54">://</text:span><text:span text:style-name="T188_55">pubs</text:span><text:span text:style-name="T188_56">.</text:span><text:span text:style-name="T188_57">rsc</text:span><text:span text:style-name="T188_58">.</text:span><text:span text:style-name="T188_59">org</text:span><text:span text:style-name="T188_60">/</text:span><text:span text:style-name="T188_61">en</text:span><text:span text:style-name="T188_62">/</text:span><text:span text:style-name="T188_63">content</text:span><text:span text:style-name="T188_64">/</text:span><text:span text:style-name="T188_65">articlelanding</text:span><text:span text:style-name="T188_66">/2013/</text:span><text:span text:style-name="T188_67">lc</text:span><text:span text:style-name="T188_68">/</text:span><text:span text:style-name="T188_69">c</text:span><text:span text:style-name="T188_70">3</text:span><text:span text:style-name="T188_71">lc</text:span><text:span text:style-name="T188_72">41403</text:span><text:span text:style-name="T188_73">e</text:span></text:p>
      <text:p text:style-name="P189"><text:span text:style-name="T189_1">Jose</text:span><text:span text:style-name="T189_2">,<text:s/></text:span><text:span text:style-name="T189_3">A</text:span><text:span text:style-name="T189_4">.<text:s/></text:span><text:span text:style-name="T189_5">M</text:span><text:span text:style-name="T189_6">.,<text:s/></text:span><text:span text:style-name="T189_7">Bany</text:span><text:span text:style-name="T189_8">,<text:s/></text:span><text:span text:style-name="T189_9">I</text:span><text:span text:style-name="T189_10">.<text:s/></text:span><text:span text:style-name="T189_11">A</text:span><text:span text:style-name="T189_12">.,<text:s/></text:span><text:span text:style-name="T189_13">Chase</text:span><text:span text:style-name="T189_14">,<text:s/></text:span><text:span text:style-name="T189_15">D</text:span><text:span text:style-name="T189_16">.<text:s/></text:span><text:span text:style-name="T189_17">L</text:span><text:span text:style-name="T189_18">.,<text:s/>&amp;<text:s/></text:span><text:span text:style-name="T189_19">Koelle</text:span><text:span text:style-name="T189_20">,<text:s/></text:span><text:span text:style-name="T189_21">M</text:span><text:span text:style-name="T189_22">.<text:s/></text:span><text:span text:style-name="T189_23">R</text:span><text:span text:style-name="T189_24">.<text:s/>(2007).<text:s/></text:span><text:span text:style-name="T189_25">A</text:span><text:span text:style-name="T189_26"><text:s/></text:span><text:span text:style-name="T189_27">specific</text:span><text:span text:style-name="T189_28"><text:s/></text:span><text:span text:style-name="T189_29">subset</text:span><text:span text:style-name="T189_30"><text:s/></text:span><text:span text:style-name="T189_31">of</text:span><text:span text:style-name="T189_32"><text:s/></text:span><text:span text:style-name="T189_33">transient</text:span><text:span text:style-name="T189_34"><text:s/></text:span><text:span text:style-name="T189_35">receptor</text:span><text:span text:style-name="T189_36"><text:s/></text:span><text:span text:style-name="T189_37">potential</text:span><text:span text:style-name="T189_38"><text:s/></text:span><text:span text:style-name="T189_39">vanilloid</text:span><text:span text:style-name="T189_40">-</text:span><text:span text:style-name="T189_41">type</text:span><text:span text:style-name="T189_42"><text:s/></text:span><text:span text:style-name="T189_43">channel</text:span><text:span text:style-name="T189_44"><text:s/></text:span><text:span text:style-name="T189_45">subunits</text:span><text:span text:style-name="T189_46"><text:s/></text:span><text:span text:style-name="T189_47">in</text:span><text:span text:style-name="T189_48"><text:s/></text:span><text:span text:style-name="T189_49">Caenorhabditis</text:span><text:span text:style-name="T189_50"><text:s/></text:span><text:span text:style-name="T189_51">elegans</text:span><text:span text:style-name="T189_52"><text:s/></text:span><text:span text:style-name="T189_53">endocrine</text:span><text:span text:style-name="T189_54"><text:s/></text:span><text:span text:style-name="T189_55">cells</text:span><text:span text:style-name="T189_56"><text:s/></text:span><text:span text:style-name="T189_57">function</text:span><text:span text:style-name="T189_58"><text:s/></text:span><text:span text:style-name="T189_59">as</text:span><text:span text:style-name="T189_60"><text:s/></text:span><text:span text:style-name="T189_61">mixed</text:span><text:span text:style-name="T189_62"><text:s/></text:span><text:span text:style-name="T189_63">heteromers</text:span><text:span text:style-name="T189_64"><text:s/></text:span><text:span text:style-name="T189_65">to</text:span><text:span text:style-name="T189_66"><text:s/></text:span><text:span text:style-name="T189_67">promote</text:span><text:span text:style-name="T189_68"><text:s/></text:span><text:span text:style-name="T189_69">neurotransmitter</text:span><text:span text:style-name="T189_70"><text:s/></text:span><text:span text:style-name="T189_71">release</text:span><text:span text:style-name="T189_72">.<text:s/></text:span><text:span text:style-name="T189_73">Genetics</text:span><text:span text:style-name="T189_74">,<text:s/></text:span><text:span text:style-name="T189_75">175</text:span><text:span text:style-name="T189_76">(1),<text:s/>93–105.<text:s/></text:span><text:span text:style-name="T189_77">doi</text:span><text:span text:style-name="T189_78">:10.1534/</text:span><text:span text:style-name="T189_79">genetics</text:span><text:span text:style-name="T189_80">.106.065516</text:span></text:p>
      <text:p text:style-name="P190"><text:span text:style-name="T190_1">Jospin</text:span><text:span text:style-name="T190_2">,<text:s/></text:span><text:span text:style-name="T190_3">M</text:span><text:span text:style-name="T190_4">.,<text:s/></text:span><text:span text:style-name="T190_5">Jacquemond</text:span><text:span text:style-name="T190_6">,<text:s/></text:span><text:span text:style-name="T190_7">V</text:span><text:span text:style-name="T190_8">.,<text:s/></text:span><text:span text:style-name="T190_9">Mariol</text:span><text:span text:style-name="T190_10">,<text:s/></text:span><text:span text:style-name="T190_11">M</text:span><text:span text:style-name="T190_12">.-</text:span><text:span text:style-name="T190_13">C</text:span><text:span text:style-name="T190_14">.,<text:s/></text:span><text:span text:style-name="T190_15">Ségalat</text:span><text:span text:style-name="T190_16">,<text:s/></text:span><text:span text:style-name="T190_17">L</text:span><text:span text:style-name="T190_18">.,<text:s/>&amp;<text:s/></text:span><text:span text:style-name="T190_19">Allard</text:span><text:span text:style-name="T190_20">,<text:s/></text:span><text:span text:style-name="T190_21">B</text:span><text:span text:style-name="T190_22">.<text:s/>(2002).<text:s/></text:span><text:span text:style-name="T190_23">The</text:span><text:span text:style-name="T190_24"><text:s/></text:span><text:span text:style-name="T190_25">L</text:span><text:span text:style-name="T190_26">-</text:span><text:span text:style-name="T190_27">type</text:span><text:span text:style-name="T190_28"><text:s/></text:span><text:span text:style-name="T190_29">voltage</text:span><text:span text:style-name="T190_30">-</text:span><text:span text:style-name="T190_31">dependent</text:span><text:span text:style-name="T190_32"><text:s/></text:span><text:span text:style-name="T190_33">Ca</text:span><text:span text:style-name="T190_34">2+<text:s/></text:span><text:span text:style-name="T190_35">channel</text:span><text:span text:style-name="T190_36"><text:s/></text:span><text:span text:style-name="T190_37">EGL</text:span><text:span text:style-name="T190_38">-19<text:s/></text:span><text:span text:style-name="T190_39">controls</text:span><text:span text:style-name="T190_40"><text:s/></text:span><text:span text:style-name="T190_41">body</text:span><text:span text:style-name="T190_42"><text:s/></text:span><text:span text:style-name="T190_43">wall</text:span><text:span text:style-name="T190_44"><text:s/></text:span><text:span text:style-name="T190_45">muscle</text:span><text:span text:style-name="T190_46"><text:s/></text:span><text:span text:style-name="T190_47">function</text:span><text:span text:style-name="T190_48"><text:s/></text:span><text:span text:style-name="T190_49">in</text:span><text:span text:style-name="T190_50"><text:s/></text:span><text:span text:style-name="T190_51">Caenorhabditis</text:span><text:span text:style-name="T190_52"><text:s/></text:span><text:span text:style-name="T190_53">elegans</text:span><text:span text:style-name="T190_54">.<text:s/></text:span><text:span text:style-name="T190_55">The</text:span><text:span text:style-name="T190_56"><text:s/></text:span><text:span text:style-name="T190_57">Journal</text:span><text:span text:style-name="T190_58"><text:s/></text:span><text:span text:style-name="T190_59">of</text:span><text:span text:style-name="T190_60"><text:s/></text:span><text:span text:style-name="T190_61">Cell</text:span><text:span text:style-name="T190_62"><text:s/></text:span><text:span text:style-name="T190_63">Biology</text:span><text:span text:style-name="T190_64">,<text:s/></text:span><text:span text:style-name="T190_65">159</text:span><text:span text:style-name="T190_66">(2),<text:s/>337–48.<text:s/></text:span><text:span text:style-name="T190_67">doi</text:span><text:span text:style-name="T190_68">:10.1083/</text:span><text:span text:style-name="T190_69">jcb</text:span><text:span text:style-name="T190_70">.200203055</text:span></text:p>
      <text:p text:style-name="P191"><text:span text:style-name="T191_1">Jurrus</text:span><text:span text:style-name="T191_2">,<text:s/></text:span><text:span text:style-name="T191_3">E</text:span><text:span text:style-name="T191_4">.,<text:s/></text:span><text:span text:style-name="T191_5">Tasdizen</text:span><text:span text:style-name="T191_6">,<text:s/></text:span><text:span text:style-name="T191_7">T</text:span><text:span text:style-name="T191_8">.,<text:s/></text:span><text:span text:style-name="T191_9">Watanabe</text:span><text:span text:style-name="T191_10">,<text:s/></text:span><text:span text:style-name="T191_11">S</text:span><text:span text:style-name="T191_12">.,<text:s/></text:span><text:span text:style-name="T191_13">Davis</text:span><text:span text:style-name="T191_14">,<text:s/></text:span><text:span text:style-name="T191_15">M</text:span><text:span text:style-name="T191_16">.<text:s/></text:span><text:span text:style-name="T191_17">W</text:span><text:span text:style-name="T191_18">.,<text:s/></text:span><text:span text:style-name="T191_19">Jorgensen</text:span><text:span text:style-name="T191_20">,<text:s/></text:span><text:span text:style-name="T191_21">E</text:span><text:span text:style-name="T191_22">.<text:s/></text:span><text:span text:style-name="T191_23">M</text:span><text:span text:style-name="T191_24">.,<text:s/>&amp;<text:s/></text:span><text:span text:style-name="T191_25">Whitaker</text:span><text:span text:style-name="T191_26">,<text:s/></text:span><text:span text:style-name="T191_27">R</text:span><text:span text:style-name="T191_28">.<text:s/>(2008).<text:s/></text:span><text:span text:style-name="T191_29">Semi</text:span><text:span text:style-name="T191_30">-</text:span><text:span text:style-name="T191_31">Automated</text:span><text:span text:style-name="T191_32"><text:s/></text:span><text:span text:style-name="T191_33">Reconstruction</text:span><text:span text:style-name="T191_34"><text:s/></text:span><text:span text:style-name="T191_35">of</text:span><text:span text:style-name="T191_36"><text:s/></text:span><text:span text:style-name="T191_37">the</text:span><text:span text:style-name="T191_38"><text:s/></text:span><text:span text:style-name="T191_39">Neuromuscular</text:span><text:span text:style-name="T191_40"><text:s/></text:span><text:span text:style-name="T191_41">Junctions</text:span><text:span text:style-name="T191_42"><text:s/></text:span><text:span text:style-name="T191_43">in</text:span><text:span text:style-name="T191_44"><text:s/></text:span><text:span text:style-name="T191_45">the</text:span><text:span text:style-name="T191_46"><text:s/></text:span><text:span text:style-name="T191_47">C</text:span><text:span text:style-name="T191_48"><text:s/>.<text:s/></text:span><text:span text:style-name="T191_49">elegans</text:span><text:span text:style-name="T191_50">.<text:s/></text:span><text:span text:style-name="T191_51">Symposium</text:span><text:span text:style-name="T191_52"><text:s/></text:span><text:span text:style-name="T191_53">A</text:span><text:span text:style-name="T191_54"><text:s/></text:span><text:span text:style-name="T191_55">Quarterly</text:span><text:span text:style-name="T191_56"><text:s/></text:span><text:span text:style-name="T191_57">Journal</text:span><text:span text:style-name="T191_58"><text:s/></text:span><text:span text:style-name="T191_59">In</text:span><text:span text:style-name="T191_60"><text:s/></text:span><text:span text:style-name="T191_61">Modern</text:span><text:span text:style-name="T191_62"><text:s/></text:span><text:span text:style-name="T191_63">Foreign</text:span><text:span text:style-name="T191_64"><text:s/></text:span><text:span text:style-name="T191_65">Literatures</text:span><text:span text:style-name="T191_66">,<text:s/>(</text:span><text:span text:style-name="T191_67">May</text:span><text:span text:style-name="T191_68">),<text:s/>2008–2008.</text:span></text:p>
      <text:p text:style-name="P192"><text:span text:style-name="T192_1">Kaiser</text:span><text:span text:style-name="T192_2">,<text:s/></text:span><text:span text:style-name="T192_3">M</text:span><text:span text:style-name="T192_4">.,<text:s/></text:span><text:span text:style-name="T192_5">Hilgetag</text:span><text:span text:style-name="T192_6">,<text:s/></text:span><text:span text:style-name="T192_7">C</text:span><text:span text:style-name="T192_8">.<text:s/></text:span><text:span text:style-name="T192_9">C</text:span><text:span text:style-name="T192_10">.,<text:s/>&amp;<text:s/></text:span><text:span text:style-name="T192_11">van</text:span><text:span text:style-name="T192_12"><text:s/></text:span><text:span text:style-name="T192_13">Ooyen</text:span><text:span text:style-name="T192_14">,<text:s/></text:span><text:span text:style-name="T192_15">A</text:span><text:span text:style-name="T192_16">.<text:s/>(2009).<text:s/></text:span><text:span text:style-name="T192_17">A</text:span><text:span text:style-name="T192_18"><text:s/></text:span><text:span text:style-name="T192_19">simple</text:span><text:span text:style-name="T192_20"><text:s/></text:span><text:span text:style-name="T192_21">rule</text:span><text:span text:style-name="T192_22"><text:s/></text:span><text:span text:style-name="T192_23">for</text:span><text:span text:style-name="T192_24"><text:s/></text:span><text:span text:style-name="T192_25">axon</text:span><text:span text:style-name="T192_26"><text:s/></text:span><text:span text:style-name="T192_27">outgrowth</text:span><text:span text:style-name="T192_28"><text:s/></text:span><text:span text:style-name="T192_29">and</text:span><text:span text:style-name="T192_30"><text:s/></text:span><text:span text:style-name="T192_31">synaptic</text:span><text:span text:style-name="T192_32"><text:s/></text:span><text:span text:style-name="T192_33">competition</text:span><text:span text:style-name="T192_34"><text:s/></text:span><text:span text:style-name="T192_35">generates</text:span><text:span text:style-name="T192_36"><text:s/></text:span><text:span text:style-name="T192_37">realistic</text:span><text:span text:style-name="T192_38"><text:s/></text:span><text:span text:style-name="T192_39">connection</text:span><text:span text:style-name="T192_40"><text:s/></text:span><text:span text:style-name="T192_41">lengths</text:span><text:span text:style-name="T192_42"><text:s/></text:span><text:span text:style-name="T192_43">and</text:span><text:span text:style-name="T192_44"><text:s/></text:span><text:span text:style-name="T192_45">filling</text:span><text:span text:style-name="T192_46"><text:s/></text:span><text:span text:style-name="T192_47">fractions</text:span><text:span text:style-name="T192_48">.<text:s/></text:span><text:span text:style-name="T192_49">Cerebral</text:span><text:span text:style-name="T192_50"><text:s/></text:span><text:span text:style-name="T192_51">Cortex</text:span><text:span text:style-name="T192_52"><text:s/>(</text:span><text:span text:style-name="T192_53">New</text:span><text:span text:style-name="T192_54"><text:s/></text:span><text:span text:style-name="T192_55">York</text:span><text:span text:style-name="T192_56">,<text:s/></text:span><text:span text:style-name="T192_57">N</text:span><text:span text:style-name="T192_58">.</text:span><text:span text:style-name="T192_59">Y</text:span><text:span text:style-name="T192_60">. :<text:s/>1991)</text:span><text:span text:style-name="T192_61">,<text:s/></text:span><text:span text:style-name="T192_62">19</text:span><text:span text:style-name="T192_63">(12),<text:s/>3001–10.<text:s/></text:span><text:span text:style-name="T192_64">doi</text:span><text:span text:style-name="T192_65">:10.1093/</text:span><text:span text:style-name="T192_66">cercor</text:span><text:span text:style-name="T192_67">/</text:span><text:span text:style-name="T192_68">bhp</text:span><text:span text:style-name="T192_69">071</text:span></text:p>
      <text:p text:style-name="P193"><text:span text:style-name="T193_1">Kaizu</text:span><text:span text:style-name="T193_2">,<text:s/></text:span><text:span text:style-name="T193_3">K</text:span><text:span text:style-name="T193_4">.<text:s/>(</text:span><text:span text:style-name="T193_5">n</text:span><text:span text:style-name="T193_6">.</text:span><text:span text:style-name="T193_7">d</text:span><text:span text:style-name="T193_8">.).<text:s/></text:span><text:span text:style-name="T193_9">An</text:span><text:span text:style-name="T193_10"><text:s/></text:span><text:span text:style-name="T193_11">Analysis</text:span><text:span text:style-name="T193_12"><text:s/></text:span><text:span text:style-name="T193_13">Tool</text:span><text:span text:style-name="T193_14"><text:s/></text:span><text:span text:style-name="T193_15">Library</text:span><text:span text:style-name="T193_16"><text:s/></text:span><text:span text:style-name="T193_17">for</text:span><text:span text:style-name="T193_18"><text:s/></text:span><text:span text:style-name="T193_19">Biochemical</text:span><text:span text:style-name="T193_20"><text:s/></text:span><text:span text:style-name="T193_21">Modeling</text:span><text:span text:style-name="T193_22"><text:s/></text:span><text:span text:style-name="T193_23">on</text:span><text:span text:style-name="T193_24"><text:s/></text:span><text:span text:style-name="T193_25">E</text:span><text:span text:style-name="T193_26">-</text:span><text:span text:style-name="T193_27">Cell</text:span><text:span text:style-name="T193_28"><text:s/></text:span><text:span text:style-name="T193_29">System</text:span><text:span text:style-name="T193_30"><text:s/></text:span><text:span text:style-name="T193_31">Version</text:span><text:span text:style-name="T193_32"><text:s/>3.<text:s/></text:span><text:span text:style-name="T193_33">System</text:span><text:span text:style-name="T193_34">,<text:s/>3–4.</text:span></text:p>
      <text:p text:style-name="P194"><text:span text:style-name="T194_1">Kaletta</text:span><text:span text:style-name="T194_2">,<text:s/></text:span><text:span text:style-name="T194_3">T</text:span><text:span text:style-name="T194_4">.,<text:s/>&amp;<text:s/></text:span><text:span text:style-name="T194_5">Hengartner</text:span><text:span text:style-name="T194_6">,<text:s/></text:span><text:span text:style-name="T194_7">M</text:span><text:span text:style-name="T194_8">.<text:s/></text:span><text:span text:style-name="T194_9">O</text:span><text:span text:style-name="T194_10">.<text:s/>(2006).<text:s/></text:span><text:span text:style-name="T194_11">Finding</text:span><text:span text:style-name="T194_12"><text:s/></text:span><text:span text:style-name="T194_13">function</text:span><text:span text:style-name="T194_14"><text:s/></text:span><text:span text:style-name="T194_15">in</text:span><text:span text:style-name="T194_16"><text:s/></text:span><text:span text:style-name="T194_17">novel</text:span><text:span text:style-name="T194_18"><text:s/></text:span><text:span text:style-name="T194_19">targets</text:span><text:span text:style-name="T194_20">:<text:s/></text:span><text:span text:style-name="T194_21">C</text:span><text:span text:style-name="T194_22">.<text:s/></text:span><text:span text:style-name="T194_23">elegans</text:span><text:span text:style-name="T194_24"><text:s/></text:span><text:span text:style-name="T194_25">as</text:span><text:span text:style-name="T194_26"><text:s/></text:span><text:span text:style-name="T194_27">a</text:span><text:span text:style-name="T194_28"><text:s/></text:span><text:span text:style-name="T194_29">model</text:span><text:span text:style-name="T194_30"><text:s/></text:span><text:span text:style-name="T194_31">organism</text:span><text:span text:style-name="T194_32">.<text:s/></text:span><text:span text:style-name="T194_33">Nature</text:span><text:span text:style-name="T194_34"><text:s/></text:span><text:span text:style-name="T194_35">Reviews</text:span><text:span text:style-name="T194_36">.<text:s/></text:span><text:span text:style-name="T194_37">Drug</text:span><text:span text:style-name="T194_38"><text:s/></text:span><text:span text:style-name="T194_39">Discovery</text:span><text:span text:style-name="T194_40">,<text:s/></text:span><text:span text:style-name="T194_41">5</text:span><text:span text:style-name="T194_42">(5),<text:s/>387–98.<text:s/></text:span><text:span text:style-name="T194_43">doi</text:span><text:span text:style-name="T194_44">:10.1038/</text:span><text:span text:style-name="T194_45">nrd</text:span><text:span text:style-name="T194_46">2031</text:span></text:p>
      <text:p text:style-name="P195"><text:span text:style-name="T195_1">Kam</text:span><text:span text:style-name="T195_2">,<text:s/></text:span><text:span text:style-name="T195_3">N</text:span><text:span text:style-name="T195_4">.,<text:s/></text:span><text:span text:style-name="T195_5">Harel</text:span><text:span text:style-name="T195_6">,<text:s/></text:span><text:span text:style-name="T195_7">D</text:span><text:span text:style-name="T195_8">.,<text:s/></text:span><text:span text:style-name="T195_9">Kugler</text:span><text:span text:style-name="T195_10">,<text:s/></text:span><text:span text:style-name="T195_11">H</text:span><text:span text:style-name="T195_12">.,<text:s/></text:span><text:span text:style-name="T195_13">Marelly</text:span><text:span text:style-name="T195_14">,<text:s/></text:span><text:span text:style-name="T195_15">R</text:span><text:span text:style-name="T195_16">.,<text:s/></text:span><text:span text:style-name="T195_17">Pnueli</text:span><text:span text:style-name="T195_18">,<text:s/></text:span><text:span text:style-name="T195_19">A</text:span><text:span text:style-name="T195_20">.,<text:s/></text:span><text:span text:style-name="T195_21">Hubbard</text:span><text:span text:style-name="T195_22">,<text:s/></text:span><text:span text:style-name="T195_23">E</text:span><text:span text:style-name="T195_24">.<text:s/></text:span><text:span text:style-name="T195_25">J</text:span><text:span text:style-name="T195_26">.<text:s/></text:span><text:span text:style-name="T195_27">A</text:span><text:span text:style-name="T195_28">.,<text:s/>&amp;<text:s/></text:span><text:span text:style-name="T195_29">Stern</text:span><text:span text:style-name="T195_30">,<text:s/></text:span><text:span text:style-name="T195_31">M</text:span><text:span text:style-name="T195_32">.<text:s/></text:span><text:span text:style-name="T195_33">J</text:span><text:span text:style-name="T195_34">.<text:s/>(</text:span><text:span text:style-name="T195_35">n</text:span><text:span text:style-name="T195_36">.</text:span><text:span text:style-name="T195_37">d</text:span><text:span text:style-name="T195_38">.).<text:s/></text:span><text:span text:style-name="T195_39">Formal</text:span><text:span text:style-name="T195_40"><text:s/></text:span><text:span text:style-name="T195_41">Modeling</text:span><text:span text:style-name="T195_42"><text:s/></text:span><text:span text:style-name="T195_43">of</text:span><text:span text:style-name="T195_44"><text:s/></text:span><text:span text:style-name="T195_45">C</text:span><text:span text:style-name="T195_46"><text:s/>.<text:s/></text:span><text:span text:style-name="T195_47">elegans</text:span><text:span text:style-name="T195_48"><text:s/></text:span><text:span text:style-name="T195_49">Development</text:span><text:span text:style-name="T195_50"> :<text:s/></text:span><text:span text:style-name="T195_51">A</text:span><text:span text:style-name="T195_52"><text:s/></text:span><text:span text:style-name="T195_53">Scenario</text:span><text:span text:style-name="T195_54">-</text:span><text:span text:style-name="T195_55">Based</text:span><text:span text:style-name="T195_56"><text:s/></text:span><text:span text:style-name="T195_57">Approach</text:span><text:span text:style-name="T195_58">.<text:s/></text:span><text:span text:style-name="T195_59">Signals</text:span><text:span text:style-name="T195_60">.</text:span></text:p>
      <text:p text:style-name="P196"><text:span text:style-name="T196_1">Kam</text:span><text:span text:style-name="T196_2">,<text:s/></text:span><text:span text:style-name="T196_3">N</text:span><text:span text:style-name="T196_4">.,<text:s/></text:span><text:span text:style-name="T196_5">Kugler</text:span><text:span text:style-name="T196_6">,<text:s/></text:span><text:span text:style-name="T196_7">H</text:span><text:span text:style-name="T196_8">.,<text:s/></text:span><text:span text:style-name="T196_9">Marelly</text:span><text:span text:style-name="T196_10">,<text:s/></text:span><text:span text:style-name="T196_11">R</text:span><text:span text:style-name="T196_12">.,<text:s/></text:span><text:span text:style-name="T196_13">Appleby</text:span><text:span text:style-name="T196_14">,<text:s/></text:span><text:span text:style-name="T196_15">L</text:span><text:span text:style-name="T196_16">.,<text:s/></text:span><text:span text:style-name="T196_17">Fisher</text:span><text:span text:style-name="T196_18">,<text:s/></text:span><text:span text:style-name="T196_19">J</text:span><text:span text:style-name="T196_20">.,<text:s/></text:span><text:span text:style-name="T196_21">Pnueli</text:span><text:span text:style-name="T196_22">,<text:s/></text:span><text:span text:style-name="T196_23">A</text:span><text:span text:style-name="T196_24">.,<text:s/>…<text:s/></text:span><text:span text:style-name="T196_25">Hubbard</text:span><text:span text:style-name="T196_26">,<text:s/></text:span><text:span text:style-name="T196_27">E</text:span><text:span text:style-name="T196_28">.<text:s/></text:span><text:span text:style-name="T196_29">J</text:span><text:span text:style-name="T196_30">.<text:s/></text:span><text:span text:style-name="T196_31">A</text:span><text:span text:style-name="T196_32">.<text:s/>(2008).<text:s/></text:span><text:span text:style-name="T196_33">A</text:span><text:span text:style-name="T196_34"><text:s/></text:span><text:span text:style-name="T196_35">scenario</text:span><text:span text:style-name="T196_36">-</text:span><text:span text:style-name="T196_37">based</text:span><text:span text:style-name="T196_38"><text:s/></text:span><text:span text:style-name="T196_39">approach</text:span><text:span text:style-name="T196_40"><text:s/></text:span><text:span text:style-name="T196_41">to</text:span><text:span text:style-name="T196_42"><text:s/></text:span><text:span text:style-name="T196_43">modeling</text:span><text:span text:style-name="T196_44"><text:s/></text:span><text:span text:style-name="T196_45">development</text:span><text:span text:style-name="T196_46">:<text:s/></text:span><text:span text:style-name="T196_47">a</text:span><text:span text:style-name="T196_48"><text:s/></text:span><text:span text:style-name="T196_49">prototype</text:span><text:span text:style-name="T196_50"><text:s/></text:span><text:span text:style-name="T196_51">model</text:span><text:span text:style-name="T196_52"><text:s/></text:span><text:span text:style-name="T196_53">of</text:span><text:span text:style-name="T196_54"><text:s/></text:span><text:span text:style-name="T196_55">C</text:span><text:span text:style-name="T196_56">.<text:s/></text:span><text:span text:style-name="T196_57">elegans</text:span><text:span text:style-name="T196_58"><text:s/></text:span><text:span text:style-name="T196_59">vulval</text:span><text:span text:style-name="T196_60"><text:s/></text:span><text:span text:style-name="T196_61">fate</text:span><text:span text:style-name="T196_62"><text:s/></text:span><text:span text:style-name="T196_63">specification</text:span><text:span text:style-name="T196_64">.<text:s/></text:span><text:span text:style-name="T196_65">Developmental</text:span><text:span text:style-name="T196_66"><text:s/></text:span><text:span text:style-name="T196_67">Biology</text:span><text:span text:style-name="T196_68">,<text:s/></text:span><text:span text:style-name="T196_69">323</text:span><text:span text:style-name="T196_70">(1),<text:s/>1–5.<text:s/></text:span><text:span text:style-name="T196_71">doi</text:span><text:span text:style-name="T196_72">:10.1016/</text:span><text:span text:style-name="T196_73">j</text:span><text:span text:style-name="T196_74">.</text:span><text:span text:style-name="T196_75">ydbio</text:span><text:span text:style-name="T196_76">.2008.07.030</text:span></text:p>
      <text:p text:style-name="P197"><text:span text:style-name="T197_1">Kandel</text:span><text:span text:style-name="T197_2">,<text:s/></text:span><text:span text:style-name="T197_3">E</text:span><text:span text:style-name="T197_4">.<text:s/></text:span><text:span text:style-name="T197_5">R</text:span><text:span text:style-name="T197_6">.,<text:s/></text:span><text:span text:style-name="T197_7">Markram</text:span><text:span text:style-name="T197_8">,<text:s/></text:span><text:span text:style-name="T197_9">H</text:span><text:span text:style-name="T197_10">.,<text:s/></text:span><text:span text:style-name="T197_11">Matthews</text:span><text:span text:style-name="T197_12">,<text:s/></text:span><text:span text:style-name="T197_13">P</text:span><text:span text:style-name="T197_14">.<text:s/></text:span><text:span text:style-name="T197_15">M</text:span><text:span text:style-name="T197_16">.,<text:s/></text:span><text:span text:style-name="T197_17">Yuste</text:span><text:span text:style-name="T197_18">,<text:s/></text:span><text:span text:style-name="T197_19">R</text:span><text:span text:style-name="T197_20">.,<text:s/>&amp;<text:s/></text:span><text:span text:style-name="T197_21">Koch</text:span><text:span text:style-name="T197_22">,<text:s/></text:span><text:span text:style-name="T197_23">C</text:span><text:span text:style-name="T197_24">.<text:s/>(2013).<text:s/></text:span><text:span text:style-name="T197_25">Neuroscience</text:span><text:span text:style-name="T197_26"><text:s/></text:span><text:span text:style-name="T197_27">thinks</text:span><text:span text:style-name="T197_28"><text:s/></text:span><text:span text:style-name="T197_29">big</text:span><text:span text:style-name="T197_30"><text:s/>(</text:span><text:span text:style-name="T197_31">and</text:span><text:span text:style-name="T197_32"><text:s/></text:span><text:span text:style-name="T197_33">collaboratively</text:span><text:span text:style-name="T197_34">).<text:s/></text:span><text:span text:style-name="T197_35">Nature</text:span><text:span text:style-name="T197_36"><text:s/></text:span><text:span text:style-name="T197_37">Reviews</text:span><text:span text:style-name="T197_38"><text:s/></text:span><text:span text:style-name="T197_39">Neuroscience</text:span><text:span text:style-name="T197_40">,<text:s/></text:span><text:span text:style-name="T197_41">14</text:span><text:span text:style-name="T197_42">(9),<text:s/>659–664.<text:s/></text:span><text:span text:style-name="T197_43">doi</text:span><text:span text:style-name="T197_44">:10.1038/</text:span><text:span text:style-name="T197_45">nrn</text:span><text:span text:style-name="T197_46">3578</text:span></text:p>
      <text:p text:style-name="P198"><text:span text:style-name="T198_1">Kaneko</text:span><text:span text:style-name="T198_2">,<text:s/></text:span><text:span text:style-name="T198_3">K</text:span><text:span text:style-name="T198_4">.<text:s/>(2006).<text:s/></text:span><text:span text:style-name="T198_5">Life</text:span><text:span text:style-name="T198_6">:<text:s/></text:span><text:span text:style-name="T198_7">An</text:span><text:span text:style-name="T198_8"><text:s/></text:span><text:span text:style-name="T198_9">Introduction</text:span><text:span text:style-name="T198_10"><text:s/></text:span><text:span text:style-name="T198_11">to</text:span><text:span text:style-name="T198_12"><text:s/></text:span><text:span text:style-name="T198_13">Complex</text:span><text:span text:style-name="T198_14"><text:s/></text:span><text:span text:style-name="T198_15">Systems</text:span><text:span text:style-name="T198_16"><text:s/></text:span><text:span text:style-name="T198_17">Biology</text:span><text:span text:style-name="T198_18">.<text:s/>(</text:span><text:span text:style-name="T198_19">S</text:span><text:span text:style-name="T198_20">.<text:s/></text:span><text:span text:style-name="T198_21">Kelso</text:span><text:span text:style-name="T198_22">,<text:s/></text:span><text:span text:style-name="T198_23">Ed</text:span><text:span text:style-name="T198_24">.).<text:s/></text:span><text:span text:style-name="T198_25">Springer</text:span><text:span text:style-name="T198_26">:<text:s/></text:span><text:span text:style-name="T198_27">Complexity</text:span><text:span text:style-name="T198_28">.</text:span></text:p>
      <text:p text:style-name="P199"><text:span text:style-name="T199_1">Kanso</text:span><text:span text:style-name="T199_2">,<text:s/></text:span><text:span text:style-name="T199_3">E</text:span><text:span text:style-name="T199_4">.,<text:s/></text:span><text:span text:style-name="T199_5">Marsden</text:span><text:span text:style-name="T199_6">,<text:s/></text:span><text:span text:style-name="T199_7">J</text:span><text:span text:style-name="T199_8">.<text:s/></text:span><text:span text:style-name="T199_9">E</text:span><text:span text:style-name="T199_10">.,<text:s/></text:span><text:span text:style-name="T199_11">Rowley</text:span><text:span text:style-name="T199_12">,<text:s/></text:span><text:span text:style-name="T199_13">C</text:span><text:span text:style-name="T199_14">.<text:s/></text:span><text:span text:style-name="T199_15">W</text:span><text:span text:style-name="T199_16">.,<text:s/>&amp;<text:s/></text:span><text:span text:style-name="T199_17">Melli</text:span><text:span text:style-name="T199_18">-</text:span><text:span text:style-name="T199_19">Huber</text:span><text:span text:style-name="T199_20">,<text:s/></text:span><text:span text:style-name="T199_21">J</text:span><text:span text:style-name="T199_22">.<text:s/></text:span><text:span text:style-name="T199_23">B</text:span><text:span text:style-name="T199_24">.<text:s/>(2005).<text:s/></text:span><text:span text:style-name="T199_25">Locomotion</text:span><text:span text:style-name="T199_26"><text:s/></text:span><text:span text:style-name="T199_27">of</text:span><text:span text:style-name="T199_28"><text:s/></text:span><text:span text:style-name="T199_29">Articulated</text:span><text:span text:style-name="T199_30"><text:s/></text:span><text:span text:style-name="T199_31">Bodies</text:span><text:span text:style-name="T199_32"><text:s/></text:span><text:span text:style-name="T199_33">in</text:span><text:span text:style-name="T199_34"><text:s/></text:span><text:span text:style-name="T199_35">a</text:span><text:span text:style-name="T199_36"><text:s/></text:span><text:span text:style-name="T199_37">Perfect</text:span><text:span text:style-name="T199_38"><text:s/></text:span><text:span text:style-name="T199_39">Fluid</text:span><text:span text:style-name="T199_40">.<text:s/></text:span><text:span text:style-name="T199_41">Journal</text:span><text:span text:style-name="T199_42"><text:s/></text:span><text:span text:style-name="T199_43">of</text:span><text:span text:style-name="T199_44"><text:s/></text:span><text:span text:style-name="T199_45">Nonlinear</text:span><text:span text:style-name="T199_46"><text:s/></text:span><text:span text:style-name="T199_47">Science</text:span><text:span text:style-name="T199_48">,<text:s/></text:span><text:span text:style-name="T199_49">15</text:span><text:span text:style-name="T199_50">(4),<text:s/>255–289.<text:s/></text:span><text:span text:style-name="T199_51">doi</text:span><text:span text:style-name="T199_52">:10.1007/</text:span><text:span text:style-name="T199_53">s</text:span><text:span text:style-name="T199_54">00332-004-0650-9</text:span></text:p>
      <text:p text:style-name="P200"><text:span text:style-name="T200_1">Karbowski</text:span><text:span text:style-name="T200_2">,<text:s/></text:span><text:span text:style-name="T200_3">J</text:span><text:span text:style-name="T200_4">.,<text:s/></text:span><text:span text:style-name="T200_5">Schindelman</text:span><text:span text:style-name="T200_6">,<text:s/></text:span><text:span text:style-name="T200_7">G</text:span><text:span text:style-name="T200_8">.,<text:s/></text:span><text:span text:style-name="T200_9">Cronin</text:span><text:span text:style-name="T200_10">,<text:s/></text:span><text:span text:style-name="T200_11">C</text:span><text:span text:style-name="T200_12">.<text:s/></text:span><text:span text:style-name="T200_13">J</text:span><text:span text:style-name="T200_14">.,<text:s/></text:span><text:span text:style-name="T200_15">Seah</text:span><text:span text:style-name="T200_16">,<text:s/></text:span><text:span text:style-name="T200_17">A</text:span><text:span text:style-name="T200_18">.,<text:s/>&amp;<text:s/></text:span><text:span text:style-name="T200_19">Sternberg</text:span><text:span text:style-name="T200_20">,<text:s/></text:span><text:span text:style-name="T200_21">P</text:span><text:span text:style-name="T200_22">.<text:s/></text:span><text:span text:style-name="T200_23">W</text:span><text:span text:style-name="T200_24">.<text:s/>(2008).<text:s/></text:span><text:span text:style-name="T200_25">Systems</text:span><text:span text:style-name="T200_26"><text:s/></text:span><text:span text:style-name="T200_27">level</text:span><text:span text:style-name="T200_28"><text:s/></text:span><text:span text:style-name="T200_29">circuit</text:span><text:span text:style-name="T200_30"><text:s/></text:span><text:span text:style-name="T200_31">model</text:span><text:span text:style-name="T200_32"><text:s/></text:span><text:span text:style-name="T200_33">of</text:span><text:span text:style-name="T200_34"><text:s/></text:span><text:span text:style-name="T200_35">C</text:span><text:span text:style-name="T200_36">.<text:s/></text:span><text:span text:style-name="T200_37">elegans</text:span><text:span text:style-name="T200_38"><text:s/></text:span><text:span text:style-name="T200_39">undulatory</text:span><text:span text:style-name="T200_40"><text:s/></text:span><text:span text:style-name="T200_41">locomotion</text:span><text:span text:style-name="T200_42">:<text:s/></text:span><text:span text:style-name="T200_43">mathematical</text:span><text:span text:style-name="T200_44"><text:s/></text:span><text:span text:style-name="T200_45">modeling</text:span><text:span text:style-name="T200_46"><text:s/></text:span><text:span text:style-name="T200_47">and</text:span><text:span text:style-name="T200_48"><text:s/></text:span><text:span text:style-name="T200_49">molecular</text:span><text:span text:style-name="T200_50"><text:s/></text:span><text:span text:style-name="T200_51">genetics</text:span><text:span text:style-name="T200_52">.<text:s/></text:span><text:span text:style-name="T200_53">Journal</text:span><text:span text:style-name="T200_54"><text:s/></text:span><text:span text:style-name="T200_55">of</text:span><text:span text:style-name="T200_56"><text:s/></text:span><text:span text:style-name="T200_57">Computational</text:span><text:span text:style-name="T200_58"><text:s/></text:span><text:span text:style-name="T200_59">Neuroscience</text:span><text:span text:style-name="T200_60">,<text:s/></text:span><text:span text:style-name="T200_61">24</text:span><text:span text:style-name="T200_62">(3),<text:s/>253–76.<text:s/></text:span><text:span text:style-name="T200_63">doi</text:span><text:span text:style-name="T200_64">:10.1007/</text:span><text:span text:style-name="T200_65">s</text:span><text:span text:style-name="T200_66">10827-007-0054-6</text:span></text:p>
      <text:p text:style-name="P201"><text:span text:style-name="T201_1">Karr</text:span><text:span text:style-name="T201_2">,<text:s/></text:span><text:span text:style-name="T201_3">J</text:span><text:span text:style-name="T201_4">.<text:s/></text:span><text:span text:style-name="T201_5">R</text:span><text:span text:style-name="T201_6">.,<text:s/></text:span><text:span text:style-name="T201_7">Sanghvi</text:span><text:span text:style-name="T201_8">,<text:s/></text:span><text:span text:style-name="T201_9">J</text:span><text:span text:style-name="T201_10">.<text:s/></text:span><text:span text:style-name="T201_11">C</text:span><text:span text:style-name="T201_12">.,<text:s/></text:span><text:span text:style-name="T201_13">Macklin</text:span><text:span text:style-name="T201_14">,<text:s/></text:span><text:span text:style-name="T201_15">D</text:span><text:span text:style-name="T201_16">.<text:s/></text:span><text:span text:style-name="T201_17">N</text:span><text:span text:style-name="T201_18">.,<text:s/></text:span><text:span text:style-name="T201_19">Gutschow</text:span><text:span text:style-name="T201_20">,<text:s/></text:span><text:span text:style-name="T201_21">M</text:span><text:span text:style-name="T201_22">.<text:s/></text:span><text:span text:style-name="T201_23">V</text:span><text:span text:style-name="T201_24">.,<text:s/></text:span><text:span text:style-name="T201_25">Jacobs</text:span><text:span text:style-name="T201_26">,<text:s/></text:span><text:span text:style-name="T201_27">J</text:span><text:span text:style-name="T201_28">.<text:s/></text:span><text:span text:style-name="T201_29">M</text:span><text:span text:style-name="T201_30">.,<text:s/></text:span><text:span text:style-name="T201_31">Bolival</text:span><text:span text:style-name="T201_32">,<text:s/></text:span><text:span text:style-name="T201_33">B</text:span><text:span text:style-name="T201_34">.,<text:s/>…<text:s/></text:span><text:span text:style-name="T201_35">Covert</text:span><text:span text:style-name="T201_36">,<text:s/></text:span><text:span text:style-name="T201_37">M</text:span><text:span text:style-name="T201_38">.<text:s/></text:span><text:span text:style-name="T201_39">W</text:span><text:span text:style-name="T201_40">.<text:s/>(2012).<text:s/></text:span><text:span text:style-name="T201_41">A</text:span><text:span text:style-name="T201_42"><text:s/></text:span><text:span text:style-name="T201_43">Whole</text:span><text:span text:style-name="T201_44">-</text:span><text:span text:style-name="T201_45">Cell</text:span><text:span text:style-name="T201_46"><text:s/></text:span><text:span text:style-name="T201_47">Computational</text:span><text:span text:style-name="T201_48"><text:s/></text:span><text:span text:style-name="T201_49">Model</text:span><text:span text:style-name="T201_50"><text:s/></text:span><text:span text:style-name="T201_51">Predicts</text:span><text:span text:style-name="T201_52"><text:s/></text:span><text:span text:style-name="T201_53">Phenotype</text:span><text:span text:style-name="T201_54"><text:s/></text:span><text:span text:style-name="T201_55">from</text:span><text:span text:style-name="T201_56"><text:s/></text:span><text:span text:style-name="T201_57">Genotype</text:span><text:span text:style-name="T201_58">.<text:s/></text:span><text:span text:style-name="T201_59">Cell</text:span><text:span text:style-name="T201_60">,<text:s/></text:span><text:span text:style-name="T201_61">150</text:span><text:span text:style-name="T201_62">(2),<text:s/>389–401.<text:s/></text:span><text:span text:style-name="T201_63">doi</text:span><text:span text:style-name="T201_64">:10.1016/</text:span><text:span text:style-name="T201_65">j</text:span><text:span text:style-name="T201_66">.</text:span><text:span text:style-name="T201_67">cell</text:span><text:span text:style-name="T201_68">.2012.05.044</text:span></text:p>
      <text:p text:style-name="P202"><text:span text:style-name="T202_1">Kaufman</text:span><text:span text:style-name="T202_2">,<text:s/></text:span><text:span text:style-name="T202_3">A</text:span><text:span text:style-name="T202_4">.,<text:s/></text:span><text:span text:style-name="T202_5">Dror</text:span><text:span text:style-name="T202_6">,<text:s/></text:span><text:span text:style-name="T202_7">G</text:span><text:span text:style-name="T202_8">.,<text:s/></text:span><text:span text:style-name="T202_9">Meilijson</text:span><text:span text:style-name="T202_10">,<text:s/></text:span><text:span text:style-name="T202_11">I</text:span><text:span text:style-name="T202_12">.,<text:s/>&amp;<text:s/></text:span><text:span text:style-name="T202_13">Ruppin</text:span><text:span text:style-name="T202_14">,<text:s/></text:span><text:span text:style-name="T202_15">E</text:span><text:span text:style-name="T202_16">.<text:s/>(2006).<text:s/></text:span><text:span text:style-name="T202_17">Gene</text:span><text:span text:style-name="T202_18"><text:s/></text:span><text:span text:style-name="T202_19">expression</text:span><text:span text:style-name="T202_20"><text:s/></text:span><text:span text:style-name="T202_21">of</text:span><text:span text:style-name="T202_22"><text:s/></text:span><text:span text:style-name="T202_23">Caenorhabditis</text:span><text:span text:style-name="T202_24"><text:s/></text:span><text:span text:style-name="T202_25">elegans</text:span><text:span text:style-name="T202_26"><text:s/></text:span><text:span text:style-name="T202_27">neurons</text:span><text:span text:style-name="T202_28"><text:s/></text:span><text:span text:style-name="T202_29">carries</text:span><text:span text:style-name="T202_30"><text:s/></text:span><text:span text:style-name="T202_31">information</text:span><text:span text:style-name="T202_32"><text:s/></text:span><text:span text:style-name="T202_33">on</text:span><text:span text:style-name="T202_34"><text:s/></text:span><text:span text:style-name="T202_35">their</text:span><text:span text:style-name="T202_36"><text:s/></text:span><text:span text:style-name="T202_37">synaptic</text:span><text:span text:style-name="T202_38"><text:s/></text:span><text:span text:style-name="T202_39">connectivity</text:span><text:span text:style-name="T202_40">.<text:s/></text:span><text:span text:style-name="T202_41">PLoS</text:span><text:span text:style-name="T202_42"><text:s/></text:span><text:span text:style-name="T202_43">Computational</text:span><text:span text:style-name="T202_44"><text:s/></text:span><text:span text:style-name="T202_45">Biology</text:span><text:span text:style-name="T202_46">,<text:s/></text:span><text:span text:style-name="T202_47">2</text:span><text:span text:style-name="T202_48">(12),<text:s/></text:span><text:span text:style-name="T202_49">e</text:span><text:span text:style-name="T202_50">167.<text:s/></text:span><text:span text:style-name="T202_51">doi</text:span><text:span text:style-name="T202_52">:10.1371/</text:span><text:span text:style-name="T202_53">journal</text:span><text:span text:style-name="T202_54">.</text:span><text:span text:style-name="T202_55">pcbi</text:span><text:span text:style-name="T202_56">.0020167</text:span></text:p>
      <text:p text:style-name="P203"><text:span text:style-name="T203_1">Kawano</text:span><text:span text:style-name="T203_2">,<text:s/></text:span><text:span text:style-name="T203_3">T</text:span><text:span text:style-name="T203_4">.,<text:s/></text:span><text:span text:style-name="T203_5">Po</text:span><text:span text:style-name="T203_6">,<text:s/></text:span><text:span text:style-name="T203_7">M</text:span><text:span text:style-name="T203_8">.<text:s/></text:span><text:span text:style-name="T203_9">D</text:span><text:span text:style-name="T203_10">.,<text:s/></text:span><text:span text:style-name="T203_11">Gao</text:span><text:span text:style-name="T203_12">,<text:s/></text:span><text:span text:style-name="T203_13">S</text:span><text:span text:style-name="T203_14">.,<text:s/></text:span><text:span text:style-name="T203_15">Leung</text:span><text:span text:style-name="T203_16">,<text:s/></text:span><text:span text:style-name="T203_17">G</text:span><text:span text:style-name="T203_18">.,<text:s/></text:span><text:span text:style-name="T203_19">Ryu</text:span><text:span text:style-name="T203_20">,<text:s/></text:span><text:span text:style-name="T203_21">W</text:span><text:span text:style-name="T203_22">.<text:s/></text:span><text:span text:style-name="T203_23">S</text:span><text:span text:style-name="T203_24">.,<text:s/>&amp;<text:s/></text:span><text:span text:style-name="T203_25">Zhen</text:span><text:span text:style-name="T203_26">,<text:s/></text:span><text:span text:style-name="T203_27">M</text:span><text:span text:style-name="T203_28">.<text:s/>(2011).<text:s/></text:span><text:span text:style-name="T203_29">An</text:span><text:span text:style-name="T203_30"><text:s/></text:span><text:span text:style-name="T203_31">Imbalancing</text:span><text:span text:style-name="T203_32"><text:s/></text:span><text:span text:style-name="T203_33">Act</text:span><text:span text:style-name="T203_34">:<text:s/></text:span><text:span text:style-name="T203_35">Gap</text:span><text:span text:style-name="T203_36"><text:s/></text:span><text:span text:style-name="T203_37">Junctions</text:span><text:span text:style-name="T203_38"><text:s/></text:span><text:span text:style-name="T203_39">Reduce</text:span><text:span text:style-name="T203_40"><text:s/></text:span><text:span text:style-name="T203_41">the</text:span><text:span text:style-name="T203_42"><text:s/></text:span><text:span text:style-name="T203_43">Backward</text:span><text:span text:style-name="T203_44"><text:s/></text:span><text:span text:style-name="T203_45">Motor</text:span><text:span text:style-name="T203_46"><text:s/></text:span><text:span text:style-name="T203_47">Circuit</text:span><text:span text:style-name="T203_48"><text:s/></text:span><text:span text:style-name="T203_49">Activity</text:span><text:span text:style-name="T203_50"><text:s/></text:span><text:span text:style-name="T203_51">to</text:span><text:span text:style-name="T203_52"><text:s/></text:span><text:span text:style-name="T203_53">Bias</text:span><text:span text:style-name="T203_54"><text:s/></text:span><text:span text:style-name="T203_55">C</text:span><text:span text:style-name="T203_56">.<text:s/></text:span><text:span text:style-name="T203_57">elegans</text:span><text:span text:style-name="T203_58"><text:s/></text:span><text:span text:style-name="T203_59">for</text:span><text:span text:style-name="T203_60"><text:s/></text:span><text:span text:style-name="T203_61">Forward</text:span><text:span text:style-name="T203_62"><text:s/></text:span><text:span text:style-name="T203_63">Locomotion</text:span><text:span text:style-name="T203_64">.<text:s/></text:span><text:span text:style-name="T203_65">Neuron</text:span><text:span text:style-name="T203_66">,<text:s/></text:span><text:span text:style-name="T203_67">72</text:span><text:span text:style-name="T203_68">(4),<text:s/>572–86.<text:s/></text:span><text:span text:style-name="T203_69">doi</text:span><text:span text:style-name="T203_70">:10.1016/</text:span><text:span text:style-name="T203_71">j</text:span><text:span text:style-name="T203_72">.</text:span><text:span text:style-name="T203_73">neuron</text:span><text:span text:style-name="T203_74">.2011.09.005</text:span></text:p>
      <text:p text:style-name="P204"><text:span text:style-name="T204_1">Keller</text:span><text:span text:style-name="T204_2">,<text:s/></text:span><text:span text:style-name="T204_3">R</text:span><text:span text:style-name="T204_4">.,<text:s/></text:span><text:span text:style-name="T204_5">Dörr</text:span><text:span text:style-name="T204_6">,<text:s/></text:span><text:span text:style-name="T204_7">A</text:span><text:span text:style-name="T204_8">.,<text:s/></text:span><text:span text:style-name="T204_9">Tabira</text:span><text:span text:style-name="T204_10">,<text:s/></text:span><text:span text:style-name="T204_11">A</text:span><text:span text:style-name="T204_12">.,<text:s/></text:span><text:span text:style-name="T204_13">Funahashi</text:span><text:span text:style-name="T204_14">,<text:s/></text:span><text:span text:style-name="T204_15">A</text:span><text:span text:style-name="T204_16">.,<text:s/></text:span><text:span text:style-name="T204_17">Ziller</text:span><text:span text:style-name="T204_18">,<text:s/></text:span><text:span text:style-name="T204_19">M</text:span><text:span text:style-name="T204_20">.<text:s/></text:span><text:span text:style-name="T204_21">J</text:span><text:span text:style-name="T204_22">.,<text:s/></text:span><text:span text:style-name="T204_23">Adams</text:span><text:span text:style-name="T204_24">,<text:s/></text:span><text:span text:style-name="T204_25">R</text:span><text:span text:style-name="T204_26">.,<text:s/>…<text:s/></text:span><text:span text:style-name="T204_27">Dräger</text:span><text:span text:style-name="T204_28">,<text:s/></text:span><text:span text:style-name="T204_29">A</text:span><text:span text:style-name="T204_30">.<text:s/>(2013).<text:s/></text:span><text:span text:style-name="T204_31">The</text:span><text:span text:style-name="T204_32"><text:s/></text:span><text:span text:style-name="T204_33">systems</text:span><text:span text:style-name="T204_34"><text:s/></text:span><text:span text:style-name="T204_35">biology</text:span><text:span text:style-name="T204_36"><text:s/></text:span><text:span text:style-name="T204_37">simulation</text:span><text:span text:style-name="T204_38"><text:s/></text:span><text:span text:style-name="T204_39">core</text:span><text:span text:style-name="T204_40"><text:s/></text:span><text:span text:style-name="T204_41">algorithm</text:span><text:span text:style-name="T204_42">.<text:s/></text:span><text:span text:style-name="T204_43">BMC</text:span><text:span text:style-name="T204_44"><text:s/></text:span><text:span text:style-name="T204_45">Systems</text:span><text:span text:style-name="T204_46"><text:s/></text:span><text:span text:style-name="T204_47">Biology</text:span><text:span text:style-name="T204_48">,<text:s/></text:span><text:span text:style-name="T204_49">7</text:span><text:span text:style-name="T204_50">(1),<text:s/>55.<text:s/></text:span><text:span text:style-name="T204_51">doi</text:span><text:span text:style-name="T204_52">:10.1186/1752-0509-7-55</text:span></text:p>
      <text:p text:style-name="P205"><text:span text:style-name="T205_1">Kerr</text:span><text:span text:style-name="T205_2">,<text:s/></text:span><text:span text:style-name="T205_3">R</text:span><text:span text:style-name="T205_4">.,<text:s/></text:span><text:span text:style-name="T205_5">Lev</text:span><text:span text:style-name="T205_6">-</text:span><text:span text:style-name="T205_7">Ram</text:span><text:span text:style-name="T205_8">,<text:s/></text:span><text:span text:style-name="T205_9">V</text:span><text:span text:style-name="T205_10">.,<text:s/></text:span><text:span text:style-name="T205_11">Baird</text:span><text:span text:style-name="T205_12">,<text:s/></text:span><text:span text:style-name="T205_13">G</text:span><text:span text:style-name="T205_14">.,<text:s/></text:span><text:span text:style-name="T205_15">Vincent</text:span><text:span text:style-name="T205_16">,<text:s/></text:span><text:span text:style-name="T205_17">P</text:span><text:span text:style-name="T205_18">.,<text:s/></text:span><text:span text:style-name="T205_19">Tsien</text:span><text:span text:style-name="T205_20">,<text:s/></text:span><text:span text:style-name="T205_21">R</text:span><text:span text:style-name="T205_22">.<text:s/></text:span><text:span text:style-name="T205_23">Y</text:span><text:span text:style-name="T205_24">.,<text:s/>&amp;<text:s/></text:span><text:span text:style-name="T205_25">Schafer</text:span><text:span text:style-name="T205_26">,<text:s/></text:span><text:span text:style-name="T205_27">W</text:span><text:span text:style-name="T205_28">.<text:s/></text:span><text:span text:style-name="T205_29">R</text:span><text:span text:style-name="T205_30">.<text:s/>(2000).<text:s/></text:span><text:span text:style-name="T205_31">Optical</text:span><text:span text:style-name="T205_32"><text:s/></text:span><text:span text:style-name="T205_33">imaging</text:span><text:span text:style-name="T205_34"><text:s/></text:span><text:span text:style-name="T205_35">of</text:span><text:span text:style-name="T205_36"><text:s/></text:span><text:span text:style-name="T205_37">calcium</text:span><text:span text:style-name="T205_38"><text:s/></text:span><text:span text:style-name="T205_39">transients</text:span><text:span text:style-name="T205_40"><text:s/></text:span><text:span text:style-name="T205_41">in</text:span><text:span text:style-name="T205_42"><text:s/></text:span><text:span text:style-name="T205_43">neurons</text:span><text:span text:style-name="T205_44"><text:s/></text:span><text:span text:style-name="T205_45">and</text:span><text:span text:style-name="T205_46"><text:s/></text:span><text:span text:style-name="T205_47">pharyngeal</text:span><text:span text:style-name="T205_48"><text:s/></text:span><text:span text:style-name="T205_49">muscle</text:span><text:span text:style-name="T205_50"><text:s/></text:span><text:span text:style-name="T205_51">of</text:span><text:span text:style-name="T205_52"><text:s/></text:span><text:span text:style-name="T205_53">C</text:span><text:span text:style-name="T205_54">.<text:s/></text:span><text:span text:style-name="T205_55">elegans</text:span><text:span text:style-name="T205_56">.<text:s/></text:span><text:span text:style-name="T205_57">Neuron</text:span><text:span text:style-name="T205_58">,<text:s/></text:span><text:span text:style-name="T205_59">26</text:span><text:span text:style-name="T205_60">(3),<text:s/>583–94.<text:s/></text:span><text:span text:style-name="T205_61">Retrieved</text:span><text:span text:style-name="T205_62"><text:s/></text:span><text:span text:style-name="T205_63">from</text:span><text:span text:style-name="T205_64"><text:s/></text:span><text:span text:style-name="T205_65">http</text:span><text:span text:style-name="T205_66">://</text:span><text:span text:style-name="T205_67">www</text:span><text:span text:style-name="T205_68">.</text:span><text:span text:style-name="T205_69">ncbi</text:span><text:span text:style-name="T205_70">.</text:span><text:span text:style-name="T205_71">nlm</text:span><text:span text:style-name="T205_72">.</text:span><text:span text:style-name="T205_73">nih</text:span><text:span text:style-name="T205_74">.</text:span><text:span text:style-name="T205_75">gov</text:span><text:span text:style-name="T205_76">/</text:span><text:span text:style-name="T205_77">pubmed</text:span><text:span text:style-name="T205_78">/10896155</text:span></text:p>
      <text:p text:style-name="P206"><text:span text:style-name="T206_1">Kim</text:span><text:span text:style-name="T206_2">,<text:s/></text:span><text:span text:style-name="T206_3">S</text:span><text:span text:style-name="T206_4">.<text:s/>(2000).<text:s/></text:span><text:span text:style-name="T206_5">Positioning</text:span><text:span text:style-name="T206_6"><text:s/></text:span><text:span text:style-name="T206_7">of</text:span><text:span text:style-name="T206_8"><text:s/></text:span><text:span text:style-name="T206_9">Longitudinal</text:span><text:span text:style-name="T206_10"><text:s/></text:span><text:span text:style-name="T206_11">Nerves</text:span><text:span text:style-name="T206_12"><text:s/></text:span><text:span text:style-name="T206_13">in</text:span><text:span text:style-name="T206_14"><text:s/></text:span><text:span text:style-name="T206_15">C</text:span><text:span text:style-name="T206_16">.<text:s/></text:span><text:span text:style-name="T206_17">elegans</text:span><text:span text:style-name="T206_18"><text:s/></text:span><text:span text:style-name="T206_19">by</text:span><text:span text:style-name="T206_20"><text:s/></text:span><text:span text:style-name="T206_21">Nidogen</text:span><text:span text:style-name="T206_22">.<text:s/></text:span><text:span text:style-name="T206_23">Science</text:span><text:span text:style-name="T206_24">,<text:s/></text:span><text:span text:style-name="T206_25">288</text:span><text:span text:style-name="T206_26">(5463),<text:s/>150–154.<text:s/></text:span><text:span text:style-name="T206_27">doi</text:span><text:span text:style-name="T206_28">:10.1126/</text:span><text:span text:style-name="T206_29">science</text:span><text:span text:style-name="T206_30">.288.5463.150</text:span></text:p>
      <text:p text:style-name="P207"><text:span text:style-name="T207_1">Kindt</text:span><text:span text:style-name="T207_2">,<text:s/></text:span><text:span text:style-name="T207_3">K</text:span><text:span text:style-name="T207_4">.<text:s/></text:span><text:span text:style-name="T207_5">S</text:span><text:span text:style-name="T207_6">.,<text:s/></text:span><text:span text:style-name="T207_7">Viswanath</text:span><text:span text:style-name="T207_8">,<text:s/></text:span><text:span text:style-name="T207_9">V</text:span><text:span text:style-name="T207_10">.,<text:s/></text:span><text:span text:style-name="T207_11">Macpherson</text:span><text:span text:style-name="T207_12">,<text:s/></text:span><text:span text:style-name="T207_13">L</text:span><text:span text:style-name="T207_14">.,<text:s/></text:span><text:span text:style-name="T207_15">Quast</text:span><text:span text:style-name="T207_16">,<text:s/></text:span><text:span text:style-name="T207_17">K</text:span><text:span text:style-name="T207_18">.,<text:s/></text:span><text:span text:style-name="T207_19">Hu</text:span><text:span text:style-name="T207_20">,<text:s/></text:span><text:span text:style-name="T207_21">H</text:span><text:span text:style-name="T207_22">.,<text:s/></text:span><text:span text:style-name="T207_23">Patapoutian</text:span><text:span text:style-name="T207_24">,<text:s/></text:span><text:span text:style-name="T207_25">A</text:span><text:span text:style-name="T207_26">.,<text:s/>&amp;<text:s/></text:span><text:span text:style-name="T207_27">Schafer</text:span><text:span text:style-name="T207_28">,<text:s/></text:span><text:span text:style-name="T207_29">W</text:span><text:span text:style-name="T207_30">.<text:s/></text:span><text:span text:style-name="T207_31">R</text:span><text:span text:style-name="T207_32">.<text:s/>(2007).<text:s/></text:span><text:span text:style-name="T207_33">Caenorhabditis</text:span><text:span text:style-name="T207_34"><text:s/></text:span><text:span text:style-name="T207_35">elegans</text:span><text:span text:style-name="T207_36"><text:s/></text:span><text:span text:style-name="T207_37">TRPA</text:span><text:span text:style-name="T207_38">-1<text:s/></text:span><text:span text:style-name="T207_39">functions</text:span><text:span text:style-name="T207_40"><text:s/></text:span><text:span text:style-name="T207_41">in</text:span><text:span text:style-name="T207_42"><text:s/></text:span><text:span text:style-name="T207_43">mechanosensation</text:span><text:span text:style-name="T207_44">.<text:s/></text:span><text:span text:style-name="T207_45">Nature</text:span><text:span text:style-name="T207_46"><text:s/></text:span><text:span text:style-name="T207_47">Neuroscience</text:span><text:span text:style-name="T207_48">,<text:s/></text:span><text:span text:style-name="T207_49">10</text:span><text:span text:style-name="T207_50">(5),<text:s/>568–77.<text:s/></text:span><text:span text:style-name="T207_51">doi</text:span><text:span text:style-name="T207_52">:10.1038/</text:span><text:span text:style-name="T207_53">nn</text:span><text:span text:style-name="T207_54">1886</text:span></text:p>
      <text:p text:style-name="P208"><text:span text:style-name="T208_1">King</text:span><text:span text:style-name="T208_2">,<text:s/></text:span><text:span text:style-name="T208_3">A</text:span><text:span text:style-name="T208_4">.<text:s/></text:span><text:span text:style-name="T208_5">J</text:span><text:span text:style-name="T208_6">.<text:s/>(2005).<text:s/></text:span><text:span text:style-name="T208_7">Multisensory</text:span><text:span text:style-name="T208_8"><text:s/></text:span><text:span text:style-name="T208_9">integration</text:span><text:span text:style-name="T208_10">:<text:s/></text:span><text:span text:style-name="T208_11">strategies</text:span><text:span text:style-name="T208_12"><text:s/></text:span><text:span text:style-name="T208_13">for</text:span><text:span text:style-name="T208_14"><text:s/></text:span><text:span text:style-name="T208_15">synchronization</text:span><text:span text:style-name="T208_16">.<text:s/></text:span><text:span text:style-name="T208_17">Current</text:span><text:span text:style-name="T208_18"><text:s/></text:span><text:span text:style-name="T208_19">Biology</text:span><text:span text:style-name="T208_20"> :<text:s/></text:span><text:span text:style-name="T208_21">CB</text:span><text:span text:style-name="T208_22">,<text:s/></text:span><text:span text:style-name="T208_23">15</text:span><text:span text:style-name="T208_24">(9),<text:s/></text:span><text:span text:style-name="T208_25">R</text:span><text:span text:style-name="T208_26">339–41.<text:s/></text:span><text:span text:style-name="T208_27">doi</text:span><text:span text:style-name="T208_28">:10.1016/</text:span><text:span text:style-name="T208_29">j</text:span><text:span text:style-name="T208_30">.</text:span><text:span text:style-name="T208_31">cub</text:span><text:span text:style-name="T208_32">.2005.04.022</text:span></text:p>
      <text:p text:style-name="P209"><text:span text:style-name="T209_1">Kitano</text:span><text:span text:style-name="T209_2">,<text:s/></text:span><text:span text:style-name="T209_3">H</text:span><text:span text:style-name="T209_4">.<text:s/>(2002).<text:s/></text:span><text:span text:style-name="T209_5">Computational</text:span><text:span text:style-name="T209_6"><text:s/></text:span><text:span text:style-name="T209_7">systems</text:span><text:span text:style-name="T209_8"><text:s/></text:span><text:span text:style-name="T209_9">biology</text:span><text:span text:style-name="T209_10">.<text:s/></text:span><text:span text:style-name="T209_11">Nature</text:span><text:span text:style-name="T209_12">,<text:s/></text:span><text:span text:style-name="T209_13">420</text:span><text:span text:style-name="T209_14">(6912),<text:s/>206–10.<text:s/></text:span><text:span text:style-name="T209_15">doi</text:span><text:span text:style-name="T209_16">:10.1038/</text:span><text:span text:style-name="T209_17">nature</text:span><text:span text:style-name="T209_18">01254</text:span></text:p>
      <text:p text:style-name="P210"><text:span text:style-name="T210_1">Kitano</text:span><text:span text:style-name="T210_2">,<text:s/></text:span><text:span text:style-name="T210_3">H</text:span><text:span text:style-name="T210_4">.,<text:s/></text:span><text:span text:style-name="T210_5">Hamahashi</text:span><text:span text:style-name="T210_6">,<text:s/></text:span><text:span text:style-name="T210_7">S</text:span><text:span text:style-name="T210_8">.,<text:s/>&amp;<text:s/></text:span><text:span text:style-name="T210_9">Luke</text:span><text:span text:style-name="T210_10">,<text:s/></text:span><text:span text:style-name="T210_11">S</text:span><text:span text:style-name="T210_12">.<text:s/>(1998).<text:s/></text:span><text:span text:style-name="T210_13">The</text:span><text:span text:style-name="T210_14"><text:s/></text:span><text:span text:style-name="T210_15">perfect</text:span><text:span text:style-name="T210_16"><text:s/></text:span><text:span text:style-name="T210_17">C</text:span><text:span text:style-name="T210_18">.<text:s/></text:span><text:span text:style-name="T210_19">elegans</text:span><text:span text:style-name="T210_20"><text:s/></text:span><text:span text:style-name="T210_21">project</text:span><text:span text:style-name="T210_22">:<text:s/></text:span><text:span text:style-name="T210_23">an</text:span><text:span text:style-name="T210_24"><text:s/></text:span><text:span text:style-name="T210_25">initial</text:span><text:span text:style-name="T210_26"><text:s/></text:span><text:span text:style-name="T210_27">report</text:span><text:span text:style-name="T210_28">.<text:s/></text:span><text:span text:style-name="T210_29">Artificial</text:span><text:span text:style-name="T210_30"><text:s/></text:span><text:span text:style-name="T210_31">Life</text:span><text:span text:style-name="T210_32">,<text:s/></text:span><text:span text:style-name="T210_33">4</text:span><text:span text:style-name="T210_34">(2),<text:s/>141–56.<text:s/></text:span><text:span text:style-name="T210_35">Retrieved</text:span><text:span text:style-name="T210_36"><text:s/></text:span><text:span text:style-name="T210_37">from</text:span><text:span text:style-name="T210_38"><text:s/></text:span><text:span text:style-name="T210_39">http</text:span><text:span text:style-name="T210_40">://</text:span><text:span text:style-name="T210_41">www</text:span><text:span text:style-name="T210_42">.</text:span><text:span text:style-name="T210_43">ncbi</text:span><text:span text:style-name="T210_44">.</text:span><text:span text:style-name="T210_45">nlm</text:span><text:span text:style-name="T210_46">.</text:span><text:span text:style-name="T210_47">nih</text:span><text:span text:style-name="T210_48">.</text:span><text:span text:style-name="T210_49">gov</text:span><text:span text:style-name="T210_50">/</text:span><text:span text:style-name="T210_51">pubmed</text:span><text:span text:style-name="T210_52">/9847421</text:span></text:p>
      <text:p text:style-name="P211"><text:span text:style-name="T211_1">Kocabas</text:span><text:span text:style-name="T211_2">,<text:s/></text:span><text:span text:style-name="T211_3">A</text:span><text:span text:style-name="T211_4">.,<text:s/></text:span><text:span text:style-name="T211_5">Shen</text:span><text:span text:style-name="T211_6">,<text:s/></text:span><text:span text:style-name="T211_7">C</text:span><text:span text:style-name="T211_8">.-</text:span><text:span text:style-name="T211_9">H</text:span><text:span text:style-name="T211_10">.,<text:s/></text:span><text:span text:style-name="T211_11">Guo</text:span><text:span text:style-name="T211_12">,<text:s/></text:span><text:span text:style-name="T211_13">Z</text:span><text:span text:style-name="T211_14">.<text:s/></text:span><text:span text:style-name="T211_15">V</text:span><text:span text:style-name="T211_16">,<text:s/>&amp;<text:s/></text:span><text:span text:style-name="T211_17">Ramanathan</text:span><text:span text:style-name="T211_18">,<text:s/></text:span><text:span text:style-name="T211_19">S</text:span><text:span text:style-name="T211_20">.<text:s/>(2012).<text:s/></text:span><text:span text:style-name="T211_21">Controlling</text:span><text:span text:style-name="T211_22"><text:s/></text:span><text:span text:style-name="T211_23">interneuron</text:span><text:span text:style-name="T211_24"><text:s/></text:span><text:span text:style-name="T211_25">activity</text:span><text:span text:style-name="T211_26"><text:s/></text:span><text:span text:style-name="T211_27">in</text:span><text:span text:style-name="T211_28"><text:s/></text:span><text:span text:style-name="T211_29">Caenorhabditis</text:span><text:span text:style-name="T211_30"><text:s/></text:span><text:span text:style-name="T211_31">elegans</text:span><text:span text:style-name="T211_32"><text:s/></text:span><text:span text:style-name="T211_33">to</text:span><text:span text:style-name="T211_34"><text:s/></text:span><text:span text:style-name="T211_35">evoke</text:span><text:span text:style-name="T211_36"><text:s/></text:span><text:span text:style-name="T211_37">chemotactic</text:span><text:span text:style-name="T211_38"><text:s/></text:span><text:span text:style-name="T211_39">behaviour</text:span><text:span text:style-name="T211_40">.<text:s/></text:span><text:span text:style-name="T211_41">Nature</text:span><text:span text:style-name="T211_42">,<text:s/>3–8.<text:s/></text:span><text:span text:style-name="T211_43">doi</text:span><text:span text:style-name="T211_44">:10.1038/</text:span><text:span text:style-name="T211_45">nature</text:span><text:span text:style-name="T211_46">11431</text:span></text:p>
      <text:p text:style-name="P212"><text:span text:style-name="T212_1">Koo</text:span><text:span text:style-name="T212_2">,<text:s/></text:span><text:span text:style-name="T212_3">P</text:span><text:span text:style-name="T212_4">.<text:s/></text:span><text:span text:style-name="T212_5">K</text:span><text:span text:style-name="T212_6">.,<text:s/></text:span><text:span text:style-name="T212_7">Bian</text:span><text:span text:style-name="T212_8">,<text:s/></text:span><text:span text:style-name="T212_9">X</text:span><text:span text:style-name="T212_10">.,<text:s/></text:span><text:span text:style-name="T212_11">Sherlekar</text:span><text:span text:style-name="T212_12">,<text:s/></text:span><text:span text:style-name="T212_13">A</text:span><text:span text:style-name="T212_14">.<text:s/></text:span><text:span text:style-name="T212_15">L</text:span><text:span text:style-name="T212_16">.,<text:s/></text:span><text:span text:style-name="T212_17">Bunkers</text:span><text:span text:style-name="T212_18">,<text:s/></text:span><text:span text:style-name="T212_19">M</text:span><text:span text:style-name="T212_20">.<text:s/></text:span><text:span text:style-name="T212_21">R</text:span><text:span text:style-name="T212_22">.,<text:s/>&amp;<text:s/></text:span><text:span text:style-name="T212_23">Lints</text:span><text:span text:style-name="T212_24">,<text:s/></text:span><text:span text:style-name="T212_25">R</text:span><text:span text:style-name="T212_26">.<text:s/>(2011).<text:s/></text:span><text:span text:style-name="T212_27">The</text:span><text:span text:style-name="T212_28"><text:s/></text:span><text:span text:style-name="T212_29">Robustness</text:span><text:span text:style-name="T212_30"><text:s/></text:span><text:span text:style-name="T212_31">of</text:span><text:span text:style-name="T212_32"><text:s/></text:span><text:span text:style-name="T212_33">Caenorhabditis</text:span><text:span text:style-name="T212_34"><text:s/></text:span><text:span text:style-name="T212_35">elegans</text:span><text:span text:style-name="T212_36"><text:s/></text:span><text:span text:style-name="T212_37">Male</text:span><text:span text:style-name="T212_38"><text:s/></text:span><text:span text:style-name="T212_39">Mating</text:span><text:span text:style-name="T212_40"><text:s/></text:span><text:span text:style-name="T212_41">Behavior</text:span><text:span text:style-name="T212_42"><text:s/></text:span><text:span text:style-name="T212_43">Depends</text:span><text:span text:style-name="T212_44"><text:s/></text:span><text:span text:style-name="T212_45">on</text:span><text:span text:style-name="T212_46"><text:s/></text:span><text:span text:style-name="T212_47">the</text:span><text:span text:style-name="T212_48"><text:s/></text:span><text:span text:style-name="T212_49">Distributed</text:span><text:span text:style-name="T212_50"><text:s/></text:span><text:span text:style-name="T212_51">Properties</text:span><text:span text:style-name="T212_52"><text:s/></text:span><text:span text:style-name="T212_53">of</text:span><text:span text:style-name="T212_54"><text:s/></text:span><text:span text:style-name="T212_55">Ray</text:span><text:span text:style-name="T212_56"><text:s/></text:span><text:span text:style-name="T212_57">Sensory</text:span><text:span text:style-name="T212_58"><text:s/></text:span><text:span text:style-name="T212_59">Neurons</text:span><text:span text:style-name="T212_60"><text:s/></text:span><text:span text:style-name="T212_61">and</text:span><text:span text:style-name="T212_62"><text:s/></text:span><text:span text:style-name="T212_63">Their</text:span><text:span text:style-name="T212_64"><text:s/></text:span><text:span text:style-name="T212_65">Output</text:span><text:span text:style-name="T212_66"><text:s/></text:span><text:span text:style-name="T212_67">through</text:span><text:span text:style-name="T212_68"><text:s/></text:span><text:span text:style-name="T212_69">Core</text:span><text:span text:style-name="T212_70"><text:s/></text:span><text:span text:style-name="T212_71">and</text:span><text:span text:style-name="T212_72"><text:s/></text:span><text:span text:style-name="T212_73">Male</text:span><text:span text:style-name="T212_74">-</text:span><text:span text:style-name="T212_75">Specific</text:span><text:span text:style-name="T212_76"><text:s/></text:span><text:span text:style-name="T212_77">Targets</text:span><text:span text:style-name="T212_78">.<text:s/></text:span><text:span text:style-name="T212_79">The</text:span><text:span text:style-name="T212_80"><text:s/></text:span><text:span text:style-name="T212_81">Journal</text:span><text:span text:style-name="T212_82"><text:s/></text:span><text:span text:style-name="T212_83">of</text:span><text:span text:style-name="T212_84"><text:s/></text:span><text:span text:style-name="T212_85">Neuroscience</text:span><text:span text:style-name="T212_86"> :<text:s/></text:span><text:span text:style-name="T212_87">The</text:span><text:span text:style-name="T212_88"><text:s/></text:span><text:span text:style-name="T212_89">Official</text:span><text:span text:style-name="T212_90"><text:s/></text:span><text:span text:style-name="T212_91">Journal</text:span><text:span text:style-name="T212_92"><text:s/></text:span><text:span text:style-name="T212_93">of</text:span><text:span text:style-name="T212_94"><text:s/></text:span><text:span text:style-name="T212_95">the</text:span><text:span text:style-name="T212_96"><text:s/></text:span><text:span text:style-name="T212_97">Society</text:span><text:span text:style-name="T212_98"><text:s/></text:span><text:span text:style-name="T212_99">for</text:span><text:span text:style-name="T212_100"><text:s/></text:span><text:span text:style-name="T212_101">Neuroscience</text:span><text:span text:style-name="T212_102">,<text:s/></text:span><text:span text:style-name="T212_103">31</text:span><text:span text:style-name="T212_104">(20),<text:s/>7497–510.<text:s/></text:span><text:span text:style-name="T212_105">doi</text:span><text:span text:style-name="T212_106">:10.1523/</text:span><text:span text:style-name="T212_107">JNEUROSCI</text:span><text:span text:style-name="T212_108">.6153-10.2011</text:span></text:p>
      <text:p text:style-name="P213"><text:span text:style-name="T213_1">Kormish</text:span><text:span text:style-name="T213_2">,<text:s/></text:span><text:span text:style-name="T213_3">J</text:span><text:span text:style-name="T213_4">.<text:s/></text:span><text:span text:style-name="T213_5">D</text:span><text:span text:style-name="T213_6">.,<text:s/></text:span><text:span text:style-name="T213_7">Gaudet</text:span><text:span text:style-name="T213_8">,<text:s/></text:span><text:span text:style-name="T213_9">J</text:span><text:span text:style-name="T213_10">.,<text:s/>&amp;<text:s/></text:span><text:span text:style-name="T213_11">McGhee</text:span><text:span text:style-name="T213_12">,<text:s/></text:span><text:span text:style-name="T213_13">J</text:span><text:span text:style-name="T213_14">.<text:s/></text:span><text:span text:style-name="T213_15">D</text:span><text:span text:style-name="T213_16">.<text:s/>(2010).<text:s/></text:span><text:span text:style-name="T213_17">Development</text:span><text:span text:style-name="T213_18"><text:s/></text:span><text:span text:style-name="T213_19">of</text:span><text:span text:style-name="T213_20"><text:s/></text:span><text:span text:style-name="T213_21">the</text:span><text:span text:style-name="T213_22"><text:s/></text:span><text:span text:style-name="T213_23">C</text:span><text:span text:style-name="T213_24">.<text:s/></text:span><text:span text:style-name="T213_25">elegans</text:span><text:span text:style-name="T213_26"><text:s/></text:span><text:span text:style-name="T213_27">digestive</text:span><text:span text:style-name="T213_28"><text:s/></text:span><text:span text:style-name="T213_29">tract</text:span><text:span text:style-name="T213_30">.<text:s/></text:span><text:span text:style-name="T213_31">Current</text:span><text:span text:style-name="T213_32"><text:s/></text:span><text:span text:style-name="T213_33">Opinion</text:span><text:span text:style-name="T213_34"><text:s/></text:span><text:span text:style-name="T213_35">in</text:span><text:span text:style-name="T213_36"><text:s/></text:span><text:span text:style-name="T213_37">Genetics</text:span><text:span text:style-name="T213_38"><text:s/>&amp;<text:s/></text:span><text:span text:style-name="T213_39">Development</text:span><text:span text:style-name="T213_40">,<text:s/></text:span><text:span text:style-name="T213_41">20</text:span><text:span text:style-name="T213_42">(4),<text:s/>346–54.<text:s/></text:span><text:span text:style-name="T213_43">doi</text:span><text:span text:style-name="T213_44">:10.1016/</text:span><text:span text:style-name="T213_45">j</text:span><text:span text:style-name="T213_46">.</text:span><text:span text:style-name="T213_47">gde</text:span><text:span text:style-name="T213_48">.2010.04.012</text:span></text:p>
      <text:p text:style-name="P214"><text:span text:style-name="T214_1">Korta</text:span><text:span text:style-name="T214_2">,<text:s/></text:span><text:span text:style-name="T214_3">J</text:span><text:span text:style-name="T214_4">.,<text:s/></text:span><text:span text:style-name="T214_5">Clark</text:span><text:span text:style-name="T214_6">,<text:s/></text:span><text:span text:style-name="T214_7">D</text:span><text:span text:style-name="T214_8">.<text:s/></text:span><text:span text:style-name="T214_9">a</text:span><text:span text:style-name="T214_10">,<text:s/></text:span><text:span text:style-name="T214_11">Gabel</text:span><text:span text:style-name="T214_12">,<text:s/></text:span><text:span text:style-name="T214_13">C</text:span><text:span text:style-name="T214_14">.<text:s/></text:span><text:span text:style-name="T214_15">V</text:span><text:span text:style-name="T214_16">,<text:s/></text:span><text:span text:style-name="T214_17">Mahadevan</text:span><text:span text:style-name="T214_18">,<text:s/></text:span><text:span text:style-name="T214_19">L</text:span><text:span text:style-name="T214_20">.,<text:s/>&amp;<text:s/></text:span><text:span text:style-name="T214_21">Samuel</text:span><text:span text:style-name="T214_22">,<text:s/></text:span><text:span text:style-name="T214_23">A</text:span><text:span text:style-name="T214_24">.<text:s/></text:span><text:span text:style-name="T214_25">D</text:span><text:span text:style-name="T214_26">.<text:s/></text:span><text:span text:style-name="T214_27">T</text:span><text:span text:style-name="T214_28">.<text:s/>(2007).<text:s/></text:span><text:span text:style-name="T214_29">Mechanosensation</text:span><text:span text:style-name="T214_30"><text:s/></text:span><text:span text:style-name="T214_31">and</text:span><text:span text:style-name="T214_32"><text:s/></text:span><text:span text:style-name="T214_33">mechanical</text:span><text:span text:style-name="T214_34"><text:s/></text:span><text:span text:style-name="T214_35">load</text:span><text:span text:style-name="T214_36"><text:s/></text:span><text:span text:style-name="T214_37">modulate</text:span><text:span text:style-name="T214_38"><text:s/></text:span><text:span text:style-name="T214_39">the</text:span><text:span text:style-name="T214_40"><text:s/></text:span><text:span text:style-name="T214_41">locomotory</text:span><text:span text:style-name="T214_42"><text:s/></text:span><text:span text:style-name="T214_43">gait</text:span><text:span text:style-name="T214_44"><text:s/></text:span><text:span text:style-name="T214_45">of</text:span><text:span text:style-name="T214_46"><text:s/></text:span><text:span text:style-name="T214_47">swimming</text:span><text:span text:style-name="T214_48"><text:s/></text:span><text:span text:style-name="T214_49">C</text:span><text:span text:style-name="T214_50">.<text:s/></text:span><text:span text:style-name="T214_51">elegans</text:span><text:span text:style-name="T214_52">.<text:s/></text:span><text:span text:style-name="T214_53">The</text:span><text:span text:style-name="T214_54"><text:s/></text:span><text:span text:style-name="T214_55">Journal</text:span><text:span text:style-name="T214_56"><text:s/></text:span><text:span text:style-name="T214_57">of</text:span><text:span text:style-name="T214_58"><text:s/></text:span><text:span text:style-name="T214_59">Experimental</text:span><text:span text:style-name="T214_60"><text:s/></text:span><text:span text:style-name="T214_61">Biology</text:span><text:span text:style-name="T214_62">,<text:s/></text:span><text:span text:style-name="T214_63">210</text:span><text:span text:style-name="T214_64">(</text:span><text:span text:style-name="T214_65">Pt</text:span><text:span text:style-name="T214_66"><text:s/>13),<text:s/>2383–9.<text:s/></text:span><text:span text:style-name="T214_67">doi</text:span><text:span text:style-name="T214_68">:10.1242/</text:span><text:span text:style-name="T214_69">jeb</text:span><text:span text:style-name="T214_70">.004572</text:span></text:p>
      <text:p text:style-name="P215"><text:span text:style-name="T215_1">Kozloski</text:span><text:span text:style-name="T215_2">,<text:s/></text:span><text:span text:style-name="T215_3">J</text:span><text:span text:style-name="T215_4">.,<text:s/>&amp;<text:s/></text:span><text:span text:style-name="T215_5">Wagner</text:span><text:span text:style-name="T215_6">,<text:s/></text:span><text:span text:style-name="T215_7">J</text:span><text:span text:style-name="T215_8">.<text:s/>(2011).<text:s/></text:span><text:span text:style-name="T215_9">An</text:span><text:span text:style-name="T215_10"><text:s/></text:span><text:span text:style-name="T215_11">Ultrascalable</text:span><text:span text:style-name="T215_12"><text:s/></text:span><text:span text:style-name="T215_13">Solution</text:span><text:span text:style-name="T215_14"><text:s/></text:span><text:span text:style-name="T215_15">to</text:span><text:span text:style-name="T215_16"><text:s/></text:span><text:span text:style-name="T215_17">Large</text:span><text:span text:style-name="T215_18">-</text:span><text:span text:style-name="T215_19">scale</text:span><text:span text:style-name="T215_20"><text:s/></text:span><text:span text:style-name="T215_21">Neural</text:span><text:span text:style-name="T215_22"><text:s/></text:span><text:span text:style-name="T215_23">Tissue</text:span><text:span text:style-name="T215_24"><text:s/></text:span><text:span text:style-name="T215_25">Simulation</text:span><text:span text:style-name="T215_26">.<text:s/></text:span><text:span text:style-name="T215_27">Frontiers</text:span><text:span text:style-name="T215_28"><text:s/></text:span><text:span text:style-name="T215_29">in</text:span><text:span text:style-name="T215_30"><text:s/></text:span><text:span text:style-name="T215_31">Neuroinformatics</text:span><text:span text:style-name="T215_32">,<text:s/></text:span><text:span text:style-name="T215_33">5</text:span><text:span text:style-name="T215_34">(</text:span><text:span text:style-name="T215_35">September</text:span><text:span text:style-name="T215_36">).<text:s/></text:span><text:span text:style-name="T215_37">doi</text:span><text:span text:style-name="T215_38">:10.3389/</text:span><text:span text:style-name="T215_39">fninf</text:span><text:span text:style-name="T215_40">.2011.00015</text:span></text:p>
      <text:p text:style-name="P216"><text:span text:style-name="T216_1">Krichmar</text:span><text:span text:style-name="T216_2">,<text:s/></text:span><text:span text:style-name="T216_3">J</text:span><text:span text:style-name="T216_4">.<text:s/></text:span><text:span text:style-name="T216_5">L</text:span><text:span text:style-name="T216_6">.,<text:s/>&amp;<text:s/></text:span><text:span text:style-name="T216_7">Edelman</text:span><text:span text:style-name="T216_8">,<text:s/></text:span><text:span text:style-name="T216_9">G</text:span><text:span text:style-name="T216_10">.<text:s/></text:span><text:span text:style-name="T216_11">M</text:span><text:span text:style-name="T216_12">.<text:s/>(2005).<text:s/></text:span><text:span text:style-name="T216_13">Brain</text:span><text:span text:style-name="T216_14">-</text:span><text:span text:style-name="T216_15">based</text:span><text:span text:style-name="T216_16"><text:s/></text:span><text:span text:style-name="T216_17">devices</text:span><text:span text:style-name="T216_18"><text:s/></text:span><text:span text:style-name="T216_19">for</text:span><text:span text:style-name="T216_20"><text:s/></text:span><text:span text:style-name="T216_21">the</text:span><text:span text:style-name="T216_22"><text:s/></text:span><text:span text:style-name="T216_23">study</text:span><text:span text:style-name="T216_24"><text:s/></text:span><text:span text:style-name="T216_25">of</text:span><text:span text:style-name="T216_26"><text:s/></text:span><text:span text:style-name="T216_27">nervous</text:span><text:span text:style-name="T216_28"><text:s/></text:span><text:span text:style-name="T216_29">systems</text:span><text:span text:style-name="T216_30"><text:s/></text:span><text:span text:style-name="T216_31">and</text:span><text:span text:style-name="T216_32"><text:s/></text:span><text:span text:style-name="T216_33">the</text:span><text:span text:style-name="T216_34"><text:s/></text:span><text:span text:style-name="T216_35">development</text:span><text:span text:style-name="T216_36"><text:s/></text:span><text:span text:style-name="T216_37">of</text:span><text:span text:style-name="T216_38"><text:s/></text:span><text:span text:style-name="T216_39">intelligent</text:span><text:span text:style-name="T216_40"><text:s/></text:span><text:span text:style-name="T216_41">machines</text:span><text:span text:style-name="T216_42">.<text:s/></text:span><text:span text:style-name="T216_43">Artificial</text:span><text:span text:style-name="T216_44"><text:s/></text:span><text:span text:style-name="T216_45">Life</text:span><text:span text:style-name="T216_46">,<text:s/></text:span><text:span text:style-name="T216_47">11</text:span><text:span text:style-name="T216_48">(1-2),<text:s/>63–77.<text:s/></text:span><text:span text:style-name="T216_49">doi</text:span><text:span text:style-name="T216_50">:10.1162/1064546053278946</text:span></text:p>
      <text:p text:style-name="P217"><text:span text:style-name="T217_1">Kringelbach</text:span><text:span text:style-name="T217_2">,<text:s/></text:span><text:span text:style-name="T217_3">M</text:span><text:span text:style-name="T217_4">.<text:s/></text:span><text:span text:style-name="T217_5">L</text:span><text:span text:style-name="T217_6">.<text:s/>(2005).<text:s/></text:span><text:span text:style-name="T217_7">The</text:span><text:span text:style-name="T217_8"><text:s/></text:span><text:span text:style-name="T217_9">human</text:span><text:span text:style-name="T217_10"><text:s/></text:span><text:span text:style-name="T217_11">orbitofrontal</text:span><text:span text:style-name="T217_12"><text:s/></text:span><text:span text:style-name="T217_13">cortex</text:span><text:span text:style-name="T217_14">:<text:s/></text:span><text:span text:style-name="T217_15">linking</text:span><text:span text:style-name="T217_16"><text:s/></text:span><text:span text:style-name="T217_17">reward</text:span><text:span text:style-name="T217_18"><text:s/></text:span><text:span text:style-name="T217_19">to</text:span><text:span text:style-name="T217_20"><text:s/></text:span><text:span text:style-name="T217_21">hedonic</text:span><text:span text:style-name="T217_22"><text:s/></text:span><text:span text:style-name="T217_23">experience</text:span><text:span text:style-name="T217_24">.<text:s/></text:span><text:span text:style-name="T217_25">Nature</text:span><text:span text:style-name="T217_26"><text:s/></text:span><text:span text:style-name="T217_27">Reviews</text:span><text:span text:style-name="T217_28">.<text:s/></text:span><text:span text:style-name="T217_29">Neuroscience</text:span><text:span text:style-name="T217_30">,<text:s/></text:span><text:span text:style-name="T217_31">6</text:span><text:span text:style-name="T217_32">(9),<text:s/>691–702.<text:s/></text:span><text:span text:style-name="T217_33">doi</text:span><text:span text:style-name="T217_34">:10.1038/</text:span><text:span text:style-name="T217_35">nrn</text:span><text:span text:style-name="T217_36">1747</text:span></text:p>
      <text:p text:style-name="P218"><text:span text:style-name="T218_1">Krzywinski</text:span><text:span text:style-name="T218_2">,<text:s/></text:span><text:span text:style-name="T218_3">M</text:span><text:span text:style-name="T218_4">.,<text:s/></text:span><text:span text:style-name="T218_5">Birol</text:span><text:span text:style-name="T218_6">,<text:s/></text:span><text:span text:style-name="T218_7">I</text:span><text:span text:style-name="T218_8">.,<text:s/></text:span><text:span text:style-name="T218_9">Jones</text:span><text:span text:style-name="T218_10">,<text:s/></text:span><text:span text:style-name="T218_11">S</text:span><text:span text:style-name="T218_12">.<text:s/></text:span><text:span text:style-name="T218_13">J</text:span><text:span text:style-name="T218_14">.<text:s/></text:span><text:span text:style-name="T218_15">M</text:span><text:span text:style-name="T218_16">.,<text:s/>&amp;<text:s/></text:span><text:span text:style-name="T218_17">Marra</text:span><text:span text:style-name="T218_18">,<text:s/></text:span><text:span text:style-name="T218_19">M</text:span><text:span text:style-name="T218_20">.<text:s/></text:span><text:span text:style-name="T218_21">a</text:span><text:span text:style-name="T218_22">.<text:s/>(2012).<text:s/></text:span><text:span text:style-name="T218_23">Hive</text:span><text:span text:style-name="T218_24"><text:s/></text:span><text:span text:style-name="T218_25">plots</text:span><text:span text:style-name="T218_26">--</text:span><text:span text:style-name="T218_27">rational</text:span><text:span text:style-name="T218_28"><text:s/></text:span><text:span text:style-name="T218_29">approach</text:span><text:span text:style-name="T218_30"><text:s/></text:span><text:span text:style-name="T218_31">to</text:span><text:span text:style-name="T218_32"><text:s/></text:span><text:span text:style-name="T218_33">visualizing</text:span><text:span text:style-name="T218_34"><text:s/></text:span><text:span text:style-name="T218_35">networks</text:span><text:span text:style-name="T218_36">.<text:s/></text:span><text:span text:style-name="T218_37">Briefings</text:span><text:span text:style-name="T218_38"><text:s/></text:span><text:span text:style-name="T218_39">in</text:span><text:span text:style-name="T218_40"><text:s/></text:span><text:span text:style-name="T218_41">Bioinformatics</text:span><text:span text:style-name="T218_42">,<text:s/></text:span><text:span text:style-name="T218_43">13</text:span><text:span text:style-name="T218_44">(5),<text:s/>627–44.<text:s/></text:span><text:span text:style-name="T218_45">doi</text:span><text:span text:style-name="T218_46">:10.1093/</text:span><text:span text:style-name="T218_47">bib</text:span><text:span text:style-name="T218_48">/</text:span><text:span text:style-name="T218_49">bbr</text:span><text:span text:style-name="T218_50">069</text:span></text:p>
      <text:p text:style-name="P219"><text:span text:style-name="T219_1">Kwon</text:span><text:span text:style-name="T219_2">,<text:s/></text:span><text:span text:style-name="T219_3">N</text:span><text:span text:style-name="T219_4">.,<text:s/></text:span><text:span text:style-name="T219_5">Pyo</text:span><text:span text:style-name="T219_6">,<text:s/></text:span><text:span text:style-name="T219_7">J</text:span><text:span text:style-name="T219_8">.,<text:s/></text:span><text:span text:style-name="T219_9">Lee</text:span><text:span text:style-name="T219_10">,<text:s/></text:span><text:span text:style-name="T219_11">S</text:span><text:span text:style-name="T219_12">.-</text:span><text:span text:style-name="T219_13">J</text:span><text:span text:style-name="T219_14">.,<text:s/>&amp;<text:s/></text:span><text:span text:style-name="T219_15">Je</text:span><text:span text:style-name="T219_16">,<text:s/></text:span><text:span text:style-name="T219_17">J</text:span><text:span text:style-name="T219_18">.<text:s/></text:span><text:span text:style-name="T219_19">H</text:span><text:span text:style-name="T219_20">.<text:s/>(2013).<text:s/>3-</text:span><text:span text:style-name="T219_21">D</text:span><text:span text:style-name="T219_22"><text:s/></text:span><text:span text:style-name="T219_23">worm</text:span><text:span text:style-name="T219_24"><text:s/></text:span><text:span text:style-name="T219_25">tracker</text:span><text:span text:style-name="T219_26"><text:s/></text:span><text:span text:style-name="T219_27">for</text:span><text:span text:style-name="T219_28"><text:s/></text:span><text:span text:style-name="T219_29">freely</text:span><text:span text:style-name="T219_30"><text:s/></text:span><text:span text:style-name="T219_31">moving</text:span><text:span text:style-name="T219_32"><text:s/></text:span><text:span text:style-name="T219_33">C</text:span><text:span text:style-name="T219_34">.<text:s/></text:span><text:span text:style-name="T219_35">elegans</text:span><text:span text:style-name="T219_36">.<text:s/></text:span><text:span text:style-name="T219_37">PloS</text:span><text:span text:style-name="T219_38"><text:s/></text:span><text:span text:style-name="T219_39">One</text:span><text:span text:style-name="T219_40">,<text:s/></text:span><text:span text:style-name="T219_41">8</text:span><text:span text:style-name="T219_42">(2),<text:s/></text:span><text:span text:style-name="T219_43">e</text:span><text:span text:style-name="T219_44">57484.<text:s/></text:span><text:span text:style-name="T219_45">doi</text:span><text:span text:style-name="T219_46">:10.1371/</text:span><text:span text:style-name="T219_47">journal</text:span><text:span text:style-name="T219_48">.</text:span><text:span text:style-name="T219_49">pone</text:span><text:span text:style-name="T219_50">.0057484</text:span></text:p>
      <text:p text:style-name="P220"><text:span text:style-name="T220_1">Lai</text:span><text:span text:style-name="T220_2">,<text:s/></text:span><text:span text:style-name="T220_3">C</text:span><text:span text:style-name="T220_4">.-</text:span><text:span text:style-name="T220_5">H</text:span><text:span text:style-name="T220_6">.<text:s/>(2000).<text:s/></text:span><text:span text:style-name="T220_7">Identification</text:span><text:span text:style-name="T220_8"><text:s/></text:span><text:span text:style-name="T220_9">of</text:span><text:span text:style-name="T220_10"><text:s/></text:span><text:span text:style-name="T220_11">Novel</text:span><text:span text:style-name="T220_12"><text:s/></text:span><text:span text:style-name="T220_13">Human</text:span><text:span text:style-name="T220_14"><text:s/></text:span><text:span text:style-name="T220_15">Genes</text:span><text:span text:style-name="T220_16"><text:s/></text:span><text:span text:style-name="T220_17">Evolutionarily</text:span><text:span text:style-name="T220_18"><text:s/></text:span><text:span text:style-name="T220_19">Conserved</text:span><text:span text:style-name="T220_20"><text:s/></text:span><text:span text:style-name="T220_21">in</text:span><text:span text:style-name="T220_22"><text:s/></text:span><text:span text:style-name="T220_23">Caenorhabditis</text:span><text:span text:style-name="T220_24"><text:s/></text:span><text:span text:style-name="T220_25">elegans</text:span><text:span text:style-name="T220_26"><text:s/></text:span><text:span text:style-name="T220_27">by</text:span><text:span text:style-name="T220_28"><text:s/></text:span><text:span text:style-name="T220_29">Comparative</text:span><text:span text:style-name="T220_30"><text:s/></text:span><text:span text:style-name="T220_31">Proteomics</text:span><text:span text:style-name="T220_32">.<text:s/></text:span><text:span text:style-name="T220_33">Genome</text:span><text:span text:style-name="T220_34"><text:s/></text:span><text:span text:style-name="T220_35">Research</text:span><text:span text:style-name="T220_36">,<text:s/></text:span><text:span text:style-name="T220_37">10</text:span><text:span text:style-name="T220_38">(5),<text:s/>703–713.<text:s/></text:span><text:span text:style-name="T220_39">doi</text:span><text:span text:style-name="T220_40">:10.1101/</text:span><text:span text:style-name="T220_41">gr</text:span><text:span text:style-name="T220_42">.10.5.703</text:span></text:p>
      <text:p text:style-name="P221"><text:span text:style-name="T221_1">Lajoie</text:span><text:span text:style-name="T221_2">,<text:s/></text:span><text:span text:style-name="T221_3">M</text:span><text:span text:style-name="T221_4">.<text:s/></text:span><text:span text:style-name="T221_5">J</text:span><text:span text:style-name="T221_6">.,<text:s/></text:span><text:span text:style-name="T221_7">Rovner</text:span><text:span text:style-name="T221_8">,<text:s/></text:span><text:span text:style-name="T221_9">A</text:span><text:span text:style-name="T221_10">.<text:s/></text:span><text:span text:style-name="T221_11">J</text:span><text:span text:style-name="T221_12">.,<text:s/></text:span><text:span text:style-name="T221_13">Goodman</text:span><text:span text:style-name="T221_14">,<text:s/></text:span><text:span text:style-name="T221_15">D</text:span><text:span text:style-name="T221_16">.<text:s/></text:span><text:span text:style-name="T221_17">B</text:span><text:span text:style-name="T221_18">.,<text:s/></text:span><text:span text:style-name="T221_19">Aerni</text:span><text:span text:style-name="T221_20">,<text:s/></text:span><text:span text:style-name="T221_21">H</text:span><text:span text:style-name="T221_22">.-</text:span><text:span text:style-name="T221_23">R</text:span><text:span text:style-name="T221_24">.,<text:s/></text:span><text:span text:style-name="T221_25">Haimovich</text:span><text:span text:style-name="T221_26">,<text:s/></text:span><text:span text:style-name="T221_27">A</text:span><text:span text:style-name="T221_28">.<text:s/></text:span><text:span text:style-name="T221_29">D</text:span><text:span text:style-name="T221_30">.,<text:s/></text:span><text:span text:style-name="T221_31">Kuznetsov</text:span><text:span text:style-name="T221_32">,<text:s/></text:span><text:span text:style-name="T221_33">G</text:span><text:span text:style-name="T221_34">.,<text:s/>…<text:s/></text:span><text:span text:style-name="T221_35">Isaacs</text:span><text:span text:style-name="T221_36">,<text:s/></text:span><text:span text:style-name="T221_37">F</text:span><text:span text:style-name="T221_38">.<text:s/></text:span><text:span text:style-name="T221_39">J</text:span><text:span text:style-name="T221_40">.<text:s/>(2013).<text:s/></text:span><text:span text:style-name="T221_41">Genomically</text:span><text:span text:style-name="T221_42"><text:s/></text:span><text:span text:style-name="T221_43">recoded</text:span><text:span text:style-name="T221_44"><text:s/></text:span><text:span text:style-name="T221_45">organisms</text:span><text:span text:style-name="T221_46"><text:s/></text:span><text:span text:style-name="T221_47">expand</text:span><text:span text:style-name="T221_48"><text:s/></text:span><text:span text:style-name="T221_49">biological</text:span><text:span text:style-name="T221_50"><text:s/></text:span><text:span text:style-name="T221_51">functions</text:span><text:span text:style-name="T221_52">.<text:s/></text:span><text:span text:style-name="T221_53">Science</text:span><text:span text:style-name="T221_54"><text:s/>(</text:span><text:span text:style-name="T221_55">New</text:span><text:span text:style-name="T221_56"><text:s/></text:span><text:span text:style-name="T221_57">York</text:span><text:span text:style-name="T221_58">,<text:s/></text:span><text:span text:style-name="T221_59">N</text:span><text:span text:style-name="T221_60">.</text:span><text:span text:style-name="T221_61">Y</text:span><text:span text:style-name="T221_62">.)</text:span><text:span text:style-name="T221_63">,<text:s/></text:span><text:span text:style-name="T221_64">342</text:span><text:span text:style-name="T221_65">(6156),<text:s/>357–60.<text:s/></text:span><text:span text:style-name="T221_66">doi</text:span><text:span text:style-name="T221_67">:10.1126/</text:span><text:span text:style-name="T221_68">science</text:span><text:span text:style-name="T221_69">.1241459</text:span></text:p>
      <text:p text:style-name="P222"><text:span text:style-name="T222_1">Laurent</text:span><text:span text:style-name="T222_2">,<text:s/></text:span><text:span text:style-name="T222_3">G</text:span><text:span text:style-name="T222_4">.<text:s/>(2000).<text:s/></text:span><text:span text:style-name="T222_5">What</text:span><text:span text:style-name="T222_6"><text:s/></text:span><text:span text:style-name="T222_7">does</text:span><text:span text:style-name="T222_8">’<text:s/></text:span><text:span text:style-name="T222_9">understanding</text:span><text:span text:style-name="T222_10">'</text:span><text:span text:style-name="T222_11">mean</text:span><text:span text:style-name="T222_12">?<text:s/></text:span><text:span text:style-name="T222_13">Nature</text:span><text:span text:style-name="T222_14"><text:s/></text:span><text:span text:style-name="T222_15">Neuroscience</text:span><text:span text:style-name="T222_16">,<text:s/></text:span><text:span text:style-name="T222_17">3</text:span><text:span text:style-name="T222_18">(</text:span><text:span text:style-name="T222_19">november</text:span><text:span text:style-name="T222_20">),<text:s/>91125.<text:s/></text:span><text:span text:style-name="T222_21">Retrieved</text:span><text:span text:style-name="T222_22"><text:s/></text:span><text:span text:style-name="T222_23">from</text:span><text:span text:style-name="T222_24"><text:s/></text:span><text:span text:style-name="T222_25">http</text:span><text:span text:style-name="T222_26">://</text:span><text:span text:style-name="T222_27">www</text:span><text:span text:style-name="T222_28">.</text:span><text:span text:style-name="T222_29">nature</text:span><text:span text:style-name="T222_30">.</text:span><text:span text:style-name="T222_31">com</text:span><text:span text:style-name="T222_32">/</text:span><text:span text:style-name="T222_33">neuro</text:span><text:span text:style-name="T222_34">/</text:span><text:span text:style-name="T222_35">journal</text:span><text:span text:style-name="T222_36">/</text:span><text:span text:style-name="T222_37">v</text:span><text:span text:style-name="T222_38">3/</text:span><text:span text:style-name="T222_39">n</text:span><text:span text:style-name="T222_40">11</text:span><text:span text:style-name="T222_41">s</text:span><text:span text:style-name="T222_42">/</text:span><text:span text:style-name="T222_43">abs</text:span><text:span text:style-name="T222_44">/</text:span><text:span text:style-name="T222_45">nn</text:span><text:span text:style-name="T222_46">1100_1211.</text:span><text:span text:style-name="T222_47">html</text:span></text:p>
      <text:p text:style-name="P223"><text:span text:style-name="T223_1">Lee</text:span><text:span text:style-name="T223_2">,<text:s/></text:span><text:span text:style-name="T223_3">R</text:span><text:span text:style-name="T223_4">.<text:s/></text:span><text:span text:style-name="T223_5">Y</text:span><text:span text:style-name="T223_6">.<text:s/></text:span><text:span text:style-name="T223_7">N</text:span><text:span text:style-name="T223_8">.,<text:s/>&amp;<text:s/></text:span><text:span text:style-name="T223_9">Sternberg</text:span><text:span text:style-name="T223_10">,<text:s/></text:span><text:span text:style-name="T223_11">P</text:span><text:span text:style-name="T223_12">.<text:s/></text:span><text:span text:style-name="T223_13">W</text:span><text:span text:style-name="T223_14">.<text:s/>(2003).<text:s/></text:span><text:span text:style-name="T223_15">Building</text:span><text:span text:style-name="T223_16"><text:s/></text:span><text:span text:style-name="T223_17">a</text:span><text:span text:style-name="T223_18"><text:s/></text:span><text:span text:style-name="T223_19">cell</text:span><text:span text:style-name="T223_20"><text:s/></text:span><text:span text:style-name="T223_21">and</text:span><text:span text:style-name="T223_22"><text:s/></text:span><text:span text:style-name="T223_23">anatomy</text:span><text:span text:style-name="T223_24"><text:s/></text:span><text:span text:style-name="T223_25">ontology</text:span><text:span text:style-name="T223_26"><text:s/></text:span><text:span text:style-name="T223_27">of</text:span><text:span text:style-name="T223_28"><text:s/></text:span><text:span text:style-name="T223_29">Caenorhabditis</text:span><text:span text:style-name="T223_30"><text:s/></text:span><text:span text:style-name="T223_31">elegans</text:span><text:span text:style-name="T223_32">.<text:s/></text:span><text:span text:style-name="T223_33">Comparative</text:span><text:span text:style-name="T223_34"><text:s/></text:span><text:span text:style-name="T223_35">and</text:span><text:span text:style-name="T223_36"><text:s/></text:span><text:span text:style-name="T223_37">Functional</text:span><text:span text:style-name="T223_38"><text:s/></text:span><text:span text:style-name="T223_39">Genomics</text:span><text:span text:style-name="T223_40">,<text:s/></text:span><text:span text:style-name="T223_41">4</text:span><text:span text:style-name="T223_42">(1),<text:s/>121–6.<text:s/></text:span><text:span text:style-name="T223_43">doi</text:span><text:span text:style-name="T223_44">:10.1002/</text:span><text:span text:style-name="T223_45">cfg</text:span><text:span text:style-name="T223_46">.248</text:span></text:p>
      <text:p text:style-name="P224"><text:span text:style-name="T224_1">Lehman</text:span><text:span text:style-name="T224_2">,<text:s/></text:span><text:span text:style-name="T224_3">J</text:span><text:span text:style-name="T224_4">.,<text:s/>&amp;<text:s/></text:span><text:span text:style-name="T224_5">Stanley</text:span><text:span text:style-name="T224_6">,<text:s/></text:span><text:span text:style-name="T224_7">K</text:span><text:span text:style-name="T224_8">.<text:s/></text:span><text:span text:style-name="T224_9">O</text:span><text:span text:style-name="T224_10">.<text:s/>(2011).<text:s/></text:span><text:span text:style-name="T224_11">Abandoning</text:span><text:span text:style-name="T224_12"><text:s/></text:span><text:span text:style-name="T224_13">objectives</text:span><text:span text:style-name="T224_14">:<text:s/></text:span><text:span text:style-name="T224_15">evolution</text:span><text:span text:style-name="T224_16"><text:s/></text:span><text:span text:style-name="T224_17">through</text:span><text:span text:style-name="T224_18"><text:s/></text:span><text:span text:style-name="T224_19">the</text:span><text:span text:style-name="T224_20"><text:s/></text:span><text:span text:style-name="T224_21">search</text:span><text:span text:style-name="T224_22"><text:s/></text:span><text:span text:style-name="T224_23">for</text:span><text:span text:style-name="T224_24"><text:s/></text:span><text:span text:style-name="T224_25">novelty</text:span><text:span text:style-name="T224_26"><text:s/></text:span><text:span text:style-name="T224_27">alone</text:span><text:span text:style-name="T224_28">.<text:s/></text:span><text:span text:style-name="T224_29">Evolutionary</text:span><text:span text:style-name="T224_30"><text:s/></text:span><text:span text:style-name="T224_31">Computation</text:span><text:span text:style-name="T224_32">,<text:s/></text:span><text:span text:style-name="T224_33">19</text:span><text:span text:style-name="T224_34">(2),<text:s/>189–223.<text:s/></text:span><text:span text:style-name="T224_35">doi</text:span><text:span text:style-name="T224_36">:10.1162/</text:span><text:span text:style-name="T224_37">EVCO</text:span><text:span text:style-name="T224_38">_</text:span><text:span text:style-name="T224_39">a</text:span><text:span text:style-name="T224_40">_00025</text:span></text:p>
      <text:p text:style-name="P225"><text:span text:style-name="T225_1">Leifer</text:span><text:span text:style-name="T225_2">,<text:s/></text:span><text:span text:style-name="T225_3">A</text:span><text:span text:style-name="T225_4">.<text:s/></text:span><text:span text:style-name="T225_5">M</text:span><text:span text:style-name="T225_6">.,<text:s/></text:span><text:span text:style-name="T225_7">Fang</text:span><text:span text:style-name="T225_8">-</text:span><text:span text:style-name="T225_9">Yen</text:span><text:span text:style-name="T225_10">,<text:s/></text:span><text:span text:style-name="T225_11">C</text:span><text:span text:style-name="T225_12">.,<text:s/></text:span><text:span text:style-name="T225_13">Gershow</text:span><text:span text:style-name="T225_14">,<text:s/></text:span><text:span text:style-name="T225_15">M</text:span><text:span text:style-name="T225_16">.,<text:s/></text:span><text:span text:style-name="T225_17">Alkema</text:span><text:span text:style-name="T225_18">,<text:s/></text:span><text:span text:style-name="T225_19">M</text:span><text:span text:style-name="T225_20">.<text:s/></text:span><text:span text:style-name="T225_21">J</text:span><text:span text:style-name="T225_22">.,<text:s/>&amp;<text:s/></text:span><text:span text:style-name="T225_23">Samuel</text:span><text:span text:style-name="T225_24">,<text:s/></text:span><text:span text:style-name="T225_25">A</text:span><text:span text:style-name="T225_26">.<text:s/></text:span><text:span text:style-name="T225_27">D</text:span><text:span text:style-name="T225_28">.<text:s/></text:span><text:span text:style-name="T225_29">T</text:span><text:span text:style-name="T225_30">.<text:s/>(2011</text:span><text:span text:style-name="T225_31">a</text:span><text:span text:style-name="T225_32">).<text:s/></text:span><text:span text:style-name="T225_33">Optogenetic</text:span><text:span text:style-name="T225_34"><text:s/></text:span><text:span text:style-name="T225_35">manipulation</text:span><text:span text:style-name="T225_36"><text:s/></text:span><text:span text:style-name="T225_37">of</text:span><text:span text:style-name="T225_38"><text:s/></text:span><text:span text:style-name="T225_39">neural</text:span><text:span text:style-name="T225_40"><text:s/></text:span><text:span text:style-name="T225_41">activity</text:span><text:span text:style-name="T225_42"><text:s/></text:span><text:span text:style-name="T225_43">in</text:span><text:span text:style-name="T225_44"><text:s/></text:span><text:span text:style-name="T225_45">freely</text:span><text:span text:style-name="T225_46"><text:s/></text:span><text:span text:style-name="T225_47">moving</text:span><text:span text:style-name="T225_48"><text:s/></text:span><text:span text:style-name="T225_49">Caenorhabditis</text:span><text:span text:style-name="T225_50"><text:s/></text:span><text:span text:style-name="T225_51">elegans</text:span><text:span text:style-name="T225_52">.<text:s/></text:span><text:span text:style-name="T225_53">Nature</text:span><text:span text:style-name="T225_54"><text:s/></text:span><text:span text:style-name="T225_55">Methods</text:span><text:span text:style-name="T225_56">,<text:s/></text:span><text:span text:style-name="T225_57">8</text:span><text:span text:style-name="T225_58">(2).<text:s/></text:span><text:span text:style-name="T225_59">doi</text:span><text:span text:style-name="T225_60">:10.1038/</text:span><text:span text:style-name="T225_61">nmeth</text:span><text:span text:style-name="T225_62">.1554</text:span></text:p>
      <text:p text:style-name="P226"><text:span text:style-name="T226_1">Leifer</text:span><text:span text:style-name="T226_2">,<text:s/></text:span><text:span text:style-name="T226_3">A</text:span><text:span text:style-name="T226_4">.<text:s/></text:span><text:span text:style-name="T226_5">M</text:span><text:span text:style-name="T226_6">.,<text:s/></text:span><text:span text:style-name="T226_7">Fang</text:span><text:span text:style-name="T226_8">-</text:span><text:span text:style-name="T226_9">Yen</text:span><text:span text:style-name="T226_10">,<text:s/></text:span><text:span text:style-name="T226_11">C</text:span><text:span text:style-name="T226_12">.,<text:s/></text:span><text:span text:style-name="T226_13">Gershow</text:span><text:span text:style-name="T226_14">,<text:s/></text:span><text:span text:style-name="T226_15">M</text:span><text:span text:style-name="T226_16">.,<text:s/></text:span><text:span text:style-name="T226_17">Alkema</text:span><text:span text:style-name="T226_18">,<text:s/></text:span><text:span text:style-name="T226_19">M</text:span><text:span text:style-name="T226_20">.<text:s/></text:span><text:span text:style-name="T226_21">J</text:span><text:span text:style-name="T226_22">.,<text:s/>&amp;<text:s/></text:span><text:span text:style-name="T226_23">Samuel</text:span><text:span text:style-name="T226_24">,<text:s/></text:span><text:span text:style-name="T226_25">A</text:span><text:span text:style-name="T226_26">.<text:s/></text:span><text:span text:style-name="T226_27">D</text:span><text:span text:style-name="T226_28">.<text:s/></text:span><text:span text:style-name="T226_29">T</text:span><text:span text:style-name="T226_30">.<text:s/>(2011</text:span><text:span text:style-name="T226_31">b</text:span><text:span text:style-name="T226_32">).<text:s/></text:span><text:span text:style-name="T226_33">Optogenetic</text:span><text:span text:style-name="T226_34"><text:s/></text:span><text:span text:style-name="T226_35">manipulation</text:span><text:span text:style-name="T226_36"><text:s/></text:span><text:span text:style-name="T226_37">of</text:span><text:span text:style-name="T226_38"><text:s/></text:span><text:span text:style-name="T226_39">neural</text:span><text:span text:style-name="T226_40"><text:s/></text:span><text:span text:style-name="T226_41">activity</text:span><text:span text:style-name="T226_42"><text:s/></text:span><text:span text:style-name="T226_43">in</text:span><text:span text:style-name="T226_44"><text:s/></text:span><text:span text:style-name="T226_45">freely</text:span><text:span text:style-name="T226_46"><text:s/></text:span><text:span text:style-name="T226_47">moving</text:span><text:span text:style-name="T226_48"><text:s/></text:span><text:span text:style-name="T226_49">Caenorhabditis</text:span><text:span text:style-name="T226_50"><text:s/></text:span><text:span text:style-name="T226_51">elegans</text:span><text:span text:style-name="T226_52">.<text:s/></text:span><text:span text:style-name="T226_53">Nature</text:span><text:span text:style-name="T226_54"><text:s/></text:span><text:span text:style-name="T226_55">Methods</text:span><text:span text:style-name="T226_56">,<text:s/></text:span><text:span text:style-name="T226_57">8</text:span><text:span text:style-name="T226_58">(2),<text:s/>147–52.<text:s/></text:span><text:span text:style-name="T226_59">doi</text:span><text:span text:style-name="T226_60">:10.1038/</text:span><text:span text:style-name="T226_61">nmeth</text:span><text:span text:style-name="T226_62">.1554</text:span></text:p>
      <text:p text:style-name="P227"><text:span text:style-name="T227_1">Leinwand</text:span><text:span text:style-name="T227_2">,<text:s/></text:span><text:span text:style-name="T227_3">S</text:span><text:span text:style-name="T227_4">.<text:s/></text:span><text:span text:style-name="T227_5">G</text:span><text:span text:style-name="T227_6">.,<text:s/>&amp;<text:s/></text:span><text:span text:style-name="T227_7">Chalasani</text:span><text:span text:style-name="T227_8">,<text:s/></text:span><text:span text:style-name="T227_9">S</text:span><text:span text:style-name="T227_10">.<text:s/></text:span><text:span text:style-name="T227_11">H</text:span><text:span text:style-name="T227_12">.<text:s/>(2013).<text:s/></text:span><text:span text:style-name="T227_13">Neuropeptide</text:span><text:span text:style-name="T227_14"><text:s/></text:span><text:span text:style-name="T227_15">signaling</text:span><text:span text:style-name="T227_16"><text:s/></text:span><text:span text:style-name="T227_17">remodels</text:span><text:span text:style-name="T227_18"><text:s/></text:span><text:span text:style-name="T227_19">chemosensory</text:span><text:span text:style-name="T227_20"><text:s/></text:span><text:span text:style-name="T227_21">circuit</text:span><text:span text:style-name="T227_22"><text:s/></text:span><text:span text:style-name="T227_23">composition</text:span><text:span text:style-name="T227_24"><text:s/></text:span><text:span text:style-name="T227_25">in</text:span><text:span text:style-name="T227_26"><text:s/></text:span><text:span text:style-name="T227_27">Caenorhabditis</text:span><text:span text:style-name="T227_28"><text:s/></text:span><text:span text:style-name="T227_29">elegans</text:span><text:span text:style-name="T227_30">.<text:s/></text:span><text:span text:style-name="T227_31">Nature</text:span><text:span text:style-name="T227_32"><text:s/></text:span><text:span text:style-name="T227_33">Neuroscience</text:span><text:span text:style-name="T227_34">,<text:s/></text:span><text:span text:style-name="T227_35">16</text:span><text:span text:style-name="T227_36">(10),<text:s/>1461–7.<text:s/></text:span><text:span text:style-name="T227_37">doi</text:span><text:span text:style-name="T227_38">:10.1038/</text:span><text:span text:style-name="T227_39">nn</text:span><text:span text:style-name="T227_40">.3511</text:span></text:p>
      <text:p text:style-name="P228"><text:span text:style-name="T228_1">Lerman</text:span><text:span text:style-name="T228_2">,<text:s/></text:span><text:span text:style-name="T228_3">J</text:span><text:span text:style-name="T228_4">.<text:s/></text:span><text:span text:style-name="T228_5">a</text:span><text:span text:style-name="T228_6">.,<text:s/></text:span><text:span text:style-name="T228_7">Hyduke</text:span><text:span text:style-name="T228_8">,<text:s/></text:span><text:span text:style-name="T228_9">D</text:span><text:span text:style-name="T228_10">.<text:s/></text:span><text:span text:style-name="T228_11">R</text:span><text:span text:style-name="T228_12">.,<text:s/></text:span><text:span text:style-name="T228_13">Latif</text:span><text:span text:style-name="T228_14">,<text:s/></text:span><text:span text:style-name="T228_15">H</text:span><text:span text:style-name="T228_16">.,<text:s/></text:span><text:span text:style-name="T228_17">Portnoy</text:span><text:span text:style-name="T228_18">,<text:s/></text:span><text:span text:style-name="T228_19">V</text:span><text:span text:style-name="T228_20">.<text:s/></text:span><text:span text:style-name="T228_21">a</text:span><text:span text:style-name="T228_22">.,<text:s/></text:span><text:span text:style-name="T228_23">Lewis</text:span><text:span text:style-name="T228_24">,<text:s/></text:span><text:span text:style-name="T228_25">N</text:span><text:span text:style-name="T228_26">.<text:s/></text:span><text:span text:style-name="T228_27">E</text:span><text:span text:style-name="T228_28">.,<text:s/></text:span><text:span text:style-name="T228_29">Orth</text:span><text:span text:style-name="T228_30">,<text:s/></text:span><text:span text:style-name="T228_31">J</text:span><text:span text:style-name="T228_32">.<text:s/></text:span><text:span text:style-name="T228_33">D</text:span><text:span text:style-name="T228_34">.,<text:s/>…<text:s/></text:span><text:span text:style-name="T228_35">Palsson</text:span><text:span text:style-name="T228_36">,<text:s/></text:span><text:span text:style-name="T228_37">B</text:span><text:span text:style-name="T228_38">.<text:s/></text:span><text:span text:style-name="T228_39">O</text:span><text:span text:style-name="T228_40">.<text:s/>(2012).<text:s/></text:span><text:span text:style-name="T228_41">In</text:span><text:span text:style-name="T228_42"><text:s/></text:span><text:span text:style-name="T228_43">silico</text:span><text:span text:style-name="T228_44"><text:s/></text:span><text:span text:style-name="T228_45">method</text:span><text:span text:style-name="T228_46"><text:s/></text:span><text:span text:style-name="T228_47">for</text:span><text:span text:style-name="T228_48"><text:s/></text:span><text:span text:style-name="T228_49">modelling</text:span><text:span text:style-name="T228_50"><text:s/></text:span><text:span text:style-name="T228_51">metabolism</text:span><text:span text:style-name="T228_52"><text:s/></text:span><text:span text:style-name="T228_53">and</text:span><text:span text:style-name="T228_54"><text:s/></text:span><text:span text:style-name="T228_55">gene</text:span><text:span text:style-name="T228_56"><text:s/></text:span><text:span text:style-name="T228_57">product</text:span><text:span text:style-name="T228_58"><text:s/></text:span><text:span text:style-name="T228_59">expression</text:span><text:span text:style-name="T228_60"><text:s/></text:span><text:span text:style-name="T228_61">at</text:span><text:span text:style-name="T228_62"><text:s/></text:span><text:span text:style-name="T228_63">genome</text:span><text:span text:style-name="T228_64"><text:s/></text:span><text:span text:style-name="T228_65">scale</text:span><text:span text:style-name="T228_66">.<text:s/></text:span><text:span text:style-name="T228_67">Nature</text:span><text:span text:style-name="T228_68"><text:s/></text:span><text:span text:style-name="T228_69">Communications</text:span><text:span text:style-name="T228_70">,<text:s/></text:span><text:span text:style-name="T228_71">3</text:span><text:span text:style-name="T228_72">(</text:span><text:span text:style-name="T228_73">may</text:span><text:span text:style-name="T228_74">),<text:s/>929.<text:s/></text:span><text:span text:style-name="T228_75">doi</text:span><text:span text:style-name="T228_76">:10.1038/</text:span><text:span text:style-name="T228_77">ncomms</text:span><text:span text:style-name="T228_78">1928</text:span></text:p>
      <text:p text:style-name="P229"><text:span text:style-name="T229_1">Levine</text:span><text:span text:style-name="T229_2">,<text:s/></text:span><text:span text:style-name="T229_3">S</text:span><text:span text:style-name="T229_4">.<text:s/></text:span><text:span text:style-name="T229_5">S</text:span><text:span text:style-name="T229_6">.,<text:s/>&amp;<text:s/></text:span><text:span text:style-name="T229_7">Prietula</text:span><text:span text:style-name="T229_8">,<text:s/></text:span><text:span text:style-name="T229_9">M</text:span><text:span text:style-name="T229_10">.<text:s/></text:span><text:span text:style-name="T229_11">J</text:span><text:span text:style-name="T229_12">.<text:s/>(2013).<text:s/></text:span><text:span text:style-name="T229_13">Performance</text:span><text:span text:style-name="T229_14"><text:s/></text:span><text:span text:style-name="T229_15">Open</text:span><text:span text:style-name="T229_16"><text:s/></text:span><text:span text:style-name="T229_17">Collaboration</text:span><text:span text:style-name="T229_18"><text:s/></text:span><text:span text:style-name="T229_19">for</text:span><text:span text:style-name="T229_20"><text:s/></text:span><text:span text:style-name="T229_21">Innovation</text:span><text:span text:style-name="T229_22"> :<text:s/></text:span><text:span text:style-name="T229_23">Principles</text:span><text:span text:style-name="T229_24"><text:s/></text:span><text:span text:style-name="T229_25">and</text:span><text:span text:style-name="T229_26"><text:s/></text:span><text:span text:style-name="T229_27">Performance</text:span><text:span text:style-name="T229_28">,<text:s/>(</text:span><text:span text:style-name="T229_29">January</text:span><text:span text:style-name="T229_30"><text:s/>2014).</text:span></text:p>
      <text:p text:style-name="P230"><text:span text:style-name="T230_1">Li</text:span><text:span text:style-name="T230_2">,<text:s/></text:span><text:span text:style-name="T230_3">S</text:span><text:span text:style-name="T230_4">.,<text:s/></text:span><text:span text:style-name="T230_5">Armstrong</text:span><text:span text:style-name="T230_6">,<text:s/></text:span><text:span text:style-name="T230_7">C</text:span><text:span text:style-name="T230_8">.<text:s/></text:span><text:span text:style-name="T230_9">M</text:span><text:span text:style-name="T230_10">.,<text:s/></text:span><text:span text:style-name="T230_11">Bertin</text:span><text:span text:style-name="T230_12">,<text:s/></text:span><text:span text:style-name="T230_13">N</text:span><text:span text:style-name="T230_14">.,<text:s/></text:span><text:span text:style-name="T230_15">Ge</text:span><text:span text:style-name="T230_16">,<text:s/></text:span><text:span text:style-name="T230_17">H</text:span><text:span text:style-name="T230_18">.,<text:s/></text:span><text:span text:style-name="T230_19">Milstein</text:span><text:span text:style-name="T230_20">,<text:s/></text:span><text:span text:style-name="T230_21">S</text:span><text:span text:style-name="T230_22">.,<text:s/></text:span><text:span text:style-name="T230_23">Boxem</text:span><text:span text:style-name="T230_24">,<text:s/></text:span><text:span text:style-name="T230_25">M</text:span><text:span text:style-name="T230_26">.,<text:s/>…<text:s/></text:span><text:span text:style-name="T230_27">Vidal</text:span><text:span text:style-name="T230_28">,<text:s/></text:span><text:span text:style-name="T230_29">M</text:span><text:span text:style-name="T230_30">.<text:s/>(2004).<text:s/></text:span><text:span text:style-name="T230_31">A</text:span><text:span text:style-name="T230_32"><text:s/></text:span><text:span text:style-name="T230_33">map</text:span><text:span text:style-name="T230_34"><text:s/></text:span><text:span text:style-name="T230_35">of</text:span><text:span text:style-name="T230_36"><text:s/></text:span><text:span text:style-name="T230_37">the</text:span><text:span text:style-name="T230_38"><text:s/></text:span><text:span text:style-name="T230_39">interactome</text:span><text:span text:style-name="T230_40"><text:s/></text:span><text:span text:style-name="T230_41">network</text:span><text:span text:style-name="T230_42"><text:s/></text:span><text:span text:style-name="T230_43">of</text:span><text:span text:style-name="T230_44"><text:s/></text:span><text:span text:style-name="T230_45">the</text:span><text:span text:style-name="T230_46"><text:s/></text:span><text:span text:style-name="T230_47">metazoan</text:span><text:span text:style-name="T230_48"><text:s/></text:span><text:span text:style-name="T230_49">C</text:span><text:span text:style-name="T230_50">.<text:s/></text:span><text:span text:style-name="T230_51">elegans</text:span><text:span text:style-name="T230_52">.<text:s/></text:span><text:span text:style-name="T230_53">Science</text:span><text:span text:style-name="T230_54"><text:s/>(</text:span><text:span text:style-name="T230_55">New</text:span><text:span text:style-name="T230_56"><text:s/></text:span><text:span text:style-name="T230_57">York</text:span><text:span text:style-name="T230_58">,<text:s/></text:span><text:span text:style-name="T230_59">N</text:span><text:span text:style-name="T230_60">.</text:span><text:span text:style-name="T230_61">Y</text:span><text:span text:style-name="T230_62">.)</text:span><text:span text:style-name="T230_63">,<text:s/></text:span><text:span text:style-name="T230_64">303</text:span><text:span text:style-name="T230_65">(5657),<text:s/>540–3.<text:s/></text:span><text:span text:style-name="T230_66">doi</text:span><text:span text:style-name="T230_67">:10.1126/</text:span><text:span text:style-name="T230_68">science</text:span><text:span text:style-name="T230_69">.1091403</text:span></text:p>
      <text:p text:style-name="P231"><text:span text:style-name="T231_1">Lickteig</text:span><text:span text:style-name="T231_2">,<text:s/></text:span><text:span text:style-name="T231_3">K</text:span><text:span text:style-name="T231_4">.<text:s/></text:span><text:span text:style-name="T231_5">M</text:span><text:span text:style-name="T231_6">.,<text:s/></text:span><text:span text:style-name="T231_7">Duerr</text:span><text:span text:style-name="T231_8">,<text:s/></text:span><text:span text:style-name="T231_9">J</text:span><text:span text:style-name="T231_10">.<text:s/></text:span><text:span text:style-name="T231_11">S</text:span><text:span text:style-name="T231_12">.,<text:s/></text:span><text:span text:style-name="T231_13">Frisby</text:span><text:span text:style-name="T231_14">,<text:s/></text:span><text:span text:style-name="T231_15">D</text:span><text:span text:style-name="T231_16">.<text:s/></text:span><text:span text:style-name="T231_17">L</text:span><text:span text:style-name="T231_18">.,<text:s/></text:span><text:span text:style-name="T231_19">Hall</text:span><text:span text:style-name="T231_20">,<text:s/></text:span><text:span text:style-name="T231_21">D</text:span><text:span text:style-name="T231_22">.<text:s/></text:span><text:span text:style-name="T231_23">H</text:span><text:span text:style-name="T231_24">.,<text:s/></text:span><text:span text:style-name="T231_25">Rand</text:span><text:span text:style-name="T231_26">,<text:s/></text:span><text:span text:style-name="T231_27">J</text:span><text:span text:style-name="T231_28">.<text:s/></text:span><text:span text:style-name="T231_29">B</text:span><text:span text:style-name="T231_30">.,<text:s/>&amp;<text:s/></text:span><text:span text:style-name="T231_31">Miller</text:span><text:span text:style-name="T231_32">,<text:s/></text:span><text:span text:style-name="T231_33">D</text:span><text:span text:style-name="T231_34">.<text:s/></text:span><text:span text:style-name="T231_35">M</text:span><text:span text:style-name="T231_36">.<text:s/>(2001).<text:s/></text:span><text:span text:style-name="T231_37">Regulation</text:span><text:span text:style-name="T231_38"><text:s/></text:span><text:span text:style-name="T231_39">of</text:span><text:span text:style-name="T231_40"><text:s/></text:span><text:span text:style-name="T231_41">neurotransmitter</text:span><text:span text:style-name="T231_42"><text:s/></text:span><text:span text:style-name="T231_43">vesicles</text:span><text:span text:style-name="T231_44"><text:s/></text:span><text:span text:style-name="T231_45">by</text:span><text:span text:style-name="T231_46"><text:s/></text:span><text:span text:style-name="T231_47">the</text:span><text:span text:style-name="T231_48"><text:s/></text:span><text:span text:style-name="T231_49">homeodomain</text:span><text:span text:style-name="T231_50"><text:s/></text:span><text:span text:style-name="T231_51">protein</text:span><text:span text:style-name="T231_52"><text:s/></text:span><text:span text:style-name="T231_53">UNC</text:span><text:span text:style-name="T231_54">-4<text:s/></text:span><text:span text:style-name="T231_55">and</text:span><text:span text:style-name="T231_56"><text:s/></text:span><text:span text:style-name="T231_57">its</text:span><text:span text:style-name="T231_58"><text:s/></text:span><text:span text:style-name="T231_59">transcriptional</text:span><text:span text:style-name="T231_60"><text:s/></text:span><text:span text:style-name="T231_61">corepressor</text:span><text:span text:style-name="T231_62"><text:s/></text:span><text:span text:style-name="T231_63">UNC</text:span><text:span text:style-name="T231_64">-37/</text:span><text:span text:style-name="T231_65">groucho</text:span><text:span text:style-name="T231_66"><text:s/></text:span><text:span text:style-name="T231_67">in</text:span><text:span text:style-name="T231_68"><text:s/></text:span><text:span text:style-name="T231_69">Caenorhabditis</text:span><text:span text:style-name="T231_70"><text:s/></text:span><text:span text:style-name="T231_71">elegans</text:span><text:span text:style-name="T231_72"><text:s/></text:span><text:span text:style-name="T231_73">cholinergic</text:span><text:span text:style-name="T231_74"><text:s/></text:span><text:span text:style-name="T231_75">motor</text:span><text:span text:style-name="T231_76"><text:s/></text:span><text:span text:style-name="T231_77">neurons</text:span><text:span text:style-name="T231_78">.<text:s/></text:span><text:span text:style-name="T231_79">The</text:span><text:span text:style-name="T231_80"><text:s/></text:span><text:span text:style-name="T231_81">Journal</text:span><text:span text:style-name="T231_82"><text:s/></text:span><text:span text:style-name="T231_83">of</text:span><text:span text:style-name="T231_84"><text:s/></text:span><text:span text:style-name="T231_85">Neuroscience</text:span><text:span text:style-name="T231_86"> :<text:s/></text:span><text:span text:style-name="T231_87">The</text:span><text:span text:style-name="T231_88"><text:s/></text:span><text:span text:style-name="T231_89">Official</text:span><text:span text:style-name="T231_90"><text:s/></text:span><text:span text:style-name="T231_91">Journal</text:span><text:span text:style-name="T231_92"><text:s/></text:span><text:span text:style-name="T231_93">of</text:span><text:span text:style-name="T231_94"><text:s/></text:span><text:span text:style-name="T231_95">the</text:span><text:span text:style-name="T231_96"><text:s/></text:span><text:span text:style-name="T231_97">Society</text:span><text:span text:style-name="T231_98"><text:s/></text:span><text:span text:style-name="T231_99">for</text:span><text:span text:style-name="T231_100"><text:s/></text:span><text:span text:style-name="T231_101">Neuroscience</text:span><text:span text:style-name="T231_102">,<text:s/></text:span><text:span text:style-name="T231_103">21</text:span><text:span text:style-name="T231_104">(6),<text:s/>2001–14.<text:s/></text:span><text:span text:style-name="T231_105">Retrieved</text:span><text:span text:style-name="T231_106"><text:s/></text:span><text:span text:style-name="T231_107">from</text:span><text:span text:style-name="T231_108"><text:s/></text:span><text:span text:style-name="T231_109">http</text:span><text:span text:style-name="T231_110">://</text:span><text:span text:style-name="T231_111">www</text:span><text:span text:style-name="T231_112">.</text:span><text:span text:style-name="T231_113">ncbi</text:span><text:span text:style-name="T231_114">.</text:span><text:span text:style-name="T231_115">nlm</text:span><text:span text:style-name="T231_116">.</text:span><text:span text:style-name="T231_117">nih</text:span><text:span text:style-name="T231_118">.</text:span><text:span text:style-name="T231_119">gov</text:span><text:span text:style-name="T231_120">/</text:span><text:span text:style-name="T231_121">pubmed</text:span><text:span text:style-name="T231_122">/11245684</text:span></text:p>
      <text:p text:style-name="P232"><text:span text:style-name="T232_1">Lints</text:span><text:span text:style-name="T232_2">,<text:s/></text:span><text:span text:style-name="T232_3">R</text:span><text:span text:style-name="T232_4">.,<text:s/>&amp;<text:s/></text:span><text:span text:style-name="T232_5">Emmons</text:span><text:span text:style-name="T232_6">,<text:s/></text:span><text:span text:style-name="T232_7">S</text:span><text:span text:style-name="T232_8">.<text:s/></text:span><text:span text:style-name="T232_9">W</text:span><text:span text:style-name="T232_10">.<text:s/>(1999).<text:s/></text:span><text:span text:style-name="T232_11">Patterning</text:span><text:span text:style-name="T232_12"><text:s/></text:span><text:span text:style-name="T232_13">of</text:span><text:span text:style-name="T232_14"><text:s/></text:span><text:span text:style-name="T232_15">dopaminergic</text:span><text:span text:style-name="T232_16"><text:s/></text:span><text:span text:style-name="T232_17">neurotransmitter</text:span><text:span text:style-name="T232_18"><text:s/></text:span><text:span text:style-name="T232_19">identity</text:span><text:span text:style-name="T232_20"><text:s/></text:span><text:span text:style-name="T232_21">among</text:span><text:span text:style-name="T232_22"><text:s/></text:span><text:span text:style-name="T232_23">Caenorhabditis</text:span><text:span text:style-name="T232_24"><text:s/></text:span><text:span text:style-name="T232_25">β</text:span><text:span text:style-name="T232_26"><text:s/></text:span><text:span text:style-name="T232_27">family</text:span><text:span text:style-name="T232_28"><text:s/></text:span><text:span text:style-name="T232_29">signaling</text:span><text:span text:style-name="T232_30"><text:s/></text:span><text:span text:style-name="T232_31">pathway</text:span><text:span text:style-name="T232_32"><text:s/></text:span><text:span text:style-name="T232_33">and</text:span><text:span text:style-name="T232_34"><text:s/></text:span><text:span text:style-name="T232_35">a</text:span><text:span text:style-name="T232_36"><text:s/></text:span><text:span text:style-name="T232_37">Hox</text:span><text:span text:style-name="T232_38"><text:s/></text:span><text:span text:style-name="T232_39">elegans</text:span><text:span text:style-name="T232_40"><text:s/></text:span><text:span text:style-name="T232_41">ray</text:span><text:span text:style-name="T232_42"><text:s/></text:span><text:span text:style-name="T232_43">sensory</text:span><text:span text:style-name="T232_44"><text:s/></text:span><text:span text:style-name="T232_45">neurons</text:span><text:span text:style-name="T232_46"><text:s/></text:span><text:span text:style-name="T232_47">by</text:span><text:span text:style-name="T232_48"><text:s/></text:span><text:span text:style-name="T232_49">a</text:span><text:span text:style-name="T232_50"><text:s/></text:span><text:span text:style-name="T232_51">TGFβ</text:span><text:span text:style-name="T232_52"><text:s/></text:span><text:span text:style-name="T232_53">gene</text:span><text:span text:style-name="T232_54">.<text:s/></text:span><text:span text:style-name="T232_55">Development</text:span><text:span text:style-name="T232_56">,<text:s/></text:span><text:span text:style-name="T232_57">5831</text:span><text:span text:style-name="T232_58">,<text:s/>5819–5831.</text:span></text:p>
      <text:p text:style-name="P233"><text:span text:style-name="T233_1">Liu</text:span><text:span text:style-name="T233_2">,<text:s/></text:span><text:span text:style-name="T233_3">D</text:span><text:span text:style-name="T233_4">.<text:s/></text:span><text:span text:style-name="T233_5">W</text:span><text:span text:style-name="T233_6">.,<text:s/>&amp;<text:s/></text:span><text:span text:style-name="T233_7">Thomas</text:span><text:span text:style-name="T233_8">,<text:s/></text:span><text:span text:style-name="T233_9">J</text:span><text:span text:style-name="T233_10">.<text:s/></text:span><text:span text:style-name="T233_11">H</text:span><text:span text:style-name="T233_12">.<text:s/>(1994).<text:s/></text:span><text:span text:style-name="T233_13">Regulation</text:span><text:span text:style-name="T233_14"><text:s/></text:span><text:span text:style-name="T233_15">of</text:span><text:span text:style-name="T233_16"><text:s/></text:span><text:span text:style-name="T233_17">a</text:span><text:span text:style-name="T233_18"><text:s/></text:span><text:span text:style-name="T233_19">periodic</text:span><text:span text:style-name="T233_20"><text:s/></text:span><text:span text:style-name="T233_21">motor</text:span><text:span text:style-name="T233_22"><text:s/></text:span><text:span text:style-name="T233_23">program</text:span><text:span text:style-name="T233_24"><text:s/></text:span><text:span text:style-name="T233_25">in</text:span><text:span text:style-name="T233_26"><text:s/></text:span><text:span text:style-name="T233_27">C</text:span><text:span text:style-name="T233_28">.<text:s/></text:span><text:span text:style-name="T233_29">elegans</text:span><text:span text:style-name="T233_30">.<text:s/></text:span><text:span text:style-name="T233_31">The</text:span><text:span text:style-name="T233_32"><text:s/></text:span><text:span text:style-name="T233_33">Journal</text:span><text:span text:style-name="T233_34"><text:s/></text:span><text:span text:style-name="T233_35">of</text:span><text:span text:style-name="T233_36"><text:s/></text:span><text:span text:style-name="T233_37">Neuroscience</text:span><text:span text:style-name="T233_38"> :<text:s/></text:span><text:span text:style-name="T233_39">The</text:span><text:span text:style-name="T233_40"><text:s/></text:span><text:span text:style-name="T233_41">Official</text:span><text:span text:style-name="T233_42"><text:s/></text:span><text:span text:style-name="T233_43">Journal</text:span><text:span text:style-name="T233_44"><text:s/></text:span><text:span text:style-name="T233_45">of</text:span><text:span text:style-name="T233_46"><text:s/></text:span><text:span text:style-name="T233_47">the</text:span><text:span text:style-name="T233_48"><text:s/></text:span><text:span text:style-name="T233_49">Society</text:span><text:span text:style-name="T233_50"><text:s/></text:span><text:span text:style-name="T233_51">for</text:span><text:span text:style-name="T233_52"><text:s/></text:span><text:span text:style-name="T233_53">Neuroscience</text:span><text:span text:style-name="T233_54">,<text:s/></text:span><text:span text:style-name="T233_55">14</text:span><text:span text:style-name="T233_56">(4),<text:s/>1953–62.<text:s/></text:span><text:span text:style-name="T233_57">Retrieved</text:span><text:span text:style-name="T233_58"><text:s/></text:span><text:span text:style-name="T233_59">from</text:span><text:span text:style-name="T233_60"><text:s/></text:span><text:span text:style-name="T233_61">http</text:span><text:span text:style-name="T233_62">://</text:span><text:span text:style-name="T233_63">www</text:span><text:span text:style-name="T233_64">.</text:span><text:span text:style-name="T233_65">ncbi</text:span><text:span text:style-name="T233_66">.</text:span><text:span text:style-name="T233_67">nlm</text:span><text:span text:style-name="T233_68">.</text:span><text:span text:style-name="T233_69">nih</text:span><text:span text:style-name="T233_70">.</text:span><text:span text:style-name="T233_71">gov</text:span><text:span text:style-name="T233_72">/</text:span><text:span text:style-name="T233_73">pubmed</text:span><text:span text:style-name="T233_74">/8158250</text:span></text:p>
      <text:p text:style-name="P234"><text:span text:style-name="T234_1">Liu</text:span><text:span text:style-name="T234_2">,<text:s/></text:span><text:span text:style-name="T234_3">P</text:span><text:span text:style-name="T234_4">.,<text:s/></text:span><text:span text:style-name="T234_5">Chen</text:span><text:span text:style-name="T234_6">,<text:s/></text:span><text:span text:style-name="T234_7">B</text:span><text:span text:style-name="T234_8">.,<text:s/>&amp;<text:s/></text:span><text:span text:style-name="T234_9">Wang</text:span><text:span text:style-name="T234_10">,<text:s/></text:span><text:span text:style-name="T234_11">Z</text:span><text:span text:style-name="T234_12">.-</text:span><text:span text:style-name="T234_13">W</text:span><text:span text:style-name="T234_14">.<text:s/>(2011).<text:s/></text:span><text:span text:style-name="T234_15">Gap</text:span><text:span text:style-name="T234_16"><text:s/></text:span><text:span text:style-name="T234_17">junctions</text:span><text:span text:style-name="T234_18"><text:s/></text:span><text:span text:style-name="T234_19">synchronize</text:span><text:span text:style-name="T234_20"><text:s/></text:span><text:span text:style-name="T234_21">action</text:span><text:span text:style-name="T234_22"><text:s/></text:span><text:span text:style-name="T234_23">potentials</text:span><text:span text:style-name="T234_24"><text:s/></text:span><text:span text:style-name="T234_25">and</text:span><text:span text:style-name="T234_26"><text:s/></text:span><text:span text:style-name="T234_27">Ca</text:span><text:span text:style-name="T234_28">2+<text:s/></text:span><text:span text:style-name="T234_29">transients</text:span><text:span text:style-name="T234_30"><text:s/></text:span><text:span text:style-name="T234_31">in</text:span><text:span text:style-name="T234_32"><text:s/></text:span><text:span text:style-name="T234_33">Caenorhabditis</text:span><text:span text:style-name="T234_34"><text:s/></text:span><text:span text:style-name="T234_35">elegans</text:span><text:span text:style-name="T234_36"><text:s/></text:span><text:span text:style-name="T234_37">body</text:span><text:span text:style-name="T234_38"><text:s/></text:span><text:span text:style-name="T234_39">wall</text:span><text:span text:style-name="T234_40"><text:s/></text:span><text:span text:style-name="T234_41">muscle</text:span><text:span text:style-name="T234_42">.<text:s/></text:span><text:span text:style-name="T234_43">The</text:span><text:span text:style-name="T234_44"><text:s/></text:span><text:span text:style-name="T234_45">Journal</text:span><text:span text:style-name="T234_46"><text:s/></text:span><text:span text:style-name="T234_47">of</text:span><text:span text:style-name="T234_48"><text:s/></text:span><text:span text:style-name="T234_49">Biological</text:span><text:span text:style-name="T234_50"><text:s/></text:span><text:span text:style-name="T234_51">Chemistry</text:span><text:span text:style-name="T234_52">,<text:s/></text:span><text:span text:style-name="T234_53">286</text:span><text:span text:style-name="T234_54">(51),<text:s/>44285–93.<text:s/></text:span><text:span text:style-name="T234_55">doi</text:span><text:span text:style-name="T234_56">:10.1074/</text:span><text:span text:style-name="T234_57">jbc</text:span><text:span text:style-name="T234_58">.</text:span><text:span text:style-name="T234_59">M</text:span><text:span text:style-name="T234_60">111.292078</text:span></text:p>
      <text:p text:style-name="P235"><text:span text:style-name="T235_1">Liu</text:span><text:span text:style-name="T235_2">,<text:s/></text:span><text:span text:style-name="T235_3">P</text:span><text:span text:style-name="T235_4">.,<text:s/></text:span><text:span text:style-name="T235_5">Ge</text:span><text:span text:style-name="T235_6">,<text:s/></text:span><text:span text:style-name="T235_7">Q</text:span><text:span text:style-name="T235_8">.,<text:s/></text:span><text:span text:style-name="T235_9">Chen</text:span><text:span text:style-name="T235_10">,<text:s/></text:span><text:span text:style-name="T235_11">B</text:span><text:span text:style-name="T235_12">.,<text:s/></text:span><text:span text:style-name="T235_13">Salkoff</text:span><text:span text:style-name="T235_14">,<text:s/></text:span><text:span text:style-name="T235_15">L</text:span><text:span text:style-name="T235_16">.,<text:s/></text:span><text:span text:style-name="T235_17">Kotlikoff</text:span><text:span text:style-name="T235_18">,<text:s/></text:span><text:span text:style-name="T235_19">M</text:span><text:span text:style-name="T235_20">.<text:s/></text:span><text:span text:style-name="T235_21">I</text:span><text:span text:style-name="T235_22">.,<text:s/>&amp;<text:s/></text:span><text:span text:style-name="T235_23">Wang</text:span><text:span text:style-name="T235_24">,<text:s/></text:span><text:span text:style-name="T235_25">Z</text:span><text:span text:style-name="T235_26">.-</text:span><text:span text:style-name="T235_27">W</text:span><text:span text:style-name="T235_28">.<text:s/>(2011).<text:s/></text:span><text:span text:style-name="T235_29">Genetic</text:span><text:span text:style-name="T235_30"><text:s/></text:span><text:span text:style-name="T235_31">dissection</text:span><text:span text:style-name="T235_32"><text:s/></text:span><text:span text:style-name="T235_33">of</text:span><text:span text:style-name="T235_34"><text:s/></text:span><text:span text:style-name="T235_35">ion</text:span><text:span text:style-name="T235_36"><text:s/></text:span><text:span text:style-name="T235_37">currents</text:span><text:span text:style-name="T235_38"><text:s/></text:span><text:span text:style-name="T235_39">underlying</text:span><text:span text:style-name="T235_40"><text:s/></text:span><text:span text:style-name="T235_41">all</text:span><text:span text:style-name="T235_42">-</text:span><text:span text:style-name="T235_43">or</text:span><text:span text:style-name="T235_44">-</text:span><text:span text:style-name="T235_45">none</text:span><text:span text:style-name="T235_46"><text:s/></text:span><text:span text:style-name="T235_47">action</text:span><text:span text:style-name="T235_48"><text:s/></text:span><text:span text:style-name="T235_49">potentials</text:span><text:span text:style-name="T235_50"><text:s/></text:span><text:span text:style-name="T235_51">in</text:span><text:span text:style-name="T235_52"><text:s/></text:span><text:span text:style-name="T235_53">C</text:span><text:span text:style-name="T235_54">.<text:s/></text:span><text:span text:style-name="T235_55">elegans</text:span><text:span text:style-name="T235_56"><text:s/></text:span><text:span text:style-name="T235_57">body</text:span><text:span text:style-name="T235_58">-</text:span><text:span text:style-name="T235_59">wall</text:span><text:span text:style-name="T235_60"><text:s/></text:span><text:span text:style-name="T235_61">muscle</text:span><text:span text:style-name="T235_62"><text:s/></text:span><text:span text:style-name="T235_63">cells</text:span><text:span text:style-name="T235_64">.<text:s/></text:span><text:span text:style-name="T235_65">The</text:span><text:span text:style-name="T235_66"><text:s/></text:span><text:span text:style-name="T235_67">Journal</text:span><text:span text:style-name="T235_68"><text:s/></text:span><text:span text:style-name="T235_69">of</text:span><text:span text:style-name="T235_70"><text:s/></text:span><text:span text:style-name="T235_71">Physiology</text:span><text:span text:style-name="T235_72">,<text:s/></text:span><text:span text:style-name="T235_73">589</text:span><text:span text:style-name="T235_74">(</text:span><text:span text:style-name="T235_75">Pt</text:span><text:span text:style-name="T235_76"><text:s/>1),<text:s/>101–17.<text:s/></text:span><text:span text:style-name="T235_77">doi</text:span><text:span text:style-name="T235_78">:10.1113/</text:span><text:span text:style-name="T235_79">jphysiol</text:span><text:span text:style-name="T235_80">.2010.200683</text:span></text:p>
      <text:p text:style-name="P236"><text:span text:style-name="T236_1">Liu</text:span><text:span text:style-name="T236_2">,<text:s/></text:span><text:span text:style-name="T236_3">Q</text:span><text:span text:style-name="T236_4">.,<text:s/></text:span><text:span text:style-name="T236_5">Hollopeter</text:span><text:span text:style-name="T236_6">,<text:s/></text:span><text:span text:style-name="T236_7">G</text:span><text:span text:style-name="T236_8">.,<text:s/>&amp;<text:s/></text:span><text:span text:style-name="T236_9">Jorgensen</text:span><text:span text:style-name="T236_10">,<text:s/></text:span><text:span text:style-name="T236_11">E</text:span><text:span text:style-name="T236_12">.<text:s/></text:span><text:span text:style-name="T236_13">M</text:span><text:span text:style-name="T236_14">.<text:s/>(2009).<text:s/></text:span><text:span text:style-name="T236_15">Graded</text:span><text:span text:style-name="T236_16"><text:s/></text:span><text:span text:style-name="T236_17">synaptic</text:span><text:span text:style-name="T236_18"><text:s/></text:span><text:span text:style-name="T236_19">transmission</text:span><text:span text:style-name="T236_20"><text:s/></text:span><text:span text:style-name="T236_21">at</text:span><text:span text:style-name="T236_22"><text:s/></text:span><text:span text:style-name="T236_23">the</text:span><text:span text:style-name="T236_24"><text:s/></text:span><text:span text:style-name="T236_25">Caenorhabditis</text:span><text:span text:style-name="T236_26"><text:s/></text:span><text:span text:style-name="T236_27">elegans</text:span><text:span text:style-name="T236_28"><text:s/></text:span><text:span text:style-name="T236_29">neuromuscular</text:span><text:span text:style-name="T236_30"><text:s/></text:span><text:span text:style-name="T236_31">junction</text:span><text:span text:style-name="T236_32">.<text:s/></text:span><text:span text:style-name="T236_33">Proceedings</text:span><text:span text:style-name="T236_34"><text:s/></text:span><text:span text:style-name="T236_35">of</text:span><text:span text:style-name="T236_36"><text:s/></text:span><text:span text:style-name="T236_37">the</text:span><text:span text:style-name="T236_38"><text:s/></text:span><text:span text:style-name="T236_39">National</text:span><text:span text:style-name="T236_40"><text:s/></text:span><text:span text:style-name="T236_41">Academy</text:span><text:span text:style-name="T236_42"><text:s/></text:span><text:span text:style-name="T236_43">of</text:span><text:span text:style-name="T236_44"><text:s/></text:span><text:span text:style-name="T236_45">Sciences</text:span><text:span text:style-name="T236_46"><text:s/></text:span><text:span text:style-name="T236_47">of</text:span><text:span text:style-name="T236_48"><text:s/></text:span><text:span text:style-name="T236_49">the</text:span><text:span text:style-name="T236_50"><text:s/></text:span><text:span text:style-name="T236_51">United</text:span><text:span text:style-name="T236_52"><text:s/></text:span><text:span text:style-name="T236_53">States</text:span><text:span text:style-name="T236_54"><text:s/></text:span><text:span text:style-name="T236_55">of</text:span><text:span text:style-name="T236_56"><text:s/></text:span><text:span text:style-name="T236_57">America</text:span><text:span text:style-name="T236_58">,<text:s/></text:span><text:span text:style-name="T236_59">106</text:span><text:span text:style-name="T236_60">(26),<text:s/>10823–8.<text:s/></text:span><text:span text:style-name="T236_61">doi</text:span><text:span text:style-name="T236_62">:10.1073/</text:span><text:span text:style-name="T236_63">pnas</text:span><text:span text:style-name="T236_64">.0903570106</text:span></text:p>
      <text:p text:style-name="P237"><text:span text:style-name="T237_1">Liu</text:span><text:span text:style-name="T237_2">,<text:s/></text:span><text:span text:style-name="T237_3">Y</text:span><text:span text:style-name="T237_4">.-</text:span><text:span text:style-name="T237_5">Y</text:span><text:span text:style-name="T237_6">.,<text:s/></text:span><text:span text:style-name="T237_7">Slotine</text:span><text:span text:style-name="T237_8">,<text:s/></text:span><text:span text:style-name="T237_9">J</text:span><text:span text:style-name="T237_10">.-</text:span><text:span text:style-name="T237_11">J</text:span><text:span text:style-name="T237_12">.,<text:s/>&amp;<text:s/></text:span><text:span text:style-name="T237_13">Barabási</text:span><text:span text:style-name="T237_14">,<text:s/></text:span><text:span text:style-name="T237_15">A</text:span><text:span text:style-name="T237_16">.-</text:span><text:span text:style-name="T237_17">L</text:span><text:span text:style-name="T237_18">.<text:s/>(2011).<text:s/></text:span><text:span text:style-name="T237_19">Controllability</text:span><text:span text:style-name="T237_20"><text:s/></text:span><text:span text:style-name="T237_21">of</text:span><text:span text:style-name="T237_22"><text:s/></text:span><text:span text:style-name="T237_23">complex</text:span><text:span text:style-name="T237_24"><text:s/></text:span><text:span text:style-name="T237_25">networks</text:span><text:span text:style-name="T237_26">.<text:s/></text:span><text:span text:style-name="T237_27">Nature</text:span><text:span text:style-name="T237_28">,<text:s/></text:span><text:span text:style-name="T237_29">473</text:span><text:span text:style-name="T237_30">(7346),<text:s/>167–73.<text:s/></text:span><text:span text:style-name="T237_31">doi</text:span><text:span text:style-name="T237_32">:10.1038/</text:span><text:span text:style-name="T237_33">nature</text:span><text:span text:style-name="T237_34">10011</text:span></text:p>
      <text:p text:style-name="P238"><text:span text:style-name="T238_1">Liu</text:span><text:span text:style-name="T238_2">,<text:s/></text:span><text:span text:style-name="T238_3">Z</text:span><text:span text:style-name="T238_4">.,<text:s/></text:span><text:span text:style-name="T238_5">Golowasch</text:span><text:span text:style-name="T238_6">,<text:s/></text:span><text:span text:style-name="T238_7">J</text:span><text:span text:style-name="T238_8">.,<text:s/></text:span><text:span text:style-name="T238_9">Marder</text:span><text:span text:style-name="T238_10">,<text:s/></text:span><text:span text:style-name="T238_11">E</text:span><text:span text:style-name="T238_12">.,<text:s/>&amp;<text:s/></text:span><text:span text:style-name="T238_13">Abbott</text:span><text:span text:style-name="T238_14">,<text:s/></text:span><text:span text:style-name="T238_15">L</text:span><text:span text:style-name="T238_16">.<text:s/></text:span><text:span text:style-name="T238_17">F</text:span><text:span text:style-name="T238_18">.<text:s/>(1998).<text:s/></text:span><text:span text:style-name="T238_19">A</text:span><text:span text:style-name="T238_20"><text:s/></text:span><text:span text:style-name="T238_21">model</text:span><text:span text:style-name="T238_22"><text:s/></text:span><text:span text:style-name="T238_23">neuron</text:span><text:span text:style-name="T238_24"><text:s/></text:span><text:span text:style-name="T238_25">with</text:span><text:span text:style-name="T238_26"><text:s/></text:span><text:span text:style-name="T238_27">activity</text:span><text:span text:style-name="T238_28">-</text:span><text:span text:style-name="T238_29">dependent</text:span><text:span text:style-name="T238_30"><text:s/></text:span><text:span text:style-name="T238_31">conductances</text:span><text:span text:style-name="T238_32"><text:s/></text:span><text:span text:style-name="T238_33">regulated</text:span><text:span text:style-name="T238_34"><text:s/></text:span><text:span text:style-name="T238_35">by</text:span><text:span text:style-name="T238_36"><text:s/></text:span><text:span text:style-name="T238_37">multiple</text:span><text:span text:style-name="T238_38"><text:s/></text:span><text:span text:style-name="T238_39">calcium</text:span><text:span text:style-name="T238_40"><text:s/></text:span><text:span text:style-name="T238_41">sensors</text:span><text:span text:style-name="T238_42">.<text:s/></text:span><text:span text:style-name="T238_43">The</text:span><text:span text:style-name="T238_44"><text:s/></text:span><text:span text:style-name="T238_45">Journal</text:span><text:span text:style-name="T238_46"><text:s/></text:span><text:span text:style-name="T238_47">of</text:span><text:span text:style-name="T238_48"><text:s/></text:span><text:span text:style-name="T238_49">Neuroscience</text:span><text:span text:style-name="T238_50"> :<text:s/></text:span><text:span text:style-name="T238_51">The</text:span><text:span text:style-name="T238_52"><text:s/></text:span><text:span text:style-name="T238_53">Official</text:span><text:span text:style-name="T238_54"><text:s/></text:span><text:span text:style-name="T238_55">Journal</text:span><text:span text:style-name="T238_56"><text:s/></text:span><text:span text:style-name="T238_57">of</text:span><text:span text:style-name="T238_58"><text:s/></text:span><text:span text:style-name="T238_59">the</text:span><text:span text:style-name="T238_60"><text:s/></text:span><text:span text:style-name="T238_61">Society</text:span><text:span text:style-name="T238_62"><text:s/></text:span><text:span text:style-name="T238_63">for</text:span><text:span text:style-name="T238_64"><text:s/></text:span><text:span text:style-name="T238_65">Neuroscience</text:span><text:span text:style-name="T238_66">,<text:s/></text:span><text:span text:style-name="T238_67">18</text:span><text:span text:style-name="T238_68">(7),<text:s/>2309–20.<text:s/></text:span><text:span text:style-name="T238_69">Retrieved</text:span><text:span text:style-name="T238_70"><text:s/></text:span><text:span text:style-name="T238_71">from</text:span><text:span text:style-name="T238_72"><text:s/></text:span><text:span text:style-name="T238_73">http</text:span><text:span text:style-name="T238_74">://</text:span><text:span text:style-name="T238_75">www</text:span><text:span text:style-name="T238_76">.</text:span><text:span text:style-name="T238_77">ncbi</text:span><text:span text:style-name="T238_78">.</text:span><text:span text:style-name="T238_79">nlm</text:span><text:span text:style-name="T238_80">.</text:span><text:span text:style-name="T238_81">nih</text:span><text:span text:style-name="T238_82">.</text:span><text:span text:style-name="T238_83">gov</text:span><text:span text:style-name="T238_84">/</text:span><text:span text:style-name="T238_85">pubmed</text:span><text:span text:style-name="T238_86">/9502792</text:span></text:p>
      <text:p text:style-name="P239"><text:span text:style-name="T239_1">Lockery</text:span><text:span text:style-name="T239_2">,<text:s/></text:span><text:span text:style-name="T239_3">S</text:span><text:span text:style-name="T239_4">.<text:s/></text:span><text:span text:style-name="T239_5">R</text:span><text:span text:style-name="T239_6">.<text:s/>(2011).<text:s/></text:span><text:span text:style-name="T239_7">The</text:span><text:span text:style-name="T239_8"><text:s/></text:span><text:span text:style-name="T239_9">computational</text:span><text:span text:style-name="T239_10"><text:s/></text:span><text:span text:style-name="T239_11">worm</text:span><text:span text:style-name="T239_12">:<text:s/></text:span><text:span text:style-name="T239_13">spatial</text:span><text:span text:style-name="T239_14"><text:s/></text:span><text:span text:style-name="T239_15">orientation</text:span><text:span text:style-name="T239_16"><text:s/></text:span><text:span text:style-name="T239_17">and</text:span><text:span text:style-name="T239_18"><text:s/></text:span><text:span text:style-name="T239_19">its</text:span><text:span text:style-name="T239_20"><text:s/></text:span><text:span text:style-name="T239_21">neuronal</text:span><text:span text:style-name="T239_22"><text:s/></text:span><text:span text:style-name="T239_23">basis</text:span><text:span text:style-name="T239_24"><text:s/></text:span><text:span text:style-name="T239_25">in</text:span><text:span text:style-name="T239_26"><text:s/></text:span><text:span text:style-name="T239_27">C</text:span><text:span text:style-name="T239_28">.<text:s/></text:span><text:span text:style-name="T239_29">elegans</text:span><text:span text:style-name="T239_30">.<text:s/></text:span><text:span text:style-name="T239_31">Current</text:span><text:span text:style-name="T239_32"><text:s/></text:span><text:span text:style-name="T239_33">Opinion</text:span><text:span text:style-name="T239_34"><text:s/></text:span><text:span text:style-name="T239_35">in</text:span><text:span text:style-name="T239_36"><text:s/></text:span><text:span text:style-name="T239_37">Neurobiology</text:span><text:span text:style-name="T239_38">.<text:s/></text:span><text:span text:style-name="T239_39">doi</text:span><text:span text:style-name="T239_40">:10.1016/</text:span><text:span text:style-name="T239_41">j</text:span><text:span text:style-name="T239_42">.</text:span><text:span text:style-name="T239_43">conb</text:span><text:span text:style-name="T239_44">.2011.06.009</text:span></text:p>
      <text:p text:style-name="P240"><text:span text:style-name="T240_1">Lockery</text:span><text:span text:style-name="T240_2">,<text:s/></text:span><text:span text:style-name="T240_3">S</text:span><text:span text:style-name="T240_4">.<text:s/></text:span><text:span text:style-name="T240_5">R</text:span><text:span text:style-name="T240_6">.,<text:s/>&amp;<text:s/></text:span><text:span text:style-name="T240_7">Goodman</text:span><text:span text:style-name="T240_8">,<text:s/></text:span><text:span text:style-name="T240_9">M</text:span><text:span text:style-name="T240_10">.<text:s/></text:span><text:span text:style-name="T240_11">B</text:span><text:span text:style-name="T240_12">.<text:s/>(2009).<text:s/></text:span><text:span text:style-name="T240_13">The</text:span><text:span text:style-name="T240_14"><text:s/></text:span><text:span text:style-name="T240_15">quest</text:span><text:span text:style-name="T240_16"><text:s/></text:span><text:span text:style-name="T240_17">for</text:span><text:span text:style-name="T240_18"><text:s/></text:span><text:span text:style-name="T240_19">action</text:span><text:span text:style-name="T240_20"><text:s/></text:span><text:span text:style-name="T240_21">potentials</text:span><text:span text:style-name="T240_22"><text:s/></text:span><text:span text:style-name="T240_23">in</text:span><text:span text:style-name="T240_24"><text:s/></text:span><text:span text:style-name="T240_25">C</text:span><text:span text:style-name="T240_26">.<text:s/></text:span><text:span text:style-name="T240_27">elegans</text:span><text:span text:style-name="T240_28"><text:s/></text:span><text:span text:style-name="T240_29">neurons</text:span><text:span text:style-name="T240_30"><text:s/></text:span><text:span text:style-name="T240_31">hits</text:span><text:span text:style-name="T240_32"><text:s/></text:span><text:span text:style-name="T240_33">a</text:span><text:span text:style-name="T240_34"><text:s/></text:span><text:span text:style-name="T240_35">plateau</text:span><text:span text:style-name="T240_36">.<text:s/></text:span><text:span text:style-name="T240_37">Nature</text:span><text:span text:style-name="T240_38"><text:s/></text:span><text:span text:style-name="T240_39">Neuroscience</text:span><text:span text:style-name="T240_40">,<text:s/></text:span><text:span text:style-name="T240_41">12</text:span><text:span text:style-name="T240_42">(4),<text:s/>377–8.<text:s/></text:span><text:span text:style-name="T240_43">doi</text:span><text:span text:style-name="T240_44">:10.1038/</text:span><text:span text:style-name="T240_45">nn</text:span><text:span text:style-name="T240_46">0409-377</text:span></text:p>
      <text:p text:style-name="P241"><text:span text:style-name="T241_1">Lockery</text:span><text:span text:style-name="T241_2">,<text:s/></text:span><text:span text:style-name="T241_3">S</text:span><text:span text:style-name="T241_4">.<text:s/></text:span><text:span text:style-name="T241_5">R</text:span><text:span text:style-name="T241_6">.,<text:s/></text:span><text:span text:style-name="T241_7">Goodman</text:span><text:span text:style-name="T241_8">,<text:s/></text:span><text:span text:style-name="T241_9">M</text:span><text:span text:style-name="T241_10">.<text:s/></text:span><text:span text:style-name="T241_11">B</text:span><text:span text:style-name="T241_12">.,<text:s/>&amp;<text:s/></text:span><text:span text:style-name="T241_13">Faumont</text:span><text:span text:style-name="T241_14">,<text:s/></text:span><text:span text:style-name="T241_15">S</text:span><text:span text:style-name="T241_16">.<text:s/>(2009).<text:s/></text:span><text:span text:style-name="T241_17">First</text:span><text:span text:style-name="T241_18"><text:s/></text:span><text:span text:style-name="T241_19">report</text:span><text:span text:style-name="T241_20"><text:s/></text:span><text:span text:style-name="T241_21">of</text:span><text:span text:style-name="T241_22"><text:s/></text:span><text:span text:style-name="T241_23">action</text:span><text:span text:style-name="T241_24"><text:s/></text:span><text:span text:style-name="T241_25">potentials</text:span><text:span text:style-name="T241_26"><text:s/></text:span><text:span text:style-name="T241_27">in</text:span><text:span text:style-name="T241_28"><text:s/></text:span><text:span text:style-name="T241_29">a</text:span><text:span text:style-name="T241_30"><text:s/></text:span><text:span text:style-name="T241_31">C</text:span><text:span text:style-name="T241_32">.<text:s/></text:span><text:span text:style-name="T241_33">elegans</text:span><text:span text:style-name="T241_34"><text:s/></text:span><text:span text:style-name="T241_35">neuron</text:span><text:span text:style-name="T241_36"><text:s/></text:span><text:span text:style-name="T241_37">is</text:span><text:span text:style-name="T241_38"><text:s/></text:span><text:span text:style-name="T241_39">premature</text:span><text:span text:style-name="T241_40">.<text:s/></text:span><text:span text:style-name="T241_41">Nature</text:span><text:span text:style-name="T241_42"><text:s/></text:span><text:span text:style-name="T241_43">Neuroscience</text:span><text:span text:style-name="T241_44">,<text:s/></text:span><text:span text:style-name="T241_45">12</text:span><text:span text:style-name="T241_46">(4),<text:s/>366–366.<text:s/></text:span><text:span text:style-name="T241_47">doi</text:span><text:span text:style-name="T241_48">:10.1038/</text:span><text:span text:style-name="T241_49">nn</text:span><text:span text:style-name="T241_50">0409-366</text:span></text:p>
      <text:p text:style-name="P242"><text:span text:style-name="T242_1">Lockery</text:span><text:span text:style-name="T242_2">,<text:s/></text:span><text:span text:style-name="T242_3">S</text:span><text:span text:style-name="T242_4">.<text:s/></text:span><text:span text:style-name="T242_5">R</text:span><text:span text:style-name="T242_6">.,<text:s/></text:span><text:span text:style-name="T242_7">Lawton</text:span><text:span text:style-name="T242_8">,<text:s/></text:span><text:span text:style-name="T242_9">K</text:span><text:span text:style-name="T242_10">.<text:s/></text:span><text:span text:style-name="T242_11">J</text:span><text:span text:style-name="T242_12">.,<text:s/></text:span><text:span text:style-name="T242_13">Doll</text:span><text:span text:style-name="T242_14">,<text:s/></text:span><text:span text:style-name="T242_15">J</text:span><text:span text:style-name="T242_16">.<text:s/></text:span><text:span text:style-name="T242_17">C</text:span><text:span text:style-name="T242_18">.,<text:s/></text:span><text:span text:style-name="T242_19">Faumont</text:span><text:span text:style-name="T242_20">,<text:s/></text:span><text:span text:style-name="T242_21">S</text:span><text:span text:style-name="T242_22">.,<text:s/></text:span><text:span text:style-name="T242_23">Coulthard</text:span><text:span text:style-name="T242_24">,<text:s/></text:span><text:span text:style-name="T242_25">S</text:span><text:span text:style-name="T242_26">.<text:s/></text:span><text:span text:style-name="T242_27">M</text:span><text:span text:style-name="T242_28">.,<text:s/></text:span><text:span text:style-name="T242_29">Thiele</text:span><text:span text:style-name="T242_30">,<text:s/></text:span><text:span text:style-name="T242_31">T</text:span><text:span text:style-name="T242_32">.<text:s/></text:span><text:span text:style-name="T242_33">R</text:span><text:span text:style-name="T242_34">.,<text:s/>…<text:s/></text:span><text:span text:style-name="T242_35">Pruitt</text:span><text:span text:style-name="T242_36">,<text:s/></text:span><text:span text:style-name="T242_37">B</text:span><text:span text:style-name="T242_38">.<text:s/></text:span><text:span text:style-name="T242_39">L</text:span><text:span text:style-name="T242_40">.<text:s/>(2008).<text:s/></text:span><text:span text:style-name="T242_41">Artificial</text:span><text:span text:style-name="T242_42"><text:s/></text:span><text:span text:style-name="T242_43">dirt</text:span><text:span text:style-name="T242_44">:<text:s/></text:span><text:span text:style-name="T242_45">microfluidic</text:span><text:span text:style-name="T242_46"><text:s/></text:span><text:span text:style-name="T242_47">substrates</text:span><text:span text:style-name="T242_48"><text:s/></text:span><text:span text:style-name="T242_49">for</text:span><text:span text:style-name="T242_50"><text:s/></text:span><text:span text:style-name="T242_51">nematode</text:span><text:span text:style-name="T242_52"><text:s/></text:span><text:span text:style-name="T242_53">neurobiology</text:span><text:span text:style-name="T242_54"><text:s/></text:span><text:span text:style-name="T242_55">and</text:span><text:span text:style-name="T242_56"><text:s/></text:span><text:span text:style-name="T242_57">behavior</text:span><text:span text:style-name="T242_58">.<text:s/></text:span><text:span text:style-name="T242_59">Journal</text:span><text:span text:style-name="T242_60"><text:s/></text:span><text:span text:style-name="T242_61">of</text:span><text:span text:style-name="T242_62"><text:s/></text:span><text:span text:style-name="T242_63">Neurophysiology</text:span><text:span text:style-name="T242_64">,<text:s/></text:span><text:span text:style-name="T242_65">99</text:span><text:span text:style-name="T242_66">(6),<text:s/>3136–43.<text:s/></text:span><text:span text:style-name="T242_67">doi</text:span><text:span text:style-name="T242_68">:10.1152/</text:span><text:span text:style-name="T242_69">jn</text:span><text:span text:style-name="T242_70">.91327.2007</text:span></text:p>
      <text:p text:style-name="P243"><text:span text:style-name="T243_1">Long</text:span><text:span text:style-name="T243_2">,<text:s/></text:span><text:span text:style-name="T243_3">F</text:span><text:span text:style-name="T243_4">.,<text:s/></text:span><text:span text:style-name="T243_5">Peng</text:span><text:span text:style-name="T243_6">,<text:s/></text:span><text:span text:style-name="T243_7">H</text:span><text:span text:style-name="T243_8">.,<text:s/></text:span><text:span text:style-name="T243_9">Liu</text:span><text:span text:style-name="T243_10">,<text:s/></text:span><text:span text:style-name="T243_11">X</text:span><text:span text:style-name="T243_12">.,<text:s/></text:span><text:span text:style-name="T243_13">Kim</text:span><text:span text:style-name="T243_14">,<text:s/></text:span><text:span text:style-name="T243_15">S</text:span><text:span text:style-name="T243_16">.<text:s/></text:span><text:span text:style-name="T243_17">K</text:span><text:span text:style-name="T243_18">.,<text:s/>&amp;<text:s/></text:span><text:span text:style-name="T243_19">Myers</text:span><text:span text:style-name="T243_20">,<text:s/></text:span><text:span text:style-name="T243_21">E</text:span><text:span text:style-name="T243_22">.<text:s/>(2009).<text:s/></text:span><text:span text:style-name="T243_23">A</text:span><text:span text:style-name="T243_24"><text:s/>3</text:span><text:span text:style-name="T243_25">D</text:span><text:span text:style-name="T243_26"><text:s/></text:span><text:span text:style-name="T243_27">digital</text:span><text:span text:style-name="T243_28"><text:s/></text:span><text:span text:style-name="T243_29">atlas</text:span><text:span text:style-name="T243_30"><text:s/></text:span><text:span text:style-name="T243_31">of</text:span><text:span text:style-name="T243_32"><text:s/></text:span><text:span text:style-name="T243_33">C</text:span><text:span text:style-name="T243_34">.<text:s/></text:span><text:span text:style-name="T243_35">elegans</text:span><text:span text:style-name="T243_36"><text:s/></text:span><text:span text:style-name="T243_37">and</text:span><text:span text:style-name="T243_38"><text:s/></text:span><text:span text:style-name="T243_39">its</text:span><text:span text:style-name="T243_40"><text:s/></text:span><text:span text:style-name="T243_41">application</text:span><text:span text:style-name="T243_42"><text:s/></text:span><text:span text:style-name="T243_43">to</text:span><text:span text:style-name="T243_44"><text:s/></text:span><text:span text:style-name="T243_45">single</text:span><text:span text:style-name="T243_46">-</text:span><text:span text:style-name="T243_47">cell</text:span><text:span text:style-name="T243_48"><text:s/></text:span><text:span text:style-name="T243_49">analyses</text:span><text:span text:style-name="T243_50">.<text:s/></text:span><text:span text:style-name="T243_51">Nature</text:span><text:span text:style-name="T243_52"><text:s/></text:span><text:span text:style-name="T243_53">Methods</text:span><text:span text:style-name="T243_54">,<text:s/></text:span><text:span text:style-name="T243_55">6</text:span><text:span text:style-name="T243_56">(9),<text:s/>667–72.<text:s/></text:span><text:span text:style-name="T243_57">doi</text:span><text:span text:style-name="T243_58">:10.1038/</text:span><text:span text:style-name="T243_59">nmeth</text:span><text:span text:style-name="T243_60">.1366</text:span></text:p>
      <text:p text:style-name="P244"><text:span text:style-name="T244_1">Lu</text:span><text:span text:style-name="T244_2">,<text:s/></text:span><text:span text:style-name="T244_3">J</text:span><text:span text:style-name="T244_4">.,<text:s/></text:span><text:span text:style-name="T244_5">Fiala</text:span><text:span text:style-name="T244_6">,<text:s/></text:span><text:span text:style-name="T244_7">J</text:span><text:span text:style-name="T244_8">.<text:s/></text:span><text:span text:style-name="T244_9">C</text:span><text:span text:style-name="T244_10">.,<text:s/>&amp;<text:s/></text:span><text:span text:style-name="T244_11">Lichtman</text:span><text:span text:style-name="T244_12">,<text:s/></text:span><text:span text:style-name="T244_13">J</text:span><text:span text:style-name="T244_14">.<text:s/></text:span><text:span text:style-name="T244_15">W</text:span><text:span text:style-name="T244_16">.<text:s/>(2009).<text:s/></text:span><text:span text:style-name="T244_17">Semi</text:span><text:span text:style-name="T244_18">-</text:span><text:span text:style-name="T244_19">automated</text:span><text:span text:style-name="T244_20"><text:s/></text:span><text:span text:style-name="T244_21">reconstruction</text:span><text:span text:style-name="T244_22"><text:s/></text:span><text:span text:style-name="T244_23">of</text:span><text:span text:style-name="T244_24"><text:s/></text:span><text:span text:style-name="T244_25">neural</text:span><text:span text:style-name="T244_26"><text:s/></text:span><text:span text:style-name="T244_27">processes</text:span><text:span text:style-name="T244_28"><text:s/></text:span><text:span text:style-name="T244_29">from</text:span><text:span text:style-name="T244_30"><text:s/></text:span><text:span text:style-name="T244_31">large</text:span><text:span text:style-name="T244_32"><text:s/></text:span><text:span text:style-name="T244_33">numbers</text:span><text:span text:style-name="T244_34"><text:s/></text:span><text:span text:style-name="T244_35">of</text:span><text:span text:style-name="T244_36"><text:s/></text:span><text:span text:style-name="T244_37">fluorescence</text:span><text:span text:style-name="T244_38"><text:s/></text:span><text:span text:style-name="T244_39">images</text:span><text:span text:style-name="T244_40">.<text:s/></text:span><text:span text:style-name="T244_41">PloS</text:span><text:span text:style-name="T244_42"><text:s/></text:span><text:span text:style-name="T244_43">One</text:span><text:span text:style-name="T244_44">,<text:s/></text:span><text:span text:style-name="T244_45">4</text:span><text:span text:style-name="T244_46">(5),<text:s/></text:span><text:span text:style-name="T244_47">e</text:span><text:span text:style-name="T244_48">5655.<text:s/></text:span><text:span text:style-name="T244_49">doi</text:span><text:span text:style-name="T244_50">:10.1371/</text:span><text:span text:style-name="T244_51">journal</text:span><text:span text:style-name="T244_52">.</text:span><text:span text:style-name="T244_53">pone</text:span><text:span text:style-name="T244_54">.0005655</text:span></text:p>
      <text:p text:style-name="P245"><text:span text:style-name="T245_1">Luo</text:span><text:span text:style-name="T245_2">,<text:s/></text:span><text:span text:style-name="T245_3">L</text:span><text:span text:style-name="T245_4">.,<text:s/></text:span><text:span text:style-name="T245_5">Clark</text:span><text:span text:style-name="T245_6">,<text:s/></text:span><text:span text:style-name="T245_7">D</text:span><text:span text:style-name="T245_8">.<text:s/></text:span><text:span text:style-name="T245_9">a</text:span><text:span text:style-name="T245_10">,<text:s/></text:span><text:span text:style-name="T245_11">Biron</text:span><text:span text:style-name="T245_12">,<text:s/></text:span><text:span text:style-name="T245_13">D</text:span><text:span text:style-name="T245_14">.,<text:s/></text:span><text:span text:style-name="T245_15">Mahadevan</text:span><text:span text:style-name="T245_16">,<text:s/></text:span><text:span text:style-name="T245_17">L</text:span><text:span text:style-name="T245_18">.,<text:s/>&amp;<text:s/></text:span><text:span text:style-name="T245_19">Samuel</text:span><text:span text:style-name="T245_20">,<text:s/></text:span><text:span text:style-name="T245_21">A</text:span><text:span text:style-name="T245_22">.<text:s/></text:span><text:span text:style-name="T245_23">D</text:span><text:span text:style-name="T245_24">.<text:s/></text:span><text:span text:style-name="T245_25">T</text:span><text:span text:style-name="T245_26">.<text:s/>(2006).<text:s/></text:span><text:span text:style-name="T245_27">Sensorimotor</text:span><text:span text:style-name="T245_28"><text:s/></text:span><text:span text:style-name="T245_29">control</text:span><text:span text:style-name="T245_30"><text:s/></text:span><text:span text:style-name="T245_31">during</text:span><text:span text:style-name="T245_32"><text:s/></text:span><text:span text:style-name="T245_33">isothermal</text:span><text:span text:style-name="T245_34"><text:s/></text:span><text:span text:style-name="T245_35">tracking</text:span><text:span text:style-name="T245_36"><text:s/></text:span><text:span text:style-name="T245_37">in</text:span><text:span text:style-name="T245_38"><text:s/></text:span><text:span text:style-name="T245_39">Caenorhabditis</text:span><text:span text:style-name="T245_40"><text:s/></text:span><text:span text:style-name="T245_41">elegans</text:span><text:span text:style-name="T245_42">.<text:s/></text:span><text:span text:style-name="T245_43">The</text:span><text:span text:style-name="T245_44"><text:s/></text:span><text:span text:style-name="T245_45">Journal</text:span><text:span text:style-name="T245_46"><text:s/></text:span><text:span text:style-name="T245_47">of</text:span><text:span text:style-name="T245_48"><text:s/></text:span><text:span text:style-name="T245_49">Experimental</text:span><text:span text:style-name="T245_50"><text:s/></text:span><text:span text:style-name="T245_51">Biology</text:span><text:span text:style-name="T245_52">,<text:s/></text:span><text:span text:style-name="T245_53">209</text:span><text:span text:style-name="T245_54">(</text:span><text:span text:style-name="T245_55">Pt</text:span><text:span text:style-name="T245_56"><text:s/>23),<text:s/>4652–62.<text:s/></text:span><text:span text:style-name="T245_57">doi</text:span><text:span text:style-name="T245_58">:10.1242/</text:span><text:span text:style-name="T245_59">jeb</text:span><text:span text:style-name="T245_60">.02590</text:span></text:p>
      <text:p text:style-name="P246"><text:span text:style-name="T246_1">Lynch</text:span><text:span text:style-name="T246_2">,<text:s/></text:span><text:span text:style-name="T246_3">J</text:span><text:span text:style-name="T246_4">.<text:s/></text:span><text:span text:style-name="T246_5">W</text:span><text:span text:style-name="T246_6">.,<text:s/>&amp;<text:s/></text:span><text:span text:style-name="T246_7">Barry</text:span><text:span text:style-name="T246_8">,<text:s/></text:span><text:span text:style-name="T246_9">P</text:span><text:span text:style-name="T246_10">.<text:s/></text:span><text:span text:style-name="T246_11">H</text:span><text:span text:style-name="T246_12">.<text:s/>(1989).<text:s/></text:span><text:span text:style-name="T246_13">Action</text:span><text:span text:style-name="T246_14"><text:s/></text:span><text:span text:style-name="T246_15">potentials</text:span><text:span text:style-name="T246_16"><text:s/></text:span><text:span text:style-name="T246_17">initiated</text:span><text:span text:style-name="T246_18"><text:s/></text:span><text:span text:style-name="T246_19">by</text:span><text:span text:style-name="T246_20"><text:s/></text:span><text:span text:style-name="T246_21">single</text:span><text:span text:style-name="T246_22"><text:s/></text:span><text:span text:style-name="T246_23">channels</text:span><text:span text:style-name="T246_24"><text:s/></text:span><text:span text:style-name="T246_25">opening</text:span><text:span text:style-name="T246_26"><text:s/></text:span><text:span text:style-name="T246_27">in</text:span><text:span text:style-name="T246_28"><text:s/></text:span><text:span text:style-name="T246_29">a</text:span><text:span text:style-name="T246_30"><text:s/></text:span><text:span text:style-name="T246_31">small</text:span><text:span text:style-name="T246_32"><text:s/></text:span><text:span text:style-name="T246_33">neuron</text:span><text:span text:style-name="T246_34"><text:s/>(</text:span><text:span text:style-name="T246_35">rat</text:span><text:span text:style-name="T246_36"><text:s/></text:span><text:span text:style-name="T246_37">olfactory</text:span><text:span text:style-name="T246_38"><text:s/></text:span><text:span text:style-name="T246_39">receptor</text:span><text:span text:style-name="T246_40">).<text:s/></text:span><text:span text:style-name="T246_41">Biophysical</text:span><text:span text:style-name="T246_42"><text:s/></text:span><text:span text:style-name="T246_43">Journal</text:span><text:span text:style-name="T246_44">,<text:s/></text:span><text:span text:style-name="T246_45">55</text:span><text:span text:style-name="T246_46">(4),<text:s/>755–68.<text:s/></text:span><text:span text:style-name="T246_47">doi</text:span><text:span text:style-name="T246_48">:10.1016/</text:span><text:span text:style-name="T246_49">S</text:span><text:span text:style-name="T246_50">0006-3495(89)82874-7</text:span></text:p>
      <text:p text:style-name="P247"><text:span text:style-name="T247_1">Ma</text:span><text:span text:style-name="T247_2">,<text:s/></text:span><text:span text:style-name="T247_3">D</text:span><text:span text:style-name="T247_4">.,<text:s/></text:span><text:span text:style-name="T247_5">Lin</text:span><text:span text:style-name="T247_6">,<text:s/></text:span><text:span text:style-name="T247_7">F</text:span><text:span text:style-name="T247_8">.,<text:s/>&amp;<text:s/></text:span><text:span text:style-name="T247_9">Chua</text:span><text:span text:style-name="T247_10">,<text:s/></text:span><text:span text:style-name="T247_11">C</text:span><text:span text:style-name="T247_12">.<text:s/></text:span><text:span text:style-name="T247_13">K</text:span><text:span text:style-name="T247_14">.<text:s/>(2001).<text:s/></text:span><text:span text:style-name="T247_15">Rapid</text:span><text:span text:style-name="T247_16"><text:s/></text:span><text:span text:style-name="T247_17">Prototyping</text:span><text:span text:style-name="T247_18"><text:s/></text:span><text:span text:style-name="T247_19">Applications</text:span><text:span text:style-name="T247_20"><text:s/></text:span><text:span text:style-name="T247_21">in</text:span><text:span text:style-name="T247_22"><text:s/></text:span><text:span text:style-name="T247_23">Medicine</text:span><text:span text:style-name="T247_24">.<text:s/></text:span><text:span text:style-name="T247_25">Part</text:span><text:span text:style-name="T247_26"><text:s/>1:<text:s/></text:span><text:span text:style-name="T247_27">NURBS</text:span><text:span text:style-name="T247_28">-</text:span><text:span text:style-name="T247_29">Based</text:span><text:span text:style-name="T247_30"><text:s/></text:span><text:span text:style-name="T247_31">Volume</text:span><text:span text:style-name="T247_32"><text:s/></text:span><text:span text:style-name="T247_33">Modelling</text:span><text:span text:style-name="T247_34">.<text:s/></text:span><text:span text:style-name="T247_35">The</text:span><text:span text:style-name="T247_36"><text:s/></text:span><text:span text:style-name="T247_37">International</text:span><text:span text:style-name="T247_38"><text:s/></text:span><text:span text:style-name="T247_39">Journal</text:span><text:span text:style-name="T247_40"><text:s/></text:span><text:span text:style-name="T247_41">of</text:span><text:span text:style-name="T247_42"><text:s/></text:span><text:span text:style-name="T247_43">Advanced</text:span><text:span text:style-name="T247_44"><text:s/></text:span><text:span text:style-name="T247_45">Manufacturing</text:span><text:span text:style-name="T247_46"><text:s/></text:span><text:span text:style-name="T247_47">Technology</text:span><text:span text:style-name="T247_48">,<text:s/></text:span><text:span text:style-name="T247_49">18</text:span><text:span text:style-name="T247_50">(2),<text:s/>103–117.<text:s/></text:span><text:span text:style-name="T247_51">doi</text:span><text:span text:style-name="T247_52">:10.1007/</text:span><text:span text:style-name="T247_53">s</text:span><text:span text:style-name="T247_54">001700170081</text:span></text:p>
      <text:p text:style-name="P248"><text:span text:style-name="T248_1">Machens</text:span><text:span text:style-name="T248_2">,<text:s/></text:span><text:span text:style-name="T248_3">C</text:span><text:span text:style-name="T248_4">.<text:s/></text:span><text:span text:style-name="T248_5">K</text:span><text:span text:style-name="T248_6">.<text:s/>(2012).<text:s/></text:span><text:span text:style-name="T248_7">Building</text:span><text:span text:style-name="T248_8"><text:s/></text:span><text:span text:style-name="T248_9">the</text:span><text:span text:style-name="T248_10"><text:s/></text:span><text:span text:style-name="T248_11">Human</text:span><text:span text:style-name="T248_12"><text:s/></text:span><text:span text:style-name="T248_13">Brain</text:span><text:span text:style-name="T248_14">.<text:s/></text:span><text:span text:style-name="T248_15">Science</text:span><text:span text:style-name="T248_16">,<text:s/></text:span><text:span text:style-name="T248_17">338</text:span><text:span text:style-name="T248_18">(6111),<text:s/>1156–1157.<text:s/></text:span><text:span text:style-name="T248_19">doi</text:span><text:span text:style-name="T248_20">:10.1126/</text:span><text:span text:style-name="T248_21">science</text:span><text:span text:style-name="T248_22">.1231865</text:span></text:p>
      <text:p text:style-name="P249"><text:span text:style-name="T249_1">Macosko</text:span><text:span text:style-name="T249_2">,<text:s/></text:span><text:span text:style-name="T249_3">E</text:span><text:span text:style-name="T249_4">.<text:s/></text:span><text:span text:style-name="T249_5">Z</text:span><text:span text:style-name="T249_6">.,<text:s/></text:span><text:span text:style-name="T249_7">Pokala</text:span><text:span text:style-name="T249_8">,<text:s/></text:span><text:span text:style-name="T249_9">N</text:span><text:span text:style-name="T249_10">.,<text:s/></text:span><text:span text:style-name="T249_11">Feinberg</text:span><text:span text:style-name="T249_12">,<text:s/></text:span><text:span text:style-name="T249_13">E</text:span><text:span text:style-name="T249_14">.<text:s/></text:span><text:span text:style-name="T249_15">H</text:span><text:span text:style-name="T249_16">.,<text:s/></text:span><text:span text:style-name="T249_17">Chalasani</text:span><text:span text:style-name="T249_18">,<text:s/></text:span><text:span text:style-name="T249_19">S</text:span><text:span text:style-name="T249_20">.<text:s/></text:span><text:span text:style-name="T249_21">H</text:span><text:span text:style-name="T249_22">.,<text:s/></text:span><text:span text:style-name="T249_23">Butcher</text:span><text:span text:style-name="T249_24">,<text:s/></text:span><text:span text:style-name="T249_25">R</text:span><text:span text:style-name="T249_26">.<text:s/></text:span><text:span text:style-name="T249_27">a</text:span><text:span text:style-name="T249_28">,<text:s/></text:span><text:span text:style-name="T249_29">Clardy</text:span><text:span text:style-name="T249_30">,<text:s/></text:span><text:span text:style-name="T249_31">J</text:span><text:span text:style-name="T249_32">.,<text:s/>&amp;<text:s/></text:span><text:span text:style-name="T249_33">Bargmann</text:span><text:span text:style-name="T249_34">,<text:s/></text:span><text:span text:style-name="T249_35">C</text:span><text:span text:style-name="T249_36">.<text:s/></text:span><text:span text:style-name="T249_37">I</text:span><text:span text:style-name="T249_38">.<text:s/>(2009).<text:s/></text:span><text:span text:style-name="T249_39">A</text:span><text:span text:style-name="T249_40"><text:s/></text:span><text:span text:style-name="T249_41">hub</text:span><text:span text:style-name="T249_42">-</text:span><text:span text:style-name="T249_43">and</text:span><text:span text:style-name="T249_44">-</text:span><text:span text:style-name="T249_45">spoke</text:span><text:span text:style-name="T249_46"><text:s/></text:span><text:span text:style-name="T249_47">circuit</text:span><text:span text:style-name="T249_48"><text:s/></text:span><text:span text:style-name="T249_49">drives</text:span><text:span text:style-name="T249_50"><text:s/></text:span><text:span text:style-name="T249_51">pheromone</text:span><text:span text:style-name="T249_52"><text:s/></text:span><text:span text:style-name="T249_53">attraction</text:span><text:span text:style-name="T249_54"><text:s/></text:span><text:span text:style-name="T249_55">and</text:span><text:span text:style-name="T249_56"><text:s/></text:span><text:span text:style-name="T249_57">social</text:span><text:span text:style-name="T249_58"><text:s/></text:span><text:span text:style-name="T249_59">behaviour</text:span><text:span text:style-name="T249_60"><text:s/></text:span><text:span text:style-name="T249_61">in</text:span><text:span text:style-name="T249_62"><text:s/></text:span><text:span text:style-name="T249_63">C</text:span><text:span text:style-name="T249_64">.<text:s/></text:span><text:span text:style-name="T249_65">elegans</text:span><text:span text:style-name="T249_66">.<text:s/></text:span><text:span text:style-name="T249_67">Nature</text:span><text:span text:style-name="T249_68">,<text:s/></text:span><text:span text:style-name="T249_69">458</text:span><text:span text:style-name="T249_70">(7242),<text:s/>1171–5.<text:s/></text:span><text:span text:style-name="T249_71">doi</text:span><text:span text:style-name="T249_72">:10.1038/</text:span><text:span text:style-name="T249_73">nature</text:span><text:span text:style-name="T249_74">07886</text:span></text:p>
      <text:p text:style-name="P250"><text:span text:style-name="T250_1">Mahdavi</text:span><text:span text:style-name="T250_2">,<text:s/></text:span><text:span text:style-name="T250_3">M</text:span><text:span text:style-name="T250_4">.<text:s/></text:span><text:span text:style-name="T250_5">A</text:span><text:span text:style-name="T250_6">.<text:s/>(2005).<text:s/></text:span><text:span text:style-name="T250_7">Metabolic</text:span><text:span text:style-name="T250_8"><text:s/></text:span><text:span text:style-name="T250_9">Organization</text:span><text:span text:style-name="T250_10"><text:s/></text:span><text:span text:style-name="T250_11">of</text:span><text:span text:style-name="T250_12"><text:s/></text:span><text:span text:style-name="T250_13">Caenorhabditis</text:span><text:span text:style-name="T250_14"><text:s/></text:span><text:span text:style-name="T250_15">elegans</text:span><text:span text:style-name="T250_16">.<text:s/></text:span><text:span text:style-name="T250_17">The</text:span><text:span text:style-name="T250_18"><text:s/>10</text:span><text:span text:style-name="T250_19">th</text:span><text:span text:style-name="T250_20"><text:s/></text:span><text:span text:style-name="T250_21">Conference</text:span><text:span text:style-name="T250_22"><text:s/></text:span><text:span text:style-name="T250_23">on</text:span><text:span text:style-name="T250_24"><text:s/></text:span><text:span text:style-name="T250_25">Biochemical</text:span><text:span text:style-name="T250_26"><text:s/>…</text:span><text:span text:style-name="T250_27">.<text:s/></text:span><text:span text:style-name="T250_28">Retrieved</text:span><text:span text:style-name="T250_29"><text:s/></text:span><text:span text:style-name="T250_30">from</text:span><text:span text:style-name="T250_31"><text:s/></text:span><text:span text:style-name="T250_32">http</text:span><text:span text:style-name="T250_33">://</text:span><text:span text:style-name="T250_34">profdoc</text:span><text:span text:style-name="T250_35">.</text:span><text:span text:style-name="T250_36">um</text:span><text:span text:style-name="T250_37">.</text:span><text:span text:style-name="T250_38">ac</text:span><text:span text:style-name="T250_39">.</text:span><text:span text:style-name="T250_40">ir</text:span><text:span text:style-name="T250_41">/</text:span><text:span text:style-name="T250_42">paper</text:span><text:span text:style-name="T250_43">-</text:span><text:span text:style-name="T250_44">abstract</text:span><text:span text:style-name="T250_45">-1007129.</text:span><text:span text:style-name="T250_46">html</text:span></text:p>
      <text:p text:style-name="P251"><text:span text:style-name="T251_1">Mahoney</text:span><text:span text:style-name="T251_2">,<text:s/></text:span><text:span text:style-name="T251_3">T</text:span><text:span text:style-name="T251_4">.<text:s/></text:span><text:span text:style-name="T251_5">R</text:span><text:span text:style-name="T251_6">.,<text:s/></text:span><text:span text:style-name="T251_7">Luo</text:span><text:span text:style-name="T251_8">,<text:s/></text:span><text:span text:style-name="T251_9">S</text:span><text:span text:style-name="T251_10">.,<text:s/></text:span><text:span text:style-name="T251_11">Round</text:span><text:span text:style-name="T251_12">,<text:s/></text:span><text:span text:style-name="T251_13">E</text:span><text:span text:style-name="T251_14">.<text:s/></text:span><text:span text:style-name="T251_15">K</text:span><text:span text:style-name="T251_16">.,<text:s/></text:span><text:span text:style-name="T251_17">Brauner</text:span><text:span text:style-name="T251_18">,<text:s/></text:span><text:span text:style-name="T251_19">M</text:span><text:span text:style-name="T251_20">.,<text:s/></text:span><text:span text:style-name="T251_21">Gottschalk</text:span><text:span text:style-name="T251_22">,<text:s/></text:span><text:span text:style-name="T251_23">A</text:span><text:span text:style-name="T251_24">.,<text:s/></text:span><text:span text:style-name="T251_25">Thomas</text:span><text:span text:style-name="T251_26">,<text:s/></text:span><text:span text:style-name="T251_27">J</text:span><text:span text:style-name="T251_28">.<text:s/></text:span><text:span text:style-name="T251_29">H</text:span><text:span text:style-name="T251_30">.,<text:s/>&amp;<text:s/></text:span><text:span text:style-name="T251_31">Nonet</text:span><text:span text:style-name="T251_32">,<text:s/></text:span><text:span text:style-name="T251_33">M</text:span><text:span text:style-name="T251_34">.<text:s/></text:span><text:span text:style-name="T251_35">L</text:span><text:span text:style-name="T251_36">.<text:s/>(2008).<text:s/></text:span><text:span text:style-name="T251_37">Intestinal</text:span><text:span text:style-name="T251_38"><text:s/></text:span><text:span text:style-name="T251_39">signaling</text:span><text:span text:style-name="T251_40"><text:s/></text:span><text:span text:style-name="T251_41">to</text:span><text:span text:style-name="T251_42"><text:s/></text:span><text:span text:style-name="T251_43">GABAergic</text:span><text:span text:style-name="T251_44"><text:s/></text:span><text:span text:style-name="T251_45">neurons</text:span><text:span text:style-name="T251_46"><text:s/></text:span><text:span text:style-name="T251_47">regulates</text:span><text:span text:style-name="T251_48"><text:s/></text:span><text:span text:style-name="T251_49">a</text:span><text:span text:style-name="T251_50"><text:s/></text:span><text:span text:style-name="T251_51">rhythmic</text:span><text:span text:style-name="T251_52"><text:s/></text:span><text:span text:style-name="T251_53">behavior</text:span><text:span text:style-name="T251_54"><text:s/></text:span><text:span text:style-name="T251_55">in</text:span><text:span text:style-name="T251_56"><text:s/></text:span><text:span text:style-name="T251_57">Caenorhabditis</text:span><text:span text:style-name="T251_58"><text:s/></text:span><text:span text:style-name="T251_59">elegans</text:span><text:span text:style-name="T251_60">.<text:s/></text:span><text:span text:style-name="T251_61">Proceedings</text:span><text:span text:style-name="T251_62"><text:s/></text:span><text:span text:style-name="T251_63">of</text:span><text:span text:style-name="T251_64"><text:s/></text:span><text:span text:style-name="T251_65">the</text:span><text:span text:style-name="T251_66"><text:s/></text:span><text:span text:style-name="T251_67">National</text:span><text:span text:style-name="T251_68"><text:s/></text:span><text:span text:style-name="T251_69">Academy</text:span><text:span text:style-name="T251_70"><text:s/></text:span><text:span text:style-name="T251_71">of</text:span><text:span text:style-name="T251_72"><text:s/></text:span><text:span text:style-name="T251_73">Sciences</text:span><text:span text:style-name="T251_74"><text:s/></text:span><text:span text:style-name="T251_75">of</text:span><text:span text:style-name="T251_76"><text:s/></text:span><text:span text:style-name="T251_77">the</text:span><text:span text:style-name="T251_78"><text:s/></text:span><text:span text:style-name="T251_79">United</text:span><text:span text:style-name="T251_80"><text:s/></text:span><text:span text:style-name="T251_81">States</text:span><text:span text:style-name="T251_82"><text:s/></text:span><text:span text:style-name="T251_83">of</text:span><text:span text:style-name="T251_84"><text:s/></text:span><text:span text:style-name="T251_85">America</text:span><text:span text:style-name="T251_86">,<text:s/></text:span><text:span text:style-name="T251_87">105</text:span><text:span text:style-name="T251_88">(42),<text:s/>16350–5.<text:s/></text:span><text:span text:style-name="T251_89">doi</text:span><text:span text:style-name="T251_90">:10.1073/</text:span><text:span text:style-name="T251_91">pnas</text:span><text:span text:style-name="T251_92">.0803617105</text:span></text:p>
      <text:p text:style-name="P252"><text:span text:style-name="T252_1">Mailler</text:span><text:span text:style-name="T252_2">,<text:s/></text:span><text:span text:style-name="T252_3">R</text:span><text:span text:style-name="T252_4">.,<text:s/></text:span><text:span text:style-name="T252_5">Avery</text:span><text:span text:style-name="T252_6">,<text:s/></text:span><text:span text:style-name="T252_7">J</text:span><text:span text:style-name="T252_8">.,<text:s/></text:span><text:span text:style-name="T252_9">Graves</text:span><text:span text:style-name="T252_10">,<text:s/></text:span><text:span text:style-name="T252_11">J</text:span><text:span text:style-name="T252_12">.,<text:s/>&amp;<text:s/></text:span><text:span text:style-name="T252_13">Willy</text:span><text:span text:style-name="T252_14">,<text:s/></text:span><text:span text:style-name="T252_15">N</text:span><text:span text:style-name="T252_16">.<text:s/>(2010).<text:s/></text:span><text:span text:style-name="T252_17">A</text:span><text:span text:style-name="T252_18"><text:s/></text:span><text:span text:style-name="T252_19">Biologically</text:span><text:span text:style-name="T252_20"><text:s/></text:span><text:span text:style-name="T252_21">Accurate</text:span><text:span text:style-name="T252_22"><text:s/>3</text:span><text:span text:style-name="T252_23">D</text:span><text:span text:style-name="T252_24"><text:s/></text:span><text:span text:style-name="T252_25">Model</text:span><text:span text:style-name="T252_26"><text:s/></text:span><text:span text:style-name="T252_27">of</text:span><text:span text:style-name="T252_28"><text:s/></text:span><text:span text:style-name="T252_29">the</text:span><text:span text:style-name="T252_30"><text:s/></text:span><text:span text:style-name="T252_31">Locomotion</text:span><text:span text:style-name="T252_32"><text:s/></text:span><text:span text:style-name="T252_33">of</text:span><text:span text:style-name="T252_34"><text:s/></text:span><text:span text:style-name="T252_35">Caenorhabditis</text:span><text:span text:style-name="T252_36"><text:s/></text:span><text:span text:style-name="T252_37">Elegans</text:span><text:span text:style-name="T252_38">.<text:s/></text:span><text:span text:style-name="T252_39">2010<text:s/></text:span><text:span text:style-name="T252_40">International</text:span><text:span text:style-name="T252_41"><text:s/></text:span><text:span text:style-name="T252_42">Conference</text:span><text:span text:style-name="T252_43"><text:s/></text:span><text:span text:style-name="T252_44">on</text:span><text:span text:style-name="T252_45"><text:s/></text:span><text:span text:style-name="T252_46">Biosciences</text:span><text:span text:style-name="T252_47">,<text:s/>84–90.<text:s/></text:span><text:span text:style-name="T252_48">doi</text:span><text:span text:style-name="T252_49">:10.1109/</text:span><text:span text:style-name="T252_50">BioSciencesWorld</text:span><text:span text:style-name="T252_51">.2010.18</text:span></text:p>
      <text:p text:style-name="P253"><text:span text:style-name="T253_1">Mainen</text:span><text:span text:style-name="T253_2">,<text:s/></text:span><text:span text:style-name="T253_3">Z</text:span><text:span text:style-name="T253_4">.<text:s/></text:span><text:span text:style-name="T253_5">F</text:span><text:span text:style-name="T253_6">.,<text:s/></text:span><text:span text:style-name="T253_7">Sejnowski</text:span><text:span text:style-name="T253_8">,<text:s/></text:span><text:span text:style-name="T253_9">T</text:span><text:span text:style-name="T253_10">.<text:s/></text:span><text:span text:style-name="T253_11">J</text:span><text:span text:style-name="T253_12">.,<text:s/>&amp;<text:s/></text:span><text:span text:style-name="T253_13">others</text:span><text:span text:style-name="T253_14">.<text:s/>(1996).<text:s/></text:span><text:span text:style-name="T253_15">Influence</text:span><text:span text:style-name="T253_16"><text:s/></text:span><text:span text:style-name="T253_17">of</text:span><text:span text:style-name="T253_18"><text:s/></text:span><text:span text:style-name="T253_19">dendritic</text:span><text:span text:style-name="T253_20"><text:s/></text:span><text:span text:style-name="T253_21">structure</text:span><text:span text:style-name="T253_22"><text:s/></text:span><text:span text:style-name="T253_23">on</text:span><text:span text:style-name="T253_24"><text:s/></text:span><text:span text:style-name="T253_25">firing</text:span><text:span text:style-name="T253_26"><text:s/></text:span><text:span text:style-name="T253_27">pattern</text:span><text:span text:style-name="T253_28"><text:s/></text:span><text:span text:style-name="T253_29">in</text:span><text:span text:style-name="T253_30"><text:s/></text:span><text:span text:style-name="T253_31">model</text:span><text:span text:style-name="T253_32"><text:s/></text:span><text:span text:style-name="T253_33">neocortical</text:span><text:span text:style-name="T253_34"><text:s/></text:span><text:span text:style-name="T253_35">neurons</text:span><text:span text:style-name="T253_36">.<text:s/></text:span><text:span text:style-name="T253_37">Nature</text:span><text:span text:style-name="T253_38">,<text:s/></text:span><text:span text:style-name="T253_39">382</text:span><text:span text:style-name="T253_40">(6589),<text:s/>363–366.<text:s/></text:span><text:span text:style-name="T253_41">Retrieved</text:span><text:span text:style-name="T253_42"><text:s/></text:span><text:span text:style-name="T253_43">from</text:span><text:span text:style-name="T253_44"><text:s/></text:span><text:span text:style-name="T253_45">http</text:span><text:span text:style-name="T253_46">://</text:span><text:span text:style-name="T253_47">papers</text:span><text:span text:style-name="T253_48">.</text:span><text:span text:style-name="T253_49">cnl</text:span><text:span text:style-name="T253_50">.</text:span><text:span text:style-name="T253_51">salk</text:span><text:span text:style-name="T253_52">.</text:span><text:span text:style-name="T253_53">edu</text:span><text:span text:style-name="T253_54">/</text:span><text:span text:style-name="T253_55">PDFs</text:span><text:span text:style-name="T253_56">/</text:span><text:span text:style-name="T253_57">Influence</text:span><text:span text:style-name="T253_58"><text:s/></text:span><text:span text:style-name="T253_59">of</text:span><text:span text:style-name="T253_60"><text:s/></text:span><text:span text:style-name="T253_61">Dendritic</text:span><text:span text:style-name="T253_62"><text:s/></text:span><text:span text:style-name="T253_63">Structure</text:span><text:span text:style-name="T253_64"><text:s/></text:span><text:span text:style-name="T253_65">on</text:span><text:span text:style-name="T253_66"><text:s/></text:span><text:span text:style-name="T253_67">Firing</text:span><text:span text:style-name="T253_68"><text:s/></text:span><text:span text:style-name="T253_69">Pattern</text:span><text:span text:style-name="T253_70"><text:s/></text:span><text:span text:style-name="T253_71">in</text:span><text:span text:style-name="T253_72"><text:s/></text:span><text:span text:style-name="T253_73">Model</text:span><text:span text:style-name="T253_74"><text:s/></text:span><text:span text:style-name="T253_75">Neocortical</text:span><text:span text:style-name="T253_76"><text:s/></text:span><text:span text:style-name="T253_77">Neurons</text:span><text:span text:style-name="T253_78"><text:s/>1996-3205.</text:span><text:span text:style-name="T253_79">pdf</text:span></text:p>
      <text:p text:style-name="P254"><text:span text:style-name="T254_1">Majewska</text:span><text:span text:style-name="T254_2">,<text:s/></text:span><text:span text:style-name="T254_3">a</text:span><text:span text:style-name="T254_4">,<text:s/>&amp;<text:s/></text:span><text:span text:style-name="T254_5">Yuste</text:span><text:span text:style-name="T254_6">,<text:s/></text:span><text:span text:style-name="T254_7">R</text:span><text:span text:style-name="T254_8">.<text:s/>(2001).<text:s/></text:span><text:span text:style-name="T254_9">Topology</text:span><text:span text:style-name="T254_10"><text:s/></text:span><text:span text:style-name="T254_11">of</text:span><text:span text:style-name="T254_12"><text:s/></text:span><text:span text:style-name="T254_13">gap</text:span><text:span text:style-name="T254_14"><text:s/></text:span><text:span text:style-name="T254_15">junction</text:span><text:span text:style-name="T254_16"><text:s/></text:span><text:span text:style-name="T254_17">networks</text:span><text:span text:style-name="T254_18"><text:s/></text:span><text:span text:style-name="T254_19">in</text:span><text:span text:style-name="T254_20"><text:s/></text:span><text:span text:style-name="T254_21">C</text:span><text:span text:style-name="T254_22">.<text:s/></text:span><text:span text:style-name="T254_23">elegans</text:span><text:span text:style-name="T254_24">.<text:s/></text:span><text:span text:style-name="T254_25">Journal</text:span><text:span text:style-name="T254_26"><text:s/></text:span><text:span text:style-name="T254_27">of</text:span><text:span text:style-name="T254_28"><text:s/></text:span><text:span text:style-name="T254_29">Theoretical</text:span><text:span text:style-name="T254_30"><text:s/></text:span><text:span text:style-name="T254_31">Biology</text:span><text:span text:style-name="T254_32">,<text:s/></text:span><text:span text:style-name="T254_33">212</text:span><text:span text:style-name="T254_34">(2),<text:s/>155–67.<text:s/></text:span><text:span text:style-name="T254_35">doi</text:span><text:span text:style-name="T254_36">:10.1006/</text:span><text:span text:style-name="T254_37">jtbi</text:span><text:span text:style-name="T254_38">.2001.2364</text:span></text:p>
      <text:p text:style-name="P255"><text:span text:style-name="T255_1">Majmudar</text:span><text:span text:style-name="T255_2">,<text:s/></text:span><text:span text:style-name="T255_3">T</text:span><text:span text:style-name="T255_4">.,<text:s/></text:span><text:span text:style-name="T255_5">Keaveny</text:span><text:span text:style-name="T255_6">,<text:s/></text:span><text:span text:style-name="T255_7">E</text:span><text:span text:style-name="T255_8">.,<text:s/></text:span><text:span text:style-name="T255_9">Shelley</text:span><text:span text:style-name="T255_10">,<text:s/></text:span><text:span text:style-name="T255_11">M</text:span><text:span text:style-name="T255_12">.,<text:s/>&amp;<text:s/></text:span><text:span text:style-name="T255_13">Zhang</text:span><text:span text:style-name="T255_14">,<text:s/></text:span><text:span text:style-name="T255_15">J</text:span><text:span text:style-name="T255_16">.<text:s/>(2010).<text:s/></text:span><text:span text:style-name="T255_17">Locomotion</text:span><text:span text:style-name="T255_18"><text:s/></text:span><text:span text:style-name="T255_19">of</text:span><text:span text:style-name="T255_20"><text:s/></text:span><text:span text:style-name="T255_21">C</text:span><text:span text:style-name="T255_22"><text:s/></text:span><text:span text:style-name="T255_23">elegans</text:span><text:span text:style-name="T255_24"><text:s/></text:span><text:span text:style-name="T255_25">in</text:span><text:span text:style-name="T255_26"><text:s/></text:span><text:span text:style-name="T255_27">structured</text:span><text:span text:style-name="T255_28"><text:s/></text:span><text:span text:style-name="T255_29">environments</text:span><text:span text:style-name="T255_30">.<text:s/></text:span><text:span text:style-name="T255_31">Bulletin</text:span><text:span text:style-name="T255_32"><text:s/></text:span><text:span text:style-name="T255_33">of</text:span><text:span text:style-name="T255_34"><text:s/></text:span><text:span text:style-name="T255_35">the</text:span><text:span text:style-name="T255_36"><text:s/></text:span><text:span text:style-name="T255_37">American</text:span><text:span text:style-name="T255_38"><text:s/></text:span><text:span text:style-name="T255_39">Physical</text:span><text:span text:style-name="T255_40"><text:s/></text:span><text:span text:style-name="T255_41">Society</text:span><text:span text:style-name="T255_42">,<text:s/></text:span><text:span text:style-name="T255_43">55</text:span><text:span text:style-name="T255_44">,<text:s/>2–3.<text:s/></text:span><text:span text:style-name="T255_45">Retrieved</text:span><text:span text:style-name="T255_46"><text:s/></text:span><text:span text:style-name="T255_47">from</text:span><text:span text:style-name="T255_48"><text:s/></text:span><text:span text:style-name="T255_49">http</text:span><text:span text:style-name="T255_50">://</text:span><text:span text:style-name="T255_51">meetings</text:span><text:span text:style-name="T255_52">.</text:span><text:span text:style-name="T255_53">aps</text:span><text:span text:style-name="T255_54">.</text:span><text:span text:style-name="T255_55">org</text:span><text:span text:style-name="T255_56">/</text:span><text:span text:style-name="T255_57">Meeting</text:span><text:span text:style-name="T255_58">/</text:span><text:span text:style-name="T255_59">DFD</text:span><text:span text:style-name="T255_60">10/</text:span><text:span text:style-name="T255_61">Event</text:span><text:span text:style-name="T255_62">/132579</text:span></text:p>
      <text:p text:style-name="P256"><text:span text:style-name="T256_1">Marchisio</text:span><text:span text:style-name="T256_2">,<text:s/></text:span><text:span text:style-name="T256_3">M</text:span><text:span text:style-name="T256_4">.<text:s/></text:span><text:span text:style-name="T256_5">a</text:span><text:span text:style-name="T256_6">,<text:s/>&amp;<text:s/></text:span><text:span text:style-name="T256_7">Stelling</text:span><text:span text:style-name="T256_8">,<text:s/></text:span><text:span text:style-name="T256_9">J</text:span><text:span text:style-name="T256_10">.<text:s/>(2009).<text:s/></text:span><text:span text:style-name="T256_11">Computational</text:span><text:span text:style-name="T256_12"><text:s/></text:span><text:span text:style-name="T256_13">design</text:span><text:span text:style-name="T256_14"><text:s/></text:span><text:span text:style-name="T256_15">tools</text:span><text:span text:style-name="T256_16"><text:s/></text:span><text:span text:style-name="T256_17">for</text:span><text:span text:style-name="T256_18"><text:s/></text:span><text:span text:style-name="T256_19">synthetic</text:span><text:span text:style-name="T256_20"><text:s/></text:span><text:span text:style-name="T256_21">biology</text:span><text:span text:style-name="T256_22">.<text:s/></text:span><text:span text:style-name="T256_23">Current</text:span><text:span text:style-name="T256_24"><text:s/></text:span><text:span text:style-name="T256_25">Opinion</text:span><text:span text:style-name="T256_26"><text:s/></text:span><text:span text:style-name="T256_27">in</text:span><text:span text:style-name="T256_28"><text:s/></text:span><text:span text:style-name="T256_29">Biotechnology</text:span><text:span text:style-name="T256_30">,<text:s/></text:span><text:span text:style-name="T256_31">20</text:span><text:span text:style-name="T256_32">(4),<text:s/>479–85.<text:s/></text:span><text:span text:style-name="T256_33">doi</text:span><text:span text:style-name="T256_34">:10.1016/</text:span><text:span text:style-name="T256_35">j</text:span><text:span text:style-name="T256_36">.</text:span><text:span text:style-name="T256_37">copbio</text:span><text:span text:style-name="T256_38">.2009.08.007</text:span></text:p>
      <text:p text:style-name="P257"><text:span text:style-name="T257_1">Marder</text:span><text:span text:style-name="T257_2">,<text:s/></text:span><text:span text:style-name="T257_3">E</text:span><text:span text:style-name="T257_4">.,<text:s/>&amp;<text:s/></text:span><text:span text:style-name="T257_5">Bucher</text:span><text:span text:style-name="T257_6">,<text:s/></text:span><text:span text:style-name="T257_7">D</text:span><text:span text:style-name="T257_8">.<text:s/>(2007).<text:s/></text:span><text:span text:style-name="T257_9">Understanding</text:span><text:span text:style-name="T257_10"><text:s/></text:span><text:span text:style-name="T257_11">circuit</text:span><text:span text:style-name="T257_12"><text:s/></text:span><text:span text:style-name="T257_13">dynamics</text:span><text:span text:style-name="T257_14"><text:s/></text:span><text:span text:style-name="T257_15">using</text:span><text:span text:style-name="T257_16"><text:s/></text:span><text:span text:style-name="T257_17">the</text:span><text:span text:style-name="T257_18"><text:s/></text:span><text:span text:style-name="T257_19">stomatogastric</text:span><text:span text:style-name="T257_20"><text:s/></text:span><text:span text:style-name="T257_21">nervous</text:span><text:span text:style-name="T257_22"><text:s/></text:span><text:span text:style-name="T257_23">system</text:span><text:span text:style-name="T257_24"><text:s/></text:span><text:span text:style-name="T257_25">of</text:span><text:span text:style-name="T257_26"><text:s/></text:span><text:span text:style-name="T257_27">lobsters</text:span><text:span text:style-name="T257_28"><text:s/></text:span><text:span text:style-name="T257_29">and</text:span><text:span text:style-name="T257_30"><text:s/></text:span><text:span text:style-name="T257_31">crabs</text:span><text:span text:style-name="T257_32">.<text:s/></text:span><text:span text:style-name="T257_33">Annual</text:span><text:span text:style-name="T257_34"><text:s/></text:span><text:span text:style-name="T257_35">Review</text:span><text:span text:style-name="T257_36"><text:s/></text:span><text:span text:style-name="T257_37">of</text:span><text:span text:style-name="T257_38"><text:s/></text:span><text:span text:style-name="T257_39">Physiology</text:span><text:span text:style-name="T257_40">,<text:s/></text:span><text:span text:style-name="T257_41">69</text:span><text:span text:style-name="T257_42">,<text:s/>291–316.<text:s/></text:span><text:span text:style-name="T257_43">doi</text:span><text:span text:style-name="T257_44">:10.1146/</text:span><text:span text:style-name="T257_45">annurev</text:span><text:span text:style-name="T257_46">.</text:span><text:span text:style-name="T257_47">physiol</text:span><text:span text:style-name="T257_48">.69.031905.161516</text:span></text:p>
      <text:p text:style-name="P258"><text:span text:style-name="T258_1">Marder</text:span><text:span text:style-name="T258_2">,<text:s/></text:span><text:span text:style-name="T258_3">E</text:span><text:span text:style-name="T258_4">.,<text:s/>&amp;<text:s/></text:span><text:span text:style-name="T258_5">Calabrese</text:span><text:span text:style-name="T258_6">,<text:s/></text:span><text:span text:style-name="T258_7">R</text:span><text:span text:style-name="T258_8">.<text:s/></text:span><text:span text:style-name="T258_9">L</text:span><text:span text:style-name="T258_10">.<text:s/>(1996).<text:s/></text:span><text:span text:style-name="T258_11">Principles</text:span><text:span text:style-name="T258_12"><text:s/></text:span><text:span text:style-name="T258_13">of</text:span><text:span text:style-name="T258_14"><text:s/></text:span><text:span text:style-name="T258_15">rhythmic</text:span><text:span text:style-name="T258_16"><text:s/></text:span><text:span text:style-name="T258_17">motor</text:span><text:span text:style-name="T258_18"><text:s/></text:span><text:span text:style-name="T258_19">pattern</text:span><text:span text:style-name="T258_20"><text:s/></text:span><text:span text:style-name="T258_21">generation</text:span><text:span text:style-name="T258_22">.<text:s/></text:span><text:span text:style-name="T258_23">Physiological</text:span><text:span text:style-name="T258_24"><text:s/></text:span><text:span text:style-name="T258_25">Reviews</text:span><text:span text:style-name="T258_26">,<text:s/></text:span><text:span text:style-name="T258_27">76</text:span><text:span text:style-name="T258_28">(3),<text:s/>687–717.<text:s/></text:span><text:span text:style-name="T258_29">Retrieved</text:span><text:span text:style-name="T258_30"><text:s/></text:span><text:span text:style-name="T258_31">from</text:span><text:span text:style-name="T258_32"><text:s/></text:span><text:span text:style-name="T258_33">http</text:span><text:span text:style-name="T258_34">://</text:span><text:span text:style-name="T258_35">www</text:span><text:span text:style-name="T258_36">.</text:span><text:span text:style-name="T258_37">ncbi</text:span><text:span text:style-name="T258_38">.</text:span><text:span text:style-name="T258_39">nlm</text:span><text:span text:style-name="T258_40">.</text:span><text:span text:style-name="T258_41">nih</text:span><text:span text:style-name="T258_42">.</text:span><text:span text:style-name="T258_43">gov</text:span><text:span text:style-name="T258_44">/</text:span><text:span text:style-name="T258_45">pubmed</text:span><text:span text:style-name="T258_46">/8757786</text:span></text:p>
      <text:p text:style-name="P259"><text:span text:style-name="T259_1">Marder</text:span><text:span text:style-name="T259_2">,<text:s/></text:span><text:span text:style-name="T259_3">E</text:span><text:span text:style-name="T259_4">.,<text:s/>&amp;<text:s/></text:span><text:span text:style-name="T259_5">Goaillard</text:span><text:span text:style-name="T259_6">,<text:s/></text:span><text:span text:style-name="T259_7">J</text:span><text:span text:style-name="T259_8">.-</text:span><text:span text:style-name="T259_9">M</text:span><text:span text:style-name="T259_10">.<text:s/>(2006).<text:s/></text:span><text:span text:style-name="T259_11">Variability</text:span><text:span text:style-name="T259_12">,<text:s/></text:span><text:span text:style-name="T259_13">compensation</text:span><text:span text:style-name="T259_14"><text:s/></text:span><text:span text:style-name="T259_15">and</text:span><text:span text:style-name="T259_16"><text:s/></text:span><text:span text:style-name="T259_17">homeostasis</text:span><text:span text:style-name="T259_18"><text:s/></text:span><text:span text:style-name="T259_19">in</text:span><text:span text:style-name="T259_20"><text:s/></text:span><text:span text:style-name="T259_21">neuron</text:span><text:span text:style-name="T259_22"><text:s/></text:span><text:span text:style-name="T259_23">and</text:span><text:span text:style-name="T259_24"><text:s/></text:span><text:span text:style-name="T259_25">network</text:span><text:span text:style-name="T259_26"><text:s/></text:span><text:span text:style-name="T259_27">function</text:span><text:span text:style-name="T259_28">.<text:s/></text:span><text:span text:style-name="T259_29">Nature</text:span><text:span text:style-name="T259_30"><text:s/></text:span><text:span text:style-name="T259_31">Reviews</text:span><text:span text:style-name="T259_32">.<text:s/></text:span><text:span text:style-name="T259_33">Neuroscience</text:span><text:span text:style-name="T259_34">,<text:s/></text:span><text:span text:style-name="T259_35">7</text:span><text:span text:style-name="T259_36">(7),<text:s/>563–74.<text:s/></text:span><text:span text:style-name="T259_37">doi</text:span><text:span text:style-name="T259_38">:10.1038/</text:span><text:span text:style-name="T259_39">nrn</text:span><text:span text:style-name="T259_40">1949</text:span></text:p>
      <text:p text:style-name="P260"><text:span text:style-name="T260_1">Marder</text:span><text:span text:style-name="T260_2">,<text:s/></text:span><text:span text:style-name="T260_3">E</text:span><text:span text:style-name="T260_4">.,<text:s/>&amp;<text:s/></text:span><text:span text:style-name="T260_5">Taylor</text:span><text:span text:style-name="T260_6">,<text:s/></text:span><text:span text:style-name="T260_7">A</text:span><text:span text:style-name="T260_8">.<text:s/></text:span><text:span text:style-name="T260_9">L</text:span><text:span text:style-name="T260_10">.<text:s/>(2011).<text:s/></text:span><text:span text:style-name="T260_11">Multiple</text:span><text:span text:style-name="T260_12"><text:s/></text:span><text:span text:style-name="T260_13">models</text:span><text:span text:style-name="T260_14"><text:s/></text:span><text:span text:style-name="T260_15">to</text:span><text:span text:style-name="T260_16"><text:s/></text:span><text:span text:style-name="T260_17">capture</text:span><text:span text:style-name="T260_18"><text:s/></text:span><text:span text:style-name="T260_19">the</text:span><text:span text:style-name="T260_20"><text:s/></text:span><text:span text:style-name="T260_21">variability</text:span><text:span text:style-name="T260_22"><text:s/></text:span><text:span text:style-name="T260_23">in</text:span><text:span text:style-name="T260_24"><text:s/></text:span><text:span text:style-name="T260_25">biological</text:span><text:span text:style-name="T260_26"><text:s/></text:span><text:span text:style-name="T260_27">neurons</text:span><text:span text:style-name="T260_28"><text:s/></text:span><text:span text:style-name="T260_29">and</text:span><text:span text:style-name="T260_30"><text:s/></text:span><text:span text:style-name="T260_31">networks</text:span><text:span text:style-name="T260_32">.<text:s/></text:span><text:span text:style-name="T260_33">Nature</text:span><text:span text:style-name="T260_34"><text:s/></text:span><text:span text:style-name="T260_35">Neuroscience</text:span><text:span text:style-name="T260_36">,<text:s/></text:span><text:span text:style-name="T260_37">14</text:span><text:span text:style-name="T260_38">(2),<text:s/>133–138.<text:s/></text:span><text:span text:style-name="T260_39">doi</text:span><text:span text:style-name="T260_40">:10.1038/</text:span><text:span text:style-name="T260_41">nn</text:span><text:span text:style-name="T260_42">.2735</text:span></text:p>
      <text:p text:style-name="P261"><text:span text:style-name="T261_1">Maryon</text:span><text:span text:style-name="T261_2">,<text:s/></text:span><text:span text:style-name="T261_3">E</text:span><text:span text:style-name="T261_4">.<text:s/></text:span><text:span text:style-name="T261_5">B</text:span><text:span text:style-name="T261_6">.,<text:s/></text:span><text:span text:style-name="T261_7">Coronado</text:span><text:span text:style-name="T261_8">,<text:s/></text:span><text:span text:style-name="T261_9">R</text:span><text:span text:style-name="T261_10">.,<text:s/>&amp;<text:s/></text:span><text:span text:style-name="T261_11">Anderson</text:span><text:span text:style-name="T261_12">,<text:s/></text:span><text:span text:style-name="T261_13">P</text:span><text:span text:style-name="T261_14">.<text:s/>(1996).<text:s/></text:span><text:span text:style-name="T261_15">unc</text:span><text:span text:style-name="T261_16">-68<text:s/></text:span><text:span text:style-name="T261_17">encodes</text:span><text:span text:style-name="T261_18"><text:s/></text:span><text:span text:style-name="T261_19">a</text:span><text:span text:style-name="T261_20"><text:s/></text:span><text:span text:style-name="T261_21">ryanodine</text:span><text:span text:style-name="T261_22"><text:s/></text:span><text:span text:style-name="T261_23">receptor</text:span><text:span text:style-name="T261_24"><text:s/></text:span><text:span text:style-name="T261_25">involved</text:span><text:span text:style-name="T261_26"><text:s/></text:span><text:span text:style-name="T261_27">in</text:span><text:span text:style-name="T261_28"><text:s/></text:span><text:span text:style-name="T261_29">regulating</text:span><text:span text:style-name="T261_30"><text:s/></text:span><text:span text:style-name="T261_31">C</text:span><text:span text:style-name="T261_32">.<text:s/></text:span><text:span text:style-name="T261_33">elegans</text:span><text:span text:style-name="T261_34"><text:s/></text:span><text:span text:style-name="T261_35">body</text:span><text:span text:style-name="T261_36">-</text:span><text:span text:style-name="T261_37">wall</text:span><text:span text:style-name="T261_38"><text:s/></text:span><text:span text:style-name="T261_39">muscle</text:span><text:span text:style-name="T261_40"><text:s/></text:span><text:span text:style-name="T261_41">contraction</text:span><text:span text:style-name="T261_42">.<text:s/></text:span><text:span text:style-name="T261_43">The</text:span><text:span text:style-name="T261_44"><text:s/></text:span><text:span text:style-name="T261_45">Journal</text:span><text:span text:style-name="T261_46"><text:s/></text:span><text:span text:style-name="T261_47">of</text:span><text:span text:style-name="T261_48"><text:s/></text:span><text:span text:style-name="T261_49">Cell</text:span><text:span text:style-name="T261_50"><text:s/></text:span><text:span text:style-name="T261_51">Biology</text:span><text:span text:style-name="T261_52">,<text:s/></text:span><text:span text:style-name="T261_53">134</text:span><text:span text:style-name="T261_54">(4),<text:s/>885–93.<text:s/></text:span><text:span text:style-name="T261_55">Retrieved</text:span><text:span text:style-name="T261_56"><text:s/></text:span><text:span text:style-name="T261_57">from</text:span><text:span text:style-name="T261_58"><text:s/></text:span><text:span text:style-name="T261_59">http</text:span><text:span text:style-name="T261_60">://</text:span><text:span text:style-name="T261_61">www</text:span><text:span text:style-name="T261_62">.</text:span><text:span text:style-name="T261_63">pubmedcentral</text:span><text:span text:style-name="T261_64">.</text:span><text:span text:style-name="T261_65">nih</text:span><text:span text:style-name="T261_66">.</text:span><text:span text:style-name="T261_67">gov</text:span><text:span text:style-name="T261_68">/</text:span><text:span text:style-name="T261_69">articlerender</text:span><text:span text:style-name="T261_70">.</text:span><text:span text:style-name="T261_71">fcgi</text:span><text:span text:style-name="T261_72">?</text:span><text:span text:style-name="T261_73">artid</text:span><text:span text:style-name="T261_74">=2120954&amp;</text:span><text:span text:style-name="T261_75">tool</text:span><text:span text:style-name="T261_76">=</text:span><text:span text:style-name="T261_77">pmcentrez</text:span><text:span text:style-name="T261_78">&amp;</text:span><text:span text:style-name="T261_79">rendertype</text:span><text:span text:style-name="T261_80">=</text:span><text:span text:style-name="T261_81">abstract</text:span></text:p>
      <text:p text:style-name="P262"><text:span text:style-name="T262_1">Maryon</text:span><text:span text:style-name="T262_2">,<text:s/></text:span><text:span text:style-name="T262_3">E</text:span><text:span text:style-name="T262_4">.<text:s/></text:span><text:span text:style-name="T262_5">B</text:span><text:span text:style-name="T262_6">.,<text:s/></text:span><text:span text:style-name="T262_7">Saari</text:span><text:span text:style-name="T262_8">,<text:s/></text:span><text:span text:style-name="T262_9">B</text:span><text:span text:style-name="T262_10">.,<text:s/>&amp;<text:s/></text:span><text:span text:style-name="T262_11">Anderson</text:span><text:span text:style-name="T262_12">,<text:s/></text:span><text:span text:style-name="T262_13">P</text:span><text:span text:style-name="T262_14">.<text:s/>(1998).<text:s/></text:span><text:span text:style-name="T262_15">Muscle</text:span><text:span text:style-name="T262_16">-</text:span><text:span text:style-name="T262_17">specific</text:span><text:span text:style-name="T262_18"><text:s/></text:span><text:span text:style-name="T262_19">functions</text:span><text:span text:style-name="T262_20"><text:s/></text:span><text:span text:style-name="T262_21">of</text:span><text:span text:style-name="T262_22"><text:s/></text:span><text:span text:style-name="T262_23">ryanodine</text:span><text:span text:style-name="T262_24"><text:s/></text:span><text:span text:style-name="T262_25">receptor</text:span><text:span text:style-name="T262_26"><text:s/></text:span><text:span text:style-name="T262_27">channels</text:span><text:span text:style-name="T262_28"><text:s/></text:span><text:span text:style-name="T262_29">in</text:span><text:span text:style-name="T262_30"><text:s/></text:span><text:span text:style-name="T262_31">Caenorhabditis</text:span><text:span text:style-name="T262_32"><text:s/></text:span><text:span text:style-name="T262_33">elegans</text:span><text:span text:style-name="T262_34">.<text:s/></text:span><text:span text:style-name="T262_35">Journal</text:span><text:span text:style-name="T262_36"><text:s/></text:span><text:span text:style-name="T262_37">of</text:span><text:span text:style-name="T262_38"><text:s/></text:span><text:span text:style-name="T262_39">Cell</text:span><text:span text:style-name="T262_40"><text:s/></text:span><text:span text:style-name="T262_41">Science</text:span><text:span text:style-name="T262_42">,<text:s/></text:span><text:span text:style-name="T262_43">111<text:s/>(<text:s/></text:span><text:span text:style-name="T262_44">Pt</text:span><text:span text:style-name="T262_45"><text:s/>1</text:span><text:span text:style-name="T262_46">,<text:s/>2885–95.<text:s/></text:span><text:span text:style-name="T262_47">Retrieved</text:span><text:span text:style-name="T262_48"><text:s/></text:span><text:span text:style-name="T262_49">from</text:span><text:span text:style-name="T262_50"><text:s/></text:span><text:span text:style-name="T262_51">http</text:span><text:span text:style-name="T262_52">://</text:span><text:span text:style-name="T262_53">www</text:span><text:span text:style-name="T262_54">.</text:span><text:span text:style-name="T262_55">ncbi</text:span><text:span text:style-name="T262_56">.</text:span><text:span text:style-name="T262_57">nlm</text:span><text:span text:style-name="T262_58">.</text:span><text:span text:style-name="T262_59">nih</text:span><text:span text:style-name="T262_60">.</text:span><text:span text:style-name="T262_61">gov</text:span><text:span text:style-name="T262_62">/</text:span><text:span text:style-name="T262_63">pubmed</text:span><text:span text:style-name="T262_64">/9730981</text:span></text:p>
      <text:p text:style-name="P263"><text:span text:style-name="T263_1">McGuffee</text:span><text:span text:style-name="T263_2">,<text:s/></text:span><text:span text:style-name="T263_3">S</text:span><text:span text:style-name="T263_4">.<text:s/></text:span><text:span text:style-name="T263_5">R</text:span><text:span text:style-name="T263_6">.,<text:s/>&amp;<text:s/></text:span><text:span text:style-name="T263_7">Elcock</text:span><text:span text:style-name="T263_8">,<text:s/></text:span><text:span text:style-name="T263_9">A</text:span><text:span text:style-name="T263_10">.<text:s/></text:span><text:span text:style-name="T263_11">H</text:span><text:span text:style-name="T263_12">.<text:s/>(2010).<text:s/></text:span><text:span text:style-name="T263_13">Diffusion</text:span><text:span text:style-name="T263_14">,<text:s/></text:span><text:span text:style-name="T263_15">crowding</text:span><text:span text:style-name="T263_16"><text:s/>&amp;<text:s/></text:span><text:span text:style-name="T263_17">protein</text:span><text:span text:style-name="T263_18"><text:s/></text:span><text:span text:style-name="T263_19">stability</text:span><text:span text:style-name="T263_20"><text:s/></text:span><text:span text:style-name="T263_21">in</text:span><text:span text:style-name="T263_22"><text:s/></text:span><text:span text:style-name="T263_23">a</text:span><text:span text:style-name="T263_24"><text:s/></text:span><text:span text:style-name="T263_25">dynamic</text:span><text:span text:style-name="T263_26"><text:s/></text:span><text:span text:style-name="T263_27">molecular</text:span><text:span text:style-name="T263_28"><text:s/></text:span><text:span text:style-name="T263_29">model</text:span><text:span text:style-name="T263_30"><text:s/></text:span><text:span text:style-name="T263_31">of</text:span><text:span text:style-name="T263_32"><text:s/></text:span><text:span text:style-name="T263_33">the</text:span><text:span text:style-name="T263_34"><text:s/></text:span><text:span text:style-name="T263_35">bacterial</text:span><text:span text:style-name="T263_36"><text:s/></text:span><text:span text:style-name="T263_37">cytoplasm</text:span><text:span text:style-name="T263_38">.<text:s/></text:span><text:span text:style-name="T263_39">PLoS</text:span><text:span text:style-name="T263_40"><text:s/></text:span><text:span text:style-name="T263_41">Computational</text:span><text:span text:style-name="T263_42"><text:s/></text:span><text:span text:style-name="T263_43">Biology</text:span><text:span text:style-name="T263_44">,<text:s/></text:span><text:span text:style-name="T263_45">6</text:span><text:span text:style-name="T263_46">(3),<text:s/></text:span><text:span text:style-name="T263_47">e</text:span><text:span text:style-name="T263_48">1000694.<text:s/></text:span><text:span text:style-name="T263_49">doi</text:span><text:span text:style-name="T263_50">:10.1371/</text:span><text:span text:style-name="T263_51">journal</text:span><text:span text:style-name="T263_52">.</text:span><text:span text:style-name="T263_53">pcbi</text:span><text:span text:style-name="T263_54">.1000694</text:span></text:p>
      <text:p text:style-name="P264"><text:span text:style-name="T264_1">Mellem</text:span><text:span text:style-name="T264_2">,<text:s/></text:span><text:span text:style-name="T264_3">J</text:span><text:span text:style-name="T264_4">.<text:s/></text:span><text:span text:style-name="T264_5">E</text:span><text:span text:style-name="T264_6">.,<text:s/></text:span><text:span text:style-name="T264_7">Brockie</text:span><text:span text:style-name="T264_8">,<text:s/></text:span><text:span text:style-name="T264_9">P</text:span><text:span text:style-name="T264_10">.<text:s/></text:span><text:span text:style-name="T264_11">J</text:span><text:span text:style-name="T264_12">.,<text:s/></text:span><text:span text:style-name="T264_13">Madsen</text:span><text:span text:style-name="T264_14">,<text:s/></text:span><text:span text:style-name="T264_15">D</text:span><text:span text:style-name="T264_16">.<text:s/></text:span><text:span text:style-name="T264_17">M</text:span><text:span text:style-name="T264_18">.,<text:s/>&amp;<text:s/></text:span><text:span text:style-name="T264_19">Maricq</text:span><text:span text:style-name="T264_20">,<text:s/></text:span><text:span text:style-name="T264_21">A</text:span><text:span text:style-name="T264_22">.<text:s/></text:span><text:span text:style-name="T264_23">V</text:span><text:span text:style-name="T264_24">.<text:s/>(2008</text:span><text:span text:style-name="T264_25">a</text:span><text:span text:style-name="T264_26">).<text:s/></text:span><text:span text:style-name="T264_27">Action</text:span><text:span text:style-name="T264_28"><text:s/></text:span><text:span text:style-name="T264_29">potentials</text:span><text:span text:style-name="T264_30"><text:s/></text:span><text:span text:style-name="T264_31">contribute</text:span><text:span text:style-name="T264_32"><text:s/></text:span><text:span text:style-name="T264_33">to</text:span><text:span text:style-name="T264_34"><text:s/></text:span><text:span text:style-name="T264_35">neuronal</text:span><text:span text:style-name="T264_36"><text:s/></text:span><text:span text:style-name="T264_37">signaling</text:span><text:span text:style-name="T264_38"><text:s/></text:span><text:span text:style-name="T264_39">in</text:span><text:span text:style-name="T264_40"><text:s/></text:span><text:span text:style-name="T264_41">C</text:span><text:span text:style-name="T264_42">.<text:s/></text:span><text:span text:style-name="T264_43">elegans</text:span><text:span text:style-name="T264_44">.<text:s/></text:span><text:span text:style-name="T264_45">Nature</text:span><text:span text:style-name="T264_46"><text:s/></text:span><text:span text:style-name="T264_47">Neuroscience</text:span><text:span text:style-name="T264_48">,<text:s/></text:span><text:span text:style-name="T264_49">11</text:span><text:span text:style-name="T264_50">(8),<text:s/>865–867.<text:s/></text:span><text:span text:style-name="T264_51">doi</text:span><text:span text:style-name="T264_52">:10.1038/</text:span><text:span text:style-name="T264_53">nn</text:span><text:span text:style-name="T264_54">.2131.</text:span><text:span text:style-name="T264_55">Action</text:span></text:p>
      <text:p text:style-name="P265"><text:span text:style-name="T265_1">Mellem</text:span><text:span text:style-name="T265_2">,<text:s/></text:span><text:span text:style-name="T265_3">J</text:span><text:span text:style-name="T265_4">.<text:s/></text:span><text:span text:style-name="T265_5">E</text:span><text:span text:style-name="T265_6">.,<text:s/></text:span><text:span text:style-name="T265_7">Brockie</text:span><text:span text:style-name="T265_8">,<text:s/></text:span><text:span text:style-name="T265_9">P</text:span><text:span text:style-name="T265_10">.<text:s/></text:span><text:span text:style-name="T265_11">J</text:span><text:span text:style-name="T265_12">.,<text:s/></text:span><text:span text:style-name="T265_13">Madsen</text:span><text:span text:style-name="T265_14">,<text:s/></text:span><text:span text:style-name="T265_15">D</text:span><text:span text:style-name="T265_16">.<text:s/></text:span><text:span text:style-name="T265_17">M</text:span><text:span text:style-name="T265_18">.,<text:s/>&amp;<text:s/></text:span><text:span text:style-name="T265_19">Maricq</text:span><text:span text:style-name="T265_20">,<text:s/></text:span><text:span text:style-name="T265_21">A</text:span><text:span text:style-name="T265_22">.<text:s/></text:span><text:span text:style-name="T265_23">V</text:span><text:span text:style-name="T265_24">.<text:s/>(2008</text:span><text:span text:style-name="T265_25">b</text:span><text:span text:style-name="T265_26">).<text:s/></text:span><text:span text:style-name="T265_27">Action</text:span><text:span text:style-name="T265_28"><text:s/></text:span><text:span text:style-name="T265_29">potentials</text:span><text:span text:style-name="T265_30"><text:s/></text:span><text:span text:style-name="T265_31">contribute</text:span><text:span text:style-name="T265_32"><text:s/></text:span><text:span text:style-name="T265_33">to</text:span><text:span text:style-name="T265_34"><text:s/></text:span><text:span text:style-name="T265_35">neuronal</text:span><text:span text:style-name="T265_36"><text:s/></text:span><text:span text:style-name="T265_37">signaling</text:span><text:span text:style-name="T265_38"><text:s/></text:span><text:span text:style-name="T265_39">in</text:span><text:span text:style-name="T265_40"><text:s/></text:span><text:span text:style-name="T265_41">C</text:span><text:span text:style-name="T265_42">.<text:s/></text:span><text:span text:style-name="T265_43">elegans</text:span><text:span text:style-name="T265_44">.<text:s/></text:span><text:span text:style-name="T265_45">Nature</text:span><text:span text:style-name="T265_46"><text:s/></text:span><text:span text:style-name="T265_47">Neuroscience</text:span><text:span text:style-name="T265_48">,<text:s/></text:span><text:span text:style-name="T265_49">11</text:span><text:span text:style-name="T265_50">(8),<text:s/>865–867.<text:s/></text:span><text:span text:style-name="T265_51">Retrieved</text:span><text:span text:style-name="T265_52"><text:s/></text:span><text:span text:style-name="T265_53">from</text:span><text:span text:style-name="T265_54"><text:s/></text:span><text:span text:style-name="T265_55">http</text:span><text:span text:style-name="T265_56">://</text:span><text:span text:style-name="T265_57">www</text:span><text:span text:style-name="T265_58">.</text:span><text:span text:style-name="T265_59">nature</text:span><text:span text:style-name="T265_60">.</text:span><text:span text:style-name="T265_61">com</text:span><text:span text:style-name="T265_62">/</text:span><text:span text:style-name="T265_63">neuro</text:span><text:span text:style-name="T265_64">/</text:span><text:span text:style-name="T265_65">journal</text:span><text:span text:style-name="T265_66">/</text:span><text:span text:style-name="T265_67">v</text:span><text:span text:style-name="T265_68">11/</text:span><text:span text:style-name="T265_69">n</text:span><text:span text:style-name="T265_70">8/</text:span><text:span text:style-name="T265_71">abs</text:span><text:span text:style-name="T265_72">/</text:span><text:span text:style-name="T265_73">nn</text:span><text:span text:style-name="T265_74">.2131.</text:span><text:span text:style-name="T265_75">html</text:span></text:p>
      <text:p text:style-name="P266"><text:span text:style-name="T266_1">Mellem</text:span><text:span text:style-name="T266_2">,<text:s/></text:span><text:span text:style-name="T266_3">J</text:span><text:span text:style-name="T266_4">.<text:s/></text:span><text:span text:style-name="T266_5">E</text:span><text:span text:style-name="T266_6">.,<text:s/></text:span><text:span text:style-name="T266_7">Brockie</text:span><text:span text:style-name="T266_8">,<text:s/></text:span><text:span text:style-name="T266_9">P</text:span><text:span text:style-name="T266_10">.<text:s/></text:span><text:span text:style-name="T266_11">J</text:span><text:span text:style-name="T266_12">.,<text:s/></text:span><text:span text:style-name="T266_13">Madsen</text:span><text:span text:style-name="T266_14">,<text:s/></text:span><text:span text:style-name="T266_15">D</text:span><text:span text:style-name="T266_16">.<text:s/></text:span><text:span text:style-name="T266_17">M</text:span><text:span text:style-name="T266_18">.,<text:s/>&amp;<text:s/></text:span><text:span text:style-name="T266_19">Maricq</text:span><text:span text:style-name="T266_20">,<text:s/></text:span><text:span text:style-name="T266_21">A</text:span><text:span text:style-name="T266_22">.<text:s/></text:span><text:span text:style-name="T266_23">V</text:span><text:span text:style-name="T266_24">.<text:s/>(2009).<text:s/></text:span><text:span text:style-name="T266_25">Reply</text:span><text:span text:style-name="T266_26"><text:s/></text:span><text:span text:style-name="T266_27">to</text:span><text:span text:style-name="T266_28"><text:s/>“</text:span><text:span text:style-name="T266_29">First</text:span><text:span text:style-name="T266_30"><text:s/></text:span><text:span text:style-name="T266_31">report</text:span><text:span text:style-name="T266_32"><text:s/></text:span><text:span text:style-name="T266_33">of</text:span><text:span text:style-name="T266_34"><text:s/></text:span><text:span text:style-name="T266_35">action</text:span><text:span text:style-name="T266_36"><text:s/></text:span><text:span text:style-name="T266_37">potentials</text:span><text:span text:style-name="T266_38"><text:s/></text:span><text:span text:style-name="T266_39">in</text:span><text:span text:style-name="T266_40"><text:s/></text:span><text:span text:style-name="T266_41">a</text:span><text:span text:style-name="T266_42"><text:s/></text:span><text:span text:style-name="T266_43">C</text:span><text:span text:style-name="T266_44">.<text:s/></text:span><text:span text:style-name="T266_45">elegans</text:span><text:span text:style-name="T266_46"><text:s/></text:span><text:span text:style-name="T266_47">neuron</text:span><text:span text:style-name="T266_48"><text:s/></text:span><text:span text:style-name="T266_49">is</text:span><text:span text:style-name="T266_50"><text:s/></text:span><text:span text:style-name="T266_51">premature</text:span><text:span text:style-name="T266_52">.”<text:s/></text:span><text:span text:style-name="T266_53">Nature</text:span><text:span text:style-name="T266_54"><text:s/></text:span><text:span text:style-name="T266_55">Neuroscience</text:span><text:span text:style-name="T266_56">,<text:s/></text:span><text:span text:style-name="T266_57">12</text:span><text:span text:style-name="T266_58">(4),<text:s/>366–366.<text:s/></text:span><text:span text:style-name="T266_59">Retrieved</text:span><text:span text:style-name="T266_60"><text:s/></text:span><text:span text:style-name="T266_61">from</text:span><text:span text:style-name="T266_62"><text:s/></text:span><text:span text:style-name="T266_63">http</text:span><text:span text:style-name="T266_64">://</text:span><text:span text:style-name="T266_65">www</text:span><text:span text:style-name="T266_66">.</text:span><text:span text:style-name="T266_67">nature</text:span><text:span text:style-name="T266_68">.</text:span><text:span text:style-name="T266_69">com</text:span><text:span text:style-name="T266_70">/</text:span><text:span text:style-name="T266_71">doifinder</text:span><text:span text:style-name="T266_72">/10.1038/</text:span><text:span text:style-name="T266_73">nn</text:span><text:span text:style-name="T266_74">0409-366</text:span></text:p>
      <text:p text:style-name="P267"><text:span text:style-name="T267_1">Mendes</text:span><text:span text:style-name="T267_2">,<text:s/></text:span><text:span text:style-name="T267_3">P</text:span><text:span text:style-name="T267_4">.,<text:s/></text:span><text:span text:style-name="T267_5">Hoops</text:span><text:span text:style-name="T267_6">,<text:s/></text:span><text:span text:style-name="T267_7">S</text:span><text:span text:style-name="T267_8">.,<text:s/></text:span><text:span text:style-name="T267_9">Sahle</text:span><text:span text:style-name="T267_10">,<text:s/></text:span><text:span text:style-name="T267_11">S</text:span><text:span text:style-name="T267_12">.,<text:s/></text:span><text:span text:style-name="T267_13">Gauges</text:span><text:span text:style-name="T267_14">,<text:s/></text:span><text:span text:style-name="T267_15">R</text:span><text:span text:style-name="T267_16">.,<text:s/></text:span><text:span text:style-name="T267_17">Dada</text:span><text:span text:style-name="T267_18">,<text:s/></text:span><text:span text:style-name="T267_19">J</text:span><text:span text:style-name="T267_20">.,<text:s/>&amp;<text:s/></text:span><text:span text:style-name="T267_21">Kummer</text:span><text:span text:style-name="T267_22">,<text:s/></text:span><text:span text:style-name="T267_23">U</text:span><text:span text:style-name="T267_24">.<text:s/>(2009).<text:s/></text:span><text:span text:style-name="T267_25">Computational</text:span><text:span text:style-name="T267_26"><text:s/></text:span><text:span text:style-name="T267_27">modeling</text:span><text:span text:style-name="T267_28"><text:s/></text:span><text:span text:style-name="T267_29">of</text:span><text:span text:style-name="T267_30"><text:s/></text:span><text:span text:style-name="T267_31">biochemical</text:span><text:span text:style-name="T267_32"><text:s/></text:span><text:span text:style-name="T267_33">networks</text:span><text:span text:style-name="T267_34"><text:s/></text:span><text:span text:style-name="T267_35">using</text:span><text:span text:style-name="T267_36"><text:s/></text:span><text:span text:style-name="T267_37">COPASI</text:span><text:span text:style-name="T267_38">.<text:s/></text:span><text:span text:style-name="T267_39">Methods</text:span><text:span text:style-name="T267_40"><text:s/></text:span><text:span text:style-name="T267_41">in</text:span><text:span text:style-name="T267_42"><text:s/></text:span><text:span text:style-name="T267_43">Molecular</text:span><text:span text:style-name="T267_44"><text:s/></text:span><text:span text:style-name="T267_45">Biology</text:span><text:span text:style-name="T267_46"><text:s/>(</text:span><text:span text:style-name="T267_47">Clifton</text:span><text:span text:style-name="T267_48">,<text:s/></text:span><text:span text:style-name="T267_49">N</text:span><text:span text:style-name="T267_50">.</text:span><text:span text:style-name="T267_51">J</text:span><text:span text:style-name="T267_52">.)</text:span><text:span text:style-name="T267_53">,<text:s/></text:span><text:span text:style-name="T267_54">500</text:span><text:span text:style-name="T267_55">,<text:s/>17–59.<text:s/></text:span><text:span text:style-name="T267_56">doi</text:span><text:span text:style-name="T267_57">:10.1007/978-1-59745-525-1_2</text:span></text:p>
      <text:p text:style-name="P268"><text:span text:style-name="T268_1">Mesce</text:span><text:span text:style-name="T268_2">,<text:s/></text:span><text:span text:style-name="T268_3">K</text:span><text:span text:style-name="T268_4">.<text:s/></text:span><text:span text:style-name="T268_5">a</text:span><text:span text:style-name="T268_6">,<text:s/>&amp;<text:s/></text:span><text:span text:style-name="T268_7">Pierce</text:span><text:span text:style-name="T268_8">-</text:span><text:span text:style-name="T268_9">Shimomura</text:span><text:span text:style-name="T268_10">,<text:s/></text:span><text:span text:style-name="T268_11">J</text:span><text:span text:style-name="T268_12">.<text:s/></text:span><text:span text:style-name="T268_13">T</text:span><text:span text:style-name="T268_14">.<text:s/>(2010).<text:s/></text:span><text:span text:style-name="T268_15">Shared</text:span><text:span text:style-name="T268_16"><text:s/></text:span><text:span text:style-name="T268_17">Strategies</text:span><text:span text:style-name="T268_18"><text:s/></text:span><text:span text:style-name="T268_19">for</text:span><text:span text:style-name="T268_20"><text:s/></text:span><text:span text:style-name="T268_21">Behavioral</text:span><text:span text:style-name="T268_22"><text:s/></text:span><text:span text:style-name="T268_23">Switching</text:span><text:span text:style-name="T268_24">:<text:s/></text:span><text:span text:style-name="T268_25">Understanding</text:span><text:span text:style-name="T268_26"><text:s/></text:span><text:span text:style-name="T268_27">How</text:span><text:span text:style-name="T268_28"><text:s/></text:span><text:span text:style-name="T268_29">Locomotor</text:span><text:span text:style-name="T268_30"><text:s/></text:span><text:span text:style-name="T268_31">Patterns</text:span><text:span text:style-name="T268_32"><text:s/></text:span><text:span text:style-name="T268_33">are</text:span><text:span text:style-name="T268_34"><text:s/></text:span><text:span text:style-name="T268_35">Turned</text:span><text:span text:style-name="T268_36"><text:s/></text:span><text:span text:style-name="T268_37">on</text:span><text:span text:style-name="T268_38"><text:s/></text:span><text:span text:style-name="T268_39">and</text:span><text:span text:style-name="T268_40"><text:s/></text:span><text:span text:style-name="T268_41">Off</text:span><text:span text:style-name="T268_42">.<text:s/></text:span><text:span text:style-name="T268_43">Frontiers</text:span><text:span text:style-name="T268_44"><text:s/></text:span><text:span text:style-name="T268_45">in</text:span><text:span text:style-name="T268_46"><text:s/></text:span><text:span text:style-name="T268_47">Behavioral</text:span><text:span text:style-name="T268_48"><text:s/></text:span><text:span text:style-name="T268_49">Neuroscience</text:span><text:span text:style-name="T268_50">,<text:s/></text:span><text:span text:style-name="T268_51">4</text:span><text:span text:style-name="T268_52">(</text:span><text:span text:style-name="T268_53">July</text:span><text:span text:style-name="T268_54">),<text:s/>1–5.<text:s/></text:span><text:span text:style-name="T268_55">doi</text:span><text:span text:style-name="T268_56">:10.3389/</text:span><text:span text:style-name="T268_57">fnbeh</text:span><text:span text:style-name="T268_58">.2010.00049</text:span></text:p>
      <text:p text:style-name="P269"><text:span text:style-name="T269_1">Milde</text:span><text:span text:style-name="T269_2">,<text:s/></text:span><text:span text:style-name="T269_3">J</text:span><text:span text:style-name="T269_4">.<text:s/>(1981).<text:s/></text:span><text:span text:style-name="T269_5">Graded</text:span><text:span text:style-name="T269_6"><text:s/></text:span><text:span text:style-name="T269_7">potentials</text:span><text:span text:style-name="T269_8"><text:s/></text:span><text:span text:style-name="T269_9">and</text:span><text:span text:style-name="T269_10"><text:s/></text:span><text:span text:style-name="T269_11">action</text:span><text:span text:style-name="T269_12"><text:s/></text:span><text:span text:style-name="T269_13">potentials</text:span><text:span text:style-name="T269_14"><text:s/></text:span><text:span text:style-name="T269_15">in</text:span><text:span text:style-name="T269_16"><text:s/></text:span><text:span text:style-name="T269_17">the</text:span><text:span text:style-name="T269_18"><text:s/></text:span><text:span text:style-name="T269_19">large</text:span><text:span text:style-name="T269_20"><text:s/></text:span><text:span text:style-name="T269_21">ocellar</text:span><text:span text:style-name="T269_22"><text:s/></text:span><text:span text:style-name="T269_23">interneurons</text:span><text:span text:style-name="T269_24"><text:s/></text:span><text:span text:style-name="T269_25">of</text:span><text:span text:style-name="T269_26"><text:s/></text:span><text:span text:style-name="T269_27">the</text:span><text:span text:style-name="T269_28"><text:s/></text:span><text:span text:style-name="T269_29">bee</text:span><text:span text:style-name="T269_30">.<text:s/></text:span><text:span text:style-name="T269_31">Journal</text:span><text:span text:style-name="T269_32"><text:s/></text:span><text:span text:style-name="T269_33">of</text:span><text:span text:style-name="T269_34"><text:s/></text:span><text:span text:style-name="T269_35">Comparative</text:span><text:span text:style-name="T269_36"><text:s/></text:span><text:span text:style-name="T269_37">Physiology</text:span><text:span text:style-name="T269_38"> ?<text:s/></text:span><text:span text:style-name="T269_39">A</text:span><text:span text:style-name="T269_40">,<text:s/></text:span><text:span text:style-name="T269_41">143</text:span><text:span text:style-name="T269_42">(4),<text:s/>427–434.<text:s/></text:span><text:span text:style-name="T269_43">doi</text:span><text:span text:style-name="T269_44">:10.1007/</text:span><text:span text:style-name="T269_45">BF</text:span><text:span text:style-name="T269_46">00609909</text:span></text:p>
      <text:p text:style-name="P270"><text:span text:style-name="T270_1">Misztal</text:span><text:span text:style-name="T270_2">,<text:s/></text:span><text:span text:style-name="T270_3">M</text:span><text:span text:style-name="T270_4">.<text:s/></text:span><text:span text:style-name="T270_5">K</text:span><text:span text:style-name="T270_6">.,<text:s/></text:span><text:span text:style-name="T270_7">Bridson</text:span><text:span text:style-name="T270_8">,<text:s/></text:span><text:span text:style-name="T270_9">R</text:span><text:span text:style-name="T270_10">.,<text:s/></text:span><text:span text:style-name="T270_11">Erleben</text:span><text:span text:style-name="T270_12">,<text:s/></text:span><text:span text:style-name="T270_13">K</text:span><text:span text:style-name="T270_14">.,<text:s/></text:span><text:span text:style-name="T270_15">Bærentzen</text:span><text:span text:style-name="T270_16">,<text:s/></text:span><text:span text:style-name="T270_17">J</text:span><text:span text:style-name="T270_18">.<text:s/></text:span><text:span text:style-name="T270_19">A</text:span><text:span text:style-name="T270_20">.,<text:s/>&amp;<text:s/></text:span><text:span text:style-name="T270_21">Anton</text:span><text:span text:style-name="T270_22">,<text:s/></text:span><text:span text:style-name="T270_23">F</text:span><text:span text:style-name="T270_24">.<text:s/>(2010).<text:s/></text:span><text:span text:style-name="T270_25">Optimization</text:span><text:span text:style-name="T270_26">-</text:span><text:span text:style-name="T270_27">based</text:span><text:span text:style-name="T270_28"><text:s/></text:span><text:span text:style-name="T270_29">Fluid</text:span><text:span text:style-name="T270_30"><text:s/></text:span><text:span text:style-name="T270_31">Simulation</text:span><text:span text:style-name="T270_32"><text:s/></text:span><text:span text:style-name="T270_33">on</text:span><text:span text:style-name="T270_34"><text:s/></text:span><text:span text:style-name="T270_35">Unstructured</text:span><text:span text:style-name="T270_36"><text:s/></text:span><text:span text:style-name="T270_37">Meshes</text:span><text:span text:style-name="T270_38">.<text:s/></text:span><text:span text:style-name="T270_39">Computational</text:span><text:span text:style-name="T270_40"><text:s/></text:span><text:span text:style-name="T270_41">Geometry</text:span><text:span text:style-name="T270_42">.</text:span></text:p>
      <text:p text:style-name="P271"><text:span text:style-name="T271_1">Mo</text:span><text:span text:style-name="T271_2">,<text:s/></text:span><text:span text:style-name="T271_3">M</text:span><text:span text:style-name="T271_4">.<text:s/></text:span><text:span text:style-name="T271_5">L</text:span><text:span text:style-name="T271_6">.,<text:s/></text:span><text:span text:style-name="T271_7">Palsson</text:span><text:span text:style-name="T271_8">,<text:s/></text:span><text:span text:style-name="T271_9">B</text:span><text:span text:style-name="T271_10">.<text:s/></text:span><text:span text:style-name="T271_11">Ø</text:span><text:span text:style-name="T271_12">.,<text:s/>&amp;<text:s/></text:span><text:span text:style-name="T271_13">Herrgård</text:span><text:span text:style-name="T271_14">,<text:s/></text:span><text:span text:style-name="T271_15">M</text:span><text:span text:style-name="T271_16">.<text:s/></text:span><text:span text:style-name="T271_17">J</text:span><text:span text:style-name="T271_18">.<text:s/>(2009).<text:s/></text:span><text:span text:style-name="T271_19">Connecting</text:span><text:span text:style-name="T271_20"><text:s/></text:span><text:span text:style-name="T271_21">extracellular</text:span><text:span text:style-name="T271_22"><text:s/></text:span><text:span text:style-name="T271_23">metabolomic</text:span><text:span text:style-name="T271_24"><text:s/></text:span><text:span text:style-name="T271_25">measurements</text:span><text:span text:style-name="T271_26"><text:s/></text:span><text:span text:style-name="T271_27">to</text:span><text:span text:style-name="T271_28"><text:s/></text:span><text:span text:style-name="T271_29">intracellular</text:span><text:span text:style-name="T271_30"><text:s/></text:span><text:span text:style-name="T271_31">flux</text:span><text:span text:style-name="T271_32"><text:s/></text:span><text:span text:style-name="T271_33">states</text:span><text:span text:style-name="T271_34"><text:s/></text:span><text:span text:style-name="T271_35">in</text:span><text:span text:style-name="T271_36"><text:s/></text:span><text:span text:style-name="T271_37">yeast</text:span><text:span text:style-name="T271_38">.<text:s/></text:span><text:span text:style-name="T271_39">BMC</text:span><text:span text:style-name="T271_40"><text:s/></text:span><text:span text:style-name="T271_41">Systems</text:span><text:span text:style-name="T271_42"><text:s/></text:span><text:span text:style-name="T271_43">Biology</text:span><text:span text:style-name="T271_44">,<text:s/></text:span><text:span text:style-name="T271_45">3</text:span><text:span text:style-name="T271_46">(1),<text:s/>37.<text:s/></text:span><text:span text:style-name="T271_47">doi</text:span><text:span text:style-name="T271_48">:10.1186/1752-0509-3-37</text:span></text:p>
      <text:p text:style-name="P272"><text:span text:style-name="T272_1">Morgan</text:span><text:span text:style-name="T272_2">,<text:s/></text:span><text:span text:style-name="T272_3">J</text:span><text:span text:style-name="T272_4">.<text:s/></text:span><text:span text:style-name="T272_5">L</text:span><text:span text:style-name="T272_6">.,<text:s/>&amp;<text:s/></text:span><text:span text:style-name="T272_7">Lichtman</text:span><text:span text:style-name="T272_8">,<text:s/></text:span><text:span text:style-name="T272_9">J</text:span><text:span text:style-name="T272_10">.<text:s/></text:span><text:span text:style-name="T272_11">W</text:span><text:span text:style-name="T272_12">.<text:s/>(2013).<text:s/></text:span><text:span text:style-name="T272_13">Why</text:span><text:span text:style-name="T272_14"><text:s/></text:span><text:span text:style-name="T272_15">not</text:span><text:span text:style-name="T272_16"><text:s/></text:span><text:span text:style-name="T272_17">connectomics</text:span><text:span text:style-name="T272_18">?<text:s/></text:span><text:span text:style-name="T272_19">Nature</text:span><text:span text:style-name="T272_20"><text:s/></text:span><text:span text:style-name="T272_21">Methods</text:span><text:span text:style-name="T272_22">,<text:s/></text:span><text:span text:style-name="T272_23">10</text:span><text:span text:style-name="T272_24">(6),<text:s/>494–500.<text:s/></text:span><text:span text:style-name="T272_25">doi</text:span><text:span text:style-name="T272_26">:10.1038/</text:span><text:span text:style-name="T272_27">nmeth</text:span><text:span text:style-name="T272_28">.2480</text:span></text:p>
      <text:p text:style-name="P273"><text:span text:style-name="T273_1">Morris</text:span><text:span text:style-name="T273_2">,<text:s/></text:span><text:span text:style-name="T273_3">R</text:span><text:span text:style-name="T273_4">.<text:s/></text:span><text:span text:style-name="T273_5">W</text:span><text:span text:style-name="T273_6">.,<text:s/></text:span><text:span text:style-name="T273_7">Bean</text:span><text:span text:style-name="T273_8">,<text:s/></text:span><text:span text:style-name="T273_9">C</text:span><text:span text:style-name="T273_10">.<text:s/></text:span><text:span text:style-name="T273_11">a</text:span><text:span text:style-name="T273_12">,<text:s/></text:span><text:span text:style-name="T273_13">Farber</text:span><text:span text:style-name="T273_14">,<text:s/></text:span><text:span text:style-name="T273_15">G</text:span><text:span text:style-name="T273_16">.<text:s/></text:span><text:span text:style-name="T273_17">K</text:span><text:span text:style-name="T273_18">.,<text:s/></text:span><text:span text:style-name="T273_19">Gallahan</text:span><text:span text:style-name="T273_20">,<text:s/></text:span><text:span text:style-name="T273_21">D</text:span><text:span text:style-name="T273_22">.,<text:s/></text:span><text:span text:style-name="T273_23">Jakobsson</text:span><text:span text:style-name="T273_24">,<text:s/></text:span><text:span text:style-name="T273_25">E</text:span><text:span text:style-name="T273_26">.,<text:s/></text:span><text:span text:style-name="T273_27">Liu</text:span><text:span text:style-name="T273_28">,<text:s/></text:span><text:span text:style-name="T273_29">Y</text:span><text:span text:style-name="T273_30">.,<text:s/>…<text:s/></text:span><text:span text:style-name="T273_31">Skinner</text:span><text:span text:style-name="T273_32">,<text:s/></text:span><text:span text:style-name="T273_33">K</text:span><text:span text:style-name="T273_34">.<text:s/>(2005).<text:s/></text:span><text:span text:style-name="T273_35">Digital</text:span><text:span text:style-name="T273_36"><text:s/></text:span><text:span text:style-name="T273_37">biology</text:span><text:span text:style-name="T273_38">:<text:s/></text:span><text:span text:style-name="T273_39">an</text:span><text:span text:style-name="T273_40"><text:s/></text:span><text:span text:style-name="T273_41">emerging</text:span><text:span text:style-name="T273_42"><text:s/></text:span><text:span text:style-name="T273_43">and</text:span><text:span text:style-name="T273_44"><text:s/></text:span><text:span text:style-name="T273_45">promising</text:span><text:span text:style-name="T273_46"><text:s/></text:span><text:span text:style-name="T273_47">discipline</text:span><text:span text:style-name="T273_48">.<text:s/></text:span><text:span text:style-name="T273_49">Trends</text:span><text:span text:style-name="T273_50"><text:s/></text:span><text:span text:style-name="T273_51">in</text:span><text:span text:style-name="T273_52"><text:s/></text:span><text:span text:style-name="T273_53">Biotechnology</text:span><text:span text:style-name="T273_54">,<text:s/></text:span><text:span text:style-name="T273_55">23</text:span><text:span text:style-name="T273_56">(3),<text:s/>113–7.<text:s/></text:span><text:span text:style-name="T273_57">doi</text:span><text:span text:style-name="T273_58">:10.1016/</text:span><text:span text:style-name="T273_59">j</text:span><text:span text:style-name="T273_60">.</text:span><text:span text:style-name="T273_61">tibtech</text:span><text:span text:style-name="T273_62">.2005.01.005</text:span></text:p>
      <text:p text:style-name="P274"><text:span text:style-name="T274_1">Nanda</text:span><text:span text:style-name="T274_2">,<text:s/></text:span><text:span text:style-name="T274_3">S</text:span><text:span text:style-name="T274_4">.,<text:s/></text:span><text:span text:style-name="T274_5">Arjunan</text:span><text:span text:style-name="T274_6">,<text:s/></text:span><text:span text:style-name="T274_7">V</text:span><text:span text:style-name="T274_8">.,<text:s/>&amp;<text:s/></text:span><text:span text:style-name="T274_9">Tomita</text:span><text:span text:style-name="T274_10">,<text:s/></text:span><text:span text:style-name="T274_11">M</text:span><text:span text:style-name="T274_12">.<text:s/>(2009).<text:s/></text:span><text:span text:style-name="T274_13">Modeling</text:span><text:span text:style-name="T274_14"><text:s/></text:span><text:span text:style-name="T274_15">reaction</text:span><text:span text:style-name="T274_16">-</text:span><text:span text:style-name="T274_17">diffusion</text:span><text:span text:style-name="T274_18"><text:s/></text:span><text:span text:style-name="T274_19">of</text:span><text:span text:style-name="T274_20"><text:s/></text:span><text:span text:style-name="T274_21">molecules</text:span><text:span text:style-name="T274_22"><text:s/></text:span><text:span text:style-name="T274_23">on</text:span><text:span text:style-name="T274_24"><text:s/></text:span><text:span text:style-name="T274_25">surface</text:span><text:span text:style-name="T274_26"><text:s/></text:span><text:span text:style-name="T274_27">and</text:span><text:span text:style-name="T274_28"><text:s/></text:span><text:span text:style-name="T274_29">in</text:span><text:span text:style-name="T274_30"><text:s/></text:span><text:span text:style-name="T274_31">volume</text:span><text:span text:style-name="T274_32"><text:s/></text:span><text:span text:style-name="T274_33">spaces</text:span><text:span text:style-name="T274_34"><text:s/></text:span><text:span text:style-name="T274_35">with</text:span><text:span text:style-name="T274_36"><text:s/></text:span><text:span text:style-name="T274_37">the</text:span><text:span text:style-name="T274_38"><text:s/></text:span><text:span text:style-name="T274_39">E</text:span><text:span text:style-name="T274_40">-</text:span><text:span text:style-name="T274_41">Cell</text:span><text:span text:style-name="T274_42"><text:s/></text:span><text:span text:style-name="T274_43">System</text:span><text:span text:style-name="T274_44">.<text:s/></text:span><text:span text:style-name="T274_45">Journal</text:span><text:span text:style-name="T274_46"><text:s/></text:span><text:span text:style-name="T274_47">of</text:span><text:span text:style-name="T274_48"><text:s/></text:span><text:span text:style-name="T274_49">Computer</text:span><text:span text:style-name="T274_50"><text:s/></text:span><text:span text:style-name="T274_51">Science</text:span><text:span text:style-name="T274_52">,<text:s/></text:span><text:span text:style-name="T274_53">3</text:span><text:span text:style-name="T274_54">(1),<text:s/>211–216.</text:span></text:p>
      <text:p text:style-name="P275"><text:span text:style-name="T275_1">Nass</text:span><text:span text:style-name="T275_2">,<text:s/></text:span><text:span text:style-name="T275_3">R</text:span><text:span text:style-name="T275_4">.,<text:s/>&amp;<text:s/></text:span><text:span text:style-name="T275_5">Blakely</text:span><text:span text:style-name="T275_6">,<text:s/></text:span><text:span text:style-name="T275_7">R</text:span><text:span text:style-name="T275_8">.<text:s/></text:span><text:span text:style-name="T275_9">D</text:span><text:span text:style-name="T275_10">.<text:s/>(2003).<text:s/></text:span><text:span text:style-name="T275_11">The</text:span><text:span text:style-name="T275_12"><text:s/></text:span><text:span text:style-name="T275_13">Caenorhabditis</text:span><text:span text:style-name="T275_14"><text:s/></text:span><text:span text:style-name="T275_15">elegans</text:span><text:span text:style-name="T275_16"><text:s/></text:span><text:span text:style-name="T275_17">dopaminergic</text:span><text:span text:style-name="T275_18"><text:s/></text:span><text:span text:style-name="T275_19">system</text:span><text:span text:style-name="T275_20">:<text:s/></text:span><text:span text:style-name="T275_21">opportunities</text:span><text:span text:style-name="T275_22"><text:s/></text:span><text:span text:style-name="T275_23">for</text:span><text:span text:style-name="T275_24"><text:s/></text:span><text:span text:style-name="T275_25">insights</text:span><text:span text:style-name="T275_26"><text:s/></text:span><text:span text:style-name="T275_27">into</text:span><text:span text:style-name="T275_28"><text:s/></text:span><text:span text:style-name="T275_29">dopamine</text:span><text:span text:style-name="T275_30"><text:s/></text:span><text:span text:style-name="T275_31">transport</text:span><text:span text:style-name="T275_32"><text:s/></text:span><text:span text:style-name="T275_33">and</text:span><text:span text:style-name="T275_34"><text:s/></text:span><text:span text:style-name="T275_35">neurodegeneration</text:span><text:span text:style-name="T275_36">.<text:s/></text:span><text:span text:style-name="T275_37">Annual</text:span><text:span text:style-name="T275_38"><text:s/></text:span><text:span text:style-name="T275_39">Review</text:span><text:span text:style-name="T275_40"><text:s/></text:span><text:span text:style-name="T275_41">of</text:span><text:span text:style-name="T275_42"><text:s/></text:span><text:span text:style-name="T275_43">Pharmacology</text:span><text:span text:style-name="T275_44"><text:s/></text:span><text:span text:style-name="T275_45">and</text:span><text:span text:style-name="T275_46"><text:s/></text:span><text:span text:style-name="T275_47">Toxicology</text:span><text:span text:style-name="T275_48">,<text:s/></text:span><text:span text:style-name="T275_49">43</text:span><text:span text:style-name="T275_50">,<text:s/>521–44.<text:s/></text:span><text:span text:style-name="T275_51">doi</text:span><text:span text:style-name="T275_52">:10.1146/</text:span><text:span text:style-name="T275_53">annurev</text:span><text:span text:style-name="T275_54">.</text:span><text:span text:style-name="T275_55">pharmtox</text:span><text:span text:style-name="T275_56">.43.100901.135934</text:span></text:p>
      <text:p text:style-name="P276"><text:span text:style-name="T276_1">Naylor</text:span><text:span text:style-name="T276_2">,<text:s/></text:span><text:span text:style-name="T276_3">S</text:span><text:span text:style-name="T276_4">.<text:s/>(2010).<text:s/></text:span><text:span text:style-name="T276_5">Unraveling</text:span><text:span text:style-name="T276_6"><text:s/></text:span><text:span text:style-name="T276_7">human</text:span><text:span text:style-name="T276_8"><text:s/></text:span><text:span text:style-name="T276_9">complexity</text:span><text:span text:style-name="T276_10"><text:s/></text:span><text:span text:style-name="T276_11">and</text:span><text:span text:style-name="T276_12"><text:s/></text:span><text:span text:style-name="T276_13">disease</text:span><text:span text:style-name="T276_14"><text:s/></text:span><text:span text:style-name="T276_15">with</text:span><text:span text:style-name="T276_16"><text:s/></text:span><text:span text:style-name="T276_17">systems</text:span><text:span text:style-name="T276_18"><text:s/></text:span><text:span text:style-name="T276_19">biology</text:span><text:span text:style-name="T276_20"><text:s/></text:span><text:span text:style-name="T276_21">and</text:span><text:span text:style-name="T276_22"><text:s/></text:span><text:span text:style-name="T276_23">personalized</text:span><text:span text:style-name="T276_24"><text:s/></text:span><text:span text:style-name="T276_25">medicine</text:span><text:span text:style-name="T276_26">.<text:s/></text:span><text:span text:style-name="T276_27">Personalized</text:span><text:span text:style-name="T276_28"><text:s/></text:span><text:span text:style-name="T276_29">Medicine</text:span><text:span text:style-name="T276_30">,<text:s/></text:span><text:span text:style-name="T276_31">7</text:span><text:span text:style-name="T276_32">(3),<text:s/>275–289.<text:s/></text:span><text:span text:style-name="T276_33">doi</text:span><text:span text:style-name="T276_34">:10.2217/</text:span><text:span text:style-name="T276_35">pme</text:span><text:span text:style-name="T276_36">.10.16.</text:span><text:span text:style-name="T276_37">Unraveling</text:span></text:p>
      <text:p text:style-name="P277"><text:span text:style-name="T277_1">Niebur</text:span><text:span text:style-name="T277_2">,<text:s/></text:span><text:span text:style-name="T277_3">E</text:span><text:span text:style-name="T277_4">.,<text:s/>&amp;<text:s/></text:span><text:span text:style-name="T277_5">Erdös</text:span><text:span text:style-name="T277_6">,<text:s/></text:span><text:span text:style-name="T277_7">P</text:span><text:span text:style-name="T277_8">.<text:s/>(1993).<text:s/></text:span><text:span text:style-name="T277_9">Theory</text:span><text:span text:style-name="T277_10"><text:s/></text:span><text:span text:style-name="T277_11">of</text:span><text:span text:style-name="T277_12"><text:s/></text:span><text:span text:style-name="T277_13">the</text:span><text:span text:style-name="T277_14"><text:s/></text:span><text:span text:style-name="T277_15">locomotion</text:span><text:span text:style-name="T277_16"><text:s/></text:span><text:span text:style-name="T277_17">of</text:span><text:span text:style-name="T277_18"><text:s/></text:span><text:span text:style-name="T277_19">nematodes</text:span><text:span text:style-name="T277_20">:<text:s/></text:span><text:span text:style-name="T277_21">control</text:span><text:span text:style-name="T277_22"><text:s/></text:span><text:span text:style-name="T277_23">of</text:span><text:span text:style-name="T277_24"><text:s/></text:span><text:span text:style-name="T277_25">the</text:span><text:span text:style-name="T277_26"><text:s/></text:span><text:span text:style-name="T277_27">somatic</text:span><text:span text:style-name="T277_28"><text:s/></text:span><text:span text:style-name="T277_29">motor</text:span><text:span text:style-name="T277_30"><text:s/></text:span><text:span text:style-name="T277_31">neurons</text:span><text:span text:style-name="T277_32"><text:s/></text:span><text:span text:style-name="T277_33">by</text:span><text:span text:style-name="T277_34"><text:s/></text:span><text:span text:style-name="T277_35">interneurons</text:span><text:span text:style-name="T277_36">.<text:s/></text:span><text:span text:style-name="T277_37">Mathematical</text:span><text:span text:style-name="T277_38"><text:s/></text:span><text:span text:style-name="T277_39">Biosciences</text:span><text:span text:style-name="T277_40">,<text:s/></text:span><text:span text:style-name="T277_41">118</text:span><text:span text:style-name="T277_42">(1),<text:s/>51–82.<text:s/></text:span><text:span text:style-name="T277_43">Retrieved</text:span><text:span text:style-name="T277_44"><text:s/></text:span><text:span text:style-name="T277_45">from</text:span><text:span text:style-name="T277_46"><text:s/></text:span><text:span text:style-name="T277_47">http</text:span><text:span text:style-name="T277_48">://</text:span><text:span text:style-name="T277_49">www</text:span><text:span text:style-name="T277_50">.</text:span><text:span text:style-name="T277_51">ncbi</text:span><text:span text:style-name="T277_52">.</text:span><text:span text:style-name="T277_53">nlm</text:span><text:span text:style-name="T277_54">.</text:span><text:span text:style-name="T277_55">nih</text:span><text:span text:style-name="T277_56">.</text:span><text:span text:style-name="T277_57">gov</text:span><text:span text:style-name="T277_58">/</text:span><text:span text:style-name="T277_59">pubmed</text:span><text:span text:style-name="T277_60">/8260760</text:span></text:p>
      <text:p text:style-name="P278"><text:span text:style-name="T278_1">Niebur</text:span><text:span text:style-name="T278_2">,<text:s/></text:span><text:span text:style-name="T278_3">Ernst</text:span><text:span text:style-name="T278_4">,<text:s/></text:span><text:span text:style-name="T278_5">Erdos</text:span><text:span text:style-name="T278_6">,<text:s/></text:span><text:span text:style-name="T278_7">P</text:span><text:span text:style-name="T278_8">.<text:s/>(1991).<text:s/></text:span><text:span text:style-name="T278_9">Theory</text:span><text:span text:style-name="T278_10"><text:s/></text:span><text:span text:style-name="T278_11">of</text:span><text:span text:style-name="T278_12"><text:s/></text:span><text:span text:style-name="T278_13">the</text:span><text:span text:style-name="T278_14"><text:s/></text:span><text:span text:style-name="T278_15">locomotion</text:span><text:span text:style-name="T278_16"><text:s/></text:span><text:span text:style-name="T278_17">of</text:span><text:span text:style-name="T278_18"><text:s/></text:span><text:span text:style-name="T278_19">nematodes</text:span><text:span text:style-name="T278_20">.<text:s/></text:span><text:span text:style-name="T278_21">Biophysical</text:span><text:span text:style-name="T278_22"><text:s/></text:span><text:span text:style-name="T278_23">Journal</text:span><text:span text:style-name="T278_24">,<text:s/></text:span><text:span text:style-name="T278_25">60</text:span><text:span text:style-name="T278_26">(5),<text:s/>1132–1146.<text:s/></text:span><text:span text:style-name="T278_27">doi</text:span><text:span text:style-name="T278_28">:10.1016/</text:span><text:span text:style-name="T278_29">S</text:span><text:span text:style-name="T278_30">0006-3495(91)82149-</text:span><text:span text:style-name="T278_31">X</text:span></text:p>
      <text:p text:style-name="P279"><text:span text:style-name="T279_1">Nonet</text:span><text:span text:style-name="T279_2">,<text:s/></text:span><text:span text:style-name="T279_3">M</text:span><text:span text:style-name="T279_4">.<text:s/></text:span><text:span text:style-name="T279_5">L</text:span><text:span text:style-name="T279_6">.,<text:s/></text:span><text:span text:style-name="T279_7">Saifee</text:span><text:span text:style-name="T279_8">,<text:s/></text:span><text:span text:style-name="T279_9">O</text:span><text:span text:style-name="T279_10">.,<text:s/></text:span><text:span text:style-name="T279_11">Zhao</text:span><text:span text:style-name="T279_12">,<text:s/></text:span><text:span text:style-name="T279_13">H</text:span><text:span text:style-name="T279_14">.,<text:s/></text:span><text:span text:style-name="T279_15">Rand</text:span><text:span text:style-name="T279_16">,<text:s/></text:span><text:span text:style-name="T279_17">J</text:span><text:span text:style-name="T279_18">.<text:s/></text:span><text:span text:style-name="T279_19">B</text:span><text:span text:style-name="T279_20">.,<text:s/>&amp;<text:s/></text:span><text:span text:style-name="T279_21">Wei</text:span><text:span text:style-name="T279_22">,<text:s/></text:span><text:span text:style-name="T279_23">L</text:span><text:span text:style-name="T279_24">.<text:s/>(1998).<text:s/></text:span><text:span text:style-name="T279_25">Synaptic</text:span><text:span text:style-name="T279_26"><text:s/></text:span><text:span text:style-name="T279_27">transmission</text:span><text:span text:style-name="T279_28"><text:s/></text:span><text:span text:style-name="T279_29">deficits</text:span><text:span text:style-name="T279_30"><text:s/></text:span><text:span text:style-name="T279_31">in</text:span><text:span text:style-name="T279_32"><text:s/></text:span><text:span text:style-name="T279_33">Caenorhabditis</text:span><text:span text:style-name="T279_34"><text:s/></text:span><text:span text:style-name="T279_35">elegans</text:span><text:span text:style-name="T279_36"><text:s/></text:span><text:span text:style-name="T279_37">synaptobrevin</text:span><text:span text:style-name="T279_38"><text:s/></text:span><text:span text:style-name="T279_39">mutants</text:span><text:span text:style-name="T279_40">.<text:s/></text:span><text:span text:style-name="T279_41">The</text:span><text:span text:style-name="T279_42"><text:s/></text:span><text:span text:style-name="T279_43">Journal</text:span><text:span text:style-name="T279_44"><text:s/></text:span><text:span text:style-name="T279_45">of</text:span><text:span text:style-name="T279_46"><text:s/></text:span><text:span text:style-name="T279_47">Neuroscience</text:span><text:span text:style-name="T279_48"> :<text:s/></text:span><text:span text:style-name="T279_49">The</text:span><text:span text:style-name="T279_50"><text:s/></text:span><text:span text:style-name="T279_51">Official</text:span><text:span text:style-name="T279_52"><text:s/></text:span><text:span text:style-name="T279_53">Journal</text:span><text:span text:style-name="T279_54"><text:s/></text:span><text:span text:style-name="T279_55">of</text:span><text:span text:style-name="T279_56"><text:s/></text:span><text:span text:style-name="T279_57">the</text:span><text:span text:style-name="T279_58"><text:s/></text:span><text:span text:style-name="T279_59">Society</text:span><text:span text:style-name="T279_60"><text:s/></text:span><text:span text:style-name="T279_61">for</text:span><text:span text:style-name="T279_62"><text:s/></text:span><text:span text:style-name="T279_63">Neuroscience</text:span><text:span text:style-name="T279_64">,<text:s/></text:span><text:span text:style-name="T279_65">18</text:span><text:span text:style-name="T279_66">(1),<text:s/>70–80.<text:s/></text:span><text:span text:style-name="T279_67">Retrieved</text:span><text:span text:style-name="T279_68"><text:s/></text:span><text:span text:style-name="T279_69">from</text:span><text:span text:style-name="T279_70"><text:s/></text:span><text:span text:style-name="T279_71">http</text:span><text:span text:style-name="T279_72">://</text:span><text:span text:style-name="T279_73">www</text:span><text:span text:style-name="T279_74">.</text:span><text:span text:style-name="T279_75">ncbi</text:span><text:span text:style-name="T279_76">.</text:span><text:span text:style-name="T279_77">nlm</text:span><text:span text:style-name="T279_78">.</text:span><text:span text:style-name="T279_79">nih</text:span><text:span text:style-name="T279_80">.</text:span><text:span text:style-name="T279_81">gov</text:span><text:span text:style-name="T279_82">/</text:span><text:span text:style-name="T279_83">pubmed</text:span><text:span text:style-name="T279_84">/9412487</text:span></text:p>
      <text:p text:style-name="P280"><text:span text:style-name="T280_1">Nuttley</text:span><text:span text:style-name="T280_2">,<text:s/></text:span><text:span text:style-name="T280_3">W</text:span><text:span text:style-name="T280_4">.<text:s/></text:span><text:span text:style-name="T280_5">M</text:span><text:span text:style-name="T280_6">.,<text:s/></text:span><text:span text:style-name="T280_7">Atkinson</text:span><text:span text:style-name="T280_8">-</text:span><text:span text:style-name="T280_9">Leadbeater</text:span><text:span text:style-name="T280_10">,<text:s/></text:span><text:span text:style-name="T280_11">K</text:span><text:span text:style-name="T280_12">.<text:s/></text:span><text:span text:style-name="T280_13">P</text:span><text:span text:style-name="T280_14">.,<text:s/>&amp;<text:s/></text:span><text:span text:style-name="T280_15">Van</text:span><text:span text:style-name="T280_16"><text:s/></text:span><text:span text:style-name="T280_17">Der</text:span><text:span text:style-name="T280_18"><text:s/></text:span><text:span text:style-name="T280_19">Kooy</text:span><text:span text:style-name="T280_20">,<text:s/></text:span><text:span text:style-name="T280_21">D</text:span><text:span text:style-name="T280_22">.<text:s/>(2002).<text:s/></text:span><text:span text:style-name="T280_23">Serotonin</text:span><text:span text:style-name="T280_24"><text:s/></text:span><text:span text:style-name="T280_25">mediates</text:span><text:span text:style-name="T280_26"><text:s/></text:span><text:span text:style-name="T280_27">food</text:span><text:span text:style-name="T280_28">-</text:span><text:span text:style-name="T280_29">odor</text:span><text:span text:style-name="T280_30"><text:s/></text:span><text:span text:style-name="T280_31">associative</text:span><text:span text:style-name="T280_32"><text:s/></text:span><text:span text:style-name="T280_33">learning</text:span><text:span text:style-name="T280_34"><text:s/></text:span><text:span text:style-name="T280_35">in</text:span><text:span text:style-name="T280_36"><text:s/></text:span><text:span text:style-name="T280_37">the</text:span><text:span text:style-name="T280_38"><text:s/></text:span><text:span text:style-name="T280_39">nematode</text:span><text:span text:style-name="T280_40"><text:s/></text:span><text:span text:style-name="T280_41">Caenorhabditiselegans</text:span><text:span text:style-name="T280_42">.<text:s/></text:span><text:span text:style-name="T280_43">Proceedings</text:span><text:span text:style-name="T280_44"><text:s/></text:span><text:span text:style-name="T280_45">of</text:span><text:span text:style-name="T280_46"><text:s/></text:span><text:span text:style-name="T280_47">the</text:span><text:span text:style-name="T280_48"><text:s/></text:span><text:span text:style-name="T280_49">National</text:span><text:span text:style-name="T280_50"><text:s/></text:span><text:span text:style-name="T280_51">Academy</text:span><text:span text:style-name="T280_52"><text:s/></text:span><text:span text:style-name="T280_53">of</text:span><text:span text:style-name="T280_54"><text:s/></text:span><text:span text:style-name="T280_55">Sciences</text:span><text:span text:style-name="T280_56"><text:s/></text:span><text:span text:style-name="T280_57">of</text:span><text:span text:style-name="T280_58"><text:s/></text:span><text:span text:style-name="T280_59">the</text:span><text:span text:style-name="T280_60"><text:s/></text:span><text:span text:style-name="T280_61">United</text:span><text:span text:style-name="T280_62"><text:s/></text:span><text:span text:style-name="T280_63">States</text:span><text:span text:style-name="T280_64"><text:s/></text:span><text:span text:style-name="T280_65">of</text:span><text:span text:style-name="T280_66"><text:s/></text:span><text:span text:style-name="T280_67">America</text:span><text:span text:style-name="T280_68">,<text:s/></text:span><text:span text:style-name="T280_69">99</text:span><text:span text:style-name="T280_70">(19),<text:s/>12449–54.<text:s/></text:span><text:span text:style-name="T280_71">doi</text:span><text:span text:style-name="T280_72">:10.1073/</text:span><text:span text:style-name="T280_73">pnas</text:span><text:span text:style-name="T280_74">.192101699</text:span></text:p>
      <text:p text:style-name="P281"><text:span text:style-name="T281_1">O</text:span><text:span text:style-name="T281_2">’</text:span><text:span text:style-name="T281_3">Hagan</text:span><text:span text:style-name="T281_4">,<text:s/></text:span><text:span text:style-name="T281_5">R</text:span><text:span text:style-name="T281_6">.,<text:s/>&amp;<text:s/></text:span><text:span text:style-name="T281_7">Chalfie</text:span><text:span text:style-name="T281_8">,<text:s/></text:span><text:span text:style-name="T281_9">M</text:span><text:span text:style-name="T281_10">.<text:s/>(2006).<text:s/></text:span><text:span text:style-name="T281_11">Mechanosensation</text:span><text:span text:style-name="T281_12"><text:s/></text:span><text:span text:style-name="T281_13">in</text:span><text:span text:style-name="T281_14"><text:s/></text:span><text:span text:style-name="T281_15">Caenorhabditis</text:span><text:span text:style-name="T281_16"><text:s/></text:span><text:span text:style-name="T281_17">elegans</text:span><text:span text:style-name="T281_18">.<text:s/></text:span><text:span text:style-name="T281_19">International</text:span><text:span text:style-name="T281_20"><text:s/></text:span><text:span text:style-name="T281_21">Review</text:span><text:span text:style-name="T281_22"><text:s/></text:span><text:span text:style-name="T281_23">of</text:span><text:span text:style-name="T281_24"><text:s/></text:span><text:span text:style-name="T281_25">Neurobiology</text:span><text:span text:style-name="T281_26">,<text:s/></text:span><text:span text:style-name="T281_27">69</text:span><text:span text:style-name="T281_28">(05),<text:s/>169–203.<text:s/></text:span><text:span text:style-name="T281_29">doi</text:span><text:span text:style-name="T281_30">:10.1016/</text:span><text:span text:style-name="T281_31">S</text:span><text:span text:style-name="T281_32">0074-7742(05)69006-</text:span><text:span text:style-name="T281_33">X</text:span></text:p>
      <text:p text:style-name="P282"><text:span text:style-name="T282_1">Ohkubo</text:span><text:span text:style-name="T282_2">,<text:s/></text:span><text:span text:style-name="T282_3">J</text:span><text:span text:style-name="T282_4">.,<text:s/></text:span><text:span text:style-name="T282_5">Yoshida</text:span><text:span text:style-name="T282_6">,<text:s/></text:span><text:span text:style-name="T282_7">K</text:span><text:span text:style-name="T282_8">.,<text:s/></text:span><text:span text:style-name="T282_9">Iino</text:span><text:span text:style-name="T282_10">,<text:s/></text:span><text:span text:style-name="T282_11">Y</text:span><text:span text:style-name="T282_12">.,<text:s/>&amp;<text:s/></text:span><text:span text:style-name="T282_13">Masuda</text:span><text:span text:style-name="T282_14">,<text:s/></text:span><text:span text:style-name="T282_15">N</text:span><text:span text:style-name="T282_16">.<text:s/>(2010).<text:s/></text:span><text:span text:style-name="T282_17">Long</text:span><text:span text:style-name="T282_18">-</text:span><text:span text:style-name="T282_19">tail</text:span><text:span text:style-name="T282_20"><text:s/></text:span><text:span text:style-name="T282_21">behavior</text:span><text:span text:style-name="T282_22"><text:s/></text:span><text:span text:style-name="T282_23">in</text:span><text:span text:style-name="T282_24"><text:s/></text:span><text:span text:style-name="T282_25">locomotion</text:span><text:span text:style-name="T282_26"><text:s/></text:span><text:span text:style-name="T282_27">of</text:span><text:span text:style-name="T282_28"><text:s/></text:span><text:span text:style-name="T282_29">Caenorhabditis</text:span><text:span text:style-name="T282_30"><text:s/></text:span><text:span text:style-name="T282_31">elegans</text:span><text:span text:style-name="T282_32">.<text:s/></text:span><text:span text:style-name="T282_33">Journal</text:span><text:span text:style-name="T282_34"><text:s/></text:span><text:span text:style-name="T282_35">of</text:span><text:span text:style-name="T282_36"><text:s/></text:span><text:span text:style-name="T282_37">Theoretical</text:span><text:span text:style-name="T282_38"><text:s/></text:span><text:span text:style-name="T282_39">Biology</text:span><text:span text:style-name="T282_40">,<text:s/></text:span><text:span text:style-name="T282_41">267</text:span><text:span text:style-name="T282_42">(2),<text:s/>213–22.<text:s/></text:span><text:span text:style-name="T282_43">doi</text:span><text:span text:style-name="T282_44">:10.1016/</text:span><text:span text:style-name="T282_45">j</text:span><text:span text:style-name="T282_46">.</text:span><text:span text:style-name="T282_47">jtbi</text:span><text:span text:style-name="T282_48">.2010.08.020</text:span></text:p>
      <text:p text:style-name="P283"><text:span text:style-name="T283_1">Orth</text:span><text:span text:style-name="T283_2">,<text:s/></text:span><text:span text:style-name="T283_3">J</text:span><text:span text:style-name="T283_4">.<text:s/></text:span><text:span text:style-name="T283_5">D</text:span><text:span text:style-name="T283_6">.,<text:s/>&amp;<text:s/></text:span><text:span text:style-name="T283_7">Palsson</text:span><text:span text:style-name="T283_8">,<text:s/></text:span><text:span text:style-name="T283_9">B</text:span><text:span text:style-name="T283_10">.<text:s/></text:span><text:span text:style-name="T283_11">Ø</text:span><text:span text:style-name="T283_12">.<text:s/>(2010).<text:s/></text:span><text:span text:style-name="T283_13">Systematizing</text:span><text:span text:style-name="T283_14"><text:s/></text:span><text:span text:style-name="T283_15">the</text:span><text:span text:style-name="T283_16"><text:s/></text:span><text:span text:style-name="T283_17">generation</text:span><text:span text:style-name="T283_18"><text:s/></text:span><text:span text:style-name="T283_19">of</text:span><text:span text:style-name="T283_20"><text:s/></text:span><text:span text:style-name="T283_21">missing</text:span><text:span text:style-name="T283_22"><text:s/></text:span><text:span text:style-name="T283_23">metabolic</text:span><text:span text:style-name="T283_24"><text:s/></text:span><text:span text:style-name="T283_25">knowledge</text:span><text:span text:style-name="T283_26">.<text:s/></text:span><text:span text:style-name="T283_27">Biotechnology</text:span><text:span text:style-name="T283_28"><text:s/></text:span><text:span text:style-name="T283_29">and</text:span><text:span text:style-name="T283_30"><text:s/></text:span><text:span text:style-name="T283_31">Bioengineering</text:span><text:span text:style-name="T283_32">,<text:s/></text:span><text:span text:style-name="T283_33">107</text:span><text:span text:style-name="T283_34">(3),<text:s/>403–12.<text:s/></text:span><text:span text:style-name="T283_35">doi</text:span><text:span text:style-name="T283_36">:10.1002/</text:span><text:span text:style-name="T283_37">bit</text:span><text:span text:style-name="T283_38">.22844</text:span></text:p>
      <text:p text:style-name="P284"><text:span text:style-name="T284_1">Pahle</text:span><text:span text:style-name="T284_2">,<text:s/></text:span><text:span text:style-name="T284_3">J</text:span><text:span text:style-name="T284_4">.<text:s/>(2009).<text:s/></text:span><text:span text:style-name="T284_5">Biochemical</text:span><text:span text:style-name="T284_6"><text:s/></text:span><text:span text:style-name="T284_7">simulations</text:span><text:span text:style-name="T284_8">:<text:s/></text:span><text:span text:style-name="T284_9">stochastic</text:span><text:span text:style-name="T284_10">,<text:s/></text:span><text:span text:style-name="T284_11">approximate</text:span><text:span text:style-name="T284_12"><text:s/></text:span><text:span text:style-name="T284_13">stochastic</text:span><text:span text:style-name="T284_14"><text:s/></text:span><text:span text:style-name="T284_15">and</text:span><text:span text:style-name="T284_16"><text:s/></text:span><text:span text:style-name="T284_17">hybrid</text:span><text:span text:style-name="T284_18"><text:s/></text:span><text:span text:style-name="T284_19">approaches</text:span><text:span text:style-name="T284_20">.<text:s/></text:span><text:span text:style-name="T284_21">Briefings</text:span><text:span text:style-name="T284_22"><text:s/></text:span><text:span text:style-name="T284_23">in</text:span><text:span text:style-name="T284_24"><text:s/></text:span><text:span text:style-name="T284_25">Bioinformatics</text:span><text:span text:style-name="T284_26">,<text:s/></text:span><text:span text:style-name="T284_27">10</text:span><text:span text:style-name="T284_28">(1),<text:s/>53–64.<text:s/></text:span><text:span text:style-name="T284_29">doi</text:span><text:span text:style-name="T284_30">:10.1093/</text:span><text:span text:style-name="T284_31">bib</text:span><text:span text:style-name="T284_32">/</text:span><text:span text:style-name="T284_33">bbn</text:span><text:span text:style-name="T284_34">050</text:span></text:p>
      <text:p text:style-name="P285"><text:span text:style-name="T285_1">Palsson</text:span><text:span text:style-name="T285_2">,<text:s/></text:span><text:span text:style-name="T285_3">B</text:span><text:span text:style-name="T285_4">.<text:s/>(2000).<text:s/></text:span><text:span text:style-name="T285_5">The</text:span><text:span text:style-name="T285_6"><text:s/></text:span><text:span text:style-name="T285_7">challenges</text:span><text:span text:style-name="T285_8"><text:s/></text:span><text:span text:style-name="T285_9">of</text:span><text:span text:style-name="T285_10"><text:s/></text:span><text:span text:style-name="T285_11">in</text:span><text:span text:style-name="T285_12"><text:s/></text:span><text:span text:style-name="T285_13">silico</text:span><text:span text:style-name="T285_14"><text:s/></text:span><text:span text:style-name="T285_15">biology</text:span><text:span text:style-name="T285_16"><text:s/></text:span><text:span text:style-name="T285_17">Moving</text:span><text:span text:style-name="T285_18"><text:s/></text:span><text:span text:style-name="T285_19">from</text:span><text:span text:style-name="T285_20"><text:s/></text:span><text:span text:style-name="T285_21">a</text:span><text:span text:style-name="T285_22"><text:s/></text:span><text:span text:style-name="T285_23">reductionist</text:span><text:span text:style-name="T285_24"><text:s/></text:span><text:span text:style-name="T285_25">paradigm</text:span><text:span text:style-name="T285_26"><text:s/></text:span><text:span text:style-name="T285_27">to</text:span><text:span text:style-name="T285_28"><text:s/></text:span><text:span text:style-name="T285_29">one</text:span><text:span text:style-name="T285_30"><text:s/></text:span><text:span text:style-name="T285_31">that</text:span><text:span text:style-name="T285_32"><text:s/></text:span><text:span text:style-name="T285_33">views</text:span><text:span text:style-name="T285_34"><text:s/></text:span><text:span text:style-name="T285_35">cells</text:span><text:span text:style-name="T285_36"><text:s/></text:span><text:span text:style-name="T285_37">as</text:span><text:span text:style-name="T285_38"><text:s/></text:span><text:span text:style-name="T285_39">systems</text:span><text:span text:style-name="T285_40"><text:s/></text:span><text:span text:style-name="T285_41">will</text:span><text:span text:style-name="T285_42"><text:s/></text:span><text:span text:style-name="T285_43">necessitate</text:span><text:span text:style-name="T285_44">,<text:s/></text:span><text:span text:style-name="T285_45">18</text:span><text:span text:style-name="T285_46">(</text:span><text:span text:style-name="T285_47">November</text:span><text:span text:style-name="T285_48">),<text:s/>1147–1150.</text:span></text:p>
      <text:p text:style-name="P286"><text:span text:style-name="T286_1">Palsson</text:span><text:span text:style-name="T286_2">,<text:s/></text:span><text:span text:style-name="T286_3">B</text:span><text:span text:style-name="T286_4">.<text:s/>(2002).<text:s/></text:span><text:span text:style-name="T286_5">In</text:span><text:span text:style-name="T286_6"><text:s/></text:span><text:span text:style-name="T286_7">silico</text:span><text:span text:style-name="T286_8"><text:s/></text:span><text:span text:style-name="T286_9">biology</text:span><text:span text:style-name="T286_10"><text:s/></text:span><text:span text:style-name="T286_11">through</text:span><text:span text:style-name="T286_12"><text:s/>“</text:span><text:span text:style-name="T286_13">omics</text:span><text:span text:style-name="T286_14">”.<text:s/></text:span><text:span text:style-name="T286_15">Nature</text:span><text:span text:style-name="T286_16"><text:s/></text:span><text:span text:style-name="T286_17">Biotechnology</text:span><text:span text:style-name="T286_18">,<text:s/></text:span><text:span text:style-name="T286_19">20</text:span><text:span text:style-name="T286_20">(7),<text:s/>649–50.<text:s/></text:span><text:span text:style-name="T286_21">doi</text:span><text:span text:style-name="T286_22">:10.1038/</text:span><text:span text:style-name="T286_23">nbt</text:span><text:span text:style-name="T286_24">0702-649</text:span></text:p>
      <text:p text:style-name="P287"><text:span text:style-name="T287_1">Palyanov</text:span><text:span text:style-name="T287_2">,<text:s/></text:span><text:span text:style-name="T287_3">A</text:span><text:span text:style-name="T287_4">.,<text:s/></text:span><text:span text:style-name="T287_5">Khayrulin</text:span><text:span text:style-name="T287_6">,<text:s/></text:span><text:span text:style-name="T287_7">S</text:span><text:span text:style-name="T287_8">.,<text:s/></text:span><text:span text:style-name="T287_9">Larson</text:span><text:span text:style-name="T287_10">,<text:s/></text:span><text:span text:style-name="T287_11">S</text:span><text:span text:style-name="T287_12">.<text:s/></text:span><text:span text:style-name="T287_13">D</text:span><text:span text:style-name="T287_14">.,<text:s/>&amp;<text:s/></text:span><text:span text:style-name="T287_15">Dibert</text:span><text:span text:style-name="T287_16">,<text:s/></text:span><text:span text:style-name="T287_17">A</text:span><text:span text:style-name="T287_18">.<text:s/>(2012).<text:s/></text:span><text:span text:style-name="T287_19">Towards</text:span><text:span text:style-name="T287_20"><text:s/></text:span><text:span text:style-name="T287_21">a</text:span><text:span text:style-name="T287_22"><text:s/></text:span><text:span text:style-name="T287_23">virtual</text:span><text:span text:style-name="T287_24"><text:s/></text:span><text:span text:style-name="T287_25">C</text:span><text:span text:style-name="T287_26"><text:s/>.<text:s/></text:span><text:span text:style-name="T287_27">elegans</text:span><text:span text:style-name="T287_28"> :<text:s/></text:span><text:span text:style-name="T287_29">A</text:span><text:span text:style-name="T287_30"><text:s/></text:span><text:span text:style-name="T287_31">framework</text:span><text:span text:style-name="T287_32"><text:s/></text:span><text:span text:style-name="T287_33">for</text:span><text:span text:style-name="T287_34"><text:s/></text:span><text:span text:style-name="T287_35">simulation</text:span><text:span text:style-name="T287_36"><text:s/></text:span><text:span text:style-name="T287_37">and</text:span><text:span text:style-name="T287_38"><text:s/></text:span><text:span text:style-name="T287_39">visualization</text:span><text:span text:style-name="T287_40"><text:s/></text:span><text:span text:style-name="T287_41">of</text:span><text:span text:style-name="T287_42"><text:s/></text:span><text:span text:style-name="T287_43">the</text:span><text:span text:style-name="T287_44"><text:s/></text:span><text:span text:style-name="T287_45">neuromuscular</text:span><text:span text:style-name="T287_46"><text:s/></text:span><text:span text:style-name="T287_47">system</text:span><text:span text:style-name="T287_48"><text:s/></text:span><text:span text:style-name="T287_49">in</text:span><text:span text:style-name="T287_50"><text:s/></text:span><text:span text:style-name="T287_51">a</text:span><text:span text:style-name="T287_52"><text:s/>3</text:span><text:span text:style-name="T287_53">D</text:span><text:span text:style-name="T287_54"><text:s/></text:span><text:span text:style-name="T287_55">physical</text:span><text:span text:style-name="T287_56"><text:s/></text:span><text:span text:style-name="T287_57">environment</text:span><text:span text:style-name="T287_58">.<text:s/></text:span><text:span text:style-name="T287_59">In</text:span><text:span text:style-name="T287_60"><text:s/></text:span><text:span text:style-name="T287_61">Silico</text:span><text:span text:style-name="T287_62"><text:s/></text:span><text:span text:style-name="T287_63">Biology</text:span><text:span text:style-name="T287_64">,<text:s/></text:span><text:span text:style-name="T287_65">11</text:span><text:span text:style-name="T287_66">,<text:s/>137–147.<text:s/></text:span><text:span text:style-name="T287_67">doi</text:span><text:span text:style-name="T287_68">:10.3233/</text:span><text:span text:style-name="T287_69">ISB</text:span><text:span text:style-name="T287_70">-2012-0445</text:span></text:p>
      <text:p text:style-name="P288"><text:span text:style-name="T288_1">Peddinti</text:span><text:span text:style-name="T288_2">,<text:s/></text:span><text:span text:style-name="T288_3">V</text:span><text:span text:style-name="T288_4">.<text:s/>(2010).<text:s/></text:span><text:span text:style-name="T288_5">Data</text:span><text:span text:style-name="T288_6"><text:s/></text:span><text:span text:style-name="T288_7">integration</text:span><text:span text:style-name="T288_8">,<text:s/></text:span><text:span text:style-name="T288_9">pathway</text:span><text:span text:style-name="T288_10"><text:s/></text:span><text:span text:style-name="T288_11">analysis</text:span><text:span text:style-name="T288_12"><text:s/></text:span><text:span text:style-name="T288_13">and</text:span><text:span text:style-name="T288_14"><text:s/></text:span><text:span text:style-name="T288_15">mining</text:span><text:span text:style-name="T288_16"><text:s/></text:span><text:span text:style-name="T288_17">for</text:span><text:span text:style-name="T288_18"><text:s/></text:span><text:span text:style-name="T288_19">systems</text:span><text:span text:style-name="T288_20"><text:s/></text:span><text:span text:style-name="T288_21">biology</text:span><text:span text:style-name="T288_22">.<text:s/></text:span><text:span text:style-name="T288_23">Vtt</text:span><text:span text:style-name="T288_24">.</text:span><text:span text:style-name="T288_25">fi</text:span><text:span text:style-name="T288_26">.<text:s/></text:span><text:span text:style-name="T288_27">Retrieved</text:span><text:span text:style-name="T288_28"><text:s/></text:span><text:span text:style-name="T288_29">from</text:span><text:span text:style-name="T288_30"><text:s/></text:span><text:span text:style-name="T288_31">http</text:span><text:span text:style-name="T288_32">://</text:span><text:span text:style-name="T288_33">www</text:span><text:span text:style-name="T288_34">.</text:span><text:span text:style-name="T288_35">vtt</text:span><text:span text:style-name="T288_36">.</text:span><text:span text:style-name="T288_37">fi</text:span><text:span text:style-name="T288_38">/</text:span><text:span text:style-name="T288_39">inf</text:span><text:span text:style-name="T288_40">/</text:span><text:span text:style-name="T288_41">pdf</text:span><text:span text:style-name="T288_42">/</text:span><text:span text:style-name="T288_43">publications</text:span><text:span text:style-name="T288_44">/2010/</text:span><text:span text:style-name="T288_45">P</text:span><text:span text:style-name="T288_46">732.</text:span><text:span text:style-name="T288_47">pdf</text:span></text:p>
      <text:p text:style-name="P289"><text:span text:style-name="T289_1">Peng</text:span><text:span text:style-name="T289_2">,<text:s/></text:span><text:span text:style-name="T289_3">H</text:span><text:span text:style-name="T289_4">.,<text:s/></text:span><text:span text:style-name="T289_5">Long</text:span><text:span text:style-name="T289_6">,<text:s/></text:span><text:span text:style-name="T289_7">F</text:span><text:span text:style-name="T289_8">.,<text:s/></text:span><text:span text:style-name="T289_9">Liu</text:span><text:span text:style-name="T289_10">,<text:s/></text:span><text:span text:style-name="T289_11">X</text:span><text:span text:style-name="T289_12">.,<text:s/></text:span><text:span text:style-name="T289_13">Kim</text:span><text:span text:style-name="T289_14">,<text:s/></text:span><text:span text:style-name="T289_15">S</text:span><text:span text:style-name="T289_16">.<text:s/></text:span><text:span text:style-name="T289_17">K</text:span><text:span text:style-name="T289_18">.,<text:s/>&amp;<text:s/></text:span><text:span text:style-name="T289_19">Myers</text:span><text:span text:style-name="T289_20">,<text:s/></text:span><text:span text:style-name="T289_21">E</text:span><text:span text:style-name="T289_22">.<text:s/></text:span><text:span text:style-name="T289_23">W</text:span><text:span text:style-name="T289_24">.<text:s/>(2008).<text:s/></text:span><text:span text:style-name="T289_25">Straightening</text:span><text:span text:style-name="T289_26"><text:s/></text:span><text:span text:style-name="T289_27">Caenorhabditis</text:span><text:span text:style-name="T289_28"><text:s/></text:span><text:span text:style-name="T289_29">elegans</text:span><text:span text:style-name="T289_30"><text:s/></text:span><text:span text:style-name="T289_31">images</text:span><text:span text:style-name="T289_32">.<text:s/></text:span><text:span text:style-name="T289_33">Bioinformatics</text:span><text:span text:style-name="T289_34"><text:s/>(</text:span><text:span text:style-name="T289_35">Oxford</text:span><text:span text:style-name="T289_36">,<text:s/></text:span><text:span text:style-name="T289_37">England</text:span><text:span text:style-name="T289_38">)</text:span><text:span text:style-name="T289_39">,<text:s/></text:span><text:span text:style-name="T289_40">24</text:span><text:span text:style-name="T289_41">(2),<text:s/>234–42.<text:s/></text:span><text:span text:style-name="T289_42">doi</text:span><text:span text:style-name="T289_43">:10.1093/</text:span><text:span text:style-name="T289_44">bioinformatics</text:span><text:span text:style-name="T289_45">/</text:span><text:span text:style-name="T289_46">btm</text:span><text:span text:style-name="T289_47">569</text:span></text:p>
      <text:p text:style-name="P290"><text:span text:style-name="T290_1">Peng</text:span><text:span text:style-name="T290_2">,<text:s/></text:span><text:span text:style-name="T290_3">H</text:span><text:span text:style-name="T290_4">.,<text:s/></text:span><text:span text:style-name="T290_5">Long</text:span><text:span text:style-name="T290_6">,<text:s/></text:span><text:span text:style-name="T290_7">F</text:span><text:span text:style-name="T290_8">.,<text:s/>&amp;<text:s/></text:span><text:span text:style-name="T290_9">Myers</text:span><text:span text:style-name="T290_10">,<text:s/></text:span><text:span text:style-name="T290_11">E</text:span><text:span text:style-name="T290_12">.<text:s/></text:span><text:span text:style-name="T290_13">W</text:span><text:span text:style-name="T290_14">.<text:s/>(2009).<text:s/></text:span><text:span text:style-name="T290_15">VANO</text:span><text:span text:style-name="T290_16">:<text:s/></text:span><text:span text:style-name="T290_17">a</text:span><text:span text:style-name="T290_18"><text:s/></text:span><text:span text:style-name="T290_19">volume</text:span><text:span text:style-name="T290_20">-</text:span><text:span text:style-name="T290_21">object</text:span><text:span text:style-name="T290_22"><text:s/></text:span><text:span text:style-name="T290_23">image</text:span><text:span text:style-name="T290_24"><text:s/></text:span><text:span text:style-name="T290_25">annotation</text:span><text:span text:style-name="T290_26"><text:s/></text:span><text:span text:style-name="T290_27">system</text:span><text:span text:style-name="T290_28">.<text:s/></text:span><text:span text:style-name="T290_29">Bioinformatics</text:span><text:span text:style-name="T290_30"><text:s/>(</text:span><text:span text:style-name="T290_31">Oxford</text:span><text:span text:style-name="T290_32">,<text:s/></text:span><text:span text:style-name="T290_33">England</text:span><text:span text:style-name="T290_34">)</text:span><text:span text:style-name="T290_35">,<text:s/></text:span><text:span text:style-name="T290_36">25</text:span><text:span text:style-name="T290_37">(5),<text:s/>695–7.<text:s/></text:span><text:span text:style-name="T290_38">doi</text:span><text:span text:style-name="T290_39">:10.1093/</text:span><text:span text:style-name="T290_40">bioinformatics</text:span><text:span text:style-name="T290_41">/</text:span><text:span text:style-name="T290_42">btp</text:span><text:span text:style-name="T290_43">046</text:span></text:p>
      <text:p text:style-name="P291"><text:span text:style-name="T291_1">Peng</text:span><text:span text:style-name="T291_2">,<text:s/></text:span><text:span text:style-name="T291_3">H</text:span><text:span text:style-name="T291_4">.,<text:s/></text:span><text:span text:style-name="T291_5">Ruan</text:span><text:span text:style-name="T291_6">,<text:s/></text:span><text:span text:style-name="T291_7">Z</text:span><text:span text:style-name="T291_8">.,<text:s/></text:span><text:span text:style-name="T291_9">Atasoy</text:span><text:span text:style-name="T291_10">,<text:s/></text:span><text:span text:style-name="T291_11">D</text:span><text:span text:style-name="T291_12">.,<text:s/>&amp;<text:s/></text:span><text:span text:style-name="T291_13">Sternson</text:span><text:span text:style-name="T291_14">,<text:s/></text:span><text:span text:style-name="T291_15">S</text:span><text:span text:style-name="T291_16">.<text:s/>(2010).<text:s/></text:span><text:span text:style-name="T291_17">Automatic</text:span><text:span text:style-name="T291_18"><text:s/></text:span><text:span text:style-name="T291_19">reconstruction</text:span><text:span text:style-name="T291_20"><text:s/></text:span><text:span text:style-name="T291_21">of</text:span><text:span text:style-name="T291_22"><text:s/>3</text:span><text:span text:style-name="T291_23">D</text:span><text:span text:style-name="T291_24"><text:s/></text:span><text:span text:style-name="T291_25">neuron</text:span><text:span text:style-name="T291_26"><text:s/></text:span><text:span text:style-name="T291_27">structures</text:span><text:span text:style-name="T291_28"><text:s/></text:span><text:span text:style-name="T291_29">using</text:span><text:span text:style-name="T291_30"><text:s/></text:span><text:span text:style-name="T291_31">a</text:span><text:span text:style-name="T291_32"><text:s/></text:span><text:span text:style-name="T291_33">graph</text:span><text:span text:style-name="T291_34">-</text:span><text:span text:style-name="T291_35">augmented</text:span><text:span text:style-name="T291_36"><text:s/></text:span><text:span text:style-name="T291_37">deformable</text:span><text:span text:style-name="T291_38"><text:s/></text:span><text:span text:style-name="T291_39">model</text:span><text:span text:style-name="T291_40">.<text:s/></text:span><text:span text:style-name="T291_41">Bioinformatics</text:span><text:span text:style-name="T291_42">,<text:s/></text:span><text:span text:style-name="T291_43">26</text:span><text:span text:style-name="T291_44">(12),<text:s/></text:span><text:span text:style-name="T291_45">i</text:span><text:span text:style-name="T291_46">38–</text:span><text:span text:style-name="T291_47">i</text:span><text:span text:style-name="T291_48">46.<text:s/></text:span><text:span text:style-name="T291_49">doi</text:span><text:span text:style-name="T291_50">:10.1093/</text:span><text:span text:style-name="T291_51">bioinformatics</text:span><text:span text:style-name="T291_52">/</text:span><text:span text:style-name="T291_53">btq</text:span><text:span text:style-name="T291_54">212</text:span></text:p>
      <text:p text:style-name="P292"><text:span text:style-name="T292_1">Peng</text:span><text:span text:style-name="T292_2">,<text:s/></text:span><text:span text:style-name="T292_3">H</text:span><text:span text:style-name="T292_4">.,<text:s/></text:span><text:span text:style-name="T292_5">Ruan</text:span><text:span text:style-name="T292_6">,<text:s/></text:span><text:span text:style-name="T292_7">Z</text:span><text:span text:style-name="T292_8">.,<text:s/></text:span><text:span text:style-name="T292_9">Long</text:span><text:span text:style-name="T292_10">,<text:s/></text:span><text:span text:style-name="T292_11">F</text:span><text:span text:style-name="T292_12">.,<text:s/></text:span><text:span text:style-name="T292_13">Simpson</text:span><text:span text:style-name="T292_14">,<text:s/></text:span><text:span text:style-name="T292_15">J</text:span><text:span text:style-name="T292_16">.<text:s/></text:span><text:span text:style-name="T292_17">H</text:span><text:span text:style-name="T292_18">.,<text:s/>&amp;<text:s/></text:span><text:span text:style-name="T292_19">Myers</text:span><text:span text:style-name="T292_20">,<text:s/></text:span><text:span text:style-name="T292_21">E</text:span><text:span text:style-name="T292_22">.<text:s/></text:span><text:span text:style-name="T292_23">W</text:span><text:span text:style-name="T292_24">.<text:s/>(2010).<text:s/></text:span><text:span text:style-name="T292_25">V</text:span><text:span text:style-name="T292_26">3</text:span><text:span text:style-name="T292_27">D</text:span><text:span text:style-name="T292_28"><text:s/></text:span><text:span text:style-name="T292_29">enables</text:span><text:span text:style-name="T292_30"><text:s/></text:span><text:span text:style-name="T292_31">real</text:span><text:span text:style-name="T292_32">-</text:span><text:span text:style-name="T292_33">time</text:span><text:span text:style-name="T292_34"><text:s/>3</text:span><text:span text:style-name="T292_35">D</text:span><text:span text:style-name="T292_36"><text:s/></text:span><text:span text:style-name="T292_37">visualization</text:span><text:span text:style-name="T292_38"><text:s/></text:span><text:span text:style-name="T292_39">and</text:span><text:span text:style-name="T292_40"><text:s/></text:span><text:span text:style-name="T292_41">quantitative</text:span><text:span text:style-name="T292_42"><text:s/></text:span><text:span text:style-name="T292_43">analysis</text:span><text:span text:style-name="T292_44"><text:s/></text:span><text:span text:style-name="T292_45">of</text:span><text:span text:style-name="T292_46"><text:s/></text:span><text:span text:style-name="T292_47">large</text:span><text:span text:style-name="T292_48">-</text:span><text:span text:style-name="T292_49">scale</text:span><text:span text:style-name="T292_50"><text:s/></text:span><text:span text:style-name="T292_51">biological</text:span><text:span text:style-name="T292_52"><text:s/></text:span><text:span text:style-name="T292_53">image</text:span><text:span text:style-name="T292_54"><text:s/></text:span><text:span text:style-name="T292_55">data</text:span><text:span text:style-name="T292_56"><text:s/></text:span><text:span text:style-name="T292_57">sets</text:span><text:span text:style-name="T292_58">.<text:s/></text:span><text:span text:style-name="T292_59">Nature</text:span><text:span text:style-name="T292_60"><text:s/></text:span><text:span text:style-name="T292_61">Biotechnology</text:span><text:span text:style-name="T292_62">,<text:s/></text:span><text:span text:style-name="T292_63">28</text:span><text:span text:style-name="T292_64">(4),<text:s/>348–53.<text:s/></text:span><text:span text:style-name="T292_65">doi</text:span><text:span text:style-name="T292_66">:10.1038/</text:span><text:span text:style-name="T292_67">nbt</text:span><text:span text:style-name="T292_68">.1612</text:span></text:p>
      <text:p text:style-name="P293"><text:span text:style-name="T293_1">Pennisi</text:span><text:span text:style-name="T293_2">,<text:s/></text:span><text:span text:style-name="T293_3">E</text:span><text:span text:style-name="T293_4">.<text:s/>(2010).<text:s/></text:span><text:span text:style-name="T293_5">Synthetic</text:span><text:span text:style-name="T293_6"><text:s/></text:span><text:span text:style-name="T293_7">genome</text:span><text:span text:style-name="T293_8"><text:s/></text:span><text:span text:style-name="T293_9">brings</text:span><text:span text:style-name="T293_10"><text:s/></text:span><text:span text:style-name="T293_11">new</text:span><text:span text:style-name="T293_12"><text:s/></text:span><text:span text:style-name="T293_13">life</text:span><text:span text:style-name="T293_14"><text:s/></text:span><text:span text:style-name="T293_15">to</text:span><text:span text:style-name="T293_16"><text:s/></text:span><text:span text:style-name="T293_17">bacterium</text:span><text:span text:style-name="T293_18">.<text:s/></text:span><text:span text:style-name="T293_19">Science</text:span><text:span text:style-name="T293_20">,<text:s/></text:span><text:span text:style-name="T293_21">328</text:span><text:span text:style-name="T293_22">(5981),<text:s/>958.<text:s/></text:span><text:span text:style-name="T293_23">Retrieved</text:span><text:span text:style-name="T293_24"><text:s/></text:span><text:span text:style-name="T293_25">from</text:span><text:span text:style-name="T293_26"><text:s/></text:span><text:span text:style-name="T293_27">http</text:span><text:span text:style-name="T293_28">://</text:span><text:span text:style-name="T293_29">www</text:span><text:span text:style-name="T293_30">.</text:span><text:span text:style-name="T293_31">sciencemag</text:span><text:span text:style-name="T293_32">.</text:span><text:span text:style-name="T293_33">org</text:span><text:span text:style-name="T293_34">/</text:span><text:span text:style-name="T293_35">content</text:span><text:span text:style-name="T293_36">/328/5981/958.</text:span><text:span text:style-name="T293_37">short</text:span></text:p>
      <text:p text:style-name="P294"><text:span text:style-name="T294_1">Peskin</text:span><text:span text:style-name="T294_2">,<text:s/></text:span><text:span text:style-name="T294_3">C</text:span><text:span text:style-name="T294_4">.<text:s/></text:span><text:span text:style-name="T294_5">S</text:span><text:span text:style-name="T294_6">.<text:s/>(2002).<text:s/></text:span><text:span text:style-name="T294_7">The</text:span><text:span text:style-name="T294_8"><text:s/></text:span><text:span text:style-name="T294_9">immersed</text:span><text:span text:style-name="T294_10"><text:s/></text:span><text:span text:style-name="T294_11">boundary</text:span><text:span text:style-name="T294_12"><text:s/></text:span><text:span text:style-name="T294_13">method</text:span><text:span text:style-name="T294_14">.<text:s/></text:span><text:span text:style-name="T294_15">Acta</text:span><text:span text:style-name="T294_16"><text:s/></text:span><text:span text:style-name="T294_17">Numerica</text:span><text:span text:style-name="T294_18">,<text:s/></text:span><text:span text:style-name="T294_19">11</text:span><text:span text:style-name="T294_20">(-1),<text:s/>479–517.<text:s/></text:span><text:span text:style-name="T294_21">doi</text:span><text:span text:style-name="T294_22">:10.1017/</text:span><text:span text:style-name="T294_23">S</text:span><text:span text:style-name="T294_24">0962492902000077</text:span></text:p>
      <text:p text:style-name="P295"><text:span text:style-name="T295_1">Peter</text:span><text:span text:style-name="T295_2">,<text:s/></text:span><text:span text:style-name="T295_3">I</text:span><text:span text:style-name="T295_4">.<text:s/></text:span><text:span text:style-name="T295_5">S</text:span><text:span text:style-name="T295_6">.,<text:s/></text:span><text:span text:style-name="T295_7">Faure</text:span><text:span text:style-name="T295_8">,<text:s/></text:span><text:span text:style-name="T295_9">E</text:span><text:span text:style-name="T295_10">.,<text:s/>&amp;<text:s/></text:span><text:span text:style-name="T295_11">Davidson</text:span><text:span text:style-name="T295_12">,<text:s/></text:span><text:span text:style-name="T295_13">E</text:span><text:span text:style-name="T295_14">.<text:s/></text:span><text:span text:style-name="T295_15">H</text:span><text:span text:style-name="T295_16">.<text:s/>(2012).<text:s/></text:span><text:span text:style-name="T295_17">Feature</text:span><text:span text:style-name="T295_18"><text:s/></text:span><text:span text:style-name="T295_19">Article</text:span><text:span text:style-name="T295_20">:<text:s/></text:span><text:span text:style-name="T295_21">Predictive</text:span><text:span text:style-name="T295_22"><text:s/></text:span><text:span text:style-name="T295_23">computation</text:span><text:span text:style-name="T295_24"><text:s/></text:span><text:span text:style-name="T295_25">of</text:span><text:span text:style-name="T295_26"><text:s/></text:span><text:span text:style-name="T295_27">genomic</text:span><text:span text:style-name="T295_28"><text:s/></text:span><text:span text:style-name="T295_29">logic</text:span><text:span text:style-name="T295_30"><text:s/></text:span><text:span text:style-name="T295_31">processing</text:span><text:span text:style-name="T295_32"><text:s/></text:span><text:span text:style-name="T295_33">functions</text:span><text:span text:style-name="T295_34"><text:s/></text:span><text:span text:style-name="T295_35">in</text:span><text:span text:style-name="T295_36"><text:s/></text:span><text:span text:style-name="T295_37">embryonic</text:span><text:span text:style-name="T295_38"><text:s/></text:span><text:span text:style-name="T295_39">development</text:span><text:span text:style-name="T295_40">.<text:s/></text:span><text:span text:style-name="T295_41">Proceedings</text:span><text:span text:style-name="T295_42"><text:s/></text:span><text:span text:style-name="T295_43">of</text:span><text:span text:style-name="T295_44"><text:s/></text:span><text:span text:style-name="T295_45">the</text:span><text:span text:style-name="T295_46"><text:s/></text:span><text:span text:style-name="T295_47">National</text:span><text:span text:style-name="T295_48"><text:s/></text:span><text:span text:style-name="T295_49">Academy</text:span><text:span text:style-name="T295_50"><text:s/></text:span><text:span text:style-name="T295_51">of</text:span><text:span text:style-name="T295_52"><text:s/></text:span><text:span text:style-name="T295_53">Sciences</text:span><text:span text:style-name="T295_54"><text:s/></text:span><text:span text:style-name="T295_55">of</text:span><text:span text:style-name="T295_56"><text:s/></text:span><text:span text:style-name="T295_57">the</text:span><text:span text:style-name="T295_58"><text:s/></text:span><text:span text:style-name="T295_59">United</text:span><text:span text:style-name="T295_60"><text:s/></text:span><text:span text:style-name="T295_61">States</text:span><text:span text:style-name="T295_62"><text:s/></text:span><text:span text:style-name="T295_63">of</text:span><text:span text:style-name="T295_64"><text:s/></text:span><text:span text:style-name="T295_65">America</text:span><text:span text:style-name="T295_66">,<text:s/>1–9.<text:s/></text:span><text:span text:style-name="T295_67">doi</text:span><text:span text:style-name="T295_68">:10.1073/</text:span><text:span text:style-name="T295_69">pnas</text:span><text:span text:style-name="T295_70">.1207852109</text:span></text:p>
      <text:p text:style-name="P296"><text:span text:style-name="T296_1">Peters</text:span><text:span text:style-name="T296_2">,<text:s/></text:span><text:span text:style-name="T296_3">M</text:span><text:span text:style-name="T296_4">.<text:s/></text:span><text:span text:style-name="T296_5">a</text:span><text:span text:style-name="T296_6">,<text:s/></text:span><text:span text:style-name="T296_7">Teramoto</text:span><text:span text:style-name="T296_8">,<text:s/></text:span><text:span text:style-name="T296_9">T</text:span><text:span text:style-name="T296_10">.,<text:s/></text:span><text:span text:style-name="T296_11">White</text:span><text:span text:style-name="T296_12">,<text:s/></text:span><text:span text:style-name="T296_13">J</text:span><text:span text:style-name="T296_14">.<text:s/></text:span><text:span text:style-name="T296_15">Q</text:span><text:span text:style-name="T296_16">.,<text:s/></text:span><text:span text:style-name="T296_17">Iwasaki</text:span><text:span text:style-name="T296_18">,<text:s/></text:span><text:span text:style-name="T296_19">K</text:span><text:span text:style-name="T296_20">.,<text:s/>&amp;<text:s/></text:span><text:span text:style-name="T296_21">Jorgensen</text:span><text:span text:style-name="T296_22">,<text:s/></text:span><text:span text:style-name="T296_23">E</text:span><text:span text:style-name="T296_24">.<text:s/></text:span><text:span text:style-name="T296_25">M</text:span><text:span text:style-name="T296_26">.<text:s/>(2007).<text:s/></text:span><text:span text:style-name="T296_27">A</text:span><text:span text:style-name="T296_28"><text:s/></text:span><text:span text:style-name="T296_29">calcium</text:span><text:span text:style-name="T296_30"><text:s/></text:span><text:span text:style-name="T296_31">wave</text:span><text:span text:style-name="T296_32"><text:s/></text:span><text:span text:style-name="T296_33">mediated</text:span><text:span text:style-name="T296_34"><text:s/></text:span><text:span text:style-name="T296_35">by</text:span><text:span text:style-name="T296_36"><text:s/></text:span><text:span text:style-name="T296_37">gap</text:span><text:span text:style-name="T296_38"><text:s/></text:span><text:span text:style-name="T296_39">junctions</text:span><text:span text:style-name="T296_40"><text:s/></text:span><text:span text:style-name="T296_41">coordinates</text:span><text:span text:style-name="T296_42"><text:s/></text:span><text:span text:style-name="T296_43">a</text:span><text:span text:style-name="T296_44"><text:s/></text:span><text:span text:style-name="T296_45">rhythmic</text:span><text:span text:style-name="T296_46"><text:s/></text:span><text:span text:style-name="T296_47">behavior</text:span><text:span text:style-name="T296_48"><text:s/></text:span><text:span text:style-name="T296_49">in</text:span><text:span text:style-name="T296_50"><text:s/></text:span><text:span text:style-name="T296_51">C</text:span><text:span text:style-name="T296_52">.<text:s/></text:span><text:span text:style-name="T296_53">elegans</text:span><text:span text:style-name="T296_54">.<text:s/></text:span><text:span text:style-name="T296_55">Current</text:span><text:span text:style-name="T296_56"><text:s/></text:span><text:span text:style-name="T296_57">Biology</text:span><text:span text:style-name="T296_58"> :<text:s/></text:span><text:span text:style-name="T296_59">CB</text:span><text:span text:style-name="T296_60">,<text:s/></text:span><text:span text:style-name="T296_61">17</text:span><text:span text:style-name="T296_62">(18),<text:s/>1601–8.<text:s/></text:span><text:span text:style-name="T296_63">doi</text:span><text:span text:style-name="T296_64">:10.1016/</text:span><text:span text:style-name="T296_65">j</text:span><text:span text:style-name="T296_66">.</text:span><text:span text:style-name="T296_67">cub</text:span><text:span text:style-name="T296_68">.2007.08.031</text:span></text:p>
      <text:p text:style-name="P297"><text:span text:style-name="T297_1">Pierce</text:span><text:span text:style-name="T297_2">-</text:span><text:span text:style-name="T297_3">Shimomura</text:span><text:span text:style-name="T297_4">,<text:s/></text:span><text:span text:style-name="T297_5">J</text:span><text:span text:style-name="T297_6">.<text:s/></text:span><text:span text:style-name="T297_7">T</text:span><text:span text:style-name="T297_8">.,<text:s/></text:span><text:span text:style-name="T297_9">Morse</text:span><text:span text:style-name="T297_10">,<text:s/></text:span><text:span text:style-name="T297_11">T</text:span><text:span text:style-name="T297_12">.<text:s/></text:span><text:span text:style-name="T297_13">M</text:span><text:span text:style-name="T297_14">.,<text:s/>&amp;<text:s/></text:span><text:span text:style-name="T297_15">Lockery</text:span><text:span text:style-name="T297_16">,<text:s/></text:span><text:span text:style-name="T297_17">S</text:span><text:span text:style-name="T297_18">.<text:s/></text:span><text:span text:style-name="T297_19">R</text:span><text:span text:style-name="T297_20">.<text:s/>(1999).<text:s/></text:span><text:span text:style-name="T297_21">The</text:span><text:span text:style-name="T297_22"><text:s/></text:span><text:span text:style-name="T297_23">fundamental</text:span><text:span text:style-name="T297_24"><text:s/></text:span><text:span text:style-name="T297_25">role</text:span><text:span text:style-name="T297_26"><text:s/></text:span><text:span text:style-name="T297_27">of</text:span><text:span text:style-name="T297_28"><text:s/></text:span><text:span text:style-name="T297_29">pirouettes</text:span><text:span text:style-name="T297_30"><text:s/></text:span><text:span text:style-name="T297_31">in</text:span><text:span text:style-name="T297_32"><text:s/></text:span><text:span text:style-name="T297_33">Caenorhabditis</text:span><text:span text:style-name="T297_34"><text:s/></text:span><text:span text:style-name="T297_35">elegans</text:span><text:span text:style-name="T297_36"><text:s/></text:span><text:span text:style-name="T297_37">chemotaxis</text:span><text:span text:style-name="T297_38">.<text:s/></text:span><text:span text:style-name="T297_39">The</text:span><text:span text:style-name="T297_40"><text:s/></text:span><text:span text:style-name="T297_41">Journal</text:span><text:span text:style-name="T297_42"><text:s/></text:span><text:span text:style-name="T297_43">of</text:span><text:span text:style-name="T297_44"><text:s/></text:span><text:span text:style-name="T297_45">Neuroscience</text:span><text:span text:style-name="T297_46"> :<text:s/></text:span><text:span text:style-name="T297_47">The</text:span><text:span text:style-name="T297_48"><text:s/></text:span><text:span text:style-name="T297_49">Official</text:span><text:span text:style-name="T297_50"><text:s/></text:span><text:span text:style-name="T297_51">Journal</text:span><text:span text:style-name="T297_52"><text:s/></text:span><text:span text:style-name="T297_53">of</text:span><text:span text:style-name="T297_54"><text:s/></text:span><text:span text:style-name="T297_55">the</text:span><text:span text:style-name="T297_56"><text:s/></text:span><text:span text:style-name="T297_57">Society</text:span><text:span text:style-name="T297_58"><text:s/></text:span><text:span text:style-name="T297_59">for</text:span><text:span text:style-name="T297_60"><text:s/></text:span><text:span text:style-name="T297_61">Neuroscience</text:span><text:span text:style-name="T297_62">,<text:s/></text:span><text:span text:style-name="T297_63">19</text:span><text:span text:style-name="T297_64">(21),<text:s/>9557–69.<text:s/></text:span><text:span text:style-name="T297_65">Retrieved</text:span><text:span text:style-name="T297_66"><text:s/></text:span><text:span text:style-name="T297_67">from</text:span><text:span text:style-name="T297_68"><text:s/></text:span><text:span text:style-name="T297_69">http</text:span><text:span text:style-name="T297_70">://</text:span><text:span text:style-name="T297_71">www</text:span><text:span text:style-name="T297_72">.</text:span><text:span text:style-name="T297_73">ncbi</text:span><text:span text:style-name="T297_74">.</text:span><text:span text:style-name="T297_75">nlm</text:span><text:span text:style-name="T297_76">.</text:span><text:span text:style-name="T297_77">nih</text:span><text:span text:style-name="T297_78">.</text:span><text:span text:style-name="T297_79">gov</text:span><text:span text:style-name="T297_80">/</text:span><text:span text:style-name="T297_81">pubmed</text:span><text:span text:style-name="T297_82">/10531458</text:span></text:p>
      <text:p text:style-name="P298"><text:span text:style-name="T298_1">Piggott</text:span><text:span text:style-name="T298_2">,<text:s/></text:span><text:span text:style-name="T298_3">B</text:span><text:span text:style-name="T298_4">.<text:s/></text:span><text:span text:style-name="T298_5">J</text:span><text:span text:style-name="T298_6">.,<text:s/></text:span><text:span text:style-name="T298_7">Liu</text:span><text:span text:style-name="T298_8">,<text:s/></text:span><text:span text:style-name="T298_9">J</text:span><text:span text:style-name="T298_10">.,<text:s/></text:span><text:span text:style-name="T298_11">Feng</text:span><text:span text:style-name="T298_12">,<text:s/></text:span><text:span text:style-name="T298_13">Z</text:span><text:span text:style-name="T298_14">.,<text:s/></text:span><text:span text:style-name="T298_15">Wescott</text:span><text:span text:style-name="T298_16">,<text:s/></text:span><text:span text:style-name="T298_17">S</text:span><text:span text:style-name="T298_18">.<text:s/></text:span><text:span text:style-name="T298_19">A</text:span><text:span text:style-name="T298_20">.,<text:s/>&amp;<text:s/></text:span><text:span text:style-name="T298_21">Xu</text:span><text:span text:style-name="T298_22">,<text:s/></text:span><text:span text:style-name="T298_23">X</text:span><text:span text:style-name="T298_24">.<text:s/></text:span><text:span text:style-name="T298_25">Z</text:span><text:span text:style-name="T298_26">.<text:s/></text:span><text:span text:style-name="T298_27">S</text:span><text:span text:style-name="T298_28">.<text:s/>(2011).<text:s/></text:span><text:span text:style-name="T298_29">The</text:span><text:span text:style-name="T298_30"><text:s/></text:span><text:span text:style-name="T298_31">Neural</text:span><text:span text:style-name="T298_32"><text:s/></text:span><text:span text:style-name="T298_33">Circuits</text:span><text:span text:style-name="T298_34"><text:s/></text:span><text:span text:style-name="T298_35">and</text:span><text:span text:style-name="T298_36"><text:s/></text:span><text:span text:style-name="T298_37">Synaptic</text:span><text:span text:style-name="T298_38"><text:s/></text:span><text:span text:style-name="T298_39">Mechanisms</text:span><text:span text:style-name="T298_40"><text:s/></text:span><text:span text:style-name="T298_41">Underlying</text:span><text:span text:style-name="T298_42"><text:s/></text:span><text:span text:style-name="T298_43">Motor</text:span><text:span text:style-name="T298_44"><text:s/></text:span><text:span text:style-name="T298_45">Initiation</text:span><text:span text:style-name="T298_46"><text:s/></text:span><text:span text:style-name="T298_47">in</text:span><text:span text:style-name="T298_48"><text:s/></text:span><text:span text:style-name="T298_49">C</text:span><text:span text:style-name="T298_50">.<text:s/></text:span><text:span text:style-name="T298_51">elegans</text:span><text:span text:style-name="T298_52">.<text:s/></text:span><text:span text:style-name="T298_53">Cell</text:span><text:span text:style-name="T298_54">,<text:s/></text:span><text:span text:style-name="T298_55">147</text:span><text:span text:style-name="T298_56">(4),<text:s/>922–933.<text:s/></text:span><text:span text:style-name="T298_57">doi</text:span><text:span text:style-name="T298_58">:10.1016/</text:span><text:span text:style-name="T298_59">j</text:span><text:span text:style-name="T298_60">.</text:span><text:span text:style-name="T298_61">cell</text:span><text:span text:style-name="T298_62">.2011.08.053</text:span></text:p>
      <text:p text:style-name="P299"><text:span text:style-name="T299_1">Pirri</text:span><text:span text:style-name="T299_2">,<text:s/></text:span><text:span text:style-name="T299_3">J</text:span><text:span text:style-name="T299_4">.<text:s/></text:span><text:span text:style-name="T299_5">K</text:span><text:span text:style-name="T299_6">.,<text:s/></text:span><text:span text:style-name="T299_7">McPherson</text:span><text:span text:style-name="T299_8">,<text:s/></text:span><text:span text:style-name="T299_9">A</text:span><text:span text:style-name="T299_10">.<text:s/></text:span><text:span text:style-name="T299_11">D</text:span><text:span text:style-name="T299_12">.,<text:s/></text:span><text:span text:style-name="T299_13">Donnelly</text:span><text:span text:style-name="T299_14">,<text:s/></text:span><text:span text:style-name="T299_15">J</text:span><text:span text:style-name="T299_16">.<text:s/></text:span><text:span text:style-name="T299_17">L</text:span><text:span text:style-name="T299_18">.,<text:s/></text:span><text:span text:style-name="T299_19">Francis</text:span><text:span text:style-name="T299_20">,<text:s/></text:span><text:span text:style-name="T299_21">M</text:span><text:span text:style-name="T299_22">.<text:s/></text:span><text:span text:style-name="T299_23">M</text:span><text:span text:style-name="T299_24">.,<text:s/>&amp;<text:s/></text:span><text:span text:style-name="T299_25">Alkema</text:span><text:span text:style-name="T299_26">,<text:s/></text:span><text:span text:style-name="T299_27">M</text:span><text:span text:style-name="T299_28">.<text:s/></text:span><text:span text:style-name="T299_29">J</text:span><text:span text:style-name="T299_30">.<text:s/>(2009).<text:s/></text:span><text:span text:style-name="T299_31">A</text:span><text:span text:style-name="T299_32"><text:s/></text:span><text:span text:style-name="T299_33">tyramine</text:span><text:span text:style-name="T299_34">-</text:span><text:span text:style-name="T299_35">gated</text:span><text:span text:style-name="T299_36"><text:s/></text:span><text:span text:style-name="T299_37">chloride</text:span><text:span text:style-name="T299_38"><text:s/></text:span><text:span text:style-name="T299_39">channel</text:span><text:span text:style-name="T299_40"><text:s/></text:span><text:span text:style-name="T299_41">coordinates</text:span><text:span text:style-name="T299_42"><text:s/></text:span><text:span text:style-name="T299_43">distinct</text:span><text:span text:style-name="T299_44"><text:s/></text:span><text:span text:style-name="T299_45">motor</text:span><text:span text:style-name="T299_46"><text:s/></text:span><text:span text:style-name="T299_47">programs</text:span><text:span text:style-name="T299_48"><text:s/></text:span><text:span text:style-name="T299_49">of</text:span><text:span text:style-name="T299_50"><text:s/></text:span><text:span text:style-name="T299_51">a</text:span><text:span text:style-name="T299_52"><text:s/></text:span><text:span text:style-name="T299_53">Caenorhabditis</text:span><text:span text:style-name="T299_54"><text:s/></text:span><text:span text:style-name="T299_55">elegans</text:span><text:span text:style-name="T299_56"><text:s/></text:span><text:span text:style-name="T299_57">escape</text:span><text:span text:style-name="T299_58"><text:s/></text:span><text:span text:style-name="T299_59">response</text:span><text:span text:style-name="T299_60">.<text:s/></text:span><text:span text:style-name="T299_61">Neuron</text:span><text:span text:style-name="T299_62">,<text:s/></text:span><text:span text:style-name="T299_63">62</text:span><text:span text:style-name="T299_64">(4),<text:s/>526–38.<text:s/></text:span><text:span text:style-name="T299_65">doi</text:span><text:span text:style-name="T299_66">:10.1016/</text:span><text:span text:style-name="T299_67">j</text:span><text:span text:style-name="T299_68">.</text:span><text:span text:style-name="T299_69">neuron</text:span><text:span text:style-name="T299_70">.2009.04.013</text:span></text:p>
      <text:p text:style-name="P300"><text:span text:style-name="T300_1">Popper</text:span><text:span text:style-name="T300_2">,<text:s/></text:span><text:span text:style-name="T300_3">K</text:span><text:span text:style-name="T300_4">.<text:s/>(1959).<text:s/></text:span><text:span text:style-name="T300_5">The</text:span><text:span text:style-name="T300_6"><text:s/></text:span><text:span text:style-name="T300_7">Logic</text:span><text:span text:style-name="T300_8"><text:s/></text:span><text:span text:style-name="T300_9">of</text:span><text:span text:style-name="T300_10"><text:s/></text:span><text:span text:style-name="T300_11">Scientific</text:span><text:span text:style-name="T300_12"><text:s/></text:span><text:span text:style-name="T300_13">Discovery</text:span><text:span text:style-name="T300_14">.<text:s/></text:span><text:span text:style-name="T300_15">Routledge</text:span><text:span text:style-name="T300_16">.</text:span></text:p>
      <text:p text:style-name="P301"><text:span text:style-name="T301_1">Prinz</text:span><text:span text:style-name="T301_2">,<text:s/></text:span><text:span text:style-name="T301_3">A</text:span><text:span text:style-name="T301_4">.<text:s/></text:span><text:span text:style-name="T301_5">a</text:span><text:span text:style-name="T301_6">,<text:s/></text:span><text:span text:style-name="T301_7">Billimoria</text:span><text:span text:style-name="T301_8">,<text:s/></text:span><text:span text:style-name="T301_9">C</text:span><text:span text:style-name="T301_10">.<text:s/></text:span><text:span text:style-name="T301_11">P</text:span><text:span text:style-name="T301_12">.,<text:s/>&amp;<text:s/></text:span><text:span text:style-name="T301_13">Marder</text:span><text:span text:style-name="T301_14">,<text:s/></text:span><text:span text:style-name="T301_15">E</text:span><text:span text:style-name="T301_16">.<text:s/>(2003).<text:s/></text:span><text:span text:style-name="T301_17">Alternative</text:span><text:span text:style-name="T301_18"><text:s/></text:span><text:span text:style-name="T301_19">to</text:span><text:span text:style-name="T301_20"><text:s/></text:span><text:span text:style-name="T301_21">hand</text:span><text:span text:style-name="T301_22">-</text:span><text:span text:style-name="T301_23">tuning</text:span><text:span text:style-name="T301_24"><text:s/></text:span><text:span text:style-name="T301_25">conductance</text:span><text:span text:style-name="T301_26">-</text:span><text:span text:style-name="T301_27">based</text:span><text:span text:style-name="T301_28"><text:s/></text:span><text:span text:style-name="T301_29">models</text:span><text:span text:style-name="T301_30">:<text:s/></text:span><text:span text:style-name="T301_31">construction</text:span><text:span text:style-name="T301_32"><text:s/></text:span><text:span text:style-name="T301_33">and</text:span><text:span text:style-name="T301_34"><text:s/></text:span><text:span text:style-name="T301_35">analysis</text:span><text:span text:style-name="T301_36"><text:s/></text:span><text:span text:style-name="T301_37">of</text:span><text:span text:style-name="T301_38"><text:s/></text:span><text:span text:style-name="T301_39">databases</text:span><text:span text:style-name="T301_40"><text:s/></text:span><text:span text:style-name="T301_41">of</text:span><text:span text:style-name="T301_42"><text:s/></text:span><text:span text:style-name="T301_43">model</text:span><text:span text:style-name="T301_44"><text:s/></text:span><text:span text:style-name="T301_45">neurons</text:span><text:span text:style-name="T301_46">.<text:s/></text:span><text:span text:style-name="T301_47">Journal</text:span><text:span text:style-name="T301_48"><text:s/></text:span><text:span text:style-name="T301_49">of</text:span><text:span text:style-name="T301_50"><text:s/></text:span><text:span text:style-name="T301_51">Neurophysiology</text:span><text:span text:style-name="T301_52">,<text:s/></text:span><text:span text:style-name="T301_53">90</text:span><text:span text:style-name="T301_54">(6),<text:s/>3998–4015.<text:s/></text:span><text:span text:style-name="T301_55">doi</text:span><text:span text:style-name="T301_56">:10.1152/</text:span><text:span text:style-name="T301_57">jn</text:span><text:span text:style-name="T301_58">.00641.2003</text:span></text:p>
      <text:p text:style-name="P302"><text:span text:style-name="T302_1">Prinz</text:span><text:span text:style-name="T302_2">,<text:s/></text:span><text:span text:style-name="T302_3">A</text:span><text:span text:style-name="T302_4">.<text:s/></text:span><text:span text:style-name="T302_5">a</text:span><text:span text:style-name="T302_6">,<text:s/></text:span><text:span text:style-name="T302_7">Bucher</text:span><text:span text:style-name="T302_8">,<text:s/></text:span><text:span text:style-name="T302_9">D</text:span><text:span text:style-name="T302_10">.,<text:s/>&amp;<text:s/></text:span><text:span text:style-name="T302_11">Marder</text:span><text:span text:style-name="T302_12">,<text:s/></text:span><text:span text:style-name="T302_13">E</text:span><text:span text:style-name="T302_14">.<text:s/>(2004).<text:s/></text:span><text:span text:style-name="T302_15">Similar</text:span><text:span text:style-name="T302_16"><text:s/></text:span><text:span text:style-name="T302_17">network</text:span><text:span text:style-name="T302_18"><text:s/></text:span><text:span text:style-name="T302_19">activity</text:span><text:span text:style-name="T302_20"><text:s/></text:span><text:span text:style-name="T302_21">from</text:span><text:span text:style-name="T302_22"><text:s/></text:span><text:span text:style-name="T302_23">disparate</text:span><text:span text:style-name="T302_24"><text:s/></text:span><text:span text:style-name="T302_25">circuit</text:span><text:span text:style-name="T302_26"><text:s/></text:span><text:span text:style-name="T302_27">parameters</text:span><text:span text:style-name="T302_28">.<text:s/></text:span><text:span text:style-name="T302_29">Nature</text:span><text:span text:style-name="T302_30"><text:s/></text:span><text:span text:style-name="T302_31">Neuroscience</text:span><text:span text:style-name="T302_32">,<text:s/></text:span><text:span text:style-name="T302_33">7</text:span><text:span text:style-name="T302_34">(12),<text:s/>1345–52.<text:s/></text:span><text:span text:style-name="T302_35">doi</text:span><text:span text:style-name="T302_36">:10.1038/</text:span><text:span text:style-name="T302_37">nn</text:span><text:span text:style-name="T302_38">1352</text:span></text:p>
      <text:p text:style-name="P303"><text:span text:style-name="T303_1">Prlic</text:span><text:span text:style-name="T303_2">,<text:s/></text:span><text:span text:style-name="T303_3">A</text:span><text:span text:style-name="T303_4">.,<text:s/></text:span><text:span text:style-name="T303_5">Yates</text:span><text:span text:style-name="T303_6">,<text:s/></text:span><text:span text:style-name="T303_7">A</text:span><text:span text:style-name="T303_8">.,<text:s/></text:span><text:span text:style-name="T303_9">Bliven</text:span><text:span text:style-name="T303_10">,<text:s/></text:span><text:span text:style-name="T303_11">S</text:span><text:span text:style-name="T303_12">.<text:s/></text:span><text:span text:style-name="T303_13">E</text:span><text:span text:style-name="T303_14">.,<text:s/></text:span><text:span text:style-name="T303_15">Rose</text:span><text:span text:style-name="T303_16">,<text:s/></text:span><text:span text:style-name="T303_17">P</text:span><text:span text:style-name="T303_18">.<text:s/></text:span><text:span text:style-name="T303_19">W</text:span><text:span text:style-name="T303_20">.,<text:s/></text:span><text:span text:style-name="T303_21">Jacobsen</text:span><text:span text:style-name="T303_22">,<text:s/></text:span><text:span text:style-name="T303_23">J</text:span><text:span text:style-name="T303_24">.,<text:s/></text:span><text:span text:style-name="T303_25">Troshin</text:span><text:span text:style-name="T303_26">,<text:s/></text:span><text:span text:style-name="T303_27">P</text:span><text:span text:style-name="T303_28">.<text:s/></text:span><text:span text:style-name="T303_29">V</text:span><text:span text:style-name="T303_30">,<text:s/>…<text:s/></text:span><text:span text:style-name="T303_31">Willis</text:span><text:span text:style-name="T303_32">,<text:s/></text:span><text:span text:style-name="T303_33">S</text:span><text:span text:style-name="T303_34">.<text:s/>(2012).<text:s/></text:span><text:span text:style-name="T303_35">BioJava</text:span><text:span text:style-name="T303_36">:<text:s/></text:span><text:span text:style-name="T303_37">an</text:span><text:span text:style-name="T303_38"><text:s/></text:span><text:span text:style-name="T303_39">open</text:span><text:span text:style-name="T303_40">-</text:span><text:span text:style-name="T303_41">source</text:span><text:span text:style-name="T303_42"><text:s/></text:span><text:span text:style-name="T303_43">framework</text:span><text:span text:style-name="T303_44"><text:s/></text:span><text:span text:style-name="T303_45">for</text:span><text:span text:style-name="T303_46"><text:s/></text:span><text:span text:style-name="T303_47">bioinformatics</text:span><text:span text:style-name="T303_48"><text:s/></text:span><text:span text:style-name="T303_49">in</text:span><text:span text:style-name="T303_50"><text:s/>2012.<text:s/></text:span><text:span text:style-name="T303_51">Bioinformatics</text:span><text:span text:style-name="T303_52"><text:s/>(</text:span><text:span text:style-name="T303_53">Oxford</text:span><text:span text:style-name="T303_54">,<text:s/></text:span><text:span text:style-name="T303_55">England</text:span><text:span text:style-name="T303_56">)</text:span><text:span text:style-name="T303_57">,<text:s/></text:span><text:span text:style-name="T303_58">28</text:span><text:span text:style-name="T303_59">(20),<text:s/>2693–2695.<text:s/></text:span><text:span text:style-name="T303_60">doi</text:span><text:span text:style-name="T303_61">:10.1093/</text:span><text:span text:style-name="T303_62">bioinformatics</text:span><text:span text:style-name="T303_63">/</text:span><text:span text:style-name="T303_64">bts</text:span><text:span text:style-name="T303_65">494</text:span></text:p>
      <text:p text:style-name="P304"><text:span text:style-name="T304_1">Purcell</text:span><text:span text:style-name="T304_2">,<text:s/></text:span><text:span text:style-name="T304_3">O</text:span><text:span text:style-name="T304_4">.,<text:s/></text:span><text:span text:style-name="T304_5">Jain</text:span><text:span text:style-name="T304_6">,<text:s/></text:span><text:span text:style-name="T304_7">B</text:span><text:span text:style-name="T304_8">.,<text:s/></text:span><text:span text:style-name="T304_9">Karr</text:span><text:span text:style-name="T304_10">,<text:s/></text:span><text:span text:style-name="T304_11">J</text:span><text:span text:style-name="T304_12">.<text:s/></text:span><text:span text:style-name="T304_13">R</text:span><text:span text:style-name="T304_14">.,<text:s/></text:span><text:span text:style-name="T304_15">Covert</text:span><text:span text:style-name="T304_16">,<text:s/></text:span><text:span text:style-name="T304_17">M</text:span><text:span text:style-name="T304_18">.<text:s/></text:span><text:span text:style-name="T304_19">W</text:span><text:span text:style-name="T304_20">.,<text:s/>&amp;<text:s/></text:span><text:span text:style-name="T304_21">Lu</text:span><text:span text:style-name="T304_22">,<text:s/></text:span><text:span text:style-name="T304_23">T</text:span><text:span text:style-name="T304_24">.<text:s/></text:span><text:span text:style-name="T304_25">K</text:span><text:span text:style-name="T304_26">.<text:s/>(2013).<text:s/></text:span><text:span text:style-name="T304_27">Towards</text:span><text:span text:style-name="T304_28"><text:s/></text:span><text:span text:style-name="T304_29">a</text:span><text:span text:style-name="T304_30"><text:s/></text:span><text:span text:style-name="T304_31">whole</text:span><text:span text:style-name="T304_32">-</text:span><text:span text:style-name="T304_33">cell</text:span><text:span text:style-name="T304_34"><text:s/></text:span><text:span text:style-name="T304_35">modeling</text:span><text:span text:style-name="T304_36"><text:s/></text:span><text:span text:style-name="T304_37">approach</text:span><text:span text:style-name="T304_38"><text:s/></text:span><text:span text:style-name="T304_39">for</text:span><text:span text:style-name="T304_40"><text:s/></text:span><text:span text:style-name="T304_41">synthetic</text:span><text:span text:style-name="T304_42"><text:s/></text:span><text:span text:style-name="T304_43">biology</text:span><text:span text:style-name="T304_44">.<text:s/></text:span><text:span text:style-name="T304_45">Chaos</text:span><text:span text:style-name="T304_46"><text:s/>(</text:span><text:span text:style-name="T304_47">Woodbury</text:span><text:span text:style-name="T304_48">,<text:s/></text:span><text:span text:style-name="T304_49">N</text:span><text:span text:style-name="T304_50">.</text:span><text:span text:style-name="T304_51">Y</text:span><text:span text:style-name="T304_52">.)</text:span><text:span text:style-name="T304_53">,<text:s/></text:span><text:span text:style-name="T304_54">23</text:span><text:span text:style-name="T304_55">(2),<text:s/>025112.<text:s/></text:span><text:span text:style-name="T304_56">doi</text:span><text:span text:style-name="T304_57">:10.1063/1.4811182</text:span></text:p>
      <text:p text:style-name="P305"><text:span text:style-name="T305_1">Qi</text:span><text:span text:style-name="T305_2">,<text:s/></text:span><text:span text:style-name="T305_3">Y</text:span><text:span text:style-name="T305_4">.<text:s/></text:span><text:span text:style-name="T305_5">B</text:span><text:span text:style-name="T305_6">.,<text:s/></text:span><text:span text:style-name="T305_7">Garren</text:span><text:span text:style-name="T305_8">,<text:s/></text:span><text:span text:style-name="T305_9">E</text:span><text:span text:style-name="T305_10">.<text:s/></text:span><text:span text:style-name="T305_11">J</text:span><text:span text:style-name="T305_12">.,<text:s/></text:span><text:span text:style-name="T305_13">Shu</text:span><text:span text:style-name="T305_14">,<text:s/></text:span><text:span text:style-name="T305_15">X</text:span><text:span text:style-name="T305_16">.,<text:s/></text:span><text:span text:style-name="T305_17">Tsien</text:span><text:span text:style-name="T305_18">,<text:s/></text:span><text:span text:style-name="T305_19">R</text:span><text:span text:style-name="T305_20">.<text:s/></text:span><text:span text:style-name="T305_21">Y</text:span><text:span text:style-name="T305_22">.,<text:s/>&amp;<text:s/></text:span><text:span text:style-name="T305_23">Jin</text:span><text:span text:style-name="T305_24">,<text:s/></text:span><text:span text:style-name="T305_25">Y</text:span><text:span text:style-name="T305_26">.<text:s/>(2012).<text:s/></text:span><text:span text:style-name="T305_27">Photo</text:span><text:span text:style-name="T305_28">-</text:span><text:span text:style-name="T305_29">inducible</text:span><text:span text:style-name="T305_30"><text:s/></text:span><text:span text:style-name="T305_31">cell</text:span><text:span text:style-name="T305_32"><text:s/></text:span><text:span text:style-name="T305_33">ablation</text:span><text:span text:style-name="T305_34"><text:s/></text:span><text:span text:style-name="T305_35">in</text:span><text:span text:style-name="T305_36"><text:s/></text:span><text:span text:style-name="T305_37">Caenorhabditis</text:span><text:span text:style-name="T305_38"><text:s/></text:span><text:span text:style-name="T305_39">elegans</text:span><text:span text:style-name="T305_40"><text:s/></text:span><text:span text:style-name="T305_41">using</text:span><text:span text:style-name="T305_42"><text:s/></text:span><text:span text:style-name="T305_43">the</text:span><text:span text:style-name="T305_44"><text:s/></text:span><text:span text:style-name="T305_45">genetically</text:span><text:span text:style-name="T305_46"><text:s/></text:span><text:span text:style-name="T305_47">encoded</text:span><text:span text:style-name="T305_48"><text:s/></text:span><text:span text:style-name="T305_49">singlet</text:span><text:span text:style-name="T305_50"><text:s/></text:span><text:span text:style-name="T305_51">oxygen</text:span><text:span text:style-name="T305_52"><text:s/></text:span><text:span text:style-name="T305_53">generating</text:span><text:span text:style-name="T305_54"><text:s/></text:span><text:span text:style-name="T305_55">protein</text:span><text:span text:style-name="T305_56"><text:s/></text:span><text:span text:style-name="T305_57">miniSOG</text:span><text:span text:style-name="T305_58">.<text:s/></text:span><text:span text:style-name="T305_59">Proceedings</text:span><text:span text:style-name="T305_60"><text:s/></text:span><text:span text:style-name="T305_61">of</text:span><text:span text:style-name="T305_62"><text:s/></text:span><text:span text:style-name="T305_63">the</text:span><text:span text:style-name="T305_64"><text:s/></text:span><text:span text:style-name="T305_65">National</text:span><text:span text:style-name="T305_66"><text:s/></text:span><text:span text:style-name="T305_67">Academy</text:span><text:span text:style-name="T305_68"><text:s/></text:span><text:span text:style-name="T305_69">of</text:span><text:span text:style-name="T305_70"><text:s/></text:span><text:span text:style-name="T305_71">Sciences</text:span><text:span text:style-name="T305_72">,<text:s/>(15).<text:s/></text:span><text:span text:style-name="T305_73">doi</text:span><text:span text:style-name="T305_74">:10.1073/</text:span><text:span text:style-name="T305_75">pnas</text:span><text:span text:style-name="T305_76">.1204096109</text:span></text:p>
      <text:p text:style-name="P306"><text:span text:style-name="T306_1">Rajan</text:span><text:span text:style-name="T306_2">,<text:s/></text:span><text:span text:style-name="T306_3">A</text:span><text:span text:style-name="T306_4">.<text:s/>(2009).<text:s/></text:span><text:span text:style-name="T306_5">Analysis</text:span><text:span text:style-name="T306_6"><text:s/></text:span><text:span text:style-name="T306_7">of</text:span><text:span text:style-name="T306_8"><text:s/></text:span><text:span text:style-name="T306_9">Molecular</text:span><text:span text:style-name="T306_10"><text:s/></text:span><text:span text:style-name="T306_11">Dynamics</text:span><text:span text:style-name="T306_12"><text:s/></text:span><text:span text:style-name="T306_13">Simulations</text:span><text:span text:style-name="T306_14"><text:s/></text:span><text:span text:style-name="T306_15">of</text:span><text:span text:style-name="T306_16"><text:s/></text:span><text:span text:style-name="T306_17">Protein</text:span><text:span text:style-name="T306_18"><text:s/></text:span><text:span text:style-name="T306_19">Folding</text:span><text:span text:style-name="T306_20">.</text:span></text:p>
      <text:p text:style-name="P307"><text:span text:style-name="T307_1">Ramani</text:span><text:span text:style-name="T307_2">,<text:s/></text:span><text:span text:style-name="T307_3">A</text:span><text:span text:style-name="T307_4">.<text:s/></text:span><text:span text:style-name="T307_5">K</text:span><text:span text:style-name="T307_6">.,<text:s/></text:span><text:span text:style-name="T307_7">Chuluunbaatar</text:span><text:span text:style-name="T307_8">,<text:s/></text:span><text:span text:style-name="T307_9">T</text:span><text:span text:style-name="T307_10">.,<text:s/></text:span><text:span text:style-name="T307_11">Verster</text:span><text:span text:style-name="T307_12">,<text:s/></text:span><text:span text:style-name="T307_13">A</text:span><text:span text:style-name="T307_14">.<text:s/></text:span><text:span text:style-name="T307_15">J</text:span><text:span text:style-name="T307_16">.,<text:s/></text:span><text:span text:style-name="T307_17">Na</text:span><text:span text:style-name="T307_18">,<text:s/></text:span><text:span text:style-name="T307_19">H</text:span><text:span text:style-name="T307_20">.,<text:s/></text:span><text:span text:style-name="T307_21">Vu</text:span><text:span text:style-name="T307_22">,<text:s/></text:span><text:span text:style-name="T307_23">V</text:span><text:span text:style-name="T307_24">.,<text:s/></text:span><text:span text:style-name="T307_25">Pelte</text:span><text:span text:style-name="T307_26">,<text:s/></text:span><text:span text:style-name="T307_27">N</text:span><text:span text:style-name="T307_28">.,<text:s/>…<text:s/></text:span><text:span text:style-name="T307_29">Fraser</text:span><text:span text:style-name="T307_30">,<text:s/></text:span><text:span text:style-name="T307_31">A</text:span><text:span text:style-name="T307_32">.<text:s/></text:span><text:span text:style-name="T307_33">G</text:span><text:span text:style-name="T307_34">.<text:s/>(2012).<text:s/></text:span><text:span text:style-name="T307_35">The</text:span><text:span text:style-name="T307_36"><text:s/></text:span><text:span text:style-name="T307_37">majority</text:span><text:span text:style-name="T307_38"><text:s/></text:span><text:span text:style-name="T307_39">of</text:span><text:span text:style-name="T307_40"><text:s/></text:span><text:span text:style-name="T307_41">animal</text:span><text:span text:style-name="T307_42"><text:s/></text:span><text:span text:style-name="T307_43">genes</text:span><text:span text:style-name="T307_44"><text:s/></text:span><text:span text:style-name="T307_45">are</text:span><text:span text:style-name="T307_46"><text:s/></text:span><text:span text:style-name="T307_47">required</text:span><text:span text:style-name="T307_48"><text:s/></text:span><text:span text:style-name="T307_49">for</text:span><text:span text:style-name="T307_50"><text:s/></text:span><text:span text:style-name="T307_51">wild</text:span><text:span text:style-name="T307_52">-</text:span><text:span text:style-name="T307_53">type</text:span><text:span text:style-name="T307_54"><text:s/></text:span><text:span text:style-name="T307_55">fitness</text:span><text:span text:style-name="T307_56">.<text:s/></text:span><text:span text:style-name="T307_57">Cell</text:span><text:span text:style-name="T307_58">,<text:s/></text:span><text:span text:style-name="T307_59">148</text:span><text:span text:style-name="T307_60">(4),<text:s/>792–802.<text:s/></text:span><text:span text:style-name="T307_61">doi</text:span><text:span text:style-name="T307_62">:10.1016/</text:span><text:span text:style-name="T307_63">j</text:span><text:span text:style-name="T307_64">.</text:span><text:span text:style-name="T307_65">cell</text:span><text:span text:style-name="T307_66">.2012.01.019</text:span></text:p>
      <text:p text:style-name="P308"><text:span text:style-name="T308_1">Ranjan</text:span><text:span text:style-name="T308_2">,<text:s/></text:span><text:span text:style-name="T308_3">R</text:span><text:span text:style-name="T308_4">.,<text:s/></text:span><text:span text:style-name="T308_5">Khazen</text:span><text:span text:style-name="T308_6">,<text:s/></text:span><text:span text:style-name="T308_7">G</text:span><text:span text:style-name="T308_8">.,<text:s/></text:span><text:span text:style-name="T308_9">Gambazzi</text:span><text:span text:style-name="T308_10">,<text:s/></text:span><text:span text:style-name="T308_11">L</text:span><text:span text:style-name="T308_12">.,<text:s/></text:span><text:span text:style-name="T308_13">Ramaswamy</text:span><text:span text:style-name="T308_14">,<text:s/></text:span><text:span text:style-name="T308_15">S</text:span><text:span text:style-name="T308_16">.,<text:s/></text:span><text:span text:style-name="T308_17">Hill</text:span><text:span text:style-name="T308_18">,<text:s/></text:span><text:span text:style-name="T308_19">S</text:span><text:span text:style-name="T308_20">.<text:s/></text:span><text:span text:style-name="T308_21">L</text:span><text:span text:style-name="T308_22">.,<text:s/></text:span><text:span text:style-name="T308_23">Schürmann</text:span><text:span text:style-name="T308_24">,<text:s/></text:span><text:span text:style-name="T308_25">F</text:span><text:span text:style-name="T308_26">.,<text:s/>&amp;<text:s/></text:span><text:span text:style-name="T308_27">Markram</text:span><text:span text:style-name="T308_28">,<text:s/></text:span><text:span text:style-name="T308_29">H</text:span><text:span text:style-name="T308_30">.<text:s/>(2011).<text:s/></text:span><text:span text:style-name="T308_31">Channelpedia</text:span><text:span text:style-name="T308_32"> :<text:s/></text:span><text:span text:style-name="T308_33">an</text:span><text:span text:style-name="T308_34"><text:s/></text:span><text:span text:style-name="T308_35">integrative</text:span><text:span text:style-name="T308_36"><text:s/></text:span><text:span text:style-name="T308_37">and</text:span><text:span text:style-name="T308_38"><text:s/></text:span><text:span text:style-name="T308_39">interactive</text:span><text:span text:style-name="T308_40"><text:s/></text:span><text:span text:style-name="T308_41">database</text:span><text:span text:style-name="T308_42"><text:s/></text:span><text:span text:style-name="T308_43">for</text:span><text:span text:style-name="T308_44"><text:s/></text:span><text:span text:style-name="T308_45">ion</text:span><text:span text:style-name="T308_46"><text:s/></text:span><text:span text:style-name="T308_47">channels</text:span><text:span text:style-name="T308_48">.<text:s/></text:span><text:span text:style-name="T308_49">Neuroinformatics</text:span><text:span text:style-name="T308_50">,<text:s/></text:span><text:span text:style-name="T308_51">5</text:span><text:span text:style-name="T308_52">(</text:span><text:span text:style-name="T308_53">December</text:span><text:span text:style-name="T308_54">),<text:s/>1–8.<text:s/></text:span><text:span text:style-name="T308_55">doi</text:span><text:span text:style-name="T308_56">:10.3389/</text:span><text:span text:style-name="T308_57">fninf</text:span><text:span text:style-name="T308_58">.2011.00036</text:span></text:p>
      <text:p text:style-name="P309"><text:span text:style-name="T309_1">Rankin</text:span><text:span text:style-name="T309_2">,<text:s/></text:span><text:span text:style-name="T309_3">C</text:span><text:span text:style-name="T309_4">.<text:s/></text:span><text:span text:style-name="T309_5">H</text:span><text:span text:style-name="T309_6">.<text:s/>(2004).<text:s/></text:span><text:span text:style-name="T309_7">Invertebrate</text:span><text:span text:style-name="T309_8"><text:s/></text:span><text:span text:style-name="T309_9">learning</text:span><text:span text:style-name="T309_10">:<text:s/></text:span><text:span text:style-name="T309_11">what</text:span><text:span text:style-name="T309_12"><text:s/></text:span><text:span text:style-name="T309_13">can</text:span><text:span text:style-name="T309_14">’</text:span><text:span text:style-name="T309_15">t</text:span><text:span text:style-name="T309_16"><text:s/></text:span><text:span text:style-name="T309_17">a</text:span><text:span text:style-name="T309_18"><text:s/></text:span><text:span text:style-name="T309_19">worm</text:span><text:span text:style-name="T309_20"><text:s/></text:span><text:span text:style-name="T309_21">learn</text:span><text:span text:style-name="T309_22">?<text:s/></text:span><text:span text:style-name="T309_23">Current</text:span><text:span text:style-name="T309_24"><text:s/></text:span><text:span text:style-name="T309_25">Biology</text:span><text:span text:style-name="T309_26"> :<text:s/></text:span><text:span text:style-name="T309_27">CB</text:span><text:span text:style-name="T309_28">,<text:s/></text:span><text:span text:style-name="T309_29">14</text:span><text:span text:style-name="T309_30">(15),<text:s/></text:span><text:span text:style-name="T309_31">R</text:span><text:span text:style-name="T309_32">617–8.<text:s/></text:span><text:span text:style-name="T309_33">doi</text:span><text:span text:style-name="T309_34">:10.1016/</text:span><text:span text:style-name="T309_35">j</text:span><text:span text:style-name="T309_36">.</text:span><text:span text:style-name="T309_37">cub</text:span><text:span text:style-name="T309_38">.2004.07.044</text:span></text:p>
      <text:p text:style-name="P310"><text:span text:style-name="T310_1">Rasmussen</text:span><text:span text:style-name="T310_2">,<text:s/></text:span><text:span text:style-name="T310_3">D</text:span><text:span text:style-name="T310_4">.,<text:s/>&amp;<text:s/></text:span><text:span text:style-name="T310_5">Eliasmith</text:span><text:span text:style-name="T310_6">,<text:s/></text:span><text:span text:style-name="T310_7">C</text:span><text:span text:style-name="T310_8">.<text:s/>(2011).<text:s/></text:span><text:span text:style-name="T310_9">A</text:span><text:span text:style-name="T310_10"><text:s/></text:span><text:span text:style-name="T310_11">Neural</text:span><text:span text:style-name="T310_12"><text:s/></text:span><text:span text:style-name="T310_13">Model</text:span><text:span text:style-name="T310_14"><text:s/></text:span><text:span text:style-name="T310_15">of</text:span><text:span text:style-name="T310_16"><text:s/></text:span><text:span text:style-name="T310_17">Rule</text:span><text:span text:style-name="T310_18"><text:s/></text:span><text:span text:style-name="T310_19">Generation</text:span><text:span text:style-name="T310_20"><text:s/></text:span><text:span text:style-name="T310_21">in</text:span><text:span text:style-name="T310_22"><text:s/></text:span><text:span text:style-name="T310_23">Inductive</text:span><text:span text:style-name="T310_24"><text:s/></text:span><text:span text:style-name="T310_25">Reasoning</text:span><text:span text:style-name="T310_26">.<text:s/></text:span><text:span text:style-name="T310_27">Topics</text:span><text:span text:style-name="T310_28"><text:s/></text:span><text:span text:style-name="T310_29">in</text:span><text:span text:style-name="T310_30"><text:s/></text:span><text:span text:style-name="T310_31">Cognitive</text:span><text:span text:style-name="T310_32"><text:s/></text:span><text:span text:style-name="T310_33">Science</text:span><text:span text:style-name="T310_34">,<text:s/></text:span><text:span text:style-name="T310_35">3</text:span><text:span text:style-name="T310_36">(1),<text:s/>140–153.<text:s/></text:span><text:span text:style-name="T310_37">doi</text:span><text:span text:style-name="T310_38">:10.1111/</text:span><text:span text:style-name="T310_39">j</text:span><text:span text:style-name="T310_40">.1756-8765.2010.01127.</text:span><text:span text:style-name="T310_41">x</text:span></text:p>
      <text:p text:style-name="P311"><text:span text:style-name="T311_1">Reese</text:span><text:span text:style-name="T311_2">,<text:s/></text:span><text:span text:style-name="T311_3">T</text:span><text:span text:style-name="T311_4">.<text:s/></text:span><text:span text:style-name="T311_5">M</text:span><text:span text:style-name="T311_6">.,<text:s/></text:span><text:span text:style-name="T311_7">Brzoska</text:span><text:span text:style-name="T311_8">,<text:s/></text:span><text:span text:style-name="T311_9">A</text:span><text:span text:style-name="T311_10">.,<text:s/></text:span><text:span text:style-name="T311_11">Yott</text:span><text:span text:style-name="T311_12">,<text:s/></text:span><text:span text:style-name="T311_13">D</text:span><text:span text:style-name="T311_14">.<text:s/></text:span><text:span text:style-name="T311_15">T</text:span><text:span text:style-name="T311_16">.,<text:s/>&amp;<text:s/></text:span><text:span text:style-name="T311_17">Kelleher</text:span><text:span text:style-name="T311_18">,<text:s/></text:span><text:span text:style-name="T311_19">D</text:span><text:span text:style-name="T311_20">.<text:s/></text:span><text:span text:style-name="T311_21">J</text:span><text:span text:style-name="T311_22">.<text:s/>(2012).<text:s/></text:span><text:span text:style-name="T311_23">Analyzing</text:span><text:span text:style-name="T311_24"><text:s/></text:span><text:span text:style-name="T311_25">Self</text:span><text:span text:style-name="T311_26">-</text:span><text:span text:style-name="T311_27">Similar</text:span><text:span text:style-name="T311_28"><text:s/></text:span><text:span text:style-name="T311_29">and</text:span><text:span text:style-name="T311_30"><text:s/></text:span><text:span text:style-name="T311_31">Fractal</text:span><text:span text:style-name="T311_32"><text:s/></text:span><text:span text:style-name="T311_33">Properties</text:span><text:span text:style-name="T311_34"><text:s/></text:span><text:span text:style-name="T311_35">of</text:span><text:span text:style-name="T311_36"><text:s/></text:span><text:span text:style-name="T311_37">the</text:span><text:span text:style-name="T311_38"><text:s/></text:span><text:span text:style-name="T311_39">C</text:span><text:span text:style-name="T311_40">.<text:s/></text:span><text:span text:style-name="T311_41">elegans</text:span><text:span text:style-name="T311_42"><text:s/></text:span><text:span text:style-name="T311_43">Neural</text:span><text:span text:style-name="T311_44"><text:s/></text:span><text:span text:style-name="T311_45">Network</text:span><text:span text:style-name="T311_46">.<text:s/></text:span><text:span text:style-name="T311_47">PLoS</text:span><text:span text:style-name="T311_48"><text:s/></text:span><text:span text:style-name="T311_49">ONE</text:span><text:span text:style-name="T311_50">,<text:s/></text:span><text:span text:style-name="T311_51">7</text:span><text:span text:style-name="T311_52">(10),<text:s/></text:span><text:span text:style-name="T311_53">e</text:span><text:span text:style-name="T311_54">40483.<text:s/></text:span><text:span text:style-name="T311_55">doi</text:span><text:span text:style-name="T311_56">:10.1371/</text:span><text:span text:style-name="T311_57">journal</text:span><text:span text:style-name="T311_58">.</text:span><text:span text:style-name="T311_59">pone</text:span><text:span text:style-name="T311_60">.0040483</text:span></text:p>
      <text:p text:style-name="P312"><text:span text:style-name="T312_1">Reimann</text:span><text:span text:style-name="T312_2">,<text:s/></text:span><text:span text:style-name="T312_3">M</text:span><text:span text:style-name="T312_4">.<text:s/></text:span><text:span text:style-name="T312_5">W</text:span><text:span text:style-name="T312_6">.,<text:s/></text:span><text:span text:style-name="T312_7">Anastassiou</text:span><text:span text:style-name="T312_8">,<text:s/></text:span><text:span text:style-name="T312_9">C</text:span><text:span text:style-name="T312_10">.<text:s/></text:span><text:span text:style-name="T312_11">A</text:span><text:span text:style-name="T312_12">.,<text:s/></text:span><text:span text:style-name="T312_13">Perin</text:span><text:span text:style-name="T312_14">,<text:s/></text:span><text:span text:style-name="T312_15">R</text:span><text:span text:style-name="T312_16">.,<text:s/></text:span><text:span text:style-name="T312_17">Hill</text:span><text:span text:style-name="T312_18">,<text:s/></text:span><text:span text:style-name="T312_19">S</text:span><text:span text:style-name="T312_20">.<text:s/></text:span><text:span text:style-name="T312_21">L</text:span><text:span text:style-name="T312_22">.,<text:s/></text:span><text:span text:style-name="T312_23">Markram</text:span><text:span text:style-name="T312_24">,<text:s/></text:span><text:span text:style-name="T312_25">H</text:span><text:span text:style-name="T312_26">.,<text:s/>&amp;<text:s/></text:span><text:span text:style-name="T312_27">Koch</text:span><text:span text:style-name="T312_28">,<text:s/></text:span><text:span text:style-name="T312_29">C</text:span><text:span text:style-name="T312_30">.<text:s/>(2013).<text:s/></text:span><text:span text:style-name="T312_31">A</text:span><text:span text:style-name="T312_32"><text:s/></text:span><text:span text:style-name="T312_33">Biophysically</text:span><text:span text:style-name="T312_34"><text:s/></text:span><text:span text:style-name="T312_35">Detailed</text:span><text:span text:style-name="T312_36"><text:s/></text:span><text:span text:style-name="T312_37">Model</text:span><text:span text:style-name="T312_38"><text:s/></text:span><text:span text:style-name="T312_39">of</text:span><text:span text:style-name="T312_40"><text:s/></text:span><text:span text:style-name="T312_41">Neocortical</text:span><text:span text:style-name="T312_42"><text:s/></text:span><text:span text:style-name="T312_43">Local</text:span><text:span text:style-name="T312_44"><text:s/></text:span><text:span text:style-name="T312_45">Field</text:span><text:span text:style-name="T312_46"><text:s/></text:span><text:span text:style-name="T312_47">Potentials</text:span><text:span text:style-name="T312_48"><text:s/></text:span><text:span text:style-name="T312_49">Predicts</text:span><text:span text:style-name="T312_50"><text:s/></text:span><text:span text:style-name="T312_51">the</text:span><text:span text:style-name="T312_52"><text:s/></text:span><text:span text:style-name="T312_53">Critical</text:span><text:span text:style-name="T312_54"><text:s/></text:span><text:span text:style-name="T312_55">Role</text:span><text:span text:style-name="T312_56"><text:s/></text:span><text:span text:style-name="T312_57">of</text:span><text:span text:style-name="T312_58"><text:s/></text:span><text:span text:style-name="T312_59">Active</text:span><text:span text:style-name="T312_60"><text:s/></text:span><text:span text:style-name="T312_61">Membrane</text:span><text:span text:style-name="T312_62"><text:s/></text:span><text:span text:style-name="T312_63">Currents</text:span><text:span text:style-name="T312_64">.<text:s/></text:span><text:span text:style-name="T312_65">Neuron</text:span><text:span text:style-name="T312_66">,<text:s/></text:span><text:span text:style-name="T312_67">79</text:span><text:span text:style-name="T312_68">(2),<text:s/>375–390.<text:s/></text:span><text:span text:style-name="T312_69">doi</text:span><text:span text:style-name="T312_70">:10.1016/</text:span><text:span text:style-name="T312_71">j</text:span><text:span text:style-name="T312_72">.</text:span><text:span text:style-name="T312_73">neuron</text:span><text:span text:style-name="T312_74">.2013.05.023</text:span></text:p>
      <text:p text:style-name="P313"><text:span text:style-name="T313_1">Robinson</text:span><text:span text:style-name="T313_2">,<text:s/></text:span><text:span text:style-name="T313_3">R</text:span><text:span text:style-name="T313_4">.<text:s/>(2013).<text:s/></text:span><text:span text:style-name="T313_5">How</text:span><text:span text:style-name="T313_6"><text:s/></text:span><text:span text:style-name="T313_7">the</text:span><text:span text:style-name="T313_8"><text:s/></text:span><text:span text:style-name="T313_9">Worm</text:span><text:span text:style-name="T313_10"><text:s/></text:span><text:span text:style-name="T313_11">Turns</text:span><text:span text:style-name="T313_12">,<text:s/></text:span><text:span text:style-name="T313_13">in</text:span><text:span text:style-name="T313_14"><text:s/></text:span><text:span text:style-name="T313_15">Molecular</text:span><text:span text:style-name="T313_16"><text:s/></text:span><text:span text:style-name="T313_17">Detail</text:span><text:span text:style-name="T313_18">.<text:s/></text:span><text:span text:style-name="T313_19">PLoS</text:span><text:span text:style-name="T313_20"><text:s/></text:span><text:span text:style-name="T313_21">Biology</text:span><text:span text:style-name="T313_22">,<text:s/></text:span><text:span text:style-name="T313_23">11</text:span><text:span text:style-name="T313_24">(4),<text:s/></text:span><text:span text:style-name="T313_25">e</text:span><text:span text:style-name="T313_26">1001526.<text:s/></text:span><text:span text:style-name="T313_27">doi</text:span><text:span text:style-name="T313_28">:10.1371/</text:span><text:span text:style-name="T313_29">journal</text:span><text:span text:style-name="T313_30">.</text:span><text:span text:style-name="T313_31">pbio</text:span><text:span text:style-name="T313_32">.1001526</text:span></text:p>
      <text:p text:style-name="P314"><text:span text:style-name="T314_1">Rockey</text:span><text:span text:style-name="T314_2">,<text:s/></text:span><text:span text:style-name="T314_3">W</text:span><text:span text:style-name="T314_4">.<text:s/></text:span><text:span text:style-name="T314_5">M</text:span><text:span text:style-name="T314_6">.,<text:s/>&amp;<text:s/></text:span><text:span text:style-name="T314_7">Elcock</text:span><text:span text:style-name="T314_8">,<text:s/></text:span><text:span text:style-name="T314_9">A</text:span><text:span text:style-name="T314_10">.<text:s/></text:span><text:span text:style-name="T314_11">H</text:span><text:span text:style-name="T314_12">.<text:s/>(2002).<text:s/></text:span><text:span text:style-name="T314_13">Progress</text:span><text:span text:style-name="T314_14"><text:s/></text:span><text:span text:style-name="T314_15">toward</text:span><text:span text:style-name="T314_16"><text:s/></text:span><text:span text:style-name="T314_17">virtual</text:span><text:span text:style-name="T314_18"><text:s/></text:span><text:span text:style-name="T314_19">screening</text:span><text:span text:style-name="T314_20"><text:s/></text:span><text:span text:style-name="T314_21">for</text:span><text:span text:style-name="T314_22"><text:s/></text:span><text:span text:style-name="T314_23">drug</text:span><text:span text:style-name="T314_24"><text:s/></text:span><text:span text:style-name="T314_25">side</text:span><text:span text:style-name="T314_26"><text:s/></text:span><text:span text:style-name="T314_27">effects</text:span><text:span text:style-name="T314_28">.<text:s/></text:span><text:span text:style-name="T314_29">Proteins</text:span><text:span text:style-name="T314_30">,<text:s/></text:span><text:span text:style-name="T314_31">48</text:span><text:span text:style-name="T314_32">(4),<text:s/>664–71.<text:s/></text:span><text:span text:style-name="T314_33">doi</text:span><text:span text:style-name="T314_34">:10.1002/</text:span><text:span text:style-name="T314_35">prot</text:span><text:span text:style-name="T314_36">.10186</text:span></text:p>
      <text:p text:style-name="P315"><text:span text:style-name="T315_1">Rönkkö</text:span><text:span text:style-name="T315_2">,<text:s/></text:span><text:span text:style-name="T315_3">M</text:span><text:span text:style-name="T315_4">.,<text:s/>&amp;<text:s/></text:span><text:span text:style-name="T315_5">Wong</text:span><text:span text:style-name="T315_6">,<text:s/></text:span><text:span text:style-name="T315_7">G</text:span><text:span text:style-name="T315_8">.<text:s/>(2008).<text:s/></text:span><text:span text:style-name="T315_9">Modeling</text:span><text:span text:style-name="T315_10"><text:s/></text:span><text:span text:style-name="T315_11">the</text:span><text:span text:style-name="T315_12"><text:s/></text:span><text:span text:style-name="T315_13">C</text:span><text:span text:style-name="T315_14">.<text:s/></text:span><text:span text:style-name="T315_15">elegans</text:span><text:span text:style-name="T315_16"><text:s/></text:span><text:span text:style-name="T315_17">nematode</text:span><text:span text:style-name="T315_18"><text:s/></text:span><text:span text:style-name="T315_19">and</text:span><text:span text:style-name="T315_20"><text:s/></text:span><text:span text:style-name="T315_21">its</text:span><text:span text:style-name="T315_22"><text:s/></text:span><text:span text:style-name="T315_23">environment</text:span><text:span text:style-name="T315_24"><text:s/></text:span><text:span text:style-name="T315_25">using</text:span><text:span text:style-name="T315_26"><text:s/></text:span><text:span text:style-name="T315_27">a</text:span><text:span text:style-name="T315_28"><text:s/></text:span><text:span text:style-name="T315_29">particle</text:span><text:span text:style-name="T315_30"><text:s/></text:span><text:span text:style-name="T315_31">system</text:span><text:span text:style-name="T315_32">.<text:s/></text:span><text:span text:style-name="T315_33">Journal</text:span><text:span text:style-name="T315_34"><text:s/></text:span><text:span text:style-name="T315_35">of</text:span><text:span text:style-name="T315_36"><text:s/></text:span><text:span text:style-name="T315_37">Theoretical</text:span><text:span text:style-name="T315_38"><text:s/></text:span><text:span text:style-name="T315_39">Biology</text:span><text:span text:style-name="T315_40">,<text:s/></text:span><text:span text:style-name="T315_41">253</text:span><text:span text:style-name="T315_42">(2),<text:s/>316–22.<text:s/></text:span><text:span text:style-name="T315_43">doi</text:span><text:span text:style-name="T315_44">:10.1016/</text:span><text:span text:style-name="T315_45">j</text:span><text:span text:style-name="T315_46">.</text:span><text:span text:style-name="T315_47">jtbi</text:span><text:span text:style-name="T315_48">.2008.03.028</text:span></text:p>
      <text:p text:style-name="P316"><text:span text:style-name="T316_1">Rose</text:span><text:span text:style-name="T316_2">,<text:s/></text:span><text:span text:style-name="T316_3">J</text:span><text:span text:style-name="T316_4">.<text:s/></text:span><text:span text:style-name="T316_5">K</text:span><text:span text:style-name="T316_6">.,<text:s/></text:span><text:span text:style-name="T316_7">Kaun</text:span><text:span text:style-name="T316_8">,<text:s/></text:span><text:span text:style-name="T316_9">K</text:span><text:span text:style-name="T316_10">.<text:s/></text:span><text:span text:style-name="T316_11">R</text:span><text:span text:style-name="T316_12">.,<text:s/></text:span><text:span text:style-name="T316_13">Chen</text:span><text:span text:style-name="T316_14">,<text:s/></text:span><text:span text:style-name="T316_15">S</text:span><text:span text:style-name="T316_16">.<text:s/></text:span><text:span text:style-name="T316_17">H</text:span><text:span text:style-name="T316_18">.,<text:s/>&amp;<text:s/></text:span><text:span text:style-name="T316_19">Rankin</text:span><text:span text:style-name="T316_20">,<text:s/></text:span><text:span text:style-name="T316_21">C</text:span><text:span text:style-name="T316_22">.<text:s/></text:span><text:span text:style-name="T316_23">H</text:span><text:span text:style-name="T316_24">.<text:s/>(2003).<text:s/></text:span><text:span text:style-name="T316_25">GLR</text:span><text:span text:style-name="T316_26">-1,<text:s/></text:span><text:span text:style-name="T316_27">a</text:span><text:span text:style-name="T316_28"><text:s/></text:span><text:span text:style-name="T316_29">non</text:span><text:span text:style-name="T316_30">-</text:span><text:span text:style-name="T316_31">NMDA</text:span><text:span text:style-name="T316_32"><text:s/></text:span><text:span text:style-name="T316_33">glutamate</text:span><text:span text:style-name="T316_34"><text:s/></text:span><text:span text:style-name="T316_35">receptor</text:span><text:span text:style-name="T316_36"><text:s/></text:span><text:span text:style-name="T316_37">homolog</text:span><text:span text:style-name="T316_38">,<text:s/></text:span><text:span text:style-name="T316_39">is</text:span><text:span text:style-name="T316_40"><text:s/></text:span><text:span text:style-name="T316_41">critical</text:span><text:span text:style-name="T316_42"><text:s/></text:span><text:span text:style-name="T316_43">for</text:span><text:span text:style-name="T316_44"><text:s/></text:span><text:span text:style-name="T316_45">long</text:span><text:span text:style-name="T316_46">-</text:span><text:span text:style-name="T316_47">term</text:span><text:span text:style-name="T316_48"><text:s/></text:span><text:span text:style-name="T316_49">memory</text:span><text:span text:style-name="T316_50"><text:s/></text:span><text:span text:style-name="T316_51">in</text:span><text:span text:style-name="T316_52"><text:s/></text:span><text:span text:style-name="T316_53">Caenorhabditis</text:span><text:span text:style-name="T316_54"><text:s/></text:span><text:span text:style-name="T316_55">elegans</text:span><text:span text:style-name="T316_56">.<text:s/></text:span><text:span text:style-name="T316_57">The</text:span><text:span text:style-name="T316_58"><text:s/></text:span><text:span text:style-name="T316_59">Journal</text:span><text:span text:style-name="T316_60"><text:s/></text:span><text:span text:style-name="T316_61">of</text:span><text:span text:style-name="T316_62"><text:s/></text:span><text:span text:style-name="T316_63">Neuroscience</text:span><text:span text:style-name="T316_64"> :<text:s/></text:span><text:span text:style-name="T316_65">The</text:span><text:span text:style-name="T316_66"><text:s/></text:span><text:span text:style-name="T316_67">Official</text:span><text:span text:style-name="T316_68"><text:s/></text:span><text:span text:style-name="T316_69">Journal</text:span><text:span text:style-name="T316_70"><text:s/></text:span><text:span text:style-name="T316_71">of</text:span><text:span text:style-name="T316_72"><text:s/></text:span><text:span text:style-name="T316_73">the</text:span><text:span text:style-name="T316_74"><text:s/></text:span><text:span text:style-name="T316_75">Society</text:span><text:span text:style-name="T316_76"><text:s/></text:span><text:span text:style-name="T316_77">for</text:span><text:span text:style-name="T316_78"><text:s/></text:span><text:span text:style-name="T316_79">Neuroscience</text:span><text:span text:style-name="T316_80">,<text:s/></text:span><text:span text:style-name="T316_81">23</text:span><text:span text:style-name="T316_82">(29),<text:s/>9595–9.<text:s/></text:span><text:span text:style-name="T316_83">Retrieved</text:span><text:span text:style-name="T316_84"><text:s/></text:span><text:span text:style-name="T316_85">from</text:span><text:span text:style-name="T316_86"><text:s/></text:span><text:span text:style-name="T316_87">http</text:span><text:span text:style-name="T316_88">://</text:span><text:span text:style-name="T316_89">www</text:span><text:span text:style-name="T316_90">.</text:span><text:span text:style-name="T316_91">ncbi</text:span><text:span text:style-name="T316_92">.</text:span><text:span text:style-name="T316_93">nlm</text:span><text:span text:style-name="T316_94">.</text:span><text:span text:style-name="T316_95">nih</text:span><text:span text:style-name="T316_96">.</text:span><text:span text:style-name="T316_97">gov</text:span><text:span text:style-name="T316_98">/</text:span><text:span text:style-name="T316_99">pubmed</text:span><text:span text:style-name="T316_100">/14573539</text:span></text:p>
      <text:p text:style-name="P317"><text:span text:style-name="T317_1">Rossant</text:span><text:span text:style-name="T317_2">,<text:s/></text:span><text:span text:style-name="T317_3">C</text:span><text:span text:style-name="T317_4">.,<text:s/></text:span><text:span text:style-name="T317_5">Goodman</text:span><text:span text:style-name="T317_6">,<text:s/></text:span><text:span text:style-name="T317_7">D</text:span><text:span text:style-name="T317_8">.<text:s/></text:span><text:span text:style-name="T317_9">F</text:span><text:span text:style-name="T317_10">.<text:s/></text:span><text:span text:style-name="T317_11">M</text:span><text:span text:style-name="T317_12">.,<text:s/></text:span><text:span text:style-name="T317_13">Fontaine</text:span><text:span text:style-name="T317_14">,<text:s/></text:span><text:span text:style-name="T317_15">B</text:span><text:span text:style-name="T317_16">.,<text:s/></text:span><text:span text:style-name="T317_17">Platkiewicz</text:span><text:span text:style-name="T317_18">,<text:s/></text:span><text:span text:style-name="T317_19">J</text:span><text:span text:style-name="T317_20">.,<text:s/></text:span><text:span text:style-name="T317_21">Magnusson</text:span><text:span text:style-name="T317_22">,<text:s/></text:span><text:span text:style-name="T317_23">A</text:span><text:span text:style-name="T317_24">.<text:s/></text:span><text:span text:style-name="T317_25">K</text:span><text:span text:style-name="T317_26">.,<text:s/>&amp;<text:s/></text:span><text:span text:style-name="T317_27">Brette</text:span><text:span text:style-name="T317_28">,<text:s/></text:span><text:span text:style-name="T317_29">R</text:span><text:span text:style-name="T317_30">.<text:s/>(2011).<text:s/></text:span><text:span text:style-name="T317_31">Fitting</text:span><text:span text:style-name="T317_32"><text:s/></text:span><text:span text:style-name="T317_33">neuron</text:span><text:span text:style-name="T317_34"><text:s/></text:span><text:span text:style-name="T317_35">models</text:span><text:span text:style-name="T317_36"><text:s/></text:span><text:span text:style-name="T317_37">to</text:span><text:span text:style-name="T317_38"><text:s/></text:span><text:span text:style-name="T317_39">spike</text:span><text:span text:style-name="T317_40"><text:s/></text:span><text:span text:style-name="T317_41">trains</text:span><text:span text:style-name="T317_42">.<text:s/></text:span><text:span text:style-name="T317_43">Frontiers</text:span><text:span text:style-name="T317_44"><text:s/></text:span><text:span text:style-name="T317_45">in</text:span><text:span text:style-name="T317_46"><text:s/></text:span><text:span text:style-name="T317_47">Neuroscience</text:span><text:span text:style-name="T317_48">,<text:s/></text:span><text:span text:style-name="T317_49">5</text:span><text:span text:style-name="T317_50">(</text:span><text:span text:style-name="T317_51">February</text:span><text:span text:style-name="T317_52">),<text:s/>9.<text:s/></text:span><text:span text:style-name="T317_53">doi</text:span><text:span text:style-name="T317_54">:10.3389/</text:span><text:span text:style-name="T317_55">fnins</text:span><text:span text:style-name="T317_56">.2011.00009</text:span></text:p>
      <text:p text:style-name="P318"><text:span text:style-name="T318_1">Saalfeld</text:span><text:span text:style-name="T318_2">,<text:s/></text:span><text:span text:style-name="T318_3">S</text:span><text:span text:style-name="T318_4">.,<text:s/></text:span><text:span text:style-name="T318_5">Fetter</text:span><text:span text:style-name="T318_6">,<text:s/></text:span><text:span text:style-name="T318_7">R</text:span><text:span text:style-name="T318_8">.,<text:s/></text:span><text:span text:style-name="T318_9">Cardona</text:span><text:span text:style-name="T318_10">,<text:s/></text:span><text:span text:style-name="T318_11">A</text:span><text:span text:style-name="T318_12">.,<text:s/>&amp;<text:s/></text:span><text:span text:style-name="T318_13">Tomancak</text:span><text:span text:style-name="T318_14">,<text:s/></text:span><text:span text:style-name="T318_15">P</text:span><text:span text:style-name="T318_16">.<text:s/>(2012).<text:s/></text:span><text:span text:style-name="T318_17">Elastic</text:span><text:span text:style-name="T318_18"><text:s/></text:span><text:span text:style-name="T318_19">volume</text:span><text:span text:style-name="T318_20"><text:s/></text:span><text:span text:style-name="T318_21">reconstruction</text:span><text:span text:style-name="T318_22"><text:s/></text:span><text:span text:style-name="T318_23">from</text:span><text:span text:style-name="T318_24"><text:s/></text:span><text:span text:style-name="T318_25">series</text:span><text:span text:style-name="T318_26"><text:s/></text:span><text:span text:style-name="T318_27">of</text:span><text:span text:style-name="T318_28"><text:s/></text:span><text:span text:style-name="T318_29">ultra</text:span><text:span text:style-name="T318_30">-</text:span><text:span text:style-name="T318_31">thin</text:span><text:span text:style-name="T318_32"><text:s/></text:span><text:span text:style-name="T318_33">microscopy</text:span><text:span text:style-name="T318_34"><text:s/></text:span><text:span text:style-name="T318_35">sections</text:span><text:span text:style-name="T318_36">.<text:s/></text:span><text:span text:style-name="T318_37">Nature</text:span><text:span text:style-name="T318_38"><text:s/></text:span><text:span text:style-name="T318_39">Methods</text:span><text:span text:style-name="T318_40">,<text:s/>(</text:span><text:span text:style-name="T318_41">decembeR</text:span><text:span text:style-name="T318_42"><text:s/>2011).<text:s/></text:span><text:span text:style-name="T318_43">doi</text:span><text:span text:style-name="T318_44">:10.1038/</text:span><text:span text:style-name="T318_45">nmeth</text:span><text:span text:style-name="T318_46">.2072</text:span></text:p>
      <text:p text:style-name="P319"><text:span text:style-name="T319_1">Sakata</text:span><text:span text:style-name="T319_2">,<text:s/></text:span><text:span text:style-name="T319_3">K</text:span><text:span text:style-name="T319_4">.,<text:s/>&amp;<text:s/></text:span><text:span text:style-name="T319_5">Shingai</text:span><text:span text:style-name="T319_6">,<text:s/></text:span><text:span text:style-name="T319_7">R</text:span><text:span text:style-name="T319_8">.<text:s/>(2004).<text:s/></text:span><text:span text:style-name="T319_9">Neural</text:span><text:span text:style-name="T319_10"><text:s/></text:span><text:span text:style-name="T319_11">network</text:span><text:span text:style-name="T319_12"><text:s/></text:span><text:span text:style-name="T319_13">model</text:span><text:span text:style-name="T319_14"><text:s/></text:span><text:span text:style-name="T319_15">to</text:span><text:span text:style-name="T319_16"><text:s/></text:span><text:span text:style-name="T319_17">generate</text:span><text:span text:style-name="T319_18"><text:s/></text:span><text:span text:style-name="T319_19">head</text:span><text:span text:style-name="T319_20"><text:s/></text:span><text:span text:style-name="T319_21">swing</text:span><text:span text:style-name="T319_22"><text:s/></text:span><text:span text:style-name="T319_23">in</text:span><text:span text:style-name="T319_24"><text:s/></text:span><text:span text:style-name="T319_25">locomotion</text:span><text:span text:style-name="T319_26"><text:s/></text:span><text:span text:style-name="T319_27">of</text:span><text:span text:style-name="T319_28"><text:s/></text:span><text:span text:style-name="T319_29">Caenorhabditis</text:span><text:span text:style-name="T319_30"><text:s/></text:span><text:span text:style-name="T319_31">elegans</text:span><text:span text:style-name="T319_32">.<text:s/></text:span><text:span text:style-name="T319_33">Network</text:span><text:span text:style-name="T319_34">:<text:s/></text:span><text:span text:style-name="T319_35">Computation</text:span><text:span text:style-name="T319_36"><text:s/></text:span><text:span text:style-name="T319_37">in</text:span><text:span text:style-name="T319_38"><text:s/></text:span><text:span text:style-name="T319_39">Neural</text:span><text:span text:style-name="T319_40"><text:s/></text:span><text:span text:style-name="T319_41">Systems</text:span><text:span text:style-name="T319_42">,<text:s/></text:span><text:span text:style-name="T319_43">15</text:span><text:span text:style-name="T319_44">(3),<text:s/>199–216.<text:s/></text:span><text:span text:style-name="T319_45">doi</text:span><text:span text:style-name="T319_46">:10.1088/0954-898</text:span><text:span text:style-name="T319_47">X</text:span><text:span text:style-name="T319_48">/15/3/003</text:span></text:p>
      <text:p text:style-name="P320"><text:span text:style-name="T320_1">Samuel</text:span><text:span text:style-name="T320_2">,<text:s/></text:span><text:span text:style-name="T320_3">A</text:span><text:span text:style-name="T320_4">.<text:s/></text:span><text:span text:style-name="T320_5">D</text:span><text:span text:style-name="T320_6">.<text:s/></text:span><text:span text:style-name="T320_7">T</text:span><text:span text:style-name="T320_8">.<text:s/>(2006).<text:s/></text:span><text:span text:style-name="T320_9">Femtosecond</text:span><text:span text:style-name="T320_10"><text:s/></text:span><text:span text:style-name="T320_11">laser</text:span><text:span text:style-name="T320_12"><text:s/></text:span><text:span text:style-name="T320_13">dissection</text:span><text:span text:style-name="T320_14"><text:s/></text:span><text:span text:style-name="T320_15">in</text:span><text:span text:style-name="T320_16">.<text:s/></text:span><text:span text:style-name="T320_17">Proceedings</text:span><text:span text:style-name="T320_18"><text:s/></text:span><text:span text:style-name="T320_19">of</text:span><text:span text:style-name="T320_20"><text:s/></text:span><text:span text:style-name="T320_21">SPIE</text:span><text:span text:style-name="T320_22">,<text:s/></text:span><text:span text:style-name="T320_23">6108</text:span><text:span text:style-name="T320_24">(1999),<text:s/>610801–610801–6.<text:s/></text:span><text:span text:style-name="T320_25">doi</text:span><text:span text:style-name="T320_26">:10.1117/12.657396</text:span></text:p>
      <text:p text:style-name="P321"><text:span text:style-name="T321_1">Samuel</text:span><text:span text:style-name="T321_2">,<text:s/></text:span><text:span text:style-name="T321_3">A</text:span><text:span text:style-name="T321_4">.<text:s/></text:span><text:span text:style-name="T321_5">D</text:span><text:span text:style-name="T321_6">.<text:s/></text:span><text:span text:style-name="T321_7">T</text:span><text:span text:style-name="T321_8">.,<text:s/></text:span><text:span text:style-name="T321_9">Silva</text:span><text:span text:style-name="T321_10">,<text:s/></text:span><text:span text:style-name="T321_11">R</text:span><text:span text:style-name="T321_12">.<text:s/></text:span><text:span text:style-name="T321_13">a</text:span><text:span text:style-name="T321_14">,<text:s/>&amp;<text:s/></text:span><text:span text:style-name="T321_15">Murthy</text:span><text:span text:style-name="T321_16">,<text:s/></text:span><text:span text:style-name="T321_17">V</text:span><text:span text:style-name="T321_18">.<text:s/></text:span><text:span text:style-name="T321_19">N</text:span><text:span text:style-name="T321_20">.<text:s/>(2003).<text:s/></text:span><text:span text:style-name="T321_21">Synaptic</text:span><text:span text:style-name="T321_22"><text:s/></text:span><text:span text:style-name="T321_23">activity</text:span><text:span text:style-name="T321_24"><text:s/></text:span><text:span text:style-name="T321_25">of</text:span><text:span text:style-name="T321_26"><text:s/></text:span><text:span text:style-name="T321_27">the</text:span><text:span text:style-name="T321_28"><text:s/></text:span><text:span text:style-name="T321_29">AFD</text:span><text:span text:style-name="T321_30"><text:s/></text:span><text:span text:style-name="T321_31">neuron</text:span><text:span text:style-name="T321_32"><text:s/></text:span><text:span text:style-name="T321_33">in</text:span><text:span text:style-name="T321_34"><text:s/></text:span><text:span text:style-name="T321_35">Caenorhabditis</text:span><text:span text:style-name="T321_36"><text:s/></text:span><text:span text:style-name="T321_37">elegans</text:span><text:span text:style-name="T321_38"><text:s/></text:span><text:span text:style-name="T321_39">correlates</text:span><text:span text:style-name="T321_40"><text:s/></text:span><text:span text:style-name="T321_41">with</text:span><text:span text:style-name="T321_42"><text:s/></text:span><text:span text:style-name="T321_43">thermotactic</text:span><text:span text:style-name="T321_44"><text:s/></text:span><text:span text:style-name="T321_45">memory</text:span><text:span text:style-name="T321_46">.<text:s/></text:span><text:span text:style-name="T321_47">The</text:span><text:span text:style-name="T321_48"><text:s/></text:span><text:span text:style-name="T321_49">Journal</text:span><text:span text:style-name="T321_50"><text:s/></text:span><text:span text:style-name="T321_51">of</text:span><text:span text:style-name="T321_52"><text:s/></text:span><text:span text:style-name="T321_53">Neuroscience</text:span><text:span text:style-name="T321_54"> :<text:s/></text:span><text:span text:style-name="T321_55">The</text:span><text:span text:style-name="T321_56"><text:s/></text:span><text:span text:style-name="T321_57">Official</text:span><text:span text:style-name="T321_58"><text:s/></text:span><text:span text:style-name="T321_59">Journal</text:span><text:span text:style-name="T321_60"><text:s/></text:span><text:span text:style-name="T321_61">of</text:span><text:span text:style-name="T321_62"><text:s/></text:span><text:span text:style-name="T321_63">the</text:span><text:span text:style-name="T321_64"><text:s/></text:span><text:span text:style-name="T321_65">Society</text:span><text:span text:style-name="T321_66"><text:s/></text:span><text:span text:style-name="T321_67">for</text:span><text:span text:style-name="T321_68"><text:s/></text:span><text:span text:style-name="T321_69">Neuroscience</text:span><text:span text:style-name="T321_70">,<text:s/></text:span><text:span text:style-name="T321_71">23</text:span><text:span text:style-name="T321_72">(2),<text:s/>373–6.<text:s/></text:span><text:span text:style-name="T321_73">Retrieved</text:span><text:span text:style-name="T321_74"><text:s/></text:span><text:span text:style-name="T321_75">from</text:span><text:span text:style-name="T321_76"><text:s/></text:span><text:span text:style-name="T321_77">http</text:span><text:span text:style-name="T321_78">://</text:span><text:span text:style-name="T321_79">www</text:span><text:span text:style-name="T321_80">.</text:span><text:span text:style-name="T321_81">ncbi</text:span><text:span text:style-name="T321_82">.</text:span><text:span text:style-name="T321_83">nlm</text:span><text:span text:style-name="T321_84">.</text:span><text:span text:style-name="T321_85">nih</text:span><text:span text:style-name="T321_86">.</text:span><text:span text:style-name="T321_87">gov</text:span><text:span text:style-name="T321_88">/</text:span><text:span text:style-name="T321_89">pubmed</text:span><text:span text:style-name="T321_90">/12533596</text:span></text:p>
      <text:p text:style-name="P322"><text:span text:style-name="T322_1">Sandberg</text:span><text:span text:style-name="T322_2">,<text:s/></text:span><text:span text:style-name="T322_3">A</text:span><text:span text:style-name="T322_4">.,<text:s/>&amp;<text:s/></text:span><text:span text:style-name="T322_5">Bostrom</text:span><text:span text:style-name="T322_6">,<text:s/></text:span><text:span text:style-name="T322_7">N</text:span><text:span text:style-name="T322_8">.<text:s/>(2008).<text:s/></text:span><text:span text:style-name="T322_9">Whole</text:span><text:span text:style-name="T322_10"><text:s/></text:span><text:span text:style-name="T322_11">Brain</text:span><text:span text:style-name="T322_12"><text:s/></text:span><text:span text:style-name="T322_13">Emulation</text:span><text:span text:style-name="T322_14">,<text:s/>130.<text:s/></text:span><text:span text:style-name="T322_15">Retrieved</text:span><text:span text:style-name="T322_16"><text:s/></text:span><text:span text:style-name="T322_17">from</text:span><text:span text:style-name="T322_18"><text:s/></text:span><text:span text:style-name="T322_19">http</text:span><text:span text:style-name="T322_20">://</text:span><text:span text:style-name="T322_21">www</text:span><text:span text:style-name="T322_22">.</text:span><text:span text:style-name="T322_23">philosophy</text:span><text:span text:style-name="T322_24">.</text:span><text:span text:style-name="T322_25">ox</text:span><text:span text:style-name="T322_26">.</text:span><text:span text:style-name="T322_27">ac</text:span><text:span text:style-name="T322_28">.</text:span><text:span text:style-name="T322_29">uk</text:span><text:span text:style-name="T322_30">/__</text:span><text:span text:style-name="T322_31">data</text:span><text:span text:style-name="T322_32">/</text:span><text:span text:style-name="T322_33">assets</text:span><text:span text:style-name="T322_34">/</text:span><text:span text:style-name="T322_35">pdf</text:span><text:span text:style-name="T322_36">_</text:span><text:span text:style-name="T322_37">file</text:span><text:span text:style-name="T322_38">/0019/3853/</text:span><text:span text:style-name="T322_39">brain</text:span><text:span text:style-name="T322_40">-</text:span><text:span text:style-name="T322_41">emulation</text:span><text:span text:style-name="T322_42">-</text:span><text:span text:style-name="T322_43">roadmap</text:span><text:span text:style-name="T322_44">-</text:span><text:span text:style-name="T322_45">report</text:span><text:span text:style-name="T322_46">.</text:span><text:span text:style-name="T322_47">pdf</text:span></text:p>
      <text:p text:style-name="P323"><text:span text:style-name="T323_1">Sauvage</text:span><text:span text:style-name="T323_2">,<text:s/></text:span><text:span text:style-name="T323_3">P</text:span><text:span text:style-name="T323_4">.,<text:s/></text:span><text:span text:style-name="T323_5">Argentina</text:span><text:span text:style-name="T323_6">,<text:s/></text:span><text:span text:style-name="T323_7">M</text:span><text:span text:style-name="T323_8">.,<text:s/></text:span><text:span text:style-name="T323_9">Drappier</text:span><text:span text:style-name="T323_10">,<text:s/></text:span><text:span text:style-name="T323_11">J</text:span><text:span text:style-name="T323_12">.,<text:s/></text:span><text:span text:style-name="T323_13">Senden</text:span><text:span text:style-name="T323_14">,<text:s/></text:span><text:span text:style-name="T323_15">T</text:span><text:span text:style-name="T323_16">.,<text:s/></text:span><text:span text:style-name="T323_17">Siméon</text:span><text:span text:style-name="T323_18">,<text:s/></text:span><text:span text:style-name="T323_19">J</text:span><text:span text:style-name="T323_20">.,<text:s/>&amp;<text:s/></text:span><text:span text:style-name="T323_21">Di</text:span><text:span text:style-name="T323_22"><text:s/></text:span><text:span text:style-name="T323_23">Meglio</text:span><text:span text:style-name="T323_24">,<text:s/></text:span><text:span text:style-name="T323_25">J</text:span><text:span text:style-name="T323_26">.-</text:span><text:span text:style-name="T323_27">M</text:span><text:span text:style-name="T323_28">.<text:s/>(2011).<text:s/></text:span><text:span text:style-name="T323_29">An</text:span><text:span text:style-name="T323_30"><text:s/></text:span><text:span text:style-name="T323_31">elasto</text:span><text:span text:style-name="T323_32">-</text:span><text:span text:style-name="T323_33">hydrodynamical</text:span><text:span text:style-name="T323_34"><text:s/></text:span><text:span text:style-name="T323_35">model</text:span><text:span text:style-name="T323_36"><text:s/></text:span><text:span text:style-name="T323_37">of</text:span><text:span text:style-name="T323_38"><text:s/></text:span><text:span text:style-name="T323_39">friction</text:span><text:span text:style-name="T323_40"><text:s/></text:span><text:span text:style-name="T323_41">for</text:span><text:span text:style-name="T323_42"><text:s/></text:span><text:span text:style-name="T323_43">the</text:span><text:span text:style-name="T323_44"><text:s/></text:span><text:span text:style-name="T323_45">locomotion</text:span><text:span text:style-name="T323_46"><text:s/></text:span><text:span text:style-name="T323_47">of</text:span><text:span text:style-name="T323_48"><text:s/></text:span><text:span text:style-name="T323_49">Caenorhabditis</text:span><text:span text:style-name="T323_50"><text:s/></text:span><text:span text:style-name="T323_51">elegans</text:span><text:span text:style-name="T323_52">.<text:s/></text:span><text:span text:style-name="T323_53">Journal</text:span><text:span text:style-name="T323_54"><text:s/></text:span><text:span text:style-name="T323_55">of</text:span><text:span text:style-name="T323_56"><text:s/></text:span><text:span text:style-name="T323_57">Biomechanics</text:span><text:span text:style-name="T323_58">,<text:s/>1–6.<text:s/></text:span><text:span text:style-name="T323_59">doi</text:span><text:span text:style-name="T323_60">:10.1016/</text:span><text:span text:style-name="T323_61">j</text:span><text:span text:style-name="T323_62">.</text:span><text:span text:style-name="T323_63">jbiomech</text:span><text:span text:style-name="T323_64">.2011.01.026</text:span></text:p>
      <text:p text:style-name="P324"><text:span text:style-name="T324_1">Schindelman</text:span><text:span text:style-name="T324_2">,<text:s/></text:span><text:span text:style-name="T324_3">G</text:span><text:span text:style-name="T324_4">.,<text:s/></text:span><text:span text:style-name="T324_5">Fernandes</text:span><text:span text:style-name="T324_6">,<text:s/></text:span><text:span text:style-name="T324_7">J</text:span><text:span text:style-name="T324_8">.<text:s/></text:span><text:span text:style-name="T324_9">S</text:span><text:span text:style-name="T324_10">.,<text:s/></text:span><text:span text:style-name="T324_11">Bastiani</text:span><text:span text:style-name="T324_12">,<text:s/></text:span><text:span text:style-name="T324_13">C</text:span><text:span text:style-name="T324_14">.<text:s/></text:span><text:span text:style-name="T324_15">a</text:span><text:span text:style-name="T324_16">,<text:s/></text:span><text:span text:style-name="T324_17">Yook</text:span><text:span text:style-name="T324_18">,<text:s/></text:span><text:span text:style-name="T324_19">K</text:span><text:span text:style-name="T324_20">.,<text:s/>&amp;<text:s/></text:span><text:span text:style-name="T324_21">Sternberg</text:span><text:span text:style-name="T324_22">,<text:s/></text:span><text:span text:style-name="T324_23">P</text:span><text:span text:style-name="T324_24">.<text:s/></text:span><text:span text:style-name="T324_25">W</text:span><text:span text:style-name="T324_26">.<text:s/>(2011).<text:s/></text:span><text:span text:style-name="T324_27">Worm</text:span><text:span text:style-name="T324_28"><text:s/></text:span><text:span text:style-name="T324_29">Phenotype</text:span><text:span text:style-name="T324_30"><text:s/></text:span><text:span text:style-name="T324_31">Ontology</text:span><text:span text:style-name="T324_32">:<text:s/></text:span><text:span text:style-name="T324_33">integrating</text:span><text:span text:style-name="T324_34"><text:s/></text:span><text:span text:style-name="T324_35">phenotype</text:span><text:span text:style-name="T324_36"><text:s/></text:span><text:span text:style-name="T324_37">data</text:span><text:span text:style-name="T324_38"><text:s/></text:span><text:span text:style-name="T324_39">within</text:span><text:span text:style-name="T324_40"><text:s/></text:span><text:span text:style-name="T324_41">and</text:span><text:span text:style-name="T324_42"><text:s/></text:span><text:span text:style-name="T324_43">beyond</text:span><text:span text:style-name="T324_44"><text:s/></text:span><text:span text:style-name="T324_45">the</text:span><text:span text:style-name="T324_46"><text:s/></text:span><text:span text:style-name="T324_47">C</text:span><text:span text:style-name="T324_48">.<text:s/></text:span><text:span text:style-name="T324_49">elegans</text:span><text:span text:style-name="T324_50"><text:s/></text:span><text:span text:style-name="T324_51">community</text:span><text:span text:style-name="T324_52">.<text:s/></text:span><text:span text:style-name="T324_53">BMC</text:span><text:span text:style-name="T324_54"><text:s/></text:span><text:span text:style-name="T324_55">Bioinformatics</text:span><text:span text:style-name="T324_56">,<text:s/></text:span><text:span text:style-name="T324_57">12</text:span><text:span text:style-name="T324_58">(1),<text:s/>32.<text:s/></text:span><text:span text:style-name="T324_59">doi</text:span><text:span text:style-name="T324_60">:10.1186/1471-2105-12-32</text:span></text:p>
      <text:p text:style-name="P325"><text:span text:style-name="T325_1">Schrödel</text:span><text:span text:style-name="T325_2">,<text:s/></text:span><text:span text:style-name="T325_3">T</text:span><text:span text:style-name="T325_4">.,<text:s/></text:span><text:span text:style-name="T325_5">Prevedel</text:span><text:span text:style-name="T325_6">,<text:s/></text:span><text:span text:style-name="T325_7">R</text:span><text:span text:style-name="T325_8">.,<text:s/></text:span><text:span text:style-name="T325_9">Aumayr</text:span><text:span text:style-name="T325_10">,<text:s/></text:span><text:span text:style-name="T325_11">K</text:span><text:span text:style-name="T325_12">.,<text:s/></text:span><text:span text:style-name="T325_13">Zimmer</text:span><text:span text:style-name="T325_14">,<text:s/></text:span><text:span text:style-name="T325_15">M</text:span><text:span text:style-name="T325_16">.,<text:s/>&amp;<text:s/></text:span><text:span text:style-name="T325_17">Vaziri</text:span><text:span text:style-name="T325_18">,<text:s/></text:span><text:span text:style-name="T325_19">A</text:span><text:span text:style-name="T325_20">.<text:s/>(2013).<text:s/></text:span><text:span text:style-name="T325_21">Brain</text:span><text:span text:style-name="T325_22">-</text:span><text:span text:style-name="T325_23">wide</text:span><text:span text:style-name="T325_24"><text:s/>3</text:span><text:span text:style-name="T325_25">D</text:span><text:span text:style-name="T325_26"><text:s/></text:span><text:span text:style-name="T325_27">imaging</text:span><text:span text:style-name="T325_28"><text:s/></text:span><text:span text:style-name="T325_29">of</text:span><text:span text:style-name="T325_30"><text:s/></text:span><text:span text:style-name="T325_31">neuronal</text:span><text:span text:style-name="T325_32"><text:s/></text:span><text:span text:style-name="T325_33">activity</text:span><text:span text:style-name="T325_34"><text:s/></text:span><text:span text:style-name="T325_35">in</text:span><text:span text:style-name="T325_36"><text:s/></text:span><text:span text:style-name="T325_37">Caenorhabditis</text:span><text:span text:style-name="T325_38"><text:s/></text:span><text:span text:style-name="T325_39">elegans</text:span><text:span text:style-name="T325_40"><text:s/></text:span><text:span text:style-name="T325_41">with</text:span><text:span text:style-name="T325_42"><text:s/></text:span><text:span text:style-name="T325_43">sculpted</text:span><text:span text:style-name="T325_44"><text:s/></text:span><text:span text:style-name="T325_45">light</text:span><text:span text:style-name="T325_46">.<text:s/></text:span><text:span text:style-name="T325_47">Nature</text:span><text:span text:style-name="T325_48"><text:s/></text:span><text:span text:style-name="T325_49">Methods</text:span><text:span text:style-name="T325_50">,<text:s/></text:span><text:span text:style-name="T325_51">10</text:span><text:span text:style-name="T325_52">(10).<text:s/></text:span><text:span text:style-name="T325_53">doi</text:span><text:span text:style-name="T325_54">:10.1038/</text:span><text:span text:style-name="T325_55">nmeth</text:span><text:span text:style-name="T325_56">.2637</text:span></text:p>
      <text:p text:style-name="P326"><text:span text:style-name="T326_1">Schultheis</text:span><text:span text:style-name="T326_2">,<text:s/></text:span><text:span text:style-name="T326_3">C</text:span><text:span text:style-name="T326_4">.,<text:s/></text:span><text:span text:style-name="T326_5">Brauner</text:span><text:span text:style-name="T326_6">,<text:s/></text:span><text:span text:style-name="T326_7">M</text:span><text:span text:style-name="T326_8">.,<text:s/></text:span><text:span text:style-name="T326_9">Liewald</text:span><text:span text:style-name="T326_10">,<text:s/></text:span><text:span text:style-name="T326_11">J</text:span><text:span text:style-name="T326_12">.<text:s/></text:span><text:span text:style-name="T326_13">F</text:span><text:span text:style-name="T326_14">.,<text:s/>&amp;<text:s/></text:span><text:span text:style-name="T326_15">Gottschalk</text:span><text:span text:style-name="T326_16">,<text:s/></text:span><text:span text:style-name="T326_17">A</text:span><text:span text:style-name="T326_18">.<text:s/>(2011).<text:s/></text:span><text:span text:style-name="T326_19">Optogenetic</text:span><text:span text:style-name="T326_20"><text:s/></text:span><text:span text:style-name="T326_21">analysis</text:span><text:span text:style-name="T326_22"><text:s/></text:span><text:span text:style-name="T326_23">of</text:span><text:span text:style-name="T326_24"><text:s/></text:span><text:span text:style-name="T326_25">GABAB</text:span><text:span text:style-name="T326_26"><text:s/></text:span><text:span text:style-name="T326_27">receptor</text:span><text:span text:style-name="T326_28"><text:s/></text:span><text:span text:style-name="T326_29">signalling</text:span><text:span text:style-name="T326_30"><text:s/></text:span><text:span text:style-name="T326_31">in</text:span><text:span text:style-name="T326_32"><text:s/></text:span><text:span text:style-name="T326_33">Caenorhabditis</text:span><text:span text:style-name="T326_34"><text:s/></text:span><text:span text:style-name="T326_35">elegans</text:span><text:span text:style-name="T326_36"><text:s/></text:span><text:span text:style-name="T326_37">motor</text:span><text:span text:style-name="T326_38"><text:s/></text:span><text:span text:style-name="T326_39">neurons</text:span><text:span text:style-name="T326_40">.<text:s/></text:span><text:span text:style-name="T326_41">Journal</text:span><text:span text:style-name="T326_42"><text:s/></text:span><text:span text:style-name="T326_43">of</text:span><text:span text:style-name="T326_44"><text:s/></text:span><text:span text:style-name="T326_45">Neurophysiology</text:span><text:span text:style-name="T326_46">,<text:s/>(</text:span><text:span text:style-name="T326_47">May</text:span><text:span text:style-name="T326_48">),<text:s/>817–827.<text:s/></text:span><text:span text:style-name="T326_49">doi</text:span><text:span text:style-name="T326_50">:10.1152/</text:span><text:span text:style-name="T326_51">jn</text:span><text:span text:style-name="T326_52">.00578.2010</text:span></text:p>
      <text:p text:style-name="P327"><text:span text:style-name="T327_1">Setty</text:span><text:span text:style-name="T327_2">,<text:s/></text:span><text:span text:style-name="T327_3">Y</text:span><text:span text:style-name="T327_4">.,<text:s/>&amp;<text:s/></text:span><text:span text:style-name="T327_5">Harel</text:span><text:span text:style-name="T327_6">,<text:s/></text:span><text:span text:style-name="T327_7">D</text:span><text:span text:style-name="T327_8">.<text:s/>(2012).<text:s/></text:span><text:span text:style-name="T327_9">Executable</text:span><text:span text:style-name="T327_10"><text:s/></text:span><text:span text:style-name="T327_11">Modeling</text:span><text:span text:style-name="T327_12"><text:s/></text:span><text:span text:style-name="T327_13">of</text:span><text:span text:style-name="T327_14"><text:s/></text:span><text:span text:style-name="T327_15">Morphogenesis</text:span><text:span text:style-name="T327_16"> :<text:s/></text:span><text:span text:style-name="T327_17">A</text:span><text:span text:style-name="T327_18"><text:s/></text:span><text:span text:style-name="T327_19">Turing</text:span><text:span text:style-name="T327_20">-</text:span><text:span text:style-name="T327_21">Inspired</text:span><text:span text:style-name="T327_22"><text:s/></text:span><text:span text:style-name="T327_23">Approach</text:span><text:span text:style-name="T327_24">,<text:s/></text:span><text:span text:style-name="T327_25">119</text:span><text:span text:style-name="T327_26">,<text:s/>1–15.<text:s/></text:span><text:span text:style-name="T327_27">doi</text:span><text:span text:style-name="T327_28">:10.3233/</text:span><text:span text:style-name="T327_29">FI</text:span><text:span text:style-name="T327_30">-2012-712</text:span></text:p>
      <text:p text:style-name="P328"><text:span text:style-name="T328_1">Shaw</text:span><text:span text:style-name="T328_2">,<text:s/></text:span><text:span text:style-name="T328_3">G</text:span><text:span text:style-name="T328_4">.<text:s/>(</text:span><text:span text:style-name="T328_5">n</text:span><text:span text:style-name="T328_6">.</text:span><text:span text:style-name="T328_7">d</text:span><text:span text:style-name="T328_8">.).<text:s/></text:span><text:span text:style-name="T328_9">A</text:span><text:span text:style-name="T328_10"><text:s/></text:span><text:span text:style-name="T328_11">Computational</text:span><text:span text:style-name="T328_12"><text:s/></text:span><text:span text:style-name="T328_13">View</text:span><text:span text:style-name="T328_14"><text:s/></text:span><text:span text:style-name="T328_15">of</text:span><text:span text:style-name="T328_16"><text:s/></text:span><text:span text:style-name="T328_17">C</text:span><text:span text:style-name="T328_18">.<text:s/></text:span><text:span text:style-name="T328_19">Elegans</text:span><text:span text:style-name="T328_20"><text:s/></text:span><text:span text:style-name="T328_21">Neural</text:span><text:span text:style-name="T328_22"><text:s/></text:span><text:span text:style-name="T328_23">Circuit</text:span><text:span text:style-name="T328_24"><text:s/></text:span><text:span text:style-name="T328_25">Learning</text:span><text:span text:style-name="T328_26">,<text:s/></text:span><text:span text:style-name="T328_27">Utilization</text:span><text:span text:style-name="T328_28">,<text:s/></text:span><text:span text:style-name="T328_29">and</text:span><text:span text:style-name="T328_30"><text:s/></text:span><text:span text:style-name="T328_31">Plasticity</text:span><text:span text:style-name="T328_32">.<text:s/></text:span><text:span text:style-name="T328_33">Divinepenguin</text:span><text:span text:style-name="T328_34">.</text:span><text:span text:style-name="T328_35">com</text:span><text:span text:style-name="T328_36">.<text:s/></text:span><text:span text:style-name="T328_37">Retrieved</text:span><text:span text:style-name="T328_38"><text:s/></text:span><text:span text:style-name="T328_39">from</text:span><text:span text:style-name="T328_40"><text:s/></text:span><text:span text:style-name="T328_41">http</text:span><text:span text:style-name="T328_42">://</text:span><text:span text:style-name="T328_43">www</text:span><text:span text:style-name="T328_44">.</text:span><text:span text:style-name="T328_45">divinepenguin</text:span><text:span text:style-name="T328_46">.</text:span><text:span text:style-name="T328_47">com</text:span><text:span text:style-name="T328_48">/</text:span><text:span text:style-name="T328_49">portfolio</text:span><text:span text:style-name="T328_50">/</text:span><text:span text:style-name="T328_51">pdf</text:span><text:span text:style-name="T328_52">/</text:span><text:span text:style-name="T328_53">gshaw</text:span><text:span text:style-name="T328_54">_</text:span><text:span text:style-name="T328_55">celegans</text:span><text:span text:style-name="T328_56">_</text:span><text:span text:style-name="T328_57">finalpaper</text:span><text:span text:style-name="T328_58">.</text:span><text:span text:style-name="T328_59">pdf</text:span></text:p>
      <text:p text:style-name="P329"><text:span text:style-name="T329_1">Sheffield</text:span><text:span text:style-name="T329_2">,<text:s/></text:span><text:span text:style-name="T329_3">M</text:span><text:span text:style-name="T329_4">.<text:s/></text:span><text:span text:style-name="T329_5">E</text:span><text:span text:style-name="T329_6">.<text:s/></text:span><text:span text:style-name="T329_7">J</text:span><text:span text:style-name="T329_8">.,<text:s/></text:span><text:span text:style-name="T329_9">Best</text:span><text:span text:style-name="T329_10">,<text:s/></text:span><text:span text:style-name="T329_11">T</text:span><text:span text:style-name="T329_12">.<text:s/></text:span><text:span text:style-name="T329_13">K</text:span><text:span text:style-name="T329_14">.,<text:s/></text:span><text:span text:style-name="T329_15">Mensh</text:span><text:span text:style-name="T329_16">,<text:s/></text:span><text:span text:style-name="T329_17">B</text:span><text:span text:style-name="T329_18">.<text:s/></text:span><text:span text:style-name="T329_19">D</text:span><text:span text:style-name="T329_20">.,<text:s/></text:span><text:span text:style-name="T329_21">Kath</text:span><text:span text:style-name="T329_22">,<text:s/></text:span><text:span text:style-name="T329_23">W</text:span><text:span text:style-name="T329_24">.<text:s/></text:span><text:span text:style-name="T329_25">L</text:span><text:span text:style-name="T329_26">.,<text:s/>&amp;<text:s/></text:span><text:span text:style-name="T329_27">Spruston</text:span><text:span text:style-name="T329_28">,<text:s/></text:span><text:span text:style-name="T329_29">N</text:span><text:span text:style-name="T329_30">.<text:s/>(2010).<text:s/></text:span><text:span text:style-name="T329_31">Slow</text:span><text:span text:style-name="T329_32"><text:s/></text:span><text:span text:style-name="T329_33">integration</text:span><text:span text:style-name="T329_34"><text:s/></text:span><text:span text:style-name="T329_35">leads</text:span><text:span text:style-name="T329_36"><text:s/></text:span><text:span text:style-name="T329_37">to</text:span><text:span text:style-name="T329_38"><text:s/></text:span><text:span text:style-name="T329_39">persistent</text:span><text:span text:style-name="T329_40"><text:s/></text:span><text:span text:style-name="T329_41">action</text:span><text:span text:style-name="T329_42"><text:s/></text:span><text:span text:style-name="T329_43">potential</text:span><text:span text:style-name="T329_44"><text:s/></text:span><text:span text:style-name="T329_45">firing</text:span><text:span text:style-name="T329_46"><text:s/></text:span><text:span text:style-name="T329_47">in</text:span><text:span text:style-name="T329_48"><text:s/></text:span><text:span text:style-name="T329_49">distal</text:span><text:span text:style-name="T329_50"><text:s/></text:span><text:span text:style-name="T329_51">axons</text:span><text:span text:style-name="T329_52"><text:s/></text:span><text:span text:style-name="T329_53">of</text:span><text:span text:style-name="T329_54"><text:s/></text:span><text:span text:style-name="T329_55">coupled</text:span><text:span text:style-name="T329_56"><text:s/></text:span><text:span text:style-name="T329_57">interneurons</text:span><text:span text:style-name="T329_58">.<text:s/></text:span><text:span text:style-name="T329_59">Nature</text:span><text:span text:style-name="T329_60"><text:s/></text:span><text:span text:style-name="T329_61">Neuroscience</text:span><text:span text:style-name="T329_62">,<text:s/></text:span><text:span text:style-name="T329_63">14</text:span><text:span text:style-name="T329_64">(2),<text:s/>200–207.<text:s/></text:span><text:span text:style-name="T329_65">doi</text:span><text:span text:style-name="T329_66">:10.1038/</text:span><text:span text:style-name="T329_67">nn</text:span><text:span text:style-name="T329_68">.2728</text:span></text:p>
      <text:p text:style-name="P330"><text:span text:style-name="T330_1">Shim</text:span><text:span text:style-name="T330_2">,<text:s/></text:span><text:span text:style-name="T330_3">Y</text:span><text:span text:style-name="T330_4">.-</text:span><text:span text:style-name="T330_5">H</text:span><text:span text:style-name="T330_6">.,<text:s/>&amp;<text:s/></text:span><text:span text:style-name="T330_7">Paik</text:span><text:span text:style-name="T330_8">,<text:s/></text:span><text:span text:style-name="T330_9">Y</text:span><text:span text:style-name="T330_10">.-</text:span><text:span text:style-name="T330_11">K</text:span><text:span text:style-name="T330_12">.<text:s/>(2010).<text:s/></text:span><text:span text:style-name="T330_13">Caenorhabditis</text:span><text:span text:style-name="T330_14"><text:s/></text:span><text:span text:style-name="T330_15">elegans</text:span><text:span text:style-name="T330_16"><text:s/></text:span><text:span text:style-name="T330_17">proteomics</text:span><text:span text:style-name="T330_18"><text:s/></text:span><text:span text:style-name="T330_19">comes</text:span><text:span text:style-name="T330_20"><text:s/></text:span><text:span text:style-name="T330_21">of</text:span><text:span text:style-name="T330_22"><text:s/></text:span><text:span text:style-name="T330_23">age</text:span><text:span text:style-name="T330_24">.<text:s/></text:span><text:span text:style-name="T330_25">Proteomics</text:span><text:span text:style-name="T330_26">,<text:s/></text:span><text:span text:style-name="T330_27">10</text:span><text:span text:style-name="T330_28">(4),<text:s/>846–57.<text:s/></text:span><text:span text:style-name="T330_29">doi</text:span><text:span text:style-name="T330_30">:10.1002/</text:span><text:span text:style-name="T330_31">pmic</text:span><text:span text:style-name="T330_32">.200900542</text:span></text:p>
      <text:p text:style-name="P331"><text:span text:style-name="T331_1">Shimizu</text:span><text:span text:style-name="T331_2">,<text:s/></text:span><text:span text:style-name="T331_3">T</text:span><text:span text:style-name="T331_4">.<text:s/></text:span><text:span text:style-name="T331_5">S</text:span><text:span text:style-name="T331_6">.,<text:s/></text:span><text:span text:style-name="T331_7">Aksenov</text:span><text:span text:style-name="T331_8">,<text:s/></text:span><text:span text:style-name="T331_9">S</text:span><text:span text:style-name="T331_10">.<text:s/></text:span><text:span text:style-name="T331_11">V</text:span><text:span text:style-name="T331_12">.,<text:s/>&amp;<text:s/></text:span><text:span text:style-name="T331_13">Bray</text:span><text:span text:style-name="T331_14">,<text:s/></text:span><text:span text:style-name="T331_15">D</text:span><text:span text:style-name="T331_16">.<text:s/>(2003).<text:s/></text:span><text:span text:style-name="T331_17">A</text:span><text:span text:style-name="T331_18"><text:s/></text:span><text:span text:style-name="T331_19">Spatially</text:span><text:span text:style-name="T331_20"><text:s/></text:span><text:span text:style-name="T331_21">Extended</text:span><text:span text:style-name="T331_22"><text:s/></text:span><text:span text:style-name="T331_23">Stochastic</text:span><text:span text:style-name="T331_24"><text:s/></text:span><text:span text:style-name="T331_25">Model</text:span><text:span text:style-name="T331_26"><text:s/></text:span><text:span text:style-name="T331_27">of</text:span><text:span text:style-name="T331_28"><text:s/></text:span><text:span text:style-name="T331_29">the</text:span><text:span text:style-name="T331_30"><text:s/></text:span><text:span text:style-name="T331_31">Bacterial</text:span><text:span text:style-name="T331_32"><text:s/></text:span><text:span text:style-name="T331_33">Chemotaxis</text:span><text:span text:style-name="T331_34"><text:s/></text:span><text:span text:style-name="T331_35">Signalling</text:span><text:span text:style-name="T331_36"><text:s/></text:span><text:span text:style-name="T331_37">Pathway</text:span><text:span text:style-name="T331_38">.<text:s/></text:span><text:span text:style-name="T331_39">Journal</text:span><text:span text:style-name="T331_40"><text:s/></text:span><text:span text:style-name="T331_41">of</text:span><text:span text:style-name="T331_42"><text:s/></text:span><text:span text:style-name="T331_43">Molecular</text:span><text:span text:style-name="T331_44"><text:s/></text:span><text:span text:style-name="T331_45">Biology</text:span><text:span text:style-name="T331_46">,<text:s/></text:span><text:span text:style-name="T331_47">329</text:span><text:span text:style-name="T331_48">(2),<text:s/>291–309.<text:s/></text:span><text:span text:style-name="T331_49">doi</text:span><text:span text:style-name="T331_50">:10.1016/</text:span><text:span text:style-name="T331_51">S</text:span><text:span text:style-name="T331_52">0022-2836(03)00437-6</text:span></text:p>
      <text:p text:style-name="P332"><text:span text:style-name="T332_1">Shinkai</text:span><text:span text:style-name="T332_2">,<text:s/></text:span><text:span text:style-name="T332_3">Y</text:span><text:span text:style-name="T332_4">.,<text:s/></text:span><text:span text:style-name="T332_5">Yamamoto</text:span><text:span text:style-name="T332_6">,<text:s/></text:span><text:span text:style-name="T332_7">Y</text:span><text:span text:style-name="T332_8">.,<text:s/></text:span><text:span text:style-name="T332_9">Fujiwara</text:span><text:span text:style-name="T332_10">,<text:s/></text:span><text:span text:style-name="T332_11">M</text:span><text:span text:style-name="T332_12">.,<text:s/></text:span><text:span text:style-name="T332_13">Tabata</text:span><text:span text:style-name="T332_14">,<text:s/></text:span><text:span text:style-name="T332_15">T</text:span><text:span text:style-name="T332_16">.,<text:s/></text:span><text:span text:style-name="T332_17">Murayama</text:span><text:span text:style-name="T332_18">,<text:s/></text:span><text:span text:style-name="T332_19">T</text:span><text:span text:style-name="T332_20">.,<text:s/></text:span><text:span text:style-name="T332_21">Hirotsu</text:span><text:span text:style-name="T332_22">,<text:s/></text:span><text:span text:style-name="T332_23">T</text:span><text:span text:style-name="T332_24">.,<text:s/>…<text:s/></text:span><text:span text:style-name="T332_25">Ishihara</text:span><text:span text:style-name="T332_26">,<text:s/></text:span><text:span text:style-name="T332_27">T</text:span><text:span text:style-name="T332_28">.<text:s/>(2011).<text:s/></text:span><text:span text:style-name="T332_29">Behavioral</text:span><text:span text:style-name="T332_30"><text:s/></text:span><text:span text:style-name="T332_31">Choice</text:span><text:span text:style-name="T332_32"><text:s/></text:span><text:span text:style-name="T332_33">between</text:span><text:span text:style-name="T332_34"><text:s/></text:span><text:span text:style-name="T332_35">Conflicting</text:span><text:span text:style-name="T332_36"><text:s/></text:span><text:span text:style-name="T332_37">Alternatives</text:span><text:span text:style-name="T332_38"><text:s/></text:span><text:span text:style-name="T332_39">Is</text:span><text:span text:style-name="T332_40"><text:s/></text:span><text:span text:style-name="T332_41">Regulated</text:span><text:span text:style-name="T332_42"><text:s/></text:span><text:span text:style-name="T332_43">by</text:span><text:span text:style-name="T332_44"><text:s/></text:span><text:span text:style-name="T332_45">a</text:span><text:span text:style-name="T332_46"><text:s/></text:span><text:span text:style-name="T332_47">Receptor</text:span><text:span text:style-name="T332_48"><text:s/></text:span><text:span text:style-name="T332_49">Guanylyl</text:span><text:span text:style-name="T332_50"><text:s/></text:span><text:span text:style-name="T332_51">Cyclase</text:span><text:span text:style-name="T332_52">,<text:s/></text:span><text:span text:style-name="T332_53">GCY</text:span><text:span text:style-name="T332_54">-28,<text:s/></text:span><text:span text:style-name="T332_55">and</text:span><text:span text:style-name="T332_56"><text:s/></text:span><text:span text:style-name="T332_57">a</text:span><text:span text:style-name="T332_58"><text:s/></text:span><text:span text:style-name="T332_59">Receptor</text:span><text:span text:style-name="T332_60"><text:s/></text:span><text:span text:style-name="T332_61">Tyrosine</text:span><text:span text:style-name="T332_62"><text:s/></text:span><text:span text:style-name="T332_63">Kinase</text:span><text:span text:style-name="T332_64">,<text:s/></text:span><text:span text:style-name="T332_65">SCD</text:span><text:span text:style-name="T332_66">-2,<text:s/></text:span><text:span text:style-name="T332_67">in</text:span><text:span text:style-name="T332_68"><text:s/></text:span><text:span text:style-name="T332_69">AIA</text:span><text:span text:style-name="T332_70"><text:s/></text:span><text:span text:style-name="T332_71">Interneurons</text:span><text:span text:style-name="T332_72"><text:s/></text:span><text:span text:style-name="T332_73">of</text:span><text:span text:style-name="T332_74"><text:s/></text:span><text:span text:style-name="T332_75">Caenorhabditis</text:span><text:span text:style-name="T332_76"><text:s/></text:span><text:span text:style-name="T332_77">elegans</text:span><text:span text:style-name="T332_78">.<text:s/></text:span><text:span text:style-name="T332_79">Journal</text:span><text:span text:style-name="T332_80"><text:s/></text:span><text:span text:style-name="T332_81">of</text:span><text:span text:style-name="T332_82"><text:s/></text:span><text:span text:style-name="T332_83">Neuroscience</text:span><text:span text:style-name="T332_84">,<text:s/></text:span><text:span text:style-name="T332_85">31</text:span><text:span text:style-name="T332_86">(8),<text:s/>3007–3015.<text:s/></text:span><text:span text:style-name="T332_87">doi</text:span><text:span text:style-name="T332_88">:10.1523/</text:span><text:span text:style-name="T332_89">JNEUROSCI</text:span><text:span text:style-name="T332_90">.4691-10.2011</text:span></text:p>
      <text:p text:style-name="P333"><text:span text:style-name="T333_1">Shterionov</text:span><text:span text:style-name="T333_2">,<text:s/></text:span><text:span text:style-name="T333_3">D</text:span><text:span text:style-name="T333_4">.<text:s/></text:span><text:span text:style-name="T333_5">S</text:span><text:span text:style-name="T333_6">.,<text:s/>&amp;<text:s/></text:span><text:span text:style-name="T333_7">Janssens</text:span><text:span text:style-name="T333_8">,<text:s/></text:span><text:span text:style-name="T333_9">G</text:span><text:span text:style-name="T333_10">.<text:s/>(2011).<text:s/></text:span><text:span text:style-name="T333_11">Data</text:span><text:span text:style-name="T333_12"><text:s/></text:span><text:span text:style-name="T333_13">acquisition</text:span><text:span text:style-name="T333_14"><text:s/></text:span><text:span text:style-name="T333_15">and</text:span><text:span text:style-name="T333_16"><text:s/></text:span><text:span text:style-name="T333_17">modeling</text:span><text:span text:style-name="T333_18"><text:s/></text:span><text:span text:style-name="T333_19">for</text:span><text:span text:style-name="T333_20"><text:s/></text:span><text:span text:style-name="T333_21">learning</text:span><text:span text:style-name="T333_22"><text:s/></text:span><text:span text:style-name="T333_23">and</text:span><text:span text:style-name="T333_24"><text:s/></text:span><text:span text:style-name="T333_25">reasoning</text:span><text:span text:style-name="T333_26"><text:s/></text:span><text:span text:style-name="T333_27">in</text:span><text:span text:style-name="T333_28"><text:s/></text:span><text:span text:style-name="T333_29">probabilistic</text:span><text:span text:style-name="T333_30"><text:s/></text:span><text:span text:style-name="T333_31">logic</text:span><text:span text:style-name="T333_32"><text:s/></text:span><text:span text:style-name="T333_33">environment</text:span><text:span text:style-name="T333_34">.<text:s/></text:span><text:span text:style-name="T333_35">In</text:span><text:span text:style-name="T333_36"><text:s/></text:span><text:span text:style-name="T333_37">EPIA</text:span><text:span text:style-name="T333_38"><text:s/>2011</text:span><text:span text:style-name="T333_39"><text:s/>(</text:span><text:span text:style-name="T333_40">pp</text:span><text:span text:style-name="T333_41">.<text:s/>978–989).<text:s/></text:span><text:span text:style-name="T333_42">Retrieved</text:span><text:span text:style-name="T333_43"><text:s/></text:span><text:span text:style-name="T333_44">from</text:span><text:span text:style-name="T333_45"><text:s/></text:span><text:span text:style-name="T333_46">https</text:span><text:span text:style-name="T333_47">://</text:span><text:span text:style-name="T333_48">lirias</text:span><text:span text:style-name="T333_49">.</text:span><text:span text:style-name="T333_50">kuleuven</text:span><text:span text:style-name="T333_51">.</text:span><text:span text:style-name="T333_52">be</text:span><text:span text:style-name="T333_53">/</text:span><text:span text:style-name="T333_54">bitstream</text:span><text:span text:style-name="T333_55">/123456789/316487/3/</text:span><text:span text:style-name="T333_56">EPIA</text:span><text:span text:style-name="T333_57">2011_</text:span><text:span text:style-name="T333_58">p</text:span><text:span text:style-name="T333_59">_298-312_166.</text:span><text:span text:style-name="T333_60">pdf</text:span></text:p>
      <text:p text:style-name="P334"><text:span text:style-name="T334_1">Shtonda</text:span><text:span text:style-name="T334_2">,<text:s/></text:span><text:span text:style-name="T334_3">B</text:span><text:span text:style-name="T334_4">.,<text:s/>&amp;<text:s/></text:span><text:span text:style-name="T334_5">Avery</text:span><text:span text:style-name="T334_6">,<text:s/></text:span><text:span text:style-name="T334_7">L</text:span><text:span text:style-name="T334_8">.<text:s/>(2005).<text:s/></text:span><text:span text:style-name="T334_9">CCA</text:span><text:span text:style-name="T334_10">-1,<text:s/></text:span><text:span text:style-name="T334_11">EGL</text:span><text:span text:style-name="T334_12">-19<text:s/></text:span><text:span text:style-name="T334_13">and</text:span><text:span text:style-name="T334_14"><text:s/></text:span><text:span text:style-name="T334_15">EXP</text:span><text:span text:style-name="T334_16">-2<text:s/></text:span><text:span text:style-name="T334_17">currents</text:span><text:span text:style-name="T334_18"><text:s/></text:span><text:span text:style-name="T334_19">shape</text:span><text:span text:style-name="T334_20"><text:s/></text:span><text:span text:style-name="T334_21">action</text:span><text:span text:style-name="T334_22"><text:s/></text:span><text:span text:style-name="T334_23">potentials</text:span><text:span text:style-name="T334_24"><text:s/></text:span><text:span text:style-name="T334_25">in</text:span><text:span text:style-name="T334_26"><text:s/></text:span><text:span text:style-name="T334_27">the</text:span><text:span text:style-name="T334_28"><text:s/></text:span><text:span text:style-name="T334_29">Caenorhabditis</text:span><text:span text:style-name="T334_30"><text:s/></text:span><text:span text:style-name="T334_31">elegans</text:span><text:span text:style-name="T334_32"><text:s/></text:span><text:span text:style-name="T334_33">pharynx</text:span><text:span text:style-name="T334_34">.<text:s/></text:span><text:span text:style-name="T334_35">The</text:span><text:span text:style-name="T334_36"><text:s/></text:span><text:span text:style-name="T334_37">Journal</text:span><text:span text:style-name="T334_38"><text:s/></text:span><text:span text:style-name="T334_39">of</text:span><text:span text:style-name="T334_40"><text:s/></text:span><text:span text:style-name="T334_41">Experimental</text:span><text:span text:style-name="T334_42"><text:s/></text:span><text:span text:style-name="T334_43">Biology</text:span><text:span text:style-name="T334_44">,<text:s/></text:span><text:span text:style-name="T334_45">208</text:span><text:span text:style-name="T334_46">(</text:span><text:span text:style-name="T334_47">Pt</text:span><text:span text:style-name="T334_48"><text:s/>11),<text:s/>2177–90.<text:s/></text:span><text:span text:style-name="T334_49">doi</text:span><text:span text:style-name="T334_50">:10.1242/</text:span><text:span text:style-name="T334_51">jeb</text:span><text:span text:style-name="T334_52">.01615</text:span></text:p>
      <text:p text:style-name="P335"><text:span text:style-name="T335_1">Sohn</text:span><text:span text:style-name="T335_2">,<text:s/></text:span><text:span text:style-name="T335_3">Y</text:span><text:span text:style-name="T335_4">.,<text:s/></text:span><text:span text:style-name="T335_5">Choi</text:span><text:span text:style-name="T335_6">,<text:s/></text:span><text:span text:style-name="T335_7">M</text:span><text:span text:style-name="T335_8">.-</text:span><text:span text:style-name="T335_9">K</text:span><text:span text:style-name="T335_10">.,<text:s/></text:span><text:span text:style-name="T335_11">Ahn</text:span><text:span text:style-name="T335_12">,<text:s/></text:span><text:span text:style-name="T335_13">Y</text:span><text:span text:style-name="T335_14">.-</text:span><text:span text:style-name="T335_15">Y</text:span><text:span text:style-name="T335_16">.,<text:s/></text:span><text:span text:style-name="T335_17">Lee</text:span><text:span text:style-name="T335_18">,<text:s/></text:span><text:span text:style-name="T335_19">J</text:span><text:span text:style-name="T335_20">.,<text:s/>&amp;<text:s/></text:span><text:span text:style-name="T335_21">Jeong</text:span><text:span text:style-name="T335_22">,<text:s/></text:span><text:span text:style-name="T335_23">J</text:span><text:span text:style-name="T335_24">.<text:s/>(2011).<text:s/></text:span><text:span text:style-name="T335_25">Topological</text:span><text:span text:style-name="T335_26"><text:s/></text:span><text:span text:style-name="T335_27">cluster</text:span><text:span text:style-name="T335_28"><text:s/></text:span><text:span text:style-name="T335_29">analysis</text:span><text:span text:style-name="T335_30"><text:s/></text:span><text:span text:style-name="T335_31">reveals</text:span><text:span text:style-name="T335_32"><text:s/></text:span><text:span text:style-name="T335_33">the</text:span><text:span text:style-name="T335_34"><text:s/></text:span><text:span text:style-name="T335_35">systemic</text:span><text:span text:style-name="T335_36"><text:s/></text:span><text:span text:style-name="T335_37">organization</text:span><text:span text:style-name="T335_38"><text:s/></text:span><text:span text:style-name="T335_39">of</text:span><text:span text:style-name="T335_40"><text:s/></text:span><text:span text:style-name="T335_41">the</text:span><text:span text:style-name="T335_42"><text:s/></text:span><text:span text:style-name="T335_43">Caenorhabditis</text:span><text:span text:style-name="T335_44"><text:s/></text:span><text:span text:style-name="T335_45">elegans</text:span><text:span text:style-name="T335_46"><text:s/></text:span><text:span text:style-name="T335_47">connectome</text:span><text:span text:style-name="T335_48">.<text:s/></text:span><text:span text:style-name="T335_49">PLoS</text:span><text:span text:style-name="T335_50"><text:s/></text:span><text:span text:style-name="T335_51">Computational</text:span><text:span text:style-name="T335_52"><text:s/></text:span><text:span text:style-name="T335_53">Biology</text:span><text:span text:style-name="T335_54">,<text:s/></text:span><text:span text:style-name="T335_55">7</text:span><text:span text:style-name="T335_56">(5),<text:s/></text:span><text:span text:style-name="T335_57">e</text:span><text:span text:style-name="T335_58">1001139.<text:s/></text:span><text:span text:style-name="T335_59">doi</text:span><text:span text:style-name="T335_60">:10.1371/</text:span><text:span text:style-name="T335_61">journal</text:span><text:span text:style-name="T335_62">.</text:span><text:span text:style-name="T335_63">pcbi</text:span><text:span text:style-name="T335_64">.1001139</text:span></text:p>
      <text:p text:style-name="P336"><text:span text:style-name="T336_1">Solenthaler</text:span><text:span text:style-name="T336_2">,<text:s/></text:span><text:span text:style-name="T336_3">B</text:span><text:span text:style-name="T336_4">.<text:s/>(2010).<text:s/></text:span><text:span text:style-name="T336_5">INCOMPRESSIBLE</text:span><text:span text:style-name="T336_6"><text:s/></text:span><text:span text:style-name="T336_7">FLUID</text:span><text:span text:style-name="T336_8"><text:s/></text:span><text:span text:style-name="T336_9">SIMULATION</text:span><text:span text:style-name="T336_10"><text:s/></text:span><text:span text:style-name="T336_11">AND</text:span><text:span text:style-name="T336_12"><text:s/></text:span><text:span text:style-name="T336_13">ADVANCED</text:span><text:span text:style-name="T336_14"><text:s/></text:span><text:span text:style-name="T336_15">SURFACE</text:span><text:span text:style-name="T336_16"><text:s/></text:span><text:span text:style-name="T336_17">HANDLING</text:span><text:span text:style-name="T336_18"><text:s/></text:span><text:span text:style-name="T336_19">WITH</text:span><text:span text:style-name="T336_20"><text:s/></text:span><text:span text:style-name="T336_21">SPH</text:span><text:span text:style-name="T336_22">.<text:s/></text:span><text:span text:style-name="T336_23">ETH</text:span><text:span text:style-name="T336_24"><text:s/></text:span><text:span text:style-name="T336_25">Zurich</text:span><text:span text:style-name="T336_26">.<text:s/></text:span><text:span text:style-name="T336_27">Retrieved</text:span><text:span text:style-name="T336_28"><text:s/></text:span><text:span text:style-name="T336_29">from</text:span><text:span text:style-name="T336_30"><text:s/></text:span><text:span text:style-name="T336_31">http</text:span><text:span text:style-name="T336_32">://</text:span><text:span text:style-name="T336_33">www</text:span><text:span text:style-name="T336_34">.</text:span><text:span text:style-name="T336_35">zora</text:span><text:span text:style-name="T336_36">.</text:span><text:span text:style-name="T336_37">uzh</text:span><text:span text:style-name="T336_38">.</text:span><text:span text:style-name="T336_39">ch</text:span><text:span text:style-name="T336_40">/29724/1/</text:span><text:span text:style-name="T336_41">Barbara</text:span><text:span text:style-name="T336_42">.</text:span><text:span text:style-name="T336_43">pdf</text:span></text:p>
      <text:p text:style-name="P337"><text:span text:style-name="T337_1">Solenthaler</text:span><text:span text:style-name="T337_2">,<text:s/></text:span><text:span text:style-name="T337_3">B</text:span><text:span text:style-name="T337_4">.,<text:s/>&amp;<text:s/></text:span><text:span text:style-name="T337_5">Pajarola</text:span><text:span text:style-name="T337_6">,<text:s/></text:span><text:span text:style-name="T337_7">R</text:span><text:span text:style-name="T337_8">.<text:s/>(2009).<text:s/></text:span><text:span text:style-name="T337_9">Predictive</text:span><text:span text:style-name="T337_10">-</text:span><text:span text:style-name="T337_11">corrective</text:span><text:span text:style-name="T337_12"><text:s/></text:span><text:span text:style-name="T337_13">incompressible</text:span><text:span text:style-name="T337_14"><text:s/></text:span><text:span text:style-name="T337_15">SPH</text:span><text:span text:style-name="T337_16">.<text:s/></text:span><text:span text:style-name="T337_17">ACM</text:span><text:span text:style-name="T337_18"><text:s/></text:span><text:span text:style-name="T337_19">Transactions</text:span><text:span text:style-name="T337_20"><text:s/></text:span><text:span text:style-name="T337_21">on</text:span><text:span text:style-name="T337_22"><text:s/></text:span><text:span text:style-name="T337_23">Graphics</text:span><text:span text:style-name="T337_24">,<text:s/></text:span><text:span text:style-name="T337_25">28</text:span><text:span text:style-name="T337_26">(3),<text:s/>1.<text:s/></text:span><text:span text:style-name="T337_27">doi</text:span><text:span text:style-name="T337_28">:10.1145/1531326.1531346</text:span></text:p>
      <text:p text:style-name="P338"><text:span text:style-name="T338_1">Solenthaler</text:span><text:span text:style-name="T338_2">,<text:s/></text:span><text:span text:style-name="T338_3">B</text:span><text:span text:style-name="T338_4">.,<text:s/>&amp;<text:s/></text:span><text:span text:style-name="T338_5">Pajarola</text:span><text:span text:style-name="T338_6">,<text:s/></text:span><text:span text:style-name="T338_7">R</text:span><text:span text:style-name="T338_8">.<text:s/>(2010).<text:s/></text:span><text:span text:style-name="T338_9">Performance</text:span><text:span text:style-name="T338_10"><text:s/></text:span><text:span text:style-name="T338_11">Comparison</text:span><text:span text:style-name="T338_12"><text:s/></text:span><text:span text:style-name="T338_13">of</text:span><text:span text:style-name="T338_14"><text:s/></text:span><text:span text:style-name="T338_15">Parallel</text:span><text:span text:style-name="T338_16"><text:s/></text:span><text:span text:style-name="T338_17">PCISPH</text:span><text:span text:style-name="T338_18"><text:s/></text:span><text:span text:style-name="T338_19">and</text:span><text:span text:style-name="T338_20"><text:s/></text:span><text:span text:style-name="T338_21">WCSPH</text:span><text:span text:style-name="T338_22">.<text:s/></text:span><text:span text:style-name="T338_23">vmml</text:span><text:span text:style-name="T338_24">.</text:span><text:span text:style-name="T338_25">ifi</text:span><text:span text:style-name="T338_26">.</text:span><text:span text:style-name="T338_27">uzh</text:span><text:span text:style-name="T338_28">.</text:span><text:span text:style-name="T338_29">ch</text:span><text:span text:style-name="T338_30">.<text:s/></text:span><text:span text:style-name="T338_31">Retrieved</text:span><text:span text:style-name="T338_32"><text:s/></text:span><text:span text:style-name="T338_33">from</text:span><text:span text:style-name="T338_34"><text:s/></text:span><text:span text:style-name="T338_35">http</text:span><text:span text:style-name="T338_36">://</text:span><text:span text:style-name="T338_37">vmml</text:span><text:span text:style-name="T338_38">.</text:span><text:span text:style-name="T338_39">ifi</text:span><text:span text:style-name="T338_40">.</text:span><text:span text:style-name="T338_41">uzh</text:span><text:span text:style-name="T338_42">.</text:span><text:span text:style-name="T338_43">ch</text:span><text:span text:style-name="T338_44">/</text:span><text:span text:style-name="T338_45">files</text:span><text:span text:style-name="T338_46">/</text:span><text:span text:style-name="T338_47">pdf</text:span><text:span text:style-name="T338_48">/</text:span><text:span text:style-name="T338_49">publications</text:span><text:span text:style-name="T338_50">/</text:span><text:span text:style-name="T338_51">pcisph</text:span><text:span text:style-name="T338_52">_</text:span><text:span text:style-name="T338_53">comp</text:span><text:span text:style-name="T338_54">.</text:span><text:span text:style-name="T338_55">pdf</text:span></text:p>
      <text:p text:style-name="P339"><text:span text:style-name="T339_1">Solenthaler</text:span><text:span text:style-name="T339_2">,<text:s/></text:span><text:span text:style-name="T339_3">B</text:span><text:span text:style-name="T339_4">.,<text:s/></text:span><text:span text:style-name="T339_5">Schläfli</text:span><text:span text:style-name="T339_6">,<text:s/></text:span><text:span text:style-name="T339_7">J</text:span><text:span text:style-name="T339_8">.,<text:s/>&amp;<text:s/></text:span><text:span text:style-name="T339_9">Pajarola</text:span><text:span text:style-name="T339_10">,<text:s/></text:span><text:span text:style-name="T339_11">R</text:span><text:span text:style-name="T339_12">.<text:s/>(2007).<text:s/></text:span><text:span text:style-name="T339_13">A</text:span><text:span text:style-name="T339_14"><text:s/></text:span><text:span text:style-name="T339_15">unified</text:span><text:span text:style-name="T339_16"><text:s/></text:span><text:span text:style-name="T339_17">particle</text:span><text:span text:style-name="T339_18"><text:s/></text:span><text:span text:style-name="T339_19">model</text:span><text:span text:style-name="T339_20"><text:s/></text:span><text:span text:style-name="T339_21">for</text:span><text:span text:style-name="T339_22"><text:s/></text:span><text:span text:style-name="T339_23">fluid</text:span><text:span text:style-name="T339_24">–</text:span><text:span text:style-name="T339_25">solid</text:span><text:span text:style-name="T339_26"><text:s/></text:span><text:span text:style-name="T339_27">interactions</text:span><text:span text:style-name="T339_28">.<text:s/></text:span><text:span text:style-name="T339_29">Computer</text:span><text:span text:style-name="T339_30"><text:s/></text:span><text:span text:style-name="T339_31">Animation</text:span><text:span text:style-name="T339_32"><text:s/></text:span><text:span text:style-name="T339_33">and</text:span><text:span text:style-name="T339_34"><text:s/></text:span><text:span text:style-name="T339_35">Virtual</text:span><text:span text:style-name="T339_36"><text:s/></text:span><text:span text:style-name="T339_37">Worlds</text:span><text:span text:style-name="T339_38">,<text:s/></text:span><text:span text:style-name="T339_39">18</text:span><text:span text:style-name="T339_40">(1),<text:s/>69–82.<text:s/></text:span><text:span text:style-name="T339_41">doi</text:span><text:span text:style-name="T339_42">:10.1002/</text:span><text:span text:style-name="T339_43">cav</text:span><text:span text:style-name="T339_44">.162</text:span></text:p>
      <text:p text:style-name="P340"><text:span text:style-name="T340_1">Spasic</text:span><text:span text:style-name="T340_2">,<text:s/></text:span><text:span text:style-name="T340_3">I</text:span><text:span text:style-name="T340_4">.,<text:s/></text:span><text:span text:style-name="T340_5">Ananiadou</text:span><text:span text:style-name="T340_6">,<text:s/></text:span><text:span text:style-name="T340_7">S</text:span><text:span text:style-name="T340_8">.,<text:s/></text:span><text:span text:style-name="T340_9">McNaught</text:span><text:span text:style-name="T340_10">,<text:s/></text:span><text:span text:style-name="T340_11">J</text:span><text:span text:style-name="T340_12">.,<text:s/>&amp;<text:s/></text:span><text:span text:style-name="T340_13">Kumar</text:span><text:span text:style-name="T340_14">,<text:s/></text:span><text:span text:style-name="T340_15">A</text:span><text:span text:style-name="T340_16">.<text:s/>(2005).<text:s/></text:span><text:span text:style-name="T340_17">Text</text:span><text:span text:style-name="T340_18"><text:s/></text:span><text:span text:style-name="T340_19">mining</text:span><text:span text:style-name="T340_20"><text:s/></text:span><text:span text:style-name="T340_21">and</text:span><text:span text:style-name="T340_22"><text:s/></text:span><text:span text:style-name="T340_23">ontologies</text:span><text:span text:style-name="T340_24"><text:s/></text:span><text:span text:style-name="T340_25">in</text:span><text:span text:style-name="T340_26"><text:s/></text:span><text:span text:style-name="T340_27">biomedicine</text:span><text:span text:style-name="T340_28">:<text:s/></text:span><text:span text:style-name="T340_29">making</text:span><text:span text:style-name="T340_30"><text:s/></text:span><text:span text:style-name="T340_31">sense</text:span><text:span text:style-name="T340_32"><text:s/></text:span><text:span text:style-name="T340_33">of</text:span><text:span text:style-name="T340_34"><text:s/></text:span><text:span text:style-name="T340_35">raw</text:span><text:span text:style-name="T340_36"><text:s/></text:span><text:span text:style-name="T340_37">text</text:span><text:span text:style-name="T340_38">.<text:s/></text:span><text:span text:style-name="T340_39">Briefings</text:span><text:span text:style-name="T340_40"><text:s/></text:span><text:span text:style-name="T340_41">in</text:span><text:span text:style-name="T340_42"><text:s/></text:span><text:span text:style-name="T340_43">Bioinformatics</text:span><text:span text:style-name="T340_44">,<text:s/></text:span><text:span text:style-name="T340_45">6</text:span><text:span text:style-name="T340_46">(3),<text:s/>239–51.<text:s/></text:span><text:span text:style-name="T340_47">Retrieved</text:span><text:span text:style-name="T340_48"><text:s/></text:span><text:span text:style-name="T340_49">from</text:span><text:span text:style-name="T340_50"><text:s/></text:span><text:span text:style-name="T340_51">http</text:span><text:span text:style-name="T340_52">://</text:span><text:span text:style-name="T340_53">www</text:span><text:span text:style-name="T340_54">.</text:span><text:span text:style-name="T340_55">ncbi</text:span><text:span text:style-name="T340_56">.</text:span><text:span text:style-name="T340_57">nlm</text:span><text:span text:style-name="T340_58">.</text:span><text:span text:style-name="T340_59">nih</text:span><text:span text:style-name="T340_60">.</text:span><text:span text:style-name="T340_61">gov</text:span><text:span text:style-name="T340_62">/</text:span><text:span text:style-name="T340_63">pubmed</text:span><text:span text:style-name="T340_64">/16212772</text:span></text:p>
      <text:p text:style-name="P341"><text:span text:style-name="T341_1">Spencer</text:span><text:span text:style-name="T341_2">,<text:s/></text:span><text:span text:style-name="T341_3">W</text:span><text:span text:style-name="T341_4">.<text:s/></text:span><text:span text:style-name="T341_5">C</text:span><text:span text:style-name="T341_6">.,<text:s/></text:span><text:span text:style-name="T341_7">Zeller</text:span><text:span text:style-name="T341_8">,<text:s/></text:span><text:span text:style-name="T341_9">G</text:span><text:span text:style-name="T341_10">.,<text:s/></text:span><text:span text:style-name="T341_11">Watson</text:span><text:span text:style-name="T341_12">,<text:s/></text:span><text:span text:style-name="T341_13">J</text:span><text:span text:style-name="T341_14">.<text:s/></text:span><text:span text:style-name="T341_15">D</text:span><text:span text:style-name="T341_16">.,<text:s/></text:span><text:span text:style-name="T341_17">Henz</text:span><text:span text:style-name="T341_18">,<text:s/></text:span><text:span text:style-name="T341_19">S</text:span><text:span text:style-name="T341_20">.<text:s/></text:span><text:span text:style-name="T341_21">R</text:span><text:span text:style-name="T341_22">.,<text:s/></text:span><text:span text:style-name="T341_23">Watkins</text:span><text:span text:style-name="T341_24">,<text:s/></text:span><text:span text:style-name="T341_25">K</text:span><text:span text:style-name="T341_26">.<text:s/></text:span><text:span text:style-name="T341_27">L</text:span><text:span text:style-name="T341_28">.,<text:s/></text:span><text:span text:style-name="T341_29">Mcwhirter</text:span><text:span text:style-name="T341_30">,<text:s/></text:span><text:span text:style-name="T341_31">R</text:span><text:span text:style-name="T341_32">.<text:s/></text:span><text:span text:style-name="T341_33">D</text:span><text:span text:style-name="T341_34">.,<text:s/>…<text:s/></text:span><text:span text:style-name="T341_35">Iii</text:span><text:span text:style-name="T341_36">,<text:s/></text:span><text:span text:style-name="T341_37">D</text:span><text:span text:style-name="T341_38">.<text:s/></text:span><text:span text:style-name="T341_39">M</text:span><text:span text:style-name="T341_40">.<text:s/></text:span><text:span text:style-name="T341_41">M</text:span><text:span text:style-name="T341_42">.<text:s/>(2011).<text:s/></text:span><text:span text:style-name="T341_43">A</text:span><text:span text:style-name="T341_44"><text:s/></text:span><text:span text:style-name="T341_45">spatial</text:span><text:span text:style-name="T341_46"><text:s/></text:span><text:span text:style-name="T341_47">and</text:span><text:span text:style-name="T341_48"><text:s/></text:span><text:span text:style-name="T341_49">temporal</text:span><text:span text:style-name="T341_50"><text:s/></text:span><text:span text:style-name="T341_51">map</text:span><text:span text:style-name="T341_52"><text:s/></text:span><text:span text:style-name="T341_53">of</text:span><text:span text:style-name="T341_54"><text:s/></text:span><text:span text:style-name="T341_55">C</text:span><text:span text:style-name="T341_56">.<text:s/></text:span><text:span text:style-name="T341_57">elegans</text:span><text:span text:style-name="T341_58"><text:s/></text:span><text:span text:style-name="T341_59">gene</text:span><text:span text:style-name="T341_60"><text:s/></text:span><text:span text:style-name="T341_61">expression</text:span><text:span text:style-name="T341_62">.<text:s/></text:span><text:span text:style-name="T341_63">Genome</text:span><text:span text:style-name="T341_64"><text:s/>…</text:span><text:span text:style-name="T341_65">,<text:s/>325–341.<text:s/></text:span><text:span text:style-name="T341_66">doi</text:span><text:span text:style-name="T341_67">:10.1101/</text:span><text:span text:style-name="T341_68">gr</text:span><text:span text:style-name="T341_69">.114595.110.</text:span><text:span text:style-name="T341_70">Freely</text:span></text:p>
      <text:p text:style-name="P342"><text:span text:style-name="T342_1">Sporns</text:span><text:span text:style-name="T342_2">,<text:s/></text:span><text:span text:style-name="T342_3">O</text:span><text:span text:style-name="T342_4">.<text:s/>(2013).<text:s/></text:span><text:span text:style-name="T342_5">Making</text:span><text:span text:style-name="T342_6"><text:s/></text:span><text:span text:style-name="T342_7">sense</text:span><text:span text:style-name="T342_8"><text:s/></text:span><text:span text:style-name="T342_9">of</text:span><text:span text:style-name="T342_10"><text:s/></text:span><text:span text:style-name="T342_11">brain</text:span><text:span text:style-name="T342_12"><text:s/></text:span><text:span text:style-name="T342_13">network</text:span><text:span text:style-name="T342_14"><text:s/></text:span><text:span text:style-name="T342_15">data</text:span><text:span text:style-name="T342_16">.<text:s/></text:span><text:span text:style-name="T342_17">Nature</text:span><text:span text:style-name="T342_18"><text:s/></text:span><text:span text:style-name="T342_19">Methods</text:span><text:span text:style-name="T342_20">,<text:s/></text:span><text:span text:style-name="T342_21">10</text:span><text:span text:style-name="T342_22">(6),<text:s/>491–3.<text:s/></text:span><text:span text:style-name="T342_23">doi</text:span><text:span text:style-name="T342_24">:10.1038/</text:span><text:span text:style-name="T342_25">nmeth</text:span><text:span text:style-name="T342_26">.2485</text:span></text:p>
      <text:p text:style-name="P343"><text:span text:style-name="T343_1">Srivastava</text:span><text:span text:style-name="T343_2">,<text:s/></text:span><text:span text:style-name="T343_3">N</text:span><text:span text:style-name="T343_4">.,<text:s/></text:span><text:span text:style-name="T343_5">Clark</text:span><text:span text:style-name="T343_6">,<text:s/></text:span><text:span text:style-name="T343_7">D</text:span><text:span text:style-name="T343_8">.<text:s/></text:span><text:span text:style-name="T343_9">a</text:span><text:span text:style-name="T343_10">,<text:s/>&amp;<text:s/></text:span><text:span text:style-name="T343_11">Samuel</text:span><text:span text:style-name="T343_12">,<text:s/></text:span><text:span text:style-name="T343_13">A</text:span><text:span text:style-name="T343_14">.<text:s/></text:span><text:span text:style-name="T343_15">D</text:span><text:span text:style-name="T343_16">.<text:s/></text:span><text:span text:style-name="T343_17">T</text:span><text:span text:style-name="T343_18">.<text:s/>(2009).<text:s/></text:span><text:span text:style-name="T343_19">Temporal</text:span><text:span text:style-name="T343_20"><text:s/></text:span><text:span text:style-name="T343_21">analysis</text:span><text:span text:style-name="T343_22"><text:s/></text:span><text:span text:style-name="T343_23">of</text:span><text:span text:style-name="T343_24"><text:s/></text:span><text:span text:style-name="T343_25">stochastic</text:span><text:span text:style-name="T343_26"><text:s/></text:span><text:span text:style-name="T343_27">turning</text:span><text:span text:style-name="T343_28"><text:s/></text:span><text:span text:style-name="T343_29">behavior</text:span><text:span text:style-name="T343_30"><text:s/></text:span><text:span text:style-name="T343_31">of</text:span><text:span text:style-name="T343_32"><text:s/></text:span><text:span text:style-name="T343_33">swimming</text:span><text:span text:style-name="T343_34"><text:s/></text:span><text:span text:style-name="T343_35">C</text:span><text:span text:style-name="T343_36">.<text:s/></text:span><text:span text:style-name="T343_37">elegans</text:span><text:span text:style-name="T343_38">.<text:s/></text:span><text:span text:style-name="T343_39">Journal</text:span><text:span text:style-name="T343_40"><text:s/></text:span><text:span text:style-name="T343_41">of</text:span><text:span text:style-name="T343_42"><text:s/></text:span><text:span text:style-name="T343_43">Neurophysiology</text:span><text:span text:style-name="T343_44">,<text:s/></text:span><text:span text:style-name="T343_45">102</text:span><text:span text:style-name="T343_46">(2),<text:s/>1172–9.<text:s/></text:span><text:span text:style-name="T343_47">doi</text:span><text:span text:style-name="T343_48">:10.1152/</text:span><text:span text:style-name="T343_49">jn</text:span><text:span text:style-name="T343_50">.90952.2008</text:span></text:p>
      <text:p text:style-name="P344"><text:span text:style-name="T344_1">Starich</text:span><text:span text:style-name="T344_2">,<text:s/></text:span><text:span text:style-name="T344_3">T</text:span><text:span text:style-name="T344_4">.<text:s/></text:span><text:span text:style-name="T344_5">a</text:span><text:span text:style-name="T344_6">,<text:s/></text:span><text:span text:style-name="T344_7">Xu</text:span><text:span text:style-name="T344_8">,<text:s/></text:span><text:span text:style-name="T344_9">J</text:span><text:span text:style-name="T344_10">.,<text:s/></text:span><text:span text:style-name="T344_11">Skerrett</text:span><text:span text:style-name="T344_12">,<text:s/></text:span><text:span text:style-name="T344_13">I</text:span><text:span text:style-name="T344_14">.<text:s/></text:span><text:span text:style-name="T344_15">M</text:span><text:span text:style-name="T344_16">.,<text:s/></text:span><text:span text:style-name="T344_17">Nicholson</text:span><text:span text:style-name="T344_18">,<text:s/></text:span><text:span text:style-name="T344_19">B</text:span><text:span text:style-name="T344_20">.<text:s/></text:span><text:span text:style-name="T344_21">J</text:span><text:span text:style-name="T344_22">.,<text:s/>&amp;<text:s/></text:span><text:span text:style-name="T344_23">Shaw</text:span><text:span text:style-name="T344_24">,<text:s/></text:span><text:span text:style-name="T344_25">J</text:span><text:span text:style-name="T344_26">.<text:s/></text:span><text:span text:style-name="T344_27">E</text:span><text:span text:style-name="T344_28">.<text:s/>(2009).<text:s/></text:span><text:span text:style-name="T344_29">Interactions</text:span><text:span text:style-name="T344_30"><text:s/></text:span><text:span text:style-name="T344_31">between</text:span><text:span text:style-name="T344_32"><text:s/></text:span><text:span text:style-name="T344_33">innexins</text:span><text:span text:style-name="T344_34"><text:s/></text:span><text:span text:style-name="T344_35">UNC</text:span><text:span text:style-name="T344_36">-7<text:s/></text:span><text:span text:style-name="T344_37">and</text:span><text:span text:style-name="T344_38"><text:s/></text:span><text:span text:style-name="T344_39">UNC</text:span><text:span text:style-name="T344_40">-9<text:s/></text:span><text:span text:style-name="T344_41">mediate</text:span><text:span text:style-name="T344_42"><text:s/></text:span><text:span text:style-name="T344_43">electrical</text:span><text:span text:style-name="T344_44"><text:s/></text:span><text:span text:style-name="T344_45">synapse</text:span><text:span text:style-name="T344_46"><text:s/></text:span><text:span text:style-name="T344_47">specificity</text:span><text:span text:style-name="T344_48"><text:s/></text:span><text:span text:style-name="T344_49">in</text:span><text:span text:style-name="T344_50"><text:s/></text:span><text:span text:style-name="T344_51">the</text:span><text:span text:style-name="T344_52"><text:s/></text:span><text:span text:style-name="T344_53">Caenorhabditis</text:span><text:span text:style-name="T344_54"><text:s/></text:span><text:span text:style-name="T344_55">elegans</text:span><text:span text:style-name="T344_56"><text:s/></text:span><text:span text:style-name="T344_57">locomotory</text:span><text:span text:style-name="T344_58"><text:s/></text:span><text:span text:style-name="T344_59">nervous</text:span><text:span text:style-name="T344_60"><text:s/></text:span><text:span text:style-name="T344_61">system</text:span><text:span text:style-name="T344_62">.<text:s/></text:span><text:span text:style-name="T344_63">Neural</text:span><text:span text:style-name="T344_64"><text:s/></text:span><text:span text:style-name="T344_65">Development</text:span><text:span text:style-name="T344_66">,<text:s/></text:span><text:span text:style-name="T344_67">4</text:span><text:span text:style-name="T344_68">,<text:s/>16.<text:s/></text:span><text:span text:style-name="T344_69">doi</text:span><text:span text:style-name="T344_70">:10.1186/1749-8104-4-16</text:span></text:p>
      <text:p text:style-name="P345"><text:span text:style-name="T345_1">Starich</text:span><text:span text:style-name="T345_2">,<text:s/></text:span><text:span text:style-name="T345_3">T</text:span><text:span text:style-name="T345_4">.,<text:s/></text:span><text:span text:style-name="T345_5">Sheehan</text:span><text:span text:style-name="T345_6">,<text:s/></text:span><text:span text:style-name="T345_7">M</text:span><text:span text:style-name="T345_8">.,<text:s/></text:span><text:span text:style-name="T345_9">Jadrich</text:span><text:span text:style-name="T345_10">,<text:s/></text:span><text:span text:style-name="T345_11">J</text:span><text:span text:style-name="T345_12">.,<text:s/>&amp;<text:s/></text:span><text:span text:style-name="T345_13">Shaw</text:span><text:span text:style-name="T345_14">,<text:s/></text:span><text:span text:style-name="T345_15">J</text:span><text:span text:style-name="T345_16">.<text:s/>(2001).<text:s/></text:span><text:span text:style-name="T345_17">Innexins</text:span><text:span text:style-name="T345_18"><text:s/></text:span><text:span text:style-name="T345_19">in</text:span><text:span text:style-name="T345_20"><text:s/></text:span><text:span text:style-name="T345_21">C</text:span><text:span text:style-name="T345_22">.<text:s/></text:span><text:span text:style-name="T345_23">elegans</text:span><text:span text:style-name="T345_24">.<text:s/></text:span><text:span text:style-name="T345_25">Cell</text:span><text:span text:style-name="T345_26"><text:s/></text:span><text:span text:style-name="T345_27">Communication</text:span><text:span text:style-name="T345_28"><text:s/>&amp;<text:s/></text:span><text:span text:style-name="T345_29">Adhesion</text:span><text:span text:style-name="T345_30">,<text:s/></text:span><text:span text:style-name="T345_31">8</text:span><text:span text:style-name="T345_32">(4-6),<text:s/>311–4.<text:s/></text:span><text:span text:style-name="T345_33">Retrieved</text:span><text:span text:style-name="T345_34"><text:s/></text:span><text:span text:style-name="T345_35">from</text:span><text:span text:style-name="T345_36"><text:s/></text:span><text:span text:style-name="T345_37">http</text:span><text:span text:style-name="T345_38">://</text:span><text:span text:style-name="T345_39">www</text:span><text:span text:style-name="T345_40">.</text:span><text:span text:style-name="T345_41">ncbi</text:span><text:span text:style-name="T345_42">.</text:span><text:span text:style-name="T345_43">nlm</text:span><text:span text:style-name="T345_44">.</text:span><text:span text:style-name="T345_45">nih</text:span><text:span text:style-name="T345_46">.</text:span><text:span text:style-name="T345_47">gov</text:span><text:span text:style-name="T345_48">/</text:span><text:span text:style-name="T345_49">pubmed</text:span><text:span text:style-name="T345_50">/12064609</text:span></text:p>
      <text:p text:style-name="P346"><text:span text:style-name="T346_1">Steger</text:span><text:span text:style-name="T346_2">,<text:s/></text:span><text:span text:style-name="T346_3">K</text:span><text:span text:style-name="T346_4">.<text:s/></text:span><text:span text:style-name="T346_5">a</text:span><text:span text:style-name="T346_6">,<text:s/></text:span><text:span text:style-name="T346_7">Shtonda</text:span><text:span text:style-name="T346_8">,<text:s/></text:span><text:span text:style-name="T346_9">B</text:span><text:span text:style-name="T346_10">.<text:s/></text:span><text:span text:style-name="T346_11">B</text:span><text:span text:style-name="T346_12">.,<text:s/></text:span><text:span text:style-name="T346_13">Thacker</text:span><text:span text:style-name="T346_14">,<text:s/></text:span><text:span text:style-name="T346_15">C</text:span><text:span text:style-name="T346_16">.,<text:s/></text:span><text:span text:style-name="T346_17">Snutch</text:span><text:span text:style-name="T346_18">,<text:s/></text:span><text:span text:style-name="T346_19">T</text:span><text:span text:style-name="T346_20">.<text:s/></text:span><text:span text:style-name="T346_21">P</text:span><text:span text:style-name="T346_22">.,<text:s/>&amp;<text:s/></text:span><text:span text:style-name="T346_23">Avery</text:span><text:span text:style-name="T346_24">,<text:s/></text:span><text:span text:style-name="T346_25">L</text:span><text:span text:style-name="T346_26">.<text:s/>(2005).<text:s/></text:span><text:span text:style-name="T346_27">The</text:span><text:span text:style-name="T346_28"><text:s/></text:span><text:span text:style-name="T346_29">C</text:span><text:span text:style-name="T346_30">.<text:s/></text:span><text:span text:style-name="T346_31">elegans</text:span><text:span text:style-name="T346_32"><text:s/></text:span><text:span text:style-name="T346_33">T</text:span><text:span text:style-name="T346_34">-</text:span><text:span text:style-name="T346_35">type</text:span><text:span text:style-name="T346_36"><text:s/></text:span><text:span text:style-name="T346_37">calcium</text:span><text:span text:style-name="T346_38"><text:s/></text:span><text:span text:style-name="T346_39">channel</text:span><text:span text:style-name="T346_40"><text:s/></text:span><text:span text:style-name="T346_41">CCA</text:span><text:span text:style-name="T346_42">-1<text:s/></text:span><text:span text:style-name="T346_43">boosts</text:span><text:span text:style-name="T346_44"><text:s/></text:span><text:span text:style-name="T346_45">neuromuscular</text:span><text:span text:style-name="T346_46"><text:s/></text:span><text:span text:style-name="T346_47">transmission</text:span><text:span text:style-name="T346_48">.<text:s/></text:span><text:span text:style-name="T346_49">The</text:span><text:span text:style-name="T346_50"><text:s/></text:span><text:span text:style-name="T346_51">Journal</text:span><text:span text:style-name="T346_52"><text:s/></text:span><text:span text:style-name="T346_53">of</text:span><text:span text:style-name="T346_54"><text:s/></text:span><text:span text:style-name="T346_55">Experimental</text:span><text:span text:style-name="T346_56"><text:s/></text:span><text:span text:style-name="T346_57">Biology</text:span><text:span text:style-name="T346_58">,<text:s/></text:span><text:span text:style-name="T346_59">208</text:span><text:span text:style-name="T346_60">(</text:span><text:span text:style-name="T346_61">Pt</text:span><text:span text:style-name="T346_62"><text:s/>11),<text:s/>2191–203.<text:s/></text:span><text:span text:style-name="T346_63">doi</text:span><text:span text:style-name="T346_64">:10.1242/</text:span><text:span text:style-name="T346_65">jeb</text:span><text:span text:style-name="T346_66">.01616</text:span></text:p>
      <text:p text:style-name="P347"><text:span text:style-name="T347_1">Stephens</text:span><text:span text:style-name="T347_2">,<text:s/></text:span><text:span text:style-name="T347_3">G</text:span><text:span text:style-name="T347_4">.<text:s/></text:span><text:span text:style-name="T347_5">J</text:span><text:span text:style-name="T347_6">.,<text:s/></text:span><text:span text:style-name="T347_7">Bueno</text:span><text:span text:style-name="T347_8"><text:s/></text:span><text:span text:style-name="T347_9">de</text:span><text:span text:style-name="T347_10"><text:s/></text:span><text:span text:style-name="T347_11">Mesquita</text:span><text:span text:style-name="T347_12">,<text:s/></text:span><text:span text:style-name="T347_13">M</text:span><text:span text:style-name="T347_14">.,<text:s/></text:span><text:span text:style-name="T347_15">Ryu</text:span><text:span text:style-name="T347_16">,<text:s/></text:span><text:span text:style-name="T347_17">W</text:span><text:span text:style-name="T347_18">.<text:s/></text:span><text:span text:style-name="T347_19">S</text:span><text:span text:style-name="T347_20">.,<text:s/>&amp;<text:s/></text:span><text:span text:style-name="T347_21">Bialek</text:span><text:span text:style-name="T347_22">,<text:s/></text:span><text:span text:style-name="T347_23">W</text:span><text:span text:style-name="T347_24">.<text:s/>(2011).<text:s/></text:span><text:span text:style-name="T347_25">Emergence</text:span><text:span text:style-name="T347_26"><text:s/></text:span><text:span text:style-name="T347_27">of</text:span><text:span text:style-name="T347_28"><text:s/></text:span><text:span text:style-name="T347_29">long</text:span><text:span text:style-name="T347_30"><text:s/></text:span><text:span text:style-name="T347_31">timescales</text:span><text:span text:style-name="T347_32"><text:s/></text:span><text:span text:style-name="T347_33">and</text:span><text:span text:style-name="T347_34"><text:s/></text:span><text:span text:style-name="T347_35">stereotyped</text:span><text:span text:style-name="T347_36"><text:s/></text:span><text:span text:style-name="T347_37">behaviors</text:span><text:span text:style-name="T347_38"><text:s/></text:span><text:span text:style-name="T347_39">in</text:span><text:span text:style-name="T347_40"><text:s/></text:span><text:span text:style-name="T347_41">Caenorhabditis</text:span><text:span text:style-name="T347_42"><text:s/></text:span><text:span text:style-name="T347_43">elegans</text:span><text:span text:style-name="T347_44">.<text:s/></text:span><text:span text:style-name="T347_45">Proceedings</text:span><text:span text:style-name="T347_46"><text:s/></text:span><text:span text:style-name="T347_47">of</text:span><text:span text:style-name="T347_48"><text:s/></text:span><text:span text:style-name="T347_49">the</text:span><text:span text:style-name="T347_50"><text:s/></text:span><text:span text:style-name="T347_51">National</text:span><text:span text:style-name="T347_52"><text:s/></text:span><text:span text:style-name="T347_53">Academy</text:span><text:span text:style-name="T347_54"><text:s/></text:span><text:span text:style-name="T347_55">of</text:span><text:span text:style-name="T347_56"><text:s/></text:span><text:span text:style-name="T347_57">Sciences</text:span><text:span text:style-name="T347_58"><text:s/></text:span><text:span text:style-name="T347_59">of</text:span><text:span text:style-name="T347_60"><text:s/></text:span><text:span text:style-name="T347_61">the</text:span><text:span text:style-name="T347_62"><text:s/></text:span><text:span text:style-name="T347_63">United</text:span><text:span text:style-name="T347_64"><text:s/></text:span><text:span text:style-name="T347_65">States</text:span><text:span text:style-name="T347_66"><text:s/></text:span><text:span text:style-name="T347_67">of</text:span><text:span text:style-name="T347_68"><text:s/></text:span><text:span text:style-name="T347_69">America</text:span><text:span text:style-name="T347_70">,<text:s/></text:span><text:span text:style-name="T347_71">108</text:span><text:span text:style-name="T347_72">(18),<text:s/>7286–9.<text:s/></text:span><text:span text:style-name="T347_73">doi</text:span><text:span text:style-name="T347_74">:10.1073/</text:span><text:span text:style-name="T347_75">pnas</text:span><text:span text:style-name="T347_76">.1007868108</text:span></text:p>
      <text:p text:style-name="P348"><text:span text:style-name="T348_1">Stephens</text:span><text:span text:style-name="T348_2">,<text:s/></text:span><text:span text:style-name="T348_3">G</text:span><text:span text:style-name="T348_4">.<text:s/></text:span><text:span text:style-name="T348_5">J</text:span><text:span text:style-name="T348_6">.,<text:s/></text:span><text:span text:style-name="T348_7">Johnson</text:span><text:span text:style-name="T348_8">-</text:span><text:span text:style-name="T348_9">Kerner</text:span><text:span text:style-name="T348_10">,<text:s/></text:span><text:span text:style-name="T348_11">B</text:span><text:span text:style-name="T348_12">.,<text:s/></text:span><text:span text:style-name="T348_13">Bialek</text:span><text:span text:style-name="T348_14">,<text:s/></text:span><text:span text:style-name="T348_15">W</text:span><text:span text:style-name="T348_16">.,<text:s/>&amp;<text:s/></text:span><text:span text:style-name="T348_17">Ryu</text:span><text:span text:style-name="T348_18">,<text:s/></text:span><text:span text:style-name="T348_19">W</text:span><text:span text:style-name="T348_20">.<text:s/></text:span><text:span text:style-name="T348_21">S</text:span><text:span text:style-name="T348_22">.<text:s/>(2008).<text:s/></text:span><text:span text:style-name="T348_23">Dimensionality</text:span><text:span text:style-name="T348_24"><text:s/></text:span><text:span text:style-name="T348_25">and</text:span><text:span text:style-name="T348_26"><text:s/></text:span><text:span text:style-name="T348_27">Dynamics</text:span><text:span text:style-name="T348_28"><text:s/></text:span><text:span text:style-name="T348_29">in</text:span><text:span text:style-name="T348_30"><text:s/></text:span><text:span text:style-name="T348_31">the</text:span><text:span text:style-name="T348_32"><text:s/></text:span><text:span text:style-name="T348_33">Behavior</text:span><text:span text:style-name="T348_34"><text:s/></text:span><text:span text:style-name="T348_35">of</text:span><text:span text:style-name="T348_36"><text:s/></text:span><text:span text:style-name="T348_37">C</text:span><text:span text:style-name="T348_38">.<text:s/></text:span><text:span text:style-name="T348_39">elegans</text:span><text:span text:style-name="T348_40">.<text:s/></text:span><text:span text:style-name="T348_41">PLoS</text:span><text:span text:style-name="T348_42"><text:s/></text:span><text:span text:style-name="T348_43">Computational</text:span><text:span text:style-name="T348_44"><text:s/></text:span><text:span text:style-name="T348_45">Biology</text:span><text:span text:style-name="T348_46">,<text:s/></text:span><text:span text:style-name="T348_47">4</text:span><text:span text:style-name="T348_48">(4),<text:s/></text:span><text:span text:style-name="T348_49">e</text:span><text:span text:style-name="T348_50">1000028.<text:s/></text:span><text:span text:style-name="T348_51">doi</text:span><text:span text:style-name="T348_52">:10.1371/</text:span><text:span text:style-name="T348_53">journal</text:span><text:span text:style-name="T348_54">.</text:span><text:span text:style-name="T348_55">pcbi</text:span><text:span text:style-name="T348_56">.1000028</text:span></text:p>
      <text:p text:style-name="P349"><text:span text:style-name="T349_1">Stephens</text:span><text:span text:style-name="T349_2">,<text:s/></text:span><text:span text:style-name="T349_3">G</text:span><text:span text:style-name="T349_4">.<text:s/></text:span><text:span text:style-name="T349_5">J</text:span><text:span text:style-name="T349_6">.,<text:s/></text:span><text:span text:style-name="T349_7">Osborne</text:span><text:span text:style-name="T349_8">,<text:s/></text:span><text:span text:style-name="T349_9">L</text:span><text:span text:style-name="T349_10">.<text:s/></text:span><text:span text:style-name="T349_11">C</text:span><text:span text:style-name="T349_12">.,<text:s/>&amp;<text:s/></text:span><text:span text:style-name="T349_13">Bialek</text:span><text:span text:style-name="T349_14">,<text:s/></text:span><text:span text:style-name="T349_15">W</text:span><text:span text:style-name="T349_16">.<text:s/>(2011).<text:s/></text:span><text:span text:style-name="T349_17">Searching</text:span><text:span text:style-name="T349_18"><text:s/></text:span><text:span text:style-name="T349_19">for</text:span><text:span text:style-name="T349_20"><text:s/></text:span><text:span text:style-name="T349_21">simplicity</text:span><text:span text:style-name="T349_22"><text:s/></text:span><text:span text:style-name="T349_23">in</text:span><text:span text:style-name="T349_24"><text:s/></text:span><text:span text:style-name="T349_25">the</text:span><text:span text:style-name="T349_26"><text:s/></text:span><text:span text:style-name="T349_27">analysis</text:span><text:span text:style-name="T349_28"><text:s/></text:span><text:span text:style-name="T349_29">of</text:span><text:span text:style-name="T349_30"><text:s/></text:span><text:span text:style-name="T349_31">neurons</text:span><text:span text:style-name="T349_32"><text:s/></text:span><text:span text:style-name="T349_33">and</text:span><text:span text:style-name="T349_34"><text:s/></text:span><text:span text:style-name="T349_35">behavior</text:span><text:span text:style-name="T349_36">.<text:s/></text:span><text:span text:style-name="T349_37">Proceedings</text:span><text:span text:style-name="T349_38"><text:s/></text:span><text:span text:style-name="T349_39">of</text:span><text:span text:style-name="T349_40"><text:s/></text:span><text:span text:style-name="T349_41">the</text:span><text:span text:style-name="T349_42"><text:s/></text:span><text:span text:style-name="T349_43">National</text:span><text:span text:style-name="T349_44"><text:s/></text:span><text:span text:style-name="T349_45">Academy</text:span><text:span text:style-name="T349_46"><text:s/></text:span><text:span text:style-name="T349_47">of</text:span><text:span text:style-name="T349_48"><text:s/></text:span><text:span text:style-name="T349_49">Sciences</text:span><text:span text:style-name="T349_50"><text:s/></text:span><text:span text:style-name="T349_51">of</text:span><text:span text:style-name="T349_52"><text:s/></text:span><text:span text:style-name="T349_53">the</text:span><text:span text:style-name="T349_54"><text:s/></text:span><text:span text:style-name="T349_55">United</text:span><text:span text:style-name="T349_56"><text:s/></text:span><text:span text:style-name="T349_57">States</text:span><text:span text:style-name="T349_58"><text:s/></text:span><text:span text:style-name="T349_59">of</text:span><text:span text:style-name="T349_60"><text:s/></text:span><text:span text:style-name="T349_61">America</text:span><text:span text:style-name="T349_62">,<text:s/></text:span><text:span text:style-name="T349_63">108<text:s/></text:span><text:span text:style-name="T349_64">Suppl</text:span><text:span text:style-name="T349_65"><text:s/></text:span><text:span text:style-name="T349_66">,<text:s/>15565–71.<text:s/></text:span><text:span text:style-name="T349_67">doi</text:span><text:span text:style-name="T349_68">:10.1073/</text:span><text:span text:style-name="T349_69">pnas</text:span><text:span text:style-name="T349_70">.1010868108</text:span></text:p>
      <text:p text:style-name="P350"><text:span text:style-name="T350_1">Stirman</text:span><text:span text:style-name="T350_2">,<text:s/></text:span><text:span text:style-name="T350_3">J</text:span><text:span text:style-name="T350_4">.<text:s/></text:span><text:span text:style-name="T350_5">N</text:span><text:span text:style-name="T350_6">.,<text:s/></text:span><text:span text:style-name="T350_7">Crane</text:span><text:span text:style-name="T350_8">,<text:s/></text:span><text:span text:style-name="T350_9">M</text:span><text:span text:style-name="T350_10">.<text:s/></text:span><text:span text:style-name="T350_11">M</text:span><text:span text:style-name="T350_12">.,<text:s/></text:span><text:span text:style-name="T350_13">Husson</text:span><text:span text:style-name="T350_14">,<text:s/></text:span><text:span text:style-name="T350_15">S</text:span><text:span text:style-name="T350_16">.<text:s/></text:span><text:span text:style-name="T350_17">J</text:span><text:span text:style-name="T350_18">.,<text:s/></text:span><text:span text:style-name="T350_19">Wabnig</text:span><text:span text:style-name="T350_20">,<text:s/></text:span><text:span text:style-name="T350_21">S</text:span><text:span text:style-name="T350_22">.,<text:s/></text:span><text:span text:style-name="T350_23">Schultheis</text:span><text:span text:style-name="T350_24">,<text:s/></text:span><text:span text:style-name="T350_25">C</text:span><text:span text:style-name="T350_26">.,<text:s/></text:span><text:span text:style-name="T350_27">Gottschalk</text:span><text:span text:style-name="T350_28">,<text:s/></text:span><text:span text:style-name="T350_29">A</text:span><text:span text:style-name="T350_30">.,<text:s/>&amp;<text:s/></text:span><text:span text:style-name="T350_31">Lu</text:span><text:span text:style-name="T350_32">,<text:s/></text:span><text:span text:style-name="T350_33">H</text:span><text:span text:style-name="T350_34">.<text:s/>(2011).<text:s/></text:span><text:span text:style-name="T350_35">Real</text:span><text:span text:style-name="T350_36">-</text:span><text:span text:style-name="T350_37">time</text:span><text:span text:style-name="T350_38"><text:s/></text:span><text:span text:style-name="T350_39">multimodal</text:span><text:span text:style-name="T350_40"><text:s/></text:span><text:span text:style-name="T350_41">optical</text:span><text:span text:style-name="T350_42"><text:s/></text:span><text:span text:style-name="T350_43">control</text:span><text:span text:style-name="T350_44"><text:s/></text:span><text:span text:style-name="T350_45">of</text:span><text:span text:style-name="T350_46"><text:s/></text:span><text:span text:style-name="T350_47">neurons</text:span><text:span text:style-name="T350_48"><text:s/></text:span><text:span text:style-name="T350_49">and</text:span><text:span text:style-name="T350_50"><text:s/></text:span><text:span text:style-name="T350_51">muscles</text:span><text:span text:style-name="T350_52"><text:s/></text:span><text:span text:style-name="T350_53">in</text:span><text:span text:style-name="T350_54"><text:s/></text:span><text:span text:style-name="T350_55">freely</text:span><text:span text:style-name="T350_56"><text:s/></text:span><text:span text:style-name="T350_57">behaving</text:span><text:span text:style-name="T350_58"><text:s/></text:span><text:span text:style-name="T350_59">Caenorhabditis</text:span><text:span text:style-name="T350_60"><text:s/></text:span><text:span text:style-name="T350_61">elegans</text:span><text:span text:style-name="T350_62">.<text:s/></text:span><text:span text:style-name="T350_63">Nature</text:span><text:span text:style-name="T350_64"><text:s/></text:span><text:span text:style-name="T350_65">Methods</text:span><text:span text:style-name="T350_66">,<text:s/></text:span><text:span text:style-name="T350_67">8</text:span><text:span text:style-name="T350_68">(2).<text:s/></text:span><text:span text:style-name="T350_69">doi</text:span><text:span text:style-name="T350_70">:10.1038/</text:span><text:span text:style-name="T350_71">nmeth</text:span><text:span text:style-name="T350_72">.1555</text:span></text:p>
      <text:p text:style-name="P351"><text:span text:style-name="T351_1">Stishov</text:span><text:span text:style-name="T351_2">,<text:s/></text:span><text:span text:style-name="T351_3">S</text:span><text:span text:style-name="T351_4">.<text:s/></text:span><text:span text:style-name="T351_5">M</text:span><text:span text:style-name="T351_6">.<text:s/>(2013).<text:s/></text:span><text:span text:style-name="T351_7">Russian</text:span><text:span text:style-name="T351_8"><text:s/></text:span><text:span text:style-name="T351_9">science</text:span><text:span text:style-name="T351_10"><text:s/></text:span><text:span text:style-name="T351_11">in</text:span><text:span text:style-name="T351_12"><text:s/></text:span><text:span text:style-name="T351_13">danger</text:span><text:span text:style-name="T351_14">.<text:s/></text:span><text:span text:style-name="T351_15">Nature</text:span><text:span text:style-name="T351_16"><text:s/></text:span><text:span text:style-name="T351_17">Physics</text:span><text:span text:style-name="T351_18">,<text:s/></text:span><text:span text:style-name="T351_19">9</text:span><text:span text:style-name="T351_20">(11),<text:s/>684–685.<text:s/></text:span><text:span text:style-name="T351_21">doi</text:span><text:span text:style-name="T351_22">:10.1038/</text:span><text:span text:style-name="T351_23">nphys</text:span><text:span text:style-name="T351_24">2801</text:span></text:p>
      <text:p text:style-name="P352"><text:span text:style-name="T352_1">Strange</text:span><text:span text:style-name="T352_2">,<text:s/></text:span><text:span text:style-name="T352_3">K</text:span><text:span text:style-name="T352_4">.<text:s/>(2003).<text:s/></text:span><text:span text:style-name="T352_5">From</text:span><text:span text:style-name="T352_6"><text:s/></text:span><text:span text:style-name="T352_7">genes</text:span><text:span text:style-name="T352_8"><text:s/></text:span><text:span text:style-name="T352_9">to</text:span><text:span text:style-name="T352_10"><text:s/></text:span><text:span text:style-name="T352_11">integrative</text:span><text:span text:style-name="T352_12"><text:s/></text:span><text:span text:style-name="T352_13">physiology</text:span><text:span text:style-name="T352_14">:<text:s/></text:span><text:span text:style-name="T352_15">ion</text:span><text:span text:style-name="T352_16"><text:s/></text:span><text:span text:style-name="T352_17">channel</text:span><text:span text:style-name="T352_18"><text:s/></text:span><text:span text:style-name="T352_19">and</text:span><text:span text:style-name="T352_20"><text:s/></text:span><text:span text:style-name="T352_21">transporter</text:span><text:span text:style-name="T352_22"><text:s/></text:span><text:span text:style-name="T352_23">biology</text:span><text:span text:style-name="T352_24"><text:s/></text:span><text:span text:style-name="T352_25">in</text:span><text:span text:style-name="T352_26"><text:s/></text:span><text:span text:style-name="T352_27">Caenorhabditis</text:span><text:span text:style-name="T352_28"><text:s/></text:span><text:span text:style-name="T352_29">elegans</text:span><text:span text:style-name="T352_30">.<text:s/></text:span><text:span text:style-name="T352_31">Physiological</text:span><text:span text:style-name="T352_32"><text:s/></text:span><text:span text:style-name="T352_33">Reviews</text:span><text:span text:style-name="T352_34">,<text:s/></text:span><text:span text:style-name="T352_35">83</text:span><text:span text:style-name="T352_36">(2),<text:s/>377–415.<text:s/></text:span><text:span text:style-name="T352_37">doi</text:span><text:span text:style-name="T352_38">:10.1152/</text:span><text:span text:style-name="T352_39">physrev</text:span><text:span text:style-name="T352_40">.00025.2002</text:span></text:p>
      <text:p text:style-name="P353"><text:span text:style-name="T353_1">Strange</text:span><text:span text:style-name="T353_2">,<text:s/></text:span><text:span text:style-name="T353_3">K</text:span><text:span text:style-name="T353_4">.,<text:s/></text:span><text:span text:style-name="T353_5">Coghlan</text:span><text:span text:style-name="T353_6">,<text:s/></text:span><text:span text:style-name="T353_7">A</text:span><text:span text:style-name="T353_8">.,<text:s/></text:span><text:span text:style-name="T353_9">Stajich</text:span><text:span text:style-name="T353_10">,<text:s/></text:span><text:span text:style-name="T353_11">J</text:span><text:span text:style-name="T353_12">.<text:s/></text:span><text:span text:style-name="T353_13">E</text:span><text:span text:style-name="T353_14">.,<text:s/>&amp;<text:s/></text:span><text:span text:style-name="T353_15">Harris</text:span><text:span text:style-name="T353_16">,<text:s/></text:span><text:span text:style-name="T353_17">T</text:span><text:span text:style-name="T353_18">.<text:s/></text:span><text:span text:style-name="T353_19">W</text:span><text:span text:style-name="T353_20">.<text:s/>(</text:span><text:span text:style-name="T353_21">n</text:span><text:span text:style-name="T353_22">.</text:span><text:span text:style-name="T353_23">d</text:span><text:span text:style-name="T353_24">.).<text:s/></text:span><text:span text:style-name="T353_25">C</text:span><text:span text:style-name="T353_26"><text:s/>.<text:s/></text:span><text:span text:style-name="T353_27">elegans</text:span><text:span text:style-name="T353_28">:<text:s/></text:span><text:span text:style-name="T353_29">methods</text:span><text:span text:style-name="T353_30"><text:s/></text:span><text:span text:style-name="T353_31">and</text:span><text:span text:style-name="T353_32"><text:s/></text:span><text:span text:style-name="T353_33">applications</text:span><text:span text:style-name="T353_34">.<text:s/></text:span><text:span text:style-name="T353_35">Methods</text:span><text:span text:style-name="T353_36">.</text:span></text:p>
      <text:p text:style-name="P354"><text:span text:style-name="T354_1">Styer</text:span><text:span text:style-name="T354_2">,<text:s/></text:span><text:span text:style-name="T354_3">K</text:span><text:span text:style-name="T354_4">.<text:s/></text:span><text:span text:style-name="T354_5">L</text:span><text:span text:style-name="T354_6">.,<text:s/></text:span><text:span text:style-name="T354_7">Singh</text:span><text:span text:style-name="T354_8">,<text:s/></text:span><text:span text:style-name="T354_9">V</text:span><text:span text:style-name="T354_10">.,<text:s/></text:span><text:span text:style-name="T354_11">Macosko</text:span><text:span text:style-name="T354_12">,<text:s/></text:span><text:span text:style-name="T354_13">E</text:span><text:span text:style-name="T354_14">.,<text:s/></text:span><text:span text:style-name="T354_15">Steele</text:span><text:span text:style-name="T354_16">,<text:s/></text:span><text:span text:style-name="T354_17">S</text:span><text:span text:style-name="T354_18">.<text:s/></text:span><text:span text:style-name="T354_19">E</text:span><text:span text:style-name="T354_20">.,<text:s/></text:span><text:span text:style-name="T354_21">Bargmann</text:span><text:span text:style-name="T354_22">,<text:s/></text:span><text:span text:style-name="T354_23">C</text:span><text:span text:style-name="T354_24">.<text:s/></text:span><text:span text:style-name="T354_25">I</text:span><text:span text:style-name="T354_26">.,<text:s/>&amp;<text:s/></text:span><text:span text:style-name="T354_27">Aballay</text:span><text:span text:style-name="T354_28">,<text:s/></text:span><text:span text:style-name="T354_29">A</text:span><text:span text:style-name="T354_30">.<text:s/>(2008).<text:s/></text:span><text:span text:style-name="T354_31">Innate</text:span><text:span text:style-name="T354_32"><text:s/></text:span><text:span text:style-name="T354_33">immunity</text:span><text:span text:style-name="T354_34"><text:s/></text:span><text:span text:style-name="T354_35">in</text:span><text:span text:style-name="T354_36"><text:s/></text:span><text:span text:style-name="T354_37">Caenorhabditis</text:span><text:span text:style-name="T354_38"><text:s/></text:span><text:span text:style-name="T354_39">elegans</text:span><text:span text:style-name="T354_40"><text:s/></text:span><text:span text:style-name="T354_41">is</text:span><text:span text:style-name="T354_42"><text:s/></text:span><text:span text:style-name="T354_43">regulated</text:span><text:span text:style-name="T354_44"><text:s/></text:span><text:span text:style-name="T354_45">by</text:span><text:span text:style-name="T354_46"><text:s/></text:span><text:span text:style-name="T354_47">neurons</text:span><text:span text:style-name="T354_48"><text:s/></text:span><text:span text:style-name="T354_49">expressing</text:span><text:span text:style-name="T354_50"><text:s/></text:span><text:span text:style-name="T354_51">NPR</text:span><text:span text:style-name="T354_52">-1/</text:span><text:span text:style-name="T354_53">GPCR</text:span><text:span text:style-name="T354_54">.<text:s/></text:span><text:span text:style-name="T354_55">Science</text:span><text:span text:style-name="T354_56"><text:s/>(</text:span><text:span text:style-name="T354_57">New</text:span><text:span text:style-name="T354_58"><text:s/></text:span><text:span text:style-name="T354_59">York</text:span><text:span text:style-name="T354_60">,<text:s/></text:span><text:span text:style-name="T354_61">N</text:span><text:span text:style-name="T354_62">.</text:span><text:span text:style-name="T354_63">Y</text:span><text:span text:style-name="T354_64">.)</text:span><text:span text:style-name="T354_65">,<text:s/></text:span><text:span text:style-name="T354_66">322</text:span><text:span text:style-name="T354_67">(5900),<text:s/>460–4.<text:s/></text:span><text:span text:style-name="T354_68">doi</text:span><text:span text:style-name="T354_69">:10.1126/</text:span><text:span text:style-name="T354_70">science</text:span><text:span text:style-name="T354_71">.1163673</text:span></text:p>
      <text:p text:style-name="P355"><text:span text:style-name="T355_1">Sugihara</text:span><text:span text:style-name="T355_2">,<text:s/></text:span><text:span text:style-name="T355_3">G</text:span><text:span text:style-name="T355_4">.,<text:s/></text:span><text:span text:style-name="T355_5">May</text:span><text:span text:style-name="T355_6">,<text:s/></text:span><text:span text:style-name="T355_7">R</text:span><text:span text:style-name="T355_8">.,<text:s/></text:span><text:span text:style-name="T355_9">Ye</text:span><text:span text:style-name="T355_10">,<text:s/></text:span><text:span text:style-name="T355_11">H</text:span><text:span text:style-name="T355_12">.,<text:s/></text:span><text:span text:style-name="T355_13">Hsieh</text:span><text:span text:style-name="T355_14">,<text:s/></text:span><text:span text:style-name="T355_15">C</text:span><text:span text:style-name="T355_16">.,<text:s/></text:span><text:span text:style-name="T355_17">Deyle</text:span><text:span text:style-name="T355_18">,<text:s/></text:span><text:span text:style-name="T355_19">E</text:span><text:span text:style-name="T355_20">.,<text:s/></text:span><text:span text:style-name="T355_21">Fogarty</text:span><text:span text:style-name="T355_22">,<text:s/></text:span><text:span text:style-name="T355_23">M</text:span><text:span text:style-name="T355_24">.,<text:s/>&amp;<text:s/></text:span><text:span text:style-name="T355_25">Munch</text:span><text:span text:style-name="T355_26">,<text:s/></text:span><text:span text:style-name="T355_27">S</text:span><text:span text:style-name="T355_28">.<text:s/>(2012).<text:s/></text:span><text:span text:style-name="T355_29">Detecting</text:span><text:span text:style-name="T355_30"><text:s/></text:span><text:span text:style-name="T355_31">causality</text:span><text:span text:style-name="T355_32"><text:s/></text:span><text:span text:style-name="T355_33">in</text:span><text:span text:style-name="T355_34"><text:s/></text:span><text:span text:style-name="T355_35">complex</text:span><text:span text:style-name="T355_36"><text:s/></text:span><text:span text:style-name="T355_37">ecosystems</text:span><text:span text:style-name="T355_38">.<text:s/></text:span><text:span text:style-name="T355_39">Science</text:span><text:span text:style-name="T355_40"><text:s/>(</text:span><text:span text:style-name="T355_41">New</text:span><text:span text:style-name="T355_42"><text:s/></text:span><text:span text:style-name="T355_43">York</text:span><text:span text:style-name="T355_44">,<text:s/></text:span><text:span text:style-name="T355_45">N</text:span><text:span text:style-name="T355_46">.</text:span><text:span text:style-name="T355_47">Y</text:span><text:span text:style-name="T355_48">.)</text:span><text:span text:style-name="T355_49">,<text:s/></text:span><text:span text:style-name="T355_50">338</text:span><text:span text:style-name="T355_51">(6106),<text:s/>496–500.<text:s/></text:span><text:span text:style-name="T355_52">doi</text:span><text:span text:style-name="T355_53">:10.1126/</text:span><text:span text:style-name="T355_54">science</text:span><text:span text:style-name="T355_55">.1227079</text:span></text:p>
      <text:p text:style-name="P356"><text:span text:style-name="T356_1">Sugimoto</text:span><text:span text:style-name="T356_2">,<text:s/></text:span><text:span text:style-name="T356_3">M</text:span><text:span text:style-name="T356_4">.,<text:s/></text:span><text:span text:style-name="T356_5">Takahashi</text:span><text:span text:style-name="T356_6">,<text:s/></text:span><text:span text:style-name="T356_7">K</text:span><text:span text:style-name="T356_8">.,<text:s/></text:span><text:span text:style-name="T356_9">Kitayama</text:span><text:span text:style-name="T356_10">,<text:s/></text:span><text:span text:style-name="T356_11">T</text:span><text:span text:style-name="T356_12">.,<text:s/></text:span><text:span text:style-name="T356_13">Ito</text:span><text:span text:style-name="T356_14">,<text:s/></text:span><text:span text:style-name="T356_15">D</text:span><text:span text:style-name="T356_16">.,<text:s/>&amp;<text:s/></text:span><text:span text:style-name="T356_17">Tomita</text:span><text:span text:style-name="T356_18">,<text:s/></text:span><text:span text:style-name="T356_19">M</text:span><text:span text:style-name="T356_20">.<text:s/>(2005).<text:s/></text:span><text:span text:style-name="T356_21">Distributed</text:span><text:span text:style-name="T356_22"><text:s/></text:span><text:span text:style-name="T356_23">cell</text:span><text:span text:style-name="T356_24"><text:s/></text:span><text:span text:style-name="T356_25">biology</text:span><text:span text:style-name="T356_26"><text:s/></text:span><text:span text:style-name="T356_27">simulations</text:span><text:span text:style-name="T356_28"><text:s/></text:span><text:span text:style-name="T356_29">with</text:span><text:span text:style-name="T356_30"><text:s/></text:span><text:span text:style-name="T356_31">E</text:span><text:span text:style-name="T356_32">-</text:span><text:span text:style-name="T356_33">Cell</text:span><text:span text:style-name="T356_34"><text:s/></text:span><text:span text:style-name="T356_35">system</text:span><text:span text:style-name="T356_36">.<text:s/></text:span><text:span text:style-name="T356_37">Grid</text:span><text:span text:style-name="T356_38"><text:s/></text:span><text:span text:style-name="T356_39">Computing</text:span><text:span text:style-name="T356_40"><text:s/></text:span><text:span text:style-name="T356_41">in</text:span><text:span text:style-name="T356_42"><text:s/></text:span><text:span text:style-name="T356_43">Life</text:span><text:span text:style-name="T356_44"><text:s/></text:span><text:span text:style-name="T356_45">Science</text:span><text:span text:style-name="T356_46">,<text:s/>20–31.<text:s/></text:span><text:span text:style-name="T356_47">Retrieved</text:span><text:span text:style-name="T356_48"><text:s/></text:span><text:span text:style-name="T356_49">from</text:span><text:span text:style-name="T356_50"><text:s/></text:span><text:span text:style-name="T356_51">http</text:span><text:span text:style-name="T356_52">://</text:span><text:span text:style-name="T356_53">www</text:span><text:span text:style-name="T356_54">.</text:span><text:span text:style-name="T356_55">springerlink</text:span><text:span text:style-name="T356_56">.</text:span><text:span text:style-name="T356_57">com</text:span><text:span text:style-name="T356_58">/</text:span><text:span text:style-name="T356_59">index</text:span><text:span text:style-name="T356_60">/1</text:span><text:span text:style-name="T356_61">nqjea</text:span><text:span text:style-name="T356_62">6</text:span><text:span text:style-name="T356_63">drvd</text:span><text:span text:style-name="T356_64">6</text:span><text:span text:style-name="T356_65">cx</text:span><text:span text:style-name="T356_66">55.</text:span><text:span text:style-name="T356_67">pdf</text:span></text:p>
      <text:p text:style-name="P357"><text:span text:style-name="T357_1">Sulston</text:span><text:span text:style-name="T357_2">,<text:s/></text:span><text:span text:style-name="T357_3">J</text:span><text:span text:style-name="T357_4">.<text:s/></text:span><text:span text:style-name="T357_5">E</text:span><text:span text:style-name="T357_6">.,<text:s/>&amp;<text:s/></text:span><text:span text:style-name="T357_7">Horvitz</text:span><text:span text:style-name="T357_8">,<text:s/></text:span><text:span text:style-name="T357_9">H</text:span><text:span text:style-name="T357_10">.<text:s/></text:span><text:span text:style-name="T357_11">R</text:span><text:span text:style-name="T357_12">.<text:s/>(1977).<text:s/></text:span><text:span text:style-name="T357_13">Post</text:span><text:span text:style-name="T357_14">-</text:span><text:span text:style-name="T357_15">embryonic</text:span><text:span text:style-name="T357_16"><text:s/></text:span><text:span text:style-name="T357_17">cell</text:span><text:span text:style-name="T357_18"><text:s/></text:span><text:span text:style-name="T357_19">lineages</text:span><text:span text:style-name="T357_20"><text:s/></text:span><text:span text:style-name="T357_21">of</text:span><text:span text:style-name="T357_22"><text:s/></text:span><text:span text:style-name="T357_23">the</text:span><text:span text:style-name="T357_24"><text:s/></text:span><text:span text:style-name="T357_25">nematode</text:span><text:span text:style-name="T357_26">,<text:s/></text:span><text:span text:style-name="T357_27">Caenorhabditis</text:span><text:span text:style-name="T357_28"><text:s/></text:span><text:span text:style-name="T357_29">elegans</text:span><text:span text:style-name="T357_30">.<text:s/></text:span><text:span text:style-name="T357_31">Developmental</text:span><text:span text:style-name="T357_32"><text:s/></text:span><text:span text:style-name="T357_33">Biology</text:span><text:span text:style-name="T357_34">,<text:s/></text:span><text:span text:style-name="T357_35">56</text:span><text:span text:style-name="T357_36">(1),<text:s/>110–56.<text:s/></text:span><text:span text:style-name="T357_37">Retrieved</text:span><text:span text:style-name="T357_38"><text:s/></text:span><text:span text:style-name="T357_39">from</text:span><text:span text:style-name="T357_40"><text:s/></text:span><text:span text:style-name="T357_41">http</text:span><text:span text:style-name="T357_42">://</text:span><text:span text:style-name="T357_43">www</text:span><text:span text:style-name="T357_44">.</text:span><text:span text:style-name="T357_45">ncbi</text:span><text:span text:style-name="T357_46">.</text:span><text:span text:style-name="T357_47">nlm</text:span><text:span text:style-name="T357_48">.</text:span><text:span text:style-name="T357_49">nih</text:span><text:span text:style-name="T357_50">.</text:span><text:span text:style-name="T357_51">gov</text:span><text:span text:style-name="T357_52">/</text:span><text:span text:style-name="T357_53">pubmed</text:span><text:span text:style-name="T357_54">/838129</text:span></text:p>
      <text:p text:style-name="P358"><text:span text:style-name="T358_1">Surovtsova</text:span><text:span text:style-name="T358_2">,<text:s/></text:span><text:span text:style-name="T358_3">I</text:span><text:span text:style-name="T358_4">.,<text:s/></text:span><text:span text:style-name="T358_5">Simus</text:span><text:span text:style-name="T358_6">,<text:s/></text:span><text:span text:style-name="T358_7">N</text:span><text:span text:style-name="T358_8">.,<text:s/></text:span><text:span text:style-name="T358_9">Lorenz</text:span><text:span text:style-name="T358_10">,<text:s/></text:span><text:span text:style-name="T358_11">T</text:span><text:span text:style-name="T358_12">.,<text:s/></text:span><text:span text:style-name="T358_13">König</text:span><text:span text:style-name="T358_14">,<text:s/></text:span><text:span text:style-name="T358_15">A</text:span><text:span text:style-name="T358_16">.,<text:s/></text:span><text:span text:style-name="T358_17">Sahle</text:span><text:span text:style-name="T358_18">,<text:s/></text:span><text:span text:style-name="T358_19">S</text:span><text:span text:style-name="T358_20">.,<text:s/>&amp;<text:s/></text:span><text:span text:style-name="T358_21">Kummer</text:span><text:span text:style-name="T358_22">,<text:s/></text:span><text:span text:style-name="T358_23">U</text:span><text:span text:style-name="T358_24">.<text:s/>(2009).<text:s/></text:span><text:span text:style-name="T358_25">Accessible</text:span><text:span text:style-name="T358_26"><text:s/></text:span><text:span text:style-name="T358_27">methods</text:span><text:span text:style-name="T358_28"><text:s/></text:span><text:span text:style-name="T358_29">for</text:span><text:span text:style-name="T358_30"><text:s/></text:span><text:span text:style-name="T358_31">the</text:span><text:span text:style-name="T358_32"><text:s/></text:span><text:span text:style-name="T358_33">dynamic</text:span><text:span text:style-name="T358_34"><text:s/></text:span><text:span text:style-name="T358_35">time</text:span><text:span text:style-name="T358_36">-</text:span><text:span text:style-name="T358_37">scale</text:span><text:span text:style-name="T358_38"><text:s/></text:span><text:span text:style-name="T358_39">decomposition</text:span><text:span text:style-name="T358_40"><text:s/></text:span><text:span text:style-name="T358_41">of</text:span><text:span text:style-name="T358_42"><text:s/></text:span><text:span text:style-name="T358_43">biochemical</text:span><text:span text:style-name="T358_44"><text:s/></text:span><text:span text:style-name="T358_45">systems</text:span><text:span text:style-name="T358_46">.<text:s/></text:span><text:span text:style-name="T358_47">Bioinformatics</text:span><text:span text:style-name="T358_48"><text:s/>(</text:span><text:span text:style-name="T358_49">Oxford</text:span><text:span text:style-name="T358_50">,<text:s/></text:span><text:span text:style-name="T358_51">England</text:span><text:span text:style-name="T358_52">)</text:span><text:span text:style-name="T358_53">,<text:s/></text:span><text:span text:style-name="T358_54">25</text:span><text:span text:style-name="T358_55">(21),<text:s/>2816–23.<text:s/></text:span><text:span text:style-name="T358_56">doi</text:span><text:span text:style-name="T358_57">:10.1093/</text:span><text:span text:style-name="T358_58">bioinformatics</text:span><text:span text:style-name="T358_59">/</text:span><text:span text:style-name="T358_60">btp</text:span><text:span text:style-name="T358_61">451</text:span></text:p>
      <text:p text:style-name="P359"><text:span text:style-name="T359_1">Suthers</text:span><text:span text:style-name="T359_2">,<text:s/></text:span><text:span text:style-name="T359_3">P</text:span><text:span text:style-name="T359_4">.<text:s/></text:span><text:span text:style-name="T359_5">F</text:span><text:span text:style-name="T359_6">.,<text:s/></text:span><text:span text:style-name="T359_7">Dasika</text:span><text:span text:style-name="T359_8">,<text:s/></text:span><text:span text:style-name="T359_9">M</text:span><text:span text:style-name="T359_10">.<text:s/></text:span><text:span text:style-name="T359_11">S</text:span><text:span text:style-name="T359_12">.,<text:s/></text:span><text:span text:style-name="T359_13">Kumar</text:span><text:span text:style-name="T359_14">,<text:s/></text:span><text:span text:style-name="T359_15">V</text:span><text:span text:style-name="T359_16">.<text:s/></text:span><text:span text:style-name="T359_17">S</text:span><text:span text:style-name="T359_18">.,<text:s/></text:span><text:span text:style-name="T359_19">Denisov</text:span><text:span text:style-name="T359_20">,<text:s/></text:span><text:span text:style-name="T359_21">G</text:span><text:span text:style-name="T359_22">.,<text:s/></text:span><text:span text:style-name="T359_23">Glass</text:span><text:span text:style-name="T359_24">,<text:s/></text:span><text:span text:style-name="T359_25">J</text:span><text:span text:style-name="T359_26">.<text:s/></text:span><text:span text:style-name="T359_27">I</text:span><text:span text:style-name="T359_28">.,<text:s/>&amp;<text:s/></text:span><text:span text:style-name="T359_29">Maranas</text:span><text:span text:style-name="T359_30">,<text:s/></text:span><text:span text:style-name="T359_31">C</text:span><text:span text:style-name="T359_32">.<text:s/></text:span><text:span text:style-name="T359_33">D</text:span><text:span text:style-name="T359_34">.<text:s/>(2009).<text:s/></text:span><text:span text:style-name="T359_35">A</text:span><text:span text:style-name="T359_36"><text:s/></text:span><text:span text:style-name="T359_37">genome</text:span><text:span text:style-name="T359_38">-</text:span><text:span text:style-name="T359_39">scale</text:span><text:span text:style-name="T359_40"><text:s/></text:span><text:span text:style-name="T359_41">metabolic</text:span><text:span text:style-name="T359_42"><text:s/></text:span><text:span text:style-name="T359_43">reconstruction</text:span><text:span text:style-name="T359_44"><text:s/></text:span><text:span text:style-name="T359_45">of</text:span><text:span text:style-name="T359_46"><text:s/></text:span><text:span text:style-name="T359_47">Mycoplasma</text:span><text:span text:style-name="T359_48"><text:s/></text:span><text:span text:style-name="T359_49">genitalium</text:span><text:span text:style-name="T359_50">,<text:s/></text:span><text:span text:style-name="T359_51">iPS</text:span><text:span text:style-name="T359_52">189.<text:s/></text:span><text:span text:style-name="T359_53">PLoS</text:span><text:span text:style-name="T359_54"><text:s/></text:span><text:span text:style-name="T359_55">Computational</text:span><text:span text:style-name="T359_56"><text:s/></text:span><text:span text:style-name="T359_57">Biology</text:span><text:span text:style-name="T359_58">,<text:s/></text:span><text:span text:style-name="T359_59">5</text:span><text:span text:style-name="T359_60">(2),<text:s/></text:span><text:span text:style-name="T359_61">e</text:span><text:span text:style-name="T359_62">1000285.<text:s/></text:span><text:span text:style-name="T359_63">doi</text:span><text:span text:style-name="T359_64">:10.1371/</text:span><text:span text:style-name="T359_65">journal</text:span><text:span text:style-name="T359_66">.</text:span><text:span text:style-name="T359_67">pcbi</text:span><text:span text:style-name="T359_68">.1000285</text:span></text:p>
      <text:p text:style-name="P360"><text:span text:style-name="T360_1">Suzuki</text:span><text:span text:style-name="T360_2">,<text:s/></text:span><text:span text:style-name="T360_3">M</text:span><text:span text:style-name="T360_4">.,<text:s/></text:span><text:span text:style-name="T360_5">Goto</text:span><text:span text:style-name="T360_6">,<text:s/></text:span><text:span text:style-name="T360_7">T</text:span><text:span text:style-name="T360_8">.,<text:s/></text:span><text:span text:style-name="T360_9">Tsuji</text:span><text:span text:style-name="T360_10">,<text:s/></text:span><text:span text:style-name="T360_11">T</text:span><text:span text:style-name="T360_12">.,<text:s/>&amp;<text:s/></text:span><text:span text:style-name="T360_13">Ohtake</text:span><text:span text:style-name="T360_14">,<text:s/></text:span><text:span text:style-name="T360_15">H</text:span><text:span text:style-name="T360_16">.<text:s/>(2005).<text:s/></text:span><text:span text:style-name="T360_17">A</text:span><text:span text:style-name="T360_18"><text:s/></text:span><text:span text:style-name="T360_19">Dynamic</text:span><text:span text:style-name="T360_20"><text:s/></text:span><text:span text:style-name="T360_21">Body</text:span><text:span text:style-name="T360_22"><text:s/></text:span><text:span text:style-name="T360_23">Model</text:span><text:span text:style-name="T360_24"><text:s/></text:span><text:span text:style-name="T360_25">of</text:span><text:span text:style-name="T360_26"><text:s/></text:span><text:span text:style-name="T360_27">the</text:span><text:span text:style-name="T360_28"><text:s/></text:span><text:span text:style-name="T360_29">Nematode</text:span><text:span text:style-name="T360_30"><text:s/></text:span><text:span text:style-name="T360_31">C</text:span><text:span text:style-name="T360_32"><text:s/>.<text:s/></text:span><text:span text:style-name="T360_33">elegans</text:span><text:span text:style-name="T360_34"><text:s/></text:span><text:span text:style-name="T360_35">with</text:span><text:span text:style-name="T360_36"><text:s/></text:span><text:span text:style-name="T360_37">Neural</text:span><text:span text:style-name="T360_38"><text:s/></text:span><text:span text:style-name="T360_39">Oscillators</text:span><text:span text:style-name="T360_40">.<text:s/></text:span><text:span text:style-name="T360_41">Journal</text:span><text:span text:style-name="T360_42"><text:s/></text:span><text:span text:style-name="T360_43">of</text:span><text:span text:style-name="T360_44"><text:s/></text:span><text:span text:style-name="T360_45">Robotics</text:span><text:span text:style-name="T360_46"><text:s/></text:span><text:span text:style-name="T360_47">and</text:span><text:span text:style-name="T360_48"><text:s/></text:span><text:span text:style-name="T360_49">Mechatronics</text:span><text:span text:style-name="T360_50">,<text:s/></text:span><text:span text:style-name="T360_51">17</text:span><text:span text:style-name="T360_52">(3).</text:span></text:p>
      <text:p text:style-name="P361"><text:span text:style-name="T361_1">Suzuki</text:span><text:span text:style-name="T361_2">,<text:s/></text:span><text:span text:style-name="T361_3">M</text:span><text:span text:style-name="T361_4">.,<text:s/></text:span><text:span text:style-name="T361_5">Tsuji</text:span><text:span text:style-name="T361_6">,<text:s/></text:span><text:span text:style-name="T361_7">T</text:span><text:span text:style-name="T361_8">.,<text:s/>&amp;<text:s/></text:span><text:span text:style-name="T361_9">Ohtake</text:span><text:span text:style-name="T361_10">,<text:s/></text:span><text:span text:style-name="T361_11">H</text:span><text:span text:style-name="T361_12">.<text:s/>(2005</text:span><text:span text:style-name="T361_13">a</text:span><text:span text:style-name="T361_14">).<text:s/></text:span><text:span text:style-name="T361_15">A</text:span><text:span text:style-name="T361_16"><text:s/></text:span><text:span text:style-name="T361_17">model</text:span><text:span text:style-name="T361_18"><text:s/></text:span><text:span text:style-name="T361_19">of</text:span><text:span text:style-name="T361_20"><text:s/></text:span><text:span text:style-name="T361_21">motor</text:span><text:span text:style-name="T361_22"><text:s/></text:span><text:span text:style-name="T361_23">control</text:span><text:span text:style-name="T361_24"><text:s/></text:span><text:span text:style-name="T361_25">of</text:span><text:span text:style-name="T361_26"><text:s/></text:span><text:span text:style-name="T361_27">the</text:span><text:span text:style-name="T361_28"><text:s/></text:span><text:span text:style-name="T361_29">nematode</text:span><text:span text:style-name="T361_30"><text:s/></text:span><text:span text:style-name="T361_31">C</text:span><text:span text:style-name="T361_32">.<text:s/></text:span><text:span text:style-name="T361_33">elegans</text:span><text:span text:style-name="T361_34"><text:s/></text:span><text:span text:style-name="T361_35">with</text:span><text:span text:style-name="T361_36"><text:s/></text:span><text:span text:style-name="T361_37">neuronal</text:span><text:span text:style-name="T361_38"><text:s/></text:span><text:span text:style-name="T361_39">circuits</text:span><text:span text:style-name="T361_40">.<text:s/></text:span><text:span text:style-name="T361_41">Artificial</text:span><text:span text:style-name="T361_42"><text:s/></text:span><text:span text:style-name="T361_43">Intelligence</text:span><text:span text:style-name="T361_44"><text:s/></text:span><text:span text:style-name="T361_45">in</text:span><text:span text:style-name="T361_46"><text:s/></text:span><text:span text:style-name="T361_47">Medicine</text:span><text:span text:style-name="T361_48">,<text:s/></text:span><text:span text:style-name="T361_49">35</text:span><text:span text:style-name="T361_50">(1-2),<text:s/>75–86.<text:s/></text:span><text:span text:style-name="T361_51">doi</text:span><text:span text:style-name="T361_52">:10.1016/</text:span><text:span text:style-name="T361_53">j</text:span><text:span text:style-name="T361_54">.</text:span><text:span text:style-name="T361_55">artmed</text:span><text:span text:style-name="T361_56">.2005.01.008</text:span></text:p>
      <text:p text:style-name="P362"><text:span text:style-name="T362_1">Suzuki</text:span><text:span text:style-name="T362_2">,<text:s/></text:span><text:span text:style-name="T362_3">M</text:span><text:span text:style-name="T362_4">.,<text:s/></text:span><text:span text:style-name="T362_5">Tsuji</text:span><text:span text:style-name="T362_6">,<text:s/></text:span><text:span text:style-name="T362_7">T</text:span><text:span text:style-name="T362_8">.,<text:s/>&amp;<text:s/></text:span><text:span text:style-name="T362_9">Ohtake</text:span><text:span text:style-name="T362_10">,<text:s/></text:span><text:span text:style-name="T362_11">H</text:span><text:span text:style-name="T362_12">.<text:s/>(2005</text:span><text:span text:style-name="T362_13">b</text:span><text:span text:style-name="T362_14">).<text:s/></text:span><text:span text:style-name="T362_15">A</text:span><text:span text:style-name="T362_16"><text:s/></text:span><text:span text:style-name="T362_17">Neuromuscular</text:span><text:span text:style-name="T362_18"><text:s/></text:span><text:span text:style-name="T362_19">Model</text:span><text:span text:style-name="T362_20"><text:s/></text:span><text:span text:style-name="T362_21">of</text:span><text:span text:style-name="T362_22"><text:s/></text:span><text:span text:style-name="T362_23">C</text:span><text:span text:style-name="T362_24">.<text:s/></text:span><text:span text:style-name="T362_25">elegans</text:span><text:span text:style-name="T362_26"><text:s/></text:span><text:span text:style-name="T362_27">with</text:span><text:span text:style-name="T362_28"><text:s/></text:span><text:span text:style-name="T362_29">Directional</text:span><text:span text:style-name="T362_30"><text:s/></text:span><text:span text:style-name="T362_31">Control</text:span><text:span text:style-name="T362_32">.<text:s/></text:span><text:span text:style-name="T362_33">In</text:span><text:span text:style-name="T362_34"><text:s/></text:span><text:span text:style-name="T362_35">Proc</text:span><text:span text:style-name="T362_36">.<text:s/></text:span><text:span text:style-name="T362_37">of</text:span><text:span text:style-name="T362_38"><text:s/></text:span><text:span text:style-name="T362_39">the</text:span><text:span text:style-name="T362_40"><text:s/></text:span><text:span text:style-name="T362_41">First</text:span><text:span text:style-name="T362_42"><text:s/></text:span><text:span text:style-name="T362_43">International</text:span><text:span text:style-name="T362_44"><text:s/></text:span><text:span text:style-name="T362_45">Conference</text:span><text:span text:style-name="T362_46"><text:s/></text:span><text:span text:style-name="T362_47">on</text:span><text:span text:style-name="T362_48"><text:s/></text:span><text:span text:style-name="T362_49">Complex</text:span><text:span text:style-name="T362_50"><text:s/></text:span><text:span text:style-name="T362_51">Medical</text:span><text:span text:style-name="T362_52"><text:s/></text:span><text:span text:style-name="T362_53">Engineering</text:span><text:span text:style-name="T362_54"><text:s/>(</text:span><text:span text:style-name="T362_55">pp</text:span><text:span text:style-name="T362_56">.<text:s/>167–172).<text:s/></text:span><text:span text:style-name="T362_57">Retrieved</text:span><text:span text:style-name="T362_58"><text:s/></text:span><text:span text:style-name="T362_59">from</text:span><text:span text:style-name="T362_60"><text:s/></text:span><text:span text:style-name="T362_61">http</text:span><text:span text:style-name="T362_62">://</text:span><text:span text:style-name="T362_63">www</text:span><text:span text:style-name="T362_64">.</text:span><text:span text:style-name="T362_65">bsys</text:span><text:span text:style-name="T362_66">.</text:span><text:span text:style-name="T362_67">hiroshima</text:span><text:span text:style-name="T362_68">-</text:span><text:span text:style-name="T362_69">u</text:span><text:span text:style-name="T362_70">.</text:span><text:span text:style-name="T362_71">ac</text:span><text:span text:style-name="T362_72">.</text:span><text:span text:style-name="T362_73">jp</text:span><text:span text:style-name="T362_74">/</text:span><text:span text:style-name="T362_75">pub</text:span><text:span text:style-name="T362_76">/</text:span><text:span text:style-name="T362_77">pdf</text:span><text:span text:style-name="T362_78">/</text:span><text:span text:style-name="T362_79">C</text:span><text:span text:style-name="T362_80">/</text:span><text:span text:style-name="T362_81">C</text:span><text:span text:style-name="T362_82">_131.</text:span><text:span text:style-name="T362_83">pdf</text:span></text:p>
      <text:p text:style-name="P363"><text:span text:style-name="T363_1">Syntichaki</text:span><text:span text:style-name="T363_2">,<text:s/></text:span><text:span text:style-name="T363_3">P</text:span><text:span text:style-name="T363_4">.,<text:s/>&amp;<text:s/></text:span><text:span text:style-name="T363_5">Tavernarakis</text:span><text:span text:style-name="T363_6">,<text:s/></text:span><text:span text:style-name="T363_7">N</text:span><text:span text:style-name="T363_8">.<text:s/>(2004).<text:s/></text:span><text:span text:style-name="T363_9">Genetic</text:span><text:span text:style-name="T363_10"><text:s/></text:span><text:span text:style-name="T363_11">models</text:span><text:span text:style-name="T363_12"><text:s/></text:span><text:span text:style-name="T363_13">of</text:span><text:span text:style-name="T363_14"><text:s/></text:span><text:span text:style-name="T363_15">mechanotransduction</text:span><text:span text:style-name="T363_16">:<text:s/></text:span><text:span text:style-name="T363_17">the</text:span><text:span text:style-name="T363_18"><text:s/></text:span><text:span text:style-name="T363_19">nematode</text:span><text:span text:style-name="T363_20"><text:s/></text:span><text:span text:style-name="T363_21">Caenorhabditis</text:span><text:span text:style-name="T363_22"><text:s/></text:span><text:span text:style-name="T363_23">elegans</text:span><text:span text:style-name="T363_24">.<text:s/></text:span><text:span text:style-name="T363_25">Physiological</text:span><text:span text:style-name="T363_26"><text:s/></text:span><text:span text:style-name="T363_27">Reviews</text:span><text:span text:style-name="T363_28">,<text:s/></text:span><text:span text:style-name="T363_29">84</text:span><text:span text:style-name="T363_30">(4),<text:s/>1097–153.<text:s/></text:span><text:span text:style-name="T363_31">doi</text:span><text:span text:style-name="T363_32">:10.1152/</text:span><text:span text:style-name="T363_33">physrev</text:span><text:span text:style-name="T363_34">.00043.2003</text:span></text:p>
      <text:p text:style-name="P364"><text:span text:style-name="T364_1">Szappanos</text:span><text:span text:style-name="T364_2">,<text:s/></text:span><text:span text:style-name="T364_3">B</text:span><text:span text:style-name="T364_4">.,<text:s/></text:span><text:span text:style-name="T364_5">Kovács</text:span><text:span text:style-name="T364_6">,<text:s/></text:span><text:span text:style-name="T364_7">K</text:span><text:span text:style-name="T364_8">.,<text:s/></text:span><text:span text:style-name="T364_9">Szamecz</text:span><text:span text:style-name="T364_10">,<text:s/></text:span><text:span text:style-name="T364_11">B</text:span><text:span text:style-name="T364_12">.,<text:s/></text:span><text:span text:style-name="T364_13">Honti</text:span><text:span text:style-name="T364_14">,<text:s/></text:span><text:span text:style-name="T364_15">F</text:span><text:span text:style-name="T364_16">.,<text:s/></text:span><text:span text:style-name="T364_17">Costanzo</text:span><text:span text:style-name="T364_18">,<text:s/></text:span><text:span text:style-name="T364_19">M</text:span><text:span text:style-name="T364_20">.,<text:s/></text:span><text:span text:style-name="T364_21">Baryshnikova</text:span><text:span text:style-name="T364_22">,<text:s/></text:span><text:span text:style-name="T364_23">A</text:span><text:span text:style-name="T364_24">.,<text:s/>…<text:s/></text:span><text:span text:style-name="T364_25">Papp</text:span><text:span text:style-name="T364_26">,<text:s/></text:span><text:span text:style-name="T364_27">B</text:span><text:span text:style-name="T364_28">.<text:s/>(2011).<text:s/></text:span><text:span text:style-name="T364_29">An</text:span><text:span text:style-name="T364_30"><text:s/></text:span><text:span text:style-name="T364_31">integrated</text:span><text:span text:style-name="T364_32"><text:s/></text:span><text:span text:style-name="T364_33">approach</text:span><text:span text:style-name="T364_34"><text:s/></text:span><text:span text:style-name="T364_35">to</text:span><text:span text:style-name="T364_36"><text:s/></text:span><text:span text:style-name="T364_37">characterize</text:span><text:span text:style-name="T364_38"><text:s/></text:span><text:span text:style-name="T364_39">genetic</text:span><text:span text:style-name="T364_40"><text:s/></text:span><text:span text:style-name="T364_41">interaction</text:span><text:span text:style-name="T364_42"><text:s/></text:span><text:span text:style-name="T364_43">networks</text:span><text:span text:style-name="T364_44"><text:s/></text:span><text:span text:style-name="T364_45">in</text:span><text:span text:style-name="T364_46"><text:s/></text:span><text:span text:style-name="T364_47">yeast</text:span><text:span text:style-name="T364_48"><text:s/></text:span><text:span text:style-name="T364_49">metabolism</text:span><text:span text:style-name="T364_50">.<text:s/></text:span><text:span text:style-name="T364_51">Nature</text:span><text:span text:style-name="T364_52"><text:s/></text:span><text:span text:style-name="T364_53">Genetics</text:span><text:span text:style-name="T364_54">,<text:s/>(</text:span><text:span text:style-name="T364_55">May</text:span><text:span text:style-name="T364_56">).<text:s/></text:span><text:span text:style-name="T364_57">doi</text:span><text:span text:style-name="T364_58">:10.1038/</text:span><text:span text:style-name="T364_59">ng</text:span><text:span text:style-name="T364_60">.846</text:span></text:p>
      <text:p text:style-name="P365"><text:span text:style-name="T365_1">Sznitman</text:span><text:span text:style-name="T365_2">,<text:s/></text:span><text:span text:style-name="T365_3">J</text:span><text:span text:style-name="T365_4">.,<text:s/></text:span><text:span text:style-name="T365_5">Purohit</text:span><text:span text:style-name="T365_6">,<text:s/></text:span><text:span text:style-name="T365_7">P</text:span><text:span text:style-name="T365_8">.<text:s/></text:span><text:span text:style-name="T365_9">K</text:span><text:span text:style-name="T365_10">.,<text:s/></text:span><text:span text:style-name="T365_11">Krajacic</text:span><text:span text:style-name="T365_12">,<text:s/></text:span><text:span text:style-name="T365_13">P</text:span><text:span text:style-name="T365_14">.,<text:s/></text:span><text:span text:style-name="T365_15">Lamitina</text:span><text:span text:style-name="T365_16">,<text:s/></text:span><text:span text:style-name="T365_17">T</text:span><text:span text:style-name="T365_18">.,<text:s/>&amp;<text:s/></text:span><text:span text:style-name="T365_19">Arratia</text:span><text:span text:style-name="T365_20">,<text:s/></text:span><text:span text:style-name="T365_21">P</text:span><text:span text:style-name="T365_22">.<text:s/></text:span><text:span text:style-name="T365_23">E</text:span><text:span text:style-name="T365_24">.<text:s/>(</text:span><text:span text:style-name="T365_25">n</text:span><text:span text:style-name="T365_26">.</text:span><text:span text:style-name="T365_27">d</text:span><text:span text:style-name="T365_28">.).<text:s/></text:span><text:span text:style-name="T365_29">Material</text:span><text:span text:style-name="T365_30"><text:s/></text:span><text:span text:style-name="T365_31">properties</text:span><text:span text:style-name="T365_32"><text:s/></text:span><text:span text:style-name="T365_33">of</text:span><text:span text:style-name="T365_34"><text:s/></text:span><text:span text:style-name="T365_35">Caenorhabditis</text:span><text:span text:style-name="T365_36"><text:s/></text:span><text:span text:style-name="T365_37">elegans</text:span><text:span text:style-name="T365_38"><text:s/></text:span><text:span text:style-name="T365_39">swimming</text:span><text:span text:style-name="T365_40"><text:s/></text:span><text:span text:style-name="T365_41">at</text:span><text:span text:style-name="T365_42"><text:s/></text:span><text:span text:style-name="T365_43">low</text:span><text:span text:style-name="T365_44"><text:s/></text:span><text:span text:style-name="T365_45">Reynolds</text:span><text:span text:style-name="T365_46"><text:s/></text:span><text:span text:style-name="T365_47">number</text:span><text:span text:style-name="T365_48">.<text:s/></text:span><text:span text:style-name="T365_49">Mechanical</text:span><text:span text:style-name="T365_50"><text:s/></text:span><text:span text:style-name="T365_51">Engineering</text:span><text:span text:style-name="T365_52">,<text:s/>(</text:span><text:span text:style-name="T365_53">Md</text:span><text:span text:style-name="T365_54">),<text:s/>1–25.<text:s/></text:span><text:span text:style-name="T365_55">Retrieved</text:span><text:span text:style-name="T365_56"><text:s/></text:span><text:span text:style-name="T365_57">from</text:span><text:span text:style-name="T365_58"><text:s/></text:span><text:span text:style-name="T365_59">http</text:span><text:span text:style-name="T365_60">://</text:span><text:span text:style-name="T365_61">www</text:span><text:span text:style-name="T365_62">.</text:span><text:span text:style-name="T365_63">youtube</text:span><text:span text:style-name="T365_64">.</text:span><text:span text:style-name="T365_65">com</text:span><text:span text:style-name="T365_66">/</text:span><text:span text:style-name="T365_67">watch</text:span><text:span text:style-name="T365_68">?</text:span><text:span text:style-name="T365_69">v</text:span><text:span text:style-name="T365_70">=</text:span><text:span text:style-name="T365_71">hHSbdbQHk</text:span><text:span text:style-name="T365_72">9</text:span><text:span text:style-name="T365_73">M</text:span></text:p>
      <text:p text:style-name="P366"><text:span text:style-name="T366_1">Sznitman</text:span><text:span text:style-name="T366_2">,<text:s/></text:span><text:span text:style-name="T366_3">R</text:span><text:span text:style-name="T366_4">.,<text:s/></text:span><text:span text:style-name="T366_5">Gupta</text:span><text:span text:style-name="T366_6">,<text:s/></text:span><text:span text:style-name="T366_7">M</text:span><text:span text:style-name="T366_8">.,<text:s/></text:span><text:span text:style-name="T366_9">Hager</text:span><text:span text:style-name="T366_10">,<text:s/></text:span><text:span text:style-name="T366_11">G</text:span><text:span text:style-name="T366_12">.<text:s/></text:span><text:span text:style-name="T366_13">D</text:span><text:span text:style-name="T366_14">.,<text:s/></text:span><text:span text:style-name="T366_15">Arratia</text:span><text:span text:style-name="T366_16">,<text:s/></text:span><text:span text:style-name="T366_17">P</text:span><text:span text:style-name="T366_18">.<text:s/></text:span><text:span text:style-name="T366_19">E</text:span><text:span text:style-name="T366_20">.,<text:s/>&amp;<text:s/></text:span><text:span text:style-name="T366_21">Sznitman</text:span><text:span text:style-name="T366_22">,<text:s/></text:span><text:span text:style-name="T366_23">J</text:span><text:span text:style-name="T366_24">.<text:s/>(2010).<text:s/></text:span><text:span text:style-name="T366_25">Multi</text:span><text:span text:style-name="T366_26">-</text:span><text:span text:style-name="T366_27">environment</text:span><text:span text:style-name="T366_28"><text:s/></text:span><text:span text:style-name="T366_29">model</text:span><text:span text:style-name="T366_30"><text:s/></text:span><text:span text:style-name="T366_31">estimation</text:span><text:span text:style-name="T366_32"><text:s/></text:span><text:span text:style-name="T366_33">for</text:span><text:span text:style-name="T366_34"><text:s/></text:span><text:span text:style-name="T366_35">motility</text:span><text:span text:style-name="T366_36"><text:s/></text:span><text:span text:style-name="T366_37">analysis</text:span><text:span text:style-name="T366_38"><text:s/></text:span><text:span text:style-name="T366_39">of</text:span><text:span text:style-name="T366_40"><text:s/></text:span><text:span text:style-name="T366_41">Caenorhabditis</text:span><text:span text:style-name="T366_42"><text:s/></text:span><text:span text:style-name="T366_43">elegans</text:span><text:span text:style-name="T366_44">.<text:s/></text:span><text:span text:style-name="T366_45">PloS</text:span><text:span text:style-name="T366_46"><text:s/></text:span><text:span text:style-name="T366_47">One</text:span><text:span text:style-name="T366_48">,<text:s/></text:span><text:span text:style-name="T366_49">5</text:span><text:span text:style-name="T366_50">(7),<text:s/></text:span><text:span text:style-name="T366_51">e</text:span><text:span text:style-name="T366_52">11631.<text:s/></text:span><text:span text:style-name="T366_53">doi</text:span><text:span text:style-name="T366_54">:10.1371/</text:span><text:span text:style-name="T366_55">journal</text:span><text:span text:style-name="T366_56">.</text:span><text:span text:style-name="T366_57">pone</text:span><text:span text:style-name="T366_58">.0011631</text:span></text:p>
      <text:p text:style-name="P367"><text:span text:style-name="T367_1">Takahashi</text:span><text:span text:style-name="T367_2">,<text:s/></text:span><text:span text:style-name="T367_3">K</text:span><text:span text:style-name="T367_4">.<text:s/>(2003).<text:s/></text:span><text:span text:style-name="T367_5">E</text:span><text:span text:style-name="T367_6">-</text:span><text:span text:style-name="T367_7">Cell</text:span><text:span text:style-name="T367_8"><text:s/></text:span><text:span text:style-name="T367_9">System</text:span><text:span text:style-name="T367_10"><text:s/></text:span><text:span text:style-name="T367_11">Version</text:span><text:span text:style-name="T367_12"><text:s/>3 :<text:s/></text:span><text:span text:style-name="T367_13">A</text:span><text:span text:style-name="T367_14"><text:s/></text:span><text:span text:style-name="T367_15">Software</text:span><text:span text:style-name="T367_16"><text:s/></text:span><text:span text:style-name="T367_17">Platform</text:span><text:span text:style-name="T367_18"><text:s/></text:span><text:span text:style-name="T367_19">for</text:span><text:span text:style-name="T367_20"><text:s/></text:span><text:span text:style-name="T367_21">Integrative</text:span><text:span text:style-name="T367_22"><text:s/></text:span><text:span text:style-name="T367_23">Computational</text:span><text:span text:style-name="T367_24"><text:s/></text:span><text:span text:style-name="T367_25">Biology</text:span><text:span text:style-name="T367_26">.<text:s/></text:span><text:span text:style-name="T367_27">BioScience</text:span><text:span text:style-name="T367_28">,<text:s/></text:span><text:span text:style-name="T367_29">295</text:span><text:span text:style-name="T367_30">,<text:s/>294–295.</text:span></text:p>
      <text:p text:style-name="P368"><text:span text:style-name="T368_1">Takahashi</text:span><text:span text:style-name="T368_2">,<text:s/></text:span><text:span text:style-name="T368_3">K</text:span><text:span text:style-name="T368_4">.<text:s/>(2004).<text:s/></text:span><text:span text:style-name="T368_5">Multi</text:span><text:span text:style-name="T368_6">-</text:span><text:span text:style-name="T368_7">algorithm</text:span><text:span text:style-name="T368_8"><text:s/></text:span><text:span text:style-name="T368_9">and</text:span><text:span text:style-name="T368_10"><text:s/></text:span><text:span text:style-name="T368_11">multi</text:span><text:span text:style-name="T368_12">-</text:span><text:span text:style-name="T368_13">timescale</text:span><text:span text:style-name="T368_14"><text:s/></text:span><text:span text:style-name="T368_15">cell</text:span><text:span text:style-name="T368_16"><text:s/></text:span><text:span text:style-name="T368_17">biology</text:span><text:span text:style-name="T368_18"><text:s/></text:span><text:span text:style-name="T368_19">simulation</text:span><text:span text:style-name="T368_20">.<text:s/></text:span><text:span text:style-name="T368_21">Keio</text:span><text:span text:style-name="T368_22"><text:s/></text:span><text:span text:style-name="T368_23">University</text:span><text:span text:style-name="T368_24">.<text:s/></text:span><text:span text:style-name="T368_25">Retrieved</text:span><text:span text:style-name="T368_26"><text:s/></text:span><text:span text:style-name="T368_27">from</text:span><text:span text:style-name="T368_28"><text:s/></text:span><text:span text:style-name="T368_29">http</text:span><text:span text:style-name="T368_30">://</text:span><text:span text:style-name="T368_31">web</text:span><text:span text:style-name="T368_32">.</text:span><text:span text:style-name="T368_33">sfc</text:span><text:span text:style-name="T368_34">.</text:span><text:span text:style-name="T368_35">keio</text:span><text:span text:style-name="T368_36">.</text:span><text:span text:style-name="T368_37">ac</text:span><text:span text:style-name="T368_38">.</text:span><text:span text:style-name="T368_39">jp</text:span><text:span text:style-name="T368_40">/~</text:span><text:span text:style-name="T368_41">shafi</text:span><text:span text:style-name="T368_42">/</text:span><text:span text:style-name="T368_43">takahashi</text:span><text:span text:style-name="T368_44">-</text:span><text:span text:style-name="T368_45">thesis</text:span><text:span text:style-name="T368_46">.</text:span><text:span text:style-name="T368_47">pdf</text:span></text:p>
      <text:p text:style-name="P369"><text:span text:style-name="T369_1">Takahashi</text:span><text:span text:style-name="T369_2">,<text:s/></text:span><text:span text:style-name="T369_3">K</text:span><text:span text:style-name="T369_4">.,<text:s/></text:span><text:span text:style-name="T369_5">Arjunan</text:span><text:span text:style-name="T369_6">,<text:s/></text:span><text:span text:style-name="T369_7">S</text:span><text:span text:style-name="T369_8">.<text:s/></text:span><text:span text:style-name="T369_9">N</text:span><text:span text:style-name="T369_10">.<text:s/></text:span><text:span text:style-name="T369_11">V</text:span><text:span text:style-name="T369_12">.,<text:s/>&amp;<text:s/></text:span><text:span text:style-name="T369_13">Tomita</text:span><text:span text:style-name="T369_14">,<text:s/></text:span><text:span text:style-name="T369_15">M</text:span><text:span text:style-name="T369_16">.<text:s/>(2005).<text:s/></text:span><text:span text:style-name="T369_17">Space</text:span><text:span text:style-name="T369_18"><text:s/></text:span><text:span text:style-name="T369_19">in</text:span><text:span text:style-name="T369_20"><text:s/></text:span><text:span text:style-name="T369_21">systems</text:span><text:span text:style-name="T369_22"><text:s/></text:span><text:span text:style-name="T369_23">biology</text:span><text:span text:style-name="T369_24"><text:s/></text:span><text:span text:style-name="T369_25">of</text:span><text:span text:style-name="T369_26"><text:s/></text:span><text:span text:style-name="T369_27">signaling</text:span><text:span text:style-name="T369_28"><text:s/></text:span><text:span text:style-name="T369_29">pathways</text:span><text:span text:style-name="T369_30">--</text:span><text:span text:style-name="T369_31">towards</text:span><text:span text:style-name="T369_32"><text:s/></text:span><text:span text:style-name="T369_33">intracellular</text:span><text:span text:style-name="T369_34"><text:s/></text:span><text:span text:style-name="T369_35">molecular</text:span><text:span text:style-name="T369_36"><text:s/></text:span><text:span text:style-name="T369_37">crowding</text:span><text:span text:style-name="T369_38"><text:s/></text:span><text:span text:style-name="T369_39">in</text:span><text:span text:style-name="T369_40"><text:s/></text:span><text:span text:style-name="T369_41">silico</text:span><text:span text:style-name="T369_42">.<text:s/></text:span><text:span text:style-name="T369_43">FEBS</text:span><text:span text:style-name="T369_44"><text:s/></text:span><text:span text:style-name="T369_45">Letters</text:span><text:span text:style-name="T369_46">,<text:s/></text:span><text:span text:style-name="T369_47">579</text:span><text:span text:style-name="T369_48">(8),<text:s/>1783–8.<text:s/></text:span><text:span text:style-name="T369_49">doi</text:span><text:span text:style-name="T369_50">:10.1016/</text:span><text:span text:style-name="T369_51">j</text:span><text:span text:style-name="T369_52">.</text:span><text:span text:style-name="T369_53">febslet</text:span><text:span text:style-name="T369_54">.2005.01.072</text:span></text:p>
      <text:p text:style-name="P370"><text:span text:style-name="T370_1">Takahashi</text:span><text:span text:style-name="T370_2">,<text:s/></text:span><text:span text:style-name="T370_3">K</text:span><text:span text:style-name="T370_4">.,<text:s/></text:span><text:span text:style-name="T370_5">Hansmann</text:span><text:span text:style-name="T370_6">,<text:s/></text:span><text:span text:style-name="T370_7">U</text:span><text:span text:style-name="T370_8">.<text:s/></text:span><text:span text:style-name="T370_9">H</text:span><text:span text:style-name="T370_10">.<text:s/></text:span><text:span text:style-name="T370_11">E</text:span><text:span text:style-name="T370_12">.,<text:s/></text:span><text:span text:style-name="T370_13">Meinke</text:span><text:span text:style-name="T370_14">,<text:s/></text:span><text:span text:style-name="T370_15">J</text:span><text:span text:style-name="T370_16">.,<text:s/></text:span><text:span text:style-name="T370_17">Mohanty</text:span><text:span text:style-name="T370_18">,<text:s/></text:span><text:span text:style-name="T370_19">S</text:span><text:span text:style-name="T370_20">.,<text:s/>&amp;<text:s/></text:span><text:span text:style-name="T370_21">Editors</text:span><text:span text:style-name="T370_22">,<text:s/></text:span><text:span text:style-name="T370_23">O</text:span><text:span text:style-name="T370_24">.<text:s/></text:span><text:span text:style-name="T370_25">Z</text:span><text:span text:style-name="T370_26">.<text:s/>(2007).<text:s/></text:span><text:span text:style-name="T370_27">The</text:span><text:span text:style-name="T370_28"><text:s/></text:span><text:span text:style-name="T370_29">E</text:span><text:span text:style-name="T370_30">-</text:span><text:span text:style-name="T370_31">Cell</text:span><text:span text:style-name="T370_32"><text:s/></text:span><text:span text:style-name="T370_33">Project</text:span><text:span text:style-name="T370_34"><text:s/></text:span><text:span text:style-name="T370_35">and</text:span><text:span text:style-name="T370_36"><text:s/></text:span><text:span text:style-name="T370_37">Challenges</text:span><text:span text:style-name="T370_38"><text:s/></text:span><text:span text:style-name="T370_39">in</text:span><text:span text:style-name="T370_40"><text:s/></text:span><text:span text:style-name="T370_41">Computational</text:span><text:span text:style-name="T370_42"><text:s/></text:span><text:span text:style-name="T370_43">Systems</text:span><text:span text:style-name="T370_44"><text:s/></text:span><text:span text:style-name="T370_45">Biology</text:span><text:span text:style-name="T370_46"><text:s/></text:span><text:span text:style-name="T370_47">The</text:span><text:span text:style-name="T370_48"><text:s/></text:span><text:span text:style-name="T370_49">E</text:span><text:span text:style-name="T370_50">-</text:span><text:span text:style-name="T370_51">Cell</text:span><text:span text:style-name="T370_52"><text:s/></text:span><text:span text:style-name="T370_53">Project</text:span><text:span text:style-name="T370_54"><text:s/></text:span><text:span text:style-name="T370_55">and</text:span><text:span text:style-name="T370_56"><text:s/></text:span><text:span text:style-name="T370_57">Challenges</text:span><text:span text:style-name="T370_58"><text:s/></text:span><text:span text:style-name="T370_59">in</text:span><text:span text:style-name="T370_60"><text:s/></text:span><text:span text:style-name="T370_61">Computational</text:span><text:span text:style-name="T370_62"><text:s/></text:span><text:span text:style-name="T370_63">Systems</text:span><text:span text:style-name="T370_64"><text:s/></text:span><text:span text:style-name="T370_65">Biology</text:span><text:span text:style-name="T370_66">.<text:s/></text:span><text:span text:style-name="T370_67">Systems</text:span><text:span text:style-name="T370_68"><text:s/></text:span><text:span text:style-name="T370_69">Biology</text:span><text:span text:style-name="T370_70">,<text:s/></text:span><text:span text:style-name="T370_71">36</text:span><text:span text:style-name="T370_72">.</text:span></text:p>
      <text:p text:style-name="P371"><text:span text:style-name="T371_1">Takahashi</text:span><text:span text:style-name="T371_2">,<text:s/></text:span><text:span text:style-name="T371_3">K</text:span><text:span text:style-name="T371_4">.,<text:s/></text:span><text:span text:style-name="T371_5">Yugi</text:span><text:span text:style-name="T371_6">,<text:s/></text:span><text:span text:style-name="T371_7">K</text:span><text:span text:style-name="T371_8">.,<text:s/></text:span><text:span text:style-name="T371_9">Hashimoto</text:span><text:span text:style-name="T371_10">,<text:s/></text:span><text:span text:style-name="T371_11">K</text:span><text:span text:style-name="T371_12">.,<text:s/></text:span><text:span text:style-name="T371_13">Yamada</text:span><text:span text:style-name="T371_14">,<text:s/></text:span><text:span text:style-name="T371_15">Y</text:span><text:span text:style-name="T371_16">.,<text:s/></text:span><text:span text:style-name="T371_17">Pickett</text:span><text:span text:style-name="T371_18">,<text:s/></text:span><text:span text:style-name="T371_19">C</text:span><text:span text:style-name="T371_20">.<text:s/></text:span><text:span text:style-name="T371_21">J</text:span><text:span text:style-name="T371_22">.<text:s/></text:span><text:span text:style-name="T371_23">F</text:span><text:span text:style-name="T371_24">.,<text:s/>&amp;<text:s/></text:span><text:span text:style-name="T371_25">Tomita</text:span><text:span text:style-name="T371_26">,<text:s/></text:span><text:span text:style-name="T371_27">M</text:span><text:span text:style-name="T371_28">.<text:s/>(2002).<text:s/></text:span><text:span text:style-name="T371_29">Challenges</text:span><text:span text:style-name="T371_30"><text:s/></text:span><text:span text:style-name="T371_31">in</text:span><text:span text:style-name="T371_32"><text:s/></text:span><text:span text:style-name="T371_33">Cell</text:span><text:span text:style-name="T371_34"><text:s/></text:span><text:span text:style-name="T371_35">Simulation</text:span><text:span text:style-name="T371_36"> :<text:s/></text:span><text:span text:style-name="T371_37">A</text:span><text:span text:style-name="T371_38"><text:s/></text:span><text:span text:style-name="T371_39">Software</text:span><text:span text:style-name="T371_40"><text:s/></text:span><text:span text:style-name="T371_41">Engineering</text:span><text:span text:style-name="T371_42"><text:s/></text:span><text:span text:style-name="T371_43">Approach</text:span><text:span text:style-name="T371_44">.<text:s/></text:span><text:span text:style-name="T371_45">Intelligent</text:span><text:span text:style-name="T371_46"><text:s/></text:span><text:span text:style-name="T371_47">Systems</text:span><text:span text:style-name="T371_48"><text:s/></text:span><text:span text:style-name="T371_49">in</text:span><text:span text:style-name="T371_50"><text:s/></text:span><text:span text:style-name="T371_51">Biology</text:span><text:span text:style-name="T371_52">.</text:span></text:p>
      <text:p text:style-name="P372"><text:span text:style-name="T372_1">Take</text:span><text:span text:style-name="T372_2">-</text:span><text:span text:style-name="T372_3">Uchi</text:span><text:span text:style-name="T372_4">,<text:s/></text:span><text:span text:style-name="T372_5">M</text:span><text:span text:style-name="T372_6">.,<text:s/></text:span><text:span text:style-name="T372_7">Kawakami</text:span><text:span text:style-name="T372_8">,<text:s/></text:span><text:span text:style-name="T372_9">M</text:span><text:span text:style-name="T372_10">.,<text:s/></text:span><text:span text:style-name="T372_11">Ishihara</text:span><text:span text:style-name="T372_12">,<text:s/></text:span><text:span text:style-name="T372_13">T</text:span><text:span text:style-name="T372_14">.,<text:s/></text:span><text:span text:style-name="T372_15">Amano</text:span><text:span text:style-name="T372_16">,<text:s/></text:span><text:span text:style-name="T372_17">T</text:span><text:span text:style-name="T372_18">.,<text:s/></text:span><text:span text:style-name="T372_19">Kondo</text:span><text:span text:style-name="T372_20">,<text:s/></text:span><text:span text:style-name="T372_21">K</text:span><text:span text:style-name="T372_22">.,<text:s/>&amp;<text:s/></text:span><text:span text:style-name="T372_23">Katsura</text:span><text:span text:style-name="T372_24">,<text:s/></text:span><text:span text:style-name="T372_25">I</text:span><text:span text:style-name="T372_26">.<text:s/>(1998).<text:s/></text:span><text:span text:style-name="T372_27">An</text:span><text:span text:style-name="T372_28"><text:s/></text:span><text:span text:style-name="T372_29">ion</text:span><text:span text:style-name="T372_30"><text:s/></text:span><text:span text:style-name="T372_31">channel</text:span><text:span text:style-name="T372_32"><text:s/></text:span><text:span text:style-name="T372_33">of</text:span><text:span text:style-name="T372_34"><text:s/></text:span><text:span text:style-name="T372_35">the</text:span><text:span text:style-name="T372_36"><text:s/></text:span><text:span text:style-name="T372_37">degenerin</text:span><text:span text:style-name="T372_38">/</text:span><text:span text:style-name="T372_39">epithelial</text:span><text:span text:style-name="T372_40"><text:s/></text:span><text:span text:style-name="T372_41">sodium</text:span><text:span text:style-name="T372_42"><text:s/></text:span><text:span text:style-name="T372_43">channel</text:span><text:span text:style-name="T372_44"><text:s/></text:span><text:span text:style-name="T372_45">superfamily</text:span><text:span text:style-name="T372_46"><text:s/></text:span><text:span text:style-name="T372_47">controls</text:span><text:span text:style-name="T372_48"><text:s/></text:span><text:span text:style-name="T372_49">the</text:span><text:span text:style-name="T372_50"><text:s/></text:span><text:span text:style-name="T372_51">defecation</text:span><text:span text:style-name="T372_52"><text:s/></text:span><text:span text:style-name="T372_53">rhythm</text:span><text:span text:style-name="T372_54"><text:s/></text:span><text:span text:style-name="T372_55">in</text:span><text:span text:style-name="T372_56"><text:s/></text:span><text:span text:style-name="T372_57">Caenorhabditis</text:span><text:span text:style-name="T372_58"><text:s/></text:span><text:span text:style-name="T372_59">elegans</text:span><text:span text:style-name="T372_60">.<text:s/></text:span><text:span text:style-name="T372_61">Proceedings</text:span><text:span text:style-name="T372_62"><text:s/></text:span><text:span text:style-name="T372_63">of</text:span><text:span text:style-name="T372_64"><text:s/></text:span><text:span text:style-name="T372_65">the</text:span><text:span text:style-name="T372_66"><text:s/></text:span><text:span text:style-name="T372_67">National</text:span><text:span text:style-name="T372_68"><text:s/></text:span><text:span text:style-name="T372_69">Academy</text:span><text:span text:style-name="T372_70"><text:s/></text:span><text:span text:style-name="T372_71">of</text:span><text:span text:style-name="T372_72"><text:s/></text:span><text:span text:style-name="T372_73">Sciences</text:span><text:span text:style-name="T372_74"><text:s/></text:span><text:span text:style-name="T372_75">of</text:span><text:span text:style-name="T372_76"><text:s/></text:span><text:span text:style-name="T372_77">the</text:span><text:span text:style-name="T372_78"><text:s/></text:span><text:span text:style-name="T372_79">United</text:span><text:span text:style-name="T372_80"><text:s/></text:span><text:span text:style-name="T372_81">States</text:span><text:span text:style-name="T372_82"><text:s/></text:span><text:span text:style-name="T372_83">of</text:span><text:span text:style-name="T372_84"><text:s/></text:span><text:span text:style-name="T372_85">America</text:span><text:span text:style-name="T372_86">,<text:s/></text:span><text:span text:style-name="T372_87">95</text:span><text:span text:style-name="T372_88">(20),<text:s/>11775–80.<text:s/></text:span><text:span text:style-name="T372_89">Retrieved</text:span><text:span text:style-name="T372_90"><text:s/></text:span><text:span text:style-name="T372_91">from</text:span><text:span text:style-name="T372_92"><text:s/></text:span><text:span text:style-name="T372_93">http</text:span><text:span text:style-name="T372_94">://</text:span><text:span text:style-name="T372_95">www</text:span><text:span text:style-name="T372_96">.</text:span><text:span text:style-name="T372_97">pubmedcentral</text:span><text:span text:style-name="T372_98">.</text:span><text:span text:style-name="T372_99">nih</text:span><text:span text:style-name="T372_100">.</text:span><text:span text:style-name="T372_101">gov</text:span><text:span text:style-name="T372_102">/</text:span><text:span text:style-name="T372_103">articlerender</text:span><text:span text:style-name="T372_104">.</text:span><text:span text:style-name="T372_105">fcgi</text:span><text:span text:style-name="T372_106">?</text:span><text:span text:style-name="T372_107">artid</text:span><text:span text:style-name="T372_108">=21716&amp;</text:span><text:span text:style-name="T372_109">tool</text:span><text:span text:style-name="T372_110">=</text:span><text:span text:style-name="T372_111">pmcentrez</text:span><text:span text:style-name="T372_112">&amp;</text:span><text:span text:style-name="T372_113">rendertype</text:span><text:span text:style-name="T372_114">=</text:span><text:span text:style-name="T372_115">abstract</text:span></text:p>
      <text:p text:style-name="P373"><text:span text:style-name="T373_1">Tang</text:span><text:span text:style-name="T373_2">,<text:s/></text:span><text:span text:style-name="T373_3">L</text:span><text:span text:style-name="T373_4">.<text:s/></text:span><text:span text:style-name="T373_5">S</text:span><text:span text:style-name="T373_6">.,<text:s/></text:span><text:span text:style-name="T373_7">Goeritz</text:span><text:span text:style-name="T373_8">,<text:s/></text:span><text:span text:style-name="T373_9">M</text:span><text:span text:style-name="T373_10">.<text:s/></text:span><text:span text:style-name="T373_11">L</text:span><text:span text:style-name="T373_12">.,<text:s/></text:span><text:span text:style-name="T373_13">Caplan</text:span><text:span text:style-name="T373_14">,<text:s/></text:span><text:span text:style-name="T373_15">J</text:span><text:span text:style-name="T373_16">.<text:s/></text:span><text:span text:style-name="T373_17">S</text:span><text:span text:style-name="T373_18">.,<text:s/></text:span><text:span text:style-name="T373_19">Taylor</text:span><text:span text:style-name="T373_20">,<text:s/></text:span><text:span text:style-name="T373_21">A</text:span><text:span text:style-name="T373_22">.<text:s/></text:span><text:span text:style-name="T373_23">L</text:span><text:span text:style-name="T373_24">.,<text:s/></text:span><text:span text:style-name="T373_25">Fisek</text:span><text:span text:style-name="T373_26">,<text:s/></text:span><text:span text:style-name="T373_27">M</text:span><text:span text:style-name="T373_28">.,<text:s/>&amp;<text:s/></text:span><text:span text:style-name="T373_29">Marder</text:span><text:span text:style-name="T373_30">,<text:s/></text:span><text:span text:style-name="T373_31">E</text:span><text:span text:style-name="T373_32">.<text:s/>(2010).<text:s/></text:span><text:span text:style-name="T373_33">Precise</text:span><text:span text:style-name="T373_34"><text:s/></text:span><text:span text:style-name="T373_35">temperature</text:span><text:span text:style-name="T373_36"><text:s/></text:span><text:span text:style-name="T373_37">compensation</text:span><text:span text:style-name="T373_38"><text:s/></text:span><text:span text:style-name="T373_39">of</text:span><text:span text:style-name="T373_40"><text:s/></text:span><text:span text:style-name="T373_41">phase</text:span><text:span text:style-name="T373_42"><text:s/></text:span><text:span text:style-name="T373_43">in</text:span><text:span text:style-name="T373_44"><text:s/></text:span><text:span text:style-name="T373_45">a</text:span><text:span text:style-name="T373_46"><text:s/></text:span><text:span text:style-name="T373_47">rhythmic</text:span><text:span text:style-name="T373_48"><text:s/></text:span><text:span text:style-name="T373_49">motor</text:span><text:span text:style-name="T373_50"><text:s/></text:span><text:span text:style-name="T373_51">pattern</text:span><text:span text:style-name="T373_52">.<text:s/></text:span><text:span text:style-name="T373_53">PLoS</text:span><text:span text:style-name="T373_54"><text:s/></text:span><text:span text:style-name="T373_55">Biology</text:span><text:span text:style-name="T373_56">,<text:s/></text:span><text:span text:style-name="T373_57">8</text:span><text:span text:style-name="T373_58">(8).<text:s/></text:span><text:span text:style-name="T373_59">doi</text:span><text:span text:style-name="T373_60">:10.1371/</text:span><text:span text:style-name="T373_61">journal</text:span><text:span text:style-name="T373_62">.</text:span><text:span text:style-name="T373_63">pbio</text:span><text:span text:style-name="T373_64">.1000469</text:span></text:p>
      <text:p text:style-name="P374"><text:span text:style-name="T374_1">Tang</text:span><text:span text:style-name="T374_2">,<text:s/></text:span><text:span text:style-name="T374_3">Y</text:span><text:span text:style-name="T374_4">.,<text:s/>&amp;<text:s/></text:span><text:span text:style-name="T374_5">Eliasmith</text:span><text:span text:style-name="T374_6">,<text:s/></text:span><text:span text:style-name="T374_7">C</text:span><text:span text:style-name="T374_8">.<text:s/>(2009).<text:s/></text:span><text:span text:style-name="T374_9">Deep</text:span><text:span text:style-name="T374_10"><text:s/></text:span><text:span text:style-name="T374_11">networks</text:span><text:span text:style-name="T374_12"><text:s/></text:span><text:span text:style-name="T374_13">for</text:span><text:span text:style-name="T374_14"><text:s/></text:span><text:span text:style-name="T374_15">robust</text:span><text:span text:style-name="T374_16"><text:s/></text:span><text:span text:style-name="T374_17">visual</text:span><text:span text:style-name="T374_18"><text:s/></text:span><text:span text:style-name="T374_19">recognition</text:span><text:span text:style-name="T374_20">.</text:span></text:p>
      <text:p text:style-name="P375"><text:span text:style-name="T375_1">Tawfik</text:span><text:span text:style-name="T375_2">,<text:s/></text:span><text:span text:style-name="T375_3">D</text:span><text:span text:style-name="T375_4">.<text:s/></text:span><text:span text:style-name="T375_5">S</text:span><text:span text:style-name="T375_6">.<text:s/>(2010).<text:s/></text:span><text:span text:style-name="T375_7">Messy</text:span><text:span text:style-name="T375_8"><text:s/></text:span><text:span text:style-name="T375_9">biology</text:span><text:span text:style-name="T375_10"><text:s/></text:span><text:span text:style-name="T375_11">and</text:span><text:span text:style-name="T375_12"><text:s/></text:span><text:span text:style-name="T375_13">the</text:span><text:span text:style-name="T375_14"><text:s/></text:span><text:span text:style-name="T375_15">origins</text:span><text:span text:style-name="T375_16"><text:s/></text:span><text:span text:style-name="T375_17">of</text:span><text:span text:style-name="T375_18"><text:s/></text:span><text:span text:style-name="T375_19">evolutionary</text:span><text:span text:style-name="T375_20"><text:s/></text:span><text:span text:style-name="T375_21">innovations</text:span><text:span text:style-name="T375_22">.<text:s/></text:span><text:span text:style-name="T375_23">Nature</text:span><text:span text:style-name="T375_24"><text:s/></text:span><text:span text:style-name="T375_25">Chemical</text:span><text:span text:style-name="T375_26"><text:s/></text:span><text:span text:style-name="T375_27">Biology</text:span><text:span text:style-name="T375_28">,<text:s/></text:span><text:span text:style-name="T375_29">6</text:span><text:span text:style-name="T375_30">(10),<text:s/>692–6.<text:s/></text:span><text:span text:style-name="T375_31">doi</text:span><text:span text:style-name="T375_32">:10.1038/</text:span><text:span text:style-name="T375_33">nchembio</text:span><text:span text:style-name="T375_34">.441</text:span></text:p>
      <text:p text:style-name="P376"><text:span text:style-name="T376_1">Taylor</text:span><text:span text:style-name="T376_2">,<text:s/></text:span><text:span text:style-name="T376_3">A</text:span><text:span text:style-name="T376_4">.<text:s/></text:span><text:span text:style-name="T376_5">L</text:span><text:span text:style-name="T376_6">.,<text:s/></text:span><text:span text:style-name="T376_7">Goaillard</text:span><text:span text:style-name="T376_8">,<text:s/></text:span><text:span text:style-name="T376_9">J</text:span><text:span text:style-name="T376_10">.-</text:span><text:span text:style-name="T376_11">M</text:span><text:span text:style-name="T376_12">.,<text:s/>&amp;<text:s/></text:span><text:span text:style-name="T376_13">Marder</text:span><text:span text:style-name="T376_14">,<text:s/></text:span><text:span text:style-name="T376_15">E</text:span><text:span text:style-name="T376_16">.<text:s/>(2009).<text:s/></text:span><text:span text:style-name="T376_17">How</text:span><text:span text:style-name="T376_18"><text:s/></text:span><text:span text:style-name="T376_19">multiple</text:span><text:span text:style-name="T376_20"><text:s/></text:span><text:span text:style-name="T376_21">conductances</text:span><text:span text:style-name="T376_22"><text:s/></text:span><text:span text:style-name="T376_23">determine</text:span><text:span text:style-name="T376_24"><text:s/></text:span><text:span text:style-name="T376_25">electrophysiological</text:span><text:span text:style-name="T376_26"><text:s/></text:span><text:span text:style-name="T376_27">properties</text:span><text:span text:style-name="T376_28"><text:s/></text:span><text:span text:style-name="T376_29">in</text:span><text:span text:style-name="T376_30"><text:s/></text:span><text:span text:style-name="T376_31">a</text:span><text:span text:style-name="T376_32"><text:s/></text:span><text:span text:style-name="T376_33">multicompartment</text:span><text:span text:style-name="T376_34"><text:s/></text:span><text:span text:style-name="T376_35">model</text:span><text:span text:style-name="T376_36">.<text:s/></text:span><text:span text:style-name="T376_37">The</text:span><text:span text:style-name="T376_38"><text:s/></text:span><text:span text:style-name="T376_39">Journal</text:span><text:span text:style-name="T376_40"><text:s/></text:span><text:span text:style-name="T376_41">of</text:span><text:span text:style-name="T376_42"><text:s/></text:span><text:span text:style-name="T376_43">Neuroscience</text:span><text:span text:style-name="T376_44"> :<text:s/></text:span><text:span text:style-name="T376_45">The</text:span><text:span text:style-name="T376_46"><text:s/></text:span><text:span text:style-name="T376_47">Official</text:span><text:span text:style-name="T376_48"><text:s/></text:span><text:span text:style-name="T376_49">Journal</text:span><text:span text:style-name="T376_50"><text:s/></text:span><text:span text:style-name="T376_51">of</text:span><text:span text:style-name="T376_52"><text:s/></text:span><text:span text:style-name="T376_53">the</text:span><text:span text:style-name="T376_54"><text:s/></text:span><text:span text:style-name="T376_55">Society</text:span><text:span text:style-name="T376_56"><text:s/></text:span><text:span text:style-name="T376_57">for</text:span><text:span text:style-name="T376_58"><text:s/></text:span><text:span text:style-name="T376_59">Neuroscience</text:span><text:span text:style-name="T376_60">,<text:s/></text:span><text:span text:style-name="T376_61">29</text:span><text:span text:style-name="T376_62">(17),<text:s/>5573–86.<text:s/></text:span><text:span text:style-name="T376_63">doi</text:span><text:span text:style-name="T376_64">:10.1523/</text:span><text:span text:style-name="T376_65">JNEUROSCI</text:span><text:span text:style-name="T376_66">.4438-08.2009</text:span></text:p>
      <text:p text:style-name="P377"><text:span text:style-name="T377_1">The</text:span><text:span text:style-name="T377_2"><text:s/></text:span><text:span text:style-name="T377_3">Mendeley</text:span><text:span text:style-name="T377_4"><text:s/></text:span><text:span text:style-name="T377_5">Support</text:span><text:span text:style-name="T377_6"><text:s/></text:span><text:span text:style-name="T377_7">Team</text:span><text:span text:style-name="T377_8">.<text:s/>(2011).<text:s/></text:span><text:span text:style-name="T377_9">Getting</text:span><text:span text:style-name="T377_10"><text:s/></text:span><text:span text:style-name="T377_11">Started</text:span><text:span text:style-name="T377_12"><text:s/></text:span><text:span text:style-name="T377_13">with</text:span><text:span text:style-name="T377_14"><text:s/></text:span><text:span text:style-name="T377_15">Mendeley</text:span><text:span text:style-name="T377_16">.<text:s/></text:span><text:span text:style-name="T377_17">Mendeley</text:span><text:span text:style-name="T377_18"><text:s/></text:span><text:span text:style-name="T377_19">Desktop</text:span><text:span text:style-name="T377_20">.<text:s/></text:span><text:span text:style-name="T377_21">London</text:span><text:span text:style-name="T377_22">:<text:s/></text:span><text:span text:style-name="T377_23">Mendeley</text:span><text:span text:style-name="T377_24"><text:s/></text:span><text:span text:style-name="T377_25">Ltd</text:span><text:span text:style-name="T377_26">.<text:s/></text:span><text:span text:style-name="T377_27">Retrieved</text:span><text:span text:style-name="T377_28"><text:s/></text:span><text:span text:style-name="T377_29">from</text:span><text:span text:style-name="T377_30"><text:s/></text:span><text:span text:style-name="T377_31">http</text:span><text:span text:style-name="T377_32">://</text:span><text:span text:style-name="T377_33">www</text:span><text:span text:style-name="T377_34">.</text:span><text:span text:style-name="T377_35">mendeley</text:span><text:span text:style-name="T377_36">.</text:span><text:span text:style-name="T377_37">com</text:span></text:p>
      <text:p text:style-name="P378"><text:span text:style-name="T378_1">Thiele</text:span><text:span text:style-name="T378_2">,<text:s/></text:span><text:span text:style-name="T378_3">T</text:span><text:span text:style-name="T378_4">.<text:s/></text:span><text:span text:style-name="T378_5">R</text:span><text:span text:style-name="T378_6">.,<text:s/></text:span><text:span text:style-name="T378_7">Faumont</text:span><text:span text:style-name="T378_8">,<text:s/></text:span><text:span text:style-name="T378_9">S</text:span><text:span text:style-name="T378_10">.,<text:s/>&amp;<text:s/></text:span><text:span text:style-name="T378_11">Lockery</text:span><text:span text:style-name="T378_12">,<text:s/></text:span><text:span text:style-name="T378_13">S</text:span><text:span text:style-name="T378_14">.<text:s/></text:span><text:span text:style-name="T378_15">R</text:span><text:span text:style-name="T378_16">.<text:s/>(2009).<text:s/></text:span><text:span text:style-name="T378_17">The</text:span><text:span text:style-name="T378_18"><text:s/></text:span><text:span text:style-name="T378_19">neural</text:span><text:span text:style-name="T378_20"><text:s/></text:span><text:span text:style-name="T378_21">network</text:span><text:span text:style-name="T378_22"><text:s/></text:span><text:span text:style-name="T378_23">for</text:span><text:span text:style-name="T378_24"><text:s/></text:span><text:span text:style-name="T378_25">chemotaxis</text:span><text:span text:style-name="T378_26"><text:s/></text:span><text:span text:style-name="T378_27">to</text:span><text:span text:style-name="T378_28"><text:s/></text:span><text:span text:style-name="T378_29">tastants</text:span><text:span text:style-name="T378_30"><text:s/></text:span><text:span text:style-name="T378_31">in</text:span><text:span text:style-name="T378_32"><text:s/></text:span><text:span text:style-name="T378_33">Caenorhabditis</text:span><text:span text:style-name="T378_34"><text:s/></text:span><text:span text:style-name="T378_35">elegans</text:span><text:span text:style-name="T378_36"><text:s/></text:span><text:span text:style-name="T378_37">is</text:span><text:span text:style-name="T378_38"><text:s/></text:span><text:span text:style-name="T378_39">specialized</text:span><text:span text:style-name="T378_40"><text:s/></text:span><text:span text:style-name="T378_41">for</text:span><text:span text:style-name="T378_42"><text:s/></text:span><text:span text:style-name="T378_43">temporal</text:span><text:span text:style-name="T378_44"><text:s/></text:span><text:span text:style-name="T378_45">differentiation</text:span><text:span text:style-name="T378_46">.<text:s/></text:span><text:span text:style-name="T378_47">The</text:span><text:span text:style-name="T378_48"><text:s/></text:span><text:span text:style-name="T378_49">Journal</text:span><text:span text:style-name="T378_50"><text:s/></text:span><text:span text:style-name="T378_51">of</text:span><text:span text:style-name="T378_52"><text:s/></text:span><text:span text:style-name="T378_53">Neuroscience</text:span><text:span text:style-name="T378_54"> :<text:s/></text:span><text:span text:style-name="T378_55">The</text:span><text:span text:style-name="T378_56"><text:s/></text:span><text:span text:style-name="T378_57">Official</text:span><text:span text:style-name="T378_58"><text:s/></text:span><text:span text:style-name="T378_59">Journal</text:span><text:span text:style-name="T378_60"><text:s/></text:span><text:span text:style-name="T378_61">of</text:span><text:span text:style-name="T378_62"><text:s/></text:span><text:span text:style-name="T378_63">the</text:span><text:span text:style-name="T378_64"><text:s/></text:span><text:span text:style-name="T378_65">Society</text:span><text:span text:style-name="T378_66"><text:s/></text:span><text:span text:style-name="T378_67">for</text:span><text:span text:style-name="T378_68"><text:s/></text:span><text:span text:style-name="T378_69">Neuroscience</text:span><text:span text:style-name="T378_70">,<text:s/></text:span><text:span text:style-name="T378_71">29</text:span><text:span text:style-name="T378_72">(38),<text:s/>11904–11.<text:s/></text:span><text:span text:style-name="T378_73">doi</text:span><text:span text:style-name="T378_74">:10.1523/</text:span><text:span text:style-name="T378_75">JNEUROSCI</text:span><text:span text:style-name="T378_76">.0594-09.2009</text:span></text:p>
      <text:p text:style-name="P379"><text:span text:style-name="T379_1">Thill</text:span><text:span text:style-name="T379_2">,<text:s/></text:span><text:span text:style-name="T379_3">S</text:span><text:span text:style-name="T379_4">.<text:s/>(2008).<text:s/></text:span><text:span text:style-name="T379_5">A</text:span><text:span text:style-name="T379_6"><text:s/></text:span><text:span text:style-name="T379_7">Computational</text:span><text:span text:style-name="T379_8"><text:s/></text:span><text:span text:style-name="T379_9">Analysis</text:span><text:span text:style-name="T379_10"><text:s/></text:span><text:span text:style-name="T379_11">of</text:span><text:span text:style-name="T379_12"><text:s/></text:span><text:span text:style-name="T379_13">the</text:span><text:span text:style-name="T379_14"><text:s/></text:span><text:span text:style-name="T379_15">Gradient</text:span><text:span text:style-name="T379_16"><text:s/></text:span><text:span text:style-name="T379_17">Navigation</text:span><text:span text:style-name="T379_18"><text:s/></text:span><text:span text:style-name="T379_19">strategies</text:span><text:span text:style-name="T379_20"><text:s/></text:span><text:span text:style-name="T379_21">of</text:span><text:span text:style-name="T379_22"><text:s/></text:span><text:span text:style-name="T379_23">the</text:span><text:span text:style-name="T379_24"><text:s/></text:span><text:span text:style-name="T379_25">Nematode</text:span><text:span text:style-name="T379_26"><text:s/></text:span><text:span text:style-name="T379_27">Caenorhabditis</text:span><text:span text:style-name="T379_28"><text:s/></text:span><text:span text:style-name="T379_29">elegans</text:span><text:span text:style-name="T379_30">.<text:s/></text:span><text:span text:style-name="T379_31">Engineering</text:span><text:span text:style-name="T379_32">,<text:s/>(</text:span><text:span text:style-name="T379_33">February</text:span><text:span text:style-name="T379_34">).<text:s/></text:span><text:span text:style-name="T379_35">Retrieved</text:span><text:span text:style-name="T379_36"><text:s/></text:span><text:span text:style-name="T379_37">from</text:span><text:span text:style-name="T379_38"><text:s/></text:span><text:span text:style-name="T379_39">http</text:span><text:span text:style-name="T379_40">://</text:span><text:span text:style-name="T379_41">scholar</text:span><text:span text:style-name="T379_42">.</text:span><text:span text:style-name="T379_43">google</text:span><text:span text:style-name="T379_44">.</text:span><text:span text:style-name="T379_45">com</text:span><text:span text:style-name="T379_46">/</text:span><text:span text:style-name="T379_47">scholar</text:span><text:span text:style-name="T379_48">?</text:span><text:span text:style-name="T379_49">hl</text:span><text:span text:style-name="T379_50">=</text:span><text:span text:style-name="T379_51">en</text:span><text:span text:style-name="T379_52">&amp;</text:span><text:span text:style-name="T379_53">btnG</text:span><text:span text:style-name="T379_54">=</text:span><text:span text:style-name="T379_55">Search</text:span><text:span text:style-name="T379_56">&amp;</text:span><text:span text:style-name="T379_57">q</text:span><text:span text:style-name="T379_58">=</text:span><text:span text:style-name="T379_59">intitle</text:span><text:span text:style-name="T379_60">:</text:span><text:span text:style-name="T379_61">A</text:span><text:span text:style-name="T379_62">+</text:span><text:span text:style-name="T379_63">computational</text:span><text:span text:style-name="T379_64">+</text:span><text:span text:style-name="T379_65">analysis</text:span><text:span text:style-name="T379_66">+</text:span><text:span text:style-name="T379_67">of</text:span><text:span text:style-name="T379_68">+</text:span><text:span text:style-name="T379_69">the</text:span><text:span text:style-name="T379_70">+</text:span><text:span text:style-name="T379_71">gradient</text:span><text:span text:style-name="T379_72">+</text:span><text:span text:style-name="T379_73">navigation</text:span><text:span text:style-name="T379_74">+</text:span><text:span text:style-name="T379_75">strategies</text:span><text:span text:style-name="T379_76">+</text:span><text:span text:style-name="T379_77">of</text:span><text:span text:style-name="T379_78">+</text:span><text:span text:style-name="T379_79">the</text:span><text:span text:style-name="T379_80">+</text:span><text:span text:style-name="T379_81">nematode</text:span><text:span text:style-name="T379_82">+</text:span><text:span text:style-name="T379_83">caenorhabditis</text:span><text:span text:style-name="T379_84">+</text:span><text:span text:style-name="T379_85">elegans</text:span><text:span text:style-name="T379_86">#0</text:span></text:p>
      <text:p text:style-name="P380"><text:span text:style-name="T380_1">Tong</text:span><text:span text:style-name="T380_2">,<text:s/></text:span><text:span text:style-name="T380_3">a</text:span><text:span text:style-name="T380_4"><text:s/></text:span><text:span text:style-name="T380_5">H</text:span><text:span text:style-name="T380_6">.,<text:s/></text:span><text:span text:style-name="T380_7">Evangelista</text:span><text:span text:style-name="T380_8">,<text:s/></text:span><text:span text:style-name="T380_9">M</text:span><text:span text:style-name="T380_10">.,<text:s/></text:span><text:span text:style-name="T380_11">Parsons</text:span><text:span text:style-name="T380_12">,<text:s/></text:span><text:span text:style-name="T380_13">a</text:span><text:span text:style-name="T380_14"><text:s/></text:span><text:span text:style-name="T380_15">B</text:span><text:span text:style-name="T380_16">.,<text:s/></text:span><text:span text:style-name="T380_17">Xu</text:span><text:span text:style-name="T380_18">,<text:s/></text:span><text:span text:style-name="T380_19">H</text:span><text:span text:style-name="T380_20">.,<text:s/></text:span><text:span text:style-name="T380_21">Bader</text:span><text:span text:style-name="T380_22">,<text:s/></text:span><text:span text:style-name="T380_23">G</text:span><text:span text:style-name="T380_24">.<text:s/></text:span><text:span text:style-name="T380_25">D</text:span><text:span text:style-name="T380_26">.,<text:s/></text:span><text:span text:style-name="T380_27">Pagé</text:span><text:span text:style-name="T380_28">,<text:s/></text:span><text:span text:style-name="T380_29">N</text:span><text:span text:style-name="T380_30">.,<text:s/>…<text:s/></text:span><text:span text:style-name="T380_31">Boone</text:span><text:span text:style-name="T380_32">,<text:s/></text:span><text:span text:style-name="T380_33">C</text:span><text:span text:style-name="T380_34">.<text:s/>(2001).<text:s/></text:span><text:span text:style-name="T380_35">Systematic</text:span><text:span text:style-name="T380_36"><text:s/></text:span><text:span text:style-name="T380_37">genetic</text:span><text:span text:style-name="T380_38"><text:s/></text:span><text:span text:style-name="T380_39">analysis</text:span><text:span text:style-name="T380_40"><text:s/></text:span><text:span text:style-name="T380_41">with</text:span><text:span text:style-name="T380_42"><text:s/></text:span><text:span text:style-name="T380_43">ordered</text:span><text:span text:style-name="T380_44"><text:s/></text:span><text:span text:style-name="T380_45">arrays</text:span><text:span text:style-name="T380_46"><text:s/></text:span><text:span text:style-name="T380_47">of</text:span><text:span text:style-name="T380_48"><text:s/></text:span><text:span text:style-name="T380_49">yeast</text:span><text:span text:style-name="T380_50"><text:s/></text:span><text:span text:style-name="T380_51">deletion</text:span><text:span text:style-name="T380_52"><text:s/></text:span><text:span text:style-name="T380_53">mutants</text:span><text:span text:style-name="T380_54">.<text:s/></text:span><text:span text:style-name="T380_55">Science</text:span><text:span text:style-name="T380_56"><text:s/>(</text:span><text:span text:style-name="T380_57">New</text:span><text:span text:style-name="T380_58"><text:s/></text:span><text:span text:style-name="T380_59">York</text:span><text:span text:style-name="T380_60">,<text:s/></text:span><text:span text:style-name="T380_61">N</text:span><text:span text:style-name="T380_62">.</text:span><text:span text:style-name="T380_63">Y</text:span><text:span text:style-name="T380_64">.)</text:span><text:span text:style-name="T380_65">,<text:s/></text:span><text:span text:style-name="T380_66">294</text:span><text:span text:style-name="T380_67">(5550),<text:s/>2364–8.<text:s/></text:span><text:span text:style-name="T380_68">doi</text:span><text:span text:style-name="T380_69">:10.1126/</text:span><text:span text:style-name="T380_70">science</text:span><text:span text:style-name="T380_71">.1065810</text:span></text:p>
      <text:p text:style-name="P381"><text:span text:style-name="T381_1">Toth</text:span><text:span text:style-name="T381_2">,<text:s/></text:span><text:span text:style-name="T381_3">B</text:span><text:span text:style-name="T381_4">.<text:s/></text:span><text:span text:style-name="T381_5">a</text:span><text:span text:style-name="T381_6">,<text:s/></text:span><text:span text:style-name="T381_7">Kostuk</text:span><text:span text:style-name="T381_8">,<text:s/></text:span><text:span text:style-name="T381_9">M</text:span><text:span text:style-name="T381_10">.,<text:s/></text:span><text:span text:style-name="T381_11">Meliza</text:span><text:span text:style-name="T381_12">,<text:s/></text:span><text:span text:style-name="T381_13">C</text:span><text:span text:style-name="T381_14">.<text:s/></text:span><text:span text:style-name="T381_15">D</text:span><text:span text:style-name="T381_16">.,<text:s/></text:span><text:span text:style-name="T381_17">Margoliash</text:span><text:span text:style-name="T381_18">,<text:s/></text:span><text:span text:style-name="T381_19">D</text:span><text:span text:style-name="T381_20">.,<text:s/>&amp;<text:s/></text:span><text:span text:style-name="T381_21">Abarbanel</text:span><text:span text:style-name="T381_22">,<text:s/></text:span><text:span text:style-name="T381_23">H</text:span><text:span text:style-name="T381_24">.<text:s/></text:span><text:span text:style-name="T381_25">D</text:span><text:span text:style-name="T381_26">.<text:s/></text:span><text:span text:style-name="T381_27">I</text:span><text:span text:style-name="T381_28">.<text:s/>(2011).<text:s/></text:span><text:span text:style-name="T381_29">Dynamical</text:span><text:span text:style-name="T381_30"><text:s/></text:span><text:span text:style-name="T381_31">estimation</text:span><text:span text:style-name="T381_32"><text:s/></text:span><text:span text:style-name="T381_33">of</text:span><text:span text:style-name="T381_34"><text:s/></text:span><text:span text:style-name="T381_35">neuron</text:span><text:span text:style-name="T381_36"><text:s/></text:span><text:span text:style-name="T381_37">and</text:span><text:span text:style-name="T381_38"><text:s/></text:span><text:span text:style-name="T381_39">network</text:span><text:span text:style-name="T381_40"><text:s/></text:span><text:span text:style-name="T381_41">properties</text:span><text:span text:style-name="T381_42"><text:s/></text:span><text:span text:style-name="T381_43">I</text:span><text:span text:style-name="T381_44">:<text:s/></text:span><text:span text:style-name="T381_45">variational</text:span><text:span text:style-name="T381_46"><text:s/></text:span><text:span text:style-name="T381_47">methods</text:span><text:span text:style-name="T381_48">.<text:s/></text:span><text:span text:style-name="T381_49">Biological</text:span><text:span text:style-name="T381_50"><text:s/></text:span><text:span text:style-name="T381_51">Cybernetics</text:span><text:span text:style-name="T381_52">,<text:s/></text:span><text:span text:style-name="T381_53">105</text:span><text:span text:style-name="T381_54">(3-4),<text:s/>217–37.<text:s/></text:span><text:span text:style-name="T381_55">doi</text:span><text:span text:style-name="T381_56">:10.1007/</text:span><text:span text:style-name="T381_57">s</text:span><text:span text:style-name="T381_58">00422-011-0459-1</text:span></text:p>
      <text:p text:style-name="P382"><text:span text:style-name="T382_1">Tsalik</text:span><text:span text:style-name="T382_2">,<text:s/></text:span><text:span text:style-name="T382_3">E</text:span><text:span text:style-name="T382_4">.<text:s/></text:span><text:span text:style-name="T382_5">L</text:span><text:span text:style-name="T382_6">.,<text:s/>&amp;<text:s/></text:span><text:span text:style-name="T382_7">Hobert</text:span><text:span text:style-name="T382_8">,<text:s/></text:span><text:span text:style-name="T382_9">O</text:span><text:span text:style-name="T382_10">.<text:s/>(2003).<text:s/></text:span><text:span text:style-name="T382_11">Functional</text:span><text:span text:style-name="T382_12"><text:s/></text:span><text:span text:style-name="T382_13">mapping</text:span><text:span text:style-name="T382_14"><text:s/></text:span><text:span text:style-name="T382_15">of</text:span><text:span text:style-name="T382_16"><text:s/></text:span><text:span text:style-name="T382_17">neurons</text:span><text:span text:style-name="T382_18"><text:s/></text:span><text:span text:style-name="T382_19">that</text:span><text:span text:style-name="T382_20"><text:s/></text:span><text:span text:style-name="T382_21">control</text:span><text:span text:style-name="T382_22"><text:s/></text:span><text:span text:style-name="T382_23">locomotory</text:span><text:span text:style-name="T382_24"><text:s/></text:span><text:span text:style-name="T382_25">behavior</text:span><text:span text:style-name="T382_26"><text:s/></text:span><text:span text:style-name="T382_27">in</text:span><text:span text:style-name="T382_28"><text:s/></text:span><text:span text:style-name="T382_29">Caenorhabditis</text:span><text:span text:style-name="T382_30"><text:s/></text:span><text:span text:style-name="T382_31">elegans</text:span><text:span text:style-name="T382_32">.<text:s/></text:span><text:span text:style-name="T382_33">Journal</text:span><text:span text:style-name="T382_34"><text:s/></text:span><text:span text:style-name="T382_35">of</text:span><text:span text:style-name="T382_36"><text:s/></text:span><text:span text:style-name="T382_37">Neurobiology</text:span><text:span text:style-name="T382_38">,<text:s/></text:span><text:span text:style-name="T382_39">56</text:span><text:span text:style-name="T382_40">(2),<text:s/>178–97.<text:s/></text:span><text:span text:style-name="T382_41">doi</text:span><text:span text:style-name="T382_42">:10.1002/</text:span><text:span text:style-name="T382_43">neu</text:span><text:span text:style-name="T382_44">.10245</text:span></text:p>
      <text:p text:style-name="P383"><text:span text:style-name="T383_1">Tsibidis</text:span><text:span text:style-name="T383_2">,<text:s/></text:span><text:span text:style-name="T383_3">G</text:span><text:span text:style-name="T383_4">.<text:s/></text:span><text:span text:style-name="T383_5">D</text:span><text:span text:style-name="T383_6">.,<text:s/>&amp;<text:s/></text:span><text:span text:style-name="T383_7">Tavernarakis</text:span><text:span text:style-name="T383_8">,<text:s/></text:span><text:span text:style-name="T383_9">N</text:span><text:span text:style-name="T383_10">.<text:s/>(2007).<text:s/></text:span><text:span text:style-name="T383_11">Nemo</text:span><text:span text:style-name="T383_12">:<text:s/></text:span><text:span text:style-name="T383_13">a</text:span><text:span text:style-name="T383_14"><text:s/></text:span><text:span text:style-name="T383_15">computational</text:span><text:span text:style-name="T383_16"><text:s/></text:span><text:span text:style-name="T383_17">tool</text:span><text:span text:style-name="T383_18"><text:s/></text:span><text:span text:style-name="T383_19">for</text:span><text:span text:style-name="T383_20"><text:s/></text:span><text:span text:style-name="T383_21">analyzing</text:span><text:span text:style-name="T383_22"><text:s/></text:span><text:span text:style-name="T383_23">nematode</text:span><text:span text:style-name="T383_24"><text:s/></text:span><text:span text:style-name="T383_25">locomotion</text:span><text:span text:style-name="T383_26">.<text:s/></text:span><text:span text:style-name="T383_27">BMC</text:span><text:span text:style-name="T383_28"><text:s/></text:span><text:span text:style-name="T383_29">Neuroscience</text:span><text:span text:style-name="T383_30">,<text:s/></text:span><text:span text:style-name="T383_31">8</text:span><text:span text:style-name="T383_32">,<text:s/>86.<text:s/></text:span><text:span text:style-name="T383_33">doi</text:span><text:span text:style-name="T383_34">:10.1186/1471-2202-8-86</text:span></text:p>
      <text:p text:style-name="P384"><text:span text:style-name="T384_1">Tsodyks</text:span><text:span text:style-name="T384_2">,<text:s/></text:span><text:span text:style-name="T384_3">M</text:span><text:span text:style-name="T384_4">.,<text:s/></text:span><text:span text:style-name="T384_5">Pawelzik</text:span><text:span text:style-name="T384_6">,<text:s/></text:span><text:span text:style-name="T384_7">K</text:span><text:span text:style-name="T384_8">.,<text:s/>&amp;<text:s/></text:span><text:span text:style-name="T384_9">Markram</text:span><text:span text:style-name="T384_10">,<text:s/></text:span><text:span text:style-name="T384_11">H</text:span><text:span text:style-name="T384_12">.<text:s/>(1998).<text:s/></text:span><text:span text:style-name="T384_13">Neural</text:span><text:span text:style-name="T384_14"><text:s/></text:span><text:span text:style-name="T384_15">networks</text:span><text:span text:style-name="T384_16"><text:s/></text:span><text:span text:style-name="T384_17">with</text:span><text:span text:style-name="T384_18"><text:s/></text:span><text:span text:style-name="T384_19">dynamic</text:span><text:span text:style-name="T384_20"><text:s/></text:span><text:span text:style-name="T384_21">synapses</text:span><text:span text:style-name="T384_22">.<text:s/></text:span><text:span text:style-name="T384_23">Neural</text:span><text:span text:style-name="T384_24"><text:s/></text:span><text:span text:style-name="T384_25">Computation</text:span><text:span text:style-name="T384_26">,<text:s/></text:span><text:span text:style-name="T384_27">10</text:span><text:span text:style-name="T384_28">(4),<text:s/>821–35.<text:s/></text:span><text:span text:style-name="T384_29">Retrieved</text:span><text:span text:style-name="T384_30"><text:s/></text:span><text:span text:style-name="T384_31">from</text:span><text:span text:style-name="T384_32"><text:s/></text:span><text:span text:style-name="T384_33">http</text:span><text:span text:style-name="T384_34">://</text:span><text:span text:style-name="T384_35">www</text:span><text:span text:style-name="T384_36">.</text:span><text:span text:style-name="T384_37">ncbi</text:span><text:span text:style-name="T384_38">.</text:span><text:span text:style-name="T384_39">nlm</text:span><text:span text:style-name="T384_40">.</text:span><text:span text:style-name="T384_41">nih</text:span><text:span text:style-name="T384_42">.</text:span><text:span text:style-name="T384_43">gov</text:span><text:span text:style-name="T384_44">/</text:span><text:span text:style-name="T384_45">pubmed</text:span><text:span text:style-name="T384_46">/9573407</text:span></text:p>
      <text:p text:style-name="P385"><text:span text:style-name="T385_1">Turing</text:span><text:span text:style-name="T385_2">,<text:s/></text:span><text:span text:style-name="T385_3">A</text:span><text:span text:style-name="T385_4">.<text:s/>(1950).<text:s/></text:span><text:span text:style-name="T385_5">Computing</text:span><text:span text:style-name="T385_6"><text:s/></text:span><text:span text:style-name="T385_7">machinery</text:span><text:span text:style-name="T385_8"><text:s/></text:span><text:span text:style-name="T385_9">and</text:span><text:span text:style-name="T385_10"><text:s/></text:span><text:span text:style-name="T385_11">intelligence</text:span><text:span text:style-name="T385_12">.<text:s/></text:span><text:span text:style-name="T385_13">Mind</text:span><text:span text:style-name="T385_14">,<text:s/></text:span><text:span text:style-name="T385_15">LIX</text:span><text:span text:style-name="T385_16">(236).<text:s/></text:span><text:span text:style-name="T385_17">Retrieved</text:span><text:span text:style-name="T385_18"><text:s/></text:span><text:span text:style-name="T385_19">from</text:span><text:span text:style-name="T385_20"><text:s/></text:span><text:span text:style-name="T385_21">http</text:span><text:span text:style-name="T385_22">://</text:span><text:span text:style-name="T385_23">books</text:span><text:span text:style-name="T385_24">.</text:span><text:span text:style-name="T385_25">google</text:span><text:span text:style-name="T385_26">.</text:span><text:span text:style-name="T385_27">com</text:span><text:span text:style-name="T385_28">/</text:span><text:span text:style-name="T385_29">books</text:span><text:span text:style-name="T385_30">?</text:span><text:span text:style-name="T385_31">hl</text:span><text:span text:style-name="T385_32">=</text:span><text:span text:style-name="T385_33">en</text:span><text:span text:style-name="T385_34">&amp;</text:span><text:span text:style-name="T385_35">lr</text:span><text:span text:style-name="T385_36">=&amp;</text:span><text:span text:style-name="T385_37">id</text:span><text:span text:style-name="T385_38">=</text:span><text:span text:style-name="T385_39">oUx</text:span><text:span text:style-name="T385_40">60</text:span><text:span text:style-name="T385_41">TFkLxoC</text:span><text:span text:style-name="T385_42">&amp;</text:span><text:span text:style-name="T385_43">oi</text:span><text:span text:style-name="T385_44">=</text:span><text:span text:style-name="T385_45">fnd</text:span><text:span text:style-name="T385_46">&amp;</text:span><text:span text:style-name="T385_47">pg</text:span><text:span text:style-name="T385_48">=</text:span><text:span text:style-name="T385_49">PA</text:span><text:span text:style-name="T385_50">79&amp;</text:span><text:span text:style-name="T385_51">dq</text:span><text:span text:style-name="T385_52">=</text:span><text:span text:style-name="T385_53">Psychology</text:span><text:span text:style-name="T385_54">+</text:span><text:span text:style-name="T385_55">and</text:span><text:span text:style-name="T385_56">+</text:span><text:span text:style-name="T385_57">philosophy</text:span><text:span text:style-name="T385_58">&amp;</text:span><text:span text:style-name="T385_59">ots</text:span><text:span text:style-name="T385_60">=</text:span><text:span text:style-name="T385_61">NOenyXKb</text:span><text:span text:style-name="T385_62">8</text:span><text:span text:style-name="T385_63">U</text:span><text:span text:style-name="T385_64">&amp;</text:span><text:span text:style-name="T385_65">sig</text:span><text:span text:style-name="T385_66">=</text:span><text:span text:style-name="T385_67">E</text:span><text:span text:style-name="T385_68">0</text:span><text:span text:style-name="T385_69">s</text:span><text:span text:style-name="T385_70">241</text:span><text:span text:style-name="T385_71">M</text:span><text:span text:style-name="T385_72">-</text:span><text:span text:style-name="T385_73">C</text:span><text:span text:style-name="T385_74">_</text:span><text:span text:style-name="T385_75">BrA</text:span><text:span text:style-name="T385_76">87-96</text:span><text:span text:style-name="T385_77">VekO</text:span><text:span text:style-name="T385_78">3</text:span><text:span text:style-name="T385_79">YHx</text:span><text:span text:style-name="T385_80">4</text:span></text:p>
      <text:p text:style-name="P386"><text:span text:style-name="T386_1">Turrigiano</text:span><text:span text:style-name="T386_2">,<text:s/></text:span><text:span text:style-name="T386_3">G</text:span><text:span text:style-name="T386_4">.<text:s/></text:span><text:span text:style-name="T386_5">G</text:span><text:span text:style-name="T386_6">.<text:s/>(2008).<text:s/></text:span><text:span text:style-name="T386_7">The</text:span><text:span text:style-name="T386_8"><text:s/></text:span><text:span text:style-name="T386_9">self</text:span><text:span text:style-name="T386_10">-</text:span><text:span text:style-name="T386_11">tuning</text:span><text:span text:style-name="T386_12"><text:s/></text:span><text:span text:style-name="T386_13">neuron</text:span><text:span text:style-name="T386_14">:<text:s/></text:span><text:span text:style-name="T386_15">synaptic</text:span><text:span text:style-name="T386_16"><text:s/></text:span><text:span text:style-name="T386_17">scaling</text:span><text:span text:style-name="T386_18"><text:s/></text:span><text:span text:style-name="T386_19">of</text:span><text:span text:style-name="T386_20"><text:s/></text:span><text:span text:style-name="T386_21">excitatory</text:span><text:span text:style-name="T386_22"><text:s/></text:span><text:span text:style-name="T386_23">synapses</text:span><text:span text:style-name="T386_24">.<text:s/></text:span><text:span text:style-name="T386_25">Cell</text:span><text:span text:style-name="T386_26">,<text:s/></text:span><text:span text:style-name="T386_27">135</text:span><text:span text:style-name="T386_28">(3),<text:s/>422–35.<text:s/></text:span><text:span text:style-name="T386_29">doi</text:span><text:span text:style-name="T386_30">:10.1016/</text:span><text:span text:style-name="T386_31">j</text:span><text:span text:style-name="T386_32">.</text:span><text:span text:style-name="T386_33">cell</text:span><text:span text:style-name="T386_34">.2008.10.008</text:span></text:p>
      <text:p text:style-name="P387"><text:span text:style-name="T387_1">Tytell</text:span><text:span text:style-name="T387_2">,<text:s/></text:span><text:span text:style-name="T387_3">E</text:span><text:span text:style-name="T387_4">.<text:s/></text:span><text:span text:style-name="T387_5">D</text:span><text:span text:style-name="T387_6">.,<text:s/></text:span><text:span text:style-name="T387_7">Hsu</text:span><text:span text:style-name="T387_8">,<text:s/></text:span><text:span text:style-name="T387_9">C</text:span><text:span text:style-name="T387_10">.<text:s/></text:span><text:span text:style-name="T387_11">Y</text:span><text:span text:style-name="T387_12">.,<text:s/></text:span><text:span text:style-name="T387_13">Williams</text:span><text:span text:style-name="T387_14">,<text:s/></text:span><text:span text:style-name="T387_15">T</text:span><text:span text:style-name="T387_16">.<text:s/></text:span><text:span text:style-name="T387_17">L</text:span><text:span text:style-name="T387_18">.,<text:s/></text:span><text:span text:style-name="T387_19">Cohen</text:span><text:span text:style-name="T387_20">,<text:s/></text:span><text:span text:style-name="T387_21">A</text:span><text:span text:style-name="T387_22">.<text:s/></text:span><text:span text:style-name="T387_23">H</text:span><text:span text:style-name="T387_24">.,<text:s/>&amp;<text:s/></text:span><text:span text:style-name="T387_25">Fauci</text:span><text:span text:style-name="T387_26">,<text:s/></text:span><text:span text:style-name="T387_27">L</text:span><text:span text:style-name="T387_28">.<text:s/></text:span><text:span text:style-name="T387_29">J</text:span><text:span text:style-name="T387_30">.<text:s/>(2010).<text:s/></text:span><text:span text:style-name="T387_31">Interactions</text:span><text:span text:style-name="T387_32"><text:s/></text:span><text:span text:style-name="T387_33">between</text:span><text:span text:style-name="T387_34"><text:s/></text:span><text:span text:style-name="T387_35">internal</text:span><text:span text:style-name="T387_36"><text:s/></text:span><text:span text:style-name="T387_37">forces</text:span><text:span text:style-name="T387_38">,<text:s/></text:span><text:span text:style-name="T387_39">body</text:span><text:span text:style-name="T387_40"><text:s/></text:span><text:span text:style-name="T387_41">stiffness</text:span><text:span text:style-name="T387_42">,<text:s/></text:span><text:span text:style-name="T387_43">and</text:span><text:span text:style-name="T387_44"><text:s/></text:span><text:span text:style-name="T387_45">fluid</text:span><text:span text:style-name="T387_46"><text:s/></text:span><text:span text:style-name="T387_47">environment</text:span><text:span text:style-name="T387_48"><text:s/></text:span><text:span text:style-name="T387_49">in</text:span><text:span text:style-name="T387_50"><text:s/></text:span><text:span text:style-name="T387_51">a</text:span><text:span text:style-name="T387_52"><text:s/></text:span><text:span text:style-name="T387_53">neuromechanical</text:span><text:span text:style-name="T387_54"><text:s/></text:span><text:span text:style-name="T387_55">model</text:span><text:span text:style-name="T387_56"><text:s/></text:span><text:span text:style-name="T387_57">of</text:span><text:span text:style-name="T387_58"><text:s/></text:span><text:span text:style-name="T387_59">lamprey</text:span><text:span text:style-name="T387_60"><text:s/></text:span><text:span text:style-name="T387_61">swimming</text:span><text:span text:style-name="T387_62">.<text:s/></text:span><text:span text:style-name="T387_63">Proceedings</text:span><text:span text:style-name="T387_64"><text:s/></text:span><text:span text:style-name="T387_65">of</text:span><text:span text:style-name="T387_66"><text:s/></text:span><text:span text:style-name="T387_67">the</text:span><text:span text:style-name="T387_68"><text:s/></text:span><text:span text:style-name="T387_69">National</text:span><text:span text:style-name="T387_70"><text:s/></text:span><text:span text:style-name="T387_71">Academy</text:span><text:span text:style-name="T387_72"><text:s/></text:span><text:span text:style-name="T387_73">of</text:span><text:span text:style-name="T387_74"><text:s/></text:span><text:span text:style-name="T387_75">Sciences</text:span><text:span text:style-name="T387_76">,<text:s/></text:span><text:span text:style-name="T387_77">107</text:span><text:span text:style-name="T387_78">(46),<text:s/>19832.<text:s/></text:span><text:span text:style-name="T387_79">doi</text:span><text:span text:style-name="T387_80">:10.1073/</text:span><text:span text:style-name="T387_81">pnas</text:span><text:span text:style-name="T387_82">.1011564107/-/</text:span><text:span text:style-name="T387_83">DCSupplemental</text:span><text:span text:style-name="T387_84">.</text:span><text:span text:style-name="T387_85">www</text:span><text:span text:style-name="T387_86">.</text:span><text:span text:style-name="T387_87">pnas</text:span><text:span text:style-name="T387_88">.</text:span><text:span text:style-name="T387_89">org</text:span><text:span text:style-name="T387_90">/</text:span><text:span text:style-name="T387_91">cgi</text:span><text:span text:style-name="T387_92">/</text:span><text:span text:style-name="T387_93">doi</text:span><text:span text:style-name="T387_94">/10.1073/</text:span><text:span text:style-name="T387_95">pnas</text:span><text:span text:style-name="T387_96">.1011564107</text:span></text:p>
      <text:p text:style-name="P388"><text:span text:style-name="T388_1">Tytell</text:span><text:span text:style-name="T388_2">,<text:s/></text:span><text:span text:style-name="T388_3">E</text:span><text:span text:style-name="T388_4">.,<text:s/></text:span><text:span text:style-name="T388_5">Holmes</text:span><text:span text:style-name="T388_6">,<text:s/></text:span><text:span text:style-name="T388_7">P</text:span><text:span text:style-name="T388_8">.,<text:s/>&amp;<text:s/></text:span><text:span text:style-name="T388_9">Cohen</text:span><text:span text:style-name="T388_10">,<text:s/></text:span><text:span text:style-name="T388_11">A</text:span><text:span text:style-name="T388_12">.<text:s/>(2011).<text:s/></text:span><text:span text:style-name="T388_13">Spikes</text:span><text:span text:style-name="T388_14"><text:s/></text:span><text:span text:style-name="T388_15">alone</text:span><text:span text:style-name="T388_16"><text:s/></text:span><text:span text:style-name="T388_17">do</text:span><text:span text:style-name="T388_18"><text:s/></text:span><text:span text:style-name="T388_19">not</text:span><text:span text:style-name="T388_20"><text:s/></text:span><text:span text:style-name="T388_21">behavior</text:span><text:span text:style-name="T388_22"><text:s/></text:span><text:span text:style-name="T388_23">make</text:span><text:span text:style-name="T388_24">:<text:s/></text:span><text:span text:style-name="T388_25">why</text:span><text:span text:style-name="T388_26"><text:s/></text:span><text:span text:style-name="T388_27">neuroscience</text:span><text:span text:style-name="T388_28"><text:s/></text:span><text:span text:style-name="T388_29">needs</text:span><text:span text:style-name="T388_30"><text:s/></text:span><text:span text:style-name="T388_31">biomechanics</text:span><text:span text:style-name="T388_32">.<text:s/></text:span><text:span text:style-name="T388_33">Current</text:span><text:span text:style-name="T388_34"><text:s/></text:span><text:span text:style-name="T388_35">Opinion</text:span><text:span text:style-name="T388_36"><text:s/></text:span><text:span text:style-name="T388_37">in</text:span><text:span text:style-name="T388_38"><text:s/></text:span><text:span text:style-name="T388_39">Neurobiology</text:span><text:span text:style-name="T388_40">,<text:s/></text:span><text:span text:style-name="T388_41">21</text:span><text:span text:style-name="T388_42">(5),<text:s/>816–822.<text:s/></text:span><text:span text:style-name="T388_43">doi</text:span><text:span text:style-name="T388_44">:10.1016/</text:span><text:span text:style-name="T388_45">j</text:span><text:span text:style-name="T388_46">.</text:span><text:span text:style-name="T388_47">conb</text:span><text:span text:style-name="T388_48">.2011.05.017</text:span></text:p>
      <text:p text:style-name="P389"><text:span text:style-name="T389_1">Van</text:span><text:span text:style-name="T389_2"><text:s/></text:span><text:span text:style-name="T389_3">den</text:span><text:span text:style-name="T389_4"><text:s/></text:span><text:span text:style-name="T389_5">Heuvel</text:span><text:span text:style-name="T389_6">,<text:s/></text:span><text:span text:style-name="T389_7">M</text:span><text:span text:style-name="T389_8">.<text:s/></text:span><text:span text:style-name="T389_9">P</text:span><text:span text:style-name="T389_10">.,<text:s/>&amp;<text:s/></text:span><text:span text:style-name="T389_11">Sporns</text:span><text:span text:style-name="T389_12">,<text:s/></text:span><text:span text:style-name="T389_13">O</text:span><text:span text:style-name="T389_14">.<text:s/>(2011).<text:s/></text:span><text:span text:style-name="T389_15">Rich</text:span><text:span text:style-name="T389_16">-</text:span><text:span text:style-name="T389_17">club</text:span><text:span text:style-name="T389_18"><text:s/></text:span><text:span text:style-name="T389_19">organization</text:span><text:span text:style-name="T389_20"><text:s/></text:span><text:span text:style-name="T389_21">of</text:span><text:span text:style-name="T389_22"><text:s/></text:span><text:span text:style-name="T389_23">the</text:span><text:span text:style-name="T389_24"><text:s/></text:span><text:span text:style-name="T389_25">human</text:span><text:span text:style-name="T389_26"><text:s/></text:span><text:span text:style-name="T389_27">connectome</text:span><text:span text:style-name="T389_28">.<text:s/></text:span><text:span text:style-name="T389_29">The</text:span><text:span text:style-name="T389_30"><text:s/></text:span><text:span text:style-name="T389_31">Journal</text:span><text:span text:style-name="T389_32"><text:s/></text:span><text:span text:style-name="T389_33">of</text:span><text:span text:style-name="T389_34"><text:s/></text:span><text:span text:style-name="T389_35">Neuroscience</text:span><text:span text:style-name="T389_36"> :<text:s/></text:span><text:span text:style-name="T389_37">The</text:span><text:span text:style-name="T389_38"><text:s/></text:span><text:span text:style-name="T389_39">Official</text:span><text:span text:style-name="T389_40"><text:s/></text:span><text:span text:style-name="T389_41">Journal</text:span><text:span text:style-name="T389_42"><text:s/></text:span><text:span text:style-name="T389_43">of</text:span><text:span text:style-name="T389_44"><text:s/></text:span><text:span text:style-name="T389_45">the</text:span><text:span text:style-name="T389_46"><text:s/></text:span><text:span text:style-name="T389_47">Society</text:span><text:span text:style-name="T389_48"><text:s/></text:span><text:span text:style-name="T389_49">for</text:span><text:span text:style-name="T389_50"><text:s/></text:span><text:span text:style-name="T389_51">Neuroscience</text:span><text:span text:style-name="T389_52">,<text:s/></text:span><text:span text:style-name="T389_53">31</text:span><text:span text:style-name="T389_54">(44),<text:s/>15775–86.<text:s/></text:span><text:span text:style-name="T389_55">doi</text:span><text:span text:style-name="T389_56">:10.1523/</text:span><text:span text:style-name="T389_57">JNEUROSCI</text:span><text:span text:style-name="T389_58">.3539-11.2011</text:span></text:p>
      <text:p text:style-name="P390"><text:span text:style-name="T390_1">Van</text:span><text:span text:style-name="T390_2"><text:s/></text:span><text:span text:style-name="T390_3">Geit</text:span><text:span text:style-name="T390_4">,<text:s/></text:span><text:span text:style-name="T390_5">W</text:span><text:span text:style-name="T390_6">.,<text:s/></text:span><text:span text:style-name="T390_7">Achard</text:span><text:span text:style-name="T390_8">,<text:s/></text:span><text:span text:style-name="T390_9">P</text:span><text:span text:style-name="T390_10">.,<text:s/>&amp;<text:s/></text:span><text:span text:style-name="T390_11">De</text:span><text:span text:style-name="T390_12"><text:s/></text:span><text:span text:style-name="T390_13">Schutter</text:span><text:span text:style-name="T390_14">,<text:s/></text:span><text:span text:style-name="T390_15">E</text:span><text:span text:style-name="T390_16">.<text:s/>(2007).<text:s/></text:span><text:span text:style-name="T390_17">Neurofitter</text:span><text:span text:style-name="T390_18">:<text:s/></text:span><text:span text:style-name="T390_19">a</text:span><text:span text:style-name="T390_20"><text:s/></text:span><text:span text:style-name="T390_21">parameter</text:span><text:span text:style-name="T390_22"><text:s/></text:span><text:span text:style-name="T390_23">tuning</text:span><text:span text:style-name="T390_24"><text:s/></text:span><text:span text:style-name="T390_25">package</text:span><text:span text:style-name="T390_26"><text:s/></text:span><text:span text:style-name="T390_27">for</text:span><text:span text:style-name="T390_28"><text:s/></text:span><text:span text:style-name="T390_29">a</text:span><text:span text:style-name="T390_30"><text:s/></text:span><text:span text:style-name="T390_31">wide</text:span><text:span text:style-name="T390_32"><text:s/></text:span><text:span text:style-name="T390_33">range</text:span><text:span text:style-name="T390_34"><text:s/></text:span><text:span text:style-name="T390_35">of</text:span><text:span text:style-name="T390_36"><text:s/></text:span><text:span text:style-name="T390_37">electrophysiological</text:span><text:span text:style-name="T390_38"><text:s/></text:span><text:span text:style-name="T390_39">neuron</text:span><text:span text:style-name="T390_40"><text:s/></text:span><text:span text:style-name="T390_41">models</text:span><text:span text:style-name="T390_42">.<text:s/></text:span><text:span text:style-name="T390_43">Frontiers</text:span><text:span text:style-name="T390_44"><text:s/></text:span><text:span text:style-name="T390_45">in</text:span><text:span text:style-name="T390_46"><text:s/></text:span><text:span text:style-name="T390_47">Neuroinformatics</text:span><text:span text:style-name="T390_48">,<text:s/></text:span><text:span text:style-name="T390_49">1</text:span><text:span text:style-name="T390_50">(</text:span><text:span text:style-name="T390_51">November</text:span><text:span text:style-name="T390_52">),<text:s/>1.<text:s/></text:span><text:span text:style-name="T390_53">doi</text:span><text:span text:style-name="T390_54">:10.3389/</text:span><text:span text:style-name="T390_55">neuro</text:span><text:span text:style-name="T390_56">.11.001.2007</text:span></text:p>
      <text:p text:style-name="P391"><text:span text:style-name="T391_1">Van</text:span><text:span text:style-name="T391_2"><text:s/></text:span><text:span text:style-name="T391_3">Geit</text:span><text:span text:style-name="T391_4">,<text:s/></text:span><text:span text:style-name="T391_5">W</text:span><text:span text:style-name="T391_6">.,<text:s/></text:span><text:span text:style-name="T391_7">De</text:span><text:span text:style-name="T391_8"><text:s/></text:span><text:span text:style-name="T391_9">Schutter</text:span><text:span text:style-name="T391_10">,<text:s/></text:span><text:span text:style-name="T391_11">E</text:span><text:span text:style-name="T391_12">.,<text:s/>&amp;<text:s/></text:span><text:span text:style-name="T391_13">Achard</text:span><text:span text:style-name="T391_14">,<text:s/></text:span><text:span text:style-name="T391_15">P</text:span><text:span text:style-name="T391_16">.<text:s/>(2008).<text:s/></text:span><text:span text:style-name="T391_17">Automated</text:span><text:span text:style-name="T391_18"><text:s/></text:span><text:span text:style-name="T391_19">neuron</text:span><text:span text:style-name="T391_20"><text:s/></text:span><text:span text:style-name="T391_21">model</text:span><text:span text:style-name="T391_22"><text:s/></text:span><text:span text:style-name="T391_23">optimization</text:span><text:span text:style-name="T391_24"><text:s/></text:span><text:span text:style-name="T391_25">techniques</text:span><text:span text:style-name="T391_26">:<text:s/></text:span><text:span text:style-name="T391_27">a</text:span><text:span text:style-name="T391_28"><text:s/></text:span><text:span text:style-name="T391_29">review</text:span><text:span text:style-name="T391_30">.<text:s/></text:span><text:span text:style-name="T391_31">Biological</text:span><text:span text:style-name="T391_32"><text:s/></text:span><text:span text:style-name="T391_33">Cybernetics</text:span><text:span text:style-name="T391_34">,<text:s/></text:span><text:span text:style-name="T391_35">99</text:span><text:span text:style-name="T391_36">(4-5),<text:s/>241–51.<text:s/></text:span><text:span text:style-name="T391_37">doi</text:span><text:span text:style-name="T391_38">:10.1007/</text:span><text:span text:style-name="T391_39">s</text:span><text:span text:style-name="T391_40">00422-008-0257-6</text:span></text:p>
      <text:p text:style-name="P392"><text:span text:style-name="T392_1">Varshney</text:span><text:span text:style-name="T392_2">,<text:s/></text:span><text:span text:style-name="T392_3">L</text:span><text:span text:style-name="T392_4">.<text:s/></text:span><text:span text:style-name="T392_5">R</text:span><text:span text:style-name="T392_6">.,<text:s/></text:span><text:span text:style-name="T392_7">Chen</text:span><text:span text:style-name="T392_8">,<text:s/></text:span><text:span text:style-name="T392_9">B</text:span><text:span text:style-name="T392_10">.<text:s/></text:span><text:span text:style-name="T392_11">L</text:span><text:span text:style-name="T392_12">.,<text:s/></text:span><text:span text:style-name="T392_13">Paniagua</text:span><text:span text:style-name="T392_14">,<text:s/></text:span><text:span text:style-name="T392_15">E</text:span><text:span text:style-name="T392_16">.,<text:s/></text:span><text:span text:style-name="T392_17">Hall</text:span><text:span text:style-name="T392_18">,<text:s/></text:span><text:span text:style-name="T392_19">D</text:span><text:span text:style-name="T392_20">.<text:s/></text:span><text:span text:style-name="T392_21">H</text:span><text:span text:style-name="T392_22">.,<text:s/>&amp;<text:s/></text:span><text:span text:style-name="T392_23">Chklovskii</text:span><text:span text:style-name="T392_24">,<text:s/></text:span><text:span text:style-name="T392_25">D</text:span><text:span text:style-name="T392_26">.<text:s/></text:span><text:span text:style-name="T392_27">B</text:span><text:span text:style-name="T392_28">.<text:s/>(2011).<text:s/></text:span><text:span text:style-name="T392_29">Structural</text:span><text:span text:style-name="T392_30"><text:s/></text:span><text:span text:style-name="T392_31">Properties</text:span><text:span text:style-name="T392_32"><text:s/></text:span><text:span text:style-name="T392_33">of</text:span><text:span text:style-name="T392_34"><text:s/></text:span><text:span text:style-name="T392_35">the</text:span><text:span text:style-name="T392_36"><text:s/></text:span><text:span text:style-name="T392_37">Caenorhabditis</text:span><text:span text:style-name="T392_38"><text:s/></text:span><text:span text:style-name="T392_39">elegans</text:span><text:span text:style-name="T392_40"><text:s/></text:span><text:span text:style-name="T392_41">Neuronal</text:span><text:span text:style-name="T392_42"><text:s/></text:span><text:span text:style-name="T392_43">Network</text:span><text:span text:style-name="T392_44">.<text:s/></text:span><text:span text:style-name="T392_45">PLoS</text:span><text:span text:style-name="T392_46"><text:s/></text:span><text:span text:style-name="T392_47">Computational</text:span><text:span text:style-name="T392_48"><text:s/></text:span><text:span text:style-name="T392_49">Biology</text:span><text:span text:style-name="T392_50">,<text:s/></text:span><text:span text:style-name="T392_51">7</text:span><text:span text:style-name="T392_52">(2),<text:s/></text:span><text:span text:style-name="T392_53">e</text:span><text:span text:style-name="T392_54">1001066.<text:s/></text:span><text:span text:style-name="T392_55">doi</text:span><text:span text:style-name="T392_56">:10.1371/</text:span><text:span text:style-name="T392_57">journal</text:span><text:span text:style-name="T392_58">.</text:span><text:span text:style-name="T392_59">pcbi</text:span><text:span text:style-name="T392_60">.1001066</text:span></text:p>
      <text:p text:style-name="P393"><text:span text:style-name="T393_1">Vidal</text:span><text:span text:style-name="T393_2">-</text:span><text:span text:style-name="T393_3">Gadea</text:span><text:span text:style-name="T393_4">,<text:s/></text:span><text:span text:style-name="T393_5">A</text:span><text:span text:style-name="T393_6">.,<text:s/></text:span><text:span text:style-name="T393_7">Topper</text:span><text:span text:style-name="T393_8">,<text:s/></text:span><text:span text:style-name="T393_9">S</text:span><text:span text:style-name="T393_10">.,<text:s/>&amp;<text:s/></text:span><text:span text:style-name="T393_11">Young</text:span><text:span text:style-name="T393_12">,<text:s/></text:span><text:span text:style-name="T393_13">L</text:span><text:span text:style-name="T393_14">.<text:s/>(2011).<text:s/></text:span><text:span text:style-name="T393_15">Caenorhabditis</text:span><text:span text:style-name="T393_16"><text:s/></text:span><text:span text:style-name="T393_17">elegans</text:span><text:span text:style-name="T393_18"><text:s/></text:span><text:span text:style-name="T393_19">selects</text:span><text:span text:style-name="T393_20"><text:s/></text:span><text:span text:style-name="T393_21">distinct</text:span><text:span text:style-name="T393_22"><text:s/></text:span><text:span text:style-name="T393_23">crawling</text:span><text:span text:style-name="T393_24"><text:s/></text:span><text:span text:style-name="T393_25">and</text:span><text:span text:style-name="T393_26"><text:s/></text:span><text:span text:style-name="T393_27">swimming</text:span><text:span text:style-name="T393_28"><text:s/></text:span><text:span text:style-name="T393_29">gaits</text:span><text:span text:style-name="T393_30"><text:s/></text:span><text:span text:style-name="T393_31">via</text:span><text:span text:style-name="T393_32"><text:s/></text:span><text:span text:style-name="T393_33">dopamine</text:span><text:span text:style-name="T393_34"><text:s/></text:span><text:span text:style-name="T393_35">and</text:span><text:span text:style-name="T393_36"><text:s/></text:span><text:span text:style-name="T393_37">serotonin</text:span><text:span text:style-name="T393_38">.<text:s/></text:span><text:span text:style-name="T393_39">Proceedings</text:span><text:span text:style-name="T393_40"><text:s/></text:span><text:span text:style-name="T393_41">of</text:span><text:span text:style-name="T393_42"><text:s/></text:span><text:span text:style-name="T393_43">the</text:span><text:span text:style-name="T393_44">,<text:s/></text:span><text:span text:style-name="T393_45">108</text:span><text:span text:style-name="T393_46">(42).<text:s/></text:span><text:span text:style-name="T393_47">doi</text:span><text:span text:style-name="T393_48">:10.1073/</text:span><text:span text:style-name="T393_49">pnas</text:span><text:span text:style-name="T393_50">.1108673108/-/</text:span><text:span text:style-name="T393_51">DCSupplemental</text:span><text:span text:style-name="T393_52">.</text:span><text:span text:style-name="T393_53">www</text:span><text:span text:style-name="T393_54">.</text:span><text:span text:style-name="T393_55">pnas</text:span><text:span text:style-name="T393_56">.</text:span><text:span text:style-name="T393_57">org</text:span><text:span text:style-name="T393_58">/</text:span><text:span text:style-name="T393_59">cgi</text:span><text:span text:style-name="T393_60">/</text:span><text:span text:style-name="T393_61">doi</text:span><text:span text:style-name="T393_62">/10.1073/</text:span><text:span text:style-name="T393_63">pnas</text:span><text:span text:style-name="T393_64">.1108673108</text:span></text:p>
      <text:p text:style-name="P394"><text:span text:style-name="T394_1">Voegtlin</text:span><text:span text:style-name="T394_2">,<text:s/></text:span><text:span text:style-name="T394_3">T</text:span><text:span text:style-name="T394_4">.<text:s/>(2011).<text:s/></text:span><text:span text:style-name="T394_5">CLONES</text:span><text:span text:style-name="T394_6"> :<text:s/></text:span><text:span text:style-name="T394_7">a</text:span><text:span text:style-name="T394_8"><text:s/></text:span><text:span text:style-name="T394_9">closed</text:span><text:span text:style-name="T394_10">-</text:span><text:span text:style-name="T394_11">loop</text:span><text:span text:style-name="T394_12"><text:s/></text:span><text:span text:style-name="T394_13">simulation</text:span><text:span text:style-name="T394_14"><text:s/></text:span><text:span text:style-name="T394_15">framework</text:span><text:span text:style-name="T394_16"><text:s/></text:span><text:span text:style-name="T394_17">for</text:span><text:span text:style-name="T394_18"><text:s/></text:span><text:span text:style-name="T394_19">body</text:span><text:span text:style-name="T394_20">,<text:s/></text:span><text:span text:style-name="T394_21">muscles</text:span><text:span text:style-name="T394_22"><text:s/></text:span><text:span text:style-name="T394_23">and</text:span><text:span text:style-name="T394_24"><text:s/></text:span><text:span text:style-name="T394_25">neurons</text:span><text:span text:style-name="T394_26">.<text:s/></text:span><text:span text:style-name="T394_27">BMC</text:span><text:span text:style-name="T394_28"><text:s/></text:span><text:span text:style-name="T394_29">Neuroscience</text:span><text:span text:style-name="T394_30">,<text:s/></text:span><text:span text:style-name="T394_31">12</text:span><text:span text:style-name="T394_32">(</text:span><text:span text:style-name="T394_33">Suppl</text:span><text:span text:style-name="T394_34"><text:s/>1),<text:s/></text:span><text:span text:style-name="T394_35">P</text:span><text:span text:style-name="T394_36">363.<text:s/></text:span><text:span text:style-name="T394_37">doi</text:span><text:span text:style-name="T394_38">:10.1186/1471-2202-12-</text:span><text:span text:style-name="T394_39">S</text:span><text:span text:style-name="T394_40">1-</text:span><text:span text:style-name="T394_41">P</text:span><text:span text:style-name="T394_42">363</text:span></text:p>
      <text:p text:style-name="P395"><text:span text:style-name="T395_1">Von</text:span><text:span text:style-name="T395_2"><text:s/></text:span><text:span text:style-name="T395_3">Stetina</text:span><text:span text:style-name="T395_4">,<text:s/></text:span><text:span text:style-name="T395_5">S</text:span><text:span text:style-name="T395_6">.<text:s/></text:span><text:span text:style-name="T395_7">E</text:span><text:span text:style-name="T395_8">.,<text:s/></text:span><text:span text:style-name="T395_9">Fox</text:span><text:span text:style-name="T395_10">,<text:s/></text:span><text:span text:style-name="T395_11">R</text:span><text:span text:style-name="T395_12">.<text:s/></text:span><text:span text:style-name="T395_13">M</text:span><text:span text:style-name="T395_14">.,<text:s/></text:span><text:span text:style-name="T395_15">Watkins</text:span><text:span text:style-name="T395_16">,<text:s/></text:span><text:span text:style-name="T395_17">K</text:span><text:span text:style-name="T395_18">.<text:s/></text:span><text:span text:style-name="T395_19">L</text:span><text:span text:style-name="T395_20">.,<text:s/></text:span><text:span text:style-name="T395_21">Starich</text:span><text:span text:style-name="T395_22">,<text:s/></text:span><text:span text:style-name="T395_23">T</text:span><text:span text:style-name="T395_24">.<text:s/></text:span><text:span text:style-name="T395_25">a</text:span><text:span text:style-name="T395_26">,<text:s/></text:span><text:span text:style-name="T395_27">Shaw</text:span><text:span text:style-name="T395_28">,<text:s/></text:span><text:span text:style-name="T395_29">J</text:span><text:span text:style-name="T395_30">.<text:s/></text:span><text:span text:style-name="T395_31">E</text:span><text:span text:style-name="T395_32">.,<text:s/>&amp;<text:s/></text:span><text:span text:style-name="T395_33">Miller</text:span><text:span text:style-name="T395_34">,<text:s/></text:span><text:span text:style-name="T395_35">D</text:span><text:span text:style-name="T395_36">.<text:s/></text:span><text:span text:style-name="T395_37">M</text:span><text:span text:style-name="T395_38">.<text:s/>(2007).<text:s/></text:span><text:span text:style-name="T395_39">UNC</text:span><text:span text:style-name="T395_40">-4<text:s/></text:span><text:span text:style-name="T395_41">represses</text:span><text:span text:style-name="T395_42"><text:s/></text:span><text:span text:style-name="T395_43">CEH</text:span><text:span text:style-name="T395_44">-12/</text:span><text:span text:style-name="T395_45">HB</text:span><text:span text:style-name="T395_46">9<text:s/></text:span><text:span text:style-name="T395_47">to</text:span><text:span text:style-name="T395_48"><text:s/></text:span><text:span text:style-name="T395_49">specify</text:span><text:span text:style-name="T395_50"><text:s/></text:span><text:span text:style-name="T395_51">synaptic</text:span><text:span text:style-name="T395_52"><text:s/></text:span><text:span text:style-name="T395_53">inputs</text:span><text:span text:style-name="T395_54"><text:s/></text:span><text:span text:style-name="T395_55">to</text:span><text:span text:style-name="T395_56"><text:s/></text:span><text:span text:style-name="T395_57">VA</text:span><text:span text:style-name="T395_58"><text:s/></text:span><text:span text:style-name="T395_59">motor</text:span><text:span text:style-name="T395_60"><text:s/></text:span><text:span text:style-name="T395_61">neurons</text:span><text:span text:style-name="T395_62"><text:s/></text:span><text:span text:style-name="T395_63">in</text:span><text:span text:style-name="T395_64"><text:s/></text:span><text:span text:style-name="T395_65">C</text:span><text:span text:style-name="T395_66">.<text:s/></text:span><text:span text:style-name="T395_67">elegans</text:span><text:span text:style-name="T395_68">.<text:s/></text:span><text:span text:style-name="T395_69">Genes</text:span><text:span text:style-name="T395_70"><text:s/>&amp;<text:s/></text:span><text:span text:style-name="T395_71">Development</text:span><text:span text:style-name="T395_72">,<text:s/></text:span><text:span text:style-name="T395_73">21</text:span><text:span text:style-name="T395_74">(3),<text:s/>332–46.<text:s/></text:span><text:span text:style-name="T395_75">doi</text:span><text:span text:style-name="T395_76">:10.1101/</text:span><text:span text:style-name="T395_77">gad</text:span><text:span text:style-name="T395_78">.1502107</text:span></text:p>
      <text:p text:style-name="P396"><text:span text:style-name="T396_1">Vonstetina</text:span><text:span text:style-name="T396_2">,<text:s/></text:span><text:span text:style-name="T396_3">S</text:span><text:span text:style-name="T396_4">.,<text:s/></text:span><text:span text:style-name="T396_5">Treinin</text:span><text:span text:style-name="T396_6">,<text:s/></text:span><text:span text:style-name="T396_7">M</text:span><text:span text:style-name="T396_8">.,<text:s/>&amp;<text:s/></text:span><text:span text:style-name="T396_9">Milleriii</text:span><text:span text:style-name="T396_10">,<text:s/></text:span><text:span text:style-name="T396_11">D</text:span><text:span text:style-name="T396_12">.<text:s/>(2005).<text:s/></text:span><text:span text:style-name="T396_13">The</text:span><text:span text:style-name="T396_14"><text:s/></text:span><text:span text:style-name="T396_15">Motor</text:span><text:span text:style-name="T396_16"><text:s/></text:span><text:span text:style-name="T396_17">Circuit</text:span><text:span text:style-name="T396_18">.<text:s/></text:span><text:span text:style-name="T396_19">International</text:span><text:span text:style-name="T396_20"><text:s/></text:span><text:span text:style-name="T396_21">Review</text:span><text:span text:style-name="T396_22"><text:s/></text:span><text:span text:style-name="T396_23">of</text:span><text:span text:style-name="T396_24"><text:s/></text:span><text:span text:style-name="T396_25">Neurobiology</text:span><text:span text:style-name="T396_26">,<text:s/></text:span><text:span text:style-name="T396_27">69</text:span><text:span text:style-name="T396_28">(05),<text:s/>125–167.<text:s/></text:span><text:span text:style-name="T396_29">doi</text:span><text:span text:style-name="T396_30">:10.1016/</text:span><text:span text:style-name="T396_31">S</text:span><text:span text:style-name="T396_32">0074-7742(05)69005-8</text:span></text:p>
      <text:p text:style-name="P397"><text:span text:style-name="T397_1">Wakabayashi</text:span><text:span text:style-name="T397_2">,<text:s/></text:span><text:span text:style-name="T397_3">T</text:span><text:span text:style-name="T397_4">.,<text:s/></text:span><text:span text:style-name="T397_5">Kitagawa</text:span><text:span text:style-name="T397_6">,<text:s/></text:span><text:span text:style-name="T397_7">I</text:span><text:span text:style-name="T397_8">.,<text:s/>&amp;<text:s/></text:span><text:span text:style-name="T397_9">Shingai</text:span><text:span text:style-name="T397_10">,<text:s/></text:span><text:span text:style-name="T397_11">R</text:span><text:span text:style-name="T397_12">.<text:s/>(2004).<text:s/></text:span><text:span text:style-name="T397_13">Neurons</text:span><text:span text:style-name="T397_14"><text:s/></text:span><text:span text:style-name="T397_15">regulating</text:span><text:span text:style-name="T397_16"><text:s/></text:span><text:span text:style-name="T397_17">the</text:span><text:span text:style-name="T397_18"><text:s/></text:span><text:span text:style-name="T397_19">duration</text:span><text:span text:style-name="T397_20"><text:s/></text:span><text:span text:style-name="T397_21">of</text:span><text:span text:style-name="T397_22"><text:s/></text:span><text:span text:style-name="T397_23">forward</text:span><text:span text:style-name="T397_24"><text:s/></text:span><text:span text:style-name="T397_25">locomotion</text:span><text:span text:style-name="T397_26"><text:s/></text:span><text:span text:style-name="T397_27">in</text:span><text:span text:style-name="T397_28"><text:s/></text:span><text:span text:style-name="T397_29">Caenorhabditis</text:span><text:span text:style-name="T397_30"><text:s/></text:span><text:span text:style-name="T397_31">elegans</text:span><text:span text:style-name="T397_32">.<text:s/></text:span><text:span text:style-name="T397_33">Neuroscience</text:span><text:span text:style-name="T397_34"><text:s/></text:span><text:span text:style-name="T397_35">Research</text:span><text:span text:style-name="T397_36">,<text:s/></text:span><text:span text:style-name="T397_37">50</text:span><text:span text:style-name="T397_38">(1),<text:s/>103–11.<text:s/></text:span><text:span text:style-name="T397_39">doi</text:span><text:span text:style-name="T397_40">:10.1016/</text:span><text:span text:style-name="T397_41">j</text:span><text:span text:style-name="T397_42">.</text:span><text:span text:style-name="T397_43">neures</text:span><text:span text:style-name="T397_44">.2004.06.005</text:span></text:p>
      <text:p text:style-name="P398"><text:span text:style-name="T398_1">Wang</text:span><text:span text:style-name="T398_2">,<text:s/></text:span><text:span text:style-name="T398_3">S</text:span><text:span text:style-name="T398_4">.<text:s/></text:span><text:span text:style-name="T398_5">J</text:span><text:span text:style-name="T398_6">.,<text:s/>&amp;<text:s/></text:span><text:span text:style-name="T398_7">Wang</text:span><text:span text:style-name="T398_8">,<text:s/></text:span><text:span text:style-name="T398_9">Z</text:span><text:span text:style-name="T398_10">.-</text:span><text:span text:style-name="T398_11">W</text:span><text:span text:style-name="T398_12">.<text:s/>(2013).<text:s/></text:span><text:span text:style-name="T398_13">Track</text:span><text:span text:style-name="T398_14">-</text:span><text:span text:style-name="T398_15">A</text:span><text:span text:style-name="T398_16">-</text:span><text:span text:style-name="T398_17">Worm</text:span><text:span text:style-name="T398_18">,<text:s/></text:span><text:span text:style-name="T398_19">An</text:span><text:span text:style-name="T398_20"><text:s/></text:span><text:span text:style-name="T398_21">Open</text:span><text:span text:style-name="T398_22">-</text:span><text:span text:style-name="T398_23">Source</text:span><text:span text:style-name="T398_24"><text:s/></text:span><text:span text:style-name="T398_25">System</text:span><text:span text:style-name="T398_26"><text:s/></text:span><text:span text:style-name="T398_27">for</text:span><text:span text:style-name="T398_28"><text:s/></text:span><text:span text:style-name="T398_29">Quantitative</text:span><text:span text:style-name="T398_30"><text:s/></text:span><text:span text:style-name="T398_31">Assessment</text:span><text:span text:style-name="T398_32"><text:s/></text:span><text:span text:style-name="T398_33">of</text:span><text:span text:style-name="T398_34"><text:s/></text:span><text:span text:style-name="T398_35">C</text:span><text:span text:style-name="T398_36">.<text:s/></text:span><text:span text:style-name="T398_37">elegans</text:span><text:span text:style-name="T398_38"><text:s/></text:span><text:span text:style-name="T398_39">Locomotory</text:span><text:span text:style-name="T398_40"><text:s/></text:span><text:span text:style-name="T398_41">and</text:span><text:span text:style-name="T398_42"><text:s/></text:span><text:span text:style-name="T398_43">Bending</text:span><text:span text:style-name="T398_44"><text:s/></text:span><text:span text:style-name="T398_45">Behavior</text:span><text:span text:style-name="T398_46">.<text:s/></text:span><text:span text:style-name="T398_47">PloS</text:span><text:span text:style-name="T398_48"><text:s/></text:span><text:span text:style-name="T398_49">One</text:span><text:span text:style-name="T398_50">,<text:s/></text:span><text:span text:style-name="T398_51">8</text:span><text:span text:style-name="T398_52">(7),<text:s/></text:span><text:span text:style-name="T398_53">e</text:span><text:span text:style-name="T398_54">69653.<text:s/></text:span><text:span text:style-name="T398_55">doi</text:span><text:span text:style-name="T398_56">:10.1371/</text:span><text:span text:style-name="T398_57">journal</text:span><text:span text:style-name="T398_58">.</text:span><text:span text:style-name="T398_59">pone</text:span><text:span text:style-name="T398_60">.0069653</text:span></text:p>
      <text:p text:style-name="P399"><text:span text:style-name="T399_1">Webb</text:span><text:span text:style-name="T399_2">,<text:s/></text:span><text:span text:style-name="T399_3">K</text:span><text:span text:style-name="T399_4">.,<text:s/>&amp;<text:s/></text:span><text:span text:style-name="T399_5">White</text:span><text:span text:style-name="T399_6">,<text:s/></text:span><text:span text:style-name="T399_7">T</text:span><text:span text:style-name="T399_8">.<text:s/>(2006).<text:s/></text:span><text:span text:style-name="T399_9">Cell</text:span><text:span text:style-name="T399_10"><text:s/></text:span><text:span text:style-name="T399_11">modeling</text:span><text:span text:style-name="T399_12"><text:s/></text:span><text:span text:style-name="T399_13">with</text:span><text:span text:style-name="T399_14"><text:s/></text:span><text:span text:style-name="T399_15">reusable</text:span><text:span text:style-name="T399_16"><text:s/></text:span><text:span text:style-name="T399_17">agent</text:span><text:span text:style-name="T399_18">-</text:span><text:span text:style-name="T399_19">based</text:span><text:span text:style-name="T399_20"><text:s/></text:span><text:span text:style-name="T399_21">formalisms</text:span><text:span text:style-name="T399_22">.<text:s/></text:span><text:span text:style-name="T399_23">Applied</text:span><text:span text:style-name="T399_24"><text:s/></text:span><text:span text:style-name="T399_25">Intelligence</text:span><text:span text:style-name="T399_26">,<text:s/></text:span><text:span text:style-name="T399_27">24</text:span><text:span text:style-name="T399_28">(2),<text:s/>169–181.<text:s/></text:span><text:span text:style-name="T399_29">doi</text:span><text:span text:style-name="T399_30">:10.1007/</text:span><text:span text:style-name="T399_31">s</text:span><text:span text:style-name="T399_32">10489-006-6937-9</text:span></text:p>
      <text:p text:style-name="P400"><text:span text:style-name="T400_1">Wedeen</text:span><text:span text:style-name="T400_2">,<text:s/></text:span><text:span text:style-name="T400_3">V</text:span><text:span text:style-name="T400_4">.<text:s/></text:span><text:span text:style-name="T400_5">J</text:span><text:span text:style-name="T400_6">.,<text:s/></text:span><text:span text:style-name="T400_7">Rosene</text:span><text:span text:style-name="T400_8">,<text:s/></text:span><text:span text:style-name="T400_9">D</text:span><text:span text:style-name="T400_10">.<text:s/></text:span><text:span text:style-name="T400_11">L</text:span><text:span text:style-name="T400_12">.,<text:s/></text:span><text:span text:style-name="T400_13">Wang</text:span><text:span text:style-name="T400_14">,<text:s/></text:span><text:span text:style-name="T400_15">R</text:span><text:span text:style-name="T400_16">.,<text:s/></text:span><text:span text:style-name="T400_17">Dai</text:span><text:span text:style-name="T400_18">,<text:s/></text:span><text:span text:style-name="T400_19">G</text:span><text:span text:style-name="T400_20">.,<text:s/></text:span><text:span text:style-name="T400_21">Mortazavi</text:span><text:span text:style-name="T400_22">,<text:s/></text:span><text:span text:style-name="T400_23">F</text:span><text:span text:style-name="T400_24">.,<text:s/></text:span><text:span text:style-name="T400_25">Hagmann</text:span><text:span text:style-name="T400_26">,<text:s/></text:span><text:span text:style-name="T400_27">P</text:span><text:span text:style-name="T400_28">.,<text:s/>…<text:s/></text:span><text:span text:style-name="T400_29">Tseng</text:span><text:span text:style-name="T400_30">,<text:s/></text:span><text:span text:style-name="T400_31">W</text:span><text:span text:style-name="T400_32">.-</text:span><text:span text:style-name="T400_33">Y</text:span><text:span text:style-name="T400_34">.<text:s/></text:span><text:span text:style-name="T400_35">I</text:span><text:span text:style-name="T400_36">.<text:s/>(2012).<text:s/></text:span><text:span text:style-name="T400_37">The</text:span><text:span text:style-name="T400_38"><text:s/></text:span><text:span text:style-name="T400_39">Geometric</text:span><text:span text:style-name="T400_40"><text:s/></text:span><text:span text:style-name="T400_41">Structure</text:span><text:span text:style-name="T400_42"><text:s/></text:span><text:span text:style-name="T400_43">of</text:span><text:span text:style-name="T400_44"><text:s/></text:span><text:span text:style-name="T400_45">the</text:span><text:span text:style-name="T400_46"><text:s/></text:span><text:span text:style-name="T400_47">Brain</text:span><text:span text:style-name="T400_48"><text:s/></text:span><text:span text:style-name="T400_49">Fiber</text:span><text:span text:style-name="T400_50"><text:s/></text:span><text:span text:style-name="T400_51">Pathways</text:span><text:span text:style-name="T400_52">.<text:s/></text:span><text:span text:style-name="T400_53">Science</text:span><text:span text:style-name="T400_54">,<text:s/></text:span><text:span text:style-name="T400_55">335</text:span><text:span text:style-name="T400_56">(6076),<text:s/>1628–1634.<text:s/></text:span><text:span text:style-name="T400_57">doi</text:span><text:span text:style-name="T400_58">:10.1126/</text:span><text:span text:style-name="T400_59">science</text:span><text:span text:style-name="T400_60">.1215280</text:span></text:p>
      <text:p text:style-name="P401"><text:span text:style-name="T401_1">White</text:span><text:span text:style-name="T401_2">,<text:s/></text:span><text:span text:style-name="T401_3">J</text:span><text:span text:style-name="T401_4">.<text:s/></text:span><text:span text:style-name="T401_5">G</text:span><text:span text:style-name="T401_6">.,<text:s/>&amp;<text:s/></text:span><text:span text:style-name="T401_7">Borisy</text:span><text:span text:style-name="T401_8">,<text:s/></text:span><text:span text:style-name="T401_9">G</text:span><text:span text:style-name="T401_10">.<text:s/></text:span><text:span text:style-name="T401_11">G</text:span><text:span text:style-name="T401_12">.<text:s/>(1983).<text:s/></text:span><text:span text:style-name="T401_13">On</text:span><text:span text:style-name="T401_14"><text:s/></text:span><text:span text:style-name="T401_15">the</text:span><text:span text:style-name="T401_16"><text:s/></text:span><text:span text:style-name="T401_17">mechanisms</text:span><text:span text:style-name="T401_18"><text:s/></text:span><text:span text:style-name="T401_19">of</text:span><text:span text:style-name="T401_20"><text:s/></text:span><text:span text:style-name="T401_21">cytokinesis</text:span><text:span text:style-name="T401_22"><text:s/></text:span><text:span text:style-name="T401_23">in</text:span><text:span text:style-name="T401_24"><text:s/></text:span><text:span text:style-name="T401_25">animal</text:span><text:span text:style-name="T401_26"><text:s/></text:span><text:span text:style-name="T401_27">cells</text:span><text:span text:style-name="T401_28">.<text:s/></text:span><text:span text:style-name="T401_29">Journal</text:span><text:span text:style-name="T401_30"><text:s/></text:span><text:span text:style-name="T401_31">of</text:span><text:span text:style-name="T401_32"><text:s/></text:span><text:span text:style-name="T401_33">Theoretical</text:span><text:span text:style-name="T401_34"><text:s/></text:span><text:span text:style-name="T401_35">Biology</text:span><text:span text:style-name="T401_36">,<text:s/></text:span><text:span text:style-name="T401_37">101</text:span><text:span text:style-name="T401_38">(2),<text:s/>289–316.<text:s/></text:span><text:span text:style-name="T401_39">Retrieved</text:span><text:span text:style-name="T401_40"><text:s/></text:span><text:span text:style-name="T401_41">from</text:span><text:span text:style-name="T401_42"><text:s/></text:span><text:span text:style-name="T401_43">http</text:span><text:span text:style-name="T401_44">://</text:span><text:span text:style-name="T401_45">www</text:span><text:span text:style-name="T401_46">.</text:span><text:span text:style-name="T401_47">ncbi</text:span><text:span text:style-name="T401_48">.</text:span><text:span text:style-name="T401_49">nlm</text:span><text:span text:style-name="T401_50">.</text:span><text:span text:style-name="T401_51">nih</text:span><text:span text:style-name="T401_52">.</text:span><text:span text:style-name="T401_53">gov</text:span><text:span text:style-name="T401_54">/</text:span><text:span text:style-name="T401_55">pubmed</text:span><text:span text:style-name="T401_56">/16756502</text:span></text:p>
      <text:p text:style-name="P402"><text:span text:style-name="T402_1">White</text:span><text:span text:style-name="T402_2">,<text:s/></text:span><text:span text:style-name="T402_3">J</text:span><text:span text:style-name="T402_4">.<text:s/></text:span><text:span text:style-name="T402_5">G</text:span><text:span text:style-name="T402_6">.,<text:s/></text:span><text:span text:style-name="T402_7">Southgate</text:span><text:span text:style-name="T402_8">,<text:s/></text:span><text:span text:style-name="T402_9">E</text:span><text:span text:style-name="T402_10">.,<text:s/></text:span><text:span text:style-name="T402_11">Thomson</text:span><text:span text:style-name="T402_12">,<text:s/></text:span><text:span text:style-name="T402_13">J</text:span><text:span text:style-name="T402_14">.<text:s/></text:span><text:span text:style-name="T402_15">N</text:span><text:span text:style-name="T402_16">.,<text:s/>&amp;<text:s/></text:span><text:span text:style-name="T402_17">Brenner</text:span><text:span text:style-name="T402_18">,<text:s/></text:span><text:span text:style-name="T402_19">S</text:span><text:span text:style-name="T402_20">.<text:s/>(1986).<text:s/></text:span><text:span text:style-name="T402_21">The</text:span><text:span text:style-name="T402_22"><text:s/></text:span><text:span text:style-name="T402_23">Structure</text:span><text:span text:style-name="T402_24"><text:s/></text:span><text:span text:style-name="T402_25">of</text:span><text:span text:style-name="T402_26"><text:s/></text:span><text:span text:style-name="T402_27">the</text:span><text:span text:style-name="T402_28"><text:s/></text:span><text:span text:style-name="T402_29">Nervous</text:span><text:span text:style-name="T402_30"><text:s/></text:span><text:span text:style-name="T402_31">System</text:span><text:span text:style-name="T402_32"><text:s/></text:span><text:span text:style-name="T402_33">of</text:span><text:span text:style-name="T402_34"><text:s/></text:span><text:span text:style-name="T402_35">the</text:span><text:span text:style-name="T402_36"><text:s/></text:span><text:span text:style-name="T402_37">Nematode</text:span><text:span text:style-name="T402_38"><text:s/></text:span><text:span text:style-name="T402_39">Caenorhabditis</text:span><text:span text:style-name="T402_40"><text:s/></text:span><text:span text:style-name="T402_41">elegans</text:span><text:span text:style-name="T402_42">.<text:s/></text:span><text:span text:style-name="T402_43">Philosophical</text:span><text:span text:style-name="T402_44"><text:s/></text:span><text:span text:style-name="T402_45">Transactions</text:span><text:span text:style-name="T402_46"><text:s/></text:span><text:span text:style-name="T402_47">of</text:span><text:span text:style-name="T402_48"><text:s/></text:span><text:span text:style-name="T402_49">the</text:span><text:span text:style-name="T402_50"><text:s/></text:span><text:span text:style-name="T402_51">Royal</text:span><text:span text:style-name="T402_52"><text:s/></text:span><text:span text:style-name="T402_53">Society</text:span><text:span text:style-name="T402_54"><text:s/></text:span><text:span text:style-name="T402_55">of</text:span><text:span text:style-name="T402_56"><text:s/></text:span><text:span text:style-name="T402_57">London</text:span><text:span text:style-name="T402_58">.<text:s/></text:span><text:span text:style-name="T402_59">Series</text:span><text:span text:style-name="T402_60"><text:s/></text:span><text:span text:style-name="T402_61">B</text:span><text:span text:style-name="T402_62">,<text:s/></text:span><text:span text:style-name="T402_63">Biological</text:span><text:span text:style-name="T402_64"><text:s/></text:span><text:span text:style-name="T402_65">Sciences</text:span><text:span text:style-name="T402_66"><text:s/>(1934-1990)</text:span><text:span text:style-name="T402_67">,<text:s/></text:span><text:span text:style-name="T402_68">314</text:span><text:span text:style-name="T402_69">(1165),<text:s/>1–340.<text:s/></text:span><text:span text:style-name="T402_70">doi</text:span><text:span text:style-name="T402_71">:10.1098/</text:span><text:span text:style-name="T402_72">rstb</text:span><text:span text:style-name="T402_73">.1986.0056</text:span></text:p>
      <text:p text:style-name="P403"><text:span text:style-name="T403_1">Whittaker</text:span><text:span text:style-name="T403_2">,<text:s/></text:span><text:span text:style-name="T403_3">A</text:span><text:span text:style-name="T403_4">.<text:s/></text:span><text:span text:style-name="T403_5">J</text:span><text:span text:style-name="T403_6">.,<text:s/>&amp;<text:s/></text:span><text:span text:style-name="T403_7">Sternberg</text:span><text:span text:style-name="T403_8">,<text:s/></text:span><text:span text:style-name="T403_9">P</text:span><text:span text:style-name="T403_10">.<text:s/></text:span><text:span text:style-name="T403_11">W</text:span><text:span text:style-name="T403_12">.<text:s/>(2004).<text:s/></text:span><text:span text:style-name="T403_13">Sensory</text:span><text:span text:style-name="T403_14"><text:s/></text:span><text:span text:style-name="T403_15">processing</text:span><text:span text:style-name="T403_16"><text:s/></text:span><text:span text:style-name="T403_17">by</text:span><text:span text:style-name="T403_18"><text:s/></text:span><text:span text:style-name="T403_19">neural</text:span><text:span text:style-name="T403_20"><text:s/></text:span><text:span text:style-name="T403_21">circuits</text:span><text:span text:style-name="T403_22"><text:s/></text:span><text:span text:style-name="T403_23">in</text:span><text:span text:style-name="T403_24"><text:s/></text:span><text:span text:style-name="T403_25">Caenorhabditis</text:span><text:span text:style-name="T403_26"><text:s/></text:span><text:span text:style-name="T403_27">elegans</text:span><text:span text:style-name="T403_28">.<text:s/></text:span><text:span text:style-name="T403_29">Current</text:span><text:span text:style-name="T403_30"><text:s/></text:span><text:span text:style-name="T403_31">Opinion</text:span><text:span text:style-name="T403_32"><text:s/></text:span><text:span text:style-name="T403_33">in</text:span><text:span text:style-name="T403_34"><text:s/></text:span><text:span text:style-name="T403_35">Neurobiology</text:span><text:span text:style-name="T403_36">,<text:s/></text:span><text:span text:style-name="T403_37">14</text:span><text:span text:style-name="T403_38">(4),<text:s/>450–6.<text:s/></text:span><text:span text:style-name="T403_39">doi</text:span><text:span text:style-name="T403_40">:10.1016/</text:span><text:span text:style-name="T403_41">j</text:span><text:span text:style-name="T403_42">.</text:span><text:span text:style-name="T403_43">conb</text:span><text:span text:style-name="T403_44">.2004.07.006</text:span></text:p>
      <text:p text:style-name="P404"><text:span text:style-name="T404_1">Wu</text:span><text:span text:style-name="T404_2">,<text:s/></text:span><text:span text:style-name="T404_3">Z</text:span><text:span text:style-name="T404_4">.,<text:s/></text:span><text:span text:style-name="T404_5">Ghosh</text:span><text:span text:style-name="T404_6">-</text:span><text:span text:style-name="T404_7">Roy</text:span><text:span text:style-name="T404_8">,<text:s/></text:span><text:span text:style-name="T404_9">A</text:span><text:span text:style-name="T404_10">.,<text:s/></text:span><text:span text:style-name="T404_11">Yanik</text:span><text:span text:style-name="T404_12">,<text:s/></text:span><text:span text:style-name="T404_13">M</text:span><text:span text:style-name="T404_14">.<text:s/></text:span><text:span text:style-name="T404_15">F</text:span><text:span text:style-name="T404_16">.,<text:s/></text:span><text:span text:style-name="T404_17">Zhang</text:span><text:span text:style-name="T404_18">,<text:s/></text:span><text:span text:style-name="T404_19">J</text:span><text:span text:style-name="T404_20">.<text:s/></text:span><text:span text:style-name="T404_21">Z</text:span><text:span text:style-name="T404_22">.,<text:s/></text:span><text:span text:style-name="T404_23">Jin</text:span><text:span text:style-name="T404_24">,<text:s/></text:span><text:span text:style-name="T404_25">Y</text:span><text:span text:style-name="T404_26">.,<text:s/>&amp;<text:s/></text:span><text:span text:style-name="T404_27">Chisholm</text:span><text:span text:style-name="T404_28">,<text:s/></text:span><text:span text:style-name="T404_29">A</text:span><text:span text:style-name="T404_30">.<text:s/></text:span><text:span text:style-name="T404_31">D</text:span><text:span text:style-name="T404_32">.<text:s/>(2007).<text:s/></text:span><text:span text:style-name="T404_33">Caenorhabditis</text:span><text:span text:style-name="T404_34"><text:s/></text:span><text:span text:style-name="T404_35">elegans</text:span><text:span text:style-name="T404_36"><text:s/></text:span><text:span text:style-name="T404_37">neuronal</text:span><text:span text:style-name="T404_38"><text:s/></text:span><text:span text:style-name="T404_39">regeneration</text:span><text:span text:style-name="T404_40"><text:s/></text:span><text:span text:style-name="T404_41">is</text:span><text:span text:style-name="T404_42"><text:s/></text:span><text:span text:style-name="T404_43">influenced</text:span><text:span text:style-name="T404_44"><text:s/></text:span><text:span text:style-name="T404_45">by</text:span><text:span text:style-name="T404_46"><text:s/></text:span><text:span text:style-name="T404_47">life</text:span><text:span text:style-name="T404_48"><text:s/></text:span><text:span text:style-name="T404_49">stage</text:span><text:span text:style-name="T404_50">,<text:s/></text:span><text:span text:style-name="T404_51">ephrin</text:span><text:span text:style-name="T404_52"><text:s/></text:span><text:span text:style-name="T404_53">signaling</text:span><text:span text:style-name="T404_54">,<text:s/></text:span><text:span text:style-name="T404_55">and</text:span><text:span text:style-name="T404_56"><text:s/></text:span><text:span text:style-name="T404_57">synaptic</text:span><text:span text:style-name="T404_58"><text:s/></text:span><text:span text:style-name="T404_59">branching</text:span><text:span text:style-name="T404_60">.<text:s/></text:span><text:span text:style-name="T404_61">Proceedings</text:span><text:span text:style-name="T404_62"><text:s/></text:span><text:span text:style-name="T404_63">of</text:span><text:span text:style-name="T404_64"><text:s/></text:span><text:span text:style-name="T404_65">the</text:span><text:span text:style-name="T404_66"><text:s/></text:span><text:span text:style-name="T404_67">National</text:span><text:span text:style-name="T404_68"><text:s/></text:span><text:span text:style-name="T404_69">Academy</text:span><text:span text:style-name="T404_70"><text:s/></text:span><text:span text:style-name="T404_71">of</text:span><text:span text:style-name="T404_72"><text:s/></text:span><text:span text:style-name="T404_73">Sciences</text:span><text:span text:style-name="T404_74"><text:s/></text:span><text:span text:style-name="T404_75">of</text:span><text:span text:style-name="T404_76"><text:s/></text:span><text:span text:style-name="T404_77">the</text:span><text:span text:style-name="T404_78"><text:s/></text:span><text:span text:style-name="T404_79">United</text:span><text:span text:style-name="T404_80"><text:s/></text:span><text:span text:style-name="T404_81">States</text:span><text:span text:style-name="T404_82"><text:s/></text:span><text:span text:style-name="T404_83">of</text:span><text:span text:style-name="T404_84"><text:s/></text:span><text:span text:style-name="T404_85">America</text:span><text:span text:style-name="T404_86">,<text:s/></text:span><text:span text:style-name="T404_87">104</text:span><text:span text:style-name="T404_88">(38),<text:s/>15132–7.<text:s/></text:span><text:span text:style-name="T404_89">doi</text:span><text:span text:style-name="T404_90">:10.1073/</text:span><text:span text:style-name="T404_91">pnas</text:span><text:span text:style-name="T404_92">.0707001104</text:span></text:p>
      <text:p text:style-name="P405"><text:span text:style-name="T405_1">Yang</text:span><text:span text:style-name="T405_2">,<text:s/></text:span><text:span text:style-name="T405_3">B</text:span><text:span text:style-name="T405_4">.,<text:s/></text:span><text:span text:style-name="T405_5">Gribkoff</text:span><text:span text:style-name="T405_6">,<text:s/></text:span><text:span text:style-name="T405_7">V</text:span><text:span text:style-name="T405_8">.<text:s/></text:span><text:span text:style-name="T405_9">K</text:span><text:span text:style-name="T405_10">.,<text:s/></text:span><text:span text:style-name="T405_11">Pan</text:span><text:span text:style-name="T405_12">,<text:s/></text:span><text:span text:style-name="T405_13">J</text:span><text:span text:style-name="T405_14">.,<text:s/></text:span><text:span text:style-name="T405_15">Damagnez</text:span><text:span text:style-name="T405_16">,<text:s/></text:span><text:span text:style-name="T405_17">V</text:span><text:span text:style-name="T405_18">.,<text:s/></text:span><text:span text:style-name="T405_19">Dworetzky</text:span><text:span text:style-name="T405_20">,<text:s/></text:span><text:span text:style-name="T405_21">S</text:span><text:span text:style-name="T405_22">.<text:s/></text:span><text:span text:style-name="T405_23">I</text:span><text:span text:style-name="T405_24">.,<text:s/></text:span><text:span text:style-name="T405_25">Boissard</text:span><text:span text:style-name="T405_26">,<text:s/></text:span><text:span text:style-name="T405_27">C</text:span><text:span text:style-name="T405_28">.<text:s/></text:span><text:span text:style-name="T405_29">G</text:span><text:span text:style-name="T405_30">.,<text:s/>…<text:s/></text:span><text:span text:style-name="T405_31">Kaczmarek</text:span><text:span text:style-name="T405_32">,<text:s/></text:span><text:span text:style-name="T405_33">L</text:span><text:span text:style-name="T405_34">.<text:s/></text:span><text:span text:style-name="T405_35">K</text:span><text:span text:style-name="T405_36">.<text:s/>(2006).<text:s/></text:span><text:span text:style-name="T405_37">Pharmacological</text:span><text:span text:style-name="T405_38"><text:s/></text:span><text:span text:style-name="T405_39">activation</text:span><text:span text:style-name="T405_40"><text:s/></text:span><text:span text:style-name="T405_41">and</text:span><text:span text:style-name="T405_42"><text:s/></text:span><text:span text:style-name="T405_43">inhibition</text:span><text:span text:style-name="T405_44"><text:s/></text:span><text:span text:style-name="T405_45">of</text:span><text:span text:style-name="T405_46"><text:s/></text:span><text:span text:style-name="T405_47">Slack</text:span><text:span text:style-name="T405_48"><text:s/>(</text:span><text:span text:style-name="T405_49">Slo</text:span><text:span text:style-name="T405_50">2.2)<text:s/></text:span><text:span text:style-name="T405_51">channels</text:span><text:span text:style-name="T405_52">.<text:s/></text:span><text:span text:style-name="T405_53">Neuropharmacology</text:span><text:span text:style-name="T405_54">,<text:s/></text:span><text:span text:style-name="T405_55">51</text:span><text:span text:style-name="T405_56">(4),<text:s/>896–906.<text:s/></text:span><text:span text:style-name="T405_57">doi</text:span><text:span text:style-name="T405_58">:10.1016/</text:span><text:span text:style-name="T405_59">j</text:span><text:span text:style-name="T405_60">.</text:span><text:span text:style-name="T405_61">neuropharm</text:span><text:span text:style-name="T405_62">.2006.06.003</text:span></text:p>
      <text:p text:style-name="P406"><text:span text:style-name="T406_1">Yaomin</text:span><text:span text:style-name="T406_2">,<text:s/></text:span><text:span text:style-name="T406_3">L</text:span><text:span text:style-name="T406_4">.,<text:s/></text:span><text:span text:style-name="T406_5">Be</text:span><text:span text:style-name="T406_6">,<text:s/></text:span><text:span text:style-name="T406_7">N</text:span><text:span text:style-name="T406_8">.,<text:s/></text:span><text:span text:style-name="T406_9">Wong</text:span><text:span text:style-name="T406_10">,<text:s/></text:span><text:span text:style-name="T406_11">T</text:span><text:span text:style-name="T406_12">.,<text:s/>&amp;<text:s/></text:span><text:span text:style-name="T406_13">Hong</text:span><text:span text:style-name="T406_14">,<text:s/></text:span><text:span text:style-name="T406_15">N</text:span><text:span text:style-name="T406_16">.<text:s/>(</text:span><text:span text:style-name="T406_17">n</text:span><text:span text:style-name="T406_18">.</text:span><text:span text:style-name="T406_19">d</text:span><text:span text:style-name="T406_20">.).<text:s/></text:span><text:span text:style-name="T406_21">Development</text:span><text:span text:style-name="T406_22"><text:s/></text:span><text:span text:style-name="T406_23">of</text:span><text:span text:style-name="T406_24"><text:s/></text:span><text:span text:style-name="T406_25">Distributed</text:span><text:span text:style-name="T406_26"><text:s/></text:span><text:span text:style-name="T406_27">Cell</text:span><text:span text:style-name="T406_28"><text:s/></text:span><text:span text:style-name="T406_29">Simulations</text:span><text:span text:style-name="T406_30"><text:s/></text:span><text:span text:style-name="T406_31">Middleware</text:span><text:span text:style-name="T406_32"><text:s/></text:span><text:span text:style-name="T406_33">with</text:span><text:span text:style-name="T406_34"><text:s/></text:span><text:span text:style-name="T406_35">E</text:span><text:span text:style-name="T406_36">-</text:span><text:span text:style-name="T406_37">Cell</text:span><text:span text:style-name="T406_38"><text:s/></text:span><text:span text:style-name="T406_39">System</text:span><text:span text:style-name="T406_40">.<text:s/></text:span><text:span text:style-name="T406_41">Jsbi</text:span><text:span text:style-name="T406_42">.</text:span><text:span text:style-name="T406_43">org</text:span><text:span text:style-name="T406_44">,<text:s/>3–4.<text:s/></text:span><text:span text:style-name="T406_45">Retrieved</text:span><text:span text:style-name="T406_46"><text:s/></text:span><text:span text:style-name="T406_47">from</text:span><text:span text:style-name="T406_48"><text:s/></text:span><text:span text:style-name="T406_49">http</text:span><text:span text:style-name="T406_50">://</text:span><text:span text:style-name="T406_51">www</text:span><text:span text:style-name="T406_52">.</text:span><text:span text:style-name="T406_53">jsbi</text:span><text:span text:style-name="T406_54">.</text:span><text:span text:style-name="T406_55">org</text:span><text:span text:style-name="T406_56">/</text:span><text:span text:style-name="T406_57">pdfs</text:span><text:span text:style-name="T406_58">/</text:span><text:span text:style-name="T406_59">journal</text:span><text:span text:style-name="T406_60">1/</text:span><text:span text:style-name="T406_61">GIW</text:span><text:span text:style-name="T406_62">04/</text:span><text:span text:style-name="T406_63">GIW</text:span><text:span text:style-name="T406_64">04</text:span><text:span text:style-name="T406_65">P</text:span><text:span text:style-name="T406_66">019.</text:span><text:span text:style-name="T406_67">pdf</text:span></text:p>
      <text:p text:style-name="P407"><text:span text:style-name="T407_1">Yeh</text:span><text:span text:style-name="T407_2">,<text:s/></text:span><text:span text:style-name="T407_3">E</text:span><text:span text:style-name="T407_4">.,<text:s/></text:span><text:span text:style-name="T407_5">Kawano</text:span><text:span text:style-name="T407_6">,<text:s/></text:span><text:span text:style-name="T407_7">T</text:span><text:span text:style-name="T407_8">.,<text:s/></text:span><text:span text:style-name="T407_9">Ng</text:span><text:span text:style-name="T407_10">,<text:s/></text:span><text:span text:style-name="T407_11">S</text:span><text:span text:style-name="T407_12">.,<text:s/></text:span><text:span text:style-name="T407_13">Fetter</text:span><text:span text:style-name="T407_14">,<text:s/></text:span><text:span text:style-name="T407_15">R</text:span><text:span text:style-name="T407_16">.,<text:s/></text:span><text:span text:style-name="T407_17">Hung</text:span><text:span text:style-name="T407_18">,<text:s/></text:span><text:span text:style-name="T407_19">W</text:span><text:span text:style-name="T407_20">.,<text:s/></text:span><text:span text:style-name="T407_21">Wang</text:span><text:span text:style-name="T407_22">,<text:s/></text:span><text:span text:style-name="T407_23">Y</text:span><text:span text:style-name="T407_24">.,<text:s/>&amp;<text:s/></text:span><text:span text:style-name="T407_25">Zhen</text:span><text:span text:style-name="T407_26">,<text:s/></text:span><text:span text:style-name="T407_27">M</text:span><text:span text:style-name="T407_28">.<text:s/>(2009).<text:s/></text:span><text:span text:style-name="T407_29">Caenorhabditis</text:span><text:span text:style-name="T407_30"><text:s/></text:span><text:span text:style-name="T407_31">elegans</text:span><text:span text:style-name="T407_32"><text:s/></text:span><text:span text:style-name="T407_33">innexins</text:span><text:span text:style-name="T407_34"><text:s/></text:span><text:span text:style-name="T407_35">regulate</text:span><text:span text:style-name="T407_36"><text:s/></text:span><text:span text:style-name="T407_37">active</text:span><text:span text:style-name="T407_38"><text:s/></text:span><text:span text:style-name="T407_39">zone</text:span><text:span text:style-name="T407_40"><text:s/></text:span><text:span text:style-name="T407_41">differentiation</text:span><text:span text:style-name="T407_42">.<text:s/></text:span><text:span text:style-name="T407_43">The</text:span><text:span text:style-name="T407_44"><text:s/></text:span><text:span text:style-name="T407_45">Journal</text:span><text:span text:style-name="T407_46"><text:s/></text:span><text:span text:style-name="T407_47">of</text:span><text:span text:style-name="T407_48"><text:s/></text:span><text:span text:style-name="T407_49">Neuroscience</text:span><text:span text:style-name="T407_50"> :<text:s/></text:span><text:span text:style-name="T407_51">The</text:span><text:span text:style-name="T407_52"><text:s/></text:span><text:span text:style-name="T407_53">Official</text:span><text:span text:style-name="T407_54"><text:s/></text:span><text:span text:style-name="T407_55">Journal</text:span><text:span text:style-name="T407_56"><text:s/></text:span><text:span text:style-name="T407_57">of</text:span><text:span text:style-name="T407_58"><text:s/></text:span><text:span text:style-name="T407_59">the</text:span><text:span text:style-name="T407_60"><text:s/></text:span><text:span text:style-name="T407_61">Society</text:span><text:span text:style-name="T407_62"><text:s/></text:span><text:span text:style-name="T407_63">for</text:span><text:span text:style-name="T407_64"><text:s/></text:span><text:span text:style-name="T407_65">Neuroscience</text:span><text:span text:style-name="T407_66">,<text:s/></text:span><text:span text:style-name="T407_67">29</text:span><text:span text:style-name="T407_68">(16),<text:s/>5207–17.<text:s/></text:span><text:span text:style-name="T407_69">doi</text:span><text:span text:style-name="T407_70">:10.1523/</text:span><text:span text:style-name="T407_71">JNEUROSCI</text:span><text:span text:style-name="T407_72">.0637-09.2009</text:span></text:p>
      <text:p text:style-name="P408"><text:span text:style-name="T408_1">Yeh</text:span><text:span text:style-name="T408_2">,<text:s/></text:span><text:span text:style-name="T408_3">E</text:span><text:span text:style-name="T408_4">.,<text:s/></text:span><text:span text:style-name="T408_5">Ng</text:span><text:span text:style-name="T408_6">,<text:s/></text:span><text:span text:style-name="T408_7">S</text:span><text:span text:style-name="T408_8">.,<text:s/></text:span><text:span text:style-name="T408_9">Zhang</text:span><text:span text:style-name="T408_10">,<text:s/></text:span><text:span text:style-name="T408_11">M</text:span><text:span text:style-name="T408_12">.,<text:s/></text:span><text:span text:style-name="T408_13">Bouhours</text:span><text:span text:style-name="T408_14">,<text:s/></text:span><text:span text:style-name="T408_15">M</text:span><text:span text:style-name="T408_16">.,<text:s/></text:span><text:span text:style-name="T408_17">Wang</text:span><text:span text:style-name="T408_18">,<text:s/></text:span><text:span text:style-name="T408_19">Y</text:span><text:span text:style-name="T408_20">.,<text:s/></text:span><text:span text:style-name="T408_21">Wang</text:span><text:span text:style-name="T408_22">,<text:s/></text:span><text:span text:style-name="T408_23">M</text:span><text:span text:style-name="T408_24">.,<text:s/>…<text:s/></text:span><text:span text:style-name="T408_25">Zhen</text:span><text:span text:style-name="T408_26">,<text:s/></text:span><text:span text:style-name="T408_27">M</text:span><text:span text:style-name="T408_28">.<text:s/>(2008).<text:s/></text:span><text:span text:style-name="T408_29">A</text:span><text:span text:style-name="T408_30"><text:s/></text:span><text:span text:style-name="T408_31">putative</text:span><text:span text:style-name="T408_32"><text:s/></text:span><text:span text:style-name="T408_33">cation</text:span><text:span text:style-name="T408_34"><text:s/></text:span><text:span text:style-name="T408_35">channel</text:span><text:span text:style-name="T408_36">,<text:s/></text:span><text:span text:style-name="T408_37">NCA</text:span><text:span text:style-name="T408_38">-1,<text:s/></text:span><text:span text:style-name="T408_39">and</text:span><text:span text:style-name="T408_40"><text:s/></text:span><text:span text:style-name="T408_41">a</text:span><text:span text:style-name="T408_42"><text:s/></text:span><text:span text:style-name="T408_43">novel</text:span><text:span text:style-name="T408_44"><text:s/></text:span><text:span text:style-name="T408_45">protein</text:span><text:span text:style-name="T408_46">,<text:s/></text:span><text:span text:style-name="T408_47">UNC</text:span><text:span text:style-name="T408_48">-80,<text:s/></text:span><text:span text:style-name="T408_49">transmit</text:span><text:span text:style-name="T408_50"><text:s/></text:span><text:span text:style-name="T408_51">neuronal</text:span><text:span text:style-name="T408_52"><text:s/></text:span><text:span text:style-name="T408_53">activity</text:span><text:span text:style-name="T408_54"><text:s/></text:span><text:span text:style-name="T408_55">in</text:span><text:span text:style-name="T408_56"><text:s/></text:span><text:span text:style-name="T408_57">C</text:span><text:span text:style-name="T408_58">.<text:s/></text:span><text:span text:style-name="T408_59">elegans</text:span><text:span text:style-name="T408_60">.<text:s/></text:span><text:span text:style-name="T408_61">PLoS</text:span><text:span text:style-name="T408_62"><text:s/></text:span><text:span text:style-name="T408_63">Biology</text:span><text:span text:style-name="T408_64">,<text:s/></text:span><text:span text:style-name="T408_65">6</text:span><text:span text:style-name="T408_66">(3),<text:s/></text:span><text:span text:style-name="T408_67">e</text:span><text:span text:style-name="T408_68">55.<text:s/></text:span><text:span text:style-name="T408_69">doi</text:span><text:span text:style-name="T408_70">:10.1371/</text:span><text:span text:style-name="T408_71">journal</text:span><text:span text:style-name="T408_72">.</text:span><text:span text:style-name="T408_73">pbio</text:span><text:span text:style-name="T408_74">.0060055</text:span></text:p>
      <text:p text:style-name="P409"><text:span text:style-name="T409_1">Yemini</text:span><text:span text:style-name="T409_2">,<text:s/></text:span><text:span text:style-name="T409_3">E</text:span><text:span text:style-name="T409_4">.,<text:s/></text:span><text:span text:style-name="T409_5">Jucikas</text:span><text:span text:style-name="T409_6">,<text:s/></text:span><text:span text:style-name="T409_7">T</text:span><text:span text:style-name="T409_8">.,<text:s/></text:span><text:span text:style-name="T409_9">Grundy</text:span><text:span text:style-name="T409_10">,<text:s/></text:span><text:span text:style-name="T409_11">L</text:span><text:span text:style-name="T409_12">.<text:s/></text:span><text:span text:style-name="T409_13">J</text:span><text:span text:style-name="T409_14">.,<text:s/></text:span><text:span text:style-name="T409_15">Brown</text:span><text:span text:style-name="T409_16">,<text:s/></text:span><text:span text:style-name="T409_17">A</text:span><text:span text:style-name="T409_18">.<text:s/></text:span><text:span text:style-name="T409_19">E</text:span><text:span text:style-name="T409_20">.<text:s/></text:span><text:span text:style-name="T409_21">X</text:span><text:span text:style-name="T409_22">.,<text:s/>&amp;<text:s/></text:span><text:span text:style-name="T409_23">Schafer</text:span><text:span text:style-name="T409_24">,<text:s/></text:span><text:span text:style-name="T409_25">W</text:span><text:span text:style-name="T409_26">.<text:s/></text:span><text:span text:style-name="T409_27">R</text:span><text:span text:style-name="T409_28">.<text:s/>(2013).<text:s/></text:span><text:span text:style-name="T409_29">A</text:span><text:span text:style-name="T409_30"><text:s/></text:span><text:span text:style-name="T409_31">database</text:span><text:span text:style-name="T409_32"><text:s/></text:span><text:span text:style-name="T409_33">of</text:span><text:span text:style-name="T409_34"><text:s/></text:span><text:span text:style-name="T409_35">Caenorhabditis</text:span><text:span text:style-name="T409_36"><text:s/></text:span><text:span text:style-name="T409_37">elegans</text:span><text:span text:style-name="T409_38"><text:s/></text:span><text:span text:style-name="T409_39">behavioral</text:span><text:span text:style-name="T409_40"><text:s/></text:span><text:span text:style-name="T409_41">phenotypes</text:span><text:span text:style-name="T409_42">.<text:s/></text:span><text:span text:style-name="T409_43">Nature</text:span><text:span text:style-name="T409_44"><text:s/></text:span><text:span text:style-name="T409_45">Methods</text:span><text:span text:style-name="T409_46">,<text:s/>(</text:span><text:span text:style-name="T409_47">july</text:span><text:span text:style-name="T409_48">).<text:s/></text:span><text:span text:style-name="T409_49">doi</text:span><text:span text:style-name="T409_50">:10.1038/</text:span><text:span text:style-name="T409_51">nmeth</text:span><text:span text:style-name="T409_52">.2560</text:span></text:p>
      <text:p text:style-name="P410"><text:span text:style-name="T410_1">Yim</text:span><text:span text:style-name="T410_2">,<text:s/></text:span><text:span text:style-name="T410_3">H</text:span><text:span text:style-name="T410_4">.,<text:s/></text:span><text:span text:style-name="T410_5">Haselbeck</text:span><text:span text:style-name="T410_6">,<text:s/></text:span><text:span text:style-name="T410_7">R</text:span><text:span text:style-name="T410_8">.,<text:s/></text:span><text:span text:style-name="T410_9">Niu</text:span><text:span text:style-name="T410_10">,<text:s/></text:span><text:span text:style-name="T410_11">W</text:span><text:span text:style-name="T410_12">.,<text:s/></text:span><text:span text:style-name="T410_13">Pujol</text:span><text:span text:style-name="T410_14">-</text:span><text:span text:style-name="T410_15">Baxley</text:span><text:span text:style-name="T410_16">,<text:s/></text:span><text:span text:style-name="T410_17">C</text:span><text:span text:style-name="T410_18">.,<text:s/></text:span><text:span text:style-name="T410_19">Burgard</text:span><text:span text:style-name="T410_20">,<text:s/></text:span><text:span text:style-name="T410_21">A</text:span><text:span text:style-name="T410_22">.,<text:s/></text:span><text:span text:style-name="T410_23">Boldt</text:span><text:span text:style-name="T410_24">,<text:s/></text:span><text:span text:style-name="T410_25">J</text:span><text:span text:style-name="T410_26">.,<text:s/>…<text:s/></text:span><text:span text:style-name="T410_27">Van</text:span><text:span text:style-name="T410_28"><text:s/></text:span><text:span text:style-name="T410_29">Dien</text:span><text:span text:style-name="T410_30">,<text:s/></text:span><text:span text:style-name="T410_31">S</text:span><text:span text:style-name="T410_32">.<text:s/>(2011).<text:s/></text:span><text:span text:style-name="T410_33">Metabolic</text:span><text:span text:style-name="T410_34"><text:s/></text:span><text:span text:style-name="T410_35">engineering</text:span><text:span text:style-name="T410_36"><text:s/></text:span><text:span text:style-name="T410_37">of</text:span><text:span text:style-name="T410_38"><text:s/></text:span><text:span text:style-name="T410_39">Escherichia</text:span><text:span text:style-name="T410_40"><text:s/></text:span><text:span text:style-name="T410_41">coli</text:span><text:span text:style-name="T410_42"><text:s/></text:span><text:span text:style-name="T410_43">for</text:span><text:span text:style-name="T410_44"><text:s/></text:span><text:span text:style-name="T410_45">direct</text:span><text:span text:style-name="T410_46"><text:s/></text:span><text:span text:style-name="T410_47">production</text:span><text:span text:style-name="T410_48"><text:s/></text:span><text:span text:style-name="T410_49">of</text:span><text:span text:style-name="T410_50"><text:s/>1,4-</text:span><text:span text:style-name="T410_51">butanediol</text:span><text:span text:style-name="T410_52">.<text:s/></text:span><text:span text:style-name="T410_53">Nature</text:span><text:span text:style-name="T410_54"><text:s/></text:span><text:span text:style-name="T410_55">Chemical</text:span><text:span text:style-name="T410_56"><text:s/></text:span><text:span text:style-name="T410_57">Biology</text:span><text:span text:style-name="T410_58">,<text:s/></text:span><text:span text:style-name="T410_59">7</text:span><text:span text:style-name="T410_60">(7),<text:s/>445–52.<text:s/></text:span><text:span text:style-name="T410_61">doi</text:span><text:span text:style-name="T410_62">:10.1038/</text:span><text:span text:style-name="T410_63">nchembio</text:span><text:span text:style-name="T410_64">.580</text:span></text:p>
      <text:p text:style-name="P411"><text:span text:style-name="T411_1">Yu</text:span><text:span text:style-name="T411_2">,<text:s/></text:span><text:span text:style-name="T411_3">H</text:span><text:span text:style-name="T411_4">.,<text:s/></text:span><text:span text:style-name="T411_5">Aleman</text:span><text:span text:style-name="T411_6">-</text:span><text:span text:style-name="T411_7">Meza</text:span><text:span text:style-name="T411_8">,<text:s/></text:span><text:span text:style-name="T411_9">B</text:span><text:span text:style-name="T411_10">.,<text:s/></text:span><text:span text:style-name="T411_11">Gharib</text:span><text:span text:style-name="T411_12">,<text:s/></text:span><text:span text:style-name="T411_13">S</text:span><text:span text:style-name="T411_14">.,<text:s/></text:span><text:span text:style-name="T411_15">Labocha</text:span><text:span text:style-name="T411_16">,<text:s/></text:span><text:span text:style-name="T411_17">M</text:span><text:span text:style-name="T411_18">.<text:s/></text:span><text:span text:style-name="T411_19">K</text:span><text:span text:style-name="T411_20">.,<text:s/></text:span><text:span text:style-name="T411_21">Cronin</text:span><text:span text:style-name="T411_22">,<text:s/></text:span><text:span text:style-name="T411_23">C</text:span><text:span text:style-name="T411_24">.<text:s/></text:span><text:span text:style-name="T411_25">J</text:span><text:span text:style-name="T411_26">.,<text:s/></text:span><text:span text:style-name="T411_27">Sternberg</text:span><text:span text:style-name="T411_28">,<text:s/></text:span><text:span text:style-name="T411_29">P</text:span><text:span text:style-name="T411_30">.<text:s/></text:span><text:span text:style-name="T411_31">W</text:span><text:span text:style-name="T411_32">.,<text:s/>&amp;<text:s/></text:span><text:span text:style-name="T411_33">Zhong</text:span><text:span text:style-name="T411_34">,<text:s/></text:span><text:span text:style-name="T411_35">W</text:span><text:span text:style-name="T411_36">.<text:s/>(2013).<text:s/></text:span><text:span text:style-name="T411_37">Systematic</text:span><text:span text:style-name="T411_38"><text:s/></text:span><text:span text:style-name="T411_39">profiling</text:span><text:span text:style-name="T411_40"><text:s/></text:span><text:span text:style-name="T411_41">of</text:span><text:span text:style-name="T411_42"><text:s/></text:span><text:span text:style-name="T411_43">Caenorhabditis</text:span><text:span text:style-name="T411_44"><text:s/></text:span><text:span text:style-name="T411_45">elegans</text:span><text:span text:style-name="T411_46"><text:s/></text:span><text:span text:style-name="T411_47">locomotive</text:span><text:span text:style-name="T411_48"><text:s/></text:span><text:span text:style-name="T411_49">behaviors</text:span><text:span text:style-name="T411_50"><text:s/></text:span><text:span text:style-name="T411_51">reveals</text:span><text:span text:style-name="T411_52"><text:s/></text:span><text:span text:style-name="T411_53">additional</text:span><text:span text:style-name="T411_54"><text:s/></text:span><text:span text:style-name="T411_55">components</text:span><text:span text:style-name="T411_56"><text:s/></text:span><text:span text:style-name="T411_57">in</text:span><text:span text:style-name="T411_58"><text:s/></text:span><text:span text:style-name="T411_59">G</text:span><text:span text:style-name="T411_60">-</text:span><text:span text:style-name="T411_61">protein</text:span><text:span text:style-name="T411_62"><text:s/></text:span><text:span text:style-name="T411_63">Gαq</text:span><text:span text:style-name="T411_64"><text:s/></text:span><text:span text:style-name="T411_65">signaling</text:span><text:span text:style-name="T411_66">.<text:s/></text:span><text:span text:style-name="T411_67">Proceedings</text:span><text:span text:style-name="T411_68"><text:s/></text:span><text:span text:style-name="T411_69">of</text:span><text:span text:style-name="T411_70"><text:s/></text:span><text:span text:style-name="T411_71">the</text:span><text:span text:style-name="T411_72"><text:s/></text:span><text:span text:style-name="T411_73">National</text:span><text:span text:style-name="T411_74"><text:s/></text:span><text:span text:style-name="T411_75">Academy</text:span><text:span text:style-name="T411_76"><text:s/></text:span><text:span text:style-name="T411_77">of</text:span><text:span text:style-name="T411_78"><text:s/></text:span><text:span text:style-name="T411_79">Sciences</text:span><text:span text:style-name="T411_80"><text:s/></text:span><text:span text:style-name="T411_81">of</text:span><text:span text:style-name="T411_82"><text:s/></text:span><text:span text:style-name="T411_83">the</text:span><text:span text:style-name="T411_84"><text:s/></text:span><text:span text:style-name="T411_85">United</text:span><text:span text:style-name="T411_86"><text:s/></text:span><text:span text:style-name="T411_87">States</text:span><text:span text:style-name="T411_88"><text:s/></text:span><text:span text:style-name="T411_89">of</text:span><text:span text:style-name="T411_90"><text:s/></text:span><text:span text:style-name="T411_91">America</text:span><text:span text:style-name="T411_92">,<text:s/>1–6.<text:s/></text:span><text:span text:style-name="T411_93">doi</text:span><text:span text:style-name="T411_94">:10.1073/</text:span><text:span text:style-name="T411_95">pnas</text:span><text:span text:style-name="T411_96">.1310468110</text:span></text:p>
      <text:p text:style-name="P412"><text:span text:style-name="T412_1">Yuan</text:span><text:span text:style-name="T412_2">,<text:s/></text:span><text:span text:style-name="T412_3">a</text:span><text:span text:style-name="T412_4">,<text:s/></text:span><text:span text:style-name="T412_5">Dourado</text:span><text:span text:style-name="T412_6">,<text:s/></text:span><text:span text:style-name="T412_7">M</text:span><text:span text:style-name="T412_8">.,<text:s/></text:span><text:span text:style-name="T412_9">Butler</text:span><text:span text:style-name="T412_10">,<text:s/></text:span><text:span text:style-name="T412_11">a</text:span><text:span text:style-name="T412_12">,<text:s/></text:span><text:span text:style-name="T412_13">Walton</text:span><text:span text:style-name="T412_14">,<text:s/></text:span><text:span text:style-name="T412_15">N</text:span><text:span text:style-name="T412_16">.,<text:s/></text:span><text:span text:style-name="T412_17">Wei</text:span><text:span text:style-name="T412_18">,<text:s/></text:span><text:span text:style-name="T412_19">a</text:span><text:span text:style-name="T412_20">,<text:s/>&amp;<text:s/></text:span><text:span text:style-name="T412_21">Salkoff</text:span><text:span text:style-name="T412_22">,<text:s/></text:span><text:span text:style-name="T412_23">L</text:span><text:span text:style-name="T412_24">.<text:s/>(2000).<text:s/></text:span><text:span text:style-name="T412_25">SLO</text:span><text:span text:style-name="T412_26">-2,<text:s/></text:span><text:span text:style-name="T412_27">a</text:span><text:span text:style-name="T412_28"><text:s/></text:span><text:span text:style-name="T412_29">K</text:span><text:span text:style-name="T412_30">+<text:s/></text:span><text:span text:style-name="T412_31">channel</text:span><text:span text:style-name="T412_32"><text:s/></text:span><text:span text:style-name="T412_33">with</text:span><text:span text:style-name="T412_34"><text:s/></text:span><text:span text:style-name="T412_35">an</text:span><text:span text:style-name="T412_36"><text:s/></text:span><text:span text:style-name="T412_37">unusual</text:span><text:span text:style-name="T412_38"><text:s/></text:span><text:span text:style-name="T412_39">Cl</text:span><text:span text:style-name="T412_40">-<text:s/></text:span><text:span text:style-name="T412_41">dependence</text:span><text:span text:style-name="T412_42">.<text:s/></text:span><text:span text:style-name="T412_43">Nature</text:span><text:span text:style-name="T412_44"><text:s/></text:span><text:span text:style-name="T412_45">Neuroscience</text:span><text:span text:style-name="T412_46">,<text:s/></text:span><text:span text:style-name="T412_47">3</text:span><text:span text:style-name="T412_48">(8),<text:s/>771–9.<text:s/></text:span><text:span text:style-name="T412_49">doi</text:span><text:span text:style-name="T412_50">:10.1038/77670</text:span></text:p>
      <text:p text:style-name="P413"><text:span text:style-name="T413_1">Yuk</text:span><text:span text:style-name="T413_2">,<text:s/></text:span><text:span text:style-name="T413_3">H</text:span><text:span text:style-name="T413_4">.,<text:s/></text:span><text:span text:style-name="T413_5">Kim</text:span><text:span text:style-name="T413_6">,<text:s/></text:span><text:span text:style-name="T413_7">D</text:span><text:span text:style-name="T413_8">.,<text:s/></text:span><text:span text:style-name="T413_9">Lee</text:span><text:span text:style-name="T413_10">,<text:s/></text:span><text:span text:style-name="T413_11">H</text:span><text:span text:style-name="T413_12">.,<text:s/></text:span><text:span text:style-name="T413_13">Jo</text:span><text:span text:style-name="T413_14">,<text:s/></text:span><text:span text:style-name="T413_15">S</text:span><text:span text:style-name="T413_16">.,<text:s/>&amp;<text:s/></text:span><text:span text:style-name="T413_17">Shin</text:span><text:span text:style-name="T413_18">,<text:s/></text:span><text:span text:style-name="T413_19">J</text:span><text:span text:style-name="T413_20">.<text:s/></text:span><text:span text:style-name="T413_21">H</text:span><text:span text:style-name="T413_22">.<text:s/>(2011).<text:s/></text:span><text:span text:style-name="T413_23">Shape</text:span><text:span text:style-name="T413_24"><text:s/></text:span><text:span text:style-name="T413_25">memory</text:span><text:span text:style-name="T413_26"><text:s/></text:span><text:span text:style-name="T413_27">alloy</text:span><text:span text:style-name="T413_28">-</text:span><text:span text:style-name="T413_29">based</text:span><text:span text:style-name="T413_30"><text:s/></text:span><text:span text:style-name="T413_31">small</text:span><text:span text:style-name="T413_32"><text:s/></text:span><text:span text:style-name="T413_33">crawling</text:span><text:span text:style-name="T413_34"><text:s/></text:span><text:span text:style-name="T413_35">robots</text:span><text:span text:style-name="T413_36"><text:s/></text:span><text:span text:style-name="T413_37">inspired</text:span><text:span text:style-name="T413_38"><text:s/></text:span><text:span text:style-name="T413_39">by</text:span><text:span text:style-name="T413_40"><text:s/></text:span><text:span text:style-name="T413_41">C</text:span><text:span text:style-name="T413_42">.<text:s/></text:span><text:span text:style-name="T413_43">elegans</text:span><text:span text:style-name="T413_44">.<text:s/></text:span><text:span text:style-name="T413_45">Bioinspiration</text:span><text:span text:style-name="T413_46"><text:s/>&amp;<text:s/></text:span><text:span text:style-name="T413_47">Biomimetics</text:span><text:span text:style-name="T413_48">,<text:s/></text:span><text:span text:style-name="T413_49">6</text:span><text:span text:style-name="T413_50">(4),<text:s/>046002.<text:s/></text:span><text:span text:style-name="T413_51">doi</text:span><text:span text:style-name="T413_52">:10.1088/1748-3182/6/4/046002</text:span></text:p>
      <text:p text:style-name="P414"><text:span text:style-name="T414_1">Zengler</text:span><text:span text:style-name="T414_2">,<text:s/></text:span><text:span text:style-name="T414_3">K</text:span><text:span text:style-name="T414_4">.,<text:s/>&amp;<text:s/></text:span><text:span text:style-name="T414_5">Palsson</text:span><text:span text:style-name="T414_6">,<text:s/></text:span><text:span text:style-name="T414_7">B</text:span><text:span text:style-name="T414_8">.<text:s/></text:span><text:span text:style-name="T414_9">O</text:span><text:span text:style-name="T414_10">.<text:s/>(2012).<text:s/></text:span><text:span text:style-name="T414_11">A</text:span><text:span text:style-name="T414_12"><text:s/></text:span><text:span text:style-name="T414_13">road</text:span><text:span text:style-name="T414_14"><text:s/></text:span><text:span text:style-name="T414_15">map</text:span><text:span text:style-name="T414_16"><text:s/></text:span><text:span text:style-name="T414_17">for</text:span><text:span text:style-name="T414_18"><text:s/></text:span><text:span text:style-name="T414_19">the</text:span><text:span text:style-name="T414_20"><text:s/></text:span><text:span text:style-name="T414_21">development</text:span><text:span text:style-name="T414_22"><text:s/></text:span><text:span text:style-name="T414_23">of</text:span><text:span text:style-name="T414_24"><text:s/></text:span><text:span text:style-name="T414_25">community</text:span><text:span text:style-name="T414_26"><text:s/></text:span><text:span text:style-name="T414_27">systems</text:span><text:span text:style-name="T414_28"><text:s/>(</text:span><text:span text:style-name="T414_29">CoSy</text:span><text:span text:style-name="T414_30">)<text:s/></text:span><text:span text:style-name="T414_31">biology</text:span><text:span text:style-name="T414_32">.<text:s/></text:span><text:span text:style-name="T414_33">Nature</text:span><text:span text:style-name="T414_34"><text:s/></text:span><text:span text:style-name="T414_35">Reviews</text:span><text:span text:style-name="T414_36">.<text:s/></text:span><text:span text:style-name="T414_37">Microbiology</text:span><text:span text:style-name="T414_38">,<text:s/></text:span><text:span text:style-name="T414_39">10</text:span><text:span text:style-name="T414_40">(5),<text:s/>366–72.<text:s/></text:span><text:span text:style-name="T414_41">doi</text:span><text:span text:style-name="T414_42">:10.1038/</text:span><text:span text:style-name="T414_43">nrmicro</text:span><text:span text:style-name="T414_44">2763</text:span></text:p>
      <text:p text:style-name="P415"><text:span text:style-name="T415_1">Zhao</text:span><text:span text:style-name="T415_2">,<text:s/></text:span><text:span text:style-name="T415_3">H</text:span><text:span text:style-name="T415_4">.,<text:s/>&amp;<text:s/></text:span><text:span text:style-name="T415_5">Nonet</text:span><text:span text:style-name="T415_6">,<text:s/></text:span><text:span text:style-name="T415_7">M</text:span><text:span text:style-name="T415_8">.<text:s/></text:span><text:span text:style-name="T415_9">L</text:span><text:span text:style-name="T415_10">.<text:s/>(2000).<text:s/></text:span><text:span text:style-name="T415_11">A</text:span><text:span text:style-name="T415_12"><text:s/></text:span><text:span text:style-name="T415_13">retrograde</text:span><text:span text:style-name="T415_14"><text:s/></text:span><text:span text:style-name="T415_15">signal</text:span><text:span text:style-name="T415_16"><text:s/></text:span><text:span text:style-name="T415_17">is</text:span><text:span text:style-name="T415_18"><text:s/></text:span><text:span text:style-name="T415_19">involved</text:span><text:span text:style-name="T415_20"><text:s/></text:span><text:span text:style-name="T415_21">in</text:span><text:span text:style-name="T415_22"><text:s/></text:span><text:span text:style-name="T415_23">activity</text:span><text:span text:style-name="T415_24">-</text:span><text:span text:style-name="T415_25">dependent</text:span><text:span text:style-name="T415_26"><text:s/></text:span><text:span text:style-name="T415_27">remodeling</text:span><text:span text:style-name="T415_28"><text:s/></text:span><text:span text:style-name="T415_29">at</text:span><text:span text:style-name="T415_30"><text:s/></text:span><text:span text:style-name="T415_31">a</text:span><text:span text:style-name="T415_32"><text:s/></text:span><text:span text:style-name="T415_33">C</text:span><text:span text:style-name="T415_34">.<text:s/></text:span><text:span text:style-name="T415_35">elegans</text:span><text:span text:style-name="T415_36"><text:s/></text:span><text:span text:style-name="T415_37">neuromuscular</text:span><text:span text:style-name="T415_38"><text:s/></text:span><text:span text:style-name="T415_39">junction</text:span><text:span text:style-name="T415_40">.<text:s/></text:span><text:span text:style-name="T415_41">Development</text:span><text:span text:style-name="T415_42"><text:s/>(</text:span><text:span text:style-name="T415_43">Cambridge</text:span><text:span text:style-name="T415_44">,<text:s/></text:span><text:span text:style-name="T415_45">England</text:span><text:span text:style-name="T415_46">)</text:span><text:span text:style-name="T415_47">,<text:s/></text:span><text:span text:style-name="T415_48">127</text:span><text:span text:style-name="T415_49">(6),<text:s/>1253–66.<text:s/></text:span><text:span text:style-name="T415_50">Retrieved</text:span><text:span text:style-name="T415_51"><text:s/></text:span><text:span text:style-name="T415_52">from</text:span><text:span text:style-name="T415_53"><text:s/></text:span><text:span text:style-name="T415_54">http</text:span><text:span text:style-name="T415_55">://</text:span><text:span text:style-name="T415_56">www</text:span><text:span text:style-name="T415_57">.</text:span><text:span text:style-name="T415_58">ncbi</text:span><text:span text:style-name="T415_59">.</text:span><text:span text:style-name="T415_60">nlm</text:span><text:span text:style-name="T415_61">.</text:span><text:span text:style-name="T415_62">nih</text:span><text:span text:style-name="T415_63">.</text:span><text:span text:style-name="T415_64">gov</text:span><text:span text:style-name="T415_65">/</text:span><text:span text:style-name="T415_66">pubmed</text:span><text:span text:style-name="T415_67">/10683178</text:span></text:p>
      <text:p text:style-name="P416"><text:span text:style-name="T416_1">Zhu</text:span><text:span text:style-name="T416_2">,<text:s/></text:span><text:span text:style-name="T416_3">H</text:span><text:span text:style-name="T416_4">.,<text:s/></text:span><text:span text:style-name="T416_5">Huang</text:span><text:span text:style-name="T416_6">,<text:s/></text:span><text:span text:style-name="T416_7">S</text:span><text:span text:style-name="T416_8">.,<text:s/>&amp;<text:s/></text:span><text:span text:style-name="T416_9">Dhar</text:span><text:span text:style-name="T416_10">,<text:s/></text:span><text:span text:style-name="T416_11">P</text:span><text:span text:style-name="T416_12">.<text:s/>(2004).<text:s/></text:span><text:span text:style-name="T416_13">The</text:span><text:span text:style-name="T416_14"><text:s/></text:span><text:span text:style-name="T416_15">next</text:span><text:span text:style-name="T416_16"><text:s/></text:span><text:span text:style-name="T416_17">step</text:span><text:span text:style-name="T416_18"><text:s/></text:span><text:span text:style-name="T416_19">in</text:span><text:span text:style-name="T416_20"><text:s/></text:span><text:span text:style-name="T416_21">systems</text:span><text:span text:style-name="T416_22"><text:s/></text:span><text:span text:style-name="T416_23">biology</text:span><text:span text:style-name="T416_24">:<text:s/></text:span><text:span text:style-name="T416_25">simulating</text:span><text:span text:style-name="T416_26"><text:s/></text:span><text:span text:style-name="T416_27">the</text:span><text:span text:style-name="T416_28"><text:s/></text:span><text:span text:style-name="T416_29">temporospatial</text:span><text:span text:style-name="T416_30"><text:s/></text:span><text:span text:style-name="T416_31">dynamics</text:span><text:span text:style-name="T416_32"><text:s/></text:span><text:span text:style-name="T416_33">of</text:span><text:span text:style-name="T416_34"><text:s/></text:span><text:span text:style-name="T416_35">molecular</text:span><text:span text:style-name="T416_36"><text:s/></text:span><text:span text:style-name="T416_37">network</text:span><text:span text:style-name="T416_38">.<text:s/></text:span><text:span text:style-name="T416_39">BioEssays</text:span><text:span text:style-name="T416_40"> :<text:s/></text:span><text:span text:style-name="T416_41">News</text:span><text:span text:style-name="T416_42"><text:s/></text:span><text:span text:style-name="T416_43">and</text:span><text:span text:style-name="T416_44"><text:s/></text:span><text:span text:style-name="T416_45">Reviews</text:span><text:span text:style-name="T416_46"><text:s/></text:span><text:span text:style-name="T416_47">in</text:span><text:span text:style-name="T416_48"><text:s/></text:span><text:span text:style-name="T416_49">Molecular</text:span><text:span text:style-name="T416_50">,<text:s/></text:span><text:span text:style-name="T416_51">Cellular</text:span><text:span text:style-name="T416_52"><text:s/></text:span><text:span text:style-name="T416_53">and</text:span><text:span text:style-name="T416_54"><text:s/></text:span><text:span text:style-name="T416_55">Developmental</text:span><text:span text:style-name="T416_56"><text:s/></text:span><text:span text:style-name="T416_57">Biology</text:span><text:span text:style-name="T416_58">,<text:s/></text:span><text:span text:style-name="T416_59">26</text:span><text:span text:style-name="T416_60">(1),<text:s/>68–72.<text:s/></text:span><text:span text:style-name="T416_61">doi</text:span><text:span text:style-name="T416_62">:10.1002/</text:span><text:span text:style-name="T416_63">bies</text:span><text:span text:style-name="T416_64">.10383</text:span></text:p>
      <text:p text:style-name="P417"><text:span text:style-name="T417_1">Zhu</text:span><text:span text:style-name="T417_2">,<text:s/></text:span><text:span text:style-name="T417_3">J</text:span><text:span text:style-name="T417_4">.,<text:s/></text:span><text:span text:style-name="T417_5">Zhang</text:span><text:span text:style-name="T417_6">,<text:s/></text:span><text:span text:style-name="T417_7">B</text:span><text:span text:style-name="T417_8">.,<text:s/></text:span><text:span text:style-name="T417_9">Smith</text:span><text:span text:style-name="T417_10">,<text:s/></text:span><text:span text:style-name="T417_11">E</text:span><text:span text:style-name="T417_12">.<text:s/></text:span><text:span text:style-name="T417_13">N</text:span><text:span text:style-name="T417_14">.,<text:s/></text:span><text:span text:style-name="T417_15">Drees</text:span><text:span text:style-name="T417_16">,<text:s/></text:span><text:span text:style-name="T417_17">B</text:span><text:span text:style-name="T417_18">.,<text:s/></text:span><text:span text:style-name="T417_19">Brem</text:span><text:span text:style-name="T417_20">,<text:s/></text:span><text:span text:style-name="T417_21">R</text:span><text:span text:style-name="T417_22">.<text:s/></text:span><text:span text:style-name="T417_23">B</text:span><text:span text:style-name="T417_24">.,<text:s/></text:span><text:span text:style-name="T417_25">Bumgarner</text:span><text:span text:style-name="T417_26">,<text:s/></text:span><text:span text:style-name="T417_27">R</text:span><text:span text:style-name="T417_28">.<text:s/></text:span><text:span text:style-name="T417_29">E</text:span><text:span text:style-name="T417_30">.,<text:s/>&amp;<text:s/></text:span><text:span text:style-name="T417_31">Schadt</text:span><text:span text:style-name="T417_32">,<text:s/></text:span><text:span text:style-name="T417_33">E</text:span><text:span text:style-name="T417_34">.<text:s/></text:span><text:span text:style-name="T417_35">E</text:span><text:span text:style-name="T417_36">.<text:s/>(2009).<text:s/></text:span><text:span text:style-name="T417_37">Complexity</text:span><text:span text:style-name="T417_38"><text:s/></text:span><text:span text:style-name="T417_39">of</text:span><text:span text:style-name="T417_40"><text:s/></text:span><text:span text:style-name="T417_41">Yeast</text:span><text:span text:style-name="T417_42"><text:s/></text:span><text:span text:style-name="T417_43">Regulatory</text:span><text:span text:style-name="T417_44"><text:s/></text:span><text:span text:style-name="T417_45">Networks</text:span><text:span text:style-name="T417_46">,<text:s/></text:span><text:span text:style-name="T417_47">40</text:span><text:span text:style-name="T417_48">(7),<text:s/>854–861.<text:s/></text:span><text:span text:style-name="T417_49">doi</text:span><text:span text:style-name="T417_50">:10.1038/</text:span><text:span text:style-name="T417_51">ng</text:span><text:span text:style-name="T417_52">.167.</text:span><text:span text:style-name="T417_53">Integrating</text:span></text:p>
      <text:p text:style-name="P4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